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9.259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21.786cm"/>
    </style:style>
    <style:style style:name="co11" style:family="table-column">
      <style:table-column-properties fo:break-before="auto" style:column-width="10.211cm"/>
    </style:style>
    <style:style style:name="co12" style:family="table-column">
      <style:table-column-properties fo:break-before="auto" style:column-width="15.741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7.625cm"/>
    </style:style>
    <style:style style:name="co15" style:family="table-column">
      <style:table-column-properties fo:break-before="auto" style:column-width="9.613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8.959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804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8.497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9.34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0.788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11.446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3.249cm"/>
    </style:style>
    <style:style style:name="co33" style:family="table-column">
      <style:table-column-properties fo:break-before="auto" style:column-width="2.24cm"/>
    </style:style>
    <style:style style:name="co34" style:family="table-column">
      <style:table-column-properties fo:break-before="auto" style:column-width="10.239cm"/>
    </style:style>
    <style:style style:name="co35" style:family="table-column">
      <style:table-column-properties fo:break-before="auto" style:column-width="16.803cm"/>
    </style:style>
    <style:style style:name="co36" style:family="table-column">
      <style:table-column-properties fo:break-before="auto" style:column-width="14.977cm"/>
    </style:style>
    <style:style style:name="co37" style:family="table-column">
      <style:table-column-properties fo:break-before="auto" style:column-width="5.644cm"/>
    </style:style>
    <style:style style:name="co38" style:family="table-column">
      <style:table-column-properties fo:break-before="auto" style:column-width="3.295cm"/>
    </style:style>
    <style:style style:name="co39" style:family="table-column">
      <style:table-column-properties fo:break-before="auto" style:column-width="3.595cm"/>
    </style:style>
    <style:style style:name="co40" style:family="table-column">
      <style:table-column-properties fo:break-before="auto" style:column-width="15.967cm"/>
    </style:style>
    <style:style style:name="co41" style:family="table-column">
      <style:table-column-properties fo:break-before="auto" style:column-width="3.985cm"/>
    </style:style>
    <style:style style:name="co42" style:family="table-column">
      <style:table-column-properties fo:break-before="auto" style:column-width="3.166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0.743cm"/>
    </style:style>
    <style:style style:name="co45" style:family="table-column">
      <style:table-column-properties fo:break-before="auto" style:column-width="1.614cm"/>
    </style:style>
    <style:style style:name="co46" style:family="table-column">
      <style:table-column-properties fo:break-before="auto" style:column-width="3.304cm"/>
    </style:style>
    <style:style style:name="co47" style:family="table-column">
      <style:table-column-properties fo:break-before="auto" style:column-width="0.688cm"/>
    </style:style>
    <style:style style:name="co48" style:family="table-column">
      <style:table-column-properties fo:break-before="auto" style:column-width="8.687cm"/>
    </style:style>
    <style:style style:name="co49" style:family="table-column">
      <style:table-column-properties fo:break-before="auto" style:column-width="3.838cm"/>
    </style:style>
    <style:style style:name="co50" style:family="table-column">
      <style:table-column-properties fo:break-before="auto" style:column-width="11.411cm"/>
    </style:style>
    <style:style style:name="co51" style:family="table-column">
      <style:table-column-properties fo:break-before="auto" style:column-width="4.366cm"/>
    </style:style>
    <style:style style:name="co52" style:family="table-column">
      <style:table-column-properties fo:break-before="auto" style:column-width="2.369cm"/>
    </style:style>
    <style:style style:name="co53" style:family="table-column">
      <style:table-column-properties fo:break-before="auto" style:column-width="6.1cm"/>
    </style:style>
    <style:style style:name="co54" style:family="table-column">
      <style:table-column-properties fo:break-before="auto" style:column-width="6.659cm"/>
    </style:style>
    <style:style style:name="co55" style:family="table-column">
      <style:table-column-properties fo:break-before="auto" style:column-width="0.931cm"/>
    </style:style>
    <style:style style:name="co56" style:family="table-column">
      <style:table-column-properties fo:break-before="auto" style:column-width="8.26cm"/>
    </style:style>
    <style:style style:name="co57" style:family="table-column">
      <style:table-column-properties fo:break-before="auto" style:column-width="9.114cm"/>
    </style:style>
    <style:style style:name="co58" style:family="table-column">
      <style:table-column-properties fo:break-before="auto" style:column-width="3.03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2.106cm"/>
    </style:style>
    <style:style style:name="co61" style:family="table-column">
      <style:table-column-properties fo:break-before="auto" style:column-width="1.143cm"/>
    </style:style>
    <style:style style:name="co62" style:family="table-column">
      <style:table-column-properties fo:break-before="auto" style:column-width="1.28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586cm" fo:break-before="auto" style:use-optimal-row-height="fals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8" style:family="table-row">
      <style:table-row-properties style:row-height="0.579cm" fo:break-before="auto" style:use-optimal-row-height="true"/>
    </style:style>
    <style:style style:name="ro19" style:family="table-row">
      <style:table-row-properties style:row-height="1.10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685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ro23" style:family="table-row">
      <style:table-row-properties style:row-height="0.473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5.581cm" fo:break-before="auto" style:use-optimal-row-height="true"/>
    </style:style>
    <style:style style:name="ro26" style:family="table-row">
      <style:table-row-properties style:row-height="5.976cm" fo:break-before="auto" style:use-optimal-row-height="true"/>
    </style:style>
    <style:style style:name="ro27" style:family="table-row">
      <style:table-row-properties style:row-height="6.369cm" fo:break-before="auto" style:use-optimal-row-height="true"/>
    </style:style>
    <style:style style:name="ro28" style:family="table-row">
      <style:table-row-properties style:row-height="1.226cm" fo:break-before="auto" style:use-optimal-row-height="true"/>
    </style:style>
    <style:style style:name="ro29" style:family="table-row">
      <style:table-row-properties style:row-height="0.829cm" fo:break-before="auto" style:use-optimal-row-height="true"/>
    </style:style>
    <style:style style:name="ro30" style:family="table-row">
      <style:table-row-properties style:row-height="1.623cm" fo:break-before="auto" style:use-optimal-row-height="true"/>
    </style:style>
    <style:style style:name="ro31" style:family="table-row">
      <style:table-row-properties style:row-height="2.018cm" fo:break-before="auto" style:use-optimal-row-height="true"/>
    </style:style>
    <style:style style:name="ro32" style:family="table-row">
      <style:table-row-properties style:row-height="1.928cm" fo:break-before="auto" style:use-optimal-row-height="true"/>
    </style:style>
    <style:style style:name="ro33" style:family="table-row">
      <style:table-row-properties style:row-height="1.171cm" fo:break-before="auto" style:use-optimal-row-height="true"/>
    </style:style>
    <style:style style:name="ro34" style:family="table-row">
      <style:table-row-properties style:row-height="1.55cm" fo:break-before="auto" style:use-optimal-row-height="true"/>
    </style:style>
    <style:style style:name="ro35" style:family="table-row">
      <style:table-row-properties style:row-height="2.397cm" fo:break-before="auto" style:use-optimal-row-height="true"/>
    </style:style>
    <style:style style:name="ro36" style:family="table-row">
      <style:table-row-properties style:row-height="1.139cm" fo:break-before="auto" style:use-optimal-row-height="false"/>
    </style:style>
    <style:style style:name="ro37" style:family="table-row">
      <style:table-row-properties style:row-height="1.069cm" fo:break-before="auto" style:use-optimal-row-height="false"/>
    </style:style>
    <style:style style:name="ro38" style:family="table-row">
      <style:table-row-properties style:row-height="0.792cm" fo:break-before="auto" style:use-optimal-row-height="true"/>
    </style:style>
    <style:style style:name="ro39" style:family="table-row">
      <style:table-row-properties style:row-height="1.104cm" fo:break-before="auto" style:use-optimal-row-height="false"/>
    </style:style>
    <style:style style:name="ro40" style:family="table-row">
      <style:table-row-properties style:row-height="1.192cm" fo:break-before="auto" style:use-optimal-row-height="fals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0.947cm" fo:break-before="auto" style:use-optimal-row-height="false"/>
    </style:style>
    <style:style style:name="ro43" style:family="table-row">
      <style:table-row-properties style:row-height="0.877cm" fo:break-before="auto" style:use-optimal-row-height="false"/>
    </style:style>
    <style:style style:name="ro44" style:family="table-row">
      <style:table-row-properties style:row-height="0.965cm" fo:break-before="auto" style:use-optimal-row-height="false"/>
    </style:style>
    <style:style style:name="ro45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99ff"/>
    </style:style>
    <style:style style:name="ce50" style:family="table-cell" style:parent-style-name="Default">
      <style:table-cell-properties fo:border="none" style:shadow="none"/>
    </style:style>
    <style:style style:name="ce51" style:family="table-cell" style:parent-style-name="Default">
      <style:table-cell-properties style:shadow="none"/>
    </style:style>
    <style:style style:name="ce52" style:family="table-cell" style:parent-style-name="Default">
      <style:table-cell-properties fo:wrap-option="wrap"/>
      <style:text-properties fo:color="#c9211e" fo:hyphenate="true"/>
    </style:style>
    <style:style style:name="ce5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55" style:family="table-cell" style:parent-style-name="Default">
      <style:table-cell-properties fo:border="1.25pt solid #000000" style:shadow="#808080 0.176cm 0.176cm"/>
    </style:style>
    <style:style style:name="ce56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0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1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2" style:family="table-cell" style:parent-style-name="Default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5" style:family="table-cell" style:parent-style-name="Default">
      <style:table-cell-properties fo:background-color="#ff99ff" fo:wrap-option="wrap" fo:border="0.99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27" style:family="table-cell" style:parent-style-name="Default" style:data-style-name="N99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7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ffff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83" style:family="table-cell" style:parent-style-name="Default">
      <style:table-cell-properties fo:background-color="#ffff99"/>
    </style:style>
    <style:style style:name="ce118" style:family="table-cell" style:parent-style-name="Default">
      <style:table-cell-properties fo:background-color="#ffff00"/>
    </style:style>
    <style:style style:name="ce119" style:family="table-cell" style:parent-style-name="Default">
      <style:text-properties style:font-name="Liberation Sans" style:font-name-asian="Noto Sans CJK SC Regular" style:font-name-complex="FreeSans"/>
    </style:style>
    <style:style style:name="ce134" style:family="table-cell" style:parent-style-name="Default">
      <style:table-cell-properties fo:background-color="#ffff99" fo:border="0.74pt solid #000000"/>
      <style:text-properties style:use-window-font-color="true"/>
    </style:style>
    <style:style style:name="ce135" style:family="table-cell" style:parent-style-name="Default">
      <style:table-cell-properties fo:background-color="#99ff66" fo:border="0.74pt solid #000000"/>
      <style:text-properties style:use-window-font-color="true"/>
    </style:style>
    <style:style style:name="ce136" style:family="table-cell" style:parent-style-name="Default">
      <style:table-cell-properties fo:background-color="#ffff99" fo:border="0.74pt solid #000000"/>
    </style:style>
    <style:style style:name="ce137" style:family="table-cell" style:parent-style-name="Default">
      <style:table-cell-properties fo:background-color="#ffffff" fo:border="0.74pt solid #000000"/>
    </style:style>
    <style:style style:name="ce138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139" style:family="table-cell" style:parent-style-name="Default">
      <style:table-cell-properties fo:background-color="#ffff99" style:cell-protect="protected" style:print-content="true" fo:border="0.74pt solid #000000"/>
    </style:style>
    <style:style style:name="ce140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14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.5pt" fo:language="en" fo:country="US" style:font-name-asian="DejaVu Sans" style:font-size-asian="10.5pt" style:language-asian="en" style:country-asian="US" style:font-name-complex="DejaVu Sans" style:font-size-complex="10.5pt" style:language-complex="en" style:country-complex="US" fo:hyphenate="true"/>
    </style:style>
    <style:style style:name="ce142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143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144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45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146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47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48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49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0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15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15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154" style:family="table-cell" style:parent-style-name="Default" style:data-style-name="N99">
      <style:table-cell-properties fo:background-color="#ff99ff" style:cell-protect="protected" style:print-content="true" fo:border="0.74pt solid #000000"/>
    </style:style>
    <style:style style:name="ce155" style:family="table-cell" style:parent-style-name="Default">
      <style:table-cell-properties fo:background-color="#ff99ff" style:cell-protect="protected" style:print-content="true" fo:border="0.74pt solid #000000"/>
    </style:style>
    <style:style style:name="ce156" style:family="table-cell" style:parent-style-name="Default" style:data-style-name="N99">
      <style:table-cell-properties fo:background-color="#66ffff" style:cell-protect="protected" style:print-content="true" fo:border="0.74pt solid #000000"/>
    </style:style>
    <style:style style:name="ce157" style:family="table-cell" style:parent-style-name="Default">
      <style:table-cell-properties fo:background-color="#66ffff" style:cell-protect="protected" style:print-content="true" fo:border="0.74pt solid #000000"/>
    </style:style>
    <style:style style:name="ce158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fo:border-bottom="none" fo:background-color="#ffff99" fo:border-left="0.74pt solid #000000" fo:border-right="0.74pt solid #000000" fo:border-top="0.74pt solid #000000"/>
      <style:text-properties fo:color="#000000"/>
    </style:style>
    <style:style style:name="ce126" style:family="table-cell" style:parent-style-name="Default" style:data-style-name="N37">
      <style:table-cell-properties fo:border-bottom="none" fo:background-color="#66ffff" fo:border-left="0.74pt solid #000000" fo:border-right="0.74pt solid #000000" fo:border-top="none"/>
      <style:text-properties fo:color="#000000"/>
    </style:style>
    <style:style style:name="ce127" style:family="table-cell" style:parent-style-name="Default">
      <style:table-cell-properties fo:border-bottom="none" fo:background-color="#66ffff" fo:border-left="0.74pt solid #000000" fo:border-right="0.74pt solid #000000" fo:border-top="none"/>
      <style:text-properties fo:color="#000000"/>
    </style:style>
    <style:style style:name="ce131" style:family="table-cell" style:parent-style-name="Default">
      <style:table-cell-properties fo:border-bottom="0.74pt solid #000000" fo:background-color="#66ffff" fo:border-left="0.74pt solid #000000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85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86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8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88" style:family="table-cell" style:parent-style-name="Default">
      <style:table-cell-properties fo:background-color="#ffff99" style:cell-protect="none" style:print-content="true" fo:border="none"/>
    </style:style>
    <style:style style:name="ce89" style:family="table-cell" style:parent-style-name="Default">
      <style:table-cell-properties style:cell-protect="none" style:print-content="true" fo:border="none"/>
    </style:style>
    <style:style style:name="ce91" style:family="table-cell" style:parent-style-name="Default">
      <style:table-cell-properties fo:background-color="#ffff99" style:cell-protect="none" style:print-content="true" fo:wrap-option="wrap" fo:border="none"/>
      <style:text-properties fo:hyphenate="true"/>
    </style:style>
    <style:style style:name="ce92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95" style:family="table-cell" style:parent-style-name="Default">
      <style:table-cell-properties style:cell-protect="none" style:print-content="true" fo:wrap-option="wrap" fo:border="none"/>
      <style:text-properties style:font-name="Liberation Sans" style:font-name-asian="Noto Sans CJK SC Regular" style:font-name-complex="FreeSans" fo:hyphenate="true"/>
    </style:style>
    <style:style style:name="ce96" style:family="table-cell" style:parent-style-name="Default">
      <style:table-cell-properties fo:wrap-option="wrap" fo:border="none"/>
      <style:text-properties fo:hyphenate="true"/>
    </style:style>
    <style:style style:name="ce109" style:family="table-cell" style:parent-style-name="Default">
      <style:table-cell-properties style:cell-protect="none" style:print-content="true" style:text-align-source="fix" style:repeat-content="false" fo:wrap-option="wrap" fo:border="none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111" style:family="table-cell" style:parent-style-name="Default">
      <style:table-cell-properties style:cell-protect="none" style:print-content="true" style:text-align-source="fix" style:repeat-content="false" fo:wrap-option="wrap" fo:border="none"/>
      <style:paragraph-properties fo:text-align="start" fo:margin-left="0cm"/>
      <style:text-properties style:font-name="Liberation Sans" style:font-name-asian="Noto Sans CJK SC Regular" style:font-name-complex="FreeSans" fo:hyphenate="true"/>
    </style:style>
    <style:style style:name="ce11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11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14" style:family="table-cell" style:parent-style-name="Default">
      <style:table-cell-properties fo:background-color="#99ff66" style:cell-protect="protected" style:print-content="true" fo:border="0.74pt solid #000000"/>
    </style:style>
    <style:style style:name="ce115" style:family="table-cell" style:parent-style-name="Default" style:data-style-name="N99">
      <style:table-cell-properties fo:background-color="#99ff66" style:cell-protect="protected" style:print-content="true" fo:border="0.74pt solid #000000"/>
    </style:style>
    <style:style style:name="ce116" style:family="table-cell" style:parent-style-name="Default">
      <style:table-cell-properties fo:background-color="#ffff99" style:cell-protect="none" style:print-content="true" fo:border="0.74pt solid #000000"/>
    </style:style>
    <style:style style:name="ce117" style:family="table-cell" style:parent-style-name="Default">
      <style:table-cell-properties style:cell-protect="none" style:print-content="true" fo:border="0.74pt solid #000000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2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50"/>
          <table:table-cell table:style-name="ce54"/>
          <table:table-cell table:style-name="ce5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1.</text:p>
          </table:table-cell>
          <table:table-cell table:style-name="ce55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2.</text:p>
          </table:table-cell>
          <table:table-cell table:style-name="ce55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3.</text:p>
          </table:table-cell>
          <table:table-cell table:style-name="ce55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  <table:table-row table:style-name="ro7">
          <table:table-cell table:number-columns-repeated="2"/>
          <table:table-cell table:style-name="ce52" office:value-type="string" calcext:value-type="string">
            <text:p>Der Jira export enthält sowohl Systemintegration als auch Anwendungsentwicklung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52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58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59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59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59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60"/>
          <table:table-cell table:style-name="ce60" office:value-type="string" calcext:value-type="string">
            <text:p>Template</text:p>
          </table:table-cell>
          <table:table-cell table:style-name="ce60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59" office:value-type="string" calcext:value-type="string" table:number-columns-spanned="8" table:number-rows-spanned="1">
            <text:p>Wählen Sie „Datei → Drucken“; und wählen Sie die Serei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50"/>
          <table:table-cell table:number-columns-repeated="61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</table:table>
      <table:table table:name="FiSi_Grosse_Karten" table:style-name="ta1" table:protected="true">
        <loext:table-protection loext:select-protected-cells="true" loext:select-unprotected-cells="true"/>
        <table:table-column table:style-name="co7" table:default-cell-style-name="ce11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number-columns-repeated="60" table:default-cell-style-name="ce11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9">
          <table:table-cell table:formula="of:=IF([$Bereiche.$K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K2];[$Bereiche.$E2];&quot;&quot;)" office:value-type="string" office:string-value="Der Ausbildungsbetrieb" calcext:value-type="string">
            <text:p>Der Ausbildungsbetrieb</text:p>
          </table:table-cell>
          <table:table-cell table:formula="of:=IF([$Bereiche.$K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K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K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0">
          <table:table-cell table:formula="of:=IF([$Bereiche.$K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K3];[$Bereiche.$E3];&quot;&quot;)" office:value-type="string" office:string-value="Der Ausbildungsbetrieb" calcext:value-type="string">
            <text:p>Der Ausbildungsbetrieb</text:p>
          </table:table-cell>
          <table:table-cell table:formula="of:=IF([$Bereiche.$K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K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K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1">
          <table:table-cell table:formula="of:=IF([$Bereiche.$K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K4];[$Bereiche.$E4];&quot;&quot;)" office:value-type="string" office:string-value="Der Ausbildungsbetrieb" calcext:value-type="string">
            <text:p>Der Ausbildungsbetrieb</text:p>
          </table:table-cell>
          <table:table-cell table:formula="of:=IF([$Bereiche.$K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K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K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0">
          <table:table-cell table:formula="of:=IF([$Bereiche.$K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K5];[$Bereiche.$E5];&quot;&quot;)" office:value-type="string" office:string-value="Der Ausbildungsbetrieb" calcext:value-type="string">
            <text:p>Der Ausbildungsbetrieb</text:p>
          </table:table-cell>
          <table:table-cell table:formula="of:=IF([$Bereiche.$K5];[$Bereiche.$G5];&quot;&quot;)" office:value-type="string" office:string-value="Umweltschutz" calcext:value-type="string">
            <text:p>Umweltschutz</text:p>
          </table:table-cell>
          <table:table-cell table:formula="of:=IF([$Bereiche.$K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K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K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K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K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K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K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K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K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7">
          <table:table-cell table:formula="of:=IF([$Bereiche.$K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K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8];[$Bereiche.$G8];&quot;&quot;)" office:value-type="string" office:string-value="Beschaffung" calcext:value-type="string">
            <text:p>Beschaffung</text:p>
          </table:table-cell>
          <table:table-cell table:formula="of:=IF([$Bereiche.$K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K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0">
          <table:table-cell table:formula="of:=IF([$Bereiche.$K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K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K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K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K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K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K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K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K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K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K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K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K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K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K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K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3">
          <table:table-cell table:formula="of:=IF([$Bereiche.$K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K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3];[$Bereiche.$G13];&quot;&quot;)" office:value-type="string" office:string-value="Teamarbeit" calcext:value-type="string">
            <text:p>Teamarbeit</text:p>
          </table:table-cell>
          <table:table-cell table:formula="of:=IF([$Bereiche.$K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K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0">
          <table:table-cell table:formula="of:=IF([$Bereiche.$K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K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K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,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,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K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K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K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K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K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3">
          <table:table-cell table:formula="of:=IF([$Bereiche.$K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K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6];[$Bereiche.$G16];&quot;&quot;)" office:value-type="string" office:string-value="Anwendungssoftware" calcext:value-type="string">
            <text:p>Anwendungssoftware</text:p>
          </table:table-cell>
          <table:table-cell table:formula="of:=IF([$Bereiche.$K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K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1">
          <table:table-cell table:formula="of:=IF([$Bereiche.$K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K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7];[$Bereiche.$G17];&quot;&quot;)" office:value-type="string" office:string-value="Netze, Dienste" calcext:value-type="string">
            <text:p>Netze, Dienste</text:p>
          </table:table-cell>
          <table:table-cell table:formula="of:=IF([$Bereiche.$K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K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K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K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K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K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3">
          <table:table-cell table:formula="of:=IF([$Bereiche.$K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K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9];[$Bereiche.$G19];&quot;&quot;)" office:value-type="string" office:string-value="Programmiertechniken" calcext:value-type="string">
            <text:p>Programmiertechniken</text:p>
          </table:table-cell>
          <table:table-cell table:formula="of:=IF([$Bereiche.$K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K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K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K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K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K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1];[$Bereiche.$G21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$Bereiche.$K21];[$Bereiche.$J21];&quot;&quot;)" office:value-type="string" office:string-value="a) Rechtliche Regelungen und betriebliche Vorgaben zur IT-Sicherheit einhalten&#10;b) Bedrohungsszenarien und Schadenspotentiale erkennen und bewerten&#10;c) Schutzmechanismen für IT-Sicherheit anwenden&#10;d) Vorschriften zum Datenschutz eihalten&#10;e) Vorschriften zum Urheberrecht einhalten" calcext:value-type="string">
            <text:p>a) Rechtliche Regelungen und betriebliche Vorgaben zur IT-Sicherheit einhalten</text:p>
            <text:p>b) Bedrohungsszenarien und Schadenspotentiale erkennen und bewerten</text:p>
            <text:p>c) Schutzmechanismen für IT-Sicherheit anwenden</text:p>
            <text:p>d) Vorschriften zum Datenschutz eihalten</text:p>
            <text:p>e) Vorschriften zum Urheberrecht einhalten</text:p>
          </table:table-cell>
          <table:table-cell table:formula="of:=IF([$Bereiche.$K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4">
          <table:table-cell table:formula="of:=IF([$Bereiche.$K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K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2];[$Bereiche.$G22];&quot;&quot;)" office:value-type="string" office:string-value="Systempflege" calcext:value-type="string">
            <text:p>Systempflege</text:p>
          </table:table-cell>
          <table:table-cell table:formula="of:=IF([$Bereiche.$K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K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1">
          <table:table-cell table:formula="of:=IF([$Bereiche.$K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K23];[$Bereiche.$E23];&quot;&quot;)" office:value-type="string" office:string-value="Systementwicklung" calcext:value-type="string">
            <text:p>Systementwicklung</text:p>
          </table:table-cell>
          <table:table-cell table:formula="of:=IF([$Bereiche.$K23];[$Bereiche.$G23];&quot;&quot;)" office:value-type="string" office:string-value="Analyse und Design" calcext:value-type="string">
            <text:p>Analyse und Design</text:p>
          </table:table-cell>
          <table:table-cell table:formula="of:=IF([$Bereiche.$K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K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K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K24];[$Bereiche.$E24];&quot;&quot;)" office:value-type="string" office:string-value="Systementwicklung" calcext:value-type="string">
            <text:p>Systementwicklung</text:p>
          </table:table-cell>
          <table:table-cell table:formula="of:=IF([$Bereiche.$K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K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und Sicherh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und Sicherh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K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6">
          <table:table-cell table:formula="of:=IF([$Bereiche.$K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K25];[$Bereiche.$E25];&quot;&quot;)" office:value-type="string" office:string-value="Systementwicklung" calcext:value-type="string">
            <text:p>Systementwicklung</text:p>
          </table:table-cell>
          <table:table-cell table:formula="of:=IF([$Bereiche.$K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K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K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K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K26];[$Bereiche.$E26];&quot;&quot;)" office:value-type="string" office:string-value="Systementwicklung" calcext:value-type="string">
            <text:p>Systementwicklung</text:p>
          </table:table-cell>
          <table:table-cell table:formula="of:=IF([$Bereiche.$K26];[$Bereiche.$G26];&quot;&quot;)" office:value-type="string" office:string-value="Testverfahren" calcext:value-type="string">
            <text:p>Testverfahren</text:p>
          </table:table-cell>
          <table:table-cell table:formula="of:=IF([$Bereiche.$K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K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1">
          <table:table-cell table:formula="of:=IF([$Bereiche.$K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K27];[$Bereiche.$E27];&quot;&quot;)" office:value-type="string" office:string-value="Schulung" calcext:value-type="string">
            <text:p>Schulung</text:p>
          </table:table-cell>
          <table:table-cell table:formula="of:=IF([$Bereiche.$K27];[$Bereiche.$G27];&quot;&quot;)" office:value-type="string" office:string-value="Schulung" calcext:value-type="string">
            <text:p>Schulung</text:p>
          </table:table-cell>
          <table:table-cell table:formula="of:=IF([$Bereiche.$K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K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K28];CONCATENATE([$Bereiche.$B28];&quot;.&quot;;[$Bereiche.$F28]);&quot;&quot;)" office:value-type="string" office:string-value="8.1" calcext:value-type="string">
            <text:p>8.1</text:p>
          </table:table-cell>
          <table:table-cell table:formula="of:=IF([$Bereiche.$K28];[$Bereiche.$E28];&quot;&quot;)" office:value-type="string" office:string-value="Systemintegration" calcext:value-type="string">
            <text:p>Systemintegration</text:p>
          </table:table-cell>
          <table:table-cell table:formula="of:=IF([$Bereiche.$K28];[$Bereiche.$G28];&quot;&quot;)" office:value-type="string" office:string-value="Systemkonfiguration" calcext:value-type="string">
            <text:p>Systemkonfiguration</text:p>
          </table:table-cell>
          <table:table-cell table:formula="of:=IF([$Bereiche.$K28];[$Bereiche.$J28];&quot;&quot;)" office:value-type="string" office:string-value="a) Rechner- und Systemarchitekturen sowie Betriebssysteme beurteilen und einordnen&#10;b) Betriebssysteme unter Berücksichtigung ihrer Vor- und Nachteile für bestimmte Anwendungsbereiche auswählen und konfigurieren&#10;c) Betriebssystemsteuersprachen anwenden&#10;d) Speichermedien, Systemkomponenten und Ein- und Ausgabegeräte auswählen&#10;e) Hardwarekomponenten hard- und softwareseitig einstellen, insbesondere Peripheriegeräte, Schnittstellen, Übergangswege und Übergangsprotokolle, sowie gerätespezifische Hilfs- und Steuerprogramme installieren und konfigurieren&#10;f) Kompatibilität von Systemkomponenten und Peripheriegeräten beurteilen und Kompatibilitätsprobleme lösen&#10;g) Hard- und Softwarekomponenten in bestehende Systeme einpassen und in Betrieb nehmen" calcext:value-type="string">
            <text:p>a) Rechner- und Systemarchitekturen sowie Betriebssysteme beurteilen und einordnen</text:p>
            <text:p>b) Betriebssysteme unter Berücksichtigung ihrer Vor- und Nachteile für bestimmte Anwendungsbereiche auswählen und konfigurieren</text:p>
            <text:p>c) Betriebssystemsteuersprachen anwenden</text:p>
            <text:p>d) Speichermedien, Systemkomponenten und Ein- und Ausgabegeräte auswählen</text:p>
            <text:p>e) Hardwarekomponenten hard- und softwareseitig einstellen, insbesondere Peripheriegeräte, Schnittstellen, Übergangswege und Übergangsprotokolle, sowie gerätespezifische Hilfs- und Steuerprogramme installieren und konfigurieren</text:p>
            <text:p>f) Kompatibilität von Systemkomponenten und Peripheriegeräten beurteilen und Kompatibilitätsprobleme lösen</text:p>
            <text:p>g) Hard- und Softwarekomponenten in bestehende Systeme einpassen und in Betrieb nehmen</text:p>
          </table:table-cell>
          <table:table-cell table:formula="of:=IF([$Bereiche.$K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8">
          <table:table-cell table:formula="of:=IF([$Bereiche.$K29];CONCATENATE([$Bereiche.$B29];&quot;.&quot;;[$Bereiche.$F29]);&quot;&quot;)" office:value-type="string" office:string-value="8.2" calcext:value-type="string">
            <text:p>8.2</text:p>
          </table:table-cell>
          <table:table-cell table:formula="of:=IF([$Bereiche.$K29];[$Bereiche.$E29];&quot;&quot;)" office:value-type="string" office:string-value="Systemintegration" calcext:value-type="string">
            <text:p>Systemintegration</text:p>
          </table:table-cell>
          <table:table-cell table:formula="of:=IF([$Bereiche.$K29];[$Bereiche.$G29];&quot;&quot;)" office:value-type="string" office:string-value="Netzwerke" calcext:value-type="string">
            <text:p>Netzwerke</text:p>
          </table:table-cell>
          <table:table-cell table:formula="of:=IF([$Bereiche.$K29];[$Bereiche.$J29];&quot;&quot;)" office:value-type="string" office:string-value="a) Vor- und Nachteile verschiedener Netzwerktopologien, -protokolle und –schnittstellen für unterschiedliche Anwendungsbereiche bewerten&#10;b) Netzwerkprodukte und Netzwerkbetriebssysteme auswählen, Netzwerkkomponenten und Netzwerkbetriebssysteme installieren und konfigurieren&#10;c) Übergänge zwischen verschiedenen Netzwerken herstellen&#10;d) Softwarearchitekturen in Netze integrieren" calcext:value-type="string">
            <text:p>a) Vor- und Nachteile verschiedener Netzwerktopologien, -protokolle und –schnittstellen für unterschiedliche Anwendungsbereiche bewerten</text:p>
            <text:p>b) Netzwerkprodukte und Netzwerkbetriebssysteme auswählen, Netzwerkkomponenten und Netzwerkbetriebssysteme installieren und konfigurieren</text:p>
            <text:p>c) Übergänge zwischen verschiedenen Netzwerken herstellen</text:p>
            <text:p>d) Softwarearchitekturen in Netze integrieren</text:p>
          </table:table-cell>
          <table:table-cell table:formula="of:=IF([$Bereiche.$K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0">
          <table:table-cell table:formula="of:=IF([$Bereiche.$K30];CONCATENATE([$Bereiche.$B30];&quot;.&quot;;[$Bereiche.$F30]);&quot;&quot;)" office:value-type="string" office:string-value="8.3" calcext:value-type="string">
            <text:p>8.3</text:p>
          </table:table-cell>
          <table:table-cell table:formula="of:=IF([$Bereiche.$K30];[$Bereiche.$E30];&quot;&quot;)" office:value-type="string" office:string-value="Systemintegration" calcext:value-type="string">
            <text:p>Systemintegration</text:p>
          </table:table-cell>
          <table:table-cell table:formula="of:=IF([$Bereiche.$K30];[$Bereiche.$G30];&quot;&quot;)" office:value-type="string" office:string-value="Systemlösungen" calcext:value-type="string">
            <text:p>Systemlösungen</text:p>
          </table:table-cell>
          <table:table-cell table:formula="of:=IF([$Bereiche.$K30];[$Bereiche.$J30];&quot;&quot;)" office:value-type="string" office:string-value="a) Anwendungsprogramme und Softwarekomponenten hinsichtlich ihres Leistungsumfanges beurteilen und entsprechend den Kundenanforderungen auswählen&#10;b) Softwarekomponenten unter Beachtung von Arbeitsabläufen und Datenflüssen zu komplexen Systemlösungen integrieren&#10;c) Systemlösungen entsprechend den kundenspezifischen Anforderungen einrichten, konfigurieren und anpassen&#10;d) Prozeduren zur Automatisierung von Abläufen erstellen und in den Systemablauf einbinden&#10;e) Sicherheitsmechanismen, insbesondere Zugriffsmöglichkeiten, festlegen und implementieren&#10;f) Bedienoberflächen und Benutzerdialoge einrichten&#10;g) Leistungsfähigkeit von Systemen der Informations- und Telekommunikationstechnik ermitteln, beurteilen und optimieren" calcext:value-type="string">
            <text:p>a) Anwendungsprogramme und Softwarekomponenten hinsichtlich ihres Leistungsumfanges beurteilen und entsprechend den Kundenanforderungen auswählen</text:p>
            <text:p>b) Softwarekomponenten unter Beachtung von Arbeitsabläufen und Datenflüssen zu komplexen Systemlösungen integrieren</text:p>
            <text:p>c) Systemlösungen entsprechend den kundenspezifischen Anforderungen einrichten, konfigurieren und anpassen</text:p>
            <text:p>d) Prozeduren zur Automatisierung von Abläufen erstellen und in den Systemablauf einbinden</text:p>
            <text:p>e) Sicherheitsmechanismen, insbesondere Zugriffsmöglichkeiten, festlegen und implementieren</text:p>
            <text:p>f) Bedienoberflächen und Benutzerdialoge einrichten</text:p>
            <text:p>g) Leistungsfähigkeit von Systemen der Informations- und Telekommunikationstechnik ermitteln, beurteilen und optimieren</text:p>
          </table:table-cell>
          <table:table-cell table:formula="of:=IF([$Bereiche.$K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8">
          <table:table-cell table:formula="of:=IF([$Bereiche.$K31];CONCATENATE([$Bereiche.$B31];&quot;.&quot;;[$Bereiche.$F31]);&quot;&quot;)" office:value-type="string" office:string-value="8.4" calcext:value-type="string">
            <text:p>8.4</text:p>
          </table:table-cell>
          <table:table-cell table:formula="of:=IF([$Bereiche.$K31];[$Bereiche.$E31];&quot;&quot;)" office:value-type="string" office:string-value="Systemintegration" calcext:value-type="string">
            <text:p>Systemintegration</text:p>
          </table:table-cell>
          <table:table-cell table:formula="of:=IF([$Bereiche.$K31];[$Bereiche.$G31];&quot;&quot;)" office:value-type="string" office:string-value="Einführung von Systemen" calcext:value-type="string">
            <text:p>Einführung von Systemen</text:p>
          </table:table-cell>
          <table:table-cell table:formula="of:=IF([$Bereiche.$K31];[$Bereiche.$J31];&quot;&quot;)" office:value-type="string" office:string-value="a) Dokumentationen zielgruppengerecht erstellen, archivieren und pflegen, insbesondere Programmierhandbücher, technische Dokumentationen, Hersteller-, System- sowie Benutzerdokumentationen&#10;b) Systemeinführung planen und mit den beteiligten Organisationseinheiten abstimmen&#10;c) Datenübernahmen planen und durchführen&#10;d) Systeme unter Beachtung der Betriebsabläufe steuern&#10;e) Systemkomponenten aus integrierten Systemen entfernen" calcext:value-type="string">
            <text:p>a) Dokumentationen zielgruppengerecht erstellen, archivieren und pflegen, insbesondere Programmierhandbücher, technische Dokumentationen, Hersteller-, System- sowie Benutzerdokumentationen</text:p>
            <text:p>b) Systemeinführung planen und mit den beteiligten Organisationseinheiten abstimmen</text:p>
            <text:p>c) Datenübernahmen planen und durchführen</text:p>
            <text:p>d) Systeme unter Beachtung der Betriebsabläufe steuern</text:p>
            <text:p>e) Systemkomponenten aus integrierten Systemen entfernen</text:p>
          </table:table-cell>
          <table:table-cell table:formula="of:=IF([$Bereiche.$K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7">
          <table:table-cell table:formula="of:=IF([$Bereiche.$K32];CONCATENATE([$Bereiche.$B32];&quot;.&quot;;[$Bereiche.$F32]);&quot;&quot;)" office:value-type="string" office:string-value="9.1" calcext:value-type="string">
            <text:p>9.1</text:p>
          </table:table-cell>
          <table:table-cell table:formula="of:=IF([$Bereiche.$K32];[$Bereiche.$E32];&quot;&quot;)" office:value-type="string" office:string-value="Service" calcext:value-type="string">
            <text:p>Service</text:p>
          </table:table-cell>
          <table:table-cell table:formula="of:=IF([$Bereiche.$K32];[$Bereiche.$G32];&quot;&quot;)" office:value-type="string" office:string-value="Benutzerunterstützung" calcext:value-type="string">
            <text:p>Benutzerunterstützung</text:p>
          </table:table-cell>
          <table:table-cell table:formula="of:=IF([$Bereiche.$K32];[$Bereiche.$J32];&quot;&quot;)" office:value-type="string" office:string-value="a) Anwendungsmöglichkeiten, Leistungsspektrum und Bedienung komplexer Systeme vor Benutzern präsentieren&#10;b) Bedienungsunterlagen und Hilfe-Programme zur Benutzerunterstützung bereitstellen sowie Systeme zur interaktiven Benutzerunterstützung einrichten&#10;c) Benutzerprobleme aufnehmen und analysieren sowie Vorschläge zur Problemlösung unterbreiten" calcext:value-type="string">
            <text:p>a) Anwendungsmöglichkeiten, Leistungsspektrum und Bedienung komplexer Systeme vor Benutzern präsentieren</text:p>
            <text:p>b) Bedienungsunterlagen und Hilfe-Programme zur Benutzerunterstützung bereitstellen sowie Systeme zur interaktiven Benutzerunterstützung einrichten</text:p>
            <text:p>c) Benutzerprobleme aufnehmen und analysieren sowie Vorschläge zur Problemlösung unterbreiten</text:p>
          </table:table-cell>
          <table:table-cell table:formula="of:=IF([$Bereiche.$K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3">
          <table:table-cell table:formula="of:=IF([$Bereiche.$K33];CONCATENATE([$Bereiche.$B33];&quot;.&quot;;[$Bereiche.$F33]);&quot;&quot;)" office:value-type="string" office:string-value="9.2" calcext:value-type="string">
            <text:p>9.2</text:p>
          </table:table-cell>
          <table:table-cell table:formula="of:=IF([$Bereiche.$K33];[$Bereiche.$E33];&quot;&quot;)" office:value-type="string" office:string-value="Service" calcext:value-type="string">
            <text:p>Service</text:p>
          </table:table-cell>
          <table:table-cell table:formula="of:=IF([$Bereiche.$K33];[$Bereiche.$G33];&quot;&quot;)" office:value-type="string" office:string-value="Fehleranalyse, Störungsbeseitigung" calcext:value-type="string">
            <text:p>Fehleranalyse, Störungsbeseitigung</text:p>
          </table:table-cell>
          <table:table-cell table:formula="of:=IF([$Bereiche.$K33];[$Bereiche.$J33];&quot;&quot;)" office:value-type="string" office:string-value="a) Geräte prüfen, Fehler systematisch ermitteln und beseitigen, Instandhaltung veranlassen&#10;b) Daten von defekten Geräten retten und bereitstellen&#10;c) Präventivmaßnahmen zur Fehlervermeidung konzipieren und durchführen" calcext:value-type="string">
            <text:p>a) Geräte prüfen, Fehler systematisch ermitteln und beseitigen, Instandhaltung veranlassen</text:p>
            <text:p>b) Daten von defekten Geräten retten und bereitstellen</text:p>
            <text:p>c) Präventivmaßnahmen zur Fehlervermeidung konzipieren und durchführen</text:p>
          </table:table-cell>
          <table:table-cell table:formula="of:=IF([$Bereiche.$K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4">
          <table:table-cell table:formula="of:=IF([$Bereiche.$K34];CONCATENATE([$Bereiche.$B34];&quot;.&quot;;[$Bereiche.$F34]);&quot;&quot;)" office:value-type="string" office:string-value="9.3" calcext:value-type="string">
            <text:p>9.3</text:p>
          </table:table-cell>
          <table:table-cell table:formula="of:=IF([$Bereiche.$K34];[$Bereiche.$E34];&quot;&quot;)" office:value-type="string" office:string-value="Service" calcext:value-type="string">
            <text:p>Service</text:p>
          </table:table-cell>
          <table:table-cell table:formula="of:=IF([$Bereiche.$K34];[$Bereiche.$G34];&quot;&quot;)" office:value-type="string" office:string-value="Systemunterstützung" calcext:value-type="string">
            <text:p>Systemunterstützung</text:p>
          </table:table-cell>
          <table:table-cell table:formula="of:=IF([$Bereiche.$K34];[$Bereiche.$J34];&quot;&quot;)" office:value-type="string" office:string-value="a_aa) Richtlinien zur Nutzung informations- und telekommunikationstechnischer Systeme erstellen und einführen, insbesondere  zur Einhaltung von Lizenzbestimmungen&#10;a_bb) Richtlinien zur Nutzung informations- und telekommunikationstechnischer Systeme erstellen und einführen, insbesondere für Zugriffsberechtigung auf Datenbestände, deren Weitergabe und Speicherung&#10;a_cc) Richtlinien zur Nutzung informations- und telekommunikationstechnischer Systeme erstellen und einführen, insbesondere zur Datensicherung und Archivierung&#10;a_dd) Richtlinien zur Nutzung informations- und telekommunikationstechnischer Systeme erstellen und einführen, insbesondere für Notfallmaßnahmen beim Ausfall von Systemen&#10;b) Geräte, Software, Dokumentationen und Verbrauchsmaterialien für die Nutzung informations- und telekommunikationstechnischer Systeme beschaffen, bereitstellen und verwalten" calcext:value-type="string">
            <text:p>a_aa) Richtlinien zur Nutzung informations- und telekommunikationstechnischer Systeme erstellen und einführen, insbesondere  zur Einhaltung von Lizenzbestimmungen</text:p>
            <text:p>a_bb) Richtlinien zur Nutzung informations- und telekommunikationstechnischer Systeme erstellen und einführen, insbesondere für Zugriffsberechtigung auf Datenbestände, deren Weitergabe und Speicherung</text:p>
            <text:p>a_cc) Richtlinien zur Nutzung informations- und telekommunikationstechnischer Systeme erstellen und einführen, insbesondere zur Datensicherung und Archivierung</text:p>
            <text:p>a_dd) Richtlinien zur Nutzung informations- und telekommunikationstechnischer Systeme erstellen und einführen, insbesondere für Notfallmaßnahmen beim Ausfall von Systemen</text:p>
            <text:p>b) Geräte, Software, Dokumentationen und Verbrauchsmaterialien für die Nutzung informations- und telekommunikationstechnischer Systeme beschaffen, bereitstellen und verwalten</text:p>
          </table:table-cell>
          <table:table-cell table:formula="of:=IF([$Bereiche.$K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2">
          <table:table-cell table:formula="of:=IF([$Bereiche.$K35];CONCATENATE([$Bereiche.$B35];&quot;.&quot;;[$Bereiche.$F35]);&quot;&quot;)" office:value-type="string" office:string-value="10.1" calcext:value-type="string">
            <text:p>10.1</text:p>
          </table:table-cell>
          <table:table-cell table:formula="of:=IF([$Bereiche.$K35];[$Bereiche.$E35];&quot;&quot;)" office:value-type="string" office:string-value="Fachaufgaben im Einsatzgebiet" calcext:value-type="string">
            <text:p>Fachaufgaben im Einsatzgebiet</text:p>
          </table:table-cell>
          <table:table-cell table:formula="of:=IF([$Bereiche.$K35];[$Bereiche.$G3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K35];[$Bereiche.$J35];&quot;&quot;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Informationswege, -strukturen und -verarbeitung sowie Schnittstellen zwischen verschiedenen Funktionsbereichen des Einsatzgebietes analysieren&#10;d) vorhandene System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Informationswege, -strukturen und -verarbeitung sowie Schnittstellen zwischen verschiedenen Funktionsbereichen des Einsatzgebietes analysieren</text:p>
            <text:p>d) vorhandene Systemlösungen im Einsatzgebiet erfassen und nach Maßgabe ihrer Leistungsfähigkeit, Funktionalität, Wirtschaftlichkeit und Erweiterbarkeit bewerten</text:p>
          </table:table-cell>
          <table:table-cell table:formula="of:=IF([$Bereiche.$K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36];CONCATENATE([$Bereiche.$B36];&quot;.&quot;;[$Bereiche.$F36]);&quot;&quot;)" office:value-type="string" office:string-value="10.2" calcext:value-type="string">
            <text:p>10.2</text:p>
          </table:table-cell>
          <table:table-cell table:formula="of:=IF([$Bereiche.$K36];[$Bereiche.$E36];&quot;&quot;)" office:value-type="string" office:string-value="Fachaufgaben im Einsatzgebiet" calcext:value-type="string">
            <text:p>Fachaufgaben im Einsatzgebiet</text:p>
          </table:table-cell>
          <table:table-cell table:formula="of:=IF([$Bereiche.$K36];[$Bereiche.$G36];&quot;&quot;)" office:value-type="string" office:string-value="Projektplanung" calcext:value-type="string">
            <text:p>Projektplanung</text:p>
          </table:table-cell>
          <table:table-cell table:formula="of:=IF([$Bereiche.$K36];[$Bereiche.$J36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formula="of:=IF([$Bereiche.$K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8">
          <table:table-cell table:formula="of:=IF([$Bereiche.$K37];CONCATENATE([$Bereiche.$B37];&quot;.&quot;;[$Bereiche.$F37]);&quot;&quot;)" office:value-type="string" office:string-value="10.3" calcext:value-type="string">
            <text:p>10.3</text:p>
          </table:table-cell>
          <table:table-cell table:formula="of:=IF([$Bereiche.$K37];[$Bereiche.$E37];&quot;&quot;)" office:value-type="string" office:string-value="Fachaufgaben im Einsatzgebiet" calcext:value-type="string">
            <text:p>Fachaufgaben im Einsatzgebiet</text:p>
          </table:table-cell>
          <table:table-cell table:formula="of:=IF([$Bereiche.$K37];[$Bereiche.$G37];&quot;&quot;)" office:value-type="string" office:string-value="Projektdurchführung" calcext:value-type="string">
            <text:p>Projektdurchführung</text:p>
          </table:table-cell>
          <table:table-cell table:formula="of:=IF([$Bereiche.$K37];[$Bereiche.$J37];&quot;&quot;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 unter Brücksichtigung der organisatorischen und terminlichen Vorgaben mit Kunden abstimmen und kontrollier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 unter Brücksichtigung der organisatorischen und terminlichen Vorgaben mit Kunden abstimmen und kontrollieren</text:p>
          </table:table-cell>
          <table:table-cell table:formula="of:=IF([$Bereiche.$K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38];CONCATENATE([$Bereiche.$B38];&quot;.&quot;;[$Bereiche.$F38]);&quot;&quot;)" office:value-type="string" office:string-value="10.4" calcext:value-type="string">
            <text:p>10.4</text:p>
          </table:table-cell>
          <table:table-cell table:formula="of:=IF([$Bereiche.$K38];[$Bereiche.$E38];&quot;&quot;)" office:value-type="string" office:string-value="Fachaufgaben im Einsatzgebiet" calcext:value-type="string">
            <text:p>Fachaufgaben im Einsatzgebiet</text:p>
          </table:table-cell>
          <table:table-cell table:formula="of:=IF([$Bereiche.$K38];[$Bereiche.$G3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K38];[$Bereiche.$J38];&quot;&quot;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formula="of:=IF([$Bereiche.$K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K39];CONCATENATE([$Bereiche.$B39];&quot;.&quot;;[$Bereiche.$F39]);&quot;&quot;)">
            <text:p/>
          </table:table-cell>
          <table:table-cell table:formula="of:=IF([$Bereiche.$K39];[$Bereiche.$E39];&quot;&quot;)">
            <text:p/>
          </table:table-cell>
          <table:table-cell table:formula="of:=IF([$Bereiche.$K39];[$Bereiche.$G39];&quot;&quot;)">
            <text:p/>
          </table:table-cell>
          <table:table-cell table:formula="of:=IF([$Bereiche.$K39];[$Bereiche.$J39];&quot;&quot;)">
            <text:p/>
          </table:table-cell>
          <table:table-cell table:formula="of:=IF([$Bereiche.$K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0];CONCATENATE([$Bereiche.$B40];&quot;.&quot;;[$Bereiche.$F40]);&quot;&quot;)">
            <text:p/>
          </table:table-cell>
          <table:table-cell table:formula="of:=IF([$Bereiche.$K40];[$Bereiche.$E40];&quot;&quot;)">
            <text:p/>
          </table:table-cell>
          <table:table-cell table:formula="of:=IF([$Bereiche.$K40];[$Bereiche.$G40];&quot;&quot;)">
            <text:p/>
          </table:table-cell>
          <table:table-cell table:formula="of:=IF([$Bereiche.$K40];[$Bereiche.$J40];&quot;&quot;)">
            <text:p/>
          </table:table-cell>
          <table:table-cell table:formula="of:=IF([$Bereiche.$K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1];CONCATENATE([$Bereiche.$B41];&quot;.&quot;;[$Bereiche.$F41]);&quot;&quot;)">
            <text:p/>
          </table:table-cell>
          <table:table-cell table:formula="of:=IF([$Bereiche.$K41];[$Bereiche.$E41];&quot;&quot;)">
            <text:p/>
          </table:table-cell>
          <table:table-cell table:formula="of:=IF([$Bereiche.$K41];[$Bereiche.$G41];&quot;&quot;)">
            <text:p/>
          </table:table-cell>
          <table:table-cell table:formula="of:=IF([$Bereiche.$K41];[$Bereiche.$J41];&quot;&quot;)">
            <text:p/>
          </table:table-cell>
          <table:table-cell table:formula="of:=IF([$Bereiche.$K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2];CONCATENATE([$Bereiche.$B42];&quot;.&quot;;[$Bereiche.$F42]);&quot;&quot;)">
            <text:p/>
          </table:table-cell>
          <table:table-cell table:formula="of:=IF([$Bereiche.$K42];[$Bereiche.$E42];&quot;&quot;)">
            <text:p/>
          </table:table-cell>
          <table:table-cell table:formula="of:=IF([$Bereiche.$K42];[$Bereiche.$G42];&quot;&quot;)">
            <text:p/>
          </table:table-cell>
          <table:table-cell table:formula="of:=IF([$Bereiche.$K42];[$Bereiche.$J42];&quot;&quot;)">
            <text:p/>
          </table:table-cell>
          <table:table-cell table:formula="of:=IF([$Bereiche.$K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3];CONCATENATE([$Bereiche.$B43];&quot;.&quot;;[$Bereiche.$F43]);&quot;&quot;)">
            <text:p/>
          </table:table-cell>
          <table:table-cell table:formula="of:=IF([$Bereiche.$K43];[$Bereiche.$E43];&quot;&quot;)">
            <text:p/>
          </table:table-cell>
          <table:table-cell table:formula="of:=IF([$Bereiche.$K43];[$Bereiche.$G43];&quot;&quot;)">
            <text:p/>
          </table:table-cell>
          <table:table-cell table:formula="of:=IF([$Bereiche.$K43];[$Bereiche.$J43];&quot;&quot;)">
            <text:p/>
          </table:table-cell>
          <table:table-cell table:formula="of:=IF([$Bereiche.$K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4];CONCATENATE([$Bereiche.$B44];&quot;.&quot;;[$Bereiche.$F44]);&quot;&quot;)">
            <text:p/>
          </table:table-cell>
          <table:table-cell table:formula="of:=IF([$Bereiche.$K44];[$Bereiche.$E44];&quot;&quot;)">
            <text:p/>
          </table:table-cell>
          <table:table-cell table:formula="of:=IF([$Bereiche.$K44];[$Bereiche.$G44];&quot;&quot;)">
            <text:p/>
          </table:table-cell>
          <table:table-cell table:formula="of:=IF([$Bereiche.$K44];[$Bereiche.$J44];&quot;&quot;)">
            <text:p/>
          </table:table-cell>
          <table:table-cell table:formula="of:=IF([$Bereiche.$K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5];CONCATENATE([$Bereiche.$B45];&quot;.&quot;;[$Bereiche.$F45]);&quot;&quot;)">
            <text:p/>
          </table:table-cell>
          <table:table-cell table:formula="of:=IF([$Bereiche.$K45];[$Bereiche.$E45];&quot;&quot;)">
            <text:p/>
          </table:table-cell>
          <table:table-cell table:formula="of:=IF([$Bereiche.$K45];[$Bereiche.$G45];&quot;&quot;)">
            <text:p/>
          </table:table-cell>
          <table:table-cell table:formula="of:=IF([$Bereiche.$K45];[$Bereiche.$J45];&quot;&quot;)">
            <text:p/>
          </table:table-cell>
          <table:table-cell table:formula="of:=IF([$Bereiche.$K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6];CONCATENATE([$Bereiche.$B46];&quot;.&quot;;[$Bereiche.$F46]);&quot;&quot;)">
            <text:p/>
          </table:table-cell>
          <table:table-cell table:formula="of:=IF([$Bereiche.$K46];[$Bereiche.$E46];&quot;&quot;)">
            <text:p/>
          </table:table-cell>
          <table:table-cell table:formula="of:=IF([$Bereiche.$K46];[$Bereiche.$G46];&quot;&quot;)">
            <text:p/>
          </table:table-cell>
          <table:table-cell table:formula="of:=IF([$Bereiche.$K46];[$Bereiche.$J46];&quot;&quot;)">
            <text:p/>
          </table:table-cell>
          <table:table-cell table:formula="of:=IF([$Bereiche.$K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7];CONCATENATE([$Bereiche.$B47];&quot;.&quot;;[$Bereiche.$F47]);&quot;&quot;)">
            <text:p/>
          </table:table-cell>
          <table:table-cell table:formula="of:=IF([$Bereiche.$K47];[$Bereiche.$E47];&quot;&quot;)">
            <text:p/>
          </table:table-cell>
          <table:table-cell table:formula="of:=IF([$Bereiche.$K47];[$Bereiche.$G47];&quot;&quot;)">
            <text:p/>
          </table:table-cell>
          <table:table-cell table:formula="of:=IF([$Bereiche.$K47];[$Bereiche.$J47];&quot;&quot;)">
            <text:p/>
          </table:table-cell>
          <table:table-cell table:formula="of:=IF([$Bereiche.$K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8];CONCATENATE([$Bereiche.$B48];&quot;.&quot;;[$Bereiche.$F48]);&quot;&quot;)">
            <text:p/>
          </table:table-cell>
          <table:table-cell table:formula="of:=IF([$Bereiche.$K48];[$Bereiche.$E48];&quot;&quot;)">
            <text:p/>
          </table:table-cell>
          <table:table-cell table:formula="of:=IF([$Bereiche.$K48];[$Bereiche.$G48];&quot;&quot;)">
            <text:p/>
          </table:table-cell>
          <table:table-cell table:formula="of:=IF([$Bereiche.$K48];[$Bereiche.$J48];&quot;&quot;)">
            <text:p/>
          </table:table-cell>
          <table:table-cell table:formula="of:=IF([$Bereiche.$K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K49];[$Bereiche.$E49];&quot;&quot;)" office:value-type="string" office:string-value="Last Line" calcext:value-type="string">
            <text:p>Last Line</text:p>
          </table:table-cell>
          <table:table-cell table:formula="of:=IF([$Bereiche.$K49];[$Bereiche.$G49];&quot;&quot;)" office:value-type="string" office:string-value="Last Line" calcext:value-type="string">
            <text:p>Last Line</text:p>
          </table:table-cell>
          <table:table-cell table:formula="of:=IF([$Bereiche.$K49];[$Bereiche.$J49];&quot;&quot;)" office:value-type="string" office:string-value="x) Last Card" calcext:value-type="string">
            <text:p>x) Last Card</text:p>
          </table:table-cell>
          <table:table-cell table:formula="of:=IF([$Bereiche.$K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>
            <text:p/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nwend_Grosse_Karten" table:style-name="ta1" table:protected="true">
        <loext:table-protection loext:select-protected-cells="true" loext:select-unprotected-cells="true"/>
        <table:table-column table:style-name="co7" table:default-cell-style-name="ce110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6" table:number-columns-repeated="60" table:default-cell-style-name="ce11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8">
          <table:table-cell table:formula="of:=IF([$Bereiche.$L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L2];[$Bereiche.$E2];&quot;&quot;)" office:value-type="string" office:string-value="Der Ausbildungsbetrieb" calcext:value-type="string">
            <text:p>Der Ausbildungsbetrieb</text:p>
          </table:table-cell>
          <table:table-cell table:formula="of:=IF([$Bereiche.$L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L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L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4">
          <table:table-cell table:formula="of:=IF([$Bereiche.$L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L3];[$Bereiche.$E3];&quot;&quot;)" office:value-type="string" office:string-value="Der Ausbildungsbetrieb" calcext:value-type="string">
            <text:p>Der Ausbildungsbetrieb</text:p>
          </table:table-cell>
          <table:table-cell table:formula="of:=IF([$Bereiche.$L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L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L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8">
          <table:table-cell table:formula="of:=IF([$Bereiche.$L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L4];[$Bereiche.$E4];&quot;&quot;)" office:value-type="string" office:string-value="Der Ausbildungsbetrieb" calcext:value-type="string">
            <text:p>Der Ausbildungsbetrieb</text:p>
          </table:table-cell>
          <table:table-cell table:formula="of:=IF([$Bereiche.$L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L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L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5">
          <table:table-cell table:formula="of:=IF([$Bereiche.$L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L5];[$Bereiche.$E5];&quot;&quot;)" office:value-type="string" office:string-value="Der Ausbildungsbetrieb" calcext:value-type="string">
            <text:p>Der Ausbildungsbetrieb</text:p>
          </table:table-cell>
          <table:table-cell table:formula="of:=IF([$Bereiche.$L5];[$Bereiche.$G5];&quot;&quot;)" office:value-type="string" office:string-value="Umweltschutz" calcext:value-type="string">
            <text:p>Umweltschutz</text:p>
          </table:table-cell>
          <table:table-cell table:formula="of:=IF([$Bereiche.$L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L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L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L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L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L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L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L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L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L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8">
          <table:table-cell table:formula="of:=IF([$Bereiche.$L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L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8];[$Bereiche.$G8];&quot;&quot;)" office:value-type="string" office:string-value="Beschaffung" calcext:value-type="string">
            <text:p>Beschaffung</text:p>
          </table:table-cell>
          <table:table-cell table:formula="of:=IF([$Bereiche.$L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L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6">
          <table:table-cell table:formula="of:=IF([$Bereiche.$L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L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L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L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L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L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L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L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L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L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L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0">
          <table:table-cell table:formula="of:=IF([$Bereiche.$L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L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L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L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L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L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3];[$Bereiche.$G13];&quot;&quot;)" office:value-type="string" office:string-value="Teamarbeit" calcext:value-type="string">
            <text:p>Teamarbeit</text:p>
          </table:table-cell>
          <table:table-cell table:formula="of:=IF([$Bereiche.$L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L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0">
          <table:table-cell table:formula="of:=IF([$Bereiche.$L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L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L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,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,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L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L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L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L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3">
          <table:table-cell table:formula="of:=IF([$Bereiche.$L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L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6];[$Bereiche.$G16];&quot;&quot;)" office:value-type="string" office:string-value="Anwendungssoftware" calcext:value-type="string">
            <text:p>Anwendungssoftware</text:p>
          </table:table-cell>
          <table:table-cell table:formula="of:=IF([$Bereiche.$L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L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2">
          <table:table-cell table:formula="of:=IF([$Bereiche.$L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L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7];[$Bereiche.$G17];&quot;&quot;)" office:value-type="string" office:string-value="Netze, Dienste" calcext:value-type="string">
            <text:p>Netze, Dienste</text:p>
          </table:table-cell>
          <table:table-cell table:formula="of:=IF([$Bereiche.$L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L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L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L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L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L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3">
          <table:table-cell table:formula="of:=IF([$Bereiche.$L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L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9];[$Bereiche.$G19];&quot;&quot;)" office:value-type="string" office:string-value="Programmiertechniken" calcext:value-type="string">
            <text:p>Programmiertechniken</text:p>
          </table:table-cell>
          <table:table-cell table:formula="of:=IF([$Bereiche.$L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L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8">
          <table:table-cell table:formula="of:=IF([$Bereiche.$L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L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L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L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L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L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1];[$Bereiche.$G21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$Bereiche.$L21];[$Bereiche.$J21];&quot;&quot;)" office:value-type="string" office:string-value="a) Rechtliche Regelungen und betriebliche Vorgaben zur IT-Sicherheit einhalten&#10;b) Bedrohungsszenarien und Schadenspotentiale erkennen und bewerten&#10;c) Schutzmechanismen für IT-Sicherheit anwenden&#10;d) Vorschriften zum Datenschutz eihalten&#10;e) Vorschriften zum Urheberrecht einhalten" calcext:value-type="string">
            <text:p>a) Rechtliche Regelungen und betriebliche Vorgaben zur IT-Sicherheit einhalten</text:p>
            <text:p>b) Bedrohungsszenarien und Schadenspotentiale erkennen und bewerten</text:p>
            <text:p>c) Schutzmechanismen für IT-Sicherheit anwenden</text:p>
            <text:p>d) Vorschriften zum Datenschutz eihalten</text:p>
            <text:p>e) Vorschriften zum Urheberrecht einhalten</text:p>
          </table:table-cell>
          <table:table-cell table:formula="of:=IF([$Bereiche.$L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6">
          <table:table-cell table:formula="of:=IF([$Bereiche.$L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L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2];[$Bereiche.$G22];&quot;&quot;)" office:value-type="string" office:string-value="Systempflege" calcext:value-type="string">
            <text:p>Systempflege</text:p>
          </table:table-cell>
          <table:table-cell table:formula="of:=IF([$Bereiche.$L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L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0">
          <table:table-cell table:formula="of:=IF([$Bereiche.$L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L23];[$Bereiche.$E23];&quot;&quot;)" office:value-type="string" office:string-value="Systementwicklung" calcext:value-type="string">
            <text:p>Systementwicklung</text:p>
          </table:table-cell>
          <table:table-cell table:formula="of:=IF([$Bereiche.$L23];[$Bereiche.$G23];&quot;&quot;)" office:value-type="string" office:string-value="Analyse und Design" calcext:value-type="string">
            <text:p>Analyse und Design</text:p>
          </table:table-cell>
          <table:table-cell table:formula="of:=IF([$Bereiche.$L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L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7">
          <table:table-cell table:formula="of:=IF([$Bereiche.$L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L24];[$Bereiche.$E24];&quot;&quot;)" office:value-type="string" office:string-value="Systementwicklung" calcext:value-type="string">
            <text:p>Systementwicklung</text:p>
          </table:table-cell>
          <table:table-cell table:formula="of:=IF([$Bereiche.$L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L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und Sicherh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und Sicherh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L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6">
          <table:table-cell table:formula="of:=IF([$Bereiche.$L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L25];[$Bereiche.$E25];&quot;&quot;)" office:value-type="string" office:string-value="Systementwicklung" calcext:value-type="string">
            <text:p>Systementwicklung</text:p>
          </table:table-cell>
          <table:table-cell table:formula="of:=IF([$Bereiche.$L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L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L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L26];[$Bereiche.$E26];&quot;&quot;)" office:value-type="string" office:string-value="Systementwicklung" calcext:value-type="string">
            <text:p>Systementwicklung</text:p>
          </table:table-cell>
          <table:table-cell table:formula="of:=IF([$Bereiche.$L26];[$Bereiche.$G26];&quot;&quot;)" office:value-type="string" office:string-value="Testverfahren" calcext:value-type="string">
            <text:p>Testverfahren</text:p>
          </table:table-cell>
          <table:table-cell table:formula="of:=IF([$Bereiche.$L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L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L27];[$Bereiche.$E27];&quot;&quot;)" office:value-type="string" office:string-value="Schulung" calcext:value-type="string">
            <text:p>Schulung</text:p>
          </table:table-cell>
          <table:table-cell table:formula="of:=IF([$Bereiche.$L27];[$Bereiche.$G27];&quot;&quot;)" office:value-type="string" office:string-value="Schulung" calcext:value-type="string">
            <text:p>Schulung</text:p>
          </table:table-cell>
          <table:table-cell table:formula="of:=IF([$Bereiche.$L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L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L28];CONCATENATE([$Bereiche.$B28];&quot;.&quot;;[$Bereiche.$F28]);&quot;&quot;)">
            <text:p/>
          </table:table-cell>
          <table:table-cell table:formula="of:=IF([$Bereiche.$L28];[$Bereiche.$E28];&quot;&quot;)">
            <text:p/>
          </table:table-cell>
          <table:table-cell table:formula="of:=IF([$Bereiche.$L28];[$Bereiche.$G28];&quot;&quot;)">
            <text:p/>
          </table:table-cell>
          <table:table-cell table:formula="of:=IF([$Bereiche.$L28];[$Bereiche.$J28];&quot;&quot;)">
            <text:p/>
          </table:table-cell>
          <table:table-cell table:formula="of:=IF([$Bereiche.$L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29];CONCATENATE([$Bereiche.$B29];&quot;.&quot;;[$Bereiche.$F29]);&quot;&quot;)">
            <text:p/>
          </table:table-cell>
          <table:table-cell table:formula="of:=IF([$Bereiche.$L29];[$Bereiche.$E29];&quot;&quot;)">
            <text:p/>
          </table:table-cell>
          <table:table-cell table:formula="of:=IF([$Bereiche.$L29];[$Bereiche.$G29];&quot;&quot;)">
            <text:p/>
          </table:table-cell>
          <table:table-cell table:formula="of:=IF([$Bereiche.$L29];[$Bereiche.$J29];&quot;&quot;)">
            <text:p/>
          </table:table-cell>
          <table:table-cell table:formula="of:=IF([$Bereiche.$L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0];CONCATENATE([$Bereiche.$B30];&quot;.&quot;;[$Bereiche.$F30]);&quot;&quot;)">
            <text:p/>
          </table:table-cell>
          <table:table-cell table:formula="of:=IF([$Bereiche.$L30];[$Bereiche.$E30];&quot;&quot;)">
            <text:p/>
          </table:table-cell>
          <table:table-cell table:formula="of:=IF([$Bereiche.$L30];[$Bereiche.$G30];&quot;&quot;)">
            <text:p/>
          </table:table-cell>
          <table:table-cell table:formula="of:=IF([$Bereiche.$L30];[$Bereiche.$J30];&quot;&quot;)">
            <text:p/>
          </table:table-cell>
          <table:table-cell table:formula="of:=IF([$Bereiche.$L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1];CONCATENATE([$Bereiche.$B31];&quot;.&quot;;[$Bereiche.$F31]);&quot;&quot;)">
            <text:p/>
          </table:table-cell>
          <table:table-cell table:formula="of:=IF([$Bereiche.$L31];[$Bereiche.$E31];&quot;&quot;)">
            <text:p/>
          </table:table-cell>
          <table:table-cell table:formula="of:=IF([$Bereiche.$L31];[$Bereiche.$G31];&quot;&quot;)">
            <text:p/>
          </table:table-cell>
          <table:table-cell table:formula="of:=IF([$Bereiche.$L31];[$Bereiche.$J31];&quot;&quot;)">
            <text:p/>
          </table:table-cell>
          <table:table-cell table:formula="of:=IF([$Bereiche.$L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2];CONCATENATE([$Bereiche.$B32];&quot;.&quot;;[$Bereiche.$F32]);&quot;&quot;)">
            <text:p/>
          </table:table-cell>
          <table:table-cell table:formula="of:=IF([$Bereiche.$L32];[$Bereiche.$E32];&quot;&quot;)">
            <text:p/>
          </table:table-cell>
          <table:table-cell table:formula="of:=IF([$Bereiche.$L32];[$Bereiche.$G32];&quot;&quot;)">
            <text:p/>
          </table:table-cell>
          <table:table-cell table:formula="of:=IF([$Bereiche.$L32];[$Bereiche.$J32];&quot;&quot;)">
            <text:p/>
          </table:table-cell>
          <table:table-cell table:formula="of:=IF([$Bereiche.$L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3];CONCATENATE([$Bereiche.$B33];&quot;.&quot;;[$Bereiche.$F33]);&quot;&quot;)">
            <text:p/>
          </table:table-cell>
          <table:table-cell table:formula="of:=IF([$Bereiche.$L33];[$Bereiche.$E33];&quot;&quot;)">
            <text:p/>
          </table:table-cell>
          <table:table-cell table:formula="of:=IF([$Bereiche.$L33];[$Bereiche.$G33];&quot;&quot;)">
            <text:p/>
          </table:table-cell>
          <table:table-cell table:formula="of:=IF([$Bereiche.$L33];[$Bereiche.$J33];&quot;&quot;)">
            <text:p/>
          </table:table-cell>
          <table:table-cell table:formula="of:=IF([$Bereiche.$L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4];CONCATENATE([$Bereiche.$B34];&quot;.&quot;;[$Bereiche.$F34]);&quot;&quot;)">
            <text:p/>
          </table:table-cell>
          <table:table-cell table:formula="of:=IF([$Bereiche.$L34];[$Bereiche.$E34];&quot;&quot;)">
            <text:p/>
          </table:table-cell>
          <table:table-cell table:formula="of:=IF([$Bereiche.$L34];[$Bereiche.$G34];&quot;&quot;)">
            <text:p/>
          </table:table-cell>
          <table:table-cell table:formula="of:=IF([$Bereiche.$L34];[$Bereiche.$J34];&quot;&quot;)">
            <text:p/>
          </table:table-cell>
          <table:table-cell table:formula="of:=IF([$Bereiche.$L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5];CONCATENATE([$Bereiche.$B35];&quot;.&quot;;[$Bereiche.$F35]);&quot;&quot;)">
            <text:p/>
          </table:table-cell>
          <table:table-cell table:formula="of:=IF([$Bereiche.$L35];[$Bereiche.$E35];&quot;&quot;)">
            <text:p/>
          </table:table-cell>
          <table:table-cell table:formula="of:=IF([$Bereiche.$L35];[$Bereiche.$G35];&quot;&quot;)">
            <text:p/>
          </table:table-cell>
          <table:table-cell table:formula="of:=IF([$Bereiche.$L35];[$Bereiche.$J35];&quot;&quot;)">
            <text:p/>
          </table:table-cell>
          <table:table-cell table:formula="of:=IF([$Bereiche.$L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6];CONCATENATE([$Bereiche.$B36];&quot;.&quot;;[$Bereiche.$F36]);&quot;&quot;)">
            <text:p/>
          </table:table-cell>
          <table:table-cell table:formula="of:=IF([$Bereiche.$L36];[$Bereiche.$E36];&quot;&quot;)">
            <text:p/>
          </table:table-cell>
          <table:table-cell table:formula="of:=IF([$Bereiche.$L36];[$Bereiche.$G36];&quot;&quot;)">
            <text:p/>
          </table:table-cell>
          <table:table-cell table:formula="of:=IF([$Bereiche.$L36];[$Bereiche.$J36];&quot;&quot;)">
            <text:p/>
          </table:table-cell>
          <table:table-cell table:formula="of:=IF([$Bereiche.$L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7];CONCATENATE([$Bereiche.$B37];&quot;.&quot;;[$Bereiche.$F37]);&quot;&quot;)">
            <text:p/>
          </table:table-cell>
          <table:table-cell table:formula="of:=IF([$Bereiche.$L37];[$Bereiche.$E37];&quot;&quot;)">
            <text:p/>
          </table:table-cell>
          <table:table-cell table:formula="of:=IF([$Bereiche.$L37];[$Bereiche.$G37];&quot;&quot;)">
            <text:p/>
          </table:table-cell>
          <table:table-cell table:formula="of:=IF([$Bereiche.$L37];[$Bereiche.$J37];&quot;&quot;)">
            <text:p/>
          </table:table-cell>
          <table:table-cell table:formula="of:=IF([$Bereiche.$L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8];CONCATENATE([$Bereiche.$B38];&quot;.&quot;;[$Bereiche.$F38]);&quot;&quot;)">
            <text:p/>
          </table:table-cell>
          <table:table-cell table:formula="of:=IF([$Bereiche.$L38];[$Bereiche.$E38];&quot;&quot;)">
            <text:p/>
          </table:table-cell>
          <table:table-cell table:formula="of:=IF([$Bereiche.$L38];[$Bereiche.$G38];&quot;&quot;)">
            <text:p/>
          </table:table-cell>
          <table:table-cell table:formula="of:=IF([$Bereiche.$L38];[$Bereiche.$J38];&quot;&quot;)">
            <text:p/>
          </table:table-cell>
          <table:table-cell table:formula="of:=IF([$Bereiche.$L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>
            <text:p/>
          </table:table-cell>
          <table:table-cell table:number-columns-repeated="59"/>
        </table:table-row>
        <table:table-row table:style-name="ro11">
          <table:table-cell table:formula="of:=IF([$Bereiche.$L39];CONCATENATE([$Bereiche.$B39];&quot;.&quot;;[$Bereiche.$F39]);&quot;&quot;)" office:value-type="string" office:string-value="11.1" calcext:value-type="string">
            <text:p>11.1</text:p>
          </table:table-cell>
          <table:table-cell table:formula="of:=IF([$Bereiche.$L39];[$Bereiche.$E3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39];[$Bereiche.$G39];&quot;&quot;)" office:value-type="string" office:string-value="Architekturen" calcext:value-type="string">
            <text:p>Architekturen</text:p>
          </table:table-cell>
          <table:table-cell table:formula="of:=IF([$Bereiche.$L39];[$Bereiche.$J39];&quot;&quot;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</table:table-cell>
          <table:table-cell table:formula="of:=IF([$Bereiche.$L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4">
          <table:table-cell table:formula="of:=IF([$Bereiche.$L40];CONCATENATE([$Bereiche.$B40];&quot;.&quot;;[$Bereiche.$F40]);&quot;&quot;)" office:value-type="string" office:string-value="11.2" calcext:value-type="string">
            <text:p>11.2</text:p>
          </table:table-cell>
          <table:table-cell table:formula="of:=IF([$Bereiche.$L40];[$Bereiche.$E4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40];[$Bereiche.$G40];&quot;&quot;)" office:value-type="string" office:string-value="Datenbanken und Schnittstellen" calcext:value-type="string">
            <text:p>Datenbanken und Schnittstellen</text:p>
          </table:table-cell>
          <table:table-cell table:formula="of:=IF([$Bereiche.$L40];[$Bereiche.$J40];&quot;&quot;)" office:value-type="string" office:string-value="a) Datenbankprodukte aufgabengerecht auswählen&#10;b) Datenbankstrukturen, insbesondere logische Struktur der Daten, Objekte, Attribute, Relationen und Zugriffsmethoden, festlegen sowie Schlüssel definieren&#10;c) Sicherheitsmechanismen, insbesondere Zugriffsmöglichkeiten und -rechte, festlegen und implementieren&#10;d) Werkzeuge zur Sicherstellung der Datenintegrität implementieren&#10;e) Datenbanksysteme testen und optimieren&#10;f) Datenbestände strukturieren und in eine Datenbank übernehmen&#10;g) Abfragen und Berichte von Datenbeständen unter Nutzung einer Abfragesprache erstellen&#10;h) Schnittstellenprogramme in einer Datenbankprogrammiersprache erstellen" calcext:value-type="string">
            <text:p>a) Datenbankprodukte aufgabengerecht auswählen</text:p>
            <text:p>b) Datenbankstrukturen, insbesondere logische Struktur der Daten, Objekte, Attribute, Relationen und Zugriffsmethoden, festlegen sowie Schlüssel definieren</text:p>
            <text:p>c) Sicherheitsmechanismen, insbesondere Zugriffsmöglichkeiten und -rechte, festlegen und implementieren</text:p>
            <text:p>d) Werkzeuge zur Sicherstellung der Datenintegrität implementieren</text:p>
            <text:p>e) Datenbanksysteme testen und optimieren</text:p>
            <text:p>f) Datenbestände strukturieren und in eine Datenbank übernehmen</text:p>
            <text:p>g) Abfragen und Berichte von Datenbeständen unter Nutzung einer Abfragesprache erstellen</text:p>
            <text:p>h) Schnittstellenprogramme in einer Datenbankprogrammiersprache erstellen</text:p>
          </table:table-cell>
          <table:table-cell table:formula="of:=IF([$Bereiche.$L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8">
          <table:table-cell table:formula="of:=IF([$Bereiche.$L41];CONCATENATE([$Bereiche.$B41];&quot;.&quot;;[$Bereiche.$F41]);&quot;&quot;)" office:value-type="string" office:string-value="12.1" calcext:value-type="string">
            <text:p>12.1</text:p>
          </table:table-cell>
          <table:table-cell table:formula="of:=IF([$Bereiche.$L41];[$Bereiche.$E4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1];[$Bereiche.$G41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$Bereiche.$L41];[$Bereiche.$J41];&quot;&quot;)" office:value-type="string" office:string-value="a) Anwendungslösungen entsprechend den kundenspezifischen Anforderungen einrichten, konfigurieren und anpassen&#10;b) Software an eine veränderte Umgebung anpassen und weiterentwickeln&#10;c) Anwendungslösungen mit Hilfe von Applikationssprachen erweitern&#10;d) Fehler beseitigen&#10;e) Konfigurationen verwalten" calcext:value-type="string">
            <text:p>a) Anwendungslösungen entsprechend den kundenspezifischen Anforderungen einrichten, konfigurieren und anpassen</text:p>
            <text:p>b) Software an eine veränderte Umgebung anpassen und weiterentwickeln</text:p>
            <text:p>c) Anwendungslösungen mit Hilfe von Applikationssprachen erweitern</text:p>
            <text:p>d) Fehler beseitigen</text:p>
            <text:p>e) Konfigurationen verwalten</text:p>
          </table:table-cell>
          <table:table-cell table:formula="of:=IF([$Bereiche.$L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42];CONCATENATE([$Bereiche.$B42];&quot;.&quot;;[$Bereiche.$F42]);&quot;&quot;)" office:value-type="string" office:string-value="12.2" calcext:value-type="string">
            <text:p>12.2</text:p>
          </table:table-cell>
          <table:table-cell table:formula="of:=IF([$Bereiche.$L42];[$Bereiche.$E4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2];[$Bereiche.$G42];&quot;&quot;)" office:value-type="string" office:string-value="Bedienoberflächen" calcext:value-type="string">
            <text:p>Bedienoberflächen</text:p>
          </table:table-cell>
          <table:table-cell table:formula="of:=IF([$Bereiche.$L42];[$Bereiche.$J42];&quot;&quot;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</table:table-cell>
          <table:table-cell table:formula="of:=IF([$Bereiche.$L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43];CONCATENATE([$Bereiche.$B43];&quot;.&quot;;[$Bereiche.$F43]);&quot;&quot;)" office:value-type="string" office:string-value="12.3" calcext:value-type="string">
            <text:p>12.3</text:p>
          </table:table-cell>
          <table:table-cell table:formula="of:=IF([$Bereiche.$L43];[$Bereiche.$E4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3];[$Bereiche.$G43];&quot;&quot;)" office:value-type="string" office:string-value="Softwarebasierte Präsentationen" calcext:value-type="string">
            <text:p>Softwarebasierte Präsentationen</text:p>
          </table:table-cell>
          <table:table-cell table:formula="of:=IF([$Bereiche.$L43];[$Bereiche.$J43];&quot;&quot;)" office:value-type="string" office:string-value="a) Konzepte für softwarebasierte Präsentationen erstellen, insbesondere Abläufe festlegen sowie Ton, Bild und Text auswählen&#10;b) Ton, Bild und Text in eine Präsentation integrieren&#10;c) Präsentationen durchführen" calcext:value-type="string">
            <text:p>a) Konzepte für softwarebasierte Präsentationen erstellen, insbesondere Abläufe festlegen sowie Ton, Bild und Text auswählen</text:p>
            <text:p>b) Ton, Bild und Text in eine Präsentation integrieren</text:p>
            <text:p>c) Präsentationen durchführen</text:p>
          </table:table-cell>
          <table:table-cell table:formula="of:=IF([$Bereiche.$L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L44];CONCATENATE([$Bereiche.$B44];&quot;.&quot;;[$Bereiche.$F44]);&quot;&quot;)" office:value-type="string" office:string-value="12.4" calcext:value-type="string">
            <text:p>12.4</text:p>
          </table:table-cell>
          <table:table-cell table:formula="of:=IF([$Bereiche.$L44];[$Bereiche.$E4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4];[$Bereiche.$G44];&quot;&quot;)" office:value-type="string" office:string-value="Technisches Marketing" calcext:value-type="string">
            <text:p>Technisches Marketing</text:p>
          </table:table-cell>
          <table:table-cell table:formula="of:=IF([$Bereiche.$L44];[$Bereiche.$J44];&quot;&quot;)" office:value-type="string" office:string-value="a) Leistungsumfang und Spezifikationen erstellter Anwendungslösungen kundengerecht dokumentieren&#10;b) Anwendungslösungen und Dokumentationen für den Vertrieb bereitstellen&#10;c) Anwendungslösungen präsentieren&#10;d) Bedienungsunterlagen und Hilfe-Programme zur Benutzerunterstützung bereitstellen sowie Systeme zur interaktiven Benutzerunterstützung einrichten&#10;e) auf Benutzerprobleme eingehen, Vorschläge zur Problembeseitigung unterbreiten" calcext:value-type="string">
            <text:p>a) Leistungsumfang und Spezifikationen erstellter Anwendungslösungen kundengerecht dokumentieren</text:p>
            <text:p>b) Anwendungslösungen und Dokumentationen für den Vertrieb bereitstellen</text:p>
            <text:p>c) Anwendungslösungen präsentieren</text:p>
            <text:p>d) Bedienungsunterlagen und Hilfe-Programme zur Benutzerunterstützung bereitstellen sowie Systeme zur interaktiven Benutzerunterstützung einrichten</text:p>
            <text:p>e) auf Benutzerprobleme eingehen, Vorschläge zur Problembeseitigung unterbreiten</text:p>
          </table:table-cell>
          <table:table-cell table:formula="of:=IF([$Bereiche.$L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L45];CONCATENATE([$Bereiche.$B45];&quot;.&quot;;[$Bereiche.$F45]);&quot;&quot;)" office:value-type="string" office:string-value="13.1" calcext:value-type="string">
            <text:p>13.1</text:p>
          </table:table-cell>
          <table:table-cell table:formula="of:=IF([$Bereiche.$L45];[$Bereiche.$E45];&quot;&quot;)" office:value-type="string" office:string-value="Fachaufgaben im Einsatzgebiet" calcext:value-type="string">
            <text:p>Fachaufgaben im Einsatzgebiet</text:p>
          </table:table-cell>
          <table:table-cell table:formula="of:=IF([$Bereiche.$L45];[$Bereiche.$G4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L45];[$Bereiche.$J45];&quot;&quot;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formula="of:=IF([$Bereiche.$L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8">
          <table:table-cell table:formula="of:=IF([$Bereiche.$L46];CONCATENATE([$Bereiche.$B46];&quot;.&quot;;[$Bereiche.$F46]);&quot;&quot;)" office:value-type="string" office:string-value="13.2" calcext:value-type="string">
            <text:p>13.2</text:p>
          </table:table-cell>
          <table:table-cell table:formula="of:=IF([$Bereiche.$L46];[$Bereiche.$E46];&quot;&quot;)" office:value-type="string" office:string-value="Fachaufgaben im Einsatzgebiet" calcext:value-type="string">
            <text:p>Fachaufgaben im Einsatzgebiet</text:p>
          </table:table-cell>
          <table:table-cell table:formula="of:=IF([$Bereiche.$L46];[$Bereiche.$G46];&quot;&quot;)" office:value-type="string" office:string-value="Projektplanung" calcext:value-type="string">
            <text:p>Projektplanung</text:p>
          </table:table-cell>
          <table:table-cell table:formula="of:=IF([$Bereiche.$L46];[$Bereiche.$J46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formula="of:=IF([$Bereiche.$L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7">
          <table:table-cell table:formula="of:=IF([$Bereiche.$L47];CONCATENATE([$Bereiche.$B47];&quot;.&quot;;[$Bereiche.$F47]);&quot;&quot;)" office:value-type="string" office:string-value="13.3" calcext:value-type="string">
            <text:p>13.3</text:p>
          </table:table-cell>
          <table:table-cell table:formula="of:=IF([$Bereiche.$L47];[$Bereiche.$E47];&quot;&quot;)" office:value-type="string" office:string-value="Fachaufgaben im Einsatzgebiet" calcext:value-type="string">
            <text:p>Fachaufgaben im Einsatzgebiet</text:p>
          </table:table-cell>
          <table:table-cell table:formula="of:=IF([$Bereiche.$L47];[$Bereiche.$G47];&quot;&quot;)" office:value-type="string" office:string-value="Projektdurchführung" calcext:value-type="string">
            <text:p>Projektdurchführung</text:p>
          </table:table-cell>
          <table:table-cell table:formula="of:=IF([$Bereiche.$L47];[$Bereiche.$J47];&quot;&quot;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&#10;e) Einführung von Anwendungslösungen unter Berücksichtigung der organisatorischen und terminlichen Vorgaben mit den Kunden abstimmen und kontrollier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  <text:p>e) Einführung von Anwendungslösungen unter Berücksichtigung der organisatorischen und terminlichen Vorgaben mit den Kunden abstimmen und kontrollieren</text:p>
          </table:table-cell>
          <table:table-cell table:formula="of:=IF([$Bereiche.$L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2">
          <table:table-cell table:formula="of:=IF([$Bereiche.$L48];CONCATENATE([$Bereiche.$B48];&quot;.&quot;;[$Bereiche.$F48]);&quot;&quot;)" office:value-type="string" office:string-value="13.4" calcext:value-type="string">
            <text:p>13.4</text:p>
          </table:table-cell>
          <table:table-cell table:formula="of:=IF([$Bereiche.$L48];[$Bereiche.$E48];&quot;&quot;)" office:value-type="string" office:string-value="Fachaufgaben im Einsatzgebiet" calcext:value-type="string">
            <text:p>Fachaufgaben im Einsatzgebiet</text:p>
          </table:table-cell>
          <table:table-cell table:formula="of:=IF([$Bereiche.$L48];[$Bereiche.$G4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L48];[$Bereiche.$J48];&quot;&quot;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formula="of:=IF([$Bereiche.$L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L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L49];[$Bereiche.$E49];&quot;&quot;)" office:value-type="string" office:string-value="Last Line" calcext:value-type="string">
            <text:p>Last Line</text:p>
          </table:table-cell>
          <table:table-cell table:formula="of:=IF([$Bereiche.$L49];[$Bereiche.$G49];&quot;&quot;)" office:value-type="string" office:string-value="Last Line" calcext:value-type="string">
            <text:p>Last Line</text:p>
          </table:table-cell>
          <table:table-cell table:formula="of:=IF([$Bereiche.$L49];[$Bereiche.$J49];&quot;&quot;)" office:value-type="string" office:string-value="x) Last Card" calcext:value-type="string">
            <text:p>x) Last Card</text:p>
          </table:table-cell>
          <table:table-cell table:formula="of:=IF([$Bereiche.$L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>
            <text:p/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iSI_DetailKarten" table:style-name="ta1" table:protected="true">
        <loext:table-protection loext:select-protected-cells="true" loext:select-unprotected-cells="true"/>
        <table:table-column table:style-name="co13" table:default-cell-style-name="ce23"/>
        <table:table-column table:style-name="co14" table:default-cell-style-name="ce26"/>
        <table:table-column table:style-name="co15" table:default-cell-style-name="ce26"/>
        <table:table-column table:style-name="co16" table:default-cell-style-name="ce23"/>
        <table:table-column table:style-name="co17" table:default-cell-style-name="ce26"/>
        <table:table-column table:style-name="co18" table:default-cell-style-name="ce23"/>
        <table:table-column table:style-name="co19" table:default-cell-style-name="ce23"/>
        <table:table-column table:style-name="co20" table:number-columns-repeated="6" table:default-cell-style-name="ce23"/>
        <table:table-column table:style-name="co6" table:number-columns-repeated="51" table:default-cell-style-name="ce23"/>
        <table:table-row table:style-name="ro18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</table:table-row>
        <table:table-row table:style-name="ro7">
          <table:table-cell table:style-name="ce22" table:formula="of:=IF([.$G2];[$Themenliste.$A2];&quot;&quot;)" office:value-type="string" office:string-value="1.1.a" calcext:value-type="string">
            <text:p>1.1.a</text:p>
          </table:table-cell>
          <table:table-cell table:style-name="ce25" table:formula="of:=IF([.$G2];[$Themenliste.$B2];&quot;&quot;)" office:value-type="string" office:string-value="Der Ausbildungsbetrieb" calcext:value-type="string">
            <text:p>Der Ausbildungsbetrieb</text:p>
          </table:table-cell>
          <table:table-cell table:style-name="ce25" table:formula="of:=IF([.$G2];[$Themenliste.$C2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2];[$Themenliste.$D2];&quot;&quot;)" office:value-type="string" office:string-value="a" calcext:value-type="string">
            <text:p>a</text:p>
          </table:table-cell>
          <table:table-cell table:style-name="ce25" table:formula="of:=IF([.$G2];[$Themenliste.$E2];&quot;&quot;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 office:value-type="string" office:string-value="1" calcext:value-type="string">
            <text:p>1</text:p>
          </table:table-cell>
          <table:table-cell table:style-name="ce27" table:formula="of:=AND([.K2];[.M2])" office:value-type="boolean" office:boolean-value="true" calcext:value-type="boolean">
            <text:p>WAHR</text:p>
          </table:table-cell>
          <table:table-cell table:style-name="ce27" table:formula="of:=AND([$Themenliste.$K2] = 1;[$Variablen.$A$2] = 1)" office:value-type="boolean" office:boolean-value="true" calcext:value-type="boolean">
            <text:p>WAHR</text:p>
          </table:table-cell>
          <table:table-cell table:style-name="ce27" table:formula="of:=AND([$Themenliste.$L2] = 1;[$Variablen.$B$2] = 1)" office:value-type="boolean" office:boolean-value="false" calcext:value-type="boolean">
            <text:p>FALSCH</text:p>
          </table:table-cell>
          <table:table-cell table:style-name="ce27" table:formula="of:=AND([$Themenliste.$M2] = 1;[$Variablen.$C$2] = 1)" office:value-type="boolean" office:boolean-value="false" calcext:value-type="boolean">
            <text:p>FALSCH</text:p>
          </table:table-cell>
          <table:table-cell table:style-name="ce27" table:formula="of:=OR([.H2];[.I2];[.J2])" office:value-type="boolean" office:boolean-value="true" calcext:value-type="boolean">
            <text:p>WAHR</text:p>
          </table:table-cell>
          <table:table-cell table:style-name="ce27" table:formula="of:=IF([$Themenliste.$J2] = 1)" office:value-type="boolean" office:boolean-value="true" calcext:value-type="boolean">
            <text:p>WAHR</text:p>
          </table:table-cell>
          <table:table-cell table:style-name="ce27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3];[$Themenliste.$A3];&quot;&quot;)" office:value-type="string" office:string-value="1.1.b" calcext:value-type="string">
            <text:p>1.1.b</text:p>
          </table:table-cell>
          <table:table-cell table:style-name="ce25" table:formula="of:=IF([.$G3];[$Themenliste.$B3];&quot;&quot;)" office:value-type="string" office:string-value="Der Ausbildungsbetrieb" calcext:value-type="string">
            <text:p>Der Ausbildungsbetrieb</text:p>
          </table:table-cell>
          <table:table-cell table:style-name="ce25" table:formula="of:=IF([.$G3];[$Themenliste.$C3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3];[$Themenliste.$D3];&quot;&quot;)" office:value-type="string" office:string-value="b" calcext:value-type="string">
            <text:p>b</text:p>
          </table:table-cell>
          <table:table-cell table:style-name="ce25" table:formula="of:=IF([.$G3];[$Themenliste.$E3];&quot;&quot;)" office:value-type="string" office:string-value="Aufbau des ausbildenden Betriebes erläutern" calcext:value-type="string">
            <text:p>Aufbau des ausbildenden Betriebes erläutern</text:p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 office:value-type="string" office:string-value="1" calcext:value-type="string">
            <text:p>1</text:p>
          </table:table-cell>
          <table:table-cell table:style-name="ce27" table:formula="of:=AND([.K3];[.M3])" office:value-type="boolean" office:boolean-value="true" calcext:value-type="boolean">
            <text:p>WAHR</text:p>
          </table:table-cell>
          <table:table-cell table:style-name="ce27" table:formula="of:=AND([$Themenliste.$K3] = 1;[$Variablen.$A$2] = 1)" office:value-type="boolean" office:boolean-value="true" calcext:value-type="boolean">
            <text:p>WAHR</text:p>
          </table:table-cell>
          <table:table-cell table:style-name="ce27" table:formula="of:=AND([$Themenliste.$L3] = 1;[$Variablen.$B$2] = 1)" office:value-type="boolean" office:boolean-value="false" calcext:value-type="boolean">
            <text:p>FALSCH</text:p>
          </table:table-cell>
          <table:table-cell table:style-name="ce27" table:formula="of:=AND([$Themenliste.$M3] = 1;[$Variablen.$C$2] = 1)" office:value-type="boolean" office:boolean-value="false" calcext:value-type="boolean">
            <text:p>FALSCH</text:p>
          </table:table-cell>
          <table:table-cell table:style-name="ce27" table:formula="of:=OR([.H3];[.I3];[.J3])" office:value-type="boolean" office:boolean-value="true" calcext:value-type="boolean">
            <text:p>WAHR</text:p>
          </table:table-cell>
          <table:table-cell table:style-name="ce27" table:formula="of:=IF([$Themenliste.$J3] = 1)" office:value-type="boolean" office:boolean-value="true" calcext:value-type="boolean">
            <text:p>WAHR</text:p>
          </table:table-cell>
          <table:table-cell table:style-name="ce27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4];[$Themenliste.$A4];&quot;&quot;)" office:value-type="string" office:string-value="1.1.c" calcext:value-type="string">
            <text:p>1.1.c</text:p>
          </table:table-cell>
          <table:table-cell table:style-name="ce25" table:formula="of:=IF([.$G4];[$Themenliste.$B4];&quot;&quot;)" office:value-type="string" office:string-value="Der Ausbildungsbetrieb" calcext:value-type="string">
            <text:p>Der Ausbildungsbetrieb</text:p>
          </table:table-cell>
          <table:table-cell table:style-name="ce25" table:formula="of:=IF([.$G4];[$Themenliste.$C4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4];[$Themenliste.$D4];&quot;&quot;)" office:value-type="string" office:string-value="c" calcext:value-type="string">
            <text:p>c</text:p>
          </table:table-cell>
          <table:table-cell table:style-name="ce25" table:formula="of:=IF([.$G4];[$Themenliste.$E4];&quot;&quot;)" office:value-type="string" office:string-value="Art und Rechtsform des Betriebes erläutern" calcext:value-type="string">
            <text:p>Art und Rechtsform des Betriebes erläutern</text:p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 office:value-type="string" office:string-value="1" calcext:value-type="string">
            <text:p>1</text:p>
          </table:table-cell>
          <table:table-cell table:style-name="ce27" table:formula="of:=AND([.K4];[.M4])" office:value-type="boolean" office:boolean-value="true" calcext:value-type="boolean">
            <text:p>WAHR</text:p>
          </table:table-cell>
          <table:table-cell table:style-name="ce27" table:formula="of:=AND([$Themenliste.$K4] = 1;[$Variablen.$A$2] = 1)" office:value-type="boolean" office:boolean-value="true" calcext:value-type="boolean">
            <text:p>WAHR</text:p>
          </table:table-cell>
          <table:table-cell table:style-name="ce27" table:formula="of:=AND([$Themenliste.$L4] = 1;[$Variablen.$B$2] = 1)" office:value-type="boolean" office:boolean-value="false" calcext:value-type="boolean">
            <text:p>FALSCH</text:p>
          </table:table-cell>
          <table:table-cell table:style-name="ce27" table:formula="of:=AND([$Themenliste.$M4] = 1;[$Variablen.$C$2] = 1)" office:value-type="boolean" office:boolean-value="false" calcext:value-type="boolean">
            <text:p>FALSCH</text:p>
          </table:table-cell>
          <table:table-cell table:style-name="ce27" table:formula="of:=OR([.H4];[.I4];[.J4])" office:value-type="boolean" office:boolean-value="true" calcext:value-type="boolean">
            <text:p>WAHR</text:p>
          </table:table-cell>
          <table:table-cell table:style-name="ce27" table:formula="of:=IF([$Themenliste.$J4] = 1)" office:value-type="boolean" office:boolean-value="true" calcext:value-type="boolean">
            <text:p>WAHR</text:p>
          </table:table-cell>
          <table:table-cell table:style-name="ce27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];[$Themenliste.$A5];&quot;&quot;)" office:value-type="string" office:string-value="1.1.d" calcext:value-type="string">
            <text:p>1.1.d</text:p>
          </table:table-cell>
          <table:table-cell table:style-name="ce25" table:formula="of:=IF([.$G5];[$Themenliste.$B5];&quot;&quot;)" office:value-type="string" office:string-value="Der Ausbildungsbetrieb" calcext:value-type="string">
            <text:p>Der Ausbildungsbetrieb</text:p>
          </table:table-cell>
          <table:table-cell table:style-name="ce25" table:formula="of:=IF([.$G5];[$Themenliste.$C5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5];[$Themenliste.$D5];&quot;&quot;)" office:value-type="string" office:string-value="d" calcext:value-type="string">
            <text:p>d</text:p>
          </table:table-cell>
          <table:table-cell table:style-name="ce25" table:formula="of:=IF([.$G5];[$Themenliste.$E5];&quot;&quot;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 office:value-type="string" office:string-value="1" calcext:value-type="string">
            <text:p>1</text:p>
          </table:table-cell>
          <table:table-cell table:style-name="ce27" table:formula="of:=AND([.K5];[.M5])" office:value-type="boolean" office:boolean-value="true" calcext:value-type="boolean">
            <text:p>WAHR</text:p>
          </table:table-cell>
          <table:table-cell table:style-name="ce27" table:formula="of:=AND([$Themenliste.$K5] = 1;[$Variablen.$A$2] = 1)" office:value-type="boolean" office:boolean-value="true" calcext:value-type="boolean">
            <text:p>WAHR</text:p>
          </table:table-cell>
          <table:table-cell table:style-name="ce27" table:formula="of:=AND([$Themenliste.$L5] = 1;[$Variablen.$B$2] = 1)" office:value-type="boolean" office:boolean-value="false" calcext:value-type="boolean">
            <text:p>FALSCH</text:p>
          </table:table-cell>
          <table:table-cell table:style-name="ce27" table:formula="of:=AND([$Themenliste.$M5] = 1;[$Variablen.$C$2] = 1)" office:value-type="boolean" office:boolean-value="false" calcext:value-type="boolean">
            <text:p>FALSCH</text:p>
          </table:table-cell>
          <table:table-cell table:style-name="ce27" table:formula="of:=OR([.H5];[.I5];[.J5])" office:value-type="boolean" office:boolean-value="true" calcext:value-type="boolean">
            <text:p>WAHR</text:p>
          </table:table-cell>
          <table:table-cell table:style-name="ce27" table:formula="of:=IF([$Themenliste.$J5] = 1)" office:value-type="boolean" office:boolean-value="true" calcext:value-type="boolean">
            <text:p>WAHR</text:p>
          </table:table-cell>
          <table:table-cell table:style-name="ce27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];[$Themenliste.$A6];&quot;&quot;)" office:value-type="string" office:string-value="1.2.a" calcext:value-type="string">
            <text:p>1.2.a</text:p>
          </table:table-cell>
          <table:table-cell table:style-name="ce25" table:formula="of:=IF([.$G6];[$Themenliste.$B6];&quot;&quot;)" office:value-type="string" office:string-value="Der Ausbildungsbetrieb" calcext:value-type="string">
            <text:p>Der Ausbildungsbetrieb</text:p>
          </table:table-cell>
          <table:table-cell table:style-name="ce25" table:formula="of:=IF([.$G6];[$Themenliste.$C6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6];[$Themenliste.$D6];&quot;&quot;)" office:value-type="string" office:string-value="a" calcext:value-type="string">
            <text:p>a</text:p>
          </table:table-cell>
          <table:table-cell table:style-name="ce25" table:formula="of:=IF([.$G6];[$Themenliste.$E6];&quot;&quot;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 office:value-type="string" office:string-value="1" calcext:value-type="string">
            <text:p>1</text:p>
          </table:table-cell>
          <table:table-cell table:style-name="ce27" table:formula="of:=AND([.K6];[.M6])" office:value-type="boolean" office:boolean-value="true" calcext:value-type="boolean">
            <text:p>WAHR</text:p>
          </table:table-cell>
          <table:table-cell table:style-name="ce27" table:formula="of:=AND([$Themenliste.$K6] = 1;[$Variablen.$A$2] = 1)" office:value-type="boolean" office:boolean-value="true" calcext:value-type="boolean">
            <text:p>WAHR</text:p>
          </table:table-cell>
          <table:table-cell table:style-name="ce27" table:formula="of:=AND([$Themenliste.$L6] = 1;[$Variablen.$B$2] = 1)" office:value-type="boolean" office:boolean-value="false" calcext:value-type="boolean">
            <text:p>FALSCH</text:p>
          </table:table-cell>
          <table:table-cell table:style-name="ce27" table:formula="of:=AND([$Themenliste.$M6] = 1;[$Variablen.$C$2] = 1)" office:value-type="boolean" office:boolean-value="false" calcext:value-type="boolean">
            <text:p>FALSCH</text:p>
          </table:table-cell>
          <table:table-cell table:style-name="ce27" table:formula="of:=OR([.H6];[.I6];[.J6])" office:value-type="boolean" office:boolean-value="true" calcext:value-type="boolean">
            <text:p>WAHR</text:p>
          </table:table-cell>
          <table:table-cell table:style-name="ce27" table:formula="of:=IF([$Themenliste.$J6] = 1)" office:value-type="boolean" office:boolean-value="true" calcext:value-type="boolean">
            <text:p>WAHR</text:p>
          </table:table-cell>
          <table:table-cell table:style-name="ce27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];[$Themenliste.$A7];&quot;&quot;)" office:value-type="string" office:string-value="1.2.b" calcext:value-type="string">
            <text:p>1.2.b</text:p>
          </table:table-cell>
          <table:table-cell table:style-name="ce25" table:formula="of:=IF([.$G7];[$Themenliste.$B7];&quot;&quot;)" office:value-type="string" office:string-value="Der Ausbildungsbetrieb" calcext:value-type="string">
            <text:p>Der Ausbildungsbetrieb</text:p>
          </table:table-cell>
          <table:table-cell table:style-name="ce25" table:formula="of:=IF([.$G7];[$Themenliste.$C7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7];[$Themenliste.$D7];&quot;&quot;)" office:value-type="string" office:string-value="b" calcext:value-type="string">
            <text:p>b</text:p>
          </table:table-cell>
          <table:table-cell table:style-name="ce25" table:formula="of:=IF([.$G7];[$Themenliste.$E7];&quot;&quot;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 office:value-type="string" office:string-value="1" calcext:value-type="string">
            <text:p>1</text:p>
          </table:table-cell>
          <table:table-cell table:style-name="ce27" table:formula="of:=AND([.K7];[.M7])" office:value-type="boolean" office:boolean-value="true" calcext:value-type="boolean">
            <text:p>WAHR</text:p>
          </table:table-cell>
          <table:table-cell table:style-name="ce27" table:formula="of:=AND([$Themenliste.$K7] = 1;[$Variablen.$A$2] = 1)" office:value-type="boolean" office:boolean-value="true" calcext:value-type="boolean">
            <text:p>WAHR</text:p>
          </table:table-cell>
          <table:table-cell table:style-name="ce27" table:formula="of:=AND([$Themenliste.$L7] = 1;[$Variablen.$B$2] = 1)" office:value-type="boolean" office:boolean-value="false" calcext:value-type="boolean">
            <text:p>FALSCH</text:p>
          </table:table-cell>
          <table:table-cell table:style-name="ce27" table:formula="of:=AND([$Themenliste.$M7] = 1;[$Variablen.$C$2] = 1)" office:value-type="boolean" office:boolean-value="false" calcext:value-type="boolean">
            <text:p>FALSCH</text:p>
          </table:table-cell>
          <table:table-cell table:style-name="ce27" table:formula="of:=OR([.H7];[.I7];[.J7])" office:value-type="boolean" office:boolean-value="true" calcext:value-type="boolean">
            <text:p>WAHR</text:p>
          </table:table-cell>
          <table:table-cell table:style-name="ce27" table:formula="of:=IF([$Themenliste.$J7] = 1)" office:value-type="boolean" office:boolean-value="true" calcext:value-type="boolean">
            <text:p>WAHR</text:p>
          </table:table-cell>
          <table:table-cell table:style-name="ce27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];[$Themenliste.$A8];&quot;&quot;)" office:value-type="string" office:string-value="1.2.c" calcext:value-type="string">
            <text:p>1.2.c</text:p>
          </table:table-cell>
          <table:table-cell table:style-name="ce25"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style-name="ce25"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8];[$Themenliste.$D8];&quot;&quot;)" office:value-type="string" office:string-value="c" calcext:value-type="string">
            <text:p>c</text:p>
          </table:table-cell>
          <table:table-cell table:style-name="ce25"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7" table:formula="of:=AND([.K8];[.M8])" office:value-type="boolean" office:boolean-value="true" calcext:value-type="boolean">
            <text:p>WAHR</text:p>
          </table:table-cell>
          <table:table-cell table:style-name="ce27" table:formula="of:=AND([$Themenliste.$K8] = 1;[$Variablen.$A$2] = 1)" office:value-type="boolean" office:boolean-value="false" calcext:value-type="boolean">
            <text:p>FALSCH</text:p>
          </table:table-cell>
          <table:table-cell table:style-name="ce27" table:formula="of:=AND([$Themenliste.$L8] = 1;[$Variablen.$B$2] = 1)" office:value-type="boolean" office:boolean-value="false" calcext:value-type="boolean">
            <text:p>FALSCH</text:p>
          </table:table-cell>
          <table:table-cell table:style-name="ce27" table:formula="of:=AND([$Themenliste.$M8] = 1;[$Variablen.$C$2] = 1)" office:value-type="boolean" office:boolean-value="true" calcext:value-type="boolean">
            <text:p>WAHR</text:p>
          </table:table-cell>
          <table:table-cell table:style-name="ce27" table:formula="of:=OR([.H8];[.I8];[.J8])" office:value-type="boolean" office:boolean-value="true" calcext:value-type="boolean">
            <text:p>WAHR</text:p>
          </table:table-cell>
          <table:table-cell table:style-name="ce27" table:formula="of:=IF([$Themenliste.$J8] = 1)" office:value-type="boolean" office:boolean-value="true" calcext:value-type="boolean">
            <text:p>WAHR</text:p>
          </table:table-cell>
          <table:table-cell table:style-name="ce27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];[$Themenliste.$A9];&quot;&quot;)" office:value-type="string" office:string-value="1.2.d" calcext:value-type="string">
            <text:p>1.2.d</text:p>
          </table:table-cell>
          <table:table-cell table:style-name="ce25"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style-name="ce25"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9];[$Themenliste.$D9];&quot;&quot;)" office:value-type="string" office:string-value="d" calcext:value-type="string">
            <text:p>d</text:p>
          </table:table-cell>
          <table:table-cell table:style-name="ce25"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7" table:formula="of:=AND([.K9];[.M9])" office:value-type="boolean" office:boolean-value="true" calcext:value-type="boolean">
            <text:p>WAHR</text:p>
          </table:table-cell>
          <table:table-cell table:style-name="ce27" table:formula="of:=AND([$Themenliste.$K9] = 1;[$Variablen.$A$2] = 1)" office:value-type="boolean" office:boolean-value="false" calcext:value-type="boolean">
            <text:p>FALSCH</text:p>
          </table:table-cell>
          <table:table-cell table:style-name="ce27" table:formula="of:=AND([$Themenliste.$L9] = 1;[$Variablen.$B$2] = 1)" office:value-type="boolean" office:boolean-value="false" calcext:value-type="boolean">
            <text:p>FALSCH</text:p>
          </table:table-cell>
          <table:table-cell table:style-name="ce27" table:formula="of:=AND([$Themenliste.$M9] = 1;[$Variablen.$C$2] = 1)" office:value-type="boolean" office:boolean-value="true" calcext:value-type="boolean">
            <text:p>WAHR</text:p>
          </table:table-cell>
          <table:table-cell table:style-name="ce27" table:formula="of:=OR([.H9];[.I9];[.J9])" office:value-type="boolean" office:boolean-value="true" calcext:value-type="boolean">
            <text:p>WAHR</text:p>
          </table:table-cell>
          <table:table-cell table:style-name="ce27" table:formula="of:=IF([$Themenliste.$J9] = 1)" office:value-type="boolean" office:boolean-value="true" calcext:value-type="boolean">
            <text:p>WAHR</text:p>
          </table:table-cell>
          <table:table-cell table:style-name="ce27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];[$Themenliste.$A10];&quot;&quot;)" office:value-type="string" office:string-value="1.2.e" calcext:value-type="string">
            <text:p>1.2.e</text:p>
          </table:table-cell>
          <table:table-cell table:style-name="ce25" table:formula="of:=IF([.$G10];[$Themenliste.$B10];&quot;&quot;)" office:value-type="string" office:string-value="Der Ausbildungsbetrieb" calcext:value-type="string">
            <text:p>Der Ausbildungsbetrieb</text:p>
          </table:table-cell>
          <table:table-cell table:style-name="ce25" table:formula="of:=IF([.$G10];[$Themenliste.$C10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0];[$Themenliste.$D10];&quot;&quot;)" office:value-type="string" office:string-value="e" calcext:value-type="string">
            <text:p>e</text:p>
          </table:table-cell>
          <table:table-cell table:style-name="ce25" table:formula="of:=IF([.$G10];[$Themenliste.$E10];&quot;&quot;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 office:value-type="string" office:string-value="1" calcext:value-type="string">
            <text:p>1</text:p>
          </table:table-cell>
          <table:table-cell table:style-name="ce27" table:formula="of:=AND([.K10];[.M10])" office:value-type="boolean" office:boolean-value="true" calcext:value-type="boolean">
            <text:p>WAHR</text:p>
          </table:table-cell>
          <table:table-cell table:style-name="ce27" table:formula="of:=AND([$Themenliste.$K10] = 1;[$Variablen.$A$2] = 1)" office:value-type="boolean" office:boolean-value="true" calcext:value-type="boolean">
            <text:p>WAHR</text:p>
          </table:table-cell>
          <table:table-cell table:style-name="ce27" table:formula="of:=AND([$Themenliste.$L10] = 1;[$Variablen.$B$2] = 1)" office:value-type="boolean" office:boolean-value="false" calcext:value-type="boolean">
            <text:p>FALSCH</text:p>
          </table:table-cell>
          <table:table-cell table:style-name="ce27" table:formula="of:=AND([$Themenliste.$M10] = 1;[$Variablen.$C$2] = 1)" office:value-type="boolean" office:boolean-value="false" calcext:value-type="boolean">
            <text:p>FALSCH</text:p>
          </table:table-cell>
          <table:table-cell table:style-name="ce27" table:formula="of:=OR([.H10];[.I10];[.J10])" office:value-type="boolean" office:boolean-value="true" calcext:value-type="boolean">
            <text:p>WAHR</text:p>
          </table:table-cell>
          <table:table-cell table:style-name="ce27" table:formula="of:=IF([$Themenliste.$J10] = 1)" office:value-type="boolean" office:boolean-value="true" calcext:value-type="boolean">
            <text:p>WAHR</text:p>
          </table:table-cell>
          <table:table-cell table:style-name="ce27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];[$Themenliste.$A11];&quot;&quot;)" office:value-type="string" office:string-value="1.2.f" calcext:value-type="string">
            <text:p>1.2.f</text:p>
          </table:table-cell>
          <table:table-cell table:style-name="ce25" table:formula="of:=IF([.$G11];[$Themenliste.$B11];&quot;&quot;)" office:value-type="string" office:string-value="Der Ausbildungsbetrieb" calcext:value-type="string">
            <text:p>Der Ausbildungsbetrieb</text:p>
          </table:table-cell>
          <table:table-cell table:style-name="ce25" table:formula="of:=IF([.$G11];[$Themenliste.$C11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1];[$Themenliste.$D11];&quot;&quot;)" office:value-type="string" office:string-value="f" calcext:value-type="string">
            <text:p>f</text:p>
          </table:table-cell>
          <table:table-cell table:style-name="ce25" table:formula="of:=IF([.$G11];[$Themenliste.$E11];&quot;&quot;)" office:value-type="string" office:string-value="eigene Entgeltabrechnung erläutern" calcext:value-type="string">
            <text:p>eigene Entgeltabrechnung erläutern</text:p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 office:value-type="string" office:string-value="1" calcext:value-type="string">
            <text:p>1</text:p>
          </table:table-cell>
          <table:table-cell table:style-name="ce27" table:formula="of:=AND([.K11];[.M11])" office:value-type="boolean" office:boolean-value="true" calcext:value-type="boolean">
            <text:p>WAHR</text:p>
          </table:table-cell>
          <table:table-cell table:style-name="ce27" table:formula="of:=AND([$Themenliste.$K11] = 1;[$Variablen.$A$2] = 1)" office:value-type="boolean" office:boolean-value="true" calcext:value-type="boolean">
            <text:p>WAHR</text:p>
          </table:table-cell>
          <table:table-cell table:style-name="ce27" table:formula="of:=AND([$Themenliste.$L11] = 1;[$Variablen.$B$2] = 1)" office:value-type="boolean" office:boolean-value="false" calcext:value-type="boolean">
            <text:p>FALSCH</text:p>
          </table:table-cell>
          <table:table-cell table:style-name="ce27" table:formula="of:=AND([$Themenliste.$M11] = 1;[$Variablen.$C$2] = 1)" office:value-type="boolean" office:boolean-value="false" calcext:value-type="boolean">
            <text:p>FALSCH</text:p>
          </table:table-cell>
          <table:table-cell table:style-name="ce27" table:formula="of:=OR([.H11];[.I11];[.J11])" office:value-type="boolean" office:boolean-value="true" calcext:value-type="boolean">
            <text:p>WAHR</text:p>
          </table:table-cell>
          <table:table-cell table:style-name="ce27" table:formula="of:=IF([$Themenliste.$J11] = 1)" office:value-type="boolean" office:boolean-value="true" calcext:value-type="boolean">
            <text:p>WAHR</text:p>
          </table:table-cell>
          <table:table-cell table:style-name="ce27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2];[$Themenliste.$A12];&quot;&quot;)" office:value-type="string" office:string-value="1.2.g" calcext:value-type="string">
            <text:p>1.2.g</text:p>
          </table:table-cell>
          <table:table-cell table:style-name="ce25" table:formula="of:=IF([.$G12];[$Themenliste.$B12];&quot;&quot;)" office:value-type="string" office:string-value="Der Ausbildungsbetrieb" calcext:value-type="string">
            <text:p>Der Ausbildungsbetrieb</text:p>
          </table:table-cell>
          <table:table-cell table:style-name="ce25" table:formula="of:=IF([.$G12];[$Themenliste.$C12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2];[$Themenliste.$D12];&quot;&quot;)" office:value-type="string" office:string-value="g" calcext:value-type="string">
            <text:p>g</text:p>
          </table:table-cell>
          <table:table-cell table:style-name="ce25" table:formula="of:=IF([.$G12];[$Themenliste.$E12];&quot;&quot;)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 office:value-type="string" office:string-value="1" calcext:value-type="string">
            <text:p>1</text:p>
          </table:table-cell>
          <table:table-cell table:style-name="ce27" table:formula="of:=AND([.K12];[.M12])" office:value-type="boolean" office:boolean-value="true" calcext:value-type="boolean">
            <text:p>WAHR</text:p>
          </table:table-cell>
          <table:table-cell table:style-name="ce27" table:formula="of:=AND([$Themenliste.$K12] = 1;[$Variablen.$A$2] = 1)" office:value-type="boolean" office:boolean-value="true" calcext:value-type="boolean">
            <text:p>WAHR</text:p>
          </table:table-cell>
          <table:table-cell table:style-name="ce27" table:formula="of:=AND([$Themenliste.$L12] = 1;[$Variablen.$B$2] = 1)" office:value-type="boolean" office:boolean-value="false" calcext:value-type="boolean">
            <text:p>FALSCH</text:p>
          </table:table-cell>
          <table:table-cell table:style-name="ce27" table:formula="of:=AND([$Themenliste.$M12] = 1;[$Variablen.$C$2] = 1)" office:value-type="boolean" office:boolean-value="false" calcext:value-type="boolean">
            <text:p>FALSCH</text:p>
          </table:table-cell>
          <table:table-cell table:style-name="ce27" table:formula="of:=OR([.H12];[.I12];[.J12])" office:value-type="boolean" office:boolean-value="true" calcext:value-type="boolean">
            <text:p>WAHR</text:p>
          </table:table-cell>
          <table:table-cell table:style-name="ce27" table:formula="of:=IF([$Themenliste.$J12] = 1)" office:value-type="boolean" office:boolean-value="true" calcext:value-type="boolean">
            <text:p>WAHR</text:p>
          </table:table-cell>
          <table:table-cell table:style-name="ce27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];[$Themenliste.$A13];&quot;&quot;)" office:value-type="string" office:string-value="1.3.a" calcext:value-type="string">
            <text:p>1.3.a</text:p>
          </table:table-cell>
          <table:table-cell table:style-name="ce25"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style-name="ce25"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3];[$Themenliste.$D13];&quot;&quot;)" office:value-type="string" office:string-value="a" calcext:value-type="string">
            <text:p>a</text:p>
          </table:table-cell>
          <table:table-cell table:style-name="ce25"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1,3" calcext:value-type="string">
            <text:p>1,3</text:p>
          </table:table-cell>
          <table:table-cell table:style-name="ce27" table:formula="of:=AND([.K13];[.M13])" office:value-type="boolean" office:boolean-value="true" calcext:value-type="boolean">
            <text:p>WAHR</text:p>
          </table:table-cell>
          <table:table-cell table:style-name="ce27" table:formula="of:=AND([$Themenliste.$K13] = 1;[$Variablen.$A$2] = 1)" office:value-type="boolean" office:boolean-value="true" calcext:value-type="boolean">
            <text:p>WAHR</text:p>
          </table:table-cell>
          <table:table-cell table:style-name="ce27" table:formula="of:=AND([$Themenliste.$L13] = 1;[$Variablen.$B$2] = 1)" office:value-type="boolean" office:boolean-value="false" calcext:value-type="boolean">
            <text:p>FALSCH</text:p>
          </table:table-cell>
          <table:table-cell table:style-name="ce27" table:formula="of:=AND([$Themenliste.$M13] = 1;[$Variablen.$C$2] = 1)" office:value-type="boolean" office:boolean-value="true" calcext:value-type="boolean">
            <text:p>WAHR</text:p>
          </table:table-cell>
          <table:table-cell table:style-name="ce27" table:formula="of:=OR([.H13];[.I13];[.J13])" office:value-type="boolean" office:boolean-value="true" calcext:value-type="boolean">
            <text:p>WAHR</text:p>
          </table:table-cell>
          <table:table-cell table:style-name="ce27" table:formula="of:=IF([$Themenliste.$J13] = 1)" office:value-type="boolean" office:boolean-value="true" calcext:value-type="boolean">
            <text:p>WAHR</text:p>
          </table:table-cell>
          <table:table-cell table:style-name="ce27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];[$Themenliste.$A14];&quot;&quot;)" office:value-type="string" office:string-value="1.3.b" calcext:value-type="string">
            <text:p>1.3.b</text:p>
          </table:table-cell>
          <table:table-cell table:style-name="ce25"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style-name="ce25"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4];[$Themenliste.$D14];&quot;&quot;)" office:value-type="string" office:string-value="b" calcext:value-type="string">
            <text:p>b</text:p>
          </table:table-cell>
          <table:table-cell table:style-name="ce25"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1,3" calcext:value-type="string">
            <text:p>1,3</text:p>
          </table:table-cell>
          <table:table-cell table:style-name="ce27" table:formula="of:=AND([.K14];[.M14])" office:value-type="boolean" office:boolean-value="true" calcext:value-type="boolean">
            <text:p>WAHR</text:p>
          </table:table-cell>
          <table:table-cell table:style-name="ce27" table:formula="of:=AND([$Themenliste.$K14] = 1;[$Variablen.$A$2] = 1)" office:value-type="boolean" office:boolean-value="true" calcext:value-type="boolean">
            <text:p>WAHR</text:p>
          </table:table-cell>
          <table:table-cell table:style-name="ce27" table:formula="of:=AND([$Themenliste.$L14] = 1;[$Variablen.$B$2] = 1)" office:value-type="boolean" office:boolean-value="false" calcext:value-type="boolean">
            <text:p>FALSCH</text:p>
          </table:table-cell>
          <table:table-cell table:style-name="ce27" table:formula="of:=AND([$Themenliste.$M14] = 1;[$Variablen.$C$2] = 1)" office:value-type="boolean" office:boolean-value="true" calcext:value-type="boolean">
            <text:p>WAHR</text:p>
          </table:table-cell>
          <table:table-cell table:style-name="ce27" table:formula="of:=OR([.H14];[.I14];[.J14])" office:value-type="boolean" office:boolean-value="true" calcext:value-type="boolean">
            <text:p>WAHR</text:p>
          </table:table-cell>
          <table:table-cell table:style-name="ce27" table:formula="of:=IF([$Themenliste.$J14] = 1)" office:value-type="boolean" office:boolean-value="true" calcext:value-type="boolean">
            <text:p>WAHR</text:p>
          </table:table-cell>
          <table:table-cell table:style-name="ce27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];[$Themenliste.$A15];&quot;&quot;)" office:value-type="string" office:string-value="1.3.c" calcext:value-type="string">
            <text:p>1.3.c</text:p>
          </table:table-cell>
          <table:table-cell table:style-name="ce25"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style-name="ce25"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5];[$Themenliste.$D15];&quot;&quot;)" office:value-type="string" office:string-value="c" calcext:value-type="string">
            <text:p>c</text:p>
          </table:table-cell>
          <table:table-cell table:style-name="ce25"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1,3" calcext:value-type="string">
            <text:p>1,3</text:p>
          </table:table-cell>
          <table:table-cell table:style-name="ce27" table:formula="of:=AND([.K15];[.M15])" office:value-type="boolean" office:boolean-value="true" calcext:value-type="boolean">
            <text:p>WAHR</text:p>
          </table:table-cell>
          <table:table-cell table:style-name="ce27" table:formula="of:=AND([$Themenliste.$K15] = 1;[$Variablen.$A$2] = 1)" office:value-type="boolean" office:boolean-value="true" calcext:value-type="boolean">
            <text:p>WAHR</text:p>
          </table:table-cell>
          <table:table-cell table:style-name="ce27" table:formula="of:=AND([$Themenliste.$L15] = 1;[$Variablen.$B$2] = 1)" office:value-type="boolean" office:boolean-value="false" calcext:value-type="boolean">
            <text:p>FALSCH</text:p>
          </table:table-cell>
          <table:table-cell table:style-name="ce27" table:formula="of:=AND([$Themenliste.$M15] = 1;[$Variablen.$C$2] = 1)" office:value-type="boolean" office:boolean-value="true" calcext:value-type="boolean">
            <text:p>WAHR</text:p>
          </table:table-cell>
          <table:table-cell table:style-name="ce27" table:formula="of:=OR([.H15];[.I15];[.J15])" office:value-type="boolean" office:boolean-value="true" calcext:value-type="boolean">
            <text:p>WAHR</text:p>
          </table:table-cell>
          <table:table-cell table:style-name="ce27" table:formula="of:=IF([$Themenliste.$J15] = 1)" office:value-type="boolean" office:boolean-value="true" calcext:value-type="boolean">
            <text:p>WAHR</text:p>
          </table:table-cell>
          <table:table-cell table:style-name="ce27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];[$Themenliste.$A16];&quot;&quot;)" office:value-type="string" office:string-value="1.3.d" calcext:value-type="string">
            <text:p>1.3.d</text:p>
          </table:table-cell>
          <table:table-cell table:style-name="ce25"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style-name="ce25"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6];[$Themenliste.$D16];&quot;&quot;)" office:value-type="string" office:string-value="d" calcext:value-type="string">
            <text:p>d</text:p>
          </table:table-cell>
          <table:table-cell table:style-name="ce25"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1,3" calcext:value-type="string">
            <text:p>1,3</text:p>
          </table:table-cell>
          <table:table-cell table:style-name="ce27" table:formula="of:=AND([.K16];[.M16])" office:value-type="boolean" office:boolean-value="true" calcext:value-type="boolean">
            <text:p>WAHR</text:p>
          </table:table-cell>
          <table:table-cell table:style-name="ce27" table:formula="of:=AND([$Themenliste.$K16] = 1;[$Variablen.$A$2] = 1)" office:value-type="boolean" office:boolean-value="true" calcext:value-type="boolean">
            <text:p>WAHR</text:p>
          </table:table-cell>
          <table:table-cell table:style-name="ce27" table:formula="of:=AND([$Themenliste.$L16] = 1;[$Variablen.$B$2] = 1)" office:value-type="boolean" office:boolean-value="false" calcext:value-type="boolean">
            <text:p>FALSCH</text:p>
          </table:table-cell>
          <table:table-cell table:style-name="ce27" table:formula="of:=AND([$Themenliste.$M16] = 1;[$Variablen.$C$2] = 1)" office:value-type="boolean" office:boolean-value="true" calcext:value-type="boolean">
            <text:p>WAHR</text:p>
          </table:table-cell>
          <table:table-cell table:style-name="ce27" table:formula="of:=OR([.H16];[.I16];[.J16])" office:value-type="boolean" office:boolean-value="true" calcext:value-type="boolean">
            <text:p>WAHR</text:p>
          </table:table-cell>
          <table:table-cell table:style-name="ce27" table:formula="of:=IF([$Themenliste.$J16] = 1)" office:value-type="boolean" office:boolean-value="true" calcext:value-type="boolean">
            <text:p>WAHR</text:p>
          </table:table-cell>
          <table:table-cell table:style-name="ce27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17];[$Themenliste.$A17];&quot;&quot;)" office:value-type="string" office:string-value="1.4.a" calcext:value-type="string">
            <text:p>1.4.a</text:p>
          </table:table-cell>
          <table:table-cell table:style-name="ce25"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style-name="ce25" table:formula="of:=IF([.$G17];[$Themenliste.$C17];&quot;&quot;)" office:value-type="string" office:string-value="Umweltschutz" calcext:value-type="string">
            <text:p>Umweltschutz</text:p>
          </table:table-cell>
          <table:table-cell table:style-name="ce22" table:formula="of:=IF([.$G17];[$Themenliste.$D17];&quot;&quot;)" office:value-type="string" office:string-value="a" calcext:value-type="string">
            <text:p>a</text:p>
          </table:table-cell>
          <table:table-cell table:style-name="ce25"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1,3" calcext:value-type="string">
            <text:p>1,3</text:p>
          </table:table-cell>
          <table:table-cell table:style-name="ce27" table:formula="of:=AND([.K17];[.M17])" office:value-type="boolean" office:boolean-value="true" calcext:value-type="boolean">
            <text:p>WAHR</text:p>
          </table:table-cell>
          <table:table-cell table:style-name="ce27" table:formula="of:=AND([$Themenliste.$K17] = 1;[$Variablen.$A$2] = 1)" office:value-type="boolean" office:boolean-value="true" calcext:value-type="boolean">
            <text:p>WAHR</text:p>
          </table:table-cell>
          <table:table-cell table:style-name="ce27" table:formula="of:=AND([$Themenliste.$L17] = 1;[$Variablen.$B$2] = 1)" office:value-type="boolean" office:boolean-value="false" calcext:value-type="boolean">
            <text:p>FALSCH</text:p>
          </table:table-cell>
          <table:table-cell table:style-name="ce27" table:formula="of:=AND([$Themenliste.$M17] = 1;[$Variablen.$C$2] = 1)" office:value-type="boolean" office:boolean-value="true" calcext:value-type="boolean">
            <text:p>WAHR</text:p>
          </table:table-cell>
          <table:table-cell table:style-name="ce27" table:formula="of:=OR([.H17];[.I17];[.J17])" office:value-type="boolean" office:boolean-value="true" calcext:value-type="boolean">
            <text:p>WAHR</text:p>
          </table:table-cell>
          <table:table-cell table:style-name="ce27" table:formula="of:=IF([$Themenliste.$J17] = 1)" office:value-type="boolean" office:boolean-value="true" calcext:value-type="boolean">
            <text:p>WAHR</text:p>
          </table:table-cell>
          <table:table-cell table:style-name="ce27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];[$Themenliste.$A18];&quot;&quot;)" office:value-type="string" office:string-value="1.4.b" calcext:value-type="string">
            <text:p>1.4.b</text:p>
          </table:table-cell>
          <table:table-cell table:style-name="ce25"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style-name="ce25" table:formula="of:=IF([.$G18];[$Themenliste.$C18];&quot;&quot;)" office:value-type="string" office:string-value="Umweltschutz" calcext:value-type="string">
            <text:p>Umweltschutz</text:p>
          </table:table-cell>
          <table:table-cell table:style-name="ce22" table:formula="of:=IF([.$G18];[$Themenliste.$D18];&quot;&quot;)" office:value-type="string" office:string-value="b" calcext:value-type="string">
            <text:p>b</text:p>
          </table:table-cell>
          <table:table-cell table:style-name="ce25"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1,2,3" calcext:value-type="string">
            <text:p>1,2,3</text:p>
          </table:table-cell>
          <table:table-cell table:style-name="ce27" table:formula="of:=AND([.K18];[.M18])" office:value-type="boolean" office:boolean-value="true" calcext:value-type="boolean">
            <text:p>WAHR</text:p>
          </table:table-cell>
          <table:table-cell table:style-name="ce27" table:formula="of:=AND([$Themenliste.$K18] = 1;[$Variablen.$A$2] = 1)" office:value-type="boolean" office:boolean-value="true" calcext:value-type="boolean">
            <text:p>WAHR</text:p>
          </table:table-cell>
          <table:table-cell table:style-name="ce27" table:formula="of:=AND([$Themenliste.$L18] = 1;[$Variablen.$B$2] = 1)" office:value-type="boolean" office:boolean-value="true" calcext:value-type="boolean">
            <text:p>WAHR</text:p>
          </table:table-cell>
          <table:table-cell table:style-name="ce27" table:formula="of:=AND([$Themenliste.$M18] = 1;[$Variablen.$C$2] = 1)" office:value-type="boolean" office:boolean-value="true" calcext:value-type="boolean">
            <text:p>WAHR</text:p>
          </table:table-cell>
          <table:table-cell table:style-name="ce27" table:formula="of:=OR([.H18];[.I18];[.J18])" office:value-type="boolean" office:boolean-value="true" calcext:value-type="boolean">
            <text:p>WAHR</text:p>
          </table:table-cell>
          <table:table-cell table:style-name="ce27" table:formula="of:=IF([$Themenliste.$J18] = 1)" office:value-type="boolean" office:boolean-value="true" calcext:value-type="boolean">
            <text:p>WAHR</text:p>
          </table:table-cell>
          <table:table-cell table:style-name="ce27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];[$Themenliste.$A19];&quot;&quot;)" office:value-type="string" office:string-value="1.4.c" calcext:value-type="string">
            <text:p>1.4.c</text:p>
          </table:table-cell>
          <table:table-cell table:style-name="ce25"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style-name="ce25" table:formula="of:=IF([.$G19];[$Themenliste.$C19];&quot;&quot;)" office:value-type="string" office:string-value="Umweltschutz" calcext:value-type="string">
            <text:p>Umweltschutz</text:p>
          </table:table-cell>
          <table:table-cell table:style-name="ce22" table:formula="of:=IF([.$G19];[$Themenliste.$D19];&quot;&quot;)" office:value-type="string" office:string-value="c" calcext:value-type="string">
            <text:p>c</text:p>
          </table:table-cell>
          <table:table-cell table:style-name="ce25"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1,2,3" calcext:value-type="string">
            <text:p>1,2,3</text:p>
          </table:table-cell>
          <table:table-cell table:style-name="ce27" table:formula="of:=AND([.K19];[.M19])" office:value-type="boolean" office:boolean-value="true" calcext:value-type="boolean">
            <text:p>WAHR</text:p>
          </table:table-cell>
          <table:table-cell table:style-name="ce27" table:formula="of:=AND([$Themenliste.$K19] = 1;[$Variablen.$A$2] = 1)" office:value-type="boolean" office:boolean-value="true" calcext:value-type="boolean">
            <text:p>WAHR</text:p>
          </table:table-cell>
          <table:table-cell table:style-name="ce27" table:formula="of:=AND([$Themenliste.$L19] = 1;[$Variablen.$B$2] = 1)" office:value-type="boolean" office:boolean-value="true" calcext:value-type="boolean">
            <text:p>WAHR</text:p>
          </table:table-cell>
          <table:table-cell table:style-name="ce27" table:formula="of:=AND([$Themenliste.$M19] = 1;[$Variablen.$C$2] = 1)" office:value-type="boolean" office:boolean-value="true" calcext:value-type="boolean">
            <text:p>WAHR</text:p>
          </table:table-cell>
          <table:table-cell table:style-name="ce27" table:formula="of:=OR([.H19];[.I19];[.J19])" office:value-type="boolean" office:boolean-value="true" calcext:value-type="boolean">
            <text:p>WAHR</text:p>
          </table:table-cell>
          <table:table-cell table:style-name="ce27" table:formula="of:=IF([$Themenliste.$J19] = 1)" office:value-type="boolean" office:boolean-value="true" calcext:value-type="boolean">
            <text:p>WAHR</text:p>
          </table:table-cell>
          <table:table-cell table:style-name="ce27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];[$Themenliste.$A20];&quot;&quot;)" office:value-type="string" office:string-value="1.4.d" calcext:value-type="string">
            <text:p>1.4.d</text:p>
          </table:table-cell>
          <table:table-cell table:style-name="ce25"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style-name="ce25" table:formula="of:=IF([.$G20];[$Themenliste.$C20];&quot;&quot;)" office:value-type="string" office:string-value="Umweltschutz" calcext:value-type="string">
            <text:p>Umweltschutz</text:p>
          </table:table-cell>
          <table:table-cell table:style-name="ce22" table:formula="of:=IF([.$G20];[$Themenliste.$D20];&quot;&quot;)" office:value-type="string" office:string-value="d" calcext:value-type="string">
            <text:p>d</text:p>
          </table:table-cell>
          <table:table-cell table:style-name="ce25"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1,2,3" calcext:value-type="string">
            <text:p>1,2,3</text:p>
          </table:table-cell>
          <table:table-cell table:style-name="ce27" table:formula="of:=AND([.K20];[.M20])" office:value-type="boolean" office:boolean-value="true" calcext:value-type="boolean">
            <text:p>WAHR</text:p>
          </table:table-cell>
          <table:table-cell table:style-name="ce27" table:formula="of:=AND([$Themenliste.$K20] = 1;[$Variablen.$A$2] = 1)" office:value-type="boolean" office:boolean-value="true" calcext:value-type="boolean">
            <text:p>WAHR</text:p>
          </table:table-cell>
          <table:table-cell table:style-name="ce27" table:formula="of:=AND([$Themenliste.$L20] = 1;[$Variablen.$B$2] = 1)" office:value-type="boolean" office:boolean-value="true" calcext:value-type="boolean">
            <text:p>WAHR</text:p>
          </table:table-cell>
          <table:table-cell table:style-name="ce27" table:formula="of:=AND([$Themenliste.$M20] = 1;[$Variablen.$C$2] = 1)" office:value-type="boolean" office:boolean-value="true" calcext:value-type="boolean">
            <text:p>WAHR</text:p>
          </table:table-cell>
          <table:table-cell table:style-name="ce27" table:formula="of:=OR([.H20];[.I20];[.J20])" office:value-type="boolean" office:boolean-value="true" calcext:value-type="boolean">
            <text:p>WAHR</text:p>
          </table:table-cell>
          <table:table-cell table:style-name="ce27" table:formula="of:=IF([$Themenliste.$J20] = 1)" office:value-type="boolean" office:boolean-value="true" calcext:value-type="boolean">
            <text:p>WAHR</text:p>
          </table:table-cell>
          <table:table-cell table:style-name="ce27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];[$Themenliste.$A21];&quot;&quot;)" office:value-type="string" office:string-value="2.1.a" calcext:value-type="string">
            <text:p>2.1.a</text:p>
          </table:table-cell>
          <table:table-cell table:style-name="ce25"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1];[$Themenliste.$D21];&quot;&quot;)" office:value-type="string" office:string-value="a" calcext:value-type="string">
            <text:p>a</text:p>
          </table:table-cell>
          <table:table-cell table:style-name="ce25"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7" table:formula="of:=AND([.K21];[.M21])" office:value-type="boolean" office:boolean-value="true" calcext:value-type="boolean">
            <text:p>WAHR</text:p>
          </table:table-cell>
          <table:table-cell table:style-name="ce27" table:formula="of:=AND([$Themenliste.$K21] = 1;[$Variablen.$A$2] = 1)" office:value-type="boolean" office:boolean-value="true" calcext:value-type="boolean">
            <text:p>WAHR</text:p>
          </table:table-cell>
          <table:table-cell table:style-name="ce27" table:formula="of:=AND([$Themenliste.$L21] = 1;[$Variablen.$B$2] = 1)" office:value-type="boolean" office:boolean-value="false" calcext:value-type="boolean">
            <text:p>FALSCH</text:p>
          </table:table-cell>
          <table:table-cell table:style-name="ce27" table:formula="of:=AND([$Themenliste.$M21] = 1;[$Variablen.$C$2] = 1)" office:value-type="boolean" office:boolean-value="false" calcext:value-type="boolean">
            <text:p>FALSCH</text:p>
          </table:table-cell>
          <table:table-cell table:style-name="ce27" table:formula="of:=OR([.H21];[.I21];[.J21])" office:value-type="boolean" office:boolean-value="true" calcext:value-type="boolean">
            <text:p>WAHR</text:p>
          </table:table-cell>
          <table:table-cell table:style-name="ce27" table:formula="of:=IF([$Themenliste.$J21] = 1)" office:value-type="boolean" office:boolean-value="true" calcext:value-type="boolean">
            <text:p>WAHR</text:p>
          </table:table-cell>
          <table:table-cell table:style-name="ce27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];[$Themenliste.$A22];&quot;&quot;)" office:value-type="string" office:string-value="2.1.b" calcext:value-type="string">
            <text:p>2.1.b</text:p>
          </table:table-cell>
          <table:table-cell table:style-name="ce25" table:formula="of:=IF([.$G22];[$Themenliste.$B2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2];[$Themenliste.$C22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2];[$Themenliste.$D22];&quot;&quot;)" office:value-type="string" office:string-value="b" calcext:value-type="string">
            <text:p>b</text:p>
          </table:table-cell>
          <table:table-cell table:style-name="ce25" table:formula="of:=IF([.$G22];[$Themenliste.$E22];&quot;&quot;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 office:value-type="string" office:string-value="1" calcext:value-type="string">
            <text:p>1</text:p>
          </table:table-cell>
          <table:table-cell table:style-name="ce27" table:formula="of:=AND([.K22];[.M22])" office:value-type="boolean" office:boolean-value="true" calcext:value-type="boolean">
            <text:p>WAHR</text:p>
          </table:table-cell>
          <table:table-cell table:style-name="ce27" table:formula="of:=AND([$Themenliste.$K22] = 1;[$Variablen.$A$2] = 1)" office:value-type="boolean" office:boolean-value="true" calcext:value-type="boolean">
            <text:p>WAHR</text:p>
          </table:table-cell>
          <table:table-cell table:style-name="ce27" table:formula="of:=AND([$Themenliste.$L22] = 1;[$Variablen.$B$2] = 1)" office:value-type="boolean" office:boolean-value="false" calcext:value-type="boolean">
            <text:p>FALSCH</text:p>
          </table:table-cell>
          <table:table-cell table:style-name="ce27" table:formula="of:=AND([$Themenliste.$M22] = 1;[$Variablen.$C$2] = 1)" office:value-type="boolean" office:boolean-value="false" calcext:value-type="boolean">
            <text:p>FALSCH</text:p>
          </table:table-cell>
          <table:table-cell table:style-name="ce27" table:formula="of:=OR([.H22];[.I22];[.J22])" office:value-type="boolean" office:boolean-value="true" calcext:value-type="boolean">
            <text:p>WAHR</text:p>
          </table:table-cell>
          <table:table-cell table:style-name="ce27" table:formula="of:=IF([$Themenliste.$J22] = 1)" office:value-type="boolean" office:boolean-value="true" calcext:value-type="boolean">
            <text:p>WAHR</text:p>
          </table:table-cell>
          <table:table-cell table:style-name="ce27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3];[$Themenliste.$A23];&quot;&quot;)" office:value-type="string" office:string-value="2.1.c" calcext:value-type="string">
            <text:p>2.1.c</text:p>
          </table:table-cell>
          <table:table-cell table:style-name="ce25"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3];[$Themenliste.$D23];&quot;&quot;)" office:value-type="string" office:string-value="c" calcext:value-type="string">
            <text:p>c</text:p>
          </table:table-cell>
          <table:table-cell table:style-name="ce25"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7" table:formula="of:=AND([.K23];[.M23])" office:value-type="boolean" office:boolean-value="true" calcext:value-type="boolean">
            <text:p>WAHR</text:p>
          </table:table-cell>
          <table:table-cell table:style-name="ce27" table:formula="of:=AND([$Themenliste.$K23] = 1;[$Variablen.$A$2] = 1)" office:value-type="boolean" office:boolean-value="true" calcext:value-type="boolean">
            <text:p>WAHR</text:p>
          </table:table-cell>
          <table:table-cell table:style-name="ce27" table:formula="of:=AND([$Themenliste.$L23] = 1;[$Variablen.$B$2] = 1)" office:value-type="boolean" office:boolean-value="false" calcext:value-type="boolean">
            <text:p>FALSCH</text:p>
          </table:table-cell>
          <table:table-cell table:style-name="ce27" table:formula="of:=AND([$Themenliste.$M23] = 1;[$Variablen.$C$2] = 1)" office:value-type="boolean" office:boolean-value="false" calcext:value-type="boolean">
            <text:p>FALSCH</text:p>
          </table:table-cell>
          <table:table-cell table:style-name="ce27" table:formula="of:=OR([.H23];[.I23];[.J23])" office:value-type="boolean" office:boolean-value="true" calcext:value-type="boolean">
            <text:p>WAHR</text:p>
          </table:table-cell>
          <table:table-cell table:style-name="ce27" table:formula="of:=IF([$Themenliste.$J23] = 1)" office:value-type="boolean" office:boolean-value="true" calcext:value-type="boolean">
            <text:p>WAHR</text:p>
          </table:table-cell>
          <table:table-cell table:style-name="ce27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4];[$Themenliste.$A24];&quot;&quot;)" office:value-type="string" office:string-value="2.1.d" calcext:value-type="string">
            <text:p>2.1.d</text:p>
          </table:table-cell>
          <table:table-cell table:style-name="ce25"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4];[$Themenliste.$D24];&quot;&quot;)" office:value-type="string" office:string-value="d" calcext:value-type="string">
            <text:p>d</text:p>
          </table:table-cell>
          <table:table-cell table:style-name="ce25"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7" table:formula="of:=AND([.K24];[.M24])" office:value-type="boolean" office:boolean-value="true" calcext:value-type="boolean">
            <text:p>WAHR</text:p>
          </table:table-cell>
          <table:table-cell table:style-name="ce27" table:formula="of:=AND([$Themenliste.$K24] = 1;[$Variablen.$A$2] = 1)" office:value-type="boolean" office:boolean-value="true" calcext:value-type="boolean">
            <text:p>WAHR</text:p>
          </table:table-cell>
          <table:table-cell table:style-name="ce27" table:formula="of:=AND([$Themenliste.$L24] = 1;[$Variablen.$B$2] = 1)" office:value-type="boolean" office:boolean-value="false" calcext:value-type="boolean">
            <text:p>FALSCH</text:p>
          </table:table-cell>
          <table:table-cell table:style-name="ce27" table:formula="of:=AND([$Themenliste.$M24] = 1;[$Variablen.$C$2] = 1)" office:value-type="boolean" office:boolean-value="false" calcext:value-type="boolean">
            <text:p>FALSCH</text:p>
          </table:table-cell>
          <table:table-cell table:style-name="ce27" table:formula="of:=OR([.H24];[.I24];[.J24])" office:value-type="boolean" office:boolean-value="true" calcext:value-type="boolean">
            <text:p>WAHR</text:p>
          </table:table-cell>
          <table:table-cell table:style-name="ce27" table:formula="of:=IF([$Themenliste.$J24] = 1)" office:value-type="boolean" office:boolean-value="true" calcext:value-type="boolean">
            <text:p>WAHR</text:p>
          </table:table-cell>
          <table:table-cell table:style-name="ce27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5];[$Themenliste.$A25];&quot;&quot;)" office:value-type="string" office:string-value="2.2.a" calcext:value-type="string">
            <text:p>2.2.a</text:p>
          </table:table-cell>
          <table:table-cell table:style-name="ce25" table:formula="of:=IF([.$G25];[$Themenliste.$B25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5];[$Themenliste.$C25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5];[$Themenliste.$D25];&quot;&quot;)" office:value-type="string" office:string-value="a" calcext:value-type="string">
            <text:p>a</text:p>
          </table:table-cell>
          <table:table-cell table:style-name="ce25" table:formula="of:=IF([.$G25];[$Themenliste.$E25];&quot;&quot;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 office:value-type="string" office:string-value="1" calcext:value-type="string">
            <text:p>1</text:p>
          </table:table-cell>
          <table:table-cell table:style-name="ce27" table:formula="of:=AND([.K25];[.M25])" office:value-type="boolean" office:boolean-value="true" calcext:value-type="boolean">
            <text:p>WAHR</text:p>
          </table:table-cell>
          <table:table-cell table:style-name="ce27" table:formula="of:=AND([$Themenliste.$K25] = 1;[$Variablen.$A$2] = 1)" office:value-type="boolean" office:boolean-value="true" calcext:value-type="boolean">
            <text:p>WAHR</text:p>
          </table:table-cell>
          <table:table-cell table:style-name="ce27" table:formula="of:=AND([$Themenliste.$L25] = 1;[$Variablen.$B$2] = 1)" office:value-type="boolean" office:boolean-value="false" calcext:value-type="boolean">
            <text:p>FALSCH</text:p>
          </table:table-cell>
          <table:table-cell table:style-name="ce27" table:formula="of:=AND([$Themenliste.$M25] = 1;[$Variablen.$C$2] = 1)" office:value-type="boolean" office:boolean-value="false" calcext:value-type="boolean">
            <text:p>FALSCH</text:p>
          </table:table-cell>
          <table:table-cell table:style-name="ce27" table:formula="of:=OR([.H25];[.I25];[.J25])" office:value-type="boolean" office:boolean-value="true" calcext:value-type="boolean">
            <text:p>WAHR</text:p>
          </table:table-cell>
          <table:table-cell table:style-name="ce27" table:formula="of:=IF([$Themenliste.$J25] = 1)" office:value-type="boolean" office:boolean-value="true" calcext:value-type="boolean">
            <text:p>WAHR</text:p>
          </table:table-cell>
          <table:table-cell table:style-name="ce27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6];[$Themenliste.$A26];&quot;&quot;)" office:value-type="string" office:string-value="2.2.b" calcext:value-type="string">
            <text:p>2.2.b</text:p>
          </table:table-cell>
          <table:table-cell table:style-name="ce25" table:formula="of:=IF([.$G26];[$Themenliste.$B26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6];[$Themenliste.$C26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6];[$Themenliste.$D26];&quot;&quot;)" office:value-type="string" office:string-value="b" calcext:value-type="string">
            <text:p>b</text:p>
          </table:table-cell>
          <table:table-cell table:style-name="ce25" table:formula="of:=IF([.$G26];[$Themenliste.$E26];&quot;&quot;)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 office:value-type="string" office:string-value="1" calcext:value-type="string">
            <text:p>1</text:p>
          </table:table-cell>
          <table:table-cell table:style-name="ce27" table:formula="of:=AND([.K26];[.M26])" office:value-type="boolean" office:boolean-value="true" calcext:value-type="boolean">
            <text:p>WAHR</text:p>
          </table:table-cell>
          <table:table-cell table:style-name="ce27" table:formula="of:=AND([$Themenliste.$K26] = 1;[$Variablen.$A$2] = 1)" office:value-type="boolean" office:boolean-value="true" calcext:value-type="boolean">
            <text:p>WAHR</text:p>
          </table:table-cell>
          <table:table-cell table:style-name="ce27" table:formula="of:=AND([$Themenliste.$L26] = 1;[$Variablen.$B$2] = 1)" office:value-type="boolean" office:boolean-value="false" calcext:value-type="boolean">
            <text:p>FALSCH</text:p>
          </table:table-cell>
          <table:table-cell table:style-name="ce27" table:formula="of:=AND([$Themenliste.$M26] = 1;[$Variablen.$C$2] = 1)" office:value-type="boolean" office:boolean-value="false" calcext:value-type="boolean">
            <text:p>FALSCH</text:p>
          </table:table-cell>
          <table:table-cell table:style-name="ce27" table:formula="of:=OR([.H26];[.I26];[.J26])" office:value-type="boolean" office:boolean-value="true" calcext:value-type="boolean">
            <text:p>WAHR</text:p>
          </table:table-cell>
          <table:table-cell table:style-name="ce27" table:formula="of:=IF([$Themenliste.$J26] = 1)" office:value-type="boolean" office:boolean-value="true" calcext:value-type="boolean">
            <text:p>WAHR</text:p>
          </table:table-cell>
          <table:table-cell table:style-name="ce27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7];[$Themenliste.$A27];&quot;&quot;)" office:value-type="string" office:string-value="2.2.c" calcext:value-type="string">
            <text:p>2.2.c</text:p>
          </table:table-cell>
          <table:table-cell table:style-name="ce25" table:formula="of:=IF([.$G27];[$Themenliste.$B27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7];[$Themenliste.$C27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7];[$Themenliste.$D27];&quot;&quot;)" office:value-type="string" office:string-value="c" calcext:value-type="string">
            <text:p>c</text:p>
          </table:table-cell>
          <table:table-cell table:style-name="ce25" table:formula="of:=IF([.$G27];[$Themenliste.$E27];&quot;&quot;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 office:value-type="string" office:string-value="1" calcext:value-type="string">
            <text:p>1</text:p>
          </table:table-cell>
          <table:table-cell table:style-name="ce27" table:formula="of:=AND([.K27];[.M27])" office:value-type="boolean" office:boolean-value="true" calcext:value-type="boolean">
            <text:p>WAHR</text:p>
          </table:table-cell>
          <table:table-cell table:style-name="ce27" table:formula="of:=AND([$Themenliste.$K27] = 1;[$Variablen.$A$2] = 1)" office:value-type="boolean" office:boolean-value="true" calcext:value-type="boolean">
            <text:p>WAHR</text:p>
          </table:table-cell>
          <table:table-cell table:style-name="ce27" table:formula="of:=AND([$Themenliste.$L27] = 1;[$Variablen.$B$2] = 1)" office:value-type="boolean" office:boolean-value="false" calcext:value-type="boolean">
            <text:p>FALSCH</text:p>
          </table:table-cell>
          <table:table-cell table:style-name="ce27" table:formula="of:=AND([$Themenliste.$M27] = 1;[$Variablen.$C$2] = 1)" office:value-type="boolean" office:boolean-value="false" calcext:value-type="boolean">
            <text:p>FALSCH</text:p>
          </table:table-cell>
          <table:table-cell table:style-name="ce27" table:formula="of:=OR([.H27];[.I27];[.J27])" office:value-type="boolean" office:boolean-value="true" calcext:value-type="boolean">
            <text:p>WAHR</text:p>
          </table:table-cell>
          <table:table-cell table:style-name="ce27" table:formula="of:=IF([$Themenliste.$J27] = 1)" office:value-type="boolean" office:boolean-value="true" calcext:value-type="boolean">
            <text:p>WAHR</text:p>
          </table:table-cell>
          <table:table-cell table:style-name="ce27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8];[$Themenliste.$A28];&quot;&quot;)" office:value-type="string" office:string-value="2.2.d" calcext:value-type="string">
            <text:p>2.2.d</text:p>
          </table:table-cell>
          <table:table-cell table:style-name="ce25" table:formula="of:=IF([.$G28];[$Themenliste.$B28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8];[$Themenliste.$C28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8];[$Themenliste.$D28];&quot;&quot;)" office:value-type="string" office:string-value="d" calcext:value-type="string">
            <text:p>d</text:p>
          </table:table-cell>
          <table:table-cell table:style-name="ce25" table:formula="of:=IF([.$G28];[$Themenliste.$E28];&quot;&quot;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 office:value-type="string" office:string-value="1" calcext:value-type="string">
            <text:p>1</text:p>
          </table:table-cell>
          <table:table-cell table:style-name="ce27" table:formula="of:=AND([.K28];[.M28])" office:value-type="boolean" office:boolean-value="true" calcext:value-type="boolean">
            <text:p>WAHR</text:p>
          </table:table-cell>
          <table:table-cell table:style-name="ce27" table:formula="of:=AND([$Themenliste.$K28] = 1;[$Variablen.$A$2] = 1)" office:value-type="boolean" office:boolean-value="true" calcext:value-type="boolean">
            <text:p>WAHR</text:p>
          </table:table-cell>
          <table:table-cell table:style-name="ce27" table:formula="of:=AND([$Themenliste.$L28] = 1;[$Variablen.$B$2] = 1)" office:value-type="boolean" office:boolean-value="false" calcext:value-type="boolean">
            <text:p>FALSCH</text:p>
          </table:table-cell>
          <table:table-cell table:style-name="ce27" table:formula="of:=AND([$Themenliste.$M28] = 1;[$Variablen.$C$2] = 1)" office:value-type="boolean" office:boolean-value="false" calcext:value-type="boolean">
            <text:p>FALSCH</text:p>
          </table:table-cell>
          <table:table-cell table:style-name="ce27" table:formula="of:=OR([.H28];[.I28];[.J28])" office:value-type="boolean" office:boolean-value="true" calcext:value-type="boolean">
            <text:p>WAHR</text:p>
          </table:table-cell>
          <table:table-cell table:style-name="ce27" table:formula="of:=IF([$Themenliste.$J28] = 1)" office:value-type="boolean" office:boolean-value="true" calcext:value-type="boolean">
            <text:p>WAHR</text:p>
          </table:table-cell>
          <table:table-cell table:style-name="ce27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9];[$Themenliste.$A29];&quot;&quot;)" office:value-type="string" office:string-value="2.3.a" calcext:value-type="string">
            <text:p>2.3.a</text:p>
          </table:table-cell>
          <table:table-cell table:style-name="ce25" table:formula="of:=IF([.$G29];[$Themenliste.$B29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9];[$Themenliste.$C29];&quot;&quot;)" office:value-type="string" office:string-value="Beschaffung" calcext:value-type="string">
            <text:p>Beschaffung</text:p>
          </table:table-cell>
          <table:table-cell table:style-name="ce22" table:formula="of:=IF([.$G29];[$Themenliste.$D29];&quot;&quot;)" office:value-type="string" office:string-value="a" calcext:value-type="string">
            <text:p>a</text:p>
          </table:table-cell>
          <table:table-cell table:style-name="ce25" table:formula="of:=IF([.$G29];[$Themenliste.$E29];&quot;&quot;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 office:value-type="string" office:string-value="1" calcext:value-type="string">
            <text:p>1</text:p>
          </table:table-cell>
          <table:table-cell table:style-name="ce27" table:formula="of:=AND([.K29];[.M29])" office:value-type="boolean" office:boolean-value="true" calcext:value-type="boolean">
            <text:p>WAHR</text:p>
          </table:table-cell>
          <table:table-cell table:style-name="ce27" table:formula="of:=AND([$Themenliste.$K29] = 1;[$Variablen.$A$2] = 1)" office:value-type="boolean" office:boolean-value="true" calcext:value-type="boolean">
            <text:p>WAHR</text:p>
          </table:table-cell>
          <table:table-cell table:style-name="ce27" table:formula="of:=AND([$Themenliste.$L29] = 1;[$Variablen.$B$2] = 1)" office:value-type="boolean" office:boolean-value="false" calcext:value-type="boolean">
            <text:p>FALSCH</text:p>
          </table:table-cell>
          <table:table-cell table:style-name="ce27" table:formula="of:=AND([$Themenliste.$M29] = 1;[$Variablen.$C$2] = 1)" office:value-type="boolean" office:boolean-value="false" calcext:value-type="boolean">
            <text:p>FALSCH</text:p>
          </table:table-cell>
          <table:table-cell table:style-name="ce27" table:formula="of:=OR([.H29];[.I29];[.J29])" office:value-type="boolean" office:boolean-value="true" calcext:value-type="boolean">
            <text:p>WAHR</text:p>
          </table:table-cell>
          <table:table-cell table:style-name="ce27" table:formula="of:=IF([$Themenliste.$J29] = 1)" office:value-type="boolean" office:boolean-value="true" calcext:value-type="boolean">
            <text:p>WAHR</text:p>
          </table:table-cell>
          <table:table-cell table:style-name="ce27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0];[$Themenliste.$A30];&quot;&quot;)" office:value-type="string" office:string-value="2.3.b" calcext:value-type="string">
            <text:p>2.3.b</text:p>
          </table:table-cell>
          <table:table-cell table:style-name="ce25" table:formula="of:=IF([.$G30];[$Themenliste.$B30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0];[$Themenliste.$C30];&quot;&quot;)" office:value-type="string" office:string-value="Beschaffung" calcext:value-type="string">
            <text:p>Beschaffung</text:p>
          </table:table-cell>
          <table:table-cell table:style-name="ce22" table:formula="of:=IF([.$G30];[$Themenliste.$D30];&quot;&quot;)" office:value-type="string" office:string-value="b" calcext:value-type="string">
            <text:p>b</text:p>
          </table:table-cell>
          <table:table-cell table:style-name="ce25" table:formula="of:=IF([.$G30];[$Themenliste.$E30];&quot;&quot;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 office:value-type="string" office:string-value="1" calcext:value-type="string">
            <text:p>1</text:p>
          </table:table-cell>
          <table:table-cell table:style-name="ce27" table:formula="of:=AND([.K30];[.M30])" office:value-type="boolean" office:boolean-value="true" calcext:value-type="boolean">
            <text:p>WAHR</text:p>
          </table:table-cell>
          <table:table-cell table:style-name="ce27" table:formula="of:=AND([$Themenliste.$K30] = 1;[$Variablen.$A$2] = 1)" office:value-type="boolean" office:boolean-value="true" calcext:value-type="boolean">
            <text:p>WAHR</text:p>
          </table:table-cell>
          <table:table-cell table:style-name="ce27" table:formula="of:=AND([$Themenliste.$L30] = 1;[$Variablen.$B$2] = 1)" office:value-type="boolean" office:boolean-value="false" calcext:value-type="boolean">
            <text:p>FALSCH</text:p>
          </table:table-cell>
          <table:table-cell table:style-name="ce27" table:formula="of:=AND([$Themenliste.$M30] = 1;[$Variablen.$C$2] = 1)" office:value-type="boolean" office:boolean-value="false" calcext:value-type="boolean">
            <text:p>FALSCH</text:p>
          </table:table-cell>
          <table:table-cell table:style-name="ce27" table:formula="of:=OR([.H30];[.I30];[.J30])" office:value-type="boolean" office:boolean-value="true" calcext:value-type="boolean">
            <text:p>WAHR</text:p>
          </table:table-cell>
          <table:table-cell table:style-name="ce27" table:formula="of:=IF([$Themenliste.$J30] = 1)" office:value-type="boolean" office:boolean-value="true" calcext:value-type="boolean">
            <text:p>WAHR</text:p>
          </table:table-cell>
          <table:table-cell table:style-name="ce27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1];[$Themenliste.$A31];&quot;&quot;)" office:value-type="string" office:string-value="2.3.c" calcext:value-type="string">
            <text:p>2.3.c</text:p>
          </table:table-cell>
          <table:table-cell table:style-name="ce25" table:formula="of:=IF([.$G31];[$Themenliste.$B3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1];[$Themenliste.$C31];&quot;&quot;)" office:value-type="string" office:string-value="Beschaffung" calcext:value-type="string">
            <text:p>Beschaffung</text:p>
          </table:table-cell>
          <table:table-cell table:style-name="ce22" table:formula="of:=IF([.$G31];[$Themenliste.$D31];&quot;&quot;)" office:value-type="string" office:string-value="c" calcext:value-type="string">
            <text:p>c</text:p>
          </table:table-cell>
          <table:table-cell table:style-name="ce25" table:formula="of:=IF([.$G31];[$Themenliste.$E31];&quot;&quot;)" office:value-type="string" office:string-value="Angebote einholen und vergleichen" calcext:value-type="string">
            <text:p>Angebote einholen und vergleichen</text:p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 office:value-type="string" office:string-value="1" calcext:value-type="string">
            <text:p>1</text:p>
          </table:table-cell>
          <table:table-cell table:style-name="ce27" table:formula="of:=AND([.K31];[.M31])" office:value-type="boolean" office:boolean-value="true" calcext:value-type="boolean">
            <text:p>WAHR</text:p>
          </table:table-cell>
          <table:table-cell table:style-name="ce27" table:formula="of:=AND([$Themenliste.$K31] = 1;[$Variablen.$A$2] = 1)" office:value-type="boolean" office:boolean-value="true" calcext:value-type="boolean">
            <text:p>WAHR</text:p>
          </table:table-cell>
          <table:table-cell table:style-name="ce27" table:formula="of:=AND([$Themenliste.$L31] = 1;[$Variablen.$B$2] = 1)" office:value-type="boolean" office:boolean-value="false" calcext:value-type="boolean">
            <text:p>FALSCH</text:p>
          </table:table-cell>
          <table:table-cell table:style-name="ce27" table:formula="of:=AND([$Themenliste.$M31] = 1;[$Variablen.$C$2] = 1)" office:value-type="boolean" office:boolean-value="false" calcext:value-type="boolean">
            <text:p>FALSCH</text:p>
          </table:table-cell>
          <table:table-cell table:style-name="ce27" table:formula="of:=OR([.H31];[.I31];[.J31])" office:value-type="boolean" office:boolean-value="true" calcext:value-type="boolean">
            <text:p>WAHR</text:p>
          </table:table-cell>
          <table:table-cell table:style-name="ce27" table:formula="of:=IF([$Themenliste.$J31] = 1)" office:value-type="boolean" office:boolean-value="true" calcext:value-type="boolean">
            <text:p>WAHR</text:p>
          </table:table-cell>
          <table:table-cell table:style-name="ce27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2];[$Themenliste.$A32];&quot;&quot;)" office:value-type="string" office:string-value="2.3.d" calcext:value-type="string">
            <text:p>2.3.d</text:p>
          </table:table-cell>
          <table:table-cell table:style-name="ce25" table:formula="of:=IF([.$G32];[$Themenliste.$B3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2];[$Themenliste.$C32];&quot;&quot;)" office:value-type="string" office:string-value="Beschaffung" calcext:value-type="string">
            <text:p>Beschaffung</text:p>
          </table:table-cell>
          <table:table-cell table:style-name="ce22" table:formula="of:=IF([.$G32];[$Themenliste.$D32];&quot;&quot;)" office:value-type="string" office:string-value="d" calcext:value-type="string">
            <text:p>d</text:p>
          </table:table-cell>
          <table:table-cell table:style-name="ce25" table:formula="of:=IF([.$G32];[$Themenliste.$E32];&quot;&quot;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 office:value-type="string" office:string-value="1" calcext:value-type="string">
            <text:p>1</text:p>
          </table:table-cell>
          <table:table-cell table:style-name="ce27" table:formula="of:=AND([.K32];[.M32])" office:value-type="boolean" office:boolean-value="true" calcext:value-type="boolean">
            <text:p>WAHR</text:p>
          </table:table-cell>
          <table:table-cell table:style-name="ce27" table:formula="of:=AND([$Themenliste.$K32] = 1;[$Variablen.$A$2] = 1)" office:value-type="boolean" office:boolean-value="true" calcext:value-type="boolean">
            <text:p>WAHR</text:p>
          </table:table-cell>
          <table:table-cell table:style-name="ce27" table:formula="of:=AND([$Themenliste.$L32] = 1;[$Variablen.$B$2] = 1)" office:value-type="boolean" office:boolean-value="false" calcext:value-type="boolean">
            <text:p>FALSCH</text:p>
          </table:table-cell>
          <table:table-cell table:style-name="ce27" table:formula="of:=AND([$Themenliste.$M32] = 1;[$Variablen.$C$2] = 1)" office:value-type="boolean" office:boolean-value="false" calcext:value-type="boolean">
            <text:p>FALSCH</text:p>
          </table:table-cell>
          <table:table-cell table:style-name="ce27" table:formula="of:=OR([.H32];[.I32];[.J32])" office:value-type="boolean" office:boolean-value="true" calcext:value-type="boolean">
            <text:p>WAHR</text:p>
          </table:table-cell>
          <table:table-cell table:style-name="ce27" table:formula="of:=IF([$Themenliste.$J32] = 1)" office:value-type="boolean" office:boolean-value="true" calcext:value-type="boolean">
            <text:p>WAHR</text:p>
          </table:table-cell>
          <table:table-cell table:style-name="ce27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3];[$Themenliste.$A33];&quot;&quot;)" office:value-type="string" office:string-value="2.4.a" calcext:value-type="string">
            <text:p>2.4.a</text:p>
          </table:table-cell>
          <table:table-cell table:style-name="ce25" table:formula="of:=IF([.$G33];[$Themenliste.$B3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3];[$Themenliste.$C33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3];[$Themenliste.$D33];&quot;&quot;)" office:value-type="string" office:string-value="a" calcext:value-type="string">
            <text:p>a</text:p>
          </table:table-cell>
          <table:table-cell table:style-name="ce25" table:formula="of:=IF([.$G33];[$Themenliste.$E33];&quot;&quot;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 office:value-type="string" office:string-value="1" calcext:value-type="string">
            <text:p>1</text:p>
          </table:table-cell>
          <table:table-cell table:style-name="ce27" table:formula="of:=AND([.K33];[.M33])" office:value-type="boolean" office:boolean-value="true" calcext:value-type="boolean">
            <text:p>WAHR</text:p>
          </table:table-cell>
          <table:table-cell table:style-name="ce27" table:formula="of:=AND([$Themenliste.$K33] = 1;[$Variablen.$A$2] = 1)" office:value-type="boolean" office:boolean-value="true" calcext:value-type="boolean">
            <text:p>WAHR</text:p>
          </table:table-cell>
          <table:table-cell table:style-name="ce27" table:formula="of:=AND([$Themenliste.$L33] = 1;[$Variablen.$B$2] = 1)" office:value-type="boolean" office:boolean-value="false" calcext:value-type="boolean">
            <text:p>FALSCH</text:p>
          </table:table-cell>
          <table:table-cell table:style-name="ce27" table:formula="of:=AND([$Themenliste.$M33] = 1;[$Variablen.$C$2] = 1)" office:value-type="boolean" office:boolean-value="false" calcext:value-type="boolean">
            <text:p>FALSCH</text:p>
          </table:table-cell>
          <table:table-cell table:style-name="ce27" table:formula="of:=OR([.H33];[.I33];[.J33])" office:value-type="boolean" office:boolean-value="true" calcext:value-type="boolean">
            <text:p>WAHR</text:p>
          </table:table-cell>
          <table:table-cell table:style-name="ce27" table:formula="of:=IF([$Themenliste.$J33] = 1)" office:value-type="boolean" office:boolean-value="true" calcext:value-type="boolean">
            <text:p>WAHR</text:p>
          </table:table-cell>
          <table:table-cell table:style-name="ce27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4];[$Themenliste.$A34];&quot;&quot;)" office:value-type="string" office:string-value="2.4.b" calcext:value-type="string">
            <text:p>2.4.b</text:p>
          </table:table-cell>
          <table:table-cell table:style-name="ce25" table:formula="of:=IF([.$G34];[$Themenliste.$B34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4];[$Themenliste.$C34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4];[$Themenliste.$D34];&quot;&quot;)" office:value-type="string" office:string-value="b" calcext:value-type="string">
            <text:p>b</text:p>
          </table:table-cell>
          <table:table-cell table:style-name="ce25" table:formula="of:=IF([.$G34];[$Themenliste.$E34];&quot;&quot;)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 office:value-type="string" office:string-value="1,3" calcext:value-type="string">
            <text:p>1,3</text:p>
          </table:table-cell>
          <table:table-cell table:style-name="ce27" table:formula="of:=AND([.K34];[.M34])" office:value-type="boolean" office:boolean-value="true" calcext:value-type="boolean">
            <text:p>WAHR</text:p>
          </table:table-cell>
          <table:table-cell table:style-name="ce27" table:formula="of:=AND([$Themenliste.$K34] = 1;[$Variablen.$A$2] = 1)" office:value-type="boolean" office:boolean-value="true" calcext:value-type="boolean">
            <text:p>WAHR</text:p>
          </table:table-cell>
          <table:table-cell table:style-name="ce27" table:formula="of:=AND([$Themenliste.$L34] = 1;[$Variablen.$B$2] = 1)" office:value-type="boolean" office:boolean-value="false" calcext:value-type="boolean">
            <text:p>FALSCH</text:p>
          </table:table-cell>
          <table:table-cell table:style-name="ce27" table:formula="of:=AND([$Themenliste.$M34] = 1;[$Variablen.$C$2] = 1)" office:value-type="boolean" office:boolean-value="true" calcext:value-type="boolean">
            <text:p>WAHR</text:p>
          </table:table-cell>
          <table:table-cell table:style-name="ce27" table:formula="of:=OR([.H34];[.I34];[.J34])" office:value-type="boolean" office:boolean-value="true" calcext:value-type="boolean">
            <text:p>WAHR</text:p>
          </table:table-cell>
          <table:table-cell table:style-name="ce27" table:formula="of:=IF([$Themenliste.$J34] = 1)" office:value-type="boolean" office:boolean-value="true" calcext:value-type="boolean">
            <text:p>WAHR</text:p>
          </table:table-cell>
          <table:table-cell table:style-name="ce27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35];[$Themenliste.$A35];&quot;&quot;)" office:value-type="string" office:string-value="2.4.c" calcext:value-type="string">
            <text:p>2.4.c</text:p>
          </table:table-cell>
          <table:table-cell table:style-name="ce25"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5];[$Themenliste.$D35];&quot;&quot;)" office:value-type="string" office:string-value="c" calcext:value-type="string">
            <text:p>c</text:p>
          </table:table-cell>
          <table:table-cell table:style-name="ce25"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,3" calcext:value-type="string">
            <text:p>1,3</text:p>
          </table:table-cell>
          <table:table-cell table:style-name="ce27" table:formula="of:=AND([.K35];[.M35])" office:value-type="boolean" office:boolean-value="true" calcext:value-type="boolean">
            <text:p>WAHR</text:p>
          </table:table-cell>
          <table:table-cell table:style-name="ce27" table:formula="of:=AND([$Themenliste.$K35] = 1;[$Variablen.$A$2] = 1)" office:value-type="boolean" office:boolean-value="true" calcext:value-type="boolean">
            <text:p>WAHR</text:p>
          </table:table-cell>
          <table:table-cell table:style-name="ce27" table:formula="of:=AND([$Themenliste.$L35] = 1;[$Variablen.$B$2] = 1)" office:value-type="boolean" office:boolean-value="false" calcext:value-type="boolean">
            <text:p>FALSCH</text:p>
          </table:table-cell>
          <table:table-cell table:style-name="ce27" table:formula="of:=AND([$Themenliste.$M35] = 1;[$Variablen.$C$2] = 1)" office:value-type="boolean" office:boolean-value="true" calcext:value-type="boolean">
            <text:p>WAHR</text:p>
          </table:table-cell>
          <table:table-cell table:style-name="ce27" table:formula="of:=OR([.H35];[.I35];[.J35])" office:value-type="boolean" office:boolean-value="true" calcext:value-type="boolean">
            <text:p>WAHR</text:p>
          </table:table-cell>
          <table:table-cell table:style-name="ce27" table:formula="of:=IF([$Themenliste.$J35] = 1)" office:value-type="boolean" office:boolean-value="true" calcext:value-type="boolean">
            <text:p>WAHR</text:p>
          </table:table-cell>
          <table:table-cell table:style-name="ce27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6];[$Themenliste.$A36];&quot;&quot;)" office:value-type="string" office:string-value="2.4.d" calcext:value-type="string">
            <text:p>2.4.d</text:p>
          </table:table-cell>
          <table:table-cell table:style-name="ce25" table:formula="of:=IF([.$G36];[$Themenliste.$B36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6];[$Themenliste.$C36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6];[$Themenliste.$D36];&quot;&quot;)" office:value-type="string" office:string-value="d" calcext:value-type="string">
            <text:p>d</text:p>
          </table:table-cell>
          <table:table-cell table:style-name="ce25" table:formula="of:=IF([.$G36];[$Themenliste.$E36];&quot;&quot;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 office:value-type="string" office:string-value="1" calcext:value-type="string">
            <text:p>1</text:p>
          </table:table-cell>
          <table:table-cell table:style-name="ce27" table:formula="of:=AND([.K36];[.M36])" office:value-type="boolean" office:boolean-value="true" calcext:value-type="boolean">
            <text:p>WAHR</text:p>
          </table:table-cell>
          <table:table-cell table:style-name="ce27" table:formula="of:=AND([$Themenliste.$K36] = 1;[$Variablen.$A$2] = 1)" office:value-type="boolean" office:boolean-value="true" calcext:value-type="boolean">
            <text:p>WAHR</text:p>
          </table:table-cell>
          <table:table-cell table:style-name="ce27" table:formula="of:=AND([$Themenliste.$L36] = 1;[$Variablen.$B$2] = 1)" office:value-type="boolean" office:boolean-value="false" calcext:value-type="boolean">
            <text:p>FALSCH</text:p>
          </table:table-cell>
          <table:table-cell table:style-name="ce27" table:formula="of:=AND([$Themenliste.$M36] = 1;[$Variablen.$C$2] = 1)" office:value-type="boolean" office:boolean-value="false" calcext:value-type="boolean">
            <text:p>FALSCH</text:p>
          </table:table-cell>
          <table:table-cell table:style-name="ce27" table:formula="of:=OR([.H36];[.I36];[.J36])" office:value-type="boolean" office:boolean-value="true" calcext:value-type="boolean">
            <text:p>WAHR</text:p>
          </table:table-cell>
          <table:table-cell table:style-name="ce27" table:formula="of:=IF([$Themenliste.$J36] = 1)" office:value-type="boolean" office:boolean-value="true" calcext:value-type="boolean">
            <text:p>WAHR</text:p>
          </table:table-cell>
          <table:table-cell table:style-name="ce27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37];[$Themenliste.$A37];&quot;&quot;)" office:value-type="string" office:string-value="2.4.e" calcext:value-type="string">
            <text:p>2.4.e</text:p>
          </table:table-cell>
          <table:table-cell table:style-name="ce25" table:formula="of:=IF([.$G37];[$Themenliste.$B37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7];[$Themenliste.$C37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7];[$Themenliste.$D37];&quot;&quot;)" office:value-type="string" office:string-value="e" calcext:value-type="string">
            <text:p>e</text:p>
          </table:table-cell>
          <table:table-cell table:style-name="ce25" table:formula="of:=IF([.$G37];[$Themenliste.$E37];&quot;&quot;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 office:value-type="string" office:string-value="1" calcext:value-type="string">
            <text:p>1</text:p>
          </table:table-cell>
          <table:table-cell table:style-name="ce27" table:formula="of:=AND([.K37];[.M37])" office:value-type="boolean" office:boolean-value="true" calcext:value-type="boolean">
            <text:p>WAHR</text:p>
          </table:table-cell>
          <table:table-cell table:style-name="ce27" table:formula="of:=AND([$Themenliste.$K37] = 1;[$Variablen.$A$2] = 1)" office:value-type="boolean" office:boolean-value="true" calcext:value-type="boolean">
            <text:p>WAHR</text:p>
          </table:table-cell>
          <table:table-cell table:style-name="ce27" table:formula="of:=AND([$Themenliste.$L37] = 1;[$Variablen.$B$2] = 1)" office:value-type="boolean" office:boolean-value="false" calcext:value-type="boolean">
            <text:p>FALSCH</text:p>
          </table:table-cell>
          <table:table-cell table:style-name="ce27" table:formula="of:=AND([$Themenliste.$M37] = 1;[$Variablen.$C$2] = 1)" office:value-type="boolean" office:boolean-value="false" calcext:value-type="boolean">
            <text:p>FALSCH</text:p>
          </table:table-cell>
          <table:table-cell table:style-name="ce27" table:formula="of:=OR([.H37];[.I37];[.J37])" office:value-type="boolean" office:boolean-value="true" calcext:value-type="boolean">
            <text:p>WAHR</text:p>
          </table:table-cell>
          <table:table-cell table:style-name="ce27" table:formula="of:=IF([$Themenliste.$J37] = 1)" office:value-type="boolean" office:boolean-value="true" calcext:value-type="boolean">
            <text:p>WAHR</text:p>
          </table:table-cell>
          <table:table-cell table:style-name="ce27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8];[$Themenliste.$A38];&quot;&quot;)" office:value-type="string" office:string-value="2.4.f" calcext:value-type="string">
            <text:p>2.4.f</text:p>
          </table:table-cell>
          <table:table-cell table:style-name="ce25"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8];[$Themenliste.$D38];&quot;&quot;)" office:value-type="string" office:string-value="f" calcext:value-type="string">
            <text:p>f</text:p>
          </table:table-cell>
          <table:table-cell table:style-name="ce25"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7" table:formula="of:=AND([.K38];[.M38])" office:value-type="boolean" office:boolean-value="true" calcext:value-type="boolean">
            <text:p>WAHR</text:p>
          </table:table-cell>
          <table:table-cell table:style-name="ce27" table:formula="of:=AND([$Themenliste.$K38] = 1;[$Variablen.$A$2] = 1)" office:value-type="boolean" office:boolean-value="true" calcext:value-type="boolean">
            <text:p>WAHR</text:p>
          </table:table-cell>
          <table:table-cell table:style-name="ce27" table:formula="of:=AND([$Themenliste.$L38] = 1;[$Variablen.$B$2] = 1)" office:value-type="boolean" office:boolean-value="false" calcext:value-type="boolean">
            <text:p>FALSCH</text:p>
          </table:table-cell>
          <table:table-cell table:style-name="ce27" table:formula="of:=AND([$Themenliste.$M38] = 1;[$Variablen.$C$2] = 1)" office:value-type="boolean" office:boolean-value="false" calcext:value-type="boolean">
            <text:p>FALSCH</text:p>
          </table:table-cell>
          <table:table-cell table:style-name="ce27" table:formula="of:=OR([.H38];[.I38];[.J38])" office:value-type="boolean" office:boolean-value="true" calcext:value-type="boolean">
            <text:p>WAHR</text:p>
          </table:table-cell>
          <table:table-cell table:style-name="ce27" table:formula="of:=IF([$Themenliste.$J38] = 1)" office:value-type="boolean" office:boolean-value="true" calcext:value-type="boolean">
            <text:p>WAHR</text:p>
          </table:table-cell>
          <table:table-cell table:style-name="ce27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9];[$Themenliste.$A39];&quot;&quot;)" office:value-type="string" office:string-value="2.4.g" calcext:value-type="string">
            <text:p>2.4.g</text:p>
          </table:table-cell>
          <table:table-cell table:style-name="ce25"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9];[$Themenliste.$D39];&quot;&quot;)" office:value-type="string" office:string-value="g" calcext:value-type="string">
            <text:p>g</text:p>
          </table:table-cell>
          <table:table-cell table:style-name="ce25"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7" table:formula="of:=AND([.K39];[.M39])" office:value-type="boolean" office:boolean-value="true" calcext:value-type="boolean">
            <text:p>WAHR</text:p>
          </table:table-cell>
          <table:table-cell table:style-name="ce27" table:formula="of:=AND([$Themenliste.$K39] = 1;[$Variablen.$A$2] = 1)" office:value-type="boolean" office:boolean-value="true" calcext:value-type="boolean">
            <text:p>WAHR</text:p>
          </table:table-cell>
          <table:table-cell table:style-name="ce27" table:formula="of:=AND([$Themenliste.$L39] = 1;[$Variablen.$B$2] = 1)" office:value-type="boolean" office:boolean-value="true" calcext:value-type="boolean">
            <text:p>WAHR</text:p>
          </table:table-cell>
          <table:table-cell table:style-name="ce27" table:formula="of:=AND([$Themenliste.$M39] = 1;[$Variablen.$C$2] = 1)" office:value-type="boolean" office:boolean-value="false" calcext:value-type="boolean">
            <text:p>FALSCH</text:p>
          </table:table-cell>
          <table:table-cell table:style-name="ce27" table:formula="of:=OR([.H39];[.I39];[.J39])" office:value-type="boolean" office:boolean-value="true" calcext:value-type="boolean">
            <text:p>WAHR</text:p>
          </table:table-cell>
          <table:table-cell table:style-name="ce27" table:formula="of:=IF([$Themenliste.$J39] = 1)" office:value-type="boolean" office:boolean-value="true" calcext:value-type="boolean">
            <text:p>WAHR</text:p>
          </table:table-cell>
          <table:table-cell table:style-name="ce27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0];[$Themenliste.$A40];&quot;&quot;)" office:value-type="string" office:string-value="2.5.a" calcext:value-type="string">
            <text:p>2.5.a</text:p>
          </table:table-cell>
          <table:table-cell table:style-name="ce25"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0];[$Themenliste.$D40];&quot;&quot;)" office:value-type="string" office:string-value="a" calcext:value-type="string">
            <text:p>a</text:p>
          </table:table-cell>
          <table:table-cell table:style-name="ce25"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7" table:formula="of:=AND([.K40];[.M40])" office:value-type="boolean" office:boolean-value="true" calcext:value-type="boolean">
            <text:p>WAHR</text:p>
          </table:table-cell>
          <table:table-cell table:style-name="ce27" table:formula="of:=AND([$Themenliste.$K40] = 1;[$Variablen.$A$2] = 1)" office:value-type="boolean" office:boolean-value="true" calcext:value-type="boolean">
            <text:p>WAHR</text:p>
          </table:table-cell>
          <table:table-cell table:style-name="ce27" table:formula="of:=AND([$Themenliste.$L40] = 1;[$Variablen.$B$2] = 1)" office:value-type="boolean" office:boolean-value="true" calcext:value-type="boolean">
            <text:p>WAHR</text:p>
          </table:table-cell>
          <table:table-cell table:style-name="ce27" table:formula="of:=AND([$Themenliste.$M40] = 1;[$Variablen.$C$2] = 1)" office:value-type="boolean" office:boolean-value="true" calcext:value-type="boolean">
            <text:p>WAHR</text:p>
          </table:table-cell>
          <table:table-cell table:style-name="ce27" table:formula="of:=OR([.H40];[.I40];[.J40])" office:value-type="boolean" office:boolean-value="true" calcext:value-type="boolean">
            <text:p>WAHR</text:p>
          </table:table-cell>
          <table:table-cell table:style-name="ce27" table:formula="of:=IF([$Themenliste.$J40] = 1)" office:value-type="boolean" office:boolean-value="true" calcext:value-type="boolean">
            <text:p>WAHR</text:p>
          </table:table-cell>
          <table:table-cell table:style-name="ce27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1];[$Themenliste.$A41];&quot;&quot;)" office:value-type="string" office:string-value="2.5.b" calcext:value-type="string">
            <text:p>2.5.b</text:p>
          </table:table-cell>
          <table:table-cell table:style-name="ce25"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1];[$Themenliste.$D41];&quot;&quot;)" office:value-type="string" office:string-value="b" calcext:value-type="string">
            <text:p>b</text:p>
          </table:table-cell>
          <table:table-cell table:style-name="ce25"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7" table:formula="of:=AND([.K41];[.M41])" office:value-type="boolean" office:boolean-value="true" calcext:value-type="boolean">
            <text:p>WAHR</text:p>
          </table:table-cell>
          <table:table-cell table:style-name="ce27" table:formula="of:=AND([$Themenliste.$K41] = 1;[$Variablen.$A$2] = 1)" office:value-type="boolean" office:boolean-value="false" calcext:value-type="boolean">
            <text:p>FALSCH</text:p>
          </table:table-cell>
          <table:table-cell table:style-name="ce27" table:formula="of:=AND([$Themenliste.$L41] = 1;[$Variablen.$B$2] = 1)" office:value-type="boolean" office:boolean-value="true" calcext:value-type="boolean">
            <text:p>WAHR</text:p>
          </table:table-cell>
          <table:table-cell table:style-name="ce27" table:formula="of:=AND([$Themenliste.$M41] = 1;[$Variablen.$C$2] = 1)" office:value-type="boolean" office:boolean-value="true" calcext:value-type="boolean">
            <text:p>WAHR</text:p>
          </table:table-cell>
          <table:table-cell table:style-name="ce27" table:formula="of:=OR([.H41];[.I41];[.J41])" office:value-type="boolean" office:boolean-value="true" calcext:value-type="boolean">
            <text:p>WAHR</text:p>
          </table:table-cell>
          <table:table-cell table:style-name="ce27" table:formula="of:=IF([$Themenliste.$J41] = 1)" office:value-type="boolean" office:boolean-value="true" calcext:value-type="boolean">
            <text:p>WAHR</text:p>
          </table:table-cell>
          <table:table-cell table:style-name="ce27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2];[$Themenliste.$A42];&quot;&quot;)" office:value-type="string" office:string-value="2.5.c" calcext:value-type="string">
            <text:p>2.5.c</text:p>
          </table:table-cell>
          <table:table-cell table:style-name="ce25"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2];[$Themenliste.$D42];&quot;&quot;)" office:value-type="string" office:string-value="c" calcext:value-type="string">
            <text:p>c</text:p>
          </table:table-cell>
          <table:table-cell table:style-name="ce25"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7" table:formula="of:=AND([.K42];[.M42])" office:value-type="boolean" office:boolean-value="true" calcext:value-type="boolean">
            <text:p>WAHR</text:p>
          </table:table-cell>
          <table:table-cell table:style-name="ce27" table:formula="of:=AND([$Themenliste.$K42] = 1;[$Variablen.$A$2] = 1)" office:value-type="boolean" office:boolean-value="false" calcext:value-type="boolean">
            <text:p>FALSCH</text:p>
          </table:table-cell>
          <table:table-cell table:style-name="ce27" table:formula="of:=AND([$Themenliste.$L42] = 1;[$Variablen.$B$2] = 1)" office:value-type="boolean" office:boolean-value="true" calcext:value-type="boolean">
            <text:p>WAHR</text:p>
          </table:table-cell>
          <table:table-cell table:style-name="ce27" table:formula="of:=AND([$Themenliste.$M42] = 1;[$Variablen.$C$2] = 1)" office:value-type="boolean" office:boolean-value="true" calcext:value-type="boolean">
            <text:p>WAHR</text:p>
          </table:table-cell>
          <table:table-cell table:style-name="ce27" table:formula="of:=OR([.H42];[.I42];[.J42])" office:value-type="boolean" office:boolean-value="true" calcext:value-type="boolean">
            <text:p>WAHR</text:p>
          </table:table-cell>
          <table:table-cell table:style-name="ce27" table:formula="of:=IF([$Themenliste.$J42] = 1)" office:value-type="boolean" office:boolean-value="true" calcext:value-type="boolean">
            <text:p>WAHR</text:p>
          </table:table-cell>
          <table:table-cell table:style-name="ce27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3];[$Themenliste.$A43];&quot;&quot;)" office:value-type="string" office:string-value="2.5.d" calcext:value-type="string">
            <text:p>2.5.d</text:p>
          </table:table-cell>
          <table:table-cell table:style-name="ce25"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3];[$Themenliste.$D43];&quot;&quot;)" office:value-type="string" office:string-value="d" calcext:value-type="string">
            <text:p>d</text:p>
          </table:table-cell>
          <table:table-cell table:style-name="ce25"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7" table:formula="of:=AND([.K43];[.M43])" office:value-type="boolean" office:boolean-value="true" calcext:value-type="boolean">
            <text:p>WAHR</text:p>
          </table:table-cell>
          <table:table-cell table:style-name="ce27" table:formula="of:=AND([$Themenliste.$K43] = 1;[$Variablen.$A$2] = 1)" office:value-type="boolean" office:boolean-value="true" calcext:value-type="boolean">
            <text:p>WAHR</text:p>
          </table:table-cell>
          <table:table-cell table:style-name="ce27" table:formula="of:=AND([$Themenliste.$L43] = 1;[$Variablen.$B$2] = 1)" office:value-type="boolean" office:boolean-value="true" calcext:value-type="boolean">
            <text:p>WAHR</text:p>
          </table:table-cell>
          <table:table-cell table:style-name="ce27" table:formula="of:=AND([$Themenliste.$M43] = 1;[$Variablen.$C$2] = 1)" office:value-type="boolean" office:boolean-value="true" calcext:value-type="boolean">
            <text:p>WAHR</text:p>
          </table:table-cell>
          <table:table-cell table:style-name="ce27" table:formula="of:=OR([.H43];[.I43];[.J43])" office:value-type="boolean" office:boolean-value="true" calcext:value-type="boolean">
            <text:p>WAHR</text:p>
          </table:table-cell>
          <table:table-cell table:style-name="ce27" table:formula="of:=IF([$Themenliste.$J43] = 1)" office:value-type="boolean" office:boolean-value="true" calcext:value-type="boolean">
            <text:p>WAHR</text:p>
          </table:table-cell>
          <table:table-cell table:style-name="ce27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44];[$Themenliste.$A44];&quot;&quot;)" office:value-type="string" office:string-value="3.1.a" calcext:value-type="string">
            <text:p>3.1.a</text:p>
          </table:table-cell>
          <table:table-cell table:style-name="ce25"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4];[$Themenliste.$D44];&quot;&quot;)" office:value-type="string" office:string-value="a" calcext:value-type="string">
            <text:p>a</text:p>
          </table:table-cell>
          <table:table-cell table:style-name="ce25"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1,2,3" calcext:value-type="string">
            <text:p>1,2,3</text:p>
          </table:table-cell>
          <table:table-cell table:style-name="ce27" table:formula="of:=AND([.K44];[.M44])" office:value-type="boolean" office:boolean-value="true" calcext:value-type="boolean">
            <text:p>WAHR</text:p>
          </table:table-cell>
          <table:table-cell table:style-name="ce27" table:formula="of:=AND([$Themenliste.$K44] = 1;[$Variablen.$A$2] = 1)" office:value-type="boolean" office:boolean-value="true" calcext:value-type="boolean">
            <text:p>WAHR</text:p>
          </table:table-cell>
          <table:table-cell table:style-name="ce27" table:formula="of:=AND([$Themenliste.$L44] = 1;[$Variablen.$B$2] = 1)" office:value-type="boolean" office:boolean-value="true" calcext:value-type="boolean">
            <text:p>WAHR</text:p>
          </table:table-cell>
          <table:table-cell table:style-name="ce27" table:formula="of:=AND([$Themenliste.$M44] = 1;[$Variablen.$C$2] = 1)" office:value-type="boolean" office:boolean-value="true" calcext:value-type="boolean">
            <text:p>WAHR</text:p>
          </table:table-cell>
          <table:table-cell table:style-name="ce27" table:formula="of:=OR([.H44];[.I44];[.J44])" office:value-type="boolean" office:boolean-value="true" calcext:value-type="boolean">
            <text:p>WAHR</text:p>
          </table:table-cell>
          <table:table-cell table:style-name="ce27" table:formula="of:=IF([$Themenliste.$J44] = 1)" office:value-type="boolean" office:boolean-value="true" calcext:value-type="boolean">
            <text:p>WAHR</text:p>
          </table:table-cell>
          <table:table-cell table:style-name="ce27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5];[$Themenliste.$A45];&quot;&quot;)" office:value-type="string" office:string-value="3.1.b" calcext:value-type="string">
            <text:p>3.1.b</text:p>
          </table:table-cell>
          <table:table-cell table:style-name="ce25"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5];[$Themenliste.$D45];&quot;&quot;)" office:value-type="string" office:string-value="b" calcext:value-type="string">
            <text:p>b</text:p>
          </table:table-cell>
          <table:table-cell table:style-name="ce25"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1,2,3" calcext:value-type="string">
            <text:p>1,2,3</text:p>
          </table:table-cell>
          <table:table-cell table:style-name="ce27" table:formula="of:=AND([.K45];[.M45])" office:value-type="boolean" office:boolean-value="true" calcext:value-type="boolean">
            <text:p>WAHR</text:p>
          </table:table-cell>
          <table:table-cell table:style-name="ce27" table:formula="of:=AND([$Themenliste.$K45] = 1;[$Variablen.$A$2] = 1)" office:value-type="boolean" office:boolean-value="true" calcext:value-type="boolean">
            <text:p>WAHR</text:p>
          </table:table-cell>
          <table:table-cell table:style-name="ce27" table:formula="of:=AND([$Themenliste.$L45] = 1;[$Variablen.$B$2] = 1)" office:value-type="boolean" office:boolean-value="true" calcext:value-type="boolean">
            <text:p>WAHR</text:p>
          </table:table-cell>
          <table:table-cell table:style-name="ce27" table:formula="of:=AND([$Themenliste.$M45] = 1;[$Variablen.$C$2] = 1)" office:value-type="boolean" office:boolean-value="true" calcext:value-type="boolean">
            <text:p>WAHR</text:p>
          </table:table-cell>
          <table:table-cell table:style-name="ce27" table:formula="of:=OR([.H45];[.I45];[.J45])" office:value-type="boolean" office:boolean-value="true" calcext:value-type="boolean">
            <text:p>WAHR</text:p>
          </table:table-cell>
          <table:table-cell table:style-name="ce27" table:formula="of:=IF([$Themenliste.$J45] = 1)" office:value-type="boolean" office:boolean-value="true" calcext:value-type="boolean">
            <text:p>WAHR</text:p>
          </table:table-cell>
          <table:table-cell table:style-name="ce27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6];[$Themenliste.$A46];&quot;&quot;)" office:value-type="string" office:string-value="3.1.c" calcext:value-type="string">
            <text:p>3.1.c</text:p>
          </table:table-cell>
          <table:table-cell table:style-name="ce25"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6];[$Themenliste.$D46];&quot;&quot;)" office:value-type="string" office:string-value="c" calcext:value-type="string">
            <text:p>c</text:p>
          </table:table-cell>
          <table:table-cell table:style-name="ce25"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1,2,3" calcext:value-type="string">
            <text:p>1,2,3</text:p>
          </table:table-cell>
          <table:table-cell table:style-name="ce27" table:formula="of:=AND([.K46];[.M46])" office:value-type="boolean" office:boolean-value="true" calcext:value-type="boolean">
            <text:p>WAHR</text:p>
          </table:table-cell>
          <table:table-cell table:style-name="ce27" table:formula="of:=AND([$Themenliste.$K46] = 1;[$Variablen.$A$2] = 1)" office:value-type="boolean" office:boolean-value="true" calcext:value-type="boolean">
            <text:p>WAHR</text:p>
          </table:table-cell>
          <table:table-cell table:style-name="ce27" table:formula="of:=AND([$Themenliste.$L46] = 1;[$Variablen.$B$2] = 1)" office:value-type="boolean" office:boolean-value="true" calcext:value-type="boolean">
            <text:p>WAHR</text:p>
          </table:table-cell>
          <table:table-cell table:style-name="ce27" table:formula="of:=AND([$Themenliste.$M46] = 1;[$Variablen.$C$2] = 1)" office:value-type="boolean" office:boolean-value="true" calcext:value-type="boolean">
            <text:p>WAHR</text:p>
          </table:table-cell>
          <table:table-cell table:style-name="ce27" table:formula="of:=OR([.H46];[.I46];[.J46])" office:value-type="boolean" office:boolean-value="true" calcext:value-type="boolean">
            <text:p>WAHR</text:p>
          </table:table-cell>
          <table:table-cell table:style-name="ce27" table:formula="of:=IF([$Themenliste.$J46] = 1)" office:value-type="boolean" office:boolean-value="true" calcext:value-type="boolean">
            <text:p>WAHR</text:p>
          </table:table-cell>
          <table:table-cell table:style-name="ce27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7];[$Themenliste.$A47];&quot;&quot;)" office:value-type="string" office:string-value="3.1.d" calcext:value-type="string">
            <text:p>3.1.d</text:p>
          </table:table-cell>
          <table:table-cell table:style-name="ce25"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7];[$Themenliste.$D47];&quot;&quot;)" office:value-type="string" office:string-value="d" calcext:value-type="string">
            <text:p>d</text:p>
          </table:table-cell>
          <table:table-cell table:style-name="ce25"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1,2,3" calcext:value-type="string">
            <text:p>1,2,3</text:p>
          </table:table-cell>
          <table:table-cell table:style-name="ce27" table:formula="of:=AND([.K47];[.M47])" office:value-type="boolean" office:boolean-value="true" calcext:value-type="boolean">
            <text:p>WAHR</text:p>
          </table:table-cell>
          <table:table-cell table:style-name="ce27" table:formula="of:=AND([$Themenliste.$K47] = 1;[$Variablen.$A$2] = 1)" office:value-type="boolean" office:boolean-value="true" calcext:value-type="boolean">
            <text:p>WAHR</text:p>
          </table:table-cell>
          <table:table-cell table:style-name="ce27" table:formula="of:=AND([$Themenliste.$L47] = 1;[$Variablen.$B$2] = 1)" office:value-type="boolean" office:boolean-value="true" calcext:value-type="boolean">
            <text:p>WAHR</text:p>
          </table:table-cell>
          <table:table-cell table:style-name="ce27" table:formula="of:=AND([$Themenliste.$M47] = 1;[$Variablen.$C$2] = 1)" office:value-type="boolean" office:boolean-value="true" calcext:value-type="boolean">
            <text:p>WAHR</text:p>
          </table:table-cell>
          <table:table-cell table:style-name="ce27" table:formula="of:=OR([.H47];[.I47];[.J47])" office:value-type="boolean" office:boolean-value="true" calcext:value-type="boolean">
            <text:p>WAHR</text:p>
          </table:table-cell>
          <table:table-cell table:style-name="ce27" table:formula="of:=IF([$Themenliste.$J47] = 1)" office:value-type="boolean" office:boolean-value="true" calcext:value-type="boolean">
            <text:p>WAHR</text:p>
          </table:table-cell>
          <table:table-cell table:style-name="ce27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8];[$Themenliste.$A49];&quot;&quot;)" office:value-type="string" office:string-value="3.1.f" calcext:value-type="string">
            <text:p>3.1.f</text:p>
          </table:table-cell>
          <table:table-cell table:style-name="ce25" table:formula="of:=IF([.$G48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8];[$Themenliste.$C49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8];[$Themenliste.$D49];&quot;&quot;)" office:value-type="string" office:string-value="f" calcext:value-type="string">
            <text:p>f</text:p>
          </table:table-cell>
          <table:table-cell table:style-name="ce25"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1,2,3" calcext:value-type="string">
            <text:p>1,2,3</text:p>
          </table:table-cell>
          <table:table-cell table:style-name="ce27" table:formula="of:=AND([.K48];[.M48])" office:value-type="boolean" office:boolean-value="true" calcext:value-type="boolean">
            <text:p>WAHR</text:p>
          </table:table-cell>
          <table:table-cell table:style-name="ce27" table:formula="of:=AND([$Themenliste.$K49] = 1;[$Variablen.$A$2] = 1)" office:value-type="boolean" office:boolean-value="true" calcext:value-type="boolean">
            <text:p>WAHR</text:p>
          </table:table-cell>
          <table:table-cell table:style-name="ce27" table:formula="of:=AND([$Themenliste.$L49] = 1;[$Variablen.$B$2] = 1)" office:value-type="boolean" office:boolean-value="true" calcext:value-type="boolean">
            <text:p>WAHR</text:p>
          </table:table-cell>
          <table:table-cell table:style-name="ce27" table:formula="of:=AND([$Themenliste.$M49] = 1;[$Variablen.$C$2] = 1)" office:value-type="boolean" office:boolean-value="true" calcext:value-type="boolean">
            <text:p>WAHR</text:p>
          </table:table-cell>
          <table:table-cell table:style-name="ce27" table:formula="of:=OR([.H48];[.I48];[.J48])" office:value-type="boolean" office:boolean-value="true" calcext:value-type="boolean">
            <text:p>WAHR</text:p>
          </table:table-cell>
          <table:table-cell table:style-name="ce27" table:formula="of:=IF([$Themenliste.$J49] = 1)" office:value-type="boolean" office:boolean-value="true" calcext:value-type="boolean">
            <text:p>WAHR</text:p>
          </table:table-cell>
          <table:table-cell table:style-name="ce27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9];[$Themenliste.$A50];&quot;&quot;)" office:value-type="string" office:string-value="3.2.a" calcext:value-type="string">
            <text:p>3.2.a</text:p>
          </table:table-cell>
          <table:table-cell table:style-name="ce25" table:formula="of:=IF([.$G49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9];[$Themenliste.$C50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49];[$Themenliste.$D50];&quot;&quot;)" office:value-type="string" office:string-value="a" calcext:value-type="string">
            <text:p>a</text:p>
          </table:table-cell>
          <table:table-cell table:style-name="ce25" table:formula="of:=IF([.$G49];[$Themenliste.$E50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1,3" calcext:value-type="string">
            <text:p>1,3</text:p>
          </table:table-cell>
          <table:table-cell table:style-name="ce27" table:formula="of:=AND([.K49];[.M49])" office:value-type="boolean" office:boolean-value="true" calcext:value-type="boolean">
            <text:p>WAHR</text:p>
          </table:table-cell>
          <table:table-cell table:style-name="ce27" table:formula="of:=AND([$Themenliste.$K50] = 1;[$Variablen.$A$2] = 1)" office:value-type="boolean" office:boolean-value="true" calcext:value-type="boolean">
            <text:p>WAHR</text:p>
          </table:table-cell>
          <table:table-cell table:style-name="ce27" table:formula="of:=AND([$Themenliste.$L50] = 1;[$Variablen.$B$2] = 1)" office:value-type="boolean" office:boolean-value="false" calcext:value-type="boolean">
            <text:p>FALSCH</text:p>
          </table:table-cell>
          <table:table-cell table:style-name="ce27" table:formula="of:=AND([$Themenliste.$M50] = 1;[$Variablen.$C$2] = 1)" office:value-type="boolean" office:boolean-value="true" calcext:value-type="boolean">
            <text:p>WAHR</text:p>
          </table:table-cell>
          <table:table-cell table:style-name="ce27" table:formula="of:=OR([.H49];[.I49];[.J49])" office:value-type="boolean" office:boolean-value="true" calcext:value-type="boolean">
            <text:p>WAHR</text:p>
          </table:table-cell>
          <table:table-cell table:style-name="ce27" table:formula="of:=IF([$Themenliste.$J50] = 1)" office:value-type="boolean" office:boolean-value="true" calcext:value-type="boolean">
            <text:p>WAHR</text:p>
          </table:table-cell>
          <table:table-cell table:style-name="ce27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0];[$Themenliste.$A51];&quot;&quot;)" office:value-type="string" office:string-value="3.2.b" calcext:value-type="string">
            <text:p>3.2.b</text:p>
          </table:table-cell>
          <table:table-cell table:style-name="ce25" table:formula="of:=IF([.$G50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0];[$Themenliste.$C51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0];[$Themenliste.$D51];&quot;&quot;)" office:value-type="string" office:string-value="b" calcext:value-type="string">
            <text:p>b</text:p>
          </table:table-cell>
          <table:table-cell table:style-name="ce25" table:formula="of:=IF([.$G50];[$Themenliste.$E51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1,3" calcext:value-type="string">
            <text:p>1,3</text:p>
          </table:table-cell>
          <table:table-cell table:style-name="ce27" table:formula="of:=AND([.K50];[.M50])" office:value-type="boolean" office:boolean-value="true" calcext:value-type="boolean">
            <text:p>WAHR</text:p>
          </table:table-cell>
          <table:table-cell table:style-name="ce27" table:formula="of:=AND([$Themenliste.$K51] = 1;[$Variablen.$A$2] = 1)" office:value-type="boolean" office:boolean-value="true" calcext:value-type="boolean">
            <text:p>WAHR</text:p>
          </table:table-cell>
          <table:table-cell table:style-name="ce27" table:formula="of:=AND([$Themenliste.$L51] = 1;[$Variablen.$B$2] = 1)" office:value-type="boolean" office:boolean-value="false" calcext:value-type="boolean">
            <text:p>FALSCH</text:p>
          </table:table-cell>
          <table:table-cell table:style-name="ce27" table:formula="of:=AND([$Themenliste.$M51] = 1;[$Variablen.$C$2] = 1)" office:value-type="boolean" office:boolean-value="true" calcext:value-type="boolean">
            <text:p>WAHR</text:p>
          </table:table-cell>
          <table:table-cell table:style-name="ce27" table:formula="of:=OR([.H50];[.I50];[.J50])" office:value-type="boolean" office:boolean-value="true" calcext:value-type="boolean">
            <text:p>WAHR</text:p>
          </table:table-cell>
          <table:table-cell table:style-name="ce27" table:formula="of:=IF([$Themenliste.$J51] = 1)" office:value-type="boolean" office:boolean-value="true" calcext:value-type="boolean">
            <text:p>WAHR</text:p>
          </table:table-cell>
          <table:table-cell table:style-name="ce27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1];[$Themenliste.$A52];&quot;&quot;)" office:value-type="string" office:string-value="3.2.c" calcext:value-type="string">
            <text:p>3.2.c</text:p>
          </table:table-cell>
          <table:table-cell table:style-name="ce25" table:formula="of:=IF([.$G51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1];[$Themenliste.$C52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1];[$Themenliste.$D52];&quot;&quot;)" office:value-type="string" office:string-value="c" calcext:value-type="string">
            <text:p>c</text:p>
          </table:table-cell>
          <table:table-cell table:style-name="ce25" table:formula="of:=IF([.$G51];[$Themenliste.$E52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1,3" calcext:value-type="string">
            <text:p>1,3</text:p>
          </table:table-cell>
          <table:table-cell table:style-name="ce27" table:formula="of:=AND([.K51];[.M51])" office:value-type="boolean" office:boolean-value="true" calcext:value-type="boolean">
            <text:p>WAHR</text:p>
          </table:table-cell>
          <table:table-cell table:style-name="ce27" table:formula="of:=AND([$Themenliste.$K52] = 1;[$Variablen.$A$2] = 1)" office:value-type="boolean" office:boolean-value="true" calcext:value-type="boolean">
            <text:p>WAHR</text:p>
          </table:table-cell>
          <table:table-cell table:style-name="ce27" table:formula="of:=AND([$Themenliste.$L52] = 1;[$Variablen.$B$2] = 1)" office:value-type="boolean" office:boolean-value="false" calcext:value-type="boolean">
            <text:p>FALSCH</text:p>
          </table:table-cell>
          <table:table-cell table:style-name="ce27" table:formula="of:=AND([$Themenliste.$M52] = 1;[$Variablen.$C$2] = 1)" office:value-type="boolean" office:boolean-value="true" calcext:value-type="boolean">
            <text:p>WAHR</text:p>
          </table:table-cell>
          <table:table-cell table:style-name="ce27" table:formula="of:=OR([.H51];[.I51];[.J51])" office:value-type="boolean" office:boolean-value="true" calcext:value-type="boolean">
            <text:p>WAHR</text:p>
          </table:table-cell>
          <table:table-cell table:style-name="ce27" table:formula="of:=IF([$Themenliste.$J52] = 1)" office:value-type="boolean" office:boolean-value="true" calcext:value-type="boolean">
            <text:p>WAHR</text:p>
          </table:table-cell>
          <table:table-cell table:style-name="ce27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2];[$Themenliste.$A53];&quot;&quot;)" office:value-type="string" office:string-value="3.2.d" calcext:value-type="string">
            <text:p>3.2.d</text:p>
          </table:table-cell>
          <table:table-cell table:style-name="ce25" table:formula="of:=IF([.$G52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2];[$Themenliste.$C53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2];[$Themenliste.$D53];&quot;&quot;)" office:value-type="string" office:string-value="d" calcext:value-type="string">
            <text:p>d</text:p>
          </table:table-cell>
          <table:table-cell table:style-name="ce25" table:formula="of:=IF([.$G52];[$Themenliste.$E53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7" table:formula="of:=AND([.K52];[.M52])" office:value-type="boolean" office:boolean-value="true" calcext:value-type="boolean">
            <text:p>WAHR</text:p>
          </table:table-cell>
          <table:table-cell table:style-name="ce27" table:formula="of:=AND([$Themenliste.$K53] = 1;[$Variablen.$A$2] = 1)" office:value-type="boolean" office:boolean-value="false" calcext:value-type="boolean">
            <text:p>FALSCH</text:p>
          </table:table-cell>
          <table:table-cell table:style-name="ce27" table:formula="of:=AND([$Themenliste.$L53] = 1;[$Variablen.$B$2] = 1)" office:value-type="boolean" office:boolean-value="true" calcext:value-type="boolean">
            <text:p>WAHR</text:p>
          </table:table-cell>
          <table:table-cell table:style-name="ce27" table:formula="of:=AND([$Themenliste.$M53] = 1;[$Variablen.$C$2] = 1)" office:value-type="boolean" office:boolean-value="true" calcext:value-type="boolean">
            <text:p>WAHR</text:p>
          </table:table-cell>
          <table:table-cell table:style-name="ce27" table:formula="of:=OR([.H52];[.I52];[.J52])" office:value-type="boolean" office:boolean-value="true" calcext:value-type="boolean">
            <text:p>WAHR</text:p>
          </table:table-cell>
          <table:table-cell table:style-name="ce27" table:formula="of:=IF([$Themenliste.$J53] = 1)" office:value-type="boolean" office:boolean-value="true" calcext:value-type="boolean">
            <text:p>WAHR</text:p>
          </table:table-cell>
          <table:table-cell table:style-name="ce27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3];[$Themenliste.$A54];&quot;&quot;)" office:value-type="string" office:string-value="3.2.e" calcext:value-type="string">
            <text:p>3.2.e</text:p>
          </table:table-cell>
          <table:table-cell table:style-name="ce25" table:formula="of:=IF([.$G53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3];[$Themenliste.$C54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3];[$Themenliste.$D54];&quot;&quot;)" office:value-type="string" office:string-value="e" calcext:value-type="string">
            <text:p>e</text:p>
          </table:table-cell>
          <table:table-cell table:style-name="ce25" table:formula="of:=IF([.$G53];[$Themenliste.$E54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7" table:formula="of:=AND([.K53];[.M53])" office:value-type="boolean" office:boolean-value="true" calcext:value-type="boolean">
            <text:p>WAHR</text:p>
          </table:table-cell>
          <table:table-cell table:style-name="ce27" table:formula="of:=AND([$Themenliste.$K54] = 1;[$Variablen.$A$2] = 1)" office:value-type="boolean" office:boolean-value="false" calcext:value-type="boolean">
            <text:p>FALSCH</text:p>
          </table:table-cell>
          <table:table-cell table:style-name="ce27" table:formula="of:=AND([$Themenliste.$L54] = 1;[$Variablen.$B$2] = 1)" office:value-type="boolean" office:boolean-value="true" calcext:value-type="boolean">
            <text:p>WAHR</text:p>
          </table:table-cell>
          <table:table-cell table:style-name="ce27" table:formula="of:=AND([$Themenliste.$M54] = 1;[$Variablen.$C$2] = 1)" office:value-type="boolean" office:boolean-value="true" calcext:value-type="boolean">
            <text:p>WAHR</text:p>
          </table:table-cell>
          <table:table-cell table:style-name="ce27" table:formula="of:=OR([.H53];[.I53];[.J53])" office:value-type="boolean" office:boolean-value="true" calcext:value-type="boolean">
            <text:p>WAHR</text:p>
          </table:table-cell>
          <table:table-cell table:style-name="ce27" table:formula="of:=IF([$Themenliste.$J54] = 1)" office:value-type="boolean" office:boolean-value="true" calcext:value-type="boolean">
            <text:p>WAHR</text:p>
          </table:table-cell>
          <table:table-cell table:style-name="ce27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4];[$Themenliste.$A55];&quot;&quot;)" office:value-type="string" office:string-value="3.2.f" calcext:value-type="string">
            <text:p>3.2.f</text:p>
          </table:table-cell>
          <table:table-cell table:style-name="ce25" table:formula="of:=IF([.$G54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4];[$Themenliste.$C55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4];[$Themenliste.$D55];&quot;&quot;)" office:value-type="string" office:string-value="f" calcext:value-type="string">
            <text:p>f</text:p>
          </table:table-cell>
          <table:table-cell table:style-name="ce25" table:formula="of:=IF([.$G54];[$Themenliste.$E55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2,3" calcext:value-type="string">
            <text:p>2,3</text:p>
          </table:table-cell>
          <table:table-cell table:style-name="ce27" table:formula="of:=AND([.K54];[.M54])" office:value-type="boolean" office:boolean-value="true" calcext:value-type="boolean">
            <text:p>WAHR</text:p>
          </table:table-cell>
          <table:table-cell table:style-name="ce27" table:formula="of:=AND([$Themenliste.$K55] = 1;[$Variablen.$A$2] = 1)" office:value-type="boolean" office:boolean-value="false" calcext:value-type="boolean">
            <text:p>FALSCH</text:p>
          </table:table-cell>
          <table:table-cell table:style-name="ce27" table:formula="of:=AND([$Themenliste.$L55] = 1;[$Variablen.$B$2] = 1)" office:value-type="boolean" office:boolean-value="true" calcext:value-type="boolean">
            <text:p>WAHR</text:p>
          </table:table-cell>
          <table:table-cell table:style-name="ce27" table:formula="of:=AND([$Themenliste.$M55] = 1;[$Variablen.$C$2] = 1)" office:value-type="boolean" office:boolean-value="true" calcext:value-type="boolean">
            <text:p>WAHR</text:p>
          </table:table-cell>
          <table:table-cell table:style-name="ce27" table:formula="of:=OR([.H54];[.I54];[.J54])" office:value-type="boolean" office:boolean-value="true" calcext:value-type="boolean">
            <text:p>WAHR</text:p>
          </table:table-cell>
          <table:table-cell table:style-name="ce27" table:formula="of:=IF([$Themenliste.$J55] = 1)" office:value-type="boolean" office:boolean-value="true" calcext:value-type="boolean">
            <text:p>WAHR</text:p>
          </table:table-cell>
          <table:table-cell table:style-name="ce27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5];[$Themenliste.$A56];&quot;&quot;)" office:value-type="string" office:string-value="3.2.g" calcext:value-type="string">
            <text:p>3.2.g</text:p>
          </table:table-cell>
          <table:table-cell table:style-name="ce25" table:formula="of:=IF([.$G55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5];[$Themenliste.$C56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5];[$Themenliste.$D56];&quot;&quot;)" office:value-type="string" office:string-value="g" calcext:value-type="string">
            <text:p>g</text:p>
          </table:table-cell>
          <table:table-cell table:style-name="ce25" table:formula="of:=IF([.$G55];[$Themenliste.$E56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1,3" calcext:value-type="string">
            <text:p>1,3</text:p>
          </table:table-cell>
          <table:table-cell table:style-name="ce27" table:formula="of:=AND([.K55];[.M55])" office:value-type="boolean" office:boolean-value="true" calcext:value-type="boolean">
            <text:p>WAHR</text:p>
          </table:table-cell>
          <table:table-cell table:style-name="ce27" table:formula="of:=AND([$Themenliste.$K56] = 1;[$Variablen.$A$2] = 1)" office:value-type="boolean" office:boolean-value="true" calcext:value-type="boolean">
            <text:p>WAHR</text:p>
          </table:table-cell>
          <table:table-cell table:style-name="ce27" table:formula="of:=AND([$Themenliste.$L56] = 1;[$Variablen.$B$2] = 1)" office:value-type="boolean" office:boolean-value="false" calcext:value-type="boolean">
            <text:p>FALSCH</text:p>
          </table:table-cell>
          <table:table-cell table:style-name="ce27" table:formula="of:=AND([$Themenliste.$M56] = 1;[$Variablen.$C$2] = 1)" office:value-type="boolean" office:boolean-value="true" calcext:value-type="boolean">
            <text:p>WAHR</text:p>
          </table:table-cell>
          <table:table-cell table:style-name="ce27" table:formula="of:=OR([.H55];[.I55];[.J55])" office:value-type="boolean" office:boolean-value="true" calcext:value-type="boolean">
            <text:p>WAHR</text:p>
          </table:table-cell>
          <table:table-cell table:style-name="ce27" table:formula="of:=IF([$Themenliste.$J56] = 1)" office:value-type="boolean" office:boolean-value="true" calcext:value-type="boolean">
            <text:p>WAHR</text:p>
          </table:table-cell>
          <table:table-cell table:style-name="ce27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6];[$Themenliste.$A57];&quot;&quot;)" office:value-type="string" office:string-value="3.3.a" calcext:value-type="string">
            <text:p>3.3.a</text:p>
          </table:table-cell>
          <table:table-cell table:style-name="ce25" table:formula="of:=IF([.$G56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6];[$Themenliste.$C57];&quot;&quot;)" office:value-type="string" office:string-value="Teamarbeit" calcext:value-type="string">
            <text:p>Teamarbeit</text:p>
          </table:table-cell>
          <table:table-cell table:style-name="ce22" table:formula="of:=IF([.$G56];[$Themenliste.$D57];&quot;&quot;)" office:value-type="string" office:string-value="a" calcext:value-type="string">
            <text:p>a</text:p>
          </table:table-cell>
          <table:table-cell table:style-name="ce25" table:formula="of:=IF([.$G56];[$Themenliste.$E57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1,3" calcext:value-type="string">
            <text:p>1,3</text:p>
          </table:table-cell>
          <table:table-cell table:style-name="ce27" table:formula="of:=AND([.K56];[.M56])" office:value-type="boolean" office:boolean-value="true" calcext:value-type="boolean">
            <text:p>WAHR</text:p>
          </table:table-cell>
          <table:table-cell table:style-name="ce27" table:formula="of:=AND([$Themenliste.$K57] = 1;[$Variablen.$A$2] = 1)" office:value-type="boolean" office:boolean-value="true" calcext:value-type="boolean">
            <text:p>WAHR</text:p>
          </table:table-cell>
          <table:table-cell table:style-name="ce27" table:formula="of:=AND([$Themenliste.$L57] = 1;[$Variablen.$B$2] = 1)" office:value-type="boolean" office:boolean-value="false" calcext:value-type="boolean">
            <text:p>FALSCH</text:p>
          </table:table-cell>
          <table:table-cell table:style-name="ce27" table:formula="of:=AND([$Themenliste.$M57] = 1;[$Variablen.$C$2] = 1)" office:value-type="boolean" office:boolean-value="true" calcext:value-type="boolean">
            <text:p>WAHR</text:p>
          </table:table-cell>
          <table:table-cell table:style-name="ce27" table:formula="of:=OR([.H56];[.I56];[.J56])" office:value-type="boolean" office:boolean-value="true" calcext:value-type="boolean">
            <text:p>WAHR</text:p>
          </table:table-cell>
          <table:table-cell table:style-name="ce27" table:formula="of:=IF([$Themenliste.$J57] = 1)" office:value-type="boolean" office:boolean-value="true" calcext:value-type="boolean">
            <text:p>WAHR</text:p>
          </table:table-cell>
          <table:table-cell table:style-name="ce27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7];[$Themenliste.$A58];&quot;&quot;)" office:value-type="string" office:string-value="3.3.b" calcext:value-type="string">
            <text:p>3.3.b</text:p>
          </table:table-cell>
          <table:table-cell table:style-name="ce25" table:formula="of:=IF([.$G57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7];[$Themenliste.$C58];&quot;&quot;)" office:value-type="string" office:string-value="Teamarbeit" calcext:value-type="string">
            <text:p>Teamarbeit</text:p>
          </table:table-cell>
          <table:table-cell table:style-name="ce22" table:formula="of:=IF([.$G57];[$Themenliste.$D58];&quot;&quot;)" office:value-type="string" office:string-value="b" calcext:value-type="string">
            <text:p>b</text:p>
          </table:table-cell>
          <table:table-cell table:style-name="ce25" table:formula="of:=IF([.$G57];[$Themenliste.$E58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1,3" calcext:value-type="string">
            <text:p>1,3</text:p>
          </table:table-cell>
          <table:table-cell table:style-name="ce27" table:formula="of:=AND([.K57];[.M57])" office:value-type="boolean" office:boolean-value="true" calcext:value-type="boolean">
            <text:p>WAHR</text:p>
          </table:table-cell>
          <table:table-cell table:style-name="ce27" table:formula="of:=AND([$Themenliste.$K58] = 1;[$Variablen.$A$2] = 1)" office:value-type="boolean" office:boolean-value="true" calcext:value-type="boolean">
            <text:p>WAHR</text:p>
          </table:table-cell>
          <table:table-cell table:style-name="ce27" table:formula="of:=AND([$Themenliste.$L58] = 1;[$Variablen.$B$2] = 1)" office:value-type="boolean" office:boolean-value="false" calcext:value-type="boolean">
            <text:p>FALSCH</text:p>
          </table:table-cell>
          <table:table-cell table:style-name="ce27" table:formula="of:=AND([$Themenliste.$M58] = 1;[$Variablen.$C$2] = 1)" office:value-type="boolean" office:boolean-value="true" calcext:value-type="boolean">
            <text:p>WAHR</text:p>
          </table:table-cell>
          <table:table-cell table:style-name="ce27" table:formula="of:=OR([.H57];[.I57];[.J57])" office:value-type="boolean" office:boolean-value="true" calcext:value-type="boolean">
            <text:p>WAHR</text:p>
          </table:table-cell>
          <table:table-cell table:style-name="ce27" table:formula="of:=IF([$Themenliste.$J58] = 1)" office:value-type="boolean" office:boolean-value="true" calcext:value-type="boolean">
            <text:p>WAHR</text:p>
          </table:table-cell>
          <table:table-cell table:style-name="ce27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8];[$Themenliste.$A59];&quot;&quot;)" office:value-type="string" office:string-value="3.3.c" calcext:value-type="string">
            <text:p>3.3.c</text:p>
          </table:table-cell>
          <table:table-cell table:style-name="ce25" table:formula="of:=IF([.$G58];[$Themenliste.$B59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8];[$Themenliste.$C59];&quot;&quot;)" office:value-type="string" office:string-value="Teamarbeit" calcext:value-type="string">
            <text:p>Teamarbeit</text:p>
          </table:table-cell>
          <table:table-cell table:style-name="ce22" table:formula="of:=IF([.$G58];[$Themenliste.$D59];&quot;&quot;)" office:value-type="string" office:string-value="c" calcext:value-type="string">
            <text:p>c</text:p>
          </table:table-cell>
          <table:table-cell table:style-name="ce25" table:formula="of:=IF([.$G58];[$Themenliste.$E59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1,3" calcext:value-type="string">
            <text:p>1,3</text:p>
          </table:table-cell>
          <table:table-cell table:style-name="ce27" table:formula="of:=AND([.K58];[.M58])" office:value-type="boolean" office:boolean-value="true" calcext:value-type="boolean">
            <text:p>WAHR</text:p>
          </table:table-cell>
          <table:table-cell table:style-name="ce27" table:formula="of:=AND([$Themenliste.$K59] = 1;[$Variablen.$A$2] = 1)" office:value-type="boolean" office:boolean-value="true" calcext:value-type="boolean">
            <text:p>WAHR</text:p>
          </table:table-cell>
          <table:table-cell table:style-name="ce27" table:formula="of:=AND([$Themenliste.$L59] = 1;[$Variablen.$B$2] = 1)" office:value-type="boolean" office:boolean-value="false" calcext:value-type="boolean">
            <text:p>FALSCH</text:p>
          </table:table-cell>
          <table:table-cell table:style-name="ce27" table:formula="of:=AND([$Themenliste.$M59] = 1;[$Variablen.$C$2] = 1)" office:value-type="boolean" office:boolean-value="true" calcext:value-type="boolean">
            <text:p>WAHR</text:p>
          </table:table-cell>
          <table:table-cell table:style-name="ce27" table:formula="of:=OR([.H58];[.I58];[.J58])" office:value-type="boolean" office:boolean-value="true" calcext:value-type="boolean">
            <text:p>WAHR</text:p>
          </table:table-cell>
          <table:table-cell table:style-name="ce27" table:formula="of:=IF([$Themenliste.$J59] = 1)" office:value-type="boolean" office:boolean-value="true" calcext:value-type="boolean">
            <text:p>WAHR</text:p>
          </table:table-cell>
          <table:table-cell table:style-name="ce27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59];[$Themenliste.$A60];&quot;&quot;)" office:value-type="string" office:string-value="4.1.a" calcext:value-type="string">
            <text:p>4.1.a</text:p>
          </table:table-cell>
          <table:table-cell table:style-name="ce25" table:formula="of:=IF([.$G59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59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59];[$Themenliste.$D60];&quot;&quot;)" office:value-type="string" office:string-value="a" calcext:value-type="string">
            <text:p>a</text:p>
          </table:table-cell>
          <table:table-cell table:style-name="ce25" table:formula="of:=IF([.$G59];[$Themenliste.$E60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1,3" calcext:value-type="string">
            <text:p>1,3</text:p>
          </table:table-cell>
          <table:table-cell table:style-name="ce27" table:formula="of:=AND([.K59];[.M59])" office:value-type="boolean" office:boolean-value="true" calcext:value-type="boolean">
            <text:p>WAHR</text:p>
          </table:table-cell>
          <table:table-cell table:style-name="ce27" table:formula="of:=AND([$Themenliste.$K60] = 1;[$Variablen.$A$2] = 1)" office:value-type="boolean" office:boolean-value="true" calcext:value-type="boolean">
            <text:p>WAHR</text:p>
          </table:table-cell>
          <table:table-cell table:style-name="ce27" table:formula="of:=AND([$Themenliste.$L60] = 1;[$Variablen.$B$2] = 1)" office:value-type="boolean" office:boolean-value="false" calcext:value-type="boolean">
            <text:p>FALSCH</text:p>
          </table:table-cell>
          <table:table-cell table:style-name="ce27" table:formula="of:=AND([$Themenliste.$M60] = 1;[$Variablen.$C$2] = 1)" office:value-type="boolean" office:boolean-value="true" calcext:value-type="boolean">
            <text:p>WAHR</text:p>
          </table:table-cell>
          <table:table-cell table:style-name="ce27" table:formula="of:=OR([.H59];[.I59];[.J59])" office:value-type="boolean" office:boolean-value="true" calcext:value-type="boolean">
            <text:p>WAHR</text:p>
          </table:table-cell>
          <table:table-cell table:style-name="ce27" table:formula="of:=IF([$Themenliste.$J60] = 1)" office:value-type="boolean" office:boolean-value="true" calcext:value-type="boolean">
            <text:p>WAHR</text:p>
          </table:table-cell>
          <table:table-cell table:style-name="ce27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60];[$Themenliste.$A61];&quot;&quot;)" office:value-type="string" office:string-value="4.1.b" calcext:value-type="string">
            <text:p>4.1.b</text:p>
          </table:table-cell>
          <table:table-cell table:style-name="ce25" table:formula="of:=IF([.$G60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0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0];[$Themenliste.$D61];&quot;&quot;)" office:value-type="string" office:string-value="b" calcext:value-type="string">
            <text:p>b</text:p>
          </table:table-cell>
          <table:table-cell table:style-name="ce25" table:formula="of:=IF([.$G60];[$Themenliste.$E61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7" table:formula="of:=AND([.K60];[.M60])" office:value-type="boolean" office:boolean-value="true" calcext:value-type="boolean">
            <text:p>WAHR</text:p>
          </table:table-cell>
          <table:table-cell table:style-name="ce27" table:formula="of:=AND([$Themenliste.$K61] = 1;[$Variablen.$A$2] = 1)" office:value-type="boolean" office:boolean-value="false" calcext:value-type="boolean">
            <text:p>FALSCH</text:p>
          </table:table-cell>
          <table:table-cell table:style-name="ce27" table:formula="of:=AND([$Themenliste.$L61] = 1;[$Variablen.$B$2] = 1)" office:value-type="boolean" office:boolean-value="true" calcext:value-type="boolean">
            <text:p>WAHR</text:p>
          </table:table-cell>
          <table:table-cell table:style-name="ce27" table:formula="of:=AND([$Themenliste.$M61] = 1;[$Variablen.$C$2] = 1)" office:value-type="boolean" office:boolean-value="true" calcext:value-type="boolean">
            <text:p>WAHR</text:p>
          </table:table-cell>
          <table:table-cell table:style-name="ce27" table:formula="of:=OR([.H60];[.I60];[.J60])" office:value-type="boolean" office:boolean-value="true" calcext:value-type="boolean">
            <text:p>WAHR</text:p>
          </table:table-cell>
          <table:table-cell table:style-name="ce27" table:formula="of:=IF([$Themenliste.$J61] = 1)" office:value-type="boolean" office:boolean-value="true" calcext:value-type="boolean">
            <text:p>WAHR</text:p>
          </table:table-cell>
          <table:table-cell table:style-name="ce27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61];[$Themenliste.$A62];&quot;&quot;)" office:value-type="string" office:string-value="4.1.c" calcext:value-type="string">
            <text:p>4.1.c</text:p>
          </table:table-cell>
          <table:table-cell table:style-name="ce25" table:formula="of:=IF([.$G61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1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1];[$Themenliste.$D62];&quot;&quot;)" office:value-type="string" office:string-value="c" calcext:value-type="string">
            <text:p>c</text:p>
          </table:table-cell>
          <table:table-cell table:style-name="ce25" table:formula="of:=IF([.$G61];[$Themenliste.$E62];&quot;&quot;)" office:value-type="string" office:string-value="technologische Entwicklungstrends von Systemen der Informations- und Telekommunikationstechnik feststellen, sowie ihre wirtschaftlichen, sozialen und beruflichen Auswirkungen bewerten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style-name="ce22" table:formula="of:=IF([.$G61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7" table:formula="of:=AND([.K61];[.M61])" office:value-type="boolean" office:boolean-value="true" calcext:value-type="boolean">
            <text:p>WAHR</text:p>
          </table:table-cell>
          <table:table-cell table:style-name="ce27" table:formula="of:=AND([$Themenliste.$K62] = 1;[$Variablen.$A$2] = 1)" office:value-type="boolean" office:boolean-value="false" calcext:value-type="boolean">
            <text:p>FALSCH</text:p>
          </table:table-cell>
          <table:table-cell table:style-name="ce27" table:formula="of:=AND([$Themenliste.$L62] = 1;[$Variablen.$B$2] = 1)" office:value-type="boolean" office:boolean-value="true" calcext:value-type="boolean">
            <text:p>WAHR</text:p>
          </table:table-cell>
          <table:table-cell table:style-name="ce27" table:formula="of:=AND([$Themenliste.$M62] = 1;[$Variablen.$C$2] = 1)" office:value-type="boolean" office:boolean-value="true" calcext:value-type="boolean">
            <text:p>WAHR</text:p>
          </table:table-cell>
          <table:table-cell table:style-name="ce27" table:formula="of:=OR([.H61];[.I61];[.J61])" office:value-type="boolean" office:boolean-value="true" calcext:value-type="boolean">
            <text:p>WAHR</text:p>
          </table:table-cell>
          <table:table-cell table:style-name="ce27" table:formula="of:=IF([$Themenliste.$J62] = 1)" office:value-type="boolean" office:boolean-value="true" calcext:value-type="boolean">
            <text:p>WAHR</text:p>
          </table:table-cell>
          <table:table-cell table:style-name="ce27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62];[$Themenliste.$A63];&quot;&quot;)" office:value-type="string" office:string-value="4.1.d" calcext:value-type="string">
            <text:p>4.1.d</text:p>
          </table:table-cell>
          <table:table-cell table:style-name="ce25" table:formula="of:=IF([.$G62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2];[$Themenliste.$C63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2];[$Themenliste.$D63];&quot;&quot;)" office:value-type="string" office:string-value="d" calcext:value-type="string">
            <text:p>d</text:p>
          </table:table-cell>
          <table:table-cell table:style-name="ce25" table:formula="of:=IF([.$G62];[$Themenliste.$E63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2,3" calcext:value-type="string">
            <text:p>2,3</text:p>
          </table:table-cell>
          <table:table-cell table:style-name="ce27" table:formula="of:=AND([.K62];[.M62])" office:value-type="boolean" office:boolean-value="true" calcext:value-type="boolean">
            <text:p>WAHR</text:p>
          </table:table-cell>
          <table:table-cell table:style-name="ce27" table:formula="of:=AND([$Themenliste.$K63] = 1;[$Variablen.$A$2] = 1)" office:value-type="boolean" office:boolean-value="false" calcext:value-type="boolean">
            <text:p>FALSCH</text:p>
          </table:table-cell>
          <table:table-cell table:style-name="ce27" table:formula="of:=AND([$Themenliste.$L63] = 1;[$Variablen.$B$2] = 1)" office:value-type="boolean" office:boolean-value="true" calcext:value-type="boolean">
            <text:p>WAHR</text:p>
          </table:table-cell>
          <table:table-cell table:style-name="ce27" table:formula="of:=AND([$Themenliste.$M63] = 1;[$Variablen.$C$2] = 1)" office:value-type="boolean" office:boolean-value="true" calcext:value-type="boolean">
            <text:p>WAHR</text:p>
          </table:table-cell>
          <table:table-cell table:style-name="ce27" table:formula="of:=OR([.H62];[.I62];[.J62])" office:value-type="boolean" office:boolean-value="true" calcext:value-type="boolean">
            <text:p>WAHR</text:p>
          </table:table-cell>
          <table:table-cell table:style-name="ce27" table:formula="of:=IF([$Themenliste.$J63] = 1)" office:value-type="boolean" office:boolean-value="true" calcext:value-type="boolean">
            <text:p>WAHR</text:p>
          </table:table-cell>
          <table:table-cell table:style-name="ce27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63];[$Themenliste.$A64];&quot;&quot;)" office:value-type="string" office:string-value="4.2.a" calcext:value-type="string">
            <text:p>4.2.a</text:p>
          </table:table-cell>
          <table:table-cell table:style-name="ce25" table:formula="of:=IF([.$G63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3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3];[$Themenliste.$D64];&quot;&quot;)" office:value-type="string" office:string-value="a" calcext:value-type="string">
            <text:p>a</text:p>
          </table:table-cell>
          <table:table-cell table:style-name="ce25" table:formula="of:=IF([.$G63];[$Themenliste.$E64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7" table:formula="of:=AND([.K63];[.M63])" office:value-type="boolean" office:boolean-value="true" calcext:value-type="boolean">
            <text:p>WAHR</text:p>
          </table:table-cell>
          <table:table-cell table:style-name="ce27" table:formula="of:=AND([$Themenliste.$K64] = 1;[$Variablen.$A$2] = 1)" office:value-type="boolean" office:boolean-value="true" calcext:value-type="boolean">
            <text:p>WAHR</text:p>
          </table:table-cell>
          <table:table-cell table:style-name="ce27" table:formula="of:=AND([$Themenliste.$L64] = 1;[$Variablen.$B$2] = 1)" office:value-type="boolean" office:boolean-value="false" calcext:value-type="boolean">
            <text:p>FALSCH</text:p>
          </table:table-cell>
          <table:table-cell table:style-name="ce27" table:formula="of:=AND([$Themenliste.$M64] = 1;[$Variablen.$C$2] = 1)" office:value-type="boolean" office:boolean-value="true" calcext:value-type="boolean">
            <text:p>WAHR</text:p>
          </table:table-cell>
          <table:table-cell table:style-name="ce27" table:formula="of:=OR([.H63];[.I63];[.J63])" office:value-type="boolean" office:boolean-value="true" calcext:value-type="boolean">
            <text:p>WAHR</text:p>
          </table:table-cell>
          <table:table-cell table:style-name="ce27" table:formula="of:=IF([$Themenliste.$J64] = 1)" office:value-type="boolean" office:boolean-value="true" calcext:value-type="boolean">
            <text:p>WAHR</text:p>
          </table:table-cell>
          <table:table-cell table:style-name="ce27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4];[$Themenliste.$A65];&quot;&quot;)" office:value-type="string" office:string-value="4.2.b" calcext:value-type="string">
            <text:p>4.2.b</text:p>
          </table:table-cell>
          <table:table-cell table:style-name="ce25" table:formula="of:=IF([.$G64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4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4];[$Themenliste.$D65];&quot;&quot;)" office:value-type="string" office:string-value="b" calcext:value-type="string">
            <text:p>b</text:p>
          </table:table-cell>
          <table:table-cell table:style-name="ce25" table:formula="of:=IF([.$G64];[$Themenliste.$E65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7" table:formula="of:=AND([.K64];[.M64])" office:value-type="boolean" office:boolean-value="true" calcext:value-type="boolean">
            <text:p>WAHR</text:p>
          </table:table-cell>
          <table:table-cell table:style-name="ce27" table:formula="of:=AND([$Themenliste.$K65] = 1;[$Variablen.$A$2] = 1)" office:value-type="boolean" office:boolean-value="true" calcext:value-type="boolean">
            <text:p>WAHR</text:p>
          </table:table-cell>
          <table:table-cell table:style-name="ce27" table:formula="of:=AND([$Themenliste.$L65] = 1;[$Variablen.$B$2] = 1)" office:value-type="boolean" office:boolean-value="false" calcext:value-type="boolean">
            <text:p>FALSCH</text:p>
          </table:table-cell>
          <table:table-cell table:style-name="ce27" table:formula="of:=AND([$Themenliste.$M65] = 1;[$Variablen.$C$2] = 1)" office:value-type="boolean" office:boolean-value="true" calcext:value-type="boolean">
            <text:p>WAHR</text:p>
          </table:table-cell>
          <table:table-cell table:style-name="ce27" table:formula="of:=OR([.H64];[.I64];[.J64])" office:value-type="boolean" office:boolean-value="true" calcext:value-type="boolean">
            <text:p>WAHR</text:p>
          </table:table-cell>
          <table:table-cell table:style-name="ce27" table:formula="of:=IF([$Themenliste.$J65] = 1)" office:value-type="boolean" office:boolean-value="true" calcext:value-type="boolean">
            <text:p>WAHR</text:p>
          </table:table-cell>
          <table:table-cell table:style-name="ce27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5];[$Themenliste.$A66];&quot;&quot;)" office:value-type="string" office:string-value="4.2.c" calcext:value-type="string">
            <text:p>4.2.c</text:p>
          </table:table-cell>
          <table:table-cell table:style-name="ce25" table:formula="of:=IF([.$G65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5];[$Themenliste.$C66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5];[$Themenliste.$D66];&quot;&quot;)" office:value-type="string" office:string-value="c" calcext:value-type="string">
            <text:p>c</text:p>
          </table:table-cell>
          <table:table-cell table:style-name="ce25" table:formula="of:=IF([.$G65];[$Themenliste.$E66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7" table:formula="of:=AND([.K65];[.M65])" office:value-type="boolean" office:boolean-value="true" calcext:value-type="boolean">
            <text:p>WAHR</text:p>
          </table:table-cell>
          <table:table-cell table:style-name="ce27" table:formula="of:=AND([$Themenliste.$K66] = 1;[$Variablen.$A$2] = 1)" office:value-type="boolean" office:boolean-value="true" calcext:value-type="boolean">
            <text:p>WAHR</text:p>
          </table:table-cell>
          <table:table-cell table:style-name="ce27" table:formula="of:=AND([$Themenliste.$L66] = 1;[$Variablen.$B$2] = 1)" office:value-type="boolean" office:boolean-value="false" calcext:value-type="boolean">
            <text:p>FALSCH</text:p>
          </table:table-cell>
          <table:table-cell table:style-name="ce27" table:formula="of:=AND([$Themenliste.$M66] = 1;[$Variablen.$C$2] = 1)" office:value-type="boolean" office:boolean-value="true" calcext:value-type="boolean">
            <text:p>WAHR</text:p>
          </table:table-cell>
          <table:table-cell table:style-name="ce27" table:formula="of:=OR([.H65];[.I65];[.J65])" office:value-type="boolean" office:boolean-value="true" calcext:value-type="boolean">
            <text:p>WAHR</text:p>
          </table:table-cell>
          <table:table-cell table:style-name="ce27" table:formula="of:=IF([$Themenliste.$J66] = 1)" office:value-type="boolean" office:boolean-value="true" calcext:value-type="boolean">
            <text:p>WAHR</text:p>
          </table:table-cell>
          <table:table-cell table:style-name="ce27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66];[$Themenliste.$A67];&quot;&quot;)" office:value-type="string" office:string-value="4.3.a" calcext:value-type="string">
            <text:p>4.3.a</text:p>
          </table:table-cell>
          <table:table-cell table:style-name="ce25" table:formula="of:=IF([.$G66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6];[$Themenliste.$C67];&quot;&quot;)" office:value-type="string" office:string-value="Anwendungssoftware" calcext:value-type="string">
            <text:p>Anwendungssoftware</text:p>
          </table:table-cell>
          <table:table-cell table:style-name="ce22" table:formula="of:=IF([.$G66];[$Themenliste.$D67];&quot;&quot;)" office:value-type="string" office:string-value="a" calcext:value-type="string">
            <text:p>a</text:p>
          </table:table-cell>
          <table:table-cell table:style-name="ce25" table:formula="of:=IF([.$G66];[$Themenliste.$E67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7" table:formula="of:=AND([.K66];[.M66])" office:value-type="boolean" office:boolean-value="true" calcext:value-type="boolean">
            <text:p>WAHR</text:p>
          </table:table-cell>
          <table:table-cell table:style-name="ce27" table:formula="of:=AND([$Themenliste.$K67] = 1;[$Variablen.$A$2] = 1)" office:value-type="boolean" office:boolean-value="true" calcext:value-type="boolean">
            <text:p>WAHR</text:p>
          </table:table-cell>
          <table:table-cell table:style-name="ce27" table:formula="of:=AND([$Themenliste.$L67] = 1;[$Variablen.$B$2] = 1)" office:value-type="boolean" office:boolean-value="false" calcext:value-type="boolean">
            <text:p>FALSCH</text:p>
          </table:table-cell>
          <table:table-cell table:style-name="ce27" table:formula="of:=AND([$Themenliste.$M67] = 1;[$Variablen.$C$2] = 1)" office:value-type="boolean" office:boolean-value="true" calcext:value-type="boolean">
            <text:p>WAHR</text:p>
          </table:table-cell>
          <table:table-cell table:style-name="ce27" table:formula="of:=OR([.H66];[.I66];[.J66])" office:value-type="boolean" office:boolean-value="true" calcext:value-type="boolean">
            <text:p>WAHR</text:p>
          </table:table-cell>
          <table:table-cell table:style-name="ce27" table:formula="of:=IF([$Themenliste.$J67] = 1)" office:value-type="boolean" office:boolean-value="true" calcext:value-type="boolean">
            <text:p>WAHR</text:p>
          </table:table-cell>
          <table:table-cell table:style-name="ce27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67];[$Themenliste.$A68];&quot;&quot;)" office:value-type="string" office:string-value="4.3.b" calcext:value-type="string">
            <text:p>4.3.b</text:p>
          </table:table-cell>
          <table:table-cell table:style-name="ce25" table:formula="of:=IF([.$G67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7];[$Themenliste.$C68];&quot;&quot;)" office:value-type="string" office:string-value="Anwendungssoftware" calcext:value-type="string">
            <text:p>Anwendungssoftware</text:p>
          </table:table-cell>
          <table:table-cell table:style-name="ce22" table:formula="of:=IF([.$G67];[$Themenliste.$D68];&quot;&quot;)" office:value-type="string" office:string-value="b" calcext:value-type="string">
            <text:p>b</text:p>
          </table:table-cell>
          <table:table-cell table:style-name="ce25" table:formula="of:=IF([.$G67];[$Themenliste.$E68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7" table:formula="of:=AND([.K67];[.M67])" office:value-type="boolean" office:boolean-value="true" calcext:value-type="boolean">
            <text:p>WAHR</text:p>
          </table:table-cell>
          <table:table-cell table:style-name="ce27" table:formula="of:=AND([$Themenliste.$K68] = 1;[$Variablen.$A$2] = 1)" office:value-type="boolean" office:boolean-value="true" calcext:value-type="boolean">
            <text:p>WAHR</text:p>
          </table:table-cell>
          <table:table-cell table:style-name="ce27" table:formula="of:=AND([$Themenliste.$L68] = 1;[$Variablen.$B$2] = 1)" office:value-type="boolean" office:boolean-value="false" calcext:value-type="boolean">
            <text:p>FALSCH</text:p>
          </table:table-cell>
          <table:table-cell table:style-name="ce27" table:formula="of:=AND([$Themenliste.$M68] = 1;[$Variablen.$C$2] = 1)" office:value-type="boolean" office:boolean-value="true" calcext:value-type="boolean">
            <text:p>WAHR</text:p>
          </table:table-cell>
          <table:table-cell table:style-name="ce27" table:formula="of:=OR([.H67];[.I67];[.J67])" office:value-type="boolean" office:boolean-value="true" calcext:value-type="boolean">
            <text:p>WAHR</text:p>
          </table:table-cell>
          <table:table-cell table:style-name="ce27" table:formula="of:=IF([$Themenliste.$J68] = 1)" office:value-type="boolean" office:boolean-value="true" calcext:value-type="boolean">
            <text:p>WAHR</text:p>
          </table:table-cell>
          <table:table-cell table:style-name="ce27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68];[$Themenliste.$A69];&quot;&quot;)" office:value-type="string" office:string-value="4.3.c" calcext:value-type="string">
            <text:p>4.3.c</text:p>
          </table:table-cell>
          <table:table-cell table:style-name="ce25" table:formula="of:=IF([.$G68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8];[$Themenliste.$C69];&quot;&quot;)" office:value-type="string" office:string-value="Anwendungssoftware" calcext:value-type="string">
            <text:p>Anwendungssoftware</text:p>
          </table:table-cell>
          <table:table-cell table:style-name="ce22" table:formula="of:=IF([.$G68];[$Themenliste.$D69];&quot;&quot;)" office:value-type="string" office:string-value="c" calcext:value-type="string">
            <text:p>c</text:p>
          </table:table-cell>
          <table:table-cell table:style-name="ce25" table:formula="of:=IF([.$G68];[$Themenliste.$E69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1,3" calcext:value-type="string">
            <text:p>1,3</text:p>
          </table:table-cell>
          <table:table-cell table:style-name="ce27" table:formula="of:=AND([.K68];[.M68])" office:value-type="boolean" office:boolean-value="true" calcext:value-type="boolean">
            <text:p>WAHR</text:p>
          </table:table-cell>
          <table:table-cell table:style-name="ce27" table:formula="of:=AND([$Themenliste.$K69] = 1;[$Variablen.$A$2] = 1)" office:value-type="boolean" office:boolean-value="true" calcext:value-type="boolean">
            <text:p>WAHR</text:p>
          </table:table-cell>
          <table:table-cell table:style-name="ce27" table:formula="of:=AND([$Themenliste.$L69] = 1;[$Variablen.$B$2] = 1)" office:value-type="boolean" office:boolean-value="false" calcext:value-type="boolean">
            <text:p>FALSCH</text:p>
          </table:table-cell>
          <table:table-cell table:style-name="ce27" table:formula="of:=AND([$Themenliste.$M69] = 1;[$Variablen.$C$2] = 1)" office:value-type="boolean" office:boolean-value="true" calcext:value-type="boolean">
            <text:p>WAHR</text:p>
          </table:table-cell>
          <table:table-cell table:style-name="ce27" table:formula="of:=OR([.H68];[.I68];[.J68])" office:value-type="boolean" office:boolean-value="true" calcext:value-type="boolean">
            <text:p>WAHR</text:p>
          </table:table-cell>
          <table:table-cell table:style-name="ce27" table:formula="of:=IF([$Themenliste.$J69] = 1)" office:value-type="boolean" office:boolean-value="true" calcext:value-type="boolean">
            <text:p>WAHR</text:p>
          </table:table-cell>
          <table:table-cell table:style-name="ce27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9];[$Themenliste.$A70];&quot;&quot;)" office:value-type="string" office:string-value="4.4.a" calcext:value-type="string">
            <text:p>4.4.a</text:p>
          </table:table-cell>
          <table:table-cell table:style-name="ce25" table:formula="of:=IF([.$G69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9];[$Themenliste.$C70];&quot;&quot;)" office:value-type="string" office:string-value="Netze, Dienste" calcext:value-type="string">
            <text:p>Netze, Dienste</text:p>
          </table:table-cell>
          <table:table-cell table:style-name="ce22" table:formula="of:=IF([.$G69];[$Themenliste.$D70];&quot;&quot;)" office:value-type="string" office:string-value="a" calcext:value-type="string">
            <text:p>a</text:p>
          </table:table-cell>
          <table:table-cell table:style-name="ce25" table:formula="of:=IF([.$G69];[$Themenliste.$E70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7" table:formula="of:=AND([.K69];[.M69])" office:value-type="boolean" office:boolean-value="true" calcext:value-type="boolean">
            <text:p>WAHR</text:p>
          </table:table-cell>
          <table:table-cell table:style-name="ce27" table:formula="of:=AND([$Themenliste.$K70] = 1;[$Variablen.$A$2] = 1)" office:value-type="boolean" office:boolean-value="false" calcext:value-type="boolean">
            <text:p>FALSCH</text:p>
          </table:table-cell>
          <table:table-cell table:style-name="ce27" table:formula="of:=AND([$Themenliste.$L70] = 1;[$Variablen.$B$2] = 1)" office:value-type="boolean" office:boolean-value="true" calcext:value-type="boolean">
            <text:p>WAHR</text:p>
          </table:table-cell>
          <table:table-cell table:style-name="ce27" table:formula="of:=AND([$Themenliste.$M70] = 1;[$Variablen.$C$2] = 1)" office:value-type="boolean" office:boolean-value="true" calcext:value-type="boolean">
            <text:p>WAHR</text:p>
          </table:table-cell>
          <table:table-cell table:style-name="ce27" table:formula="of:=OR([.H69];[.I69];[.J69])" office:value-type="boolean" office:boolean-value="true" calcext:value-type="boolean">
            <text:p>WAHR</text:p>
          </table:table-cell>
          <table:table-cell table:style-name="ce27" table:formula="of:=IF([$Themenliste.$J70] = 1)" office:value-type="boolean" office:boolean-value="true" calcext:value-type="boolean">
            <text:p>WAHR</text:p>
          </table:table-cell>
          <table:table-cell table:style-name="ce27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0];[$Themenliste.$A71];&quot;&quot;)" office:value-type="string" office:string-value="4.4.b" calcext:value-type="string">
            <text:p>4.4.b</text:p>
          </table:table-cell>
          <table:table-cell table:style-name="ce25" table:formula="of:=IF([.$G70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0];[$Themenliste.$C71];&quot;&quot;)" office:value-type="string" office:string-value="Netze, Dienste" calcext:value-type="string">
            <text:p>Netze, Dienste</text:p>
          </table:table-cell>
          <table:table-cell table:style-name="ce22" table:formula="of:=IF([.$G70];[$Themenliste.$D71];&quot;&quot;)" office:value-type="string" office:string-value="b" calcext:value-type="string">
            <text:p>b</text:p>
          </table:table-cell>
          <table:table-cell table:style-name="ce25" table:formula="of:=IF([.$G70];[$Themenliste.$E71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7" table:formula="of:=AND([.K70];[.M70])" office:value-type="boolean" office:boolean-value="true" calcext:value-type="boolean">
            <text:p>WAHR</text:p>
          </table:table-cell>
          <table:table-cell table:style-name="ce27" table:formula="of:=AND([$Themenliste.$K71] = 1;[$Variablen.$A$2] = 1)" office:value-type="boolean" office:boolean-value="false" calcext:value-type="boolean">
            <text:p>FALSCH</text:p>
          </table:table-cell>
          <table:table-cell table:style-name="ce27" table:formula="of:=AND([$Themenliste.$L71] = 1;[$Variablen.$B$2] = 1)" office:value-type="boolean" office:boolean-value="true" calcext:value-type="boolean">
            <text:p>WAHR</text:p>
          </table:table-cell>
          <table:table-cell table:style-name="ce27" table:formula="of:=AND([$Themenliste.$M71] = 1;[$Variablen.$C$2] = 1)" office:value-type="boolean" office:boolean-value="true" calcext:value-type="boolean">
            <text:p>WAHR</text:p>
          </table:table-cell>
          <table:table-cell table:style-name="ce27" table:formula="of:=OR([.H70];[.I70];[.J70])" office:value-type="boolean" office:boolean-value="true" calcext:value-type="boolean">
            <text:p>WAHR</text:p>
          </table:table-cell>
          <table:table-cell table:style-name="ce27" table:formula="of:=IF([$Themenliste.$J71] = 1)" office:value-type="boolean" office:boolean-value="true" calcext:value-type="boolean">
            <text:p>WAHR</text:p>
          </table:table-cell>
          <table:table-cell table:style-name="ce27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1];[$Themenliste.$A72];&quot;&quot;)" office:value-type="string" office:string-value="4.4.c" calcext:value-type="string">
            <text:p>4.4.c</text:p>
          </table:table-cell>
          <table:table-cell table:style-name="ce25" table:formula="of:=IF([.$G71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1];[$Themenliste.$C72];&quot;&quot;)" office:value-type="string" office:string-value="Netze, Dienste" calcext:value-type="string">
            <text:p>Netze, Dienste</text:p>
          </table:table-cell>
          <table:table-cell table:style-name="ce22" table:formula="of:=IF([.$G71];[$Themenliste.$D72];&quot;&quot;)" office:value-type="string" office:string-value="c" calcext:value-type="string">
            <text:p>c</text:p>
          </table:table-cell>
          <table:table-cell table:style-name="ce25" table:formula="of:=IF([.$G71];[$Themenliste.$E72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7" table:formula="of:=AND([.K71];[.M71])" office:value-type="boolean" office:boolean-value="true" calcext:value-type="boolean">
            <text:p>WAHR</text:p>
          </table:table-cell>
          <table:table-cell table:style-name="ce27" table:formula="of:=AND([$Themenliste.$K72] = 1;[$Variablen.$A$2] = 1)" office:value-type="boolean" office:boolean-value="false" calcext:value-type="boolean">
            <text:p>FALSCH</text:p>
          </table:table-cell>
          <table:table-cell table:style-name="ce27" table:formula="of:=AND([$Themenliste.$L72] = 1;[$Variablen.$B$2] = 1)" office:value-type="boolean" office:boolean-value="true" calcext:value-type="boolean">
            <text:p>WAHR</text:p>
          </table:table-cell>
          <table:table-cell table:style-name="ce27" table:formula="of:=AND([$Themenliste.$M72] = 1;[$Variablen.$C$2] = 1)" office:value-type="boolean" office:boolean-value="true" calcext:value-type="boolean">
            <text:p>WAHR</text:p>
          </table:table-cell>
          <table:table-cell table:style-name="ce27" table:formula="of:=OR([.H71];[.I71];[.J71])" office:value-type="boolean" office:boolean-value="true" calcext:value-type="boolean">
            <text:p>WAHR</text:p>
          </table:table-cell>
          <table:table-cell table:style-name="ce27" table:formula="of:=IF([$Themenliste.$J72] = 1)" office:value-type="boolean" office:boolean-value="true" calcext:value-type="boolean">
            <text:p>WAHR</text:p>
          </table:table-cell>
          <table:table-cell table:style-name="ce27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2];[$Themenliste.$A73];&quot;&quot;)" office:value-type="string" office:string-value="4.4.d" calcext:value-type="string">
            <text:p>4.4.d</text:p>
          </table:table-cell>
          <table:table-cell table:style-name="ce25" table:formula="of:=IF([.$G72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2];[$Themenliste.$C73];&quot;&quot;)" office:value-type="string" office:string-value="Netze, Dienste" calcext:value-type="string">
            <text:p>Netze, Dienste</text:p>
          </table:table-cell>
          <table:table-cell table:style-name="ce22" table:formula="of:=IF([.$G72];[$Themenliste.$D73];&quot;&quot;)" office:value-type="string" office:string-value="d" calcext:value-type="string">
            <text:p>d</text:p>
          </table:table-cell>
          <table:table-cell table:style-name="ce25" table:formula="of:=IF([.$G72];[$Themenliste.$E73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7" table:formula="of:=AND([.K72];[.M72])" office:value-type="boolean" office:boolean-value="true" calcext:value-type="boolean">
            <text:p>WAHR</text:p>
          </table:table-cell>
          <table:table-cell table:style-name="ce27" table:formula="of:=AND([$Themenliste.$K73] = 1;[$Variablen.$A$2] = 1)" office:value-type="boolean" office:boolean-value="false" calcext:value-type="boolean">
            <text:p>FALSCH</text:p>
          </table:table-cell>
          <table:table-cell table:style-name="ce27" table:formula="of:=AND([$Themenliste.$L73] = 1;[$Variablen.$B$2] = 1)" office:value-type="boolean" office:boolean-value="true" calcext:value-type="boolean">
            <text:p>WAHR</text:p>
          </table:table-cell>
          <table:table-cell table:style-name="ce27" table:formula="of:=AND([$Themenliste.$M73] = 1;[$Variablen.$C$2] = 1)" office:value-type="boolean" office:boolean-value="true" calcext:value-type="boolean">
            <text:p>WAHR</text:p>
          </table:table-cell>
          <table:table-cell table:style-name="ce27" table:formula="of:=OR([.H72];[.I72];[.J72])" office:value-type="boolean" office:boolean-value="true" calcext:value-type="boolean">
            <text:p>WAHR</text:p>
          </table:table-cell>
          <table:table-cell table:style-name="ce27" table:formula="of:=IF([$Themenliste.$J73] = 1)" office:value-type="boolean" office:boolean-value="true" calcext:value-type="boolean">
            <text:p>WAHR</text:p>
          </table:table-cell>
          <table:table-cell table:style-name="ce27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3];[$Themenliste.$A74];&quot;&quot;)" office:value-type="string" office:string-value="4.4.e" calcext:value-type="string">
            <text:p>4.4.e</text:p>
          </table:table-cell>
          <table:table-cell table:style-name="ce25" table:formula="of:=IF([.$G73];[$Themenliste.$B7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3];[$Themenliste.$C74];&quot;&quot;)" office:value-type="string" office:string-value="Netze, Dienste" calcext:value-type="string">
            <text:p>Netze, Dienste</text:p>
          </table:table-cell>
          <table:table-cell table:style-name="ce22" table:formula="of:=IF([.$G73];[$Themenliste.$D74];&quot;&quot;)" office:value-type="string" office:string-value="e" calcext:value-type="string">
            <text:p>e</text:p>
          </table:table-cell>
          <table:table-cell table:style-name="ce25" table:formula="of:=IF([.$G73];[$Themenliste.$E74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,3" calcext:value-type="string">
            <text:p>2,3</text:p>
          </table:table-cell>
          <table:table-cell table:style-name="ce27" table:formula="of:=AND([.K73];[.M73])" office:value-type="boolean" office:boolean-value="true" calcext:value-type="boolean">
            <text:p>WAHR</text:p>
          </table:table-cell>
          <table:table-cell table:style-name="ce27" table:formula="of:=AND([$Themenliste.$K74] = 1;[$Variablen.$A$2] = 1)" office:value-type="boolean" office:boolean-value="false" calcext:value-type="boolean">
            <text:p>FALSCH</text:p>
          </table:table-cell>
          <table:table-cell table:style-name="ce27" table:formula="of:=AND([$Themenliste.$L74] = 1;[$Variablen.$B$2] = 1)" office:value-type="boolean" office:boolean-value="true" calcext:value-type="boolean">
            <text:p>WAHR</text:p>
          </table:table-cell>
          <table:table-cell table:style-name="ce27" table:formula="of:=AND([$Themenliste.$M74] = 1;[$Variablen.$C$2] = 1)" office:value-type="boolean" office:boolean-value="true" calcext:value-type="boolean">
            <text:p>WAHR</text:p>
          </table:table-cell>
          <table:table-cell table:style-name="ce27" table:formula="of:=OR([.H73];[.I73];[.J73])" office:value-type="boolean" office:boolean-value="true" calcext:value-type="boolean">
            <text:p>WAHR</text:p>
          </table:table-cell>
          <table:table-cell table:style-name="ce27" table:formula="of:=IF([$Themenliste.$J74] = 1)" office:value-type="boolean" office:boolean-value="true" calcext:value-type="boolean">
            <text:p>WAHR</text:p>
          </table:table-cell>
          <table:table-cell table:style-name="ce27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74];[$Themenliste.$A75];&quot;&quot;)" office:value-type="string" office:string-value="5.1.a" calcext:value-type="string">
            <text:p>5.1.a</text:p>
          </table:table-cell>
          <table:table-cell table:style-name="ce25" table:formula="of:=IF([.$G74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4];[$Themenliste.$C75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4];[$Themenliste.$D75];&quot;&quot;)" office:value-type="string" office:string-value="a" calcext:value-type="string">
            <text:p>a</text:p>
          </table:table-cell>
          <table:table-cell table:style-name="ce25" table:formula="of:=IF([.$G74];[$Themenliste.$E75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7" table:formula="of:=AND([.K74];[.M74])" office:value-type="boolean" office:boolean-value="true" calcext:value-type="boolean">
            <text:p>WAHR</text:p>
          </table:table-cell>
          <table:table-cell table:style-name="ce27" table:formula="of:=AND([$Themenliste.$K75] = 1;[$Variablen.$A$2] = 1)" office:value-type="boolean" office:boolean-value="false" calcext:value-type="boolean">
            <text:p>FALSCH</text:p>
          </table:table-cell>
          <table:table-cell table:style-name="ce27" table:formula="of:=AND([$Themenliste.$L75] = 1;[$Variablen.$B$2] = 1)" office:value-type="boolean" office:boolean-value="true" calcext:value-type="boolean">
            <text:p>WAHR</text:p>
          </table:table-cell>
          <table:table-cell table:style-name="ce27" table:formula="of:=AND([$Themenliste.$M75] = 1;[$Variablen.$C$2] = 1)" office:value-type="boolean" office:boolean-value="false" calcext:value-type="boolean">
            <text:p>FALSCH</text:p>
          </table:table-cell>
          <table:table-cell table:style-name="ce27" table:formula="of:=OR([.H74];[.I74];[.J74])" office:value-type="boolean" office:boolean-value="true" calcext:value-type="boolean">
            <text:p>WAHR</text:p>
          </table:table-cell>
          <table:table-cell table:style-name="ce27" table:formula="of:=IF([$Themenliste.$J75] = 1)" office:value-type="boolean" office:boolean-value="true" calcext:value-type="boolean">
            <text:p>WAHR</text:p>
          </table:table-cell>
          <table:table-cell table:style-name="ce27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75];[$Themenliste.$A76];&quot;&quot;)" office:value-type="string" office:string-value="5.1.b" calcext:value-type="string">
            <text:p>5.1.b</text:p>
          </table:table-cell>
          <table:table-cell table:style-name="ce25" table:formula="of:=IF([.$G75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5];[$Themenliste.$C76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5];[$Themenliste.$D76];&quot;&quot;)" office:value-type="string" office:string-value="b" calcext:value-type="string">
            <text:p>b</text:p>
          </table:table-cell>
          <table:table-cell table:style-name="ce25" table:formula="of:=IF([.$G75];[$Themenliste.$E76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7" table:formula="of:=AND([.K75];[.M75])" office:value-type="boolean" office:boolean-value="true" calcext:value-type="boolean">
            <text:p>WAHR</text:p>
          </table:table-cell>
          <table:table-cell table:style-name="ce27" table:formula="of:=AND([$Themenliste.$K76] = 1;[$Variablen.$A$2] = 1)" office:value-type="boolean" office:boolean-value="false" calcext:value-type="boolean">
            <text:p>FALSCH</text:p>
          </table:table-cell>
          <table:table-cell table:style-name="ce27" table:formula="of:=AND([$Themenliste.$L76] = 1;[$Variablen.$B$2] = 1)" office:value-type="boolean" office:boolean-value="true" calcext:value-type="boolean">
            <text:p>WAHR</text:p>
          </table:table-cell>
          <table:table-cell table:style-name="ce27" table:formula="of:=AND([$Themenliste.$M76] = 1;[$Variablen.$C$2] = 1)" office:value-type="boolean" office:boolean-value="false" calcext:value-type="boolean">
            <text:p>FALSCH</text:p>
          </table:table-cell>
          <table:table-cell table:style-name="ce27" table:formula="of:=OR([.H75];[.I75];[.J75])" office:value-type="boolean" office:boolean-value="true" calcext:value-type="boolean">
            <text:p>WAHR</text:p>
          </table:table-cell>
          <table:table-cell table:style-name="ce27" table:formula="of:=IF([$Themenliste.$J76] = 1)" office:value-type="boolean" office:boolean-value="true" calcext:value-type="boolean">
            <text:p>WAHR</text:p>
          </table:table-cell>
          <table:table-cell table:style-name="ce27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6];[$Themenliste.$A77];&quot;&quot;)" office:value-type="string" office:string-value="5.1.c" calcext:value-type="string">
            <text:p>5.1.c</text:p>
          </table:table-cell>
          <table:table-cell table:style-name="ce25" table:formula="of:=IF([.$G76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6];[$Themenliste.$C77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6];[$Themenliste.$D77];&quot;&quot;)" office:value-type="string" office:string-value="c" calcext:value-type="string">
            <text:p>c</text:p>
          </table:table-cell>
          <table:table-cell table:style-name="ce25" table:formula="of:=IF([.$G76];[$Themenliste.$E77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7" table:formula="of:=AND([.K76];[.M76])" office:value-type="boolean" office:boolean-value="true" calcext:value-type="boolean">
            <text:p>WAHR</text:p>
          </table:table-cell>
          <table:table-cell table:style-name="ce27" table:formula="of:=AND([$Themenliste.$K77] = 1;[$Variablen.$A$2] = 1)" office:value-type="boolean" office:boolean-value="false" calcext:value-type="boolean">
            <text:p>FALSCH</text:p>
          </table:table-cell>
          <table:table-cell table:style-name="ce27" table:formula="of:=AND([$Themenliste.$L77] = 1;[$Variablen.$B$2] = 1)" office:value-type="boolean" office:boolean-value="true" calcext:value-type="boolean">
            <text:p>WAHR</text:p>
          </table:table-cell>
          <table:table-cell table:style-name="ce27" table:formula="of:=AND([$Themenliste.$M77] = 1;[$Variablen.$C$2] = 1)" office:value-type="boolean" office:boolean-value="false" calcext:value-type="boolean">
            <text:p>FALSCH</text:p>
          </table:table-cell>
          <table:table-cell table:style-name="ce27" table:formula="of:=OR([.H76];[.I76];[.J76])" office:value-type="boolean" office:boolean-value="true" calcext:value-type="boolean">
            <text:p>WAHR</text:p>
          </table:table-cell>
          <table:table-cell table:style-name="ce27" table:formula="of:=IF([$Themenliste.$J77] = 1)" office:value-type="boolean" office:boolean-value="true" calcext:value-type="boolean">
            <text:p>WAHR</text:p>
          </table:table-cell>
          <table:table-cell table:style-name="ce27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7];[$Themenliste.$A78];&quot;&quot;)" office:value-type="string" office:string-value="5.1.d" calcext:value-type="string">
            <text:p>5.1.d</text:p>
          </table:table-cell>
          <table:table-cell table:style-name="ce25" table:formula="of:=IF([.$G77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7];[$Themenliste.$C78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7];[$Themenliste.$D78];&quot;&quot;)" office:value-type="string" office:string-value="d" calcext:value-type="string">
            <text:p>d</text:p>
          </table:table-cell>
          <table:table-cell table:style-name="ce25" table:formula="of:=IF([.$G77];[$Themenliste.$E78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7" table:formula="of:=AND([.K77];[.M77])" office:value-type="boolean" office:boolean-value="true" calcext:value-type="boolean">
            <text:p>WAHR</text:p>
          </table:table-cell>
          <table:table-cell table:style-name="ce27" table:formula="of:=AND([$Themenliste.$K78] = 1;[$Variablen.$A$2] = 1)" office:value-type="boolean" office:boolean-value="false" calcext:value-type="boolean">
            <text:p>FALSCH</text:p>
          </table:table-cell>
          <table:table-cell table:style-name="ce27" table:formula="of:=AND([$Themenliste.$L78] = 1;[$Variablen.$B$2] = 1)" office:value-type="boolean" office:boolean-value="true" calcext:value-type="boolean">
            <text:p>WAHR</text:p>
          </table:table-cell>
          <table:table-cell table:style-name="ce27" table:formula="of:=AND([$Themenliste.$M78] = 1;[$Variablen.$C$2] = 1)" office:value-type="boolean" office:boolean-value="false" calcext:value-type="boolean">
            <text:p>FALSCH</text:p>
          </table:table-cell>
          <table:table-cell table:style-name="ce27" table:formula="of:=OR([.H77];[.I77];[.J77])" office:value-type="boolean" office:boolean-value="true" calcext:value-type="boolean">
            <text:p>WAHR</text:p>
          </table:table-cell>
          <table:table-cell table:style-name="ce27" table:formula="of:=IF([$Themenliste.$J78] = 1)" office:value-type="boolean" office:boolean-value="true" calcext:value-type="boolean">
            <text:p>WAHR</text:p>
          </table:table-cell>
          <table:table-cell table:style-name="ce27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8];[$Themenliste.$A79];&quot;&quot;)" office:value-type="string" office:string-value="5.1.e" calcext:value-type="string">
            <text:p>5.1.e</text:p>
          </table:table-cell>
          <table:table-cell table:style-name="ce25" table:formula="of:=IF([.$G78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8];[$Themenliste.$C79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8];[$Themenliste.$D79];&quot;&quot;)" office:value-type="string" office:string-value="e" calcext:value-type="string">
            <text:p>e</text:p>
          </table:table-cell>
          <table:table-cell table:style-name="ce25" table:formula="of:=IF([.$G78];[$Themenliste.$E79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2" calcext:value-type="string">
            <text:p>2</text:p>
          </table:table-cell>
          <table:table-cell table:style-name="ce27" table:formula="of:=AND([.K78];[.M78])" office:value-type="boolean" office:boolean-value="true" calcext:value-type="boolean">
            <text:p>WAHR</text:p>
          </table:table-cell>
          <table:table-cell table:style-name="ce27" table:formula="of:=AND([$Themenliste.$K79] = 1;[$Variablen.$A$2] = 1)" office:value-type="boolean" office:boolean-value="false" calcext:value-type="boolean">
            <text:p>FALSCH</text:p>
          </table:table-cell>
          <table:table-cell table:style-name="ce27" table:formula="of:=AND([$Themenliste.$L79] = 1;[$Variablen.$B$2] = 1)" office:value-type="boolean" office:boolean-value="true" calcext:value-type="boolean">
            <text:p>WAHR</text:p>
          </table:table-cell>
          <table:table-cell table:style-name="ce27" table:formula="of:=AND([$Themenliste.$M79] = 1;[$Variablen.$C$2] = 1)" office:value-type="boolean" office:boolean-value="false" calcext:value-type="boolean">
            <text:p>FALSCH</text:p>
          </table:table-cell>
          <table:table-cell table:style-name="ce27" table:formula="of:=OR([.H78];[.I78];[.J78])" office:value-type="boolean" office:boolean-value="true" calcext:value-type="boolean">
            <text:p>WAHR</text:p>
          </table:table-cell>
          <table:table-cell table:style-name="ce27" table:formula="of:=IF([$Themenliste.$J79] = 1)" office:value-type="boolean" office:boolean-value="true" calcext:value-type="boolean">
            <text:p>WAHR</text:p>
          </table:table-cell>
          <table:table-cell table:style-name="ce27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9];[$Themenliste.$A80];&quot;&quot;)" office:value-type="string" office:string-value="5.2.a" calcext:value-type="string">
            <text:p>5.2.a</text:p>
          </table:table-cell>
          <table:table-cell table:style-name="ce25" table:formula="of:=IF([.$G79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9];[$Themenliste.$C80];&quot;&quot;)" office:value-type="string" office:string-value="Programmiertechniken" calcext:value-type="string">
            <text:p>Programmiertechniken</text:p>
          </table:table-cell>
          <table:table-cell table:style-name="ce22" table:formula="of:=IF([.$G79];[$Themenliste.$D80];&quot;&quot;)" office:value-type="string" office:string-value="a" calcext:value-type="string">
            <text:p>a</text:p>
          </table:table-cell>
          <table:table-cell table:style-name="ce25" table:formula="of:=IF([.$G79];[$Themenliste.$E80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7" table:formula="of:=AND([.K79];[.M79])" office:value-type="boolean" office:boolean-value="true" calcext:value-type="boolean">
            <text:p>WAHR</text:p>
          </table:table-cell>
          <table:table-cell table:style-name="ce27" table:formula="of:=AND([$Themenliste.$K80] = 1;[$Variablen.$A$2] = 1)" office:value-type="boolean" office:boolean-value="true" calcext:value-type="boolean">
            <text:p>WAHR</text:p>
          </table:table-cell>
          <table:table-cell table:style-name="ce27" table:formula="of:=AND([$Themenliste.$L80] = 1;[$Variablen.$B$2] = 1)" office:value-type="boolean" office:boolean-value="false" calcext:value-type="boolean">
            <text:p>FALSCH</text:p>
          </table:table-cell>
          <table:table-cell table:style-name="ce27" table:formula="of:=AND([$Themenliste.$M80] = 1;[$Variablen.$C$2] = 1)" office:value-type="boolean" office:boolean-value="false" calcext:value-type="boolean">
            <text:p>FALSCH</text:p>
          </table:table-cell>
          <table:table-cell table:style-name="ce27" table:formula="of:=OR([.H79];[.I79];[.J79])" office:value-type="boolean" office:boolean-value="true" calcext:value-type="boolean">
            <text:p>WAHR</text:p>
          </table:table-cell>
          <table:table-cell table:style-name="ce27" table:formula="of:=IF([$Themenliste.$J80] = 1)" office:value-type="boolean" office:boolean-value="true" calcext:value-type="boolean">
            <text:p>WAHR</text:p>
          </table:table-cell>
          <table:table-cell table:style-name="ce27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0];[$Themenliste.$A81];&quot;&quot;)" office:value-type="string" office:string-value="5.2.b" calcext:value-type="string">
            <text:p>5.2.b</text:p>
          </table:table-cell>
          <table:table-cell table:style-name="ce25" table:formula="of:=IF([.$G80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0];[$Themenliste.$C81];&quot;&quot;)" office:value-type="string" office:string-value="Programmiertechniken" calcext:value-type="string">
            <text:p>Programmiertechniken</text:p>
          </table:table-cell>
          <table:table-cell table:style-name="ce22" table:formula="of:=IF([.$G80];[$Themenliste.$D81];&quot;&quot;)" office:value-type="string" office:string-value="b" calcext:value-type="string">
            <text:p>b</text:p>
          </table:table-cell>
          <table:table-cell table:style-name="ce25" table:formula="of:=IF([.$G80];[$Themenliste.$E81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7" table:formula="of:=AND([.K80];[.M80])" office:value-type="boolean" office:boolean-value="true" calcext:value-type="boolean">
            <text:p>WAHR</text:p>
          </table:table-cell>
          <table:table-cell table:style-name="ce27" table:formula="of:=AND([$Themenliste.$K81] = 1;[$Variablen.$A$2] = 1)" office:value-type="boolean" office:boolean-value="true" calcext:value-type="boolean">
            <text:p>WAHR</text:p>
          </table:table-cell>
          <table:table-cell table:style-name="ce27" table:formula="of:=AND([$Themenliste.$L81] = 1;[$Variablen.$B$2] = 1)" office:value-type="boolean" office:boolean-value="false" calcext:value-type="boolean">
            <text:p>FALSCH</text:p>
          </table:table-cell>
          <table:table-cell table:style-name="ce27" table:formula="of:=AND([$Themenliste.$M81] = 1;[$Variablen.$C$2] = 1)" office:value-type="boolean" office:boolean-value="false" calcext:value-type="boolean">
            <text:p>FALSCH</text:p>
          </table:table-cell>
          <table:table-cell table:style-name="ce27" table:formula="of:=OR([.H80];[.I80];[.J80])" office:value-type="boolean" office:boolean-value="true" calcext:value-type="boolean">
            <text:p>WAHR</text:p>
          </table:table-cell>
          <table:table-cell table:style-name="ce27" table:formula="of:=IF([$Themenliste.$J81] = 1)" office:value-type="boolean" office:boolean-value="true" calcext:value-type="boolean">
            <text:p>WAHR</text:p>
          </table:table-cell>
          <table:table-cell table:style-name="ce27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1];[$Themenliste.$A82];&quot;&quot;)" office:value-type="string" office:string-value="5.2.c" calcext:value-type="string">
            <text:p>5.2.c</text:p>
          </table:table-cell>
          <table:table-cell table:style-name="ce25" table:formula="of:=IF([.$G81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1];[$Themenliste.$C82];&quot;&quot;)" office:value-type="string" office:string-value="Programmiertechniken" calcext:value-type="string">
            <text:p>Programmiertechniken</text:p>
          </table:table-cell>
          <table:table-cell table:style-name="ce22" table:formula="of:=IF([.$G81];[$Themenliste.$D82];&quot;&quot;)" office:value-type="string" office:string-value="c" calcext:value-type="string">
            <text:p>c</text:p>
          </table:table-cell>
          <table:table-cell table:style-name="ce25" table:formula="of:=IF([.$G81];[$Themenliste.$E82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7" table:formula="of:=AND([.K81];[.M81])" office:value-type="boolean" office:boolean-value="true" calcext:value-type="boolean">
            <text:p>WAHR</text:p>
          </table:table-cell>
          <table:table-cell table:style-name="ce27" table:formula="of:=AND([$Themenliste.$K82] = 1;[$Variablen.$A$2] = 1)" office:value-type="boolean" office:boolean-value="true" calcext:value-type="boolean">
            <text:p>WAHR</text:p>
          </table:table-cell>
          <table:table-cell table:style-name="ce27" table:formula="of:=AND([$Themenliste.$L82] = 1;[$Variablen.$B$2] = 1)" office:value-type="boolean" office:boolean-value="false" calcext:value-type="boolean">
            <text:p>FALSCH</text:p>
          </table:table-cell>
          <table:table-cell table:style-name="ce27" table:formula="of:=AND([$Themenliste.$M82] = 1;[$Variablen.$C$2] = 1)" office:value-type="boolean" office:boolean-value="false" calcext:value-type="boolean">
            <text:p>FALSCH</text:p>
          </table:table-cell>
          <table:table-cell table:style-name="ce27" table:formula="of:=OR([.H81];[.I81];[.J81])" office:value-type="boolean" office:boolean-value="true" calcext:value-type="boolean">
            <text:p>WAHR</text:p>
          </table:table-cell>
          <table:table-cell table:style-name="ce27" table:formula="of:=IF([$Themenliste.$J82] = 1)" office:value-type="boolean" office:boolean-value="true" calcext:value-type="boolean">
            <text:p>WAHR</text:p>
          </table:table-cell>
          <table:table-cell table:style-name="ce27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82];[$Themenliste.$A83];&quot;&quot;)" office:value-type="string" office:string-value="5.3.a" calcext:value-type="string">
            <text:p>5.3.a</text:p>
          </table:table-cell>
          <table:table-cell table:style-name="ce25" table:formula="of:=IF([.$G82];[$Themenliste.$B83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2];[$Themenliste.$C83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2];[$Themenliste.$D83];&quot;&quot;)" office:value-type="string" office:string-value="a" calcext:value-type="string">
            <text:p>a</text:p>
          </table:table-cell>
          <table:table-cell table:style-name="ce25" table:formula="of:=IF([.$G82];[$Themenliste.$E83];&quot;&quot;)" office:value-type="string" office:string-value="Systeme zusammenstellen und verbinden" calcext:value-type="string">
            <text:p>Systeme zusammenstellen und verbinden</text:p>
          </table:table-cell>
          <table:table-cell table:style-name="ce22" table:formula="of:=IF([.$G82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 office:value-type="string" office:string-value="1" calcext:value-type="string">
            <text:p>1</text:p>
          </table:table-cell>
          <table:table-cell table:style-name="ce27" table:formula="of:=AND([.K82];[.M82])" office:value-type="boolean" office:boolean-value="true" calcext:value-type="boolean">
            <text:p>WAHR</text:p>
          </table:table-cell>
          <table:table-cell table:style-name="ce27" table:formula="of:=AND([$Themenliste.$K83] = 1;[$Variablen.$A$2] = 1)" office:value-type="boolean" office:boolean-value="true" calcext:value-type="boolean">
            <text:p>WAHR</text:p>
          </table:table-cell>
          <table:table-cell table:style-name="ce27" table:formula="of:=AND([$Themenliste.$L83] = 1;[$Variablen.$B$2] = 1)" office:value-type="boolean" office:boolean-value="false" calcext:value-type="boolean">
            <text:p>FALSCH</text:p>
          </table:table-cell>
          <table:table-cell table:style-name="ce27" table:formula="of:=AND([$Themenliste.$M83] = 1;[$Variablen.$C$2] = 1)" office:value-type="boolean" office:boolean-value="false" calcext:value-type="boolean">
            <text:p>FALSCH</text:p>
          </table:table-cell>
          <table:table-cell table:style-name="ce27" table:formula="of:=OR([.H82];[.I82];[.J82])" office:value-type="boolean" office:boolean-value="true" calcext:value-type="boolean">
            <text:p>WAHR</text:p>
          </table:table-cell>
          <table:table-cell table:style-name="ce27" table:formula="of:=IF([$Themenliste.$J83] = 1)" office:value-type="boolean" office:boolean-value="true" calcext:value-type="boolean">
            <text:p>WAHR</text:p>
          </table:table-cell>
          <table:table-cell table:style-name="ce27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3];[$Themenliste.$A84];&quot;&quot;)" office:value-type="string" office:string-value="5.3.b" calcext:value-type="string">
            <text:p>5.3.b</text:p>
          </table:table-cell>
          <table:table-cell table:style-name="ce25" table:formula="of:=IF([.$G83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3];[$Themenliste.$C84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3];[$Themenliste.$D84];&quot;&quot;)" office:value-type="string" office:string-value="b" calcext:value-type="string">
            <text:p>b</text:p>
          </table:table-cell>
          <table:table-cell table:style-name="ce25" table:formula="of:=IF([.$G83];[$Themenliste.$E84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7" table:formula="of:=AND([.K83];[.M83])" office:value-type="boolean" office:boolean-value="true" calcext:value-type="boolean">
            <text:p>WAHR</text:p>
          </table:table-cell>
          <table:table-cell table:style-name="ce27" table:formula="of:=AND([$Themenliste.$K84] = 1;[$Variablen.$A$2] = 1)" office:value-type="boolean" office:boolean-value="true" calcext:value-type="boolean">
            <text:p>WAHR</text:p>
          </table:table-cell>
          <table:table-cell table:style-name="ce27" table:formula="of:=AND([$Themenliste.$L84] = 1;[$Variablen.$B$2] = 1)" office:value-type="boolean" office:boolean-value="false" calcext:value-type="boolean">
            <text:p>FALSCH</text:p>
          </table:table-cell>
          <table:table-cell table:style-name="ce27" table:formula="of:=AND([$Themenliste.$M84] = 1;[$Variablen.$C$2] = 1)" office:value-type="boolean" office:boolean-value="false" calcext:value-type="boolean">
            <text:p>FALSCH</text:p>
          </table:table-cell>
          <table:table-cell table:style-name="ce27" table:formula="of:=OR([.H83];[.I83];[.J83])" office:value-type="boolean" office:boolean-value="true" calcext:value-type="boolean">
            <text:p>WAHR</text:p>
          </table:table-cell>
          <table:table-cell table:style-name="ce27" table:formula="of:=IF([$Themenliste.$J84] = 1)" office:value-type="boolean" office:boolean-value="true" calcext:value-type="boolean">
            <text:p>WAHR</text:p>
          </table:table-cell>
          <table:table-cell table:style-name="ce27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84];[$Themenliste.$A85];&quot;&quot;)" office:value-type="string" office:string-value="5.3.c" calcext:value-type="string">
            <text:p>5.3.c</text:p>
          </table:table-cell>
          <table:table-cell table:style-name="ce25" table:formula="of:=IF([.$G84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4];[$Themenliste.$C85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4];[$Themenliste.$D85];&quot;&quot;)" office:value-type="string" office:string-value="c" calcext:value-type="string">
            <text:p>c</text:p>
          </table:table-cell>
          <table:table-cell table:style-name="ce25" table:formula="of:=IF([.$G84];[$Themenliste.$E85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7" table:formula="of:=AND([.K84];[.M84])" office:value-type="boolean" office:boolean-value="true" calcext:value-type="boolean">
            <text:p>WAHR</text:p>
          </table:table-cell>
          <table:table-cell table:style-name="ce27" table:formula="of:=AND([$Themenliste.$K85] = 1;[$Variablen.$A$2] = 1)" office:value-type="boolean" office:boolean-value="true" calcext:value-type="boolean">
            <text:p>WAHR</text:p>
          </table:table-cell>
          <table:table-cell table:style-name="ce27" table:formula="of:=AND([$Themenliste.$L85] = 1;[$Variablen.$B$2] = 1)" office:value-type="boolean" office:boolean-value="false" calcext:value-type="boolean">
            <text:p>FALSCH</text:p>
          </table:table-cell>
          <table:table-cell table:style-name="ce27" table:formula="of:=AND([$Themenliste.$M85] = 1;[$Variablen.$C$2] = 1)" office:value-type="boolean" office:boolean-value="false" calcext:value-type="boolean">
            <text:p>FALSCH</text:p>
          </table:table-cell>
          <table:table-cell table:style-name="ce27" table:formula="of:=OR([.H84];[.I84];[.J84])" office:value-type="boolean" office:boolean-value="true" calcext:value-type="boolean">
            <text:p>WAHR</text:p>
          </table:table-cell>
          <table:table-cell table:style-name="ce27" table:formula="of:=IF([$Themenliste.$J85] = 1)" office:value-type="boolean" office:boolean-value="true" calcext:value-type="boolean">
            <text:p>WAHR</text:p>
          </table:table-cell>
          <table:table-cell table:style-name="ce27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5];[$Themenliste.$A86];&quot;&quot;)" office:value-type="string" office:string-value="5.3.d" calcext:value-type="string">
            <text:p>5.3.d</text:p>
          </table:table-cell>
          <table:table-cell table:style-name="ce25" table:formula="of:=IF([.$G85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5];[$Themenliste.$C86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5];[$Themenliste.$D86];&quot;&quot;)" office:value-type="string" office:string-value="d" calcext:value-type="string">
            <text:p>d</text:p>
          </table:table-cell>
          <table:table-cell table:style-name="ce25" table:formula="of:=IF([.$G85];[$Themenliste.$E86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7" table:formula="of:=AND([.K85];[.M85])" office:value-type="boolean" office:boolean-value="true" calcext:value-type="boolean">
            <text:p>WAHR</text:p>
          </table:table-cell>
          <table:table-cell table:style-name="ce27" table:formula="of:=AND([$Themenliste.$K86] = 1;[$Variablen.$A$2] = 1)" office:value-type="boolean" office:boolean-value="true" calcext:value-type="boolean">
            <text:p>WAHR</text:p>
          </table:table-cell>
          <table:table-cell table:style-name="ce27" table:formula="of:=AND([$Themenliste.$L86] = 1;[$Variablen.$B$2] = 1)" office:value-type="boolean" office:boolean-value="false" calcext:value-type="boolean">
            <text:p>FALSCH</text:p>
          </table:table-cell>
          <table:table-cell table:style-name="ce27" table:formula="of:=AND([$Themenliste.$M86] = 1;[$Variablen.$C$2] = 1)" office:value-type="boolean" office:boolean-value="false" calcext:value-type="boolean">
            <text:p>FALSCH</text:p>
          </table:table-cell>
          <table:table-cell table:style-name="ce27" table:formula="of:=OR([.H85];[.I85];[.J85])" office:value-type="boolean" office:boolean-value="true" calcext:value-type="boolean">
            <text:p>WAHR</text:p>
          </table:table-cell>
          <table:table-cell table:style-name="ce27" table:formula="of:=IF([$Themenliste.$J86] = 1)" office:value-type="boolean" office:boolean-value="true" calcext:value-type="boolean">
            <text:p>WAHR</text:p>
          </table:table-cell>
          <table:table-cell table:style-name="ce27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6];[$Themenliste.$A87];&quot;&quot;)" office:value-type="string" office:string-value="5.3.e" calcext:value-type="string">
            <text:p>5.3.e</text:p>
          </table:table-cell>
          <table:table-cell table:style-name="ce25" table:formula="of:=IF([.$G86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6];[$Themenliste.$C87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6];[$Themenliste.$D87];&quot;&quot;)" office:value-type="string" office:string-value="e" calcext:value-type="string">
            <text:p>e</text:p>
          </table:table-cell>
          <table:table-cell table:style-name="ce25" table:formula="of:=IF([.$G86];[$Themenliste.$E87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1" calcext:value-type="string">
            <text:p>1</text:p>
          </table:table-cell>
          <table:table-cell table:style-name="ce27" table:formula="of:=AND([.K86];[.M86])" office:value-type="boolean" office:boolean-value="true" calcext:value-type="boolean">
            <text:p>WAHR</text:p>
          </table:table-cell>
          <table:table-cell table:style-name="ce27" table:formula="of:=AND([$Themenliste.$K87] = 1;[$Variablen.$A$2] = 1)" office:value-type="boolean" office:boolean-value="true" calcext:value-type="boolean">
            <text:p>WAHR</text:p>
          </table:table-cell>
          <table:table-cell table:style-name="ce27" table:formula="of:=AND([$Themenliste.$L87] = 1;[$Variablen.$B$2] = 1)" office:value-type="boolean" office:boolean-value="false" calcext:value-type="boolean">
            <text:p>FALSCH</text:p>
          </table:table-cell>
          <table:table-cell table:style-name="ce27" table:formula="of:=AND([$Themenliste.$M87] = 1;[$Variablen.$C$2] = 1)" office:value-type="boolean" office:boolean-value="false" calcext:value-type="boolean">
            <text:p>FALSCH</text:p>
          </table:table-cell>
          <table:table-cell table:style-name="ce27" table:formula="of:=OR([.H86];[.I86];[.J86])" office:value-type="boolean" office:boolean-value="true" calcext:value-type="boolean">
            <text:p>WAHR</text:p>
          </table:table-cell>
          <table:table-cell table:style-name="ce27" table:formula="of:=IF([$Themenliste.$J87] = 1)" office:value-type="boolean" office:boolean-value="true" calcext:value-type="boolean">
            <text:p>WAHR</text:p>
          </table:table-cell>
          <table:table-cell table:style-name="ce27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7];[$Themenliste.$A88];&quot;&quot;)" office:value-type="string" office:string-value="5.4.a" calcext:value-type="string">
            <text:p>5.4.a</text:p>
          </table:table-cell>
          <table:table-cell table:style-name="ce25" table:formula="of:=IF([.$G87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7];[$Themenliste.$C88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87];[$Themenliste.$D88];&quot;&quot;)" office:value-type="string" office:string-value="a" calcext:value-type="string">
            <text:p>a</text:p>
          </table:table-cell>
          <table:table-cell table:style-name="ce25" table:formula="of:=IF([.$G87];[$Themenliste.$E88];&quot;&quot;)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style-name="ce22" table:formula="of:=IF([.$G87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7" table:formula="of:=AND([.K87];[.M87])" office:value-type="boolean" office:boolean-value="true" calcext:value-type="boolean">
            <text:p>WAHR</text:p>
          </table:table-cell>
          <table:table-cell table:style-name="ce27" table:formula="of:=AND([$Themenliste.$K88] = 1;[$Variablen.$A$2] = 1)" office:value-type="boolean" office:boolean-value="false" calcext:value-type="boolean">
            <text:p>FALSCH</text:p>
          </table:table-cell>
          <table:table-cell table:style-name="ce27" table:formula="of:=AND([$Themenliste.$L88] = 1;[$Variablen.$B$2] = 1)" office:value-type="boolean" office:boolean-value="true" calcext:value-type="boolean">
            <text:p>WAHR</text:p>
          </table:table-cell>
          <table:table-cell table:style-name="ce27" table:formula="of:=AND([$Themenliste.$M88] = 1;[$Variablen.$C$2] = 1)" office:value-type="boolean" office:boolean-value="false" calcext:value-type="boolean">
            <text:p>FALSCH</text:p>
          </table:table-cell>
          <table:table-cell table:style-name="ce27" table:formula="of:=OR([.H87];[.I87];[.J87])" office:value-type="boolean" office:boolean-value="true" calcext:value-type="boolean">
            <text:p>WAHR</text:p>
          </table:table-cell>
          <table:table-cell table:style-name="ce27" table:formula="of:=IF([$Themenliste.$J88] = 1)" office:value-type="boolean" office:boolean-value="true" calcext:value-type="boolean">
            <text:p>WAHR</text:p>
          </table:table-cell>
          <table:table-cell table:style-name="ce27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8];[$Themenliste.$A89];&quot;&quot;)" office:value-type="string" office:string-value="5.4.b" calcext:value-type="string">
            <text:p>5.4.b</text:p>
          </table:table-cell>
          <table:table-cell table:style-name="ce25" table:formula="of:=IF([.$G88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8];[$Themenliste.$C89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88];[$Themenliste.$D89];&quot;&quot;)" office:value-type="string" office:string-value="b" calcext:value-type="string">
            <text:p>b</text:p>
          </table:table-cell>
          <table:table-cell table:style-name="ce25" table:formula="of:=IF([.$G88];[$Themenliste.$E89];&quot;&quot;)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style-name="ce22" table:formula="of:=IF([.$G88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7" table:formula="of:=AND([.K88];[.M88])" office:value-type="boolean" office:boolean-value="true" calcext:value-type="boolean">
            <text:p>WAHR</text:p>
          </table:table-cell>
          <table:table-cell table:style-name="ce27" table:formula="of:=AND([$Themenliste.$K89] = 1;[$Variablen.$A$2] = 1)" office:value-type="boolean" office:boolean-value="false" calcext:value-type="boolean">
            <text:p>FALSCH</text:p>
          </table:table-cell>
          <table:table-cell table:style-name="ce27" table:formula="of:=AND([$Themenliste.$L89] = 1;[$Variablen.$B$2] = 1)" office:value-type="boolean" office:boolean-value="true" calcext:value-type="boolean">
            <text:p>WAHR</text:p>
          </table:table-cell>
          <table:table-cell table:style-name="ce27" table:formula="of:=AND([$Themenliste.$M89] = 1;[$Variablen.$C$2] = 1)" office:value-type="boolean" office:boolean-value="false" calcext:value-type="boolean">
            <text:p>FALSCH</text:p>
          </table:table-cell>
          <table:table-cell table:style-name="ce27" table:formula="of:=OR([.H88];[.I88];[.J88])" office:value-type="boolean" office:boolean-value="true" calcext:value-type="boolean">
            <text:p>WAHR</text:p>
          </table:table-cell>
          <table:table-cell table:style-name="ce27" table:formula="of:=IF([$Themenliste.$J89] = 1)" office:value-type="boolean" office:boolean-value="true" calcext:value-type="boolean">
            <text:p>WAHR</text:p>
          </table:table-cell>
          <table:table-cell table:style-name="ce27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9];[$Themenliste.$A90];&quot;&quot;)" office:value-type="string" office:string-value="5.4.c" calcext:value-type="string">
            <text:p>5.4.c</text:p>
          </table:table-cell>
          <table:table-cell table:style-name="ce25" table:formula="of:=IF([.$G89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9];[$Themenliste.$C90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89];[$Themenliste.$D90];&quot;&quot;)" office:value-type="string" office:string-value="c" calcext:value-type="string">
            <text:p>c</text:p>
          </table:table-cell>
          <table:table-cell table:style-name="ce25" table:formula="of:=IF([.$G89];[$Themenliste.$E90];&quot;&quot;)" office:value-type="string" office:string-value="Schutzmechanismen für IT-Sicherheit anwenden" calcext:value-type="string">
            <text:p>Schutzmechanismen für IT-Sicherheit anwenden</text:p>
          </table:table-cell>
          <table:table-cell table:style-name="ce22" table:formula="of:=IF([.$G89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7" table:formula="of:=AND([.K89];[.M89])" office:value-type="boolean" office:boolean-value="true" calcext:value-type="boolean">
            <text:p>WAHR</text:p>
          </table:table-cell>
          <table:table-cell table:style-name="ce27" table:formula="of:=AND([$Themenliste.$K90] = 1;[$Variablen.$A$2] = 1)" office:value-type="boolean" office:boolean-value="false" calcext:value-type="boolean">
            <text:p>FALSCH</text:p>
          </table:table-cell>
          <table:table-cell table:style-name="ce27" table:formula="of:=AND([$Themenliste.$L90] = 1;[$Variablen.$B$2] = 1)" office:value-type="boolean" office:boolean-value="true" calcext:value-type="boolean">
            <text:p>WAHR</text:p>
          </table:table-cell>
          <table:table-cell table:style-name="ce27" table:formula="of:=AND([$Themenliste.$M90] = 1;[$Variablen.$C$2] = 1)" office:value-type="boolean" office:boolean-value="false" calcext:value-type="boolean">
            <text:p>FALSCH</text:p>
          </table:table-cell>
          <table:table-cell table:style-name="ce27" table:formula="of:=OR([.H89];[.I89];[.J89])" office:value-type="boolean" office:boolean-value="true" calcext:value-type="boolean">
            <text:p>WAHR</text:p>
          </table:table-cell>
          <table:table-cell table:style-name="ce27" table:formula="of:=IF([$Themenliste.$J90] = 1)" office:value-type="boolean" office:boolean-value="true" calcext:value-type="boolean">
            <text:p>WAHR</text:p>
          </table:table-cell>
          <table:table-cell table:style-name="ce27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0];[$Themenliste.$A91];&quot;&quot;)" office:value-type="string" office:string-value="5.4.d" calcext:value-type="string">
            <text:p>5.4.d</text:p>
          </table:table-cell>
          <table:table-cell table:style-name="ce25" table:formula="of:=IF([.$G90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0];[$Themenliste.$C91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90];[$Themenliste.$D91];&quot;&quot;)" office:value-type="string" office:string-value="d" calcext:value-type="string">
            <text:p>d</text:p>
          </table:table-cell>
          <table:table-cell table:style-name="ce25" table:formula="of:=IF([.$G90];[$Themenliste.$E91];&quot;&quot;)" office:value-type="string" office:string-value="Vorschriften zum Datenschutz eihalten" calcext:value-type="string">
            <text:p>Vorschriften zum Datenschutz eihalten</text:p>
          </table:table-cell>
          <table:table-cell table:style-name="ce22" table:formula="of:=IF([.$G90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7" table:formula="of:=AND([.K90];[.M90])" office:value-type="boolean" office:boolean-value="true" calcext:value-type="boolean">
            <text:p>WAHR</text:p>
          </table:table-cell>
          <table:table-cell table:style-name="ce27" table:formula="of:=AND([$Themenliste.$K91] = 1;[$Variablen.$A$2] = 1)" office:value-type="boolean" office:boolean-value="false" calcext:value-type="boolean">
            <text:p>FALSCH</text:p>
          </table:table-cell>
          <table:table-cell table:style-name="ce27" table:formula="of:=AND([$Themenliste.$L91] = 1;[$Variablen.$B$2] = 1)" office:value-type="boolean" office:boolean-value="true" calcext:value-type="boolean">
            <text:p>WAHR</text:p>
          </table:table-cell>
          <table:table-cell table:style-name="ce27" table:formula="of:=AND([$Themenliste.$M91] = 1;[$Variablen.$C$2] = 1)" office:value-type="boolean" office:boolean-value="false" calcext:value-type="boolean">
            <text:p>FALSCH</text:p>
          </table:table-cell>
          <table:table-cell table:style-name="ce27" table:formula="of:=OR([.H90];[.I90];[.J90])" office:value-type="boolean" office:boolean-value="true" calcext:value-type="boolean">
            <text:p>WAHR</text:p>
          </table:table-cell>
          <table:table-cell table:style-name="ce27" table:formula="of:=IF([$Themenliste.$J91] = 1)" office:value-type="boolean" office:boolean-value="true" calcext:value-type="boolean">
            <text:p>WAHR</text:p>
          </table:table-cell>
          <table:table-cell table:style-name="ce27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1];[$Themenliste.$A92];&quot;&quot;)" office:value-type="string" office:string-value="5.4.e" calcext:value-type="string">
            <text:p>5.4.e</text:p>
          </table:table-cell>
          <table:table-cell table:style-name="ce25" table:formula="of:=IF([.$G91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1];[$Themenliste.$C92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91];[$Themenliste.$D92];&quot;&quot;)" office:value-type="string" office:string-value="e" calcext:value-type="string">
            <text:p>e</text:p>
          </table:table-cell>
          <table:table-cell table:style-name="ce25" table:formula="of:=IF([.$G91];[$Themenliste.$E92];&quot;&quot;)" office:value-type="string" office:string-value="Vorschriften zum Urheberrecht einhalten" calcext:value-type="string">
            <text:p>Vorschriften zum Urheberrecht einhalten</text:p>
          </table:table-cell>
          <table:table-cell table:style-name="ce22" table:formula="of:=IF([.$G91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7" table:formula="of:=AND([.K91];[.M91])" office:value-type="boolean" office:boolean-value="true" calcext:value-type="boolean">
            <text:p>WAHR</text:p>
          </table:table-cell>
          <table:table-cell table:style-name="ce27" table:formula="of:=AND([$Themenliste.$K92] = 1;[$Variablen.$A$2] = 1)" office:value-type="boolean" office:boolean-value="false" calcext:value-type="boolean">
            <text:p>FALSCH</text:p>
          </table:table-cell>
          <table:table-cell table:style-name="ce27" table:formula="of:=AND([$Themenliste.$L92] = 1;[$Variablen.$B$2] = 1)" office:value-type="boolean" office:boolean-value="true" calcext:value-type="boolean">
            <text:p>WAHR</text:p>
          </table:table-cell>
          <table:table-cell table:style-name="ce27" table:formula="of:=AND([$Themenliste.$M92] = 1;[$Variablen.$C$2] = 1)" office:value-type="boolean" office:boolean-value="false" calcext:value-type="boolean">
            <text:p>FALSCH</text:p>
          </table:table-cell>
          <table:table-cell table:style-name="ce27" table:formula="of:=OR([.H91];[.I91];[.J91])" office:value-type="boolean" office:boolean-value="true" calcext:value-type="boolean">
            <text:p>WAHR</text:p>
          </table:table-cell>
          <table:table-cell table:style-name="ce27" table:formula="of:=IF([$Themenliste.$J92] = 1)" office:value-type="boolean" office:boolean-value="true" calcext:value-type="boolean">
            <text:p>WAHR</text:p>
          </table:table-cell>
          <table:table-cell table:style-name="ce27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2];[$Themenliste.$A93];&quot;&quot;)" office:value-type="string" office:string-value="5.5.a" calcext:value-type="string">
            <text:p>5.5.a</text:p>
          </table:table-cell>
          <table:table-cell table:style-name="ce25" table:formula="of:=IF([.$G92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2];[$Themenliste.$C93];&quot;&quot;)" office:value-type="string" office:string-value="Systempflege" calcext:value-type="string">
            <text:p>Systempflege</text:p>
          </table:table-cell>
          <table:table-cell table:style-name="ce22" table:formula="of:=IF([.$G92];[$Themenliste.$D93];&quot;&quot;)" office:value-type="string" office:string-value="a" calcext:value-type="string">
            <text:p>a</text:p>
          </table:table-cell>
          <table:table-cell table:style-name="ce25" table:formula="of:=IF([.$G92];[$Themenliste.$E93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7" table:formula="of:=AND([.K92];[.M92])" office:value-type="boolean" office:boolean-value="true" calcext:value-type="boolean">
            <text:p>WAHR</text:p>
          </table:table-cell>
          <table:table-cell table:style-name="ce27" table:formula="of:=AND([$Themenliste.$K93] = 1;[$Variablen.$A$2] = 1)" office:value-type="boolean" office:boolean-value="false" calcext:value-type="boolean">
            <text:p>FALSCH</text:p>
          </table:table-cell>
          <table:table-cell table:style-name="ce27" table:formula="of:=AND([$Themenliste.$L93] = 1;[$Variablen.$B$2] = 1)" office:value-type="boolean" office:boolean-value="true" calcext:value-type="boolean">
            <text:p>WAHR</text:p>
          </table:table-cell>
          <table:table-cell table:style-name="ce27" table:formula="of:=AND([$Themenliste.$M93] = 1;[$Variablen.$C$2] = 1)" office:value-type="boolean" office:boolean-value="false" calcext:value-type="boolean">
            <text:p>FALSCH</text:p>
          </table:table-cell>
          <table:table-cell table:style-name="ce27" table:formula="of:=OR([.H92];[.I92];[.J92])" office:value-type="boolean" office:boolean-value="true" calcext:value-type="boolean">
            <text:p>WAHR</text:p>
          </table:table-cell>
          <table:table-cell table:style-name="ce27" table:formula="of:=IF([$Themenliste.$J93] = 1)" office:value-type="boolean" office:boolean-value="true" calcext:value-type="boolean">
            <text:p>WAHR</text:p>
          </table:table-cell>
          <table:table-cell table:style-name="ce27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3];[$Themenliste.$A94];&quot;&quot;)" office:value-type="string" office:string-value="5.5.b" calcext:value-type="string">
            <text:p>5.5.b</text:p>
          </table:table-cell>
          <table:table-cell table:style-name="ce25" table:formula="of:=IF([.$G93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3];[$Themenliste.$C94];&quot;&quot;)" office:value-type="string" office:string-value="Systempflege" calcext:value-type="string">
            <text:p>Systempflege</text:p>
          </table:table-cell>
          <table:table-cell table:style-name="ce22" table:formula="of:=IF([.$G93];[$Themenliste.$D94];&quot;&quot;)" office:value-type="string" office:string-value="b" calcext:value-type="string">
            <text:p>b</text:p>
          </table:table-cell>
          <table:table-cell table:style-name="ce25" table:formula="of:=IF([.$G93];[$Themenliste.$E94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7" table:formula="of:=AND([.K93];[.M93])" office:value-type="boolean" office:boolean-value="true" calcext:value-type="boolean">
            <text:p>WAHR</text:p>
          </table:table-cell>
          <table:table-cell table:style-name="ce27" table:formula="of:=AND([$Themenliste.$K94] = 1;[$Variablen.$A$2] = 1)" office:value-type="boolean" office:boolean-value="false" calcext:value-type="boolean">
            <text:p>FALSCH</text:p>
          </table:table-cell>
          <table:table-cell table:style-name="ce27" table:formula="of:=AND([$Themenliste.$L94] = 1;[$Variablen.$B$2] = 1)" office:value-type="boolean" office:boolean-value="true" calcext:value-type="boolean">
            <text:p>WAHR</text:p>
          </table:table-cell>
          <table:table-cell table:style-name="ce27" table:formula="of:=AND([$Themenliste.$M94] = 1;[$Variablen.$C$2] = 1)" office:value-type="boolean" office:boolean-value="false" calcext:value-type="boolean">
            <text:p>FALSCH</text:p>
          </table:table-cell>
          <table:table-cell table:style-name="ce27" table:formula="of:=OR([.H93];[.I93];[.J93])" office:value-type="boolean" office:boolean-value="true" calcext:value-type="boolean">
            <text:p>WAHR</text:p>
          </table:table-cell>
          <table:table-cell table:style-name="ce27" table:formula="of:=IF([$Themenliste.$J94] = 1)" office:value-type="boolean" office:boolean-value="true" calcext:value-type="boolean">
            <text:p>WAHR</text:p>
          </table:table-cell>
          <table:table-cell table:style-name="ce27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4];[$Themenliste.$A95];&quot;&quot;)" office:value-type="string" office:string-value="5.5.c" calcext:value-type="string">
            <text:p>5.5.c</text:p>
          </table:table-cell>
          <table:table-cell table:style-name="ce25" table:formula="of:=IF([.$G94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4];[$Themenliste.$C95];&quot;&quot;)" office:value-type="string" office:string-value="Systempflege" calcext:value-type="string">
            <text:p>Systempflege</text:p>
          </table:table-cell>
          <table:table-cell table:style-name="ce22" table:formula="of:=IF([.$G94];[$Themenliste.$D95];&quot;&quot;)" office:value-type="string" office:string-value="c" calcext:value-type="string">
            <text:p>c</text:p>
          </table:table-cell>
          <table:table-cell table:style-name="ce25" table:formula="of:=IF([.$G94];[$Themenliste.$E95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7" table:formula="of:=AND([.K94];[.M94])" office:value-type="boolean" office:boolean-value="true" calcext:value-type="boolean">
            <text:p>WAHR</text:p>
          </table:table-cell>
          <table:table-cell table:style-name="ce27" table:formula="of:=AND([$Themenliste.$K95] = 1;[$Variablen.$A$2] = 1)" office:value-type="boolean" office:boolean-value="false" calcext:value-type="boolean">
            <text:p>FALSCH</text:p>
          </table:table-cell>
          <table:table-cell table:style-name="ce27" table:formula="of:=AND([$Themenliste.$L95] = 1;[$Variablen.$B$2] = 1)" office:value-type="boolean" office:boolean-value="true" calcext:value-type="boolean">
            <text:p>WAHR</text:p>
          </table:table-cell>
          <table:table-cell table:style-name="ce27" table:formula="of:=AND([$Themenliste.$M95] = 1;[$Variablen.$C$2] = 1)" office:value-type="boolean" office:boolean-value="false" calcext:value-type="boolean">
            <text:p>FALSCH</text:p>
          </table:table-cell>
          <table:table-cell table:style-name="ce27" table:formula="of:=OR([.H94];[.I94];[.J94])" office:value-type="boolean" office:boolean-value="true" calcext:value-type="boolean">
            <text:p>WAHR</text:p>
          </table:table-cell>
          <table:table-cell table:style-name="ce27" table:formula="of:=IF([$Themenliste.$J95] = 1)" office:value-type="boolean" office:boolean-value="true" calcext:value-type="boolean">
            <text:p>WAHR</text:p>
          </table:table-cell>
          <table:table-cell table:style-name="ce27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5];[$Themenliste.$A96];&quot;&quot;)" office:value-type="string" office:string-value="5.5.d" calcext:value-type="string">
            <text:p>5.5.d</text:p>
          </table:table-cell>
          <table:table-cell table:style-name="ce25" table:formula="of:=IF([.$G95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5];[$Themenliste.$C96];&quot;&quot;)" office:value-type="string" office:string-value="Systempflege" calcext:value-type="string">
            <text:p>Systempflege</text:p>
          </table:table-cell>
          <table:table-cell table:style-name="ce22" table:formula="of:=IF([.$G95];[$Themenliste.$D96];&quot;&quot;)" office:value-type="string" office:string-value="d" calcext:value-type="string">
            <text:p>d</text:p>
          </table:table-cell>
          <table:table-cell table:style-name="ce25" table:formula="of:=IF([.$G95];[$Themenliste.$E96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7" table:formula="of:=AND([.K95];[.M95])" office:value-type="boolean" office:boolean-value="true" calcext:value-type="boolean">
            <text:p>WAHR</text:p>
          </table:table-cell>
          <table:table-cell table:style-name="ce27" table:formula="of:=AND([$Themenliste.$K96] = 1;[$Variablen.$A$2] = 1)" office:value-type="boolean" office:boolean-value="false" calcext:value-type="boolean">
            <text:p>FALSCH</text:p>
          </table:table-cell>
          <table:table-cell table:style-name="ce27" table:formula="of:=AND([$Themenliste.$L96] = 1;[$Variablen.$B$2] = 1)" office:value-type="boolean" office:boolean-value="true" calcext:value-type="boolean">
            <text:p>WAHR</text:p>
          </table:table-cell>
          <table:table-cell table:style-name="ce27" table:formula="of:=AND([$Themenliste.$M96] = 1;[$Variablen.$C$2] = 1)" office:value-type="boolean" office:boolean-value="false" calcext:value-type="boolean">
            <text:p>FALSCH</text:p>
          </table:table-cell>
          <table:table-cell table:style-name="ce27" table:formula="of:=OR([.H95];[.I95];[.J95])" office:value-type="boolean" office:boolean-value="true" calcext:value-type="boolean">
            <text:p>WAHR</text:p>
          </table:table-cell>
          <table:table-cell table:style-name="ce27" table:formula="of:=IF([$Themenliste.$J96] = 1)" office:value-type="boolean" office:boolean-value="true" calcext:value-type="boolean">
            <text:p>WAHR</text:p>
          </table:table-cell>
          <table:table-cell table:style-name="ce27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6];[$Themenliste.$A97];&quot;&quot;)" office:value-type="string" office:string-value="5.5.e" calcext:value-type="string">
            <text:p>5.5.e</text:p>
          </table:table-cell>
          <table:table-cell table:style-name="ce25" table:formula="of:=IF([.$G96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6];[$Themenliste.$C97];&quot;&quot;)" office:value-type="string" office:string-value="Systempflege" calcext:value-type="string">
            <text:p>Systempflege</text:p>
          </table:table-cell>
          <table:table-cell table:style-name="ce22" table:formula="of:=IF([.$G96];[$Themenliste.$D97];&quot;&quot;)" office:value-type="string" office:string-value="e" calcext:value-type="string">
            <text:p>e</text:p>
          </table:table-cell>
          <table:table-cell table:style-name="ce25" table:formula="of:=IF([.$G96];[$Themenliste.$E97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7" table:formula="of:=AND([.K96];[.M96])" office:value-type="boolean" office:boolean-value="true" calcext:value-type="boolean">
            <text:p>WAHR</text:p>
          </table:table-cell>
          <table:table-cell table:style-name="ce27" table:formula="of:=AND([$Themenliste.$K97] = 1;[$Variablen.$A$2] = 1)" office:value-type="boolean" office:boolean-value="false" calcext:value-type="boolean">
            <text:p>FALSCH</text:p>
          </table:table-cell>
          <table:table-cell table:style-name="ce27" table:formula="of:=AND([$Themenliste.$L97] = 1;[$Variablen.$B$2] = 1)" office:value-type="boolean" office:boolean-value="true" calcext:value-type="boolean">
            <text:p>WAHR</text:p>
          </table:table-cell>
          <table:table-cell table:style-name="ce27" table:formula="of:=AND([$Themenliste.$M97] = 1;[$Variablen.$C$2] = 1)" office:value-type="boolean" office:boolean-value="false" calcext:value-type="boolean">
            <text:p>FALSCH</text:p>
          </table:table-cell>
          <table:table-cell table:style-name="ce27" table:formula="of:=OR([.H96];[.I96];[.J96])" office:value-type="boolean" office:boolean-value="true" calcext:value-type="boolean">
            <text:p>WAHR</text:p>
          </table:table-cell>
          <table:table-cell table:style-name="ce27" table:formula="of:=IF([$Themenliste.$J97] = 1)" office:value-type="boolean" office:boolean-value="true" calcext:value-type="boolean">
            <text:p>WAHR</text:p>
          </table:table-cell>
          <table:table-cell table:style-name="ce27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97];[$Themenliste.$A98];&quot;&quot;)" office:value-type="string" office:string-value="5.5.f" calcext:value-type="string">
            <text:p>5.5.f</text:p>
          </table:table-cell>
          <table:table-cell table:style-name="ce25" table:formula="of:=IF([.$G97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7];[$Themenliste.$C98];&quot;&quot;)" office:value-type="string" office:string-value="Systempflege" calcext:value-type="string">
            <text:p>Systempflege</text:p>
          </table:table-cell>
          <table:table-cell table:style-name="ce22" table:formula="of:=IF([.$G97];[$Themenliste.$D98];&quot;&quot;)" office:value-type="string" office:string-value="f" calcext:value-type="string">
            <text:p>f</text:p>
          </table:table-cell>
          <table:table-cell table:style-name="ce25" table:formula="of:=IF([.$G97];[$Themenliste.$E98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7" table:formula="of:=AND([.K97];[.M97])" office:value-type="boolean" office:boolean-value="true" calcext:value-type="boolean">
            <text:p>WAHR</text:p>
          </table:table-cell>
          <table:table-cell table:style-name="ce27" table:formula="of:=AND([$Themenliste.$K98] = 1;[$Variablen.$A$2] = 1)" office:value-type="boolean" office:boolean-value="false" calcext:value-type="boolean">
            <text:p>FALSCH</text:p>
          </table:table-cell>
          <table:table-cell table:style-name="ce27" table:formula="of:=AND([$Themenliste.$L98] = 1;[$Variablen.$B$2] = 1)" office:value-type="boolean" office:boolean-value="true" calcext:value-type="boolean">
            <text:p>WAHR</text:p>
          </table:table-cell>
          <table:table-cell table:style-name="ce27" table:formula="of:=AND([$Themenliste.$M98] = 1;[$Variablen.$C$2] = 1)" office:value-type="boolean" office:boolean-value="false" calcext:value-type="boolean">
            <text:p>FALSCH</text:p>
          </table:table-cell>
          <table:table-cell table:style-name="ce27" table:formula="of:=OR([.H97];[.I97];[.J97])" office:value-type="boolean" office:boolean-value="true" calcext:value-type="boolean">
            <text:p>WAHR</text:p>
          </table:table-cell>
          <table:table-cell table:style-name="ce27" table:formula="of:=IF([$Themenliste.$J98] = 1)" office:value-type="boolean" office:boolean-value="true" calcext:value-type="boolean">
            <text:p>WAHR</text:p>
          </table:table-cell>
          <table:table-cell table:style-name="ce27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8];[$Themenliste.$A99];&quot;&quot;)" office:value-type="string" office:string-value="5.5.g" calcext:value-type="string">
            <text:p>5.5.g</text:p>
          </table:table-cell>
          <table:table-cell table:style-name="ce25" table:formula="of:=IF([.$G98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8];[$Themenliste.$C99];&quot;&quot;)" office:value-type="string" office:string-value="Systempflege" calcext:value-type="string">
            <text:p>Systempflege</text:p>
          </table:table-cell>
          <table:table-cell table:style-name="ce22" table:formula="of:=IF([.$G98];[$Themenliste.$D99];&quot;&quot;)" office:value-type="string" office:string-value="g" calcext:value-type="string">
            <text:p>g</text:p>
          </table:table-cell>
          <table:table-cell table:style-name="ce25" table:formula="of:=IF([.$G98];[$Themenliste.$E99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7" table:formula="of:=AND([.K98];[.M98])" office:value-type="boolean" office:boolean-value="true" calcext:value-type="boolean">
            <text:p>WAHR</text:p>
          </table:table-cell>
          <table:table-cell table:style-name="ce27" table:formula="of:=AND([$Themenliste.$K99] = 1;[$Variablen.$A$2] = 1)" office:value-type="boolean" office:boolean-value="false" calcext:value-type="boolean">
            <text:p>FALSCH</text:p>
          </table:table-cell>
          <table:table-cell table:style-name="ce27" table:formula="of:=AND([$Themenliste.$L99] = 1;[$Variablen.$B$2] = 1)" office:value-type="boolean" office:boolean-value="true" calcext:value-type="boolean">
            <text:p>WAHR</text:p>
          </table:table-cell>
          <table:table-cell table:style-name="ce27" table:formula="of:=AND([$Themenliste.$M99] = 1;[$Variablen.$C$2] = 1)" office:value-type="boolean" office:boolean-value="false" calcext:value-type="boolean">
            <text:p>FALSCH</text:p>
          </table:table-cell>
          <table:table-cell table:style-name="ce27" table:formula="of:=OR([.H98];[.I98];[.J98])" office:value-type="boolean" office:boolean-value="true" calcext:value-type="boolean">
            <text:p>WAHR</text:p>
          </table:table-cell>
          <table:table-cell table:style-name="ce27" table:formula="of:=IF([$Themenliste.$J99] = 1)" office:value-type="boolean" office:boolean-value="true" calcext:value-type="boolean">
            <text:p>WAHR</text:p>
          </table:table-cell>
          <table:table-cell table:style-name="ce27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99];[$Themenliste.$A100];&quot;&quot;)" office:value-type="string" office:string-value="5.5.h" calcext:value-type="string">
            <text:p>5.5.h</text:p>
          </table:table-cell>
          <table:table-cell table:style-name="ce25" table:formula="of:=IF([.$G99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9];[$Themenliste.$C100];&quot;&quot;)" office:value-type="string" office:string-value="Systempflege" calcext:value-type="string">
            <text:p>Systempflege</text:p>
          </table:table-cell>
          <table:table-cell table:style-name="ce22" table:formula="of:=IF([.$G99];[$Themenliste.$D100];&quot;&quot;)" office:value-type="string" office:string-value="h" calcext:value-type="string">
            <text:p>h</text:p>
          </table:table-cell>
          <table:table-cell table:style-name="ce25" table:formula="of:=IF([.$G99];[$Themenliste.$E100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7" table:formula="of:=AND([.K99];[.M99])" office:value-type="boolean" office:boolean-value="true" calcext:value-type="boolean">
            <text:p>WAHR</text:p>
          </table:table-cell>
          <table:table-cell table:style-name="ce27" table:formula="of:=AND([$Themenliste.$K100] = 1;[$Variablen.$A$2] = 1)" office:value-type="boolean" office:boolean-value="false" calcext:value-type="boolean">
            <text:p>FALSCH</text:p>
          </table:table-cell>
          <table:table-cell table:style-name="ce27" table:formula="of:=AND([$Themenliste.$L100] = 1;[$Variablen.$B$2] = 1)" office:value-type="boolean" office:boolean-value="true" calcext:value-type="boolean">
            <text:p>WAHR</text:p>
          </table:table-cell>
          <table:table-cell table:style-name="ce27" table:formula="of:=AND([$Themenliste.$M100] = 1;[$Variablen.$C$2] = 1)" office:value-type="boolean" office:boolean-value="false" calcext:value-type="boolean">
            <text:p>FALSCH</text:p>
          </table:table-cell>
          <table:table-cell table:style-name="ce27" table:formula="of:=OR([.H99];[.I99];[.J99])" office:value-type="boolean" office:boolean-value="true" calcext:value-type="boolean">
            <text:p>WAHR</text:p>
          </table:table-cell>
          <table:table-cell table:style-name="ce27" table:formula="of:=IF([$Themenliste.$J100] = 1)" office:value-type="boolean" office:boolean-value="true" calcext:value-type="boolean">
            <text:p>WAHR</text:p>
          </table:table-cell>
          <table:table-cell table:style-name="ce27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0];[$Themenliste.$A101];&quot;&quot;)" office:value-type="string" office:string-value="5.5.i" calcext:value-type="string">
            <text:p>5.5.i</text:p>
          </table:table-cell>
          <table:table-cell table:style-name="ce25" table:formula="of:=IF([.$G100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0];[$Themenliste.$C101];&quot;&quot;)" office:value-type="string" office:string-value="Systempflege" calcext:value-type="string">
            <text:p>Systempflege</text:p>
          </table:table-cell>
          <table:table-cell table:style-name="ce22" table:formula="of:=IF([.$G100];[$Themenliste.$D101];&quot;&quot;)" office:value-type="string" office:string-value="i" calcext:value-type="string">
            <text:p>i</text:p>
          </table:table-cell>
          <table:table-cell table:style-name="ce25" table:formula="of:=IF([.$G100];[$Themenliste.$E101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7" table:formula="of:=AND([.K100];[.M100])" office:value-type="boolean" office:boolean-value="true" calcext:value-type="boolean">
            <text:p>WAHR</text:p>
          </table:table-cell>
          <table:table-cell table:style-name="ce27" table:formula="of:=AND([$Themenliste.$K101] = 1;[$Variablen.$A$2] = 1)" office:value-type="boolean" office:boolean-value="false" calcext:value-type="boolean">
            <text:p>FALSCH</text:p>
          </table:table-cell>
          <table:table-cell table:style-name="ce27" table:formula="of:=AND([$Themenliste.$L101] = 1;[$Variablen.$B$2] = 1)" office:value-type="boolean" office:boolean-value="true" calcext:value-type="boolean">
            <text:p>WAHR</text:p>
          </table:table-cell>
          <table:table-cell table:style-name="ce27" table:formula="of:=AND([$Themenliste.$M101] = 1;[$Variablen.$C$2] = 1)" office:value-type="boolean" office:boolean-value="false" calcext:value-type="boolean">
            <text:p>FALSCH</text:p>
          </table:table-cell>
          <table:table-cell table:style-name="ce27" table:formula="of:=OR([.H100];[.I100];[.J100])" office:value-type="boolean" office:boolean-value="true" calcext:value-type="boolean">
            <text:p>WAHR</text:p>
          </table:table-cell>
          <table:table-cell table:style-name="ce27" table:formula="of:=IF([$Themenliste.$J101] = 1)" office:value-type="boolean" office:boolean-value="true" calcext:value-type="boolean">
            <text:p>WAHR</text:p>
          </table:table-cell>
          <table:table-cell table:style-name="ce27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1];[$Themenliste.$A102];&quot;&quot;)" office:value-type="string" office:string-value="5.5.k" calcext:value-type="string">
            <text:p>5.5.k</text:p>
          </table:table-cell>
          <table:table-cell table:style-name="ce25" table:formula="of:=IF([.$G101];[$Themenliste.$B10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1];[$Themenliste.$C102];&quot;&quot;)" office:value-type="string" office:string-value="Systempflege" calcext:value-type="string">
            <text:p>Systempflege</text:p>
          </table:table-cell>
          <table:table-cell table:style-name="ce22" table:formula="of:=IF([.$G101];[$Themenliste.$D102];&quot;&quot;)" office:value-type="string" office:string-value="k" calcext:value-type="string">
            <text:p>k</text:p>
          </table:table-cell>
          <table:table-cell table:style-name="ce25" table:formula="of:=IF([.$G101];[$Themenliste.$E102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" calcext:value-type="string">
            <text:p>2</text:p>
          </table:table-cell>
          <table:table-cell table:style-name="ce27" table:formula="of:=AND([.K101];[.M101])" office:value-type="boolean" office:boolean-value="true" calcext:value-type="boolean">
            <text:p>WAHR</text:p>
          </table:table-cell>
          <table:table-cell table:style-name="ce27" table:formula="of:=AND([$Themenliste.$K102] = 1;[$Variablen.$A$2] = 1)" office:value-type="boolean" office:boolean-value="false" calcext:value-type="boolean">
            <text:p>FALSCH</text:p>
          </table:table-cell>
          <table:table-cell table:style-name="ce27" table:formula="of:=AND([$Themenliste.$L102] = 1;[$Variablen.$B$2] = 1)" office:value-type="boolean" office:boolean-value="true" calcext:value-type="boolean">
            <text:p>WAHR</text:p>
          </table:table-cell>
          <table:table-cell table:style-name="ce27" table:formula="of:=AND([$Themenliste.$M102] = 1;[$Variablen.$C$2] = 1)" office:value-type="boolean" office:boolean-value="false" calcext:value-type="boolean">
            <text:p>FALSCH</text:p>
          </table:table-cell>
          <table:table-cell table:style-name="ce27" table:formula="of:=OR([.H101];[.I101];[.J101])" office:value-type="boolean" office:boolean-value="true" calcext:value-type="boolean">
            <text:p>WAHR</text:p>
          </table:table-cell>
          <table:table-cell table:style-name="ce27" table:formula="of:=IF([$Themenliste.$J102] = 1)" office:value-type="boolean" office:boolean-value="true" calcext:value-type="boolean">
            <text:p>WAHR</text:p>
          </table:table-cell>
          <table:table-cell table:style-name="ce27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2];[$Themenliste.$A103];&quot;&quot;)" office:value-type="string" office:string-value="6.1.a" calcext:value-type="string">
            <text:p>6.1.a</text:p>
          </table:table-cell>
          <table:table-cell table:style-name="ce25" table:formula="of:=IF([.$G102];[$Themenliste.$B103];&quot;&quot;)" office:value-type="string" office:string-value="Systementwicklung" calcext:value-type="string">
            <text:p>Systementwicklung</text:p>
          </table:table-cell>
          <table:table-cell table:style-name="ce25" table:formula="of:=IF([.$G102];[$Themenliste.$C103];&quot;&quot;)" office:value-type="string" office:string-value="Analyse und Design" calcext:value-type="string">
            <text:p>Analyse und Design</text:p>
          </table:table-cell>
          <table:table-cell table:style-name="ce22" table:formula="of:=IF([.$G102];[$Themenliste.$D103];&quot;&quot;)" office:value-type="string" office:string-value="a" calcext:value-type="string">
            <text:p>a</text:p>
          </table:table-cell>
          <table:table-cell table:style-name="ce25" table:formula="of:=IF([.$G102];[$Themenliste.$E103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7" table:formula="of:=AND([.K102];[.M102])" office:value-type="boolean" office:boolean-value="true" calcext:value-type="boolean">
            <text:p>WAHR</text:p>
          </table:table-cell>
          <table:table-cell table:style-name="ce27" table:formula="of:=AND([$Themenliste.$K103] = 1;[$Variablen.$A$2] = 1)" office:value-type="boolean" office:boolean-value="false" calcext:value-type="boolean">
            <text:p>FALSCH</text:p>
          </table:table-cell>
          <table:table-cell table:style-name="ce27" table:formula="of:=AND([$Themenliste.$L103] = 1;[$Variablen.$B$2] = 1)" office:value-type="boolean" office:boolean-value="true" calcext:value-type="boolean">
            <text:p>WAHR</text:p>
          </table:table-cell>
          <table:table-cell table:style-name="ce27" table:formula="of:=AND([$Themenliste.$M103] = 1;[$Variablen.$C$2] = 1)" office:value-type="boolean" office:boolean-value="true" calcext:value-type="boolean">
            <text:p>WAHR</text:p>
          </table:table-cell>
          <table:table-cell table:style-name="ce27" table:formula="of:=OR([.H102];[.I102];[.J102])" office:value-type="boolean" office:boolean-value="true" calcext:value-type="boolean">
            <text:p>WAHR</text:p>
          </table:table-cell>
          <table:table-cell table:style-name="ce27" table:formula="of:=IF([$Themenliste.$J103] = 1)" office:value-type="boolean" office:boolean-value="true" calcext:value-type="boolean">
            <text:p>WAHR</text:p>
          </table:table-cell>
          <table:table-cell table:style-name="ce27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3];[$Themenliste.$A104];&quot;&quot;)" office:value-type="string" office:string-value="6.1.b" calcext:value-type="string">
            <text:p>6.1.b</text:p>
          </table:table-cell>
          <table:table-cell table:style-name="ce25" table:formula="of:=IF([.$G103];[$Themenliste.$B104];&quot;&quot;)" office:value-type="string" office:string-value="Systementwicklung" calcext:value-type="string">
            <text:p>Systementwicklung</text:p>
          </table:table-cell>
          <table:table-cell table:style-name="ce25" table:formula="of:=IF([.$G103];[$Themenliste.$C104];&quot;&quot;)" office:value-type="string" office:string-value="Analyse und Design" calcext:value-type="string">
            <text:p>Analyse und Design</text:p>
          </table:table-cell>
          <table:table-cell table:style-name="ce22" table:formula="of:=IF([.$G103];[$Themenliste.$D104];&quot;&quot;)" office:value-type="string" office:string-value="b" calcext:value-type="string">
            <text:p>b</text:p>
          </table:table-cell>
          <table:table-cell table:style-name="ce25" table:formula="of:=IF([.$G103];[$Themenliste.$E104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7" table:formula="of:=AND([.K103];[.M103])" office:value-type="boolean" office:boolean-value="true" calcext:value-type="boolean">
            <text:p>WAHR</text:p>
          </table:table-cell>
          <table:table-cell table:style-name="ce27" table:formula="of:=AND([$Themenliste.$K104] = 1;[$Variablen.$A$2] = 1)" office:value-type="boolean" office:boolean-value="false" calcext:value-type="boolean">
            <text:p>FALSCH</text:p>
          </table:table-cell>
          <table:table-cell table:style-name="ce27" table:formula="of:=AND([$Themenliste.$L104] = 1;[$Variablen.$B$2] = 1)" office:value-type="boolean" office:boolean-value="true" calcext:value-type="boolean">
            <text:p>WAHR</text:p>
          </table:table-cell>
          <table:table-cell table:style-name="ce27" table:formula="of:=AND([$Themenliste.$M104] = 1;[$Variablen.$C$2] = 1)" office:value-type="boolean" office:boolean-value="true" calcext:value-type="boolean">
            <text:p>WAHR</text:p>
          </table:table-cell>
          <table:table-cell table:style-name="ce27" table:formula="of:=OR([.H103];[.I103];[.J103])" office:value-type="boolean" office:boolean-value="true" calcext:value-type="boolean">
            <text:p>WAHR</text:p>
          </table:table-cell>
          <table:table-cell table:style-name="ce27" table:formula="of:=IF([$Themenliste.$J104] = 1)" office:value-type="boolean" office:boolean-value="true" calcext:value-type="boolean">
            <text:p>WAHR</text:p>
          </table:table-cell>
          <table:table-cell table:style-name="ce27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4];[$Themenliste.$A105];&quot;&quot;)" office:value-type="string" office:string-value="6.1.c" calcext:value-type="string">
            <text:p>6.1.c</text:p>
          </table:table-cell>
          <table:table-cell table:style-name="ce25" table:formula="of:=IF([.$G104];[$Themenliste.$B105];&quot;&quot;)" office:value-type="string" office:string-value="Systementwicklung" calcext:value-type="string">
            <text:p>Systementwicklung</text:p>
          </table:table-cell>
          <table:table-cell table:style-name="ce25" table:formula="of:=IF([.$G104];[$Themenliste.$C105];&quot;&quot;)" office:value-type="string" office:string-value="Analyse und Design" calcext:value-type="string">
            <text:p>Analyse und Design</text:p>
          </table:table-cell>
          <table:table-cell table:style-name="ce22" table:formula="of:=IF([.$G104];[$Themenliste.$D105];&quot;&quot;)" office:value-type="string" office:string-value="c" calcext:value-type="string">
            <text:p>c</text:p>
          </table:table-cell>
          <table:table-cell table:style-name="ce25" table:formula="of:=IF([.$G104];[$Themenliste.$E105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2,3" calcext:value-type="string">
            <text:p>2,3</text:p>
          </table:table-cell>
          <table:table-cell table:style-name="ce27" table:formula="of:=AND([.K104];[.M104])" office:value-type="boolean" office:boolean-value="true" calcext:value-type="boolean">
            <text:p>WAHR</text:p>
          </table:table-cell>
          <table:table-cell table:style-name="ce27" table:formula="of:=AND([$Themenliste.$K105] = 1;[$Variablen.$A$2] = 1)" office:value-type="boolean" office:boolean-value="false" calcext:value-type="boolean">
            <text:p>FALSCH</text:p>
          </table:table-cell>
          <table:table-cell table:style-name="ce27" table:formula="of:=AND([$Themenliste.$L105] = 1;[$Variablen.$B$2] = 1)" office:value-type="boolean" office:boolean-value="true" calcext:value-type="boolean">
            <text:p>WAHR</text:p>
          </table:table-cell>
          <table:table-cell table:style-name="ce27" table:formula="of:=AND([$Themenliste.$M105] = 1;[$Variablen.$C$2] = 1)" office:value-type="boolean" office:boolean-value="true" calcext:value-type="boolean">
            <text:p>WAHR</text:p>
          </table:table-cell>
          <table:table-cell table:style-name="ce27" table:formula="of:=OR([.H104];[.I104];[.J104])" office:value-type="boolean" office:boolean-value="true" calcext:value-type="boolean">
            <text:p>WAHR</text:p>
          </table:table-cell>
          <table:table-cell table:style-name="ce27" table:formula="of:=IF([$Themenliste.$J105] = 1)" office:value-type="boolean" office:boolean-value="true" calcext:value-type="boolean">
            <text:p>WAHR</text:p>
          </table:table-cell>
          <table:table-cell table:style-name="ce27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5];[$Themenliste.$A106];&quot;&quot;)" office:value-type="string" office:string-value="6.1.d" calcext:value-type="string">
            <text:p>6.1.d</text:p>
          </table:table-cell>
          <table:table-cell table:style-name="ce25" table:formula="of:=IF([.$G105];[$Themenliste.$B106];&quot;&quot;)" office:value-type="string" office:string-value="Systementwicklung" calcext:value-type="string">
            <text:p>Systementwicklung</text:p>
          </table:table-cell>
          <table:table-cell table:style-name="ce25" table:formula="of:=IF([.$G105];[$Themenliste.$C106];&quot;&quot;)" office:value-type="string" office:string-value="Analyse und Design" calcext:value-type="string">
            <text:p>Analyse und Design</text:p>
          </table:table-cell>
          <table:table-cell table:style-name="ce22" table:formula="of:=IF([.$G105];[$Themenliste.$D106];&quot;&quot;)" office:value-type="string" office:string-value="d" calcext:value-type="string">
            <text:p>d</text:p>
          </table:table-cell>
          <table:table-cell table:style-name="ce25" table:formula="of:=IF([.$G105];[$Themenliste.$E106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7" table:formula="of:=AND([.K105];[.M105])" office:value-type="boolean" office:boolean-value="true" calcext:value-type="boolean">
            <text:p>WAHR</text:p>
          </table:table-cell>
          <table:table-cell table:style-name="ce27" table:formula="of:=AND([$Themenliste.$K106] = 1;[$Variablen.$A$2] = 1)" office:value-type="boolean" office:boolean-value="true" calcext:value-type="boolean">
            <text:p>WAHR</text:p>
          </table:table-cell>
          <table:table-cell table:style-name="ce27" table:formula="of:=AND([$Themenliste.$L106] = 1;[$Variablen.$B$2] = 1)" office:value-type="boolean" office:boolean-value="true" calcext:value-type="boolean">
            <text:p>WAHR</text:p>
          </table:table-cell>
          <table:table-cell table:style-name="ce27" table:formula="of:=AND([$Themenliste.$M106] = 1;[$Variablen.$C$2] = 1)" office:value-type="boolean" office:boolean-value="true" calcext:value-type="boolean">
            <text:p>WAHR</text:p>
          </table:table-cell>
          <table:table-cell table:style-name="ce27" table:formula="of:=OR([.H105];[.I105];[.J105])" office:value-type="boolean" office:boolean-value="true" calcext:value-type="boolean">
            <text:p>WAHR</text:p>
          </table:table-cell>
          <table:table-cell table:style-name="ce27" table:formula="of:=IF([$Themenliste.$J106] = 1)" office:value-type="boolean" office:boolean-value="true" calcext:value-type="boolean">
            <text:p>WAHR</text:p>
          </table:table-cell>
          <table:table-cell table:style-name="ce27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6];[$Themenliste.$A107];&quot;&quot;)" office:value-type="string" office:string-value="6.1.e" calcext:value-type="string">
            <text:p>6.1.e</text:p>
          </table:table-cell>
          <table:table-cell table:style-name="ce25" table:formula="of:=IF([.$G106];[$Themenliste.$B107];&quot;&quot;)" office:value-type="string" office:string-value="Systementwicklung" calcext:value-type="string">
            <text:p>Systementwicklung</text:p>
          </table:table-cell>
          <table:table-cell table:style-name="ce25" table:formula="of:=IF([.$G106];[$Themenliste.$C107];&quot;&quot;)" office:value-type="string" office:string-value="Analyse und Design" calcext:value-type="string">
            <text:p>Analyse und Design</text:p>
          </table:table-cell>
          <table:table-cell table:style-name="ce22" table:formula="of:=IF([.$G106];[$Themenliste.$D107];&quot;&quot;)" office:value-type="string" office:string-value="e" calcext:value-type="string">
            <text:p>e</text:p>
          </table:table-cell>
          <table:table-cell table:style-name="ce25" table:formula="of:=IF([.$G106];[$Themenliste.$E107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1,2,3" calcext:value-type="string">
            <text:p>1,2,3</text:p>
          </table:table-cell>
          <table:table-cell table:style-name="ce27" table:formula="of:=AND([.K106];[.M106])" office:value-type="boolean" office:boolean-value="true" calcext:value-type="boolean">
            <text:p>WAHR</text:p>
          </table:table-cell>
          <table:table-cell table:style-name="ce27" table:formula="of:=AND([$Themenliste.$K107] = 1;[$Variablen.$A$2] = 1)" office:value-type="boolean" office:boolean-value="true" calcext:value-type="boolean">
            <text:p>WAHR</text:p>
          </table:table-cell>
          <table:table-cell table:style-name="ce27" table:formula="of:=AND([$Themenliste.$L107] = 1;[$Variablen.$B$2] = 1)" office:value-type="boolean" office:boolean-value="true" calcext:value-type="boolean">
            <text:p>WAHR</text:p>
          </table:table-cell>
          <table:table-cell table:style-name="ce27" table:formula="of:=AND([$Themenliste.$M107] = 1;[$Variablen.$C$2] = 1)" office:value-type="boolean" office:boolean-value="true" calcext:value-type="boolean">
            <text:p>WAHR</text:p>
          </table:table-cell>
          <table:table-cell table:style-name="ce27" table:formula="of:=OR([.H106];[.I106];[.J106])" office:value-type="boolean" office:boolean-value="true" calcext:value-type="boolean">
            <text:p>WAHR</text:p>
          </table:table-cell>
          <table:table-cell table:style-name="ce27" table:formula="of:=IF([$Themenliste.$J107] = 1)" office:value-type="boolean" office:boolean-value="true" calcext:value-type="boolean">
            <text:p>WAHR</text:p>
          </table:table-cell>
          <table:table-cell table:style-name="ce27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7];[$Themenliste.$A108];&quot;&quot;)" office:value-type="string" office:string-value="6.2.a" calcext:value-type="string">
            <text:p>6.2.a</text:p>
          </table:table-cell>
          <table:table-cell table:style-name="ce25" table:formula="of:=IF([.$G107];[$Themenliste.$B108];&quot;&quot;)" office:value-type="string" office:string-value="Systementwicklung" calcext:value-type="string">
            <text:p>Systementwicklung</text:p>
          </table:table-cell>
          <table:table-cell table:style-name="ce25" table:formula="of:=IF([.$G107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7];[$Themenliste.$D108];&quot;&quot;)" office:value-type="string" office:string-value="a" calcext:value-type="string">
            <text:p>a</text:p>
          </table:table-cell>
          <table:table-cell table:style-name="ce25" table:formula="of:=IF([.$G107];[$Themenliste.$E108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7" table:formula="of:=AND([.K107];[.M107])" office:value-type="boolean" office:boolean-value="true" calcext:value-type="boolean">
            <text:p>WAHR</text:p>
          </table:table-cell>
          <table:table-cell table:style-name="ce27" table:formula="of:=AND([$Themenliste.$K108] = 1;[$Variablen.$A$2] = 1)" office:value-type="boolean" office:boolean-value="false" calcext:value-type="boolean">
            <text:p>FALSCH</text:p>
          </table:table-cell>
          <table:table-cell table:style-name="ce27" table:formula="of:=AND([$Themenliste.$L108] = 1;[$Variablen.$B$2] = 1)" office:value-type="boolean" office:boolean-value="true" calcext:value-type="boolean">
            <text:p>WAHR</text:p>
          </table:table-cell>
          <table:table-cell table:style-name="ce27" table:formula="of:=AND([$Themenliste.$M108] = 1;[$Variablen.$C$2] = 1)" office:value-type="boolean" office:boolean-value="true" calcext:value-type="boolean">
            <text:p>WAHR</text:p>
          </table:table-cell>
          <table:table-cell table:style-name="ce27" table:formula="of:=OR([.H107];[.I107];[.J107])" office:value-type="boolean" office:boolean-value="true" calcext:value-type="boolean">
            <text:p>WAHR</text:p>
          </table:table-cell>
          <table:table-cell table:style-name="ce27" table:formula="of:=IF([$Themenliste.$J108] = 1)" office:value-type="boolean" office:boolean-value="true" calcext:value-type="boolean">
            <text:p>WAHR</text:p>
          </table:table-cell>
          <table:table-cell table:style-name="ce27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8];[$Themenliste.$A109];&quot;&quot;)" office:value-type="string" office:string-value="6.2.b" calcext:value-type="string">
            <text:p>6.2.b</text:p>
          </table:table-cell>
          <table:table-cell table:style-name="ce25" table:formula="of:=IF([.$G108];[$Themenliste.$B109];&quot;&quot;)" office:value-type="string" office:string-value="Systementwicklung" calcext:value-type="string">
            <text:p>Systementwicklung</text:p>
          </table:table-cell>
          <table:table-cell table:style-name="ce25" table:formula="of:=IF([.$G108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8];[$Themenliste.$D109];&quot;&quot;)" office:value-type="string" office:string-value="b" calcext:value-type="string">
            <text:p>b</text:p>
          </table:table-cell>
          <table:table-cell table:style-name="ce25" table:formula="of:=IF([.$G108];[$Themenliste.$E109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7" table:formula="of:=AND([.K108];[.M108])" office:value-type="boolean" office:boolean-value="true" calcext:value-type="boolean">
            <text:p>WAHR</text:p>
          </table:table-cell>
          <table:table-cell table:style-name="ce27" table:formula="of:=AND([$Themenliste.$K109] = 1;[$Variablen.$A$2] = 1)" office:value-type="boolean" office:boolean-value="false" calcext:value-type="boolean">
            <text:p>FALSCH</text:p>
          </table:table-cell>
          <table:table-cell table:style-name="ce27" table:formula="of:=AND([$Themenliste.$L109] = 1;[$Variablen.$B$2] = 1)" office:value-type="boolean" office:boolean-value="true" calcext:value-type="boolean">
            <text:p>WAHR</text:p>
          </table:table-cell>
          <table:table-cell table:style-name="ce27" table:formula="of:=AND([$Themenliste.$M109] = 1;[$Variablen.$C$2] = 1)" office:value-type="boolean" office:boolean-value="true" calcext:value-type="boolean">
            <text:p>WAHR</text:p>
          </table:table-cell>
          <table:table-cell table:style-name="ce27" table:formula="of:=OR([.H108];[.I108];[.J108])" office:value-type="boolean" office:boolean-value="true" calcext:value-type="boolean">
            <text:p>WAHR</text:p>
          </table:table-cell>
          <table:table-cell table:style-name="ce27" table:formula="of:=IF([$Themenliste.$J109] = 1)" office:value-type="boolean" office:boolean-value="true" calcext:value-type="boolean">
            <text:p>WAHR</text:p>
          </table:table-cell>
          <table:table-cell table:style-name="ce27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9];[$Themenliste.$A110];&quot;&quot;)" office:value-type="string" office:string-value="6.2.c" calcext:value-type="string">
            <text:p>6.2.c</text:p>
          </table:table-cell>
          <table:table-cell table:style-name="ce25" table:formula="of:=IF([.$G109];[$Themenliste.$B110];&quot;&quot;)" office:value-type="string" office:string-value="Systementwicklung" calcext:value-type="string">
            <text:p>Systementwicklung</text:p>
          </table:table-cell>
          <table:table-cell table:style-name="ce25" table:formula="of:=IF([.$G109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9];[$Themenliste.$D110];&quot;&quot;)" office:value-type="string" office:string-value="c" calcext:value-type="string">
            <text:p>c</text:p>
          </table:table-cell>
          <table:table-cell table:style-name="ce25" table:formula="of:=IF([.$G109];[$Themenliste.$E110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2,3" calcext:value-type="string">
            <text:p>2,3</text:p>
          </table:table-cell>
          <table:table-cell table:style-name="ce27" table:formula="of:=AND([.K109];[.M109])" office:value-type="boolean" office:boolean-value="true" calcext:value-type="boolean">
            <text:p>WAHR</text:p>
          </table:table-cell>
          <table:table-cell table:style-name="ce27" table:formula="of:=AND([$Themenliste.$K110] = 1;[$Variablen.$A$2] = 1)" office:value-type="boolean" office:boolean-value="false" calcext:value-type="boolean">
            <text:p>FALSCH</text:p>
          </table:table-cell>
          <table:table-cell table:style-name="ce27" table:formula="of:=AND([$Themenliste.$L110] = 1;[$Variablen.$B$2] = 1)" office:value-type="boolean" office:boolean-value="true" calcext:value-type="boolean">
            <text:p>WAHR</text:p>
          </table:table-cell>
          <table:table-cell table:style-name="ce27" table:formula="of:=AND([$Themenliste.$M110] = 1;[$Variablen.$C$2] = 1)" office:value-type="boolean" office:boolean-value="true" calcext:value-type="boolean">
            <text:p>WAHR</text:p>
          </table:table-cell>
          <table:table-cell table:style-name="ce27" table:formula="of:=OR([.H109];[.I109];[.J109])" office:value-type="boolean" office:boolean-value="true" calcext:value-type="boolean">
            <text:p>WAHR</text:p>
          </table:table-cell>
          <table:table-cell table:style-name="ce27" table:formula="of:=IF([$Themenliste.$J110] = 1)" office:value-type="boolean" office:boolean-value="true" calcext:value-type="boolean">
            <text:p>WAHR</text:p>
          </table:table-cell>
          <table:table-cell table:style-name="ce27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0];[$Themenliste.$A111];&quot;&quot;)" office:value-type="string" office:string-value="6.2.d" calcext:value-type="string">
            <text:p>6.2.d</text:p>
          </table:table-cell>
          <table:table-cell table:style-name="ce25" table:formula="of:=IF([.$G110];[$Themenliste.$B111];&quot;&quot;)" office:value-type="string" office:string-value="Systementwicklung" calcext:value-type="string">
            <text:p>Systementwicklung</text:p>
          </table:table-cell>
          <table:table-cell table:style-name="ce25" table:formula="of:=IF([.$G110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0];[$Themenliste.$D111];&quot;&quot;)" office:value-type="string" office:string-value="d" calcext:value-type="string">
            <text:p>d</text:p>
          </table:table-cell>
          <table:table-cell table:style-name="ce25" table:formula="of:=IF([.$G110];[$Themenliste.$E111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7" table:formula="of:=AND([.K110];[.M110])" office:value-type="boolean" office:boolean-value="true" calcext:value-type="boolean">
            <text:p>WAHR</text:p>
          </table:table-cell>
          <table:table-cell table:style-name="ce27" table:formula="of:=AND([$Themenliste.$K111] = 1;[$Variablen.$A$2] = 1)" office:value-type="boolean" office:boolean-value="true" calcext:value-type="boolean">
            <text:p>WAHR</text:p>
          </table:table-cell>
          <table:table-cell table:style-name="ce27" table:formula="of:=AND([$Themenliste.$L111] = 1;[$Variablen.$B$2] = 1)" office:value-type="boolean" office:boolean-value="true" calcext:value-type="boolean">
            <text:p>WAHR</text:p>
          </table:table-cell>
          <table:table-cell table:style-name="ce27" table:formula="of:=AND([$Themenliste.$M111] = 1;[$Variablen.$C$2] = 1)" office:value-type="boolean" office:boolean-value="true" calcext:value-type="boolean">
            <text:p>WAHR</text:p>
          </table:table-cell>
          <table:table-cell table:style-name="ce27" table:formula="of:=OR([.H110];[.I110];[.J110])" office:value-type="boolean" office:boolean-value="true" calcext:value-type="boolean">
            <text:p>WAHR</text:p>
          </table:table-cell>
          <table:table-cell table:style-name="ce27" table:formula="of:=IF([$Themenliste.$J111] = 1)" office:value-type="boolean" office:boolean-value="true" calcext:value-type="boolean">
            <text:p>WAHR</text:p>
          </table:table-cell>
          <table:table-cell table:style-name="ce27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11];[$Themenliste.$A112];&quot;&quot;)" office:value-type="string" office:string-value="6.2.e" calcext:value-type="string">
            <text:p>6.2.e</text:p>
          </table:table-cell>
          <table:table-cell table:style-name="ce25" table:formula="of:=IF([.$G111];[$Themenliste.$B112];&quot;&quot;)" office:value-type="string" office:string-value="Systementwicklung" calcext:value-type="string">
            <text:p>Systementwicklung</text:p>
          </table:table-cell>
          <table:table-cell table:style-name="ce25" table:formula="of:=IF([.$G111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1];[$Themenliste.$D112];&quot;&quot;)" office:value-type="string" office:string-value="e" calcext:value-type="string">
            <text:p>e</text:p>
          </table:table-cell>
          <table:table-cell table:style-name="ce25" table:formula="of:=IF([.$G111];[$Themenliste.$E112];&quot;&quot;)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style-name="ce22" table:formula="of:=IF([.$G111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7" table:formula="of:=AND([.K111];[.M111])" office:value-type="boolean" office:boolean-value="true" calcext:value-type="boolean">
            <text:p>WAHR</text:p>
          </table:table-cell>
          <table:table-cell table:style-name="ce27" table:formula="of:=AND([$Themenliste.$K112] = 1;[$Variablen.$A$2] = 1)" office:value-type="boolean" office:boolean-value="true" calcext:value-type="boolean">
            <text:p>WAHR</text:p>
          </table:table-cell>
          <table:table-cell table:style-name="ce27" table:formula="of:=AND([$Themenliste.$L112] = 1;[$Variablen.$B$2] = 1)" office:value-type="boolean" office:boolean-value="true" calcext:value-type="boolean">
            <text:p>WAHR</text:p>
          </table:table-cell>
          <table:table-cell table:style-name="ce27" table:formula="of:=AND([$Themenliste.$M112] = 1;[$Variablen.$C$2] = 1)" office:value-type="boolean" office:boolean-value="true" calcext:value-type="boolean">
            <text:p>WAHR</text:p>
          </table:table-cell>
          <table:table-cell table:style-name="ce27" table:formula="of:=OR([.H111];[.I111];[.J111])" office:value-type="boolean" office:boolean-value="true" calcext:value-type="boolean">
            <text:p>WAHR</text:p>
          </table:table-cell>
          <table:table-cell table:style-name="ce27" table:formula="of:=IF([$Themenliste.$J112] = 1)" office:value-type="boolean" office:boolean-value="true" calcext:value-type="boolean">
            <text:p>WAHR</text:p>
          </table:table-cell>
          <table:table-cell table:style-name="ce27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2];[$Themenliste.$A113];&quot;&quot;)" office:value-type="string" office:string-value="6.2.f" calcext:value-type="string">
            <text:p>6.2.f</text:p>
          </table:table-cell>
          <table:table-cell table:style-name="ce25" table:formula="of:=IF([.$G112];[$Themenliste.$B113];&quot;&quot;)" office:value-type="string" office:string-value="Systementwicklung" calcext:value-type="string">
            <text:p>Systementwicklung</text:p>
          </table:table-cell>
          <table:table-cell table:style-name="ce25" table:formula="of:=IF([.$G112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2];[$Themenliste.$D113];&quot;&quot;)" office:value-type="string" office:string-value="f" calcext:value-type="string">
            <text:p>f</text:p>
          </table:table-cell>
          <table:table-cell table:style-name="ce25" table:formula="of:=IF([.$G112];[$Themenliste.$E113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7" table:formula="of:=AND([.K112];[.M112])" office:value-type="boolean" office:boolean-value="true" calcext:value-type="boolean">
            <text:p>WAHR</text:p>
          </table:table-cell>
          <table:table-cell table:style-name="ce27" table:formula="of:=AND([$Themenliste.$K113] = 1;[$Variablen.$A$2] = 1)" office:value-type="boolean" office:boolean-value="true" calcext:value-type="boolean">
            <text:p>WAHR</text:p>
          </table:table-cell>
          <table:table-cell table:style-name="ce27" table:formula="of:=AND([$Themenliste.$L113] = 1;[$Variablen.$B$2] = 1)" office:value-type="boolean" office:boolean-value="true" calcext:value-type="boolean">
            <text:p>WAHR</text:p>
          </table:table-cell>
          <table:table-cell table:style-name="ce27" table:formula="of:=AND([$Themenliste.$M113] = 1;[$Variablen.$C$2] = 1)" office:value-type="boolean" office:boolean-value="true" calcext:value-type="boolean">
            <text:p>WAHR</text:p>
          </table:table-cell>
          <table:table-cell table:style-name="ce27" table:formula="of:=OR([.H112];[.I112];[.J112])" office:value-type="boolean" office:boolean-value="true" calcext:value-type="boolean">
            <text:p>WAHR</text:p>
          </table:table-cell>
          <table:table-cell table:style-name="ce27" table:formula="of:=IF([$Themenliste.$J113] = 1)" office:value-type="boolean" office:boolean-value="true" calcext:value-type="boolean">
            <text:p>WAHR</text:p>
          </table:table-cell>
          <table:table-cell table:style-name="ce27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3];[$Themenliste.$A114];&quot;&quot;)" office:value-type="string" office:string-value="6.2.g" calcext:value-type="string">
            <text:p>6.2.g</text:p>
          </table:table-cell>
          <table:table-cell table:style-name="ce25" table:formula="of:=IF([.$G113];[$Themenliste.$B114];&quot;&quot;)" office:value-type="string" office:string-value="Systementwicklung" calcext:value-type="string">
            <text:p>Systementwicklung</text:p>
          </table:table-cell>
          <table:table-cell table:style-name="ce25" table:formula="of:=IF([.$G113];[$Themenliste.$C114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3];[$Themenliste.$D114];&quot;&quot;)" office:value-type="string" office:string-value="g" calcext:value-type="string">
            <text:p>g</text:p>
          </table:table-cell>
          <table:table-cell table:style-name="ce25" table:formula="of:=IF([.$G113];[$Themenliste.$E114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1,2,3" calcext:value-type="string">
            <text:p>1,2,3</text:p>
          </table:table-cell>
          <table:table-cell table:style-name="ce27" table:formula="of:=AND([.K113];[.M113])" office:value-type="boolean" office:boolean-value="true" calcext:value-type="boolean">
            <text:p>WAHR</text:p>
          </table:table-cell>
          <table:table-cell table:style-name="ce27" table:formula="of:=AND([$Themenliste.$K114] = 1;[$Variablen.$A$2] = 1)" office:value-type="boolean" office:boolean-value="true" calcext:value-type="boolean">
            <text:p>WAHR</text:p>
          </table:table-cell>
          <table:table-cell table:style-name="ce27" table:formula="of:=AND([$Themenliste.$L114] = 1;[$Variablen.$B$2] = 1)" office:value-type="boolean" office:boolean-value="true" calcext:value-type="boolean">
            <text:p>WAHR</text:p>
          </table:table-cell>
          <table:table-cell table:style-name="ce27" table:formula="of:=AND([$Themenliste.$M114] = 1;[$Variablen.$C$2] = 1)" office:value-type="boolean" office:boolean-value="true" calcext:value-type="boolean">
            <text:p>WAHR</text:p>
          </table:table-cell>
          <table:table-cell table:style-name="ce27" table:formula="of:=OR([.H113];[.I113];[.J113])" office:value-type="boolean" office:boolean-value="true" calcext:value-type="boolean">
            <text:p>WAHR</text:p>
          </table:table-cell>
          <table:table-cell table:style-name="ce27" table:formula="of:=IF([$Themenliste.$J114] = 1)" office:value-type="boolean" office:boolean-value="true" calcext:value-type="boolean">
            <text:p>WAHR</text:p>
          </table:table-cell>
          <table:table-cell table:style-name="ce27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4];[$Themenliste.$A115];&quot;&quot;)" office:value-type="string" office:string-value="6.3.a" calcext:value-type="string">
            <text:p>6.3.a</text:p>
          </table:table-cell>
          <table:table-cell table:style-name="ce25" table:formula="of:=IF([.$G114];[$Themenliste.$B115];&quot;&quot;)" office:value-type="string" office:string-value="Systementwicklung" calcext:value-type="string">
            <text:p>Systementwicklung</text:p>
          </table:table-cell>
          <table:table-cell table:style-name="ce25" table:formula="of:=IF([.$G114];[$Themenliste.$C115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4];[$Themenliste.$D115];&quot;&quot;)" office:value-type="string" office:string-value="a" calcext:value-type="string">
            <text:p>a</text:p>
          </table:table-cell>
          <table:table-cell table:style-name="ce25" table:formula="of:=IF([.$G114];[$Themenliste.$E115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7" table:formula="of:=AND([.K114];[.M114])" office:value-type="boolean" office:boolean-value="true" calcext:value-type="boolean">
            <text:p>WAHR</text:p>
          </table:table-cell>
          <table:table-cell table:style-name="ce27" table:formula="of:=AND([$Themenliste.$K115] = 1;[$Variablen.$A$2] = 1)" office:value-type="boolean" office:boolean-value="false" calcext:value-type="boolean">
            <text:p>FALSCH</text:p>
          </table:table-cell>
          <table:table-cell table:style-name="ce27" table:formula="of:=AND([$Themenliste.$L115] = 1;[$Variablen.$B$2] = 1)" office:value-type="boolean" office:boolean-value="true" calcext:value-type="boolean">
            <text:p>WAHR</text:p>
          </table:table-cell>
          <table:table-cell table:style-name="ce27" table:formula="of:=AND([$Themenliste.$M115] = 1;[$Variablen.$C$2] = 1)" office:value-type="boolean" office:boolean-value="true" calcext:value-type="boolean">
            <text:p>WAHR</text:p>
          </table:table-cell>
          <table:table-cell table:style-name="ce27" table:formula="of:=OR([.H114];[.I114];[.J114])" office:value-type="boolean" office:boolean-value="true" calcext:value-type="boolean">
            <text:p>WAHR</text:p>
          </table:table-cell>
          <table:table-cell table:style-name="ce27" table:formula="of:=IF([$Themenliste.$J115] = 1)" office:value-type="boolean" office:boolean-value="true" calcext:value-type="boolean">
            <text:p>WAHR</text:p>
          </table:table-cell>
          <table:table-cell table:style-name="ce27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5];[$Themenliste.$A116];&quot;&quot;)" office:value-type="string" office:string-value="6.3.b" calcext:value-type="string">
            <text:p>6.3.b</text:p>
          </table:table-cell>
          <table:table-cell table:style-name="ce25" table:formula="of:=IF([.$G115];[$Themenliste.$B116];&quot;&quot;)" office:value-type="string" office:string-value="Systementwicklung" calcext:value-type="string">
            <text:p>Systementwicklung</text:p>
          </table:table-cell>
          <table:table-cell table:style-name="ce25" table:formula="of:=IF([.$G115];[$Themenliste.$C116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5];[$Themenliste.$D116];&quot;&quot;)" office:value-type="string" office:string-value="b" calcext:value-type="string">
            <text:p>b</text:p>
          </table:table-cell>
          <table:table-cell table:style-name="ce25" table:formula="of:=IF([.$G115];[$Themenliste.$E116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2,3" calcext:value-type="string">
            <text:p>2,3</text:p>
          </table:table-cell>
          <table:table-cell table:style-name="ce27" table:formula="of:=AND([.K115];[.M115])" office:value-type="boolean" office:boolean-value="true" calcext:value-type="boolean">
            <text:p>WAHR</text:p>
          </table:table-cell>
          <table:table-cell table:style-name="ce27" table:formula="of:=AND([$Themenliste.$K116] = 1;[$Variablen.$A$2] = 1)" office:value-type="boolean" office:boolean-value="false" calcext:value-type="boolean">
            <text:p>FALSCH</text:p>
          </table:table-cell>
          <table:table-cell table:style-name="ce27" table:formula="of:=AND([$Themenliste.$L116] = 1;[$Variablen.$B$2] = 1)" office:value-type="boolean" office:boolean-value="true" calcext:value-type="boolean">
            <text:p>WAHR</text:p>
          </table:table-cell>
          <table:table-cell table:style-name="ce27" table:formula="of:=AND([$Themenliste.$M116] = 1;[$Variablen.$C$2] = 1)" office:value-type="boolean" office:boolean-value="true" calcext:value-type="boolean">
            <text:p>WAHR</text:p>
          </table:table-cell>
          <table:table-cell table:style-name="ce27" table:formula="of:=OR([.H115];[.I115];[.J115])" office:value-type="boolean" office:boolean-value="true" calcext:value-type="boolean">
            <text:p>WAHR</text:p>
          </table:table-cell>
          <table:table-cell table:style-name="ce27" table:formula="of:=IF([$Themenliste.$J116] = 1)" office:value-type="boolean" office:boolean-value="true" calcext:value-type="boolean">
            <text:p>WAHR</text:p>
          </table:table-cell>
          <table:table-cell table:style-name="ce27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6];[$Themenliste.$A117];&quot;&quot;)" office:value-type="string" office:string-value="6.4.a" calcext:value-type="string">
            <text:p>6.4.a</text:p>
          </table:table-cell>
          <table:table-cell table:style-name="ce25" table:formula="of:=IF([.$G116];[$Themenliste.$B117];&quot;&quot;)" office:value-type="string" office:string-value="Systementwicklung" calcext:value-type="string">
            <text:p>Systementwicklung</text:p>
          </table:table-cell>
          <table:table-cell table:style-name="ce25" table:formula="of:=IF([.$G116];[$Themenliste.$C117];&quot;&quot;)" office:value-type="string" office:string-value="Testverfahren" calcext:value-type="string">
            <text:p>Testverfahren</text:p>
          </table:table-cell>
          <table:table-cell table:style-name="ce22" table:formula="of:=IF([.$G116];[$Themenliste.$D117];&quot;&quot;)" office:value-type="string" office:string-value="a" calcext:value-type="string">
            <text:p>a</text:p>
          </table:table-cell>
          <table:table-cell table:style-name="ce25" table:formula="of:=IF([.$G116];[$Themenliste.$E117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7" table:formula="of:=AND([.K116];[.M116])" office:value-type="boolean" office:boolean-value="true" calcext:value-type="boolean">
            <text:p>WAHR</text:p>
          </table:table-cell>
          <table:table-cell table:style-name="ce27" table:formula="of:=AND([$Themenliste.$K117] = 1;[$Variablen.$A$2] = 1)" office:value-type="boolean" office:boolean-value="true" calcext:value-type="boolean">
            <text:p>WAHR</text:p>
          </table:table-cell>
          <table:table-cell table:style-name="ce27" table:formula="of:=AND([$Themenliste.$L117] = 1;[$Variablen.$B$2] = 1)" office:value-type="boolean" office:boolean-value="true" calcext:value-type="boolean">
            <text:p>WAHR</text:p>
          </table:table-cell>
          <table:table-cell table:style-name="ce27" table:formula="of:=AND([$Themenliste.$M117] = 1;[$Variablen.$C$2] = 1)" office:value-type="boolean" office:boolean-value="true" calcext:value-type="boolean">
            <text:p>WAHR</text:p>
          </table:table-cell>
          <table:table-cell table:style-name="ce27" table:formula="of:=OR([.H116];[.I116];[.J116])" office:value-type="boolean" office:boolean-value="true" calcext:value-type="boolean">
            <text:p>WAHR</text:p>
          </table:table-cell>
          <table:table-cell table:style-name="ce27" table:formula="of:=IF([$Themenliste.$J117] = 1)" office:value-type="boolean" office:boolean-value="true" calcext:value-type="boolean">
            <text:p>WAHR</text:p>
          </table:table-cell>
          <table:table-cell table:style-name="ce27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7];[$Themenliste.$A118];&quot;&quot;)" office:value-type="string" office:string-value="6.4.b" calcext:value-type="string">
            <text:p>6.4.b</text:p>
          </table:table-cell>
          <table:table-cell table:style-name="ce25" table:formula="of:=IF([.$G117];[$Themenliste.$B118];&quot;&quot;)" office:value-type="string" office:string-value="Systementwicklung" calcext:value-type="string">
            <text:p>Systementwicklung</text:p>
          </table:table-cell>
          <table:table-cell table:style-name="ce25" table:formula="of:=IF([.$G117];[$Themenliste.$C118];&quot;&quot;)" office:value-type="string" office:string-value="Testverfahren" calcext:value-type="string">
            <text:p>Testverfahren</text:p>
          </table:table-cell>
          <table:table-cell table:style-name="ce22" table:formula="of:=IF([.$G117];[$Themenliste.$D118];&quot;&quot;)" office:value-type="string" office:string-value="b" calcext:value-type="string">
            <text:p>b</text:p>
          </table:table-cell>
          <table:table-cell table:style-name="ce25" table:formula="of:=IF([.$G117];[$Themenliste.$E118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1,2,3" calcext:value-type="string">
            <text:p>1,2,3</text:p>
          </table:table-cell>
          <table:table-cell table:style-name="ce27" table:formula="of:=AND([.K117];[.M117])" office:value-type="boolean" office:boolean-value="true" calcext:value-type="boolean">
            <text:p>WAHR</text:p>
          </table:table-cell>
          <table:table-cell table:style-name="ce27" table:formula="of:=AND([$Themenliste.$K118] = 1;[$Variablen.$A$2] = 1)" office:value-type="boolean" office:boolean-value="true" calcext:value-type="boolean">
            <text:p>WAHR</text:p>
          </table:table-cell>
          <table:table-cell table:style-name="ce27" table:formula="of:=AND([$Themenliste.$L118] = 1;[$Variablen.$B$2] = 1)" office:value-type="boolean" office:boolean-value="true" calcext:value-type="boolean">
            <text:p>WAHR</text:p>
          </table:table-cell>
          <table:table-cell table:style-name="ce27" table:formula="of:=AND([$Themenliste.$M118] = 1;[$Variablen.$C$2] = 1)" office:value-type="boolean" office:boolean-value="true" calcext:value-type="boolean">
            <text:p>WAHR</text:p>
          </table:table-cell>
          <table:table-cell table:style-name="ce27" table:formula="of:=OR([.H117];[.I117];[.J117])" office:value-type="boolean" office:boolean-value="true" calcext:value-type="boolean">
            <text:p>WAHR</text:p>
          </table:table-cell>
          <table:table-cell table:style-name="ce27" table:formula="of:=IF([$Themenliste.$J118] = 1)" office:value-type="boolean" office:boolean-value="true" calcext:value-type="boolean">
            <text:p>WAHR</text:p>
          </table:table-cell>
          <table:table-cell table:style-name="ce27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8];[$Themenliste.$A119];&quot;&quot;)" office:value-type="string" office:string-value="6.4.c" calcext:value-type="string">
            <text:p>6.4.c</text:p>
          </table:table-cell>
          <table:table-cell table:style-name="ce25" table:formula="of:=IF([.$G118];[$Themenliste.$B119];&quot;&quot;)" office:value-type="string" office:string-value="Systementwicklung" calcext:value-type="string">
            <text:p>Systementwicklung</text:p>
          </table:table-cell>
          <table:table-cell table:style-name="ce25" table:formula="of:=IF([.$G118];[$Themenliste.$C119];&quot;&quot;)" office:value-type="string" office:string-value="Testverfahren" calcext:value-type="string">
            <text:p>Testverfahren</text:p>
          </table:table-cell>
          <table:table-cell table:style-name="ce22" table:formula="of:=IF([.$G118];[$Themenliste.$D119];&quot;&quot;)" office:value-type="string" office:string-value="c" calcext:value-type="string">
            <text:p>c</text:p>
          </table:table-cell>
          <table:table-cell table:style-name="ce25" table:formula="of:=IF([.$G118];[$Themenliste.$E119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2,3" calcext:value-type="string">
            <text:p>2,3</text:p>
          </table:table-cell>
          <table:table-cell table:style-name="ce27" table:formula="of:=AND([.K118];[.M118])" office:value-type="boolean" office:boolean-value="true" calcext:value-type="boolean">
            <text:p>WAHR</text:p>
          </table:table-cell>
          <table:table-cell table:style-name="ce27" table:formula="of:=AND([$Themenliste.$K119] = 1;[$Variablen.$A$2] = 1)" office:value-type="boolean" office:boolean-value="false" calcext:value-type="boolean">
            <text:p>FALSCH</text:p>
          </table:table-cell>
          <table:table-cell table:style-name="ce27" table:formula="of:=AND([$Themenliste.$L119] = 1;[$Variablen.$B$2] = 1)" office:value-type="boolean" office:boolean-value="true" calcext:value-type="boolean">
            <text:p>WAHR</text:p>
          </table:table-cell>
          <table:table-cell table:style-name="ce27" table:formula="of:=AND([$Themenliste.$M119] = 1;[$Variablen.$C$2] = 1)" office:value-type="boolean" office:boolean-value="true" calcext:value-type="boolean">
            <text:p>WAHR</text:p>
          </table:table-cell>
          <table:table-cell table:style-name="ce27" table:formula="of:=OR([.H118];[.I118];[.J118])" office:value-type="boolean" office:boolean-value="true" calcext:value-type="boolean">
            <text:p>WAHR</text:p>
          </table:table-cell>
          <table:table-cell table:style-name="ce27" table:formula="of:=IF([$Themenliste.$J119] = 1)" office:value-type="boolean" office:boolean-value="true" calcext:value-type="boolean">
            <text:p>WAHR</text:p>
          </table:table-cell>
          <table:table-cell table:style-name="ce27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9];[$Themenliste.$A120];&quot;&quot;)" office:value-type="string" office:string-value="6.4.d" calcext:value-type="string">
            <text:p>6.4.d</text:p>
          </table:table-cell>
          <table:table-cell table:style-name="ce25" table:formula="of:=IF([.$G119];[$Themenliste.$B120];&quot;&quot;)" office:value-type="string" office:string-value="Systementwicklung" calcext:value-type="string">
            <text:p>Systementwicklung</text:p>
          </table:table-cell>
          <table:table-cell table:style-name="ce25" table:formula="of:=IF([.$G119];[$Themenliste.$C120];&quot;&quot;)" office:value-type="string" office:string-value="Testverfahren" calcext:value-type="string">
            <text:p>Testverfahren</text:p>
          </table:table-cell>
          <table:table-cell table:style-name="ce22" table:formula="of:=IF([.$G119];[$Themenliste.$D120];&quot;&quot;)" office:value-type="string" office:string-value="d" calcext:value-type="string">
            <text:p>d</text:p>
          </table:table-cell>
          <table:table-cell table:style-name="ce25" table:formula="of:=IF([.$G119];[$Themenliste.$E120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1,2,3" calcext:value-type="string">
            <text:p>1,2,3</text:p>
          </table:table-cell>
          <table:table-cell table:style-name="ce27" table:formula="of:=AND([.K119];[.M119])" office:value-type="boolean" office:boolean-value="true" calcext:value-type="boolean">
            <text:p>WAHR</text:p>
          </table:table-cell>
          <table:table-cell table:style-name="ce27" table:formula="of:=AND([$Themenliste.$K120] = 1;[$Variablen.$A$2] = 1)" office:value-type="boolean" office:boolean-value="true" calcext:value-type="boolean">
            <text:p>WAHR</text:p>
          </table:table-cell>
          <table:table-cell table:style-name="ce27" table:formula="of:=AND([$Themenliste.$L120] = 1;[$Variablen.$B$2] = 1)" office:value-type="boolean" office:boolean-value="true" calcext:value-type="boolean">
            <text:p>WAHR</text:p>
          </table:table-cell>
          <table:table-cell table:style-name="ce27" table:formula="of:=AND([$Themenliste.$M120] = 1;[$Variablen.$C$2] = 1)" office:value-type="boolean" office:boolean-value="true" calcext:value-type="boolean">
            <text:p>WAHR</text:p>
          </table:table-cell>
          <table:table-cell table:style-name="ce27" table:formula="of:=OR([.H119];[.I119];[.J119])" office:value-type="boolean" office:boolean-value="true" calcext:value-type="boolean">
            <text:p>WAHR</text:p>
          </table:table-cell>
          <table:table-cell table:style-name="ce27" table:formula="of:=IF([$Themenliste.$J120] = 1)" office:value-type="boolean" office:boolean-value="true" calcext:value-type="boolean">
            <text:p>WAHR</text:p>
          </table:table-cell>
          <table:table-cell table:style-name="ce27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0];[$Themenliste.$A121];&quot;&quot;)" office:value-type="string" office:string-value="7.1.a" calcext:value-type="string">
            <text:p>7.1.a</text:p>
          </table:table-cell>
          <table:table-cell table:style-name="ce25" table:formula="of:=IF([.$G120];[$Themenliste.$B121];&quot;&quot;)" office:value-type="string" office:string-value="Schulung" calcext:value-type="string">
            <text:p>Schulung</text:p>
          </table:table-cell>
          <table:table-cell table:style-name="ce25" table:formula="of:=IF([.$G120];[$Themenliste.$C121];&quot;&quot;)" office:value-type="string" office:string-value="Schulung" calcext:value-type="string">
            <text:p>Schulung</text:p>
          </table:table-cell>
          <table:table-cell table:style-name="ce22" table:formula="of:=IF([.$G120];[$Themenliste.$D121];&quot;&quot;)" office:value-type="string" office:string-value="a" calcext:value-type="string">
            <text:p>a</text:p>
          </table:table-cell>
          <table:table-cell table:style-name="ce25" table:formula="of:=IF([.$G120];[$Themenliste.$E121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7" table:formula="of:=AND([.K120];[.M120])" office:value-type="boolean" office:boolean-value="true" calcext:value-type="boolean">
            <text:p>WAHR</text:p>
          </table:table-cell>
          <table:table-cell table:style-name="ce27" table:formula="of:=AND([$Themenliste.$K121] = 1;[$Variablen.$A$2] = 1)" office:value-type="boolean" office:boolean-value="false" calcext:value-type="boolean">
            <text:p>FALSCH</text:p>
          </table:table-cell>
          <table:table-cell table:style-name="ce27" table:formula="of:=AND([$Themenliste.$L121] = 1;[$Variablen.$B$2] = 1)" office:value-type="boolean" office:boolean-value="false" calcext:value-type="boolean">
            <text:p>FALSCH</text:p>
          </table:table-cell>
          <table:table-cell table:style-name="ce27" table:formula="of:=AND([$Themenliste.$M121] = 1;[$Variablen.$C$2] = 1)" office:value-type="boolean" office:boolean-value="true" calcext:value-type="boolean">
            <text:p>WAHR</text:p>
          </table:table-cell>
          <table:table-cell table:style-name="ce27" table:formula="of:=OR([.H120];[.I120];[.J120])" office:value-type="boolean" office:boolean-value="true" calcext:value-type="boolean">
            <text:p>WAHR</text:p>
          </table:table-cell>
          <table:table-cell table:style-name="ce27" table:formula="of:=IF([$Themenliste.$J121] = 1)" office:value-type="boolean" office:boolean-value="true" calcext:value-type="boolean">
            <text:p>WAHR</text:p>
          </table:table-cell>
          <table:table-cell table:style-name="ce27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21];[$Themenliste.$A122];&quot;&quot;)" office:value-type="string" office:string-value="7.1.b" calcext:value-type="string">
            <text:p>7.1.b</text:p>
          </table:table-cell>
          <table:table-cell table:style-name="ce25" table:formula="of:=IF([.$G121];[$Themenliste.$B122];&quot;&quot;)" office:value-type="string" office:string-value="Schulung" calcext:value-type="string">
            <text:p>Schulung</text:p>
          </table:table-cell>
          <table:table-cell table:style-name="ce25" table:formula="of:=IF([.$G121];[$Themenliste.$C122];&quot;&quot;)" office:value-type="string" office:string-value="Schulung" calcext:value-type="string">
            <text:p>Schulung</text:p>
          </table:table-cell>
          <table:table-cell table:style-name="ce22" table:formula="of:=IF([.$G121];[$Themenliste.$D122];&quot;&quot;)" office:value-type="string" office:string-value="b" calcext:value-type="string">
            <text:p>b</text:p>
          </table:table-cell>
          <table:table-cell table:style-name="ce25" table:formula="of:=IF([.$G121];[$Themenliste.$E122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7" table:formula="of:=AND([.K121];[.M121])" office:value-type="boolean" office:boolean-value="true" calcext:value-type="boolean">
            <text:p>WAHR</text:p>
          </table:table-cell>
          <table:table-cell table:style-name="ce27" table:formula="of:=AND([$Themenliste.$K122] = 1;[$Variablen.$A$2] = 1)" office:value-type="boolean" office:boolean-value="false" calcext:value-type="boolean">
            <text:p>FALSCH</text:p>
          </table:table-cell>
          <table:table-cell table:style-name="ce27" table:formula="of:=AND([$Themenliste.$L122] = 1;[$Variablen.$B$2] = 1)" office:value-type="boolean" office:boolean-value="false" calcext:value-type="boolean">
            <text:p>FALSCH</text:p>
          </table:table-cell>
          <table:table-cell table:style-name="ce27" table:formula="of:=AND([$Themenliste.$M122] = 1;[$Variablen.$C$2] = 1)" office:value-type="boolean" office:boolean-value="true" calcext:value-type="boolean">
            <text:p>WAHR</text:p>
          </table:table-cell>
          <table:table-cell table:style-name="ce27" table:formula="of:=OR([.H121];[.I121];[.J121])" office:value-type="boolean" office:boolean-value="true" calcext:value-type="boolean">
            <text:p>WAHR</text:p>
          </table:table-cell>
          <table:table-cell table:style-name="ce27" table:formula="of:=IF([$Themenliste.$J122] = 1)" office:value-type="boolean" office:boolean-value="true" calcext:value-type="boolean">
            <text:p>WAHR</text:p>
          </table:table-cell>
          <table:table-cell table:style-name="ce27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2];[$Themenliste.$A123];&quot;&quot;)" office:value-type="string" office:string-value="7.1.c" calcext:value-type="string">
            <text:p>7.1.c</text:p>
          </table:table-cell>
          <table:table-cell table:style-name="ce25" table:formula="of:=IF([.$G122];[$Themenliste.$B123];&quot;&quot;)" office:value-type="string" office:string-value="Schulung" calcext:value-type="string">
            <text:p>Schulung</text:p>
          </table:table-cell>
          <table:table-cell table:style-name="ce25" table:formula="of:=IF([.$G122];[$Themenliste.$C123];&quot;&quot;)" office:value-type="string" office:string-value="Schulung" calcext:value-type="string">
            <text:p>Schulung</text:p>
          </table:table-cell>
          <table:table-cell table:style-name="ce22" table:formula="of:=IF([.$G122];[$Themenliste.$D123];&quot;&quot;)" office:value-type="string" office:string-value="c" calcext:value-type="string">
            <text:p>c</text:p>
          </table:table-cell>
          <table:table-cell table:style-name="ce25" table:formula="of:=IF([.$G122];[$Themenliste.$E123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7" table:formula="of:=AND([.K122];[.M122])" office:value-type="boolean" office:boolean-value="true" calcext:value-type="boolean">
            <text:p>WAHR</text:p>
          </table:table-cell>
          <table:table-cell table:style-name="ce27" table:formula="of:=AND([$Themenliste.$K123] = 1;[$Variablen.$A$2] = 1)" office:value-type="boolean" office:boolean-value="false" calcext:value-type="boolean">
            <text:p>FALSCH</text:p>
          </table:table-cell>
          <table:table-cell table:style-name="ce27" table:formula="of:=AND([$Themenliste.$L123] = 1;[$Variablen.$B$2] = 1)" office:value-type="boolean" office:boolean-value="false" calcext:value-type="boolean">
            <text:p>FALSCH</text:p>
          </table:table-cell>
          <table:table-cell table:style-name="ce27" table:formula="of:=AND([$Themenliste.$M123] = 1;[$Variablen.$C$2] = 1)" office:value-type="boolean" office:boolean-value="true" calcext:value-type="boolean">
            <text:p>WAHR</text:p>
          </table:table-cell>
          <table:table-cell table:style-name="ce27" table:formula="of:=OR([.H122];[.I122];[.J122])" office:value-type="boolean" office:boolean-value="true" calcext:value-type="boolean">
            <text:p>WAHR</text:p>
          </table:table-cell>
          <table:table-cell table:style-name="ce27" table:formula="of:=IF([$Themenliste.$J123] = 1)" office:value-type="boolean" office:boolean-value="true" calcext:value-type="boolean">
            <text:p>WAHR</text:p>
          </table:table-cell>
          <table:table-cell table:style-name="ce27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3];[$Themenliste.$A124];&quot;&quot;)" office:value-type="string" office:string-value="7.1.d" calcext:value-type="string">
            <text:p>7.1.d</text:p>
          </table:table-cell>
          <table:table-cell table:style-name="ce25" table:formula="of:=IF([.$G123];[$Themenliste.$B124];&quot;&quot;)" office:value-type="string" office:string-value="Schulung" calcext:value-type="string">
            <text:p>Schulung</text:p>
          </table:table-cell>
          <table:table-cell table:style-name="ce25" table:formula="of:=IF([.$G123];[$Themenliste.$C124];&quot;&quot;)" office:value-type="string" office:string-value="Schulung" calcext:value-type="string">
            <text:p>Schulung</text:p>
          </table:table-cell>
          <table:table-cell table:style-name="ce22" table:formula="of:=IF([.$G123];[$Themenliste.$D124];&quot;&quot;)" office:value-type="string" office:string-value="d" calcext:value-type="string">
            <text:p>d</text:p>
          </table:table-cell>
          <table:table-cell table:style-name="ce25" table:formula="of:=IF([.$G123];[$Themenliste.$E124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7" table:formula="of:=AND([.K123];[.M123])" office:value-type="boolean" office:boolean-value="true" calcext:value-type="boolean">
            <text:p>WAHR</text:p>
          </table:table-cell>
          <table:table-cell table:style-name="ce27" table:formula="of:=AND([$Themenliste.$K124] = 1;[$Variablen.$A$2] = 1)" office:value-type="boolean" office:boolean-value="false" calcext:value-type="boolean">
            <text:p>FALSCH</text:p>
          </table:table-cell>
          <table:table-cell table:style-name="ce27" table:formula="of:=AND([$Themenliste.$L124] = 1;[$Variablen.$B$2] = 1)" office:value-type="boolean" office:boolean-value="false" calcext:value-type="boolean">
            <text:p>FALSCH</text:p>
          </table:table-cell>
          <table:table-cell table:style-name="ce27" table:formula="of:=AND([$Themenliste.$M124] = 1;[$Variablen.$C$2] = 1)" office:value-type="boolean" office:boolean-value="true" calcext:value-type="boolean">
            <text:p>WAHR</text:p>
          </table:table-cell>
          <table:table-cell table:style-name="ce27" table:formula="of:=OR([.H123];[.I123];[.J123])" office:value-type="boolean" office:boolean-value="true" calcext:value-type="boolean">
            <text:p>WAHR</text:p>
          </table:table-cell>
          <table:table-cell table:style-name="ce27" table:formula="of:=IF([$Themenliste.$J124] = 1)" office:value-type="boolean" office:boolean-value="true" calcext:value-type="boolean">
            <text:p>WAHR</text:p>
          </table:table-cell>
          <table:table-cell table:style-name="ce27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4];[$Themenliste.$A125];&quot;&quot;)" office:value-type="string" office:string-value="7.1.e" calcext:value-type="string">
            <text:p>7.1.e</text:p>
          </table:table-cell>
          <table:table-cell table:style-name="ce25" table:formula="of:=IF([.$G124];[$Themenliste.$B125];&quot;&quot;)" office:value-type="string" office:string-value="Schulung" calcext:value-type="string">
            <text:p>Schulung</text:p>
          </table:table-cell>
          <table:table-cell table:style-name="ce25" table:formula="of:=IF([.$G124];[$Themenliste.$C125];&quot;&quot;)" office:value-type="string" office:string-value="Schulung" calcext:value-type="string">
            <text:p>Schulung</text:p>
          </table:table-cell>
          <table:table-cell table:style-name="ce22" table:formula="of:=IF([.$G124];[$Themenliste.$D125];&quot;&quot;)" office:value-type="string" office:string-value="e" calcext:value-type="string">
            <text:p>e</text:p>
          </table:table-cell>
          <table:table-cell table:style-name="ce25" table:formula="of:=IF([.$G124];[$Themenliste.$E125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 office:value-type="string" office:string-value="3" calcext:value-type="string">
            <text:p>3</text:p>
          </table:table-cell>
          <table:table-cell table:style-name="ce27" table:formula="of:=AND([.K124];[.M124])" office:value-type="boolean" office:boolean-value="true" calcext:value-type="boolean">
            <text:p>WAHR</text:p>
          </table:table-cell>
          <table:table-cell table:style-name="ce27" table:formula="of:=AND([$Themenliste.$K125] = 1;[$Variablen.$A$2] = 1)" office:value-type="boolean" office:boolean-value="false" calcext:value-type="boolean">
            <text:p>FALSCH</text:p>
          </table:table-cell>
          <table:table-cell table:style-name="ce27" table:formula="of:=AND([$Themenliste.$L125] = 1;[$Variablen.$B$2] = 1)" office:value-type="boolean" office:boolean-value="false" calcext:value-type="boolean">
            <text:p>FALSCH</text:p>
          </table:table-cell>
          <table:table-cell table:style-name="ce27" table:formula="of:=AND([$Themenliste.$M125] = 1;[$Variablen.$C$2] = 1)" office:value-type="boolean" office:boolean-value="true" calcext:value-type="boolean">
            <text:p>WAHR</text:p>
          </table:table-cell>
          <table:table-cell table:style-name="ce27" table:formula="of:=OR([.H124];[.I124];[.J124])" office:value-type="boolean" office:boolean-value="true" calcext:value-type="boolean">
            <text:p>WAHR</text:p>
          </table:table-cell>
          <table:table-cell table:style-name="ce27" table:formula="of:=IF([$Themenliste.$J125] = 1)" office:value-type="boolean" office:boolean-value="true" calcext:value-type="boolean">
            <text:p>WAHR</text:p>
          </table:table-cell>
          <table:table-cell table:style-name="ce27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5];[$Themenliste.$A126];&quot;&quot;)" office:value-type="string" office:string-value="8.1.a" calcext:value-type="string">
            <text:p>8.1.a</text:p>
          </table:table-cell>
          <table:table-cell table:style-name="ce25" table:formula="of:=IF([.$G125];[$Themenliste.$B126];&quot;&quot;)" office:value-type="string" office:string-value="Systemintegration" calcext:value-type="string">
            <text:p>Systemintegration</text:p>
          </table:table-cell>
          <table:table-cell table:style-name="ce25" table:formula="of:=IF([.$G125];[$Themenliste.$C126];&quot;&quot;)" office:value-type="string" office:string-value="Systemkonfiguration" calcext:value-type="string">
            <text:p>Systemkonfiguration</text:p>
          </table:table-cell>
          <table:table-cell table:style-name="ce22" table:formula="of:=IF([.$G125];[$Themenliste.$D126];&quot;&quot;)" office:value-type="string" office:string-value="a" calcext:value-type="string">
            <text:p>a</text:p>
          </table:table-cell>
          <table:table-cell table:style-name="ce25" table:formula="of:=IF([.$G125];[$Themenliste.$E183];&quot;&quot;)" office:value-type="string" office:string-value="Rechnerarchitekturen beurteilen und einordnen" calcext:value-type="string">
            <text:p>Rechnerarchitekturen beurteilen und einordnen</text:p>
          </table:table-cell>
          <table:table-cell table:style-name="ce22" table:formula="of:=IF([.$G125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 office:value-type="string" office:string-value="2,3" calcext:value-type="string">
            <text:p>2,3</text:p>
          </table:table-cell>
          <table:table-cell table:style-name="ce27" table:formula="of:=AND([.K125];[.M125])" office:value-type="boolean" office:boolean-value="true" calcext:value-type="boolean">
            <text:p>WAHR</text:p>
          </table:table-cell>
          <table:table-cell table:style-name="ce27" table:formula="of:=AND([$Themenliste.$K126] = 1;[$Variablen.$A$2] = 1)" office:value-type="boolean" office:boolean-value="false" calcext:value-type="boolean">
            <text:p>FALSCH</text:p>
          </table:table-cell>
          <table:table-cell table:style-name="ce27" table:formula="of:=AND([$Themenliste.$L126] = 1;[$Variablen.$B$2] = 1)" office:value-type="boolean" office:boolean-value="true" calcext:value-type="boolean">
            <text:p>WAHR</text:p>
          </table:table-cell>
          <table:table-cell table:style-name="ce27" table:formula="of:=AND([$Themenliste.$M126] = 1;[$Variablen.$C$2] = 1)" office:value-type="boolean" office:boolean-value="true" calcext:value-type="boolean">
            <text:p>WAHR</text:p>
          </table:table-cell>
          <table:table-cell table:style-name="ce27" table:formula="of:=OR([.H125];[.I125];[.J125])" office:value-type="boolean" office:boolean-value="true" calcext:value-type="boolean">
            <text:p>WAHR</text:p>
          </table:table-cell>
          <table:table-cell table:style-name="ce27" table:formula="of:=IF([$Themenliste.$J126] = 1)" office:value-type="boolean" office:boolean-value="false" calcext:value-type="boolean">
            <text:p>FALSCH</text:p>
          </table:table-cell>
          <table:table-cell table:style-name="ce27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6];[$Themenliste.$A127];&quot;&quot;)" office:value-type="string" office:string-value="8.1.b" calcext:value-type="string">
            <text:p>8.1.b</text:p>
          </table:table-cell>
          <table:table-cell table:style-name="ce25" table:formula="of:=IF([.$G126];[$Themenliste.$B127];&quot;&quot;)" office:value-type="string" office:string-value="Systemintegration" calcext:value-type="string">
            <text:p>Systemintegration</text:p>
          </table:table-cell>
          <table:table-cell table:style-name="ce25" table:formula="of:=IF([.$G126];[$Themenliste.$C127];&quot;&quot;)" office:value-type="string" office:string-value="Systemkonfiguration" calcext:value-type="string">
            <text:p>Systemkonfiguration</text:p>
          </table:table-cell>
          <table:table-cell table:style-name="ce22" table:formula="of:=IF([.$G126];[$Themenliste.$D127];&quot;&quot;)" office:value-type="string" office:string-value="b" calcext:value-type="string">
            <text:p>b</text:p>
          </table:table-cell>
          <table:table-cell table:style-name="ce25" table:formula="of:=IF([.$G126];[$Themenliste.$E184];&quot;&quot;)" office:value-type="string" office:string-value="Softwarearchitekturen aufgabenbezogen entwickeln" calcext:value-type="string">
            <text:p>Softwarearchitekturen aufgabenbezogen entwickeln</text:p>
          </table:table-cell>
          <table:table-cell table:style-name="ce22" table:formula="of:=IF([.$G126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 office:value-type="string" office:string-value="2,3" calcext:value-type="string">
            <text:p>2,3</text:p>
          </table:table-cell>
          <table:table-cell table:style-name="ce27" table:formula="of:=AND([.K126];[.M126])" office:value-type="boolean" office:boolean-value="true" calcext:value-type="boolean">
            <text:p>WAHR</text:p>
          </table:table-cell>
          <table:table-cell table:style-name="ce27" table:formula="of:=AND([$Themenliste.$K127] = 1;[$Variablen.$A$2] = 1)" office:value-type="boolean" office:boolean-value="false" calcext:value-type="boolean">
            <text:p>FALSCH</text:p>
          </table:table-cell>
          <table:table-cell table:style-name="ce27" table:formula="of:=AND([$Themenliste.$L127] = 1;[$Variablen.$B$2] = 1)" office:value-type="boolean" office:boolean-value="true" calcext:value-type="boolean">
            <text:p>WAHR</text:p>
          </table:table-cell>
          <table:table-cell table:style-name="ce27" table:formula="of:=AND([$Themenliste.$M127] = 1;[$Variablen.$C$2] = 1)" office:value-type="boolean" office:boolean-value="true" calcext:value-type="boolean">
            <text:p>WAHR</text:p>
          </table:table-cell>
          <table:table-cell table:style-name="ce27" table:formula="of:=OR([.H126];[.I126];[.J126])" office:value-type="boolean" office:boolean-value="true" calcext:value-type="boolean">
            <text:p>WAHR</text:p>
          </table:table-cell>
          <table:table-cell table:style-name="ce27" table:formula="of:=IF([$Themenliste.$J127] = 1)" office:value-type="boolean" office:boolean-value="false" calcext:value-type="boolean">
            <text:p>FALSCH</text:p>
          </table:table-cell>
          <table:table-cell table:style-name="ce27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7];[$Themenliste.$A128];&quot;&quot;)" office:value-type="string" office:string-value="8.1.c" calcext:value-type="string">
            <text:p>8.1.c</text:p>
          </table:table-cell>
          <table:table-cell table:style-name="ce25" table:formula="of:=IF([.$G127];[$Themenliste.$B128];&quot;&quot;)" office:value-type="string" office:string-value="Systemintegration" calcext:value-type="string">
            <text:p>Systemintegration</text:p>
          </table:table-cell>
          <table:table-cell table:style-name="ce25" table:formula="of:=IF([.$G127];[$Themenliste.$C128];&quot;&quot;)" office:value-type="string" office:string-value="Systemkonfiguration" calcext:value-type="string">
            <text:p>Systemkonfiguration</text:p>
          </table:table-cell>
          <table:table-cell table:style-name="ce22" table:formula="of:=IF([.$G127];[$Themenliste.$D128];&quot;&quot;)" office:value-type="string" office:string-value="c" calcext:value-type="string">
            <text:p>c</text:p>
          </table:table-cell>
          <table:table-cell table:style-name="ce25" table:formula="of:=IF([.$G127];[$Themenliste.$E185];&quot;&quot;)" office:value-type="string" office:string-value="Softwarearchitekturen an Betriebssystemen anpassen" calcext:value-type="string">
            <text:p>Softwarearchitekturen an Betriebssystemen anpassen</text:p>
          </table:table-cell>
          <table:table-cell table:style-name="ce22" table:formula="of:=IF([.$G127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 office:value-type="string" office:string-value="2,3" calcext:value-type="string">
            <text:p>2,3</text:p>
          </table:table-cell>
          <table:table-cell table:style-name="ce27" table:formula="of:=AND([.K127];[.M127])" office:value-type="boolean" office:boolean-value="true" calcext:value-type="boolean">
            <text:p>WAHR</text:p>
          </table:table-cell>
          <table:table-cell table:style-name="ce27" table:formula="of:=AND([$Themenliste.$K128] = 1;[$Variablen.$A$2] = 1)" office:value-type="boolean" office:boolean-value="false" calcext:value-type="boolean">
            <text:p>FALSCH</text:p>
          </table:table-cell>
          <table:table-cell table:style-name="ce27" table:formula="of:=AND([$Themenliste.$L128] = 1;[$Variablen.$B$2] = 1)" office:value-type="boolean" office:boolean-value="true" calcext:value-type="boolean">
            <text:p>WAHR</text:p>
          </table:table-cell>
          <table:table-cell table:style-name="ce27" table:formula="of:=AND([$Themenliste.$M128] = 1;[$Variablen.$C$2] = 1)" office:value-type="boolean" office:boolean-value="true" calcext:value-type="boolean">
            <text:p>WAHR</text:p>
          </table:table-cell>
          <table:table-cell table:style-name="ce27" table:formula="of:=OR([.H127];[.I127];[.J127])" office:value-type="boolean" office:boolean-value="true" calcext:value-type="boolean">
            <text:p>WAHR</text:p>
          </table:table-cell>
          <table:table-cell table:style-name="ce27" table:formula="of:=IF([$Themenliste.$J128] = 1)" office:value-type="boolean" office:boolean-value="false" calcext:value-type="boolean">
            <text:p>FALSCH</text:p>
          </table:table-cell>
          <table:table-cell table:style-name="ce27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8];[$Themenliste.$A129];&quot;&quot;)" office:value-type="string" office:string-value="8.1.d" calcext:value-type="string">
            <text:p>8.1.d</text:p>
          </table:table-cell>
          <table:table-cell table:style-name="ce25" table:formula="of:=IF([.$G128];[$Themenliste.$B129];&quot;&quot;)" office:value-type="string" office:string-value="Systemintegration" calcext:value-type="string">
            <text:p>Systemintegration</text:p>
          </table:table-cell>
          <table:table-cell table:style-name="ce25" table:formula="of:=IF([.$G128];[$Themenliste.$C129];&quot;&quot;)" office:value-type="string" office:string-value="Systemkonfiguration" calcext:value-type="string">
            <text:p>Systemkonfiguration</text:p>
          </table:table-cell>
          <table:table-cell table:style-name="ce22" table:formula="of:=IF([.$G128];[$Themenliste.$D129];&quot;&quot;)" office:value-type="string" office:string-value="d" calcext:value-type="string">
            <text:p>d</text:p>
          </table:table-cell>
          <table:table-cell table:style-name="ce25" table:formula="of:=IF([.$G128];[$Themenliste.$E186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28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 office:value-type="string" office:string-value="2,3" calcext:value-type="string">
            <text:p>2,3</text:p>
          </table:table-cell>
          <table:table-cell table:style-name="ce27" table:formula="of:=AND([.K128];[.M128])" office:value-type="boolean" office:boolean-value="true" calcext:value-type="boolean">
            <text:p>WAHR</text:p>
          </table:table-cell>
          <table:table-cell table:style-name="ce27" table:formula="of:=AND([$Themenliste.$K129] = 1;[$Variablen.$A$2] = 1)" office:value-type="boolean" office:boolean-value="false" calcext:value-type="boolean">
            <text:p>FALSCH</text:p>
          </table:table-cell>
          <table:table-cell table:style-name="ce27" table:formula="of:=AND([$Themenliste.$L129] = 1;[$Variablen.$B$2] = 1)" office:value-type="boolean" office:boolean-value="true" calcext:value-type="boolean">
            <text:p>WAHR</text:p>
          </table:table-cell>
          <table:table-cell table:style-name="ce27" table:formula="of:=AND([$Themenliste.$M129] = 1;[$Variablen.$C$2] = 1)" office:value-type="boolean" office:boolean-value="true" calcext:value-type="boolean">
            <text:p>WAHR</text:p>
          </table:table-cell>
          <table:table-cell table:style-name="ce27" table:formula="of:=OR([.H128];[.I128];[.J128])" office:value-type="boolean" office:boolean-value="true" calcext:value-type="boolean">
            <text:p>WAHR</text:p>
          </table:table-cell>
          <table:table-cell table:style-name="ce27" table:formula="of:=IF([$Themenliste.$J129] = 1)" office:value-type="boolean" office:boolean-value="false" calcext:value-type="boolean">
            <text:p>FALSCH</text:p>
          </table:table-cell>
          <table:table-cell table:style-name="ce27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9];[$Themenliste.$A130];&quot;&quot;)" office:value-type="string" office:string-value="8.1.e" calcext:value-type="string">
            <text:p>8.1.e</text:p>
          </table:table-cell>
          <table:table-cell table:style-name="ce25" table:formula="of:=IF([.$G129];[$Themenliste.$B130];&quot;&quot;)" office:value-type="string" office:string-value="Systemintegration" calcext:value-type="string">
            <text:p>Systemintegration</text:p>
          </table:table-cell>
          <table:table-cell table:style-name="ce25" table:formula="of:=IF([.$G129];[$Themenliste.$C130];&quot;&quot;)" office:value-type="string" office:string-value="Systemkonfiguration" calcext:value-type="string">
            <text:p>Systemkonfiguration</text:p>
          </table:table-cell>
          <table:table-cell table:style-name="ce22" table:formula="of:=IF([.$G129];[$Themenliste.$D130];&quot;&quot;)" office:value-type="string" office:string-value="e" calcext:value-type="string">
            <text:p>e</text:p>
          </table:table-cell>
          <table:table-cell table:style-name="ce25" table:formula="of:=IF([.$G129];[$Themenliste.$E187];&quot;&quot;)" office:value-type="string" office:string-value="Betriebssysteme anpassen und konfigurieren" calcext:value-type="string">
            <text:p>Betriebssysteme anpassen und konfigurieren</text:p>
          </table:table-cell>
          <table:table-cell table:style-name="ce22" table:formula="of:=IF([.$G129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 office:value-type="string" office:string-value="2,3" calcext:value-type="string">
            <text:p>2,3</text:p>
          </table:table-cell>
          <table:table-cell table:style-name="ce27" table:formula="of:=AND([.K129];[.M129])" office:value-type="boolean" office:boolean-value="true" calcext:value-type="boolean">
            <text:p>WAHR</text:p>
          </table:table-cell>
          <table:table-cell table:style-name="ce27" table:formula="of:=AND([$Themenliste.$K130] = 1;[$Variablen.$A$2] = 1)" office:value-type="boolean" office:boolean-value="false" calcext:value-type="boolean">
            <text:p>FALSCH</text:p>
          </table:table-cell>
          <table:table-cell table:style-name="ce27" table:formula="of:=AND([$Themenliste.$L130] = 1;[$Variablen.$B$2] = 1)" office:value-type="boolean" office:boolean-value="true" calcext:value-type="boolean">
            <text:p>WAHR</text:p>
          </table:table-cell>
          <table:table-cell table:style-name="ce27" table:formula="of:=AND([$Themenliste.$M130] = 1;[$Variablen.$C$2] = 1)" office:value-type="boolean" office:boolean-value="true" calcext:value-type="boolean">
            <text:p>WAHR</text:p>
          </table:table-cell>
          <table:table-cell table:style-name="ce27" table:formula="of:=OR([.H129];[.I129];[.J129])" office:value-type="boolean" office:boolean-value="true" calcext:value-type="boolean">
            <text:p>WAHR</text:p>
          </table:table-cell>
          <table:table-cell table:style-name="ce27" table:formula="of:=IF([$Themenliste.$J130] = 1)" office:value-type="boolean" office:boolean-value="false" calcext:value-type="boolean">
            <text:p>FALSCH</text:p>
          </table:table-cell>
          <table:table-cell table:style-name="ce27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0];[$Themenliste.$A131];&quot;&quot;)" office:value-type="string" office:string-value="8.1.f" calcext:value-type="string">
            <text:p>8.1.f</text:p>
          </table:table-cell>
          <table:table-cell table:style-name="ce25" table:formula="of:=IF([.$G130];[$Themenliste.$B131];&quot;&quot;)" office:value-type="string" office:string-value="Systemintegration" calcext:value-type="string">
            <text:p>Systemintegration</text:p>
          </table:table-cell>
          <table:table-cell table:style-name="ce25" table:formula="of:=IF([.$G130];[$Themenliste.$C131];&quot;&quot;)" office:value-type="string" office:string-value="Systemkonfiguration" calcext:value-type="string">
            <text:p>Systemkonfiguration</text:p>
          </table:table-cell>
          <table:table-cell table:style-name="ce22" table:formula="of:=IF([.$G130];[$Themenliste.$D131];&quot;&quot;)" office:value-type="string" office:string-value="f" calcext:value-type="string">
            <text:p>f</text:p>
          </table:table-cell>
          <table:table-cell table:style-name="ce25" table:formula="of:=IF([.$G130];[$Themenliste.$E188];&quot;&quot;)" office:value-type="string" office:string-value="Datenbankprodukte aufgabengerecht auswählen" calcext:value-type="string">
            <text:p>Datenbankprodukte aufgabengerecht auswählen</text:p>
          </table:table-cell>
          <table:table-cell table:style-name="ce22" table:formula="of:=IF([.$G130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 office:value-type="string" office:string-value="2,3" calcext:value-type="string">
            <text:p>2,3</text:p>
          </table:table-cell>
          <table:table-cell table:style-name="ce27" table:formula="of:=AND([.K130];[.M130])" office:value-type="boolean" office:boolean-value="true" calcext:value-type="boolean">
            <text:p>WAHR</text:p>
          </table:table-cell>
          <table:table-cell table:style-name="ce27" table:formula="of:=AND([$Themenliste.$K131] = 1;[$Variablen.$A$2] = 1)" office:value-type="boolean" office:boolean-value="false" calcext:value-type="boolean">
            <text:p>FALSCH</text:p>
          </table:table-cell>
          <table:table-cell table:style-name="ce27" table:formula="of:=AND([$Themenliste.$L131] = 1;[$Variablen.$B$2] = 1)" office:value-type="boolean" office:boolean-value="true" calcext:value-type="boolean">
            <text:p>WAHR</text:p>
          </table:table-cell>
          <table:table-cell table:style-name="ce27" table:formula="of:=AND([$Themenliste.$M131] = 1;[$Variablen.$C$2] = 1)" office:value-type="boolean" office:boolean-value="true" calcext:value-type="boolean">
            <text:p>WAHR</text:p>
          </table:table-cell>
          <table:table-cell table:style-name="ce27" table:formula="of:=OR([.H130];[.I130];[.J130])" office:value-type="boolean" office:boolean-value="true" calcext:value-type="boolean">
            <text:p>WAHR</text:p>
          </table:table-cell>
          <table:table-cell table:style-name="ce27" table:formula="of:=IF([$Themenliste.$J131] = 1)" office:value-type="boolean" office:boolean-value="false" calcext:value-type="boolean">
            <text:p>FALSCH</text:p>
          </table:table-cell>
          <table:table-cell table:style-name="ce27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1];[$Themenliste.$A132];&quot;&quot;)" office:value-type="string" office:string-value="8.1.g" calcext:value-type="string">
            <text:p>8.1.g</text:p>
          </table:table-cell>
          <table:table-cell table:style-name="ce25" table:formula="of:=IF([.$G131];[$Themenliste.$B132];&quot;&quot;)" office:value-type="string" office:string-value="Systemintegration" calcext:value-type="string">
            <text:p>Systemintegration</text:p>
          </table:table-cell>
          <table:table-cell table:style-name="ce25" table:formula="of:=IF([.$G131];[$Themenliste.$C132];&quot;&quot;)" office:value-type="string" office:string-value="Systemkonfiguration" calcext:value-type="string">
            <text:p>Systemkonfiguration</text:p>
          </table:table-cell>
          <table:table-cell table:style-name="ce22" table:formula="of:=IF([.$G131];[$Themenliste.$D132];&quot;&quot;)" office:value-type="string" office:string-value="g" calcext:value-type="string">
            <text:p>g</text:p>
          </table:table-cell>
          <table:table-cell table:style-name="ce25" table:formula="of:=IF([.$G131];[$Themenliste.$E189];&quot;&quot;)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style-name="ce22" table:formula="of:=IF([.$G131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 office:value-type="string" office:string-value="2,3" calcext:value-type="string">
            <text:p>2,3</text:p>
          </table:table-cell>
          <table:table-cell table:style-name="ce27" table:formula="of:=AND([.K131];[.M131])" office:value-type="boolean" office:boolean-value="true" calcext:value-type="boolean">
            <text:p>WAHR</text:p>
          </table:table-cell>
          <table:table-cell table:style-name="ce27" table:formula="of:=AND([$Themenliste.$K132] = 1;[$Variablen.$A$2] = 1)" office:value-type="boolean" office:boolean-value="false" calcext:value-type="boolean">
            <text:p>FALSCH</text:p>
          </table:table-cell>
          <table:table-cell table:style-name="ce27" table:formula="of:=AND([$Themenliste.$L132] = 1;[$Variablen.$B$2] = 1)" office:value-type="boolean" office:boolean-value="true" calcext:value-type="boolean">
            <text:p>WAHR</text:p>
          </table:table-cell>
          <table:table-cell table:style-name="ce27" table:formula="of:=AND([$Themenliste.$M132] = 1;[$Variablen.$C$2] = 1)" office:value-type="boolean" office:boolean-value="true" calcext:value-type="boolean">
            <text:p>WAHR</text:p>
          </table:table-cell>
          <table:table-cell table:style-name="ce27" table:formula="of:=OR([.H131];[.I131];[.J131])" office:value-type="boolean" office:boolean-value="true" calcext:value-type="boolean">
            <text:p>WAHR</text:p>
          </table:table-cell>
          <table:table-cell table:style-name="ce27" table:formula="of:=IF([$Themenliste.$J132] = 1)" office:value-type="boolean" office:boolean-value="false" calcext:value-type="boolean">
            <text:p>FALSCH</text:p>
          </table:table-cell>
          <table:table-cell table:style-name="ce27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2];[$Themenliste.$A133];&quot;&quot;)" office:value-type="string" office:string-value="8.2.a" calcext:value-type="string">
            <text:p>8.2.a</text:p>
          </table:table-cell>
          <table:table-cell table:style-name="ce25" table:formula="of:=IF([.$G132];[$Themenliste.$B133];&quot;&quot;)" office:value-type="string" office:string-value="Systemintegration" calcext:value-type="string">
            <text:p>Systemintegration</text:p>
          </table:table-cell>
          <table:table-cell table:style-name="ce25" table:formula="of:=IF([.$G132];[$Themenliste.$C133];&quot;&quot;)" office:value-type="string" office:string-value="Netzwerke" calcext:value-type="string">
            <text:p>Netzwerke</text:p>
          </table:table-cell>
          <table:table-cell table:style-name="ce22" table:formula="of:=IF([.$G132];[$Themenliste.$D133];&quot;&quot;)" office:value-type="string" office:string-value="a" calcext:value-type="string">
            <text:p>a</text:p>
          </table:table-cell>
          <table:table-cell table:style-name="ce25" table:formula="of:=IF([.$G132];[$Themenliste.$E190]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style-name="ce22" table:formula="of:=IF([.$G132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 office:value-type="string" office:string-value="2,3" calcext:value-type="string">
            <text:p>2,3</text:p>
          </table:table-cell>
          <table:table-cell table:style-name="ce27" table:formula="of:=AND([.K132];[.M132])" office:value-type="boolean" office:boolean-value="true" calcext:value-type="boolean">
            <text:p>WAHR</text:p>
          </table:table-cell>
          <table:table-cell table:style-name="ce27" table:formula="of:=AND([$Themenliste.$K133] = 1;[$Variablen.$A$2] = 1)" office:value-type="boolean" office:boolean-value="false" calcext:value-type="boolean">
            <text:p>FALSCH</text:p>
          </table:table-cell>
          <table:table-cell table:style-name="ce27" table:formula="of:=AND([$Themenliste.$L133] = 1;[$Variablen.$B$2] = 1)" office:value-type="boolean" office:boolean-value="true" calcext:value-type="boolean">
            <text:p>WAHR</text:p>
          </table:table-cell>
          <table:table-cell table:style-name="ce27" table:formula="of:=AND([$Themenliste.$M133] = 1;[$Variablen.$C$2] = 1)" office:value-type="boolean" office:boolean-value="true" calcext:value-type="boolean">
            <text:p>WAHR</text:p>
          </table:table-cell>
          <table:table-cell table:style-name="ce27" table:formula="of:=OR([.H132];[.I132];[.J132])" office:value-type="boolean" office:boolean-value="true" calcext:value-type="boolean">
            <text:p>WAHR</text:p>
          </table:table-cell>
          <table:table-cell table:style-name="ce27" table:formula="of:=IF([$Themenliste.$J133] = 1)" office:value-type="boolean" office:boolean-value="false" calcext:value-type="boolean">
            <text:p>FALSCH</text:p>
          </table:table-cell>
          <table:table-cell table:style-name="ce27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3];[$Themenliste.$A134];&quot;&quot;)" office:value-type="string" office:string-value="8.2.b" calcext:value-type="string">
            <text:p>8.2.b</text:p>
          </table:table-cell>
          <table:table-cell table:style-name="ce25" table:formula="of:=IF([.$G133];[$Themenliste.$B134];&quot;&quot;)" office:value-type="string" office:string-value="Systemintegration" calcext:value-type="string">
            <text:p>Systemintegration</text:p>
          </table:table-cell>
          <table:table-cell table:style-name="ce25" table:formula="of:=IF([.$G133];[$Themenliste.$C134];&quot;&quot;)" office:value-type="string" office:string-value="Netzwerke" calcext:value-type="string">
            <text:p>Netzwerke</text:p>
          </table:table-cell>
          <table:table-cell table:style-name="ce22" table:formula="of:=IF([.$G133];[$Themenliste.$D134];&quot;&quot;)" office:value-type="string" office:string-value="b" calcext:value-type="string">
            <text:p>b</text:p>
          </table:table-cell>
          <table:table-cell table:style-name="ce25" table:formula="of:=IF([.$G133];[$Themenliste.$E191];&quot;&quot;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style-name="ce22" table:formula="of:=IF([.$G133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 office:value-type="string" office:string-value="2,3" calcext:value-type="string">
            <text:p>2,3</text:p>
          </table:table-cell>
          <table:table-cell table:style-name="ce27" table:formula="of:=AND([.K133];[.M133])" office:value-type="boolean" office:boolean-value="true" calcext:value-type="boolean">
            <text:p>WAHR</text:p>
          </table:table-cell>
          <table:table-cell table:style-name="ce27" table:formula="of:=AND([$Themenliste.$K134] = 1;[$Variablen.$A$2] = 1)" office:value-type="boolean" office:boolean-value="false" calcext:value-type="boolean">
            <text:p>FALSCH</text:p>
          </table:table-cell>
          <table:table-cell table:style-name="ce27" table:formula="of:=AND([$Themenliste.$L134] = 1;[$Variablen.$B$2] = 1)" office:value-type="boolean" office:boolean-value="true" calcext:value-type="boolean">
            <text:p>WAHR</text:p>
          </table:table-cell>
          <table:table-cell table:style-name="ce27" table:formula="of:=AND([$Themenliste.$M134] = 1;[$Variablen.$C$2] = 1)" office:value-type="boolean" office:boolean-value="true" calcext:value-type="boolean">
            <text:p>WAHR</text:p>
          </table:table-cell>
          <table:table-cell table:style-name="ce27" table:formula="of:=OR([.H133];[.I133];[.J133])" office:value-type="boolean" office:boolean-value="true" calcext:value-type="boolean">
            <text:p>WAHR</text:p>
          </table:table-cell>
          <table:table-cell table:style-name="ce27" table:formula="of:=IF([$Themenliste.$J134] = 1)" office:value-type="boolean" office:boolean-value="false" calcext:value-type="boolean">
            <text:p>FALSCH</text:p>
          </table:table-cell>
          <table:table-cell table:style-name="ce27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34];[$Themenliste.$A135];&quot;&quot;)" office:value-type="string" office:string-value="8.2.c" calcext:value-type="string">
            <text:p>8.2.c</text:p>
          </table:table-cell>
          <table:table-cell table:style-name="ce25" table:formula="of:=IF([.$G134];[$Themenliste.$B135];&quot;&quot;)" office:value-type="string" office:string-value="Systemintegration" calcext:value-type="string">
            <text:p>Systemintegration</text:p>
          </table:table-cell>
          <table:table-cell table:style-name="ce25" table:formula="of:=IF([.$G134];[$Themenliste.$C135];&quot;&quot;)" office:value-type="string" office:string-value="Netzwerke" calcext:value-type="string">
            <text:p>Netzwerke</text:p>
          </table:table-cell>
          <table:table-cell table:style-name="ce22" table:formula="of:=IF([.$G134];[$Themenliste.$D135];&quot;&quot;)" office:value-type="string" office:string-value="c" calcext:value-type="string">
            <text:p>c</text:p>
          </table:table-cell>
          <table:table-cell table:style-name="ce25" table:formula="of:=IF([.$G134];[$Themenliste.$E192];&quot;&quot;)" office:value-type="string" office:string-value="Datenbanksysteme testen und optimieren" calcext:value-type="string">
            <text:p>Datenbanksysteme testen und optimieren</text:p>
          </table:table-cell>
          <table:table-cell table:style-name="ce22" table:formula="of:=IF([.$G134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 office:value-type="string" office:string-value="2,3" calcext:value-type="string">
            <text:p>2,3</text:p>
          </table:table-cell>
          <table:table-cell table:style-name="ce27" table:formula="of:=AND([.K134];[.M134])" office:value-type="boolean" office:boolean-value="true" calcext:value-type="boolean">
            <text:p>WAHR</text:p>
          </table:table-cell>
          <table:table-cell table:style-name="ce27" table:formula="of:=AND([$Themenliste.$K135] = 1;[$Variablen.$A$2] = 1)" office:value-type="boolean" office:boolean-value="false" calcext:value-type="boolean">
            <text:p>FALSCH</text:p>
          </table:table-cell>
          <table:table-cell table:style-name="ce27" table:formula="of:=AND([$Themenliste.$L135] = 1;[$Variablen.$B$2] = 1)" office:value-type="boolean" office:boolean-value="true" calcext:value-type="boolean">
            <text:p>WAHR</text:p>
          </table:table-cell>
          <table:table-cell table:style-name="ce27" table:formula="of:=AND([$Themenliste.$M135] = 1;[$Variablen.$C$2] = 1)" office:value-type="boolean" office:boolean-value="true" calcext:value-type="boolean">
            <text:p>WAHR</text:p>
          </table:table-cell>
          <table:table-cell table:style-name="ce27" table:formula="of:=OR([.H134];[.I134];[.J134])" office:value-type="boolean" office:boolean-value="true" calcext:value-type="boolean">
            <text:p>WAHR</text:p>
          </table:table-cell>
          <table:table-cell table:style-name="ce27" table:formula="of:=IF([$Themenliste.$J135] = 1)" office:value-type="boolean" office:boolean-value="false" calcext:value-type="boolean">
            <text:p>FALSCH</text:p>
          </table:table-cell>
          <table:table-cell table:style-name="ce27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5];[$Themenliste.$A136];&quot;&quot;)" office:value-type="string" office:string-value="8.2.d" calcext:value-type="string">
            <text:p>8.2.d</text:p>
          </table:table-cell>
          <table:table-cell table:style-name="ce25" table:formula="of:=IF([.$G135];[$Themenliste.$B136];&quot;&quot;)" office:value-type="string" office:string-value="Systemintegration" calcext:value-type="string">
            <text:p>Systemintegration</text:p>
          </table:table-cell>
          <table:table-cell table:style-name="ce25" table:formula="of:=IF([.$G135];[$Themenliste.$C136];&quot;&quot;)" office:value-type="string" office:string-value="Netzwerke" calcext:value-type="string">
            <text:p>Netzwerke</text:p>
          </table:table-cell>
          <table:table-cell table:style-name="ce22" table:formula="of:=IF([.$G135];[$Themenliste.$D136];&quot;&quot;)" office:value-type="string" office:string-value="d" calcext:value-type="string">
            <text:p>d</text:p>
          </table:table-cell>
          <table:table-cell table:style-name="ce25" table:formula="of:=IF([.$G135];[$Themenliste.$E193];&quot;&quot;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style-name="ce22" table:formula="of:=IF([.$G135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 office:value-type="string" office:string-value="2,3" calcext:value-type="string">
            <text:p>2,3</text:p>
          </table:table-cell>
          <table:table-cell table:style-name="ce27" table:formula="of:=AND([.K135];[.M135])" office:value-type="boolean" office:boolean-value="true" calcext:value-type="boolean">
            <text:p>WAHR</text:p>
          </table:table-cell>
          <table:table-cell table:style-name="ce27" table:formula="of:=AND([$Themenliste.$K136] = 1;[$Variablen.$A$2] = 1)" office:value-type="boolean" office:boolean-value="false" calcext:value-type="boolean">
            <text:p>FALSCH</text:p>
          </table:table-cell>
          <table:table-cell table:style-name="ce27" table:formula="of:=AND([$Themenliste.$L136] = 1;[$Variablen.$B$2] = 1)" office:value-type="boolean" office:boolean-value="true" calcext:value-type="boolean">
            <text:p>WAHR</text:p>
          </table:table-cell>
          <table:table-cell table:style-name="ce27" table:formula="of:=AND([$Themenliste.$M136] = 1;[$Variablen.$C$2] = 1)" office:value-type="boolean" office:boolean-value="true" calcext:value-type="boolean">
            <text:p>WAHR</text:p>
          </table:table-cell>
          <table:table-cell table:style-name="ce27" table:formula="of:=OR([.H135];[.I135];[.J135])" office:value-type="boolean" office:boolean-value="true" calcext:value-type="boolean">
            <text:p>WAHR</text:p>
          </table:table-cell>
          <table:table-cell table:style-name="ce27" table:formula="of:=IF([$Themenliste.$J136] = 1)" office:value-type="boolean" office:boolean-value="false" calcext:value-type="boolean">
            <text:p>FALSCH</text:p>
          </table:table-cell>
          <table:table-cell table:style-name="ce27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6];[$Themenliste.$A139];&quot;&quot;)" office:value-type="string" office:string-value="8.3.a" calcext:value-type="string">
            <text:p>8.3.a</text:p>
          </table:table-cell>
          <table:table-cell table:style-name="ce25" table:formula="of:=IF([.$G136];[$Themenliste.$B139];&quot;&quot;)" office:value-type="string" office:string-value="Systemintegration" calcext:value-type="string">
            <text:p>Systemintegration</text:p>
          </table:table-cell>
          <table:table-cell table:style-name="ce25" table:formula="of:=IF([.$G136];[$Themenliste.$C139];&quot;&quot;)" office:value-type="string" office:string-value="Systemlösungen" calcext:value-type="string">
            <text:p>Systemlösungen</text:p>
          </table:table-cell>
          <table:table-cell table:style-name="ce22" table:formula="of:=IF([.$G136];[$Themenliste.$D139];&quot;&quot;)" office:value-type="string" office:string-value="a" calcext:value-type="string">
            <text:p>a</text:p>
          </table:table-cell>
          <table:table-cell table:style-name="ce25" table:formula="of:=IF([.$G136];[$Themenliste.$E194];&quot;&quot;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style-name="ce22" table:formula="of:=IF([.$G136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 office:value-type="string" office:string-value="2,3" calcext:value-type="string">
            <text:p>2,3</text:p>
          </table:table-cell>
          <table:table-cell table:style-name="ce27" table:formula="of:=AND([.K136];[.M136])" office:value-type="boolean" office:boolean-value="true" calcext:value-type="boolean">
            <text:p>WAHR</text:p>
          </table:table-cell>
          <table:table-cell table:style-name="ce27" table:formula="of:=AND([$Themenliste.$K139] = 1;[$Variablen.$A$2] = 1)" office:value-type="boolean" office:boolean-value="false" calcext:value-type="boolean">
            <text:p>FALSCH</text:p>
          </table:table-cell>
          <table:table-cell table:style-name="ce27" table:formula="of:=AND([$Themenliste.$L139] = 1;[$Variablen.$B$2] = 1)" office:value-type="boolean" office:boolean-value="true" calcext:value-type="boolean">
            <text:p>WAHR</text:p>
          </table:table-cell>
          <table:table-cell table:style-name="ce27" table:formula="of:=AND([$Themenliste.$M139] = 1;[$Variablen.$C$2] = 1)" office:value-type="boolean" office:boolean-value="true" calcext:value-type="boolean">
            <text:p>WAHR</text:p>
          </table:table-cell>
          <table:table-cell table:style-name="ce27" table:formula="of:=OR([.H136];[.I136];[.J136])" office:value-type="boolean" office:boolean-value="true" calcext:value-type="boolean">
            <text:p>WAHR</text:p>
          </table:table-cell>
          <table:table-cell table:style-name="ce27" table:formula="of:=IF([$Themenliste.$J139] = 1)" office:value-type="boolean" office:boolean-value="false" calcext:value-type="boolean">
            <text:p>FALSCH</text:p>
          </table:table-cell>
          <table:table-cell table:style-name="ce27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7];[$Themenliste.$A140];&quot;&quot;)" office:value-type="string" office:string-value="8.3.b" calcext:value-type="string">
            <text:p>8.3.b</text:p>
          </table:table-cell>
          <table:table-cell table:style-name="ce25" table:formula="of:=IF([.$G137];[$Themenliste.$B140];&quot;&quot;)" office:value-type="string" office:string-value="Systemintegration" calcext:value-type="string">
            <text:p>Systemintegration</text:p>
          </table:table-cell>
          <table:table-cell table:style-name="ce25" table:formula="of:=IF([.$G137];[$Themenliste.$C140];&quot;&quot;)" office:value-type="string" office:string-value="Systemlösungen" calcext:value-type="string">
            <text:p>Systemlösungen</text:p>
          </table:table-cell>
          <table:table-cell table:style-name="ce22" table:formula="of:=IF([.$G137];[$Themenliste.$D140];&quot;&quot;)" office:value-type="string" office:string-value="b" calcext:value-type="string">
            <text:p>b</text:p>
          </table:table-cell>
          <table:table-cell table:style-name="ce25" table:formula="of:=IF([.$G137];[$Themenliste.$E195];&quot;&quot;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style-name="ce22" table:formula="of:=IF([.$G137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 office:value-type="string" office:string-value="2,3" calcext:value-type="string">
            <text:p>2,3</text:p>
          </table:table-cell>
          <table:table-cell table:style-name="ce27" table:formula="of:=AND([.K137];[.M137])" office:value-type="boolean" office:boolean-value="true" calcext:value-type="boolean">
            <text:p>WAHR</text:p>
          </table:table-cell>
          <table:table-cell table:style-name="ce27" table:formula="of:=AND([$Themenliste.$K140] = 1;[$Variablen.$A$2] = 1)" office:value-type="boolean" office:boolean-value="false" calcext:value-type="boolean">
            <text:p>FALSCH</text:p>
          </table:table-cell>
          <table:table-cell table:style-name="ce27" table:formula="of:=AND([$Themenliste.$L140] = 1;[$Variablen.$B$2] = 1)" office:value-type="boolean" office:boolean-value="true" calcext:value-type="boolean">
            <text:p>WAHR</text:p>
          </table:table-cell>
          <table:table-cell table:style-name="ce27" table:formula="of:=AND([$Themenliste.$M140] = 1;[$Variablen.$C$2] = 1)" office:value-type="boolean" office:boolean-value="true" calcext:value-type="boolean">
            <text:p>WAHR</text:p>
          </table:table-cell>
          <table:table-cell table:style-name="ce27" table:formula="of:=OR([.H137];[.I137];[.J137])" office:value-type="boolean" office:boolean-value="true" calcext:value-type="boolean">
            <text:p>WAHR</text:p>
          </table:table-cell>
          <table:table-cell table:style-name="ce27" table:formula="of:=IF([$Themenliste.$J140] = 1)" office:value-type="boolean" office:boolean-value="false" calcext:value-type="boolean">
            <text:p>FALSCH</text:p>
          </table:table-cell>
          <table:table-cell table:style-name="ce27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8];[$Themenliste.$A141];&quot;&quot;)" office:value-type="string" office:string-value="8.3.c" calcext:value-type="string">
            <text:p>8.3.c</text:p>
          </table:table-cell>
          <table:table-cell table:style-name="ce25" table:formula="of:=IF([.$G138];[$Themenliste.$B141];&quot;&quot;)" office:value-type="string" office:string-value="Systemintegration" calcext:value-type="string">
            <text:p>Systemintegration</text:p>
          </table:table-cell>
          <table:table-cell table:style-name="ce25" table:formula="of:=IF([.$G138];[$Themenliste.$C141];&quot;&quot;)" office:value-type="string" office:string-value="Systemlösungen" calcext:value-type="string">
            <text:p>Systemlösungen</text:p>
          </table:table-cell>
          <table:table-cell table:style-name="ce22" table:formula="of:=IF([.$G138];[$Themenliste.$D141];&quot;&quot;)" office:value-type="string" office:string-value="c" calcext:value-type="string">
            <text:p>c</text:p>
          </table:table-cell>
          <table:table-cell table:style-name="ce25" table:formula="of:=IF([.$G138];[$Themenliste.$E196];&quot;&quot;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style-name="ce22" table:formula="of:=IF([.$G138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 office:value-type="string" office:string-value="2,3" calcext:value-type="string">
            <text:p>2,3</text:p>
          </table:table-cell>
          <table:table-cell table:style-name="ce27" table:formula="of:=AND([.K138];[.M138])" office:value-type="boolean" office:boolean-value="true" calcext:value-type="boolean">
            <text:p>WAHR</text:p>
          </table:table-cell>
          <table:table-cell table:style-name="ce27" table:formula="of:=AND([$Themenliste.$K141] = 1;[$Variablen.$A$2] = 1)" office:value-type="boolean" office:boolean-value="false" calcext:value-type="boolean">
            <text:p>FALSCH</text:p>
          </table:table-cell>
          <table:table-cell table:style-name="ce27" table:formula="of:=AND([$Themenliste.$L141] = 1;[$Variablen.$B$2] = 1)" office:value-type="boolean" office:boolean-value="true" calcext:value-type="boolean">
            <text:p>WAHR</text:p>
          </table:table-cell>
          <table:table-cell table:style-name="ce27" table:formula="of:=AND([$Themenliste.$M141] = 1;[$Variablen.$C$2] = 1)" office:value-type="boolean" office:boolean-value="true" calcext:value-type="boolean">
            <text:p>WAHR</text:p>
          </table:table-cell>
          <table:table-cell table:style-name="ce27" table:formula="of:=OR([.H138];[.I138];[.J138])" office:value-type="boolean" office:boolean-value="true" calcext:value-type="boolean">
            <text:p>WAHR</text:p>
          </table:table-cell>
          <table:table-cell table:style-name="ce27" table:formula="of:=IF([$Themenliste.$J141] = 1)" office:value-type="boolean" office:boolean-value="false" calcext:value-type="boolean">
            <text:p>FALSCH</text:p>
          </table:table-cell>
          <table:table-cell table:style-name="ce27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9];[$Themenliste.$A142];&quot;&quot;)" office:value-type="string" office:string-value="8.3.d" calcext:value-type="string">
            <text:p>8.3.d</text:p>
          </table:table-cell>
          <table:table-cell table:style-name="ce25" table:formula="of:=IF([.$G139];[$Themenliste.$B142];&quot;&quot;)" office:value-type="string" office:string-value="Systemintegration" calcext:value-type="string">
            <text:p>Systemintegration</text:p>
          </table:table-cell>
          <table:table-cell table:style-name="ce25" table:formula="of:=IF([.$G139];[$Themenliste.$C142];&quot;&quot;)" office:value-type="string" office:string-value="Systemlösungen" calcext:value-type="string">
            <text:p>Systemlösungen</text:p>
          </table:table-cell>
          <table:table-cell table:style-name="ce22" table:formula="of:=IF([.$G139];[$Themenliste.$D142];&quot;&quot;)" office:value-type="string" office:string-value="d" calcext:value-type="string">
            <text:p>d</text:p>
          </table:table-cell>
          <table:table-cell table:style-name="ce25" table:formula="of:=IF([.$G139];[$Themenliste.$E197];&quot;&quot;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style-name="ce22" table:formula="of:=IF([.$G139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 office:value-type="string" office:string-value="2,3" calcext:value-type="string">
            <text:p>2,3</text:p>
          </table:table-cell>
          <table:table-cell table:style-name="ce27" table:formula="of:=AND([.K139];[.M139])" office:value-type="boolean" office:boolean-value="true" calcext:value-type="boolean">
            <text:p>WAHR</text:p>
          </table:table-cell>
          <table:table-cell table:style-name="ce27" table:formula="of:=AND([$Themenliste.$K142] = 1;[$Variablen.$A$2] = 1)" office:value-type="boolean" office:boolean-value="false" calcext:value-type="boolean">
            <text:p>FALSCH</text:p>
          </table:table-cell>
          <table:table-cell table:style-name="ce27" table:formula="of:=AND([$Themenliste.$L142] = 1;[$Variablen.$B$2] = 1)" office:value-type="boolean" office:boolean-value="true" calcext:value-type="boolean">
            <text:p>WAHR</text:p>
          </table:table-cell>
          <table:table-cell table:style-name="ce27" table:formula="of:=AND([$Themenliste.$M142] = 1;[$Variablen.$C$2] = 1)" office:value-type="boolean" office:boolean-value="true" calcext:value-type="boolean">
            <text:p>WAHR</text:p>
          </table:table-cell>
          <table:table-cell table:style-name="ce27" table:formula="of:=OR([.H139];[.I139];[.J139])" office:value-type="boolean" office:boolean-value="true" calcext:value-type="boolean">
            <text:p>WAHR</text:p>
          </table:table-cell>
          <table:table-cell table:style-name="ce27" table:formula="of:=IF([$Themenliste.$J142] = 1)" office:value-type="boolean" office:boolean-value="false" calcext:value-type="boolean">
            <text:p>FALSCH</text:p>
          </table:table-cell>
          <table:table-cell table:style-name="ce27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0];[$Themenliste.$A143];&quot;&quot;)" office:value-type="string" office:string-value="8.3.e" calcext:value-type="string">
            <text:p>8.3.e</text:p>
          </table:table-cell>
          <table:table-cell table:style-name="ce25" table:formula="of:=IF([.$G140];[$Themenliste.$B143];&quot;&quot;)" office:value-type="string" office:string-value="Systemintegration" calcext:value-type="string">
            <text:p>Systemintegration</text:p>
          </table:table-cell>
          <table:table-cell table:style-name="ce25" table:formula="of:=IF([.$G140];[$Themenliste.$C143];&quot;&quot;)" office:value-type="string" office:string-value="Systemlösungen" calcext:value-type="string">
            <text:p>Systemlösungen</text:p>
          </table:table-cell>
          <table:table-cell table:style-name="ce22" table:formula="of:=IF([.$G140];[$Themenliste.$D143];&quot;&quot;)" office:value-type="string" office:string-value="e" calcext:value-type="string">
            <text:p>e</text:p>
          </table:table-cell>
          <table:table-cell table:style-name="ce25" table:formula="of:=IF([.$G140];[$Themenliste.$E198];&quot;&quot;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style-name="ce22" table:formula="of:=IF([.$G140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 office:value-type="string" office:string-value="2,3" calcext:value-type="string">
            <text:p>2,3</text:p>
          </table:table-cell>
          <table:table-cell table:style-name="ce27" table:formula="of:=AND([.K140];[.M140])" office:value-type="boolean" office:boolean-value="true" calcext:value-type="boolean">
            <text:p>WAHR</text:p>
          </table:table-cell>
          <table:table-cell table:style-name="ce27" table:formula="of:=AND([$Themenliste.$K143] = 1;[$Variablen.$A$2] = 1)" office:value-type="boolean" office:boolean-value="false" calcext:value-type="boolean">
            <text:p>FALSCH</text:p>
          </table:table-cell>
          <table:table-cell table:style-name="ce27" table:formula="of:=AND([$Themenliste.$L143] = 1;[$Variablen.$B$2] = 1)" office:value-type="boolean" office:boolean-value="true" calcext:value-type="boolean">
            <text:p>WAHR</text:p>
          </table:table-cell>
          <table:table-cell table:style-name="ce27" table:formula="of:=AND([$Themenliste.$M143] = 1;[$Variablen.$C$2] = 1)" office:value-type="boolean" office:boolean-value="true" calcext:value-type="boolean">
            <text:p>WAHR</text:p>
          </table:table-cell>
          <table:table-cell table:style-name="ce27" table:formula="of:=OR([.H140];[.I140];[.J140])" office:value-type="boolean" office:boolean-value="true" calcext:value-type="boolean">
            <text:p>WAHR</text:p>
          </table:table-cell>
          <table:table-cell table:style-name="ce27" table:formula="of:=IF([$Themenliste.$J143] = 1)" office:value-type="boolean" office:boolean-value="false" calcext:value-type="boolean">
            <text:p>FALSCH</text:p>
          </table:table-cell>
          <table:table-cell table:style-name="ce27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1];[$Themenliste.$A144];&quot;&quot;)" office:value-type="string" office:string-value="8.3.f" calcext:value-type="string">
            <text:p>8.3.f</text:p>
          </table:table-cell>
          <table:table-cell table:style-name="ce25" table:formula="of:=IF([.$G141];[$Themenliste.$B144];&quot;&quot;)" office:value-type="string" office:string-value="Systemintegration" calcext:value-type="string">
            <text:p>Systemintegration</text:p>
          </table:table-cell>
          <table:table-cell table:style-name="ce25" table:formula="of:=IF([.$G141];[$Themenliste.$C144];&quot;&quot;)" office:value-type="string" office:string-value="Systemlösungen" calcext:value-type="string">
            <text:p>Systemlösungen</text:p>
          </table:table-cell>
          <table:table-cell table:style-name="ce22" table:formula="of:=IF([.$G141];[$Themenliste.$D144];&quot;&quot;)" office:value-type="string" office:string-value="f" calcext:value-type="string">
            <text:p>f</text:p>
          </table:table-cell>
          <table:table-cell table:style-name="ce25" table:formula="of:=IF([.$G141];[$Themenliste.$E199];&quot;&quot;)" office:value-type="string" office:string-value="Fehler beseitigen" calcext:value-type="string">
            <text:p>Fehler beseitigen</text:p>
          </table:table-cell>
          <table:table-cell table:style-name="ce22" table:formula="of:=IF([.$G141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 office:value-type="string" office:string-value="2,3" calcext:value-type="string">
            <text:p>2,3</text:p>
          </table:table-cell>
          <table:table-cell table:style-name="ce27" table:formula="of:=AND([.K141];[.M141])" office:value-type="boolean" office:boolean-value="true" calcext:value-type="boolean">
            <text:p>WAHR</text:p>
          </table:table-cell>
          <table:table-cell table:style-name="ce27" table:formula="of:=AND([$Themenliste.$K144] = 1;[$Variablen.$A$2] = 1)" office:value-type="boolean" office:boolean-value="false" calcext:value-type="boolean">
            <text:p>FALSCH</text:p>
          </table:table-cell>
          <table:table-cell table:style-name="ce27" table:formula="of:=AND([$Themenliste.$L144] = 1;[$Variablen.$B$2] = 1)" office:value-type="boolean" office:boolean-value="true" calcext:value-type="boolean">
            <text:p>WAHR</text:p>
          </table:table-cell>
          <table:table-cell table:style-name="ce27" table:formula="of:=AND([$Themenliste.$M144] = 1;[$Variablen.$C$2] = 1)" office:value-type="boolean" office:boolean-value="true" calcext:value-type="boolean">
            <text:p>WAHR</text:p>
          </table:table-cell>
          <table:table-cell table:style-name="ce27" table:formula="of:=OR([.H141];[.I141];[.J141])" office:value-type="boolean" office:boolean-value="true" calcext:value-type="boolean">
            <text:p>WAHR</text:p>
          </table:table-cell>
          <table:table-cell table:style-name="ce27" table:formula="of:=IF([$Themenliste.$J144] = 1)" office:value-type="boolean" office:boolean-value="false" calcext:value-type="boolean">
            <text:p>FALSCH</text:p>
          </table:table-cell>
          <table:table-cell table:style-name="ce27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2];[$Themenliste.$A145];&quot;&quot;)" office:value-type="string" office:string-value="8.3.g" calcext:value-type="string">
            <text:p>8.3.g</text:p>
          </table:table-cell>
          <table:table-cell table:style-name="ce25" table:formula="of:=IF([.$G142];[$Themenliste.$B145];&quot;&quot;)" office:value-type="string" office:string-value="Systemintegration" calcext:value-type="string">
            <text:p>Systemintegration</text:p>
          </table:table-cell>
          <table:table-cell table:style-name="ce25" table:formula="of:=IF([.$G142];[$Themenliste.$C145];&quot;&quot;)" office:value-type="string" office:string-value="Systemlösungen" calcext:value-type="string">
            <text:p>Systemlösungen</text:p>
          </table:table-cell>
          <table:table-cell table:style-name="ce22" table:formula="of:=IF([.$G142];[$Themenliste.$D145];&quot;&quot;)" office:value-type="string" office:string-value="g" calcext:value-type="string">
            <text:p>g</text:p>
          </table:table-cell>
          <table:table-cell table:style-name="ce25" table:formula="of:=IF([.$G142];[$Themenliste.$E200];&quot;&quot;)" office:value-type="string" office:string-value="Konfigurationen verwalten" calcext:value-type="string">
            <text:p>Konfigurationen verwalten</text:p>
          </table:table-cell>
          <table:table-cell table:style-name="ce22" table:formula="of:=IF([.$G142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 office:value-type="string" office:string-value="2,3" calcext:value-type="string">
            <text:p>2,3</text:p>
          </table:table-cell>
          <table:table-cell table:style-name="ce27" table:formula="of:=AND([.K142];[.M142])" office:value-type="boolean" office:boolean-value="true" calcext:value-type="boolean">
            <text:p>WAHR</text:p>
          </table:table-cell>
          <table:table-cell table:style-name="ce27" table:formula="of:=AND([$Themenliste.$K145] = 1;[$Variablen.$A$2] = 1)" office:value-type="boolean" office:boolean-value="false" calcext:value-type="boolean">
            <text:p>FALSCH</text:p>
          </table:table-cell>
          <table:table-cell table:style-name="ce27" table:formula="of:=AND([$Themenliste.$L145] = 1;[$Variablen.$B$2] = 1)" office:value-type="boolean" office:boolean-value="true" calcext:value-type="boolean">
            <text:p>WAHR</text:p>
          </table:table-cell>
          <table:table-cell table:style-name="ce27" table:formula="of:=AND([$Themenliste.$M145] = 1;[$Variablen.$C$2] = 1)" office:value-type="boolean" office:boolean-value="true" calcext:value-type="boolean">
            <text:p>WAHR</text:p>
          </table:table-cell>
          <table:table-cell table:style-name="ce27" table:formula="of:=OR([.H142];[.I142];[.J142])" office:value-type="boolean" office:boolean-value="true" calcext:value-type="boolean">
            <text:p>WAHR</text:p>
          </table:table-cell>
          <table:table-cell table:style-name="ce27" table:formula="of:=IF([$Themenliste.$J145] = 1)" office:value-type="boolean" office:boolean-value="false" calcext:value-type="boolean">
            <text:p>FALSCH</text:p>
          </table:table-cell>
          <table:table-cell table:style-name="ce27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3];[$Themenliste.$A146];&quot;&quot;)" office:value-type="string" office:string-value="8.4.a" calcext:value-type="string">
            <text:p>8.4.a</text:p>
          </table:table-cell>
          <table:table-cell table:style-name="ce25" table:formula="of:=IF([.$G143];[$Themenliste.$B146];&quot;&quot;)" office:value-type="string" office:string-value="Systemintegration" calcext:value-type="string">
            <text:p>Systemintegration</text:p>
          </table:table-cell>
          <table:table-cell table:style-name="ce25" table:formula="of:=IF([.$G143];[$Themenliste.$C146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3];[$Themenliste.$D146];&quot;&quot;)" office:value-type="string" office:string-value="a" calcext:value-type="string">
            <text:p>a</text:p>
          </table:table-cell>
          <table:table-cell table:style-name="ce25" table:formula="of:=IF([.$G143];[$Themenliste.$E201];&quot;&quot;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style-name="ce22" table:formula="of:=IF([.$G143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 office:value-type="string" office:string-value="3" calcext:value-type="string">
            <text:p>3</text:p>
          </table:table-cell>
          <table:table-cell table:style-name="ce27" table:formula="of:=AND([.K143];[.M143])" office:value-type="boolean" office:boolean-value="true" calcext:value-type="boolean">
            <text:p>WAHR</text:p>
          </table:table-cell>
          <table:table-cell table:style-name="ce27" table:formula="of:=AND([$Themenliste.$K146] = 1;[$Variablen.$A$2] = 1)" office:value-type="boolean" office:boolean-value="false" calcext:value-type="boolean">
            <text:p>FALSCH</text:p>
          </table:table-cell>
          <table:table-cell table:style-name="ce27" table:formula="of:=AND([$Themenliste.$L146] = 1;[$Variablen.$B$2] = 1)" office:value-type="boolean" office:boolean-value="false" calcext:value-type="boolean">
            <text:p>FALSCH</text:p>
          </table:table-cell>
          <table:table-cell table:style-name="ce27" table:formula="of:=AND([$Themenliste.$M146] = 1;[$Variablen.$C$2] = 1)" office:value-type="boolean" office:boolean-value="true" calcext:value-type="boolean">
            <text:p>WAHR</text:p>
          </table:table-cell>
          <table:table-cell table:style-name="ce27" table:formula="of:=OR([.H143];[.I143];[.J143])" office:value-type="boolean" office:boolean-value="true" calcext:value-type="boolean">
            <text:p>WAHR</text:p>
          </table:table-cell>
          <table:table-cell table:style-name="ce27" table:formula="of:=IF([$Themenliste.$J146] = 1)" office:value-type="boolean" office:boolean-value="false" calcext:value-type="boolean">
            <text:p>FALSCH</text:p>
          </table:table-cell>
          <table:table-cell table:style-name="ce27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4];[$Themenliste.$A147];&quot;&quot;)" office:value-type="string" office:string-value="8.4.b" calcext:value-type="string">
            <text:p>8.4.b</text:p>
          </table:table-cell>
          <table:table-cell table:style-name="ce25" table:formula="of:=IF([.$G144];[$Themenliste.$B147];&quot;&quot;)" office:value-type="string" office:string-value="Systemintegration" calcext:value-type="string">
            <text:p>Systemintegration</text:p>
          </table:table-cell>
          <table:table-cell table:style-name="ce25" table:formula="of:=IF([.$G144];[$Themenliste.$C147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4];[$Themenliste.$D147];&quot;&quot;)" office:value-type="string" office:string-value="b" calcext:value-type="string">
            <text:p>b</text:p>
          </table:table-cell>
          <table:table-cell table:style-name="ce25" table:formula="of:=IF([.$G144];[$Themenliste.$E202];&quot;&quot;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style-name="ce22" table:formula="of:=IF([.$G144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 office:value-type="string" office:string-value="3" calcext:value-type="string">
            <text:p>3</text:p>
          </table:table-cell>
          <table:table-cell table:style-name="ce27" table:formula="of:=AND([.K144];[.M144])" office:value-type="boolean" office:boolean-value="true" calcext:value-type="boolean">
            <text:p>WAHR</text:p>
          </table:table-cell>
          <table:table-cell table:style-name="ce27" table:formula="of:=AND([$Themenliste.$K147] = 1;[$Variablen.$A$2] = 1)" office:value-type="boolean" office:boolean-value="false" calcext:value-type="boolean">
            <text:p>FALSCH</text:p>
          </table:table-cell>
          <table:table-cell table:style-name="ce27" table:formula="of:=AND([$Themenliste.$L147] = 1;[$Variablen.$B$2] = 1)" office:value-type="boolean" office:boolean-value="false" calcext:value-type="boolean">
            <text:p>FALSCH</text:p>
          </table:table-cell>
          <table:table-cell table:style-name="ce27" table:formula="of:=AND([$Themenliste.$M147] = 1;[$Variablen.$C$2] = 1)" office:value-type="boolean" office:boolean-value="true" calcext:value-type="boolean">
            <text:p>WAHR</text:p>
          </table:table-cell>
          <table:table-cell table:style-name="ce27" table:formula="of:=OR([.H144];[.I144];[.J144])" office:value-type="boolean" office:boolean-value="true" calcext:value-type="boolean">
            <text:p>WAHR</text:p>
          </table:table-cell>
          <table:table-cell table:style-name="ce27" table:formula="of:=IF([$Themenliste.$J147] = 1)" office:value-type="boolean" office:boolean-value="false" calcext:value-type="boolean">
            <text:p>FALSCH</text:p>
          </table:table-cell>
          <table:table-cell table:style-name="ce27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5];[$Themenliste.$A148];&quot;&quot;)" office:value-type="string" office:string-value="8.4.c" calcext:value-type="string">
            <text:p>8.4.c</text:p>
          </table:table-cell>
          <table:table-cell table:style-name="ce25" table:formula="of:=IF([.$G145];[$Themenliste.$B148];&quot;&quot;)" office:value-type="string" office:string-value="Systemintegration" calcext:value-type="string">
            <text:p>Systemintegration</text:p>
          </table:table-cell>
          <table:table-cell table:style-name="ce25" table:formula="of:=IF([.$G145];[$Themenliste.$C148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5];[$Themenliste.$D148];&quot;&quot;)" office:value-type="string" office:string-value="c" calcext:value-type="string">
            <text:p>c</text:p>
          </table:table-cell>
          <table:table-cell table:style-name="ce25" table:formula="of:=IF([.$G145];[$Themenliste.$E203];&quot;&quot;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style-name="ce22" table:formula="of:=IF([.$G145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 office:value-type="string" office:string-value="3" calcext:value-type="string">
            <text:p>3</text:p>
          </table:table-cell>
          <table:table-cell table:style-name="ce27" table:formula="of:=AND([.K145];[.M145])" office:value-type="boolean" office:boolean-value="true" calcext:value-type="boolean">
            <text:p>WAHR</text:p>
          </table:table-cell>
          <table:table-cell table:style-name="ce27" table:formula="of:=AND([$Themenliste.$K148] = 1;[$Variablen.$A$2] = 1)" office:value-type="boolean" office:boolean-value="false" calcext:value-type="boolean">
            <text:p>FALSCH</text:p>
          </table:table-cell>
          <table:table-cell table:style-name="ce27" table:formula="of:=AND([$Themenliste.$L148] = 1;[$Variablen.$B$2] = 1)" office:value-type="boolean" office:boolean-value="false" calcext:value-type="boolean">
            <text:p>FALSCH</text:p>
          </table:table-cell>
          <table:table-cell table:style-name="ce27" table:formula="of:=AND([$Themenliste.$M148] = 1;[$Variablen.$C$2] = 1)" office:value-type="boolean" office:boolean-value="true" calcext:value-type="boolean">
            <text:p>WAHR</text:p>
          </table:table-cell>
          <table:table-cell table:style-name="ce27" table:formula="of:=OR([.H145];[.I145];[.J145])" office:value-type="boolean" office:boolean-value="true" calcext:value-type="boolean">
            <text:p>WAHR</text:p>
          </table:table-cell>
          <table:table-cell table:style-name="ce27" table:formula="of:=IF([$Themenliste.$J148] = 1)" office:value-type="boolean" office:boolean-value="false" calcext:value-type="boolean">
            <text:p>FALSCH</text:p>
          </table:table-cell>
          <table:table-cell table:style-name="ce27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6];[$Themenliste.$A149];&quot;&quot;)" office:value-type="string" office:string-value="8.4.d" calcext:value-type="string">
            <text:p>8.4.d</text:p>
          </table:table-cell>
          <table:table-cell table:style-name="ce25" table:formula="of:=IF([.$G146];[$Themenliste.$B149];&quot;&quot;)" office:value-type="string" office:string-value="Systemintegration" calcext:value-type="string">
            <text:p>Systemintegration</text:p>
          </table:table-cell>
          <table:table-cell table:style-name="ce25" table:formula="of:=IF([.$G146];[$Themenliste.$C149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6];[$Themenliste.$D149];&quot;&quot;)" office:value-type="string" office:string-value="d" calcext:value-type="string">
            <text:p>d</text:p>
          </table:table-cell>
          <table:table-cell table:style-name="ce25" table:formula="of:=IF([.$G146];[$Themenliste.$E204];&quot;&quot;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style-name="ce22" table:formula="of:=IF([.$G146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 office:value-type="string" office:string-value="3" calcext:value-type="string">
            <text:p>3</text:p>
          </table:table-cell>
          <table:table-cell table:style-name="ce27" table:formula="of:=AND([.K146];[.M146])" office:value-type="boolean" office:boolean-value="true" calcext:value-type="boolean">
            <text:p>WAHR</text:p>
          </table:table-cell>
          <table:table-cell table:style-name="ce27" table:formula="of:=AND([$Themenliste.$K149] = 1;[$Variablen.$A$2] = 1)" office:value-type="boolean" office:boolean-value="false" calcext:value-type="boolean">
            <text:p>FALSCH</text:p>
          </table:table-cell>
          <table:table-cell table:style-name="ce27" table:formula="of:=AND([$Themenliste.$L149] = 1;[$Variablen.$B$2] = 1)" office:value-type="boolean" office:boolean-value="false" calcext:value-type="boolean">
            <text:p>FALSCH</text:p>
          </table:table-cell>
          <table:table-cell table:style-name="ce27" table:formula="of:=AND([$Themenliste.$M149] = 1;[$Variablen.$C$2] = 1)" office:value-type="boolean" office:boolean-value="true" calcext:value-type="boolean">
            <text:p>WAHR</text:p>
          </table:table-cell>
          <table:table-cell table:style-name="ce27" table:formula="of:=OR([.H146];[.I146];[.J146])" office:value-type="boolean" office:boolean-value="true" calcext:value-type="boolean">
            <text:p>WAHR</text:p>
          </table:table-cell>
          <table:table-cell table:style-name="ce27" table:formula="of:=IF([$Themenliste.$J149] = 1)" office:value-type="boolean" office:boolean-value="false" calcext:value-type="boolean">
            <text:p>FALSCH</text:p>
          </table:table-cell>
          <table:table-cell table:style-name="ce27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7];[$Themenliste.$A150];&quot;&quot;)" office:value-type="string" office:string-value="8.4.e" calcext:value-type="string">
            <text:p>8.4.e</text:p>
          </table:table-cell>
          <table:table-cell table:style-name="ce25" table:formula="of:=IF([.$G147];[$Themenliste.$B150];&quot;&quot;)" office:value-type="string" office:string-value="Systemintegration" calcext:value-type="string">
            <text:p>Systemintegration</text:p>
          </table:table-cell>
          <table:table-cell table:style-name="ce25" table:formula="of:=IF([.$G147];[$Themenliste.$C150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7];[$Themenliste.$D150];&quot;&quot;)" office:value-type="string" office:string-value="e" calcext:value-type="string">
            <text:p>e</text:p>
          </table:table-cell>
          <table:table-cell table:style-name="ce25" table:formula="of:=IF([.$G147];[$Themenliste.$E205];&quot;&quot;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style-name="ce22" table:formula="of:=IF([.$G147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 office:value-type="string" office:string-value="3" calcext:value-type="string">
            <text:p>3</text:p>
          </table:table-cell>
          <table:table-cell table:style-name="ce27" table:formula="of:=AND([.K147];[.M147])" office:value-type="boolean" office:boolean-value="true" calcext:value-type="boolean">
            <text:p>WAHR</text:p>
          </table:table-cell>
          <table:table-cell table:style-name="ce27" table:formula="of:=AND([$Themenliste.$K150] = 1;[$Variablen.$A$2] = 1)" office:value-type="boolean" office:boolean-value="false" calcext:value-type="boolean">
            <text:p>FALSCH</text:p>
          </table:table-cell>
          <table:table-cell table:style-name="ce27" table:formula="of:=AND([$Themenliste.$L150] = 1;[$Variablen.$B$2] = 1)" office:value-type="boolean" office:boolean-value="false" calcext:value-type="boolean">
            <text:p>FALSCH</text:p>
          </table:table-cell>
          <table:table-cell table:style-name="ce27" table:formula="of:=AND([$Themenliste.$M150] = 1;[$Variablen.$C$2] = 1)" office:value-type="boolean" office:boolean-value="true" calcext:value-type="boolean">
            <text:p>WAHR</text:p>
          </table:table-cell>
          <table:table-cell table:style-name="ce27" table:formula="of:=OR([.H147];[.I147];[.J147])" office:value-type="boolean" office:boolean-value="true" calcext:value-type="boolean">
            <text:p>WAHR</text:p>
          </table:table-cell>
          <table:table-cell table:style-name="ce27" table:formula="of:=IF([$Themenliste.$J150] = 1)" office:value-type="boolean" office:boolean-value="false" calcext:value-type="boolean">
            <text:p>FALSCH</text:p>
          </table:table-cell>
          <table:table-cell table:style-name="ce27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8];[$Themenliste.$A151];&quot;&quot;)" office:value-type="string" office:string-value="9.1.a" calcext:value-type="string">
            <text:p>9.1.a</text:p>
          </table:table-cell>
          <table:table-cell table:style-name="ce25" table:formula="of:=IF([.$G148];[$Themenliste.$B151];&quot;&quot;)" office:value-type="string" office:string-value="Service" calcext:value-type="string">
            <text:p>Service</text:p>
          </table:table-cell>
          <table:table-cell table:style-name="ce25" table:formula="of:=IF([.$G148];[$Themenliste.$C151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8];[$Themenliste.$D151];&quot;&quot;)" office:value-type="string" office:string-value="a" calcext:value-type="string">
            <text:p>a</text:p>
          </table:table-cell>
          <table:table-cell table:style-name="ce25" table:formula="of:=IF([.$G148];[$Themenliste.$E206];&quot;&quot;)" office:value-type="string" office:string-value="Präsentationen durchführen" calcext:value-type="string">
            <text:p>Präsentationen durchführen</text:p>
          </table:table-cell>
          <table:table-cell table:style-name="ce22" table:formula="of:=IF([.$G148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 office:value-type="string" office:string-value="3" calcext:value-type="string">
            <text:p>3</text:p>
          </table:table-cell>
          <table:table-cell table:style-name="ce27" table:formula="of:=AND([.K148];[.M148])" office:value-type="boolean" office:boolean-value="true" calcext:value-type="boolean">
            <text:p>WAHR</text:p>
          </table:table-cell>
          <table:table-cell table:style-name="ce27" table:formula="of:=AND([$Themenliste.$K151] = 1;[$Variablen.$A$2] = 1)" office:value-type="boolean" office:boolean-value="false" calcext:value-type="boolean">
            <text:p>FALSCH</text:p>
          </table:table-cell>
          <table:table-cell table:style-name="ce27" table:formula="of:=AND([$Themenliste.$L151] = 1;[$Variablen.$B$2] = 1)" office:value-type="boolean" office:boolean-value="false" calcext:value-type="boolean">
            <text:p>FALSCH</text:p>
          </table:table-cell>
          <table:table-cell table:style-name="ce27" table:formula="of:=AND([$Themenliste.$M151] = 1;[$Variablen.$C$2] = 1)" office:value-type="boolean" office:boolean-value="true" calcext:value-type="boolean">
            <text:p>WAHR</text:p>
          </table:table-cell>
          <table:table-cell table:style-name="ce27" table:formula="of:=OR([.H148];[.I148];[.J148])" office:value-type="boolean" office:boolean-value="true" calcext:value-type="boolean">
            <text:p>WAHR</text:p>
          </table:table-cell>
          <table:table-cell table:style-name="ce27" table:formula="of:=IF([$Themenliste.$J151] = 1)" office:value-type="boolean" office:boolean-value="false" calcext:value-type="boolean">
            <text:p>FALSCH</text:p>
          </table:table-cell>
          <table:table-cell table:style-name="ce27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9];[$Themenliste.$A152];&quot;&quot;)" office:value-type="string" office:string-value="9.1.b" calcext:value-type="string">
            <text:p>9.1.b</text:p>
          </table:table-cell>
          <table:table-cell table:style-name="ce25" table:formula="of:=IF([.$G149];[$Themenliste.$B152];&quot;&quot;)" office:value-type="string" office:string-value="Service" calcext:value-type="string">
            <text:p>Service</text:p>
          </table:table-cell>
          <table:table-cell table:style-name="ce25" table:formula="of:=IF([.$G149];[$Themenliste.$C152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9];[$Themenliste.$D152];&quot;&quot;)" office:value-type="string" office:string-value="b" calcext:value-type="string">
            <text:p>b</text:p>
          </table:table-cell>
          <table:table-cell table:style-name="ce25" table:formula="of:=IF([.$G149];[$Themenliste.$E207];&quot;&quot;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style-name="ce22" table:formula="of:=IF([.$G149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 office:value-type="string" office:string-value="3" calcext:value-type="string">
            <text:p>3</text:p>
          </table:table-cell>
          <table:table-cell table:style-name="ce27" table:formula="of:=AND([.K149];[.M149])" office:value-type="boolean" office:boolean-value="true" calcext:value-type="boolean">
            <text:p>WAHR</text:p>
          </table:table-cell>
          <table:table-cell table:style-name="ce27" table:formula="of:=AND([$Themenliste.$K152] = 1;[$Variablen.$A$2] = 1)" office:value-type="boolean" office:boolean-value="false" calcext:value-type="boolean">
            <text:p>FALSCH</text:p>
          </table:table-cell>
          <table:table-cell table:style-name="ce27" table:formula="of:=AND([$Themenliste.$L152] = 1;[$Variablen.$B$2] = 1)" office:value-type="boolean" office:boolean-value="false" calcext:value-type="boolean">
            <text:p>FALSCH</text:p>
          </table:table-cell>
          <table:table-cell table:style-name="ce27" table:formula="of:=AND([$Themenliste.$M152] = 1;[$Variablen.$C$2] = 1)" office:value-type="boolean" office:boolean-value="true" calcext:value-type="boolean">
            <text:p>WAHR</text:p>
          </table:table-cell>
          <table:table-cell table:style-name="ce27" table:formula="of:=OR([.H149];[.I149];[.J149])" office:value-type="boolean" office:boolean-value="true" calcext:value-type="boolean">
            <text:p>WAHR</text:p>
          </table:table-cell>
          <table:table-cell table:style-name="ce27" table:formula="of:=IF([$Themenliste.$J152] = 1)" office:value-type="boolean" office:boolean-value="false" calcext:value-type="boolean">
            <text:p>FALSCH</text:p>
          </table:table-cell>
          <table:table-cell table:style-name="ce27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0];[$Themenliste.$A153];&quot;&quot;)" office:value-type="string" office:string-value="9.1.c" calcext:value-type="string">
            <text:p>9.1.c</text:p>
          </table:table-cell>
          <table:table-cell table:style-name="ce25" table:formula="of:=IF([.$G150];[$Themenliste.$B153];&quot;&quot;)" office:value-type="string" office:string-value="Service" calcext:value-type="string">
            <text:p>Service</text:p>
          </table:table-cell>
          <table:table-cell table:style-name="ce25" table:formula="of:=IF([.$G150];[$Themenliste.$C153];&quot;&quot;)" office:value-type="string" office:string-value="Benutzerunterstützung" calcext:value-type="string">
            <text:p>Benutzerunterstützung</text:p>
          </table:table-cell>
          <table:table-cell table:style-name="ce22" table:formula="of:=IF([.$G150];[$Themenliste.$D153];&quot;&quot;)" office:value-type="string" office:string-value="c" calcext:value-type="string">
            <text:p>c</text:p>
          </table:table-cell>
          <table:table-cell table:style-name="ce25" table:formula="of:=IF([.$G150];[$Themenliste.$E208];&quot;&quot;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style-name="ce22" table:formula="of:=IF([.$G150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 office:value-type="string" office:string-value="3" calcext:value-type="string">
            <text:p>3</text:p>
          </table:table-cell>
          <table:table-cell table:style-name="ce27" table:formula="of:=AND([.K150];[.M150])" office:value-type="boolean" office:boolean-value="true" calcext:value-type="boolean">
            <text:p>WAHR</text:p>
          </table:table-cell>
          <table:table-cell table:style-name="ce27" table:formula="of:=AND([$Themenliste.$K153] = 1;[$Variablen.$A$2] = 1)" office:value-type="boolean" office:boolean-value="false" calcext:value-type="boolean">
            <text:p>FALSCH</text:p>
          </table:table-cell>
          <table:table-cell table:style-name="ce27" table:formula="of:=AND([$Themenliste.$L153] = 1;[$Variablen.$B$2] = 1)" office:value-type="boolean" office:boolean-value="false" calcext:value-type="boolean">
            <text:p>FALSCH</text:p>
          </table:table-cell>
          <table:table-cell table:style-name="ce27" table:formula="of:=AND([$Themenliste.$M153] = 1;[$Variablen.$C$2] = 1)" office:value-type="boolean" office:boolean-value="true" calcext:value-type="boolean">
            <text:p>WAHR</text:p>
          </table:table-cell>
          <table:table-cell table:style-name="ce27" table:formula="of:=OR([.H150];[.I150];[.J150])" office:value-type="boolean" office:boolean-value="true" calcext:value-type="boolean">
            <text:p>WAHR</text:p>
          </table:table-cell>
          <table:table-cell table:style-name="ce27" table:formula="of:=IF([$Themenliste.$J153] = 1)" office:value-type="boolean" office:boolean-value="false" calcext:value-type="boolean">
            <text:p>FALSCH</text:p>
          </table:table-cell>
          <table:table-cell table:style-name="ce27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51];[$Themenliste.$A154];&quot;&quot;)" office:value-type="string" office:string-value="9.2.a" calcext:value-type="string">
            <text:p>9.2.a</text:p>
          </table:table-cell>
          <table:table-cell table:style-name="ce25" table:formula="of:=IF([.$G151];[$Themenliste.$B154];&quot;&quot;)" office:value-type="string" office:string-value="Service" calcext:value-type="string">
            <text:p>Service</text:p>
          </table:table-cell>
          <table:table-cell table:style-name="ce25" table:formula="of:=IF([.$G151];[$Themenliste.$C154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1];[$Themenliste.$D154];&quot;&quot;)" office:value-type="string" office:string-value="a" calcext:value-type="string">
            <text:p>a</text:p>
          </table:table-cell>
          <table:table-cell table:style-name="ce25" table:formula="of:=IF([.$G151];[$Themenliste.$E209];&quot;&quot;)" office:value-type="string" office:string-value="Anwendungslösungen präsentieren" calcext:value-type="string">
            <text:p>Anwendungslösungen präsentieren</text:p>
          </table:table-cell>
          <table:table-cell table:style-name="ce22" table:formula="of:=IF([.$G151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 office:value-type="string" office:string-value="3" calcext:value-type="string">
            <text:p>3</text:p>
          </table:table-cell>
          <table:table-cell table:style-name="ce27" table:formula="of:=AND([.K151];[.M151])" office:value-type="boolean" office:boolean-value="true" calcext:value-type="boolean">
            <text:p>WAHR</text:p>
          </table:table-cell>
          <table:table-cell table:style-name="ce27" table:formula="of:=AND([$Themenliste.$K154] = 1;[$Variablen.$A$2] = 1)" office:value-type="boolean" office:boolean-value="false" calcext:value-type="boolean">
            <text:p>FALSCH</text:p>
          </table:table-cell>
          <table:table-cell table:style-name="ce27" table:formula="of:=AND([$Themenliste.$L154] = 1;[$Variablen.$B$2] = 1)" office:value-type="boolean" office:boolean-value="false" calcext:value-type="boolean">
            <text:p>FALSCH</text:p>
          </table:table-cell>
          <table:table-cell table:style-name="ce27" table:formula="of:=AND([$Themenliste.$M154] = 1;[$Variablen.$C$2] = 1)" office:value-type="boolean" office:boolean-value="true" calcext:value-type="boolean">
            <text:p>WAHR</text:p>
          </table:table-cell>
          <table:table-cell table:style-name="ce27" table:formula="of:=OR([.H151];[.I151];[.J151])" office:value-type="boolean" office:boolean-value="true" calcext:value-type="boolean">
            <text:p>WAHR</text:p>
          </table:table-cell>
          <table:table-cell table:style-name="ce27" table:formula="of:=IF([$Themenliste.$J154] = 1)" office:value-type="boolean" office:boolean-value="false" calcext:value-type="boolean">
            <text:p>FALSCH</text:p>
          </table:table-cell>
          <table:table-cell table:style-name="ce27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2];[$Themenliste.$A155];&quot;&quot;)" office:value-type="string" office:string-value="9.2.b" calcext:value-type="string">
            <text:p>9.2.b</text:p>
          </table:table-cell>
          <table:table-cell table:style-name="ce25" table:formula="of:=IF([.$G152];[$Themenliste.$B155];&quot;&quot;)" office:value-type="string" office:string-value="Service" calcext:value-type="string">
            <text:p>Service</text:p>
          </table:table-cell>
          <table:table-cell table:style-name="ce25" table:formula="of:=IF([.$G152];[$Themenliste.$C155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2];[$Themenliste.$D155];&quot;&quot;)" office:value-type="string" office:string-value="b" calcext:value-type="string">
            <text:p>b</text:p>
          </table:table-cell>
          <table:table-cell table:style-name="ce25" table:formula="of:=IF([.$G152];[$Themenliste.$E210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52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 office:value-type="string" office:string-value="3" calcext:value-type="string">
            <text:p>3</text:p>
          </table:table-cell>
          <table:table-cell table:style-name="ce27" table:formula="of:=AND([.K152];[.M152])" office:value-type="boolean" office:boolean-value="true" calcext:value-type="boolean">
            <text:p>WAHR</text:p>
          </table:table-cell>
          <table:table-cell table:style-name="ce27" table:formula="of:=AND([$Themenliste.$K155] = 1;[$Variablen.$A$2] = 1)" office:value-type="boolean" office:boolean-value="false" calcext:value-type="boolean">
            <text:p>FALSCH</text:p>
          </table:table-cell>
          <table:table-cell table:style-name="ce27" table:formula="of:=AND([$Themenliste.$L155] = 1;[$Variablen.$B$2] = 1)" office:value-type="boolean" office:boolean-value="false" calcext:value-type="boolean">
            <text:p>FALSCH</text:p>
          </table:table-cell>
          <table:table-cell table:style-name="ce27" table:formula="of:=AND([$Themenliste.$M155] = 1;[$Variablen.$C$2] = 1)" office:value-type="boolean" office:boolean-value="true" calcext:value-type="boolean">
            <text:p>WAHR</text:p>
          </table:table-cell>
          <table:table-cell table:style-name="ce27" table:formula="of:=OR([.H152];[.I152];[.J152])" office:value-type="boolean" office:boolean-value="true" calcext:value-type="boolean">
            <text:p>WAHR</text:p>
          </table:table-cell>
          <table:table-cell table:style-name="ce27" table:formula="of:=IF([$Themenliste.$J155] = 1)" office:value-type="boolean" office:boolean-value="false" calcext:value-type="boolean">
            <text:p>FALSCH</text:p>
          </table:table-cell>
          <table:table-cell table:style-name="ce27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3];[$Themenliste.$A156];&quot;&quot;)" office:value-type="string" office:string-value="9.2.c" calcext:value-type="string">
            <text:p>9.2.c</text:p>
          </table:table-cell>
          <table:table-cell table:style-name="ce25" table:formula="of:=IF([.$G153];[$Themenliste.$B156];&quot;&quot;)" office:value-type="string" office:string-value="Service" calcext:value-type="string">
            <text:p>Service</text:p>
          </table:table-cell>
          <table:table-cell table:style-name="ce25" table:formula="of:=IF([.$G153];[$Themenliste.$C156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3];[$Themenliste.$D156];&quot;&quot;)" office:value-type="string" office:string-value="c" calcext:value-type="string">
            <text:p>c</text:p>
          </table:table-cell>
          <table:table-cell table:style-name="ce25" table:formula="of:=IF([.$G153];[$Themenliste.$E211];&quot;&quot;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style-name="ce22" table:formula="of:=IF([.$G153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 office:value-type="string" office:string-value="3" calcext:value-type="string">
            <text:p>3</text:p>
          </table:table-cell>
          <table:table-cell table:style-name="ce27" table:formula="of:=AND([.K153];[.M153])" office:value-type="boolean" office:boolean-value="true" calcext:value-type="boolean">
            <text:p>WAHR</text:p>
          </table:table-cell>
          <table:table-cell table:style-name="ce27" table:formula="of:=AND([$Themenliste.$K156] = 1;[$Variablen.$A$2] = 1)" office:value-type="boolean" office:boolean-value="false" calcext:value-type="boolean">
            <text:p>FALSCH</text:p>
          </table:table-cell>
          <table:table-cell table:style-name="ce27" table:formula="of:=AND([$Themenliste.$L156] = 1;[$Variablen.$B$2] = 1)" office:value-type="boolean" office:boolean-value="false" calcext:value-type="boolean">
            <text:p>FALSCH</text:p>
          </table:table-cell>
          <table:table-cell table:style-name="ce27" table:formula="of:=AND([$Themenliste.$M156] = 1;[$Variablen.$C$2] = 1)" office:value-type="boolean" office:boolean-value="true" calcext:value-type="boolean">
            <text:p>WAHR</text:p>
          </table:table-cell>
          <table:table-cell table:style-name="ce27" table:formula="of:=OR([.H153];[.I153];[.J153])" office:value-type="boolean" office:boolean-value="true" calcext:value-type="boolean">
            <text:p>WAHR</text:p>
          </table:table-cell>
          <table:table-cell table:style-name="ce27" table:formula="of:=IF([$Themenliste.$J156] = 1)" office:value-type="boolean" office:boolean-value="false" calcext:value-type="boolean">
            <text:p>FALSCH</text:p>
          </table:table-cell>
          <table:table-cell table:style-name="ce27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4];[$Themenliste.$A157];&quot;&quot;)" office:value-type="string" office:string-value="9.3.a_aa" calcext:value-type="string">
            <text:p>9.3.a_aa</text:p>
          </table:table-cell>
          <table:table-cell table:style-name="ce25" table:formula="of:=IF([.$G154];[$Themenliste.$B157];&quot;&quot;)" office:value-type="string" office:string-value="Service" calcext:value-type="string">
            <text:p>Service</text:p>
          </table:table-cell>
          <table:table-cell table:style-name="ce25" table:formula="of:=IF([.$G154];[$Themenliste.$C157];&quot;&quot;)" office:value-type="string" office:string-value="Systemunterstützung" calcext:value-type="string">
            <text:p>Systemunterstützung</text:p>
          </table:table-cell>
          <table:table-cell table:style-name="ce22" table:formula="of:=IF([.$G154];[$Themenliste.$D157];&quot;&quot;)" office:value-type="string" office:string-value="a_aa" calcext:value-type="string">
            <text:p>a_aa</text:p>
          </table:table-cell>
          <table:table-cell table:style-name="ce25" table:formula="of:=IF([.$G154];[$Themenliste.$E212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154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 office:value-type="string" office:string-value="3" calcext:value-type="string">
            <text:p>3</text:p>
          </table:table-cell>
          <table:table-cell table:style-name="ce27" table:formula="of:=AND([.K154];[.M154])" office:value-type="boolean" office:boolean-value="true" calcext:value-type="boolean">
            <text:p>WAHR</text:p>
          </table:table-cell>
          <table:table-cell table:style-name="ce27" table:formula="of:=AND([$Themenliste.$K157] = 1;[$Variablen.$A$2] = 1)" office:value-type="boolean" office:boolean-value="false" calcext:value-type="boolean">
            <text:p>FALSCH</text:p>
          </table:table-cell>
          <table:table-cell table:style-name="ce27" table:formula="of:=AND([$Themenliste.$L157] = 1;[$Variablen.$B$2] = 1)" office:value-type="boolean" office:boolean-value="false" calcext:value-type="boolean">
            <text:p>FALSCH</text:p>
          </table:table-cell>
          <table:table-cell table:style-name="ce27" table:formula="of:=AND([$Themenliste.$M157] = 1;[$Variablen.$C$2] = 1)" office:value-type="boolean" office:boolean-value="true" calcext:value-type="boolean">
            <text:p>WAHR</text:p>
          </table:table-cell>
          <table:table-cell table:style-name="ce27" table:formula="of:=OR([.H154];[.I154];[.J154])" office:value-type="boolean" office:boolean-value="true" calcext:value-type="boolean">
            <text:p>WAHR</text:p>
          </table:table-cell>
          <table:table-cell table:style-name="ce27" table:formula="of:=IF([$Themenliste.$J157] = 1)" office:value-type="boolean" office:boolean-value="false" calcext:value-type="boolean">
            <text:p>FALSCH</text:p>
          </table:table-cell>
          <table:table-cell table:style-name="ce27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5];[$Themenliste.$A161];&quot;&quot;)" office:value-type="string" office:string-value="9.3.b" calcext:value-type="string">
            <text:p>9.3.b</text:p>
          </table:table-cell>
          <table:table-cell table:style-name="ce25" table:formula="of:=IF([.$G155];[$Themenliste.$B161];&quot;&quot;)" office:value-type="string" office:string-value="Service" calcext:value-type="string">
            <text:p>Service</text:p>
          </table:table-cell>
          <table:table-cell table:style-name="ce25" table:formula="of:=IF([.$G155];[$Themenliste.$C161];&quot;&quot;)" office:value-type="string" office:string-value="Systemunterstützung" calcext:value-type="string">
            <text:p>Systemunterstützung</text:p>
          </table:table-cell>
          <table:table-cell table:style-name="ce22" table:formula="of:=IF([.$G155];[$Themenliste.$D161];&quot;&quot;)" office:value-type="string" office:string-value="b" calcext:value-type="string">
            <text:p>b</text:p>
          </table:table-cell>
          <table:table-cell table:style-name="ce25" table:formula="of:=IF([.$G155];[$Themenliste.$E213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155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 office:value-type="string" office:string-value="3" calcext:value-type="string">
            <text:p>3</text:p>
          </table:table-cell>
          <table:table-cell table:style-name="ce27" table:formula="of:=AND([.K155];[.M155])" office:value-type="boolean" office:boolean-value="true" calcext:value-type="boolean">
            <text:p>WAHR</text:p>
          </table:table-cell>
          <table:table-cell table:style-name="ce27" table:formula="of:=AND([$Themenliste.$K161] = 1;[$Variablen.$A$2] = 1)" office:value-type="boolean" office:boolean-value="false" calcext:value-type="boolean">
            <text:p>FALSCH</text:p>
          </table:table-cell>
          <table:table-cell table:style-name="ce27" table:formula="of:=AND([$Themenliste.$L161] = 1;[$Variablen.$B$2] = 1)" office:value-type="boolean" office:boolean-value="false" calcext:value-type="boolean">
            <text:p>FALSCH</text:p>
          </table:table-cell>
          <table:table-cell table:style-name="ce27" table:formula="of:=AND([$Themenliste.$M161] = 1;[$Variablen.$C$2] = 1)" office:value-type="boolean" office:boolean-value="true" calcext:value-type="boolean">
            <text:p>WAHR</text:p>
          </table:table-cell>
          <table:table-cell table:style-name="ce27" table:formula="of:=OR([.H155];[.I155];[.J155])" office:value-type="boolean" office:boolean-value="true" calcext:value-type="boolean">
            <text:p>WAHR</text:p>
          </table:table-cell>
          <table:table-cell table:style-name="ce27" table:formula="of:=IF([$Themenliste.$J161] = 1)" office:value-type="boolean" office:boolean-value="false" calcext:value-type="boolean">
            <text:p>FALSCH</text:p>
          </table:table-cell>
          <table:table-cell table:style-name="ce27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6];[$Themenliste.$A162];&quot;&quot;)" office:value-type="string" office:string-value="9.3.c" calcext:value-type="string">
            <text:p>9.3.c</text:p>
          </table:table-cell>
          <table:table-cell table:style-name="ce25" table:formula="of:=IF([.$G156];[$Themenliste.$B162];&quot;&quot;)" office:value-type="string" office:string-value="Service" calcext:value-type="string">
            <text:p>Service</text:p>
          </table:table-cell>
          <table:table-cell table:style-name="ce25" table:formula="of:=IF([.$G156];[$Themenliste.$C162];&quot;&quot;)" office:value-type="string" office:string-value="Systemunterstützung" calcext:value-type="string">
            <text:p>Systemunterstützung</text:p>
          </table:table-cell>
          <table:table-cell table:style-name="ce22" table:formula="of:=IF([.$G156];[$Themenliste.$D162];&quot;&quot;)" office:value-type="string" office:string-value="c" calcext:value-type="string">
            <text:p>c</text:p>
          </table:table-cell>
          <table:table-cell table:style-name="ce25" table:formula="of:=IF([.$G156];[$Themenliste.$E214];&quot;&quot;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style-name="ce22" table:formula="of:=IF([.$G156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 office:value-type="string" office:string-value="3" calcext:value-type="string">
            <text:p>3</text:p>
          </table:table-cell>
          <table:table-cell table:style-name="ce27" table:formula="of:=AND([.K156];[.M156])" office:value-type="boolean" office:boolean-value="true" calcext:value-type="boolean">
            <text:p>WAHR</text:p>
          </table:table-cell>
          <table:table-cell table:style-name="ce27" table:formula="of:=AND([$Themenliste.$K162] = 1;[$Variablen.$A$2] = 1)" office:value-type="boolean" office:boolean-value="false" calcext:value-type="boolean">
            <text:p>FALSCH</text:p>
          </table:table-cell>
          <table:table-cell table:style-name="ce27" table:formula="of:=AND([$Themenliste.$L162] = 1;[$Variablen.$B$2] = 1)" office:value-type="boolean" office:boolean-value="false" calcext:value-type="boolean">
            <text:p>FALSCH</text:p>
          </table:table-cell>
          <table:table-cell table:style-name="ce27" table:formula="of:=AND([$Themenliste.$M162] = 1;[$Variablen.$C$2] = 1)" office:value-type="boolean" office:boolean-value="true" calcext:value-type="boolean">
            <text:p>WAHR</text:p>
          </table:table-cell>
          <table:table-cell table:style-name="ce27" table:formula="of:=OR([.H156];[.I156];[.J156])" office:value-type="boolean" office:boolean-value="true" calcext:value-type="boolean">
            <text:p>WAHR</text:p>
          </table:table-cell>
          <table:table-cell table:style-name="ce27" table:formula="of:=IF([$Themenliste.$J162] = 1)" office:value-type="boolean" office:boolean-value="false" calcext:value-type="boolean">
            <text:p>FALSCH</text:p>
          </table:table-cell>
          <table:table-cell table:style-name="ce27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7];[$Themenliste.$A163];&quot;&quot;)" office:value-type="string" office:string-value="9.3.d" calcext:value-type="string">
            <text:p>9.3.d</text:p>
          </table:table-cell>
          <table:table-cell table:style-name="ce25" table:formula="of:=IF([.$G157];[$Themenliste.$B163];&quot;&quot;)" office:value-type="string" office:string-value="Service" calcext:value-type="string">
            <text:p>Service</text:p>
          </table:table-cell>
          <table:table-cell table:style-name="ce25" table:formula="of:=IF([.$G157];[$Themenliste.$C163];&quot;&quot;)" office:value-type="string" office:string-value="Systemunterstützung" calcext:value-type="string">
            <text:p>Systemunterstützung</text:p>
          </table:table-cell>
          <table:table-cell table:style-name="ce22" table:formula="of:=IF([.$G157];[$Themenliste.$D163];&quot;&quot;)" office:value-type="string" office:string-value="d" calcext:value-type="string">
            <text:p>d</text:p>
          </table:table-cell>
          <table:table-cell table:style-name="ce25" table:formula="of:=IF([.$G157];[$Themenliste.$E215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157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 office:value-type="string" office:string-value="3" calcext:value-type="string">
            <text:p>3</text:p>
          </table:table-cell>
          <table:table-cell table:style-name="ce27" table:formula="of:=AND([.K157];[.M157])" office:value-type="boolean" office:boolean-value="true" calcext:value-type="boolean">
            <text:p>WAHR</text:p>
          </table:table-cell>
          <table:table-cell table:style-name="ce27" table:formula="of:=AND([$Themenliste.$K163] = 1;[$Variablen.$A$2] = 1)" office:value-type="boolean" office:boolean-value="false" calcext:value-type="boolean">
            <text:p>FALSCH</text:p>
          </table:table-cell>
          <table:table-cell table:style-name="ce27" table:formula="of:=AND([$Themenliste.$L163] = 1;[$Variablen.$B$2] = 1)" office:value-type="boolean" office:boolean-value="false" calcext:value-type="boolean">
            <text:p>FALSCH</text:p>
          </table:table-cell>
          <table:table-cell table:style-name="ce27" table:formula="of:=AND([$Themenliste.$M163] = 1;[$Variablen.$C$2] = 1)" office:value-type="boolean" office:boolean-value="true" calcext:value-type="boolean">
            <text:p>WAHR</text:p>
          </table:table-cell>
          <table:table-cell table:style-name="ce27" table:formula="of:=OR([.H157];[.I157];[.J157])" office:value-type="boolean" office:boolean-value="true" calcext:value-type="boolean">
            <text:p>WAHR</text:p>
          </table:table-cell>
          <table:table-cell table:style-name="ce27" table:formula="of:=IF([$Themenliste.$J163] = 1)" office:value-type="boolean" office:boolean-value="false" calcext:value-type="boolean">
            <text:p>FALSCH</text:p>
          </table:table-cell>
          <table:table-cell table:style-name="ce27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8];[$Themenliste.$A164];&quot;&quot;)" office:value-type="string" office:string-value="9.3.e" calcext:value-type="string">
            <text:p>9.3.e</text:p>
          </table:table-cell>
          <table:table-cell table:style-name="ce25" table:formula="of:=IF([.$G158];[$Themenliste.$B164];&quot;&quot;)" office:value-type="string" office:string-value="Service" calcext:value-type="string">
            <text:p>Service</text:p>
          </table:table-cell>
          <table:table-cell table:style-name="ce25" table:formula="of:=IF([.$G158];[$Themenliste.$C164];&quot;&quot;)" office:value-type="string" office:string-value="Systemunterstützung" calcext:value-type="string">
            <text:p>Systemunterstützung</text:p>
          </table:table-cell>
          <table:table-cell table:style-name="ce22" table:formula="of:=IF([.$G158];[$Themenliste.$D164];&quot;&quot;)" office:value-type="string" office:string-value="e" calcext:value-type="string">
            <text:p>e</text:p>
          </table:table-cell>
          <table:table-cell table:style-name="ce25" table:formula="of:=IF([.$G158];[$Themenliste.$E216];&quot;&quot;)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style-name="ce22" table:formula="of:=IF([.$G158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 office:value-type="string" office:string-value="3" calcext:value-type="string">
            <text:p>3</text:p>
          </table:table-cell>
          <table:table-cell table:style-name="ce27" table:formula="of:=AND([.K158];[.M158])" office:value-type="boolean" office:boolean-value="true" calcext:value-type="boolean">
            <text:p>WAHR</text:p>
          </table:table-cell>
          <table:table-cell table:style-name="ce27" table:formula="of:=AND([$Themenliste.$K164] = 1;[$Variablen.$A$2] = 1)" office:value-type="boolean" office:boolean-value="false" calcext:value-type="boolean">
            <text:p>FALSCH</text:p>
          </table:table-cell>
          <table:table-cell table:style-name="ce27" table:formula="of:=AND([$Themenliste.$L164] = 1;[$Variablen.$B$2] = 1)" office:value-type="boolean" office:boolean-value="false" calcext:value-type="boolean">
            <text:p>FALSCH</text:p>
          </table:table-cell>
          <table:table-cell table:style-name="ce27" table:formula="of:=AND([$Themenliste.$M164] = 1;[$Variablen.$C$2] = 1)" office:value-type="boolean" office:boolean-value="true" calcext:value-type="boolean">
            <text:p>WAHR</text:p>
          </table:table-cell>
          <table:table-cell table:style-name="ce27" table:formula="of:=OR([.H158];[.I158];[.J158])" office:value-type="boolean" office:boolean-value="true" calcext:value-type="boolean">
            <text:p>WAHR</text:p>
          </table:table-cell>
          <table:table-cell table:style-name="ce27" table:formula="of:=IF([$Themenliste.$J164] = 1)" office:value-type="boolean" office:boolean-value="false" calcext:value-type="boolean">
            <text:p>FALSCH</text:p>
          </table:table-cell>
          <table:table-cell table:style-name="ce27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9];[$Themenliste.$A165];&quot;&quot;)" office:value-type="string" office:string-value="10.1.a" calcext:value-type="string">
            <text:p>10.1.a</text:p>
          </table:table-cell>
          <table:table-cell table:style-name="ce25" table:formula="of:=IF([.$G159];[$Themenliste.$B16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59];[$Themenliste.$C165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59];[$Themenliste.$D165];&quot;&quot;)" office:value-type="string" office:string-value="a" calcext:value-type="string">
            <text:p>a</text:p>
          </table:table-cell>
          <table:table-cell table:style-name="ce25" table:formula="of:=IF([.$G159];[$Themenliste.$E217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159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 office:value-type="string" office:string-value="3" calcext:value-type="string">
            <text:p>3</text:p>
          </table:table-cell>
          <table:table-cell table:style-name="ce27" table:formula="of:=AND([.K159];[.M159])" office:value-type="boolean" office:boolean-value="true" calcext:value-type="boolean">
            <text:p>WAHR</text:p>
          </table:table-cell>
          <table:table-cell table:style-name="ce27" table:formula="of:=AND([$Themenliste.$K165] = 1;[$Variablen.$A$2] = 1)" office:value-type="boolean" office:boolean-value="false" calcext:value-type="boolean">
            <text:p>FALSCH</text:p>
          </table:table-cell>
          <table:table-cell table:style-name="ce27" table:formula="of:=AND([$Themenliste.$L165] = 1;[$Variablen.$B$2] = 1)" office:value-type="boolean" office:boolean-value="false" calcext:value-type="boolean">
            <text:p>FALSCH</text:p>
          </table:table-cell>
          <table:table-cell table:style-name="ce27" table:formula="of:=AND([$Themenliste.$M165] = 1;[$Variablen.$C$2] = 1)" office:value-type="boolean" office:boolean-value="true" calcext:value-type="boolean">
            <text:p>WAHR</text:p>
          </table:table-cell>
          <table:table-cell table:style-name="ce27" table:formula="of:=OR([.H159];[.I159];[.J159])" office:value-type="boolean" office:boolean-value="true" calcext:value-type="boolean">
            <text:p>WAHR</text:p>
          </table:table-cell>
          <table:table-cell table:style-name="ce27" table:formula="of:=IF([$Themenliste.$J165] = 1)" office:value-type="boolean" office:boolean-value="false" calcext:value-type="boolean">
            <text:p>FALSCH</text:p>
          </table:table-cell>
          <table:table-cell table:style-name="ce27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160];[$Themenliste.$A166];&quot;&quot;)" office:value-type="string" office:string-value="10.1.b" calcext:value-type="string">
            <text:p>10.1.b</text:p>
          </table:table-cell>
          <table:table-cell table:style-name="ce25" table:formula="of:=IF([.$G160];[$Themenliste.$B16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0];[$Themenliste.$C166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0];[$Themenliste.$D166];&quot;&quot;)" office:value-type="string" office:string-value="b" calcext:value-type="string">
            <text:p>b</text:p>
          </table:table-cell>
          <table:table-cell table:style-name="ce25" table:formula="of:=IF([.$G160];[$Themenliste.$E218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160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 office:value-type="string" office:string-value="3" calcext:value-type="string">
            <text:p>3</text:p>
          </table:table-cell>
          <table:table-cell table:style-name="ce27" table:formula="of:=AND([.K160];[.M160])" office:value-type="boolean" office:boolean-value="true" calcext:value-type="boolean">
            <text:p>WAHR</text:p>
          </table:table-cell>
          <table:table-cell table:style-name="ce27" table:formula="of:=AND([$Themenliste.$K166] = 1;[$Variablen.$A$2] = 1)" office:value-type="boolean" office:boolean-value="false" calcext:value-type="boolean">
            <text:p>FALSCH</text:p>
          </table:table-cell>
          <table:table-cell table:style-name="ce27" table:formula="of:=AND([$Themenliste.$L166] = 1;[$Variablen.$B$2] = 1)" office:value-type="boolean" office:boolean-value="false" calcext:value-type="boolean">
            <text:p>FALSCH</text:p>
          </table:table-cell>
          <table:table-cell table:style-name="ce27" table:formula="of:=AND([$Themenliste.$M166] = 1;[$Variablen.$C$2] = 1)" office:value-type="boolean" office:boolean-value="true" calcext:value-type="boolean">
            <text:p>WAHR</text:p>
          </table:table-cell>
          <table:table-cell table:style-name="ce27" table:formula="of:=OR([.H160];[.I160];[.J160])" office:value-type="boolean" office:boolean-value="true" calcext:value-type="boolean">
            <text:p>WAHR</text:p>
          </table:table-cell>
          <table:table-cell table:style-name="ce27" table:formula="of:=IF([$Themenliste.$J166] = 1)" office:value-type="boolean" office:boolean-value="false" calcext:value-type="boolean">
            <text:p>FALSCH</text:p>
          </table:table-cell>
          <table:table-cell table:style-name="ce27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61];[$Themenliste.$A167];&quot;&quot;)" office:value-type="string" office:string-value="10.1.c" calcext:value-type="string">
            <text:p>10.1.c</text:p>
          </table:table-cell>
          <table:table-cell table:style-name="ce25" table:formula="of:=IF([.$G161];[$Themenliste.$B167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1];[$Themenliste.$C167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1];[$Themenliste.$D167];&quot;&quot;)" office:value-type="string" office:string-value="c" calcext:value-type="string">
            <text:p>c</text:p>
          </table:table-cell>
          <table:table-cell table:style-name="ce25" table:formula="of:=IF([.$G161];[$Themenliste.$E219];&quot;&quot;)" office:value-type="string" office:string-value="einsatzgebietstypische Designverfahren anwenden" calcext:value-type="string">
            <text:p>einsatzgebietstypische Designverfahren anwenden</text:p>
          </table:table-cell>
          <table:table-cell table:style-name="ce22" table:formula="of:=IF([.$G161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 office:value-type="string" office:string-value="3" calcext:value-type="string">
            <text:p>3</text:p>
          </table:table-cell>
          <table:table-cell table:style-name="ce27" table:formula="of:=AND([.K161];[.M161])" office:value-type="boolean" office:boolean-value="true" calcext:value-type="boolean">
            <text:p>WAHR</text:p>
          </table:table-cell>
          <table:table-cell table:style-name="ce27" table:formula="of:=AND([$Themenliste.$K167] = 1;[$Variablen.$A$2] = 1)" office:value-type="boolean" office:boolean-value="false" calcext:value-type="boolean">
            <text:p>FALSCH</text:p>
          </table:table-cell>
          <table:table-cell table:style-name="ce27" table:formula="of:=AND([$Themenliste.$L167] = 1;[$Variablen.$B$2] = 1)" office:value-type="boolean" office:boolean-value="false" calcext:value-type="boolean">
            <text:p>FALSCH</text:p>
          </table:table-cell>
          <table:table-cell table:style-name="ce27" table:formula="of:=AND([$Themenliste.$M167] = 1;[$Variablen.$C$2] = 1)" office:value-type="boolean" office:boolean-value="true" calcext:value-type="boolean">
            <text:p>WAHR</text:p>
          </table:table-cell>
          <table:table-cell table:style-name="ce27" table:formula="of:=OR([.H161];[.I161];[.J161])" office:value-type="boolean" office:boolean-value="true" calcext:value-type="boolean">
            <text:p>WAHR</text:p>
          </table:table-cell>
          <table:table-cell table:style-name="ce27" table:formula="of:=IF([$Themenliste.$J167] = 1)" office:value-type="boolean" office:boolean-value="false" calcext:value-type="boolean">
            <text:p>FALSCH</text:p>
          </table:table-cell>
          <table:table-cell table:style-name="ce27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62];[$Themenliste.$A168];&quot;&quot;)" office:value-type="string" office:string-value="10.1.d" calcext:value-type="string">
            <text:p>10.1.d</text:p>
          </table:table-cell>
          <table:table-cell table:style-name="ce25" table:formula="of:=IF([.$G162];[$Themenliste.$B168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2];[$Themenliste.$C168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2];[$Themenliste.$D168];&quot;&quot;)" office:value-type="string" office:string-value="d" calcext:value-type="string">
            <text:p>d</text:p>
          </table:table-cell>
          <table:table-cell table:style-name="ce25" table:formula="of:=IF([.$G162];[$Themenliste.$E220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162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 office:value-type="string" office:string-value="3" calcext:value-type="string">
            <text:p>3</text:p>
          </table:table-cell>
          <table:table-cell table:style-name="ce27" table:formula="of:=AND([.K162];[.M162])" office:value-type="boolean" office:boolean-value="true" calcext:value-type="boolean">
            <text:p>WAHR</text:p>
          </table:table-cell>
          <table:table-cell table:style-name="ce27" table:formula="of:=AND([$Themenliste.$K168] = 1;[$Variablen.$A$2] = 1)" office:value-type="boolean" office:boolean-value="false" calcext:value-type="boolean">
            <text:p>FALSCH</text:p>
          </table:table-cell>
          <table:table-cell table:style-name="ce27" table:formula="of:=AND([$Themenliste.$L168] = 1;[$Variablen.$B$2] = 1)" office:value-type="boolean" office:boolean-value="false" calcext:value-type="boolean">
            <text:p>FALSCH</text:p>
          </table:table-cell>
          <table:table-cell table:style-name="ce27" table:formula="of:=AND([$Themenliste.$M168] = 1;[$Variablen.$C$2] = 1)" office:value-type="boolean" office:boolean-value="true" calcext:value-type="boolean">
            <text:p>WAHR</text:p>
          </table:table-cell>
          <table:table-cell table:style-name="ce27" table:formula="of:=OR([.H162];[.I162];[.J162])" office:value-type="boolean" office:boolean-value="true" calcext:value-type="boolean">
            <text:p>WAHR</text:p>
          </table:table-cell>
          <table:table-cell table:style-name="ce27" table:formula="of:=IF([$Themenliste.$J168] = 1)" office:value-type="boolean" office:boolean-value="false" calcext:value-type="boolean">
            <text:p>FALSCH</text:p>
          </table:table-cell>
          <table:table-cell table:style-name="ce27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3];[$Themenliste.$A169];&quot;&quot;)" office:value-type="string" office:string-value="10.2.a" calcext:value-type="string">
            <text:p>10.2.a</text:p>
          </table:table-cell>
          <table:table-cell table:style-name="ce25" table:formula="of:=IF([.$G163];[$Themenliste.$B16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3];[$Themenliste.$C169];&quot;&quot;)" office:value-type="string" office:string-value="Projektplanung" calcext:value-type="string">
            <text:p>Projektplanung</text:p>
          </table:table-cell>
          <table:table-cell table:style-name="ce22" table:formula="of:=IF([.$G163];[$Themenliste.$D169];&quot;&quot;)" office:value-type="string" office:string-value="a" calcext:value-type="string">
            <text:p>a</text:p>
          </table:table-cell>
          <table:table-cell table:style-name="ce25" table:formula="of:=IF([.$G163];[$Themenliste.$E221];&quot;&quot;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style-name="ce22" table:formula="of:=IF([.$G163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 office:value-type="string" office:string-value="3" calcext:value-type="string">
            <text:p>3</text:p>
          </table:table-cell>
          <table:table-cell table:style-name="ce27" table:formula="of:=AND([.K163];[.M163])" office:value-type="boolean" office:boolean-value="true" calcext:value-type="boolean">
            <text:p>WAHR</text:p>
          </table:table-cell>
          <table:table-cell table:style-name="ce27" table:formula="of:=AND([$Themenliste.$K169] = 1;[$Variablen.$A$2] = 1)" office:value-type="boolean" office:boolean-value="false" calcext:value-type="boolean">
            <text:p>FALSCH</text:p>
          </table:table-cell>
          <table:table-cell table:style-name="ce27" table:formula="of:=AND([$Themenliste.$L169] = 1;[$Variablen.$B$2] = 1)" office:value-type="boolean" office:boolean-value="false" calcext:value-type="boolean">
            <text:p>FALSCH</text:p>
          </table:table-cell>
          <table:table-cell table:style-name="ce27" table:formula="of:=AND([$Themenliste.$M169] = 1;[$Variablen.$C$2] = 1)" office:value-type="boolean" office:boolean-value="true" calcext:value-type="boolean">
            <text:p>WAHR</text:p>
          </table:table-cell>
          <table:table-cell table:style-name="ce27" table:formula="of:=OR([.H163];[.I163];[.J163])" office:value-type="boolean" office:boolean-value="true" calcext:value-type="boolean">
            <text:p>WAHR</text:p>
          </table:table-cell>
          <table:table-cell table:style-name="ce27" table:formula="of:=IF([$Themenliste.$J169] = 1)" office:value-type="boolean" office:boolean-value="false" calcext:value-type="boolean">
            <text:p>FALSCH</text:p>
          </table:table-cell>
          <table:table-cell table:style-name="ce27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4];[$Themenliste.$A170];&quot;&quot;)" office:value-type="string" office:string-value="10.2.b" calcext:value-type="string">
            <text:p>10.2.b</text:p>
          </table:table-cell>
          <table:table-cell table:style-name="ce25" table:formula="of:=IF([.$G164];[$Themenliste.$B17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4];[$Themenliste.$C170];&quot;&quot;)" office:value-type="string" office:string-value="Projektplanung" calcext:value-type="string">
            <text:p>Projektplanung</text:p>
          </table:table-cell>
          <table:table-cell table:style-name="ce22" table:formula="of:=IF([.$G164];[$Themenliste.$D170];&quot;&quot;)" office:value-type="string" office:string-value="b" calcext:value-type="string">
            <text:p>b</text:p>
          </table:table-cell>
          <table:table-cell table:style-name="ce25" table:formula="of:=IF([.$G164];[$Themenliste.$E222];&quot;&quot;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style-name="ce22" table:formula="of:=IF([.$G164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 office:value-type="string" office:string-value="3" calcext:value-type="string">
            <text:p>3</text:p>
          </table:table-cell>
          <table:table-cell table:style-name="ce27" table:formula="of:=AND([.K164];[.M164])" office:value-type="boolean" office:boolean-value="true" calcext:value-type="boolean">
            <text:p>WAHR</text:p>
          </table:table-cell>
          <table:table-cell table:style-name="ce27" table:formula="of:=AND([$Themenliste.$K170] = 1;[$Variablen.$A$2] = 1)" office:value-type="boolean" office:boolean-value="false" calcext:value-type="boolean">
            <text:p>FALSCH</text:p>
          </table:table-cell>
          <table:table-cell table:style-name="ce27" table:formula="of:=AND([$Themenliste.$L170] = 1;[$Variablen.$B$2] = 1)" office:value-type="boolean" office:boolean-value="false" calcext:value-type="boolean">
            <text:p>FALSCH</text:p>
          </table:table-cell>
          <table:table-cell table:style-name="ce27" table:formula="of:=AND([$Themenliste.$M170] = 1;[$Variablen.$C$2] = 1)" office:value-type="boolean" office:boolean-value="true" calcext:value-type="boolean">
            <text:p>WAHR</text:p>
          </table:table-cell>
          <table:table-cell table:style-name="ce27" table:formula="of:=OR([.H164];[.I164];[.J164])" office:value-type="boolean" office:boolean-value="true" calcext:value-type="boolean">
            <text:p>WAHR</text:p>
          </table:table-cell>
          <table:table-cell table:style-name="ce27" table:formula="of:=IF([$Themenliste.$J170] = 1)" office:value-type="boolean" office:boolean-value="false" calcext:value-type="boolean">
            <text:p>FALSCH</text:p>
          </table:table-cell>
          <table:table-cell table:style-name="ce27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5];[$Themenliste.$A171];&quot;&quot;)" office:value-type="string" office:string-value="10.2.c" calcext:value-type="string">
            <text:p>10.2.c</text:p>
          </table:table-cell>
          <table:table-cell table:style-name="ce25" table:formula="of:=IF([.$G165];[$Themenliste.$B17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5];[$Themenliste.$C171];&quot;&quot;)" office:value-type="string" office:string-value="Projektplanung" calcext:value-type="string">
            <text:p>Projektplanung</text:p>
          </table:table-cell>
          <table:table-cell table:style-name="ce22" table:formula="of:=IF([.$G165];[$Themenliste.$D171];&quot;&quot;)" office:value-type="string" office:string-value="c" calcext:value-type="string">
            <text:p>c</text:p>
          </table:table-cell>
          <table:table-cell table:style-name="ce25" table:formula="of:=IF([.$G165];[$Themenliste.$E223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165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 office:value-type="string" office:string-value="3" calcext:value-type="string">
            <text:p>3</text:p>
          </table:table-cell>
          <table:table-cell table:style-name="ce27" table:formula="of:=AND([.K165];[.M165])" office:value-type="boolean" office:boolean-value="true" calcext:value-type="boolean">
            <text:p>WAHR</text:p>
          </table:table-cell>
          <table:table-cell table:style-name="ce27" table:formula="of:=AND([$Themenliste.$K171] = 1;[$Variablen.$A$2] = 1)" office:value-type="boolean" office:boolean-value="false" calcext:value-type="boolean">
            <text:p>FALSCH</text:p>
          </table:table-cell>
          <table:table-cell table:style-name="ce27" table:formula="of:=AND([$Themenliste.$L171] = 1;[$Variablen.$B$2] = 1)" office:value-type="boolean" office:boolean-value="false" calcext:value-type="boolean">
            <text:p>FALSCH</text:p>
          </table:table-cell>
          <table:table-cell table:style-name="ce27" table:formula="of:=AND([$Themenliste.$M171] = 1;[$Variablen.$C$2] = 1)" office:value-type="boolean" office:boolean-value="true" calcext:value-type="boolean">
            <text:p>WAHR</text:p>
          </table:table-cell>
          <table:table-cell table:style-name="ce27" table:formula="of:=OR([.H165];[.I165];[.J165])" office:value-type="boolean" office:boolean-value="true" calcext:value-type="boolean">
            <text:p>WAHR</text:p>
          </table:table-cell>
          <table:table-cell table:style-name="ce27" table:formula="of:=IF([$Themenliste.$J171] = 1)" office:value-type="boolean" office:boolean-value="false" calcext:value-type="boolean">
            <text:p>FALSCH</text:p>
          </table:table-cell>
          <table:table-cell table:style-name="ce27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66];[$Themenliste.$A172];&quot;&quot;)" office:value-type="string" office:string-value="10.2.d" calcext:value-type="string">
            <text:p>10.2.d</text:p>
          </table:table-cell>
          <table:table-cell table:style-name="ce25" table:formula="of:=IF([.$G166];[$Themenliste.$B17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6];[$Themenliste.$C172];&quot;&quot;)" office:value-type="string" office:string-value="Projektplanung" calcext:value-type="string">
            <text:p>Projektplanung</text:p>
          </table:table-cell>
          <table:table-cell table:style-name="ce22" table:formula="of:=IF([.$G166];[$Themenliste.$D172];&quot;&quot;)" office:value-type="string" office:string-value="d" calcext:value-type="string">
            <text:p>d</text:p>
          </table:table-cell>
          <table:table-cell table:style-name="ce25" table:formula="of:=IF([.$G166];[$Themenliste.$E224];&quot;&quot;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style-name="ce22" table:formula="of:=IF([.$G166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 office:value-type="string" office:string-value="3" calcext:value-type="string">
            <text:p>3</text:p>
          </table:table-cell>
          <table:table-cell table:style-name="ce27" table:formula="of:=AND([.K166];[.M166])" office:value-type="boolean" office:boolean-value="true" calcext:value-type="boolean">
            <text:p>WAHR</text:p>
          </table:table-cell>
          <table:table-cell table:style-name="ce27" table:formula="of:=AND([$Themenliste.$K172] = 1;[$Variablen.$A$2] = 1)" office:value-type="boolean" office:boolean-value="false" calcext:value-type="boolean">
            <text:p>FALSCH</text:p>
          </table:table-cell>
          <table:table-cell table:style-name="ce27" table:formula="of:=AND([$Themenliste.$L172] = 1;[$Variablen.$B$2] = 1)" office:value-type="boolean" office:boolean-value="false" calcext:value-type="boolean">
            <text:p>FALSCH</text:p>
          </table:table-cell>
          <table:table-cell table:style-name="ce27" table:formula="of:=AND([$Themenliste.$M172] = 1;[$Variablen.$C$2] = 1)" office:value-type="boolean" office:boolean-value="true" calcext:value-type="boolean">
            <text:p>WAHR</text:p>
          </table:table-cell>
          <table:table-cell table:style-name="ce27" table:formula="of:=OR([.H166];[.I166];[.J166])" office:value-type="boolean" office:boolean-value="true" calcext:value-type="boolean">
            <text:p>WAHR</text:p>
          </table:table-cell>
          <table:table-cell table:style-name="ce27" table:formula="of:=IF([$Themenliste.$J172] = 1)" office:value-type="boolean" office:boolean-value="false" calcext:value-type="boolean">
            <text:p>FALSCH</text:p>
          </table:table-cell>
          <table:table-cell table:style-name="ce27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7];[$Themenliste.$A173];&quot;&quot;)" office:value-type="string" office:string-value="10.3.a" calcext:value-type="string">
            <text:p>10.3.a</text:p>
          </table:table-cell>
          <table:table-cell table:style-name="ce25" table:formula="of:=IF([.$G167];[$Themenliste.$B173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7];[$Themenliste.$C173];&quot;&quot;)" office:value-type="string" office:string-value="Projektdurchführung" calcext:value-type="string">
            <text:p>Projektdurchführung</text:p>
          </table:table-cell>
          <table:table-cell table:style-name="ce22" table:formula="of:=IF([.$G167];[$Themenliste.$D173];&quot;&quot;)" office:value-type="string" office:string-value="a" calcext:value-type="string">
            <text:p>a</text:p>
          </table:table-cell>
          <table:table-cell table:style-name="ce25" table:formula="of:=IF([.$G167];[$Themenliste.$E225];&quot;&quot;)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style-name="ce22" table:formula="of:=IF([.$G167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 office:value-type="string" office:string-value="3" calcext:value-type="string">
            <text:p>3</text:p>
          </table:table-cell>
          <table:table-cell table:style-name="ce27" table:formula="of:=AND([.K167];[.M167])" office:value-type="boolean" office:boolean-value="true" calcext:value-type="boolean">
            <text:p>WAHR</text:p>
          </table:table-cell>
          <table:table-cell table:style-name="ce27" table:formula="of:=AND([$Themenliste.$K173] = 1;[$Variablen.$A$2] = 1)" office:value-type="boolean" office:boolean-value="false" calcext:value-type="boolean">
            <text:p>FALSCH</text:p>
          </table:table-cell>
          <table:table-cell table:style-name="ce27" table:formula="of:=AND([$Themenliste.$L173] = 1;[$Variablen.$B$2] = 1)" office:value-type="boolean" office:boolean-value="false" calcext:value-type="boolean">
            <text:p>FALSCH</text:p>
          </table:table-cell>
          <table:table-cell table:style-name="ce27" table:formula="of:=AND([$Themenliste.$M173] = 1;[$Variablen.$C$2] = 1)" office:value-type="boolean" office:boolean-value="true" calcext:value-type="boolean">
            <text:p>WAHR</text:p>
          </table:table-cell>
          <table:table-cell table:style-name="ce27" table:formula="of:=OR([.H167];[.I167];[.J167])" office:value-type="boolean" office:boolean-value="true" calcext:value-type="boolean">
            <text:p>WAHR</text:p>
          </table:table-cell>
          <table:table-cell table:style-name="ce27" table:formula="of:=IF([$Themenliste.$J173] = 1)" office:value-type="boolean" office:boolean-value="false" calcext:value-type="boolean">
            <text:p>FALSCH</text:p>
          </table:table-cell>
          <table:table-cell table:style-name="ce27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8];[$Themenliste.$A174];&quot;&quot;)" office:value-type="string" office:string-value="10.3.b" calcext:value-type="string">
            <text:p>10.3.b</text:p>
          </table:table-cell>
          <table:table-cell table:style-name="ce25" table:formula="of:=IF([.$G168];[$Themenliste.$B174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8];[$Themenliste.$C174];&quot;&quot;)" office:value-type="string" office:string-value="Projektdurchführung" calcext:value-type="string">
            <text:p>Projektdurchführung</text:p>
          </table:table-cell>
          <table:table-cell table:style-name="ce22" table:formula="of:=IF([.$G168];[$Themenliste.$D174];&quot;&quot;)" office:value-type="string" office:string-value="b" calcext:value-type="string">
            <text:p>b</text:p>
          </table:table-cell>
          <table:table-cell table:style-name="ce25" table:formula="of:=IF([.$G168];[$Themenliste.$E226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168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 office:value-type="string" office:string-value="3" calcext:value-type="string">
            <text:p>3</text:p>
          </table:table-cell>
          <table:table-cell table:style-name="ce27" table:formula="of:=AND([.K168];[.M168])" office:value-type="boolean" office:boolean-value="true" calcext:value-type="boolean">
            <text:p>WAHR</text:p>
          </table:table-cell>
          <table:table-cell table:style-name="ce27" table:formula="of:=AND([$Themenliste.$K174] = 1;[$Variablen.$A$2] = 1)" office:value-type="boolean" office:boolean-value="false" calcext:value-type="boolean">
            <text:p>FALSCH</text:p>
          </table:table-cell>
          <table:table-cell table:style-name="ce27" table:formula="of:=AND([$Themenliste.$L174] = 1;[$Variablen.$B$2] = 1)" office:value-type="boolean" office:boolean-value="false" calcext:value-type="boolean">
            <text:p>FALSCH</text:p>
          </table:table-cell>
          <table:table-cell table:style-name="ce27" table:formula="of:=AND([$Themenliste.$M174] = 1;[$Variablen.$C$2] = 1)" office:value-type="boolean" office:boolean-value="true" calcext:value-type="boolean">
            <text:p>WAHR</text:p>
          </table:table-cell>
          <table:table-cell table:style-name="ce27" table:formula="of:=OR([.H168];[.I168];[.J168])" office:value-type="boolean" office:boolean-value="true" calcext:value-type="boolean">
            <text:p>WAHR</text:p>
          </table:table-cell>
          <table:table-cell table:style-name="ce27" table:formula="of:=IF([$Themenliste.$J174] = 1)" office:value-type="boolean" office:boolean-value="false" calcext:value-type="boolean">
            <text:p>FALSCH</text:p>
          </table:table-cell>
          <table:table-cell table:style-name="ce27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69];[$Themenliste.$A175];&quot;&quot;)" office:value-type="string" office:string-value="10.3.c" calcext:value-type="string">
            <text:p>10.3.c</text:p>
          </table:table-cell>
          <table:table-cell table:style-name="ce25" table:formula="of:=IF([.$G169];[$Themenliste.$B17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9];[$Themenliste.$C175];&quot;&quot;)" office:value-type="string" office:string-value="Projektdurchführung" calcext:value-type="string">
            <text:p>Projektdurchführung</text:p>
          </table:table-cell>
          <table:table-cell table:style-name="ce22" table:formula="of:=IF([.$G169];[$Themenliste.$D175];&quot;&quot;)" office:value-type="string" office:string-value="c" calcext:value-type="string">
            <text:p>c</text:p>
          </table:table-cell>
          <table:table-cell table:style-name="ce25" table:formula="of:=IF([.$G169];[$Themenliste.$E227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169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 office:value-type="string" office:string-value="3" calcext:value-type="string">
            <text:p>3</text:p>
          </table:table-cell>
          <table:table-cell table:style-name="ce27" table:formula="of:=AND([.K169];[.M169])" office:value-type="boolean" office:boolean-value="true" calcext:value-type="boolean">
            <text:p>WAHR</text:p>
          </table:table-cell>
          <table:table-cell table:style-name="ce27" table:formula="of:=AND([$Themenliste.$K175] = 1;[$Variablen.$A$2] = 1)" office:value-type="boolean" office:boolean-value="false" calcext:value-type="boolean">
            <text:p>FALSCH</text:p>
          </table:table-cell>
          <table:table-cell table:style-name="ce27" table:formula="of:=AND([$Themenliste.$L175] = 1;[$Variablen.$B$2] = 1)" office:value-type="boolean" office:boolean-value="false" calcext:value-type="boolean">
            <text:p>FALSCH</text:p>
          </table:table-cell>
          <table:table-cell table:style-name="ce27" table:formula="of:=AND([$Themenliste.$M175] = 1;[$Variablen.$C$2] = 1)" office:value-type="boolean" office:boolean-value="true" calcext:value-type="boolean">
            <text:p>WAHR</text:p>
          </table:table-cell>
          <table:table-cell table:style-name="ce27" table:formula="of:=OR([.H169];[.I169];[.J169])" office:value-type="boolean" office:boolean-value="true" calcext:value-type="boolean">
            <text:p>WAHR</text:p>
          </table:table-cell>
          <table:table-cell table:style-name="ce27" table:formula="of:=IF([$Themenliste.$J175] = 1)" office:value-type="boolean" office:boolean-value="false" calcext:value-type="boolean">
            <text:p>FALSCH</text:p>
          </table:table-cell>
          <table:table-cell table:style-name="ce27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0];[$Themenliste.$A176];&quot;&quot;)" office:value-type="string" office:string-value="10.3.d" calcext:value-type="string">
            <text:p>10.3.d</text:p>
          </table:table-cell>
          <table:table-cell table:style-name="ce25" table:formula="of:=IF([.$G170];[$Themenliste.$B17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0];[$Themenliste.$C176];&quot;&quot;)" office:value-type="string" office:string-value="Projektdurchführung" calcext:value-type="string">
            <text:p>Projektdurchführung</text:p>
          </table:table-cell>
          <table:table-cell table:style-name="ce22" table:formula="of:=IF([.$G170];[$Themenliste.$D176];&quot;&quot;)" office:value-type="string" office:string-value="d" calcext:value-type="string">
            <text:p>d</text:p>
          </table:table-cell>
          <table:table-cell table:style-name="ce25" table:formula="of:=IF([.$G170];[$Themenliste.$E228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170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 office:value-type="string" office:string-value="3" calcext:value-type="string">
            <text:p>3</text:p>
          </table:table-cell>
          <table:table-cell table:style-name="ce27" table:formula="of:=AND([.K170];[.M170])" office:value-type="boolean" office:boolean-value="true" calcext:value-type="boolean">
            <text:p>WAHR</text:p>
          </table:table-cell>
          <table:table-cell table:style-name="ce27" table:formula="of:=AND([$Themenliste.$K176] = 1;[$Variablen.$A$2] = 1)" office:value-type="boolean" office:boolean-value="false" calcext:value-type="boolean">
            <text:p>FALSCH</text:p>
          </table:table-cell>
          <table:table-cell table:style-name="ce27" table:formula="of:=AND([$Themenliste.$L176] = 1;[$Variablen.$B$2] = 1)" office:value-type="boolean" office:boolean-value="false" calcext:value-type="boolean">
            <text:p>FALSCH</text:p>
          </table:table-cell>
          <table:table-cell table:style-name="ce27" table:formula="of:=AND([$Themenliste.$M176] = 1;[$Variablen.$C$2] = 1)" office:value-type="boolean" office:boolean-value="true" calcext:value-type="boolean">
            <text:p>WAHR</text:p>
          </table:table-cell>
          <table:table-cell table:style-name="ce27" table:formula="of:=OR([.H170];[.I170];[.J170])" office:value-type="boolean" office:boolean-value="true" calcext:value-type="boolean">
            <text:p>WAHR</text:p>
          </table:table-cell>
          <table:table-cell table:style-name="ce27" table:formula="of:=IF([$Themenliste.$J176] = 1)" office:value-type="boolean" office:boolean-value="false" calcext:value-type="boolean">
            <text:p>FALSCH</text:p>
          </table:table-cell>
          <table:table-cell table:style-name="ce27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1];[$Themenliste.$A177];&quot;&quot;)" office:value-type="string" office:string-value="10.3.e" calcext:value-type="string">
            <text:p>10.3.e</text:p>
          </table:table-cell>
          <table:table-cell table:style-name="ce25" table:formula="of:=IF([.$G171];[$Themenliste.$B177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1];[$Themenliste.$C177];&quot;&quot;)" office:value-type="string" office:string-value="Projektdurchführung" calcext:value-type="string">
            <text:p>Projektdurchführung</text:p>
          </table:table-cell>
          <table:table-cell table:style-name="ce22" table:formula="of:=IF([.$G171];[$Themenliste.$D177];&quot;&quot;)" office:value-type="string" office:string-value="e" calcext:value-type="string">
            <text:p>e</text:p>
          </table:table-cell>
          <table:table-cell table:style-name="ce25" table:formula="of:=IF([.$G171];[$Themenliste.$E229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171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 office:value-type="string" office:string-value="3" calcext:value-type="string">
            <text:p>3</text:p>
          </table:table-cell>
          <table:table-cell table:style-name="ce27" table:formula="of:=AND([.K171];[.M171])" office:value-type="boolean" office:boolean-value="true" calcext:value-type="boolean">
            <text:p>WAHR</text:p>
          </table:table-cell>
          <table:table-cell table:style-name="ce27" table:formula="of:=AND([$Themenliste.$K177] = 1;[$Variablen.$A$2] = 1)" office:value-type="boolean" office:boolean-value="false" calcext:value-type="boolean">
            <text:p>FALSCH</text:p>
          </table:table-cell>
          <table:table-cell table:style-name="ce27" table:formula="of:=AND([$Themenliste.$L177] = 1;[$Variablen.$B$2] = 1)" office:value-type="boolean" office:boolean-value="false" calcext:value-type="boolean">
            <text:p>FALSCH</text:p>
          </table:table-cell>
          <table:table-cell table:style-name="ce27" table:formula="of:=AND([$Themenliste.$M177] = 1;[$Variablen.$C$2] = 1)" office:value-type="boolean" office:boolean-value="true" calcext:value-type="boolean">
            <text:p>WAHR</text:p>
          </table:table-cell>
          <table:table-cell table:style-name="ce27" table:formula="of:=OR([.H171];[.I171];[.J171])" office:value-type="boolean" office:boolean-value="true" calcext:value-type="boolean">
            <text:p>WAHR</text:p>
          </table:table-cell>
          <table:table-cell table:style-name="ce27" table:formula="of:=IF([$Themenliste.$J177] = 1)" office:value-type="boolean" office:boolean-value="false" calcext:value-type="boolean">
            <text:p>FALSCH</text:p>
          </table:table-cell>
          <table:table-cell table:style-name="ce27" table:formula="of:=IF([$Themenliste.$I1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72];[$Themenliste.$A178];&quot;&quot;)" office:value-type="string" office:string-value="10.4.a" calcext:value-type="string">
            <text:p>10.4.a</text:p>
          </table:table-cell>
          <table:table-cell table:style-name="ce25" table:formula="of:=IF([.$G172];[$Themenliste.$B178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2];[$Themenliste.$C178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2];[$Themenliste.$D178];&quot;&quot;)" office:value-type="string" office:string-value="a" calcext:value-type="string">
            <text:p>a</text:p>
          </table:table-cell>
          <table:table-cell table:style-name="ce25" table:formula="of:=IF([.$G172];[$Themenliste.$E230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172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 office:value-type="string" office:string-value="3" calcext:value-type="string">
            <text:p>3</text:p>
          </table:table-cell>
          <table:table-cell table:style-name="ce27" table:formula="of:=AND([.K172];[.M172])" office:value-type="boolean" office:boolean-value="true" calcext:value-type="boolean">
            <text:p>WAHR</text:p>
          </table:table-cell>
          <table:table-cell table:style-name="ce27" table:formula="of:=AND([$Themenliste.$K178] = 1;[$Variablen.$A$2] = 1)" office:value-type="boolean" office:boolean-value="false" calcext:value-type="boolean">
            <text:p>FALSCH</text:p>
          </table:table-cell>
          <table:table-cell table:style-name="ce27" table:formula="of:=AND([$Themenliste.$L178] = 1;[$Variablen.$B$2] = 1)" office:value-type="boolean" office:boolean-value="false" calcext:value-type="boolean">
            <text:p>FALSCH</text:p>
          </table:table-cell>
          <table:table-cell table:style-name="ce27" table:formula="of:=AND([$Themenliste.$M178] = 1;[$Variablen.$C$2] = 1)" office:value-type="boolean" office:boolean-value="true" calcext:value-type="boolean">
            <text:p>WAHR</text:p>
          </table:table-cell>
          <table:table-cell table:style-name="ce27" table:formula="of:=OR([.H172];[.I172];[.J172])" office:value-type="boolean" office:boolean-value="true" calcext:value-type="boolean">
            <text:p>WAHR</text:p>
          </table:table-cell>
          <table:table-cell table:style-name="ce27" table:formula="of:=IF([$Themenliste.$J178] = 1)" office:value-type="boolean" office:boolean-value="false" calcext:value-type="boolean">
            <text:p>FALSCH</text:p>
          </table:table-cell>
          <table:table-cell table:style-name="ce27" table:formula="of:=IF([$Themenliste.$I1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3];[$Themenliste.$A179];&quot;&quot;)" office:value-type="string" office:string-value="10.4.b" calcext:value-type="string">
            <text:p>10.4.b</text:p>
          </table:table-cell>
          <table:table-cell table:style-name="ce25" table:formula="of:=IF([.$G173];[$Themenliste.$B17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3];[$Themenliste.$C179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3];[$Themenliste.$D179];&quot;&quot;)" office:value-type="string" office:string-value="b" calcext:value-type="string">
            <text:p>b</text:p>
          </table:table-cell>
          <table:table-cell table:style-name="ce25" table:formula="of:=IF([.$G173];[$Themenliste.$E126];&quot;&quot;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style-name="ce22" table:formula="of:=IF([.$G173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 office:value-type="string" office:string-value="3" calcext:value-type="string">
            <text:p>3</text:p>
          </table:table-cell>
          <table:table-cell table:style-name="ce27" table:formula="of:=AND([.K173];[.M173])" office:value-type="boolean" office:boolean-value="true" calcext:value-type="boolean">
            <text:p>WAHR</text:p>
          </table:table-cell>
          <table:table-cell table:style-name="ce27" table:formula="of:=AND([$Themenliste.$K179] = 1;[$Variablen.$A$2] = 1)" office:value-type="boolean" office:boolean-value="false" calcext:value-type="boolean">
            <text:p>FALSCH</text:p>
          </table:table-cell>
          <table:table-cell table:style-name="ce27" table:formula="of:=AND([$Themenliste.$L179] = 1;[$Variablen.$B$2] = 1)" office:value-type="boolean" office:boolean-value="false" calcext:value-type="boolean">
            <text:p>FALSCH</text:p>
          </table:table-cell>
          <table:table-cell table:style-name="ce27" table:formula="of:=AND([$Themenliste.$M179] = 1;[$Variablen.$C$2] = 1)" office:value-type="boolean" office:boolean-value="true" calcext:value-type="boolean">
            <text:p>WAHR</text:p>
          </table:table-cell>
          <table:table-cell table:style-name="ce27" table:formula="of:=OR([.H173];[.I173];[.J173])" office:value-type="boolean" office:boolean-value="true" calcext:value-type="boolean">
            <text:p>WAHR</text:p>
          </table:table-cell>
          <table:table-cell table:style-name="ce27" table:formula="of:=IF([$Themenliste.$J179] = 1)" office:value-type="boolean" office:boolean-value="false" calcext:value-type="boolean">
            <text:p>FALSCH</text:p>
          </table:table-cell>
          <table:table-cell table:style-name="ce27" table:formula="of:=IF([$Themenliste.$I1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74];[$Themenliste.$A180];&quot;&quot;)" office:value-type="string" office:string-value="10.4.c" calcext:value-type="string">
            <text:p>10.4.c</text:p>
          </table:table-cell>
          <table:table-cell table:style-name="ce25" table:formula="of:=IF([.$G174];[$Themenliste.$B18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4];[$Themenliste.$C180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4];[$Themenliste.$D180];&quot;&quot;)" office:value-type="string" office:string-value="c" calcext:value-type="string">
            <text:p>c</text:p>
          </table:table-cell>
          <table:table-cell table:style-name="ce25" table:formula="of:=IF([.$G174];[$Themenliste.$E127];&quot;&quot;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style-name="ce22" table:formula="of:=IF([.$G174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 office:value-type="string" office:string-value="3" calcext:value-type="string">
            <text:p>3</text:p>
          </table:table-cell>
          <table:table-cell table:style-name="ce27" table:formula="of:=AND([.K174];[.M174])" office:value-type="boolean" office:boolean-value="true" calcext:value-type="boolean">
            <text:p>WAHR</text:p>
          </table:table-cell>
          <table:table-cell table:style-name="ce27" table:formula="of:=AND([$Themenliste.$K180] = 1;[$Variablen.$A$2] = 1)" office:value-type="boolean" office:boolean-value="false" calcext:value-type="boolean">
            <text:p>FALSCH</text:p>
          </table:table-cell>
          <table:table-cell table:style-name="ce27" table:formula="of:=AND([$Themenliste.$L180] = 1;[$Variablen.$B$2] = 1)" office:value-type="boolean" office:boolean-value="false" calcext:value-type="boolean">
            <text:p>FALSCH</text:p>
          </table:table-cell>
          <table:table-cell table:style-name="ce27" table:formula="of:=AND([$Themenliste.$M180] = 1;[$Variablen.$C$2] = 1)" office:value-type="boolean" office:boolean-value="true" calcext:value-type="boolean">
            <text:p>WAHR</text:p>
          </table:table-cell>
          <table:table-cell table:style-name="ce27" table:formula="of:=OR([.H174];[.I174];[.J174])" office:value-type="boolean" office:boolean-value="true" calcext:value-type="boolean">
            <text:p>WAHR</text:p>
          </table:table-cell>
          <table:table-cell table:style-name="ce27" table:formula="of:=IF([$Themenliste.$J180] = 1)" office:value-type="boolean" office:boolean-value="false" calcext:value-type="boolean">
            <text:p>FALSCH</text:p>
          </table:table-cell>
          <table:table-cell table:style-name="ce27" table:formula="of:=IF([$Themenliste.$I1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75];[$Themenliste.$A181];&quot;&quot;)" office:value-type="string" office:string-value="10.4.d" calcext:value-type="string">
            <text:p>10.4.d</text:p>
          </table:table-cell>
          <table:table-cell table:style-name="ce25" table:formula="of:=IF([.$G175];[$Themenliste.$B18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5];[$Themenliste.$C181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5];[$Themenliste.$D181];&quot;&quot;)" office:value-type="string" office:string-value="d" calcext:value-type="string">
            <text:p>d</text:p>
          </table:table-cell>
          <table:table-cell table:style-name="ce25" table:formula="of:=IF([.$G175];[$Themenliste.$E128];&quot;&quot;)" office:value-type="string" office:string-value="Betriebssystemsteuersprachen anwenden" calcext:value-type="string">
            <text:p>Betriebssystemsteuersprachen anwenden</text:p>
          </table:table-cell>
          <table:table-cell table:style-name="ce22" table:formula="of:=IF([.$G175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 office:value-type="string" office:string-value="3" calcext:value-type="string">
            <text:p>3</text:p>
          </table:table-cell>
          <table:table-cell table:style-name="ce27" table:formula="of:=AND([.K175];[.M175])" office:value-type="boolean" office:boolean-value="true" calcext:value-type="boolean">
            <text:p>WAHR</text:p>
          </table:table-cell>
          <table:table-cell table:style-name="ce27" table:formula="of:=AND([$Themenliste.$K181] = 1;[$Variablen.$A$2] = 1)" office:value-type="boolean" office:boolean-value="false" calcext:value-type="boolean">
            <text:p>FALSCH</text:p>
          </table:table-cell>
          <table:table-cell table:style-name="ce27" table:formula="of:=AND([$Themenliste.$L181] = 1;[$Variablen.$B$2] = 1)" office:value-type="boolean" office:boolean-value="false" calcext:value-type="boolean">
            <text:p>FALSCH</text:p>
          </table:table-cell>
          <table:table-cell table:style-name="ce27" table:formula="of:=AND([$Themenliste.$M181] = 1;[$Variablen.$C$2] = 1)" office:value-type="boolean" office:boolean-value="true" calcext:value-type="boolean">
            <text:p>WAHR</text:p>
          </table:table-cell>
          <table:table-cell table:style-name="ce27" table:formula="of:=OR([.H175];[.I175];[.J175])" office:value-type="boolean" office:boolean-value="true" calcext:value-type="boolean">
            <text:p>WAHR</text:p>
          </table:table-cell>
          <table:table-cell table:style-name="ce27" table:formula="of:=IF([$Themenliste.$J181] = 1)" office:value-type="boolean" office:boolean-value="false" calcext:value-type="boolean">
            <text:p>FALSCH</text:p>
          </table:table-cell>
          <table:table-cell table:style-name="ce27" table:formula="of:=IF([$Themenliste.$I1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6];[$Themenliste.$A182];&quot;&quot;)" office:value-type="string" office:string-value="10.4.e" calcext:value-type="string">
            <text:p>10.4.e</text:p>
          </table:table-cell>
          <table:table-cell table:style-name="ce25" table:formula="of:=IF([.$G176];[$Themenliste.$B18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6];[$Themenliste.$C182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6];[$Themenliste.$D182];&quot;&quot;)" office:value-type="string" office:string-value="e" calcext:value-type="string">
            <text:p>e</text:p>
          </table:table-cell>
          <table:table-cell table:style-name="ce25" table:formula="of:=IF([.$G176];[$Themenliste.$E129];&quot;&quot;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style-name="ce22" table:formula="of:=IF([.$G176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 office:value-type="string" office:string-value="3" calcext:value-type="string">
            <text:p>3</text:p>
          </table:table-cell>
          <table:table-cell table:style-name="ce27" table:formula="of:=AND([.K176];[.M176])" office:value-type="boolean" office:boolean-value="true" calcext:value-type="boolean">
            <text:p>WAHR</text:p>
          </table:table-cell>
          <table:table-cell table:style-name="ce27" table:formula="of:=AND([$Themenliste.$K182] = 1;[$Variablen.$A$2] = 1)" office:value-type="boolean" office:boolean-value="false" calcext:value-type="boolean">
            <text:p>FALSCH</text:p>
          </table:table-cell>
          <table:table-cell table:style-name="ce27" table:formula="of:=AND([$Themenliste.$L182] = 1;[$Variablen.$B$2] = 1)" office:value-type="boolean" office:boolean-value="false" calcext:value-type="boolean">
            <text:p>FALSCH</text:p>
          </table:table-cell>
          <table:table-cell table:style-name="ce27" table:formula="of:=AND([$Themenliste.$M182] = 1;[$Variablen.$C$2] = 1)" office:value-type="boolean" office:boolean-value="true" calcext:value-type="boolean">
            <text:p>WAHR</text:p>
          </table:table-cell>
          <table:table-cell table:style-name="ce27" table:formula="of:=OR([.H176];[.I176];[.J176])" office:value-type="boolean" office:boolean-value="true" calcext:value-type="boolean">
            <text:p>WAHR</text:p>
          </table:table-cell>
          <table:table-cell table:style-name="ce27" table:formula="of:=IF([$Themenliste.$J182] = 1)" office:value-type="boolean" office:boolean-value="false" calcext:value-type="boolean">
            <text:p>FALSCH</text:p>
          </table:table-cell>
          <table:table-cell table:style-name="ce27" table:formula="of:=IF([$Themenliste.$I1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77];[$Themenliste.$A183];&quot;&quot;)">
            <text:p/>
          </table:table-cell>
          <table:table-cell table:style-name="ce25" table:formula="of:=IF([.$G177];[$Themenliste.$B183];&quot;&quot;)">
            <text:p/>
          </table:table-cell>
          <table:table-cell table:style-name="ce25" table:formula="of:=IF([.$G177];[$Themenliste.$C183];&quot;&quot;)">
            <text:p/>
          </table:table-cell>
          <table:table-cell table:style-name="ce22" table:formula="of:=IF([.$G177];[$Themenliste.$D183];&quot;&quot;)">
            <text:p/>
          </table:table-cell>
          <table:table-cell table:style-name="ce25" table:formula="of:=IF([.$G177];[$Themenliste.$E130];&quot;&quot;)">
            <text:p/>
          </table:table-cell>
          <table:table-cell table:style-name="ce22" table:formula="of:=IF([.$G177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>
            <text:p/>
          </table:table-cell>
          <table:table-cell table:style-name="ce27" table:formula="of:=AND([.K177];[.M177])" office:value-type="boolean" office:boolean-value="false" calcext:value-type="boolean">
            <text:p>FALSCH</text:p>
          </table:table-cell>
          <table:table-cell table:style-name="ce27" table:formula="of:=AND([$Themenliste.$K183] = 1;[$Variablen.$A$2] = 1)" office:value-type="boolean" office:boolean-value="false" calcext:value-type="boolean">
            <text:p>FALSCH</text:p>
          </table:table-cell>
          <table:table-cell table:style-name="ce27" table:formula="of:=AND([$Themenliste.$L183] = 1;[$Variablen.$B$2] = 1)" office:value-type="boolean" office:boolean-value="true" calcext:value-type="boolean">
            <text:p>WAHR</text:p>
          </table:table-cell>
          <table:table-cell table:style-name="ce27" table:formula="of:=AND([$Themenliste.$M183] = 1;[$Variablen.$C$2] = 1)" office:value-type="boolean" office:boolean-value="false" calcext:value-type="boolean">
            <text:p>FALSCH</text:p>
          </table:table-cell>
          <table:table-cell table:style-name="ce27" table:formula="of:=OR([.H177];[.I177];[.J177])" office:value-type="boolean" office:boolean-value="true" calcext:value-type="boolean">
            <text:p>WAHR</text:p>
          </table:table-cell>
          <table:table-cell table:style-name="ce27" table:formula="of:=IF([$Themenliste.$J183] = 1)" office:value-type="boolean" office:boolean-value="true" calcext:value-type="boolean">
            <text:p>WAHR</text:p>
          </table:table-cell>
          <table:table-cell table:style-name="ce27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78];[$Themenliste.$A184];&quot;&quot;)">
            <text:p/>
          </table:table-cell>
          <table:table-cell table:style-name="ce25" table:formula="of:=IF([.$G178];[$Themenliste.$B184];&quot;&quot;)">
            <text:p/>
          </table:table-cell>
          <table:table-cell table:style-name="ce25" table:formula="of:=IF([.$G178];[$Themenliste.$C184];&quot;&quot;)">
            <text:p/>
          </table:table-cell>
          <table:table-cell table:style-name="ce22" table:formula="of:=IF([.$G178];[$Themenliste.$D184];&quot;&quot;)">
            <text:p/>
          </table:table-cell>
          <table:table-cell table:style-name="ce25" table:formula="of:=IF([.$G178];[$Themenliste.$E131];&quot;&quot;)">
            <text:p/>
          </table:table-cell>
          <table:table-cell table:style-name="ce22" table:formula="of:=IF([.$G178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>
            <text:p/>
          </table:table-cell>
          <table:table-cell table:style-name="ce27" table:formula="of:=AND([.K178];[.M178])" office:value-type="boolean" office:boolean-value="false" calcext:value-type="boolean">
            <text:p>FALSCH</text:p>
          </table:table-cell>
          <table:table-cell table:style-name="ce27" table:formula="of:=AND([$Themenliste.$K184] = 1;[$Variablen.$A$2] = 1)" office:value-type="boolean" office:boolean-value="false" calcext:value-type="boolean">
            <text:p>FALSCH</text:p>
          </table:table-cell>
          <table:table-cell table:style-name="ce27" table:formula="of:=AND([$Themenliste.$L184] = 1;[$Variablen.$B$2] = 1)" office:value-type="boolean" office:boolean-value="true" calcext:value-type="boolean">
            <text:p>WAHR</text:p>
          </table:table-cell>
          <table:table-cell table:style-name="ce27" table:formula="of:=AND([$Themenliste.$M184] = 1;[$Variablen.$C$2] = 1)" office:value-type="boolean" office:boolean-value="false" calcext:value-type="boolean">
            <text:p>FALSCH</text:p>
          </table:table-cell>
          <table:table-cell table:style-name="ce27" table:formula="of:=OR([.H178];[.I178];[.J178])" office:value-type="boolean" office:boolean-value="true" calcext:value-type="boolean">
            <text:p>WAHR</text:p>
          </table:table-cell>
          <table:table-cell table:style-name="ce27" table:formula="of:=IF([$Themenliste.$J184] = 1)" office:value-type="boolean" office:boolean-value="true" calcext:value-type="boolean">
            <text:p>WAHR</text:p>
          </table:table-cell>
          <table:table-cell table:style-name="ce27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79];[$Themenliste.$A185];&quot;&quot;)">
            <text:p/>
          </table:table-cell>
          <table:table-cell table:style-name="ce25" table:formula="of:=IF([.$G179];[$Themenliste.$B185];&quot;&quot;)">
            <text:p/>
          </table:table-cell>
          <table:table-cell table:style-name="ce25" table:formula="of:=IF([.$G179];[$Themenliste.$C185];&quot;&quot;)">
            <text:p/>
          </table:table-cell>
          <table:table-cell table:style-name="ce22" table:formula="of:=IF([.$G179];[$Themenliste.$D185];&quot;&quot;)">
            <text:p/>
          </table:table-cell>
          <table:table-cell table:style-name="ce25" table:formula="of:=IF([.$G179];[$Themenliste.$E132];&quot;&quot;)">
            <text:p/>
          </table:table-cell>
          <table:table-cell table:style-name="ce22" table:formula="of:=IF([.$G179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>
            <text:p/>
          </table:table-cell>
          <table:table-cell table:style-name="ce27" table:formula="of:=AND([.K179];[.M179])" office:value-type="boolean" office:boolean-value="false" calcext:value-type="boolean">
            <text:p>FALSCH</text:p>
          </table:table-cell>
          <table:table-cell table:style-name="ce27" table:formula="of:=AND([$Themenliste.$K185] = 1;[$Variablen.$A$2] = 1)" office:value-type="boolean" office:boolean-value="false" calcext:value-type="boolean">
            <text:p>FALSCH</text:p>
          </table:table-cell>
          <table:table-cell table:style-name="ce27" table:formula="of:=AND([$Themenliste.$L185] = 1;[$Variablen.$B$2] = 1)" office:value-type="boolean" office:boolean-value="true" calcext:value-type="boolean">
            <text:p>WAHR</text:p>
          </table:table-cell>
          <table:table-cell table:style-name="ce27" table:formula="of:=AND([$Themenliste.$M185] = 1;[$Variablen.$C$2] = 1)" office:value-type="boolean" office:boolean-value="false" calcext:value-type="boolean">
            <text:p>FALSCH</text:p>
          </table:table-cell>
          <table:table-cell table:style-name="ce27" table:formula="of:=OR([.H179];[.I179];[.J179])" office:value-type="boolean" office:boolean-value="true" calcext:value-type="boolean">
            <text:p>WAHR</text:p>
          </table:table-cell>
          <table:table-cell table:style-name="ce27" table:formula="of:=IF([$Themenliste.$J185] = 1)" office:value-type="boolean" office:boolean-value="true" calcext:value-type="boolean">
            <text:p>WAHR</text:p>
          </table:table-cell>
          <table:table-cell table:style-name="ce27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0];[$Themenliste.$A186];&quot;&quot;)">
            <text:p/>
          </table:table-cell>
          <table:table-cell table:style-name="ce25" table:formula="of:=IF([.$G180];[$Themenliste.$B186];&quot;&quot;)">
            <text:p/>
          </table:table-cell>
          <table:table-cell table:style-name="ce25" table:formula="of:=IF([.$G180];[$Themenliste.$C186];&quot;&quot;)">
            <text:p/>
          </table:table-cell>
          <table:table-cell table:style-name="ce22" table:formula="of:=IF([.$G180];[$Themenliste.$D186];&quot;&quot;)">
            <text:p/>
          </table:table-cell>
          <table:table-cell table:style-name="ce25" table:formula="of:=IF([.$G180];[$Themenliste.$E133];&quot;&quot;)">
            <text:p/>
          </table:table-cell>
          <table:table-cell table:style-name="ce22" table:formula="of:=IF([.$G180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>
            <text:p/>
          </table:table-cell>
          <table:table-cell table:style-name="ce27" table:formula="of:=AND([.K180];[.M180])" office:value-type="boolean" office:boolean-value="false" calcext:value-type="boolean">
            <text:p>FALSCH</text:p>
          </table:table-cell>
          <table:table-cell table:style-name="ce27" table:formula="of:=AND([$Themenliste.$K186] = 1;[$Variablen.$A$2] = 1)" office:value-type="boolean" office:boolean-value="false" calcext:value-type="boolean">
            <text:p>FALSCH</text:p>
          </table:table-cell>
          <table:table-cell table:style-name="ce27" table:formula="of:=AND([$Themenliste.$L186] = 1;[$Variablen.$B$2] = 1)" office:value-type="boolean" office:boolean-value="true" calcext:value-type="boolean">
            <text:p>WAHR</text:p>
          </table:table-cell>
          <table:table-cell table:style-name="ce27" table:formula="of:=AND([$Themenliste.$M186] = 1;[$Variablen.$C$2] = 1)" office:value-type="boolean" office:boolean-value="false" calcext:value-type="boolean">
            <text:p>FALSCH</text:p>
          </table:table-cell>
          <table:table-cell table:style-name="ce27" table:formula="of:=OR([.H180];[.I180];[.J180])" office:value-type="boolean" office:boolean-value="true" calcext:value-type="boolean">
            <text:p>WAHR</text:p>
          </table:table-cell>
          <table:table-cell table:style-name="ce27" table:formula="of:=IF([$Themenliste.$J186] = 1)" office:value-type="boolean" office:boolean-value="true" calcext:value-type="boolean">
            <text:p>WAHR</text:p>
          </table:table-cell>
          <table:table-cell table:style-name="ce27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1];[$Themenliste.$A187];&quot;&quot;)">
            <text:p/>
          </table:table-cell>
          <table:table-cell table:style-name="ce25" table:formula="of:=IF([.$G181];[$Themenliste.$B187];&quot;&quot;)">
            <text:p/>
          </table:table-cell>
          <table:table-cell table:style-name="ce25" table:formula="of:=IF([.$G181];[$Themenliste.$C187];&quot;&quot;)">
            <text:p/>
          </table:table-cell>
          <table:table-cell table:style-name="ce22" table:formula="of:=IF([.$G181];[$Themenliste.$D187];&quot;&quot;)">
            <text:p/>
          </table:table-cell>
          <table:table-cell table:style-name="ce25" table:formula="of:=IF([.$G181];[$Themenliste.$E134];&quot;&quot;)">
            <text:p/>
          </table:table-cell>
          <table:table-cell table:style-name="ce22" table:formula="of:=IF([.$G181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>
            <text:p/>
          </table:table-cell>
          <table:table-cell table:style-name="ce27" table:formula="of:=AND([.K181];[.M181])" office:value-type="boolean" office:boolean-value="false" calcext:value-type="boolean">
            <text:p>FALSCH</text:p>
          </table:table-cell>
          <table:table-cell table:style-name="ce27" table:formula="of:=AND([$Themenliste.$K187] = 1;[$Variablen.$A$2] = 1)" office:value-type="boolean" office:boolean-value="false" calcext:value-type="boolean">
            <text:p>FALSCH</text:p>
          </table:table-cell>
          <table:table-cell table:style-name="ce27" table:formula="of:=AND([$Themenliste.$L187] = 1;[$Variablen.$B$2] = 1)" office:value-type="boolean" office:boolean-value="true" calcext:value-type="boolean">
            <text:p>WAHR</text:p>
          </table:table-cell>
          <table:table-cell table:style-name="ce27" table:formula="of:=AND([$Themenliste.$M187] = 1;[$Variablen.$C$2] = 1)" office:value-type="boolean" office:boolean-value="false" calcext:value-type="boolean">
            <text:p>FALSCH</text:p>
          </table:table-cell>
          <table:table-cell table:style-name="ce27" table:formula="of:=OR([.H181];[.I181];[.J181])" office:value-type="boolean" office:boolean-value="true" calcext:value-type="boolean">
            <text:p>WAHR</text:p>
          </table:table-cell>
          <table:table-cell table:style-name="ce27" table:formula="of:=IF([$Themenliste.$J187] = 1)" office:value-type="boolean" office:boolean-value="true" calcext:value-type="boolean">
            <text:p>WAHR</text:p>
          </table:table-cell>
          <table:table-cell table:style-name="ce27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2];[$Themenliste.$A188];&quot;&quot;)">
            <text:p/>
          </table:table-cell>
          <table:table-cell table:style-name="ce25" table:formula="of:=IF([.$G182];[$Themenliste.$B188];&quot;&quot;)">
            <text:p/>
          </table:table-cell>
          <table:table-cell table:style-name="ce25" table:formula="of:=IF([.$G182];[$Themenliste.$C188];&quot;&quot;)">
            <text:p/>
          </table:table-cell>
          <table:table-cell table:style-name="ce22" table:formula="of:=IF([.$G182];[$Themenliste.$D188];&quot;&quot;)">
            <text:p/>
          </table:table-cell>
          <table:table-cell table:style-name="ce25" table:formula="of:=IF([.$G182];[$Themenliste.$E135];&quot;&quot;)">
            <text:p/>
          </table:table-cell>
          <table:table-cell table:style-name="ce22" table:formula="of:=IF([.$G182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>
            <text:p/>
          </table:table-cell>
          <table:table-cell table:style-name="ce27" table:formula="of:=AND([.K182];[.M182])" office:value-type="boolean" office:boolean-value="false" calcext:value-type="boolean">
            <text:p>FALSCH</text:p>
          </table:table-cell>
          <table:table-cell table:style-name="ce27" table:formula="of:=AND([$Themenliste.$K188] = 1;[$Variablen.$A$2] = 1)" office:value-type="boolean" office:boolean-value="false" calcext:value-type="boolean">
            <text:p>FALSCH</text:p>
          </table:table-cell>
          <table:table-cell table:style-name="ce27" table:formula="of:=AND([$Themenliste.$L188] = 1;[$Variablen.$B$2] = 1)" office:value-type="boolean" office:boolean-value="true" calcext:value-type="boolean">
            <text:p>WAHR</text:p>
          </table:table-cell>
          <table:table-cell table:style-name="ce27" table:formula="of:=AND([$Themenliste.$M188] = 1;[$Variablen.$C$2] = 1)" office:value-type="boolean" office:boolean-value="false" calcext:value-type="boolean">
            <text:p>FALSCH</text:p>
          </table:table-cell>
          <table:table-cell table:style-name="ce27" table:formula="of:=OR([.H182];[.I182];[.J182])" office:value-type="boolean" office:boolean-value="true" calcext:value-type="boolean">
            <text:p>WAHR</text:p>
          </table:table-cell>
          <table:table-cell table:style-name="ce27" table:formula="of:=IF([$Themenliste.$J188] = 1)" office:value-type="boolean" office:boolean-value="true" calcext:value-type="boolean">
            <text:p>WAHR</text:p>
          </table:table-cell>
          <table:table-cell table:style-name="ce27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3];[$Themenliste.$A189];&quot;&quot;)">
            <text:p/>
          </table:table-cell>
          <table:table-cell table:style-name="ce25" table:formula="of:=IF([.$G183];[$Themenliste.$B189];&quot;&quot;)">
            <text:p/>
          </table:table-cell>
          <table:table-cell table:style-name="ce25" table:formula="of:=IF([.$G183];[$Themenliste.$C189];&quot;&quot;)">
            <text:p/>
          </table:table-cell>
          <table:table-cell table:style-name="ce22" table:formula="of:=IF([.$G183];[$Themenliste.$D189];&quot;&quot;)">
            <text:p/>
          </table:table-cell>
          <table:table-cell table:style-name="ce25" table:formula="of:=IF([.$G183];[$Themenliste.$E136];&quot;&quot;)">
            <text:p/>
          </table:table-cell>
          <table:table-cell table:style-name="ce22" table:formula="of:=IF([.$G183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>
            <text:p/>
          </table:table-cell>
          <table:table-cell table:style-name="ce27" table:formula="of:=AND([.K183];[.M183])" office:value-type="boolean" office:boolean-value="false" calcext:value-type="boolean">
            <text:p>FALSCH</text:p>
          </table:table-cell>
          <table:table-cell table:style-name="ce27" table:formula="of:=AND([$Themenliste.$K189] = 1;[$Variablen.$A$2] = 1)" office:value-type="boolean" office:boolean-value="false" calcext:value-type="boolean">
            <text:p>FALSCH</text:p>
          </table:table-cell>
          <table:table-cell table:style-name="ce27" table:formula="of:=AND([$Themenliste.$L189] = 1;[$Variablen.$B$2] = 1)" office:value-type="boolean" office:boolean-value="true" calcext:value-type="boolean">
            <text:p>WAHR</text:p>
          </table:table-cell>
          <table:table-cell table:style-name="ce27" table:formula="of:=AND([$Themenliste.$M189] = 1;[$Variablen.$C$2] = 1)" office:value-type="boolean" office:boolean-value="false" calcext:value-type="boolean">
            <text:p>FALSCH</text:p>
          </table:table-cell>
          <table:table-cell table:style-name="ce27" table:formula="of:=OR([.H183];[.I183];[.J183])" office:value-type="boolean" office:boolean-value="true" calcext:value-type="boolean">
            <text:p>WAHR</text:p>
          </table:table-cell>
          <table:table-cell table:style-name="ce27" table:formula="of:=IF([$Themenliste.$J189] = 1)" office:value-type="boolean" office:boolean-value="true" calcext:value-type="boolean">
            <text:p>WAHR</text:p>
          </table:table-cell>
          <table:table-cell table:style-name="ce27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4];[$Themenliste.$A190];&quot;&quot;)">
            <text:p/>
          </table:table-cell>
          <table:table-cell table:style-name="ce25" table:formula="of:=IF([.$G184];[$Themenliste.$B190];&quot;&quot;)">
            <text:p/>
          </table:table-cell>
          <table:table-cell table:style-name="ce25" table:formula="of:=IF([.$G184];[$Themenliste.$C190];&quot;&quot;)">
            <text:p/>
          </table:table-cell>
          <table:table-cell table:style-name="ce22" table:formula="of:=IF([.$G184];[$Themenliste.$D190];&quot;&quot;)">
            <text:p/>
          </table:table-cell>
          <table:table-cell table:style-name="ce25" table:formula="of:=IF([.$G184];[$Themenliste.$E139];&quot;&quot;)">
            <text:p/>
          </table:table-cell>
          <table:table-cell table:style-name="ce22" table:formula="of:=IF([.$G184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>
            <text:p/>
          </table:table-cell>
          <table:table-cell table:style-name="ce27" table:formula="of:=AND([.K184];[.M184])" office:value-type="boolean" office:boolean-value="false" calcext:value-type="boolean">
            <text:p>FALSCH</text:p>
          </table:table-cell>
          <table:table-cell table:style-name="ce27" table:formula="of:=AND([$Themenliste.$K190] = 1;[$Variablen.$A$2] = 1)" office:value-type="boolean" office:boolean-value="false" calcext:value-type="boolean">
            <text:p>FALSCH</text:p>
          </table:table-cell>
          <table:table-cell table:style-name="ce27" table:formula="of:=AND([$Themenliste.$L190] = 1;[$Variablen.$B$2] = 1)" office:value-type="boolean" office:boolean-value="true" calcext:value-type="boolean">
            <text:p>WAHR</text:p>
          </table:table-cell>
          <table:table-cell table:style-name="ce27" table:formula="of:=AND([$Themenliste.$M190] = 1;[$Variablen.$C$2] = 1)" office:value-type="boolean" office:boolean-value="false" calcext:value-type="boolean">
            <text:p>FALSCH</text:p>
          </table:table-cell>
          <table:table-cell table:style-name="ce27" table:formula="of:=OR([.H184];[.I184];[.J184])" office:value-type="boolean" office:boolean-value="true" calcext:value-type="boolean">
            <text:p>WAHR</text:p>
          </table:table-cell>
          <table:table-cell table:style-name="ce27" table:formula="of:=IF([$Themenliste.$J190] = 1)" office:value-type="boolean" office:boolean-value="true" calcext:value-type="boolean">
            <text:p>WAHR</text:p>
          </table:table-cell>
          <table:table-cell table:style-name="ce27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5];[$Themenliste.$A191];&quot;&quot;)">
            <text:p/>
          </table:table-cell>
          <table:table-cell table:style-name="ce25" table:formula="of:=IF([.$G185];[$Themenliste.$B191];&quot;&quot;)">
            <text:p/>
          </table:table-cell>
          <table:table-cell table:style-name="ce25" table:formula="of:=IF([.$G185];[$Themenliste.$C191];&quot;&quot;)">
            <text:p/>
          </table:table-cell>
          <table:table-cell table:style-name="ce22" table:formula="of:=IF([.$G185];[$Themenliste.$D191];&quot;&quot;)">
            <text:p/>
          </table:table-cell>
          <table:table-cell table:style-name="ce25" table:formula="of:=IF([.$G185];[$Themenliste.$E140];&quot;&quot;)">
            <text:p/>
          </table:table-cell>
          <table:table-cell table:style-name="ce22" table:formula="of:=IF([.$G185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>
            <text:p/>
          </table:table-cell>
          <table:table-cell table:style-name="ce27" table:formula="of:=AND([.K185];[.M185])" office:value-type="boolean" office:boolean-value="false" calcext:value-type="boolean">
            <text:p>FALSCH</text:p>
          </table:table-cell>
          <table:table-cell table:style-name="ce27" table:formula="of:=AND([$Themenliste.$K191] = 1;[$Variablen.$A$2] = 1)" office:value-type="boolean" office:boolean-value="false" calcext:value-type="boolean">
            <text:p>FALSCH</text:p>
          </table:table-cell>
          <table:table-cell table:style-name="ce27" table:formula="of:=AND([$Themenliste.$L191] = 1;[$Variablen.$B$2] = 1)" office:value-type="boolean" office:boolean-value="true" calcext:value-type="boolean">
            <text:p>WAHR</text:p>
          </table:table-cell>
          <table:table-cell table:style-name="ce27" table:formula="of:=AND([$Themenliste.$M191] = 1;[$Variablen.$C$2] = 1)" office:value-type="boolean" office:boolean-value="false" calcext:value-type="boolean">
            <text:p>FALSCH</text:p>
          </table:table-cell>
          <table:table-cell table:style-name="ce27" table:formula="of:=OR([.H185];[.I185];[.J185])" office:value-type="boolean" office:boolean-value="true" calcext:value-type="boolean">
            <text:p>WAHR</text:p>
          </table:table-cell>
          <table:table-cell table:style-name="ce27" table:formula="of:=IF([$Themenliste.$J191] = 1)" office:value-type="boolean" office:boolean-value="true" calcext:value-type="boolean">
            <text:p>WAHR</text:p>
          </table:table-cell>
          <table:table-cell table:style-name="ce27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6];[$Themenliste.$A192];&quot;&quot;)">
            <text:p/>
          </table:table-cell>
          <table:table-cell table:style-name="ce25" table:formula="of:=IF([.$G186];[$Themenliste.$B192];&quot;&quot;)">
            <text:p/>
          </table:table-cell>
          <table:table-cell table:style-name="ce25" table:formula="of:=IF([.$G186];[$Themenliste.$C192];&quot;&quot;)">
            <text:p/>
          </table:table-cell>
          <table:table-cell table:style-name="ce22" table:formula="of:=IF([.$G186];[$Themenliste.$D192];&quot;&quot;)">
            <text:p/>
          </table:table-cell>
          <table:table-cell table:style-name="ce25" table:formula="of:=IF([.$G186];[$Themenliste.$E141];&quot;&quot;)">
            <text:p/>
          </table:table-cell>
          <table:table-cell table:style-name="ce22" table:formula="of:=IF([.$G186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>
            <text:p/>
          </table:table-cell>
          <table:table-cell table:style-name="ce27" table:formula="of:=AND([.K186];[.M186])" office:value-type="boolean" office:boolean-value="false" calcext:value-type="boolean">
            <text:p>FALSCH</text:p>
          </table:table-cell>
          <table:table-cell table:style-name="ce27" table:formula="of:=AND([$Themenliste.$K192] = 1;[$Variablen.$A$2] = 1)" office:value-type="boolean" office:boolean-value="false" calcext:value-type="boolean">
            <text:p>FALSCH</text:p>
          </table:table-cell>
          <table:table-cell table:style-name="ce27" table:formula="of:=AND([$Themenliste.$L192] = 1;[$Variablen.$B$2] = 1)" office:value-type="boolean" office:boolean-value="true" calcext:value-type="boolean">
            <text:p>WAHR</text:p>
          </table:table-cell>
          <table:table-cell table:style-name="ce27" table:formula="of:=AND([$Themenliste.$M192] = 1;[$Variablen.$C$2] = 1)" office:value-type="boolean" office:boolean-value="false" calcext:value-type="boolean">
            <text:p>FALSCH</text:p>
          </table:table-cell>
          <table:table-cell table:style-name="ce27" table:formula="of:=OR([.H186];[.I186];[.J186])" office:value-type="boolean" office:boolean-value="true" calcext:value-type="boolean">
            <text:p>WAHR</text:p>
          </table:table-cell>
          <table:table-cell table:style-name="ce27" table:formula="of:=IF([$Themenliste.$J192] = 1)" office:value-type="boolean" office:boolean-value="true" calcext:value-type="boolean">
            <text:p>WAHR</text:p>
          </table:table-cell>
          <table:table-cell table:style-name="ce27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7];[$Themenliste.$A193];&quot;&quot;)">
            <text:p/>
          </table:table-cell>
          <table:table-cell table:style-name="ce25" table:formula="of:=IF([.$G187];[$Themenliste.$B193];&quot;&quot;)">
            <text:p/>
          </table:table-cell>
          <table:table-cell table:style-name="ce25" table:formula="of:=IF([.$G187];[$Themenliste.$C193];&quot;&quot;)">
            <text:p/>
          </table:table-cell>
          <table:table-cell table:style-name="ce22" table:formula="of:=IF([.$G187];[$Themenliste.$D193];&quot;&quot;)">
            <text:p/>
          </table:table-cell>
          <table:table-cell table:style-name="ce25" table:formula="of:=IF([.$G187];[$Themenliste.$E142];&quot;&quot;)">
            <text:p/>
          </table:table-cell>
          <table:table-cell table:style-name="ce22" table:formula="of:=IF([.$G187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>
            <text:p/>
          </table:table-cell>
          <table:table-cell table:style-name="ce27" table:formula="of:=AND([.K187];[.M187])" office:value-type="boolean" office:boolean-value="false" calcext:value-type="boolean">
            <text:p>FALSCH</text:p>
          </table:table-cell>
          <table:table-cell table:style-name="ce27" table:formula="of:=AND([$Themenliste.$K193] = 1;[$Variablen.$A$2] = 1)" office:value-type="boolean" office:boolean-value="false" calcext:value-type="boolean">
            <text:p>FALSCH</text:p>
          </table:table-cell>
          <table:table-cell table:style-name="ce27" table:formula="of:=AND([$Themenliste.$L193] = 1;[$Variablen.$B$2] = 1)" office:value-type="boolean" office:boolean-value="true" calcext:value-type="boolean">
            <text:p>WAHR</text:p>
          </table:table-cell>
          <table:table-cell table:style-name="ce27" table:formula="of:=AND([$Themenliste.$M193] = 1;[$Variablen.$C$2] = 1)" office:value-type="boolean" office:boolean-value="false" calcext:value-type="boolean">
            <text:p>FALSCH</text:p>
          </table:table-cell>
          <table:table-cell table:style-name="ce27" table:formula="of:=OR([.H187];[.I187];[.J187])" office:value-type="boolean" office:boolean-value="true" calcext:value-type="boolean">
            <text:p>WAHR</text:p>
          </table:table-cell>
          <table:table-cell table:style-name="ce27" table:formula="of:=IF([$Themenliste.$J193] = 1)" office:value-type="boolean" office:boolean-value="true" calcext:value-type="boolean">
            <text:p>WAHR</text:p>
          </table:table-cell>
          <table:table-cell table:style-name="ce27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8];[$Themenliste.$A194];&quot;&quot;)">
            <text:p/>
          </table:table-cell>
          <table:table-cell table:style-name="ce25" table:formula="of:=IF([.$G188];[$Themenliste.$B194];&quot;&quot;)">
            <text:p/>
          </table:table-cell>
          <table:table-cell table:style-name="ce25" table:formula="of:=IF([.$G188];[$Themenliste.$C194];&quot;&quot;)">
            <text:p/>
          </table:table-cell>
          <table:table-cell table:style-name="ce22" table:formula="of:=IF([.$G188];[$Themenliste.$D194];&quot;&quot;)">
            <text:p/>
          </table:table-cell>
          <table:table-cell table:style-name="ce25" table:formula="of:=IF([.$G188];[$Themenliste.$E143];&quot;&quot;)">
            <text:p/>
          </table:table-cell>
          <table:table-cell table:style-name="ce22" table:formula="of:=IF([.$G188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>
            <text:p/>
          </table:table-cell>
          <table:table-cell table:style-name="ce27" table:formula="of:=AND([.K188];[.M188])" office:value-type="boolean" office:boolean-value="false" calcext:value-type="boolean">
            <text:p>FALSCH</text:p>
          </table:table-cell>
          <table:table-cell table:style-name="ce27" table:formula="of:=AND([$Themenliste.$K194] = 1;[$Variablen.$A$2] = 1)" office:value-type="boolean" office:boolean-value="false" calcext:value-type="boolean">
            <text:p>FALSCH</text:p>
          </table:table-cell>
          <table:table-cell table:style-name="ce27" table:formula="of:=AND([$Themenliste.$L194] = 1;[$Variablen.$B$2] = 1)" office:value-type="boolean" office:boolean-value="true" calcext:value-type="boolean">
            <text:p>WAHR</text:p>
          </table:table-cell>
          <table:table-cell table:style-name="ce27" table:formula="of:=AND([$Themenliste.$M194] = 1;[$Variablen.$C$2] = 1)" office:value-type="boolean" office:boolean-value="false" calcext:value-type="boolean">
            <text:p>FALSCH</text:p>
          </table:table-cell>
          <table:table-cell table:style-name="ce27" table:formula="of:=OR([.H188];[.I188];[.J188])" office:value-type="boolean" office:boolean-value="true" calcext:value-type="boolean">
            <text:p>WAHR</text:p>
          </table:table-cell>
          <table:table-cell table:style-name="ce27" table:formula="of:=IF([$Themenliste.$J194] = 1)" office:value-type="boolean" office:boolean-value="true" calcext:value-type="boolean">
            <text:p>WAHR</text:p>
          </table:table-cell>
          <table:table-cell table:style-name="ce27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9];[$Themenliste.$A195];&quot;&quot;)">
            <text:p/>
          </table:table-cell>
          <table:table-cell table:style-name="ce25" table:formula="of:=IF([.$G189];[$Themenliste.$B195];&quot;&quot;)">
            <text:p/>
          </table:table-cell>
          <table:table-cell table:style-name="ce25" table:formula="of:=IF([.$G189];[$Themenliste.$C195];&quot;&quot;)">
            <text:p/>
          </table:table-cell>
          <table:table-cell table:style-name="ce22" table:formula="of:=IF([.$G189];[$Themenliste.$D195];&quot;&quot;)">
            <text:p/>
          </table:table-cell>
          <table:table-cell table:style-name="ce25" table:formula="of:=IF([.$G189];[$Themenliste.$E144];&quot;&quot;)">
            <text:p/>
          </table:table-cell>
          <table:table-cell table:style-name="ce22" table:formula="of:=IF([.$G189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>
            <text:p/>
          </table:table-cell>
          <table:table-cell table:style-name="ce27" table:formula="of:=AND([.K189];[.M189])" office:value-type="boolean" office:boolean-value="false" calcext:value-type="boolean">
            <text:p>FALSCH</text:p>
          </table:table-cell>
          <table:table-cell table:style-name="ce27" table:formula="of:=AND([$Themenliste.$K195] = 1;[$Variablen.$A$2] = 1)" office:value-type="boolean" office:boolean-value="false" calcext:value-type="boolean">
            <text:p>FALSCH</text:p>
          </table:table-cell>
          <table:table-cell table:style-name="ce27" table:formula="of:=AND([$Themenliste.$L195] = 1;[$Variablen.$B$2] = 1)" office:value-type="boolean" office:boolean-value="true" calcext:value-type="boolean">
            <text:p>WAHR</text:p>
          </table:table-cell>
          <table:table-cell table:style-name="ce27" table:formula="of:=AND([$Themenliste.$M195] = 1;[$Variablen.$C$2] = 1)" office:value-type="boolean" office:boolean-value="false" calcext:value-type="boolean">
            <text:p>FALSCH</text:p>
          </table:table-cell>
          <table:table-cell table:style-name="ce27" table:formula="of:=OR([.H189];[.I189];[.J189])" office:value-type="boolean" office:boolean-value="true" calcext:value-type="boolean">
            <text:p>WAHR</text:p>
          </table:table-cell>
          <table:table-cell table:style-name="ce27" table:formula="of:=IF([$Themenliste.$J195] = 1)" office:value-type="boolean" office:boolean-value="true" calcext:value-type="boolean">
            <text:p>WAHR</text:p>
          </table:table-cell>
          <table:table-cell table:style-name="ce27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0];[$Themenliste.$A196];&quot;&quot;)">
            <text:p/>
          </table:table-cell>
          <table:table-cell table:style-name="ce25" table:formula="of:=IF([.$G190];[$Themenliste.$B196];&quot;&quot;)">
            <text:p/>
          </table:table-cell>
          <table:table-cell table:style-name="ce25" table:formula="of:=IF([.$G190];[$Themenliste.$C196];&quot;&quot;)">
            <text:p/>
          </table:table-cell>
          <table:table-cell table:style-name="ce22" table:formula="of:=IF([.$G190];[$Themenliste.$D196];&quot;&quot;)">
            <text:p/>
          </table:table-cell>
          <table:table-cell table:style-name="ce25" table:formula="of:=IF([.$G190];[$Themenliste.$E145];&quot;&quot;)">
            <text:p/>
          </table:table-cell>
          <table:table-cell table:style-name="ce22" table:formula="of:=IF([.$G190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>
            <text:p/>
          </table:table-cell>
          <table:table-cell table:style-name="ce27" table:formula="of:=AND([.K190];[.M190])" office:value-type="boolean" office:boolean-value="false" calcext:value-type="boolean">
            <text:p>FALSCH</text:p>
          </table:table-cell>
          <table:table-cell table:style-name="ce27" table:formula="of:=AND([$Themenliste.$K196] = 1;[$Variablen.$A$2] = 1)" office:value-type="boolean" office:boolean-value="false" calcext:value-type="boolean">
            <text:p>FALSCH</text:p>
          </table:table-cell>
          <table:table-cell table:style-name="ce27" table:formula="of:=AND([$Themenliste.$L196] = 1;[$Variablen.$B$2] = 1)" office:value-type="boolean" office:boolean-value="true" calcext:value-type="boolean">
            <text:p>WAHR</text:p>
          </table:table-cell>
          <table:table-cell table:style-name="ce27" table:formula="of:=AND([$Themenliste.$M196] = 1;[$Variablen.$C$2] = 1)" office:value-type="boolean" office:boolean-value="true" calcext:value-type="boolean">
            <text:p>WAHR</text:p>
          </table:table-cell>
          <table:table-cell table:style-name="ce27" table:formula="of:=OR([.H190];[.I190];[.J190])" office:value-type="boolean" office:boolean-value="true" calcext:value-type="boolean">
            <text:p>WAHR</text:p>
          </table:table-cell>
          <table:table-cell table:style-name="ce27" table:formula="of:=IF([$Themenliste.$J196] = 1)" office:value-type="boolean" office:boolean-value="true" calcext:value-type="boolean">
            <text:p>WAHR</text:p>
          </table:table-cell>
          <table:table-cell table:style-name="ce27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1];[$Themenliste.$A197];&quot;&quot;)">
            <text:p/>
          </table:table-cell>
          <table:table-cell table:style-name="ce25" table:formula="of:=IF([.$G191];[$Themenliste.$B197];&quot;&quot;)">
            <text:p/>
          </table:table-cell>
          <table:table-cell table:style-name="ce25" table:formula="of:=IF([.$G191];[$Themenliste.$C197];&quot;&quot;)">
            <text:p/>
          </table:table-cell>
          <table:table-cell table:style-name="ce22" table:formula="of:=IF([.$G191];[$Themenliste.$D197];&quot;&quot;)">
            <text:p/>
          </table:table-cell>
          <table:table-cell table:style-name="ce25" table:formula="of:=IF([.$G191];[$Themenliste.$E146];&quot;&quot;)">
            <text:p/>
          </table:table-cell>
          <table:table-cell table:style-name="ce22" table:formula="of:=IF([.$G191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>
            <text:p/>
          </table:table-cell>
          <table:table-cell table:style-name="ce27" table:formula="of:=AND([.K191];[.M191])" office:value-type="boolean" office:boolean-value="false" calcext:value-type="boolean">
            <text:p>FALSCH</text:p>
          </table:table-cell>
          <table:table-cell table:style-name="ce27" table:formula="of:=AND([$Themenliste.$K197] = 1;[$Variablen.$A$2] = 1)" office:value-type="boolean" office:boolean-value="false" calcext:value-type="boolean">
            <text:p>FALSCH</text:p>
          </table:table-cell>
          <table:table-cell table:style-name="ce27" table:formula="of:=AND([$Themenliste.$L197] = 1;[$Variablen.$B$2] = 1)" office:value-type="boolean" office:boolean-value="true" calcext:value-type="boolean">
            <text:p>WAHR</text:p>
          </table:table-cell>
          <table:table-cell table:style-name="ce27" table:formula="of:=AND([$Themenliste.$M197] = 1;[$Variablen.$C$2] = 1)" office:value-type="boolean" office:boolean-value="true" calcext:value-type="boolean">
            <text:p>WAHR</text:p>
          </table:table-cell>
          <table:table-cell table:style-name="ce27" table:formula="of:=OR([.H191];[.I191];[.J191])" office:value-type="boolean" office:boolean-value="true" calcext:value-type="boolean">
            <text:p>WAHR</text:p>
          </table:table-cell>
          <table:table-cell table:style-name="ce27" table:formula="of:=IF([$Themenliste.$J197] = 1)" office:value-type="boolean" office:boolean-value="true" calcext:value-type="boolean">
            <text:p>WAHR</text:p>
          </table:table-cell>
          <table:table-cell table:style-name="ce27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2];[$Themenliste.$A198];&quot;&quot;)">
            <text:p/>
          </table:table-cell>
          <table:table-cell table:style-name="ce25" table:formula="of:=IF([.$G192];[$Themenliste.$B198];&quot;&quot;)">
            <text:p/>
          </table:table-cell>
          <table:table-cell table:style-name="ce25" table:formula="of:=IF([.$G192];[$Themenliste.$C198];&quot;&quot;)">
            <text:p/>
          </table:table-cell>
          <table:table-cell table:style-name="ce22" table:formula="of:=IF([.$G192];[$Themenliste.$D198];&quot;&quot;)">
            <text:p/>
          </table:table-cell>
          <table:table-cell table:style-name="ce25" table:formula="of:=IF([.$G192];[$Themenliste.$E147];&quot;&quot;)">
            <text:p/>
          </table:table-cell>
          <table:table-cell table:style-name="ce22" table:formula="of:=IF([.$G192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>
            <text:p/>
          </table:table-cell>
          <table:table-cell table:style-name="ce27" table:formula="of:=AND([.K192];[.M192])" office:value-type="boolean" office:boolean-value="false" calcext:value-type="boolean">
            <text:p>FALSCH</text:p>
          </table:table-cell>
          <table:table-cell table:style-name="ce27" table:formula="of:=AND([$Themenliste.$K198] = 1;[$Variablen.$A$2] = 1)" office:value-type="boolean" office:boolean-value="false" calcext:value-type="boolean">
            <text:p>FALSCH</text:p>
          </table:table-cell>
          <table:table-cell table:style-name="ce27" table:formula="of:=AND([$Themenliste.$L198] = 1;[$Variablen.$B$2] = 1)" office:value-type="boolean" office:boolean-value="true" calcext:value-type="boolean">
            <text:p>WAHR</text:p>
          </table:table-cell>
          <table:table-cell table:style-name="ce27" table:formula="of:=AND([$Themenliste.$M198] = 1;[$Variablen.$C$2] = 1)" office:value-type="boolean" office:boolean-value="true" calcext:value-type="boolean">
            <text:p>WAHR</text:p>
          </table:table-cell>
          <table:table-cell table:style-name="ce27" table:formula="of:=OR([.H192];[.I192];[.J192])" office:value-type="boolean" office:boolean-value="true" calcext:value-type="boolean">
            <text:p>WAHR</text:p>
          </table:table-cell>
          <table:table-cell table:style-name="ce27" table:formula="of:=IF([$Themenliste.$J198] = 1)" office:value-type="boolean" office:boolean-value="true" calcext:value-type="boolean">
            <text:p>WAHR</text:p>
          </table:table-cell>
          <table:table-cell table:style-name="ce27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3];[$Themenliste.$A199];&quot;&quot;)">
            <text:p/>
          </table:table-cell>
          <table:table-cell table:style-name="ce25" table:formula="of:=IF([.$G193];[$Themenliste.$B199];&quot;&quot;)">
            <text:p/>
          </table:table-cell>
          <table:table-cell table:style-name="ce25" table:formula="of:=IF([.$G193];[$Themenliste.$C199];&quot;&quot;)">
            <text:p/>
          </table:table-cell>
          <table:table-cell table:style-name="ce22" table:formula="of:=IF([.$G193];[$Themenliste.$D199];&quot;&quot;)">
            <text:p/>
          </table:table-cell>
          <table:table-cell table:style-name="ce25" table:formula="of:=IF([.$G193];[$Themenliste.$E148];&quot;&quot;)">
            <text:p/>
          </table:table-cell>
          <table:table-cell table:style-name="ce22" table:formula="of:=IF([.$G193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>
            <text:p/>
          </table:table-cell>
          <table:table-cell table:style-name="ce27" table:formula="of:=AND([.K193];[.M193])" office:value-type="boolean" office:boolean-value="false" calcext:value-type="boolean">
            <text:p>FALSCH</text:p>
          </table:table-cell>
          <table:table-cell table:style-name="ce27" table:formula="of:=AND([$Themenliste.$K199] = 1;[$Variablen.$A$2] = 1)" office:value-type="boolean" office:boolean-value="false" calcext:value-type="boolean">
            <text:p>FALSCH</text:p>
          </table:table-cell>
          <table:table-cell table:style-name="ce27" table:formula="of:=AND([$Themenliste.$L199] = 1;[$Variablen.$B$2] = 1)" office:value-type="boolean" office:boolean-value="true" calcext:value-type="boolean">
            <text:p>WAHR</text:p>
          </table:table-cell>
          <table:table-cell table:style-name="ce27" table:formula="of:=AND([$Themenliste.$M199] = 1;[$Variablen.$C$2] = 1)" office:value-type="boolean" office:boolean-value="true" calcext:value-type="boolean">
            <text:p>WAHR</text:p>
          </table:table-cell>
          <table:table-cell table:style-name="ce27" table:formula="of:=OR([.H193];[.I193];[.J193])" office:value-type="boolean" office:boolean-value="true" calcext:value-type="boolean">
            <text:p>WAHR</text:p>
          </table:table-cell>
          <table:table-cell table:style-name="ce27" table:formula="of:=IF([$Themenliste.$J199] = 1)" office:value-type="boolean" office:boolean-value="true" calcext:value-type="boolean">
            <text:p>WAHR</text:p>
          </table:table-cell>
          <table:table-cell table:style-name="ce27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4];[$Themenliste.$A200];&quot;&quot;)">
            <text:p/>
          </table:table-cell>
          <table:table-cell table:style-name="ce25" table:formula="of:=IF([.$G194];[$Themenliste.$B200];&quot;&quot;)">
            <text:p/>
          </table:table-cell>
          <table:table-cell table:style-name="ce25" table:formula="of:=IF([.$G194];[$Themenliste.$C200];&quot;&quot;)">
            <text:p/>
          </table:table-cell>
          <table:table-cell table:style-name="ce22" table:formula="of:=IF([.$G194];[$Themenliste.$D200];&quot;&quot;)">
            <text:p/>
          </table:table-cell>
          <table:table-cell table:style-name="ce25" table:formula="of:=IF([.$G194];[$Themenliste.$E149];&quot;&quot;)">
            <text:p/>
          </table:table-cell>
          <table:table-cell table:style-name="ce22" table:formula="of:=IF([.$G194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>
            <text:p/>
          </table:table-cell>
          <table:table-cell table:style-name="ce27" table:formula="of:=AND([.K194];[.M194])" office:value-type="boolean" office:boolean-value="false" calcext:value-type="boolean">
            <text:p>FALSCH</text:p>
          </table:table-cell>
          <table:table-cell table:style-name="ce27" table:formula="of:=AND([$Themenliste.$K200] = 1;[$Variablen.$A$2] = 1)" office:value-type="boolean" office:boolean-value="false" calcext:value-type="boolean">
            <text:p>FALSCH</text:p>
          </table:table-cell>
          <table:table-cell table:style-name="ce27" table:formula="of:=AND([$Themenliste.$L200] = 1;[$Variablen.$B$2] = 1)" office:value-type="boolean" office:boolean-value="true" calcext:value-type="boolean">
            <text:p>WAHR</text:p>
          </table:table-cell>
          <table:table-cell table:style-name="ce27" table:formula="of:=AND([$Themenliste.$M200] = 1;[$Variablen.$C$2] = 1)" office:value-type="boolean" office:boolean-value="true" calcext:value-type="boolean">
            <text:p>WAHR</text:p>
          </table:table-cell>
          <table:table-cell table:style-name="ce27" table:formula="of:=OR([.H194];[.I194];[.J194])" office:value-type="boolean" office:boolean-value="true" calcext:value-type="boolean">
            <text:p>WAHR</text:p>
          </table:table-cell>
          <table:table-cell table:style-name="ce27" table:formula="of:=IF([$Themenliste.$J200] = 1)" office:value-type="boolean" office:boolean-value="true" calcext:value-type="boolean">
            <text:p>WAHR</text:p>
          </table:table-cell>
          <table:table-cell table:style-name="ce27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5];[$Themenliste.$A201];&quot;&quot;)">
            <text:p/>
          </table:table-cell>
          <table:table-cell table:style-name="ce25" table:formula="of:=IF([.$G195];[$Themenliste.$B201];&quot;&quot;)">
            <text:p/>
          </table:table-cell>
          <table:table-cell table:style-name="ce25" table:formula="of:=IF([.$G195];[$Themenliste.$C201];&quot;&quot;)">
            <text:p/>
          </table:table-cell>
          <table:table-cell table:style-name="ce22" table:formula="of:=IF([.$G195];[$Themenliste.$D201];&quot;&quot;)">
            <text:p/>
          </table:table-cell>
          <table:table-cell table:style-name="ce25" table:formula="of:=IF([.$G195];[$Themenliste.$E150];&quot;&quot;)">
            <text:p/>
          </table:table-cell>
          <table:table-cell table:style-name="ce22" table:formula="of:=IF([.$G195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>
            <text:p/>
          </table:table-cell>
          <table:table-cell table:style-name="ce27" table:formula="of:=AND([.K195];[.M195])" office:value-type="boolean" office:boolean-value="false" calcext:value-type="boolean">
            <text:p>FALSCH</text:p>
          </table:table-cell>
          <table:table-cell table:style-name="ce27" table:formula="of:=AND([$Themenliste.$K201] = 1;[$Variablen.$A$2] = 1)" office:value-type="boolean" office:boolean-value="false" calcext:value-type="boolean">
            <text:p>FALSCH</text:p>
          </table:table-cell>
          <table:table-cell table:style-name="ce27" table:formula="of:=AND([$Themenliste.$L201] = 1;[$Variablen.$B$2] = 1)" office:value-type="boolean" office:boolean-value="true" calcext:value-type="boolean">
            <text:p>WAHR</text:p>
          </table:table-cell>
          <table:table-cell table:style-name="ce27" table:formula="of:=AND([$Themenliste.$M201] = 1;[$Variablen.$C$2] = 1)" office:value-type="boolean" office:boolean-value="true" calcext:value-type="boolean">
            <text:p>WAHR</text:p>
          </table:table-cell>
          <table:table-cell table:style-name="ce27" table:formula="of:=OR([.H195];[.I195];[.J195])" office:value-type="boolean" office:boolean-value="true" calcext:value-type="boolean">
            <text:p>WAHR</text:p>
          </table:table-cell>
          <table:table-cell table:style-name="ce27" table:formula="of:=IF([$Themenliste.$J201] = 1)" office:value-type="boolean" office:boolean-value="true" calcext:value-type="boolean">
            <text:p>WAHR</text:p>
          </table:table-cell>
          <table:table-cell table:style-name="ce27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6];[$Themenliste.$A202];&quot;&quot;)">
            <text:p/>
          </table:table-cell>
          <table:table-cell table:style-name="ce25" table:formula="of:=IF([.$G196];[$Themenliste.$B202];&quot;&quot;)">
            <text:p/>
          </table:table-cell>
          <table:table-cell table:style-name="ce25" table:formula="of:=IF([.$G196];[$Themenliste.$C202];&quot;&quot;)">
            <text:p/>
          </table:table-cell>
          <table:table-cell table:style-name="ce22" table:formula="of:=IF([.$G196];[$Themenliste.$D202];&quot;&quot;)">
            <text:p/>
          </table:table-cell>
          <table:table-cell table:style-name="ce25" table:formula="of:=IF([.$G196];[$Themenliste.$E151];&quot;&quot;)">
            <text:p/>
          </table:table-cell>
          <table:table-cell table:style-name="ce22" table:formula="of:=IF([.$G196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>
            <text:p/>
          </table:table-cell>
          <table:table-cell table:style-name="ce27" table:formula="of:=AND([.K196];[.M196])" office:value-type="boolean" office:boolean-value="false" calcext:value-type="boolean">
            <text:p>FALSCH</text:p>
          </table:table-cell>
          <table:table-cell table:style-name="ce27" table:formula="of:=AND([$Themenliste.$K202] = 1;[$Variablen.$A$2] = 1)" office:value-type="boolean" office:boolean-value="false" calcext:value-type="boolean">
            <text:p>FALSCH</text:p>
          </table:table-cell>
          <table:table-cell table:style-name="ce27" table:formula="of:=AND([$Themenliste.$L202] = 1;[$Variablen.$B$2] = 1)" office:value-type="boolean" office:boolean-value="true" calcext:value-type="boolean">
            <text:p>WAHR</text:p>
          </table:table-cell>
          <table:table-cell table:style-name="ce27" table:formula="of:=AND([$Themenliste.$M202] = 1;[$Variablen.$C$2] = 1)" office:value-type="boolean" office:boolean-value="true" calcext:value-type="boolean">
            <text:p>WAHR</text:p>
          </table:table-cell>
          <table:table-cell table:style-name="ce27" table:formula="of:=OR([.H196];[.I196];[.J196])" office:value-type="boolean" office:boolean-value="true" calcext:value-type="boolean">
            <text:p>WAHR</text:p>
          </table:table-cell>
          <table:table-cell table:style-name="ce27" table:formula="of:=IF([$Themenliste.$J202] = 1)" office:value-type="boolean" office:boolean-value="true" calcext:value-type="boolean">
            <text:p>WAHR</text:p>
          </table:table-cell>
          <table:table-cell table:style-name="ce27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7];[$Themenliste.$A203];&quot;&quot;)">
            <text:p/>
          </table:table-cell>
          <table:table-cell table:style-name="ce25" table:formula="of:=IF([.$G197];[$Themenliste.$B203];&quot;&quot;)">
            <text:p/>
          </table:table-cell>
          <table:table-cell table:style-name="ce25" table:formula="of:=IF([.$G197];[$Themenliste.$C203];&quot;&quot;)">
            <text:p/>
          </table:table-cell>
          <table:table-cell table:style-name="ce22" table:formula="of:=IF([.$G197];[$Themenliste.$D203];&quot;&quot;)">
            <text:p/>
          </table:table-cell>
          <table:table-cell table:style-name="ce25" table:formula="of:=IF([.$G197];[$Themenliste.$E152];&quot;&quot;)">
            <text:p/>
          </table:table-cell>
          <table:table-cell table:style-name="ce22" table:formula="of:=IF([.$G197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>
            <text:p/>
          </table:table-cell>
          <table:table-cell table:style-name="ce27" table:formula="of:=AND([.K197];[.M197])" office:value-type="boolean" office:boolean-value="false" calcext:value-type="boolean">
            <text:p>FALSCH</text:p>
          </table:table-cell>
          <table:table-cell table:style-name="ce27" table:formula="of:=AND([$Themenliste.$K203] = 1;[$Variablen.$A$2] = 1)" office:value-type="boolean" office:boolean-value="false" calcext:value-type="boolean">
            <text:p>FALSCH</text:p>
          </table:table-cell>
          <table:table-cell table:style-name="ce27" table:formula="of:=AND([$Themenliste.$L203] = 1;[$Variablen.$B$2] = 1)" office:value-type="boolean" office:boolean-value="true" calcext:value-type="boolean">
            <text:p>WAHR</text:p>
          </table:table-cell>
          <table:table-cell table:style-name="ce27" table:formula="of:=AND([$Themenliste.$M203] = 1;[$Variablen.$C$2] = 1)" office:value-type="boolean" office:boolean-value="true" calcext:value-type="boolean">
            <text:p>WAHR</text:p>
          </table:table-cell>
          <table:table-cell table:style-name="ce27" table:formula="of:=OR([.H197];[.I197];[.J197])" office:value-type="boolean" office:boolean-value="true" calcext:value-type="boolean">
            <text:p>WAHR</text:p>
          </table:table-cell>
          <table:table-cell table:style-name="ce27" table:formula="of:=IF([$Themenliste.$J203] = 1)" office:value-type="boolean" office:boolean-value="true" calcext:value-type="boolean">
            <text:p>WAHR</text:p>
          </table:table-cell>
          <table:table-cell table:style-name="ce27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8];[$Themenliste.$A204];&quot;&quot;)">
            <text:p/>
          </table:table-cell>
          <table:table-cell table:style-name="ce25" table:formula="of:=IF([.$G198];[$Themenliste.$B204];&quot;&quot;)">
            <text:p/>
          </table:table-cell>
          <table:table-cell table:style-name="ce25" table:formula="of:=IF([.$G198];[$Themenliste.$C204];&quot;&quot;)">
            <text:p/>
          </table:table-cell>
          <table:table-cell table:style-name="ce22" table:formula="of:=IF([.$G198];[$Themenliste.$D204];&quot;&quot;)">
            <text:p/>
          </table:table-cell>
          <table:table-cell table:style-name="ce25" table:formula="of:=IF([.$G198];[$Themenliste.$E153];&quot;&quot;)">
            <text:p/>
          </table:table-cell>
          <table:table-cell table:style-name="ce22" table:formula="of:=IF([.$G198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>
            <text:p/>
          </table:table-cell>
          <table:table-cell table:style-name="ce27" table:formula="of:=AND([.K198];[.M198])" office:value-type="boolean" office:boolean-value="false" calcext:value-type="boolean">
            <text:p>FALSCH</text:p>
          </table:table-cell>
          <table:table-cell table:style-name="ce27" table:formula="of:=AND([$Themenliste.$K204] = 1;[$Variablen.$A$2] = 1)" office:value-type="boolean" office:boolean-value="false" calcext:value-type="boolean">
            <text:p>FALSCH</text:p>
          </table:table-cell>
          <table:table-cell table:style-name="ce27" table:formula="of:=AND([$Themenliste.$L204] = 1;[$Variablen.$B$2] = 1)" office:value-type="boolean" office:boolean-value="true" calcext:value-type="boolean">
            <text:p>WAHR</text:p>
          </table:table-cell>
          <table:table-cell table:style-name="ce27" table:formula="of:=AND([$Themenliste.$M204] = 1;[$Variablen.$C$2] = 1)" office:value-type="boolean" office:boolean-value="true" calcext:value-type="boolean">
            <text:p>WAHR</text:p>
          </table:table-cell>
          <table:table-cell table:style-name="ce27" table:formula="of:=OR([.H198];[.I198];[.J198])" office:value-type="boolean" office:boolean-value="true" calcext:value-type="boolean">
            <text:p>WAHR</text:p>
          </table:table-cell>
          <table:table-cell table:style-name="ce27" table:formula="of:=IF([$Themenliste.$J204] = 1)" office:value-type="boolean" office:boolean-value="true" calcext:value-type="boolean">
            <text:p>WAHR</text:p>
          </table:table-cell>
          <table:table-cell table:style-name="ce27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9];[$Themenliste.$A205];&quot;&quot;)">
            <text:p/>
          </table:table-cell>
          <table:table-cell table:style-name="ce25" table:formula="of:=IF([.$G199];[$Themenliste.$B205];&quot;&quot;)">
            <text:p/>
          </table:table-cell>
          <table:table-cell table:style-name="ce25" table:formula="of:=IF([.$G199];[$Themenliste.$C205];&quot;&quot;)">
            <text:p/>
          </table:table-cell>
          <table:table-cell table:style-name="ce22" table:formula="of:=IF([.$G199];[$Themenliste.$D205];&quot;&quot;)">
            <text:p/>
          </table:table-cell>
          <table:table-cell table:style-name="ce25" table:formula="of:=IF([.$G199];[$Themenliste.$E154];&quot;&quot;)">
            <text:p/>
          </table:table-cell>
          <table:table-cell table:style-name="ce22" table:formula="of:=IF([.$G199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>
            <text:p/>
          </table:table-cell>
          <table:table-cell table:style-name="ce27" table:formula="of:=AND([.K199];[.M199])" office:value-type="boolean" office:boolean-value="false" calcext:value-type="boolean">
            <text:p>FALSCH</text:p>
          </table:table-cell>
          <table:table-cell table:style-name="ce27" table:formula="of:=AND([$Themenliste.$K205] = 1;[$Variablen.$A$2] = 1)" office:value-type="boolean" office:boolean-value="false" calcext:value-type="boolean">
            <text:p>FALSCH</text:p>
          </table:table-cell>
          <table:table-cell table:style-name="ce27" table:formula="of:=AND([$Themenliste.$L205] = 1;[$Variablen.$B$2] = 1)" office:value-type="boolean" office:boolean-value="true" calcext:value-type="boolean">
            <text:p>WAHR</text:p>
          </table:table-cell>
          <table:table-cell table:style-name="ce27" table:formula="of:=AND([$Themenliste.$M205] = 1;[$Variablen.$C$2] = 1)" office:value-type="boolean" office:boolean-value="true" calcext:value-type="boolean">
            <text:p>WAHR</text:p>
          </table:table-cell>
          <table:table-cell table:style-name="ce27" table:formula="of:=OR([.H199];[.I199];[.J199])" office:value-type="boolean" office:boolean-value="true" calcext:value-type="boolean">
            <text:p>WAHR</text:p>
          </table:table-cell>
          <table:table-cell table:style-name="ce27" table:formula="of:=IF([$Themenliste.$J205] = 1)" office:value-type="boolean" office:boolean-value="true" calcext:value-type="boolean">
            <text:p>WAHR</text:p>
          </table:table-cell>
          <table:table-cell table:style-name="ce27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0];[$Themenliste.$A206];&quot;&quot;)">
            <text:p/>
          </table:table-cell>
          <table:table-cell table:style-name="ce25" table:formula="of:=IF([.$G200];[$Themenliste.$B206];&quot;&quot;)">
            <text:p/>
          </table:table-cell>
          <table:table-cell table:style-name="ce25" table:formula="of:=IF([.$G200];[$Themenliste.$C206];&quot;&quot;)">
            <text:p/>
          </table:table-cell>
          <table:table-cell table:style-name="ce22" table:formula="of:=IF([.$G200];[$Themenliste.$D206];&quot;&quot;)">
            <text:p/>
          </table:table-cell>
          <table:table-cell table:style-name="ce25" table:formula="of:=IF([.$G200];[$Themenliste.$E155];&quot;&quot;)">
            <text:p/>
          </table:table-cell>
          <table:table-cell table:style-name="ce22" table:formula="of:=IF([.$G200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>
            <text:p/>
          </table:table-cell>
          <table:table-cell table:style-name="ce27" table:formula="of:=AND([.K200];[.M200])" office:value-type="boolean" office:boolean-value="false" calcext:value-type="boolean">
            <text:p>FALSCH</text:p>
          </table:table-cell>
          <table:table-cell table:style-name="ce27" table:formula="of:=AND([$Themenliste.$K206] = 1;[$Variablen.$A$2] = 1)" office:value-type="boolean" office:boolean-value="false" calcext:value-type="boolean">
            <text:p>FALSCH</text:p>
          </table:table-cell>
          <table:table-cell table:style-name="ce27" table:formula="of:=AND([$Themenliste.$L206] = 1;[$Variablen.$B$2] = 1)" office:value-type="boolean" office:boolean-value="true" calcext:value-type="boolean">
            <text:p>WAHR</text:p>
          </table:table-cell>
          <table:table-cell table:style-name="ce27" table:formula="of:=AND([$Themenliste.$M206] = 1;[$Variablen.$C$2] = 1)" office:value-type="boolean" office:boolean-value="true" calcext:value-type="boolean">
            <text:p>WAHR</text:p>
          </table:table-cell>
          <table:table-cell table:style-name="ce27" table:formula="of:=OR([.H200];[.I200];[.J200])" office:value-type="boolean" office:boolean-value="true" calcext:value-type="boolean">
            <text:p>WAHR</text:p>
          </table:table-cell>
          <table:table-cell table:style-name="ce27" table:formula="of:=IF([$Themenliste.$J206] = 1)" office:value-type="boolean" office:boolean-value="true" calcext:value-type="boolean">
            <text:p>WAHR</text:p>
          </table:table-cell>
          <table:table-cell table:style-name="ce27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1];[$Themenliste.$A207];&quot;&quot;)">
            <text:p/>
          </table:table-cell>
          <table:table-cell table:style-name="ce25" table:formula="of:=IF([.$G201];[$Themenliste.$B207];&quot;&quot;)">
            <text:p/>
          </table:table-cell>
          <table:table-cell table:style-name="ce25" table:formula="of:=IF([.$G201];[$Themenliste.$C207];&quot;&quot;)">
            <text:p/>
          </table:table-cell>
          <table:table-cell table:style-name="ce22" table:formula="of:=IF([.$G201];[$Themenliste.$D207];&quot;&quot;)">
            <text:p/>
          </table:table-cell>
          <table:table-cell table:style-name="ce25" table:formula="of:=IF([.$G201];[$Themenliste.$E156];&quot;&quot;)">
            <text:p/>
          </table:table-cell>
          <table:table-cell table:style-name="ce22" table:formula="of:=IF([.$G201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>
            <text:p/>
          </table:table-cell>
          <table:table-cell table:style-name="ce27" table:formula="of:=AND([.K201];[.M201])" office:value-type="boolean" office:boolean-value="false" calcext:value-type="boolean">
            <text:p>FALSCH</text:p>
          </table:table-cell>
          <table:table-cell table:style-name="ce27" table:formula="of:=AND([$Themenliste.$K207] = 1;[$Variablen.$A$2] = 1)" office:value-type="boolean" office:boolean-value="false" calcext:value-type="boolean">
            <text:p>FALSCH</text:p>
          </table:table-cell>
          <table:table-cell table:style-name="ce27" table:formula="of:=AND([$Themenliste.$L207] = 1;[$Variablen.$B$2] = 1)" office:value-type="boolean" office:boolean-value="false" calcext:value-type="boolean">
            <text:p>FALSCH</text:p>
          </table:table-cell>
          <table:table-cell table:style-name="ce27" table:formula="of:=AND([$Themenliste.$M207] = 1;[$Variablen.$C$2] = 1)" office:value-type="boolean" office:boolean-value="true" calcext:value-type="boolean">
            <text:p>WAHR</text:p>
          </table:table-cell>
          <table:table-cell table:style-name="ce27" table:formula="of:=OR([.H201];[.I201];[.J201])" office:value-type="boolean" office:boolean-value="true" calcext:value-type="boolean">
            <text:p>WAHR</text:p>
          </table:table-cell>
          <table:table-cell table:style-name="ce27" table:formula="of:=IF([$Themenliste.$J207] = 1)" office:value-type="boolean" office:boolean-value="true" calcext:value-type="boolean">
            <text:p>WAHR</text:p>
          </table:table-cell>
          <table:table-cell table:style-name="ce27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2];[$Themenliste.$A208];&quot;&quot;)">
            <text:p/>
          </table:table-cell>
          <table:table-cell table:style-name="ce25" table:formula="of:=IF([.$G202];[$Themenliste.$B208];&quot;&quot;)">
            <text:p/>
          </table:table-cell>
          <table:table-cell table:style-name="ce25" table:formula="of:=IF([.$G202];[$Themenliste.$C208];&quot;&quot;)">
            <text:p/>
          </table:table-cell>
          <table:table-cell table:style-name="ce22" table:formula="of:=IF([.$G202];[$Themenliste.$D208];&quot;&quot;)">
            <text:p/>
          </table:table-cell>
          <table:table-cell table:style-name="ce25" table:formula="of:=IF([.$G202];[$Themenliste.$E157];&quot;&quot;)">
            <text:p/>
          </table:table-cell>
          <table:table-cell table:style-name="ce22" table:formula="of:=IF([.$G202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>
            <text:p/>
          </table:table-cell>
          <table:table-cell table:style-name="ce27" table:formula="of:=AND([.K202];[.M202])" office:value-type="boolean" office:boolean-value="false" calcext:value-type="boolean">
            <text:p>FALSCH</text:p>
          </table:table-cell>
          <table:table-cell table:style-name="ce27" table:formula="of:=AND([$Themenliste.$K208] = 1;[$Variablen.$A$2] = 1)" office:value-type="boolean" office:boolean-value="false" calcext:value-type="boolean">
            <text:p>FALSCH</text:p>
          </table:table-cell>
          <table:table-cell table:style-name="ce27" table:formula="of:=AND([$Themenliste.$L208] = 1;[$Variablen.$B$2] = 1)" office:value-type="boolean" office:boolean-value="false" calcext:value-type="boolean">
            <text:p>FALSCH</text:p>
          </table:table-cell>
          <table:table-cell table:style-name="ce27" table:formula="of:=AND([$Themenliste.$M208] = 1;[$Variablen.$C$2] = 1)" office:value-type="boolean" office:boolean-value="true" calcext:value-type="boolean">
            <text:p>WAHR</text:p>
          </table:table-cell>
          <table:table-cell table:style-name="ce27" table:formula="of:=OR([.H202];[.I202];[.J202])" office:value-type="boolean" office:boolean-value="true" calcext:value-type="boolean">
            <text:p>WAHR</text:p>
          </table:table-cell>
          <table:table-cell table:style-name="ce27" table:formula="of:=IF([$Themenliste.$J208] = 1)" office:value-type="boolean" office:boolean-value="true" calcext:value-type="boolean">
            <text:p>WAHR</text:p>
          </table:table-cell>
          <table:table-cell table:style-name="ce27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3];[$Themenliste.$A209];&quot;&quot;)">
            <text:p/>
          </table:table-cell>
          <table:table-cell table:style-name="ce25" table:formula="of:=IF([.$G203];[$Themenliste.$B209];&quot;&quot;)">
            <text:p/>
          </table:table-cell>
          <table:table-cell table:style-name="ce25" table:formula="of:=IF([.$G203];[$Themenliste.$C209];&quot;&quot;)">
            <text:p/>
          </table:table-cell>
          <table:table-cell table:style-name="ce22" table:formula="of:=IF([.$G203];[$Themenliste.$D209];&quot;&quot;)">
            <text:p/>
          </table:table-cell>
          <table:table-cell table:style-name="ce25" table:formula="of:=IF([.$G203];[$Themenliste.$E161];&quot;&quot;)">
            <text:p/>
          </table:table-cell>
          <table:table-cell table:style-name="ce22" table:formula="of:=IF([.$G203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>
            <text:p/>
          </table:table-cell>
          <table:table-cell table:style-name="ce27" table:formula="of:=AND([.K203];[.M203])" office:value-type="boolean" office:boolean-value="false" calcext:value-type="boolean">
            <text:p>FALSCH</text:p>
          </table:table-cell>
          <table:table-cell table:style-name="ce27" table:formula="of:=AND([$Themenliste.$K209] = 1;[$Variablen.$A$2] = 1)" office:value-type="boolean" office:boolean-value="false" calcext:value-type="boolean">
            <text:p>FALSCH</text:p>
          </table:table-cell>
          <table:table-cell table:style-name="ce27" table:formula="of:=AND([$Themenliste.$L209] = 1;[$Variablen.$B$2] = 1)" office:value-type="boolean" office:boolean-value="false" calcext:value-type="boolean">
            <text:p>FALSCH</text:p>
          </table:table-cell>
          <table:table-cell table:style-name="ce27" table:formula="of:=AND([$Themenliste.$M209] = 1;[$Variablen.$C$2] = 1)" office:value-type="boolean" office:boolean-value="true" calcext:value-type="boolean">
            <text:p>WAHR</text:p>
          </table:table-cell>
          <table:table-cell table:style-name="ce27" table:formula="of:=OR([.H203];[.I203];[.J203])" office:value-type="boolean" office:boolean-value="true" calcext:value-type="boolean">
            <text:p>WAHR</text:p>
          </table:table-cell>
          <table:table-cell table:style-name="ce27" table:formula="of:=IF([$Themenliste.$J209] = 1)" office:value-type="boolean" office:boolean-value="true" calcext:value-type="boolean">
            <text:p>WAHR</text:p>
          </table:table-cell>
          <table:table-cell table:style-name="ce27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4];[$Themenliste.$A210];&quot;&quot;)">
            <text:p/>
          </table:table-cell>
          <table:table-cell table:style-name="ce25" table:formula="of:=IF([.$G204];[$Themenliste.$B210];&quot;&quot;)">
            <text:p/>
          </table:table-cell>
          <table:table-cell table:style-name="ce25" table:formula="of:=IF([.$G204];[$Themenliste.$C210];&quot;&quot;)">
            <text:p/>
          </table:table-cell>
          <table:table-cell table:style-name="ce22" table:formula="of:=IF([.$G204];[$Themenliste.$D210];&quot;&quot;)">
            <text:p/>
          </table:table-cell>
          <table:table-cell table:style-name="ce25" table:formula="of:=IF([.$G204];[$Themenliste.$E162];&quot;&quot;)">
            <text:p/>
          </table:table-cell>
          <table:table-cell table:style-name="ce22" table:formula="of:=IF([.$G204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>
            <text:p/>
          </table:table-cell>
          <table:table-cell table:style-name="ce27" table:formula="of:=AND([.K204];[.M204])" office:value-type="boolean" office:boolean-value="false" calcext:value-type="boolean">
            <text:p>FALSCH</text:p>
          </table:table-cell>
          <table:table-cell table:style-name="ce27" table:formula="of:=AND([$Themenliste.$K210] = 1;[$Variablen.$A$2] = 1)" office:value-type="boolean" office:boolean-value="false" calcext:value-type="boolean">
            <text:p>FALSCH</text:p>
          </table:table-cell>
          <table:table-cell table:style-name="ce27" table:formula="of:=AND([$Themenliste.$L210] = 1;[$Variablen.$B$2] = 1)" office:value-type="boolean" office:boolean-value="false" calcext:value-type="boolean">
            <text:p>FALSCH</text:p>
          </table:table-cell>
          <table:table-cell table:style-name="ce27" table:formula="of:=AND([$Themenliste.$M210] = 1;[$Variablen.$C$2] = 1)" office:value-type="boolean" office:boolean-value="true" calcext:value-type="boolean">
            <text:p>WAHR</text:p>
          </table:table-cell>
          <table:table-cell table:style-name="ce27" table:formula="of:=OR([.H204];[.I204];[.J204])" office:value-type="boolean" office:boolean-value="true" calcext:value-type="boolean">
            <text:p>WAHR</text:p>
          </table:table-cell>
          <table:table-cell table:style-name="ce27" table:formula="of:=IF([$Themenliste.$J210] = 1)" office:value-type="boolean" office:boolean-value="true" calcext:value-type="boolean">
            <text:p>WAHR</text:p>
          </table:table-cell>
          <table:table-cell table:style-name="ce27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5];[$Themenliste.$A211];&quot;&quot;)">
            <text:p/>
          </table:table-cell>
          <table:table-cell table:style-name="ce25" table:formula="of:=IF([.$G205];[$Themenliste.$B211];&quot;&quot;)">
            <text:p/>
          </table:table-cell>
          <table:table-cell table:style-name="ce25" table:formula="of:=IF([.$G205];[$Themenliste.$C211];&quot;&quot;)">
            <text:p/>
          </table:table-cell>
          <table:table-cell table:style-name="ce22" table:formula="of:=IF([.$G205];[$Themenliste.$D211];&quot;&quot;)">
            <text:p/>
          </table:table-cell>
          <table:table-cell table:style-name="ce25" table:formula="of:=IF([.$G205];[$Themenliste.$E163];&quot;&quot;)">
            <text:p/>
          </table:table-cell>
          <table:table-cell table:style-name="ce22" table:formula="of:=IF([.$G205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>
            <text:p/>
          </table:table-cell>
          <table:table-cell table:style-name="ce27" table:formula="of:=AND([.K205];[.M205])" office:value-type="boolean" office:boolean-value="false" calcext:value-type="boolean">
            <text:p>FALSCH</text:p>
          </table:table-cell>
          <table:table-cell table:style-name="ce27" table:formula="of:=AND([$Themenliste.$K211] = 1;[$Variablen.$A$2] = 1)" office:value-type="boolean" office:boolean-value="false" calcext:value-type="boolean">
            <text:p>FALSCH</text:p>
          </table:table-cell>
          <table:table-cell table:style-name="ce27" table:formula="of:=AND([$Themenliste.$L211] = 1;[$Variablen.$B$2] = 1)" office:value-type="boolean" office:boolean-value="false" calcext:value-type="boolean">
            <text:p>FALSCH</text:p>
          </table:table-cell>
          <table:table-cell table:style-name="ce27" table:formula="of:=AND([$Themenliste.$M211] = 1;[$Variablen.$C$2] = 1)" office:value-type="boolean" office:boolean-value="true" calcext:value-type="boolean">
            <text:p>WAHR</text:p>
          </table:table-cell>
          <table:table-cell table:style-name="ce27" table:formula="of:=OR([.H205];[.I205];[.J205])" office:value-type="boolean" office:boolean-value="true" calcext:value-type="boolean">
            <text:p>WAHR</text:p>
          </table:table-cell>
          <table:table-cell table:style-name="ce27" table:formula="of:=IF([$Themenliste.$J211] = 1)" office:value-type="boolean" office:boolean-value="true" calcext:value-type="boolean">
            <text:p>WAHR</text:p>
          </table:table-cell>
          <table:table-cell table:style-name="ce27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6];[$Themenliste.$A212];&quot;&quot;)">
            <text:p/>
          </table:table-cell>
          <table:table-cell table:style-name="ce25" table:formula="of:=IF([.$G206];[$Themenliste.$B212];&quot;&quot;)">
            <text:p/>
          </table:table-cell>
          <table:table-cell table:style-name="ce25" table:formula="of:=IF([.$G206];[$Themenliste.$C212];&quot;&quot;)">
            <text:p/>
          </table:table-cell>
          <table:table-cell table:style-name="ce22" table:formula="of:=IF([.$G206];[$Themenliste.$D212];&quot;&quot;)">
            <text:p/>
          </table:table-cell>
          <table:table-cell table:style-name="ce25" table:formula="of:=IF([.$G206];[$Themenliste.$E164];&quot;&quot;)">
            <text:p/>
          </table:table-cell>
          <table:table-cell table:style-name="ce22" table:formula="of:=IF([.$G206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>
            <text:p/>
          </table:table-cell>
          <table:table-cell table:style-name="ce27" table:formula="of:=AND([.K206];[.M206])" office:value-type="boolean" office:boolean-value="false" calcext:value-type="boolean">
            <text:p>FALSCH</text:p>
          </table:table-cell>
          <table:table-cell table:style-name="ce27" table:formula="of:=AND([$Themenliste.$K212] = 1;[$Variablen.$A$2] = 1)" office:value-type="boolean" office:boolean-value="false" calcext:value-type="boolean">
            <text:p>FALSCH</text:p>
          </table:table-cell>
          <table:table-cell table:style-name="ce27" table:formula="of:=AND([$Themenliste.$L212] = 1;[$Variablen.$B$2] = 1)" office:value-type="boolean" office:boolean-value="false" calcext:value-type="boolean">
            <text:p>FALSCH</text:p>
          </table:table-cell>
          <table:table-cell table:style-name="ce27" table:formula="of:=AND([$Themenliste.$M212] = 1;[$Variablen.$C$2] = 1)" office:value-type="boolean" office:boolean-value="true" calcext:value-type="boolean">
            <text:p>WAHR</text:p>
          </table:table-cell>
          <table:table-cell table:style-name="ce27" table:formula="of:=OR([.H206];[.I206];[.J206])" office:value-type="boolean" office:boolean-value="true" calcext:value-type="boolean">
            <text:p>WAHR</text:p>
          </table:table-cell>
          <table:table-cell table:style-name="ce27" table:formula="of:=IF([$Themenliste.$J212] = 1)" office:value-type="boolean" office:boolean-value="true" calcext:value-type="boolean">
            <text:p>WAHR</text:p>
          </table:table-cell>
          <table:table-cell table:style-name="ce27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7];[$Themenliste.$A213];&quot;&quot;)">
            <text:p/>
          </table:table-cell>
          <table:table-cell table:style-name="ce25" table:formula="of:=IF([.$G207];[$Themenliste.$B213];&quot;&quot;)">
            <text:p/>
          </table:table-cell>
          <table:table-cell table:style-name="ce25" table:formula="of:=IF([.$G207];[$Themenliste.$C213];&quot;&quot;)">
            <text:p/>
          </table:table-cell>
          <table:table-cell table:style-name="ce22" table:formula="of:=IF([.$G207];[$Themenliste.$D213];&quot;&quot;)">
            <text:p/>
          </table:table-cell>
          <table:table-cell table:style-name="ce25" table:formula="of:=IF([.$G207];[$Themenliste.$E165];&quot;&quot;)">
            <text:p/>
          </table:table-cell>
          <table:table-cell table:style-name="ce22" table:formula="of:=IF([.$G207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>
            <text:p/>
          </table:table-cell>
          <table:table-cell table:style-name="ce27" table:formula="of:=AND([.K207];[.M207])" office:value-type="boolean" office:boolean-value="false" calcext:value-type="boolean">
            <text:p>FALSCH</text:p>
          </table:table-cell>
          <table:table-cell table:style-name="ce27" table:formula="of:=AND([$Themenliste.$K213] = 1;[$Variablen.$A$2] = 1)" office:value-type="boolean" office:boolean-value="false" calcext:value-type="boolean">
            <text:p>FALSCH</text:p>
          </table:table-cell>
          <table:table-cell table:style-name="ce27" table:formula="of:=AND([$Themenliste.$L213] = 1;[$Variablen.$B$2] = 1)" office:value-type="boolean" office:boolean-value="false" calcext:value-type="boolean">
            <text:p>FALSCH</text:p>
          </table:table-cell>
          <table:table-cell table:style-name="ce27" table:formula="of:=AND([$Themenliste.$M213] = 1;[$Variablen.$C$2] = 1)" office:value-type="boolean" office:boolean-value="true" calcext:value-type="boolean">
            <text:p>WAHR</text:p>
          </table:table-cell>
          <table:table-cell table:style-name="ce27" table:formula="of:=OR([.H207];[.I207];[.J207])" office:value-type="boolean" office:boolean-value="true" calcext:value-type="boolean">
            <text:p>WAHR</text:p>
          </table:table-cell>
          <table:table-cell table:style-name="ce27" table:formula="of:=IF([$Themenliste.$J213] = 1)" office:value-type="boolean" office:boolean-value="true" calcext:value-type="boolean">
            <text:p>WAHR</text:p>
          </table:table-cell>
          <table:table-cell table:style-name="ce27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8];[$Themenliste.$A214];&quot;&quot;)">
            <text:p/>
          </table:table-cell>
          <table:table-cell table:style-name="ce25" table:formula="of:=IF([.$G208];[$Themenliste.$B214];&quot;&quot;)">
            <text:p/>
          </table:table-cell>
          <table:table-cell table:style-name="ce25" table:formula="of:=IF([.$G208];[$Themenliste.$C214];&quot;&quot;)">
            <text:p/>
          </table:table-cell>
          <table:table-cell table:style-name="ce22" table:formula="of:=IF([.$G208];[$Themenliste.$D214];&quot;&quot;)">
            <text:p/>
          </table:table-cell>
          <table:table-cell table:style-name="ce25" table:formula="of:=IF([.$G208];[$Themenliste.$E166];&quot;&quot;)">
            <text:p/>
          </table:table-cell>
          <table:table-cell table:style-name="ce22" table:formula="of:=IF([.$G208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>
            <text:p/>
          </table:table-cell>
          <table:table-cell table:style-name="ce27" table:formula="of:=AND([.K208];[.M208])" office:value-type="boolean" office:boolean-value="false" calcext:value-type="boolean">
            <text:p>FALSCH</text:p>
          </table:table-cell>
          <table:table-cell table:style-name="ce27" table:formula="of:=AND([$Themenliste.$K214] = 1;[$Variablen.$A$2] = 1)" office:value-type="boolean" office:boolean-value="false" calcext:value-type="boolean">
            <text:p>FALSCH</text:p>
          </table:table-cell>
          <table:table-cell table:style-name="ce27" table:formula="of:=AND([$Themenliste.$L214] = 1;[$Variablen.$B$2] = 1)" office:value-type="boolean" office:boolean-value="false" calcext:value-type="boolean">
            <text:p>FALSCH</text:p>
          </table:table-cell>
          <table:table-cell table:style-name="ce27" table:formula="of:=AND([$Themenliste.$M214] = 1;[$Variablen.$C$2] = 1)" office:value-type="boolean" office:boolean-value="true" calcext:value-type="boolean">
            <text:p>WAHR</text:p>
          </table:table-cell>
          <table:table-cell table:style-name="ce27" table:formula="of:=OR([.H208];[.I208];[.J208])" office:value-type="boolean" office:boolean-value="true" calcext:value-type="boolean">
            <text:p>WAHR</text:p>
          </table:table-cell>
          <table:table-cell table:style-name="ce27" table:formula="of:=IF([$Themenliste.$J214] = 1)" office:value-type="boolean" office:boolean-value="true" calcext:value-type="boolean">
            <text:p>WAHR</text:p>
          </table:table-cell>
          <table:table-cell table:style-name="ce27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9];[$Themenliste.$A215];&quot;&quot;)">
            <text:p/>
          </table:table-cell>
          <table:table-cell table:style-name="ce25" table:formula="of:=IF([.$G209];[$Themenliste.$B215];&quot;&quot;)">
            <text:p/>
          </table:table-cell>
          <table:table-cell table:style-name="ce25" table:formula="of:=IF([.$G209];[$Themenliste.$C215];&quot;&quot;)">
            <text:p/>
          </table:table-cell>
          <table:table-cell table:style-name="ce22" table:formula="of:=IF([.$G209];[$Themenliste.$D215];&quot;&quot;)">
            <text:p/>
          </table:table-cell>
          <table:table-cell table:style-name="ce25" table:formula="of:=IF([.$G209];[$Themenliste.$E167];&quot;&quot;)">
            <text:p/>
          </table:table-cell>
          <table:table-cell table:style-name="ce22" table:formula="of:=IF([.$G209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>
            <text:p/>
          </table:table-cell>
          <table:table-cell table:style-name="ce27" table:formula="of:=AND([.K209];[.M209])" office:value-type="boolean" office:boolean-value="false" calcext:value-type="boolean">
            <text:p>FALSCH</text:p>
          </table:table-cell>
          <table:table-cell table:style-name="ce27" table:formula="of:=AND([$Themenliste.$K215] = 1;[$Variablen.$A$2] = 1)" office:value-type="boolean" office:boolean-value="false" calcext:value-type="boolean">
            <text:p>FALSCH</text:p>
          </table:table-cell>
          <table:table-cell table:style-name="ce27" table:formula="of:=AND([$Themenliste.$L215] = 1;[$Variablen.$B$2] = 1)" office:value-type="boolean" office:boolean-value="false" calcext:value-type="boolean">
            <text:p>FALSCH</text:p>
          </table:table-cell>
          <table:table-cell table:style-name="ce27" table:formula="of:=AND([$Themenliste.$M215] = 1;[$Variablen.$C$2] = 1)" office:value-type="boolean" office:boolean-value="true" calcext:value-type="boolean">
            <text:p>WAHR</text:p>
          </table:table-cell>
          <table:table-cell table:style-name="ce27" table:formula="of:=OR([.H209];[.I209];[.J209])" office:value-type="boolean" office:boolean-value="true" calcext:value-type="boolean">
            <text:p>WAHR</text:p>
          </table:table-cell>
          <table:table-cell table:style-name="ce27" table:formula="of:=IF([$Themenliste.$J215] = 1)" office:value-type="boolean" office:boolean-value="true" calcext:value-type="boolean">
            <text:p>WAHR</text:p>
          </table:table-cell>
          <table:table-cell table:style-name="ce27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0];[$Themenliste.$A216];&quot;&quot;)">
            <text:p/>
          </table:table-cell>
          <table:table-cell table:style-name="ce25" table:formula="of:=IF([.$G210];[$Themenliste.$B216];&quot;&quot;)">
            <text:p/>
          </table:table-cell>
          <table:table-cell table:style-name="ce25" table:formula="of:=IF([.$G210];[$Themenliste.$C216];&quot;&quot;)">
            <text:p/>
          </table:table-cell>
          <table:table-cell table:style-name="ce22" table:formula="of:=IF([.$G210];[$Themenliste.$D216];&quot;&quot;)">
            <text:p/>
          </table:table-cell>
          <table:table-cell table:style-name="ce25" table:formula="of:=IF([.$G210];[$Themenliste.$E168];&quot;&quot;)">
            <text:p/>
          </table:table-cell>
          <table:table-cell table:style-name="ce22" table:formula="of:=IF([.$G210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>
            <text:p/>
          </table:table-cell>
          <table:table-cell table:style-name="ce27" table:formula="of:=AND([.K210];[.M210])" office:value-type="boolean" office:boolean-value="false" calcext:value-type="boolean">
            <text:p>FALSCH</text:p>
          </table:table-cell>
          <table:table-cell table:style-name="ce27" table:formula="of:=AND([$Themenliste.$K216] = 1;[$Variablen.$A$2] = 1)" office:value-type="boolean" office:boolean-value="false" calcext:value-type="boolean">
            <text:p>FALSCH</text:p>
          </table:table-cell>
          <table:table-cell table:style-name="ce27" table:formula="of:=AND([$Themenliste.$L216] = 1;[$Variablen.$B$2] = 1)" office:value-type="boolean" office:boolean-value="false" calcext:value-type="boolean">
            <text:p>FALSCH</text:p>
          </table:table-cell>
          <table:table-cell table:style-name="ce27" table:formula="of:=AND([$Themenliste.$M216] = 1;[$Variablen.$C$2] = 1)" office:value-type="boolean" office:boolean-value="true" calcext:value-type="boolean">
            <text:p>WAHR</text:p>
          </table:table-cell>
          <table:table-cell table:style-name="ce27" table:formula="of:=OR([.H210];[.I210];[.J210])" office:value-type="boolean" office:boolean-value="true" calcext:value-type="boolean">
            <text:p>WAHR</text:p>
          </table:table-cell>
          <table:table-cell table:style-name="ce27" table:formula="of:=IF([$Themenliste.$J216] = 1)" office:value-type="boolean" office:boolean-value="true" calcext:value-type="boolean">
            <text:p>WAHR</text:p>
          </table:table-cell>
          <table:table-cell table:style-name="ce27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1];[$Themenliste.$A217];&quot;&quot;)">
            <text:p/>
          </table:table-cell>
          <table:table-cell table:style-name="ce25" table:formula="of:=IF([.$G211];[$Themenliste.$B217];&quot;&quot;)">
            <text:p/>
          </table:table-cell>
          <table:table-cell table:style-name="ce25" table:formula="of:=IF([.$G211];[$Themenliste.$C217];&quot;&quot;)">
            <text:p/>
          </table:table-cell>
          <table:table-cell table:style-name="ce22" table:formula="of:=IF([.$G211];[$Themenliste.$D217];&quot;&quot;)">
            <text:p/>
          </table:table-cell>
          <table:table-cell table:style-name="ce25" table:formula="of:=IF([.$G211];[$Themenliste.$E169];&quot;&quot;)">
            <text:p/>
          </table:table-cell>
          <table:table-cell table:style-name="ce22" table:formula="of:=IF([.$G211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>
            <text:p/>
          </table:table-cell>
          <table:table-cell table:style-name="ce27" table:formula="of:=AND([.K211];[.M211])" office:value-type="boolean" office:boolean-value="false" calcext:value-type="boolean">
            <text:p>FALSCH</text:p>
          </table:table-cell>
          <table:table-cell table:style-name="ce27" table:formula="of:=AND([$Themenliste.$K217] = 1;[$Variablen.$A$2] = 1)" office:value-type="boolean" office:boolean-value="false" calcext:value-type="boolean">
            <text:p>FALSCH</text:p>
          </table:table-cell>
          <table:table-cell table:style-name="ce27" table:formula="of:=AND([$Themenliste.$L217] = 1;[$Variablen.$B$2] = 1)" office:value-type="boolean" office:boolean-value="false" calcext:value-type="boolean">
            <text:p>FALSCH</text:p>
          </table:table-cell>
          <table:table-cell table:style-name="ce27" table:formula="of:=AND([$Themenliste.$M217] = 1;[$Variablen.$C$2] = 1)" office:value-type="boolean" office:boolean-value="true" calcext:value-type="boolean">
            <text:p>WAHR</text:p>
          </table:table-cell>
          <table:table-cell table:style-name="ce27" table:formula="of:=OR([.H211];[.I211];[.J211])" office:value-type="boolean" office:boolean-value="true" calcext:value-type="boolean">
            <text:p>WAHR</text:p>
          </table:table-cell>
          <table:table-cell table:style-name="ce27" table:formula="of:=IF([$Themenliste.$J217] = 1)" office:value-type="boolean" office:boolean-value="true" calcext:value-type="boolean">
            <text:p>WAHR</text:p>
          </table:table-cell>
          <table:table-cell table:style-name="ce27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2];[$Themenliste.$A218];&quot;&quot;)">
            <text:p/>
          </table:table-cell>
          <table:table-cell table:style-name="ce25" table:formula="of:=IF([.$G212];[$Themenliste.$B218];&quot;&quot;)">
            <text:p/>
          </table:table-cell>
          <table:table-cell table:style-name="ce25" table:formula="of:=IF([.$G212];[$Themenliste.$C218];&quot;&quot;)">
            <text:p/>
          </table:table-cell>
          <table:table-cell table:style-name="ce22" table:formula="of:=IF([.$G212];[$Themenliste.$D218];&quot;&quot;)">
            <text:p/>
          </table:table-cell>
          <table:table-cell table:style-name="ce25" table:formula="of:=IF([.$G212];[$Themenliste.$E170];&quot;&quot;)">
            <text:p/>
          </table:table-cell>
          <table:table-cell table:style-name="ce22" table:formula="of:=IF([.$G212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>
            <text:p/>
          </table:table-cell>
          <table:table-cell table:style-name="ce27" table:formula="of:=AND([.K212];[.M212])" office:value-type="boolean" office:boolean-value="false" calcext:value-type="boolean">
            <text:p>FALSCH</text:p>
          </table:table-cell>
          <table:table-cell table:style-name="ce27" table:formula="of:=AND([$Themenliste.$K218] = 1;[$Variablen.$A$2] = 1)" office:value-type="boolean" office:boolean-value="false" calcext:value-type="boolean">
            <text:p>FALSCH</text:p>
          </table:table-cell>
          <table:table-cell table:style-name="ce27" table:formula="of:=AND([$Themenliste.$L218] = 1;[$Variablen.$B$2] = 1)" office:value-type="boolean" office:boolean-value="false" calcext:value-type="boolean">
            <text:p>FALSCH</text:p>
          </table:table-cell>
          <table:table-cell table:style-name="ce27" table:formula="of:=AND([$Themenliste.$M218] = 1;[$Variablen.$C$2] = 1)" office:value-type="boolean" office:boolean-value="true" calcext:value-type="boolean">
            <text:p>WAHR</text:p>
          </table:table-cell>
          <table:table-cell table:style-name="ce27" table:formula="of:=OR([.H212];[.I212];[.J212])" office:value-type="boolean" office:boolean-value="true" calcext:value-type="boolean">
            <text:p>WAHR</text:p>
          </table:table-cell>
          <table:table-cell table:style-name="ce27" table:formula="of:=IF([$Themenliste.$J218] = 1)" office:value-type="boolean" office:boolean-value="true" calcext:value-type="boolean">
            <text:p>WAHR</text:p>
          </table:table-cell>
          <table:table-cell table:style-name="ce27" table:formula="of:=IF([$Themenliste.$I21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3];[$Themenliste.$A219];&quot;&quot;)">
            <text:p/>
          </table:table-cell>
          <table:table-cell table:style-name="ce25" table:formula="of:=IF([.$G213];[$Themenliste.$B219];&quot;&quot;)">
            <text:p/>
          </table:table-cell>
          <table:table-cell table:style-name="ce25" table:formula="of:=IF([.$G213];[$Themenliste.$C219];&quot;&quot;)">
            <text:p/>
          </table:table-cell>
          <table:table-cell table:style-name="ce22" table:formula="of:=IF([.$G213];[$Themenliste.$D219];&quot;&quot;)">
            <text:p/>
          </table:table-cell>
          <table:table-cell table:style-name="ce25" table:formula="of:=IF([.$G213];[$Themenliste.$E171];&quot;&quot;)">
            <text:p/>
          </table:table-cell>
          <table:table-cell table:style-name="ce22" table:formula="of:=IF([.$G213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>
            <text:p/>
          </table:table-cell>
          <table:table-cell table:style-name="ce27" table:formula="of:=AND([.K213];[.M213])" office:value-type="boolean" office:boolean-value="false" calcext:value-type="boolean">
            <text:p>FALSCH</text:p>
          </table:table-cell>
          <table:table-cell table:style-name="ce27" table:formula="of:=AND([$Themenliste.$K219] = 1;[$Variablen.$A$2] = 1)" office:value-type="boolean" office:boolean-value="false" calcext:value-type="boolean">
            <text:p>FALSCH</text:p>
          </table:table-cell>
          <table:table-cell table:style-name="ce27" table:formula="of:=AND([$Themenliste.$L219] = 1;[$Variablen.$B$2] = 1)" office:value-type="boolean" office:boolean-value="false" calcext:value-type="boolean">
            <text:p>FALSCH</text:p>
          </table:table-cell>
          <table:table-cell table:style-name="ce27" table:formula="of:=AND([$Themenliste.$M219] = 1;[$Variablen.$C$2] = 1)" office:value-type="boolean" office:boolean-value="true" calcext:value-type="boolean">
            <text:p>WAHR</text:p>
          </table:table-cell>
          <table:table-cell table:style-name="ce27" table:formula="of:=OR([.H213];[.I213];[.J213])" office:value-type="boolean" office:boolean-value="true" calcext:value-type="boolean">
            <text:p>WAHR</text:p>
          </table:table-cell>
          <table:table-cell table:style-name="ce27" table:formula="of:=IF([$Themenliste.$J219] = 1)" office:value-type="boolean" office:boolean-value="true" calcext:value-type="boolean">
            <text:p>WAHR</text:p>
          </table:table-cell>
          <table:table-cell table:style-name="ce27" table:formula="of:=IF([$Themenliste.$I21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4];[$Themenliste.$A220];&quot;&quot;)">
            <text:p/>
          </table:table-cell>
          <table:table-cell table:style-name="ce25" table:formula="of:=IF([.$G214];[$Themenliste.$B220];&quot;&quot;)">
            <text:p/>
          </table:table-cell>
          <table:table-cell table:style-name="ce25" table:formula="of:=IF([.$G214];[$Themenliste.$C220];&quot;&quot;)">
            <text:p/>
          </table:table-cell>
          <table:table-cell table:style-name="ce22" table:formula="of:=IF([.$G214];[$Themenliste.$D220];&quot;&quot;)">
            <text:p/>
          </table:table-cell>
          <table:table-cell table:style-name="ce25" table:formula="of:=IF([.$G214];[$Themenliste.$E172];&quot;&quot;)">
            <text:p/>
          </table:table-cell>
          <table:table-cell table:style-name="ce22" table:formula="of:=IF([.$G214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>
            <text:p/>
          </table:table-cell>
          <table:table-cell table:style-name="ce27" table:formula="of:=AND([.K214];[.M214])" office:value-type="boolean" office:boolean-value="false" calcext:value-type="boolean">
            <text:p>FALSCH</text:p>
          </table:table-cell>
          <table:table-cell table:style-name="ce27" table:formula="of:=AND([$Themenliste.$K220] = 1;[$Variablen.$A$2] = 1)" office:value-type="boolean" office:boolean-value="false" calcext:value-type="boolean">
            <text:p>FALSCH</text:p>
          </table:table-cell>
          <table:table-cell table:style-name="ce27" table:formula="of:=AND([$Themenliste.$L220] = 1;[$Variablen.$B$2] = 1)" office:value-type="boolean" office:boolean-value="false" calcext:value-type="boolean">
            <text:p>FALSCH</text:p>
          </table:table-cell>
          <table:table-cell table:style-name="ce27" table:formula="of:=AND([$Themenliste.$M220] = 1;[$Variablen.$C$2] = 1)" office:value-type="boolean" office:boolean-value="true" calcext:value-type="boolean">
            <text:p>WAHR</text:p>
          </table:table-cell>
          <table:table-cell table:style-name="ce27" table:formula="of:=OR([.H214];[.I214];[.J214])" office:value-type="boolean" office:boolean-value="true" calcext:value-type="boolean">
            <text:p>WAHR</text:p>
          </table:table-cell>
          <table:table-cell table:style-name="ce27" table:formula="of:=IF([$Themenliste.$J220] = 1)" office:value-type="boolean" office:boolean-value="true" calcext:value-type="boolean">
            <text:p>WAHR</text:p>
          </table:table-cell>
          <table:table-cell table:style-name="ce27" table:formula="of:=IF([$Themenliste.$I22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5];[$Themenliste.$A221];&quot;&quot;)">
            <text:p/>
          </table:table-cell>
          <table:table-cell table:style-name="ce25" table:formula="of:=IF([.$G215];[$Themenliste.$B221];&quot;&quot;)">
            <text:p/>
          </table:table-cell>
          <table:table-cell table:style-name="ce25" table:formula="of:=IF([.$G215];[$Themenliste.$C221];&quot;&quot;)">
            <text:p/>
          </table:table-cell>
          <table:table-cell table:style-name="ce22" table:formula="of:=IF([.$G215];[$Themenliste.$D221];&quot;&quot;)">
            <text:p/>
          </table:table-cell>
          <table:table-cell table:style-name="ce25" table:formula="of:=IF([.$G215];[$Themenliste.$E173];&quot;&quot;)">
            <text:p/>
          </table:table-cell>
          <table:table-cell table:style-name="ce22" table:formula="of:=IF([.$G215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>
            <text:p/>
          </table:table-cell>
          <table:table-cell table:style-name="ce27" table:formula="of:=AND([.K215];[.M215])" office:value-type="boolean" office:boolean-value="false" calcext:value-type="boolean">
            <text:p>FALSCH</text:p>
          </table:table-cell>
          <table:table-cell table:style-name="ce27" table:formula="of:=AND([$Themenliste.$K221] = 1;[$Variablen.$A$2] = 1)" office:value-type="boolean" office:boolean-value="false" calcext:value-type="boolean">
            <text:p>FALSCH</text:p>
          </table:table-cell>
          <table:table-cell table:style-name="ce27" table:formula="of:=AND([$Themenliste.$L221] = 1;[$Variablen.$B$2] = 1)" office:value-type="boolean" office:boolean-value="false" calcext:value-type="boolean">
            <text:p>FALSCH</text:p>
          </table:table-cell>
          <table:table-cell table:style-name="ce27" table:formula="of:=AND([$Themenliste.$M221] = 1;[$Variablen.$C$2] = 1)" office:value-type="boolean" office:boolean-value="true" calcext:value-type="boolean">
            <text:p>WAHR</text:p>
          </table:table-cell>
          <table:table-cell table:style-name="ce27" table:formula="of:=OR([.H215];[.I215];[.J215])" office:value-type="boolean" office:boolean-value="true" calcext:value-type="boolean">
            <text:p>WAHR</text:p>
          </table:table-cell>
          <table:table-cell table:style-name="ce27" table:formula="of:=IF([$Themenliste.$J221] = 1)" office:value-type="boolean" office:boolean-value="true" calcext:value-type="boolean">
            <text:p>WAHR</text:p>
          </table:table-cell>
          <table:table-cell table:style-name="ce27" table:formula="of:=IF([$Themenliste.$I22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6];[$Themenliste.$A222];&quot;&quot;)">
            <text:p/>
          </table:table-cell>
          <table:table-cell table:style-name="ce25" table:formula="of:=IF([.$G216];[$Themenliste.$B222];&quot;&quot;)">
            <text:p/>
          </table:table-cell>
          <table:table-cell table:style-name="ce25" table:formula="of:=IF([.$G216];[$Themenliste.$C222];&quot;&quot;)">
            <text:p/>
          </table:table-cell>
          <table:table-cell table:style-name="ce22" table:formula="of:=IF([.$G216];[$Themenliste.$D222];&quot;&quot;)">
            <text:p/>
          </table:table-cell>
          <table:table-cell table:style-name="ce25" table:formula="of:=IF([.$G216];[$Themenliste.$E174];&quot;&quot;)">
            <text:p/>
          </table:table-cell>
          <table:table-cell table:style-name="ce22" table:formula="of:=IF([.$G216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>
            <text:p/>
          </table:table-cell>
          <table:table-cell table:style-name="ce27" table:formula="of:=AND([.K216];[.M216])" office:value-type="boolean" office:boolean-value="false" calcext:value-type="boolean">
            <text:p>FALSCH</text:p>
          </table:table-cell>
          <table:table-cell table:style-name="ce27" table:formula="of:=AND([$Themenliste.$K222] = 1;[$Variablen.$A$2] = 1)" office:value-type="boolean" office:boolean-value="false" calcext:value-type="boolean">
            <text:p>FALSCH</text:p>
          </table:table-cell>
          <table:table-cell table:style-name="ce27" table:formula="of:=AND([$Themenliste.$L222] = 1;[$Variablen.$B$2] = 1)" office:value-type="boolean" office:boolean-value="false" calcext:value-type="boolean">
            <text:p>FALSCH</text:p>
          </table:table-cell>
          <table:table-cell table:style-name="ce27" table:formula="of:=AND([$Themenliste.$M222] = 1;[$Variablen.$C$2] = 1)" office:value-type="boolean" office:boolean-value="true" calcext:value-type="boolean">
            <text:p>WAHR</text:p>
          </table:table-cell>
          <table:table-cell table:style-name="ce27" table:formula="of:=OR([.H216];[.I216];[.J216])" office:value-type="boolean" office:boolean-value="true" calcext:value-type="boolean">
            <text:p>WAHR</text:p>
          </table:table-cell>
          <table:table-cell table:style-name="ce27" table:formula="of:=IF([$Themenliste.$J222] = 1)" office:value-type="boolean" office:boolean-value="true" calcext:value-type="boolean">
            <text:p>WAHR</text:p>
          </table:table-cell>
          <table:table-cell table:style-name="ce27" table:formula="of:=IF([$Themenliste.$I22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7];[$Themenliste.$A223];&quot;&quot;)">
            <text:p/>
          </table:table-cell>
          <table:table-cell table:style-name="ce25" table:formula="of:=IF([.$G217];[$Themenliste.$B223];&quot;&quot;)">
            <text:p/>
          </table:table-cell>
          <table:table-cell table:style-name="ce25" table:formula="of:=IF([.$G217];[$Themenliste.$C223];&quot;&quot;)">
            <text:p/>
          </table:table-cell>
          <table:table-cell table:style-name="ce22" table:formula="of:=IF([.$G217];[$Themenliste.$D223];&quot;&quot;)">
            <text:p/>
          </table:table-cell>
          <table:table-cell table:style-name="ce25" table:formula="of:=IF([.$G217];[$Themenliste.$E175];&quot;&quot;)">
            <text:p/>
          </table:table-cell>
          <table:table-cell table:style-name="ce22" table:formula="of:=IF([.$G217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>
            <text:p/>
          </table:table-cell>
          <table:table-cell table:style-name="ce27" table:formula="of:=AND([.K217];[.M217])" office:value-type="boolean" office:boolean-value="false" calcext:value-type="boolean">
            <text:p>FALSCH</text:p>
          </table:table-cell>
          <table:table-cell table:style-name="ce27" table:formula="of:=AND([$Themenliste.$K223] = 1;[$Variablen.$A$2] = 1)" office:value-type="boolean" office:boolean-value="false" calcext:value-type="boolean">
            <text:p>FALSCH</text:p>
          </table:table-cell>
          <table:table-cell table:style-name="ce27" table:formula="of:=AND([$Themenliste.$L223] = 1;[$Variablen.$B$2] = 1)" office:value-type="boolean" office:boolean-value="false" calcext:value-type="boolean">
            <text:p>FALSCH</text:p>
          </table:table-cell>
          <table:table-cell table:style-name="ce27" table:formula="of:=AND([$Themenliste.$M223] = 1;[$Variablen.$C$2] = 1)" office:value-type="boolean" office:boolean-value="true" calcext:value-type="boolean">
            <text:p>WAHR</text:p>
          </table:table-cell>
          <table:table-cell table:style-name="ce27" table:formula="of:=OR([.H217];[.I217];[.J217])" office:value-type="boolean" office:boolean-value="true" calcext:value-type="boolean">
            <text:p>WAHR</text:p>
          </table:table-cell>
          <table:table-cell table:style-name="ce27" table:formula="of:=IF([$Themenliste.$J223] = 1)" office:value-type="boolean" office:boolean-value="true" calcext:value-type="boolean">
            <text:p>WAHR</text:p>
          </table:table-cell>
          <table:table-cell table:style-name="ce27" table:formula="of:=IF([$Themenliste.$I22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8];[$Themenliste.$A224];&quot;&quot;)">
            <text:p/>
          </table:table-cell>
          <table:table-cell table:style-name="ce25" table:formula="of:=IF([.$G218];[$Themenliste.$B224];&quot;&quot;)">
            <text:p/>
          </table:table-cell>
          <table:table-cell table:style-name="ce25" table:formula="of:=IF([.$G218];[$Themenliste.$C224];&quot;&quot;)">
            <text:p/>
          </table:table-cell>
          <table:table-cell table:style-name="ce22" table:formula="of:=IF([.$G218];[$Themenliste.$D224];&quot;&quot;)">
            <text:p/>
          </table:table-cell>
          <table:table-cell table:style-name="ce25" table:formula="of:=IF([.$G218];[$Themenliste.$E176];&quot;&quot;)">
            <text:p/>
          </table:table-cell>
          <table:table-cell table:style-name="ce22" table:formula="of:=IF([.$G218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>
            <text:p/>
          </table:table-cell>
          <table:table-cell table:style-name="ce27" table:formula="of:=AND([.K218];[.M218])" office:value-type="boolean" office:boolean-value="false" calcext:value-type="boolean">
            <text:p>FALSCH</text:p>
          </table:table-cell>
          <table:table-cell table:style-name="ce27" table:formula="of:=AND([$Themenliste.$K224] = 1;[$Variablen.$A$2] = 1)" office:value-type="boolean" office:boolean-value="false" calcext:value-type="boolean">
            <text:p>FALSCH</text:p>
          </table:table-cell>
          <table:table-cell table:style-name="ce27" table:formula="of:=AND([$Themenliste.$L224] = 1;[$Variablen.$B$2] = 1)" office:value-type="boolean" office:boolean-value="false" calcext:value-type="boolean">
            <text:p>FALSCH</text:p>
          </table:table-cell>
          <table:table-cell table:style-name="ce27" table:formula="of:=AND([$Themenliste.$M224] = 1;[$Variablen.$C$2] = 1)" office:value-type="boolean" office:boolean-value="true" calcext:value-type="boolean">
            <text:p>WAHR</text:p>
          </table:table-cell>
          <table:table-cell table:style-name="ce27" table:formula="of:=OR([.H218];[.I218];[.J218])" office:value-type="boolean" office:boolean-value="true" calcext:value-type="boolean">
            <text:p>WAHR</text:p>
          </table:table-cell>
          <table:table-cell table:style-name="ce27" table:formula="of:=IF([$Themenliste.$J224] = 1)" office:value-type="boolean" office:boolean-value="true" calcext:value-type="boolean">
            <text:p>WAHR</text:p>
          </table:table-cell>
          <table:table-cell table:style-name="ce27" table:formula="of:=IF([$Themenliste.$I22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9];[$Themenliste.$A225];&quot;&quot;)">
            <text:p/>
          </table:table-cell>
          <table:table-cell table:style-name="ce25" table:formula="of:=IF([.$G219];[$Themenliste.$B225];&quot;&quot;)">
            <text:p/>
          </table:table-cell>
          <table:table-cell table:style-name="ce25" table:formula="of:=IF([.$G219];[$Themenliste.$C225];&quot;&quot;)">
            <text:p/>
          </table:table-cell>
          <table:table-cell table:style-name="ce22" table:formula="of:=IF([.$G219];[$Themenliste.$D225];&quot;&quot;)">
            <text:p/>
          </table:table-cell>
          <table:table-cell table:style-name="ce25" table:formula="of:=IF([.$G219];[$Themenliste.$E177];&quot;&quot;)">
            <text:p/>
          </table:table-cell>
          <table:table-cell table:style-name="ce22" table:formula="of:=IF([.$G219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>
            <text:p/>
          </table:table-cell>
          <table:table-cell table:style-name="ce27" table:formula="of:=AND([.K219];[.M219])" office:value-type="boolean" office:boolean-value="false" calcext:value-type="boolean">
            <text:p>FALSCH</text:p>
          </table:table-cell>
          <table:table-cell table:style-name="ce27" table:formula="of:=AND([$Themenliste.$K225] = 1;[$Variablen.$A$2] = 1)" office:value-type="boolean" office:boolean-value="false" calcext:value-type="boolean">
            <text:p>FALSCH</text:p>
          </table:table-cell>
          <table:table-cell table:style-name="ce27" table:formula="of:=AND([$Themenliste.$L225] = 1;[$Variablen.$B$2] = 1)" office:value-type="boolean" office:boolean-value="false" calcext:value-type="boolean">
            <text:p>FALSCH</text:p>
          </table:table-cell>
          <table:table-cell table:style-name="ce27" table:formula="of:=AND([$Themenliste.$M225] = 1;[$Variablen.$C$2] = 1)" office:value-type="boolean" office:boolean-value="true" calcext:value-type="boolean">
            <text:p>WAHR</text:p>
          </table:table-cell>
          <table:table-cell table:style-name="ce27" table:formula="of:=OR([.H219];[.I219];[.J219])" office:value-type="boolean" office:boolean-value="true" calcext:value-type="boolean">
            <text:p>WAHR</text:p>
          </table:table-cell>
          <table:table-cell table:style-name="ce27" table:formula="of:=IF([$Themenliste.$J225] = 1)" office:value-type="boolean" office:boolean-value="true" calcext:value-type="boolean">
            <text:p>WAHR</text:p>
          </table:table-cell>
          <table:table-cell table:style-name="ce27" table:formula="of:=IF([$Themenliste.$I22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0];[$Themenliste.$A226];&quot;&quot;)">
            <text:p/>
          </table:table-cell>
          <table:table-cell table:style-name="ce25" table:formula="of:=IF([.$G220];[$Themenliste.$B226];&quot;&quot;)">
            <text:p/>
          </table:table-cell>
          <table:table-cell table:style-name="ce25" table:formula="of:=IF([.$G220];[$Themenliste.$C226];&quot;&quot;)">
            <text:p/>
          </table:table-cell>
          <table:table-cell table:style-name="ce22" table:formula="of:=IF([.$G220];[$Themenliste.$D226];&quot;&quot;)">
            <text:p/>
          </table:table-cell>
          <table:table-cell table:style-name="ce25" table:formula="of:=IF([.$G220];[$Themenliste.$E178];&quot;&quot;)">
            <text:p/>
          </table:table-cell>
          <table:table-cell table:style-name="ce22" table:formula="of:=IF([.$G220];CONCATENATE(IF([$Themenliste.$K226] = 1;&quot;1&quot;;&quot;&quot;);IF(AND([$Themenliste.$K226] = 1;OR([$Themenliste.$L226] = 1;[$Themenliste.$M226] = 1));&quot;,&quot;;&quot;&quot;);IF([$Themenliste.$L226] = 1;&quot;2&quot;;&quot;&quot;);IF(AND([$Themenliste.$L226] = 1;[$Themenliste.$M226] = 1);&quot;,&quot;;&quot;&quot;);IF([$Themenliste.$M226] = 1;&quot;3&quot;;&quot;&quot;));&quot;&quot;)">
            <text:p/>
          </table:table-cell>
          <table:table-cell table:style-name="ce27" table:formula="of:=AND([.K220];[.M220])" office:value-type="boolean" office:boolean-value="false" calcext:value-type="boolean">
            <text:p>FALSCH</text:p>
          </table:table-cell>
          <table:table-cell table:style-name="ce27" table:formula="of:=AND([$Themenliste.$K226] = 1;[$Variablen.$A$2] = 1)" office:value-type="boolean" office:boolean-value="false" calcext:value-type="boolean">
            <text:p>FALSCH</text:p>
          </table:table-cell>
          <table:table-cell table:style-name="ce27" table:formula="of:=AND([$Themenliste.$L226] = 1;[$Variablen.$B$2] = 1)" office:value-type="boolean" office:boolean-value="false" calcext:value-type="boolean">
            <text:p>FALSCH</text:p>
          </table:table-cell>
          <table:table-cell table:style-name="ce27" table:formula="of:=AND([$Themenliste.$M226] = 1;[$Variablen.$C$2] = 1)" office:value-type="boolean" office:boolean-value="true" calcext:value-type="boolean">
            <text:p>WAHR</text:p>
          </table:table-cell>
          <table:table-cell table:style-name="ce27" table:formula="of:=OR([.H220];[.I220];[.J220])" office:value-type="boolean" office:boolean-value="true" calcext:value-type="boolean">
            <text:p>WAHR</text:p>
          </table:table-cell>
          <table:table-cell table:style-name="ce27" table:formula="of:=IF([$Themenliste.$J226] = 1)" office:value-type="boolean" office:boolean-value="true" calcext:value-type="boolean">
            <text:p>WAHR</text:p>
          </table:table-cell>
          <table:table-cell table:style-name="ce27" table:formula="of:=IF([$Themenliste.$I22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1];[$Themenliste.$A227];&quot;&quot;)">
            <text:p/>
          </table:table-cell>
          <table:table-cell table:style-name="ce25" table:formula="of:=IF([.$G221];[$Themenliste.$B227];&quot;&quot;)">
            <text:p/>
          </table:table-cell>
          <table:table-cell table:style-name="ce25" table:formula="of:=IF([.$G221];[$Themenliste.$C227];&quot;&quot;)">
            <text:p/>
          </table:table-cell>
          <table:table-cell table:style-name="ce22" table:formula="of:=IF([.$G221];[$Themenliste.$D227];&quot;&quot;)">
            <text:p/>
          </table:table-cell>
          <table:table-cell table:style-name="ce25" table:formula="of:=IF([.$G221];[$Themenliste.$E179];&quot;&quot;)">
            <text:p/>
          </table:table-cell>
          <table:table-cell table:style-name="ce22" table:formula="of:=IF([.$G221];CONCATENATE(IF([$Themenliste.$K227] = 1;&quot;1&quot;;&quot;&quot;);IF(AND([$Themenliste.$K227] = 1;OR([$Themenliste.$L227] = 1;[$Themenliste.$M227] = 1));&quot;,&quot;;&quot;&quot;);IF([$Themenliste.$L227] = 1;&quot;2&quot;;&quot;&quot;);IF(AND([$Themenliste.$L227] = 1;[$Themenliste.$M227] = 1);&quot;,&quot;;&quot;&quot;);IF([$Themenliste.$M227] = 1;&quot;3&quot;;&quot;&quot;));&quot;&quot;)">
            <text:p/>
          </table:table-cell>
          <table:table-cell table:style-name="ce27" table:formula="of:=AND([.K221];[.M221])" office:value-type="boolean" office:boolean-value="false" calcext:value-type="boolean">
            <text:p>FALSCH</text:p>
          </table:table-cell>
          <table:table-cell table:style-name="ce27" table:formula="of:=AND([$Themenliste.$K227] = 1;[$Variablen.$A$2] = 1)" office:value-type="boolean" office:boolean-value="false" calcext:value-type="boolean">
            <text:p>FALSCH</text:p>
          </table:table-cell>
          <table:table-cell table:style-name="ce27" table:formula="of:=AND([$Themenliste.$L227] = 1;[$Variablen.$B$2] = 1)" office:value-type="boolean" office:boolean-value="false" calcext:value-type="boolean">
            <text:p>FALSCH</text:p>
          </table:table-cell>
          <table:table-cell table:style-name="ce27" table:formula="of:=AND([$Themenliste.$M227] = 1;[$Variablen.$C$2] = 1)" office:value-type="boolean" office:boolean-value="true" calcext:value-type="boolean">
            <text:p>WAHR</text:p>
          </table:table-cell>
          <table:table-cell table:style-name="ce27" table:formula="of:=OR([.H221];[.I221];[.J221])" office:value-type="boolean" office:boolean-value="true" calcext:value-type="boolean">
            <text:p>WAHR</text:p>
          </table:table-cell>
          <table:table-cell table:style-name="ce27" table:formula="of:=IF([$Themenliste.$J227] = 1)" office:value-type="boolean" office:boolean-value="true" calcext:value-type="boolean">
            <text:p>WAHR</text:p>
          </table:table-cell>
          <table:table-cell table:style-name="ce27" table:formula="of:=IF([$Themenliste.$I22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2];[$Themenliste.$A228];&quot;&quot;)">
            <text:p/>
          </table:table-cell>
          <table:table-cell table:style-name="ce25" table:formula="of:=IF([.$G222];[$Themenliste.$B228];&quot;&quot;)">
            <text:p/>
          </table:table-cell>
          <table:table-cell table:style-name="ce25" table:formula="of:=IF([.$G222];[$Themenliste.$C228];&quot;&quot;)">
            <text:p/>
          </table:table-cell>
          <table:table-cell table:style-name="ce22" table:formula="of:=IF([.$G222];[$Themenliste.$D228];&quot;&quot;)">
            <text:p/>
          </table:table-cell>
          <table:table-cell table:style-name="ce25" table:formula="of:=IF([.$G222];[$Themenliste.$E180];&quot;&quot;)">
            <text:p/>
          </table:table-cell>
          <table:table-cell table:style-name="ce22" table:formula="of:=IF([.$G222];CONCATENATE(IF([$Themenliste.$K228] = 1;&quot;1&quot;;&quot;&quot;);IF(AND([$Themenliste.$K228] = 1;OR([$Themenliste.$L228] = 1;[$Themenliste.$M228] = 1));&quot;,&quot;;&quot;&quot;);IF([$Themenliste.$L228] = 1;&quot;2&quot;;&quot;&quot;);IF(AND([$Themenliste.$L228] = 1;[$Themenliste.$M228] = 1);&quot;,&quot;;&quot;&quot;);IF([$Themenliste.$M228] = 1;&quot;3&quot;;&quot;&quot;));&quot;&quot;)">
            <text:p/>
          </table:table-cell>
          <table:table-cell table:style-name="ce27" table:formula="of:=AND([.K222];[.M222])" office:value-type="boolean" office:boolean-value="false" calcext:value-type="boolean">
            <text:p>FALSCH</text:p>
          </table:table-cell>
          <table:table-cell table:style-name="ce27" table:formula="of:=AND([$Themenliste.$K228] = 1;[$Variablen.$A$2] = 1)" office:value-type="boolean" office:boolean-value="false" calcext:value-type="boolean">
            <text:p>FALSCH</text:p>
          </table:table-cell>
          <table:table-cell table:style-name="ce27" table:formula="of:=AND([$Themenliste.$L228] = 1;[$Variablen.$B$2] = 1)" office:value-type="boolean" office:boolean-value="false" calcext:value-type="boolean">
            <text:p>FALSCH</text:p>
          </table:table-cell>
          <table:table-cell table:style-name="ce27" table:formula="of:=AND([$Themenliste.$M228] = 1;[$Variablen.$C$2] = 1)" office:value-type="boolean" office:boolean-value="true" calcext:value-type="boolean">
            <text:p>WAHR</text:p>
          </table:table-cell>
          <table:table-cell table:style-name="ce27" table:formula="of:=OR([.H222];[.I222];[.J222])" office:value-type="boolean" office:boolean-value="true" calcext:value-type="boolean">
            <text:p>WAHR</text:p>
          </table:table-cell>
          <table:table-cell table:style-name="ce27" table:formula="of:=IF([$Themenliste.$J228] = 1)" office:value-type="boolean" office:boolean-value="true" calcext:value-type="boolean">
            <text:p>WAHR</text:p>
          </table:table-cell>
          <table:table-cell table:style-name="ce27" table:formula="of:=IF([$Themenliste.$I22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3];[$Themenliste.$A229];&quot;&quot;)">
            <text:p/>
          </table:table-cell>
          <table:table-cell table:style-name="ce25" table:formula="of:=IF([.$G223];[$Themenliste.$B229];&quot;&quot;)">
            <text:p/>
          </table:table-cell>
          <table:table-cell table:style-name="ce25" table:formula="of:=IF([.$G223];[$Themenliste.$C229];&quot;&quot;)">
            <text:p/>
          </table:table-cell>
          <table:table-cell table:style-name="ce22" table:formula="of:=IF([.$G223];[$Themenliste.$D229];&quot;&quot;)">
            <text:p/>
          </table:table-cell>
          <table:table-cell table:style-name="ce25" table:formula="of:=IF([.$G223];[$Themenliste.$E181];&quot;&quot;)">
            <text:p/>
          </table:table-cell>
          <table:table-cell table:style-name="ce22" table:formula="of:=IF([.$G223];CONCATENATE(IF([$Themenliste.$K229] = 1;&quot;1&quot;;&quot;&quot;);IF(AND([$Themenliste.$K229] = 1;OR([$Themenliste.$L229] = 1;[$Themenliste.$M229] = 1));&quot;,&quot;;&quot;&quot;);IF([$Themenliste.$L229] = 1;&quot;2&quot;;&quot;&quot;);IF(AND([$Themenliste.$L229] = 1;[$Themenliste.$M229] = 1);&quot;,&quot;;&quot;&quot;);IF([$Themenliste.$M229] = 1;&quot;3&quot;;&quot;&quot;));&quot;&quot;)">
            <text:p/>
          </table:table-cell>
          <table:table-cell table:style-name="ce27" table:formula="of:=AND([.K223];[.M223])" office:value-type="boolean" office:boolean-value="false" calcext:value-type="boolean">
            <text:p>FALSCH</text:p>
          </table:table-cell>
          <table:table-cell table:style-name="ce27" table:formula="of:=AND([$Themenliste.$K229] = 1;[$Variablen.$A$2] = 1)" office:value-type="boolean" office:boolean-value="false" calcext:value-type="boolean">
            <text:p>FALSCH</text:p>
          </table:table-cell>
          <table:table-cell table:style-name="ce27" table:formula="of:=AND([$Themenliste.$L229] = 1;[$Variablen.$B$2] = 1)" office:value-type="boolean" office:boolean-value="false" calcext:value-type="boolean">
            <text:p>FALSCH</text:p>
          </table:table-cell>
          <table:table-cell table:style-name="ce27" table:formula="of:=AND([$Themenliste.$M229] = 1;[$Variablen.$C$2] = 1)" office:value-type="boolean" office:boolean-value="true" calcext:value-type="boolean">
            <text:p>WAHR</text:p>
          </table:table-cell>
          <table:table-cell table:style-name="ce27" table:formula="of:=OR([.H223];[.I223];[.J223])" office:value-type="boolean" office:boolean-value="true" calcext:value-type="boolean">
            <text:p>WAHR</text:p>
          </table:table-cell>
          <table:table-cell table:style-name="ce27" table:formula="of:=IF([$Themenliste.$J229] = 1)" office:value-type="boolean" office:boolean-value="true" calcext:value-type="boolean">
            <text:p>WAHR</text:p>
          </table:table-cell>
          <table:table-cell table:style-name="ce27" table:formula="of:=IF([$Themenliste.$I22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4];[$Themenliste.$A230];&quot;&quot;)">
            <text:p/>
          </table:table-cell>
          <table:table-cell table:style-name="ce25" table:formula="of:=IF([.$G224];[$Themenliste.$B230];&quot;&quot;)">
            <text:p/>
          </table:table-cell>
          <table:table-cell table:style-name="ce25" table:formula="of:=IF([.$G224];[$Themenliste.$C230];&quot;&quot;)">
            <text:p/>
          </table:table-cell>
          <table:table-cell table:style-name="ce22" table:formula="of:=IF([.$G224];[$Themenliste.$D230];&quot;&quot;)">
            <text:p/>
          </table:table-cell>
          <table:table-cell table:style-name="ce25" table:formula="of:=IF([.$G224];[$Themenliste.$E182];&quot;&quot;)">
            <text:p/>
          </table:table-cell>
          <table:table-cell table:style-name="ce22" table:formula="of:=IF([.$G224];CONCATENATE(IF([$Themenliste.$K230] = 1;&quot;1&quot;;&quot;&quot;);IF(AND([$Themenliste.$K230] = 1;OR([$Themenliste.$L230] = 1;[$Themenliste.$M230] = 1));&quot;,&quot;;&quot;&quot;);IF([$Themenliste.$L230] = 1;&quot;2&quot;;&quot;&quot;);IF(AND([$Themenliste.$L230] = 1;[$Themenliste.$M230] = 1);&quot;,&quot;;&quot;&quot;);IF([$Themenliste.$M230] = 1;&quot;3&quot;;&quot;&quot;));&quot;&quot;)">
            <text:p/>
          </table:table-cell>
          <table:table-cell table:style-name="ce27" table:formula="of:=AND([.K224];[.M224])" office:value-type="boolean" office:boolean-value="false" calcext:value-type="boolean">
            <text:p>FALSCH</text:p>
          </table:table-cell>
          <table:table-cell table:style-name="ce27" table:formula="of:=AND([$Themenliste.$K230] = 1;[$Variablen.$A$2] = 1)" office:value-type="boolean" office:boolean-value="false" calcext:value-type="boolean">
            <text:p>FALSCH</text:p>
          </table:table-cell>
          <table:table-cell table:style-name="ce27" table:formula="of:=AND([$Themenliste.$L230] = 1;[$Variablen.$B$2] = 1)" office:value-type="boolean" office:boolean-value="false" calcext:value-type="boolean">
            <text:p>FALSCH</text:p>
          </table:table-cell>
          <table:table-cell table:style-name="ce27" table:formula="of:=AND([$Themenliste.$M230] = 1;[$Variablen.$C$2] = 1)" office:value-type="boolean" office:boolean-value="true" calcext:value-type="boolean">
            <text:p>WAHR</text:p>
          </table:table-cell>
          <table:table-cell table:style-name="ce27" table:formula="of:=OR([.H224];[.I224];[.J224])" office:value-type="boolean" office:boolean-value="true" calcext:value-type="boolean">
            <text:p>WAHR</text:p>
          </table:table-cell>
          <table:table-cell table:style-name="ce27" table:formula="of:=IF([$Themenliste.$J230] = 1)" office:value-type="boolean" office:boolean-value="true" calcext:value-type="boolean">
            <text:p>WAHR</text:p>
          </table:table-cell>
          <table:table-cell table:style-name="ce27" table:formula="of:=IF([$Themenliste.$I23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5];[$Themenliste.$A231];&quot;&quot;)">
            <text:p/>
          </table:table-cell>
          <table:table-cell table:style-name="ce25" table:formula="of:=IF([.$G225];[$Themenliste.$B231];&quot;&quot;)">
            <text:p/>
          </table:table-cell>
          <table:table-cell table:style-name="ce25" table:formula="of:=IF([.$G225];[$Themenliste.$C231];&quot;&quot;)">
            <text:p/>
          </table:table-cell>
          <table:table-cell table:style-name="ce22" table:formula="of:=IF([.$G225];[$Themenliste.$D231];&quot;&quot;)">
            <text:p/>
          </table:table-cell>
          <table:table-cell table:style-name="ce25" table:formula="of:=IF([.$G225];[$Themenliste.$E231];&quot;&quot;)">
            <text:p/>
          </table:table-cell>
          <table:table-cell table:style-name="ce22" table:formula="of:=IF([.$G225];CONCATENATE(IF([$Themenliste.$K231] = 1;&quot;1&quot;;&quot;&quot;);IF(AND([$Themenliste.$K231] = 1;OR([$Themenliste.$L231] = 1;[$Themenliste.$M231] = 1));&quot;,&quot;;&quot;&quot;);IF([$Themenliste.$L231] = 1;&quot;2&quot;;&quot;&quot;);IF(AND([$Themenliste.$L231] = 1;[$Themenliste.$M231] = 1);&quot;,&quot;;&quot;&quot;);IF([$Themenliste.$M231] = 1;&quot;3&quot;;&quot;&quot;));&quot;&quot;)">
            <text:p/>
          </table:table-cell>
          <table:table-cell table:style-name="ce27" table:formula="of:=AND([.K225];[.M225])" office:value-type="boolean" office:boolean-value="false" calcext:value-type="boolean">
            <text:p>FALSCH</text:p>
          </table:table-cell>
          <table:table-cell table:style-name="ce27" table:formula="of:=AND([$Themenliste.$K231] = 1;[$Variablen.$A$2] = 1)" office:value-type="boolean" office:boolean-value="false" calcext:value-type="boolean">
            <text:p>FALSCH</text:p>
          </table:table-cell>
          <table:table-cell table:style-name="ce27" table:formula="of:=AND([$Themenliste.$L231] = 1;[$Variablen.$B$2] = 1)" office:value-type="boolean" office:boolean-value="false" calcext:value-type="boolean">
            <text:p>FALSCH</text:p>
          </table:table-cell>
          <table:table-cell table:style-name="ce27" table:formula="of:=AND([$Themenliste.$M231] = 1;[$Variablen.$C$2] = 1)" office:value-type="boolean" office:boolean-value="false" calcext:value-type="boolean">
            <text:p>FALSCH</text:p>
          </table:table-cell>
          <table:table-cell table:style-name="ce27" table:formula="of:=OR([.H225];[.I225];[.J225])" office:value-type="boolean" office:boolean-value="false" calcext:value-type="boolean">
            <text:p>FALSCH</text:p>
          </table:table-cell>
          <table:table-cell table:style-name="ce27" table:formula="of:=IF([$Themenliste.$J231] = 1)" office:value-type="boolean" office:boolean-value="true" calcext:value-type="boolean">
            <text:p>WAHR</text:p>
          </table:table-cell>
          <table:table-cell table:style-name="ce27" table:formula="of:=IF([$Themenliste.$I2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 table:number-rows-repeated="6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 table:number-columns-repeated="7"/>
          <table:table-cell table:style-name="ce28"/>
          <table:table-cell table:number-columns-repeated="50"/>
        </table:table-row>
        <table:table-row table:style-name="ro22" table:number-rows-repeated="3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5];[$Themenliste.$A241];&quot;&quot;)">
            <text:p/>
          </table:table-cell>
          <table:table-cell table:style-name="ce25" table:formula="of:=IF([.$G235];[$Themenliste.$B241];&quot;&quot;)">
            <text:p/>
          </table:table-cell>
          <table:table-cell table:style-name="ce25" table:formula="of:=IF([.$G235];[$Themenliste.$C241];&quot;&quot;)">
            <text:p/>
          </table:table-cell>
          <table:table-cell table:style-name="ce22" table:formula="of:=IF([.$G235];[$Themenliste.$D241];&quot;&quot;)">
            <text:p/>
          </table:table-cell>
          <table:table-cell table:style-name="ce25" table:formula="of:=IF([.$G235];[$Themenliste.$E185];&quot;&quot;)">
            <text:p/>
          </table:table-cell>
          <table:table-cell table:style-name="ce22" table:formula="of:=IF([.$G235];CONCATENATE(IF([$Themenliste.$K241] = 1;&quot;1&quot;;&quot;&quot;);IF(AND([$Themenliste.$K241] = 1;OR([$Themenliste.$L241] = 1;[$Themenliste.$M241] = 1));&quot;,&quot;;&quot;&quot;);IF([$Themenliste.$L241] = 1;&quot;2&quot;;&quot;&quot;);IF(AND([$Themenliste.$L241] = 1;[$Themenliste.$M241] = 1);&quot;,&quot;;&quot;&quot;);IF([$Themenliste.$M241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6];[$Themenliste.$A242];&quot;&quot;)">
            <text:p/>
          </table:table-cell>
          <table:table-cell table:style-name="ce25" table:formula="of:=IF([.$G236];[$Themenliste.$B242];&quot;&quot;)">
            <text:p/>
          </table:table-cell>
          <table:table-cell table:style-name="ce25" table:formula="of:=IF([.$G236];[$Themenliste.$C242];&quot;&quot;)">
            <text:p/>
          </table:table-cell>
          <table:table-cell table:style-name="ce22" table:formula="of:=IF([.$G236];[$Themenliste.$D242];&quot;&quot;)">
            <text:p/>
          </table:table-cell>
          <table:table-cell table:style-name="ce25" table:formula="of:=IF([.$G236];[$Themenliste.$E186];&quot;&quot;)">
            <text:p/>
          </table:table-cell>
          <table:table-cell table:style-name="ce22" table:formula="of:=IF([.$G236];CONCATENATE(IF([$Themenliste.$K242] = 1;&quot;1&quot;;&quot;&quot;);IF(AND([$Themenliste.$K242] = 1;OR([$Themenliste.$L242] = 1;[$Themenliste.$M242] = 1));&quot;,&quot;;&quot;&quot;);IF([$Themenliste.$L242] = 1;&quot;2&quot;;&quot;&quot;);IF(AND([$Themenliste.$L242] = 1;[$Themenliste.$M242] = 1);&quot;,&quot;;&quot;&quot;);IF([$Themenliste.$M242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7];[$Themenliste.$A243];&quot;&quot;)">
            <text:p/>
          </table:table-cell>
          <table:table-cell table:style-name="ce25" table:formula="of:=IF([.$G237];[$Themenliste.$B243];&quot;&quot;)">
            <text:p/>
          </table:table-cell>
          <table:table-cell table:style-name="ce25" table:formula="of:=IF([.$G237];[$Themenliste.$C243];&quot;&quot;)">
            <text:p/>
          </table:table-cell>
          <table:table-cell table:style-name="ce22" table:formula="of:=IF([.$G237];[$Themenliste.$D243];&quot;&quot;)">
            <text:p/>
          </table:table-cell>
          <table:table-cell table:style-name="ce25" table:formula="of:=IF([.$G237];[$Themenliste.$E187];&quot;&quot;)">
            <text:p/>
          </table:table-cell>
          <table:table-cell table:style-name="ce22" table:formula="of:=IF([.$G237];CONCATENATE(IF([$Themenliste.$K243] = 1;&quot;1&quot;;&quot;&quot;);IF(AND([$Themenliste.$K243] = 1;OR([$Themenliste.$L243] = 1;[$Themenliste.$M243] = 1));&quot;,&quot;;&quot;&quot;);IF([$Themenliste.$L243] = 1;&quot;2&quot;;&quot;&quot;);IF(AND([$Themenliste.$L243] = 1;[$Themenliste.$M243] = 1);&quot;,&quot;;&quot;&quot;);IF([$Themenliste.$M243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8];[$Themenliste.$A244];&quot;&quot;)">
            <text:p/>
          </table:table-cell>
          <table:table-cell table:style-name="ce25" table:formula="of:=IF([.$G238];[$Themenliste.$B244];&quot;&quot;)">
            <text:p/>
          </table:table-cell>
          <table:table-cell table:style-name="ce25" table:formula="of:=IF([.$G238];[$Themenliste.$C244];&quot;&quot;)">
            <text:p/>
          </table:table-cell>
          <table:table-cell table:style-name="ce22" table:formula="of:=IF([.$G238];[$Themenliste.$D244];&quot;&quot;)">
            <text:p/>
          </table:table-cell>
          <table:table-cell table:style-name="ce25" table:formula="of:=IF([.$G238];[$Themenliste.$E188];&quot;&quot;)">
            <text:p/>
          </table:table-cell>
          <table:table-cell table:style-name="ce22" table:formula="of:=IF([.$G238];CONCATENATE(IF([$Themenliste.$K244] = 1;&quot;1&quot;;&quot;&quot;);IF(AND([$Themenliste.$K244] = 1;OR([$Themenliste.$L244] = 1;[$Themenliste.$M244] = 1));&quot;,&quot;;&quot;&quot;);IF([$Themenliste.$L244] = 1;&quot;2&quot;;&quot;&quot;);IF(AND([$Themenliste.$L244] = 1;[$Themenliste.$M244] = 1);&quot;,&quot;;&quot;&quot;);IF([$Themenliste.$M244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9];[$Themenliste.$A245];&quot;&quot;)">
            <text:p/>
          </table:table-cell>
          <table:table-cell table:style-name="ce25" table:formula="of:=IF([.$G239];[$Themenliste.$B245];&quot;&quot;)">
            <text:p/>
          </table:table-cell>
          <table:table-cell table:style-name="ce25" table:formula="of:=IF([.$G239];[$Themenliste.$C245];&quot;&quot;)">
            <text:p/>
          </table:table-cell>
          <table:table-cell table:style-name="ce22" table:formula="of:=IF([.$G239];[$Themenliste.$D245];&quot;&quot;)">
            <text:p/>
          </table:table-cell>
          <table:table-cell table:style-name="ce25" table:formula="of:=IF([.$G239];[$Themenliste.$E189];&quot;&quot;)">
            <text:p/>
          </table:table-cell>
          <table:table-cell table:style-name="ce22" table:formula="of:=IF([.$G239];CONCATENATE(IF([$Themenliste.$K245] = 1;&quot;1&quot;;&quot;&quot;);IF(AND([$Themenliste.$K245] = 1;OR([$Themenliste.$L245] = 1;[$Themenliste.$M245] = 1));&quot;,&quot;;&quot;&quot;);IF([$Themenliste.$L245] = 1;&quot;2&quot;;&quot;&quot;);IF(AND([$Themenliste.$L245] = 1;[$Themenliste.$M245] = 1);&quot;,&quot;;&quot;&quot;);IF([$Themenliste.$M245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40];[$Themenliste.$A246];&quot;&quot;)">
            <text:p/>
          </table:table-cell>
          <table:table-cell table:style-name="ce25" table:formula="of:=IF([.$G240];[$Themenliste.$B246];&quot;&quot;)">
            <text:p/>
          </table:table-cell>
          <table:table-cell table:style-name="ce25" table:formula="of:=IF([.$G240];[$Themenliste.$C246];&quot;&quot;)">
            <text:p/>
          </table:table-cell>
          <table:table-cell table:style-name="ce22" table:formula="of:=IF([.$G240];[$Themenliste.$D246];&quot;&quot;)">
            <text:p/>
          </table:table-cell>
          <table:table-cell table:style-name="ce25" table:formula="of:=IF([.$G240];[$Themenliste.$E190];&quot;&quot;)">
            <text:p/>
          </table:table-cell>
          <table:table-cell table:style-name="ce22" table:formula="of:=IF([.$G240];CONCATENATE(IF([$Themenliste.$K246] = 1;&quot;1&quot;;&quot;&quot;);IF(AND([$Themenliste.$K246] = 1;OR([$Themenliste.$L246] = 1;[$Themenliste.$M246] = 1));&quot;,&quot;;&quot;&quot;);IF([$Themenliste.$L246] = 1;&quot;2&quot;;&quot;&quot;);IF(AND([$Themenliste.$L246] = 1;[$Themenliste.$M246] = 1);&quot;,&quot;;&quot;&quot;);IF([$Themenliste.$M246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41];[$Themenliste.$A247];&quot;&quot;)">
            <text:p/>
          </table:table-cell>
          <table:table-cell table:style-name="ce25" table:formula="of:=IF([.$G241];[$Themenliste.$B247];&quot;&quot;)">
            <text:p/>
          </table:table-cell>
          <table:table-cell table:style-name="ce25" table:formula="of:=IF([.$G241];[$Themenliste.$C247];&quot;&quot;)">
            <text:p/>
          </table:table-cell>
          <table:table-cell table:style-name="ce22" table:formula="of:=IF([.$G241];[$Themenliste.$D247];&quot;&quot;)">
            <text:p/>
          </table:table-cell>
          <table:table-cell table:style-name="ce25" table:formula="of:=IF([.$G241];[$Themenliste.$E191];&quot;&quot;)">
            <text:p/>
          </table:table-cell>
          <table:table-cell table:style-name="ce22" table:formula="of:=IF([.$G241];CONCATENATE(IF([$Themenliste.$K247] = 1;&quot;1&quot;;&quot;&quot;);IF(AND([$Themenliste.$K247] = 1;OR([$Themenliste.$L247] = 1;[$Themenliste.$M247] = 1));&quot;,&quot;;&quot;&quot;);IF([$Themenliste.$L247] = 1;&quot;2&quot;;&quot;&quot;);IF(AND([$Themenliste.$L247] = 1;[$Themenliste.$M247] = 1);&quot;,&quot;;&quot;&quot;);IF([$Themenliste.$M247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 table:number-rows-repeated="9">
          <table:table-cell table:number-columns-repeated="6"/>
          <table:table-cell table:style-name="ce28" table:number-columns-repeated="7"/>
          <table:table-cell table:number-columns-repeated="51"/>
        </table:table-row>
        <table:table-row table:style-name="ro22" table:number-rows-repeated="37">
          <table:table-cell table:number-columns-repeated="6"/>
          <table:table-cell table:style-name="ce28" table:number-columns-repeated="5"/>
          <table:table-cell table:number-columns-repeated="53"/>
        </table:table-row>
        <table:table-row table:style-name="ro22" table:number-rows-repeated="1048288">
          <table:table-cell table:number-columns-repeated="64"/>
        </table:table-row>
        <table:table-row table:style-name="ro22">
          <table:table-cell table:number-columns-repeated="64"/>
        </table:table-row>
      </table:table>
      <table:table table:name="Anwendung_Detailkarten" table:style-name="ta1" table:protected="true">
        <loext:table-protection loext:select-protected-cells="true" loext:select-unprotected-cells="true"/>
        <table:table-column table:style-name="co21" table:default-cell-style-name="ce23"/>
        <table:table-column table:style-name="co15" table:default-cell-style-name="ce26"/>
        <table:table-column table:style-name="co22" table:default-cell-style-name="ce26"/>
        <table:table-column table:style-name="co23" table:default-cell-style-name="ce23"/>
        <table:table-column table:style-name="co24" table:default-cell-style-name="ce26"/>
        <table:table-column table:style-name="co25" table:default-cell-style-name="ce23"/>
        <table:table-column table:style-name="co20" table:default-cell-style-name="ce23"/>
        <table:table-column table:style-name="co6" table:number-columns-repeated="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number-columns-repeated="50" table:default-cell-style-name="ce23"/>
        <table:table-row table:style-name="ro18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</table:table-row>
        <table:table-row table:style-name="ro7">
          <table:table-cell table:formula="of:=IF([.$G2];[$Themenliste.$A2];&quot;&quot;)" office:value-type="string" office:string-value="1.1.a" calcext:value-type="string">
            <text:p>1.1.a</text:p>
          </table:table-cell>
          <table:table-cell table:formula="of:=IF([.$G2];[$Themenliste.$B2];&quot;&quot;)" office:value-type="string" office:string-value="Der Ausbildungsbetrieb" calcext:value-type="string">
            <text:p>Der Ausbildungsbetrieb</text:p>
          </table:table-cell>
          <table:table-cell table:formula="of:=IF([.$G2];[$Themenliste.$C2];&quot;&quot;)" office:value-type="string" office:string-value="Stellung, Rechtsform und Struktur" calcext:value-type="string">
            <text:p>Stellung, Rechtsform und Struktur</text:p>
          </table:table-cell>
          <table:table-cell table:formula="of:=IF([.$G2];[$Themenliste.$D2];&quot;&quot;)" office:value-type="string" office:string-value="a" calcext:value-type="string">
            <text:p>a</text:p>
          </table:table-cell>
          <table:table-cell table:formula="of:=IF([.$G2];[$Themenliste.$E2];&quot;&quot;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 office:value-type="string" office:string-value="1" calcext:value-type="string">
            <text:p>1</text:p>
          </table:table-cell>
          <table:table-cell table:style-name="ce28" table:formula="of:=AND([.K2];[.L2])" office:value-type="boolean" office:boolean-value="true" calcext:value-type="boolean">
            <text:p>WAHR</text:p>
          </table:table-cell>
          <table:table-cell table:style-name="ce28" table:formula="of:=AND([$Themenliste.$K2] = 1;[$Variablen.$A$2] = 1)" office:value-type="boolean" office:boolean-value="true" calcext:value-type="boolean">
            <text:p>WAHR</text:p>
          </table:table-cell>
          <table:table-cell table:style-name="ce28" table:formula="of:=AND([$Themenliste.$L2] = 1;[$Variablen.$B$2] = 1)" office:value-type="boolean" office:boolean-value="false" calcext:value-type="boolean">
            <text:p>FALSCH</text:p>
          </table:table-cell>
          <table:table-cell table:style-name="ce28" table:formula="of:=AND([$Themenliste.$M2] = 1;[$Variablen.$C$2] = 1)" office:value-type="boolean" office:boolean-value="false" calcext:value-type="boolean">
            <text:p>FALSCH</text:p>
          </table:table-cell>
          <table:table-cell table:style-name="ce28" table:formula="of:=OR([.H2];[.I2];[.J2])" office:value-type="boolean" office:boolean-value="true" calcext:value-type="boolean">
            <text:p>WAHR</text:p>
          </table:table-cell>
          <table:table-cell table:style-name="ce28" table:formula="of:=IF([$Themenliste.$J2] = 1)" office:value-type="boolean" office:boolean-value="true" calcext:value-type="boolean">
            <text:p>WAHR</text:p>
          </table:table-cell>
          <table:table-cell table:style-name="ce28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3];[$Themenliste.$A3];&quot;&quot;)" office:value-type="string" office:string-value="1.1.b" calcext:value-type="string">
            <text:p>1.1.b</text:p>
          </table:table-cell>
          <table:table-cell table:formula="of:=IF([.$G3];[$Themenliste.$B3];&quot;&quot;)" office:value-type="string" office:string-value="Der Ausbildungsbetrieb" calcext:value-type="string">
            <text:p>Der Ausbildungsbetrieb</text:p>
          </table:table-cell>
          <table:table-cell table:formula="of:=IF([.$G3];[$Themenliste.$C3];&quot;&quot;)" office:value-type="string" office:string-value="Stellung, Rechtsform und Struktur" calcext:value-type="string">
            <text:p>Stellung, Rechtsform und Struktur</text:p>
          </table:table-cell>
          <table:table-cell table:formula="of:=IF([.$G3];[$Themenliste.$D3];&quot;&quot;)" office:value-type="string" office:string-value="b" calcext:value-type="string">
            <text:p>b</text:p>
          </table:table-cell>
          <table:table-cell table:formula="of:=IF([.$G3];[$Themenliste.$E3];&quot;&quot;)" office:value-type="string" office:string-value="Aufbau des ausbildenden Betriebes erläutern" calcext:value-type="string">
            <text:p>Aufbau des ausbildenden Betriebes erläutern</text:p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 office:value-type="string" office:string-value="1" calcext:value-type="string">
            <text:p>1</text:p>
          </table:table-cell>
          <table:table-cell table:style-name="ce28" table:formula="of:=AND([.K3];[.L3])" office:value-type="boolean" office:boolean-value="true" calcext:value-type="boolean">
            <text:p>WAHR</text:p>
          </table:table-cell>
          <table:table-cell table:style-name="ce28" table:formula="of:=AND([$Themenliste.$K3] = 1;[$Variablen.$A$2] = 1)" office:value-type="boolean" office:boolean-value="true" calcext:value-type="boolean">
            <text:p>WAHR</text:p>
          </table:table-cell>
          <table:table-cell table:style-name="ce28" table:formula="of:=AND([$Themenliste.$L3] = 1;[$Variablen.$B$2] = 1)" office:value-type="boolean" office:boolean-value="false" calcext:value-type="boolean">
            <text:p>FALSCH</text:p>
          </table:table-cell>
          <table:table-cell table:style-name="ce28" table:formula="of:=AND([$Themenliste.$M3] = 1;[$Variablen.$C$2] = 1)" office:value-type="boolean" office:boolean-value="false" calcext:value-type="boolean">
            <text:p>FALSCH</text:p>
          </table:table-cell>
          <table:table-cell table:style-name="ce28" table:formula="of:=OR([.H3];[.I3];[.J3])" office:value-type="boolean" office:boolean-value="true" calcext:value-type="boolean">
            <text:p>WAHR</text:p>
          </table:table-cell>
          <table:table-cell table:style-name="ce28" table:formula="of:=IF([$Themenliste.$J3] = 1)" office:value-type="boolean" office:boolean-value="true" calcext:value-type="boolean">
            <text:p>WAHR</text:p>
          </table:table-cell>
          <table:table-cell table:style-name="ce28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4];[$Themenliste.$A4];&quot;&quot;)" office:value-type="string" office:string-value="1.1.c" calcext:value-type="string">
            <text:p>1.1.c</text:p>
          </table:table-cell>
          <table:table-cell table:formula="of:=IF([.$G4];[$Themenliste.$B4];&quot;&quot;)" office:value-type="string" office:string-value="Der Ausbildungsbetrieb" calcext:value-type="string">
            <text:p>Der Ausbildungsbetrieb</text:p>
          </table:table-cell>
          <table:table-cell table:formula="of:=IF([.$G4];[$Themenliste.$C4];&quot;&quot;)" office:value-type="string" office:string-value="Stellung, Rechtsform und Struktur" calcext:value-type="string">
            <text:p>Stellung, Rechtsform und Struktur</text:p>
          </table:table-cell>
          <table:table-cell table:formula="of:=IF([.$G4];[$Themenliste.$D4];&quot;&quot;)" office:value-type="string" office:string-value="c" calcext:value-type="string">
            <text:p>c</text:p>
          </table:table-cell>
          <table:table-cell table:formula="of:=IF([.$G4];[$Themenliste.$E4];&quot;&quot;)" office:value-type="string" office:string-value="Art und Rechtsform des Betriebes erläutern" calcext:value-type="string">
            <text:p>Art und Rechtsform des Betriebes erläutern</text:p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 office:value-type="string" office:string-value="1" calcext:value-type="string">
            <text:p>1</text:p>
          </table:table-cell>
          <table:table-cell table:style-name="ce28" table:formula="of:=AND([.K4];[.L4])" office:value-type="boolean" office:boolean-value="true" calcext:value-type="boolean">
            <text:p>WAHR</text:p>
          </table:table-cell>
          <table:table-cell table:style-name="ce28" table:formula="of:=AND([$Themenliste.$K4] = 1;[$Variablen.$A$2] = 1)" office:value-type="boolean" office:boolean-value="true" calcext:value-type="boolean">
            <text:p>WAHR</text:p>
          </table:table-cell>
          <table:table-cell table:style-name="ce28" table:formula="of:=AND([$Themenliste.$L4] = 1;[$Variablen.$B$2] = 1)" office:value-type="boolean" office:boolean-value="false" calcext:value-type="boolean">
            <text:p>FALSCH</text:p>
          </table:table-cell>
          <table:table-cell table:style-name="ce28" table:formula="of:=AND([$Themenliste.$M4] = 1;[$Variablen.$C$2] = 1)" office:value-type="boolean" office:boolean-value="false" calcext:value-type="boolean">
            <text:p>FALSCH</text:p>
          </table:table-cell>
          <table:table-cell table:style-name="ce28" table:formula="of:=OR([.H4];[.I4];[.J4])" office:value-type="boolean" office:boolean-value="true" calcext:value-type="boolean">
            <text:p>WAHR</text:p>
          </table:table-cell>
          <table:table-cell table:style-name="ce28" table:formula="of:=IF([$Themenliste.$J4] = 1)" office:value-type="boolean" office:boolean-value="true" calcext:value-type="boolean">
            <text:p>WAHR</text:p>
          </table:table-cell>
          <table:table-cell table:style-name="ce28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5];[$Themenliste.$A5];&quot;&quot;)" office:value-type="string" office:string-value="1.1.d" calcext:value-type="string">
            <text:p>1.1.d</text:p>
          </table:table-cell>
          <table:table-cell table:formula="of:=IF([.$G5];[$Themenliste.$B5];&quot;&quot;)" office:value-type="string" office:string-value="Der Ausbildungsbetrieb" calcext:value-type="string">
            <text:p>Der Ausbildungsbetrieb</text:p>
          </table:table-cell>
          <table:table-cell table:formula="of:=IF([.$G5];[$Themenliste.$C5];&quot;&quot;)" office:value-type="string" office:string-value="Stellung, Rechtsform und Struktur" calcext:value-type="string">
            <text:p>Stellung, Rechtsform und Struktur</text:p>
          </table:table-cell>
          <table:table-cell table:formula="of:=IF([.$G5];[$Themenliste.$D5];&quot;&quot;)" office:value-type="string" office:string-value="d" calcext:value-type="string">
            <text:p>d</text:p>
          </table:table-cell>
          <table:table-cell table:formula="of:=IF([.$G5];[$Themenliste.$E5];&quot;&quot;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 office:value-type="string" office:string-value="1" calcext:value-type="string">
            <text:p>1</text:p>
          </table:table-cell>
          <table:table-cell table:style-name="ce28" table:formula="of:=AND([.K5];[.L5])" office:value-type="boolean" office:boolean-value="true" calcext:value-type="boolean">
            <text:p>WAHR</text:p>
          </table:table-cell>
          <table:table-cell table:style-name="ce28" table:formula="of:=AND([$Themenliste.$K5] = 1;[$Variablen.$A$2] = 1)" office:value-type="boolean" office:boolean-value="true" calcext:value-type="boolean">
            <text:p>WAHR</text:p>
          </table:table-cell>
          <table:table-cell table:style-name="ce28" table:formula="of:=AND([$Themenliste.$L5] = 1;[$Variablen.$B$2] = 1)" office:value-type="boolean" office:boolean-value="false" calcext:value-type="boolean">
            <text:p>FALSCH</text:p>
          </table:table-cell>
          <table:table-cell table:style-name="ce28" table:formula="of:=AND([$Themenliste.$M5] = 1;[$Variablen.$C$2] = 1)" office:value-type="boolean" office:boolean-value="false" calcext:value-type="boolean">
            <text:p>FALSCH</text:p>
          </table:table-cell>
          <table:table-cell table:style-name="ce28" table:formula="of:=OR([.H5];[.I5];[.J5])" office:value-type="boolean" office:boolean-value="true" calcext:value-type="boolean">
            <text:p>WAHR</text:p>
          </table:table-cell>
          <table:table-cell table:style-name="ce28" table:formula="of:=IF([$Themenliste.$J5] = 1)" office:value-type="boolean" office:boolean-value="true" calcext:value-type="boolean">
            <text:p>WAHR</text:p>
          </table:table-cell>
          <table:table-cell table:style-name="ce28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6];[$Themenliste.$A6];&quot;&quot;)" office:value-type="string" office:string-value="1.2.a" calcext:value-type="string">
            <text:p>1.2.a</text:p>
          </table:table-cell>
          <table:table-cell table:formula="of:=IF([.$G6];[$Themenliste.$B6];&quot;&quot;)" office:value-type="string" office:string-value="Der Ausbildungsbetrieb" calcext:value-type="string">
            <text:p>Der Ausbildungsbetrieb</text:p>
          </table:table-cell>
          <table:table-cell table:formula="of:=IF([.$G6];[$Themenliste.$C6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6];[$Themenliste.$D6];&quot;&quot;)" office:value-type="string" office:string-value="a" calcext:value-type="string">
            <text:p>a</text:p>
          </table:table-cell>
          <table:table-cell table:formula="of:=IF([.$G6];[$Themenliste.$E6];&quot;&quot;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 office:value-type="string" office:string-value="1" calcext:value-type="string">
            <text:p>1</text:p>
          </table:table-cell>
          <table:table-cell table:style-name="ce28" table:formula="of:=AND([.K6];[.L6])" office:value-type="boolean" office:boolean-value="true" calcext:value-type="boolean">
            <text:p>WAHR</text:p>
          </table:table-cell>
          <table:table-cell table:style-name="ce28" table:formula="of:=AND([$Themenliste.$K6] = 1;[$Variablen.$A$2] = 1)" office:value-type="boolean" office:boolean-value="true" calcext:value-type="boolean">
            <text:p>WAHR</text:p>
          </table:table-cell>
          <table:table-cell table:style-name="ce28" table:formula="of:=AND([$Themenliste.$L6] = 1;[$Variablen.$B$2] = 1)" office:value-type="boolean" office:boolean-value="false" calcext:value-type="boolean">
            <text:p>FALSCH</text:p>
          </table:table-cell>
          <table:table-cell table:style-name="ce28" table:formula="of:=AND([$Themenliste.$M6] = 1;[$Variablen.$C$2] = 1)" office:value-type="boolean" office:boolean-value="false" calcext:value-type="boolean">
            <text:p>FALSCH</text:p>
          </table:table-cell>
          <table:table-cell table:style-name="ce28" table:formula="of:=OR([.H6];[.I6];[.J6])" office:value-type="boolean" office:boolean-value="true" calcext:value-type="boolean">
            <text:p>WAHR</text:p>
          </table:table-cell>
          <table:table-cell table:style-name="ce28" table:formula="of:=IF([$Themenliste.$J6] = 1)" office:value-type="boolean" office:boolean-value="true" calcext:value-type="boolean">
            <text:p>WAHR</text:p>
          </table:table-cell>
          <table:table-cell table:style-name="ce28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7];[$Themenliste.$A7];&quot;&quot;)" office:value-type="string" office:string-value="1.2.b" calcext:value-type="string">
            <text:p>1.2.b</text:p>
          </table:table-cell>
          <table:table-cell table:formula="of:=IF([.$G7];[$Themenliste.$B7];&quot;&quot;)" office:value-type="string" office:string-value="Der Ausbildungsbetrieb" calcext:value-type="string">
            <text:p>Der Ausbildungsbetrieb</text:p>
          </table:table-cell>
          <table:table-cell table:formula="of:=IF([.$G7];[$Themenliste.$C7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7];[$Themenliste.$D7];&quot;&quot;)" office:value-type="string" office:string-value="b" calcext:value-type="string">
            <text:p>b</text:p>
          </table:table-cell>
          <table:table-cell table:formula="of:=IF([.$G7];[$Themenliste.$E7];&quot;&quot;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 office:value-type="string" office:string-value="1" calcext:value-type="string">
            <text:p>1</text:p>
          </table:table-cell>
          <table:table-cell table:style-name="ce28" table:formula="of:=AND([.K7];[.L7])" office:value-type="boolean" office:boolean-value="true" calcext:value-type="boolean">
            <text:p>WAHR</text:p>
          </table:table-cell>
          <table:table-cell table:style-name="ce28" table:formula="of:=AND([$Themenliste.$K7] = 1;[$Variablen.$A$2] = 1)" office:value-type="boolean" office:boolean-value="true" calcext:value-type="boolean">
            <text:p>WAHR</text:p>
          </table:table-cell>
          <table:table-cell table:style-name="ce28" table:formula="of:=AND([$Themenliste.$L7] = 1;[$Variablen.$B$2] = 1)" office:value-type="boolean" office:boolean-value="false" calcext:value-type="boolean">
            <text:p>FALSCH</text:p>
          </table:table-cell>
          <table:table-cell table:style-name="ce28" table:formula="of:=AND([$Themenliste.$M7] = 1;[$Variablen.$C$2] = 1)" office:value-type="boolean" office:boolean-value="false" calcext:value-type="boolean">
            <text:p>FALSCH</text:p>
          </table:table-cell>
          <table:table-cell table:style-name="ce28" table:formula="of:=OR([.H7];[.I7];[.J7])" office:value-type="boolean" office:boolean-value="true" calcext:value-type="boolean">
            <text:p>WAHR</text:p>
          </table:table-cell>
          <table:table-cell table:style-name="ce28" table:formula="of:=IF([$Themenliste.$J7] = 1)" office:value-type="boolean" office:boolean-value="true" calcext:value-type="boolean">
            <text:p>WAHR</text:p>
          </table:table-cell>
          <table:table-cell table:style-name="ce28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];[$Themenliste.$A8];&quot;&quot;)" office:value-type="string" office:string-value="1.2.c" calcext:value-type="string">
            <text:p>1.2.c</text:p>
          </table:table-cell>
          <table:table-cell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8];[$Themenliste.$D8];&quot;&quot;)" office:value-type="string" office:string-value="c" calcext:value-type="string">
            <text:p>c</text:p>
          </table:table-cell>
          <table:table-cell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8" table:formula="of:=AND([.K8];[.L8])" office:value-type="boolean" office:boolean-value="true" calcext:value-type="boolean">
            <text:p>WAHR</text:p>
          </table:table-cell>
          <table:table-cell table:style-name="ce28" table:formula="of:=AND([$Themenliste.$K8] = 1;[$Variablen.$A$2] = 1)" office:value-type="boolean" office:boolean-value="false" calcext:value-type="boolean">
            <text:p>FALSCH</text:p>
          </table:table-cell>
          <table:table-cell table:style-name="ce28" table:formula="of:=AND([$Themenliste.$L8] = 1;[$Variablen.$B$2] = 1)" office:value-type="boolean" office:boolean-value="false" calcext:value-type="boolean">
            <text:p>FALSCH</text:p>
          </table:table-cell>
          <table:table-cell table:style-name="ce28" table:formula="of:=AND([$Themenliste.$M8] = 1;[$Variablen.$C$2] = 1)" office:value-type="boolean" office:boolean-value="true" calcext:value-type="boolean">
            <text:p>WAHR</text:p>
          </table:table-cell>
          <table:table-cell table:style-name="ce28" table:formula="of:=OR([.H8];[.I8];[.J8])" office:value-type="boolean" office:boolean-value="true" calcext:value-type="boolean">
            <text:p>WAHR</text:p>
          </table:table-cell>
          <table:table-cell table:style-name="ce28" table:formula="of:=IF([$Themenliste.$J8] = 1)" office:value-type="boolean" office:boolean-value="true" calcext:value-type="boolean">
            <text:p>WAHR</text:p>
          </table:table-cell>
          <table:table-cell table:style-name="ce28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9];[$Themenliste.$A9];&quot;&quot;)" office:value-type="string" office:string-value="1.2.d" calcext:value-type="string">
            <text:p>1.2.d</text:p>
          </table:table-cell>
          <table:table-cell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9];[$Themenliste.$D9];&quot;&quot;)" office:value-type="string" office:string-value="d" calcext:value-type="string">
            <text:p>d</text:p>
          </table:table-cell>
          <table:table-cell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8" table:formula="of:=AND([.K9];[.L9])" office:value-type="boolean" office:boolean-value="true" calcext:value-type="boolean">
            <text:p>WAHR</text:p>
          </table:table-cell>
          <table:table-cell table:style-name="ce28" table:formula="of:=AND([$Themenliste.$K9] = 1;[$Variablen.$A$2] = 1)" office:value-type="boolean" office:boolean-value="false" calcext:value-type="boolean">
            <text:p>FALSCH</text:p>
          </table:table-cell>
          <table:table-cell table:style-name="ce28" table:formula="of:=AND([$Themenliste.$L9] = 1;[$Variablen.$B$2] = 1)" office:value-type="boolean" office:boolean-value="false" calcext:value-type="boolean">
            <text:p>FALSCH</text:p>
          </table:table-cell>
          <table:table-cell table:style-name="ce28" table:formula="of:=AND([$Themenliste.$M9] = 1;[$Variablen.$C$2] = 1)" office:value-type="boolean" office:boolean-value="true" calcext:value-type="boolean">
            <text:p>WAHR</text:p>
          </table:table-cell>
          <table:table-cell table:style-name="ce28" table:formula="of:=OR([.H9];[.I9];[.J9])" office:value-type="boolean" office:boolean-value="true" calcext:value-type="boolean">
            <text:p>WAHR</text:p>
          </table:table-cell>
          <table:table-cell table:style-name="ce28" table:formula="of:=IF([$Themenliste.$J9] = 1)" office:value-type="boolean" office:boolean-value="true" calcext:value-type="boolean">
            <text:p>WAHR</text:p>
          </table:table-cell>
          <table:table-cell table:style-name="ce28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];[$Themenliste.$A10];&quot;&quot;)" office:value-type="string" office:string-value="1.2.e" calcext:value-type="string">
            <text:p>1.2.e</text:p>
          </table:table-cell>
          <table:table-cell table:formula="of:=IF([.$G10];[$Themenliste.$B10];&quot;&quot;)" office:value-type="string" office:string-value="Der Ausbildungsbetrieb" calcext:value-type="string">
            <text:p>Der Ausbildungsbetrieb</text:p>
          </table:table-cell>
          <table:table-cell table:formula="of:=IF([.$G10];[$Themenliste.$C10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0];[$Themenliste.$D10];&quot;&quot;)" office:value-type="string" office:string-value="e" calcext:value-type="string">
            <text:p>e</text:p>
          </table:table-cell>
          <table:table-cell table:formula="of:=IF([.$G10];[$Themenliste.$E10];&quot;&quot;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 office:value-type="string" office:string-value="1" calcext:value-type="string">
            <text:p>1</text:p>
          </table:table-cell>
          <table:table-cell table:style-name="ce28" table:formula="of:=AND([.K10];[.L10])" office:value-type="boolean" office:boolean-value="true" calcext:value-type="boolean">
            <text:p>WAHR</text:p>
          </table:table-cell>
          <table:table-cell table:style-name="ce28" table:formula="of:=AND([$Themenliste.$K10] = 1;[$Variablen.$A$2] = 1)" office:value-type="boolean" office:boolean-value="true" calcext:value-type="boolean">
            <text:p>WAHR</text:p>
          </table:table-cell>
          <table:table-cell table:style-name="ce28" table:formula="of:=AND([$Themenliste.$L10] = 1;[$Variablen.$B$2] = 1)" office:value-type="boolean" office:boolean-value="false" calcext:value-type="boolean">
            <text:p>FALSCH</text:p>
          </table:table-cell>
          <table:table-cell table:style-name="ce28" table:formula="of:=AND([$Themenliste.$M10] = 1;[$Variablen.$C$2] = 1)" office:value-type="boolean" office:boolean-value="false" calcext:value-type="boolean">
            <text:p>FALSCH</text:p>
          </table:table-cell>
          <table:table-cell table:style-name="ce28" table:formula="of:=OR([.H10];[.I10];[.J10])" office:value-type="boolean" office:boolean-value="true" calcext:value-type="boolean">
            <text:p>WAHR</text:p>
          </table:table-cell>
          <table:table-cell table:style-name="ce28" table:formula="of:=IF([$Themenliste.$J10] = 1)" office:value-type="boolean" office:boolean-value="true" calcext:value-type="boolean">
            <text:p>WAHR</text:p>
          </table:table-cell>
          <table:table-cell table:style-name="ce28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1];[$Themenliste.$A11];&quot;&quot;)" office:value-type="string" office:string-value="1.2.f" calcext:value-type="string">
            <text:p>1.2.f</text:p>
          </table:table-cell>
          <table:table-cell table:formula="of:=IF([.$G11];[$Themenliste.$B11];&quot;&quot;)" office:value-type="string" office:string-value="Der Ausbildungsbetrieb" calcext:value-type="string">
            <text:p>Der Ausbildungsbetrieb</text:p>
          </table:table-cell>
          <table:table-cell table:formula="of:=IF([.$G11];[$Themenliste.$C11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1];[$Themenliste.$D11];&quot;&quot;)" office:value-type="string" office:string-value="f" calcext:value-type="string">
            <text:p>f</text:p>
          </table:table-cell>
          <table:table-cell table:formula="of:=IF([.$G11];[$Themenliste.$E11];&quot;&quot;)" office:value-type="string" office:string-value="eigene Entgeltabrechnung erläutern" calcext:value-type="string">
            <text:p>eigene Entgeltabrechnung erläutern</text:p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 office:value-type="string" office:string-value="1" calcext:value-type="string">
            <text:p>1</text:p>
          </table:table-cell>
          <table:table-cell table:style-name="ce28" table:formula="of:=AND([.K11];[.L11])" office:value-type="boolean" office:boolean-value="true" calcext:value-type="boolean">
            <text:p>WAHR</text:p>
          </table:table-cell>
          <table:table-cell table:style-name="ce28" table:formula="of:=AND([$Themenliste.$K11] = 1;[$Variablen.$A$2] = 1)" office:value-type="boolean" office:boolean-value="true" calcext:value-type="boolean">
            <text:p>WAHR</text:p>
          </table:table-cell>
          <table:table-cell table:style-name="ce28" table:formula="of:=AND([$Themenliste.$L11] = 1;[$Variablen.$B$2] = 1)" office:value-type="boolean" office:boolean-value="false" calcext:value-type="boolean">
            <text:p>FALSCH</text:p>
          </table:table-cell>
          <table:table-cell table:style-name="ce28" table:formula="of:=AND([$Themenliste.$M11] = 1;[$Variablen.$C$2] = 1)" office:value-type="boolean" office:boolean-value="false" calcext:value-type="boolean">
            <text:p>FALSCH</text:p>
          </table:table-cell>
          <table:table-cell table:style-name="ce28" table:formula="of:=OR([.H11];[.I11];[.J11])" office:value-type="boolean" office:boolean-value="true" calcext:value-type="boolean">
            <text:p>WAHR</text:p>
          </table:table-cell>
          <table:table-cell table:style-name="ce28" table:formula="of:=IF([$Themenliste.$J11] = 1)" office:value-type="boolean" office:boolean-value="true" calcext:value-type="boolean">
            <text:p>WAHR</text:p>
          </table:table-cell>
          <table:table-cell table:style-name="ce28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2];[$Themenliste.$A12];&quot;&quot;)" office:value-type="string" office:string-value="1.2.g" calcext:value-type="string">
            <text:p>1.2.g</text:p>
          </table:table-cell>
          <table:table-cell table:formula="of:=IF([.$G12];[$Themenliste.$B12];&quot;&quot;)" office:value-type="string" office:string-value="Der Ausbildungsbetrieb" calcext:value-type="string">
            <text:p>Der Ausbildungsbetrieb</text:p>
          </table:table-cell>
          <table:table-cell table:formula="of:=IF([.$G12];[$Themenliste.$C12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2];[$Themenliste.$D12];&quot;&quot;)" office:value-type="string" office:string-value="g" calcext:value-type="string">
            <text:p>g</text:p>
          </table:table-cell>
          <table:table-cell table:formula="of:=IF([.$G12];[$Themenliste.$E12];&quot;&quot;)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 office:value-type="string" office:string-value="1" calcext:value-type="string">
            <text:p>1</text:p>
          </table:table-cell>
          <table:table-cell table:style-name="ce28" table:formula="of:=AND([.K12];[.L12])" office:value-type="boolean" office:boolean-value="true" calcext:value-type="boolean">
            <text:p>WAHR</text:p>
          </table:table-cell>
          <table:table-cell table:style-name="ce28" table:formula="of:=AND([$Themenliste.$K12] = 1;[$Variablen.$A$2] = 1)" office:value-type="boolean" office:boolean-value="true" calcext:value-type="boolean">
            <text:p>WAHR</text:p>
          </table:table-cell>
          <table:table-cell table:style-name="ce28" table:formula="of:=AND([$Themenliste.$L12] = 1;[$Variablen.$B$2] = 1)" office:value-type="boolean" office:boolean-value="false" calcext:value-type="boolean">
            <text:p>FALSCH</text:p>
          </table:table-cell>
          <table:table-cell table:style-name="ce28" table:formula="of:=AND([$Themenliste.$M12] = 1;[$Variablen.$C$2] = 1)" office:value-type="boolean" office:boolean-value="false" calcext:value-type="boolean">
            <text:p>FALSCH</text:p>
          </table:table-cell>
          <table:table-cell table:style-name="ce28" table:formula="of:=OR([.H12];[.I12];[.J12])" office:value-type="boolean" office:boolean-value="true" calcext:value-type="boolean">
            <text:p>WAHR</text:p>
          </table:table-cell>
          <table:table-cell table:style-name="ce28" table:formula="of:=IF([$Themenliste.$J12] = 1)" office:value-type="boolean" office:boolean-value="true" calcext:value-type="boolean">
            <text:p>WAHR</text:p>
          </table:table-cell>
          <table:table-cell table:style-name="ce28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3];[$Themenliste.$A13];&quot;&quot;)" office:value-type="string" office:string-value="1.3.a" calcext:value-type="string">
            <text:p>1.3.a</text:p>
          </table:table-cell>
          <table:table-cell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3];[$Themenliste.$D13];&quot;&quot;)" office:value-type="string" office:string-value="a" calcext:value-type="string">
            <text:p>a</text:p>
          </table:table-cell>
          <table:table-cell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1,3" calcext:value-type="string">
            <text:p>1,3</text:p>
          </table:table-cell>
          <table:table-cell table:style-name="ce28" table:formula="of:=AND([.K13];[.L13])" office:value-type="boolean" office:boolean-value="true" calcext:value-type="boolean">
            <text:p>WAHR</text:p>
          </table:table-cell>
          <table:table-cell table:style-name="ce28" table:formula="of:=AND([$Themenliste.$K13] = 1;[$Variablen.$A$2] = 1)" office:value-type="boolean" office:boolean-value="true" calcext:value-type="boolean">
            <text:p>WAHR</text:p>
          </table:table-cell>
          <table:table-cell table:style-name="ce28" table:formula="of:=AND([$Themenliste.$L13] = 1;[$Variablen.$B$2] = 1)" office:value-type="boolean" office:boolean-value="false" calcext:value-type="boolean">
            <text:p>FALSCH</text:p>
          </table:table-cell>
          <table:table-cell table:style-name="ce28" table:formula="of:=AND([$Themenliste.$M13] = 1;[$Variablen.$C$2] = 1)" office:value-type="boolean" office:boolean-value="true" calcext:value-type="boolean">
            <text:p>WAHR</text:p>
          </table:table-cell>
          <table:table-cell table:style-name="ce28" table:formula="of:=OR([.H13];[.I13];[.J13])" office:value-type="boolean" office:boolean-value="true" calcext:value-type="boolean">
            <text:p>WAHR</text:p>
          </table:table-cell>
          <table:table-cell table:style-name="ce28" table:formula="of:=IF([$Themenliste.$J13] = 1)" office:value-type="boolean" office:boolean-value="true" calcext:value-type="boolean">
            <text:p>WAHR</text:p>
          </table:table-cell>
          <table:table-cell table:style-name="ce28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];[$Themenliste.$A14];&quot;&quot;)" office:value-type="string" office:string-value="1.3.b" calcext:value-type="string">
            <text:p>1.3.b</text:p>
          </table:table-cell>
          <table:table-cell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4];[$Themenliste.$D14];&quot;&quot;)" office:value-type="string" office:string-value="b" calcext:value-type="string">
            <text:p>b</text:p>
          </table:table-cell>
          <table:table-cell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1,3" calcext:value-type="string">
            <text:p>1,3</text:p>
          </table:table-cell>
          <table:table-cell table:style-name="ce28" table:formula="of:=AND([.K14];[.L14])" office:value-type="boolean" office:boolean-value="true" calcext:value-type="boolean">
            <text:p>WAHR</text:p>
          </table:table-cell>
          <table:table-cell table:style-name="ce28" table:formula="of:=AND([$Themenliste.$K14] = 1;[$Variablen.$A$2] = 1)" office:value-type="boolean" office:boolean-value="true" calcext:value-type="boolean">
            <text:p>WAHR</text:p>
          </table:table-cell>
          <table:table-cell table:style-name="ce28" table:formula="of:=AND([$Themenliste.$L14] = 1;[$Variablen.$B$2] = 1)" office:value-type="boolean" office:boolean-value="false" calcext:value-type="boolean">
            <text:p>FALSCH</text:p>
          </table:table-cell>
          <table:table-cell table:style-name="ce28" table:formula="of:=AND([$Themenliste.$M14] = 1;[$Variablen.$C$2] = 1)" office:value-type="boolean" office:boolean-value="true" calcext:value-type="boolean">
            <text:p>WAHR</text:p>
          </table:table-cell>
          <table:table-cell table:style-name="ce28" table:formula="of:=OR([.H14];[.I14];[.J14])" office:value-type="boolean" office:boolean-value="true" calcext:value-type="boolean">
            <text:p>WAHR</text:p>
          </table:table-cell>
          <table:table-cell table:style-name="ce28" table:formula="of:=IF([$Themenliste.$J14] = 1)" office:value-type="boolean" office:boolean-value="true" calcext:value-type="boolean">
            <text:p>WAHR</text:p>
          </table:table-cell>
          <table:table-cell table:style-name="ce28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];[$Themenliste.$A15];&quot;&quot;)" office:value-type="string" office:string-value="1.3.c" calcext:value-type="string">
            <text:p>1.3.c</text:p>
          </table:table-cell>
          <table:table-cell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5];[$Themenliste.$D15];&quot;&quot;)" office:value-type="string" office:string-value="c" calcext:value-type="string">
            <text:p>c</text:p>
          </table:table-cell>
          <table:table-cell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1,3" calcext:value-type="string">
            <text:p>1,3</text:p>
          </table:table-cell>
          <table:table-cell table:style-name="ce28" table:formula="of:=AND([.K15];[.L15])" office:value-type="boolean" office:boolean-value="true" calcext:value-type="boolean">
            <text:p>WAHR</text:p>
          </table:table-cell>
          <table:table-cell table:style-name="ce28" table:formula="of:=AND([$Themenliste.$K15] = 1;[$Variablen.$A$2] = 1)" office:value-type="boolean" office:boolean-value="true" calcext:value-type="boolean">
            <text:p>WAHR</text:p>
          </table:table-cell>
          <table:table-cell table:style-name="ce28" table:formula="of:=AND([$Themenliste.$L15] = 1;[$Variablen.$B$2] = 1)" office:value-type="boolean" office:boolean-value="false" calcext:value-type="boolean">
            <text:p>FALSCH</text:p>
          </table:table-cell>
          <table:table-cell table:style-name="ce28" table:formula="of:=AND([$Themenliste.$M15] = 1;[$Variablen.$C$2] = 1)" office:value-type="boolean" office:boolean-value="true" calcext:value-type="boolean">
            <text:p>WAHR</text:p>
          </table:table-cell>
          <table:table-cell table:style-name="ce28" table:formula="of:=OR([.H15];[.I15];[.J15])" office:value-type="boolean" office:boolean-value="true" calcext:value-type="boolean">
            <text:p>WAHR</text:p>
          </table:table-cell>
          <table:table-cell table:style-name="ce28" table:formula="of:=IF([$Themenliste.$J15] = 1)" office:value-type="boolean" office:boolean-value="true" calcext:value-type="boolean">
            <text:p>WAHR</text:p>
          </table:table-cell>
          <table:table-cell table:style-name="ce28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6];[$Themenliste.$A16];&quot;&quot;)" office:value-type="string" office:string-value="1.3.d" calcext:value-type="string">
            <text:p>1.3.d</text:p>
          </table:table-cell>
          <table:table-cell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6];[$Themenliste.$D16];&quot;&quot;)" office:value-type="string" office:string-value="d" calcext:value-type="string">
            <text:p>d</text:p>
          </table:table-cell>
          <table:table-cell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1,3" calcext:value-type="string">
            <text:p>1,3</text:p>
          </table:table-cell>
          <table:table-cell table:style-name="ce28" table:formula="of:=AND([.K16];[.L16])" office:value-type="boolean" office:boolean-value="true" calcext:value-type="boolean">
            <text:p>WAHR</text:p>
          </table:table-cell>
          <table:table-cell table:style-name="ce28" table:formula="of:=AND([$Themenliste.$K16] = 1;[$Variablen.$A$2] = 1)" office:value-type="boolean" office:boolean-value="true" calcext:value-type="boolean">
            <text:p>WAHR</text:p>
          </table:table-cell>
          <table:table-cell table:style-name="ce28" table:formula="of:=AND([$Themenliste.$L16] = 1;[$Variablen.$B$2] = 1)" office:value-type="boolean" office:boolean-value="false" calcext:value-type="boolean">
            <text:p>FALSCH</text:p>
          </table:table-cell>
          <table:table-cell table:style-name="ce28" table:formula="of:=AND([$Themenliste.$M16] = 1;[$Variablen.$C$2] = 1)" office:value-type="boolean" office:boolean-value="true" calcext:value-type="boolean">
            <text:p>WAHR</text:p>
          </table:table-cell>
          <table:table-cell table:style-name="ce28" table:formula="of:=OR([.H16];[.I16];[.J16])" office:value-type="boolean" office:boolean-value="true" calcext:value-type="boolean">
            <text:p>WAHR</text:p>
          </table:table-cell>
          <table:table-cell table:style-name="ce28" table:formula="of:=IF([$Themenliste.$J16] = 1)" office:value-type="boolean" office:boolean-value="true" calcext:value-type="boolean">
            <text:p>WAHR</text:p>
          </table:table-cell>
          <table:table-cell table:style-name="ce28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formula="of:=IF([.$G17];[$Themenliste.$A17];&quot;&quot;)" office:value-type="string" office:string-value="1.4.a" calcext:value-type="string">
            <text:p>1.4.a</text:p>
          </table:table-cell>
          <table:table-cell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formula="of:=IF([.$G17];[$Themenliste.$C17];&quot;&quot;)" office:value-type="string" office:string-value="Umweltschutz" calcext:value-type="string">
            <text:p>Umweltschutz</text:p>
          </table:table-cell>
          <table:table-cell table:formula="of:=IF([.$G17];[$Themenliste.$D17];&quot;&quot;)" office:value-type="string" office:string-value="a" calcext:value-type="string">
            <text:p>a</text:p>
          </table:table-cell>
          <table:table-cell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1,3" calcext:value-type="string">
            <text:p>1,3</text:p>
          </table:table-cell>
          <table:table-cell table:style-name="ce28" table:formula="of:=AND([.K17];[.L17])" office:value-type="boolean" office:boolean-value="true" calcext:value-type="boolean">
            <text:p>WAHR</text:p>
          </table:table-cell>
          <table:table-cell table:style-name="ce28" table:formula="of:=AND([$Themenliste.$K17] = 1;[$Variablen.$A$2] = 1)" office:value-type="boolean" office:boolean-value="true" calcext:value-type="boolean">
            <text:p>WAHR</text:p>
          </table:table-cell>
          <table:table-cell table:style-name="ce28" table:formula="of:=AND([$Themenliste.$L17] = 1;[$Variablen.$B$2] = 1)" office:value-type="boolean" office:boolean-value="false" calcext:value-type="boolean">
            <text:p>FALSCH</text:p>
          </table:table-cell>
          <table:table-cell table:style-name="ce28" table:formula="of:=AND([$Themenliste.$M17] = 1;[$Variablen.$C$2] = 1)" office:value-type="boolean" office:boolean-value="true" calcext:value-type="boolean">
            <text:p>WAHR</text:p>
          </table:table-cell>
          <table:table-cell table:style-name="ce28" table:formula="of:=OR([.H17];[.I17];[.J17])" office:value-type="boolean" office:boolean-value="true" calcext:value-type="boolean">
            <text:p>WAHR</text:p>
          </table:table-cell>
          <table:table-cell table:style-name="ce28" table:formula="of:=IF([$Themenliste.$J17] = 1)" office:value-type="boolean" office:boolean-value="true" calcext:value-type="boolean">
            <text:p>WAHR</text:p>
          </table:table-cell>
          <table:table-cell table:style-name="ce28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];[$Themenliste.$A18];&quot;&quot;)" office:value-type="string" office:string-value="1.4.b" calcext:value-type="string">
            <text:p>1.4.b</text:p>
          </table:table-cell>
          <table:table-cell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formula="of:=IF([.$G18];[$Themenliste.$C18];&quot;&quot;)" office:value-type="string" office:string-value="Umweltschutz" calcext:value-type="string">
            <text:p>Umweltschutz</text:p>
          </table:table-cell>
          <table:table-cell table:formula="of:=IF([.$G18];[$Themenliste.$D18];&quot;&quot;)" office:value-type="string" office:string-value="b" calcext:value-type="string">
            <text:p>b</text:p>
          </table:table-cell>
          <table:table-cell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1,2,3" calcext:value-type="string">
            <text:p>1,2,3</text:p>
          </table:table-cell>
          <table:table-cell table:style-name="ce28" table:formula="of:=AND([.K18];[.L18])" office:value-type="boolean" office:boolean-value="true" calcext:value-type="boolean">
            <text:p>WAHR</text:p>
          </table:table-cell>
          <table:table-cell table:style-name="ce28" table:formula="of:=AND([$Themenliste.$K18] = 1;[$Variablen.$A$2] = 1)" office:value-type="boolean" office:boolean-value="true" calcext:value-type="boolean">
            <text:p>WAHR</text:p>
          </table:table-cell>
          <table:table-cell table:style-name="ce28" table:formula="of:=AND([$Themenliste.$L18] = 1;[$Variablen.$B$2] = 1)" office:value-type="boolean" office:boolean-value="true" calcext:value-type="boolean">
            <text:p>WAHR</text:p>
          </table:table-cell>
          <table:table-cell table:style-name="ce28" table:formula="of:=AND([$Themenliste.$M18] = 1;[$Variablen.$C$2] = 1)" office:value-type="boolean" office:boolean-value="true" calcext:value-type="boolean">
            <text:p>WAHR</text:p>
          </table:table-cell>
          <table:table-cell table:style-name="ce28" table:formula="of:=OR([.H18];[.I18];[.J18])" office:value-type="boolean" office:boolean-value="true" calcext:value-type="boolean">
            <text:p>WAHR</text:p>
          </table:table-cell>
          <table:table-cell table:style-name="ce28" table:formula="of:=IF([$Themenliste.$J18] = 1)" office:value-type="boolean" office:boolean-value="true" calcext:value-type="boolean">
            <text:p>WAHR</text:p>
          </table:table-cell>
          <table:table-cell table:style-name="ce28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];[$Themenliste.$A19];&quot;&quot;)" office:value-type="string" office:string-value="1.4.c" calcext:value-type="string">
            <text:p>1.4.c</text:p>
          </table:table-cell>
          <table:table-cell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formula="of:=IF([.$G19];[$Themenliste.$C19];&quot;&quot;)" office:value-type="string" office:string-value="Umweltschutz" calcext:value-type="string">
            <text:p>Umweltschutz</text:p>
          </table:table-cell>
          <table:table-cell table:formula="of:=IF([.$G19];[$Themenliste.$D19];&quot;&quot;)" office:value-type="string" office:string-value="c" calcext:value-type="string">
            <text:p>c</text:p>
          </table:table-cell>
          <table:table-cell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1,2,3" calcext:value-type="string">
            <text:p>1,2,3</text:p>
          </table:table-cell>
          <table:table-cell table:style-name="ce28" table:formula="of:=AND([.K19];[.L19])" office:value-type="boolean" office:boolean-value="true" calcext:value-type="boolean">
            <text:p>WAHR</text:p>
          </table:table-cell>
          <table:table-cell table:style-name="ce28" table:formula="of:=AND([$Themenliste.$K19] = 1;[$Variablen.$A$2] = 1)" office:value-type="boolean" office:boolean-value="true" calcext:value-type="boolean">
            <text:p>WAHR</text:p>
          </table:table-cell>
          <table:table-cell table:style-name="ce28" table:formula="of:=AND([$Themenliste.$L19] = 1;[$Variablen.$B$2] = 1)" office:value-type="boolean" office:boolean-value="true" calcext:value-type="boolean">
            <text:p>WAHR</text:p>
          </table:table-cell>
          <table:table-cell table:style-name="ce28" table:formula="of:=AND([$Themenliste.$M19] = 1;[$Variablen.$C$2] = 1)" office:value-type="boolean" office:boolean-value="true" calcext:value-type="boolean">
            <text:p>WAHR</text:p>
          </table:table-cell>
          <table:table-cell table:style-name="ce28" table:formula="of:=OR([.H19];[.I19];[.J19])" office:value-type="boolean" office:boolean-value="true" calcext:value-type="boolean">
            <text:p>WAHR</text:p>
          </table:table-cell>
          <table:table-cell table:style-name="ce28" table:formula="of:=IF([$Themenliste.$J19] = 1)" office:value-type="boolean" office:boolean-value="true" calcext:value-type="boolean">
            <text:p>WAHR</text:p>
          </table:table-cell>
          <table:table-cell table:style-name="ce28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];[$Themenliste.$A20];&quot;&quot;)" office:value-type="string" office:string-value="1.4.d" calcext:value-type="string">
            <text:p>1.4.d</text:p>
          </table:table-cell>
          <table:table-cell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formula="of:=IF([.$G20];[$Themenliste.$C20];&quot;&quot;)" office:value-type="string" office:string-value="Umweltschutz" calcext:value-type="string">
            <text:p>Umweltschutz</text:p>
          </table:table-cell>
          <table:table-cell table:formula="of:=IF([.$G20];[$Themenliste.$D20];&quot;&quot;)" office:value-type="string" office:string-value="d" calcext:value-type="string">
            <text:p>d</text:p>
          </table:table-cell>
          <table:table-cell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1,2,3" calcext:value-type="string">
            <text:p>1,2,3</text:p>
          </table:table-cell>
          <table:table-cell table:style-name="ce28" table:formula="of:=AND([.K20];[.L20])" office:value-type="boolean" office:boolean-value="true" calcext:value-type="boolean">
            <text:p>WAHR</text:p>
          </table:table-cell>
          <table:table-cell table:style-name="ce28" table:formula="of:=AND([$Themenliste.$K20] = 1;[$Variablen.$A$2] = 1)" office:value-type="boolean" office:boolean-value="true" calcext:value-type="boolean">
            <text:p>WAHR</text:p>
          </table:table-cell>
          <table:table-cell table:style-name="ce28" table:formula="of:=AND([$Themenliste.$L20] = 1;[$Variablen.$B$2] = 1)" office:value-type="boolean" office:boolean-value="true" calcext:value-type="boolean">
            <text:p>WAHR</text:p>
          </table:table-cell>
          <table:table-cell table:style-name="ce28" table:formula="of:=AND([$Themenliste.$M20] = 1;[$Variablen.$C$2] = 1)" office:value-type="boolean" office:boolean-value="true" calcext:value-type="boolean">
            <text:p>WAHR</text:p>
          </table:table-cell>
          <table:table-cell table:style-name="ce28" table:formula="of:=OR([.H20];[.I20];[.J20])" office:value-type="boolean" office:boolean-value="true" calcext:value-type="boolean">
            <text:p>WAHR</text:p>
          </table:table-cell>
          <table:table-cell table:style-name="ce28" table:formula="of:=IF([$Themenliste.$J20] = 1)" office:value-type="boolean" office:boolean-value="true" calcext:value-type="boolean">
            <text:p>WAHR</text:p>
          </table:table-cell>
          <table:table-cell table:style-name="ce28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1];[$Themenliste.$A21];&quot;&quot;)" office:value-type="string" office:string-value="2.1.a" calcext:value-type="string">
            <text:p>2.1.a</text:p>
          </table:table-cell>
          <table:table-cell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1];[$Themenliste.$D21];&quot;&quot;)" office:value-type="string" office:string-value="a" calcext:value-type="string">
            <text:p>a</text:p>
          </table:table-cell>
          <table:table-cell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8" table:formula="of:=AND([.K21];[.L21])" office:value-type="boolean" office:boolean-value="true" calcext:value-type="boolean">
            <text:p>WAHR</text:p>
          </table:table-cell>
          <table:table-cell table:style-name="ce28" table:formula="of:=AND([$Themenliste.$K21] = 1;[$Variablen.$A$2] = 1)" office:value-type="boolean" office:boolean-value="true" calcext:value-type="boolean">
            <text:p>WAHR</text:p>
          </table:table-cell>
          <table:table-cell table:style-name="ce28" table:formula="of:=AND([$Themenliste.$L21] = 1;[$Variablen.$B$2] = 1)" office:value-type="boolean" office:boolean-value="false" calcext:value-type="boolean">
            <text:p>FALSCH</text:p>
          </table:table-cell>
          <table:table-cell table:style-name="ce28" table:formula="of:=AND([$Themenliste.$M21] = 1;[$Variablen.$C$2] = 1)" office:value-type="boolean" office:boolean-value="false" calcext:value-type="boolean">
            <text:p>FALSCH</text:p>
          </table:table-cell>
          <table:table-cell table:style-name="ce28" table:formula="of:=OR([.H21];[.I21];[.J21])" office:value-type="boolean" office:boolean-value="true" calcext:value-type="boolean">
            <text:p>WAHR</text:p>
          </table:table-cell>
          <table:table-cell table:style-name="ce28" table:formula="of:=IF([$Themenliste.$J21] = 1)" office:value-type="boolean" office:boolean-value="true" calcext:value-type="boolean">
            <text:p>WAHR</text:p>
          </table:table-cell>
          <table:table-cell table:style-name="ce28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2];[$Themenliste.$A22];&quot;&quot;)" office:value-type="string" office:string-value="2.1.b" calcext:value-type="string">
            <text:p>2.1.b</text:p>
          </table:table-cell>
          <table:table-cell table:formula="of:=IF([.$G22];[$Themenliste.$B22];&quot;&quot;)" office:value-type="string" office:string-value="Geschäfts- und Leistungsprozesse" calcext:value-type="string">
            <text:p>Geschäfts- und Leistungsprozesse</text:p>
          </table:table-cell>
          <table:table-cell table:formula="of:=IF([.$G22];[$Themenliste.$C22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2];[$Themenliste.$D22];&quot;&quot;)" office:value-type="string" office:string-value="b" calcext:value-type="string">
            <text:p>b</text:p>
          </table:table-cell>
          <table:table-cell table:formula="of:=IF([.$G22];[$Themenliste.$E22];&quot;&quot;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 office:value-type="string" office:string-value="1" calcext:value-type="string">
            <text:p>1</text:p>
          </table:table-cell>
          <table:table-cell table:style-name="ce28" table:formula="of:=AND([.K22];[.L22])" office:value-type="boolean" office:boolean-value="true" calcext:value-type="boolean">
            <text:p>WAHR</text:p>
          </table:table-cell>
          <table:table-cell table:style-name="ce28" table:formula="of:=AND([$Themenliste.$K22] = 1;[$Variablen.$A$2] = 1)" office:value-type="boolean" office:boolean-value="true" calcext:value-type="boolean">
            <text:p>WAHR</text:p>
          </table:table-cell>
          <table:table-cell table:style-name="ce28" table:formula="of:=AND([$Themenliste.$L22] = 1;[$Variablen.$B$2] = 1)" office:value-type="boolean" office:boolean-value="false" calcext:value-type="boolean">
            <text:p>FALSCH</text:p>
          </table:table-cell>
          <table:table-cell table:style-name="ce28" table:formula="of:=AND([$Themenliste.$M22] = 1;[$Variablen.$C$2] = 1)" office:value-type="boolean" office:boolean-value="false" calcext:value-type="boolean">
            <text:p>FALSCH</text:p>
          </table:table-cell>
          <table:table-cell table:style-name="ce28" table:formula="of:=OR([.H22];[.I22];[.J22])" office:value-type="boolean" office:boolean-value="true" calcext:value-type="boolean">
            <text:p>WAHR</text:p>
          </table:table-cell>
          <table:table-cell table:style-name="ce28" table:formula="of:=IF([$Themenliste.$J22] = 1)" office:value-type="boolean" office:boolean-value="true" calcext:value-type="boolean">
            <text:p>WAHR</text:p>
          </table:table-cell>
          <table:table-cell table:style-name="ce28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3];[$Themenliste.$A23];&quot;&quot;)" office:value-type="string" office:string-value="2.1.c" calcext:value-type="string">
            <text:p>2.1.c</text:p>
          </table:table-cell>
          <table:table-cell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3];[$Themenliste.$D23];&quot;&quot;)" office:value-type="string" office:string-value="c" calcext:value-type="string">
            <text:p>c</text:p>
          </table:table-cell>
          <table:table-cell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8" table:formula="of:=AND([.K23];[.L23])" office:value-type="boolean" office:boolean-value="true" calcext:value-type="boolean">
            <text:p>WAHR</text:p>
          </table:table-cell>
          <table:table-cell table:style-name="ce28" table:formula="of:=AND([$Themenliste.$K23] = 1;[$Variablen.$A$2] = 1)" office:value-type="boolean" office:boolean-value="true" calcext:value-type="boolean">
            <text:p>WAHR</text:p>
          </table:table-cell>
          <table:table-cell table:style-name="ce28" table:formula="of:=AND([$Themenliste.$L23] = 1;[$Variablen.$B$2] = 1)" office:value-type="boolean" office:boolean-value="false" calcext:value-type="boolean">
            <text:p>FALSCH</text:p>
          </table:table-cell>
          <table:table-cell table:style-name="ce28" table:formula="of:=AND([$Themenliste.$M23] = 1;[$Variablen.$C$2] = 1)" office:value-type="boolean" office:boolean-value="false" calcext:value-type="boolean">
            <text:p>FALSCH</text:p>
          </table:table-cell>
          <table:table-cell table:style-name="ce28" table:formula="of:=OR([.H23];[.I23];[.J23])" office:value-type="boolean" office:boolean-value="true" calcext:value-type="boolean">
            <text:p>WAHR</text:p>
          </table:table-cell>
          <table:table-cell table:style-name="ce28" table:formula="of:=IF([$Themenliste.$J23] = 1)" office:value-type="boolean" office:boolean-value="true" calcext:value-type="boolean">
            <text:p>WAHR</text:p>
          </table:table-cell>
          <table:table-cell table:style-name="ce28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4];[$Themenliste.$A24];&quot;&quot;)" office:value-type="string" office:string-value="2.1.d" calcext:value-type="string">
            <text:p>2.1.d</text:p>
          </table:table-cell>
          <table:table-cell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4];[$Themenliste.$D24];&quot;&quot;)" office:value-type="string" office:string-value="d" calcext:value-type="string">
            <text:p>d</text:p>
          </table:table-cell>
          <table:table-cell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8" table:formula="of:=AND([.K24];[.L24])" office:value-type="boolean" office:boolean-value="true" calcext:value-type="boolean">
            <text:p>WAHR</text:p>
          </table:table-cell>
          <table:table-cell table:style-name="ce28" table:formula="of:=AND([$Themenliste.$K24] = 1;[$Variablen.$A$2] = 1)" office:value-type="boolean" office:boolean-value="true" calcext:value-type="boolean">
            <text:p>WAHR</text:p>
          </table:table-cell>
          <table:table-cell table:style-name="ce28" table:formula="of:=AND([$Themenliste.$L24] = 1;[$Variablen.$B$2] = 1)" office:value-type="boolean" office:boolean-value="false" calcext:value-type="boolean">
            <text:p>FALSCH</text:p>
          </table:table-cell>
          <table:table-cell table:style-name="ce28" table:formula="of:=AND([$Themenliste.$M24] = 1;[$Variablen.$C$2] = 1)" office:value-type="boolean" office:boolean-value="false" calcext:value-type="boolean">
            <text:p>FALSCH</text:p>
          </table:table-cell>
          <table:table-cell table:style-name="ce28" table:formula="of:=OR([.H24];[.I24];[.J24])" office:value-type="boolean" office:boolean-value="true" calcext:value-type="boolean">
            <text:p>WAHR</text:p>
          </table:table-cell>
          <table:table-cell table:style-name="ce28" table:formula="of:=IF([$Themenliste.$J24] = 1)" office:value-type="boolean" office:boolean-value="true" calcext:value-type="boolean">
            <text:p>WAHR</text:p>
          </table:table-cell>
          <table:table-cell table:style-name="ce28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25];[$Themenliste.$A25];&quot;&quot;)" office:value-type="string" office:string-value="2.2.a" calcext:value-type="string">
            <text:p>2.2.a</text:p>
          </table:table-cell>
          <table:table-cell table:formula="of:=IF([.$G25];[$Themenliste.$B25];&quot;&quot;)" office:value-type="string" office:string-value="Geschäfts- und Leistungsprozesse" calcext:value-type="string">
            <text:p>Geschäfts- und Leistungsprozesse</text:p>
          </table:table-cell>
          <table:table-cell table:formula="of:=IF([.$G25];[$Themenliste.$C25];&quot;&quot;)" office:value-type="string" office:string-value="Betriebliche Organisation" calcext:value-type="string">
            <text:p>Betriebliche Organisation</text:p>
          </table:table-cell>
          <table:table-cell table:formula="of:=IF([.$G25];[$Themenliste.$D25];&quot;&quot;)" office:value-type="string" office:string-value="a" calcext:value-type="string">
            <text:p>a</text:p>
          </table:table-cell>
          <table:table-cell table:formula="of:=IF([.$G25];[$Themenliste.$E25];&quot;&quot;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 office:value-type="string" office:string-value="1" calcext:value-type="string">
            <text:p>1</text:p>
          </table:table-cell>
          <table:table-cell table:style-name="ce28" table:formula="of:=AND([.K25];[.L25])" office:value-type="boolean" office:boolean-value="true" calcext:value-type="boolean">
            <text:p>WAHR</text:p>
          </table:table-cell>
          <table:table-cell table:style-name="ce28" table:formula="of:=AND([$Themenliste.$K25] = 1;[$Variablen.$A$2] = 1)" office:value-type="boolean" office:boolean-value="true" calcext:value-type="boolean">
            <text:p>WAHR</text:p>
          </table:table-cell>
          <table:table-cell table:style-name="ce28" table:formula="of:=AND([$Themenliste.$L25] = 1;[$Variablen.$B$2] = 1)" office:value-type="boolean" office:boolean-value="false" calcext:value-type="boolean">
            <text:p>FALSCH</text:p>
          </table:table-cell>
          <table:table-cell table:style-name="ce28" table:formula="of:=AND([$Themenliste.$M25] = 1;[$Variablen.$C$2] = 1)" office:value-type="boolean" office:boolean-value="false" calcext:value-type="boolean">
            <text:p>FALSCH</text:p>
          </table:table-cell>
          <table:table-cell table:style-name="ce28" table:formula="of:=OR([.H25];[.I25];[.J25])" office:value-type="boolean" office:boolean-value="true" calcext:value-type="boolean">
            <text:p>WAHR</text:p>
          </table:table-cell>
          <table:table-cell table:style-name="ce28" table:formula="of:=IF([$Themenliste.$J25] = 1)" office:value-type="boolean" office:boolean-value="true" calcext:value-type="boolean">
            <text:p>WAHR</text:p>
          </table:table-cell>
          <table:table-cell table:style-name="ce28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26];[$Themenliste.$A26];&quot;&quot;)" office:value-type="string" office:string-value="2.2.b" calcext:value-type="string">
            <text:p>2.2.b</text:p>
          </table:table-cell>
          <table:table-cell table:formula="of:=IF([.$G26];[$Themenliste.$B26];&quot;&quot;)" office:value-type="string" office:string-value="Geschäfts- und Leistungsprozesse" calcext:value-type="string">
            <text:p>Geschäfts- und Leistungsprozesse</text:p>
          </table:table-cell>
          <table:table-cell table:formula="of:=IF([.$G26];[$Themenliste.$C26];&quot;&quot;)" office:value-type="string" office:string-value="Betriebliche Organisation" calcext:value-type="string">
            <text:p>Betriebliche Organisation</text:p>
          </table:table-cell>
          <table:table-cell table:formula="of:=IF([.$G26];[$Themenliste.$D26];&quot;&quot;)" office:value-type="string" office:string-value="b" calcext:value-type="string">
            <text:p>b</text:p>
          </table:table-cell>
          <table:table-cell table:formula="of:=IF([.$G26];[$Themenliste.$E26];&quot;&quot;)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 office:value-type="string" office:string-value="1" calcext:value-type="string">
            <text:p>1</text:p>
          </table:table-cell>
          <table:table-cell table:style-name="ce28" table:formula="of:=AND([.K26];[.L26])" office:value-type="boolean" office:boolean-value="true" calcext:value-type="boolean">
            <text:p>WAHR</text:p>
          </table:table-cell>
          <table:table-cell table:style-name="ce28" table:formula="of:=AND([$Themenliste.$K26] = 1;[$Variablen.$A$2] = 1)" office:value-type="boolean" office:boolean-value="true" calcext:value-type="boolean">
            <text:p>WAHR</text:p>
          </table:table-cell>
          <table:table-cell table:style-name="ce28" table:formula="of:=AND([$Themenliste.$L26] = 1;[$Variablen.$B$2] = 1)" office:value-type="boolean" office:boolean-value="false" calcext:value-type="boolean">
            <text:p>FALSCH</text:p>
          </table:table-cell>
          <table:table-cell table:style-name="ce28" table:formula="of:=AND([$Themenliste.$M26] = 1;[$Variablen.$C$2] = 1)" office:value-type="boolean" office:boolean-value="false" calcext:value-type="boolean">
            <text:p>FALSCH</text:p>
          </table:table-cell>
          <table:table-cell table:style-name="ce28" table:formula="of:=OR([.H26];[.I26];[.J26])" office:value-type="boolean" office:boolean-value="true" calcext:value-type="boolean">
            <text:p>WAHR</text:p>
          </table:table-cell>
          <table:table-cell table:style-name="ce28" table:formula="of:=IF([$Themenliste.$J26] = 1)" office:value-type="boolean" office:boolean-value="true" calcext:value-type="boolean">
            <text:p>WAHR</text:p>
          </table:table-cell>
          <table:table-cell table:style-name="ce28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27];[$Themenliste.$A27];&quot;&quot;)" office:value-type="string" office:string-value="2.2.c" calcext:value-type="string">
            <text:p>2.2.c</text:p>
          </table:table-cell>
          <table:table-cell table:formula="of:=IF([.$G27];[$Themenliste.$B27];&quot;&quot;)" office:value-type="string" office:string-value="Geschäfts- und Leistungsprozesse" calcext:value-type="string">
            <text:p>Geschäfts- und Leistungsprozesse</text:p>
          </table:table-cell>
          <table:table-cell table:formula="of:=IF([.$G27];[$Themenliste.$C27];&quot;&quot;)" office:value-type="string" office:string-value="Betriebliche Organisation" calcext:value-type="string">
            <text:p>Betriebliche Organisation</text:p>
          </table:table-cell>
          <table:table-cell table:formula="of:=IF([.$G27];[$Themenliste.$D27];&quot;&quot;)" office:value-type="string" office:string-value="c" calcext:value-type="string">
            <text:p>c</text:p>
          </table:table-cell>
          <table:table-cell table:formula="of:=IF([.$G27];[$Themenliste.$E27];&quot;&quot;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 office:value-type="string" office:string-value="1" calcext:value-type="string">
            <text:p>1</text:p>
          </table:table-cell>
          <table:table-cell table:style-name="ce28" table:formula="of:=AND([.K27];[.L27])" office:value-type="boolean" office:boolean-value="true" calcext:value-type="boolean">
            <text:p>WAHR</text:p>
          </table:table-cell>
          <table:table-cell table:style-name="ce28" table:formula="of:=AND([$Themenliste.$K27] = 1;[$Variablen.$A$2] = 1)" office:value-type="boolean" office:boolean-value="true" calcext:value-type="boolean">
            <text:p>WAHR</text:p>
          </table:table-cell>
          <table:table-cell table:style-name="ce28" table:formula="of:=AND([$Themenliste.$L27] = 1;[$Variablen.$B$2] = 1)" office:value-type="boolean" office:boolean-value="false" calcext:value-type="boolean">
            <text:p>FALSCH</text:p>
          </table:table-cell>
          <table:table-cell table:style-name="ce28" table:formula="of:=AND([$Themenliste.$M27] = 1;[$Variablen.$C$2] = 1)" office:value-type="boolean" office:boolean-value="false" calcext:value-type="boolean">
            <text:p>FALSCH</text:p>
          </table:table-cell>
          <table:table-cell table:style-name="ce28" table:formula="of:=OR([.H27];[.I27];[.J27])" office:value-type="boolean" office:boolean-value="true" calcext:value-type="boolean">
            <text:p>WAHR</text:p>
          </table:table-cell>
          <table:table-cell table:style-name="ce28" table:formula="of:=IF([$Themenliste.$J27] = 1)" office:value-type="boolean" office:boolean-value="true" calcext:value-type="boolean">
            <text:p>WAHR</text:p>
          </table:table-cell>
          <table:table-cell table:style-name="ce28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8];[$Themenliste.$A28];&quot;&quot;)" office:value-type="string" office:string-value="2.2.d" calcext:value-type="string">
            <text:p>2.2.d</text:p>
          </table:table-cell>
          <table:table-cell table:formula="of:=IF([.$G28];[$Themenliste.$B28];&quot;&quot;)" office:value-type="string" office:string-value="Geschäfts- und Leistungsprozesse" calcext:value-type="string">
            <text:p>Geschäfts- und Leistungsprozesse</text:p>
          </table:table-cell>
          <table:table-cell table:formula="of:=IF([.$G28];[$Themenliste.$C28];&quot;&quot;)" office:value-type="string" office:string-value="Betriebliche Organisation" calcext:value-type="string">
            <text:p>Betriebliche Organisation</text:p>
          </table:table-cell>
          <table:table-cell table:formula="of:=IF([.$G28];[$Themenliste.$D28];&quot;&quot;)" office:value-type="string" office:string-value="d" calcext:value-type="string">
            <text:p>d</text:p>
          </table:table-cell>
          <table:table-cell table:formula="of:=IF([.$G28];[$Themenliste.$E28];&quot;&quot;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 office:value-type="string" office:string-value="1" calcext:value-type="string">
            <text:p>1</text:p>
          </table:table-cell>
          <table:table-cell table:style-name="ce28" table:formula="of:=AND([.K28];[.L28])" office:value-type="boolean" office:boolean-value="true" calcext:value-type="boolean">
            <text:p>WAHR</text:p>
          </table:table-cell>
          <table:table-cell table:style-name="ce28" table:formula="of:=AND([$Themenliste.$K28] = 1;[$Variablen.$A$2] = 1)" office:value-type="boolean" office:boolean-value="true" calcext:value-type="boolean">
            <text:p>WAHR</text:p>
          </table:table-cell>
          <table:table-cell table:style-name="ce28" table:formula="of:=AND([$Themenliste.$L28] = 1;[$Variablen.$B$2] = 1)" office:value-type="boolean" office:boolean-value="false" calcext:value-type="boolean">
            <text:p>FALSCH</text:p>
          </table:table-cell>
          <table:table-cell table:style-name="ce28" table:formula="of:=AND([$Themenliste.$M28] = 1;[$Variablen.$C$2] = 1)" office:value-type="boolean" office:boolean-value="false" calcext:value-type="boolean">
            <text:p>FALSCH</text:p>
          </table:table-cell>
          <table:table-cell table:style-name="ce28" table:formula="of:=OR([.H28];[.I28];[.J28])" office:value-type="boolean" office:boolean-value="true" calcext:value-type="boolean">
            <text:p>WAHR</text:p>
          </table:table-cell>
          <table:table-cell table:style-name="ce28" table:formula="of:=IF([$Themenliste.$J28] = 1)" office:value-type="boolean" office:boolean-value="true" calcext:value-type="boolean">
            <text:p>WAHR</text:p>
          </table:table-cell>
          <table:table-cell table:style-name="ce28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29];[$Themenliste.$A29];&quot;&quot;)" office:value-type="string" office:string-value="2.3.a" calcext:value-type="string">
            <text:p>2.3.a</text:p>
          </table:table-cell>
          <table:table-cell table:formula="of:=IF([.$G29];[$Themenliste.$B29];&quot;&quot;)" office:value-type="string" office:string-value="Geschäfts- und Leistungsprozesse" calcext:value-type="string">
            <text:p>Geschäfts- und Leistungsprozesse</text:p>
          </table:table-cell>
          <table:table-cell table:formula="of:=IF([.$G29];[$Themenliste.$C29];&quot;&quot;)" office:value-type="string" office:string-value="Beschaffung" calcext:value-type="string">
            <text:p>Beschaffung</text:p>
          </table:table-cell>
          <table:table-cell table:formula="of:=IF([.$G29];[$Themenliste.$D29];&quot;&quot;)" office:value-type="string" office:string-value="a" calcext:value-type="string">
            <text:p>a</text:p>
          </table:table-cell>
          <table:table-cell table:formula="of:=IF([.$G29];[$Themenliste.$E29];&quot;&quot;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 office:value-type="string" office:string-value="1" calcext:value-type="string">
            <text:p>1</text:p>
          </table:table-cell>
          <table:table-cell table:style-name="ce28" table:formula="of:=AND([.K29];[.L29])" office:value-type="boolean" office:boolean-value="true" calcext:value-type="boolean">
            <text:p>WAHR</text:p>
          </table:table-cell>
          <table:table-cell table:style-name="ce28" table:formula="of:=AND([$Themenliste.$K29] = 1;[$Variablen.$A$2] = 1)" office:value-type="boolean" office:boolean-value="true" calcext:value-type="boolean">
            <text:p>WAHR</text:p>
          </table:table-cell>
          <table:table-cell table:style-name="ce28" table:formula="of:=AND([$Themenliste.$L29] = 1;[$Variablen.$B$2] = 1)" office:value-type="boolean" office:boolean-value="false" calcext:value-type="boolean">
            <text:p>FALSCH</text:p>
          </table:table-cell>
          <table:table-cell table:style-name="ce28" table:formula="of:=AND([$Themenliste.$M29] = 1;[$Variablen.$C$2] = 1)" office:value-type="boolean" office:boolean-value="false" calcext:value-type="boolean">
            <text:p>FALSCH</text:p>
          </table:table-cell>
          <table:table-cell table:style-name="ce28" table:formula="of:=OR([.H29];[.I29];[.J29])" office:value-type="boolean" office:boolean-value="true" calcext:value-type="boolean">
            <text:p>WAHR</text:p>
          </table:table-cell>
          <table:table-cell table:style-name="ce28" table:formula="of:=IF([$Themenliste.$J29] = 1)" office:value-type="boolean" office:boolean-value="true" calcext:value-type="boolean">
            <text:p>WAHR</text:p>
          </table:table-cell>
          <table:table-cell table:style-name="ce28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0];[$Themenliste.$A30];&quot;&quot;)" office:value-type="string" office:string-value="2.3.b" calcext:value-type="string">
            <text:p>2.3.b</text:p>
          </table:table-cell>
          <table:table-cell table:formula="of:=IF([.$G30];[$Themenliste.$B30];&quot;&quot;)" office:value-type="string" office:string-value="Geschäfts- und Leistungsprozesse" calcext:value-type="string">
            <text:p>Geschäfts- und Leistungsprozesse</text:p>
          </table:table-cell>
          <table:table-cell table:formula="of:=IF([.$G30];[$Themenliste.$C30];&quot;&quot;)" office:value-type="string" office:string-value="Beschaffung" calcext:value-type="string">
            <text:p>Beschaffung</text:p>
          </table:table-cell>
          <table:table-cell table:formula="of:=IF([.$G30];[$Themenliste.$D30];&quot;&quot;)" office:value-type="string" office:string-value="b" calcext:value-type="string">
            <text:p>b</text:p>
          </table:table-cell>
          <table:table-cell table:formula="of:=IF([.$G30];[$Themenliste.$E30];&quot;&quot;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 office:value-type="string" office:string-value="1" calcext:value-type="string">
            <text:p>1</text:p>
          </table:table-cell>
          <table:table-cell table:style-name="ce28" table:formula="of:=AND([.K30];[.L30])" office:value-type="boolean" office:boolean-value="true" calcext:value-type="boolean">
            <text:p>WAHR</text:p>
          </table:table-cell>
          <table:table-cell table:style-name="ce28" table:formula="of:=AND([$Themenliste.$K30] = 1;[$Variablen.$A$2] = 1)" office:value-type="boolean" office:boolean-value="true" calcext:value-type="boolean">
            <text:p>WAHR</text:p>
          </table:table-cell>
          <table:table-cell table:style-name="ce28" table:formula="of:=AND([$Themenliste.$L30] = 1;[$Variablen.$B$2] = 1)" office:value-type="boolean" office:boolean-value="false" calcext:value-type="boolean">
            <text:p>FALSCH</text:p>
          </table:table-cell>
          <table:table-cell table:style-name="ce28" table:formula="of:=AND([$Themenliste.$M30] = 1;[$Variablen.$C$2] = 1)" office:value-type="boolean" office:boolean-value="false" calcext:value-type="boolean">
            <text:p>FALSCH</text:p>
          </table:table-cell>
          <table:table-cell table:style-name="ce28" table:formula="of:=OR([.H30];[.I30];[.J30])" office:value-type="boolean" office:boolean-value="true" calcext:value-type="boolean">
            <text:p>WAHR</text:p>
          </table:table-cell>
          <table:table-cell table:style-name="ce28" table:formula="of:=IF([$Themenliste.$J30] = 1)" office:value-type="boolean" office:boolean-value="true" calcext:value-type="boolean">
            <text:p>WAHR</text:p>
          </table:table-cell>
          <table:table-cell table:style-name="ce28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1];[$Themenliste.$A31];&quot;&quot;)" office:value-type="string" office:string-value="2.3.c" calcext:value-type="string">
            <text:p>2.3.c</text:p>
          </table:table-cell>
          <table:table-cell table:formula="of:=IF([.$G31];[$Themenliste.$B31];&quot;&quot;)" office:value-type="string" office:string-value="Geschäfts- und Leistungsprozesse" calcext:value-type="string">
            <text:p>Geschäfts- und Leistungsprozesse</text:p>
          </table:table-cell>
          <table:table-cell table:formula="of:=IF([.$G31];[$Themenliste.$C31];&quot;&quot;)" office:value-type="string" office:string-value="Beschaffung" calcext:value-type="string">
            <text:p>Beschaffung</text:p>
          </table:table-cell>
          <table:table-cell table:formula="of:=IF([.$G31];[$Themenliste.$D31];&quot;&quot;)" office:value-type="string" office:string-value="c" calcext:value-type="string">
            <text:p>c</text:p>
          </table:table-cell>
          <table:table-cell table:formula="of:=IF([.$G31];[$Themenliste.$E31];&quot;&quot;)" office:value-type="string" office:string-value="Angebote einholen und vergleichen" calcext:value-type="string">
            <text:p>Angebote einholen und vergleichen</text:p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 office:value-type="string" office:string-value="1" calcext:value-type="string">
            <text:p>1</text:p>
          </table:table-cell>
          <table:table-cell table:style-name="ce28" table:formula="of:=AND([.K31];[.L31])" office:value-type="boolean" office:boolean-value="true" calcext:value-type="boolean">
            <text:p>WAHR</text:p>
          </table:table-cell>
          <table:table-cell table:style-name="ce28" table:formula="of:=AND([$Themenliste.$K31] = 1;[$Variablen.$A$2] = 1)" office:value-type="boolean" office:boolean-value="true" calcext:value-type="boolean">
            <text:p>WAHR</text:p>
          </table:table-cell>
          <table:table-cell table:style-name="ce28" table:formula="of:=AND([$Themenliste.$L31] = 1;[$Variablen.$B$2] = 1)" office:value-type="boolean" office:boolean-value="false" calcext:value-type="boolean">
            <text:p>FALSCH</text:p>
          </table:table-cell>
          <table:table-cell table:style-name="ce28" table:formula="of:=AND([$Themenliste.$M31] = 1;[$Variablen.$C$2] = 1)" office:value-type="boolean" office:boolean-value="false" calcext:value-type="boolean">
            <text:p>FALSCH</text:p>
          </table:table-cell>
          <table:table-cell table:style-name="ce28" table:formula="of:=OR([.H31];[.I31];[.J31])" office:value-type="boolean" office:boolean-value="true" calcext:value-type="boolean">
            <text:p>WAHR</text:p>
          </table:table-cell>
          <table:table-cell table:style-name="ce28" table:formula="of:=IF([$Themenliste.$J31] = 1)" office:value-type="boolean" office:boolean-value="true" calcext:value-type="boolean">
            <text:p>WAHR</text:p>
          </table:table-cell>
          <table:table-cell table:style-name="ce28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2];[$Themenliste.$A32];&quot;&quot;)" office:value-type="string" office:string-value="2.3.d" calcext:value-type="string">
            <text:p>2.3.d</text:p>
          </table:table-cell>
          <table:table-cell table:formula="of:=IF([.$G32];[$Themenliste.$B32];&quot;&quot;)" office:value-type="string" office:string-value="Geschäfts- und Leistungsprozesse" calcext:value-type="string">
            <text:p>Geschäfts- und Leistungsprozesse</text:p>
          </table:table-cell>
          <table:table-cell table:formula="of:=IF([.$G32];[$Themenliste.$C32];&quot;&quot;)" office:value-type="string" office:string-value="Beschaffung" calcext:value-type="string">
            <text:p>Beschaffung</text:p>
          </table:table-cell>
          <table:table-cell table:formula="of:=IF([.$G32];[$Themenliste.$D32];&quot;&quot;)" office:value-type="string" office:string-value="d" calcext:value-type="string">
            <text:p>d</text:p>
          </table:table-cell>
          <table:table-cell table:formula="of:=IF([.$G32];[$Themenliste.$E32];&quot;&quot;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 office:value-type="string" office:string-value="1" calcext:value-type="string">
            <text:p>1</text:p>
          </table:table-cell>
          <table:table-cell table:style-name="ce28" table:formula="of:=AND([.K32];[.L32])" office:value-type="boolean" office:boolean-value="true" calcext:value-type="boolean">
            <text:p>WAHR</text:p>
          </table:table-cell>
          <table:table-cell table:style-name="ce28" table:formula="of:=AND([$Themenliste.$K32] = 1;[$Variablen.$A$2] = 1)" office:value-type="boolean" office:boolean-value="true" calcext:value-type="boolean">
            <text:p>WAHR</text:p>
          </table:table-cell>
          <table:table-cell table:style-name="ce28" table:formula="of:=AND([$Themenliste.$L32] = 1;[$Variablen.$B$2] = 1)" office:value-type="boolean" office:boolean-value="false" calcext:value-type="boolean">
            <text:p>FALSCH</text:p>
          </table:table-cell>
          <table:table-cell table:style-name="ce28" table:formula="of:=AND([$Themenliste.$M32] = 1;[$Variablen.$C$2] = 1)" office:value-type="boolean" office:boolean-value="false" calcext:value-type="boolean">
            <text:p>FALSCH</text:p>
          </table:table-cell>
          <table:table-cell table:style-name="ce28" table:formula="of:=OR([.H32];[.I32];[.J32])" office:value-type="boolean" office:boolean-value="true" calcext:value-type="boolean">
            <text:p>WAHR</text:p>
          </table:table-cell>
          <table:table-cell table:style-name="ce28" table:formula="of:=IF([$Themenliste.$J32] = 1)" office:value-type="boolean" office:boolean-value="true" calcext:value-type="boolean">
            <text:p>WAHR</text:p>
          </table:table-cell>
          <table:table-cell table:style-name="ce28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3];[$Themenliste.$A33];&quot;&quot;)" office:value-type="string" office:string-value="2.4.a" calcext:value-type="string">
            <text:p>2.4.a</text:p>
          </table:table-cell>
          <table:table-cell table:formula="of:=IF([.$G33];[$Themenliste.$B33];&quot;&quot;)" office:value-type="string" office:string-value="Geschäfts- und Leistungsprozesse" calcext:value-type="string">
            <text:p>Geschäfts- und Leistungsprozesse</text:p>
          </table:table-cell>
          <table:table-cell table:formula="of:=IF([.$G33];[$Themenliste.$C33];&quot;&quot;)" office:value-type="string" office:string-value="Markt- und Kundenbeziehungen" calcext:value-type="string">
            <text:p>Markt- und Kundenbeziehungen</text:p>
          </table:table-cell>
          <table:table-cell table:formula="of:=IF([.$G33];[$Themenliste.$D33];&quot;&quot;)" office:value-type="string" office:string-value="a" calcext:value-type="string">
            <text:p>a</text:p>
          </table:table-cell>
          <table:table-cell table:formula="of:=IF([.$G33];[$Themenliste.$E33];&quot;&quot;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 office:value-type="string" office:string-value="1" calcext:value-type="string">
            <text:p>1</text:p>
          </table:table-cell>
          <table:table-cell table:style-name="ce28" table:formula="of:=AND([.K33];[.L33])" office:value-type="boolean" office:boolean-value="true" calcext:value-type="boolean">
            <text:p>WAHR</text:p>
          </table:table-cell>
          <table:table-cell table:style-name="ce28" table:formula="of:=AND([$Themenliste.$K33] = 1;[$Variablen.$A$2] = 1)" office:value-type="boolean" office:boolean-value="true" calcext:value-type="boolean">
            <text:p>WAHR</text:p>
          </table:table-cell>
          <table:table-cell table:style-name="ce28" table:formula="of:=AND([$Themenliste.$L33] = 1;[$Variablen.$B$2] = 1)" office:value-type="boolean" office:boolean-value="false" calcext:value-type="boolean">
            <text:p>FALSCH</text:p>
          </table:table-cell>
          <table:table-cell table:style-name="ce28" table:formula="of:=AND([$Themenliste.$M33] = 1;[$Variablen.$C$2] = 1)" office:value-type="boolean" office:boolean-value="false" calcext:value-type="boolean">
            <text:p>FALSCH</text:p>
          </table:table-cell>
          <table:table-cell table:style-name="ce28" table:formula="of:=OR([.H33];[.I33];[.J33])" office:value-type="boolean" office:boolean-value="true" calcext:value-type="boolean">
            <text:p>WAHR</text:p>
          </table:table-cell>
          <table:table-cell table:style-name="ce28" table:formula="of:=IF([$Themenliste.$J33] = 1)" office:value-type="boolean" office:boolean-value="true" calcext:value-type="boolean">
            <text:p>WAHR</text:p>
          </table:table-cell>
          <table:table-cell table:style-name="ce28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4];[$Themenliste.$A34];&quot;&quot;)" office:value-type="string" office:string-value="2.4.b" calcext:value-type="string">
            <text:p>2.4.b</text:p>
          </table:table-cell>
          <table:table-cell table:formula="of:=IF([.$G34];[$Themenliste.$B34];&quot;&quot;)" office:value-type="string" office:string-value="Geschäfts- und Leistungsprozesse" calcext:value-type="string">
            <text:p>Geschäfts- und Leistungsprozesse</text:p>
          </table:table-cell>
          <table:table-cell table:formula="of:=IF([.$G34];[$Themenliste.$C34];&quot;&quot;)" office:value-type="string" office:string-value="Markt- und Kundenbeziehungen" calcext:value-type="string">
            <text:p>Markt- und Kundenbeziehungen</text:p>
          </table:table-cell>
          <table:table-cell table:formula="of:=IF([.$G34];[$Themenliste.$D34];&quot;&quot;)" office:value-type="string" office:string-value="b" calcext:value-type="string">
            <text:p>b</text:p>
          </table:table-cell>
          <table:table-cell table:formula="of:=IF([.$G34];[$Themenliste.$E34];&quot;&quot;)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 office:value-type="string" office:string-value="1,3" calcext:value-type="string">
            <text:p>1,3</text:p>
          </table:table-cell>
          <table:table-cell table:style-name="ce28" table:formula="of:=AND([.K34];[.L34])" office:value-type="boolean" office:boolean-value="true" calcext:value-type="boolean">
            <text:p>WAHR</text:p>
          </table:table-cell>
          <table:table-cell table:style-name="ce28" table:formula="of:=AND([$Themenliste.$K34] = 1;[$Variablen.$A$2] = 1)" office:value-type="boolean" office:boolean-value="true" calcext:value-type="boolean">
            <text:p>WAHR</text:p>
          </table:table-cell>
          <table:table-cell table:style-name="ce28" table:formula="of:=AND([$Themenliste.$L34] = 1;[$Variablen.$B$2] = 1)" office:value-type="boolean" office:boolean-value="false" calcext:value-type="boolean">
            <text:p>FALSCH</text:p>
          </table:table-cell>
          <table:table-cell table:style-name="ce28" table:formula="of:=AND([$Themenliste.$M34] = 1;[$Variablen.$C$2] = 1)" office:value-type="boolean" office:boolean-value="true" calcext:value-type="boolean">
            <text:p>WAHR</text:p>
          </table:table-cell>
          <table:table-cell table:style-name="ce28" table:formula="of:=OR([.H34];[.I34];[.J34])" office:value-type="boolean" office:boolean-value="true" calcext:value-type="boolean">
            <text:p>WAHR</text:p>
          </table:table-cell>
          <table:table-cell table:style-name="ce28" table:formula="of:=IF([$Themenliste.$J34] = 1)" office:value-type="boolean" office:boolean-value="true" calcext:value-type="boolean">
            <text:p>WAHR</text:p>
          </table:table-cell>
          <table:table-cell table:style-name="ce28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35];[$Themenliste.$A35];&quot;&quot;)" office:value-type="string" office:string-value="2.4.c" calcext:value-type="string">
            <text:p>2.4.c</text:p>
          </table:table-cell>
          <table:table-cell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formula="of:=IF([.$G35];[$Themenliste.$D35];&quot;&quot;)" office:value-type="string" office:string-value="c" calcext:value-type="string">
            <text:p>c</text:p>
          </table:table-cell>
          <table:table-cell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,3" calcext:value-type="string">
            <text:p>1,3</text:p>
          </table:table-cell>
          <table:table-cell table:style-name="ce28" table:formula="of:=AND([.K35];[.L35])" office:value-type="boolean" office:boolean-value="true" calcext:value-type="boolean">
            <text:p>WAHR</text:p>
          </table:table-cell>
          <table:table-cell table:style-name="ce28" table:formula="of:=AND([$Themenliste.$K35] = 1;[$Variablen.$A$2] = 1)" office:value-type="boolean" office:boolean-value="true" calcext:value-type="boolean">
            <text:p>WAHR</text:p>
          </table:table-cell>
          <table:table-cell table:style-name="ce28" table:formula="of:=AND([$Themenliste.$L35] = 1;[$Variablen.$B$2] = 1)" office:value-type="boolean" office:boolean-value="false" calcext:value-type="boolean">
            <text:p>FALSCH</text:p>
          </table:table-cell>
          <table:table-cell table:style-name="ce28" table:formula="of:=AND([$Themenliste.$M35] = 1;[$Variablen.$C$2] = 1)" office:value-type="boolean" office:boolean-value="true" calcext:value-type="boolean">
            <text:p>WAHR</text:p>
          </table:table-cell>
          <table:table-cell table:style-name="ce28" table:formula="of:=OR([.H35];[.I35];[.J35])" office:value-type="boolean" office:boolean-value="true" calcext:value-type="boolean">
            <text:p>WAHR</text:p>
          </table:table-cell>
          <table:table-cell table:style-name="ce28" table:formula="of:=IF([$Themenliste.$J35] = 1)" office:value-type="boolean" office:boolean-value="true" calcext:value-type="boolean">
            <text:p>WAHR</text:p>
          </table:table-cell>
          <table:table-cell table:style-name="ce28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6];[$Themenliste.$A36];&quot;&quot;)" office:value-type="string" office:string-value="2.4.d" calcext:value-type="string">
            <text:p>2.4.d</text:p>
          </table:table-cell>
          <table:table-cell table:formula="of:=IF([.$G36];[$Themenliste.$B36];&quot;&quot;)" office:value-type="string" office:string-value="Geschäfts- und Leistungsprozesse" calcext:value-type="string">
            <text:p>Geschäfts- und Leistungsprozesse</text:p>
          </table:table-cell>
          <table:table-cell table:formula="of:=IF([.$G36];[$Themenliste.$C36];&quot;&quot;)" office:value-type="string" office:string-value="Markt- und Kundenbeziehungen" calcext:value-type="string">
            <text:p>Markt- und Kundenbeziehungen</text:p>
          </table:table-cell>
          <table:table-cell table:formula="of:=IF([.$G36];[$Themenliste.$D36];&quot;&quot;)" office:value-type="string" office:string-value="d" calcext:value-type="string">
            <text:p>d</text:p>
          </table:table-cell>
          <table:table-cell table:formula="of:=IF([.$G36];[$Themenliste.$E36];&quot;&quot;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 office:value-type="string" office:string-value="1" calcext:value-type="string">
            <text:p>1</text:p>
          </table:table-cell>
          <table:table-cell table:style-name="ce28" table:formula="of:=AND([.K36];[.L36])" office:value-type="boolean" office:boolean-value="true" calcext:value-type="boolean">
            <text:p>WAHR</text:p>
          </table:table-cell>
          <table:table-cell table:style-name="ce28" table:formula="of:=AND([$Themenliste.$K36] = 1;[$Variablen.$A$2] = 1)" office:value-type="boolean" office:boolean-value="true" calcext:value-type="boolean">
            <text:p>WAHR</text:p>
          </table:table-cell>
          <table:table-cell table:style-name="ce28" table:formula="of:=AND([$Themenliste.$L36] = 1;[$Variablen.$B$2] = 1)" office:value-type="boolean" office:boolean-value="false" calcext:value-type="boolean">
            <text:p>FALSCH</text:p>
          </table:table-cell>
          <table:table-cell table:style-name="ce28" table:formula="of:=AND([$Themenliste.$M36] = 1;[$Variablen.$C$2] = 1)" office:value-type="boolean" office:boolean-value="false" calcext:value-type="boolean">
            <text:p>FALSCH</text:p>
          </table:table-cell>
          <table:table-cell table:style-name="ce28" table:formula="of:=OR([.H36];[.I36];[.J36])" office:value-type="boolean" office:boolean-value="true" calcext:value-type="boolean">
            <text:p>WAHR</text:p>
          </table:table-cell>
          <table:table-cell table:style-name="ce28" table:formula="of:=IF([$Themenliste.$J36] = 1)" office:value-type="boolean" office:boolean-value="true" calcext:value-type="boolean">
            <text:p>WAHR</text:p>
          </table:table-cell>
          <table:table-cell table:style-name="ce28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37];[$Themenliste.$A37];&quot;&quot;)" office:value-type="string" office:string-value="2.4.e" calcext:value-type="string">
            <text:p>2.4.e</text:p>
          </table:table-cell>
          <table:table-cell table:formula="of:=IF([.$G37];[$Themenliste.$B37];&quot;&quot;)" office:value-type="string" office:string-value="Geschäfts- und Leistungsprozesse" calcext:value-type="string">
            <text:p>Geschäfts- und Leistungsprozesse</text:p>
          </table:table-cell>
          <table:table-cell table:formula="of:=IF([.$G37];[$Themenliste.$C37];&quot;&quot;)" office:value-type="string" office:string-value="Markt- und Kundenbeziehungen" calcext:value-type="string">
            <text:p>Markt- und Kundenbeziehungen</text:p>
          </table:table-cell>
          <table:table-cell table:formula="of:=IF([.$G37];[$Themenliste.$D37];&quot;&quot;)" office:value-type="string" office:string-value="e" calcext:value-type="string">
            <text:p>e</text:p>
          </table:table-cell>
          <table:table-cell table:formula="of:=IF([.$G37];[$Themenliste.$E37];&quot;&quot;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 office:value-type="string" office:string-value="1" calcext:value-type="string">
            <text:p>1</text:p>
          </table:table-cell>
          <table:table-cell table:style-name="ce28" table:formula="of:=AND([.K37];[.L37])" office:value-type="boolean" office:boolean-value="true" calcext:value-type="boolean">
            <text:p>WAHR</text:p>
          </table:table-cell>
          <table:table-cell table:style-name="ce28" table:formula="of:=AND([$Themenliste.$K37] = 1;[$Variablen.$A$2] = 1)" office:value-type="boolean" office:boolean-value="true" calcext:value-type="boolean">
            <text:p>WAHR</text:p>
          </table:table-cell>
          <table:table-cell table:style-name="ce28" table:formula="of:=AND([$Themenliste.$L37] = 1;[$Variablen.$B$2] = 1)" office:value-type="boolean" office:boolean-value="false" calcext:value-type="boolean">
            <text:p>FALSCH</text:p>
          </table:table-cell>
          <table:table-cell table:style-name="ce28" table:formula="of:=AND([$Themenliste.$M37] = 1;[$Variablen.$C$2] = 1)" office:value-type="boolean" office:boolean-value="false" calcext:value-type="boolean">
            <text:p>FALSCH</text:p>
          </table:table-cell>
          <table:table-cell table:style-name="ce28" table:formula="of:=OR([.H37];[.I37];[.J37])" office:value-type="boolean" office:boolean-value="true" calcext:value-type="boolean">
            <text:p>WAHR</text:p>
          </table:table-cell>
          <table:table-cell table:style-name="ce28" table:formula="of:=IF([$Themenliste.$J37] = 1)" office:value-type="boolean" office:boolean-value="true" calcext:value-type="boolean">
            <text:p>WAHR</text:p>
          </table:table-cell>
          <table:table-cell table:style-name="ce28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8];[$Themenliste.$A38];&quot;&quot;)" office:value-type="string" office:string-value="2.4.f" calcext:value-type="string">
            <text:p>2.4.f</text:p>
          </table:table-cell>
          <table:table-cell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formula="of:=IF([.$G38];[$Themenliste.$D38];&quot;&quot;)" office:value-type="string" office:string-value="f" calcext:value-type="string">
            <text:p>f</text:p>
          </table:table-cell>
          <table:table-cell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8" table:formula="of:=AND([.K38];[.L38])" office:value-type="boolean" office:boolean-value="true" calcext:value-type="boolean">
            <text:p>WAHR</text:p>
          </table:table-cell>
          <table:table-cell table:style-name="ce28" table:formula="of:=AND([$Themenliste.$K38] = 1;[$Variablen.$A$2] = 1)" office:value-type="boolean" office:boolean-value="true" calcext:value-type="boolean">
            <text:p>WAHR</text:p>
          </table:table-cell>
          <table:table-cell table:style-name="ce28" table:formula="of:=AND([$Themenliste.$L38] = 1;[$Variablen.$B$2] = 1)" office:value-type="boolean" office:boolean-value="false" calcext:value-type="boolean">
            <text:p>FALSCH</text:p>
          </table:table-cell>
          <table:table-cell table:style-name="ce28" table:formula="of:=AND([$Themenliste.$M38] = 1;[$Variablen.$C$2] = 1)" office:value-type="boolean" office:boolean-value="false" calcext:value-type="boolean">
            <text:p>FALSCH</text:p>
          </table:table-cell>
          <table:table-cell table:style-name="ce28" table:formula="of:=OR([.H38];[.I38];[.J38])" office:value-type="boolean" office:boolean-value="true" calcext:value-type="boolean">
            <text:p>WAHR</text:p>
          </table:table-cell>
          <table:table-cell table:style-name="ce28" table:formula="of:=IF([$Themenliste.$J38] = 1)" office:value-type="boolean" office:boolean-value="true" calcext:value-type="boolean">
            <text:p>WAHR</text:p>
          </table:table-cell>
          <table:table-cell table:style-name="ce28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9];[$Themenliste.$A39];&quot;&quot;)" office:value-type="string" office:string-value="2.4.g" calcext:value-type="string">
            <text:p>2.4.g</text:p>
          </table:table-cell>
          <table:table-cell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formula="of:=IF([.$G39];[$Themenliste.$D39];&quot;&quot;)" office:value-type="string" office:string-value="g" calcext:value-type="string">
            <text:p>g</text:p>
          </table:table-cell>
          <table:table-cell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8" table:formula="of:=AND([.K39];[.L39])" office:value-type="boolean" office:boolean-value="true" calcext:value-type="boolean">
            <text:p>WAHR</text:p>
          </table:table-cell>
          <table:table-cell table:style-name="ce28" table:formula="of:=AND([$Themenliste.$K39] = 1;[$Variablen.$A$2] = 1)" office:value-type="boolean" office:boolean-value="true" calcext:value-type="boolean">
            <text:p>WAHR</text:p>
          </table:table-cell>
          <table:table-cell table:style-name="ce28" table:formula="of:=AND([$Themenliste.$L39] = 1;[$Variablen.$B$2] = 1)" office:value-type="boolean" office:boolean-value="true" calcext:value-type="boolean">
            <text:p>WAHR</text:p>
          </table:table-cell>
          <table:table-cell table:style-name="ce28" table:formula="of:=AND([$Themenliste.$M39] = 1;[$Variablen.$C$2] = 1)" office:value-type="boolean" office:boolean-value="false" calcext:value-type="boolean">
            <text:p>FALSCH</text:p>
          </table:table-cell>
          <table:table-cell table:style-name="ce28" table:formula="of:=OR([.H39];[.I39];[.J39])" office:value-type="boolean" office:boolean-value="true" calcext:value-type="boolean">
            <text:p>WAHR</text:p>
          </table:table-cell>
          <table:table-cell table:style-name="ce28" table:formula="of:=IF([$Themenliste.$J39] = 1)" office:value-type="boolean" office:boolean-value="true" calcext:value-type="boolean">
            <text:p>WAHR</text:p>
          </table:table-cell>
          <table:table-cell table:style-name="ce28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40];[$Themenliste.$A40];&quot;&quot;)" office:value-type="string" office:string-value="2.5.a" calcext:value-type="string">
            <text:p>2.5.a</text:p>
          </table:table-cell>
          <table:table-cell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0];[$Themenliste.$D40];&quot;&quot;)" office:value-type="string" office:string-value="a" calcext:value-type="string">
            <text:p>a</text:p>
          </table:table-cell>
          <table:table-cell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8" table:formula="of:=AND([.K40];[.L40])" office:value-type="boolean" office:boolean-value="true" calcext:value-type="boolean">
            <text:p>WAHR</text:p>
          </table:table-cell>
          <table:table-cell table:style-name="ce28" table:formula="of:=AND([$Themenliste.$K40] = 1;[$Variablen.$A$2] = 1)" office:value-type="boolean" office:boolean-value="true" calcext:value-type="boolean">
            <text:p>WAHR</text:p>
          </table:table-cell>
          <table:table-cell table:style-name="ce28" table:formula="of:=AND([$Themenliste.$L40] = 1;[$Variablen.$B$2] = 1)" office:value-type="boolean" office:boolean-value="true" calcext:value-type="boolean">
            <text:p>WAHR</text:p>
          </table:table-cell>
          <table:table-cell table:style-name="ce28" table:formula="of:=AND([$Themenliste.$M40] = 1;[$Variablen.$C$2] = 1)" office:value-type="boolean" office:boolean-value="true" calcext:value-type="boolean">
            <text:p>WAHR</text:p>
          </table:table-cell>
          <table:table-cell table:style-name="ce28" table:formula="of:=OR([.H40];[.I40];[.J40])" office:value-type="boolean" office:boolean-value="true" calcext:value-type="boolean">
            <text:p>WAHR</text:p>
          </table:table-cell>
          <table:table-cell table:style-name="ce28" table:formula="of:=IF([$Themenliste.$J40] = 1)" office:value-type="boolean" office:boolean-value="true" calcext:value-type="boolean">
            <text:p>WAHR</text:p>
          </table:table-cell>
          <table:table-cell table:style-name="ce28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41];[$Themenliste.$A41];&quot;&quot;)" office:value-type="string" office:string-value="2.5.b" calcext:value-type="string">
            <text:p>2.5.b</text:p>
          </table:table-cell>
          <table:table-cell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1];[$Themenliste.$D41];&quot;&quot;)" office:value-type="string" office:string-value="b" calcext:value-type="string">
            <text:p>b</text:p>
          </table:table-cell>
          <table:table-cell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8" table:formula="of:=AND([.K41];[.L41])" office:value-type="boolean" office:boolean-value="true" calcext:value-type="boolean">
            <text:p>WAHR</text:p>
          </table:table-cell>
          <table:table-cell table:style-name="ce28" table:formula="of:=AND([$Themenliste.$K41] = 1;[$Variablen.$A$2] = 1)" office:value-type="boolean" office:boolean-value="false" calcext:value-type="boolean">
            <text:p>FALSCH</text:p>
          </table:table-cell>
          <table:table-cell table:style-name="ce28" table:formula="of:=AND([$Themenliste.$L41] = 1;[$Variablen.$B$2] = 1)" office:value-type="boolean" office:boolean-value="true" calcext:value-type="boolean">
            <text:p>WAHR</text:p>
          </table:table-cell>
          <table:table-cell table:style-name="ce28" table:formula="of:=AND([$Themenliste.$M41] = 1;[$Variablen.$C$2] = 1)" office:value-type="boolean" office:boolean-value="true" calcext:value-type="boolean">
            <text:p>WAHR</text:p>
          </table:table-cell>
          <table:table-cell table:style-name="ce28" table:formula="of:=OR([.H41];[.I41];[.J41])" office:value-type="boolean" office:boolean-value="true" calcext:value-type="boolean">
            <text:p>WAHR</text:p>
          </table:table-cell>
          <table:table-cell table:style-name="ce28" table:formula="of:=IF([$Themenliste.$J41] = 1)" office:value-type="boolean" office:boolean-value="true" calcext:value-type="boolean">
            <text:p>WAHR</text:p>
          </table:table-cell>
          <table:table-cell table:style-name="ce28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42];[$Themenliste.$A42];&quot;&quot;)" office:value-type="string" office:string-value="2.5.c" calcext:value-type="string">
            <text:p>2.5.c</text:p>
          </table:table-cell>
          <table:table-cell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2];[$Themenliste.$D42];&quot;&quot;)" office:value-type="string" office:string-value="c" calcext:value-type="string">
            <text:p>c</text:p>
          </table:table-cell>
          <table:table-cell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8" table:formula="of:=AND([.K42];[.L42])" office:value-type="boolean" office:boolean-value="true" calcext:value-type="boolean">
            <text:p>WAHR</text:p>
          </table:table-cell>
          <table:table-cell table:style-name="ce28" table:formula="of:=AND([$Themenliste.$K42] = 1;[$Variablen.$A$2] = 1)" office:value-type="boolean" office:boolean-value="false" calcext:value-type="boolean">
            <text:p>FALSCH</text:p>
          </table:table-cell>
          <table:table-cell table:style-name="ce28" table:formula="of:=AND([$Themenliste.$L42] = 1;[$Variablen.$B$2] = 1)" office:value-type="boolean" office:boolean-value="true" calcext:value-type="boolean">
            <text:p>WAHR</text:p>
          </table:table-cell>
          <table:table-cell table:style-name="ce28" table:formula="of:=AND([$Themenliste.$M42] = 1;[$Variablen.$C$2] = 1)" office:value-type="boolean" office:boolean-value="true" calcext:value-type="boolean">
            <text:p>WAHR</text:p>
          </table:table-cell>
          <table:table-cell table:style-name="ce28" table:formula="of:=OR([.H42];[.I42];[.J42])" office:value-type="boolean" office:boolean-value="true" calcext:value-type="boolean">
            <text:p>WAHR</text:p>
          </table:table-cell>
          <table:table-cell table:style-name="ce28" table:formula="of:=IF([$Themenliste.$J42] = 1)" office:value-type="boolean" office:boolean-value="true" calcext:value-type="boolean">
            <text:p>WAHR</text:p>
          </table:table-cell>
          <table:table-cell table:style-name="ce28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43];[$Themenliste.$A43];&quot;&quot;)" office:value-type="string" office:string-value="2.5.d" calcext:value-type="string">
            <text:p>2.5.d</text:p>
          </table:table-cell>
          <table:table-cell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3];[$Themenliste.$D43];&quot;&quot;)" office:value-type="string" office:string-value="d" calcext:value-type="string">
            <text:p>d</text:p>
          </table:table-cell>
          <table:table-cell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8" table:formula="of:=AND([.K43];[.L43])" office:value-type="boolean" office:boolean-value="true" calcext:value-type="boolean">
            <text:p>WAHR</text:p>
          </table:table-cell>
          <table:table-cell table:style-name="ce28" table:formula="of:=AND([$Themenliste.$K43] = 1;[$Variablen.$A$2] = 1)" office:value-type="boolean" office:boolean-value="true" calcext:value-type="boolean">
            <text:p>WAHR</text:p>
          </table:table-cell>
          <table:table-cell table:style-name="ce28" table:formula="of:=AND([$Themenliste.$L43] = 1;[$Variablen.$B$2] = 1)" office:value-type="boolean" office:boolean-value="true" calcext:value-type="boolean">
            <text:p>WAHR</text:p>
          </table:table-cell>
          <table:table-cell table:style-name="ce28" table:formula="of:=AND([$Themenliste.$M43] = 1;[$Variablen.$C$2] = 1)" office:value-type="boolean" office:boolean-value="true" calcext:value-type="boolean">
            <text:p>WAHR</text:p>
          </table:table-cell>
          <table:table-cell table:style-name="ce28" table:formula="of:=OR([.H43];[.I43];[.J43])" office:value-type="boolean" office:boolean-value="true" calcext:value-type="boolean">
            <text:p>WAHR</text:p>
          </table:table-cell>
          <table:table-cell table:style-name="ce28" table:formula="of:=IF([$Themenliste.$J43] = 1)" office:value-type="boolean" office:boolean-value="true" calcext:value-type="boolean">
            <text:p>WAHR</text:p>
          </table:table-cell>
          <table:table-cell table:style-name="ce28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44];[$Themenliste.$A44];&quot;&quot;)" office:value-type="string" office:string-value="3.1.a" calcext:value-type="string">
            <text:p>3.1.a</text:p>
          </table:table-cell>
          <table:table-cell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formula="of:=IF([.$G44];[$Themenliste.$D44];&quot;&quot;)" office:value-type="string" office:string-value="a" calcext:value-type="string">
            <text:p>a</text:p>
          </table:table-cell>
          <table:table-cell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1,2,3" calcext:value-type="string">
            <text:p>1,2,3</text:p>
          </table:table-cell>
          <table:table-cell table:style-name="ce28" table:formula="of:=AND([.K44];[.L44])" office:value-type="boolean" office:boolean-value="true" calcext:value-type="boolean">
            <text:p>WAHR</text:p>
          </table:table-cell>
          <table:table-cell table:style-name="ce28" table:formula="of:=AND([$Themenliste.$K44] = 1;[$Variablen.$A$2] = 1)" office:value-type="boolean" office:boolean-value="true" calcext:value-type="boolean">
            <text:p>WAHR</text:p>
          </table:table-cell>
          <table:table-cell table:style-name="ce28" table:formula="of:=AND([$Themenliste.$L44] = 1;[$Variablen.$B$2] = 1)" office:value-type="boolean" office:boolean-value="true" calcext:value-type="boolean">
            <text:p>WAHR</text:p>
          </table:table-cell>
          <table:table-cell table:style-name="ce28" table:formula="of:=AND([$Themenliste.$M44] = 1;[$Variablen.$C$2] = 1)" office:value-type="boolean" office:boolean-value="true" calcext:value-type="boolean">
            <text:p>WAHR</text:p>
          </table:table-cell>
          <table:table-cell table:style-name="ce28" table:formula="of:=OR([.H44];[.I44];[.J44])" office:value-type="boolean" office:boolean-value="true" calcext:value-type="boolean">
            <text:p>WAHR</text:p>
          </table:table-cell>
          <table:table-cell table:style-name="ce28" table:formula="of:=IF([$Themenliste.$J44] = 1)" office:value-type="boolean" office:boolean-value="true" calcext:value-type="boolean">
            <text:p>WAHR</text:p>
          </table:table-cell>
          <table:table-cell table:style-name="ce28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45];[$Themenliste.$A45];&quot;&quot;)" office:value-type="string" office:string-value="3.1.b" calcext:value-type="string">
            <text:p>3.1.b</text:p>
          </table:table-cell>
          <table:table-cell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formula="of:=IF([.$G45];[$Themenliste.$D45];&quot;&quot;)" office:value-type="string" office:string-value="b" calcext:value-type="string">
            <text:p>b</text:p>
          </table:table-cell>
          <table:table-cell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1,2,3" calcext:value-type="string">
            <text:p>1,2,3</text:p>
          </table:table-cell>
          <table:table-cell table:style-name="ce28" table:formula="of:=AND([.K45];[.L45])" office:value-type="boolean" office:boolean-value="true" calcext:value-type="boolean">
            <text:p>WAHR</text:p>
          </table:table-cell>
          <table:table-cell table:style-name="ce28" table:formula="of:=AND([$Themenliste.$K45] = 1;[$Variablen.$A$2] = 1)" office:value-type="boolean" office:boolean-value="true" calcext:value-type="boolean">
            <text:p>WAHR</text:p>
          </table:table-cell>
          <table:table-cell table:style-name="ce28" table:formula="of:=AND([$Themenliste.$L45] = 1;[$Variablen.$B$2] = 1)" office:value-type="boolean" office:boolean-value="true" calcext:value-type="boolean">
            <text:p>WAHR</text:p>
          </table:table-cell>
          <table:table-cell table:style-name="ce28" table:formula="of:=AND([$Themenliste.$M45] = 1;[$Variablen.$C$2] = 1)" office:value-type="boolean" office:boolean-value="true" calcext:value-type="boolean">
            <text:p>WAHR</text:p>
          </table:table-cell>
          <table:table-cell table:style-name="ce28" table:formula="of:=OR([.H45];[.I45];[.J45])" office:value-type="boolean" office:boolean-value="true" calcext:value-type="boolean">
            <text:p>WAHR</text:p>
          </table:table-cell>
          <table:table-cell table:style-name="ce28" table:formula="of:=IF([$Themenliste.$J45] = 1)" office:value-type="boolean" office:boolean-value="true" calcext:value-type="boolean">
            <text:p>WAHR</text:p>
          </table:table-cell>
          <table:table-cell table:style-name="ce28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46];[$Themenliste.$A46];&quot;&quot;)" office:value-type="string" office:string-value="3.1.c" calcext:value-type="string">
            <text:p>3.1.c</text:p>
          </table:table-cell>
          <table:table-cell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formula="of:=IF([.$G46];[$Themenliste.$D46];&quot;&quot;)" office:value-type="string" office:string-value="c" calcext:value-type="string">
            <text:p>c</text:p>
          </table:table-cell>
          <table:table-cell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1,2,3" calcext:value-type="string">
            <text:p>1,2,3</text:p>
          </table:table-cell>
          <table:table-cell table:style-name="ce28" table:formula="of:=AND([.K46];[.L46])" office:value-type="boolean" office:boolean-value="true" calcext:value-type="boolean">
            <text:p>WAHR</text:p>
          </table:table-cell>
          <table:table-cell table:style-name="ce28" table:formula="of:=AND([$Themenliste.$K46] = 1;[$Variablen.$A$2] = 1)" office:value-type="boolean" office:boolean-value="true" calcext:value-type="boolean">
            <text:p>WAHR</text:p>
          </table:table-cell>
          <table:table-cell table:style-name="ce28" table:formula="of:=AND([$Themenliste.$L46] = 1;[$Variablen.$B$2] = 1)" office:value-type="boolean" office:boolean-value="true" calcext:value-type="boolean">
            <text:p>WAHR</text:p>
          </table:table-cell>
          <table:table-cell table:style-name="ce28" table:formula="of:=AND([$Themenliste.$M46] = 1;[$Variablen.$C$2] = 1)" office:value-type="boolean" office:boolean-value="true" calcext:value-type="boolean">
            <text:p>WAHR</text:p>
          </table:table-cell>
          <table:table-cell table:style-name="ce28" table:formula="of:=OR([.H46];[.I46];[.J46])" office:value-type="boolean" office:boolean-value="true" calcext:value-type="boolean">
            <text:p>WAHR</text:p>
          </table:table-cell>
          <table:table-cell table:style-name="ce28" table:formula="of:=IF([$Themenliste.$J46] = 1)" office:value-type="boolean" office:boolean-value="true" calcext:value-type="boolean">
            <text:p>WAHR</text:p>
          </table:table-cell>
          <table:table-cell table:style-name="ce28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47];[$Themenliste.$A47];&quot;&quot;)" office:value-type="string" office:string-value="3.1.d" calcext:value-type="string">
            <text:p>3.1.d</text:p>
          </table:table-cell>
          <table:table-cell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formula="of:=IF([.$G47];[$Themenliste.$D47];&quot;&quot;)" office:value-type="string" office:string-value="d" calcext:value-type="string">
            <text:p>d</text:p>
          </table:table-cell>
          <table:table-cell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1,2,3" calcext:value-type="string">
            <text:p>1,2,3</text:p>
          </table:table-cell>
          <table:table-cell table:style-name="ce28" table:formula="of:=AND([.K47];[.L47])" office:value-type="boolean" office:boolean-value="true" calcext:value-type="boolean">
            <text:p>WAHR</text:p>
          </table:table-cell>
          <table:table-cell table:style-name="ce28" table:formula="of:=AND([$Themenliste.$K47] = 1;[$Variablen.$A$2] = 1)" office:value-type="boolean" office:boolean-value="true" calcext:value-type="boolean">
            <text:p>WAHR</text:p>
          </table:table-cell>
          <table:table-cell table:style-name="ce28" table:formula="of:=AND([$Themenliste.$L47] = 1;[$Variablen.$B$2] = 1)" office:value-type="boolean" office:boolean-value="true" calcext:value-type="boolean">
            <text:p>WAHR</text:p>
          </table:table-cell>
          <table:table-cell table:style-name="ce28" table:formula="of:=AND([$Themenliste.$M47] = 1;[$Variablen.$C$2] = 1)" office:value-type="boolean" office:boolean-value="true" calcext:value-type="boolean">
            <text:p>WAHR</text:p>
          </table:table-cell>
          <table:table-cell table:style-name="ce28" table:formula="of:=OR([.H47];[.I47];[.J47])" office:value-type="boolean" office:boolean-value="true" calcext:value-type="boolean">
            <text:p>WAHR</text:p>
          </table:table-cell>
          <table:table-cell table:style-name="ce28" table:formula="of:=IF([$Themenliste.$J47] = 1)" office:value-type="boolean" office:boolean-value="true" calcext:value-type="boolean">
            <text:p>WAHR</text:p>
          </table:table-cell>
          <table:table-cell table:style-name="ce28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48];[$Themenliste.$A49];&quot;&quot;)" office:value-type="string" office:string-value="3.1.f" calcext:value-type="string">
            <text:p>3.1.f</text:p>
          </table:table-cell>
          <table:table-cell table:formula="of:=IF([.$G48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8];[$Themenliste.$C49];&quot;&quot;)" office:value-type="string" office:string-value="Informieren und Kommunizieren" calcext:value-type="string">
            <text:p>Informieren und Kommunizieren</text:p>
          </table:table-cell>
          <table:table-cell table:formula="of:=IF([.$G48];[$Themenliste.$D49];&quot;&quot;)" office:value-type="string" office:string-value="f" calcext:value-type="string">
            <text:p>f</text:p>
          </table:table-cell>
          <table:table-cell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1,2,3" calcext:value-type="string">
            <text:p>1,2,3</text:p>
          </table:table-cell>
          <table:table-cell table:style-name="ce28" table:formula="of:=AND([.K48];[.L48])" office:value-type="boolean" office:boolean-value="true" calcext:value-type="boolean">
            <text:p>WAHR</text:p>
          </table:table-cell>
          <table:table-cell table:style-name="ce28" table:formula="of:=AND([$Themenliste.$K49] = 1;[$Variablen.$A$2] = 1)" office:value-type="boolean" office:boolean-value="true" calcext:value-type="boolean">
            <text:p>WAHR</text:p>
          </table:table-cell>
          <table:table-cell table:style-name="ce28" table:formula="of:=AND([$Themenliste.$L49] = 1;[$Variablen.$B$2] = 1)" office:value-type="boolean" office:boolean-value="true" calcext:value-type="boolean">
            <text:p>WAHR</text:p>
          </table:table-cell>
          <table:table-cell table:style-name="ce28" table:formula="of:=AND([$Themenliste.$M49] = 1;[$Variablen.$C$2] = 1)" office:value-type="boolean" office:boolean-value="true" calcext:value-type="boolean">
            <text:p>WAHR</text:p>
          </table:table-cell>
          <table:table-cell table:style-name="ce28" table:formula="of:=OR([.H48];[.I48];[.J48])" office:value-type="boolean" office:boolean-value="true" calcext:value-type="boolean">
            <text:p>WAHR</text:p>
          </table:table-cell>
          <table:table-cell table:style-name="ce28" table:formula="of:=IF([$Themenliste.$J49] = 1)" office:value-type="boolean" office:boolean-value="true" calcext:value-type="boolean">
            <text:p>WAHR</text:p>
          </table:table-cell>
          <table:table-cell table:style-name="ce28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49];[$Themenliste.$A50];&quot;&quot;)" office:value-type="string" office:string-value="3.2.a" calcext:value-type="string">
            <text:p>3.2.a</text:p>
          </table:table-cell>
          <table:table-cell table:formula="of:=IF([.$G49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9];[$Themenliste.$C50];&quot;&quot;)" office:value-type="string" office:string-value="Planen und Organisieren" calcext:value-type="string">
            <text:p>Planen und Organisieren</text:p>
          </table:table-cell>
          <table:table-cell table:formula="of:=IF([.$G49];[$Themenliste.$D50];&quot;&quot;)" office:value-type="string" office:string-value="a" calcext:value-type="string">
            <text:p>a</text:p>
          </table:table-cell>
          <table:table-cell table:formula="of:=IF([.$G49];[$Themenliste.$E50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1,3" calcext:value-type="string">
            <text:p>1,3</text:p>
          </table:table-cell>
          <table:table-cell table:style-name="ce28" table:formula="of:=AND([.K49];[.L49])" office:value-type="boolean" office:boolean-value="true" calcext:value-type="boolean">
            <text:p>WAHR</text:p>
          </table:table-cell>
          <table:table-cell table:style-name="ce28" table:formula="of:=AND([$Themenliste.$K50] = 1;[$Variablen.$A$2] = 1)" office:value-type="boolean" office:boolean-value="true" calcext:value-type="boolean">
            <text:p>WAHR</text:p>
          </table:table-cell>
          <table:table-cell table:style-name="ce28" table:formula="of:=AND([$Themenliste.$L50] = 1;[$Variablen.$B$2] = 1)" office:value-type="boolean" office:boolean-value="false" calcext:value-type="boolean">
            <text:p>FALSCH</text:p>
          </table:table-cell>
          <table:table-cell table:style-name="ce28" table:formula="of:=AND([$Themenliste.$M50] = 1;[$Variablen.$C$2] = 1)" office:value-type="boolean" office:boolean-value="true" calcext:value-type="boolean">
            <text:p>WAHR</text:p>
          </table:table-cell>
          <table:table-cell table:style-name="ce28" table:formula="of:=OR([.H49];[.I49];[.J49])" office:value-type="boolean" office:boolean-value="true" calcext:value-type="boolean">
            <text:p>WAHR</text:p>
          </table:table-cell>
          <table:table-cell table:style-name="ce28" table:formula="of:=IF([$Themenliste.$J50] = 1)" office:value-type="boolean" office:boolean-value="true" calcext:value-type="boolean">
            <text:p>WAHR</text:p>
          </table:table-cell>
          <table:table-cell table:style-name="ce28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50];[$Themenliste.$A51];&quot;&quot;)" office:value-type="string" office:string-value="3.2.b" calcext:value-type="string">
            <text:p>3.2.b</text:p>
          </table:table-cell>
          <table:table-cell table:formula="of:=IF([.$G50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0];[$Themenliste.$C51];&quot;&quot;)" office:value-type="string" office:string-value="Planen und Organisieren" calcext:value-type="string">
            <text:p>Planen und Organisieren</text:p>
          </table:table-cell>
          <table:table-cell table:formula="of:=IF([.$G50];[$Themenliste.$D51];&quot;&quot;)" office:value-type="string" office:string-value="b" calcext:value-type="string">
            <text:p>b</text:p>
          </table:table-cell>
          <table:table-cell table:formula="of:=IF([.$G50];[$Themenliste.$E51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1,3" calcext:value-type="string">
            <text:p>1,3</text:p>
          </table:table-cell>
          <table:table-cell table:style-name="ce28" table:formula="of:=AND([.K50];[.L50])" office:value-type="boolean" office:boolean-value="true" calcext:value-type="boolean">
            <text:p>WAHR</text:p>
          </table:table-cell>
          <table:table-cell table:style-name="ce28" table:formula="of:=AND([$Themenliste.$K51] = 1;[$Variablen.$A$2] = 1)" office:value-type="boolean" office:boolean-value="true" calcext:value-type="boolean">
            <text:p>WAHR</text:p>
          </table:table-cell>
          <table:table-cell table:style-name="ce28" table:formula="of:=AND([$Themenliste.$L51] = 1;[$Variablen.$B$2] = 1)" office:value-type="boolean" office:boolean-value="false" calcext:value-type="boolean">
            <text:p>FALSCH</text:p>
          </table:table-cell>
          <table:table-cell table:style-name="ce28" table:formula="of:=AND([$Themenliste.$M51] = 1;[$Variablen.$C$2] = 1)" office:value-type="boolean" office:boolean-value="true" calcext:value-type="boolean">
            <text:p>WAHR</text:p>
          </table:table-cell>
          <table:table-cell table:style-name="ce28" table:formula="of:=OR([.H50];[.I50];[.J50])" office:value-type="boolean" office:boolean-value="true" calcext:value-type="boolean">
            <text:p>WAHR</text:p>
          </table:table-cell>
          <table:table-cell table:style-name="ce28" table:formula="of:=IF([$Themenliste.$J51] = 1)" office:value-type="boolean" office:boolean-value="true" calcext:value-type="boolean">
            <text:p>WAHR</text:p>
          </table:table-cell>
          <table:table-cell table:style-name="ce28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51];[$Themenliste.$A52];&quot;&quot;)" office:value-type="string" office:string-value="3.2.c" calcext:value-type="string">
            <text:p>3.2.c</text:p>
          </table:table-cell>
          <table:table-cell table:formula="of:=IF([.$G51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1];[$Themenliste.$C52];&quot;&quot;)" office:value-type="string" office:string-value="Planen und Organisieren" calcext:value-type="string">
            <text:p>Planen und Organisieren</text:p>
          </table:table-cell>
          <table:table-cell table:formula="of:=IF([.$G51];[$Themenliste.$D52];&quot;&quot;)" office:value-type="string" office:string-value="c" calcext:value-type="string">
            <text:p>c</text:p>
          </table:table-cell>
          <table:table-cell table:formula="of:=IF([.$G51];[$Themenliste.$E52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1,3" calcext:value-type="string">
            <text:p>1,3</text:p>
          </table:table-cell>
          <table:table-cell table:style-name="ce28" table:formula="of:=AND([.K51];[.L51])" office:value-type="boolean" office:boolean-value="true" calcext:value-type="boolean">
            <text:p>WAHR</text:p>
          </table:table-cell>
          <table:table-cell table:style-name="ce28" table:formula="of:=AND([$Themenliste.$K52] = 1;[$Variablen.$A$2] = 1)" office:value-type="boolean" office:boolean-value="true" calcext:value-type="boolean">
            <text:p>WAHR</text:p>
          </table:table-cell>
          <table:table-cell table:style-name="ce28" table:formula="of:=AND([$Themenliste.$L52] = 1;[$Variablen.$B$2] = 1)" office:value-type="boolean" office:boolean-value="false" calcext:value-type="boolean">
            <text:p>FALSCH</text:p>
          </table:table-cell>
          <table:table-cell table:style-name="ce28" table:formula="of:=AND([$Themenliste.$M52] = 1;[$Variablen.$C$2] = 1)" office:value-type="boolean" office:boolean-value="true" calcext:value-type="boolean">
            <text:p>WAHR</text:p>
          </table:table-cell>
          <table:table-cell table:style-name="ce28" table:formula="of:=OR([.H51];[.I51];[.J51])" office:value-type="boolean" office:boolean-value="true" calcext:value-type="boolean">
            <text:p>WAHR</text:p>
          </table:table-cell>
          <table:table-cell table:style-name="ce28" table:formula="of:=IF([$Themenliste.$J52] = 1)" office:value-type="boolean" office:boolean-value="true" calcext:value-type="boolean">
            <text:p>WAHR</text:p>
          </table:table-cell>
          <table:table-cell table:style-name="ce28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52];[$Themenliste.$A53];&quot;&quot;)" office:value-type="string" office:string-value="3.2.d" calcext:value-type="string">
            <text:p>3.2.d</text:p>
          </table:table-cell>
          <table:table-cell table:formula="of:=IF([.$G52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2];[$Themenliste.$C53];&quot;&quot;)" office:value-type="string" office:string-value="Planen und Organisieren" calcext:value-type="string">
            <text:p>Planen und Organisieren</text:p>
          </table:table-cell>
          <table:table-cell table:formula="of:=IF([.$G52];[$Themenliste.$D53];&quot;&quot;)" office:value-type="string" office:string-value="d" calcext:value-type="string">
            <text:p>d</text:p>
          </table:table-cell>
          <table:table-cell table:formula="of:=IF([.$G52];[$Themenliste.$E53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8" table:formula="of:=AND([.K52];[.L52])" office:value-type="boolean" office:boolean-value="true" calcext:value-type="boolean">
            <text:p>WAHR</text:p>
          </table:table-cell>
          <table:table-cell table:style-name="ce28" table:formula="of:=AND([$Themenliste.$K53] = 1;[$Variablen.$A$2] = 1)" office:value-type="boolean" office:boolean-value="false" calcext:value-type="boolean">
            <text:p>FALSCH</text:p>
          </table:table-cell>
          <table:table-cell table:style-name="ce28" table:formula="of:=AND([$Themenliste.$L53] = 1;[$Variablen.$B$2] = 1)" office:value-type="boolean" office:boolean-value="true" calcext:value-type="boolean">
            <text:p>WAHR</text:p>
          </table:table-cell>
          <table:table-cell table:style-name="ce28" table:formula="of:=AND([$Themenliste.$M53] = 1;[$Variablen.$C$2] = 1)" office:value-type="boolean" office:boolean-value="true" calcext:value-type="boolean">
            <text:p>WAHR</text:p>
          </table:table-cell>
          <table:table-cell table:style-name="ce28" table:formula="of:=OR([.H52];[.I52];[.J52])" office:value-type="boolean" office:boolean-value="true" calcext:value-type="boolean">
            <text:p>WAHR</text:p>
          </table:table-cell>
          <table:table-cell table:style-name="ce28" table:formula="of:=IF([$Themenliste.$J53] = 1)" office:value-type="boolean" office:boolean-value="true" calcext:value-type="boolean">
            <text:p>WAHR</text:p>
          </table:table-cell>
          <table:table-cell table:style-name="ce28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53];[$Themenliste.$A54];&quot;&quot;)" office:value-type="string" office:string-value="3.2.e" calcext:value-type="string">
            <text:p>3.2.e</text:p>
          </table:table-cell>
          <table:table-cell table:formula="of:=IF([.$G53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3];[$Themenliste.$C54];&quot;&quot;)" office:value-type="string" office:string-value="Planen und Organisieren" calcext:value-type="string">
            <text:p>Planen und Organisieren</text:p>
          </table:table-cell>
          <table:table-cell table:formula="of:=IF([.$G53];[$Themenliste.$D54];&quot;&quot;)" office:value-type="string" office:string-value="e" calcext:value-type="string">
            <text:p>e</text:p>
          </table:table-cell>
          <table:table-cell table:formula="of:=IF([.$G53];[$Themenliste.$E54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8" table:formula="of:=AND([.K53];[.L53])" office:value-type="boolean" office:boolean-value="true" calcext:value-type="boolean">
            <text:p>WAHR</text:p>
          </table:table-cell>
          <table:table-cell table:style-name="ce28" table:formula="of:=AND([$Themenliste.$K54] = 1;[$Variablen.$A$2] = 1)" office:value-type="boolean" office:boolean-value="false" calcext:value-type="boolean">
            <text:p>FALSCH</text:p>
          </table:table-cell>
          <table:table-cell table:style-name="ce28" table:formula="of:=AND([$Themenliste.$L54] = 1;[$Variablen.$B$2] = 1)" office:value-type="boolean" office:boolean-value="true" calcext:value-type="boolean">
            <text:p>WAHR</text:p>
          </table:table-cell>
          <table:table-cell table:style-name="ce28" table:formula="of:=AND([$Themenliste.$M54] = 1;[$Variablen.$C$2] = 1)" office:value-type="boolean" office:boolean-value="true" calcext:value-type="boolean">
            <text:p>WAHR</text:p>
          </table:table-cell>
          <table:table-cell table:style-name="ce28" table:formula="of:=OR([.H53];[.I53];[.J53])" office:value-type="boolean" office:boolean-value="true" calcext:value-type="boolean">
            <text:p>WAHR</text:p>
          </table:table-cell>
          <table:table-cell table:style-name="ce28" table:formula="of:=IF([$Themenliste.$J54] = 1)" office:value-type="boolean" office:boolean-value="true" calcext:value-type="boolean">
            <text:p>WAHR</text:p>
          </table:table-cell>
          <table:table-cell table:style-name="ce28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54];[$Themenliste.$A55];&quot;&quot;)" office:value-type="string" office:string-value="3.2.f" calcext:value-type="string">
            <text:p>3.2.f</text:p>
          </table:table-cell>
          <table:table-cell table:formula="of:=IF([.$G54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4];[$Themenliste.$C55];&quot;&quot;)" office:value-type="string" office:string-value="Planen und Organisieren" calcext:value-type="string">
            <text:p>Planen und Organisieren</text:p>
          </table:table-cell>
          <table:table-cell table:formula="of:=IF([.$G54];[$Themenliste.$D55];&quot;&quot;)" office:value-type="string" office:string-value="f" calcext:value-type="string">
            <text:p>f</text:p>
          </table:table-cell>
          <table:table-cell table:formula="of:=IF([.$G54];[$Themenliste.$E55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2,3" calcext:value-type="string">
            <text:p>2,3</text:p>
          </table:table-cell>
          <table:table-cell table:style-name="ce28" table:formula="of:=AND([.K54];[.L54])" office:value-type="boolean" office:boolean-value="true" calcext:value-type="boolean">
            <text:p>WAHR</text:p>
          </table:table-cell>
          <table:table-cell table:style-name="ce28" table:formula="of:=AND([$Themenliste.$K55] = 1;[$Variablen.$A$2] = 1)" office:value-type="boolean" office:boolean-value="false" calcext:value-type="boolean">
            <text:p>FALSCH</text:p>
          </table:table-cell>
          <table:table-cell table:style-name="ce28" table:formula="of:=AND([$Themenliste.$L55] = 1;[$Variablen.$B$2] = 1)" office:value-type="boolean" office:boolean-value="true" calcext:value-type="boolean">
            <text:p>WAHR</text:p>
          </table:table-cell>
          <table:table-cell table:style-name="ce28" table:formula="of:=AND([$Themenliste.$M55] = 1;[$Variablen.$C$2] = 1)" office:value-type="boolean" office:boolean-value="true" calcext:value-type="boolean">
            <text:p>WAHR</text:p>
          </table:table-cell>
          <table:table-cell table:style-name="ce28" table:formula="of:=OR([.H54];[.I54];[.J54])" office:value-type="boolean" office:boolean-value="true" calcext:value-type="boolean">
            <text:p>WAHR</text:p>
          </table:table-cell>
          <table:table-cell table:style-name="ce28" table:formula="of:=IF([$Themenliste.$J55] = 1)" office:value-type="boolean" office:boolean-value="true" calcext:value-type="boolean">
            <text:p>WAHR</text:p>
          </table:table-cell>
          <table:table-cell table:style-name="ce28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55];[$Themenliste.$A56];&quot;&quot;)" office:value-type="string" office:string-value="3.2.g" calcext:value-type="string">
            <text:p>3.2.g</text:p>
          </table:table-cell>
          <table:table-cell table:formula="of:=IF([.$G55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5];[$Themenliste.$C56];&quot;&quot;)" office:value-type="string" office:string-value="Planen und Organisieren" calcext:value-type="string">
            <text:p>Planen und Organisieren</text:p>
          </table:table-cell>
          <table:table-cell table:formula="of:=IF([.$G55];[$Themenliste.$D56];&quot;&quot;)" office:value-type="string" office:string-value="g" calcext:value-type="string">
            <text:p>g</text:p>
          </table:table-cell>
          <table:table-cell table:formula="of:=IF([.$G55];[$Themenliste.$E56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1,3" calcext:value-type="string">
            <text:p>1,3</text:p>
          </table:table-cell>
          <table:table-cell table:style-name="ce28" table:formula="of:=AND([.K55];[.L55])" office:value-type="boolean" office:boolean-value="true" calcext:value-type="boolean">
            <text:p>WAHR</text:p>
          </table:table-cell>
          <table:table-cell table:style-name="ce28" table:formula="of:=AND([$Themenliste.$K56] = 1;[$Variablen.$A$2] = 1)" office:value-type="boolean" office:boolean-value="true" calcext:value-type="boolean">
            <text:p>WAHR</text:p>
          </table:table-cell>
          <table:table-cell table:style-name="ce28" table:formula="of:=AND([$Themenliste.$L56] = 1;[$Variablen.$B$2] = 1)" office:value-type="boolean" office:boolean-value="false" calcext:value-type="boolean">
            <text:p>FALSCH</text:p>
          </table:table-cell>
          <table:table-cell table:style-name="ce28" table:formula="of:=AND([$Themenliste.$M56] = 1;[$Variablen.$C$2] = 1)" office:value-type="boolean" office:boolean-value="true" calcext:value-type="boolean">
            <text:p>WAHR</text:p>
          </table:table-cell>
          <table:table-cell table:style-name="ce28" table:formula="of:=OR([.H55];[.I55];[.J55])" office:value-type="boolean" office:boolean-value="true" calcext:value-type="boolean">
            <text:p>WAHR</text:p>
          </table:table-cell>
          <table:table-cell table:style-name="ce28" table:formula="of:=IF([$Themenliste.$J56] = 1)" office:value-type="boolean" office:boolean-value="true" calcext:value-type="boolean">
            <text:p>WAHR</text:p>
          </table:table-cell>
          <table:table-cell table:style-name="ce28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56];[$Themenliste.$A57];&quot;&quot;)" office:value-type="string" office:string-value="3.3.a" calcext:value-type="string">
            <text:p>3.3.a</text:p>
          </table:table-cell>
          <table:table-cell table:formula="of:=IF([.$G56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6];[$Themenliste.$C57];&quot;&quot;)" office:value-type="string" office:string-value="Teamarbeit" calcext:value-type="string">
            <text:p>Teamarbeit</text:p>
          </table:table-cell>
          <table:table-cell table:formula="of:=IF([.$G56];[$Themenliste.$D57];&quot;&quot;)" office:value-type="string" office:string-value="a" calcext:value-type="string">
            <text:p>a</text:p>
          </table:table-cell>
          <table:table-cell table:formula="of:=IF([.$G56];[$Themenliste.$E57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1,3" calcext:value-type="string">
            <text:p>1,3</text:p>
          </table:table-cell>
          <table:table-cell table:style-name="ce28" table:formula="of:=AND([.K56];[.L56])" office:value-type="boolean" office:boolean-value="true" calcext:value-type="boolean">
            <text:p>WAHR</text:p>
          </table:table-cell>
          <table:table-cell table:style-name="ce28" table:formula="of:=AND([$Themenliste.$K57] = 1;[$Variablen.$A$2] = 1)" office:value-type="boolean" office:boolean-value="true" calcext:value-type="boolean">
            <text:p>WAHR</text:p>
          </table:table-cell>
          <table:table-cell table:style-name="ce28" table:formula="of:=AND([$Themenliste.$L57] = 1;[$Variablen.$B$2] = 1)" office:value-type="boolean" office:boolean-value="false" calcext:value-type="boolean">
            <text:p>FALSCH</text:p>
          </table:table-cell>
          <table:table-cell table:style-name="ce28" table:formula="of:=AND([$Themenliste.$M57] = 1;[$Variablen.$C$2] = 1)" office:value-type="boolean" office:boolean-value="true" calcext:value-type="boolean">
            <text:p>WAHR</text:p>
          </table:table-cell>
          <table:table-cell table:style-name="ce28" table:formula="of:=OR([.H56];[.I56];[.J56])" office:value-type="boolean" office:boolean-value="true" calcext:value-type="boolean">
            <text:p>WAHR</text:p>
          </table:table-cell>
          <table:table-cell table:style-name="ce28" table:formula="of:=IF([$Themenliste.$J57] = 1)" office:value-type="boolean" office:boolean-value="true" calcext:value-type="boolean">
            <text:p>WAHR</text:p>
          </table:table-cell>
          <table:table-cell table:style-name="ce28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57];[$Themenliste.$A58];&quot;&quot;)" office:value-type="string" office:string-value="3.3.b" calcext:value-type="string">
            <text:p>3.3.b</text:p>
          </table:table-cell>
          <table:table-cell table:formula="of:=IF([.$G57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7];[$Themenliste.$C58];&quot;&quot;)" office:value-type="string" office:string-value="Teamarbeit" calcext:value-type="string">
            <text:p>Teamarbeit</text:p>
          </table:table-cell>
          <table:table-cell table:formula="of:=IF([.$G57];[$Themenliste.$D58];&quot;&quot;)" office:value-type="string" office:string-value="b" calcext:value-type="string">
            <text:p>b</text:p>
          </table:table-cell>
          <table:table-cell table:formula="of:=IF([.$G57];[$Themenliste.$E58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1,3" calcext:value-type="string">
            <text:p>1,3</text:p>
          </table:table-cell>
          <table:table-cell table:style-name="ce28" table:formula="of:=AND([.K57];[.L57])" office:value-type="boolean" office:boolean-value="true" calcext:value-type="boolean">
            <text:p>WAHR</text:p>
          </table:table-cell>
          <table:table-cell table:style-name="ce28" table:formula="of:=AND([$Themenliste.$K58] = 1;[$Variablen.$A$2] = 1)" office:value-type="boolean" office:boolean-value="true" calcext:value-type="boolean">
            <text:p>WAHR</text:p>
          </table:table-cell>
          <table:table-cell table:style-name="ce28" table:formula="of:=AND([$Themenliste.$L58] = 1;[$Variablen.$B$2] = 1)" office:value-type="boolean" office:boolean-value="false" calcext:value-type="boolean">
            <text:p>FALSCH</text:p>
          </table:table-cell>
          <table:table-cell table:style-name="ce28" table:formula="of:=AND([$Themenliste.$M58] = 1;[$Variablen.$C$2] = 1)" office:value-type="boolean" office:boolean-value="true" calcext:value-type="boolean">
            <text:p>WAHR</text:p>
          </table:table-cell>
          <table:table-cell table:style-name="ce28" table:formula="of:=OR([.H57];[.I57];[.J57])" office:value-type="boolean" office:boolean-value="true" calcext:value-type="boolean">
            <text:p>WAHR</text:p>
          </table:table-cell>
          <table:table-cell table:style-name="ce28" table:formula="of:=IF([$Themenliste.$J58] = 1)" office:value-type="boolean" office:boolean-value="true" calcext:value-type="boolean">
            <text:p>WAHR</text:p>
          </table:table-cell>
          <table:table-cell table:style-name="ce28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58];[$Themenliste.$A59];&quot;&quot;)" office:value-type="string" office:string-value="3.3.c" calcext:value-type="string">
            <text:p>3.3.c</text:p>
          </table:table-cell>
          <table:table-cell table:formula="of:=IF([.$G58];[$Themenliste.$B59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8];[$Themenliste.$C59];&quot;&quot;)" office:value-type="string" office:string-value="Teamarbeit" calcext:value-type="string">
            <text:p>Teamarbeit</text:p>
          </table:table-cell>
          <table:table-cell table:formula="of:=IF([.$G58];[$Themenliste.$D59];&quot;&quot;)" office:value-type="string" office:string-value="c" calcext:value-type="string">
            <text:p>c</text:p>
          </table:table-cell>
          <table:table-cell table:formula="of:=IF([.$G58];[$Themenliste.$E59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1,3" calcext:value-type="string">
            <text:p>1,3</text:p>
          </table:table-cell>
          <table:table-cell table:style-name="ce28" table:formula="of:=AND([.K58];[.L58])" office:value-type="boolean" office:boolean-value="true" calcext:value-type="boolean">
            <text:p>WAHR</text:p>
          </table:table-cell>
          <table:table-cell table:style-name="ce28" table:formula="of:=AND([$Themenliste.$K59] = 1;[$Variablen.$A$2] = 1)" office:value-type="boolean" office:boolean-value="true" calcext:value-type="boolean">
            <text:p>WAHR</text:p>
          </table:table-cell>
          <table:table-cell table:style-name="ce28" table:formula="of:=AND([$Themenliste.$L59] = 1;[$Variablen.$B$2] = 1)" office:value-type="boolean" office:boolean-value="false" calcext:value-type="boolean">
            <text:p>FALSCH</text:p>
          </table:table-cell>
          <table:table-cell table:style-name="ce28" table:formula="of:=AND([$Themenliste.$M59] = 1;[$Variablen.$C$2] = 1)" office:value-type="boolean" office:boolean-value="true" calcext:value-type="boolean">
            <text:p>WAHR</text:p>
          </table:table-cell>
          <table:table-cell table:style-name="ce28" table:formula="of:=OR([.H58];[.I58];[.J58])" office:value-type="boolean" office:boolean-value="true" calcext:value-type="boolean">
            <text:p>WAHR</text:p>
          </table:table-cell>
          <table:table-cell table:style-name="ce28" table:formula="of:=IF([$Themenliste.$J59] = 1)" office:value-type="boolean" office:boolean-value="true" calcext:value-type="boolean">
            <text:p>WAHR</text:p>
          </table:table-cell>
          <table:table-cell table:style-name="ce28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59];[$Themenliste.$A60];&quot;&quot;)" office:value-type="string" office:string-value="4.1.a" calcext:value-type="string">
            <text:p>4.1.a</text:p>
          </table:table-cell>
          <table:table-cell table:formula="of:=IF([.$G59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59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59];[$Themenliste.$D60];&quot;&quot;)" office:value-type="string" office:string-value="a" calcext:value-type="string">
            <text:p>a</text:p>
          </table:table-cell>
          <table:table-cell table:formula="of:=IF([.$G59];[$Themenliste.$E60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1,3" calcext:value-type="string">
            <text:p>1,3</text:p>
          </table:table-cell>
          <table:table-cell table:style-name="ce28" table:formula="of:=AND([.K59];[.L59])" office:value-type="boolean" office:boolean-value="true" calcext:value-type="boolean">
            <text:p>WAHR</text:p>
          </table:table-cell>
          <table:table-cell table:style-name="ce28" table:formula="of:=AND([$Themenliste.$K60] = 1;[$Variablen.$A$2] = 1)" office:value-type="boolean" office:boolean-value="true" calcext:value-type="boolean">
            <text:p>WAHR</text:p>
          </table:table-cell>
          <table:table-cell table:style-name="ce28" table:formula="of:=AND([$Themenliste.$L60] = 1;[$Variablen.$B$2] = 1)" office:value-type="boolean" office:boolean-value="false" calcext:value-type="boolean">
            <text:p>FALSCH</text:p>
          </table:table-cell>
          <table:table-cell table:style-name="ce28" table:formula="of:=AND([$Themenliste.$M60] = 1;[$Variablen.$C$2] = 1)" office:value-type="boolean" office:boolean-value="true" calcext:value-type="boolean">
            <text:p>WAHR</text:p>
          </table:table-cell>
          <table:table-cell table:style-name="ce28" table:formula="of:=OR([.H59];[.I59];[.J59])" office:value-type="boolean" office:boolean-value="true" calcext:value-type="boolean">
            <text:p>WAHR</text:p>
          </table:table-cell>
          <table:table-cell table:style-name="ce28" table:formula="of:=IF([$Themenliste.$J60] = 1)" office:value-type="boolean" office:boolean-value="true" calcext:value-type="boolean">
            <text:p>WAHR</text:p>
          </table:table-cell>
          <table:table-cell table:style-name="ce28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60];[$Themenliste.$A61];&quot;&quot;)" office:value-type="string" office:string-value="4.1.b" calcext:value-type="string">
            <text:p>4.1.b</text:p>
          </table:table-cell>
          <table:table-cell table:formula="of:=IF([.$G60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0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0];[$Themenliste.$D61];&quot;&quot;)" office:value-type="string" office:string-value="b" calcext:value-type="string">
            <text:p>b</text:p>
          </table:table-cell>
          <table:table-cell table:formula="of:=IF([.$G60];[$Themenliste.$E61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8" table:formula="of:=AND([.K60];[.L60])" office:value-type="boolean" office:boolean-value="true" calcext:value-type="boolean">
            <text:p>WAHR</text:p>
          </table:table-cell>
          <table:table-cell table:style-name="ce28" table:formula="of:=AND([$Themenliste.$K61] = 1;[$Variablen.$A$2] = 1)" office:value-type="boolean" office:boolean-value="false" calcext:value-type="boolean">
            <text:p>FALSCH</text:p>
          </table:table-cell>
          <table:table-cell table:style-name="ce28" table:formula="of:=AND([$Themenliste.$L61] = 1;[$Variablen.$B$2] = 1)" office:value-type="boolean" office:boolean-value="true" calcext:value-type="boolean">
            <text:p>WAHR</text:p>
          </table:table-cell>
          <table:table-cell table:style-name="ce28" table:formula="of:=AND([$Themenliste.$M61] = 1;[$Variablen.$C$2] = 1)" office:value-type="boolean" office:boolean-value="true" calcext:value-type="boolean">
            <text:p>WAHR</text:p>
          </table:table-cell>
          <table:table-cell table:style-name="ce28" table:formula="of:=OR([.H60];[.I60];[.J60])" office:value-type="boolean" office:boolean-value="true" calcext:value-type="boolean">
            <text:p>WAHR</text:p>
          </table:table-cell>
          <table:table-cell table:style-name="ce28" table:formula="of:=IF([$Themenliste.$J61] = 1)" office:value-type="boolean" office:boolean-value="true" calcext:value-type="boolean">
            <text:p>WAHR</text:p>
          </table:table-cell>
          <table:table-cell table:style-name="ce28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61];[$Themenliste.$A62];&quot;&quot;)" office:value-type="string" office:string-value="4.1.c" calcext:value-type="string">
            <text:p>4.1.c</text:p>
          </table:table-cell>
          <table:table-cell table:formula="of:=IF([.$G61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1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1];[$Themenliste.$D62];&quot;&quot;)" office:value-type="string" office:string-value="c" calcext:value-type="string">
            <text:p>c</text:p>
          </table:table-cell>
          <table:table-cell table:formula="of:=IF([.$G61];[$Themenliste.$E62];&quot;&quot;)" office:value-type="string" office:string-value="technologische Entwicklungstrends von Systemen der Informations- und Telekommunikationstechnik feststellen, sowie ihre wirtschaftlichen, sozialen und beruflichen Auswirkungen bewerten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style-name="ce22" table:formula="of:=IF([.$G61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8" table:formula="of:=AND([.K61];[.L61])" office:value-type="boolean" office:boolean-value="true" calcext:value-type="boolean">
            <text:p>WAHR</text:p>
          </table:table-cell>
          <table:table-cell table:style-name="ce28" table:formula="of:=AND([$Themenliste.$K62] = 1;[$Variablen.$A$2] = 1)" office:value-type="boolean" office:boolean-value="false" calcext:value-type="boolean">
            <text:p>FALSCH</text:p>
          </table:table-cell>
          <table:table-cell table:style-name="ce28" table:formula="of:=AND([$Themenliste.$L62] = 1;[$Variablen.$B$2] = 1)" office:value-type="boolean" office:boolean-value="true" calcext:value-type="boolean">
            <text:p>WAHR</text:p>
          </table:table-cell>
          <table:table-cell table:style-name="ce28" table:formula="of:=AND([$Themenliste.$M62] = 1;[$Variablen.$C$2] = 1)" office:value-type="boolean" office:boolean-value="true" calcext:value-type="boolean">
            <text:p>WAHR</text:p>
          </table:table-cell>
          <table:table-cell table:style-name="ce28" table:formula="of:=OR([.H61];[.I61];[.J61])" office:value-type="boolean" office:boolean-value="true" calcext:value-type="boolean">
            <text:p>WAHR</text:p>
          </table:table-cell>
          <table:table-cell table:style-name="ce28" table:formula="of:=IF([$Themenliste.$J62] = 1)" office:value-type="boolean" office:boolean-value="true" calcext:value-type="boolean">
            <text:p>WAHR</text:p>
          </table:table-cell>
          <table:table-cell table:style-name="ce28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62];[$Themenliste.$A63];&quot;&quot;)" office:value-type="string" office:string-value="4.1.d" calcext:value-type="string">
            <text:p>4.1.d</text:p>
          </table:table-cell>
          <table:table-cell table:formula="of:=IF([.$G62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2];[$Themenliste.$C63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2];[$Themenliste.$D63];&quot;&quot;)" office:value-type="string" office:string-value="d" calcext:value-type="string">
            <text:p>d</text:p>
          </table:table-cell>
          <table:table-cell table:formula="of:=IF([.$G62];[$Themenliste.$E63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2,3" calcext:value-type="string">
            <text:p>2,3</text:p>
          </table:table-cell>
          <table:table-cell table:style-name="ce28" table:formula="of:=AND([.K62];[.L62])" office:value-type="boolean" office:boolean-value="true" calcext:value-type="boolean">
            <text:p>WAHR</text:p>
          </table:table-cell>
          <table:table-cell table:style-name="ce28" table:formula="of:=AND([$Themenliste.$K63] = 1;[$Variablen.$A$2] = 1)" office:value-type="boolean" office:boolean-value="false" calcext:value-type="boolean">
            <text:p>FALSCH</text:p>
          </table:table-cell>
          <table:table-cell table:style-name="ce28" table:formula="of:=AND([$Themenliste.$L63] = 1;[$Variablen.$B$2] = 1)" office:value-type="boolean" office:boolean-value="true" calcext:value-type="boolean">
            <text:p>WAHR</text:p>
          </table:table-cell>
          <table:table-cell table:style-name="ce28" table:formula="of:=AND([$Themenliste.$M63] = 1;[$Variablen.$C$2] = 1)" office:value-type="boolean" office:boolean-value="true" calcext:value-type="boolean">
            <text:p>WAHR</text:p>
          </table:table-cell>
          <table:table-cell table:style-name="ce28" table:formula="of:=OR([.H62];[.I62];[.J62])" office:value-type="boolean" office:boolean-value="true" calcext:value-type="boolean">
            <text:p>WAHR</text:p>
          </table:table-cell>
          <table:table-cell table:style-name="ce28" table:formula="of:=IF([$Themenliste.$J63] = 1)" office:value-type="boolean" office:boolean-value="true" calcext:value-type="boolean">
            <text:p>WAHR</text:p>
          </table:table-cell>
          <table:table-cell table:style-name="ce28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formula="of:=IF([.$G63];[$Themenliste.$A64];&quot;&quot;)" office:value-type="string" office:string-value="4.2.a" calcext:value-type="string">
            <text:p>4.2.a</text:p>
          </table:table-cell>
          <table:table-cell table:formula="of:=IF([.$G63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3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3];[$Themenliste.$D64];&quot;&quot;)" office:value-type="string" office:string-value="a" calcext:value-type="string">
            <text:p>a</text:p>
          </table:table-cell>
          <table:table-cell table:formula="of:=IF([.$G63];[$Themenliste.$E64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8" table:formula="of:=AND([.K63];[.L63])" office:value-type="boolean" office:boolean-value="true" calcext:value-type="boolean">
            <text:p>WAHR</text:p>
          </table:table-cell>
          <table:table-cell table:style-name="ce28" table:formula="of:=AND([$Themenliste.$K64] = 1;[$Variablen.$A$2] = 1)" office:value-type="boolean" office:boolean-value="true" calcext:value-type="boolean">
            <text:p>WAHR</text:p>
          </table:table-cell>
          <table:table-cell table:style-name="ce28" table:formula="of:=AND([$Themenliste.$L64] = 1;[$Variablen.$B$2] = 1)" office:value-type="boolean" office:boolean-value="false" calcext:value-type="boolean">
            <text:p>FALSCH</text:p>
          </table:table-cell>
          <table:table-cell table:style-name="ce28" table:formula="of:=AND([$Themenliste.$M64] = 1;[$Variablen.$C$2] = 1)" office:value-type="boolean" office:boolean-value="true" calcext:value-type="boolean">
            <text:p>WAHR</text:p>
          </table:table-cell>
          <table:table-cell table:style-name="ce28" table:formula="of:=OR([.H63];[.I63];[.J63])" office:value-type="boolean" office:boolean-value="true" calcext:value-type="boolean">
            <text:p>WAHR</text:p>
          </table:table-cell>
          <table:table-cell table:style-name="ce28" table:formula="of:=IF([$Themenliste.$J64] = 1)" office:value-type="boolean" office:boolean-value="true" calcext:value-type="boolean">
            <text:p>WAHR</text:p>
          </table:table-cell>
          <table:table-cell table:style-name="ce28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64];[$Themenliste.$A65];&quot;&quot;)" office:value-type="string" office:string-value="4.2.b" calcext:value-type="string">
            <text:p>4.2.b</text:p>
          </table:table-cell>
          <table:table-cell table:formula="of:=IF([.$G64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4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4];[$Themenliste.$D65];&quot;&quot;)" office:value-type="string" office:string-value="b" calcext:value-type="string">
            <text:p>b</text:p>
          </table:table-cell>
          <table:table-cell table:formula="of:=IF([.$G64];[$Themenliste.$E65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8" table:formula="of:=AND([.K64];[.L64])" office:value-type="boolean" office:boolean-value="true" calcext:value-type="boolean">
            <text:p>WAHR</text:p>
          </table:table-cell>
          <table:table-cell table:style-name="ce28" table:formula="of:=AND([$Themenliste.$K65] = 1;[$Variablen.$A$2] = 1)" office:value-type="boolean" office:boolean-value="true" calcext:value-type="boolean">
            <text:p>WAHR</text:p>
          </table:table-cell>
          <table:table-cell table:style-name="ce28" table:formula="of:=AND([$Themenliste.$L65] = 1;[$Variablen.$B$2] = 1)" office:value-type="boolean" office:boolean-value="false" calcext:value-type="boolean">
            <text:p>FALSCH</text:p>
          </table:table-cell>
          <table:table-cell table:style-name="ce28" table:formula="of:=AND([$Themenliste.$M65] = 1;[$Variablen.$C$2] = 1)" office:value-type="boolean" office:boolean-value="true" calcext:value-type="boolean">
            <text:p>WAHR</text:p>
          </table:table-cell>
          <table:table-cell table:style-name="ce28" table:formula="of:=OR([.H64];[.I64];[.J64])" office:value-type="boolean" office:boolean-value="true" calcext:value-type="boolean">
            <text:p>WAHR</text:p>
          </table:table-cell>
          <table:table-cell table:style-name="ce28" table:formula="of:=IF([$Themenliste.$J65] = 1)" office:value-type="boolean" office:boolean-value="true" calcext:value-type="boolean">
            <text:p>WAHR</text:p>
          </table:table-cell>
          <table:table-cell table:style-name="ce28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65];[$Themenliste.$A66];&quot;&quot;)" office:value-type="string" office:string-value="4.2.c" calcext:value-type="string">
            <text:p>4.2.c</text:p>
          </table:table-cell>
          <table:table-cell table:formula="of:=IF([.$G65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5];[$Themenliste.$C66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5];[$Themenliste.$D66];&quot;&quot;)" office:value-type="string" office:string-value="c" calcext:value-type="string">
            <text:p>c</text:p>
          </table:table-cell>
          <table:table-cell table:formula="of:=IF([.$G65];[$Themenliste.$E66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8" table:formula="of:=AND([.K65];[.L65])" office:value-type="boolean" office:boolean-value="true" calcext:value-type="boolean">
            <text:p>WAHR</text:p>
          </table:table-cell>
          <table:table-cell table:style-name="ce28" table:formula="of:=AND([$Themenliste.$K66] = 1;[$Variablen.$A$2] = 1)" office:value-type="boolean" office:boolean-value="true" calcext:value-type="boolean">
            <text:p>WAHR</text:p>
          </table:table-cell>
          <table:table-cell table:style-name="ce28" table:formula="of:=AND([$Themenliste.$L66] = 1;[$Variablen.$B$2] = 1)" office:value-type="boolean" office:boolean-value="false" calcext:value-type="boolean">
            <text:p>FALSCH</text:p>
          </table:table-cell>
          <table:table-cell table:style-name="ce28" table:formula="of:=AND([$Themenliste.$M66] = 1;[$Variablen.$C$2] = 1)" office:value-type="boolean" office:boolean-value="true" calcext:value-type="boolean">
            <text:p>WAHR</text:p>
          </table:table-cell>
          <table:table-cell table:style-name="ce28" table:formula="of:=OR([.H65];[.I65];[.J65])" office:value-type="boolean" office:boolean-value="true" calcext:value-type="boolean">
            <text:p>WAHR</text:p>
          </table:table-cell>
          <table:table-cell table:style-name="ce28" table:formula="of:=IF([$Themenliste.$J66] = 1)" office:value-type="boolean" office:boolean-value="true" calcext:value-type="boolean">
            <text:p>WAHR</text:p>
          </table:table-cell>
          <table:table-cell table:style-name="ce28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66];[$Themenliste.$A67];&quot;&quot;)" office:value-type="string" office:string-value="4.3.a" calcext:value-type="string">
            <text:p>4.3.a</text:p>
          </table:table-cell>
          <table:table-cell table:formula="of:=IF([.$G66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6];[$Themenliste.$C67];&quot;&quot;)" office:value-type="string" office:string-value="Anwendungssoftware" calcext:value-type="string">
            <text:p>Anwendungssoftware</text:p>
          </table:table-cell>
          <table:table-cell table:formula="of:=IF([.$G66];[$Themenliste.$D67];&quot;&quot;)" office:value-type="string" office:string-value="a" calcext:value-type="string">
            <text:p>a</text:p>
          </table:table-cell>
          <table:table-cell table:formula="of:=IF([.$G66];[$Themenliste.$E67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8" table:formula="of:=AND([.K66];[.L66])" office:value-type="boolean" office:boolean-value="true" calcext:value-type="boolean">
            <text:p>WAHR</text:p>
          </table:table-cell>
          <table:table-cell table:style-name="ce28" table:formula="of:=AND([$Themenliste.$K67] = 1;[$Variablen.$A$2] = 1)" office:value-type="boolean" office:boolean-value="true" calcext:value-type="boolean">
            <text:p>WAHR</text:p>
          </table:table-cell>
          <table:table-cell table:style-name="ce28" table:formula="of:=AND([$Themenliste.$L67] = 1;[$Variablen.$B$2] = 1)" office:value-type="boolean" office:boolean-value="false" calcext:value-type="boolean">
            <text:p>FALSCH</text:p>
          </table:table-cell>
          <table:table-cell table:style-name="ce28" table:formula="of:=AND([$Themenliste.$M67] = 1;[$Variablen.$C$2] = 1)" office:value-type="boolean" office:boolean-value="true" calcext:value-type="boolean">
            <text:p>WAHR</text:p>
          </table:table-cell>
          <table:table-cell table:style-name="ce28" table:formula="of:=OR([.H66];[.I66];[.J66])" office:value-type="boolean" office:boolean-value="true" calcext:value-type="boolean">
            <text:p>WAHR</text:p>
          </table:table-cell>
          <table:table-cell table:style-name="ce28" table:formula="of:=IF([$Themenliste.$J67] = 1)" office:value-type="boolean" office:boolean-value="true" calcext:value-type="boolean">
            <text:p>WAHR</text:p>
          </table:table-cell>
          <table:table-cell table:style-name="ce28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67];[$Themenliste.$A68];&quot;&quot;)" office:value-type="string" office:string-value="4.3.b" calcext:value-type="string">
            <text:p>4.3.b</text:p>
          </table:table-cell>
          <table:table-cell table:formula="of:=IF([.$G67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7];[$Themenliste.$C68];&quot;&quot;)" office:value-type="string" office:string-value="Anwendungssoftware" calcext:value-type="string">
            <text:p>Anwendungssoftware</text:p>
          </table:table-cell>
          <table:table-cell table:formula="of:=IF([.$G67];[$Themenliste.$D68];&quot;&quot;)" office:value-type="string" office:string-value="b" calcext:value-type="string">
            <text:p>b</text:p>
          </table:table-cell>
          <table:table-cell table:formula="of:=IF([.$G67];[$Themenliste.$E68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8" table:formula="of:=AND([.K67];[.L67])" office:value-type="boolean" office:boolean-value="true" calcext:value-type="boolean">
            <text:p>WAHR</text:p>
          </table:table-cell>
          <table:table-cell table:style-name="ce28" table:formula="of:=AND([$Themenliste.$K68] = 1;[$Variablen.$A$2] = 1)" office:value-type="boolean" office:boolean-value="true" calcext:value-type="boolean">
            <text:p>WAHR</text:p>
          </table:table-cell>
          <table:table-cell table:style-name="ce28" table:formula="of:=AND([$Themenliste.$L68] = 1;[$Variablen.$B$2] = 1)" office:value-type="boolean" office:boolean-value="false" calcext:value-type="boolean">
            <text:p>FALSCH</text:p>
          </table:table-cell>
          <table:table-cell table:style-name="ce28" table:formula="of:=AND([$Themenliste.$M68] = 1;[$Variablen.$C$2] = 1)" office:value-type="boolean" office:boolean-value="true" calcext:value-type="boolean">
            <text:p>WAHR</text:p>
          </table:table-cell>
          <table:table-cell table:style-name="ce28" table:formula="of:=OR([.H67];[.I67];[.J67])" office:value-type="boolean" office:boolean-value="true" calcext:value-type="boolean">
            <text:p>WAHR</text:p>
          </table:table-cell>
          <table:table-cell table:style-name="ce28" table:formula="of:=IF([$Themenliste.$J68] = 1)" office:value-type="boolean" office:boolean-value="true" calcext:value-type="boolean">
            <text:p>WAHR</text:p>
          </table:table-cell>
          <table:table-cell table:style-name="ce28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68];[$Themenliste.$A69];&quot;&quot;)" office:value-type="string" office:string-value="4.3.c" calcext:value-type="string">
            <text:p>4.3.c</text:p>
          </table:table-cell>
          <table:table-cell table:formula="of:=IF([.$G68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8];[$Themenliste.$C69];&quot;&quot;)" office:value-type="string" office:string-value="Anwendungssoftware" calcext:value-type="string">
            <text:p>Anwendungssoftware</text:p>
          </table:table-cell>
          <table:table-cell table:formula="of:=IF([.$G68];[$Themenliste.$D69];&quot;&quot;)" office:value-type="string" office:string-value="c" calcext:value-type="string">
            <text:p>c</text:p>
          </table:table-cell>
          <table:table-cell table:formula="of:=IF([.$G68];[$Themenliste.$E69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1,3" calcext:value-type="string">
            <text:p>1,3</text:p>
          </table:table-cell>
          <table:table-cell table:style-name="ce28" table:formula="of:=AND([.K68];[.L68])" office:value-type="boolean" office:boolean-value="true" calcext:value-type="boolean">
            <text:p>WAHR</text:p>
          </table:table-cell>
          <table:table-cell table:style-name="ce28" table:formula="of:=AND([$Themenliste.$K69] = 1;[$Variablen.$A$2] = 1)" office:value-type="boolean" office:boolean-value="true" calcext:value-type="boolean">
            <text:p>WAHR</text:p>
          </table:table-cell>
          <table:table-cell table:style-name="ce28" table:formula="of:=AND([$Themenliste.$L69] = 1;[$Variablen.$B$2] = 1)" office:value-type="boolean" office:boolean-value="false" calcext:value-type="boolean">
            <text:p>FALSCH</text:p>
          </table:table-cell>
          <table:table-cell table:style-name="ce28" table:formula="of:=AND([$Themenliste.$M69] = 1;[$Variablen.$C$2] = 1)" office:value-type="boolean" office:boolean-value="true" calcext:value-type="boolean">
            <text:p>WAHR</text:p>
          </table:table-cell>
          <table:table-cell table:style-name="ce28" table:formula="of:=OR([.H68];[.I68];[.J68])" office:value-type="boolean" office:boolean-value="true" calcext:value-type="boolean">
            <text:p>WAHR</text:p>
          </table:table-cell>
          <table:table-cell table:style-name="ce28" table:formula="of:=IF([$Themenliste.$J69] = 1)" office:value-type="boolean" office:boolean-value="true" calcext:value-type="boolean">
            <text:p>WAHR</text:p>
          </table:table-cell>
          <table:table-cell table:style-name="ce28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69];[$Themenliste.$A70];&quot;&quot;)" office:value-type="string" office:string-value="4.4.a" calcext:value-type="string">
            <text:p>4.4.a</text:p>
          </table:table-cell>
          <table:table-cell table:formula="of:=IF([.$G69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9];[$Themenliste.$C70];&quot;&quot;)" office:value-type="string" office:string-value="Netze, Dienste" calcext:value-type="string">
            <text:p>Netze, Dienste</text:p>
          </table:table-cell>
          <table:table-cell table:formula="of:=IF([.$G69];[$Themenliste.$D70];&quot;&quot;)" office:value-type="string" office:string-value="a" calcext:value-type="string">
            <text:p>a</text:p>
          </table:table-cell>
          <table:table-cell table:formula="of:=IF([.$G69];[$Themenliste.$E70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8" table:formula="of:=AND([.K69];[.L69])" office:value-type="boolean" office:boolean-value="true" calcext:value-type="boolean">
            <text:p>WAHR</text:p>
          </table:table-cell>
          <table:table-cell table:style-name="ce28" table:formula="of:=AND([$Themenliste.$K70] = 1;[$Variablen.$A$2] = 1)" office:value-type="boolean" office:boolean-value="false" calcext:value-type="boolean">
            <text:p>FALSCH</text:p>
          </table:table-cell>
          <table:table-cell table:style-name="ce28" table:formula="of:=AND([$Themenliste.$L70] = 1;[$Variablen.$B$2] = 1)" office:value-type="boolean" office:boolean-value="true" calcext:value-type="boolean">
            <text:p>WAHR</text:p>
          </table:table-cell>
          <table:table-cell table:style-name="ce28" table:formula="of:=AND([$Themenliste.$M70] = 1;[$Variablen.$C$2] = 1)" office:value-type="boolean" office:boolean-value="true" calcext:value-type="boolean">
            <text:p>WAHR</text:p>
          </table:table-cell>
          <table:table-cell table:style-name="ce28" table:formula="of:=OR([.H69];[.I69];[.J69])" office:value-type="boolean" office:boolean-value="true" calcext:value-type="boolean">
            <text:p>WAHR</text:p>
          </table:table-cell>
          <table:table-cell table:style-name="ce28" table:formula="of:=IF([$Themenliste.$J70] = 1)" office:value-type="boolean" office:boolean-value="true" calcext:value-type="boolean">
            <text:p>WAHR</text:p>
          </table:table-cell>
          <table:table-cell table:style-name="ce28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70];[$Themenliste.$A71];&quot;&quot;)" office:value-type="string" office:string-value="4.4.b" calcext:value-type="string">
            <text:p>4.4.b</text:p>
          </table:table-cell>
          <table:table-cell table:formula="of:=IF([.$G70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0];[$Themenliste.$C71];&quot;&quot;)" office:value-type="string" office:string-value="Netze, Dienste" calcext:value-type="string">
            <text:p>Netze, Dienste</text:p>
          </table:table-cell>
          <table:table-cell table:formula="of:=IF([.$G70];[$Themenliste.$D71];&quot;&quot;)" office:value-type="string" office:string-value="b" calcext:value-type="string">
            <text:p>b</text:p>
          </table:table-cell>
          <table:table-cell table:formula="of:=IF([.$G70];[$Themenliste.$E71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8" table:formula="of:=AND([.K70];[.L70])" office:value-type="boolean" office:boolean-value="true" calcext:value-type="boolean">
            <text:p>WAHR</text:p>
          </table:table-cell>
          <table:table-cell table:style-name="ce28" table:formula="of:=AND([$Themenliste.$K71] = 1;[$Variablen.$A$2] = 1)" office:value-type="boolean" office:boolean-value="false" calcext:value-type="boolean">
            <text:p>FALSCH</text:p>
          </table:table-cell>
          <table:table-cell table:style-name="ce28" table:formula="of:=AND([$Themenliste.$L71] = 1;[$Variablen.$B$2] = 1)" office:value-type="boolean" office:boolean-value="true" calcext:value-type="boolean">
            <text:p>WAHR</text:p>
          </table:table-cell>
          <table:table-cell table:style-name="ce28" table:formula="of:=AND([$Themenliste.$M71] = 1;[$Variablen.$C$2] = 1)" office:value-type="boolean" office:boolean-value="true" calcext:value-type="boolean">
            <text:p>WAHR</text:p>
          </table:table-cell>
          <table:table-cell table:style-name="ce28" table:formula="of:=OR([.H70];[.I70];[.J70])" office:value-type="boolean" office:boolean-value="true" calcext:value-type="boolean">
            <text:p>WAHR</text:p>
          </table:table-cell>
          <table:table-cell table:style-name="ce28" table:formula="of:=IF([$Themenliste.$J71] = 1)" office:value-type="boolean" office:boolean-value="true" calcext:value-type="boolean">
            <text:p>WAHR</text:p>
          </table:table-cell>
          <table:table-cell table:style-name="ce28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71];[$Themenliste.$A72];&quot;&quot;)" office:value-type="string" office:string-value="4.4.c" calcext:value-type="string">
            <text:p>4.4.c</text:p>
          </table:table-cell>
          <table:table-cell table:formula="of:=IF([.$G71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1];[$Themenliste.$C72];&quot;&quot;)" office:value-type="string" office:string-value="Netze, Dienste" calcext:value-type="string">
            <text:p>Netze, Dienste</text:p>
          </table:table-cell>
          <table:table-cell table:formula="of:=IF([.$G71];[$Themenliste.$D72];&quot;&quot;)" office:value-type="string" office:string-value="c" calcext:value-type="string">
            <text:p>c</text:p>
          </table:table-cell>
          <table:table-cell table:formula="of:=IF([.$G71];[$Themenliste.$E72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8" table:formula="of:=AND([.K71];[.L71])" office:value-type="boolean" office:boolean-value="true" calcext:value-type="boolean">
            <text:p>WAHR</text:p>
          </table:table-cell>
          <table:table-cell table:style-name="ce28" table:formula="of:=AND([$Themenliste.$K72] = 1;[$Variablen.$A$2] = 1)" office:value-type="boolean" office:boolean-value="false" calcext:value-type="boolean">
            <text:p>FALSCH</text:p>
          </table:table-cell>
          <table:table-cell table:style-name="ce28" table:formula="of:=AND([$Themenliste.$L72] = 1;[$Variablen.$B$2] = 1)" office:value-type="boolean" office:boolean-value="true" calcext:value-type="boolean">
            <text:p>WAHR</text:p>
          </table:table-cell>
          <table:table-cell table:style-name="ce28" table:formula="of:=AND([$Themenliste.$M72] = 1;[$Variablen.$C$2] = 1)" office:value-type="boolean" office:boolean-value="true" calcext:value-type="boolean">
            <text:p>WAHR</text:p>
          </table:table-cell>
          <table:table-cell table:style-name="ce28" table:formula="of:=OR([.H71];[.I71];[.J71])" office:value-type="boolean" office:boolean-value="true" calcext:value-type="boolean">
            <text:p>WAHR</text:p>
          </table:table-cell>
          <table:table-cell table:style-name="ce28" table:formula="of:=IF([$Themenliste.$J72] = 1)" office:value-type="boolean" office:boolean-value="true" calcext:value-type="boolean">
            <text:p>WAHR</text:p>
          </table:table-cell>
          <table:table-cell table:style-name="ce28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2];[$Themenliste.$A73];&quot;&quot;)" office:value-type="string" office:string-value="4.4.d" calcext:value-type="string">
            <text:p>4.4.d</text:p>
          </table:table-cell>
          <table:table-cell table:formula="of:=IF([.$G72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2];[$Themenliste.$C73];&quot;&quot;)" office:value-type="string" office:string-value="Netze, Dienste" calcext:value-type="string">
            <text:p>Netze, Dienste</text:p>
          </table:table-cell>
          <table:table-cell table:formula="of:=IF([.$G72];[$Themenliste.$D73];&quot;&quot;)" office:value-type="string" office:string-value="d" calcext:value-type="string">
            <text:p>d</text:p>
          </table:table-cell>
          <table:table-cell table:formula="of:=IF([.$G72];[$Themenliste.$E73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8" table:formula="of:=AND([.K72];[.L72])" office:value-type="boolean" office:boolean-value="true" calcext:value-type="boolean">
            <text:p>WAHR</text:p>
          </table:table-cell>
          <table:table-cell table:style-name="ce28" table:formula="of:=AND([$Themenliste.$K73] = 1;[$Variablen.$A$2] = 1)" office:value-type="boolean" office:boolean-value="false" calcext:value-type="boolean">
            <text:p>FALSCH</text:p>
          </table:table-cell>
          <table:table-cell table:style-name="ce28" table:formula="of:=AND([$Themenliste.$L73] = 1;[$Variablen.$B$2] = 1)" office:value-type="boolean" office:boolean-value="true" calcext:value-type="boolean">
            <text:p>WAHR</text:p>
          </table:table-cell>
          <table:table-cell table:style-name="ce28" table:formula="of:=AND([$Themenliste.$M73] = 1;[$Variablen.$C$2] = 1)" office:value-type="boolean" office:boolean-value="true" calcext:value-type="boolean">
            <text:p>WAHR</text:p>
          </table:table-cell>
          <table:table-cell table:style-name="ce28" table:formula="of:=OR([.H72];[.I72];[.J72])" office:value-type="boolean" office:boolean-value="true" calcext:value-type="boolean">
            <text:p>WAHR</text:p>
          </table:table-cell>
          <table:table-cell table:style-name="ce28" table:formula="of:=IF([$Themenliste.$J73] = 1)" office:value-type="boolean" office:boolean-value="true" calcext:value-type="boolean">
            <text:p>WAHR</text:p>
          </table:table-cell>
          <table:table-cell table:style-name="ce28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3];[$Themenliste.$A74];&quot;&quot;)" office:value-type="string" office:string-value="4.4.e" calcext:value-type="string">
            <text:p>4.4.e</text:p>
          </table:table-cell>
          <table:table-cell table:formula="of:=IF([.$G73];[$Themenliste.$B7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3];[$Themenliste.$C74];&quot;&quot;)" office:value-type="string" office:string-value="Netze, Dienste" calcext:value-type="string">
            <text:p>Netze, Dienste</text:p>
          </table:table-cell>
          <table:table-cell table:formula="of:=IF([.$G73];[$Themenliste.$D74];&quot;&quot;)" office:value-type="string" office:string-value="e" calcext:value-type="string">
            <text:p>e</text:p>
          </table:table-cell>
          <table:table-cell table:formula="of:=IF([.$G73];[$Themenliste.$E74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,3" calcext:value-type="string">
            <text:p>2,3</text:p>
          </table:table-cell>
          <table:table-cell table:style-name="ce28" table:formula="of:=AND([.K73];[.L73])" office:value-type="boolean" office:boolean-value="true" calcext:value-type="boolean">
            <text:p>WAHR</text:p>
          </table:table-cell>
          <table:table-cell table:style-name="ce28" table:formula="of:=AND([$Themenliste.$K74] = 1;[$Variablen.$A$2] = 1)" office:value-type="boolean" office:boolean-value="false" calcext:value-type="boolean">
            <text:p>FALSCH</text:p>
          </table:table-cell>
          <table:table-cell table:style-name="ce28" table:formula="of:=AND([$Themenliste.$L74] = 1;[$Variablen.$B$2] = 1)" office:value-type="boolean" office:boolean-value="true" calcext:value-type="boolean">
            <text:p>WAHR</text:p>
          </table:table-cell>
          <table:table-cell table:style-name="ce28" table:formula="of:=AND([$Themenliste.$M74] = 1;[$Variablen.$C$2] = 1)" office:value-type="boolean" office:boolean-value="true" calcext:value-type="boolean">
            <text:p>WAHR</text:p>
          </table:table-cell>
          <table:table-cell table:style-name="ce28" table:formula="of:=OR([.H73];[.I73];[.J73])" office:value-type="boolean" office:boolean-value="true" calcext:value-type="boolean">
            <text:p>WAHR</text:p>
          </table:table-cell>
          <table:table-cell table:style-name="ce28" table:formula="of:=IF([$Themenliste.$J74] = 1)" office:value-type="boolean" office:boolean-value="true" calcext:value-type="boolean">
            <text:p>WAHR</text:p>
          </table:table-cell>
          <table:table-cell table:style-name="ce28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74];[$Themenliste.$A75];&quot;&quot;)" office:value-type="string" office:string-value="5.1.a" calcext:value-type="string">
            <text:p>5.1.a</text:p>
          </table:table-cell>
          <table:table-cell table:formula="of:=IF([.$G74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4];[$Themenliste.$C75];&quot;&quot;)" office:value-type="string" office:string-value="Ist-Analyse und Konzeption" calcext:value-type="string">
            <text:p>Ist-Analyse und Konzeption</text:p>
          </table:table-cell>
          <table:table-cell table:formula="of:=IF([.$G74];[$Themenliste.$D75];&quot;&quot;)" office:value-type="string" office:string-value="a" calcext:value-type="string">
            <text:p>a</text:p>
          </table:table-cell>
          <table:table-cell table:formula="of:=IF([.$G74];[$Themenliste.$E75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8" table:formula="of:=AND([.K74];[.L74])" office:value-type="boolean" office:boolean-value="true" calcext:value-type="boolean">
            <text:p>WAHR</text:p>
          </table:table-cell>
          <table:table-cell table:style-name="ce28" table:formula="of:=AND([$Themenliste.$K75] = 1;[$Variablen.$A$2] = 1)" office:value-type="boolean" office:boolean-value="false" calcext:value-type="boolean">
            <text:p>FALSCH</text:p>
          </table:table-cell>
          <table:table-cell table:style-name="ce28" table:formula="of:=AND([$Themenliste.$L75] = 1;[$Variablen.$B$2] = 1)" office:value-type="boolean" office:boolean-value="true" calcext:value-type="boolean">
            <text:p>WAHR</text:p>
          </table:table-cell>
          <table:table-cell table:style-name="ce28" table:formula="of:=AND([$Themenliste.$M75] = 1;[$Variablen.$C$2] = 1)" office:value-type="boolean" office:boolean-value="false" calcext:value-type="boolean">
            <text:p>FALSCH</text:p>
          </table:table-cell>
          <table:table-cell table:style-name="ce28" table:formula="of:=OR([.H74];[.I74];[.J74])" office:value-type="boolean" office:boolean-value="true" calcext:value-type="boolean">
            <text:p>WAHR</text:p>
          </table:table-cell>
          <table:table-cell table:style-name="ce28" table:formula="of:=IF([$Themenliste.$J75] = 1)" office:value-type="boolean" office:boolean-value="true" calcext:value-type="boolean">
            <text:p>WAHR</text:p>
          </table:table-cell>
          <table:table-cell table:style-name="ce28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5];[$Themenliste.$A76];&quot;&quot;)" office:value-type="string" office:string-value="5.1.b" calcext:value-type="string">
            <text:p>5.1.b</text:p>
          </table:table-cell>
          <table:table-cell table:formula="of:=IF([.$G75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5];[$Themenliste.$C76];&quot;&quot;)" office:value-type="string" office:string-value="Ist-Analyse und Konzeption" calcext:value-type="string">
            <text:p>Ist-Analyse und Konzeption</text:p>
          </table:table-cell>
          <table:table-cell table:formula="of:=IF([.$G75];[$Themenliste.$D76];&quot;&quot;)" office:value-type="string" office:string-value="b" calcext:value-type="string">
            <text:p>b</text:p>
          </table:table-cell>
          <table:table-cell table:formula="of:=IF([.$G75];[$Themenliste.$E76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8" table:formula="of:=AND([.K75];[.L75])" office:value-type="boolean" office:boolean-value="true" calcext:value-type="boolean">
            <text:p>WAHR</text:p>
          </table:table-cell>
          <table:table-cell table:style-name="ce28" table:formula="of:=AND([$Themenliste.$K76] = 1;[$Variablen.$A$2] = 1)" office:value-type="boolean" office:boolean-value="false" calcext:value-type="boolean">
            <text:p>FALSCH</text:p>
          </table:table-cell>
          <table:table-cell table:style-name="ce28" table:formula="of:=AND([$Themenliste.$L76] = 1;[$Variablen.$B$2] = 1)" office:value-type="boolean" office:boolean-value="true" calcext:value-type="boolean">
            <text:p>WAHR</text:p>
          </table:table-cell>
          <table:table-cell table:style-name="ce28" table:formula="of:=AND([$Themenliste.$M76] = 1;[$Variablen.$C$2] = 1)" office:value-type="boolean" office:boolean-value="false" calcext:value-type="boolean">
            <text:p>FALSCH</text:p>
          </table:table-cell>
          <table:table-cell table:style-name="ce28" table:formula="of:=OR([.H75];[.I75];[.J75])" office:value-type="boolean" office:boolean-value="true" calcext:value-type="boolean">
            <text:p>WAHR</text:p>
          </table:table-cell>
          <table:table-cell table:style-name="ce28" table:formula="of:=IF([$Themenliste.$J76] = 1)" office:value-type="boolean" office:boolean-value="true" calcext:value-type="boolean">
            <text:p>WAHR</text:p>
          </table:table-cell>
          <table:table-cell table:style-name="ce28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6];[$Themenliste.$A77];&quot;&quot;)" office:value-type="string" office:string-value="5.1.c" calcext:value-type="string">
            <text:p>5.1.c</text:p>
          </table:table-cell>
          <table:table-cell table:formula="of:=IF([.$G76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6];[$Themenliste.$C77];&quot;&quot;)" office:value-type="string" office:string-value="Ist-Analyse und Konzeption" calcext:value-type="string">
            <text:p>Ist-Analyse und Konzeption</text:p>
          </table:table-cell>
          <table:table-cell table:formula="of:=IF([.$G76];[$Themenliste.$D77];&quot;&quot;)" office:value-type="string" office:string-value="c" calcext:value-type="string">
            <text:p>c</text:p>
          </table:table-cell>
          <table:table-cell table:formula="of:=IF([.$G76];[$Themenliste.$E77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8" table:formula="of:=AND([.K76];[.L76])" office:value-type="boolean" office:boolean-value="true" calcext:value-type="boolean">
            <text:p>WAHR</text:p>
          </table:table-cell>
          <table:table-cell table:style-name="ce28" table:formula="of:=AND([$Themenliste.$K77] = 1;[$Variablen.$A$2] = 1)" office:value-type="boolean" office:boolean-value="false" calcext:value-type="boolean">
            <text:p>FALSCH</text:p>
          </table:table-cell>
          <table:table-cell table:style-name="ce28" table:formula="of:=AND([$Themenliste.$L77] = 1;[$Variablen.$B$2] = 1)" office:value-type="boolean" office:boolean-value="true" calcext:value-type="boolean">
            <text:p>WAHR</text:p>
          </table:table-cell>
          <table:table-cell table:style-name="ce28" table:formula="of:=AND([$Themenliste.$M77] = 1;[$Variablen.$C$2] = 1)" office:value-type="boolean" office:boolean-value="false" calcext:value-type="boolean">
            <text:p>FALSCH</text:p>
          </table:table-cell>
          <table:table-cell table:style-name="ce28" table:formula="of:=OR([.H76];[.I76];[.J76])" office:value-type="boolean" office:boolean-value="true" calcext:value-type="boolean">
            <text:p>WAHR</text:p>
          </table:table-cell>
          <table:table-cell table:style-name="ce28" table:formula="of:=IF([$Themenliste.$J77] = 1)" office:value-type="boolean" office:boolean-value="true" calcext:value-type="boolean">
            <text:p>WAHR</text:p>
          </table:table-cell>
          <table:table-cell table:style-name="ce28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77];[$Themenliste.$A78];&quot;&quot;)" office:value-type="string" office:string-value="5.1.d" calcext:value-type="string">
            <text:p>5.1.d</text:p>
          </table:table-cell>
          <table:table-cell table:formula="of:=IF([.$G77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7];[$Themenliste.$C78];&quot;&quot;)" office:value-type="string" office:string-value="Ist-Analyse und Konzeption" calcext:value-type="string">
            <text:p>Ist-Analyse und Konzeption</text:p>
          </table:table-cell>
          <table:table-cell table:formula="of:=IF([.$G77];[$Themenliste.$D78];&quot;&quot;)" office:value-type="string" office:string-value="d" calcext:value-type="string">
            <text:p>d</text:p>
          </table:table-cell>
          <table:table-cell table:formula="of:=IF([.$G77];[$Themenliste.$E78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8" table:formula="of:=AND([.K77];[.L77])" office:value-type="boolean" office:boolean-value="true" calcext:value-type="boolean">
            <text:p>WAHR</text:p>
          </table:table-cell>
          <table:table-cell table:style-name="ce28" table:formula="of:=AND([$Themenliste.$K78] = 1;[$Variablen.$A$2] = 1)" office:value-type="boolean" office:boolean-value="false" calcext:value-type="boolean">
            <text:p>FALSCH</text:p>
          </table:table-cell>
          <table:table-cell table:style-name="ce28" table:formula="of:=AND([$Themenliste.$L78] = 1;[$Variablen.$B$2] = 1)" office:value-type="boolean" office:boolean-value="true" calcext:value-type="boolean">
            <text:p>WAHR</text:p>
          </table:table-cell>
          <table:table-cell table:style-name="ce28" table:formula="of:=AND([$Themenliste.$M78] = 1;[$Variablen.$C$2] = 1)" office:value-type="boolean" office:boolean-value="false" calcext:value-type="boolean">
            <text:p>FALSCH</text:p>
          </table:table-cell>
          <table:table-cell table:style-name="ce28" table:formula="of:=OR([.H77];[.I77];[.J77])" office:value-type="boolean" office:boolean-value="true" calcext:value-type="boolean">
            <text:p>WAHR</text:p>
          </table:table-cell>
          <table:table-cell table:style-name="ce28" table:formula="of:=IF([$Themenliste.$J78] = 1)" office:value-type="boolean" office:boolean-value="true" calcext:value-type="boolean">
            <text:p>WAHR</text:p>
          </table:table-cell>
          <table:table-cell table:style-name="ce28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78];[$Themenliste.$A79];&quot;&quot;)" office:value-type="string" office:string-value="5.1.e" calcext:value-type="string">
            <text:p>5.1.e</text:p>
          </table:table-cell>
          <table:table-cell table:formula="of:=IF([.$G78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8];[$Themenliste.$C79];&quot;&quot;)" office:value-type="string" office:string-value="Ist-Analyse und Konzeption" calcext:value-type="string">
            <text:p>Ist-Analyse und Konzeption</text:p>
          </table:table-cell>
          <table:table-cell table:formula="of:=IF([.$G78];[$Themenliste.$D79];&quot;&quot;)" office:value-type="string" office:string-value="e" calcext:value-type="string">
            <text:p>e</text:p>
          </table:table-cell>
          <table:table-cell table:formula="of:=IF([.$G78];[$Themenliste.$E79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2" calcext:value-type="string">
            <text:p>2</text:p>
          </table:table-cell>
          <table:table-cell table:style-name="ce28" table:formula="of:=AND([.K78];[.L78])" office:value-type="boolean" office:boolean-value="true" calcext:value-type="boolean">
            <text:p>WAHR</text:p>
          </table:table-cell>
          <table:table-cell table:style-name="ce28" table:formula="of:=AND([$Themenliste.$K79] = 1;[$Variablen.$A$2] = 1)" office:value-type="boolean" office:boolean-value="false" calcext:value-type="boolean">
            <text:p>FALSCH</text:p>
          </table:table-cell>
          <table:table-cell table:style-name="ce28" table:formula="of:=AND([$Themenliste.$L79] = 1;[$Variablen.$B$2] = 1)" office:value-type="boolean" office:boolean-value="true" calcext:value-type="boolean">
            <text:p>WAHR</text:p>
          </table:table-cell>
          <table:table-cell table:style-name="ce28" table:formula="of:=AND([$Themenliste.$M79] = 1;[$Variablen.$C$2] = 1)" office:value-type="boolean" office:boolean-value="false" calcext:value-type="boolean">
            <text:p>FALSCH</text:p>
          </table:table-cell>
          <table:table-cell table:style-name="ce28" table:formula="of:=OR([.H78];[.I78];[.J78])" office:value-type="boolean" office:boolean-value="true" calcext:value-type="boolean">
            <text:p>WAHR</text:p>
          </table:table-cell>
          <table:table-cell table:style-name="ce28" table:formula="of:=IF([$Themenliste.$J79] = 1)" office:value-type="boolean" office:boolean-value="true" calcext:value-type="boolean">
            <text:p>WAHR</text:p>
          </table:table-cell>
          <table:table-cell table:style-name="ce28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79];[$Themenliste.$A80];&quot;&quot;)" office:value-type="string" office:string-value="5.2.a" calcext:value-type="string">
            <text:p>5.2.a</text:p>
          </table:table-cell>
          <table:table-cell table:formula="of:=IF([.$G79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9];[$Themenliste.$C80];&quot;&quot;)" office:value-type="string" office:string-value="Programmiertechniken" calcext:value-type="string">
            <text:p>Programmiertechniken</text:p>
          </table:table-cell>
          <table:table-cell table:formula="of:=IF([.$G79];[$Themenliste.$D80];&quot;&quot;)" office:value-type="string" office:string-value="a" calcext:value-type="string">
            <text:p>a</text:p>
          </table:table-cell>
          <table:table-cell table:formula="of:=IF([.$G79];[$Themenliste.$E80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8" table:formula="of:=AND([.K79];[.L79])" office:value-type="boolean" office:boolean-value="true" calcext:value-type="boolean">
            <text:p>WAHR</text:p>
          </table:table-cell>
          <table:table-cell table:style-name="ce28" table:formula="of:=AND([$Themenliste.$K80] = 1;[$Variablen.$A$2] = 1)" office:value-type="boolean" office:boolean-value="true" calcext:value-type="boolean">
            <text:p>WAHR</text:p>
          </table:table-cell>
          <table:table-cell table:style-name="ce28" table:formula="of:=AND([$Themenliste.$L80] = 1;[$Variablen.$B$2] = 1)" office:value-type="boolean" office:boolean-value="false" calcext:value-type="boolean">
            <text:p>FALSCH</text:p>
          </table:table-cell>
          <table:table-cell table:style-name="ce28" table:formula="of:=AND([$Themenliste.$M80] = 1;[$Variablen.$C$2] = 1)" office:value-type="boolean" office:boolean-value="false" calcext:value-type="boolean">
            <text:p>FALSCH</text:p>
          </table:table-cell>
          <table:table-cell table:style-name="ce28" table:formula="of:=OR([.H79];[.I79];[.J79])" office:value-type="boolean" office:boolean-value="true" calcext:value-type="boolean">
            <text:p>WAHR</text:p>
          </table:table-cell>
          <table:table-cell table:style-name="ce28" table:formula="of:=IF([$Themenliste.$J80] = 1)" office:value-type="boolean" office:boolean-value="true" calcext:value-type="boolean">
            <text:p>WAHR</text:p>
          </table:table-cell>
          <table:table-cell table:style-name="ce28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0];[$Themenliste.$A81];&quot;&quot;)" office:value-type="string" office:string-value="5.2.b" calcext:value-type="string">
            <text:p>5.2.b</text:p>
          </table:table-cell>
          <table:table-cell table:formula="of:=IF([.$G80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0];[$Themenliste.$C81];&quot;&quot;)" office:value-type="string" office:string-value="Programmiertechniken" calcext:value-type="string">
            <text:p>Programmiertechniken</text:p>
          </table:table-cell>
          <table:table-cell table:formula="of:=IF([.$G80];[$Themenliste.$D81];&quot;&quot;)" office:value-type="string" office:string-value="b" calcext:value-type="string">
            <text:p>b</text:p>
          </table:table-cell>
          <table:table-cell table:formula="of:=IF([.$G80];[$Themenliste.$E81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8" table:formula="of:=AND([.K80];[.L80])" office:value-type="boolean" office:boolean-value="true" calcext:value-type="boolean">
            <text:p>WAHR</text:p>
          </table:table-cell>
          <table:table-cell table:style-name="ce28" table:formula="of:=AND([$Themenliste.$K81] = 1;[$Variablen.$A$2] = 1)" office:value-type="boolean" office:boolean-value="true" calcext:value-type="boolean">
            <text:p>WAHR</text:p>
          </table:table-cell>
          <table:table-cell table:style-name="ce28" table:formula="of:=AND([$Themenliste.$L81] = 1;[$Variablen.$B$2] = 1)" office:value-type="boolean" office:boolean-value="false" calcext:value-type="boolean">
            <text:p>FALSCH</text:p>
          </table:table-cell>
          <table:table-cell table:style-name="ce28" table:formula="of:=AND([$Themenliste.$M81] = 1;[$Variablen.$C$2] = 1)" office:value-type="boolean" office:boolean-value="false" calcext:value-type="boolean">
            <text:p>FALSCH</text:p>
          </table:table-cell>
          <table:table-cell table:style-name="ce28" table:formula="of:=OR([.H80];[.I80];[.J80])" office:value-type="boolean" office:boolean-value="true" calcext:value-type="boolean">
            <text:p>WAHR</text:p>
          </table:table-cell>
          <table:table-cell table:style-name="ce28" table:formula="of:=IF([$Themenliste.$J81] = 1)" office:value-type="boolean" office:boolean-value="true" calcext:value-type="boolean">
            <text:p>WAHR</text:p>
          </table:table-cell>
          <table:table-cell table:style-name="ce28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1];[$Themenliste.$A82];&quot;&quot;)" office:value-type="string" office:string-value="5.2.c" calcext:value-type="string">
            <text:p>5.2.c</text:p>
          </table:table-cell>
          <table:table-cell table:formula="of:=IF([.$G81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1];[$Themenliste.$C82];&quot;&quot;)" office:value-type="string" office:string-value="Programmiertechniken" calcext:value-type="string">
            <text:p>Programmiertechniken</text:p>
          </table:table-cell>
          <table:table-cell table:formula="of:=IF([.$G81];[$Themenliste.$D82];&quot;&quot;)" office:value-type="string" office:string-value="c" calcext:value-type="string">
            <text:p>c</text:p>
          </table:table-cell>
          <table:table-cell table:formula="of:=IF([.$G81];[$Themenliste.$E82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8" table:formula="of:=AND([.K81];[.L81])" office:value-type="boolean" office:boolean-value="true" calcext:value-type="boolean">
            <text:p>WAHR</text:p>
          </table:table-cell>
          <table:table-cell table:style-name="ce28" table:formula="of:=AND([$Themenliste.$K82] = 1;[$Variablen.$A$2] = 1)" office:value-type="boolean" office:boolean-value="true" calcext:value-type="boolean">
            <text:p>WAHR</text:p>
          </table:table-cell>
          <table:table-cell table:style-name="ce28" table:formula="of:=AND([$Themenliste.$L82] = 1;[$Variablen.$B$2] = 1)" office:value-type="boolean" office:boolean-value="false" calcext:value-type="boolean">
            <text:p>FALSCH</text:p>
          </table:table-cell>
          <table:table-cell table:style-name="ce28" table:formula="of:=AND([$Themenliste.$M82] = 1;[$Variablen.$C$2] = 1)" office:value-type="boolean" office:boolean-value="false" calcext:value-type="boolean">
            <text:p>FALSCH</text:p>
          </table:table-cell>
          <table:table-cell table:style-name="ce28" table:formula="of:=OR([.H81];[.I81];[.J81])" office:value-type="boolean" office:boolean-value="true" calcext:value-type="boolean">
            <text:p>WAHR</text:p>
          </table:table-cell>
          <table:table-cell table:style-name="ce28" table:formula="of:=IF([$Themenliste.$J82] = 1)" office:value-type="boolean" office:boolean-value="true" calcext:value-type="boolean">
            <text:p>WAHR</text:p>
          </table:table-cell>
          <table:table-cell table:style-name="ce28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82];[$Themenliste.$A83];&quot;&quot;)" office:value-type="string" office:string-value="5.3.a" calcext:value-type="string">
            <text:p>5.3.a</text:p>
          </table:table-cell>
          <table:table-cell table:formula="of:=IF([.$G82];[$Themenliste.$B83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2];[$Themenliste.$C83];&quot;&quot;)" office:value-type="string" office:string-value="Installieren und Konfigurieren" calcext:value-type="string">
            <text:p>Installieren und Konfigurieren</text:p>
          </table:table-cell>
          <table:table-cell table:formula="of:=IF([.$G82];[$Themenliste.$D83];&quot;&quot;)" office:value-type="string" office:string-value="a" calcext:value-type="string">
            <text:p>a</text:p>
          </table:table-cell>
          <table:table-cell table:formula="of:=IF([.$G82];[$Themenliste.$E83];&quot;&quot;)" office:value-type="string" office:string-value="Systeme zusammenstellen und verbinden" calcext:value-type="string">
            <text:p>Systeme zusammenstellen und verbinden</text:p>
          </table:table-cell>
          <table:table-cell table:style-name="ce22" table:formula="of:=IF([.$G82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 office:value-type="string" office:string-value="1" calcext:value-type="string">
            <text:p>1</text:p>
          </table:table-cell>
          <table:table-cell table:style-name="ce28" table:formula="of:=AND([.K82];[.L82])" office:value-type="boolean" office:boolean-value="true" calcext:value-type="boolean">
            <text:p>WAHR</text:p>
          </table:table-cell>
          <table:table-cell table:style-name="ce28" table:formula="of:=AND([$Themenliste.$K83] = 1;[$Variablen.$A$2] = 1)" office:value-type="boolean" office:boolean-value="true" calcext:value-type="boolean">
            <text:p>WAHR</text:p>
          </table:table-cell>
          <table:table-cell table:style-name="ce28" table:formula="of:=AND([$Themenliste.$L83] = 1;[$Variablen.$B$2] = 1)" office:value-type="boolean" office:boolean-value="false" calcext:value-type="boolean">
            <text:p>FALSCH</text:p>
          </table:table-cell>
          <table:table-cell table:style-name="ce28" table:formula="of:=AND([$Themenliste.$M83] = 1;[$Variablen.$C$2] = 1)" office:value-type="boolean" office:boolean-value="false" calcext:value-type="boolean">
            <text:p>FALSCH</text:p>
          </table:table-cell>
          <table:table-cell table:style-name="ce28" table:formula="of:=OR([.H82];[.I82];[.J82])" office:value-type="boolean" office:boolean-value="true" calcext:value-type="boolean">
            <text:p>WAHR</text:p>
          </table:table-cell>
          <table:table-cell table:style-name="ce28" table:formula="of:=IF([$Themenliste.$J83] = 1)" office:value-type="boolean" office:boolean-value="true" calcext:value-type="boolean">
            <text:p>WAHR</text:p>
          </table:table-cell>
          <table:table-cell table:style-name="ce28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3];[$Themenliste.$A84];&quot;&quot;)" office:value-type="string" office:string-value="5.3.b" calcext:value-type="string">
            <text:p>5.3.b</text:p>
          </table:table-cell>
          <table:table-cell table:formula="of:=IF([.$G83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3];[$Themenliste.$C84];&quot;&quot;)" office:value-type="string" office:string-value="Installieren und Konfigurieren" calcext:value-type="string">
            <text:p>Installieren und Konfigurieren</text:p>
          </table:table-cell>
          <table:table-cell table:formula="of:=IF([.$G83];[$Themenliste.$D84];&quot;&quot;)" office:value-type="string" office:string-value="b" calcext:value-type="string">
            <text:p>b</text:p>
          </table:table-cell>
          <table:table-cell table:formula="of:=IF([.$G83];[$Themenliste.$E84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8" table:formula="of:=AND([.K83];[.L83])" office:value-type="boolean" office:boolean-value="true" calcext:value-type="boolean">
            <text:p>WAHR</text:p>
          </table:table-cell>
          <table:table-cell table:style-name="ce28" table:formula="of:=AND([$Themenliste.$K84] = 1;[$Variablen.$A$2] = 1)" office:value-type="boolean" office:boolean-value="true" calcext:value-type="boolean">
            <text:p>WAHR</text:p>
          </table:table-cell>
          <table:table-cell table:style-name="ce28" table:formula="of:=AND([$Themenliste.$L84] = 1;[$Variablen.$B$2] = 1)" office:value-type="boolean" office:boolean-value="false" calcext:value-type="boolean">
            <text:p>FALSCH</text:p>
          </table:table-cell>
          <table:table-cell table:style-name="ce28" table:formula="of:=AND([$Themenliste.$M84] = 1;[$Variablen.$C$2] = 1)" office:value-type="boolean" office:boolean-value="false" calcext:value-type="boolean">
            <text:p>FALSCH</text:p>
          </table:table-cell>
          <table:table-cell table:style-name="ce28" table:formula="of:=OR([.H83];[.I83];[.J83])" office:value-type="boolean" office:boolean-value="true" calcext:value-type="boolean">
            <text:p>WAHR</text:p>
          </table:table-cell>
          <table:table-cell table:style-name="ce28" table:formula="of:=IF([$Themenliste.$J84] = 1)" office:value-type="boolean" office:boolean-value="true" calcext:value-type="boolean">
            <text:p>WAHR</text:p>
          </table:table-cell>
          <table:table-cell table:style-name="ce28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84];[$Themenliste.$A85];&quot;&quot;)" office:value-type="string" office:string-value="5.3.c" calcext:value-type="string">
            <text:p>5.3.c</text:p>
          </table:table-cell>
          <table:table-cell table:formula="of:=IF([.$G84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4];[$Themenliste.$C85];&quot;&quot;)" office:value-type="string" office:string-value="Installieren und Konfigurieren" calcext:value-type="string">
            <text:p>Installieren und Konfigurieren</text:p>
          </table:table-cell>
          <table:table-cell table:formula="of:=IF([.$G84];[$Themenliste.$D85];&quot;&quot;)" office:value-type="string" office:string-value="c" calcext:value-type="string">
            <text:p>c</text:p>
          </table:table-cell>
          <table:table-cell table:formula="of:=IF([.$G84];[$Themenliste.$E85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8" table:formula="of:=AND([.K84];[.L84])" office:value-type="boolean" office:boolean-value="true" calcext:value-type="boolean">
            <text:p>WAHR</text:p>
          </table:table-cell>
          <table:table-cell table:style-name="ce28" table:formula="of:=AND([$Themenliste.$K85] = 1;[$Variablen.$A$2] = 1)" office:value-type="boolean" office:boolean-value="true" calcext:value-type="boolean">
            <text:p>WAHR</text:p>
          </table:table-cell>
          <table:table-cell table:style-name="ce28" table:formula="of:=AND([$Themenliste.$L85] = 1;[$Variablen.$B$2] = 1)" office:value-type="boolean" office:boolean-value="false" calcext:value-type="boolean">
            <text:p>FALSCH</text:p>
          </table:table-cell>
          <table:table-cell table:style-name="ce28" table:formula="of:=AND([$Themenliste.$M85] = 1;[$Variablen.$C$2] = 1)" office:value-type="boolean" office:boolean-value="false" calcext:value-type="boolean">
            <text:p>FALSCH</text:p>
          </table:table-cell>
          <table:table-cell table:style-name="ce28" table:formula="of:=OR([.H84];[.I84];[.J84])" office:value-type="boolean" office:boolean-value="true" calcext:value-type="boolean">
            <text:p>WAHR</text:p>
          </table:table-cell>
          <table:table-cell table:style-name="ce28" table:formula="of:=IF([$Themenliste.$J85] = 1)" office:value-type="boolean" office:boolean-value="true" calcext:value-type="boolean">
            <text:p>WAHR</text:p>
          </table:table-cell>
          <table:table-cell table:style-name="ce28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85];[$Themenliste.$A86];&quot;&quot;)" office:value-type="string" office:string-value="5.3.d" calcext:value-type="string">
            <text:p>5.3.d</text:p>
          </table:table-cell>
          <table:table-cell table:formula="of:=IF([.$G85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5];[$Themenliste.$C86];&quot;&quot;)" office:value-type="string" office:string-value="Installieren und Konfigurieren" calcext:value-type="string">
            <text:p>Installieren und Konfigurieren</text:p>
          </table:table-cell>
          <table:table-cell table:formula="of:=IF([.$G85];[$Themenliste.$D86];&quot;&quot;)" office:value-type="string" office:string-value="d" calcext:value-type="string">
            <text:p>d</text:p>
          </table:table-cell>
          <table:table-cell table:formula="of:=IF([.$G85];[$Themenliste.$E86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8" table:formula="of:=AND([.K85];[.L85])" office:value-type="boolean" office:boolean-value="true" calcext:value-type="boolean">
            <text:p>WAHR</text:p>
          </table:table-cell>
          <table:table-cell table:style-name="ce28" table:formula="of:=AND([$Themenliste.$K86] = 1;[$Variablen.$A$2] = 1)" office:value-type="boolean" office:boolean-value="true" calcext:value-type="boolean">
            <text:p>WAHR</text:p>
          </table:table-cell>
          <table:table-cell table:style-name="ce28" table:formula="of:=AND([$Themenliste.$L86] = 1;[$Variablen.$B$2] = 1)" office:value-type="boolean" office:boolean-value="false" calcext:value-type="boolean">
            <text:p>FALSCH</text:p>
          </table:table-cell>
          <table:table-cell table:style-name="ce28" table:formula="of:=AND([$Themenliste.$M86] = 1;[$Variablen.$C$2] = 1)" office:value-type="boolean" office:boolean-value="false" calcext:value-type="boolean">
            <text:p>FALSCH</text:p>
          </table:table-cell>
          <table:table-cell table:style-name="ce28" table:formula="of:=OR([.H85];[.I85];[.J85])" office:value-type="boolean" office:boolean-value="true" calcext:value-type="boolean">
            <text:p>WAHR</text:p>
          </table:table-cell>
          <table:table-cell table:style-name="ce28" table:formula="of:=IF([$Themenliste.$J86] = 1)" office:value-type="boolean" office:boolean-value="true" calcext:value-type="boolean">
            <text:p>WAHR</text:p>
          </table:table-cell>
          <table:table-cell table:style-name="ce28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6];[$Themenliste.$A87];&quot;&quot;)" office:value-type="string" office:string-value="5.3.e" calcext:value-type="string">
            <text:p>5.3.e</text:p>
          </table:table-cell>
          <table:table-cell table:formula="of:=IF([.$G86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6];[$Themenliste.$C87];&quot;&quot;)" office:value-type="string" office:string-value="Installieren und Konfigurieren" calcext:value-type="string">
            <text:p>Installieren und Konfigurieren</text:p>
          </table:table-cell>
          <table:table-cell table:formula="of:=IF([.$G86];[$Themenliste.$D87];&quot;&quot;)" office:value-type="string" office:string-value="e" calcext:value-type="string">
            <text:p>e</text:p>
          </table:table-cell>
          <table:table-cell table:formula="of:=IF([.$G86];[$Themenliste.$E87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1" calcext:value-type="string">
            <text:p>1</text:p>
          </table:table-cell>
          <table:table-cell table:style-name="ce28" table:formula="of:=AND([.K86];[.L86])" office:value-type="boolean" office:boolean-value="true" calcext:value-type="boolean">
            <text:p>WAHR</text:p>
          </table:table-cell>
          <table:table-cell table:style-name="ce28" table:formula="of:=AND([$Themenliste.$K87] = 1;[$Variablen.$A$2] = 1)" office:value-type="boolean" office:boolean-value="true" calcext:value-type="boolean">
            <text:p>WAHR</text:p>
          </table:table-cell>
          <table:table-cell table:style-name="ce28" table:formula="of:=AND([$Themenliste.$L87] = 1;[$Variablen.$B$2] = 1)" office:value-type="boolean" office:boolean-value="false" calcext:value-type="boolean">
            <text:p>FALSCH</text:p>
          </table:table-cell>
          <table:table-cell table:style-name="ce28" table:formula="of:=AND([$Themenliste.$M87] = 1;[$Variablen.$C$2] = 1)" office:value-type="boolean" office:boolean-value="false" calcext:value-type="boolean">
            <text:p>FALSCH</text:p>
          </table:table-cell>
          <table:table-cell table:style-name="ce28" table:formula="of:=OR([.H86];[.I86];[.J86])" office:value-type="boolean" office:boolean-value="true" calcext:value-type="boolean">
            <text:p>WAHR</text:p>
          </table:table-cell>
          <table:table-cell table:style-name="ce28" table:formula="of:=IF([$Themenliste.$J87] = 1)" office:value-type="boolean" office:boolean-value="true" calcext:value-type="boolean">
            <text:p>WAHR</text:p>
          </table:table-cell>
          <table:table-cell table:style-name="ce28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7];[$Themenliste.$A88];&quot;&quot;)" office:value-type="string" office:string-value="5.4.a" calcext:value-type="string">
            <text:p>5.4.a</text:p>
          </table:table-cell>
          <table:table-cell table:formula="of:=IF([.$G87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7];[$Themenliste.$C88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87];[$Themenliste.$D88];&quot;&quot;)" office:value-type="string" office:string-value="a" calcext:value-type="string">
            <text:p>a</text:p>
          </table:table-cell>
          <table:table-cell table:formula="of:=IF([.$G87];[$Themenliste.$E88];&quot;&quot;)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style-name="ce22" table:formula="of:=IF([.$G87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8" table:formula="of:=AND([.K87];[.L87])" office:value-type="boolean" office:boolean-value="true" calcext:value-type="boolean">
            <text:p>WAHR</text:p>
          </table:table-cell>
          <table:table-cell table:style-name="ce28" table:formula="of:=AND([$Themenliste.$K88] = 1;[$Variablen.$A$2] = 1)" office:value-type="boolean" office:boolean-value="false" calcext:value-type="boolean">
            <text:p>FALSCH</text:p>
          </table:table-cell>
          <table:table-cell table:style-name="ce28" table:formula="of:=AND([$Themenliste.$L88] = 1;[$Variablen.$B$2] = 1)" office:value-type="boolean" office:boolean-value="true" calcext:value-type="boolean">
            <text:p>WAHR</text:p>
          </table:table-cell>
          <table:table-cell table:style-name="ce28" table:formula="of:=AND([$Themenliste.$M88] = 1;[$Variablen.$C$2] = 1)" office:value-type="boolean" office:boolean-value="false" calcext:value-type="boolean">
            <text:p>FALSCH</text:p>
          </table:table-cell>
          <table:table-cell table:style-name="ce28" table:formula="of:=OR([.H87];[.I87];[.J87])" office:value-type="boolean" office:boolean-value="true" calcext:value-type="boolean">
            <text:p>WAHR</text:p>
          </table:table-cell>
          <table:table-cell table:style-name="ce28" table:formula="of:=IF([$Themenliste.$J88] = 1)" office:value-type="boolean" office:boolean-value="true" calcext:value-type="boolean">
            <text:p>WAHR</text:p>
          </table:table-cell>
          <table:table-cell table:style-name="ce28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8];[$Themenliste.$A89];&quot;&quot;)" office:value-type="string" office:string-value="5.4.b" calcext:value-type="string">
            <text:p>5.4.b</text:p>
          </table:table-cell>
          <table:table-cell table:formula="of:=IF([.$G88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8];[$Themenliste.$C89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88];[$Themenliste.$D89];&quot;&quot;)" office:value-type="string" office:string-value="b" calcext:value-type="string">
            <text:p>b</text:p>
          </table:table-cell>
          <table:table-cell table:formula="of:=IF([.$G88];[$Themenliste.$E89];&quot;&quot;)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style-name="ce22" table:formula="of:=IF([.$G88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8" table:formula="of:=AND([.K88];[.L88])" office:value-type="boolean" office:boolean-value="true" calcext:value-type="boolean">
            <text:p>WAHR</text:p>
          </table:table-cell>
          <table:table-cell table:style-name="ce28" table:formula="of:=AND([$Themenliste.$K89] = 1;[$Variablen.$A$2] = 1)" office:value-type="boolean" office:boolean-value="false" calcext:value-type="boolean">
            <text:p>FALSCH</text:p>
          </table:table-cell>
          <table:table-cell table:style-name="ce28" table:formula="of:=AND([$Themenliste.$L89] = 1;[$Variablen.$B$2] = 1)" office:value-type="boolean" office:boolean-value="true" calcext:value-type="boolean">
            <text:p>WAHR</text:p>
          </table:table-cell>
          <table:table-cell table:style-name="ce28" table:formula="of:=AND([$Themenliste.$M89] = 1;[$Variablen.$C$2] = 1)" office:value-type="boolean" office:boolean-value="false" calcext:value-type="boolean">
            <text:p>FALSCH</text:p>
          </table:table-cell>
          <table:table-cell table:style-name="ce28" table:formula="of:=OR([.H88];[.I88];[.J88])" office:value-type="boolean" office:boolean-value="true" calcext:value-type="boolean">
            <text:p>WAHR</text:p>
          </table:table-cell>
          <table:table-cell table:style-name="ce28" table:formula="of:=IF([$Themenliste.$J89] = 1)" office:value-type="boolean" office:boolean-value="true" calcext:value-type="boolean">
            <text:p>WAHR</text:p>
          </table:table-cell>
          <table:table-cell table:style-name="ce28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89];[$Themenliste.$A90];&quot;&quot;)" office:value-type="string" office:string-value="5.4.c" calcext:value-type="string">
            <text:p>5.4.c</text:p>
          </table:table-cell>
          <table:table-cell table:formula="of:=IF([.$G89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9];[$Themenliste.$C90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89];[$Themenliste.$D90];&quot;&quot;)" office:value-type="string" office:string-value="c" calcext:value-type="string">
            <text:p>c</text:p>
          </table:table-cell>
          <table:table-cell table:formula="of:=IF([.$G89];[$Themenliste.$E90];&quot;&quot;)" office:value-type="string" office:string-value="Schutzmechanismen für IT-Sicherheit anwenden" calcext:value-type="string">
            <text:p>Schutzmechanismen für IT-Sicherheit anwenden</text:p>
          </table:table-cell>
          <table:table-cell table:style-name="ce22" table:formula="of:=IF([.$G89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8" table:formula="of:=AND([.K89];[.L89])" office:value-type="boolean" office:boolean-value="true" calcext:value-type="boolean">
            <text:p>WAHR</text:p>
          </table:table-cell>
          <table:table-cell table:style-name="ce28" table:formula="of:=AND([$Themenliste.$K90] = 1;[$Variablen.$A$2] = 1)" office:value-type="boolean" office:boolean-value="false" calcext:value-type="boolean">
            <text:p>FALSCH</text:p>
          </table:table-cell>
          <table:table-cell table:style-name="ce28" table:formula="of:=AND([$Themenliste.$L90] = 1;[$Variablen.$B$2] = 1)" office:value-type="boolean" office:boolean-value="true" calcext:value-type="boolean">
            <text:p>WAHR</text:p>
          </table:table-cell>
          <table:table-cell table:style-name="ce28" table:formula="of:=AND([$Themenliste.$M90] = 1;[$Variablen.$C$2] = 1)" office:value-type="boolean" office:boolean-value="false" calcext:value-type="boolean">
            <text:p>FALSCH</text:p>
          </table:table-cell>
          <table:table-cell table:style-name="ce28" table:formula="of:=OR([.H89];[.I89];[.J89])" office:value-type="boolean" office:boolean-value="true" calcext:value-type="boolean">
            <text:p>WAHR</text:p>
          </table:table-cell>
          <table:table-cell table:style-name="ce28" table:formula="of:=IF([$Themenliste.$J90] = 1)" office:value-type="boolean" office:boolean-value="true" calcext:value-type="boolean">
            <text:p>WAHR</text:p>
          </table:table-cell>
          <table:table-cell table:style-name="ce28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0];[$Themenliste.$A91];&quot;&quot;)" office:value-type="string" office:string-value="5.4.d" calcext:value-type="string">
            <text:p>5.4.d</text:p>
          </table:table-cell>
          <table:table-cell table:formula="of:=IF([.$G90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0];[$Themenliste.$C91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90];[$Themenliste.$D91];&quot;&quot;)" office:value-type="string" office:string-value="d" calcext:value-type="string">
            <text:p>d</text:p>
          </table:table-cell>
          <table:table-cell table:formula="of:=IF([.$G90];[$Themenliste.$E91];&quot;&quot;)" office:value-type="string" office:string-value="Vorschriften zum Datenschutz eihalten" calcext:value-type="string">
            <text:p>Vorschriften zum Datenschutz eihalten</text:p>
          </table:table-cell>
          <table:table-cell table:style-name="ce22" table:formula="of:=IF([.$G90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8" table:formula="of:=AND([.K90];[.L90])" office:value-type="boolean" office:boolean-value="true" calcext:value-type="boolean">
            <text:p>WAHR</text:p>
          </table:table-cell>
          <table:table-cell table:style-name="ce28" table:formula="of:=AND([$Themenliste.$K91] = 1;[$Variablen.$A$2] = 1)" office:value-type="boolean" office:boolean-value="false" calcext:value-type="boolean">
            <text:p>FALSCH</text:p>
          </table:table-cell>
          <table:table-cell table:style-name="ce28" table:formula="of:=AND([$Themenliste.$L91] = 1;[$Variablen.$B$2] = 1)" office:value-type="boolean" office:boolean-value="true" calcext:value-type="boolean">
            <text:p>WAHR</text:p>
          </table:table-cell>
          <table:table-cell table:style-name="ce28" table:formula="of:=AND([$Themenliste.$M91] = 1;[$Variablen.$C$2] = 1)" office:value-type="boolean" office:boolean-value="false" calcext:value-type="boolean">
            <text:p>FALSCH</text:p>
          </table:table-cell>
          <table:table-cell table:style-name="ce28" table:formula="of:=OR([.H90];[.I90];[.J90])" office:value-type="boolean" office:boolean-value="true" calcext:value-type="boolean">
            <text:p>WAHR</text:p>
          </table:table-cell>
          <table:table-cell table:style-name="ce28" table:formula="of:=IF([$Themenliste.$J91] = 1)" office:value-type="boolean" office:boolean-value="true" calcext:value-type="boolean">
            <text:p>WAHR</text:p>
          </table:table-cell>
          <table:table-cell table:style-name="ce28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1];[$Themenliste.$A92];&quot;&quot;)" office:value-type="string" office:string-value="5.4.e" calcext:value-type="string">
            <text:p>5.4.e</text:p>
          </table:table-cell>
          <table:table-cell table:formula="of:=IF([.$G91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1];[$Themenliste.$C92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91];[$Themenliste.$D92];&quot;&quot;)" office:value-type="string" office:string-value="e" calcext:value-type="string">
            <text:p>e</text:p>
          </table:table-cell>
          <table:table-cell table:formula="of:=IF([.$G91];[$Themenliste.$E92];&quot;&quot;)" office:value-type="string" office:string-value="Vorschriften zum Urheberrecht einhalten" calcext:value-type="string">
            <text:p>Vorschriften zum Urheberrecht einhalten</text:p>
          </table:table-cell>
          <table:table-cell table:style-name="ce22" table:formula="of:=IF([.$G91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8" table:formula="of:=AND([.K91];[.L91])" office:value-type="boolean" office:boolean-value="true" calcext:value-type="boolean">
            <text:p>WAHR</text:p>
          </table:table-cell>
          <table:table-cell table:style-name="ce28" table:formula="of:=AND([$Themenliste.$K92] = 1;[$Variablen.$A$2] = 1)" office:value-type="boolean" office:boolean-value="false" calcext:value-type="boolean">
            <text:p>FALSCH</text:p>
          </table:table-cell>
          <table:table-cell table:style-name="ce28" table:formula="of:=AND([$Themenliste.$L92] = 1;[$Variablen.$B$2] = 1)" office:value-type="boolean" office:boolean-value="true" calcext:value-type="boolean">
            <text:p>WAHR</text:p>
          </table:table-cell>
          <table:table-cell table:style-name="ce28" table:formula="of:=AND([$Themenliste.$M92] = 1;[$Variablen.$C$2] = 1)" office:value-type="boolean" office:boolean-value="false" calcext:value-type="boolean">
            <text:p>FALSCH</text:p>
          </table:table-cell>
          <table:table-cell table:style-name="ce28" table:formula="of:=OR([.H91];[.I91];[.J91])" office:value-type="boolean" office:boolean-value="true" calcext:value-type="boolean">
            <text:p>WAHR</text:p>
          </table:table-cell>
          <table:table-cell table:style-name="ce28" table:formula="of:=IF([$Themenliste.$J92] = 1)" office:value-type="boolean" office:boolean-value="true" calcext:value-type="boolean">
            <text:p>WAHR</text:p>
          </table:table-cell>
          <table:table-cell table:style-name="ce28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2];[$Themenliste.$A93];&quot;&quot;)" office:value-type="string" office:string-value="5.5.a" calcext:value-type="string">
            <text:p>5.5.a</text:p>
          </table:table-cell>
          <table:table-cell table:formula="of:=IF([.$G92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2];[$Themenliste.$C93];&quot;&quot;)" office:value-type="string" office:string-value="Systempflege" calcext:value-type="string">
            <text:p>Systempflege</text:p>
          </table:table-cell>
          <table:table-cell table:formula="of:=IF([.$G92];[$Themenliste.$D93];&quot;&quot;)" office:value-type="string" office:string-value="a" calcext:value-type="string">
            <text:p>a</text:p>
          </table:table-cell>
          <table:table-cell table:formula="of:=IF([.$G92];[$Themenliste.$E93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8" table:formula="of:=AND([.K92];[.L92])" office:value-type="boolean" office:boolean-value="true" calcext:value-type="boolean">
            <text:p>WAHR</text:p>
          </table:table-cell>
          <table:table-cell table:style-name="ce28" table:formula="of:=AND([$Themenliste.$K93] = 1;[$Variablen.$A$2] = 1)" office:value-type="boolean" office:boolean-value="false" calcext:value-type="boolean">
            <text:p>FALSCH</text:p>
          </table:table-cell>
          <table:table-cell table:style-name="ce28" table:formula="of:=AND([$Themenliste.$L93] = 1;[$Variablen.$B$2] = 1)" office:value-type="boolean" office:boolean-value="true" calcext:value-type="boolean">
            <text:p>WAHR</text:p>
          </table:table-cell>
          <table:table-cell table:style-name="ce28" table:formula="of:=AND([$Themenliste.$M93] = 1;[$Variablen.$C$2] = 1)" office:value-type="boolean" office:boolean-value="false" calcext:value-type="boolean">
            <text:p>FALSCH</text:p>
          </table:table-cell>
          <table:table-cell table:style-name="ce28" table:formula="of:=OR([.H92];[.I92];[.J92])" office:value-type="boolean" office:boolean-value="true" calcext:value-type="boolean">
            <text:p>WAHR</text:p>
          </table:table-cell>
          <table:table-cell table:style-name="ce28" table:formula="of:=IF([$Themenliste.$J93] = 1)" office:value-type="boolean" office:boolean-value="true" calcext:value-type="boolean">
            <text:p>WAHR</text:p>
          </table:table-cell>
          <table:table-cell table:style-name="ce28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93];[$Themenliste.$A94];&quot;&quot;)" office:value-type="string" office:string-value="5.5.b" calcext:value-type="string">
            <text:p>5.5.b</text:p>
          </table:table-cell>
          <table:table-cell table:formula="of:=IF([.$G93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3];[$Themenliste.$C94];&quot;&quot;)" office:value-type="string" office:string-value="Systempflege" calcext:value-type="string">
            <text:p>Systempflege</text:p>
          </table:table-cell>
          <table:table-cell table:formula="of:=IF([.$G93];[$Themenliste.$D94];&quot;&quot;)" office:value-type="string" office:string-value="b" calcext:value-type="string">
            <text:p>b</text:p>
          </table:table-cell>
          <table:table-cell table:formula="of:=IF([.$G93];[$Themenliste.$E94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8" table:formula="of:=AND([.K93];[.L93])" office:value-type="boolean" office:boolean-value="true" calcext:value-type="boolean">
            <text:p>WAHR</text:p>
          </table:table-cell>
          <table:table-cell table:style-name="ce28" table:formula="of:=AND([$Themenliste.$K94] = 1;[$Variablen.$A$2] = 1)" office:value-type="boolean" office:boolean-value="false" calcext:value-type="boolean">
            <text:p>FALSCH</text:p>
          </table:table-cell>
          <table:table-cell table:style-name="ce28" table:formula="of:=AND([$Themenliste.$L94] = 1;[$Variablen.$B$2] = 1)" office:value-type="boolean" office:boolean-value="true" calcext:value-type="boolean">
            <text:p>WAHR</text:p>
          </table:table-cell>
          <table:table-cell table:style-name="ce28" table:formula="of:=AND([$Themenliste.$M94] = 1;[$Variablen.$C$2] = 1)" office:value-type="boolean" office:boolean-value="false" calcext:value-type="boolean">
            <text:p>FALSCH</text:p>
          </table:table-cell>
          <table:table-cell table:style-name="ce28" table:formula="of:=OR([.H93];[.I93];[.J93])" office:value-type="boolean" office:boolean-value="true" calcext:value-type="boolean">
            <text:p>WAHR</text:p>
          </table:table-cell>
          <table:table-cell table:style-name="ce28" table:formula="of:=IF([$Themenliste.$J94] = 1)" office:value-type="boolean" office:boolean-value="true" calcext:value-type="boolean">
            <text:p>WAHR</text:p>
          </table:table-cell>
          <table:table-cell table:style-name="ce28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4];[$Themenliste.$A95];&quot;&quot;)" office:value-type="string" office:string-value="5.5.c" calcext:value-type="string">
            <text:p>5.5.c</text:p>
          </table:table-cell>
          <table:table-cell table:formula="of:=IF([.$G94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4];[$Themenliste.$C95];&quot;&quot;)" office:value-type="string" office:string-value="Systempflege" calcext:value-type="string">
            <text:p>Systempflege</text:p>
          </table:table-cell>
          <table:table-cell table:formula="of:=IF([.$G94];[$Themenliste.$D95];&quot;&quot;)" office:value-type="string" office:string-value="c" calcext:value-type="string">
            <text:p>c</text:p>
          </table:table-cell>
          <table:table-cell table:formula="of:=IF([.$G94];[$Themenliste.$E95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8" table:formula="of:=AND([.K94];[.L94])" office:value-type="boolean" office:boolean-value="true" calcext:value-type="boolean">
            <text:p>WAHR</text:p>
          </table:table-cell>
          <table:table-cell table:style-name="ce28" table:formula="of:=AND([$Themenliste.$K95] = 1;[$Variablen.$A$2] = 1)" office:value-type="boolean" office:boolean-value="false" calcext:value-type="boolean">
            <text:p>FALSCH</text:p>
          </table:table-cell>
          <table:table-cell table:style-name="ce28" table:formula="of:=AND([$Themenliste.$L95] = 1;[$Variablen.$B$2] = 1)" office:value-type="boolean" office:boolean-value="true" calcext:value-type="boolean">
            <text:p>WAHR</text:p>
          </table:table-cell>
          <table:table-cell table:style-name="ce28" table:formula="of:=AND([$Themenliste.$M95] = 1;[$Variablen.$C$2] = 1)" office:value-type="boolean" office:boolean-value="false" calcext:value-type="boolean">
            <text:p>FALSCH</text:p>
          </table:table-cell>
          <table:table-cell table:style-name="ce28" table:formula="of:=OR([.H94];[.I94];[.J94])" office:value-type="boolean" office:boolean-value="true" calcext:value-type="boolean">
            <text:p>WAHR</text:p>
          </table:table-cell>
          <table:table-cell table:style-name="ce28" table:formula="of:=IF([$Themenliste.$J95] = 1)" office:value-type="boolean" office:boolean-value="true" calcext:value-type="boolean">
            <text:p>WAHR</text:p>
          </table:table-cell>
          <table:table-cell table:style-name="ce28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95];[$Themenliste.$A96];&quot;&quot;)" office:value-type="string" office:string-value="5.5.d" calcext:value-type="string">
            <text:p>5.5.d</text:p>
          </table:table-cell>
          <table:table-cell table:formula="of:=IF([.$G95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5];[$Themenliste.$C96];&quot;&quot;)" office:value-type="string" office:string-value="Systempflege" calcext:value-type="string">
            <text:p>Systempflege</text:p>
          </table:table-cell>
          <table:table-cell table:formula="of:=IF([.$G95];[$Themenliste.$D96];&quot;&quot;)" office:value-type="string" office:string-value="d" calcext:value-type="string">
            <text:p>d</text:p>
          </table:table-cell>
          <table:table-cell table:formula="of:=IF([.$G95];[$Themenliste.$E96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8" table:formula="of:=AND([.K95];[.L95])" office:value-type="boolean" office:boolean-value="true" calcext:value-type="boolean">
            <text:p>WAHR</text:p>
          </table:table-cell>
          <table:table-cell table:style-name="ce28" table:formula="of:=AND([$Themenliste.$K96] = 1;[$Variablen.$A$2] = 1)" office:value-type="boolean" office:boolean-value="false" calcext:value-type="boolean">
            <text:p>FALSCH</text:p>
          </table:table-cell>
          <table:table-cell table:style-name="ce28" table:formula="of:=AND([$Themenliste.$L96] = 1;[$Variablen.$B$2] = 1)" office:value-type="boolean" office:boolean-value="true" calcext:value-type="boolean">
            <text:p>WAHR</text:p>
          </table:table-cell>
          <table:table-cell table:style-name="ce28" table:formula="of:=AND([$Themenliste.$M96] = 1;[$Variablen.$C$2] = 1)" office:value-type="boolean" office:boolean-value="false" calcext:value-type="boolean">
            <text:p>FALSCH</text:p>
          </table:table-cell>
          <table:table-cell table:style-name="ce28" table:formula="of:=OR([.H95];[.I95];[.J95])" office:value-type="boolean" office:boolean-value="true" calcext:value-type="boolean">
            <text:p>WAHR</text:p>
          </table:table-cell>
          <table:table-cell table:style-name="ce28" table:formula="of:=IF([$Themenliste.$J96] = 1)" office:value-type="boolean" office:boolean-value="true" calcext:value-type="boolean">
            <text:p>WAHR</text:p>
          </table:table-cell>
          <table:table-cell table:style-name="ce28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6];[$Themenliste.$A97];&quot;&quot;)" office:value-type="string" office:string-value="5.5.e" calcext:value-type="string">
            <text:p>5.5.e</text:p>
          </table:table-cell>
          <table:table-cell table:formula="of:=IF([.$G96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6];[$Themenliste.$C97];&quot;&quot;)" office:value-type="string" office:string-value="Systempflege" calcext:value-type="string">
            <text:p>Systempflege</text:p>
          </table:table-cell>
          <table:table-cell table:formula="of:=IF([.$G96];[$Themenliste.$D97];&quot;&quot;)" office:value-type="string" office:string-value="e" calcext:value-type="string">
            <text:p>e</text:p>
          </table:table-cell>
          <table:table-cell table:formula="of:=IF([.$G96];[$Themenliste.$E97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8" table:formula="of:=AND([.K96];[.L96])" office:value-type="boolean" office:boolean-value="true" calcext:value-type="boolean">
            <text:p>WAHR</text:p>
          </table:table-cell>
          <table:table-cell table:style-name="ce28" table:formula="of:=AND([$Themenliste.$K97] = 1;[$Variablen.$A$2] = 1)" office:value-type="boolean" office:boolean-value="false" calcext:value-type="boolean">
            <text:p>FALSCH</text:p>
          </table:table-cell>
          <table:table-cell table:style-name="ce28" table:formula="of:=AND([$Themenliste.$L97] = 1;[$Variablen.$B$2] = 1)" office:value-type="boolean" office:boolean-value="true" calcext:value-type="boolean">
            <text:p>WAHR</text:p>
          </table:table-cell>
          <table:table-cell table:style-name="ce28" table:formula="of:=AND([$Themenliste.$M97] = 1;[$Variablen.$C$2] = 1)" office:value-type="boolean" office:boolean-value="false" calcext:value-type="boolean">
            <text:p>FALSCH</text:p>
          </table:table-cell>
          <table:table-cell table:style-name="ce28" table:formula="of:=OR([.H96];[.I96];[.J96])" office:value-type="boolean" office:boolean-value="true" calcext:value-type="boolean">
            <text:p>WAHR</text:p>
          </table:table-cell>
          <table:table-cell table:style-name="ce28" table:formula="of:=IF([$Themenliste.$J97] = 1)" office:value-type="boolean" office:boolean-value="true" calcext:value-type="boolean">
            <text:p>WAHR</text:p>
          </table:table-cell>
          <table:table-cell table:style-name="ce28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97];[$Themenliste.$A98];&quot;&quot;)" office:value-type="string" office:string-value="5.5.f" calcext:value-type="string">
            <text:p>5.5.f</text:p>
          </table:table-cell>
          <table:table-cell table:formula="of:=IF([.$G97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7];[$Themenliste.$C98];&quot;&quot;)" office:value-type="string" office:string-value="Systempflege" calcext:value-type="string">
            <text:p>Systempflege</text:p>
          </table:table-cell>
          <table:table-cell table:formula="of:=IF([.$G97];[$Themenliste.$D98];&quot;&quot;)" office:value-type="string" office:string-value="f" calcext:value-type="string">
            <text:p>f</text:p>
          </table:table-cell>
          <table:table-cell table:formula="of:=IF([.$G97];[$Themenliste.$E98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8" table:formula="of:=AND([.K97];[.L97])" office:value-type="boolean" office:boolean-value="true" calcext:value-type="boolean">
            <text:p>WAHR</text:p>
          </table:table-cell>
          <table:table-cell table:style-name="ce28" table:formula="of:=AND([$Themenliste.$K98] = 1;[$Variablen.$A$2] = 1)" office:value-type="boolean" office:boolean-value="false" calcext:value-type="boolean">
            <text:p>FALSCH</text:p>
          </table:table-cell>
          <table:table-cell table:style-name="ce28" table:formula="of:=AND([$Themenliste.$L98] = 1;[$Variablen.$B$2] = 1)" office:value-type="boolean" office:boolean-value="true" calcext:value-type="boolean">
            <text:p>WAHR</text:p>
          </table:table-cell>
          <table:table-cell table:style-name="ce28" table:formula="of:=AND([$Themenliste.$M98] = 1;[$Variablen.$C$2] = 1)" office:value-type="boolean" office:boolean-value="false" calcext:value-type="boolean">
            <text:p>FALSCH</text:p>
          </table:table-cell>
          <table:table-cell table:style-name="ce28" table:formula="of:=OR([.H97];[.I97];[.J97])" office:value-type="boolean" office:boolean-value="true" calcext:value-type="boolean">
            <text:p>WAHR</text:p>
          </table:table-cell>
          <table:table-cell table:style-name="ce28" table:formula="of:=IF([$Themenliste.$J98] = 1)" office:value-type="boolean" office:boolean-value="true" calcext:value-type="boolean">
            <text:p>WAHR</text:p>
          </table:table-cell>
          <table:table-cell table:style-name="ce28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98];[$Themenliste.$A99];&quot;&quot;)" office:value-type="string" office:string-value="5.5.g" calcext:value-type="string">
            <text:p>5.5.g</text:p>
          </table:table-cell>
          <table:table-cell table:formula="of:=IF([.$G98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8];[$Themenliste.$C99];&quot;&quot;)" office:value-type="string" office:string-value="Systempflege" calcext:value-type="string">
            <text:p>Systempflege</text:p>
          </table:table-cell>
          <table:table-cell table:formula="of:=IF([.$G98];[$Themenliste.$D99];&quot;&quot;)" office:value-type="string" office:string-value="g" calcext:value-type="string">
            <text:p>g</text:p>
          </table:table-cell>
          <table:table-cell table:formula="of:=IF([.$G98];[$Themenliste.$E99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8" table:formula="of:=AND([.K98];[.L98])" office:value-type="boolean" office:boolean-value="true" calcext:value-type="boolean">
            <text:p>WAHR</text:p>
          </table:table-cell>
          <table:table-cell table:style-name="ce28" table:formula="of:=AND([$Themenliste.$K99] = 1;[$Variablen.$A$2] = 1)" office:value-type="boolean" office:boolean-value="false" calcext:value-type="boolean">
            <text:p>FALSCH</text:p>
          </table:table-cell>
          <table:table-cell table:style-name="ce28" table:formula="of:=AND([$Themenliste.$L99] = 1;[$Variablen.$B$2] = 1)" office:value-type="boolean" office:boolean-value="true" calcext:value-type="boolean">
            <text:p>WAHR</text:p>
          </table:table-cell>
          <table:table-cell table:style-name="ce28" table:formula="of:=AND([$Themenliste.$M99] = 1;[$Variablen.$C$2] = 1)" office:value-type="boolean" office:boolean-value="false" calcext:value-type="boolean">
            <text:p>FALSCH</text:p>
          </table:table-cell>
          <table:table-cell table:style-name="ce28" table:formula="of:=OR([.H98];[.I98];[.J98])" office:value-type="boolean" office:boolean-value="true" calcext:value-type="boolean">
            <text:p>WAHR</text:p>
          </table:table-cell>
          <table:table-cell table:style-name="ce28" table:formula="of:=IF([$Themenliste.$J99] = 1)" office:value-type="boolean" office:boolean-value="true" calcext:value-type="boolean">
            <text:p>WAHR</text:p>
          </table:table-cell>
          <table:table-cell table:style-name="ce28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99];[$Themenliste.$A100];&quot;&quot;)" office:value-type="string" office:string-value="5.5.h" calcext:value-type="string">
            <text:p>5.5.h</text:p>
          </table:table-cell>
          <table:table-cell table:formula="of:=IF([.$G99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9];[$Themenliste.$C100];&quot;&quot;)" office:value-type="string" office:string-value="Systempflege" calcext:value-type="string">
            <text:p>Systempflege</text:p>
          </table:table-cell>
          <table:table-cell table:formula="of:=IF([.$G99];[$Themenliste.$D100];&quot;&quot;)" office:value-type="string" office:string-value="h" calcext:value-type="string">
            <text:p>h</text:p>
          </table:table-cell>
          <table:table-cell table:formula="of:=IF([.$G99];[$Themenliste.$E100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8" table:formula="of:=AND([.K99];[.L99])" office:value-type="boolean" office:boolean-value="true" calcext:value-type="boolean">
            <text:p>WAHR</text:p>
          </table:table-cell>
          <table:table-cell table:style-name="ce28" table:formula="of:=AND([$Themenliste.$K100] = 1;[$Variablen.$A$2] = 1)" office:value-type="boolean" office:boolean-value="false" calcext:value-type="boolean">
            <text:p>FALSCH</text:p>
          </table:table-cell>
          <table:table-cell table:style-name="ce28" table:formula="of:=AND([$Themenliste.$L100] = 1;[$Variablen.$B$2] = 1)" office:value-type="boolean" office:boolean-value="true" calcext:value-type="boolean">
            <text:p>WAHR</text:p>
          </table:table-cell>
          <table:table-cell table:style-name="ce28" table:formula="of:=AND([$Themenliste.$M100] = 1;[$Variablen.$C$2] = 1)" office:value-type="boolean" office:boolean-value="false" calcext:value-type="boolean">
            <text:p>FALSCH</text:p>
          </table:table-cell>
          <table:table-cell table:style-name="ce28" table:formula="of:=OR([.H99];[.I99];[.J99])" office:value-type="boolean" office:boolean-value="true" calcext:value-type="boolean">
            <text:p>WAHR</text:p>
          </table:table-cell>
          <table:table-cell table:style-name="ce28" table:formula="of:=IF([$Themenliste.$J100] = 1)" office:value-type="boolean" office:boolean-value="true" calcext:value-type="boolean">
            <text:p>WAHR</text:p>
          </table:table-cell>
          <table:table-cell table:style-name="ce28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00];[$Themenliste.$A101];&quot;&quot;)" office:value-type="string" office:string-value="5.5.i" calcext:value-type="string">
            <text:p>5.5.i</text:p>
          </table:table-cell>
          <table:table-cell table:formula="of:=IF([.$G100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0];[$Themenliste.$C101];&quot;&quot;)" office:value-type="string" office:string-value="Systempflege" calcext:value-type="string">
            <text:p>Systempflege</text:p>
          </table:table-cell>
          <table:table-cell table:formula="of:=IF([.$G100];[$Themenliste.$D101];&quot;&quot;)" office:value-type="string" office:string-value="i" calcext:value-type="string">
            <text:p>i</text:p>
          </table:table-cell>
          <table:table-cell table:formula="of:=IF([.$G100];[$Themenliste.$E101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8" table:formula="of:=AND([.K100];[.L100])" office:value-type="boolean" office:boolean-value="true" calcext:value-type="boolean">
            <text:p>WAHR</text:p>
          </table:table-cell>
          <table:table-cell table:style-name="ce28" table:formula="of:=AND([$Themenliste.$K101] = 1;[$Variablen.$A$2] = 1)" office:value-type="boolean" office:boolean-value="false" calcext:value-type="boolean">
            <text:p>FALSCH</text:p>
          </table:table-cell>
          <table:table-cell table:style-name="ce28" table:formula="of:=AND([$Themenliste.$L101] = 1;[$Variablen.$B$2] = 1)" office:value-type="boolean" office:boolean-value="true" calcext:value-type="boolean">
            <text:p>WAHR</text:p>
          </table:table-cell>
          <table:table-cell table:style-name="ce28" table:formula="of:=AND([$Themenliste.$M101] = 1;[$Variablen.$C$2] = 1)" office:value-type="boolean" office:boolean-value="false" calcext:value-type="boolean">
            <text:p>FALSCH</text:p>
          </table:table-cell>
          <table:table-cell table:style-name="ce28" table:formula="of:=OR([.H100];[.I100];[.J100])" office:value-type="boolean" office:boolean-value="true" calcext:value-type="boolean">
            <text:p>WAHR</text:p>
          </table:table-cell>
          <table:table-cell table:style-name="ce28" table:formula="of:=IF([$Themenliste.$J101] = 1)" office:value-type="boolean" office:boolean-value="true" calcext:value-type="boolean">
            <text:p>WAHR</text:p>
          </table:table-cell>
          <table:table-cell table:style-name="ce28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01];[$Themenliste.$A102];&quot;&quot;)" office:value-type="string" office:string-value="5.5.k" calcext:value-type="string">
            <text:p>5.5.k</text:p>
          </table:table-cell>
          <table:table-cell table:formula="of:=IF([.$G101];[$Themenliste.$B10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1];[$Themenliste.$C102];&quot;&quot;)" office:value-type="string" office:string-value="Systempflege" calcext:value-type="string">
            <text:p>Systempflege</text:p>
          </table:table-cell>
          <table:table-cell table:formula="of:=IF([.$G101];[$Themenliste.$D102];&quot;&quot;)" office:value-type="string" office:string-value="k" calcext:value-type="string">
            <text:p>k</text:p>
          </table:table-cell>
          <table:table-cell table:formula="of:=IF([.$G101];[$Themenliste.$E102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" calcext:value-type="string">
            <text:p>2</text:p>
          </table:table-cell>
          <table:table-cell table:style-name="ce28" table:formula="of:=AND([.K101];[.L101])" office:value-type="boolean" office:boolean-value="true" calcext:value-type="boolean">
            <text:p>WAHR</text:p>
          </table:table-cell>
          <table:table-cell table:style-name="ce28" table:formula="of:=AND([$Themenliste.$K102] = 1;[$Variablen.$A$2] = 1)" office:value-type="boolean" office:boolean-value="false" calcext:value-type="boolean">
            <text:p>FALSCH</text:p>
          </table:table-cell>
          <table:table-cell table:style-name="ce28" table:formula="of:=AND([$Themenliste.$L102] = 1;[$Variablen.$B$2] = 1)" office:value-type="boolean" office:boolean-value="true" calcext:value-type="boolean">
            <text:p>WAHR</text:p>
          </table:table-cell>
          <table:table-cell table:style-name="ce28" table:formula="of:=AND([$Themenliste.$M102] = 1;[$Variablen.$C$2] = 1)" office:value-type="boolean" office:boolean-value="false" calcext:value-type="boolean">
            <text:p>FALSCH</text:p>
          </table:table-cell>
          <table:table-cell table:style-name="ce28" table:formula="of:=OR([.H101];[.I101];[.J101])" office:value-type="boolean" office:boolean-value="true" calcext:value-type="boolean">
            <text:p>WAHR</text:p>
          </table:table-cell>
          <table:table-cell table:style-name="ce28" table:formula="of:=IF([$Themenliste.$J102] = 1)" office:value-type="boolean" office:boolean-value="true" calcext:value-type="boolean">
            <text:p>WAHR</text:p>
          </table:table-cell>
          <table:table-cell table:style-name="ce28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2];[$Themenliste.$A103];&quot;&quot;)" office:value-type="string" office:string-value="6.1.a" calcext:value-type="string">
            <text:p>6.1.a</text:p>
          </table:table-cell>
          <table:table-cell table:formula="of:=IF([.$G102];[$Themenliste.$B103];&quot;&quot;)" office:value-type="string" office:string-value="Systementwicklung" calcext:value-type="string">
            <text:p>Systementwicklung</text:p>
          </table:table-cell>
          <table:table-cell table:formula="of:=IF([.$G102];[$Themenliste.$C103];&quot;&quot;)" office:value-type="string" office:string-value="Analyse und Design" calcext:value-type="string">
            <text:p>Analyse und Design</text:p>
          </table:table-cell>
          <table:table-cell table:formula="of:=IF([.$G102];[$Themenliste.$D103];&quot;&quot;)" office:value-type="string" office:string-value="a" calcext:value-type="string">
            <text:p>a</text:p>
          </table:table-cell>
          <table:table-cell table:formula="of:=IF([.$G102];[$Themenliste.$E103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8" table:formula="of:=AND([.K102];[.L102])" office:value-type="boolean" office:boolean-value="true" calcext:value-type="boolean">
            <text:p>WAHR</text:p>
          </table:table-cell>
          <table:table-cell table:style-name="ce28" table:formula="of:=AND([$Themenliste.$K103] = 1;[$Variablen.$A$2] = 1)" office:value-type="boolean" office:boolean-value="false" calcext:value-type="boolean">
            <text:p>FALSCH</text:p>
          </table:table-cell>
          <table:table-cell table:style-name="ce28" table:formula="of:=AND([$Themenliste.$L103] = 1;[$Variablen.$B$2] = 1)" office:value-type="boolean" office:boolean-value="true" calcext:value-type="boolean">
            <text:p>WAHR</text:p>
          </table:table-cell>
          <table:table-cell table:style-name="ce28" table:formula="of:=AND([$Themenliste.$M103] = 1;[$Variablen.$C$2] = 1)" office:value-type="boolean" office:boolean-value="true" calcext:value-type="boolean">
            <text:p>WAHR</text:p>
          </table:table-cell>
          <table:table-cell table:style-name="ce28" table:formula="of:=OR([.H102];[.I102];[.J102])" office:value-type="boolean" office:boolean-value="true" calcext:value-type="boolean">
            <text:p>WAHR</text:p>
          </table:table-cell>
          <table:table-cell table:style-name="ce28" table:formula="of:=IF([$Themenliste.$J103] = 1)" office:value-type="boolean" office:boolean-value="true" calcext:value-type="boolean">
            <text:p>WAHR</text:p>
          </table:table-cell>
          <table:table-cell table:style-name="ce28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03];[$Themenliste.$A104];&quot;&quot;)" office:value-type="string" office:string-value="6.1.b" calcext:value-type="string">
            <text:p>6.1.b</text:p>
          </table:table-cell>
          <table:table-cell table:formula="of:=IF([.$G103];[$Themenliste.$B104];&quot;&quot;)" office:value-type="string" office:string-value="Systementwicklung" calcext:value-type="string">
            <text:p>Systementwicklung</text:p>
          </table:table-cell>
          <table:table-cell table:formula="of:=IF([.$G103];[$Themenliste.$C104];&quot;&quot;)" office:value-type="string" office:string-value="Analyse und Design" calcext:value-type="string">
            <text:p>Analyse und Design</text:p>
          </table:table-cell>
          <table:table-cell table:formula="of:=IF([.$G103];[$Themenliste.$D104];&quot;&quot;)" office:value-type="string" office:string-value="b" calcext:value-type="string">
            <text:p>b</text:p>
          </table:table-cell>
          <table:table-cell table:formula="of:=IF([.$G103];[$Themenliste.$E104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8" table:formula="of:=AND([.K103];[.L103])" office:value-type="boolean" office:boolean-value="true" calcext:value-type="boolean">
            <text:p>WAHR</text:p>
          </table:table-cell>
          <table:table-cell table:style-name="ce28" table:formula="of:=AND([$Themenliste.$K104] = 1;[$Variablen.$A$2] = 1)" office:value-type="boolean" office:boolean-value="false" calcext:value-type="boolean">
            <text:p>FALSCH</text:p>
          </table:table-cell>
          <table:table-cell table:style-name="ce28" table:formula="of:=AND([$Themenliste.$L104] = 1;[$Variablen.$B$2] = 1)" office:value-type="boolean" office:boolean-value="true" calcext:value-type="boolean">
            <text:p>WAHR</text:p>
          </table:table-cell>
          <table:table-cell table:style-name="ce28" table:formula="of:=AND([$Themenliste.$M104] = 1;[$Variablen.$C$2] = 1)" office:value-type="boolean" office:boolean-value="true" calcext:value-type="boolean">
            <text:p>WAHR</text:p>
          </table:table-cell>
          <table:table-cell table:style-name="ce28" table:formula="of:=OR([.H103];[.I103];[.J103])" office:value-type="boolean" office:boolean-value="true" calcext:value-type="boolean">
            <text:p>WAHR</text:p>
          </table:table-cell>
          <table:table-cell table:style-name="ce28" table:formula="of:=IF([$Themenliste.$J104] = 1)" office:value-type="boolean" office:boolean-value="true" calcext:value-type="boolean">
            <text:p>WAHR</text:p>
          </table:table-cell>
          <table:table-cell table:style-name="ce28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4];[$Themenliste.$A105];&quot;&quot;)" office:value-type="string" office:string-value="6.1.c" calcext:value-type="string">
            <text:p>6.1.c</text:p>
          </table:table-cell>
          <table:table-cell table:formula="of:=IF([.$G104];[$Themenliste.$B105];&quot;&quot;)" office:value-type="string" office:string-value="Systementwicklung" calcext:value-type="string">
            <text:p>Systementwicklung</text:p>
          </table:table-cell>
          <table:table-cell table:formula="of:=IF([.$G104];[$Themenliste.$C105];&quot;&quot;)" office:value-type="string" office:string-value="Analyse und Design" calcext:value-type="string">
            <text:p>Analyse und Design</text:p>
          </table:table-cell>
          <table:table-cell table:formula="of:=IF([.$G104];[$Themenliste.$D105];&quot;&quot;)" office:value-type="string" office:string-value="c" calcext:value-type="string">
            <text:p>c</text:p>
          </table:table-cell>
          <table:table-cell table:formula="of:=IF([.$G104];[$Themenliste.$E105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2,3" calcext:value-type="string">
            <text:p>2,3</text:p>
          </table:table-cell>
          <table:table-cell table:style-name="ce28" table:formula="of:=AND([.K104];[.L104])" office:value-type="boolean" office:boolean-value="true" calcext:value-type="boolean">
            <text:p>WAHR</text:p>
          </table:table-cell>
          <table:table-cell table:style-name="ce28" table:formula="of:=AND([$Themenliste.$K105] = 1;[$Variablen.$A$2] = 1)" office:value-type="boolean" office:boolean-value="false" calcext:value-type="boolean">
            <text:p>FALSCH</text:p>
          </table:table-cell>
          <table:table-cell table:style-name="ce28" table:formula="of:=AND([$Themenliste.$L105] = 1;[$Variablen.$B$2] = 1)" office:value-type="boolean" office:boolean-value="true" calcext:value-type="boolean">
            <text:p>WAHR</text:p>
          </table:table-cell>
          <table:table-cell table:style-name="ce28" table:formula="of:=AND([$Themenliste.$M105] = 1;[$Variablen.$C$2] = 1)" office:value-type="boolean" office:boolean-value="true" calcext:value-type="boolean">
            <text:p>WAHR</text:p>
          </table:table-cell>
          <table:table-cell table:style-name="ce28" table:formula="of:=OR([.H104];[.I104];[.J104])" office:value-type="boolean" office:boolean-value="true" calcext:value-type="boolean">
            <text:p>WAHR</text:p>
          </table:table-cell>
          <table:table-cell table:style-name="ce28" table:formula="of:=IF([$Themenliste.$J105] = 1)" office:value-type="boolean" office:boolean-value="true" calcext:value-type="boolean">
            <text:p>WAHR</text:p>
          </table:table-cell>
          <table:table-cell table:style-name="ce28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05];[$Themenliste.$A106];&quot;&quot;)" office:value-type="string" office:string-value="6.1.d" calcext:value-type="string">
            <text:p>6.1.d</text:p>
          </table:table-cell>
          <table:table-cell table:formula="of:=IF([.$G105];[$Themenliste.$B106];&quot;&quot;)" office:value-type="string" office:string-value="Systementwicklung" calcext:value-type="string">
            <text:p>Systementwicklung</text:p>
          </table:table-cell>
          <table:table-cell table:formula="of:=IF([.$G105];[$Themenliste.$C106];&quot;&quot;)" office:value-type="string" office:string-value="Analyse und Design" calcext:value-type="string">
            <text:p>Analyse und Design</text:p>
          </table:table-cell>
          <table:table-cell table:formula="of:=IF([.$G105];[$Themenliste.$D106];&quot;&quot;)" office:value-type="string" office:string-value="d" calcext:value-type="string">
            <text:p>d</text:p>
          </table:table-cell>
          <table:table-cell table:formula="of:=IF([.$G105];[$Themenliste.$E106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8" table:formula="of:=AND([.K105];[.L105])" office:value-type="boolean" office:boolean-value="true" calcext:value-type="boolean">
            <text:p>WAHR</text:p>
          </table:table-cell>
          <table:table-cell table:style-name="ce28" table:formula="of:=AND([$Themenliste.$K106] = 1;[$Variablen.$A$2] = 1)" office:value-type="boolean" office:boolean-value="true" calcext:value-type="boolean">
            <text:p>WAHR</text:p>
          </table:table-cell>
          <table:table-cell table:style-name="ce28" table:formula="of:=AND([$Themenliste.$L106] = 1;[$Variablen.$B$2] = 1)" office:value-type="boolean" office:boolean-value="true" calcext:value-type="boolean">
            <text:p>WAHR</text:p>
          </table:table-cell>
          <table:table-cell table:style-name="ce28" table:formula="of:=AND([$Themenliste.$M106] = 1;[$Variablen.$C$2] = 1)" office:value-type="boolean" office:boolean-value="true" calcext:value-type="boolean">
            <text:p>WAHR</text:p>
          </table:table-cell>
          <table:table-cell table:style-name="ce28" table:formula="of:=OR([.H105];[.I105];[.J105])" office:value-type="boolean" office:boolean-value="true" calcext:value-type="boolean">
            <text:p>WAHR</text:p>
          </table:table-cell>
          <table:table-cell table:style-name="ce28" table:formula="of:=IF([$Themenliste.$J106] = 1)" office:value-type="boolean" office:boolean-value="true" calcext:value-type="boolean">
            <text:p>WAHR</text:p>
          </table:table-cell>
          <table:table-cell table:style-name="ce28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6];[$Themenliste.$A107];&quot;&quot;)" office:value-type="string" office:string-value="6.1.e" calcext:value-type="string">
            <text:p>6.1.e</text:p>
          </table:table-cell>
          <table:table-cell table:formula="of:=IF([.$G106];[$Themenliste.$B107];&quot;&quot;)" office:value-type="string" office:string-value="Systementwicklung" calcext:value-type="string">
            <text:p>Systementwicklung</text:p>
          </table:table-cell>
          <table:table-cell table:formula="of:=IF([.$G106];[$Themenliste.$C107];&quot;&quot;)" office:value-type="string" office:string-value="Analyse und Design" calcext:value-type="string">
            <text:p>Analyse und Design</text:p>
          </table:table-cell>
          <table:table-cell table:formula="of:=IF([.$G106];[$Themenliste.$D107];&quot;&quot;)" office:value-type="string" office:string-value="e" calcext:value-type="string">
            <text:p>e</text:p>
          </table:table-cell>
          <table:table-cell table:formula="of:=IF([.$G106];[$Themenliste.$E107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1,2,3" calcext:value-type="string">
            <text:p>1,2,3</text:p>
          </table:table-cell>
          <table:table-cell table:style-name="ce28" table:formula="of:=AND([.K106];[.L106])" office:value-type="boolean" office:boolean-value="true" calcext:value-type="boolean">
            <text:p>WAHR</text:p>
          </table:table-cell>
          <table:table-cell table:style-name="ce28" table:formula="of:=AND([$Themenliste.$K107] = 1;[$Variablen.$A$2] = 1)" office:value-type="boolean" office:boolean-value="true" calcext:value-type="boolean">
            <text:p>WAHR</text:p>
          </table:table-cell>
          <table:table-cell table:style-name="ce28" table:formula="of:=AND([$Themenliste.$L107] = 1;[$Variablen.$B$2] = 1)" office:value-type="boolean" office:boolean-value="true" calcext:value-type="boolean">
            <text:p>WAHR</text:p>
          </table:table-cell>
          <table:table-cell table:style-name="ce28" table:formula="of:=AND([$Themenliste.$M107] = 1;[$Variablen.$C$2] = 1)" office:value-type="boolean" office:boolean-value="true" calcext:value-type="boolean">
            <text:p>WAHR</text:p>
          </table:table-cell>
          <table:table-cell table:style-name="ce28" table:formula="of:=OR([.H106];[.I106];[.J106])" office:value-type="boolean" office:boolean-value="true" calcext:value-type="boolean">
            <text:p>WAHR</text:p>
          </table:table-cell>
          <table:table-cell table:style-name="ce28" table:formula="of:=IF([$Themenliste.$J107] = 1)" office:value-type="boolean" office:boolean-value="true" calcext:value-type="boolean">
            <text:p>WAHR</text:p>
          </table:table-cell>
          <table:table-cell table:style-name="ce28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07];[$Themenliste.$A108];&quot;&quot;)" office:value-type="string" office:string-value="6.2.a" calcext:value-type="string">
            <text:p>6.2.a</text:p>
          </table:table-cell>
          <table:table-cell table:formula="of:=IF([.$G107];[$Themenliste.$B108];&quot;&quot;)" office:value-type="string" office:string-value="Systementwicklung" calcext:value-type="string">
            <text:p>Systementwicklung</text:p>
          </table:table-cell>
          <table:table-cell table:formula="of:=IF([.$G107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7];[$Themenliste.$D108];&quot;&quot;)" office:value-type="string" office:string-value="a" calcext:value-type="string">
            <text:p>a</text:p>
          </table:table-cell>
          <table:table-cell table:formula="of:=IF([.$G107];[$Themenliste.$E108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8" table:formula="of:=AND([.K107];[.L107])" office:value-type="boolean" office:boolean-value="true" calcext:value-type="boolean">
            <text:p>WAHR</text:p>
          </table:table-cell>
          <table:table-cell table:style-name="ce28" table:formula="of:=AND([$Themenliste.$K108] = 1;[$Variablen.$A$2] = 1)" office:value-type="boolean" office:boolean-value="false" calcext:value-type="boolean">
            <text:p>FALSCH</text:p>
          </table:table-cell>
          <table:table-cell table:style-name="ce28" table:formula="of:=AND([$Themenliste.$L108] = 1;[$Variablen.$B$2] = 1)" office:value-type="boolean" office:boolean-value="true" calcext:value-type="boolean">
            <text:p>WAHR</text:p>
          </table:table-cell>
          <table:table-cell table:style-name="ce28" table:formula="of:=AND([$Themenliste.$M108] = 1;[$Variablen.$C$2] = 1)" office:value-type="boolean" office:boolean-value="true" calcext:value-type="boolean">
            <text:p>WAHR</text:p>
          </table:table-cell>
          <table:table-cell table:style-name="ce28" table:formula="of:=OR([.H107];[.I107];[.J107])" office:value-type="boolean" office:boolean-value="true" calcext:value-type="boolean">
            <text:p>WAHR</text:p>
          </table:table-cell>
          <table:table-cell table:style-name="ce28" table:formula="of:=IF([$Themenliste.$J108] = 1)" office:value-type="boolean" office:boolean-value="true" calcext:value-type="boolean">
            <text:p>WAHR</text:p>
          </table:table-cell>
          <table:table-cell table:style-name="ce28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08];[$Themenliste.$A109];&quot;&quot;)" office:value-type="string" office:string-value="6.2.b" calcext:value-type="string">
            <text:p>6.2.b</text:p>
          </table:table-cell>
          <table:table-cell table:formula="of:=IF([.$G108];[$Themenliste.$B109];&quot;&quot;)" office:value-type="string" office:string-value="Systementwicklung" calcext:value-type="string">
            <text:p>Systementwicklung</text:p>
          </table:table-cell>
          <table:table-cell table:formula="of:=IF([.$G108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8];[$Themenliste.$D109];&quot;&quot;)" office:value-type="string" office:string-value="b" calcext:value-type="string">
            <text:p>b</text:p>
          </table:table-cell>
          <table:table-cell table:formula="of:=IF([.$G108];[$Themenliste.$E109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8" table:formula="of:=AND([.K108];[.L108])" office:value-type="boolean" office:boolean-value="true" calcext:value-type="boolean">
            <text:p>WAHR</text:p>
          </table:table-cell>
          <table:table-cell table:style-name="ce28" table:formula="of:=AND([$Themenliste.$K109] = 1;[$Variablen.$A$2] = 1)" office:value-type="boolean" office:boolean-value="false" calcext:value-type="boolean">
            <text:p>FALSCH</text:p>
          </table:table-cell>
          <table:table-cell table:style-name="ce28" table:formula="of:=AND([$Themenliste.$L109] = 1;[$Variablen.$B$2] = 1)" office:value-type="boolean" office:boolean-value="true" calcext:value-type="boolean">
            <text:p>WAHR</text:p>
          </table:table-cell>
          <table:table-cell table:style-name="ce28" table:formula="of:=AND([$Themenliste.$M109] = 1;[$Variablen.$C$2] = 1)" office:value-type="boolean" office:boolean-value="true" calcext:value-type="boolean">
            <text:p>WAHR</text:p>
          </table:table-cell>
          <table:table-cell table:style-name="ce28" table:formula="of:=OR([.H108];[.I108];[.J108])" office:value-type="boolean" office:boolean-value="true" calcext:value-type="boolean">
            <text:p>WAHR</text:p>
          </table:table-cell>
          <table:table-cell table:style-name="ce28" table:formula="of:=IF([$Themenliste.$J109] = 1)" office:value-type="boolean" office:boolean-value="true" calcext:value-type="boolean">
            <text:p>WAHR</text:p>
          </table:table-cell>
          <table:table-cell table:style-name="ce28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9];[$Themenliste.$A110];&quot;&quot;)" office:value-type="string" office:string-value="6.2.c" calcext:value-type="string">
            <text:p>6.2.c</text:p>
          </table:table-cell>
          <table:table-cell table:formula="of:=IF([.$G109];[$Themenliste.$B110];&quot;&quot;)" office:value-type="string" office:string-value="Systementwicklung" calcext:value-type="string">
            <text:p>Systementwicklung</text:p>
          </table:table-cell>
          <table:table-cell table:formula="of:=IF([.$G109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9];[$Themenliste.$D110];&quot;&quot;)" office:value-type="string" office:string-value="c" calcext:value-type="string">
            <text:p>c</text:p>
          </table:table-cell>
          <table:table-cell table:formula="of:=IF([.$G109];[$Themenliste.$E110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2,3" calcext:value-type="string">
            <text:p>2,3</text:p>
          </table:table-cell>
          <table:table-cell table:style-name="ce28" table:formula="of:=AND([.K109];[.L109])" office:value-type="boolean" office:boolean-value="true" calcext:value-type="boolean">
            <text:p>WAHR</text:p>
          </table:table-cell>
          <table:table-cell table:style-name="ce28" table:formula="of:=AND([$Themenliste.$K110] = 1;[$Variablen.$A$2] = 1)" office:value-type="boolean" office:boolean-value="false" calcext:value-type="boolean">
            <text:p>FALSCH</text:p>
          </table:table-cell>
          <table:table-cell table:style-name="ce28" table:formula="of:=AND([$Themenliste.$L110] = 1;[$Variablen.$B$2] = 1)" office:value-type="boolean" office:boolean-value="true" calcext:value-type="boolean">
            <text:p>WAHR</text:p>
          </table:table-cell>
          <table:table-cell table:style-name="ce28" table:formula="of:=AND([$Themenliste.$M110] = 1;[$Variablen.$C$2] = 1)" office:value-type="boolean" office:boolean-value="true" calcext:value-type="boolean">
            <text:p>WAHR</text:p>
          </table:table-cell>
          <table:table-cell table:style-name="ce28" table:formula="of:=OR([.H109];[.I109];[.J109])" office:value-type="boolean" office:boolean-value="true" calcext:value-type="boolean">
            <text:p>WAHR</text:p>
          </table:table-cell>
          <table:table-cell table:style-name="ce28" table:formula="of:=IF([$Themenliste.$J110] = 1)" office:value-type="boolean" office:boolean-value="true" calcext:value-type="boolean">
            <text:p>WAHR</text:p>
          </table:table-cell>
          <table:table-cell table:style-name="ce28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0];[$Themenliste.$A111];&quot;&quot;)" office:value-type="string" office:string-value="6.2.d" calcext:value-type="string">
            <text:p>6.2.d</text:p>
          </table:table-cell>
          <table:table-cell table:formula="of:=IF([.$G110];[$Themenliste.$B111];&quot;&quot;)" office:value-type="string" office:string-value="Systementwicklung" calcext:value-type="string">
            <text:p>Systementwicklung</text:p>
          </table:table-cell>
          <table:table-cell table:formula="of:=IF([.$G110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0];[$Themenliste.$D111];&quot;&quot;)" office:value-type="string" office:string-value="d" calcext:value-type="string">
            <text:p>d</text:p>
          </table:table-cell>
          <table:table-cell table:formula="of:=IF([.$G110];[$Themenliste.$E111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8" table:formula="of:=AND([.K110];[.L110])" office:value-type="boolean" office:boolean-value="true" calcext:value-type="boolean">
            <text:p>WAHR</text:p>
          </table:table-cell>
          <table:table-cell table:style-name="ce28" table:formula="of:=AND([$Themenliste.$K111] = 1;[$Variablen.$A$2] = 1)" office:value-type="boolean" office:boolean-value="true" calcext:value-type="boolean">
            <text:p>WAHR</text:p>
          </table:table-cell>
          <table:table-cell table:style-name="ce28" table:formula="of:=AND([$Themenliste.$L111] = 1;[$Variablen.$B$2] = 1)" office:value-type="boolean" office:boolean-value="true" calcext:value-type="boolean">
            <text:p>WAHR</text:p>
          </table:table-cell>
          <table:table-cell table:style-name="ce28" table:formula="of:=AND([$Themenliste.$M111] = 1;[$Variablen.$C$2] = 1)" office:value-type="boolean" office:boolean-value="true" calcext:value-type="boolean">
            <text:p>WAHR</text:p>
          </table:table-cell>
          <table:table-cell table:style-name="ce28" table:formula="of:=OR([.H110];[.I110];[.J110])" office:value-type="boolean" office:boolean-value="true" calcext:value-type="boolean">
            <text:p>WAHR</text:p>
          </table:table-cell>
          <table:table-cell table:style-name="ce28" table:formula="of:=IF([$Themenliste.$J111] = 1)" office:value-type="boolean" office:boolean-value="true" calcext:value-type="boolean">
            <text:p>WAHR</text:p>
          </table:table-cell>
          <table:table-cell table:style-name="ce28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11];[$Themenliste.$A112];&quot;&quot;)" office:value-type="string" office:string-value="6.2.e" calcext:value-type="string">
            <text:p>6.2.e</text:p>
          </table:table-cell>
          <table:table-cell table:formula="of:=IF([.$G111];[$Themenliste.$B112];&quot;&quot;)" office:value-type="string" office:string-value="Systementwicklung" calcext:value-type="string">
            <text:p>Systementwicklung</text:p>
          </table:table-cell>
          <table:table-cell table:formula="of:=IF([.$G111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1];[$Themenliste.$D112];&quot;&quot;)" office:value-type="string" office:string-value="e" calcext:value-type="string">
            <text:p>e</text:p>
          </table:table-cell>
          <table:table-cell table:formula="of:=IF([.$G111];[$Themenliste.$E112];&quot;&quot;)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style-name="ce22" table:formula="of:=IF([.$G111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8" table:formula="of:=AND([.K111];[.L111])" office:value-type="boolean" office:boolean-value="true" calcext:value-type="boolean">
            <text:p>WAHR</text:p>
          </table:table-cell>
          <table:table-cell table:style-name="ce28" table:formula="of:=AND([$Themenliste.$K112] = 1;[$Variablen.$A$2] = 1)" office:value-type="boolean" office:boolean-value="true" calcext:value-type="boolean">
            <text:p>WAHR</text:p>
          </table:table-cell>
          <table:table-cell table:style-name="ce28" table:formula="of:=AND([$Themenliste.$L112] = 1;[$Variablen.$B$2] = 1)" office:value-type="boolean" office:boolean-value="true" calcext:value-type="boolean">
            <text:p>WAHR</text:p>
          </table:table-cell>
          <table:table-cell table:style-name="ce28" table:formula="of:=AND([$Themenliste.$M112] = 1;[$Variablen.$C$2] = 1)" office:value-type="boolean" office:boolean-value="true" calcext:value-type="boolean">
            <text:p>WAHR</text:p>
          </table:table-cell>
          <table:table-cell table:style-name="ce28" table:formula="of:=OR([.H111];[.I111];[.J111])" office:value-type="boolean" office:boolean-value="true" calcext:value-type="boolean">
            <text:p>WAHR</text:p>
          </table:table-cell>
          <table:table-cell table:style-name="ce28" table:formula="of:=IF([$Themenliste.$J112] = 1)" office:value-type="boolean" office:boolean-value="true" calcext:value-type="boolean">
            <text:p>WAHR</text:p>
          </table:table-cell>
          <table:table-cell table:style-name="ce28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2];[$Themenliste.$A113];&quot;&quot;)" office:value-type="string" office:string-value="6.2.f" calcext:value-type="string">
            <text:p>6.2.f</text:p>
          </table:table-cell>
          <table:table-cell table:formula="of:=IF([.$G112];[$Themenliste.$B113];&quot;&quot;)" office:value-type="string" office:string-value="Systementwicklung" calcext:value-type="string">
            <text:p>Systementwicklung</text:p>
          </table:table-cell>
          <table:table-cell table:formula="of:=IF([.$G112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2];[$Themenliste.$D113];&quot;&quot;)" office:value-type="string" office:string-value="f" calcext:value-type="string">
            <text:p>f</text:p>
          </table:table-cell>
          <table:table-cell table:formula="of:=IF([.$G112];[$Themenliste.$E113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8" table:formula="of:=AND([.K112];[.L112])" office:value-type="boolean" office:boolean-value="true" calcext:value-type="boolean">
            <text:p>WAHR</text:p>
          </table:table-cell>
          <table:table-cell table:style-name="ce28" table:formula="of:=AND([$Themenliste.$K113] = 1;[$Variablen.$A$2] = 1)" office:value-type="boolean" office:boolean-value="true" calcext:value-type="boolean">
            <text:p>WAHR</text:p>
          </table:table-cell>
          <table:table-cell table:style-name="ce28" table:formula="of:=AND([$Themenliste.$L113] = 1;[$Variablen.$B$2] = 1)" office:value-type="boolean" office:boolean-value="true" calcext:value-type="boolean">
            <text:p>WAHR</text:p>
          </table:table-cell>
          <table:table-cell table:style-name="ce28" table:formula="of:=AND([$Themenliste.$M113] = 1;[$Variablen.$C$2] = 1)" office:value-type="boolean" office:boolean-value="true" calcext:value-type="boolean">
            <text:p>WAHR</text:p>
          </table:table-cell>
          <table:table-cell table:style-name="ce28" table:formula="of:=OR([.H112];[.I112];[.J112])" office:value-type="boolean" office:boolean-value="true" calcext:value-type="boolean">
            <text:p>WAHR</text:p>
          </table:table-cell>
          <table:table-cell table:style-name="ce28" table:formula="of:=IF([$Themenliste.$J113] = 1)" office:value-type="boolean" office:boolean-value="true" calcext:value-type="boolean">
            <text:p>WAHR</text:p>
          </table:table-cell>
          <table:table-cell table:style-name="ce28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3];[$Themenliste.$A114];&quot;&quot;)" office:value-type="string" office:string-value="6.2.g" calcext:value-type="string">
            <text:p>6.2.g</text:p>
          </table:table-cell>
          <table:table-cell table:formula="of:=IF([.$G113];[$Themenliste.$B114];&quot;&quot;)" office:value-type="string" office:string-value="Systementwicklung" calcext:value-type="string">
            <text:p>Systementwicklung</text:p>
          </table:table-cell>
          <table:table-cell table:formula="of:=IF([.$G113];[$Themenliste.$C11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3];[$Themenliste.$D114];&quot;&quot;)" office:value-type="string" office:string-value="g" calcext:value-type="string">
            <text:p>g</text:p>
          </table:table-cell>
          <table:table-cell table:formula="of:=IF([.$G113];[$Themenliste.$E114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1,2,3" calcext:value-type="string">
            <text:p>1,2,3</text:p>
          </table:table-cell>
          <table:table-cell table:style-name="ce28" table:formula="of:=AND([.K113];[.L113])" office:value-type="boolean" office:boolean-value="true" calcext:value-type="boolean">
            <text:p>WAHR</text:p>
          </table:table-cell>
          <table:table-cell table:style-name="ce28" table:formula="of:=AND([$Themenliste.$K114] = 1;[$Variablen.$A$2] = 1)" office:value-type="boolean" office:boolean-value="true" calcext:value-type="boolean">
            <text:p>WAHR</text:p>
          </table:table-cell>
          <table:table-cell table:style-name="ce28" table:formula="of:=AND([$Themenliste.$L114] = 1;[$Variablen.$B$2] = 1)" office:value-type="boolean" office:boolean-value="true" calcext:value-type="boolean">
            <text:p>WAHR</text:p>
          </table:table-cell>
          <table:table-cell table:style-name="ce28" table:formula="of:=AND([$Themenliste.$M114] = 1;[$Variablen.$C$2] = 1)" office:value-type="boolean" office:boolean-value="true" calcext:value-type="boolean">
            <text:p>WAHR</text:p>
          </table:table-cell>
          <table:table-cell table:style-name="ce28" table:formula="of:=OR([.H113];[.I113];[.J113])" office:value-type="boolean" office:boolean-value="true" calcext:value-type="boolean">
            <text:p>WAHR</text:p>
          </table:table-cell>
          <table:table-cell table:style-name="ce28" table:formula="of:=IF([$Themenliste.$J114] = 1)" office:value-type="boolean" office:boolean-value="true" calcext:value-type="boolean">
            <text:p>WAHR</text:p>
          </table:table-cell>
          <table:table-cell table:style-name="ce28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4];[$Themenliste.$A115];&quot;&quot;)" office:value-type="string" office:string-value="6.3.a" calcext:value-type="string">
            <text:p>6.3.a</text:p>
          </table:table-cell>
          <table:table-cell table:formula="of:=IF([.$G114];[$Themenliste.$B115];&quot;&quot;)" office:value-type="string" office:string-value="Systementwicklung" calcext:value-type="string">
            <text:p>Systementwicklung</text:p>
          </table:table-cell>
          <table:table-cell table:formula="of:=IF([.$G114];[$Themenliste.$C115];&quot;&quot;)" office:value-type="string" office:string-value="Schnittstellenkonzepte" calcext:value-type="string">
            <text:p>Schnittstellenkonzepte</text:p>
          </table:table-cell>
          <table:table-cell table:formula="of:=IF([.$G114];[$Themenliste.$D115];&quot;&quot;)" office:value-type="string" office:string-value="a" calcext:value-type="string">
            <text:p>a</text:p>
          </table:table-cell>
          <table:table-cell table:formula="of:=IF([.$G114];[$Themenliste.$E115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8" table:formula="of:=AND([.K114];[.L114])" office:value-type="boolean" office:boolean-value="true" calcext:value-type="boolean">
            <text:p>WAHR</text:p>
          </table:table-cell>
          <table:table-cell table:style-name="ce28" table:formula="of:=AND([$Themenliste.$K115] = 1;[$Variablen.$A$2] = 1)" office:value-type="boolean" office:boolean-value="false" calcext:value-type="boolean">
            <text:p>FALSCH</text:p>
          </table:table-cell>
          <table:table-cell table:style-name="ce28" table:formula="of:=AND([$Themenliste.$L115] = 1;[$Variablen.$B$2] = 1)" office:value-type="boolean" office:boolean-value="true" calcext:value-type="boolean">
            <text:p>WAHR</text:p>
          </table:table-cell>
          <table:table-cell table:style-name="ce28" table:formula="of:=AND([$Themenliste.$M115] = 1;[$Variablen.$C$2] = 1)" office:value-type="boolean" office:boolean-value="true" calcext:value-type="boolean">
            <text:p>WAHR</text:p>
          </table:table-cell>
          <table:table-cell table:style-name="ce28" table:formula="of:=OR([.H114];[.I114];[.J114])" office:value-type="boolean" office:boolean-value="true" calcext:value-type="boolean">
            <text:p>WAHR</text:p>
          </table:table-cell>
          <table:table-cell table:style-name="ce28" table:formula="of:=IF([$Themenliste.$J115] = 1)" office:value-type="boolean" office:boolean-value="true" calcext:value-type="boolean">
            <text:p>WAHR</text:p>
          </table:table-cell>
          <table:table-cell table:style-name="ce28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5];[$Themenliste.$A116];&quot;&quot;)" office:value-type="string" office:string-value="6.3.b" calcext:value-type="string">
            <text:p>6.3.b</text:p>
          </table:table-cell>
          <table:table-cell table:formula="of:=IF([.$G115];[$Themenliste.$B116];&quot;&quot;)" office:value-type="string" office:string-value="Systementwicklung" calcext:value-type="string">
            <text:p>Systementwicklung</text:p>
          </table:table-cell>
          <table:table-cell table:formula="of:=IF([.$G115];[$Themenliste.$C116];&quot;&quot;)" office:value-type="string" office:string-value="Schnittstellenkonzepte" calcext:value-type="string">
            <text:p>Schnittstellenkonzepte</text:p>
          </table:table-cell>
          <table:table-cell table:formula="of:=IF([.$G115];[$Themenliste.$D116];&quot;&quot;)" office:value-type="string" office:string-value="b" calcext:value-type="string">
            <text:p>b</text:p>
          </table:table-cell>
          <table:table-cell table:formula="of:=IF([.$G115];[$Themenliste.$E116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2,3" calcext:value-type="string">
            <text:p>2,3</text:p>
          </table:table-cell>
          <table:table-cell table:style-name="ce28" table:formula="of:=AND([.K115];[.L115])" office:value-type="boolean" office:boolean-value="true" calcext:value-type="boolean">
            <text:p>WAHR</text:p>
          </table:table-cell>
          <table:table-cell table:style-name="ce28" table:formula="of:=AND([$Themenliste.$K116] = 1;[$Variablen.$A$2] = 1)" office:value-type="boolean" office:boolean-value="false" calcext:value-type="boolean">
            <text:p>FALSCH</text:p>
          </table:table-cell>
          <table:table-cell table:style-name="ce28" table:formula="of:=AND([$Themenliste.$L116] = 1;[$Variablen.$B$2] = 1)" office:value-type="boolean" office:boolean-value="true" calcext:value-type="boolean">
            <text:p>WAHR</text:p>
          </table:table-cell>
          <table:table-cell table:style-name="ce28" table:formula="of:=AND([$Themenliste.$M116] = 1;[$Variablen.$C$2] = 1)" office:value-type="boolean" office:boolean-value="true" calcext:value-type="boolean">
            <text:p>WAHR</text:p>
          </table:table-cell>
          <table:table-cell table:style-name="ce28" table:formula="of:=OR([.H115];[.I115];[.J115])" office:value-type="boolean" office:boolean-value="true" calcext:value-type="boolean">
            <text:p>WAHR</text:p>
          </table:table-cell>
          <table:table-cell table:style-name="ce28" table:formula="of:=IF([$Themenliste.$J116] = 1)" office:value-type="boolean" office:boolean-value="true" calcext:value-type="boolean">
            <text:p>WAHR</text:p>
          </table:table-cell>
          <table:table-cell table:style-name="ce28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16];[$Themenliste.$A117];&quot;&quot;)" office:value-type="string" office:string-value="6.4.a" calcext:value-type="string">
            <text:p>6.4.a</text:p>
          </table:table-cell>
          <table:table-cell table:formula="of:=IF([.$G116];[$Themenliste.$B117];&quot;&quot;)" office:value-type="string" office:string-value="Systementwicklung" calcext:value-type="string">
            <text:p>Systementwicklung</text:p>
          </table:table-cell>
          <table:table-cell table:formula="of:=IF([.$G116];[$Themenliste.$C117];&quot;&quot;)" office:value-type="string" office:string-value="Testverfahren" calcext:value-type="string">
            <text:p>Testverfahren</text:p>
          </table:table-cell>
          <table:table-cell table:formula="of:=IF([.$G116];[$Themenliste.$D117];&quot;&quot;)" office:value-type="string" office:string-value="a" calcext:value-type="string">
            <text:p>a</text:p>
          </table:table-cell>
          <table:table-cell table:formula="of:=IF([.$G116];[$Themenliste.$E117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8" table:formula="of:=AND([.K116];[.L116])" office:value-type="boolean" office:boolean-value="true" calcext:value-type="boolean">
            <text:p>WAHR</text:p>
          </table:table-cell>
          <table:table-cell table:style-name="ce28" table:formula="of:=AND([$Themenliste.$K117] = 1;[$Variablen.$A$2] = 1)" office:value-type="boolean" office:boolean-value="true" calcext:value-type="boolean">
            <text:p>WAHR</text:p>
          </table:table-cell>
          <table:table-cell table:style-name="ce28" table:formula="of:=AND([$Themenliste.$L117] = 1;[$Variablen.$B$2] = 1)" office:value-type="boolean" office:boolean-value="true" calcext:value-type="boolean">
            <text:p>WAHR</text:p>
          </table:table-cell>
          <table:table-cell table:style-name="ce28" table:formula="of:=AND([$Themenliste.$M117] = 1;[$Variablen.$C$2] = 1)" office:value-type="boolean" office:boolean-value="true" calcext:value-type="boolean">
            <text:p>WAHR</text:p>
          </table:table-cell>
          <table:table-cell table:style-name="ce28" table:formula="of:=OR([.H116];[.I116];[.J116])" office:value-type="boolean" office:boolean-value="true" calcext:value-type="boolean">
            <text:p>WAHR</text:p>
          </table:table-cell>
          <table:table-cell table:style-name="ce28" table:formula="of:=IF([$Themenliste.$J117] = 1)" office:value-type="boolean" office:boolean-value="true" calcext:value-type="boolean">
            <text:p>WAHR</text:p>
          </table:table-cell>
          <table:table-cell table:style-name="ce28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7];[$Themenliste.$A118];&quot;&quot;)" office:value-type="string" office:string-value="6.4.b" calcext:value-type="string">
            <text:p>6.4.b</text:p>
          </table:table-cell>
          <table:table-cell table:formula="of:=IF([.$G117];[$Themenliste.$B118];&quot;&quot;)" office:value-type="string" office:string-value="Systementwicklung" calcext:value-type="string">
            <text:p>Systementwicklung</text:p>
          </table:table-cell>
          <table:table-cell table:formula="of:=IF([.$G117];[$Themenliste.$C118];&quot;&quot;)" office:value-type="string" office:string-value="Testverfahren" calcext:value-type="string">
            <text:p>Testverfahren</text:p>
          </table:table-cell>
          <table:table-cell table:formula="of:=IF([.$G117];[$Themenliste.$D118];&quot;&quot;)" office:value-type="string" office:string-value="b" calcext:value-type="string">
            <text:p>b</text:p>
          </table:table-cell>
          <table:table-cell table:formula="of:=IF([.$G117];[$Themenliste.$E118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1,2,3" calcext:value-type="string">
            <text:p>1,2,3</text:p>
          </table:table-cell>
          <table:table-cell table:style-name="ce28" table:formula="of:=AND([.K117];[.L117])" office:value-type="boolean" office:boolean-value="true" calcext:value-type="boolean">
            <text:p>WAHR</text:p>
          </table:table-cell>
          <table:table-cell table:style-name="ce28" table:formula="of:=AND([$Themenliste.$K118] = 1;[$Variablen.$A$2] = 1)" office:value-type="boolean" office:boolean-value="true" calcext:value-type="boolean">
            <text:p>WAHR</text:p>
          </table:table-cell>
          <table:table-cell table:style-name="ce28" table:formula="of:=AND([$Themenliste.$L118] = 1;[$Variablen.$B$2] = 1)" office:value-type="boolean" office:boolean-value="true" calcext:value-type="boolean">
            <text:p>WAHR</text:p>
          </table:table-cell>
          <table:table-cell table:style-name="ce28" table:formula="of:=AND([$Themenliste.$M118] = 1;[$Variablen.$C$2] = 1)" office:value-type="boolean" office:boolean-value="true" calcext:value-type="boolean">
            <text:p>WAHR</text:p>
          </table:table-cell>
          <table:table-cell table:style-name="ce28" table:formula="of:=OR([.H117];[.I117];[.J117])" office:value-type="boolean" office:boolean-value="true" calcext:value-type="boolean">
            <text:p>WAHR</text:p>
          </table:table-cell>
          <table:table-cell table:style-name="ce28" table:formula="of:=IF([$Themenliste.$J118] = 1)" office:value-type="boolean" office:boolean-value="true" calcext:value-type="boolean">
            <text:p>WAHR</text:p>
          </table:table-cell>
          <table:table-cell table:style-name="ce28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8];[$Themenliste.$A119];&quot;&quot;)" office:value-type="string" office:string-value="6.4.c" calcext:value-type="string">
            <text:p>6.4.c</text:p>
          </table:table-cell>
          <table:table-cell table:formula="of:=IF([.$G118];[$Themenliste.$B119];&quot;&quot;)" office:value-type="string" office:string-value="Systementwicklung" calcext:value-type="string">
            <text:p>Systementwicklung</text:p>
          </table:table-cell>
          <table:table-cell table:formula="of:=IF([.$G118];[$Themenliste.$C119];&quot;&quot;)" office:value-type="string" office:string-value="Testverfahren" calcext:value-type="string">
            <text:p>Testverfahren</text:p>
          </table:table-cell>
          <table:table-cell table:formula="of:=IF([.$G118];[$Themenliste.$D119];&quot;&quot;)" office:value-type="string" office:string-value="c" calcext:value-type="string">
            <text:p>c</text:p>
          </table:table-cell>
          <table:table-cell table:formula="of:=IF([.$G118];[$Themenliste.$E119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2,3" calcext:value-type="string">
            <text:p>2,3</text:p>
          </table:table-cell>
          <table:table-cell table:style-name="ce28" table:formula="of:=AND([.K118];[.L118])" office:value-type="boolean" office:boolean-value="true" calcext:value-type="boolean">
            <text:p>WAHR</text:p>
          </table:table-cell>
          <table:table-cell table:style-name="ce28" table:formula="of:=AND([$Themenliste.$K119] = 1;[$Variablen.$A$2] = 1)" office:value-type="boolean" office:boolean-value="false" calcext:value-type="boolean">
            <text:p>FALSCH</text:p>
          </table:table-cell>
          <table:table-cell table:style-name="ce28" table:formula="of:=AND([$Themenliste.$L119] = 1;[$Variablen.$B$2] = 1)" office:value-type="boolean" office:boolean-value="true" calcext:value-type="boolean">
            <text:p>WAHR</text:p>
          </table:table-cell>
          <table:table-cell table:style-name="ce28" table:formula="of:=AND([$Themenliste.$M119] = 1;[$Variablen.$C$2] = 1)" office:value-type="boolean" office:boolean-value="true" calcext:value-type="boolean">
            <text:p>WAHR</text:p>
          </table:table-cell>
          <table:table-cell table:style-name="ce28" table:formula="of:=OR([.H118];[.I118];[.J118])" office:value-type="boolean" office:boolean-value="true" calcext:value-type="boolean">
            <text:p>WAHR</text:p>
          </table:table-cell>
          <table:table-cell table:style-name="ce28" table:formula="of:=IF([$Themenliste.$J119] = 1)" office:value-type="boolean" office:boolean-value="true" calcext:value-type="boolean">
            <text:p>WAHR</text:p>
          </table:table-cell>
          <table:table-cell table:style-name="ce28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19];[$Themenliste.$A120];&quot;&quot;)" office:value-type="string" office:string-value="6.4.d" calcext:value-type="string">
            <text:p>6.4.d</text:p>
          </table:table-cell>
          <table:table-cell table:formula="of:=IF([.$G119];[$Themenliste.$B120];&quot;&quot;)" office:value-type="string" office:string-value="Systementwicklung" calcext:value-type="string">
            <text:p>Systementwicklung</text:p>
          </table:table-cell>
          <table:table-cell table:formula="of:=IF([.$G119];[$Themenliste.$C120];&quot;&quot;)" office:value-type="string" office:string-value="Testverfahren" calcext:value-type="string">
            <text:p>Testverfahren</text:p>
          </table:table-cell>
          <table:table-cell table:formula="of:=IF([.$G119];[$Themenliste.$D120];&quot;&quot;)" office:value-type="string" office:string-value="d" calcext:value-type="string">
            <text:p>d</text:p>
          </table:table-cell>
          <table:table-cell table:formula="of:=IF([.$G119];[$Themenliste.$E120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1,2,3" calcext:value-type="string">
            <text:p>1,2,3</text:p>
          </table:table-cell>
          <table:table-cell table:style-name="ce28" table:formula="of:=AND([.K119];[.L119])" office:value-type="boolean" office:boolean-value="true" calcext:value-type="boolean">
            <text:p>WAHR</text:p>
          </table:table-cell>
          <table:table-cell table:style-name="ce28" table:formula="of:=AND([$Themenliste.$K120] = 1;[$Variablen.$A$2] = 1)" office:value-type="boolean" office:boolean-value="true" calcext:value-type="boolean">
            <text:p>WAHR</text:p>
          </table:table-cell>
          <table:table-cell table:style-name="ce28" table:formula="of:=AND([$Themenliste.$L120] = 1;[$Variablen.$B$2] = 1)" office:value-type="boolean" office:boolean-value="true" calcext:value-type="boolean">
            <text:p>WAHR</text:p>
          </table:table-cell>
          <table:table-cell table:style-name="ce28" table:formula="of:=AND([$Themenliste.$M120] = 1;[$Variablen.$C$2] = 1)" office:value-type="boolean" office:boolean-value="true" calcext:value-type="boolean">
            <text:p>WAHR</text:p>
          </table:table-cell>
          <table:table-cell table:style-name="ce28" table:formula="of:=OR([.H119];[.I119];[.J119])" office:value-type="boolean" office:boolean-value="true" calcext:value-type="boolean">
            <text:p>WAHR</text:p>
          </table:table-cell>
          <table:table-cell table:style-name="ce28" table:formula="of:=IF([$Themenliste.$J120] = 1)" office:value-type="boolean" office:boolean-value="true" calcext:value-type="boolean">
            <text:p>WAHR</text:p>
          </table:table-cell>
          <table:table-cell table:style-name="ce28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20];[$Themenliste.$A121];&quot;&quot;)" office:value-type="string" office:string-value="7.1.a" calcext:value-type="string">
            <text:p>7.1.a</text:p>
          </table:table-cell>
          <table:table-cell table:formula="of:=IF([.$G120];[$Themenliste.$B121];&quot;&quot;)" office:value-type="string" office:string-value="Schulung" calcext:value-type="string">
            <text:p>Schulung</text:p>
          </table:table-cell>
          <table:table-cell table:formula="of:=IF([.$G120];[$Themenliste.$C121];&quot;&quot;)" office:value-type="string" office:string-value="Schulung" calcext:value-type="string">
            <text:p>Schulung</text:p>
          </table:table-cell>
          <table:table-cell table:formula="of:=IF([.$G120];[$Themenliste.$D121];&quot;&quot;)" office:value-type="string" office:string-value="a" calcext:value-type="string">
            <text:p>a</text:p>
          </table:table-cell>
          <table:table-cell table:formula="of:=IF([.$G120];[$Themenliste.$E121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8" table:formula="of:=AND([.K120];[.L120])" office:value-type="boolean" office:boolean-value="true" calcext:value-type="boolean">
            <text:p>WAHR</text:p>
          </table:table-cell>
          <table:table-cell table:style-name="ce28" table:formula="of:=AND([$Themenliste.$K121] = 1;[$Variablen.$A$2] = 1)" office:value-type="boolean" office:boolean-value="false" calcext:value-type="boolean">
            <text:p>FALSCH</text:p>
          </table:table-cell>
          <table:table-cell table:style-name="ce28" table:formula="of:=AND([$Themenliste.$L121] = 1;[$Variablen.$B$2] = 1)" office:value-type="boolean" office:boolean-value="false" calcext:value-type="boolean">
            <text:p>FALSCH</text:p>
          </table:table-cell>
          <table:table-cell table:style-name="ce28" table:formula="of:=AND([$Themenliste.$M121] = 1;[$Variablen.$C$2] = 1)" office:value-type="boolean" office:boolean-value="true" calcext:value-type="boolean">
            <text:p>WAHR</text:p>
          </table:table-cell>
          <table:table-cell table:style-name="ce28" table:formula="of:=OR([.H120];[.I120];[.J120])" office:value-type="boolean" office:boolean-value="true" calcext:value-type="boolean">
            <text:p>WAHR</text:p>
          </table:table-cell>
          <table:table-cell table:style-name="ce28" table:formula="of:=IF([$Themenliste.$J121] = 1)" office:value-type="boolean" office:boolean-value="true" calcext:value-type="boolean">
            <text:p>WAHR</text:p>
          </table:table-cell>
          <table:table-cell table:style-name="ce28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21];[$Themenliste.$A122];&quot;&quot;)" office:value-type="string" office:string-value="7.1.b" calcext:value-type="string">
            <text:p>7.1.b</text:p>
          </table:table-cell>
          <table:table-cell table:formula="of:=IF([.$G121];[$Themenliste.$B122];&quot;&quot;)" office:value-type="string" office:string-value="Schulung" calcext:value-type="string">
            <text:p>Schulung</text:p>
          </table:table-cell>
          <table:table-cell table:formula="of:=IF([.$G121];[$Themenliste.$C122];&quot;&quot;)" office:value-type="string" office:string-value="Schulung" calcext:value-type="string">
            <text:p>Schulung</text:p>
          </table:table-cell>
          <table:table-cell table:formula="of:=IF([.$G121];[$Themenliste.$D122];&quot;&quot;)" office:value-type="string" office:string-value="b" calcext:value-type="string">
            <text:p>b</text:p>
          </table:table-cell>
          <table:table-cell table:formula="of:=IF([.$G121];[$Themenliste.$E122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8" table:formula="of:=AND([.K121];[.L121])" office:value-type="boolean" office:boolean-value="true" calcext:value-type="boolean">
            <text:p>WAHR</text:p>
          </table:table-cell>
          <table:table-cell table:style-name="ce28" table:formula="of:=AND([$Themenliste.$K122] = 1;[$Variablen.$A$2] = 1)" office:value-type="boolean" office:boolean-value="false" calcext:value-type="boolean">
            <text:p>FALSCH</text:p>
          </table:table-cell>
          <table:table-cell table:style-name="ce28" table:formula="of:=AND([$Themenliste.$L122] = 1;[$Variablen.$B$2] = 1)" office:value-type="boolean" office:boolean-value="false" calcext:value-type="boolean">
            <text:p>FALSCH</text:p>
          </table:table-cell>
          <table:table-cell table:style-name="ce28" table:formula="of:=AND([$Themenliste.$M122] = 1;[$Variablen.$C$2] = 1)" office:value-type="boolean" office:boolean-value="true" calcext:value-type="boolean">
            <text:p>WAHR</text:p>
          </table:table-cell>
          <table:table-cell table:style-name="ce28" table:formula="of:=OR([.H121];[.I121];[.J121])" office:value-type="boolean" office:boolean-value="true" calcext:value-type="boolean">
            <text:p>WAHR</text:p>
          </table:table-cell>
          <table:table-cell table:style-name="ce28" table:formula="of:=IF([$Themenliste.$J122] = 1)" office:value-type="boolean" office:boolean-value="true" calcext:value-type="boolean">
            <text:p>WAHR</text:p>
          </table:table-cell>
          <table:table-cell table:style-name="ce28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22];[$Themenliste.$A123];&quot;&quot;)" office:value-type="string" office:string-value="7.1.c" calcext:value-type="string">
            <text:p>7.1.c</text:p>
          </table:table-cell>
          <table:table-cell table:formula="of:=IF([.$G122];[$Themenliste.$B123];&quot;&quot;)" office:value-type="string" office:string-value="Schulung" calcext:value-type="string">
            <text:p>Schulung</text:p>
          </table:table-cell>
          <table:table-cell table:formula="of:=IF([.$G122];[$Themenliste.$C123];&quot;&quot;)" office:value-type="string" office:string-value="Schulung" calcext:value-type="string">
            <text:p>Schulung</text:p>
          </table:table-cell>
          <table:table-cell table:formula="of:=IF([.$G122];[$Themenliste.$D123];&quot;&quot;)" office:value-type="string" office:string-value="c" calcext:value-type="string">
            <text:p>c</text:p>
          </table:table-cell>
          <table:table-cell table:formula="of:=IF([.$G122];[$Themenliste.$E123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8" table:formula="of:=AND([.K122];[.L122])" office:value-type="boolean" office:boolean-value="true" calcext:value-type="boolean">
            <text:p>WAHR</text:p>
          </table:table-cell>
          <table:table-cell table:style-name="ce28" table:formula="of:=AND([$Themenliste.$K123] = 1;[$Variablen.$A$2] = 1)" office:value-type="boolean" office:boolean-value="false" calcext:value-type="boolean">
            <text:p>FALSCH</text:p>
          </table:table-cell>
          <table:table-cell table:style-name="ce28" table:formula="of:=AND([$Themenliste.$L123] = 1;[$Variablen.$B$2] = 1)" office:value-type="boolean" office:boolean-value="false" calcext:value-type="boolean">
            <text:p>FALSCH</text:p>
          </table:table-cell>
          <table:table-cell table:style-name="ce28" table:formula="of:=AND([$Themenliste.$M123] = 1;[$Variablen.$C$2] = 1)" office:value-type="boolean" office:boolean-value="true" calcext:value-type="boolean">
            <text:p>WAHR</text:p>
          </table:table-cell>
          <table:table-cell table:style-name="ce28" table:formula="of:=OR([.H122];[.I122];[.J122])" office:value-type="boolean" office:boolean-value="true" calcext:value-type="boolean">
            <text:p>WAHR</text:p>
          </table:table-cell>
          <table:table-cell table:style-name="ce28" table:formula="of:=IF([$Themenliste.$J123] = 1)" office:value-type="boolean" office:boolean-value="true" calcext:value-type="boolean">
            <text:p>WAHR</text:p>
          </table:table-cell>
          <table:table-cell table:style-name="ce28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23];[$Themenliste.$A124];&quot;&quot;)" office:value-type="string" office:string-value="7.1.d" calcext:value-type="string">
            <text:p>7.1.d</text:p>
          </table:table-cell>
          <table:table-cell table:formula="of:=IF([.$G123];[$Themenliste.$B124];&quot;&quot;)" office:value-type="string" office:string-value="Schulung" calcext:value-type="string">
            <text:p>Schulung</text:p>
          </table:table-cell>
          <table:table-cell table:formula="of:=IF([.$G123];[$Themenliste.$C124];&quot;&quot;)" office:value-type="string" office:string-value="Schulung" calcext:value-type="string">
            <text:p>Schulung</text:p>
          </table:table-cell>
          <table:table-cell table:formula="of:=IF([.$G123];[$Themenliste.$D124];&quot;&quot;)" office:value-type="string" office:string-value="d" calcext:value-type="string">
            <text:p>d</text:p>
          </table:table-cell>
          <table:table-cell table:formula="of:=IF([.$G123];[$Themenliste.$E124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8" table:formula="of:=AND([.K123];[.L123])" office:value-type="boolean" office:boolean-value="true" calcext:value-type="boolean">
            <text:p>WAHR</text:p>
          </table:table-cell>
          <table:table-cell table:style-name="ce28" table:formula="of:=AND([$Themenliste.$K124] = 1;[$Variablen.$A$2] = 1)" office:value-type="boolean" office:boolean-value="false" calcext:value-type="boolean">
            <text:p>FALSCH</text:p>
          </table:table-cell>
          <table:table-cell table:style-name="ce28" table:formula="of:=AND([$Themenliste.$L124] = 1;[$Variablen.$B$2] = 1)" office:value-type="boolean" office:boolean-value="false" calcext:value-type="boolean">
            <text:p>FALSCH</text:p>
          </table:table-cell>
          <table:table-cell table:style-name="ce28" table:formula="of:=AND([$Themenliste.$M124] = 1;[$Variablen.$C$2] = 1)" office:value-type="boolean" office:boolean-value="true" calcext:value-type="boolean">
            <text:p>WAHR</text:p>
          </table:table-cell>
          <table:table-cell table:style-name="ce28" table:formula="of:=OR([.H123];[.I123];[.J123])" office:value-type="boolean" office:boolean-value="true" calcext:value-type="boolean">
            <text:p>WAHR</text:p>
          </table:table-cell>
          <table:table-cell table:style-name="ce28" table:formula="of:=IF([$Themenliste.$J124] = 1)" office:value-type="boolean" office:boolean-value="true" calcext:value-type="boolean">
            <text:p>WAHR</text:p>
          </table:table-cell>
          <table:table-cell table:style-name="ce28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24];[$Themenliste.$A125];&quot;&quot;)" office:value-type="string" office:string-value="7.1.e" calcext:value-type="string">
            <text:p>7.1.e</text:p>
          </table:table-cell>
          <table:table-cell table:formula="of:=IF([.$G124];[$Themenliste.$B125];&quot;&quot;)" office:value-type="string" office:string-value="Schulung" calcext:value-type="string">
            <text:p>Schulung</text:p>
          </table:table-cell>
          <table:table-cell table:formula="of:=IF([.$G124];[$Themenliste.$C125];&quot;&quot;)" office:value-type="string" office:string-value="Schulung" calcext:value-type="string">
            <text:p>Schulung</text:p>
          </table:table-cell>
          <table:table-cell table:formula="of:=IF([.$G124];[$Themenliste.$D125];&quot;&quot;)" office:value-type="string" office:string-value="e" calcext:value-type="string">
            <text:p>e</text:p>
          </table:table-cell>
          <table:table-cell table:formula="of:=IF([.$G124];[$Themenliste.$E125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 office:value-type="string" office:string-value="3" calcext:value-type="string">
            <text:p>3</text:p>
          </table:table-cell>
          <table:table-cell table:style-name="ce28" table:formula="of:=AND([.K124];[.L124])" office:value-type="boolean" office:boolean-value="true" calcext:value-type="boolean">
            <text:p>WAHR</text:p>
          </table:table-cell>
          <table:table-cell table:style-name="ce28" table:formula="of:=AND([$Themenliste.$K125] = 1;[$Variablen.$A$2] = 1)" office:value-type="boolean" office:boolean-value="false" calcext:value-type="boolean">
            <text:p>FALSCH</text:p>
          </table:table-cell>
          <table:table-cell table:style-name="ce28" table:formula="of:=AND([$Themenliste.$L125] = 1;[$Variablen.$B$2] = 1)" office:value-type="boolean" office:boolean-value="false" calcext:value-type="boolean">
            <text:p>FALSCH</text:p>
          </table:table-cell>
          <table:table-cell table:style-name="ce28" table:formula="of:=AND([$Themenliste.$M125] = 1;[$Variablen.$C$2] = 1)" office:value-type="boolean" office:boolean-value="true" calcext:value-type="boolean">
            <text:p>WAHR</text:p>
          </table:table-cell>
          <table:table-cell table:style-name="ce28" table:formula="of:=OR([.H124];[.I124];[.J124])" office:value-type="boolean" office:boolean-value="true" calcext:value-type="boolean">
            <text:p>WAHR</text:p>
          </table:table-cell>
          <table:table-cell table:style-name="ce28" table:formula="of:=IF([$Themenliste.$J125] = 1)" office:value-type="boolean" office:boolean-value="true" calcext:value-type="boolean">
            <text:p>WAHR</text:p>
          </table:table-cell>
          <table:table-cell table:style-name="ce28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25];[$Themenliste.$A126];&quot;&quot;)">
            <text:p/>
          </table:table-cell>
          <table:table-cell table:formula="of:=IF([.$G125];[$Themenliste.$B126];&quot;&quot;)">
            <text:p/>
          </table:table-cell>
          <table:table-cell table:formula="of:=IF([.$G125];[$Themenliste.$C126];&quot;&quot;)">
            <text:p/>
          </table:table-cell>
          <table:table-cell table:formula="of:=IF([.$G125];[$Themenliste.$D126];&quot;&quot;)">
            <text:p/>
          </table:table-cell>
          <table:table-cell table:formula="of:=IF([.$G125];[$Themenliste.$E183];&quot;&quot;)">
            <text:p/>
          </table:table-cell>
          <table:table-cell table:style-name="ce22" table:formula="of:=IF([.$G125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>
            <text:p/>
          </table:table-cell>
          <table:table-cell table:style-name="ce28" table:formula="of:=AND([.K125];[.L125])" office:value-type="boolean" office:boolean-value="false" calcext:value-type="boolean">
            <text:p>FALSCH</text:p>
          </table:table-cell>
          <table:table-cell table:style-name="ce28" table:formula="of:=AND([$Themenliste.$K126] = 1;[$Variablen.$A$2] = 1)" office:value-type="boolean" office:boolean-value="false" calcext:value-type="boolean">
            <text:p>FALSCH</text:p>
          </table:table-cell>
          <table:table-cell table:style-name="ce28" table:formula="of:=AND([$Themenliste.$L126] = 1;[$Variablen.$B$2] = 1)" office:value-type="boolean" office:boolean-value="true" calcext:value-type="boolean">
            <text:p>WAHR</text:p>
          </table:table-cell>
          <table:table-cell table:style-name="ce28" table:formula="of:=AND([$Themenliste.$M126] = 1;[$Variablen.$C$2] = 1)" office:value-type="boolean" office:boolean-value="true" calcext:value-type="boolean">
            <text:p>WAHR</text:p>
          </table:table-cell>
          <table:table-cell table:style-name="ce28" table:formula="of:=OR([.H125];[.I125];[.J125])" office:value-type="boolean" office:boolean-value="true" calcext:value-type="boolean">
            <text:p>WAHR</text:p>
          </table:table-cell>
          <table:table-cell table:style-name="ce28" table:formula="of:=IF([$Themenliste.$J126] = 1)" office:value-type="boolean" office:boolean-value="false" calcext:value-type="boolean">
            <text:p>FALSCH</text:p>
          </table:table-cell>
          <table:table-cell table:style-name="ce28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26];[$Themenliste.$A127];&quot;&quot;)">
            <text:p/>
          </table:table-cell>
          <table:table-cell table:formula="of:=IF([.$G126];[$Themenliste.$B127];&quot;&quot;)">
            <text:p/>
          </table:table-cell>
          <table:table-cell table:formula="of:=IF([.$G126];[$Themenliste.$C127];&quot;&quot;)">
            <text:p/>
          </table:table-cell>
          <table:table-cell table:formula="of:=IF([.$G126];[$Themenliste.$D127];&quot;&quot;)">
            <text:p/>
          </table:table-cell>
          <table:table-cell table:formula="of:=IF([.$G126];[$Themenliste.$E184];&quot;&quot;)">
            <text:p/>
          </table:table-cell>
          <table:table-cell table:style-name="ce22" table:formula="of:=IF([.$G126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>
            <text:p/>
          </table:table-cell>
          <table:table-cell table:style-name="ce28" table:formula="of:=AND([.K126];[.L126])" office:value-type="boolean" office:boolean-value="false" calcext:value-type="boolean">
            <text:p>FALSCH</text:p>
          </table:table-cell>
          <table:table-cell table:style-name="ce28" table:formula="of:=AND([$Themenliste.$K127] = 1;[$Variablen.$A$2] = 1)" office:value-type="boolean" office:boolean-value="false" calcext:value-type="boolean">
            <text:p>FALSCH</text:p>
          </table:table-cell>
          <table:table-cell table:style-name="ce28" table:formula="of:=AND([$Themenliste.$L127] = 1;[$Variablen.$B$2] = 1)" office:value-type="boolean" office:boolean-value="true" calcext:value-type="boolean">
            <text:p>WAHR</text:p>
          </table:table-cell>
          <table:table-cell table:style-name="ce28" table:formula="of:=AND([$Themenliste.$M127] = 1;[$Variablen.$C$2] = 1)" office:value-type="boolean" office:boolean-value="true" calcext:value-type="boolean">
            <text:p>WAHR</text:p>
          </table:table-cell>
          <table:table-cell table:style-name="ce28" table:formula="of:=OR([.H126];[.I126];[.J126])" office:value-type="boolean" office:boolean-value="true" calcext:value-type="boolean">
            <text:p>WAHR</text:p>
          </table:table-cell>
          <table:table-cell table:style-name="ce28" table:formula="of:=IF([$Themenliste.$J127] = 1)" office:value-type="boolean" office:boolean-value="false" calcext:value-type="boolean">
            <text:p>FALSCH</text:p>
          </table:table-cell>
          <table:table-cell table:style-name="ce28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27];[$Themenliste.$A128];&quot;&quot;)">
            <text:p/>
          </table:table-cell>
          <table:table-cell table:formula="of:=IF([.$G127];[$Themenliste.$B128];&quot;&quot;)">
            <text:p/>
          </table:table-cell>
          <table:table-cell table:formula="of:=IF([.$G127];[$Themenliste.$C128];&quot;&quot;)">
            <text:p/>
          </table:table-cell>
          <table:table-cell table:formula="of:=IF([.$G127];[$Themenliste.$D128];&quot;&quot;)">
            <text:p/>
          </table:table-cell>
          <table:table-cell table:formula="of:=IF([.$G127];[$Themenliste.$E185];&quot;&quot;)">
            <text:p/>
          </table:table-cell>
          <table:table-cell table:style-name="ce22" table:formula="of:=IF([.$G127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>
            <text:p/>
          </table:table-cell>
          <table:table-cell table:style-name="ce28" table:formula="of:=AND([.K127];[.L127])" office:value-type="boolean" office:boolean-value="false" calcext:value-type="boolean">
            <text:p>FALSCH</text:p>
          </table:table-cell>
          <table:table-cell table:style-name="ce28" table:formula="of:=AND([$Themenliste.$K128] = 1;[$Variablen.$A$2] = 1)" office:value-type="boolean" office:boolean-value="false" calcext:value-type="boolean">
            <text:p>FALSCH</text:p>
          </table:table-cell>
          <table:table-cell table:style-name="ce28" table:formula="of:=AND([$Themenliste.$L128] = 1;[$Variablen.$B$2] = 1)" office:value-type="boolean" office:boolean-value="true" calcext:value-type="boolean">
            <text:p>WAHR</text:p>
          </table:table-cell>
          <table:table-cell table:style-name="ce28" table:formula="of:=AND([$Themenliste.$M128] = 1;[$Variablen.$C$2] = 1)" office:value-type="boolean" office:boolean-value="true" calcext:value-type="boolean">
            <text:p>WAHR</text:p>
          </table:table-cell>
          <table:table-cell table:style-name="ce28" table:formula="of:=OR([.H127];[.I127];[.J127])" office:value-type="boolean" office:boolean-value="true" calcext:value-type="boolean">
            <text:p>WAHR</text:p>
          </table:table-cell>
          <table:table-cell table:style-name="ce28" table:formula="of:=IF([$Themenliste.$J128] = 1)" office:value-type="boolean" office:boolean-value="false" calcext:value-type="boolean">
            <text:p>FALSCH</text:p>
          </table:table-cell>
          <table:table-cell table:style-name="ce28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28];[$Themenliste.$A129];&quot;&quot;)">
            <text:p/>
          </table:table-cell>
          <table:table-cell table:formula="of:=IF([.$G128];[$Themenliste.$B129];&quot;&quot;)">
            <text:p/>
          </table:table-cell>
          <table:table-cell table:formula="of:=IF([.$G128];[$Themenliste.$C129];&quot;&quot;)">
            <text:p/>
          </table:table-cell>
          <table:table-cell table:formula="of:=IF([.$G128];[$Themenliste.$D129];&quot;&quot;)">
            <text:p/>
          </table:table-cell>
          <table:table-cell table:formula="of:=IF([.$G128];[$Themenliste.$E186];&quot;&quot;)">
            <text:p/>
          </table:table-cell>
          <table:table-cell table:style-name="ce22" table:formula="of:=IF([.$G128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>
            <text:p/>
          </table:table-cell>
          <table:table-cell table:style-name="ce28" table:formula="of:=AND([.K128];[.L128])" office:value-type="boolean" office:boolean-value="false" calcext:value-type="boolean">
            <text:p>FALSCH</text:p>
          </table:table-cell>
          <table:table-cell table:style-name="ce28" table:formula="of:=AND([$Themenliste.$K129] = 1;[$Variablen.$A$2] = 1)" office:value-type="boolean" office:boolean-value="false" calcext:value-type="boolean">
            <text:p>FALSCH</text:p>
          </table:table-cell>
          <table:table-cell table:style-name="ce28" table:formula="of:=AND([$Themenliste.$L129] = 1;[$Variablen.$B$2] = 1)" office:value-type="boolean" office:boolean-value="true" calcext:value-type="boolean">
            <text:p>WAHR</text:p>
          </table:table-cell>
          <table:table-cell table:style-name="ce28" table:formula="of:=AND([$Themenliste.$M129] = 1;[$Variablen.$C$2] = 1)" office:value-type="boolean" office:boolean-value="true" calcext:value-type="boolean">
            <text:p>WAHR</text:p>
          </table:table-cell>
          <table:table-cell table:style-name="ce28" table:formula="of:=OR([.H128];[.I128];[.J128])" office:value-type="boolean" office:boolean-value="true" calcext:value-type="boolean">
            <text:p>WAHR</text:p>
          </table:table-cell>
          <table:table-cell table:style-name="ce28" table:formula="of:=IF([$Themenliste.$J129] = 1)" office:value-type="boolean" office:boolean-value="false" calcext:value-type="boolean">
            <text:p>FALSCH</text:p>
          </table:table-cell>
          <table:table-cell table:style-name="ce28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29];[$Themenliste.$A130];&quot;&quot;)">
            <text:p/>
          </table:table-cell>
          <table:table-cell table:formula="of:=IF([.$G129];[$Themenliste.$B130];&quot;&quot;)">
            <text:p/>
          </table:table-cell>
          <table:table-cell table:formula="of:=IF([.$G129];[$Themenliste.$C130];&quot;&quot;)">
            <text:p/>
          </table:table-cell>
          <table:table-cell table:formula="of:=IF([.$G129];[$Themenliste.$D130];&quot;&quot;)">
            <text:p/>
          </table:table-cell>
          <table:table-cell table:formula="of:=IF([.$G129];[$Themenliste.$E187];&quot;&quot;)">
            <text:p/>
          </table:table-cell>
          <table:table-cell table:style-name="ce22" table:formula="of:=IF([.$G129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>
            <text:p/>
          </table:table-cell>
          <table:table-cell table:style-name="ce28" table:formula="of:=AND([.K129];[.L129])" office:value-type="boolean" office:boolean-value="false" calcext:value-type="boolean">
            <text:p>FALSCH</text:p>
          </table:table-cell>
          <table:table-cell table:style-name="ce28" table:formula="of:=AND([$Themenliste.$K130] = 1;[$Variablen.$A$2] = 1)" office:value-type="boolean" office:boolean-value="false" calcext:value-type="boolean">
            <text:p>FALSCH</text:p>
          </table:table-cell>
          <table:table-cell table:style-name="ce28" table:formula="of:=AND([$Themenliste.$L130] = 1;[$Variablen.$B$2] = 1)" office:value-type="boolean" office:boolean-value="true" calcext:value-type="boolean">
            <text:p>WAHR</text:p>
          </table:table-cell>
          <table:table-cell table:style-name="ce28" table:formula="of:=AND([$Themenliste.$M130] = 1;[$Variablen.$C$2] = 1)" office:value-type="boolean" office:boolean-value="true" calcext:value-type="boolean">
            <text:p>WAHR</text:p>
          </table:table-cell>
          <table:table-cell table:style-name="ce28" table:formula="of:=OR([.H129];[.I129];[.J129])" office:value-type="boolean" office:boolean-value="true" calcext:value-type="boolean">
            <text:p>WAHR</text:p>
          </table:table-cell>
          <table:table-cell table:style-name="ce28" table:formula="of:=IF([$Themenliste.$J130] = 1)" office:value-type="boolean" office:boolean-value="false" calcext:value-type="boolean">
            <text:p>FALSCH</text:p>
          </table:table-cell>
          <table:table-cell table:style-name="ce28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0];[$Themenliste.$A131];&quot;&quot;)">
            <text:p/>
          </table:table-cell>
          <table:table-cell table:formula="of:=IF([.$G130];[$Themenliste.$B131];&quot;&quot;)">
            <text:p/>
          </table:table-cell>
          <table:table-cell table:formula="of:=IF([.$G130];[$Themenliste.$C131];&quot;&quot;)">
            <text:p/>
          </table:table-cell>
          <table:table-cell table:formula="of:=IF([.$G130];[$Themenliste.$D131];&quot;&quot;)">
            <text:p/>
          </table:table-cell>
          <table:table-cell table:formula="of:=IF([.$G130];[$Themenliste.$E188];&quot;&quot;)">
            <text:p/>
          </table:table-cell>
          <table:table-cell table:style-name="ce22" table:formula="of:=IF([.$G130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>
            <text:p/>
          </table:table-cell>
          <table:table-cell table:style-name="ce28" table:formula="of:=AND([.K130];[.L130])" office:value-type="boolean" office:boolean-value="false" calcext:value-type="boolean">
            <text:p>FALSCH</text:p>
          </table:table-cell>
          <table:table-cell table:style-name="ce28" table:formula="of:=AND([$Themenliste.$K131] = 1;[$Variablen.$A$2] = 1)" office:value-type="boolean" office:boolean-value="false" calcext:value-type="boolean">
            <text:p>FALSCH</text:p>
          </table:table-cell>
          <table:table-cell table:style-name="ce28" table:formula="of:=AND([$Themenliste.$L131] = 1;[$Variablen.$B$2] = 1)" office:value-type="boolean" office:boolean-value="true" calcext:value-type="boolean">
            <text:p>WAHR</text:p>
          </table:table-cell>
          <table:table-cell table:style-name="ce28" table:formula="of:=AND([$Themenliste.$M131] = 1;[$Variablen.$C$2] = 1)" office:value-type="boolean" office:boolean-value="true" calcext:value-type="boolean">
            <text:p>WAHR</text:p>
          </table:table-cell>
          <table:table-cell table:style-name="ce28" table:formula="of:=OR([.H130];[.I130];[.J130])" office:value-type="boolean" office:boolean-value="true" calcext:value-type="boolean">
            <text:p>WAHR</text:p>
          </table:table-cell>
          <table:table-cell table:style-name="ce28" table:formula="of:=IF([$Themenliste.$J131] = 1)" office:value-type="boolean" office:boolean-value="false" calcext:value-type="boolean">
            <text:p>FALSCH</text:p>
          </table:table-cell>
          <table:table-cell table:style-name="ce28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1];[$Themenliste.$A132];&quot;&quot;)">
            <text:p/>
          </table:table-cell>
          <table:table-cell table:formula="of:=IF([.$G131];[$Themenliste.$B132];&quot;&quot;)">
            <text:p/>
          </table:table-cell>
          <table:table-cell table:formula="of:=IF([.$G131];[$Themenliste.$C132];&quot;&quot;)">
            <text:p/>
          </table:table-cell>
          <table:table-cell table:formula="of:=IF([.$G131];[$Themenliste.$D132];&quot;&quot;)">
            <text:p/>
          </table:table-cell>
          <table:table-cell table:formula="of:=IF([.$G131];[$Themenliste.$E189];&quot;&quot;)">
            <text:p/>
          </table:table-cell>
          <table:table-cell table:style-name="ce22" table:formula="of:=IF([.$G131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>
            <text:p/>
          </table:table-cell>
          <table:table-cell table:style-name="ce28" table:formula="of:=AND([.K131];[.L131])" office:value-type="boolean" office:boolean-value="false" calcext:value-type="boolean">
            <text:p>FALSCH</text:p>
          </table:table-cell>
          <table:table-cell table:style-name="ce28" table:formula="of:=AND([$Themenliste.$K132] = 1;[$Variablen.$A$2] = 1)" office:value-type="boolean" office:boolean-value="false" calcext:value-type="boolean">
            <text:p>FALSCH</text:p>
          </table:table-cell>
          <table:table-cell table:style-name="ce28" table:formula="of:=AND([$Themenliste.$L132] = 1;[$Variablen.$B$2] = 1)" office:value-type="boolean" office:boolean-value="true" calcext:value-type="boolean">
            <text:p>WAHR</text:p>
          </table:table-cell>
          <table:table-cell table:style-name="ce28" table:formula="of:=AND([$Themenliste.$M132] = 1;[$Variablen.$C$2] = 1)" office:value-type="boolean" office:boolean-value="true" calcext:value-type="boolean">
            <text:p>WAHR</text:p>
          </table:table-cell>
          <table:table-cell table:style-name="ce28" table:formula="of:=OR([.H131];[.I131];[.J131])" office:value-type="boolean" office:boolean-value="true" calcext:value-type="boolean">
            <text:p>WAHR</text:p>
          </table:table-cell>
          <table:table-cell table:style-name="ce28" table:formula="of:=IF([$Themenliste.$J132] = 1)" office:value-type="boolean" office:boolean-value="false" calcext:value-type="boolean">
            <text:p>FALSCH</text:p>
          </table:table-cell>
          <table:table-cell table:style-name="ce28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2];[$Themenliste.$A133];&quot;&quot;)">
            <text:p/>
          </table:table-cell>
          <table:table-cell table:formula="of:=IF([.$G132];[$Themenliste.$B133];&quot;&quot;)">
            <text:p/>
          </table:table-cell>
          <table:table-cell table:formula="of:=IF([.$G132];[$Themenliste.$C133];&quot;&quot;)">
            <text:p/>
          </table:table-cell>
          <table:table-cell table:formula="of:=IF([.$G132];[$Themenliste.$D133];&quot;&quot;)">
            <text:p/>
          </table:table-cell>
          <table:table-cell table:formula="of:=IF([.$G132];[$Themenliste.$E190];&quot;&quot;)">
            <text:p/>
          </table:table-cell>
          <table:table-cell table:style-name="ce22" table:formula="of:=IF([.$G132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>
            <text:p/>
          </table:table-cell>
          <table:table-cell table:style-name="ce28" table:formula="of:=AND([.K132];[.L132])" office:value-type="boolean" office:boolean-value="false" calcext:value-type="boolean">
            <text:p>FALSCH</text:p>
          </table:table-cell>
          <table:table-cell table:style-name="ce28" table:formula="of:=AND([$Themenliste.$K133] = 1;[$Variablen.$A$2] = 1)" office:value-type="boolean" office:boolean-value="false" calcext:value-type="boolean">
            <text:p>FALSCH</text:p>
          </table:table-cell>
          <table:table-cell table:style-name="ce28" table:formula="of:=AND([$Themenliste.$L133] = 1;[$Variablen.$B$2] = 1)" office:value-type="boolean" office:boolean-value="true" calcext:value-type="boolean">
            <text:p>WAHR</text:p>
          </table:table-cell>
          <table:table-cell table:style-name="ce28" table:formula="of:=AND([$Themenliste.$M133] = 1;[$Variablen.$C$2] = 1)" office:value-type="boolean" office:boolean-value="true" calcext:value-type="boolean">
            <text:p>WAHR</text:p>
          </table:table-cell>
          <table:table-cell table:style-name="ce28" table:formula="of:=OR([.H132];[.I132];[.J132])" office:value-type="boolean" office:boolean-value="true" calcext:value-type="boolean">
            <text:p>WAHR</text:p>
          </table:table-cell>
          <table:table-cell table:style-name="ce28" table:formula="of:=IF([$Themenliste.$J133] = 1)" office:value-type="boolean" office:boolean-value="false" calcext:value-type="boolean">
            <text:p>FALSCH</text:p>
          </table:table-cell>
          <table:table-cell table:style-name="ce28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3];[$Themenliste.$A134];&quot;&quot;)">
            <text:p/>
          </table:table-cell>
          <table:table-cell table:formula="of:=IF([.$G133];[$Themenliste.$B134];&quot;&quot;)">
            <text:p/>
          </table:table-cell>
          <table:table-cell table:formula="of:=IF([.$G133];[$Themenliste.$C134];&quot;&quot;)">
            <text:p/>
          </table:table-cell>
          <table:table-cell table:formula="of:=IF([.$G133];[$Themenliste.$D134];&quot;&quot;)">
            <text:p/>
          </table:table-cell>
          <table:table-cell table:formula="of:=IF([.$G133];[$Themenliste.$E191];&quot;&quot;)">
            <text:p/>
          </table:table-cell>
          <table:table-cell table:style-name="ce22" table:formula="of:=IF([.$G133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>
            <text:p/>
          </table:table-cell>
          <table:table-cell table:style-name="ce28" table:formula="of:=AND([.K133];[.L133])" office:value-type="boolean" office:boolean-value="false" calcext:value-type="boolean">
            <text:p>FALSCH</text:p>
          </table:table-cell>
          <table:table-cell table:style-name="ce28" table:formula="of:=AND([$Themenliste.$K134] = 1;[$Variablen.$A$2] = 1)" office:value-type="boolean" office:boolean-value="false" calcext:value-type="boolean">
            <text:p>FALSCH</text:p>
          </table:table-cell>
          <table:table-cell table:style-name="ce28" table:formula="of:=AND([$Themenliste.$L134] = 1;[$Variablen.$B$2] = 1)" office:value-type="boolean" office:boolean-value="true" calcext:value-type="boolean">
            <text:p>WAHR</text:p>
          </table:table-cell>
          <table:table-cell table:style-name="ce28" table:formula="of:=AND([$Themenliste.$M134] = 1;[$Variablen.$C$2] = 1)" office:value-type="boolean" office:boolean-value="true" calcext:value-type="boolean">
            <text:p>WAHR</text:p>
          </table:table-cell>
          <table:table-cell table:style-name="ce28" table:formula="of:=OR([.H133];[.I133];[.J133])" office:value-type="boolean" office:boolean-value="true" calcext:value-type="boolean">
            <text:p>WAHR</text:p>
          </table:table-cell>
          <table:table-cell table:style-name="ce28" table:formula="of:=IF([$Themenliste.$J134] = 1)" office:value-type="boolean" office:boolean-value="false" calcext:value-type="boolean">
            <text:p>FALSCH</text:p>
          </table:table-cell>
          <table:table-cell table:style-name="ce28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4];[$Themenliste.$A135];&quot;&quot;)">
            <text:p/>
          </table:table-cell>
          <table:table-cell table:formula="of:=IF([.$G134];[$Themenliste.$B135];&quot;&quot;)">
            <text:p/>
          </table:table-cell>
          <table:table-cell table:formula="of:=IF([.$G134];[$Themenliste.$C135];&quot;&quot;)">
            <text:p/>
          </table:table-cell>
          <table:table-cell table:formula="of:=IF([.$G134];[$Themenliste.$D135];&quot;&quot;)">
            <text:p/>
          </table:table-cell>
          <table:table-cell table:formula="of:=IF([.$G134];[$Themenliste.$E192];&quot;&quot;)">
            <text:p/>
          </table:table-cell>
          <table:table-cell table:style-name="ce22" table:formula="of:=IF([.$G134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>
            <text:p/>
          </table:table-cell>
          <table:table-cell table:style-name="ce28" table:formula="of:=AND([.K134];[.L134])" office:value-type="boolean" office:boolean-value="false" calcext:value-type="boolean">
            <text:p>FALSCH</text:p>
          </table:table-cell>
          <table:table-cell table:style-name="ce28" table:formula="of:=AND([$Themenliste.$K135] = 1;[$Variablen.$A$2] = 1)" office:value-type="boolean" office:boolean-value="false" calcext:value-type="boolean">
            <text:p>FALSCH</text:p>
          </table:table-cell>
          <table:table-cell table:style-name="ce28" table:formula="of:=AND([$Themenliste.$L135] = 1;[$Variablen.$B$2] = 1)" office:value-type="boolean" office:boolean-value="true" calcext:value-type="boolean">
            <text:p>WAHR</text:p>
          </table:table-cell>
          <table:table-cell table:style-name="ce28" table:formula="of:=AND([$Themenliste.$M135] = 1;[$Variablen.$C$2] = 1)" office:value-type="boolean" office:boolean-value="true" calcext:value-type="boolean">
            <text:p>WAHR</text:p>
          </table:table-cell>
          <table:table-cell table:style-name="ce28" table:formula="of:=OR([.H134];[.I134];[.J134])" office:value-type="boolean" office:boolean-value="true" calcext:value-type="boolean">
            <text:p>WAHR</text:p>
          </table:table-cell>
          <table:table-cell table:style-name="ce28" table:formula="of:=IF([$Themenliste.$J135] = 1)" office:value-type="boolean" office:boolean-value="false" calcext:value-type="boolean">
            <text:p>FALSCH</text:p>
          </table:table-cell>
          <table:table-cell table:style-name="ce28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5];[$Themenliste.$A136];&quot;&quot;)">
            <text:p/>
          </table:table-cell>
          <table:table-cell table:formula="of:=IF([.$G135];[$Themenliste.$B136];&quot;&quot;)">
            <text:p/>
          </table:table-cell>
          <table:table-cell table:formula="of:=IF([.$G135];[$Themenliste.$C136];&quot;&quot;)">
            <text:p/>
          </table:table-cell>
          <table:table-cell table:formula="of:=IF([.$G135];[$Themenliste.$D136];&quot;&quot;)">
            <text:p/>
          </table:table-cell>
          <table:table-cell table:formula="of:=IF([.$G135];[$Themenliste.$E193];&quot;&quot;)">
            <text:p/>
          </table:table-cell>
          <table:table-cell table:style-name="ce22" table:formula="of:=IF([.$G135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>
            <text:p/>
          </table:table-cell>
          <table:table-cell table:style-name="ce28" table:formula="of:=AND([.K135];[.L135])" office:value-type="boolean" office:boolean-value="false" calcext:value-type="boolean">
            <text:p>FALSCH</text:p>
          </table:table-cell>
          <table:table-cell table:style-name="ce28" table:formula="of:=AND([$Themenliste.$K136] = 1;[$Variablen.$A$2] = 1)" office:value-type="boolean" office:boolean-value="false" calcext:value-type="boolean">
            <text:p>FALSCH</text:p>
          </table:table-cell>
          <table:table-cell table:style-name="ce28" table:formula="of:=AND([$Themenliste.$L136] = 1;[$Variablen.$B$2] = 1)" office:value-type="boolean" office:boolean-value="true" calcext:value-type="boolean">
            <text:p>WAHR</text:p>
          </table:table-cell>
          <table:table-cell table:style-name="ce28" table:formula="of:=AND([$Themenliste.$M136] = 1;[$Variablen.$C$2] = 1)" office:value-type="boolean" office:boolean-value="true" calcext:value-type="boolean">
            <text:p>WAHR</text:p>
          </table:table-cell>
          <table:table-cell table:style-name="ce28" table:formula="of:=OR([.H135];[.I135];[.J135])" office:value-type="boolean" office:boolean-value="true" calcext:value-type="boolean">
            <text:p>WAHR</text:p>
          </table:table-cell>
          <table:table-cell table:style-name="ce28" table:formula="of:=IF([$Themenliste.$J136] = 1)" office:value-type="boolean" office:boolean-value="false" calcext:value-type="boolean">
            <text:p>FALSCH</text:p>
          </table:table-cell>
          <table:table-cell table:style-name="ce28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6];[$Themenliste.$A139];&quot;&quot;)">
            <text:p/>
          </table:table-cell>
          <table:table-cell table:formula="of:=IF([.$G136];[$Themenliste.$B139];&quot;&quot;)">
            <text:p/>
          </table:table-cell>
          <table:table-cell table:formula="of:=IF([.$G136];[$Themenliste.$C139];&quot;&quot;)">
            <text:p/>
          </table:table-cell>
          <table:table-cell table:formula="of:=IF([.$G136];[$Themenliste.$D139];&quot;&quot;)">
            <text:p/>
          </table:table-cell>
          <table:table-cell table:formula="of:=IF([.$G136];[$Themenliste.$E194];&quot;&quot;)">
            <text:p/>
          </table:table-cell>
          <table:table-cell table:style-name="ce22" table:formula="of:=IF([.$G136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>
            <text:p/>
          </table:table-cell>
          <table:table-cell table:style-name="ce28" table:formula="of:=AND([.K136];[.L136])" office:value-type="boolean" office:boolean-value="false" calcext:value-type="boolean">
            <text:p>FALSCH</text:p>
          </table:table-cell>
          <table:table-cell table:style-name="ce28" table:formula="of:=AND([$Themenliste.$K139] = 1;[$Variablen.$A$2] = 1)" office:value-type="boolean" office:boolean-value="false" calcext:value-type="boolean">
            <text:p>FALSCH</text:p>
          </table:table-cell>
          <table:table-cell table:style-name="ce28" table:formula="of:=AND([$Themenliste.$L139] = 1;[$Variablen.$B$2] = 1)" office:value-type="boolean" office:boolean-value="true" calcext:value-type="boolean">
            <text:p>WAHR</text:p>
          </table:table-cell>
          <table:table-cell table:style-name="ce28" table:formula="of:=AND([$Themenliste.$M139] = 1;[$Variablen.$C$2] = 1)" office:value-type="boolean" office:boolean-value="true" calcext:value-type="boolean">
            <text:p>WAHR</text:p>
          </table:table-cell>
          <table:table-cell table:style-name="ce28" table:formula="of:=OR([.H136];[.I136];[.J136])" office:value-type="boolean" office:boolean-value="true" calcext:value-type="boolean">
            <text:p>WAHR</text:p>
          </table:table-cell>
          <table:table-cell table:style-name="ce28" table:formula="of:=IF([$Themenliste.$J139] = 1)" office:value-type="boolean" office:boolean-value="false" calcext:value-type="boolean">
            <text:p>FALSCH</text:p>
          </table:table-cell>
          <table:table-cell table:style-name="ce28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7];[$Themenliste.$A140];&quot;&quot;)">
            <text:p/>
          </table:table-cell>
          <table:table-cell table:formula="of:=IF([.$G137];[$Themenliste.$B140];&quot;&quot;)">
            <text:p/>
          </table:table-cell>
          <table:table-cell table:formula="of:=IF([.$G137];[$Themenliste.$C140];&quot;&quot;)">
            <text:p/>
          </table:table-cell>
          <table:table-cell table:formula="of:=IF([.$G137];[$Themenliste.$D140];&quot;&quot;)">
            <text:p/>
          </table:table-cell>
          <table:table-cell table:formula="of:=IF([.$G137];[$Themenliste.$E195];&quot;&quot;)">
            <text:p/>
          </table:table-cell>
          <table:table-cell table:style-name="ce22" table:formula="of:=IF([.$G137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>
            <text:p/>
          </table:table-cell>
          <table:table-cell table:style-name="ce28" table:formula="of:=AND([.K137];[.L137])" office:value-type="boolean" office:boolean-value="false" calcext:value-type="boolean">
            <text:p>FALSCH</text:p>
          </table:table-cell>
          <table:table-cell table:style-name="ce28" table:formula="of:=AND([$Themenliste.$K140] = 1;[$Variablen.$A$2] = 1)" office:value-type="boolean" office:boolean-value="false" calcext:value-type="boolean">
            <text:p>FALSCH</text:p>
          </table:table-cell>
          <table:table-cell table:style-name="ce28" table:formula="of:=AND([$Themenliste.$L140] = 1;[$Variablen.$B$2] = 1)" office:value-type="boolean" office:boolean-value="true" calcext:value-type="boolean">
            <text:p>WAHR</text:p>
          </table:table-cell>
          <table:table-cell table:style-name="ce28" table:formula="of:=AND([$Themenliste.$M140] = 1;[$Variablen.$C$2] = 1)" office:value-type="boolean" office:boolean-value="true" calcext:value-type="boolean">
            <text:p>WAHR</text:p>
          </table:table-cell>
          <table:table-cell table:style-name="ce28" table:formula="of:=OR([.H137];[.I137];[.J137])" office:value-type="boolean" office:boolean-value="true" calcext:value-type="boolean">
            <text:p>WAHR</text:p>
          </table:table-cell>
          <table:table-cell table:style-name="ce28" table:formula="of:=IF([$Themenliste.$J140] = 1)" office:value-type="boolean" office:boolean-value="false" calcext:value-type="boolean">
            <text:p>FALSCH</text:p>
          </table:table-cell>
          <table:table-cell table:style-name="ce28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8];[$Themenliste.$A141];&quot;&quot;)">
            <text:p/>
          </table:table-cell>
          <table:table-cell table:formula="of:=IF([.$G138];[$Themenliste.$B141];&quot;&quot;)">
            <text:p/>
          </table:table-cell>
          <table:table-cell table:formula="of:=IF([.$G138];[$Themenliste.$C141];&quot;&quot;)">
            <text:p/>
          </table:table-cell>
          <table:table-cell table:formula="of:=IF([.$G138];[$Themenliste.$D141];&quot;&quot;)">
            <text:p/>
          </table:table-cell>
          <table:table-cell table:formula="of:=IF([.$G138];[$Themenliste.$E196];&quot;&quot;)">
            <text:p/>
          </table:table-cell>
          <table:table-cell table:style-name="ce22" table:formula="of:=IF([.$G138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>
            <text:p/>
          </table:table-cell>
          <table:table-cell table:style-name="ce28" table:formula="of:=AND([.K138];[.L138])" office:value-type="boolean" office:boolean-value="false" calcext:value-type="boolean">
            <text:p>FALSCH</text:p>
          </table:table-cell>
          <table:table-cell table:style-name="ce28" table:formula="of:=AND([$Themenliste.$K141] = 1;[$Variablen.$A$2] = 1)" office:value-type="boolean" office:boolean-value="false" calcext:value-type="boolean">
            <text:p>FALSCH</text:p>
          </table:table-cell>
          <table:table-cell table:style-name="ce28" table:formula="of:=AND([$Themenliste.$L141] = 1;[$Variablen.$B$2] = 1)" office:value-type="boolean" office:boolean-value="true" calcext:value-type="boolean">
            <text:p>WAHR</text:p>
          </table:table-cell>
          <table:table-cell table:style-name="ce28" table:formula="of:=AND([$Themenliste.$M141] = 1;[$Variablen.$C$2] = 1)" office:value-type="boolean" office:boolean-value="true" calcext:value-type="boolean">
            <text:p>WAHR</text:p>
          </table:table-cell>
          <table:table-cell table:style-name="ce28" table:formula="of:=OR([.H138];[.I138];[.J138])" office:value-type="boolean" office:boolean-value="true" calcext:value-type="boolean">
            <text:p>WAHR</text:p>
          </table:table-cell>
          <table:table-cell table:style-name="ce28" table:formula="of:=IF([$Themenliste.$J141] = 1)" office:value-type="boolean" office:boolean-value="false" calcext:value-type="boolean">
            <text:p>FALSCH</text:p>
          </table:table-cell>
          <table:table-cell table:style-name="ce28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39];[$Themenliste.$A142];&quot;&quot;)">
            <text:p/>
          </table:table-cell>
          <table:table-cell table:formula="of:=IF([.$G139];[$Themenliste.$B142];&quot;&quot;)">
            <text:p/>
          </table:table-cell>
          <table:table-cell table:formula="of:=IF([.$G139];[$Themenliste.$C142];&quot;&quot;)">
            <text:p/>
          </table:table-cell>
          <table:table-cell table:formula="of:=IF([.$G139];[$Themenliste.$D142];&quot;&quot;)">
            <text:p/>
          </table:table-cell>
          <table:table-cell table:formula="of:=IF([.$G139];[$Themenliste.$E197];&quot;&quot;)">
            <text:p/>
          </table:table-cell>
          <table:table-cell table:style-name="ce22" table:formula="of:=IF([.$G139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>
            <text:p/>
          </table:table-cell>
          <table:table-cell table:style-name="ce28" table:formula="of:=AND([.K139];[.L139])" office:value-type="boolean" office:boolean-value="false" calcext:value-type="boolean">
            <text:p>FALSCH</text:p>
          </table:table-cell>
          <table:table-cell table:style-name="ce28" table:formula="of:=AND([$Themenliste.$K142] = 1;[$Variablen.$A$2] = 1)" office:value-type="boolean" office:boolean-value="false" calcext:value-type="boolean">
            <text:p>FALSCH</text:p>
          </table:table-cell>
          <table:table-cell table:style-name="ce28" table:formula="of:=AND([$Themenliste.$L142] = 1;[$Variablen.$B$2] = 1)" office:value-type="boolean" office:boolean-value="true" calcext:value-type="boolean">
            <text:p>WAHR</text:p>
          </table:table-cell>
          <table:table-cell table:style-name="ce28" table:formula="of:=AND([$Themenliste.$M142] = 1;[$Variablen.$C$2] = 1)" office:value-type="boolean" office:boolean-value="true" calcext:value-type="boolean">
            <text:p>WAHR</text:p>
          </table:table-cell>
          <table:table-cell table:style-name="ce28" table:formula="of:=OR([.H139];[.I139];[.J139])" office:value-type="boolean" office:boolean-value="true" calcext:value-type="boolean">
            <text:p>WAHR</text:p>
          </table:table-cell>
          <table:table-cell table:style-name="ce28" table:formula="of:=IF([$Themenliste.$J142] = 1)" office:value-type="boolean" office:boolean-value="false" calcext:value-type="boolean">
            <text:p>FALSCH</text:p>
          </table:table-cell>
          <table:table-cell table:style-name="ce28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0];[$Themenliste.$A143];&quot;&quot;)">
            <text:p/>
          </table:table-cell>
          <table:table-cell table:formula="of:=IF([.$G140];[$Themenliste.$B143];&quot;&quot;)">
            <text:p/>
          </table:table-cell>
          <table:table-cell table:formula="of:=IF([.$G140];[$Themenliste.$C143];&quot;&quot;)">
            <text:p/>
          </table:table-cell>
          <table:table-cell table:formula="of:=IF([.$G140];[$Themenliste.$D143];&quot;&quot;)">
            <text:p/>
          </table:table-cell>
          <table:table-cell table:formula="of:=IF([.$G140];[$Themenliste.$E198];&quot;&quot;)">
            <text:p/>
          </table:table-cell>
          <table:table-cell table:style-name="ce22" table:formula="of:=IF([.$G140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>
            <text:p/>
          </table:table-cell>
          <table:table-cell table:style-name="ce28" table:formula="of:=AND([.K140];[.L140])" office:value-type="boolean" office:boolean-value="false" calcext:value-type="boolean">
            <text:p>FALSCH</text:p>
          </table:table-cell>
          <table:table-cell table:style-name="ce28" table:formula="of:=AND([$Themenliste.$K143] = 1;[$Variablen.$A$2] = 1)" office:value-type="boolean" office:boolean-value="false" calcext:value-type="boolean">
            <text:p>FALSCH</text:p>
          </table:table-cell>
          <table:table-cell table:style-name="ce28" table:formula="of:=AND([$Themenliste.$L143] = 1;[$Variablen.$B$2] = 1)" office:value-type="boolean" office:boolean-value="true" calcext:value-type="boolean">
            <text:p>WAHR</text:p>
          </table:table-cell>
          <table:table-cell table:style-name="ce28" table:formula="of:=AND([$Themenliste.$M143] = 1;[$Variablen.$C$2] = 1)" office:value-type="boolean" office:boolean-value="true" calcext:value-type="boolean">
            <text:p>WAHR</text:p>
          </table:table-cell>
          <table:table-cell table:style-name="ce28" table:formula="of:=OR([.H140];[.I140];[.J140])" office:value-type="boolean" office:boolean-value="true" calcext:value-type="boolean">
            <text:p>WAHR</text:p>
          </table:table-cell>
          <table:table-cell table:style-name="ce28" table:formula="of:=IF([$Themenliste.$J143] = 1)" office:value-type="boolean" office:boolean-value="false" calcext:value-type="boolean">
            <text:p>FALSCH</text:p>
          </table:table-cell>
          <table:table-cell table:style-name="ce28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1];[$Themenliste.$A144];&quot;&quot;)">
            <text:p/>
          </table:table-cell>
          <table:table-cell table:formula="of:=IF([.$G141];[$Themenliste.$B144];&quot;&quot;)">
            <text:p/>
          </table:table-cell>
          <table:table-cell table:formula="of:=IF([.$G141];[$Themenliste.$C144];&quot;&quot;)">
            <text:p/>
          </table:table-cell>
          <table:table-cell table:formula="of:=IF([.$G141];[$Themenliste.$D144];&quot;&quot;)">
            <text:p/>
          </table:table-cell>
          <table:table-cell table:formula="of:=IF([.$G141];[$Themenliste.$E199];&quot;&quot;)">
            <text:p/>
          </table:table-cell>
          <table:table-cell table:style-name="ce22" table:formula="of:=IF([.$G141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>
            <text:p/>
          </table:table-cell>
          <table:table-cell table:style-name="ce28" table:formula="of:=AND([.K141];[.L141])" office:value-type="boolean" office:boolean-value="false" calcext:value-type="boolean">
            <text:p>FALSCH</text:p>
          </table:table-cell>
          <table:table-cell table:style-name="ce28" table:formula="of:=AND([$Themenliste.$K144] = 1;[$Variablen.$A$2] = 1)" office:value-type="boolean" office:boolean-value="false" calcext:value-type="boolean">
            <text:p>FALSCH</text:p>
          </table:table-cell>
          <table:table-cell table:style-name="ce28" table:formula="of:=AND([$Themenliste.$L144] = 1;[$Variablen.$B$2] = 1)" office:value-type="boolean" office:boolean-value="true" calcext:value-type="boolean">
            <text:p>WAHR</text:p>
          </table:table-cell>
          <table:table-cell table:style-name="ce28" table:formula="of:=AND([$Themenliste.$M144] = 1;[$Variablen.$C$2] = 1)" office:value-type="boolean" office:boolean-value="true" calcext:value-type="boolean">
            <text:p>WAHR</text:p>
          </table:table-cell>
          <table:table-cell table:style-name="ce28" table:formula="of:=OR([.H141];[.I141];[.J141])" office:value-type="boolean" office:boolean-value="true" calcext:value-type="boolean">
            <text:p>WAHR</text:p>
          </table:table-cell>
          <table:table-cell table:style-name="ce28" table:formula="of:=IF([$Themenliste.$J144] = 1)" office:value-type="boolean" office:boolean-value="false" calcext:value-type="boolean">
            <text:p>FALSCH</text:p>
          </table:table-cell>
          <table:table-cell table:style-name="ce28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2];[$Themenliste.$A145];&quot;&quot;)">
            <text:p/>
          </table:table-cell>
          <table:table-cell table:formula="of:=IF([.$G142];[$Themenliste.$B145];&quot;&quot;)">
            <text:p/>
          </table:table-cell>
          <table:table-cell table:formula="of:=IF([.$G142];[$Themenliste.$C145];&quot;&quot;)">
            <text:p/>
          </table:table-cell>
          <table:table-cell table:formula="of:=IF([.$G142];[$Themenliste.$D145];&quot;&quot;)">
            <text:p/>
          </table:table-cell>
          <table:table-cell table:formula="of:=IF([.$G142];[$Themenliste.$E200];&quot;&quot;)">
            <text:p/>
          </table:table-cell>
          <table:table-cell table:style-name="ce22" table:formula="of:=IF([.$G142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>
            <text:p/>
          </table:table-cell>
          <table:table-cell table:style-name="ce28" table:formula="of:=AND([.K142];[.L142])" office:value-type="boolean" office:boolean-value="false" calcext:value-type="boolean">
            <text:p>FALSCH</text:p>
          </table:table-cell>
          <table:table-cell table:style-name="ce28" table:formula="of:=AND([$Themenliste.$K145] = 1;[$Variablen.$A$2] = 1)" office:value-type="boolean" office:boolean-value="false" calcext:value-type="boolean">
            <text:p>FALSCH</text:p>
          </table:table-cell>
          <table:table-cell table:style-name="ce28" table:formula="of:=AND([$Themenliste.$L145] = 1;[$Variablen.$B$2] = 1)" office:value-type="boolean" office:boolean-value="true" calcext:value-type="boolean">
            <text:p>WAHR</text:p>
          </table:table-cell>
          <table:table-cell table:style-name="ce28" table:formula="of:=AND([$Themenliste.$M145] = 1;[$Variablen.$C$2] = 1)" office:value-type="boolean" office:boolean-value="true" calcext:value-type="boolean">
            <text:p>WAHR</text:p>
          </table:table-cell>
          <table:table-cell table:style-name="ce28" table:formula="of:=OR([.H142];[.I142];[.J142])" office:value-type="boolean" office:boolean-value="true" calcext:value-type="boolean">
            <text:p>WAHR</text:p>
          </table:table-cell>
          <table:table-cell table:style-name="ce28" table:formula="of:=IF([$Themenliste.$J145] = 1)" office:value-type="boolean" office:boolean-value="false" calcext:value-type="boolean">
            <text:p>FALSCH</text:p>
          </table:table-cell>
          <table:table-cell table:style-name="ce28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3];[$Themenliste.$A146];&quot;&quot;)">
            <text:p/>
          </table:table-cell>
          <table:table-cell table:formula="of:=IF([.$G143];[$Themenliste.$B146];&quot;&quot;)">
            <text:p/>
          </table:table-cell>
          <table:table-cell table:formula="of:=IF([.$G143];[$Themenliste.$C146];&quot;&quot;)">
            <text:p/>
          </table:table-cell>
          <table:table-cell table:formula="of:=IF([.$G143];[$Themenliste.$D146];&quot;&quot;)">
            <text:p/>
          </table:table-cell>
          <table:table-cell table:formula="of:=IF([.$G143];[$Themenliste.$E201];&quot;&quot;)">
            <text:p/>
          </table:table-cell>
          <table:table-cell table:style-name="ce22" table:formula="of:=IF([.$G143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>
            <text:p/>
          </table:table-cell>
          <table:table-cell table:style-name="ce28" table:formula="of:=AND([.K143];[.L143])" office:value-type="boolean" office:boolean-value="false" calcext:value-type="boolean">
            <text:p>FALSCH</text:p>
          </table:table-cell>
          <table:table-cell table:style-name="ce28" table:formula="of:=AND([$Themenliste.$K146] = 1;[$Variablen.$A$2] = 1)" office:value-type="boolean" office:boolean-value="false" calcext:value-type="boolean">
            <text:p>FALSCH</text:p>
          </table:table-cell>
          <table:table-cell table:style-name="ce28" table:formula="of:=AND([$Themenliste.$L146] = 1;[$Variablen.$B$2] = 1)" office:value-type="boolean" office:boolean-value="false" calcext:value-type="boolean">
            <text:p>FALSCH</text:p>
          </table:table-cell>
          <table:table-cell table:style-name="ce28" table:formula="of:=AND([$Themenliste.$M146] = 1;[$Variablen.$C$2] = 1)" office:value-type="boolean" office:boolean-value="true" calcext:value-type="boolean">
            <text:p>WAHR</text:p>
          </table:table-cell>
          <table:table-cell table:style-name="ce28" table:formula="of:=OR([.H143];[.I143];[.J143])" office:value-type="boolean" office:boolean-value="true" calcext:value-type="boolean">
            <text:p>WAHR</text:p>
          </table:table-cell>
          <table:table-cell table:style-name="ce28" table:formula="of:=IF([$Themenliste.$J146] = 1)" office:value-type="boolean" office:boolean-value="false" calcext:value-type="boolean">
            <text:p>FALSCH</text:p>
          </table:table-cell>
          <table:table-cell table:style-name="ce28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4];[$Themenliste.$A147];&quot;&quot;)">
            <text:p/>
          </table:table-cell>
          <table:table-cell table:formula="of:=IF([.$G144];[$Themenliste.$B147];&quot;&quot;)">
            <text:p/>
          </table:table-cell>
          <table:table-cell table:formula="of:=IF([.$G144];[$Themenliste.$C147];&quot;&quot;)">
            <text:p/>
          </table:table-cell>
          <table:table-cell table:formula="of:=IF([.$G144];[$Themenliste.$D147];&quot;&quot;)">
            <text:p/>
          </table:table-cell>
          <table:table-cell table:formula="of:=IF([.$G144];[$Themenliste.$E202];&quot;&quot;)">
            <text:p/>
          </table:table-cell>
          <table:table-cell table:style-name="ce22" table:formula="of:=IF([.$G144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>
            <text:p/>
          </table:table-cell>
          <table:table-cell table:style-name="ce28" table:formula="of:=AND([.K144];[.L144])" office:value-type="boolean" office:boolean-value="false" calcext:value-type="boolean">
            <text:p>FALSCH</text:p>
          </table:table-cell>
          <table:table-cell table:style-name="ce28" table:formula="of:=AND([$Themenliste.$K147] = 1;[$Variablen.$A$2] = 1)" office:value-type="boolean" office:boolean-value="false" calcext:value-type="boolean">
            <text:p>FALSCH</text:p>
          </table:table-cell>
          <table:table-cell table:style-name="ce28" table:formula="of:=AND([$Themenliste.$L147] = 1;[$Variablen.$B$2] = 1)" office:value-type="boolean" office:boolean-value="false" calcext:value-type="boolean">
            <text:p>FALSCH</text:p>
          </table:table-cell>
          <table:table-cell table:style-name="ce28" table:formula="of:=AND([$Themenliste.$M147] = 1;[$Variablen.$C$2] = 1)" office:value-type="boolean" office:boolean-value="true" calcext:value-type="boolean">
            <text:p>WAHR</text:p>
          </table:table-cell>
          <table:table-cell table:style-name="ce28" table:formula="of:=OR([.H144];[.I144];[.J144])" office:value-type="boolean" office:boolean-value="true" calcext:value-type="boolean">
            <text:p>WAHR</text:p>
          </table:table-cell>
          <table:table-cell table:style-name="ce28" table:formula="of:=IF([$Themenliste.$J147] = 1)" office:value-type="boolean" office:boolean-value="false" calcext:value-type="boolean">
            <text:p>FALSCH</text:p>
          </table:table-cell>
          <table:table-cell table:style-name="ce28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5];[$Themenliste.$A148];&quot;&quot;)">
            <text:p/>
          </table:table-cell>
          <table:table-cell table:formula="of:=IF([.$G145];[$Themenliste.$B148];&quot;&quot;)">
            <text:p/>
          </table:table-cell>
          <table:table-cell table:formula="of:=IF([.$G145];[$Themenliste.$C148];&quot;&quot;)">
            <text:p/>
          </table:table-cell>
          <table:table-cell table:formula="of:=IF([.$G145];[$Themenliste.$D148];&quot;&quot;)">
            <text:p/>
          </table:table-cell>
          <table:table-cell table:formula="of:=IF([.$G145];[$Themenliste.$E203];&quot;&quot;)">
            <text:p/>
          </table:table-cell>
          <table:table-cell table:style-name="ce22" table:formula="of:=IF([.$G145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>
            <text:p/>
          </table:table-cell>
          <table:table-cell table:style-name="ce28" table:formula="of:=AND([.K145];[.L145])" office:value-type="boolean" office:boolean-value="false" calcext:value-type="boolean">
            <text:p>FALSCH</text:p>
          </table:table-cell>
          <table:table-cell table:style-name="ce28" table:formula="of:=AND([$Themenliste.$K148] = 1;[$Variablen.$A$2] = 1)" office:value-type="boolean" office:boolean-value="false" calcext:value-type="boolean">
            <text:p>FALSCH</text:p>
          </table:table-cell>
          <table:table-cell table:style-name="ce28" table:formula="of:=AND([$Themenliste.$L148] = 1;[$Variablen.$B$2] = 1)" office:value-type="boolean" office:boolean-value="false" calcext:value-type="boolean">
            <text:p>FALSCH</text:p>
          </table:table-cell>
          <table:table-cell table:style-name="ce28" table:formula="of:=AND([$Themenliste.$M148] = 1;[$Variablen.$C$2] = 1)" office:value-type="boolean" office:boolean-value="true" calcext:value-type="boolean">
            <text:p>WAHR</text:p>
          </table:table-cell>
          <table:table-cell table:style-name="ce28" table:formula="of:=OR([.H145];[.I145];[.J145])" office:value-type="boolean" office:boolean-value="true" calcext:value-type="boolean">
            <text:p>WAHR</text:p>
          </table:table-cell>
          <table:table-cell table:style-name="ce28" table:formula="of:=IF([$Themenliste.$J148] = 1)" office:value-type="boolean" office:boolean-value="false" calcext:value-type="boolean">
            <text:p>FALSCH</text:p>
          </table:table-cell>
          <table:table-cell table:style-name="ce28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6];[$Themenliste.$A149];&quot;&quot;)">
            <text:p/>
          </table:table-cell>
          <table:table-cell table:formula="of:=IF([.$G146];[$Themenliste.$B149];&quot;&quot;)">
            <text:p/>
          </table:table-cell>
          <table:table-cell table:formula="of:=IF([.$G146];[$Themenliste.$C149];&quot;&quot;)">
            <text:p/>
          </table:table-cell>
          <table:table-cell table:formula="of:=IF([.$G146];[$Themenliste.$D149];&quot;&quot;)">
            <text:p/>
          </table:table-cell>
          <table:table-cell table:formula="of:=IF([.$G146];[$Themenliste.$E204];&quot;&quot;)">
            <text:p/>
          </table:table-cell>
          <table:table-cell table:style-name="ce22" table:formula="of:=IF([.$G146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>
            <text:p/>
          </table:table-cell>
          <table:table-cell table:style-name="ce28" table:formula="of:=AND([.K146];[.L146])" office:value-type="boolean" office:boolean-value="false" calcext:value-type="boolean">
            <text:p>FALSCH</text:p>
          </table:table-cell>
          <table:table-cell table:style-name="ce28" table:formula="of:=AND([$Themenliste.$K149] = 1;[$Variablen.$A$2] = 1)" office:value-type="boolean" office:boolean-value="false" calcext:value-type="boolean">
            <text:p>FALSCH</text:p>
          </table:table-cell>
          <table:table-cell table:style-name="ce28" table:formula="of:=AND([$Themenliste.$L149] = 1;[$Variablen.$B$2] = 1)" office:value-type="boolean" office:boolean-value="false" calcext:value-type="boolean">
            <text:p>FALSCH</text:p>
          </table:table-cell>
          <table:table-cell table:style-name="ce28" table:formula="of:=AND([$Themenliste.$M149] = 1;[$Variablen.$C$2] = 1)" office:value-type="boolean" office:boolean-value="true" calcext:value-type="boolean">
            <text:p>WAHR</text:p>
          </table:table-cell>
          <table:table-cell table:style-name="ce28" table:formula="of:=OR([.H146];[.I146];[.J146])" office:value-type="boolean" office:boolean-value="true" calcext:value-type="boolean">
            <text:p>WAHR</text:p>
          </table:table-cell>
          <table:table-cell table:style-name="ce28" table:formula="of:=IF([$Themenliste.$J149] = 1)" office:value-type="boolean" office:boolean-value="false" calcext:value-type="boolean">
            <text:p>FALSCH</text:p>
          </table:table-cell>
          <table:table-cell table:style-name="ce28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7];[$Themenliste.$A150];&quot;&quot;)">
            <text:p/>
          </table:table-cell>
          <table:table-cell table:formula="of:=IF([.$G147];[$Themenliste.$B150];&quot;&quot;)">
            <text:p/>
          </table:table-cell>
          <table:table-cell table:formula="of:=IF([.$G147];[$Themenliste.$C150];&quot;&quot;)">
            <text:p/>
          </table:table-cell>
          <table:table-cell table:formula="of:=IF([.$G147];[$Themenliste.$D150];&quot;&quot;)">
            <text:p/>
          </table:table-cell>
          <table:table-cell table:formula="of:=IF([.$G147];[$Themenliste.$E205];&quot;&quot;)">
            <text:p/>
          </table:table-cell>
          <table:table-cell table:style-name="ce22" table:formula="of:=IF([.$G147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>
            <text:p/>
          </table:table-cell>
          <table:table-cell table:style-name="ce28" table:formula="of:=AND([.K147];[.L147])" office:value-type="boolean" office:boolean-value="false" calcext:value-type="boolean">
            <text:p>FALSCH</text:p>
          </table:table-cell>
          <table:table-cell table:style-name="ce28" table:formula="of:=AND([$Themenliste.$K150] = 1;[$Variablen.$A$2] = 1)" office:value-type="boolean" office:boolean-value="false" calcext:value-type="boolean">
            <text:p>FALSCH</text:p>
          </table:table-cell>
          <table:table-cell table:style-name="ce28" table:formula="of:=AND([$Themenliste.$L150] = 1;[$Variablen.$B$2] = 1)" office:value-type="boolean" office:boolean-value="false" calcext:value-type="boolean">
            <text:p>FALSCH</text:p>
          </table:table-cell>
          <table:table-cell table:style-name="ce28" table:formula="of:=AND([$Themenliste.$M150] = 1;[$Variablen.$C$2] = 1)" office:value-type="boolean" office:boolean-value="true" calcext:value-type="boolean">
            <text:p>WAHR</text:p>
          </table:table-cell>
          <table:table-cell table:style-name="ce28" table:formula="of:=OR([.H147];[.I147];[.J147])" office:value-type="boolean" office:boolean-value="true" calcext:value-type="boolean">
            <text:p>WAHR</text:p>
          </table:table-cell>
          <table:table-cell table:style-name="ce28" table:formula="of:=IF([$Themenliste.$J150] = 1)" office:value-type="boolean" office:boolean-value="false" calcext:value-type="boolean">
            <text:p>FALSCH</text:p>
          </table:table-cell>
          <table:table-cell table:style-name="ce28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8];[$Themenliste.$A151];&quot;&quot;)">
            <text:p/>
          </table:table-cell>
          <table:table-cell table:formula="of:=IF([.$G148];[$Themenliste.$B151];&quot;&quot;)">
            <text:p/>
          </table:table-cell>
          <table:table-cell table:formula="of:=IF([.$G148];[$Themenliste.$C151];&quot;&quot;)">
            <text:p/>
          </table:table-cell>
          <table:table-cell table:formula="of:=IF([.$G148];[$Themenliste.$D151];&quot;&quot;)">
            <text:p/>
          </table:table-cell>
          <table:table-cell table:formula="of:=IF([.$G148];[$Themenliste.$E206];&quot;&quot;)">
            <text:p/>
          </table:table-cell>
          <table:table-cell table:style-name="ce22" table:formula="of:=IF([.$G148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>
            <text:p/>
          </table:table-cell>
          <table:table-cell table:style-name="ce28" table:formula="of:=AND([.K148];[.L148])" office:value-type="boolean" office:boolean-value="false" calcext:value-type="boolean">
            <text:p>FALSCH</text:p>
          </table:table-cell>
          <table:table-cell table:style-name="ce28" table:formula="of:=AND([$Themenliste.$K151] = 1;[$Variablen.$A$2] = 1)" office:value-type="boolean" office:boolean-value="false" calcext:value-type="boolean">
            <text:p>FALSCH</text:p>
          </table:table-cell>
          <table:table-cell table:style-name="ce28" table:formula="of:=AND([$Themenliste.$L151] = 1;[$Variablen.$B$2] = 1)" office:value-type="boolean" office:boolean-value="false" calcext:value-type="boolean">
            <text:p>FALSCH</text:p>
          </table:table-cell>
          <table:table-cell table:style-name="ce28" table:formula="of:=AND([$Themenliste.$M151] = 1;[$Variablen.$C$2] = 1)" office:value-type="boolean" office:boolean-value="true" calcext:value-type="boolean">
            <text:p>WAHR</text:p>
          </table:table-cell>
          <table:table-cell table:style-name="ce28" table:formula="of:=OR([.H148];[.I148];[.J148])" office:value-type="boolean" office:boolean-value="true" calcext:value-type="boolean">
            <text:p>WAHR</text:p>
          </table:table-cell>
          <table:table-cell table:style-name="ce28" table:formula="of:=IF([$Themenliste.$J151] = 1)" office:value-type="boolean" office:boolean-value="false" calcext:value-type="boolean">
            <text:p>FALSCH</text:p>
          </table:table-cell>
          <table:table-cell table:style-name="ce28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49];[$Themenliste.$A152];&quot;&quot;)">
            <text:p/>
          </table:table-cell>
          <table:table-cell table:formula="of:=IF([.$G149];[$Themenliste.$B152];&quot;&quot;)">
            <text:p/>
          </table:table-cell>
          <table:table-cell table:formula="of:=IF([.$G149];[$Themenliste.$C152];&quot;&quot;)">
            <text:p/>
          </table:table-cell>
          <table:table-cell table:formula="of:=IF([.$G149];[$Themenliste.$D152];&quot;&quot;)">
            <text:p/>
          </table:table-cell>
          <table:table-cell table:formula="of:=IF([.$G149];[$Themenliste.$E207];&quot;&quot;)">
            <text:p/>
          </table:table-cell>
          <table:table-cell table:style-name="ce22" table:formula="of:=IF([.$G149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>
            <text:p/>
          </table:table-cell>
          <table:table-cell table:style-name="ce28" table:formula="of:=AND([.K149];[.L149])" office:value-type="boolean" office:boolean-value="false" calcext:value-type="boolean">
            <text:p>FALSCH</text:p>
          </table:table-cell>
          <table:table-cell table:style-name="ce28" table:formula="of:=AND([$Themenliste.$K152] = 1;[$Variablen.$A$2] = 1)" office:value-type="boolean" office:boolean-value="false" calcext:value-type="boolean">
            <text:p>FALSCH</text:p>
          </table:table-cell>
          <table:table-cell table:style-name="ce28" table:formula="of:=AND([$Themenliste.$L152] = 1;[$Variablen.$B$2] = 1)" office:value-type="boolean" office:boolean-value="false" calcext:value-type="boolean">
            <text:p>FALSCH</text:p>
          </table:table-cell>
          <table:table-cell table:style-name="ce28" table:formula="of:=AND([$Themenliste.$M152] = 1;[$Variablen.$C$2] = 1)" office:value-type="boolean" office:boolean-value="true" calcext:value-type="boolean">
            <text:p>WAHR</text:p>
          </table:table-cell>
          <table:table-cell table:style-name="ce28" table:formula="of:=OR([.H149];[.I149];[.J149])" office:value-type="boolean" office:boolean-value="true" calcext:value-type="boolean">
            <text:p>WAHR</text:p>
          </table:table-cell>
          <table:table-cell table:style-name="ce28" table:formula="of:=IF([$Themenliste.$J152] = 1)" office:value-type="boolean" office:boolean-value="false" calcext:value-type="boolean">
            <text:p>FALSCH</text:p>
          </table:table-cell>
          <table:table-cell table:style-name="ce28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0];[$Themenliste.$A153];&quot;&quot;)">
            <text:p/>
          </table:table-cell>
          <table:table-cell table:formula="of:=IF([.$G150];[$Themenliste.$B153];&quot;&quot;)">
            <text:p/>
          </table:table-cell>
          <table:table-cell table:formula="of:=IF([.$G150];[$Themenliste.$C153];&quot;&quot;)">
            <text:p/>
          </table:table-cell>
          <table:table-cell table:formula="of:=IF([.$G150];[$Themenliste.$D153];&quot;&quot;)">
            <text:p/>
          </table:table-cell>
          <table:table-cell table:formula="of:=IF([.$G150];[$Themenliste.$E208];&quot;&quot;)">
            <text:p/>
          </table:table-cell>
          <table:table-cell table:style-name="ce22" table:formula="of:=IF([.$G150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>
            <text:p/>
          </table:table-cell>
          <table:table-cell table:style-name="ce28" table:formula="of:=AND([.K150];[.L150])" office:value-type="boolean" office:boolean-value="false" calcext:value-type="boolean">
            <text:p>FALSCH</text:p>
          </table:table-cell>
          <table:table-cell table:style-name="ce28" table:formula="of:=AND([$Themenliste.$K153] = 1;[$Variablen.$A$2] = 1)" office:value-type="boolean" office:boolean-value="false" calcext:value-type="boolean">
            <text:p>FALSCH</text:p>
          </table:table-cell>
          <table:table-cell table:style-name="ce28" table:formula="of:=AND([$Themenliste.$L153] = 1;[$Variablen.$B$2] = 1)" office:value-type="boolean" office:boolean-value="false" calcext:value-type="boolean">
            <text:p>FALSCH</text:p>
          </table:table-cell>
          <table:table-cell table:style-name="ce28" table:formula="of:=AND([$Themenliste.$M153] = 1;[$Variablen.$C$2] = 1)" office:value-type="boolean" office:boolean-value="true" calcext:value-type="boolean">
            <text:p>WAHR</text:p>
          </table:table-cell>
          <table:table-cell table:style-name="ce28" table:formula="of:=OR([.H150];[.I150];[.J150])" office:value-type="boolean" office:boolean-value="true" calcext:value-type="boolean">
            <text:p>WAHR</text:p>
          </table:table-cell>
          <table:table-cell table:style-name="ce28" table:formula="of:=IF([$Themenliste.$J153] = 1)" office:value-type="boolean" office:boolean-value="false" calcext:value-type="boolean">
            <text:p>FALSCH</text:p>
          </table:table-cell>
          <table:table-cell table:style-name="ce28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1];[$Themenliste.$A154];&quot;&quot;)">
            <text:p/>
          </table:table-cell>
          <table:table-cell table:formula="of:=IF([.$G151];[$Themenliste.$B154];&quot;&quot;)">
            <text:p/>
          </table:table-cell>
          <table:table-cell table:formula="of:=IF([.$G151];[$Themenliste.$C154];&quot;&quot;)">
            <text:p/>
          </table:table-cell>
          <table:table-cell table:formula="of:=IF([.$G151];[$Themenliste.$D154];&quot;&quot;)">
            <text:p/>
          </table:table-cell>
          <table:table-cell table:formula="of:=IF([.$G151];[$Themenliste.$E209];&quot;&quot;)">
            <text:p/>
          </table:table-cell>
          <table:table-cell table:style-name="ce22" table:formula="of:=IF([.$G151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>
            <text:p/>
          </table:table-cell>
          <table:table-cell table:style-name="ce28" table:formula="of:=AND([.K151];[.L151])" office:value-type="boolean" office:boolean-value="false" calcext:value-type="boolean">
            <text:p>FALSCH</text:p>
          </table:table-cell>
          <table:table-cell table:style-name="ce28" table:formula="of:=AND([$Themenliste.$K154] = 1;[$Variablen.$A$2] = 1)" office:value-type="boolean" office:boolean-value="false" calcext:value-type="boolean">
            <text:p>FALSCH</text:p>
          </table:table-cell>
          <table:table-cell table:style-name="ce28" table:formula="of:=AND([$Themenliste.$L154] = 1;[$Variablen.$B$2] = 1)" office:value-type="boolean" office:boolean-value="false" calcext:value-type="boolean">
            <text:p>FALSCH</text:p>
          </table:table-cell>
          <table:table-cell table:style-name="ce28" table:formula="of:=AND([$Themenliste.$M154] = 1;[$Variablen.$C$2] = 1)" office:value-type="boolean" office:boolean-value="true" calcext:value-type="boolean">
            <text:p>WAHR</text:p>
          </table:table-cell>
          <table:table-cell table:style-name="ce28" table:formula="of:=OR([.H151];[.I151];[.J151])" office:value-type="boolean" office:boolean-value="true" calcext:value-type="boolean">
            <text:p>WAHR</text:p>
          </table:table-cell>
          <table:table-cell table:style-name="ce28" table:formula="of:=IF([$Themenliste.$J154] = 1)" office:value-type="boolean" office:boolean-value="false" calcext:value-type="boolean">
            <text:p>FALSCH</text:p>
          </table:table-cell>
          <table:table-cell table:style-name="ce28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2];[$Themenliste.$A155];&quot;&quot;)">
            <text:p/>
          </table:table-cell>
          <table:table-cell table:formula="of:=IF([.$G152];[$Themenliste.$B155];&quot;&quot;)">
            <text:p/>
          </table:table-cell>
          <table:table-cell table:formula="of:=IF([.$G152];[$Themenliste.$C155];&quot;&quot;)">
            <text:p/>
          </table:table-cell>
          <table:table-cell table:formula="of:=IF([.$G152];[$Themenliste.$D155];&quot;&quot;)">
            <text:p/>
          </table:table-cell>
          <table:table-cell table:formula="of:=IF([.$G152];[$Themenliste.$E210];&quot;&quot;)">
            <text:p/>
          </table:table-cell>
          <table:table-cell table:style-name="ce22" table:formula="of:=IF([.$G152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>
            <text:p/>
          </table:table-cell>
          <table:table-cell table:style-name="ce28" table:formula="of:=AND([.K152];[.L152])" office:value-type="boolean" office:boolean-value="false" calcext:value-type="boolean">
            <text:p>FALSCH</text:p>
          </table:table-cell>
          <table:table-cell table:style-name="ce28" table:formula="of:=AND([$Themenliste.$K155] = 1;[$Variablen.$A$2] = 1)" office:value-type="boolean" office:boolean-value="false" calcext:value-type="boolean">
            <text:p>FALSCH</text:p>
          </table:table-cell>
          <table:table-cell table:style-name="ce28" table:formula="of:=AND([$Themenliste.$L155] = 1;[$Variablen.$B$2] = 1)" office:value-type="boolean" office:boolean-value="false" calcext:value-type="boolean">
            <text:p>FALSCH</text:p>
          </table:table-cell>
          <table:table-cell table:style-name="ce28" table:formula="of:=AND([$Themenliste.$M155] = 1;[$Variablen.$C$2] = 1)" office:value-type="boolean" office:boolean-value="true" calcext:value-type="boolean">
            <text:p>WAHR</text:p>
          </table:table-cell>
          <table:table-cell table:style-name="ce28" table:formula="of:=OR([.H152];[.I152];[.J152])" office:value-type="boolean" office:boolean-value="true" calcext:value-type="boolean">
            <text:p>WAHR</text:p>
          </table:table-cell>
          <table:table-cell table:style-name="ce28" table:formula="of:=IF([$Themenliste.$J155] = 1)" office:value-type="boolean" office:boolean-value="false" calcext:value-type="boolean">
            <text:p>FALSCH</text:p>
          </table:table-cell>
          <table:table-cell table:style-name="ce28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3];[$Themenliste.$A156];&quot;&quot;)">
            <text:p/>
          </table:table-cell>
          <table:table-cell table:formula="of:=IF([.$G153];[$Themenliste.$B156];&quot;&quot;)">
            <text:p/>
          </table:table-cell>
          <table:table-cell table:formula="of:=IF([.$G153];[$Themenliste.$C156];&quot;&quot;)">
            <text:p/>
          </table:table-cell>
          <table:table-cell table:formula="of:=IF([.$G153];[$Themenliste.$D156];&quot;&quot;)">
            <text:p/>
          </table:table-cell>
          <table:table-cell table:formula="of:=IF([.$G153];[$Themenliste.$E211];&quot;&quot;)">
            <text:p/>
          </table:table-cell>
          <table:table-cell table:style-name="ce22" table:formula="of:=IF([.$G153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>
            <text:p/>
          </table:table-cell>
          <table:table-cell table:style-name="ce28" table:formula="of:=AND([.K153];[.L153])" office:value-type="boolean" office:boolean-value="false" calcext:value-type="boolean">
            <text:p>FALSCH</text:p>
          </table:table-cell>
          <table:table-cell table:style-name="ce28" table:formula="of:=AND([$Themenliste.$K156] = 1;[$Variablen.$A$2] = 1)" office:value-type="boolean" office:boolean-value="false" calcext:value-type="boolean">
            <text:p>FALSCH</text:p>
          </table:table-cell>
          <table:table-cell table:style-name="ce28" table:formula="of:=AND([$Themenliste.$L156] = 1;[$Variablen.$B$2] = 1)" office:value-type="boolean" office:boolean-value="false" calcext:value-type="boolean">
            <text:p>FALSCH</text:p>
          </table:table-cell>
          <table:table-cell table:style-name="ce28" table:formula="of:=AND([$Themenliste.$M156] = 1;[$Variablen.$C$2] = 1)" office:value-type="boolean" office:boolean-value="true" calcext:value-type="boolean">
            <text:p>WAHR</text:p>
          </table:table-cell>
          <table:table-cell table:style-name="ce28" table:formula="of:=OR([.H153];[.I153];[.J153])" office:value-type="boolean" office:boolean-value="true" calcext:value-type="boolean">
            <text:p>WAHR</text:p>
          </table:table-cell>
          <table:table-cell table:style-name="ce28" table:formula="of:=IF([$Themenliste.$J156] = 1)" office:value-type="boolean" office:boolean-value="false" calcext:value-type="boolean">
            <text:p>FALSCH</text:p>
          </table:table-cell>
          <table:table-cell table:style-name="ce28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4];[$Themenliste.$A157];&quot;&quot;)">
            <text:p/>
          </table:table-cell>
          <table:table-cell table:formula="of:=IF([.$G154];[$Themenliste.$B157];&quot;&quot;)">
            <text:p/>
          </table:table-cell>
          <table:table-cell table:formula="of:=IF([.$G154];[$Themenliste.$C157];&quot;&quot;)">
            <text:p/>
          </table:table-cell>
          <table:table-cell table:formula="of:=IF([.$G154];[$Themenliste.$D157];&quot;&quot;)">
            <text:p/>
          </table:table-cell>
          <table:table-cell table:formula="of:=IF([.$G154];[$Themenliste.$E212];&quot;&quot;)">
            <text:p/>
          </table:table-cell>
          <table:table-cell table:style-name="ce22" table:formula="of:=IF([.$G154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>
            <text:p/>
          </table:table-cell>
          <table:table-cell table:style-name="ce28" table:formula="of:=AND([.K154];[.L154])" office:value-type="boolean" office:boolean-value="false" calcext:value-type="boolean">
            <text:p>FALSCH</text:p>
          </table:table-cell>
          <table:table-cell table:style-name="ce28" table:formula="of:=AND([$Themenliste.$K157] = 1;[$Variablen.$A$2] = 1)" office:value-type="boolean" office:boolean-value="false" calcext:value-type="boolean">
            <text:p>FALSCH</text:p>
          </table:table-cell>
          <table:table-cell table:style-name="ce28" table:formula="of:=AND([$Themenliste.$L157] = 1;[$Variablen.$B$2] = 1)" office:value-type="boolean" office:boolean-value="false" calcext:value-type="boolean">
            <text:p>FALSCH</text:p>
          </table:table-cell>
          <table:table-cell table:style-name="ce28" table:formula="of:=AND([$Themenliste.$M157] = 1;[$Variablen.$C$2] = 1)" office:value-type="boolean" office:boolean-value="true" calcext:value-type="boolean">
            <text:p>WAHR</text:p>
          </table:table-cell>
          <table:table-cell table:style-name="ce28" table:formula="of:=OR([.H154];[.I154];[.J154])" office:value-type="boolean" office:boolean-value="true" calcext:value-type="boolean">
            <text:p>WAHR</text:p>
          </table:table-cell>
          <table:table-cell table:style-name="ce28" table:formula="of:=IF([$Themenliste.$J157] = 1)" office:value-type="boolean" office:boolean-value="false" calcext:value-type="boolean">
            <text:p>FALSCH</text:p>
          </table:table-cell>
          <table:table-cell table:style-name="ce28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5];[$Themenliste.$A161];&quot;&quot;)">
            <text:p/>
          </table:table-cell>
          <table:table-cell table:formula="of:=IF([.$G155];[$Themenliste.$B161];&quot;&quot;)">
            <text:p/>
          </table:table-cell>
          <table:table-cell table:formula="of:=IF([.$G155];[$Themenliste.$C161];&quot;&quot;)">
            <text:p/>
          </table:table-cell>
          <table:table-cell table:formula="of:=IF([.$G155];[$Themenliste.$D161];&quot;&quot;)">
            <text:p/>
          </table:table-cell>
          <table:table-cell table:formula="of:=IF([.$G155];[$Themenliste.$E213];&quot;&quot;)">
            <text:p/>
          </table:table-cell>
          <table:table-cell table:style-name="ce22" table:formula="of:=IF([.$G155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>
            <text:p/>
          </table:table-cell>
          <table:table-cell table:style-name="ce28" table:formula="of:=AND([.K155];[.L155])" office:value-type="boolean" office:boolean-value="false" calcext:value-type="boolean">
            <text:p>FALSCH</text:p>
          </table:table-cell>
          <table:table-cell table:style-name="ce28" table:formula="of:=AND([$Themenliste.$K161] = 1;[$Variablen.$A$2] = 1)" office:value-type="boolean" office:boolean-value="false" calcext:value-type="boolean">
            <text:p>FALSCH</text:p>
          </table:table-cell>
          <table:table-cell table:style-name="ce28" table:formula="of:=AND([$Themenliste.$L161] = 1;[$Variablen.$B$2] = 1)" office:value-type="boolean" office:boolean-value="false" calcext:value-type="boolean">
            <text:p>FALSCH</text:p>
          </table:table-cell>
          <table:table-cell table:style-name="ce28" table:formula="of:=AND([$Themenliste.$M161] = 1;[$Variablen.$C$2] = 1)" office:value-type="boolean" office:boolean-value="true" calcext:value-type="boolean">
            <text:p>WAHR</text:p>
          </table:table-cell>
          <table:table-cell table:style-name="ce28" table:formula="of:=OR([.H155];[.I155];[.J155])" office:value-type="boolean" office:boolean-value="true" calcext:value-type="boolean">
            <text:p>WAHR</text:p>
          </table:table-cell>
          <table:table-cell table:style-name="ce28" table:formula="of:=IF([$Themenliste.$J161] = 1)" office:value-type="boolean" office:boolean-value="false" calcext:value-type="boolean">
            <text:p>FALSCH</text:p>
          </table:table-cell>
          <table:table-cell table:style-name="ce28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6];[$Themenliste.$A162];&quot;&quot;)">
            <text:p/>
          </table:table-cell>
          <table:table-cell table:formula="of:=IF([.$G156];[$Themenliste.$B162];&quot;&quot;)">
            <text:p/>
          </table:table-cell>
          <table:table-cell table:formula="of:=IF([.$G156];[$Themenliste.$C162];&quot;&quot;)">
            <text:p/>
          </table:table-cell>
          <table:table-cell table:formula="of:=IF([.$G156];[$Themenliste.$D162];&quot;&quot;)">
            <text:p/>
          </table:table-cell>
          <table:table-cell table:formula="of:=IF([.$G156];[$Themenliste.$E214];&quot;&quot;)">
            <text:p/>
          </table:table-cell>
          <table:table-cell table:style-name="ce22" table:formula="of:=IF([.$G156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>
            <text:p/>
          </table:table-cell>
          <table:table-cell table:style-name="ce28" table:formula="of:=AND([.K156];[.L156])" office:value-type="boolean" office:boolean-value="false" calcext:value-type="boolean">
            <text:p>FALSCH</text:p>
          </table:table-cell>
          <table:table-cell table:style-name="ce28" table:formula="of:=AND([$Themenliste.$K162] = 1;[$Variablen.$A$2] = 1)" office:value-type="boolean" office:boolean-value="false" calcext:value-type="boolean">
            <text:p>FALSCH</text:p>
          </table:table-cell>
          <table:table-cell table:style-name="ce28" table:formula="of:=AND([$Themenliste.$L162] = 1;[$Variablen.$B$2] = 1)" office:value-type="boolean" office:boolean-value="false" calcext:value-type="boolean">
            <text:p>FALSCH</text:p>
          </table:table-cell>
          <table:table-cell table:style-name="ce28" table:formula="of:=AND([$Themenliste.$M162] = 1;[$Variablen.$C$2] = 1)" office:value-type="boolean" office:boolean-value="true" calcext:value-type="boolean">
            <text:p>WAHR</text:p>
          </table:table-cell>
          <table:table-cell table:style-name="ce28" table:formula="of:=OR([.H156];[.I156];[.J156])" office:value-type="boolean" office:boolean-value="true" calcext:value-type="boolean">
            <text:p>WAHR</text:p>
          </table:table-cell>
          <table:table-cell table:style-name="ce28" table:formula="of:=IF([$Themenliste.$J162] = 1)" office:value-type="boolean" office:boolean-value="false" calcext:value-type="boolean">
            <text:p>FALSCH</text:p>
          </table:table-cell>
          <table:table-cell table:style-name="ce28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7];[$Themenliste.$A163];&quot;&quot;)">
            <text:p/>
          </table:table-cell>
          <table:table-cell table:formula="of:=IF([.$G157];[$Themenliste.$B163];&quot;&quot;)">
            <text:p/>
          </table:table-cell>
          <table:table-cell table:formula="of:=IF([.$G157];[$Themenliste.$C163];&quot;&quot;)">
            <text:p/>
          </table:table-cell>
          <table:table-cell table:formula="of:=IF([.$G157];[$Themenliste.$D163];&quot;&quot;)">
            <text:p/>
          </table:table-cell>
          <table:table-cell table:formula="of:=IF([.$G157];[$Themenliste.$E215];&quot;&quot;)">
            <text:p/>
          </table:table-cell>
          <table:table-cell table:style-name="ce22" table:formula="of:=IF([.$G157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>
            <text:p/>
          </table:table-cell>
          <table:table-cell table:style-name="ce28" table:formula="of:=AND([.K157];[.L157])" office:value-type="boolean" office:boolean-value="false" calcext:value-type="boolean">
            <text:p>FALSCH</text:p>
          </table:table-cell>
          <table:table-cell table:style-name="ce28" table:formula="of:=AND([$Themenliste.$K163] = 1;[$Variablen.$A$2] = 1)" office:value-type="boolean" office:boolean-value="false" calcext:value-type="boolean">
            <text:p>FALSCH</text:p>
          </table:table-cell>
          <table:table-cell table:style-name="ce28" table:formula="of:=AND([$Themenliste.$L163] = 1;[$Variablen.$B$2] = 1)" office:value-type="boolean" office:boolean-value="false" calcext:value-type="boolean">
            <text:p>FALSCH</text:p>
          </table:table-cell>
          <table:table-cell table:style-name="ce28" table:formula="of:=AND([$Themenliste.$M163] = 1;[$Variablen.$C$2] = 1)" office:value-type="boolean" office:boolean-value="true" calcext:value-type="boolean">
            <text:p>WAHR</text:p>
          </table:table-cell>
          <table:table-cell table:style-name="ce28" table:formula="of:=OR([.H157];[.I157];[.J157])" office:value-type="boolean" office:boolean-value="true" calcext:value-type="boolean">
            <text:p>WAHR</text:p>
          </table:table-cell>
          <table:table-cell table:style-name="ce28" table:formula="of:=IF([$Themenliste.$J163] = 1)" office:value-type="boolean" office:boolean-value="false" calcext:value-type="boolean">
            <text:p>FALSCH</text:p>
          </table:table-cell>
          <table:table-cell table:style-name="ce28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8];[$Themenliste.$A164];&quot;&quot;)">
            <text:p/>
          </table:table-cell>
          <table:table-cell table:formula="of:=IF([.$G158];[$Themenliste.$B164];&quot;&quot;)">
            <text:p/>
          </table:table-cell>
          <table:table-cell table:formula="of:=IF([.$G158];[$Themenliste.$C164];&quot;&quot;)">
            <text:p/>
          </table:table-cell>
          <table:table-cell table:formula="of:=IF([.$G158];[$Themenliste.$D164];&quot;&quot;)">
            <text:p/>
          </table:table-cell>
          <table:table-cell table:formula="of:=IF([.$G158];[$Themenliste.$E216];&quot;&quot;)">
            <text:p/>
          </table:table-cell>
          <table:table-cell table:style-name="ce22" table:formula="of:=IF([.$G158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>
            <text:p/>
          </table:table-cell>
          <table:table-cell table:style-name="ce28" table:formula="of:=AND([.K158];[.L158])" office:value-type="boolean" office:boolean-value="false" calcext:value-type="boolean">
            <text:p>FALSCH</text:p>
          </table:table-cell>
          <table:table-cell table:style-name="ce28" table:formula="of:=AND([$Themenliste.$K164] = 1;[$Variablen.$A$2] = 1)" office:value-type="boolean" office:boolean-value="false" calcext:value-type="boolean">
            <text:p>FALSCH</text:p>
          </table:table-cell>
          <table:table-cell table:style-name="ce28" table:formula="of:=AND([$Themenliste.$L164] = 1;[$Variablen.$B$2] = 1)" office:value-type="boolean" office:boolean-value="false" calcext:value-type="boolean">
            <text:p>FALSCH</text:p>
          </table:table-cell>
          <table:table-cell table:style-name="ce28" table:formula="of:=AND([$Themenliste.$M164] = 1;[$Variablen.$C$2] = 1)" office:value-type="boolean" office:boolean-value="true" calcext:value-type="boolean">
            <text:p>WAHR</text:p>
          </table:table-cell>
          <table:table-cell table:style-name="ce28" table:formula="of:=OR([.H158];[.I158];[.J158])" office:value-type="boolean" office:boolean-value="true" calcext:value-type="boolean">
            <text:p>WAHR</text:p>
          </table:table-cell>
          <table:table-cell table:style-name="ce28" table:formula="of:=IF([$Themenliste.$J164] = 1)" office:value-type="boolean" office:boolean-value="false" calcext:value-type="boolean">
            <text:p>FALSCH</text:p>
          </table:table-cell>
          <table:table-cell table:style-name="ce28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59];[$Themenliste.$A165];&quot;&quot;)">
            <text:p/>
          </table:table-cell>
          <table:table-cell table:formula="of:=IF([.$G159];[$Themenliste.$B165];&quot;&quot;)">
            <text:p/>
          </table:table-cell>
          <table:table-cell table:formula="of:=IF([.$G159];[$Themenliste.$C165];&quot;&quot;)">
            <text:p/>
          </table:table-cell>
          <table:table-cell table:formula="of:=IF([.$G159];[$Themenliste.$D165];&quot;&quot;)">
            <text:p/>
          </table:table-cell>
          <table:table-cell table:formula="of:=IF([.$G159];[$Themenliste.$E217];&quot;&quot;)">
            <text:p/>
          </table:table-cell>
          <table:table-cell table:style-name="ce22" table:formula="of:=IF([.$G159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>
            <text:p/>
          </table:table-cell>
          <table:table-cell table:style-name="ce28" table:formula="of:=AND([.K159];[.L159])" office:value-type="boolean" office:boolean-value="false" calcext:value-type="boolean">
            <text:p>FALSCH</text:p>
          </table:table-cell>
          <table:table-cell table:style-name="ce28" table:formula="of:=AND([$Themenliste.$K165] = 1;[$Variablen.$A$2] = 1)" office:value-type="boolean" office:boolean-value="false" calcext:value-type="boolean">
            <text:p>FALSCH</text:p>
          </table:table-cell>
          <table:table-cell table:style-name="ce28" table:formula="of:=AND([$Themenliste.$L165] = 1;[$Variablen.$B$2] = 1)" office:value-type="boolean" office:boolean-value="false" calcext:value-type="boolean">
            <text:p>FALSCH</text:p>
          </table:table-cell>
          <table:table-cell table:style-name="ce28" table:formula="of:=AND([$Themenliste.$M165] = 1;[$Variablen.$C$2] = 1)" office:value-type="boolean" office:boolean-value="true" calcext:value-type="boolean">
            <text:p>WAHR</text:p>
          </table:table-cell>
          <table:table-cell table:style-name="ce28" table:formula="of:=OR([.H159];[.I159];[.J159])" office:value-type="boolean" office:boolean-value="true" calcext:value-type="boolean">
            <text:p>WAHR</text:p>
          </table:table-cell>
          <table:table-cell table:style-name="ce28" table:formula="of:=IF([$Themenliste.$J165] = 1)" office:value-type="boolean" office:boolean-value="false" calcext:value-type="boolean">
            <text:p>FALSCH</text:p>
          </table:table-cell>
          <table:table-cell table:style-name="ce28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0];[$Themenliste.$A166];&quot;&quot;)">
            <text:p/>
          </table:table-cell>
          <table:table-cell table:formula="of:=IF([.$G160];[$Themenliste.$B166];&quot;&quot;)">
            <text:p/>
          </table:table-cell>
          <table:table-cell table:formula="of:=IF([.$G160];[$Themenliste.$C166];&quot;&quot;)">
            <text:p/>
          </table:table-cell>
          <table:table-cell table:formula="of:=IF([.$G160];[$Themenliste.$D166];&quot;&quot;)">
            <text:p/>
          </table:table-cell>
          <table:table-cell table:formula="of:=IF([.$G160];[$Themenliste.$E218];&quot;&quot;)">
            <text:p/>
          </table:table-cell>
          <table:table-cell table:style-name="ce22" table:formula="of:=IF([.$G160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>
            <text:p/>
          </table:table-cell>
          <table:table-cell table:style-name="ce28" table:formula="of:=AND([.K160];[.L160])" office:value-type="boolean" office:boolean-value="false" calcext:value-type="boolean">
            <text:p>FALSCH</text:p>
          </table:table-cell>
          <table:table-cell table:style-name="ce28" table:formula="of:=AND([$Themenliste.$K166] = 1;[$Variablen.$A$2] = 1)" office:value-type="boolean" office:boolean-value="false" calcext:value-type="boolean">
            <text:p>FALSCH</text:p>
          </table:table-cell>
          <table:table-cell table:style-name="ce28" table:formula="of:=AND([$Themenliste.$L166] = 1;[$Variablen.$B$2] = 1)" office:value-type="boolean" office:boolean-value="false" calcext:value-type="boolean">
            <text:p>FALSCH</text:p>
          </table:table-cell>
          <table:table-cell table:style-name="ce28" table:formula="of:=AND([$Themenliste.$M166] = 1;[$Variablen.$C$2] = 1)" office:value-type="boolean" office:boolean-value="true" calcext:value-type="boolean">
            <text:p>WAHR</text:p>
          </table:table-cell>
          <table:table-cell table:style-name="ce28" table:formula="of:=OR([.H160];[.I160];[.J160])" office:value-type="boolean" office:boolean-value="true" calcext:value-type="boolean">
            <text:p>WAHR</text:p>
          </table:table-cell>
          <table:table-cell table:style-name="ce28" table:formula="of:=IF([$Themenliste.$J166] = 1)" office:value-type="boolean" office:boolean-value="false" calcext:value-type="boolean">
            <text:p>FALSCH</text:p>
          </table:table-cell>
          <table:table-cell table:style-name="ce28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1];[$Themenliste.$A167];&quot;&quot;)">
            <text:p/>
          </table:table-cell>
          <table:table-cell table:formula="of:=IF([.$G161];[$Themenliste.$B167];&quot;&quot;)">
            <text:p/>
          </table:table-cell>
          <table:table-cell table:formula="of:=IF([.$G161];[$Themenliste.$C167];&quot;&quot;)">
            <text:p/>
          </table:table-cell>
          <table:table-cell table:formula="of:=IF([.$G161];[$Themenliste.$D167];&quot;&quot;)">
            <text:p/>
          </table:table-cell>
          <table:table-cell table:formula="of:=IF([.$G161];[$Themenliste.$E219];&quot;&quot;)">
            <text:p/>
          </table:table-cell>
          <table:table-cell table:style-name="ce22" table:formula="of:=IF([.$G161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>
            <text:p/>
          </table:table-cell>
          <table:table-cell table:style-name="ce28" table:formula="of:=AND([.K161];[.L161])" office:value-type="boolean" office:boolean-value="false" calcext:value-type="boolean">
            <text:p>FALSCH</text:p>
          </table:table-cell>
          <table:table-cell table:style-name="ce28" table:formula="of:=AND([$Themenliste.$K167] = 1;[$Variablen.$A$2] = 1)" office:value-type="boolean" office:boolean-value="false" calcext:value-type="boolean">
            <text:p>FALSCH</text:p>
          </table:table-cell>
          <table:table-cell table:style-name="ce28" table:formula="of:=AND([$Themenliste.$L167] = 1;[$Variablen.$B$2] = 1)" office:value-type="boolean" office:boolean-value="false" calcext:value-type="boolean">
            <text:p>FALSCH</text:p>
          </table:table-cell>
          <table:table-cell table:style-name="ce28" table:formula="of:=AND([$Themenliste.$M167] = 1;[$Variablen.$C$2] = 1)" office:value-type="boolean" office:boolean-value="true" calcext:value-type="boolean">
            <text:p>WAHR</text:p>
          </table:table-cell>
          <table:table-cell table:style-name="ce28" table:formula="of:=OR([.H161];[.I161];[.J161])" office:value-type="boolean" office:boolean-value="true" calcext:value-type="boolean">
            <text:p>WAHR</text:p>
          </table:table-cell>
          <table:table-cell table:style-name="ce28" table:formula="of:=IF([$Themenliste.$J167] = 1)" office:value-type="boolean" office:boolean-value="false" calcext:value-type="boolean">
            <text:p>FALSCH</text:p>
          </table:table-cell>
          <table:table-cell table:style-name="ce28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2];[$Themenliste.$A168];&quot;&quot;)">
            <text:p/>
          </table:table-cell>
          <table:table-cell table:formula="of:=IF([.$G162];[$Themenliste.$B168];&quot;&quot;)">
            <text:p/>
          </table:table-cell>
          <table:table-cell table:formula="of:=IF([.$G162];[$Themenliste.$C168];&quot;&quot;)">
            <text:p/>
          </table:table-cell>
          <table:table-cell table:formula="of:=IF([.$G162];[$Themenliste.$D168];&quot;&quot;)">
            <text:p/>
          </table:table-cell>
          <table:table-cell table:formula="of:=IF([.$G162];[$Themenliste.$E220];&quot;&quot;)">
            <text:p/>
          </table:table-cell>
          <table:table-cell table:style-name="ce22" table:formula="of:=IF([.$G162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>
            <text:p/>
          </table:table-cell>
          <table:table-cell table:style-name="ce28" table:formula="of:=AND([.K162];[.L162])" office:value-type="boolean" office:boolean-value="false" calcext:value-type="boolean">
            <text:p>FALSCH</text:p>
          </table:table-cell>
          <table:table-cell table:style-name="ce28" table:formula="of:=AND([$Themenliste.$K168] = 1;[$Variablen.$A$2] = 1)" office:value-type="boolean" office:boolean-value="false" calcext:value-type="boolean">
            <text:p>FALSCH</text:p>
          </table:table-cell>
          <table:table-cell table:style-name="ce28" table:formula="of:=AND([$Themenliste.$L168] = 1;[$Variablen.$B$2] = 1)" office:value-type="boolean" office:boolean-value="false" calcext:value-type="boolean">
            <text:p>FALSCH</text:p>
          </table:table-cell>
          <table:table-cell table:style-name="ce28" table:formula="of:=AND([$Themenliste.$M168] = 1;[$Variablen.$C$2] = 1)" office:value-type="boolean" office:boolean-value="true" calcext:value-type="boolean">
            <text:p>WAHR</text:p>
          </table:table-cell>
          <table:table-cell table:style-name="ce28" table:formula="of:=OR([.H162];[.I162];[.J162])" office:value-type="boolean" office:boolean-value="true" calcext:value-type="boolean">
            <text:p>WAHR</text:p>
          </table:table-cell>
          <table:table-cell table:style-name="ce28" table:formula="of:=IF([$Themenliste.$J168] = 1)" office:value-type="boolean" office:boolean-value="false" calcext:value-type="boolean">
            <text:p>FALSCH</text:p>
          </table:table-cell>
          <table:table-cell table:style-name="ce28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3];[$Themenliste.$A169];&quot;&quot;)">
            <text:p/>
          </table:table-cell>
          <table:table-cell table:formula="of:=IF([.$G163];[$Themenliste.$B169];&quot;&quot;)">
            <text:p/>
          </table:table-cell>
          <table:table-cell table:formula="of:=IF([.$G163];[$Themenliste.$C169];&quot;&quot;)">
            <text:p/>
          </table:table-cell>
          <table:table-cell table:formula="of:=IF([.$G163];[$Themenliste.$D169];&quot;&quot;)">
            <text:p/>
          </table:table-cell>
          <table:table-cell table:formula="of:=IF([.$G163];[$Themenliste.$E221];&quot;&quot;)">
            <text:p/>
          </table:table-cell>
          <table:table-cell table:style-name="ce22" table:formula="of:=IF([.$G163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>
            <text:p/>
          </table:table-cell>
          <table:table-cell table:style-name="ce28" table:formula="of:=AND([.K163];[.L163])" office:value-type="boolean" office:boolean-value="false" calcext:value-type="boolean">
            <text:p>FALSCH</text:p>
          </table:table-cell>
          <table:table-cell table:style-name="ce28" table:formula="of:=AND([$Themenliste.$K169] = 1;[$Variablen.$A$2] = 1)" office:value-type="boolean" office:boolean-value="false" calcext:value-type="boolean">
            <text:p>FALSCH</text:p>
          </table:table-cell>
          <table:table-cell table:style-name="ce28" table:formula="of:=AND([$Themenliste.$L169] = 1;[$Variablen.$B$2] = 1)" office:value-type="boolean" office:boolean-value="false" calcext:value-type="boolean">
            <text:p>FALSCH</text:p>
          </table:table-cell>
          <table:table-cell table:style-name="ce28" table:formula="of:=AND([$Themenliste.$M169] = 1;[$Variablen.$C$2] = 1)" office:value-type="boolean" office:boolean-value="true" calcext:value-type="boolean">
            <text:p>WAHR</text:p>
          </table:table-cell>
          <table:table-cell table:style-name="ce28" table:formula="of:=OR([.H163];[.I163];[.J163])" office:value-type="boolean" office:boolean-value="true" calcext:value-type="boolean">
            <text:p>WAHR</text:p>
          </table:table-cell>
          <table:table-cell table:style-name="ce28" table:formula="of:=IF([$Themenliste.$J169] = 1)" office:value-type="boolean" office:boolean-value="false" calcext:value-type="boolean">
            <text:p>FALSCH</text:p>
          </table:table-cell>
          <table:table-cell table:style-name="ce28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4];[$Themenliste.$A170];&quot;&quot;)">
            <text:p/>
          </table:table-cell>
          <table:table-cell table:formula="of:=IF([.$G164];[$Themenliste.$B170];&quot;&quot;)">
            <text:p/>
          </table:table-cell>
          <table:table-cell table:formula="of:=IF([.$G164];[$Themenliste.$C170];&quot;&quot;)">
            <text:p/>
          </table:table-cell>
          <table:table-cell table:formula="of:=IF([.$G164];[$Themenliste.$D170];&quot;&quot;)">
            <text:p/>
          </table:table-cell>
          <table:table-cell table:formula="of:=IF([.$G164];[$Themenliste.$E222];&quot;&quot;)">
            <text:p/>
          </table:table-cell>
          <table:table-cell table:style-name="ce22" table:formula="of:=IF([.$G164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>
            <text:p/>
          </table:table-cell>
          <table:table-cell table:style-name="ce28" table:formula="of:=AND([.K164];[.L164])" office:value-type="boolean" office:boolean-value="false" calcext:value-type="boolean">
            <text:p>FALSCH</text:p>
          </table:table-cell>
          <table:table-cell table:style-name="ce28" table:formula="of:=AND([$Themenliste.$K170] = 1;[$Variablen.$A$2] = 1)" office:value-type="boolean" office:boolean-value="false" calcext:value-type="boolean">
            <text:p>FALSCH</text:p>
          </table:table-cell>
          <table:table-cell table:style-name="ce28" table:formula="of:=AND([$Themenliste.$L170] = 1;[$Variablen.$B$2] = 1)" office:value-type="boolean" office:boolean-value="false" calcext:value-type="boolean">
            <text:p>FALSCH</text:p>
          </table:table-cell>
          <table:table-cell table:style-name="ce28" table:formula="of:=AND([$Themenliste.$M170] = 1;[$Variablen.$C$2] = 1)" office:value-type="boolean" office:boolean-value="true" calcext:value-type="boolean">
            <text:p>WAHR</text:p>
          </table:table-cell>
          <table:table-cell table:style-name="ce28" table:formula="of:=OR([.H164];[.I164];[.J164])" office:value-type="boolean" office:boolean-value="true" calcext:value-type="boolean">
            <text:p>WAHR</text:p>
          </table:table-cell>
          <table:table-cell table:style-name="ce28" table:formula="of:=IF([$Themenliste.$J170] = 1)" office:value-type="boolean" office:boolean-value="false" calcext:value-type="boolean">
            <text:p>FALSCH</text:p>
          </table:table-cell>
          <table:table-cell table:style-name="ce28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5];[$Themenliste.$A171];&quot;&quot;)">
            <text:p/>
          </table:table-cell>
          <table:table-cell table:formula="of:=IF([.$G165];[$Themenliste.$B171];&quot;&quot;)">
            <text:p/>
          </table:table-cell>
          <table:table-cell table:formula="of:=IF([.$G165];[$Themenliste.$C171];&quot;&quot;)">
            <text:p/>
          </table:table-cell>
          <table:table-cell table:formula="of:=IF([.$G165];[$Themenliste.$D171];&quot;&quot;)">
            <text:p/>
          </table:table-cell>
          <table:table-cell table:formula="of:=IF([.$G165];[$Themenliste.$E223];&quot;&quot;)">
            <text:p/>
          </table:table-cell>
          <table:table-cell table:style-name="ce22" table:formula="of:=IF([.$G165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>
            <text:p/>
          </table:table-cell>
          <table:table-cell table:style-name="ce28" table:formula="of:=AND([.K165];[.L165])" office:value-type="boolean" office:boolean-value="false" calcext:value-type="boolean">
            <text:p>FALSCH</text:p>
          </table:table-cell>
          <table:table-cell table:style-name="ce28" table:formula="of:=AND([$Themenliste.$K171] = 1;[$Variablen.$A$2] = 1)" office:value-type="boolean" office:boolean-value="false" calcext:value-type="boolean">
            <text:p>FALSCH</text:p>
          </table:table-cell>
          <table:table-cell table:style-name="ce28" table:formula="of:=AND([$Themenliste.$L171] = 1;[$Variablen.$B$2] = 1)" office:value-type="boolean" office:boolean-value="false" calcext:value-type="boolean">
            <text:p>FALSCH</text:p>
          </table:table-cell>
          <table:table-cell table:style-name="ce28" table:formula="of:=AND([$Themenliste.$M171] = 1;[$Variablen.$C$2] = 1)" office:value-type="boolean" office:boolean-value="true" calcext:value-type="boolean">
            <text:p>WAHR</text:p>
          </table:table-cell>
          <table:table-cell table:style-name="ce28" table:formula="of:=OR([.H165];[.I165];[.J165])" office:value-type="boolean" office:boolean-value="true" calcext:value-type="boolean">
            <text:p>WAHR</text:p>
          </table:table-cell>
          <table:table-cell table:style-name="ce28" table:formula="of:=IF([$Themenliste.$J171] = 1)" office:value-type="boolean" office:boolean-value="false" calcext:value-type="boolean">
            <text:p>FALSCH</text:p>
          </table:table-cell>
          <table:table-cell table:style-name="ce28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6];[$Themenliste.$A172];&quot;&quot;)">
            <text:p/>
          </table:table-cell>
          <table:table-cell table:formula="of:=IF([.$G166];[$Themenliste.$B172];&quot;&quot;)">
            <text:p/>
          </table:table-cell>
          <table:table-cell table:formula="of:=IF([.$G166];[$Themenliste.$C172];&quot;&quot;)">
            <text:p/>
          </table:table-cell>
          <table:table-cell table:formula="of:=IF([.$G166];[$Themenliste.$D172];&quot;&quot;)">
            <text:p/>
          </table:table-cell>
          <table:table-cell table:formula="of:=IF([.$G166];[$Themenliste.$E224];&quot;&quot;)">
            <text:p/>
          </table:table-cell>
          <table:table-cell table:style-name="ce22" table:formula="of:=IF([.$G166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>
            <text:p/>
          </table:table-cell>
          <table:table-cell table:style-name="ce28" table:formula="of:=AND([.K166];[.L166])" office:value-type="boolean" office:boolean-value="false" calcext:value-type="boolean">
            <text:p>FALSCH</text:p>
          </table:table-cell>
          <table:table-cell table:style-name="ce28" table:formula="of:=AND([$Themenliste.$K172] = 1;[$Variablen.$A$2] = 1)" office:value-type="boolean" office:boolean-value="false" calcext:value-type="boolean">
            <text:p>FALSCH</text:p>
          </table:table-cell>
          <table:table-cell table:style-name="ce28" table:formula="of:=AND([$Themenliste.$L172] = 1;[$Variablen.$B$2] = 1)" office:value-type="boolean" office:boolean-value="false" calcext:value-type="boolean">
            <text:p>FALSCH</text:p>
          </table:table-cell>
          <table:table-cell table:style-name="ce28" table:formula="of:=AND([$Themenliste.$M172] = 1;[$Variablen.$C$2] = 1)" office:value-type="boolean" office:boolean-value="true" calcext:value-type="boolean">
            <text:p>WAHR</text:p>
          </table:table-cell>
          <table:table-cell table:style-name="ce28" table:formula="of:=OR([.H166];[.I166];[.J166])" office:value-type="boolean" office:boolean-value="true" calcext:value-type="boolean">
            <text:p>WAHR</text:p>
          </table:table-cell>
          <table:table-cell table:style-name="ce28" table:formula="of:=IF([$Themenliste.$J172] = 1)" office:value-type="boolean" office:boolean-value="false" calcext:value-type="boolean">
            <text:p>FALSCH</text:p>
          </table:table-cell>
          <table:table-cell table:style-name="ce28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7];[$Themenliste.$A173];&quot;&quot;)">
            <text:p/>
          </table:table-cell>
          <table:table-cell table:formula="of:=IF([.$G167];[$Themenliste.$B173];&quot;&quot;)">
            <text:p/>
          </table:table-cell>
          <table:table-cell table:formula="of:=IF([.$G167];[$Themenliste.$C173];&quot;&quot;)">
            <text:p/>
          </table:table-cell>
          <table:table-cell table:formula="of:=IF([.$G167];[$Themenliste.$D173];&quot;&quot;)">
            <text:p/>
          </table:table-cell>
          <table:table-cell table:formula="of:=IF([.$G167];[$Themenliste.$E225];&quot;&quot;)">
            <text:p/>
          </table:table-cell>
          <table:table-cell table:style-name="ce22" table:formula="of:=IF([.$G167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>
            <text:p/>
          </table:table-cell>
          <table:table-cell table:style-name="ce28" table:formula="of:=AND([.K167];[.L167])" office:value-type="boolean" office:boolean-value="false" calcext:value-type="boolean">
            <text:p>FALSCH</text:p>
          </table:table-cell>
          <table:table-cell table:style-name="ce28" table:formula="of:=AND([$Themenliste.$K173] = 1;[$Variablen.$A$2] = 1)" office:value-type="boolean" office:boolean-value="false" calcext:value-type="boolean">
            <text:p>FALSCH</text:p>
          </table:table-cell>
          <table:table-cell table:style-name="ce28" table:formula="of:=AND([$Themenliste.$L173] = 1;[$Variablen.$B$2] = 1)" office:value-type="boolean" office:boolean-value="false" calcext:value-type="boolean">
            <text:p>FALSCH</text:p>
          </table:table-cell>
          <table:table-cell table:style-name="ce28" table:formula="of:=AND([$Themenliste.$M173] = 1;[$Variablen.$C$2] = 1)" office:value-type="boolean" office:boolean-value="true" calcext:value-type="boolean">
            <text:p>WAHR</text:p>
          </table:table-cell>
          <table:table-cell table:style-name="ce28" table:formula="of:=OR([.H167];[.I167];[.J167])" office:value-type="boolean" office:boolean-value="true" calcext:value-type="boolean">
            <text:p>WAHR</text:p>
          </table:table-cell>
          <table:table-cell table:style-name="ce28" table:formula="of:=IF([$Themenliste.$J173] = 1)" office:value-type="boolean" office:boolean-value="false" calcext:value-type="boolean">
            <text:p>FALSCH</text:p>
          </table:table-cell>
          <table:table-cell table:style-name="ce28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8];[$Themenliste.$A174];&quot;&quot;)">
            <text:p/>
          </table:table-cell>
          <table:table-cell table:formula="of:=IF([.$G168];[$Themenliste.$B174];&quot;&quot;)">
            <text:p/>
          </table:table-cell>
          <table:table-cell table:formula="of:=IF([.$G168];[$Themenliste.$C174];&quot;&quot;)">
            <text:p/>
          </table:table-cell>
          <table:table-cell table:formula="of:=IF([.$G168];[$Themenliste.$D174];&quot;&quot;)">
            <text:p/>
          </table:table-cell>
          <table:table-cell table:formula="of:=IF([.$G168];[$Themenliste.$E226];&quot;&quot;)">
            <text:p/>
          </table:table-cell>
          <table:table-cell table:style-name="ce22" table:formula="of:=IF([.$G168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>
            <text:p/>
          </table:table-cell>
          <table:table-cell table:style-name="ce28" table:formula="of:=AND([.K168];[.L168])" office:value-type="boolean" office:boolean-value="false" calcext:value-type="boolean">
            <text:p>FALSCH</text:p>
          </table:table-cell>
          <table:table-cell table:style-name="ce28" table:formula="of:=AND([$Themenliste.$K174] = 1;[$Variablen.$A$2] = 1)" office:value-type="boolean" office:boolean-value="false" calcext:value-type="boolean">
            <text:p>FALSCH</text:p>
          </table:table-cell>
          <table:table-cell table:style-name="ce28" table:formula="of:=AND([$Themenliste.$L174] = 1;[$Variablen.$B$2] = 1)" office:value-type="boolean" office:boolean-value="false" calcext:value-type="boolean">
            <text:p>FALSCH</text:p>
          </table:table-cell>
          <table:table-cell table:style-name="ce28" table:formula="of:=AND([$Themenliste.$M174] = 1;[$Variablen.$C$2] = 1)" office:value-type="boolean" office:boolean-value="true" calcext:value-type="boolean">
            <text:p>WAHR</text:p>
          </table:table-cell>
          <table:table-cell table:style-name="ce28" table:formula="of:=OR([.H168];[.I168];[.J168])" office:value-type="boolean" office:boolean-value="true" calcext:value-type="boolean">
            <text:p>WAHR</text:p>
          </table:table-cell>
          <table:table-cell table:style-name="ce28" table:formula="of:=IF([$Themenliste.$J174] = 1)" office:value-type="boolean" office:boolean-value="false" calcext:value-type="boolean">
            <text:p>FALSCH</text:p>
          </table:table-cell>
          <table:table-cell table:style-name="ce28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69];[$Themenliste.$A175];&quot;&quot;)">
            <text:p/>
          </table:table-cell>
          <table:table-cell table:formula="of:=IF([.$G169];[$Themenliste.$B175];&quot;&quot;)">
            <text:p/>
          </table:table-cell>
          <table:table-cell table:formula="of:=IF([.$G169];[$Themenliste.$C175];&quot;&quot;)">
            <text:p/>
          </table:table-cell>
          <table:table-cell table:formula="of:=IF([.$G169];[$Themenliste.$D175];&quot;&quot;)">
            <text:p/>
          </table:table-cell>
          <table:table-cell table:formula="of:=IF([.$G169];[$Themenliste.$E227];&quot;&quot;)">
            <text:p/>
          </table:table-cell>
          <table:table-cell table:style-name="ce22" table:formula="of:=IF([.$G169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>
            <text:p/>
          </table:table-cell>
          <table:table-cell table:style-name="ce28" table:formula="of:=AND([.K169];[.L169])" office:value-type="boolean" office:boolean-value="false" calcext:value-type="boolean">
            <text:p>FALSCH</text:p>
          </table:table-cell>
          <table:table-cell table:style-name="ce28" table:formula="of:=AND([$Themenliste.$K175] = 1;[$Variablen.$A$2] = 1)" office:value-type="boolean" office:boolean-value="false" calcext:value-type="boolean">
            <text:p>FALSCH</text:p>
          </table:table-cell>
          <table:table-cell table:style-name="ce28" table:formula="of:=AND([$Themenliste.$L175] = 1;[$Variablen.$B$2] = 1)" office:value-type="boolean" office:boolean-value="false" calcext:value-type="boolean">
            <text:p>FALSCH</text:p>
          </table:table-cell>
          <table:table-cell table:style-name="ce28" table:formula="of:=AND([$Themenliste.$M175] = 1;[$Variablen.$C$2] = 1)" office:value-type="boolean" office:boolean-value="true" calcext:value-type="boolean">
            <text:p>WAHR</text:p>
          </table:table-cell>
          <table:table-cell table:style-name="ce28" table:formula="of:=OR([.H169];[.I169];[.J169])" office:value-type="boolean" office:boolean-value="true" calcext:value-type="boolean">
            <text:p>WAHR</text:p>
          </table:table-cell>
          <table:table-cell table:style-name="ce28" table:formula="of:=IF([$Themenliste.$J175] = 1)" office:value-type="boolean" office:boolean-value="false" calcext:value-type="boolean">
            <text:p>FALSCH</text:p>
          </table:table-cell>
          <table:table-cell table:style-name="ce28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0];[$Themenliste.$A176];&quot;&quot;)">
            <text:p/>
          </table:table-cell>
          <table:table-cell table:formula="of:=IF([.$G170];[$Themenliste.$B176];&quot;&quot;)">
            <text:p/>
          </table:table-cell>
          <table:table-cell table:formula="of:=IF([.$G170];[$Themenliste.$C176];&quot;&quot;)">
            <text:p/>
          </table:table-cell>
          <table:table-cell table:formula="of:=IF([.$G170];[$Themenliste.$D176];&quot;&quot;)">
            <text:p/>
          </table:table-cell>
          <table:table-cell table:formula="of:=IF([.$G170];[$Themenliste.$E228];&quot;&quot;)">
            <text:p/>
          </table:table-cell>
          <table:table-cell table:style-name="ce22" table:formula="of:=IF([.$G170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>
            <text:p/>
          </table:table-cell>
          <table:table-cell table:style-name="ce28" table:formula="of:=AND([.K170];[.L170])" office:value-type="boolean" office:boolean-value="false" calcext:value-type="boolean">
            <text:p>FALSCH</text:p>
          </table:table-cell>
          <table:table-cell table:style-name="ce28" table:formula="of:=AND([$Themenliste.$K176] = 1;[$Variablen.$A$2] = 1)" office:value-type="boolean" office:boolean-value="false" calcext:value-type="boolean">
            <text:p>FALSCH</text:p>
          </table:table-cell>
          <table:table-cell table:style-name="ce28" table:formula="of:=AND([$Themenliste.$L176] = 1;[$Variablen.$B$2] = 1)" office:value-type="boolean" office:boolean-value="false" calcext:value-type="boolean">
            <text:p>FALSCH</text:p>
          </table:table-cell>
          <table:table-cell table:style-name="ce28" table:formula="of:=AND([$Themenliste.$M176] = 1;[$Variablen.$C$2] = 1)" office:value-type="boolean" office:boolean-value="true" calcext:value-type="boolean">
            <text:p>WAHR</text:p>
          </table:table-cell>
          <table:table-cell table:style-name="ce28" table:formula="of:=OR([.H170];[.I170];[.J170])" office:value-type="boolean" office:boolean-value="true" calcext:value-type="boolean">
            <text:p>WAHR</text:p>
          </table:table-cell>
          <table:table-cell table:style-name="ce28" table:formula="of:=IF([$Themenliste.$J176] = 1)" office:value-type="boolean" office:boolean-value="false" calcext:value-type="boolean">
            <text:p>FALSCH</text:p>
          </table:table-cell>
          <table:table-cell table:style-name="ce28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1];[$Themenliste.$A177];&quot;&quot;)">
            <text:p/>
          </table:table-cell>
          <table:table-cell table:formula="of:=IF([.$G171];[$Themenliste.$B177];&quot;&quot;)">
            <text:p/>
          </table:table-cell>
          <table:table-cell table:formula="of:=IF([.$G171];[$Themenliste.$C177];&quot;&quot;)">
            <text:p/>
          </table:table-cell>
          <table:table-cell table:formula="of:=IF([.$G171];[$Themenliste.$D177];&quot;&quot;)">
            <text:p/>
          </table:table-cell>
          <table:table-cell table:formula="of:=IF([.$G171];[$Themenliste.$E229];&quot;&quot;)">
            <text:p/>
          </table:table-cell>
          <table:table-cell table:style-name="ce22" table:formula="of:=IF([.$G171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>
            <text:p/>
          </table:table-cell>
          <table:table-cell table:style-name="ce28" table:formula="of:=AND([.K171];[.L171])" office:value-type="boolean" office:boolean-value="false" calcext:value-type="boolean">
            <text:p>FALSCH</text:p>
          </table:table-cell>
          <table:table-cell table:style-name="ce28" table:formula="of:=AND([$Themenliste.$K177] = 1;[$Variablen.$A$2] = 1)" office:value-type="boolean" office:boolean-value="false" calcext:value-type="boolean">
            <text:p>FALSCH</text:p>
          </table:table-cell>
          <table:table-cell table:style-name="ce28" table:formula="of:=AND([$Themenliste.$L177] = 1;[$Variablen.$B$2] = 1)" office:value-type="boolean" office:boolean-value="false" calcext:value-type="boolean">
            <text:p>FALSCH</text:p>
          </table:table-cell>
          <table:table-cell table:style-name="ce28" table:formula="of:=AND([$Themenliste.$M177] = 1;[$Variablen.$C$2] = 1)" office:value-type="boolean" office:boolean-value="true" calcext:value-type="boolean">
            <text:p>WAHR</text:p>
          </table:table-cell>
          <table:table-cell table:style-name="ce28" table:formula="of:=OR([.H171];[.I171];[.J171])" office:value-type="boolean" office:boolean-value="true" calcext:value-type="boolean">
            <text:p>WAHR</text:p>
          </table:table-cell>
          <table:table-cell table:style-name="ce28" table:formula="of:=IF([$Themenliste.$J177] = 1)" office:value-type="boolean" office:boolean-value="false" calcext:value-type="boolean">
            <text:p>FALSCH</text:p>
          </table:table-cell>
          <table:table-cell table:style-name="ce28" table:formula="of:=IF([$Themenliste.$I1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2];[$Themenliste.$A178];&quot;&quot;)">
            <text:p/>
          </table:table-cell>
          <table:table-cell table:formula="of:=IF([.$G172];[$Themenliste.$B178];&quot;&quot;)">
            <text:p/>
          </table:table-cell>
          <table:table-cell table:formula="of:=IF([.$G172];[$Themenliste.$C178];&quot;&quot;)">
            <text:p/>
          </table:table-cell>
          <table:table-cell table:formula="of:=IF([.$G172];[$Themenliste.$D178];&quot;&quot;)">
            <text:p/>
          </table:table-cell>
          <table:table-cell table:formula="of:=IF([.$G172];[$Themenliste.$E230];&quot;&quot;)">
            <text:p/>
          </table:table-cell>
          <table:table-cell table:style-name="ce22" table:formula="of:=IF([.$G172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>
            <text:p/>
          </table:table-cell>
          <table:table-cell table:style-name="ce28" table:formula="of:=AND([.K172];[.L172])" office:value-type="boolean" office:boolean-value="false" calcext:value-type="boolean">
            <text:p>FALSCH</text:p>
          </table:table-cell>
          <table:table-cell table:style-name="ce28" table:formula="of:=AND([$Themenliste.$K178] = 1;[$Variablen.$A$2] = 1)" office:value-type="boolean" office:boolean-value="false" calcext:value-type="boolean">
            <text:p>FALSCH</text:p>
          </table:table-cell>
          <table:table-cell table:style-name="ce28" table:formula="of:=AND([$Themenliste.$L178] = 1;[$Variablen.$B$2] = 1)" office:value-type="boolean" office:boolean-value="false" calcext:value-type="boolean">
            <text:p>FALSCH</text:p>
          </table:table-cell>
          <table:table-cell table:style-name="ce28" table:formula="of:=AND([$Themenliste.$M178] = 1;[$Variablen.$C$2] = 1)" office:value-type="boolean" office:boolean-value="true" calcext:value-type="boolean">
            <text:p>WAHR</text:p>
          </table:table-cell>
          <table:table-cell table:style-name="ce28" table:formula="of:=OR([.H172];[.I172];[.J172])" office:value-type="boolean" office:boolean-value="true" calcext:value-type="boolean">
            <text:p>WAHR</text:p>
          </table:table-cell>
          <table:table-cell table:style-name="ce28" table:formula="of:=IF([$Themenliste.$J178] = 1)" office:value-type="boolean" office:boolean-value="false" calcext:value-type="boolean">
            <text:p>FALSCH</text:p>
          </table:table-cell>
          <table:table-cell table:style-name="ce28" table:formula="of:=IF([$Themenliste.$I1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3];[$Themenliste.$A179];&quot;&quot;)">
            <text:p/>
          </table:table-cell>
          <table:table-cell table:formula="of:=IF([.$G173];[$Themenliste.$B179];&quot;&quot;)">
            <text:p/>
          </table:table-cell>
          <table:table-cell table:formula="of:=IF([.$G173];[$Themenliste.$C179];&quot;&quot;)">
            <text:p/>
          </table:table-cell>
          <table:table-cell table:formula="of:=IF([.$G173];[$Themenliste.$D179];&quot;&quot;)">
            <text:p/>
          </table:table-cell>
          <table:table-cell table:formula="of:=IF([.$G173];[$Themenliste.$E126];&quot;&quot;)">
            <text:p/>
          </table:table-cell>
          <table:table-cell table:style-name="ce22" table:formula="of:=IF([.$G173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>
            <text:p/>
          </table:table-cell>
          <table:table-cell table:style-name="ce28" table:formula="of:=AND([.K173];[.L173])" office:value-type="boolean" office:boolean-value="false" calcext:value-type="boolean">
            <text:p>FALSCH</text:p>
          </table:table-cell>
          <table:table-cell table:style-name="ce28" table:formula="of:=AND([$Themenliste.$K179] = 1;[$Variablen.$A$2] = 1)" office:value-type="boolean" office:boolean-value="false" calcext:value-type="boolean">
            <text:p>FALSCH</text:p>
          </table:table-cell>
          <table:table-cell table:style-name="ce28" table:formula="of:=AND([$Themenliste.$L179] = 1;[$Variablen.$B$2] = 1)" office:value-type="boolean" office:boolean-value="false" calcext:value-type="boolean">
            <text:p>FALSCH</text:p>
          </table:table-cell>
          <table:table-cell table:style-name="ce28" table:formula="of:=AND([$Themenliste.$M179] = 1;[$Variablen.$C$2] = 1)" office:value-type="boolean" office:boolean-value="true" calcext:value-type="boolean">
            <text:p>WAHR</text:p>
          </table:table-cell>
          <table:table-cell table:style-name="ce28" table:formula="of:=OR([.H173];[.I173];[.J173])" office:value-type="boolean" office:boolean-value="true" calcext:value-type="boolean">
            <text:p>WAHR</text:p>
          </table:table-cell>
          <table:table-cell table:style-name="ce28" table:formula="of:=IF([$Themenliste.$J179] = 1)" office:value-type="boolean" office:boolean-value="false" calcext:value-type="boolean">
            <text:p>FALSCH</text:p>
          </table:table-cell>
          <table:table-cell table:style-name="ce28" table:formula="of:=IF([$Themenliste.$I1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4];[$Themenliste.$A180];&quot;&quot;)">
            <text:p/>
          </table:table-cell>
          <table:table-cell table:formula="of:=IF([.$G174];[$Themenliste.$B180];&quot;&quot;)">
            <text:p/>
          </table:table-cell>
          <table:table-cell table:formula="of:=IF([.$G174];[$Themenliste.$C180];&quot;&quot;)">
            <text:p/>
          </table:table-cell>
          <table:table-cell table:formula="of:=IF([.$G174];[$Themenliste.$D180];&quot;&quot;)">
            <text:p/>
          </table:table-cell>
          <table:table-cell table:formula="of:=IF([.$G174];[$Themenliste.$E127];&quot;&quot;)">
            <text:p/>
          </table:table-cell>
          <table:table-cell table:style-name="ce22" table:formula="of:=IF([.$G174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>
            <text:p/>
          </table:table-cell>
          <table:table-cell table:style-name="ce28" table:formula="of:=AND([.K174];[.L174])" office:value-type="boolean" office:boolean-value="false" calcext:value-type="boolean">
            <text:p>FALSCH</text:p>
          </table:table-cell>
          <table:table-cell table:style-name="ce28" table:formula="of:=AND([$Themenliste.$K180] = 1;[$Variablen.$A$2] = 1)" office:value-type="boolean" office:boolean-value="false" calcext:value-type="boolean">
            <text:p>FALSCH</text:p>
          </table:table-cell>
          <table:table-cell table:style-name="ce28" table:formula="of:=AND([$Themenliste.$L180] = 1;[$Variablen.$B$2] = 1)" office:value-type="boolean" office:boolean-value="false" calcext:value-type="boolean">
            <text:p>FALSCH</text:p>
          </table:table-cell>
          <table:table-cell table:style-name="ce28" table:formula="of:=AND([$Themenliste.$M180] = 1;[$Variablen.$C$2] = 1)" office:value-type="boolean" office:boolean-value="true" calcext:value-type="boolean">
            <text:p>WAHR</text:p>
          </table:table-cell>
          <table:table-cell table:style-name="ce28" table:formula="of:=OR([.H174];[.I174];[.J174])" office:value-type="boolean" office:boolean-value="true" calcext:value-type="boolean">
            <text:p>WAHR</text:p>
          </table:table-cell>
          <table:table-cell table:style-name="ce28" table:formula="of:=IF([$Themenliste.$J180] = 1)" office:value-type="boolean" office:boolean-value="false" calcext:value-type="boolean">
            <text:p>FALSCH</text:p>
          </table:table-cell>
          <table:table-cell table:style-name="ce28" table:formula="of:=IF([$Themenliste.$I1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5];[$Themenliste.$A181];&quot;&quot;)">
            <text:p/>
          </table:table-cell>
          <table:table-cell table:formula="of:=IF([.$G175];[$Themenliste.$B181];&quot;&quot;)">
            <text:p/>
          </table:table-cell>
          <table:table-cell table:formula="of:=IF([.$G175];[$Themenliste.$C181];&quot;&quot;)">
            <text:p/>
          </table:table-cell>
          <table:table-cell table:formula="of:=IF([.$G175];[$Themenliste.$D181];&quot;&quot;)">
            <text:p/>
          </table:table-cell>
          <table:table-cell table:formula="of:=IF([.$G175];[$Themenliste.$E128];&quot;&quot;)">
            <text:p/>
          </table:table-cell>
          <table:table-cell table:style-name="ce22" table:formula="of:=IF([.$G175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>
            <text:p/>
          </table:table-cell>
          <table:table-cell table:style-name="ce28" table:formula="of:=AND([.K175];[.L175])" office:value-type="boolean" office:boolean-value="false" calcext:value-type="boolean">
            <text:p>FALSCH</text:p>
          </table:table-cell>
          <table:table-cell table:style-name="ce28" table:formula="of:=AND([$Themenliste.$K181] = 1;[$Variablen.$A$2] = 1)" office:value-type="boolean" office:boolean-value="false" calcext:value-type="boolean">
            <text:p>FALSCH</text:p>
          </table:table-cell>
          <table:table-cell table:style-name="ce28" table:formula="of:=AND([$Themenliste.$L181] = 1;[$Variablen.$B$2] = 1)" office:value-type="boolean" office:boolean-value="false" calcext:value-type="boolean">
            <text:p>FALSCH</text:p>
          </table:table-cell>
          <table:table-cell table:style-name="ce28" table:formula="of:=AND([$Themenliste.$M181] = 1;[$Variablen.$C$2] = 1)" office:value-type="boolean" office:boolean-value="true" calcext:value-type="boolean">
            <text:p>WAHR</text:p>
          </table:table-cell>
          <table:table-cell table:style-name="ce28" table:formula="of:=OR([.H175];[.I175];[.J175])" office:value-type="boolean" office:boolean-value="true" calcext:value-type="boolean">
            <text:p>WAHR</text:p>
          </table:table-cell>
          <table:table-cell table:style-name="ce28" table:formula="of:=IF([$Themenliste.$J181] = 1)" office:value-type="boolean" office:boolean-value="false" calcext:value-type="boolean">
            <text:p>FALSCH</text:p>
          </table:table-cell>
          <table:table-cell table:style-name="ce28" table:formula="of:=IF([$Themenliste.$I1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6];[$Themenliste.$A182];&quot;&quot;)">
            <text:p/>
          </table:table-cell>
          <table:table-cell table:formula="of:=IF([.$G176];[$Themenliste.$B182];&quot;&quot;)">
            <text:p/>
          </table:table-cell>
          <table:table-cell table:formula="of:=IF([.$G176];[$Themenliste.$C182];&quot;&quot;)">
            <text:p/>
          </table:table-cell>
          <table:table-cell table:formula="of:=IF([.$G176];[$Themenliste.$D182];&quot;&quot;)">
            <text:p/>
          </table:table-cell>
          <table:table-cell table:formula="of:=IF([.$G176];[$Themenliste.$E129];&quot;&quot;)">
            <text:p/>
          </table:table-cell>
          <table:table-cell table:style-name="ce22" table:formula="of:=IF([.$G176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>
            <text:p/>
          </table:table-cell>
          <table:table-cell table:style-name="ce28" table:formula="of:=AND([.K176];[.L176])" office:value-type="boolean" office:boolean-value="false" calcext:value-type="boolean">
            <text:p>FALSCH</text:p>
          </table:table-cell>
          <table:table-cell table:style-name="ce28" table:formula="of:=AND([$Themenliste.$K182] = 1;[$Variablen.$A$2] = 1)" office:value-type="boolean" office:boolean-value="false" calcext:value-type="boolean">
            <text:p>FALSCH</text:p>
          </table:table-cell>
          <table:table-cell table:style-name="ce28" table:formula="of:=AND([$Themenliste.$L182] = 1;[$Variablen.$B$2] = 1)" office:value-type="boolean" office:boolean-value="false" calcext:value-type="boolean">
            <text:p>FALSCH</text:p>
          </table:table-cell>
          <table:table-cell table:style-name="ce28" table:formula="of:=AND([$Themenliste.$M182] = 1;[$Variablen.$C$2] = 1)" office:value-type="boolean" office:boolean-value="true" calcext:value-type="boolean">
            <text:p>WAHR</text:p>
          </table:table-cell>
          <table:table-cell table:style-name="ce28" table:formula="of:=OR([.H176];[.I176];[.J176])" office:value-type="boolean" office:boolean-value="true" calcext:value-type="boolean">
            <text:p>WAHR</text:p>
          </table:table-cell>
          <table:table-cell table:style-name="ce28" table:formula="of:=IF([$Themenliste.$J182] = 1)" office:value-type="boolean" office:boolean-value="false" calcext:value-type="boolean">
            <text:p>FALSCH</text:p>
          </table:table-cell>
          <table:table-cell table:style-name="ce28" table:formula="of:=IF([$Themenliste.$I1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77];[$Themenliste.$A183];&quot;&quot;)" office:value-type="string" office:string-value="8.1.a" calcext:value-type="string">
            <text:p>8.1.a</text:p>
          </table:table-cell>
          <table:table-cell table:formula="of:=IF([.$G177];[$Themenliste.$B183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7];[$Themenliste.$C183];&quot;&quot;)" office:value-type="string" office:string-value="Architekturen" calcext:value-type="string">
            <text:p>Architekturen</text:p>
          </table:table-cell>
          <table:table-cell table:formula="of:=IF([.$G177];[$Themenliste.$D183];&quot;&quot;)" office:value-type="string" office:string-value="a" calcext:value-type="string">
            <text:p>a</text:p>
          </table:table-cell>
          <table:table-cell table:formula="of:=IF([.$G177];[$Themenliste.$E130];&quot;&quot;)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style-name="ce22" table:formula="of:=IF([.$G177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 office:value-type="string" office:string-value="2" calcext:value-type="string">
            <text:p>2</text:p>
          </table:table-cell>
          <table:table-cell table:style-name="ce28" table:formula="of:=AND([.K177];[.L177])" office:value-type="boolean" office:boolean-value="true" calcext:value-type="boolean">
            <text:p>WAHR</text:p>
          </table:table-cell>
          <table:table-cell table:style-name="ce28" table:formula="of:=AND([$Themenliste.$K183] = 1;[$Variablen.$A$2] = 1)" office:value-type="boolean" office:boolean-value="false" calcext:value-type="boolean">
            <text:p>FALSCH</text:p>
          </table:table-cell>
          <table:table-cell table:style-name="ce28" table:formula="of:=AND([$Themenliste.$L183] = 1;[$Variablen.$B$2] = 1)" office:value-type="boolean" office:boolean-value="true" calcext:value-type="boolean">
            <text:p>WAHR</text:p>
          </table:table-cell>
          <table:table-cell table:style-name="ce28" table:formula="of:=AND([$Themenliste.$M183] = 1;[$Variablen.$C$2] = 1)" office:value-type="boolean" office:boolean-value="false" calcext:value-type="boolean">
            <text:p>FALSCH</text:p>
          </table:table-cell>
          <table:table-cell table:style-name="ce28" table:formula="of:=OR([.H177];[.I177];[.J177])" office:value-type="boolean" office:boolean-value="true" calcext:value-type="boolean">
            <text:p>WAHR</text:p>
          </table:table-cell>
          <table:table-cell table:style-name="ce28" table:formula="of:=IF([$Themenliste.$J183] = 1)" office:value-type="boolean" office:boolean-value="true" calcext:value-type="boolean">
            <text:p>WAHR</text:p>
          </table:table-cell>
          <table:table-cell table:style-name="ce28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78];[$Themenliste.$A184];&quot;&quot;)" office:value-type="string" office:string-value="8.1.b" calcext:value-type="string">
            <text:p>8.1.b</text:p>
          </table:table-cell>
          <table:table-cell table:formula="of:=IF([.$G178];[$Themenliste.$B184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8];[$Themenliste.$C184];&quot;&quot;)" office:value-type="string" office:string-value="Architekturen" calcext:value-type="string">
            <text:p>Architekturen</text:p>
          </table:table-cell>
          <table:table-cell table:formula="of:=IF([.$G178];[$Themenliste.$D184];&quot;&quot;)" office:value-type="string" office:string-value="b" calcext:value-type="string">
            <text:p>b</text:p>
          </table:table-cell>
          <table:table-cell table:formula="of:=IF([.$G178];[$Themenliste.$E131];&quot;&quot;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style-name="ce22" table:formula="of:=IF([.$G178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 office:value-type="string" office:string-value="2" calcext:value-type="string">
            <text:p>2</text:p>
          </table:table-cell>
          <table:table-cell table:style-name="ce28" table:formula="of:=AND([.K178];[.L178])" office:value-type="boolean" office:boolean-value="true" calcext:value-type="boolean">
            <text:p>WAHR</text:p>
          </table:table-cell>
          <table:table-cell table:style-name="ce28" table:formula="of:=AND([$Themenliste.$K184] = 1;[$Variablen.$A$2] = 1)" office:value-type="boolean" office:boolean-value="false" calcext:value-type="boolean">
            <text:p>FALSCH</text:p>
          </table:table-cell>
          <table:table-cell table:style-name="ce28" table:formula="of:=AND([$Themenliste.$L184] = 1;[$Variablen.$B$2] = 1)" office:value-type="boolean" office:boolean-value="true" calcext:value-type="boolean">
            <text:p>WAHR</text:p>
          </table:table-cell>
          <table:table-cell table:style-name="ce28" table:formula="of:=AND([$Themenliste.$M184] = 1;[$Variablen.$C$2] = 1)" office:value-type="boolean" office:boolean-value="false" calcext:value-type="boolean">
            <text:p>FALSCH</text:p>
          </table:table-cell>
          <table:table-cell table:style-name="ce28" table:formula="of:=OR([.H178];[.I178];[.J178])" office:value-type="boolean" office:boolean-value="true" calcext:value-type="boolean">
            <text:p>WAHR</text:p>
          </table:table-cell>
          <table:table-cell table:style-name="ce28" table:formula="of:=IF([$Themenliste.$J184] = 1)" office:value-type="boolean" office:boolean-value="true" calcext:value-type="boolean">
            <text:p>WAHR</text:p>
          </table:table-cell>
          <table:table-cell table:style-name="ce28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9];[$Themenliste.$A185];&quot;&quot;)" office:value-type="string" office:string-value="8.1.c" calcext:value-type="string">
            <text:p>8.1.c</text:p>
          </table:table-cell>
          <table:table-cell table:formula="of:=IF([.$G179];[$Themenliste.$B185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9];[$Themenliste.$C185];&quot;&quot;)" office:value-type="string" office:string-value="Architekturen" calcext:value-type="string">
            <text:p>Architekturen</text:p>
          </table:table-cell>
          <table:table-cell table:formula="of:=IF([.$G179];[$Themenliste.$D185];&quot;&quot;)" office:value-type="string" office:string-value="c" calcext:value-type="string">
            <text:p>c</text:p>
          </table:table-cell>
          <table:table-cell table:formula="of:=IF([.$G179];[$Themenliste.$E132];&quot;&quot;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style-name="ce22" table:formula="of:=IF([.$G179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 office:value-type="string" office:string-value="2" calcext:value-type="string">
            <text:p>2</text:p>
          </table:table-cell>
          <table:table-cell table:style-name="ce28" table:formula="of:=AND([.K179];[.L179])" office:value-type="boolean" office:boolean-value="true" calcext:value-type="boolean">
            <text:p>WAHR</text:p>
          </table:table-cell>
          <table:table-cell table:style-name="ce28" table:formula="of:=AND([$Themenliste.$K185] = 1;[$Variablen.$A$2] = 1)" office:value-type="boolean" office:boolean-value="false" calcext:value-type="boolean">
            <text:p>FALSCH</text:p>
          </table:table-cell>
          <table:table-cell table:style-name="ce28" table:formula="of:=AND([$Themenliste.$L185] = 1;[$Variablen.$B$2] = 1)" office:value-type="boolean" office:boolean-value="true" calcext:value-type="boolean">
            <text:p>WAHR</text:p>
          </table:table-cell>
          <table:table-cell table:style-name="ce28" table:formula="of:=AND([$Themenliste.$M185] = 1;[$Variablen.$C$2] = 1)" office:value-type="boolean" office:boolean-value="false" calcext:value-type="boolean">
            <text:p>FALSCH</text:p>
          </table:table-cell>
          <table:table-cell table:style-name="ce28" table:formula="of:=OR([.H179];[.I179];[.J179])" office:value-type="boolean" office:boolean-value="true" calcext:value-type="boolean">
            <text:p>WAHR</text:p>
          </table:table-cell>
          <table:table-cell table:style-name="ce28" table:formula="of:=IF([$Themenliste.$J185] = 1)" office:value-type="boolean" office:boolean-value="true" calcext:value-type="boolean">
            <text:p>WAHR</text:p>
          </table:table-cell>
          <table:table-cell table:style-name="ce28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0];[$Themenliste.$A186];&quot;&quot;)" office:value-type="string" office:string-value="8.1.d" calcext:value-type="string">
            <text:p>8.1.d</text:p>
          </table:table-cell>
          <table:table-cell table:formula="of:=IF([.$G180];[$Themenliste.$B186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0];[$Themenliste.$C186];&quot;&quot;)" office:value-type="string" office:string-value="Architekturen" calcext:value-type="string">
            <text:p>Architekturen</text:p>
          </table:table-cell>
          <table:table-cell table:formula="of:=IF([.$G180];[$Themenliste.$D186];&quot;&quot;)" office:value-type="string" office:string-value="d" calcext:value-type="string">
            <text:p>d</text:p>
          </table:table-cell>
          <table:table-cell table:formula="of:=IF([.$G180];[$Themenliste.$E133];&quot;&quot;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style-name="ce22" table:formula="of:=IF([.$G180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 office:value-type="string" office:string-value="2" calcext:value-type="string">
            <text:p>2</text:p>
          </table:table-cell>
          <table:table-cell table:style-name="ce28" table:formula="of:=AND([.K180];[.L180])" office:value-type="boolean" office:boolean-value="true" calcext:value-type="boolean">
            <text:p>WAHR</text:p>
          </table:table-cell>
          <table:table-cell table:style-name="ce28" table:formula="of:=AND([$Themenliste.$K186] = 1;[$Variablen.$A$2] = 1)" office:value-type="boolean" office:boolean-value="false" calcext:value-type="boolean">
            <text:p>FALSCH</text:p>
          </table:table-cell>
          <table:table-cell table:style-name="ce28" table:formula="of:=AND([$Themenliste.$L186] = 1;[$Variablen.$B$2] = 1)" office:value-type="boolean" office:boolean-value="true" calcext:value-type="boolean">
            <text:p>WAHR</text:p>
          </table:table-cell>
          <table:table-cell table:style-name="ce28" table:formula="of:=AND([$Themenliste.$M186] = 1;[$Variablen.$C$2] = 1)" office:value-type="boolean" office:boolean-value="false" calcext:value-type="boolean">
            <text:p>FALSCH</text:p>
          </table:table-cell>
          <table:table-cell table:style-name="ce28" table:formula="of:=OR([.H180];[.I180];[.J180])" office:value-type="boolean" office:boolean-value="true" calcext:value-type="boolean">
            <text:p>WAHR</text:p>
          </table:table-cell>
          <table:table-cell table:style-name="ce28" table:formula="of:=IF([$Themenliste.$J186] = 1)" office:value-type="boolean" office:boolean-value="true" calcext:value-type="boolean">
            <text:p>WAHR</text:p>
          </table:table-cell>
          <table:table-cell table:style-name="ce28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81];[$Themenliste.$A187];&quot;&quot;)" office:value-type="string" office:string-value="8.1.e" calcext:value-type="string">
            <text:p>8.1.e</text:p>
          </table:table-cell>
          <table:table-cell table:formula="of:=IF([.$G181];[$Themenliste.$B187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1];[$Themenliste.$C187];&quot;&quot;)" office:value-type="string" office:string-value="Architekturen" calcext:value-type="string">
            <text:p>Architekturen</text:p>
          </table:table-cell>
          <table:table-cell table:formula="of:=IF([.$G181];[$Themenliste.$D187];&quot;&quot;)" office:value-type="string" office:string-value="e" calcext:value-type="string">
            <text:p>e</text:p>
          </table:table-cell>
          <table:table-cell table:formula="of:=IF([.$G181];[$Themenliste.$E134];&quot;&quot;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style-name="ce22" table:formula="of:=IF([.$G181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 office:value-type="string" office:string-value="2" calcext:value-type="string">
            <text:p>2</text:p>
          </table:table-cell>
          <table:table-cell table:style-name="ce28" table:formula="of:=AND([.K181];[.L181])" office:value-type="boolean" office:boolean-value="true" calcext:value-type="boolean">
            <text:p>WAHR</text:p>
          </table:table-cell>
          <table:table-cell table:style-name="ce28" table:formula="of:=AND([$Themenliste.$K187] = 1;[$Variablen.$A$2] = 1)" office:value-type="boolean" office:boolean-value="false" calcext:value-type="boolean">
            <text:p>FALSCH</text:p>
          </table:table-cell>
          <table:table-cell table:style-name="ce28" table:formula="of:=AND([$Themenliste.$L187] = 1;[$Variablen.$B$2] = 1)" office:value-type="boolean" office:boolean-value="true" calcext:value-type="boolean">
            <text:p>WAHR</text:p>
          </table:table-cell>
          <table:table-cell table:style-name="ce28" table:formula="of:=AND([$Themenliste.$M187] = 1;[$Variablen.$C$2] = 1)" office:value-type="boolean" office:boolean-value="false" calcext:value-type="boolean">
            <text:p>FALSCH</text:p>
          </table:table-cell>
          <table:table-cell table:style-name="ce28" table:formula="of:=OR([.H181];[.I181];[.J181])" office:value-type="boolean" office:boolean-value="true" calcext:value-type="boolean">
            <text:p>WAHR</text:p>
          </table:table-cell>
          <table:table-cell table:style-name="ce28" table:formula="of:=IF([$Themenliste.$J187] = 1)" office:value-type="boolean" office:boolean-value="true" calcext:value-type="boolean">
            <text:p>WAHR</text:p>
          </table:table-cell>
          <table:table-cell table:style-name="ce28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82];[$Themenliste.$A188];&quot;&quot;)" office:value-type="string" office:string-value="8.2.a" calcext:value-type="string">
            <text:p>8.2.a</text:p>
          </table:table-cell>
          <table:table-cell table:formula="of:=IF([.$G182];[$Themenliste.$B188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2];[$Themenliste.$C188];&quot;&quot;)" office:value-type="string" office:string-value="Datenbanken und Schnittstellen" calcext:value-type="string">
            <text:p>Datenbanken und Schnittstellen</text:p>
          </table:table-cell>
          <table:table-cell table:formula="of:=IF([.$G182];[$Themenliste.$D188];&quot;&quot;)" office:value-type="string" office:string-value="a" calcext:value-type="string">
            <text:p>a</text:p>
          </table:table-cell>
          <table:table-cell table:formula="of:=IF([.$G182];[$Themenliste.$E135];&quot;&quot;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style-name="ce22" table:formula="of:=IF([.$G182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 office:value-type="string" office:string-value="2" calcext:value-type="string">
            <text:p>2</text:p>
          </table:table-cell>
          <table:table-cell table:style-name="ce28" table:formula="of:=AND([.K182];[.L182])" office:value-type="boolean" office:boolean-value="true" calcext:value-type="boolean">
            <text:p>WAHR</text:p>
          </table:table-cell>
          <table:table-cell table:style-name="ce28" table:formula="of:=AND([$Themenliste.$K188] = 1;[$Variablen.$A$2] = 1)" office:value-type="boolean" office:boolean-value="false" calcext:value-type="boolean">
            <text:p>FALSCH</text:p>
          </table:table-cell>
          <table:table-cell table:style-name="ce28" table:formula="of:=AND([$Themenliste.$L188] = 1;[$Variablen.$B$2] = 1)" office:value-type="boolean" office:boolean-value="true" calcext:value-type="boolean">
            <text:p>WAHR</text:p>
          </table:table-cell>
          <table:table-cell table:style-name="ce28" table:formula="of:=AND([$Themenliste.$M188] = 1;[$Variablen.$C$2] = 1)" office:value-type="boolean" office:boolean-value="false" calcext:value-type="boolean">
            <text:p>FALSCH</text:p>
          </table:table-cell>
          <table:table-cell table:style-name="ce28" table:formula="of:=OR([.H182];[.I182];[.J182])" office:value-type="boolean" office:boolean-value="true" calcext:value-type="boolean">
            <text:p>WAHR</text:p>
          </table:table-cell>
          <table:table-cell table:style-name="ce28" table:formula="of:=IF([$Themenliste.$J188] = 1)" office:value-type="boolean" office:boolean-value="true" calcext:value-type="boolean">
            <text:p>WAHR</text:p>
          </table:table-cell>
          <table:table-cell table:style-name="ce28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83];[$Themenliste.$A189];&quot;&quot;)" office:value-type="string" office:string-value="8.2.b" calcext:value-type="string">
            <text:p>8.2.b</text:p>
          </table:table-cell>
          <table:table-cell table:formula="of:=IF([.$G183];[$Themenliste.$B18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3];[$Themenliste.$C189];&quot;&quot;)" office:value-type="string" office:string-value="Datenbanken und Schnittstellen" calcext:value-type="string">
            <text:p>Datenbanken und Schnittstellen</text:p>
          </table:table-cell>
          <table:table-cell table:formula="of:=IF([.$G183];[$Themenliste.$D189];&quot;&quot;)" office:value-type="string" office:string-value="b" calcext:value-type="string">
            <text:p>b</text:p>
          </table:table-cell>
          <table:table-cell table:formula="of:=IF([.$G183];[$Themenliste.$E136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83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 office:value-type="string" office:string-value="2" calcext:value-type="string">
            <text:p>2</text:p>
          </table:table-cell>
          <table:table-cell table:style-name="ce28" table:formula="of:=AND([.K183];[.L183])" office:value-type="boolean" office:boolean-value="true" calcext:value-type="boolean">
            <text:p>WAHR</text:p>
          </table:table-cell>
          <table:table-cell table:style-name="ce28" table:formula="of:=AND([$Themenliste.$K189] = 1;[$Variablen.$A$2] = 1)" office:value-type="boolean" office:boolean-value="false" calcext:value-type="boolean">
            <text:p>FALSCH</text:p>
          </table:table-cell>
          <table:table-cell table:style-name="ce28" table:formula="of:=AND([$Themenliste.$L189] = 1;[$Variablen.$B$2] = 1)" office:value-type="boolean" office:boolean-value="true" calcext:value-type="boolean">
            <text:p>WAHR</text:p>
          </table:table-cell>
          <table:table-cell table:style-name="ce28" table:formula="of:=AND([$Themenliste.$M189] = 1;[$Variablen.$C$2] = 1)" office:value-type="boolean" office:boolean-value="false" calcext:value-type="boolean">
            <text:p>FALSCH</text:p>
          </table:table-cell>
          <table:table-cell table:style-name="ce28" table:formula="of:=OR([.H183];[.I183];[.J183])" office:value-type="boolean" office:boolean-value="true" calcext:value-type="boolean">
            <text:p>WAHR</text:p>
          </table:table-cell>
          <table:table-cell table:style-name="ce28" table:formula="of:=IF([$Themenliste.$J189] = 1)" office:value-type="boolean" office:boolean-value="true" calcext:value-type="boolean">
            <text:p>WAHR</text:p>
          </table:table-cell>
          <table:table-cell table:style-name="ce28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84];[$Themenliste.$A190];&quot;&quot;)" office:value-type="string" office:string-value="8.2.c" calcext:value-type="string">
            <text:p>8.2.c</text:p>
          </table:table-cell>
          <table:table-cell table:formula="of:=IF([.$G184];[$Themenliste.$B19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4];[$Themenliste.$C190];&quot;&quot;)" office:value-type="string" office:string-value="Datenbanken und Schnittstellen" calcext:value-type="string">
            <text:p>Datenbanken und Schnittstellen</text:p>
          </table:table-cell>
          <table:table-cell table:formula="of:=IF([.$G184];[$Themenliste.$D190];&quot;&quot;)" office:value-type="string" office:string-value="c" calcext:value-type="string">
            <text:p>c</text:p>
          </table:table-cell>
          <table:table-cell table:formula="of:=IF([.$G184];[$Themenliste.$E139];&quot;&quot;)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style-name="ce22" table:formula="of:=IF([.$G184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 office:value-type="string" office:string-value="2" calcext:value-type="string">
            <text:p>2</text:p>
          </table:table-cell>
          <table:table-cell table:style-name="ce28" table:formula="of:=AND([.K184];[.L184])" office:value-type="boolean" office:boolean-value="true" calcext:value-type="boolean">
            <text:p>WAHR</text:p>
          </table:table-cell>
          <table:table-cell table:style-name="ce28" table:formula="of:=AND([$Themenliste.$K190] = 1;[$Variablen.$A$2] = 1)" office:value-type="boolean" office:boolean-value="false" calcext:value-type="boolean">
            <text:p>FALSCH</text:p>
          </table:table-cell>
          <table:table-cell table:style-name="ce28" table:formula="of:=AND([$Themenliste.$L190] = 1;[$Variablen.$B$2] = 1)" office:value-type="boolean" office:boolean-value="true" calcext:value-type="boolean">
            <text:p>WAHR</text:p>
          </table:table-cell>
          <table:table-cell table:style-name="ce28" table:formula="of:=AND([$Themenliste.$M190] = 1;[$Variablen.$C$2] = 1)" office:value-type="boolean" office:boolean-value="false" calcext:value-type="boolean">
            <text:p>FALSCH</text:p>
          </table:table-cell>
          <table:table-cell table:style-name="ce28" table:formula="of:=OR([.H184];[.I184];[.J184])" office:value-type="boolean" office:boolean-value="true" calcext:value-type="boolean">
            <text:p>WAHR</text:p>
          </table:table-cell>
          <table:table-cell table:style-name="ce28" table:formula="of:=IF([$Themenliste.$J190] = 1)" office:value-type="boolean" office:boolean-value="true" calcext:value-type="boolean">
            <text:p>WAHR</text:p>
          </table:table-cell>
          <table:table-cell table:style-name="ce28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5];[$Themenliste.$A191];&quot;&quot;)" office:value-type="string" office:string-value="8.2.d" calcext:value-type="string">
            <text:p>8.2.d</text:p>
          </table:table-cell>
          <table:table-cell table:formula="of:=IF([.$G185];[$Themenliste.$B191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5];[$Themenliste.$C191];&quot;&quot;)" office:value-type="string" office:string-value="Datenbanken und Schnittstellen" calcext:value-type="string">
            <text:p>Datenbanken und Schnittstellen</text:p>
          </table:table-cell>
          <table:table-cell table:formula="of:=IF([.$G185];[$Themenliste.$D191];&quot;&quot;)" office:value-type="string" office:string-value="d" calcext:value-type="string">
            <text:p>d</text:p>
          </table:table-cell>
          <table:table-cell table:formula="of:=IF([.$G185];[$Themenliste.$E140];&quot;&quot;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style-name="ce22" table:formula="of:=IF([.$G185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 office:value-type="string" office:string-value="2" calcext:value-type="string">
            <text:p>2</text:p>
          </table:table-cell>
          <table:table-cell table:style-name="ce28" table:formula="of:=AND([.K185];[.L185])" office:value-type="boolean" office:boolean-value="true" calcext:value-type="boolean">
            <text:p>WAHR</text:p>
          </table:table-cell>
          <table:table-cell table:style-name="ce28" table:formula="of:=AND([$Themenliste.$K191] = 1;[$Variablen.$A$2] = 1)" office:value-type="boolean" office:boolean-value="false" calcext:value-type="boolean">
            <text:p>FALSCH</text:p>
          </table:table-cell>
          <table:table-cell table:style-name="ce28" table:formula="of:=AND([$Themenliste.$L191] = 1;[$Variablen.$B$2] = 1)" office:value-type="boolean" office:boolean-value="true" calcext:value-type="boolean">
            <text:p>WAHR</text:p>
          </table:table-cell>
          <table:table-cell table:style-name="ce28" table:formula="of:=AND([$Themenliste.$M191] = 1;[$Variablen.$C$2] = 1)" office:value-type="boolean" office:boolean-value="false" calcext:value-type="boolean">
            <text:p>FALSCH</text:p>
          </table:table-cell>
          <table:table-cell table:style-name="ce28" table:formula="of:=OR([.H185];[.I185];[.J185])" office:value-type="boolean" office:boolean-value="true" calcext:value-type="boolean">
            <text:p>WAHR</text:p>
          </table:table-cell>
          <table:table-cell table:style-name="ce28" table:formula="of:=IF([$Themenliste.$J191] = 1)" office:value-type="boolean" office:boolean-value="true" calcext:value-type="boolean">
            <text:p>WAHR</text:p>
          </table:table-cell>
          <table:table-cell table:style-name="ce28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6];[$Themenliste.$A192];&quot;&quot;)" office:value-type="string" office:string-value="8.2.e" calcext:value-type="string">
            <text:p>8.2.e</text:p>
          </table:table-cell>
          <table:table-cell table:formula="of:=IF([.$G186];[$Themenliste.$B192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6];[$Themenliste.$C192];&quot;&quot;)" office:value-type="string" office:string-value="Datenbanken und Schnittstellen" calcext:value-type="string">
            <text:p>Datenbanken und Schnittstellen</text:p>
          </table:table-cell>
          <table:table-cell table:formula="of:=IF([.$G186];[$Themenliste.$D192];&quot;&quot;)" office:value-type="string" office:string-value="e" calcext:value-type="string">
            <text:p>e</text:p>
          </table:table-cell>
          <table:table-cell table:formula="of:=IF([.$G186];[$Themenliste.$E141];&quot;&quot;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style-name="ce22" table:formula="of:=IF([.$G186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 office:value-type="string" office:string-value="2" calcext:value-type="string">
            <text:p>2</text:p>
          </table:table-cell>
          <table:table-cell table:style-name="ce28" table:formula="of:=AND([.K186];[.L186])" office:value-type="boolean" office:boolean-value="true" calcext:value-type="boolean">
            <text:p>WAHR</text:p>
          </table:table-cell>
          <table:table-cell table:style-name="ce28" table:formula="of:=AND([$Themenliste.$K192] = 1;[$Variablen.$A$2] = 1)" office:value-type="boolean" office:boolean-value="false" calcext:value-type="boolean">
            <text:p>FALSCH</text:p>
          </table:table-cell>
          <table:table-cell table:style-name="ce28" table:formula="of:=AND([$Themenliste.$L192] = 1;[$Variablen.$B$2] = 1)" office:value-type="boolean" office:boolean-value="true" calcext:value-type="boolean">
            <text:p>WAHR</text:p>
          </table:table-cell>
          <table:table-cell table:style-name="ce28" table:formula="of:=AND([$Themenliste.$M192] = 1;[$Variablen.$C$2] = 1)" office:value-type="boolean" office:boolean-value="false" calcext:value-type="boolean">
            <text:p>FALSCH</text:p>
          </table:table-cell>
          <table:table-cell table:style-name="ce28" table:formula="of:=OR([.H186];[.I186];[.J186])" office:value-type="boolean" office:boolean-value="true" calcext:value-type="boolean">
            <text:p>WAHR</text:p>
          </table:table-cell>
          <table:table-cell table:style-name="ce28" table:formula="of:=IF([$Themenliste.$J192] = 1)" office:value-type="boolean" office:boolean-value="true" calcext:value-type="boolean">
            <text:p>WAHR</text:p>
          </table:table-cell>
          <table:table-cell table:style-name="ce28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87];[$Themenliste.$A193];&quot;&quot;)" office:value-type="string" office:string-value="8.2.f" calcext:value-type="string">
            <text:p>8.2.f</text:p>
          </table:table-cell>
          <table:table-cell table:formula="of:=IF([.$G187];[$Themenliste.$B193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7];[$Themenliste.$C193];&quot;&quot;)" office:value-type="string" office:string-value="Datenbanken und Schnittstellen" calcext:value-type="string">
            <text:p>Datenbanken und Schnittstellen</text:p>
          </table:table-cell>
          <table:table-cell table:formula="of:=IF([.$G187];[$Themenliste.$D193];&quot;&quot;)" office:value-type="string" office:string-value="f" calcext:value-type="string">
            <text:p>f</text:p>
          </table:table-cell>
          <table:table-cell table:formula="of:=IF([.$G187];[$Themenliste.$E142];&quot;&quot;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style-name="ce22" table:formula="of:=IF([.$G187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 office:value-type="string" office:string-value="2" calcext:value-type="string">
            <text:p>2</text:p>
          </table:table-cell>
          <table:table-cell table:style-name="ce28" table:formula="of:=AND([.K187];[.L187])" office:value-type="boolean" office:boolean-value="true" calcext:value-type="boolean">
            <text:p>WAHR</text:p>
          </table:table-cell>
          <table:table-cell table:style-name="ce28" table:formula="of:=AND([$Themenliste.$K193] = 1;[$Variablen.$A$2] = 1)" office:value-type="boolean" office:boolean-value="false" calcext:value-type="boolean">
            <text:p>FALSCH</text:p>
          </table:table-cell>
          <table:table-cell table:style-name="ce28" table:formula="of:=AND([$Themenliste.$L193] = 1;[$Variablen.$B$2] = 1)" office:value-type="boolean" office:boolean-value="true" calcext:value-type="boolean">
            <text:p>WAHR</text:p>
          </table:table-cell>
          <table:table-cell table:style-name="ce28" table:formula="of:=AND([$Themenliste.$M193] = 1;[$Variablen.$C$2] = 1)" office:value-type="boolean" office:boolean-value="false" calcext:value-type="boolean">
            <text:p>FALSCH</text:p>
          </table:table-cell>
          <table:table-cell table:style-name="ce28" table:formula="of:=OR([.H187];[.I187];[.J187])" office:value-type="boolean" office:boolean-value="true" calcext:value-type="boolean">
            <text:p>WAHR</text:p>
          </table:table-cell>
          <table:table-cell table:style-name="ce28" table:formula="of:=IF([$Themenliste.$J193] = 1)" office:value-type="boolean" office:boolean-value="true" calcext:value-type="boolean">
            <text:p>WAHR</text:p>
          </table:table-cell>
          <table:table-cell table:style-name="ce28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8];[$Themenliste.$A194];&quot;&quot;)" office:value-type="string" office:string-value="8.2.g" calcext:value-type="string">
            <text:p>8.2.g</text:p>
          </table:table-cell>
          <table:table-cell table:formula="of:=IF([.$G188];[$Themenliste.$B194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8];[$Themenliste.$C194];&quot;&quot;)" office:value-type="string" office:string-value="Datenbanken und Schnittstellen" calcext:value-type="string">
            <text:p>Datenbanken und Schnittstellen</text:p>
          </table:table-cell>
          <table:table-cell table:formula="of:=IF([.$G188];[$Themenliste.$D194];&quot;&quot;)" office:value-type="string" office:string-value="g" calcext:value-type="string">
            <text:p>g</text:p>
          </table:table-cell>
          <table:table-cell table:formula="of:=IF([.$G188];[$Themenliste.$E143];&quot;&quot;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style-name="ce22" table:formula="of:=IF([.$G188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 office:value-type="string" office:string-value="2" calcext:value-type="string">
            <text:p>2</text:p>
          </table:table-cell>
          <table:table-cell table:style-name="ce28" table:formula="of:=AND([.K188];[.L188])" office:value-type="boolean" office:boolean-value="true" calcext:value-type="boolean">
            <text:p>WAHR</text:p>
          </table:table-cell>
          <table:table-cell table:style-name="ce28" table:formula="of:=AND([$Themenliste.$K194] = 1;[$Variablen.$A$2] = 1)" office:value-type="boolean" office:boolean-value="false" calcext:value-type="boolean">
            <text:p>FALSCH</text:p>
          </table:table-cell>
          <table:table-cell table:style-name="ce28" table:formula="of:=AND([$Themenliste.$L194] = 1;[$Variablen.$B$2] = 1)" office:value-type="boolean" office:boolean-value="true" calcext:value-type="boolean">
            <text:p>WAHR</text:p>
          </table:table-cell>
          <table:table-cell table:style-name="ce28" table:formula="of:=AND([$Themenliste.$M194] = 1;[$Variablen.$C$2] = 1)" office:value-type="boolean" office:boolean-value="false" calcext:value-type="boolean">
            <text:p>FALSCH</text:p>
          </table:table-cell>
          <table:table-cell table:style-name="ce28" table:formula="of:=OR([.H188];[.I188];[.J188])" office:value-type="boolean" office:boolean-value="true" calcext:value-type="boolean">
            <text:p>WAHR</text:p>
          </table:table-cell>
          <table:table-cell table:style-name="ce28" table:formula="of:=IF([$Themenliste.$J194] = 1)" office:value-type="boolean" office:boolean-value="true" calcext:value-type="boolean">
            <text:p>WAHR</text:p>
          </table:table-cell>
          <table:table-cell table:style-name="ce28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89];[$Themenliste.$A195];&quot;&quot;)" office:value-type="string" office:string-value="8.2.h" calcext:value-type="string">
            <text:p>8.2.h</text:p>
          </table:table-cell>
          <table:table-cell table:formula="of:=IF([.$G189];[$Themenliste.$B195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9];[$Themenliste.$C195];&quot;&quot;)" office:value-type="string" office:string-value="Datenbanken und Schnittstellen" calcext:value-type="string">
            <text:p>Datenbanken und Schnittstellen</text:p>
          </table:table-cell>
          <table:table-cell table:formula="of:=IF([.$G189];[$Themenliste.$D195];&quot;&quot;)" office:value-type="string" office:string-value="h" calcext:value-type="string">
            <text:p>h</text:p>
          </table:table-cell>
          <table:table-cell table:formula="of:=IF([.$G189];[$Themenliste.$E144];&quot;&quot;)" office:value-type="string" office:string-value="Bedienoberflächen und Benutzerdialoge einrichten" calcext:value-type="string">
            <text:p>Bedienoberflächen und Benutzerdialoge einrichten</text:p>
          </table:table-cell>
          <table:table-cell table:style-name="ce22" table:formula="of:=IF([.$G189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 office:value-type="string" office:string-value="2" calcext:value-type="string">
            <text:p>2</text:p>
          </table:table-cell>
          <table:table-cell table:style-name="ce28" table:formula="of:=AND([.K189];[.L189])" office:value-type="boolean" office:boolean-value="true" calcext:value-type="boolean">
            <text:p>WAHR</text:p>
          </table:table-cell>
          <table:table-cell table:style-name="ce28" table:formula="of:=AND([$Themenliste.$K195] = 1;[$Variablen.$A$2] = 1)" office:value-type="boolean" office:boolean-value="false" calcext:value-type="boolean">
            <text:p>FALSCH</text:p>
          </table:table-cell>
          <table:table-cell table:style-name="ce28" table:formula="of:=AND([$Themenliste.$L195] = 1;[$Variablen.$B$2] = 1)" office:value-type="boolean" office:boolean-value="true" calcext:value-type="boolean">
            <text:p>WAHR</text:p>
          </table:table-cell>
          <table:table-cell table:style-name="ce28" table:formula="of:=AND([$Themenliste.$M195] = 1;[$Variablen.$C$2] = 1)" office:value-type="boolean" office:boolean-value="false" calcext:value-type="boolean">
            <text:p>FALSCH</text:p>
          </table:table-cell>
          <table:table-cell table:style-name="ce28" table:formula="of:=OR([.H189];[.I189];[.J189])" office:value-type="boolean" office:boolean-value="true" calcext:value-type="boolean">
            <text:p>WAHR</text:p>
          </table:table-cell>
          <table:table-cell table:style-name="ce28" table:formula="of:=IF([$Themenliste.$J195] = 1)" office:value-type="boolean" office:boolean-value="true" calcext:value-type="boolean">
            <text:p>WAHR</text:p>
          </table:table-cell>
          <table:table-cell table:style-name="ce28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90];[$Themenliste.$A196];&quot;&quot;)" office:value-type="string" office:string-value="9.1.a" calcext:value-type="string">
            <text:p>9.1.a</text:p>
          </table:table-cell>
          <table:table-cell table:formula="of:=IF([.$G190];[$Themenliste.$B196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0];[$Themenliste.$C196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0];[$Themenliste.$D196];&quot;&quot;)" office:value-type="string" office:string-value="a" calcext:value-type="string">
            <text:p>a</text:p>
          </table:table-cell>
          <table:table-cell table:formula="of:=IF([.$G190];[$Themenliste.$E145];&quot;&quot;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style-name="ce22" table:formula="of:=IF([.$G190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 office:value-type="string" office:string-value="2,3" calcext:value-type="string">
            <text:p>2,3</text:p>
          </table:table-cell>
          <table:table-cell table:style-name="ce28" table:formula="of:=AND([.K190];[.L190])" office:value-type="boolean" office:boolean-value="true" calcext:value-type="boolean">
            <text:p>WAHR</text:p>
          </table:table-cell>
          <table:table-cell table:style-name="ce28" table:formula="of:=AND([$Themenliste.$K196] = 1;[$Variablen.$A$2] = 1)" office:value-type="boolean" office:boolean-value="false" calcext:value-type="boolean">
            <text:p>FALSCH</text:p>
          </table:table-cell>
          <table:table-cell table:style-name="ce28" table:formula="of:=AND([$Themenliste.$L196] = 1;[$Variablen.$B$2] = 1)" office:value-type="boolean" office:boolean-value="true" calcext:value-type="boolean">
            <text:p>WAHR</text:p>
          </table:table-cell>
          <table:table-cell table:style-name="ce28" table:formula="of:=AND([$Themenliste.$M196] = 1;[$Variablen.$C$2] = 1)" office:value-type="boolean" office:boolean-value="true" calcext:value-type="boolean">
            <text:p>WAHR</text:p>
          </table:table-cell>
          <table:table-cell table:style-name="ce28" table:formula="of:=OR([.H190];[.I190];[.J190])" office:value-type="boolean" office:boolean-value="true" calcext:value-type="boolean">
            <text:p>WAHR</text:p>
          </table:table-cell>
          <table:table-cell table:style-name="ce28" table:formula="of:=IF([$Themenliste.$J196] = 1)" office:value-type="boolean" office:boolean-value="true" calcext:value-type="boolean">
            <text:p>WAHR</text:p>
          </table:table-cell>
          <table:table-cell table:style-name="ce28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1];[$Themenliste.$A197];&quot;&quot;)" office:value-type="string" office:string-value="9.1.b" calcext:value-type="string">
            <text:p>9.1.b</text:p>
          </table:table-cell>
          <table:table-cell table:formula="of:=IF([.$G191];[$Themenliste.$B197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1];[$Themenliste.$C197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1];[$Themenliste.$D197];&quot;&quot;)" office:value-type="string" office:string-value="b" calcext:value-type="string">
            <text:p>b</text:p>
          </table:table-cell>
          <table:table-cell table:formula="of:=IF([.$G191];[$Themenliste.$E146];&quot;&quot;)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style-name="ce22" table:formula="of:=IF([.$G191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 office:value-type="string" office:string-value="2,3" calcext:value-type="string">
            <text:p>2,3</text:p>
          </table:table-cell>
          <table:table-cell table:style-name="ce28" table:formula="of:=AND([.K191];[.L191])" office:value-type="boolean" office:boolean-value="true" calcext:value-type="boolean">
            <text:p>WAHR</text:p>
          </table:table-cell>
          <table:table-cell table:style-name="ce28" table:formula="of:=AND([$Themenliste.$K197] = 1;[$Variablen.$A$2] = 1)" office:value-type="boolean" office:boolean-value="false" calcext:value-type="boolean">
            <text:p>FALSCH</text:p>
          </table:table-cell>
          <table:table-cell table:style-name="ce28" table:formula="of:=AND([$Themenliste.$L197] = 1;[$Variablen.$B$2] = 1)" office:value-type="boolean" office:boolean-value="true" calcext:value-type="boolean">
            <text:p>WAHR</text:p>
          </table:table-cell>
          <table:table-cell table:style-name="ce28" table:formula="of:=AND([$Themenliste.$M197] = 1;[$Variablen.$C$2] = 1)" office:value-type="boolean" office:boolean-value="true" calcext:value-type="boolean">
            <text:p>WAHR</text:p>
          </table:table-cell>
          <table:table-cell table:style-name="ce28" table:formula="of:=OR([.H191];[.I191];[.J191])" office:value-type="boolean" office:boolean-value="true" calcext:value-type="boolean">
            <text:p>WAHR</text:p>
          </table:table-cell>
          <table:table-cell table:style-name="ce28" table:formula="of:=IF([$Themenliste.$J197] = 1)" office:value-type="boolean" office:boolean-value="true" calcext:value-type="boolean">
            <text:p>WAHR</text:p>
          </table:table-cell>
          <table:table-cell table:style-name="ce28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92];[$Themenliste.$A198];&quot;&quot;)" office:value-type="string" office:string-value="9.1.c" calcext:value-type="string">
            <text:p>9.1.c</text:p>
          </table:table-cell>
          <table:table-cell table:formula="of:=IF([.$G192];[$Themenliste.$B198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2];[$Themenliste.$C198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2];[$Themenliste.$D198];&quot;&quot;)" office:value-type="string" office:string-value="c" calcext:value-type="string">
            <text:p>c</text:p>
          </table:table-cell>
          <table:table-cell table:formula="of:=IF([.$G192];[$Themenliste.$E147];&quot;&quot;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style-name="ce22" table:formula="of:=IF([.$G192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 office:value-type="string" office:string-value="2,3" calcext:value-type="string">
            <text:p>2,3</text:p>
          </table:table-cell>
          <table:table-cell table:style-name="ce28" table:formula="of:=AND([.K192];[.L192])" office:value-type="boolean" office:boolean-value="true" calcext:value-type="boolean">
            <text:p>WAHR</text:p>
          </table:table-cell>
          <table:table-cell table:style-name="ce28" table:formula="of:=AND([$Themenliste.$K198] = 1;[$Variablen.$A$2] = 1)" office:value-type="boolean" office:boolean-value="false" calcext:value-type="boolean">
            <text:p>FALSCH</text:p>
          </table:table-cell>
          <table:table-cell table:style-name="ce28" table:formula="of:=AND([$Themenliste.$L198] = 1;[$Variablen.$B$2] = 1)" office:value-type="boolean" office:boolean-value="true" calcext:value-type="boolean">
            <text:p>WAHR</text:p>
          </table:table-cell>
          <table:table-cell table:style-name="ce28" table:formula="of:=AND([$Themenliste.$M198] = 1;[$Variablen.$C$2] = 1)" office:value-type="boolean" office:boolean-value="true" calcext:value-type="boolean">
            <text:p>WAHR</text:p>
          </table:table-cell>
          <table:table-cell table:style-name="ce28" table:formula="of:=OR([.H192];[.I192];[.J192])" office:value-type="boolean" office:boolean-value="true" calcext:value-type="boolean">
            <text:p>WAHR</text:p>
          </table:table-cell>
          <table:table-cell table:style-name="ce28" table:formula="of:=IF([$Themenliste.$J198] = 1)" office:value-type="boolean" office:boolean-value="true" calcext:value-type="boolean">
            <text:p>WAHR</text:p>
          </table:table-cell>
          <table:table-cell table:style-name="ce28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93];[$Themenliste.$A199];&quot;&quot;)" office:value-type="string" office:string-value="9.1.d" calcext:value-type="string">
            <text:p>9.1.d</text:p>
          </table:table-cell>
          <table:table-cell table:formula="of:=IF([.$G193];[$Themenliste.$B199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3];[$Themenliste.$C199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3];[$Themenliste.$D199];&quot;&quot;)" office:value-type="string" office:string-value="d" calcext:value-type="string">
            <text:p>d</text:p>
          </table:table-cell>
          <table:table-cell table:formula="of:=IF([.$G193];[$Themenliste.$E148];&quot;&quot;)" office:value-type="string" office:string-value="Datenübernahmen planen und durchführen" calcext:value-type="string">
            <text:p>Datenübernahmen planen und durchführen</text:p>
          </table:table-cell>
          <table:table-cell table:style-name="ce22" table:formula="of:=IF([.$G193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 office:value-type="string" office:string-value="2,3" calcext:value-type="string">
            <text:p>2,3</text:p>
          </table:table-cell>
          <table:table-cell table:style-name="ce28" table:formula="of:=AND([.K193];[.L193])" office:value-type="boolean" office:boolean-value="true" calcext:value-type="boolean">
            <text:p>WAHR</text:p>
          </table:table-cell>
          <table:table-cell table:style-name="ce28" table:formula="of:=AND([$Themenliste.$K199] = 1;[$Variablen.$A$2] = 1)" office:value-type="boolean" office:boolean-value="false" calcext:value-type="boolean">
            <text:p>FALSCH</text:p>
          </table:table-cell>
          <table:table-cell table:style-name="ce28" table:formula="of:=AND([$Themenliste.$L199] = 1;[$Variablen.$B$2] = 1)" office:value-type="boolean" office:boolean-value="true" calcext:value-type="boolean">
            <text:p>WAHR</text:p>
          </table:table-cell>
          <table:table-cell table:style-name="ce28" table:formula="of:=AND([$Themenliste.$M199] = 1;[$Variablen.$C$2] = 1)" office:value-type="boolean" office:boolean-value="true" calcext:value-type="boolean">
            <text:p>WAHR</text:p>
          </table:table-cell>
          <table:table-cell table:style-name="ce28" table:formula="of:=OR([.H193];[.I193];[.J193])" office:value-type="boolean" office:boolean-value="true" calcext:value-type="boolean">
            <text:p>WAHR</text:p>
          </table:table-cell>
          <table:table-cell table:style-name="ce28" table:formula="of:=IF([$Themenliste.$J199] = 1)" office:value-type="boolean" office:boolean-value="true" calcext:value-type="boolean">
            <text:p>WAHR</text:p>
          </table:table-cell>
          <table:table-cell table:style-name="ce28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94];[$Themenliste.$A200];&quot;&quot;)" office:value-type="string" office:string-value="9.1.e" calcext:value-type="string">
            <text:p>9.1.e</text:p>
          </table:table-cell>
          <table:table-cell table:formula="of:=IF([.$G194];[$Themenliste.$B20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4];[$Themenliste.$C200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4];[$Themenliste.$D200];&quot;&quot;)" office:value-type="string" office:string-value="e" calcext:value-type="string">
            <text:p>e</text:p>
          </table:table-cell>
          <table:table-cell table:formula="of:=IF([.$G194];[$Themenliste.$E149];&quot;&quot;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style-name="ce22" table:formula="of:=IF([.$G194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 office:value-type="string" office:string-value="2,3" calcext:value-type="string">
            <text:p>2,3</text:p>
          </table:table-cell>
          <table:table-cell table:style-name="ce28" table:formula="of:=AND([.K194];[.L194])" office:value-type="boolean" office:boolean-value="true" calcext:value-type="boolean">
            <text:p>WAHR</text:p>
          </table:table-cell>
          <table:table-cell table:style-name="ce28" table:formula="of:=AND([$Themenliste.$K200] = 1;[$Variablen.$A$2] = 1)" office:value-type="boolean" office:boolean-value="false" calcext:value-type="boolean">
            <text:p>FALSCH</text:p>
          </table:table-cell>
          <table:table-cell table:style-name="ce28" table:formula="of:=AND([$Themenliste.$L200] = 1;[$Variablen.$B$2] = 1)" office:value-type="boolean" office:boolean-value="true" calcext:value-type="boolean">
            <text:p>WAHR</text:p>
          </table:table-cell>
          <table:table-cell table:style-name="ce28" table:formula="of:=AND([$Themenliste.$M200] = 1;[$Variablen.$C$2] = 1)" office:value-type="boolean" office:boolean-value="true" calcext:value-type="boolean">
            <text:p>WAHR</text:p>
          </table:table-cell>
          <table:table-cell table:style-name="ce28" table:formula="of:=OR([.H194];[.I194];[.J194])" office:value-type="boolean" office:boolean-value="true" calcext:value-type="boolean">
            <text:p>WAHR</text:p>
          </table:table-cell>
          <table:table-cell table:style-name="ce28" table:formula="of:=IF([$Themenliste.$J200] = 1)" office:value-type="boolean" office:boolean-value="true" calcext:value-type="boolean">
            <text:p>WAHR</text:p>
          </table:table-cell>
          <table:table-cell table:style-name="ce28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95];[$Themenliste.$A201];&quot;&quot;)" office:value-type="string" office:string-value="9.2.a" calcext:value-type="string">
            <text:p>9.2.a</text:p>
          </table:table-cell>
          <table:table-cell table:formula="of:=IF([.$G195];[$Themenliste.$B20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5];[$Themenliste.$C201];&quot;&quot;)" office:value-type="string" office:string-value="Bedienoberflächen" calcext:value-type="string">
            <text:p>Bedienoberflächen</text:p>
          </table:table-cell>
          <table:table-cell table:formula="of:=IF([.$G195];[$Themenliste.$D201];&quot;&quot;)" office:value-type="string" office:string-value="a" calcext:value-type="string">
            <text:p>a</text:p>
          </table:table-cell>
          <table:table-cell table:formula="of:=IF([.$G195];[$Themenliste.$E150];&quot;&quot;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style-name="ce22" table:formula="of:=IF([.$G195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 office:value-type="string" office:string-value="2,3" calcext:value-type="string">
            <text:p>2,3</text:p>
          </table:table-cell>
          <table:table-cell table:style-name="ce28" table:formula="of:=AND([.K195];[.L195])" office:value-type="boolean" office:boolean-value="true" calcext:value-type="boolean">
            <text:p>WAHR</text:p>
          </table:table-cell>
          <table:table-cell table:style-name="ce28" table:formula="of:=AND([$Themenliste.$K201] = 1;[$Variablen.$A$2] = 1)" office:value-type="boolean" office:boolean-value="false" calcext:value-type="boolean">
            <text:p>FALSCH</text:p>
          </table:table-cell>
          <table:table-cell table:style-name="ce28" table:formula="of:=AND([$Themenliste.$L201] = 1;[$Variablen.$B$2] = 1)" office:value-type="boolean" office:boolean-value="true" calcext:value-type="boolean">
            <text:p>WAHR</text:p>
          </table:table-cell>
          <table:table-cell table:style-name="ce28" table:formula="of:=AND([$Themenliste.$M201] = 1;[$Variablen.$C$2] = 1)" office:value-type="boolean" office:boolean-value="true" calcext:value-type="boolean">
            <text:p>WAHR</text:p>
          </table:table-cell>
          <table:table-cell table:style-name="ce28" table:formula="of:=OR([.H195];[.I195];[.J195])" office:value-type="boolean" office:boolean-value="true" calcext:value-type="boolean">
            <text:p>WAHR</text:p>
          </table:table-cell>
          <table:table-cell table:style-name="ce28" table:formula="of:=IF([$Themenliste.$J201] = 1)" office:value-type="boolean" office:boolean-value="true" calcext:value-type="boolean">
            <text:p>WAHR</text:p>
          </table:table-cell>
          <table:table-cell table:style-name="ce28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96];[$Themenliste.$A202];&quot;&quot;)" office:value-type="string" office:string-value="9.2.b" calcext:value-type="string">
            <text:p>9.2.b</text:p>
          </table:table-cell>
          <table:table-cell table:formula="of:=IF([.$G196];[$Themenliste.$B20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6];[$Themenliste.$C202];&quot;&quot;)" office:value-type="string" office:string-value="Bedienoberflächen" calcext:value-type="string">
            <text:p>Bedienoberflächen</text:p>
          </table:table-cell>
          <table:table-cell table:formula="of:=IF([.$G196];[$Themenliste.$D202];&quot;&quot;)" office:value-type="string" office:string-value="b" calcext:value-type="string">
            <text:p>b</text:p>
          </table:table-cell>
          <table:table-cell table:formula="of:=IF([.$G196];[$Themenliste.$E151];&quot;&quot;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style-name="ce22" table:formula="of:=IF([.$G196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 office:value-type="string" office:string-value="2,3" calcext:value-type="string">
            <text:p>2,3</text:p>
          </table:table-cell>
          <table:table-cell table:style-name="ce28" table:formula="of:=AND([.K196];[.L196])" office:value-type="boolean" office:boolean-value="true" calcext:value-type="boolean">
            <text:p>WAHR</text:p>
          </table:table-cell>
          <table:table-cell table:style-name="ce28" table:formula="of:=AND([$Themenliste.$K202] = 1;[$Variablen.$A$2] = 1)" office:value-type="boolean" office:boolean-value="false" calcext:value-type="boolean">
            <text:p>FALSCH</text:p>
          </table:table-cell>
          <table:table-cell table:style-name="ce28" table:formula="of:=AND([$Themenliste.$L202] = 1;[$Variablen.$B$2] = 1)" office:value-type="boolean" office:boolean-value="true" calcext:value-type="boolean">
            <text:p>WAHR</text:p>
          </table:table-cell>
          <table:table-cell table:style-name="ce28" table:formula="of:=AND([$Themenliste.$M202] = 1;[$Variablen.$C$2] = 1)" office:value-type="boolean" office:boolean-value="true" calcext:value-type="boolean">
            <text:p>WAHR</text:p>
          </table:table-cell>
          <table:table-cell table:style-name="ce28" table:formula="of:=OR([.H196];[.I196];[.J196])" office:value-type="boolean" office:boolean-value="true" calcext:value-type="boolean">
            <text:p>WAHR</text:p>
          </table:table-cell>
          <table:table-cell table:style-name="ce28" table:formula="of:=IF([$Themenliste.$J202] = 1)" office:value-type="boolean" office:boolean-value="true" calcext:value-type="boolean">
            <text:p>WAHR</text:p>
          </table:table-cell>
          <table:table-cell table:style-name="ce28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97];[$Themenliste.$A203];&quot;&quot;)" office:value-type="string" office:string-value="9.2.c" calcext:value-type="string">
            <text:p>9.2.c</text:p>
          </table:table-cell>
          <table:table-cell table:formula="of:=IF([.$G197];[$Themenliste.$B20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7];[$Themenliste.$C203];&quot;&quot;)" office:value-type="string" office:string-value="Bedienoberflächen" calcext:value-type="string">
            <text:p>Bedienoberflächen</text:p>
          </table:table-cell>
          <table:table-cell table:formula="of:=IF([.$G197];[$Themenliste.$D203];&quot;&quot;)" office:value-type="string" office:string-value="c" calcext:value-type="string">
            <text:p>c</text:p>
          </table:table-cell>
          <table:table-cell table:formula="of:=IF([.$G197];[$Themenliste.$E152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97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 office:value-type="string" office:string-value="2,3" calcext:value-type="string">
            <text:p>2,3</text:p>
          </table:table-cell>
          <table:table-cell table:style-name="ce28" table:formula="of:=AND([.K197];[.L197])" office:value-type="boolean" office:boolean-value="true" calcext:value-type="boolean">
            <text:p>WAHR</text:p>
          </table:table-cell>
          <table:table-cell table:style-name="ce28" table:formula="of:=AND([$Themenliste.$K203] = 1;[$Variablen.$A$2] = 1)" office:value-type="boolean" office:boolean-value="false" calcext:value-type="boolean">
            <text:p>FALSCH</text:p>
          </table:table-cell>
          <table:table-cell table:style-name="ce28" table:formula="of:=AND([$Themenliste.$L203] = 1;[$Variablen.$B$2] = 1)" office:value-type="boolean" office:boolean-value="true" calcext:value-type="boolean">
            <text:p>WAHR</text:p>
          </table:table-cell>
          <table:table-cell table:style-name="ce28" table:formula="of:=AND([$Themenliste.$M203] = 1;[$Variablen.$C$2] = 1)" office:value-type="boolean" office:boolean-value="true" calcext:value-type="boolean">
            <text:p>WAHR</text:p>
          </table:table-cell>
          <table:table-cell table:style-name="ce28" table:formula="of:=OR([.H197];[.I197];[.J197])" office:value-type="boolean" office:boolean-value="true" calcext:value-type="boolean">
            <text:p>WAHR</text:p>
          </table:table-cell>
          <table:table-cell table:style-name="ce28" table:formula="of:=IF([$Themenliste.$J203] = 1)" office:value-type="boolean" office:boolean-value="true" calcext:value-type="boolean">
            <text:p>WAHR</text:p>
          </table:table-cell>
          <table:table-cell table:style-name="ce28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98];[$Themenliste.$A204];&quot;&quot;)" office:value-type="string" office:string-value="9.3.a" calcext:value-type="string">
            <text:p>9.3.a</text:p>
          </table:table-cell>
          <table:table-cell table:formula="of:=IF([.$G198];[$Themenliste.$B20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8];[$Themenliste.$C204];&quot;&quot;)" office:value-type="string" office:string-value="Softwarebasierte Präsentationen" calcext:value-type="string">
            <text:p>Softwarebasierte Präsentationen</text:p>
          </table:table-cell>
          <table:table-cell table:formula="of:=IF([.$G198];[$Themenliste.$D204];&quot;&quot;)" office:value-type="string" office:string-value="a" calcext:value-type="string">
            <text:p>a</text:p>
          </table:table-cell>
          <table:table-cell table:formula="of:=IF([.$G198];[$Themenliste.$E153];&quot;&quot;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style-name="ce22" table:formula="of:=IF([.$G198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 office:value-type="string" office:string-value="2,3" calcext:value-type="string">
            <text:p>2,3</text:p>
          </table:table-cell>
          <table:table-cell table:style-name="ce28" table:formula="of:=AND([.K198];[.L198])" office:value-type="boolean" office:boolean-value="true" calcext:value-type="boolean">
            <text:p>WAHR</text:p>
          </table:table-cell>
          <table:table-cell table:style-name="ce28" table:formula="of:=AND([$Themenliste.$K204] = 1;[$Variablen.$A$2] = 1)" office:value-type="boolean" office:boolean-value="false" calcext:value-type="boolean">
            <text:p>FALSCH</text:p>
          </table:table-cell>
          <table:table-cell table:style-name="ce28" table:formula="of:=AND([$Themenliste.$L204] = 1;[$Variablen.$B$2] = 1)" office:value-type="boolean" office:boolean-value="true" calcext:value-type="boolean">
            <text:p>WAHR</text:p>
          </table:table-cell>
          <table:table-cell table:style-name="ce28" table:formula="of:=AND([$Themenliste.$M204] = 1;[$Variablen.$C$2] = 1)" office:value-type="boolean" office:boolean-value="true" calcext:value-type="boolean">
            <text:p>WAHR</text:p>
          </table:table-cell>
          <table:table-cell table:style-name="ce28" table:formula="of:=OR([.H198];[.I198];[.J198])" office:value-type="boolean" office:boolean-value="true" calcext:value-type="boolean">
            <text:p>WAHR</text:p>
          </table:table-cell>
          <table:table-cell table:style-name="ce28" table:formula="of:=IF([$Themenliste.$J204] = 1)" office:value-type="boolean" office:boolean-value="true" calcext:value-type="boolean">
            <text:p>WAHR</text:p>
          </table:table-cell>
          <table:table-cell table:style-name="ce28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99];[$Themenliste.$A205];&quot;&quot;)" office:value-type="string" office:string-value="9.3.b" calcext:value-type="string">
            <text:p>9.3.b</text:p>
          </table:table-cell>
          <table:table-cell table:formula="of:=IF([.$G199];[$Themenliste.$B205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9];[$Themenliste.$C205];&quot;&quot;)" office:value-type="string" office:string-value="Softwarebasierte Präsentationen" calcext:value-type="string">
            <text:p>Softwarebasierte Präsentationen</text:p>
          </table:table-cell>
          <table:table-cell table:formula="of:=IF([.$G199];[$Themenliste.$D205];&quot;&quot;)" office:value-type="string" office:string-value="b" calcext:value-type="string">
            <text:p>b</text:p>
          </table:table-cell>
          <table:table-cell table:formula="of:=IF([.$G199];[$Themenliste.$E154];&quot;&quot;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style-name="ce22" table:formula="of:=IF([.$G199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 office:value-type="string" office:string-value="2,3" calcext:value-type="string">
            <text:p>2,3</text:p>
          </table:table-cell>
          <table:table-cell table:style-name="ce28" table:formula="of:=AND([.K199];[.L199])" office:value-type="boolean" office:boolean-value="true" calcext:value-type="boolean">
            <text:p>WAHR</text:p>
          </table:table-cell>
          <table:table-cell table:style-name="ce28" table:formula="of:=AND([$Themenliste.$K205] = 1;[$Variablen.$A$2] = 1)" office:value-type="boolean" office:boolean-value="false" calcext:value-type="boolean">
            <text:p>FALSCH</text:p>
          </table:table-cell>
          <table:table-cell table:style-name="ce28" table:formula="of:=AND([$Themenliste.$L205] = 1;[$Variablen.$B$2] = 1)" office:value-type="boolean" office:boolean-value="true" calcext:value-type="boolean">
            <text:p>WAHR</text:p>
          </table:table-cell>
          <table:table-cell table:style-name="ce28" table:formula="of:=AND([$Themenliste.$M205] = 1;[$Variablen.$C$2] = 1)" office:value-type="boolean" office:boolean-value="true" calcext:value-type="boolean">
            <text:p>WAHR</text:p>
          </table:table-cell>
          <table:table-cell table:style-name="ce28" table:formula="of:=OR([.H199];[.I199];[.J199])" office:value-type="boolean" office:boolean-value="true" calcext:value-type="boolean">
            <text:p>WAHR</text:p>
          </table:table-cell>
          <table:table-cell table:style-name="ce28" table:formula="of:=IF([$Themenliste.$J205] = 1)" office:value-type="boolean" office:boolean-value="true" calcext:value-type="boolean">
            <text:p>WAHR</text:p>
          </table:table-cell>
          <table:table-cell table:style-name="ce28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00];[$Themenliste.$A206];&quot;&quot;)" office:value-type="string" office:string-value="9.3.c" calcext:value-type="string">
            <text:p>9.3.c</text:p>
          </table:table-cell>
          <table:table-cell table:formula="of:=IF([.$G200];[$Themenliste.$B206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0];[$Themenliste.$C206];&quot;&quot;)" office:value-type="string" office:string-value="Softwarebasierte Präsentationen" calcext:value-type="string">
            <text:p>Softwarebasierte Präsentationen</text:p>
          </table:table-cell>
          <table:table-cell table:formula="of:=IF([.$G200];[$Themenliste.$D206];&quot;&quot;)" office:value-type="string" office:string-value="c" calcext:value-type="string">
            <text:p>c</text:p>
          </table:table-cell>
          <table:table-cell table:formula="of:=IF([.$G200];[$Themenliste.$E155];&quot;&quot;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style-name="ce22" table:formula="of:=IF([.$G200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 office:value-type="string" office:string-value="2,3" calcext:value-type="string">
            <text:p>2,3</text:p>
          </table:table-cell>
          <table:table-cell table:style-name="ce28" table:formula="of:=AND([.K200];[.L200])" office:value-type="boolean" office:boolean-value="true" calcext:value-type="boolean">
            <text:p>WAHR</text:p>
          </table:table-cell>
          <table:table-cell table:style-name="ce28" table:formula="of:=AND([$Themenliste.$K206] = 1;[$Variablen.$A$2] = 1)" office:value-type="boolean" office:boolean-value="false" calcext:value-type="boolean">
            <text:p>FALSCH</text:p>
          </table:table-cell>
          <table:table-cell table:style-name="ce28" table:formula="of:=AND([$Themenliste.$L206] = 1;[$Variablen.$B$2] = 1)" office:value-type="boolean" office:boolean-value="true" calcext:value-type="boolean">
            <text:p>WAHR</text:p>
          </table:table-cell>
          <table:table-cell table:style-name="ce28" table:formula="of:=AND([$Themenliste.$M206] = 1;[$Variablen.$C$2] = 1)" office:value-type="boolean" office:boolean-value="true" calcext:value-type="boolean">
            <text:p>WAHR</text:p>
          </table:table-cell>
          <table:table-cell table:style-name="ce28" table:formula="of:=OR([.H200];[.I200];[.J200])" office:value-type="boolean" office:boolean-value="true" calcext:value-type="boolean">
            <text:p>WAHR</text:p>
          </table:table-cell>
          <table:table-cell table:style-name="ce28" table:formula="of:=IF([$Themenliste.$J206] = 1)" office:value-type="boolean" office:boolean-value="true" calcext:value-type="boolean">
            <text:p>WAHR</text:p>
          </table:table-cell>
          <table:table-cell table:style-name="ce28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01];[$Themenliste.$A207];&quot;&quot;)" office:value-type="string" office:string-value="9.4.a" calcext:value-type="string">
            <text:p>9.4.a</text:p>
          </table:table-cell>
          <table:table-cell table:formula="of:=IF([.$G201];[$Themenliste.$B207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1];[$Themenliste.$C207];&quot;&quot;)" office:value-type="string" office:string-value="Technisches Marketing" calcext:value-type="string">
            <text:p>Technisches Marketing</text:p>
          </table:table-cell>
          <table:table-cell table:formula="of:=IF([.$G201];[$Themenliste.$D207];&quot;&quot;)" office:value-type="string" office:string-value="a" calcext:value-type="string">
            <text:p>a</text:p>
          </table:table-cell>
          <table:table-cell table:formula="of:=IF([.$G201];[$Themenliste.$E156];&quot;&quot;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style-name="ce22" table:formula="of:=IF([.$G201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 office:value-type="string" office:string-value="3" calcext:value-type="string">
            <text:p>3</text:p>
          </table:table-cell>
          <table:table-cell table:style-name="ce28" table:formula="of:=AND([.K201];[.L201])" office:value-type="boolean" office:boolean-value="true" calcext:value-type="boolean">
            <text:p>WAHR</text:p>
          </table:table-cell>
          <table:table-cell table:style-name="ce28" table:formula="of:=AND([$Themenliste.$K207] = 1;[$Variablen.$A$2] = 1)" office:value-type="boolean" office:boolean-value="false" calcext:value-type="boolean">
            <text:p>FALSCH</text:p>
          </table:table-cell>
          <table:table-cell table:style-name="ce28" table:formula="of:=AND([$Themenliste.$L207] = 1;[$Variablen.$B$2] = 1)" office:value-type="boolean" office:boolean-value="false" calcext:value-type="boolean">
            <text:p>FALSCH</text:p>
          </table:table-cell>
          <table:table-cell table:style-name="ce28" table:formula="of:=AND([$Themenliste.$M207] = 1;[$Variablen.$C$2] = 1)" office:value-type="boolean" office:boolean-value="true" calcext:value-type="boolean">
            <text:p>WAHR</text:p>
          </table:table-cell>
          <table:table-cell table:style-name="ce28" table:formula="of:=OR([.H201];[.I201];[.J201])" office:value-type="boolean" office:boolean-value="true" calcext:value-type="boolean">
            <text:p>WAHR</text:p>
          </table:table-cell>
          <table:table-cell table:style-name="ce28" table:formula="of:=IF([$Themenliste.$J207] = 1)" office:value-type="boolean" office:boolean-value="true" calcext:value-type="boolean">
            <text:p>WAHR</text:p>
          </table:table-cell>
          <table:table-cell table:style-name="ce28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2];[$Themenliste.$A208];&quot;&quot;)" office:value-type="string" office:string-value="9.4.b" calcext:value-type="string">
            <text:p>9.4.b</text:p>
          </table:table-cell>
          <table:table-cell table:formula="of:=IF([.$G202];[$Themenliste.$B208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2];[$Themenliste.$C208];&quot;&quot;)" office:value-type="string" office:string-value="Technisches Marketing" calcext:value-type="string">
            <text:p>Technisches Marketing</text:p>
          </table:table-cell>
          <table:table-cell table:formula="of:=IF([.$G202];[$Themenliste.$D208];&quot;&quot;)" office:value-type="string" office:string-value="b" calcext:value-type="string">
            <text:p>b</text:p>
          </table:table-cell>
          <table:table-cell table:formula="of:=IF([.$G202];[$Themenliste.$E157];&quot;&quot;)" office:value-type="string" office:string-value="Richtlinien zur Nutzung informations- und telekommunikationstechnischer Systeme erstellen und einführen, insbesondere  zur Einhaltung von Lizenzbestimmungen" calcext:value-type="string">
            <text:p>Richtlinien zur Nutzung informations- und telekommunikationstechnischer Systeme erstellen und einführen, insbesondere <text:s/>zur Einhaltung von Lizenzbestimmungen</text:p>
          </table:table-cell>
          <table:table-cell table:style-name="ce22" table:formula="of:=IF([.$G202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 office:value-type="string" office:string-value="3" calcext:value-type="string">
            <text:p>3</text:p>
          </table:table-cell>
          <table:table-cell table:style-name="ce28" table:formula="of:=AND([.K202];[.L202])" office:value-type="boolean" office:boolean-value="true" calcext:value-type="boolean">
            <text:p>WAHR</text:p>
          </table:table-cell>
          <table:table-cell table:style-name="ce28" table:formula="of:=AND([$Themenliste.$K208] = 1;[$Variablen.$A$2] = 1)" office:value-type="boolean" office:boolean-value="false" calcext:value-type="boolean">
            <text:p>FALSCH</text:p>
          </table:table-cell>
          <table:table-cell table:style-name="ce28" table:formula="of:=AND([$Themenliste.$L208] = 1;[$Variablen.$B$2] = 1)" office:value-type="boolean" office:boolean-value="false" calcext:value-type="boolean">
            <text:p>FALSCH</text:p>
          </table:table-cell>
          <table:table-cell table:style-name="ce28" table:formula="of:=AND([$Themenliste.$M208] = 1;[$Variablen.$C$2] = 1)" office:value-type="boolean" office:boolean-value="true" calcext:value-type="boolean">
            <text:p>WAHR</text:p>
          </table:table-cell>
          <table:table-cell table:style-name="ce28" table:formula="of:=OR([.H202];[.I202];[.J202])" office:value-type="boolean" office:boolean-value="true" calcext:value-type="boolean">
            <text:p>WAHR</text:p>
          </table:table-cell>
          <table:table-cell table:style-name="ce28" table:formula="of:=IF([$Themenliste.$J208] = 1)" office:value-type="boolean" office:boolean-value="true" calcext:value-type="boolean">
            <text:p>WAHR</text:p>
          </table:table-cell>
          <table:table-cell table:style-name="ce28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3];[$Themenliste.$A209];&quot;&quot;)" office:value-type="string" office:string-value="9.4.c" calcext:value-type="string">
            <text:p>9.4.c</text:p>
          </table:table-cell>
          <table:table-cell table:formula="of:=IF([.$G203];[$Themenliste.$B209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3];[$Themenliste.$C209];&quot;&quot;)" office:value-type="string" office:string-value="Technisches Marketing" calcext:value-type="string">
            <text:p>Technisches Marketing</text:p>
          </table:table-cell>
          <table:table-cell table:formula="of:=IF([.$G203];[$Themenliste.$D209];&quot;&quot;)" office:value-type="string" office:string-value="c" calcext:value-type="string">
            <text:p>c</text:p>
          </table:table-cell>
          <table:table-cell table:formula="of:=IF([.$G203];[$Themenliste.$E161];&quot;&quot;)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style-name="ce22" table:formula="of:=IF([.$G203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 office:value-type="string" office:string-value="3" calcext:value-type="string">
            <text:p>3</text:p>
          </table:table-cell>
          <table:table-cell table:style-name="ce28" table:formula="of:=AND([.K203];[.L203])" office:value-type="boolean" office:boolean-value="true" calcext:value-type="boolean">
            <text:p>WAHR</text:p>
          </table:table-cell>
          <table:table-cell table:style-name="ce28" table:formula="of:=AND([$Themenliste.$K209] = 1;[$Variablen.$A$2] = 1)" office:value-type="boolean" office:boolean-value="false" calcext:value-type="boolean">
            <text:p>FALSCH</text:p>
          </table:table-cell>
          <table:table-cell table:style-name="ce28" table:formula="of:=AND([$Themenliste.$L209] = 1;[$Variablen.$B$2] = 1)" office:value-type="boolean" office:boolean-value="false" calcext:value-type="boolean">
            <text:p>FALSCH</text:p>
          </table:table-cell>
          <table:table-cell table:style-name="ce28" table:formula="of:=AND([$Themenliste.$M209] = 1;[$Variablen.$C$2] = 1)" office:value-type="boolean" office:boolean-value="true" calcext:value-type="boolean">
            <text:p>WAHR</text:p>
          </table:table-cell>
          <table:table-cell table:style-name="ce28" table:formula="of:=OR([.H203];[.I203];[.J203])" office:value-type="boolean" office:boolean-value="true" calcext:value-type="boolean">
            <text:p>WAHR</text:p>
          </table:table-cell>
          <table:table-cell table:style-name="ce28" table:formula="of:=IF([$Themenliste.$J209] = 1)" office:value-type="boolean" office:boolean-value="true" calcext:value-type="boolean">
            <text:p>WAHR</text:p>
          </table:table-cell>
          <table:table-cell table:style-name="ce28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04];[$Themenliste.$A210];&quot;&quot;)" office:value-type="string" office:string-value="9.4.d" calcext:value-type="string">
            <text:p>9.4.d</text:p>
          </table:table-cell>
          <table:table-cell table:formula="of:=IF([.$G204];[$Themenliste.$B21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4];[$Themenliste.$C210];&quot;&quot;)" office:value-type="string" office:string-value="Technisches Marketing" calcext:value-type="string">
            <text:p>Technisches Marketing</text:p>
          </table:table-cell>
          <table:table-cell table:formula="of:=IF([.$G204];[$Themenliste.$D210];&quot;&quot;)" office:value-type="string" office:string-value="d" calcext:value-type="string">
            <text:p>d</text:p>
          </table:table-cell>
          <table:table-cell table:formula="of:=IF([.$G204];[$Themenliste.$E162];&quot;&quot;)" office:value-type="string" office:string-value="Systemkapazitäten planen und Benutzern zuteilen" calcext:value-type="string">
            <text:p>Systemkapazitäten planen und Benutzern zuteilen</text:p>
          </table:table-cell>
          <table:table-cell table:style-name="ce22" table:formula="of:=IF([.$G204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 office:value-type="string" office:string-value="3" calcext:value-type="string">
            <text:p>3</text:p>
          </table:table-cell>
          <table:table-cell table:style-name="ce28" table:formula="of:=AND([.K204];[.L204])" office:value-type="boolean" office:boolean-value="true" calcext:value-type="boolean">
            <text:p>WAHR</text:p>
          </table:table-cell>
          <table:table-cell table:style-name="ce28" table:formula="of:=AND([$Themenliste.$K210] = 1;[$Variablen.$A$2] = 1)" office:value-type="boolean" office:boolean-value="false" calcext:value-type="boolean">
            <text:p>FALSCH</text:p>
          </table:table-cell>
          <table:table-cell table:style-name="ce28" table:formula="of:=AND([$Themenliste.$L210] = 1;[$Variablen.$B$2] = 1)" office:value-type="boolean" office:boolean-value="false" calcext:value-type="boolean">
            <text:p>FALSCH</text:p>
          </table:table-cell>
          <table:table-cell table:style-name="ce28" table:formula="of:=AND([$Themenliste.$M210] = 1;[$Variablen.$C$2] = 1)" office:value-type="boolean" office:boolean-value="true" calcext:value-type="boolean">
            <text:p>WAHR</text:p>
          </table:table-cell>
          <table:table-cell table:style-name="ce28" table:formula="of:=OR([.H204];[.I204];[.J204])" office:value-type="boolean" office:boolean-value="true" calcext:value-type="boolean">
            <text:p>WAHR</text:p>
          </table:table-cell>
          <table:table-cell table:style-name="ce28" table:formula="of:=IF([$Themenliste.$J210] = 1)" office:value-type="boolean" office:boolean-value="true" calcext:value-type="boolean">
            <text:p>WAHR</text:p>
          </table:table-cell>
          <table:table-cell table:style-name="ce28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05];[$Themenliste.$A211];&quot;&quot;)" office:value-type="string" office:string-value="9.4.e" calcext:value-type="string">
            <text:p>9.4.e</text:p>
          </table:table-cell>
          <table:table-cell table:formula="of:=IF([.$G205];[$Themenliste.$B21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5];[$Themenliste.$C211];&quot;&quot;)" office:value-type="string" office:string-value="Technisches Marketing" calcext:value-type="string">
            <text:p>Technisches Marketing</text:p>
          </table:table-cell>
          <table:table-cell table:formula="of:=IF([.$G205];[$Themenliste.$D211];&quot;&quot;)" office:value-type="string" office:string-value="e" calcext:value-type="string">
            <text:p>e</text:p>
          </table:table-cell>
          <table:table-cell table:formula="of:=IF([.$G205];[$Themenliste.$E163];&quot;&quot;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style-name="ce22" table:formula="of:=IF([.$G205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 office:value-type="string" office:string-value="3" calcext:value-type="string">
            <text:p>3</text:p>
          </table:table-cell>
          <table:table-cell table:style-name="ce28" table:formula="of:=AND([.K205];[.L205])" office:value-type="boolean" office:boolean-value="true" calcext:value-type="boolean">
            <text:p>WAHR</text:p>
          </table:table-cell>
          <table:table-cell table:style-name="ce28" table:formula="of:=AND([$Themenliste.$K211] = 1;[$Variablen.$A$2] = 1)" office:value-type="boolean" office:boolean-value="false" calcext:value-type="boolean">
            <text:p>FALSCH</text:p>
          </table:table-cell>
          <table:table-cell table:style-name="ce28" table:formula="of:=AND([$Themenliste.$L211] = 1;[$Variablen.$B$2] = 1)" office:value-type="boolean" office:boolean-value="false" calcext:value-type="boolean">
            <text:p>FALSCH</text:p>
          </table:table-cell>
          <table:table-cell table:style-name="ce28" table:formula="of:=AND([$Themenliste.$M211] = 1;[$Variablen.$C$2] = 1)" office:value-type="boolean" office:boolean-value="true" calcext:value-type="boolean">
            <text:p>WAHR</text:p>
          </table:table-cell>
          <table:table-cell table:style-name="ce28" table:formula="of:=OR([.H205];[.I205];[.J205])" office:value-type="boolean" office:boolean-value="true" calcext:value-type="boolean">
            <text:p>WAHR</text:p>
          </table:table-cell>
          <table:table-cell table:style-name="ce28" table:formula="of:=IF([$Themenliste.$J211] = 1)" office:value-type="boolean" office:boolean-value="true" calcext:value-type="boolean">
            <text:p>WAHR</text:p>
          </table:table-cell>
          <table:table-cell table:style-name="ce28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06];[$Themenliste.$A212];&quot;&quot;)" office:value-type="string" office:string-value="10.1.a" calcext:value-type="string">
            <text:p>10.1.a</text:p>
          </table:table-cell>
          <table:table-cell table:formula="of:=IF([.$G206];[$Themenliste.$B212];&quot;&quot;)" office:value-type="string" office:string-value="Fachaufgaben im Einsatzgebiet" calcext:value-type="string">
            <text:p>Fachaufgaben im Einsatzgebiet</text:p>
          </table:table-cell>
          <table:table-cell table:formula="of:=IF([.$G206];[$Themenliste.$C212];&quot;&quot;)" office:value-type="string" office:string-value="Produkte, Prozesse und Verfahren" calcext:value-type="string">
            <text:p>Produkte, Prozesse und Verfahren</text:p>
          </table:table-cell>
          <table:table-cell table:formula="of:=IF([.$G206];[$Themenliste.$D212];&quot;&quot;)" office:value-type="string" office:string-value="a" calcext:value-type="string">
            <text:p>a</text:p>
          </table:table-cell>
          <table:table-cell table:formula="of:=IF([.$G206];[$Themenliste.$E164];&quot;&quot;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style-name="ce22" table:formula="of:=IF([.$G206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 office:value-type="string" office:string-value="3" calcext:value-type="string">
            <text:p>3</text:p>
          </table:table-cell>
          <table:table-cell table:style-name="ce28" table:formula="of:=AND([.K206];[.L206])" office:value-type="boolean" office:boolean-value="true" calcext:value-type="boolean">
            <text:p>WAHR</text:p>
          </table:table-cell>
          <table:table-cell table:style-name="ce28" table:formula="of:=AND([$Themenliste.$K212] = 1;[$Variablen.$A$2] = 1)" office:value-type="boolean" office:boolean-value="false" calcext:value-type="boolean">
            <text:p>FALSCH</text:p>
          </table:table-cell>
          <table:table-cell table:style-name="ce28" table:formula="of:=AND([$Themenliste.$L212] = 1;[$Variablen.$B$2] = 1)" office:value-type="boolean" office:boolean-value="false" calcext:value-type="boolean">
            <text:p>FALSCH</text:p>
          </table:table-cell>
          <table:table-cell table:style-name="ce28" table:formula="of:=AND([$Themenliste.$M212] = 1;[$Variablen.$C$2] = 1)" office:value-type="boolean" office:boolean-value="true" calcext:value-type="boolean">
            <text:p>WAHR</text:p>
          </table:table-cell>
          <table:table-cell table:style-name="ce28" table:formula="of:=OR([.H206];[.I206];[.J206])" office:value-type="boolean" office:boolean-value="true" calcext:value-type="boolean">
            <text:p>WAHR</text:p>
          </table:table-cell>
          <table:table-cell table:style-name="ce28" table:formula="of:=IF([$Themenliste.$J212] = 1)" office:value-type="boolean" office:boolean-value="true" calcext:value-type="boolean">
            <text:p>WAHR</text:p>
          </table:table-cell>
          <table:table-cell table:style-name="ce28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07];[$Themenliste.$A213];&quot;&quot;)" office:value-type="string" office:string-value="10.1.b" calcext:value-type="string">
            <text:p>10.1.b</text:p>
          </table:table-cell>
          <table:table-cell table:formula="of:=IF([.$G207];[$Themenliste.$B213];&quot;&quot;)" office:value-type="string" office:string-value="Fachaufgaben im Einsatzgebiet" calcext:value-type="string">
            <text:p>Fachaufgaben im Einsatzgebiet</text:p>
          </table:table-cell>
          <table:table-cell table:formula="of:=IF([.$G207];[$Themenliste.$C213];&quot;&quot;)" office:value-type="string" office:string-value="Produkte, Prozesse und Verfahren" calcext:value-type="string">
            <text:p>Produkte, Prozesse und Verfahren</text:p>
          </table:table-cell>
          <table:table-cell table:formula="of:=IF([.$G207];[$Themenliste.$D213];&quot;&quot;)" office:value-type="string" office:string-value="b" calcext:value-type="string">
            <text:p>b</text:p>
          </table:table-cell>
          <table:table-cell table:formula="of:=IF([.$G207];[$Themenliste.$E165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207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 office:value-type="string" office:string-value="3" calcext:value-type="string">
            <text:p>3</text:p>
          </table:table-cell>
          <table:table-cell table:style-name="ce28" table:formula="of:=AND([.K207];[.L207])" office:value-type="boolean" office:boolean-value="true" calcext:value-type="boolean">
            <text:p>WAHR</text:p>
          </table:table-cell>
          <table:table-cell table:style-name="ce28" table:formula="of:=AND([$Themenliste.$K213] = 1;[$Variablen.$A$2] = 1)" office:value-type="boolean" office:boolean-value="false" calcext:value-type="boolean">
            <text:p>FALSCH</text:p>
          </table:table-cell>
          <table:table-cell table:style-name="ce28" table:formula="of:=AND([$Themenliste.$L213] = 1;[$Variablen.$B$2] = 1)" office:value-type="boolean" office:boolean-value="false" calcext:value-type="boolean">
            <text:p>FALSCH</text:p>
          </table:table-cell>
          <table:table-cell table:style-name="ce28" table:formula="of:=AND([$Themenliste.$M213] = 1;[$Variablen.$C$2] = 1)" office:value-type="boolean" office:boolean-value="true" calcext:value-type="boolean">
            <text:p>WAHR</text:p>
          </table:table-cell>
          <table:table-cell table:style-name="ce28" table:formula="of:=OR([.H207];[.I207];[.J207])" office:value-type="boolean" office:boolean-value="true" calcext:value-type="boolean">
            <text:p>WAHR</text:p>
          </table:table-cell>
          <table:table-cell table:style-name="ce28" table:formula="of:=IF([$Themenliste.$J213] = 1)" office:value-type="boolean" office:boolean-value="true" calcext:value-type="boolean">
            <text:p>WAHR</text:p>
          </table:table-cell>
          <table:table-cell table:style-name="ce28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8];[$Themenliste.$A214];&quot;&quot;)" office:value-type="string" office:string-value="10.1.c" calcext:value-type="string">
            <text:p>10.1.c</text:p>
          </table:table-cell>
          <table:table-cell table:formula="of:=IF([.$G208];[$Themenliste.$B214];&quot;&quot;)" office:value-type="string" office:string-value="Fachaufgaben im Einsatzgebiet" calcext:value-type="string">
            <text:p>Fachaufgaben im Einsatzgebiet</text:p>
          </table:table-cell>
          <table:table-cell table:formula="of:=IF([.$G208];[$Themenliste.$C214];&quot;&quot;)" office:value-type="string" office:string-value="Produkte, Prozesse und Verfahren" calcext:value-type="string">
            <text:p>Produkte, Prozesse und Verfahren</text:p>
          </table:table-cell>
          <table:table-cell table:formula="of:=IF([.$G208];[$Themenliste.$D214];&quot;&quot;)" office:value-type="string" office:string-value="c" calcext:value-type="string">
            <text:p>c</text:p>
          </table:table-cell>
          <table:table-cell table:formula="of:=IF([.$G208];[$Themenliste.$E166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208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 office:value-type="string" office:string-value="3" calcext:value-type="string">
            <text:p>3</text:p>
          </table:table-cell>
          <table:table-cell table:style-name="ce28" table:formula="of:=AND([.K208];[.L208])" office:value-type="boolean" office:boolean-value="true" calcext:value-type="boolean">
            <text:p>WAHR</text:p>
          </table:table-cell>
          <table:table-cell table:style-name="ce28" table:formula="of:=AND([$Themenliste.$K214] = 1;[$Variablen.$A$2] = 1)" office:value-type="boolean" office:boolean-value="false" calcext:value-type="boolean">
            <text:p>FALSCH</text:p>
          </table:table-cell>
          <table:table-cell table:style-name="ce28" table:formula="of:=AND([$Themenliste.$L214] = 1;[$Variablen.$B$2] = 1)" office:value-type="boolean" office:boolean-value="false" calcext:value-type="boolean">
            <text:p>FALSCH</text:p>
          </table:table-cell>
          <table:table-cell table:style-name="ce28" table:formula="of:=AND([$Themenliste.$M214] = 1;[$Variablen.$C$2] = 1)" office:value-type="boolean" office:boolean-value="true" calcext:value-type="boolean">
            <text:p>WAHR</text:p>
          </table:table-cell>
          <table:table-cell table:style-name="ce28" table:formula="of:=OR([.H208];[.I208];[.J208])" office:value-type="boolean" office:boolean-value="true" calcext:value-type="boolean">
            <text:p>WAHR</text:p>
          </table:table-cell>
          <table:table-cell table:style-name="ce28" table:formula="of:=IF([$Themenliste.$J214] = 1)" office:value-type="boolean" office:boolean-value="true" calcext:value-type="boolean">
            <text:p>WAHR</text:p>
          </table:table-cell>
          <table:table-cell table:style-name="ce28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9];[$Themenliste.$A215];&quot;&quot;)" office:value-type="string" office:string-value="10.1.d" calcext:value-type="string">
            <text:p>10.1.d</text:p>
          </table:table-cell>
          <table:table-cell table:formula="of:=IF([.$G209];[$Themenliste.$B215];&quot;&quot;)" office:value-type="string" office:string-value="Fachaufgaben im Einsatzgebiet" calcext:value-type="string">
            <text:p>Fachaufgaben im Einsatzgebiet</text:p>
          </table:table-cell>
          <table:table-cell table:formula="of:=IF([.$G209];[$Themenliste.$C215];&quot;&quot;)" office:value-type="string" office:string-value="Produkte, Prozesse und Verfahren" calcext:value-type="string">
            <text:p>Produkte, Prozesse und Verfahren</text:p>
          </table:table-cell>
          <table:table-cell table:formula="of:=IF([.$G209];[$Themenliste.$D215];&quot;&quot;)" office:value-type="string" office:string-value="d" calcext:value-type="string">
            <text:p>d</text:p>
          </table:table-cell>
          <table:table-cell table:formula="of:=IF([.$G209];[$Themenliste.$E167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209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 office:value-type="string" office:string-value="3" calcext:value-type="string">
            <text:p>3</text:p>
          </table:table-cell>
          <table:table-cell table:style-name="ce28" table:formula="of:=AND([.K209];[.L209])" office:value-type="boolean" office:boolean-value="true" calcext:value-type="boolean">
            <text:p>WAHR</text:p>
          </table:table-cell>
          <table:table-cell table:style-name="ce28" table:formula="of:=AND([$Themenliste.$K215] = 1;[$Variablen.$A$2] = 1)" office:value-type="boolean" office:boolean-value="false" calcext:value-type="boolean">
            <text:p>FALSCH</text:p>
          </table:table-cell>
          <table:table-cell table:style-name="ce28" table:formula="of:=AND([$Themenliste.$L215] = 1;[$Variablen.$B$2] = 1)" office:value-type="boolean" office:boolean-value="false" calcext:value-type="boolean">
            <text:p>FALSCH</text:p>
          </table:table-cell>
          <table:table-cell table:style-name="ce28" table:formula="of:=AND([$Themenliste.$M215] = 1;[$Variablen.$C$2] = 1)" office:value-type="boolean" office:boolean-value="true" calcext:value-type="boolean">
            <text:p>WAHR</text:p>
          </table:table-cell>
          <table:table-cell table:style-name="ce28" table:formula="of:=OR([.H209];[.I209];[.J209])" office:value-type="boolean" office:boolean-value="true" calcext:value-type="boolean">
            <text:p>WAHR</text:p>
          </table:table-cell>
          <table:table-cell table:style-name="ce28" table:formula="of:=IF([$Themenliste.$J215] = 1)" office:value-type="boolean" office:boolean-value="true" calcext:value-type="boolean">
            <text:p>WAHR</text:p>
          </table:table-cell>
          <table:table-cell table:style-name="ce28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10];[$Themenliste.$A216];&quot;&quot;)" office:value-type="string" office:string-value="10.1.e" calcext:value-type="string">
            <text:p>10.1.e</text:p>
          </table:table-cell>
          <table:table-cell table:formula="of:=IF([.$G210];[$Themenliste.$B216];&quot;&quot;)" office:value-type="string" office:string-value="Fachaufgaben im Einsatzgebiet" calcext:value-type="string">
            <text:p>Fachaufgaben im Einsatzgebiet</text:p>
          </table:table-cell>
          <table:table-cell table:formula="of:=IF([.$G210];[$Themenliste.$C216];&quot;&quot;)" office:value-type="string" office:string-value="Produkte, Prozesse und Verfahren" calcext:value-type="string">
            <text:p>Produkte, Prozesse und Verfahren</text:p>
          </table:table-cell>
          <table:table-cell table:formula="of:=IF([.$G210];[$Themenliste.$D216];&quot;&quot;)" office:value-type="string" office:string-value="e" calcext:value-type="string">
            <text:p>e</text:p>
          </table:table-cell>
          <table:table-cell table:formula="of:=IF([.$G210];[$Themenliste.$E168];&quot;&quot;)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style-name="ce22" table:formula="of:=IF([.$G210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 office:value-type="string" office:string-value="3" calcext:value-type="string">
            <text:p>3</text:p>
          </table:table-cell>
          <table:table-cell table:style-name="ce28" table:formula="of:=AND([.K210];[.L210])" office:value-type="boolean" office:boolean-value="true" calcext:value-type="boolean">
            <text:p>WAHR</text:p>
          </table:table-cell>
          <table:table-cell table:style-name="ce28" table:formula="of:=AND([$Themenliste.$K216] = 1;[$Variablen.$A$2] = 1)" office:value-type="boolean" office:boolean-value="false" calcext:value-type="boolean">
            <text:p>FALSCH</text:p>
          </table:table-cell>
          <table:table-cell table:style-name="ce28" table:formula="of:=AND([$Themenliste.$L216] = 1;[$Variablen.$B$2] = 1)" office:value-type="boolean" office:boolean-value="false" calcext:value-type="boolean">
            <text:p>FALSCH</text:p>
          </table:table-cell>
          <table:table-cell table:style-name="ce28" table:formula="of:=AND([$Themenliste.$M216] = 1;[$Variablen.$C$2] = 1)" office:value-type="boolean" office:boolean-value="true" calcext:value-type="boolean">
            <text:p>WAHR</text:p>
          </table:table-cell>
          <table:table-cell table:style-name="ce28" table:formula="of:=OR([.H210];[.I210];[.J210])" office:value-type="boolean" office:boolean-value="true" calcext:value-type="boolean">
            <text:p>WAHR</text:p>
          </table:table-cell>
          <table:table-cell table:style-name="ce28" table:formula="of:=IF([$Themenliste.$J216] = 1)" office:value-type="boolean" office:boolean-value="true" calcext:value-type="boolean">
            <text:p>WAHR</text:p>
          </table:table-cell>
          <table:table-cell table:style-name="ce28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11];[$Themenliste.$A217];&quot;&quot;)" office:value-type="string" office:string-value="10.2.a" calcext:value-type="string">
            <text:p>10.2.a</text:p>
          </table:table-cell>
          <table:table-cell table:formula="of:=IF([.$G211];[$Themenliste.$B217];&quot;&quot;)" office:value-type="string" office:string-value="Fachaufgaben im Einsatzgebiet" calcext:value-type="string">
            <text:p>Fachaufgaben im Einsatzgebiet</text:p>
          </table:table-cell>
          <table:table-cell table:formula="of:=IF([.$G211];[$Themenliste.$C217];&quot;&quot;)" office:value-type="string" office:string-value="Projektplanung" calcext:value-type="string">
            <text:p>Projektplanung</text:p>
          </table:table-cell>
          <table:table-cell table:formula="of:=IF([.$G211];[$Themenliste.$D217];&quot;&quot;)" office:value-type="string" office:string-value="a" calcext:value-type="string">
            <text:p>a</text:p>
          </table:table-cell>
          <table:table-cell table:formula="of:=IF([.$G211];[$Themenliste.$E169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211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 office:value-type="string" office:string-value="3" calcext:value-type="string">
            <text:p>3</text:p>
          </table:table-cell>
          <table:table-cell table:style-name="ce28" table:formula="of:=AND([.K211];[.L211])" office:value-type="boolean" office:boolean-value="true" calcext:value-type="boolean">
            <text:p>WAHR</text:p>
          </table:table-cell>
          <table:table-cell table:style-name="ce28" table:formula="of:=AND([$Themenliste.$K217] = 1;[$Variablen.$A$2] = 1)" office:value-type="boolean" office:boolean-value="false" calcext:value-type="boolean">
            <text:p>FALSCH</text:p>
          </table:table-cell>
          <table:table-cell table:style-name="ce28" table:formula="of:=AND([$Themenliste.$L217] = 1;[$Variablen.$B$2] = 1)" office:value-type="boolean" office:boolean-value="false" calcext:value-type="boolean">
            <text:p>FALSCH</text:p>
          </table:table-cell>
          <table:table-cell table:style-name="ce28" table:formula="of:=AND([$Themenliste.$M217] = 1;[$Variablen.$C$2] = 1)" office:value-type="boolean" office:boolean-value="true" calcext:value-type="boolean">
            <text:p>WAHR</text:p>
          </table:table-cell>
          <table:table-cell table:style-name="ce28" table:formula="of:=OR([.H211];[.I211];[.J211])" office:value-type="boolean" office:boolean-value="true" calcext:value-type="boolean">
            <text:p>WAHR</text:p>
          </table:table-cell>
          <table:table-cell table:style-name="ce28" table:formula="of:=IF([$Themenliste.$J217] = 1)" office:value-type="boolean" office:boolean-value="true" calcext:value-type="boolean">
            <text:p>WAHR</text:p>
          </table:table-cell>
          <table:table-cell table:style-name="ce28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2];[$Themenliste.$A218];&quot;&quot;)" office:value-type="string" office:string-value="10.2.b" calcext:value-type="string">
            <text:p>10.2.b</text:p>
          </table:table-cell>
          <table:table-cell table:formula="of:=IF([.$G212];[$Themenliste.$B218];&quot;&quot;)" office:value-type="string" office:string-value="Fachaufgaben im Einsatzgebiet" calcext:value-type="string">
            <text:p>Fachaufgaben im Einsatzgebiet</text:p>
          </table:table-cell>
          <table:table-cell table:formula="of:=IF([.$G212];[$Themenliste.$C218];&quot;&quot;)" office:value-type="string" office:string-value="Projektplanung" calcext:value-type="string">
            <text:p>Projektplanung</text:p>
          </table:table-cell>
          <table:table-cell table:formula="of:=IF([.$G212];[$Themenliste.$D218];&quot;&quot;)" office:value-type="string" office:string-value="b" calcext:value-type="string">
            <text:p>b</text:p>
          </table:table-cell>
          <table:table-cell table:formula="of:=IF([.$G212];[$Themenliste.$E170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212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 office:value-type="string" office:string-value="3" calcext:value-type="string">
            <text:p>3</text:p>
          </table:table-cell>
          <table:table-cell table:style-name="ce28" table:formula="of:=AND([.K212];[.L212])" office:value-type="boolean" office:boolean-value="true" calcext:value-type="boolean">
            <text:p>WAHR</text:p>
          </table:table-cell>
          <table:table-cell table:style-name="ce28" table:formula="of:=AND([$Themenliste.$K218] = 1;[$Variablen.$A$2] = 1)" office:value-type="boolean" office:boolean-value="false" calcext:value-type="boolean">
            <text:p>FALSCH</text:p>
          </table:table-cell>
          <table:table-cell table:style-name="ce28" table:formula="of:=AND([$Themenliste.$L218] = 1;[$Variablen.$B$2] = 1)" office:value-type="boolean" office:boolean-value="false" calcext:value-type="boolean">
            <text:p>FALSCH</text:p>
          </table:table-cell>
          <table:table-cell table:style-name="ce28" table:formula="of:=AND([$Themenliste.$M218] = 1;[$Variablen.$C$2] = 1)" office:value-type="boolean" office:boolean-value="true" calcext:value-type="boolean">
            <text:p>WAHR</text:p>
          </table:table-cell>
          <table:table-cell table:style-name="ce28" table:formula="of:=OR([.H212];[.I212];[.J212])" office:value-type="boolean" office:boolean-value="true" calcext:value-type="boolean">
            <text:p>WAHR</text:p>
          </table:table-cell>
          <table:table-cell table:style-name="ce28" table:formula="of:=IF([$Themenliste.$J218] = 1)" office:value-type="boolean" office:boolean-value="true" calcext:value-type="boolean">
            <text:p>WAHR</text:p>
          </table:table-cell>
          <table:table-cell table:style-name="ce28" table:formula="of:=IF([$Themenliste.$I21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13];[$Themenliste.$A219];&quot;&quot;)" office:value-type="string" office:string-value="10.2.c" calcext:value-type="string">
            <text:p>10.2.c</text:p>
          </table:table-cell>
          <table:table-cell table:formula="of:=IF([.$G213];[$Themenliste.$B219];&quot;&quot;)" office:value-type="string" office:string-value="Fachaufgaben im Einsatzgebiet" calcext:value-type="string">
            <text:p>Fachaufgaben im Einsatzgebiet</text:p>
          </table:table-cell>
          <table:table-cell table:formula="of:=IF([.$G213];[$Themenliste.$C219];&quot;&quot;)" office:value-type="string" office:string-value="Projektplanung" calcext:value-type="string">
            <text:p>Projektplanung</text:p>
          </table:table-cell>
          <table:table-cell table:formula="of:=IF([.$G213];[$Themenliste.$D219];&quot;&quot;)" office:value-type="string" office:string-value="c" calcext:value-type="string">
            <text:p>c</text:p>
          </table:table-cell>
          <table:table-cell table:formula="of:=IF([.$G213];[$Themenliste.$E171];&quot;&quot;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style-name="ce22" table:formula="of:=IF([.$G213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 office:value-type="string" office:string-value="3" calcext:value-type="string">
            <text:p>3</text:p>
          </table:table-cell>
          <table:table-cell table:style-name="ce28" table:formula="of:=AND([.K213];[.L213])" office:value-type="boolean" office:boolean-value="true" calcext:value-type="boolean">
            <text:p>WAHR</text:p>
          </table:table-cell>
          <table:table-cell table:style-name="ce28" table:formula="of:=AND([$Themenliste.$K219] = 1;[$Variablen.$A$2] = 1)" office:value-type="boolean" office:boolean-value="false" calcext:value-type="boolean">
            <text:p>FALSCH</text:p>
          </table:table-cell>
          <table:table-cell table:style-name="ce28" table:formula="of:=AND([$Themenliste.$L219] = 1;[$Variablen.$B$2] = 1)" office:value-type="boolean" office:boolean-value="false" calcext:value-type="boolean">
            <text:p>FALSCH</text:p>
          </table:table-cell>
          <table:table-cell table:style-name="ce28" table:formula="of:=AND([$Themenliste.$M219] = 1;[$Variablen.$C$2] = 1)" office:value-type="boolean" office:boolean-value="true" calcext:value-type="boolean">
            <text:p>WAHR</text:p>
          </table:table-cell>
          <table:table-cell table:style-name="ce28" table:formula="of:=OR([.H213];[.I213];[.J213])" office:value-type="boolean" office:boolean-value="true" calcext:value-type="boolean">
            <text:p>WAHR</text:p>
          </table:table-cell>
          <table:table-cell table:style-name="ce28" table:formula="of:=IF([$Themenliste.$J219] = 1)" office:value-type="boolean" office:boolean-value="true" calcext:value-type="boolean">
            <text:p>WAHR</text:p>
          </table:table-cell>
          <table:table-cell table:style-name="ce28" table:formula="of:=IF([$Themenliste.$I21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214];[$Themenliste.$A220];&quot;&quot;)" office:value-type="string" office:string-value="10.2.d" calcext:value-type="string">
            <text:p>10.2.d</text:p>
          </table:table-cell>
          <table:table-cell table:formula="of:=IF([.$G214];[$Themenliste.$B220];&quot;&quot;)" office:value-type="string" office:string-value="Fachaufgaben im Einsatzgebiet" calcext:value-type="string">
            <text:p>Fachaufgaben im Einsatzgebiet</text:p>
          </table:table-cell>
          <table:table-cell table:formula="of:=IF([.$G214];[$Themenliste.$C220];&quot;&quot;)" office:value-type="string" office:string-value="Projektplanung" calcext:value-type="string">
            <text:p>Projektplanung</text:p>
          </table:table-cell>
          <table:table-cell table:formula="of:=IF([.$G214];[$Themenliste.$D220];&quot;&quot;)" office:value-type="string" office:string-value="d" calcext:value-type="string">
            <text:p>d</text:p>
          </table:table-cell>
          <table:table-cell table:formula="of:=IF([.$G214];[$Themenliste.$E172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214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 office:value-type="string" office:string-value="3" calcext:value-type="string">
            <text:p>3</text:p>
          </table:table-cell>
          <table:table-cell table:style-name="ce28" table:formula="of:=AND([.K214];[.L214])" office:value-type="boolean" office:boolean-value="true" calcext:value-type="boolean">
            <text:p>WAHR</text:p>
          </table:table-cell>
          <table:table-cell table:style-name="ce28" table:formula="of:=AND([$Themenliste.$K220] = 1;[$Variablen.$A$2] = 1)" office:value-type="boolean" office:boolean-value="false" calcext:value-type="boolean">
            <text:p>FALSCH</text:p>
          </table:table-cell>
          <table:table-cell table:style-name="ce28" table:formula="of:=AND([$Themenliste.$L220] = 1;[$Variablen.$B$2] = 1)" office:value-type="boolean" office:boolean-value="false" calcext:value-type="boolean">
            <text:p>FALSCH</text:p>
          </table:table-cell>
          <table:table-cell table:style-name="ce28" table:formula="of:=AND([$Themenliste.$M220] = 1;[$Variablen.$C$2] = 1)" office:value-type="boolean" office:boolean-value="true" calcext:value-type="boolean">
            <text:p>WAHR</text:p>
          </table:table-cell>
          <table:table-cell table:style-name="ce28" table:formula="of:=OR([.H214];[.I214];[.J214])" office:value-type="boolean" office:boolean-value="true" calcext:value-type="boolean">
            <text:p>WAHR</text:p>
          </table:table-cell>
          <table:table-cell table:style-name="ce28" table:formula="of:=IF([$Themenliste.$J220] = 1)" office:value-type="boolean" office:boolean-value="true" calcext:value-type="boolean">
            <text:p>WAHR</text:p>
          </table:table-cell>
          <table:table-cell table:style-name="ce28" table:formula="of:=IF([$Themenliste.$I22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15];[$Themenliste.$A221];&quot;&quot;)" office:value-type="string" office:string-value="10.3.a" calcext:value-type="string">
            <text:p>10.3.a</text:p>
          </table:table-cell>
          <table:table-cell table:formula="of:=IF([.$G215];[$Themenliste.$B221];&quot;&quot;)" office:value-type="string" office:string-value="Fachaufgaben im Einsatzgebiet" calcext:value-type="string">
            <text:p>Fachaufgaben im Einsatzgebiet</text:p>
          </table:table-cell>
          <table:table-cell table:formula="of:=IF([.$G215];[$Themenliste.$C221];&quot;&quot;)" office:value-type="string" office:string-value="Projektdurchführung" calcext:value-type="string">
            <text:p>Projektdurchführung</text:p>
          </table:table-cell>
          <table:table-cell table:formula="of:=IF([.$G215];[$Themenliste.$D221];&quot;&quot;)" office:value-type="string" office:string-value="a" calcext:value-type="string">
            <text:p>a</text:p>
          </table:table-cell>
          <table:table-cell table:formula="of:=IF([.$G215];[$Themenliste.$E173];&quot;&quot;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style-name="ce22" table:formula="of:=IF([.$G215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 office:value-type="string" office:string-value="3" calcext:value-type="string">
            <text:p>3</text:p>
          </table:table-cell>
          <table:table-cell table:style-name="ce28" table:formula="of:=AND([.K215];[.L215])" office:value-type="boolean" office:boolean-value="true" calcext:value-type="boolean">
            <text:p>WAHR</text:p>
          </table:table-cell>
          <table:table-cell table:style-name="ce28" table:formula="of:=AND([$Themenliste.$K221] = 1;[$Variablen.$A$2] = 1)" office:value-type="boolean" office:boolean-value="false" calcext:value-type="boolean">
            <text:p>FALSCH</text:p>
          </table:table-cell>
          <table:table-cell table:style-name="ce28" table:formula="of:=AND([$Themenliste.$L221] = 1;[$Variablen.$B$2] = 1)" office:value-type="boolean" office:boolean-value="false" calcext:value-type="boolean">
            <text:p>FALSCH</text:p>
          </table:table-cell>
          <table:table-cell table:style-name="ce28" table:formula="of:=AND([$Themenliste.$M221] = 1;[$Variablen.$C$2] = 1)" office:value-type="boolean" office:boolean-value="true" calcext:value-type="boolean">
            <text:p>WAHR</text:p>
          </table:table-cell>
          <table:table-cell table:style-name="ce28" table:formula="of:=OR([.H215];[.I215];[.J215])" office:value-type="boolean" office:boolean-value="true" calcext:value-type="boolean">
            <text:p>WAHR</text:p>
          </table:table-cell>
          <table:table-cell table:style-name="ce28" table:formula="of:=IF([$Themenliste.$J221] = 1)" office:value-type="boolean" office:boolean-value="true" calcext:value-type="boolean">
            <text:p>WAHR</text:p>
          </table:table-cell>
          <table:table-cell table:style-name="ce28" table:formula="of:=IF([$Themenliste.$I22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16];[$Themenliste.$A222];&quot;&quot;)" office:value-type="string" office:string-value="10.3.b" calcext:value-type="string">
            <text:p>10.3.b</text:p>
          </table:table-cell>
          <table:table-cell table:formula="of:=IF([.$G216];[$Themenliste.$B222];&quot;&quot;)" office:value-type="string" office:string-value="Fachaufgaben im Einsatzgebiet" calcext:value-type="string">
            <text:p>Fachaufgaben im Einsatzgebiet</text:p>
          </table:table-cell>
          <table:table-cell table:formula="of:=IF([.$G216];[$Themenliste.$C222];&quot;&quot;)" office:value-type="string" office:string-value="Projektdurchführung" calcext:value-type="string">
            <text:p>Projektdurchführung</text:p>
          </table:table-cell>
          <table:table-cell table:formula="of:=IF([.$G216];[$Themenliste.$D222];&quot;&quot;)" office:value-type="string" office:string-value="b" calcext:value-type="string">
            <text:p>b</text:p>
          </table:table-cell>
          <table:table-cell table:formula="of:=IF([.$G216];[$Themenliste.$E174];&quot;&quot;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style-name="ce22" table:formula="of:=IF([.$G216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 office:value-type="string" office:string-value="3" calcext:value-type="string">
            <text:p>3</text:p>
          </table:table-cell>
          <table:table-cell table:style-name="ce28" table:formula="of:=AND([.K216];[.L216])" office:value-type="boolean" office:boolean-value="true" calcext:value-type="boolean">
            <text:p>WAHR</text:p>
          </table:table-cell>
          <table:table-cell table:style-name="ce28" table:formula="of:=AND([$Themenliste.$K222] = 1;[$Variablen.$A$2] = 1)" office:value-type="boolean" office:boolean-value="false" calcext:value-type="boolean">
            <text:p>FALSCH</text:p>
          </table:table-cell>
          <table:table-cell table:style-name="ce28" table:formula="of:=AND([$Themenliste.$L222] = 1;[$Variablen.$B$2] = 1)" office:value-type="boolean" office:boolean-value="false" calcext:value-type="boolean">
            <text:p>FALSCH</text:p>
          </table:table-cell>
          <table:table-cell table:style-name="ce28" table:formula="of:=AND([$Themenliste.$M222] = 1;[$Variablen.$C$2] = 1)" office:value-type="boolean" office:boolean-value="true" calcext:value-type="boolean">
            <text:p>WAHR</text:p>
          </table:table-cell>
          <table:table-cell table:style-name="ce28" table:formula="of:=OR([.H216];[.I216];[.J216])" office:value-type="boolean" office:boolean-value="true" calcext:value-type="boolean">
            <text:p>WAHR</text:p>
          </table:table-cell>
          <table:table-cell table:style-name="ce28" table:formula="of:=IF([$Themenliste.$J222] = 1)" office:value-type="boolean" office:boolean-value="true" calcext:value-type="boolean">
            <text:p>WAHR</text:p>
          </table:table-cell>
          <table:table-cell table:style-name="ce28" table:formula="of:=IF([$Themenliste.$I22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17];[$Themenliste.$A223];&quot;&quot;)" office:value-type="string" office:string-value="10.3.c" calcext:value-type="string">
            <text:p>10.3.c</text:p>
          </table:table-cell>
          <table:table-cell table:formula="of:=IF([.$G217];[$Themenliste.$B223];&quot;&quot;)" office:value-type="string" office:string-value="Fachaufgaben im Einsatzgebiet" calcext:value-type="string">
            <text:p>Fachaufgaben im Einsatzgebiet</text:p>
          </table:table-cell>
          <table:table-cell table:formula="of:=IF([.$G217];[$Themenliste.$C223];&quot;&quot;)" office:value-type="string" office:string-value="Projektdurchführung" calcext:value-type="string">
            <text:p>Projektdurchführung</text:p>
          </table:table-cell>
          <table:table-cell table:formula="of:=IF([.$G217];[$Themenliste.$D223];&quot;&quot;)" office:value-type="string" office:string-value="c" calcext:value-type="string">
            <text:p>c</text:p>
          </table:table-cell>
          <table:table-cell table:formula="of:=IF([.$G217];[$Themenliste.$E175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217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 office:value-type="string" office:string-value="3" calcext:value-type="string">
            <text:p>3</text:p>
          </table:table-cell>
          <table:table-cell table:style-name="ce28" table:formula="of:=AND([.K217];[.L217])" office:value-type="boolean" office:boolean-value="true" calcext:value-type="boolean">
            <text:p>WAHR</text:p>
          </table:table-cell>
          <table:table-cell table:style-name="ce28" table:formula="of:=AND([$Themenliste.$K223] = 1;[$Variablen.$A$2] = 1)" office:value-type="boolean" office:boolean-value="false" calcext:value-type="boolean">
            <text:p>FALSCH</text:p>
          </table:table-cell>
          <table:table-cell table:style-name="ce28" table:formula="of:=AND([$Themenliste.$L223] = 1;[$Variablen.$B$2] = 1)" office:value-type="boolean" office:boolean-value="false" calcext:value-type="boolean">
            <text:p>FALSCH</text:p>
          </table:table-cell>
          <table:table-cell table:style-name="ce28" table:formula="of:=AND([$Themenliste.$M223] = 1;[$Variablen.$C$2] = 1)" office:value-type="boolean" office:boolean-value="true" calcext:value-type="boolean">
            <text:p>WAHR</text:p>
          </table:table-cell>
          <table:table-cell table:style-name="ce28" table:formula="of:=OR([.H217];[.I217];[.J217])" office:value-type="boolean" office:boolean-value="true" calcext:value-type="boolean">
            <text:p>WAHR</text:p>
          </table:table-cell>
          <table:table-cell table:style-name="ce28" table:formula="of:=IF([$Themenliste.$J223] = 1)" office:value-type="boolean" office:boolean-value="true" calcext:value-type="boolean">
            <text:p>WAHR</text:p>
          </table:table-cell>
          <table:table-cell table:style-name="ce28" table:formula="of:=IF([$Themenliste.$I22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18];[$Themenliste.$A224];&quot;&quot;)" office:value-type="string" office:string-value="10.3.d" calcext:value-type="string">
            <text:p>10.3.d</text:p>
          </table:table-cell>
          <table:table-cell table:formula="of:=IF([.$G218];[$Themenliste.$B224];&quot;&quot;)" office:value-type="string" office:string-value="Fachaufgaben im Einsatzgebiet" calcext:value-type="string">
            <text:p>Fachaufgaben im Einsatzgebiet</text:p>
          </table:table-cell>
          <table:table-cell table:formula="of:=IF([.$G218];[$Themenliste.$C224];&quot;&quot;)" office:value-type="string" office:string-value="Projektdurchführung" calcext:value-type="string">
            <text:p>Projektdurchführung</text:p>
          </table:table-cell>
          <table:table-cell table:formula="of:=IF([.$G218];[$Themenliste.$D224];&quot;&quot;)" office:value-type="string" office:string-value="d" calcext:value-type="string">
            <text:p>d</text:p>
          </table:table-cell>
          <table:table-cell table:formula="of:=IF([.$G218];[$Themenliste.$E176];&quot;&quot;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style-name="ce22" table:formula="of:=IF([.$G218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 office:value-type="string" office:string-value="3" calcext:value-type="string">
            <text:p>3</text:p>
          </table:table-cell>
          <table:table-cell table:style-name="ce28" table:formula="of:=AND([.K218];[.L218])" office:value-type="boolean" office:boolean-value="true" calcext:value-type="boolean">
            <text:p>WAHR</text:p>
          </table:table-cell>
          <table:table-cell table:style-name="ce28" table:formula="of:=AND([$Themenliste.$K224] = 1;[$Variablen.$A$2] = 1)" office:value-type="boolean" office:boolean-value="false" calcext:value-type="boolean">
            <text:p>FALSCH</text:p>
          </table:table-cell>
          <table:table-cell table:style-name="ce28" table:formula="of:=AND([$Themenliste.$L224] = 1;[$Variablen.$B$2] = 1)" office:value-type="boolean" office:boolean-value="false" calcext:value-type="boolean">
            <text:p>FALSCH</text:p>
          </table:table-cell>
          <table:table-cell table:style-name="ce28" table:formula="of:=AND([$Themenliste.$M224] = 1;[$Variablen.$C$2] = 1)" office:value-type="boolean" office:boolean-value="true" calcext:value-type="boolean">
            <text:p>WAHR</text:p>
          </table:table-cell>
          <table:table-cell table:style-name="ce28" table:formula="of:=OR([.H218];[.I218];[.J218])" office:value-type="boolean" office:boolean-value="true" calcext:value-type="boolean">
            <text:p>WAHR</text:p>
          </table:table-cell>
          <table:table-cell table:style-name="ce28" table:formula="of:=IF([$Themenliste.$J224] = 1)" office:value-type="boolean" office:boolean-value="true" calcext:value-type="boolean">
            <text:p>WAHR</text:p>
          </table:table-cell>
          <table:table-cell table:style-name="ce28" table:formula="of:=IF([$Themenliste.$I224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20">
          <table:table-cell table:formula="of:=IF([.$G219];[$Themenliste.$A225];&quot;&quot;)" office:value-type="string" office:string-value="10.3.e" calcext:value-type="string">
            <text:p>10.3.e</text:p>
          </table:table-cell>
          <table:table-cell table:formula="of:=IF([.$G219];[$Themenliste.$B225];&quot;&quot;)" office:value-type="string" office:string-value="Fachaufgaben im Einsatzgebiet" calcext:value-type="string">
            <text:p>Fachaufgaben im Einsatzgebiet</text:p>
          </table:table-cell>
          <table:table-cell table:formula="of:=IF([.$G219];[$Themenliste.$C225];&quot;&quot;)" office:value-type="string" office:string-value="Projektdurchführung" calcext:value-type="string">
            <text:p>Projektdurchführung</text:p>
          </table:table-cell>
          <table:table-cell table:formula="of:=IF([.$G219];[$Themenliste.$D225];&quot;&quot;)" office:value-type="string" office:string-value="e" calcext:value-type="string">
            <text:p>e</text:p>
          </table:table-cell>
          <table:table-cell table:formula="of:=IF([.$G219];[$Themenliste.$E177];&quot;&quot;)" office:value-type="string" office:string-value="Einführung von Systemlösungen unter Brücksichtigung der organisatorischen und terminlichen Vorgaben mit Kunden abstimmen und kontrollieren" calcext:value-type="string">
            <text:p>Einführung von Systemlösungen unter Brücksichtigung der organisatorischen und terminlichen Vorgaben mit Kunden abstimmen und kontrollieren</text:p>
          </table:table-cell>
          <table:table-cell table:style-name="ce22" table:formula="of:=IF([.$G219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 office:value-type="string" office:string-value="3" calcext:value-type="string">
            <text:p>3</text:p>
          </table:table-cell>
          <table:table-cell table:style-name="ce28" table:formula="of:=AND([.K219];[.L219])" office:value-type="boolean" office:boolean-value="true" calcext:value-type="boolean">
            <text:p>WAHR</text:p>
          </table:table-cell>
          <table:table-cell table:style-name="ce28" table:formula="of:=AND([$Themenliste.$K225] = 1;[$Variablen.$A$2] = 1)" office:value-type="boolean" office:boolean-value="false" calcext:value-type="boolean">
            <text:p>FALSCH</text:p>
          </table:table-cell>
          <table:table-cell table:style-name="ce28" table:formula="of:=AND([$Themenliste.$L225] = 1;[$Variablen.$B$2] = 1)" office:value-type="boolean" office:boolean-value="false" calcext:value-type="boolean">
            <text:p>FALSCH</text:p>
          </table:table-cell>
          <table:table-cell table:style-name="ce28" table:formula="of:=AND([$Themenliste.$M225] = 1;[$Variablen.$C$2] = 1)" office:value-type="boolean" office:boolean-value="true" calcext:value-type="boolean">
            <text:p>WAHR</text:p>
          </table:table-cell>
          <table:table-cell table:style-name="ce28" table:formula="of:=OR([.H219];[.I219];[.J219])" office:value-type="boolean" office:boolean-value="true" calcext:value-type="boolean">
            <text:p>WAHR</text:p>
          </table:table-cell>
          <table:table-cell table:style-name="ce28" table:formula="of:=IF([$Themenliste.$J225] = 1)" office:value-type="boolean" office:boolean-value="true" calcext:value-type="boolean">
            <text:p>WAHR</text:p>
          </table:table-cell>
          <table:table-cell table:style-name="ce28" table:formula="of:=IF([$Themenliste.$I225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7">
          <table:table-cell table:formula="of:=IF([.$G220];[$Themenliste.$A226];&quot;&quot;)" office:value-type="string" office:string-value="10.4.a" calcext:value-type="string">
            <text:p>10.4.a</text:p>
          </table:table-cell>
          <table:table-cell table:formula="of:=IF([.$G220];[$Themenliste.$B226];&quot;&quot;)" office:value-type="string" office:string-value="Fachaufgaben im Einsatzgebiet" calcext:value-type="string">
            <text:p>Fachaufgaben im Einsatzgebiet</text:p>
          </table:table-cell>
          <table:table-cell table:formula="of:=IF([.$G220];[$Themenliste.$C226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0];[$Themenliste.$D226];&quot;&quot;)" office:value-type="string" office:string-value="a" calcext:value-type="string">
            <text:p>a</text:p>
          </table:table-cell>
          <table:table-cell table:formula="of:=IF([.$G220];[$Themenliste.$E178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220];CONCATENATE(IF([$Themenliste.$K226] = 1;&quot;1&quot;;&quot;&quot;);IF(AND([$Themenliste.$K226] = 1;OR([$Themenliste.$L226] = 1;[$Themenliste.$M226] = 1));&quot;,&quot;;&quot;&quot;);IF([$Themenliste.$L226] = 1;&quot;2&quot;;&quot;&quot;);IF(AND([$Themenliste.$L226] = 1;[$Themenliste.$M226] = 1);&quot;,&quot;;&quot;&quot;);IF([$Themenliste.$M226] = 1;&quot;3&quot;;&quot;&quot;));&quot;&quot;)" office:value-type="string" office:string-value="3" calcext:value-type="string">
            <text:p>3</text:p>
          </table:table-cell>
          <table:table-cell table:style-name="ce28" table:formula="of:=AND([.K220];[.L220])" office:value-type="boolean" office:boolean-value="true" calcext:value-type="boolean">
            <text:p>WAHR</text:p>
          </table:table-cell>
          <table:table-cell table:style-name="ce28" table:formula="of:=AND([$Themenliste.$K226] = 1;[$Variablen.$A$2] = 1)" office:value-type="boolean" office:boolean-value="false" calcext:value-type="boolean">
            <text:p>FALSCH</text:p>
          </table:table-cell>
          <table:table-cell table:style-name="ce28" table:formula="of:=AND([$Themenliste.$L226] = 1;[$Variablen.$B$2] = 1)" office:value-type="boolean" office:boolean-value="false" calcext:value-type="boolean">
            <text:p>FALSCH</text:p>
          </table:table-cell>
          <table:table-cell table:style-name="ce28" table:formula="of:=AND([$Themenliste.$M226] = 1;[$Variablen.$C$2] = 1)" office:value-type="boolean" office:boolean-value="true" calcext:value-type="boolean">
            <text:p>WAHR</text:p>
          </table:table-cell>
          <table:table-cell table:style-name="ce28" table:formula="of:=OR([.H220];[.I220];[.J220])" office:value-type="boolean" office:boolean-value="true" calcext:value-type="boolean">
            <text:p>WAHR</text:p>
          </table:table-cell>
          <table:table-cell table:style-name="ce28" table:formula="of:=IF([$Themenliste.$J226] = 1)" office:value-type="boolean" office:boolean-value="true" calcext:value-type="boolean">
            <text:p>WAHR</text:p>
          </table:table-cell>
          <table:table-cell table:style-name="ce28" table:formula="of:=IF([$Themenliste.$I226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19">
          <table:table-cell table:formula="of:=IF([.$G221];[$Themenliste.$A227];&quot;&quot;)" office:value-type="string" office:string-value="10.4.b" calcext:value-type="string">
            <text:p>10.4.b</text:p>
          </table:table-cell>
          <table:table-cell table:formula="of:=IF([.$G221];[$Themenliste.$B227];&quot;&quot;)" office:value-type="string" office:string-value="Fachaufgaben im Einsatzgebiet" calcext:value-type="string">
            <text:p>Fachaufgaben im Einsatzgebiet</text:p>
          </table:table-cell>
          <table:table-cell table:formula="of:=IF([.$G221];[$Themenliste.$C227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1];[$Themenliste.$D227];&quot;&quot;)" office:value-type="string" office:string-value="b" calcext:value-type="string">
            <text:p>b</text:p>
          </table:table-cell>
          <table:table-cell table:formula="of:=IF([.$G221];[$Themenliste.$E179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221];CONCATENATE(IF([$Themenliste.$K227] = 1;&quot;1&quot;;&quot;&quot;);IF(AND([$Themenliste.$K227] = 1;OR([$Themenliste.$L227] = 1;[$Themenliste.$M227] = 1));&quot;,&quot;;&quot;&quot;);IF([$Themenliste.$L227] = 1;&quot;2&quot;;&quot;&quot;);IF(AND([$Themenliste.$L227] = 1;[$Themenliste.$M227] = 1);&quot;,&quot;;&quot;&quot;);IF([$Themenliste.$M227] = 1;&quot;3&quot;;&quot;&quot;));&quot;&quot;)" office:value-type="string" office:string-value="3" calcext:value-type="string">
            <text:p>3</text:p>
          </table:table-cell>
          <table:table-cell table:style-name="ce28" table:formula="of:=AND([.K221];[.L221])" office:value-type="boolean" office:boolean-value="true" calcext:value-type="boolean">
            <text:p>WAHR</text:p>
          </table:table-cell>
          <table:table-cell table:style-name="ce28" table:formula="of:=AND([$Themenliste.$K227] = 1;[$Variablen.$A$2] = 1)" office:value-type="boolean" office:boolean-value="false" calcext:value-type="boolean">
            <text:p>FALSCH</text:p>
          </table:table-cell>
          <table:table-cell table:style-name="ce28" table:formula="of:=AND([$Themenliste.$L227] = 1;[$Variablen.$B$2] = 1)" office:value-type="boolean" office:boolean-value="false" calcext:value-type="boolean">
            <text:p>FALSCH</text:p>
          </table:table-cell>
          <table:table-cell table:style-name="ce28" table:formula="of:=AND([$Themenliste.$M227] = 1;[$Variablen.$C$2] = 1)" office:value-type="boolean" office:boolean-value="true" calcext:value-type="boolean">
            <text:p>WAHR</text:p>
          </table:table-cell>
          <table:table-cell table:style-name="ce28" table:formula="of:=OR([.H221];[.I221];[.J221])" office:value-type="boolean" office:boolean-value="true" calcext:value-type="boolean">
            <text:p>WAHR</text:p>
          </table:table-cell>
          <table:table-cell table:style-name="ce28" table:formula="of:=IF([$Themenliste.$J227] = 1)" office:value-type="boolean" office:boolean-value="true" calcext:value-type="boolean">
            <text:p>WAHR</text:p>
          </table:table-cell>
          <table:table-cell table:style-name="ce28" table:formula="of:=IF([$Themenliste.$I227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19">
          <table:table-cell table:formula="of:=IF([.$G222];[$Themenliste.$A228];&quot;&quot;)" office:value-type="string" office:string-value="10.4.c" calcext:value-type="string">
            <text:p>10.4.c</text:p>
          </table:table-cell>
          <table:table-cell table:formula="of:=IF([.$G222];[$Themenliste.$B228];&quot;&quot;)" office:value-type="string" office:string-value="Fachaufgaben im Einsatzgebiet" calcext:value-type="string">
            <text:p>Fachaufgaben im Einsatzgebiet</text:p>
          </table:table-cell>
          <table:table-cell table:formula="of:=IF([.$G222];[$Themenliste.$C22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2];[$Themenliste.$D228];&quot;&quot;)" office:value-type="string" office:string-value="c" calcext:value-type="string">
            <text:p>c</text:p>
          </table:table-cell>
          <table:table-cell table:formula="of:=IF([.$G222];[$Themenliste.$E180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222];CONCATENATE(IF([$Themenliste.$K228] = 1;&quot;1&quot;;&quot;&quot;);IF(AND([$Themenliste.$K228] = 1;OR([$Themenliste.$L228] = 1;[$Themenliste.$M228] = 1));&quot;,&quot;;&quot;&quot;);IF([$Themenliste.$L228] = 1;&quot;2&quot;;&quot;&quot;);IF(AND([$Themenliste.$L228] = 1;[$Themenliste.$M228] = 1);&quot;,&quot;;&quot;&quot;);IF([$Themenliste.$M228] = 1;&quot;3&quot;;&quot;&quot;));&quot;&quot;)" office:value-type="string" office:string-value="3" calcext:value-type="string">
            <text:p>3</text:p>
          </table:table-cell>
          <table:table-cell table:style-name="ce28" table:formula="of:=AND([.K222];[.L222])" office:value-type="boolean" office:boolean-value="true" calcext:value-type="boolean">
            <text:p>WAHR</text:p>
          </table:table-cell>
          <table:table-cell table:style-name="ce28" table:formula="of:=AND([$Themenliste.$K228] = 1;[$Variablen.$A$2] = 1)" office:value-type="boolean" office:boolean-value="false" calcext:value-type="boolean">
            <text:p>FALSCH</text:p>
          </table:table-cell>
          <table:table-cell table:style-name="ce28" table:formula="of:=AND([$Themenliste.$L228] = 1;[$Variablen.$B$2] = 1)" office:value-type="boolean" office:boolean-value="false" calcext:value-type="boolean">
            <text:p>FALSCH</text:p>
          </table:table-cell>
          <table:table-cell table:style-name="ce28" table:formula="of:=AND([$Themenliste.$M228] = 1;[$Variablen.$C$2] = 1)" office:value-type="boolean" office:boolean-value="true" calcext:value-type="boolean">
            <text:p>WAHR</text:p>
          </table:table-cell>
          <table:table-cell table:style-name="ce28" table:formula="of:=OR([.H222];[.I222];[.J222])" office:value-type="boolean" office:boolean-value="true" calcext:value-type="boolean">
            <text:p>WAHR</text:p>
          </table:table-cell>
          <table:table-cell table:style-name="ce28" table:formula="of:=IF([$Themenliste.$J228] = 1)" office:value-type="boolean" office:boolean-value="true" calcext:value-type="boolean">
            <text:p>WAHR</text:p>
          </table:table-cell>
          <table:table-cell table:style-name="ce28" table:formula="of:=IF([$Themenliste.$I228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19">
          <table:table-cell table:formula="of:=IF([.$G223];[$Themenliste.$A229];&quot;&quot;)" office:value-type="string" office:string-value="10.4.d" calcext:value-type="string">
            <text:p>10.4.d</text:p>
          </table:table-cell>
          <table:table-cell table:formula="of:=IF([.$G223];[$Themenliste.$B229];&quot;&quot;)" office:value-type="string" office:string-value="Fachaufgaben im Einsatzgebiet" calcext:value-type="string">
            <text:p>Fachaufgaben im Einsatzgebiet</text:p>
          </table:table-cell>
          <table:table-cell table:formula="of:=IF([.$G223];[$Themenliste.$C229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3];[$Themenliste.$D229];&quot;&quot;)" office:value-type="string" office:string-value="d" calcext:value-type="string">
            <text:p>d</text:p>
          </table:table-cell>
          <table:table-cell table:formula="of:=IF([.$G223];[$Themenliste.$E181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223];CONCATENATE(IF([$Themenliste.$K229] = 1;&quot;1&quot;;&quot;&quot;);IF(AND([$Themenliste.$K229] = 1;OR([$Themenliste.$L229] = 1;[$Themenliste.$M229] = 1));&quot;,&quot;;&quot;&quot;);IF([$Themenliste.$L229] = 1;&quot;2&quot;;&quot;&quot;);IF(AND([$Themenliste.$L229] = 1;[$Themenliste.$M229] = 1);&quot;,&quot;;&quot;&quot;);IF([$Themenliste.$M229] = 1;&quot;3&quot;;&quot;&quot;));&quot;&quot;)" office:value-type="string" office:string-value="3" calcext:value-type="string">
            <text:p>3</text:p>
          </table:table-cell>
          <table:table-cell table:style-name="ce28" table:formula="of:=AND([.K223];[.L223])" office:value-type="boolean" office:boolean-value="true" calcext:value-type="boolean">
            <text:p>WAHR</text:p>
          </table:table-cell>
          <table:table-cell table:style-name="ce28" table:formula="of:=AND([$Themenliste.$K229] = 1;[$Variablen.$A$2] = 1)" office:value-type="boolean" office:boolean-value="false" calcext:value-type="boolean">
            <text:p>FALSCH</text:p>
          </table:table-cell>
          <table:table-cell table:style-name="ce28" table:formula="of:=AND([$Themenliste.$L229] = 1;[$Variablen.$B$2] = 1)" office:value-type="boolean" office:boolean-value="false" calcext:value-type="boolean">
            <text:p>FALSCH</text:p>
          </table:table-cell>
          <table:table-cell table:style-name="ce28" table:formula="of:=AND([$Themenliste.$M229] = 1;[$Variablen.$C$2] = 1)" office:value-type="boolean" office:boolean-value="true" calcext:value-type="boolean">
            <text:p>WAHR</text:p>
          </table:table-cell>
          <table:table-cell table:style-name="ce28" table:formula="of:=OR([.H223];[.I223];[.J223])" office:value-type="boolean" office:boolean-value="true" calcext:value-type="boolean">
            <text:p>WAHR</text:p>
          </table:table-cell>
          <table:table-cell table:style-name="ce28" table:formula="of:=IF([$Themenliste.$J229] = 1)" office:value-type="boolean" office:boolean-value="true" calcext:value-type="boolean">
            <text:p>WAHR</text:p>
          </table:table-cell>
          <table:table-cell table:style-name="ce28" table:formula="of:=IF([$Themenliste.$I229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7">
          <table:table-cell table:formula="of:=IF([.$G224];[$Themenliste.$A230];&quot;&quot;)" office:value-type="string" office:string-value="10.4.e" calcext:value-type="string">
            <text:p>10.4.e</text:p>
          </table:table-cell>
          <table:table-cell table:formula="of:=IF([.$G224];[$Themenliste.$B230];&quot;&quot;)" office:value-type="string" office:string-value="Fachaufgaben im Einsatzgebiet" calcext:value-type="string">
            <text:p>Fachaufgaben im Einsatzgebiet</text:p>
          </table:table-cell>
          <table:table-cell table:formula="of:=IF([.$G224];[$Themenliste.$C230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4];[$Themenliste.$D230];&quot;&quot;)" office:value-type="string" office:string-value="e" calcext:value-type="string">
            <text:p>e</text:p>
          </table:table-cell>
          <table:table-cell table:formula="of:=IF([.$G224];[$Themenliste.$E182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224];CONCATENATE(IF([$Themenliste.$K230] = 1;&quot;1&quot;;&quot;&quot;);IF(AND([$Themenliste.$K230] = 1;OR([$Themenliste.$L230] = 1;[$Themenliste.$M230] = 1));&quot;,&quot;;&quot;&quot;);IF([$Themenliste.$L230] = 1;&quot;2&quot;;&quot;&quot;);IF(AND([$Themenliste.$L230] = 1;[$Themenliste.$M230] = 1);&quot;,&quot;;&quot;&quot;);IF([$Themenliste.$M230] = 1;&quot;3&quot;;&quot;&quot;));&quot;&quot;)" office:value-type="string" office:string-value="3" calcext:value-type="string">
            <text:p>3</text:p>
          </table:table-cell>
          <table:table-cell table:style-name="ce28" table:formula="of:=AND([.K224];[.L224])" office:value-type="boolean" office:boolean-value="true" calcext:value-type="boolean">
            <text:p>WAHR</text:p>
          </table:table-cell>
          <table:table-cell table:style-name="ce28" table:formula="of:=AND([$Themenliste.$K230] = 1;[$Variablen.$A$2] = 1)" office:value-type="boolean" office:boolean-value="false" calcext:value-type="boolean">
            <text:p>FALSCH</text:p>
          </table:table-cell>
          <table:table-cell table:style-name="ce28" table:formula="of:=AND([$Themenliste.$L230] = 1;[$Variablen.$B$2] = 1)" office:value-type="boolean" office:boolean-value="false" calcext:value-type="boolean">
            <text:p>FALSCH</text:p>
          </table:table-cell>
          <table:table-cell table:style-name="ce28" table:formula="of:=AND([$Themenliste.$M230] = 1;[$Variablen.$C$2] = 1)" office:value-type="boolean" office:boolean-value="true" calcext:value-type="boolean">
            <text:p>WAHR</text:p>
          </table:table-cell>
          <table:table-cell table:style-name="ce28" table:formula="of:=OR([.H224];[.I224];[.J224])" office:value-type="boolean" office:boolean-value="true" calcext:value-type="boolean">
            <text:p>WAHR</text:p>
          </table:table-cell>
          <table:table-cell table:style-name="ce28" table:formula="of:=IF([$Themenliste.$J230] = 1)" office:value-type="boolean" office:boolean-value="true" calcext:value-type="boolean">
            <text:p>WAHR</text:p>
          </table:table-cell>
          <table:table-cell table:style-name="ce28" table:formula="of:=IF([$Themenliste.$I230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22">
          <table:table-cell table:formula="of:=IF([.$G225];[$Themenliste.$A231];&quot;&quot;)">
            <text:p/>
          </table:table-cell>
          <table:table-cell table:formula="of:=IF([.$G225];[$Themenliste.$B231];&quot;&quot;)">
            <text:p/>
          </table:table-cell>
          <table:table-cell table:formula="of:=IF([.$G225];[$Themenliste.$C231];&quot;&quot;)">
            <text:p/>
          </table:table-cell>
          <table:table-cell table:formula="of:=IF([.$G225];[$Themenliste.$D231];&quot;&quot;)">
            <text:p/>
          </table:table-cell>
          <table:table-cell table:formula="of:=IF([.$G225];[$Themenliste.$E231];&quot;&quot;)">
            <text:p/>
          </table:table-cell>
          <table:table-cell table:style-name="ce22" table:formula="of:=IF([.$G225];CONCATENATE(IF([$Themenliste.$K231] = 1;&quot;1&quot;;&quot;&quot;);IF(AND([$Themenliste.$K231] = 1;OR([$Themenliste.$L231] = 1;[$Themenliste.$M231] = 1));&quot;,&quot;;&quot;&quot;);IF([$Themenliste.$L231] = 1;&quot;2&quot;;&quot;&quot;);IF(AND([$Themenliste.$L231] = 1;[$Themenliste.$M231] = 1);&quot;,&quot;;&quot;&quot;);IF([$Themenliste.$M231] = 1;&quot;3&quot;;&quot;&quot;));&quot;&quot;)">
            <text:p/>
          </table:table-cell>
          <table:table-cell table:style-name="ce28" table:formula="of:=AND([.K225];[.L225])" office:value-type="boolean" office:boolean-value="false" calcext:value-type="boolean">
            <text:p>FALSCH</text:p>
          </table:table-cell>
          <table:table-cell table:style-name="ce28" table:formula="of:=AND([$Themenliste.$K231] = 1;[$Variablen.$A$2] = 1)" office:value-type="boolean" office:boolean-value="false" calcext:value-type="boolean">
            <text:p>FALSCH</text:p>
          </table:table-cell>
          <table:table-cell table:style-name="ce28" table:formula="of:=AND([$Themenliste.$L231] = 1;[$Variablen.$B$2] = 1)" office:value-type="boolean" office:boolean-value="false" calcext:value-type="boolean">
            <text:p>FALSCH</text:p>
          </table:table-cell>
          <table:table-cell table:style-name="ce28" table:formula="of:=AND([$Themenliste.$M231] = 1;[$Variablen.$C$2] = 1)" office:value-type="boolean" office:boolean-value="false" calcext:value-type="boolean">
            <text:p>FALSCH</text:p>
          </table:table-cell>
          <table:table-cell table:style-name="ce28" table:formula="of:=OR([.H225];[.I225];[.J225])" office:value-type="boolean" office:boolean-value="false" calcext:value-type="boolean">
            <text:p>FALSCH</text:p>
          </table:table-cell>
          <table:table-cell table:style-name="ce28" table:formula="of:=IF([$Themenliste.$J231] = 1)" office:value-type="boolean" office:boolean-value="true" calcext:value-type="boolean">
            <text:p>WAHR</text:p>
          </table:table-cell>
          <table:table-cell table:style-name="ce28" table:formula="of:=IF([$Themenliste.$I231] = 1)" office:value-type="boolean" office:boolean-value="true" calcext:value-type="boolean">
            <text:p>WAHR</text:p>
          </table:table-cell>
          <table:table-cell table:number-columns-repeated="51"/>
        </table:table-row>
        <table:table-row table:style-name="ro22" table:number-rows-repeated="25">
          <table:table-cell table:number-columns-repeated="5"/>
          <table:table-cell table:style-name="ce22"/>
          <table:table-cell table:style-name="ce28" table:number-columns-repeated="7"/>
          <table:table-cell table:number-columns-repeated="51"/>
        </table:table-row>
        <table:table-row table:style-name="ro22" table:number-rows-repeated="32">
          <table:table-cell table:number-columns-repeated="6"/>
          <table:table-cell table:style-name="ce28" table:number-columns-repeated="5"/>
          <table:table-cell table:number-columns-repeated="53"/>
        </table:table-row>
        <table:table-row table:style-name="ro22" table:number-rows-repeated="1048293">
          <table:table-cell table:number-columns-repeated="64"/>
        </table:table-row>
        <table:table-row table:style-name="ro22">
          <table:table-cell table:number-columns-repeated="64"/>
        </table:table-row>
      </table:table>
      <table:table table:name="Jira_Epics" table:style-name="ta1" table:protected="true">
        <loext:table-protection loext:select-protected-cells="true" loext:select-unprotected-cells="true"/>
        <table:table-column table:style-name="co29" table:default-cell-style-name="ce74"/>
        <table:table-column table:style-name="co30" table:default-cell-style-name="ce74"/>
        <table:table-column table:style-name="co31" table:default-cell-style-name="ce74"/>
        <table:table-column table:style-name="co32" table:default-cell-style-name="ce74"/>
        <table:table-column table:style-name="co33" table:default-cell-style-name="ce74"/>
        <table:table-column table:style-name="co30" table:default-cell-style-name="ce74"/>
        <table:table-column table:style-name="co6" table:number-columns-repeated="58" table:default-cell-style-name="Default"/>
        <table:table-row table:style-name="ro3">
          <table:table-cell table:style-name="ce73" table:formula="of:=[$Variablen.$B$6]" office:value-type="string" office:string-value="Vorgangstyp" calcext:value-type="string">
            <text:p>Vorgangstyp</text:p>
          </table:table-cell>
          <table:table-cell table:style-name="ce73" table:formula="of:=[$Variablen.$E$6]" office:value-type="string" office:string-value="Zusammenfassung" calcext:value-type="string">
            <text:p>Zusammenfassung</text:p>
          </table:table-cell>
          <table:table-cell table:style-name="ce73" table:formula="of:=[$Variablen.$A$6]" office:value-type="string" office:string-value="Vorgangs-Id" calcext:value-type="string">
            <text:p>Vorgangs-Id</text:p>
          </table:table-cell>
          <table:table-cell table:style-name="ce73" table:formula="of:=[$Variablen.$D$6]" office:value-type="string" office:string-value="Übergeordnete-ID" calcext:value-type="string">
            <text:p>Übergeordnete-ID</text:p>
          </table:table-cell>
          <table:table-cell table:style-name="ce73" table:formula="of:=[$Variablen.$C$6]" office:value-type="string" office:string-value="Stichwörter" calcext:value-type="string">
            <text:p>Stichwörter</text:p>
          </table:table-cell>
          <table:table-cell table:style-name="ce73" office:value-type="string" calcext:value-type="string">
            <text:p>epic</text:p>
          </table:table-cell>
          <table:table-cell table:style-name="ce75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2];[$Abschnitte.$E2]);IF([$Abschnitte.$D2];&quot;Anwend &quot;;&quot;FiSi &quot;);&quot;&quot;);[$Abschnitte.$C2])" office:value-type="string" office:string-value="Der Ausbildungsbetrieb" calcext:value-type="string">
            <text:p>Der Ausbildungsbetrieb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Der Ausbildungsbetrieb" calcext:value-type="string">
            <text:p>Der Ausbildungsbetrieb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3];[$Abschnitte.$E3]);IF([$Abschnitte.$D3];&quot;Anwend &quot;;&quot;FiSi &quot;);&quot;&quot;);[$Abschnitte.$C3])" office:value-type="string" office:string-value="Geschäfts- und Leistungsprozesse" calcext:value-type="string">
            <text:p>Geschäfts- und Leistungsprozesse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Geschäfts- und Leistungsprozesse" calcext:value-type="string">
            <text:p>Geschäfts- und Leistungsprozess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4];[$Abschnitte.$E4]);IF([$Abschnitte.$D4];&quot;Anwend &quot;;&quot;FiSi &quot;);&quot;&quot;);[$Abschnitte.$C4])" office:value-type="string" office:string-value="Arbeitsorganisation und Arbeitstechniken" calcext:value-type="string">
            <text:p>Arbeitsorganisation und Arbeitstechniken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Arbeitsorganisation und Arbeitstechniken" calcext:value-type="string">
            <text:p>Arbeitsorganisation und Arbeitstechnik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5];[$Abschnitte.$E5]);IF([$Abschnitte.$D5];&quot;Anwend &quot;;&quot;FiSi &quot;);&quot;&quot;);[$Abschnitte.$C5]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6];[$Abschnitte.$E6]);IF([$Abschnitte.$D6];&quot;Anwend &quot;;&quot;FiSi &quot;);&quot;&quot;);[$Abschnitte.$C6])" office:value-type="string" office:string-value="Herstellen und Betreuen von Systemlösungen" calcext:value-type="string">
            <text:p>Herstellen und Betreuen von Systemlösungen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Herstellen und Betreuen von Systemlösungen" calcext:value-type="string">
            <text:p>Herstellen und Betreuen von Systemlösung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7];[$Abschnitte.$E7]);IF([$Abschnitte.$D7];&quot;Anwend &quot;;&quot;FiSi &quot;);&quot;&quot;);[$Abschnitte.$C7])" office:value-type="string" office:string-value="Systementwicklung" calcext:value-type="string">
            <text:p>Systementwicklung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Systementwicklung" calcext:value-type="string">
            <text:p>Systementwick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8];[$Abschnitte.$E8]);IF([$Abschnitte.$D8];&quot;Anwend &quot;;&quot;FiSi &quot;);&quot;&quot;);[$Abschnitte.$C8])" office:value-type="string" office:string-value="Schulung" calcext:value-type="string">
            <text:p>Schulung</text:p>
          </table:table-cell>
          <table:table-cell table:formula="of:=CONCATENATE([$Variablen.$D$2];[$Abschnitte.$A8] * 10000)" office:value-type="string" office:string-value="TEST-70000" calcext:value-type="string">
            <text:p>TEST-70000</text:p>
          </table:table-cell>
          <table:table-cell table:number-columns-repeated="2"/>
          <table:table-cell table:formula="of:=[.$B8]" office:value-type="string" office:string-value="Schulung" calcext:value-type="string">
            <text:p>Schu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9];[$Abschnitte.$E9]);IF([$Abschnitte.$D9];&quot;Anwend &quot;;&quot;FiSi &quot;);&quot;&quot;);[$Abschnitte.$C9])" office:value-type="string" office:string-value="FiSi Systemintegration" calcext:value-type="string">
            <text:p>FiSi Systemintegration</text:p>
          </table:table-cell>
          <table:table-cell table:formula="of:=CONCATENATE([$Variablen.$D$2];[$Abschnitte.$A9] * 10000)" office:value-type="string" office:string-value="TEST-80000" calcext:value-type="string">
            <text:p>TEST-80000</text:p>
          </table:table-cell>
          <table:table-cell table:number-columns-repeated="2"/>
          <table:table-cell table:formula="of:=[.$B9]" office:value-type="string" office:string-value="FiSi Systemintegration" calcext:value-type="string">
            <text:p>FiSi Systemintegratio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0];[$Abschnitte.$E10]);IF([$Abschnitte.$D10];&quot;Anwend &quot;;&quot;FiSi &quot;);&quot;&quot;);[$Abschnitte.$C10])" office:value-type="string" office:string-value="FiSi Service" calcext:value-type="string">
            <text:p>FiSi Service</text:p>
          </table:table-cell>
          <table:table-cell table:formula="of:=CONCATENATE([$Variablen.$D$2];[$Abschnitte.$A10] * 10000)" office:value-type="string" office:string-value="TEST-90000" calcext:value-type="string">
            <text:p>TEST-90000</text:p>
          </table:table-cell>
          <table:table-cell table:number-columns-repeated="2"/>
          <table:table-cell table:formula="of:=[.$B10]" office:value-type="string" office:string-value="FiSi Service" calcext:value-type="string">
            <text:p>FiSi Servic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1];[$Abschnitte.$E11]);IF([$Abschnitte.$D11];&quot;Anwend &quot;;&quot;FiSi &quot;);&quot;&quot;);[$Abschnitte.$C11])" office:value-type="string" office:string-value="FiSi Fachaufgaben im Einsatzgebiet" calcext:value-type="string">
            <text:p>FiSi Fachaufgaben im Einsatzgebiet</text:p>
          </table:table-cell>
          <table:table-cell table:formula="of:=CONCATENATE([$Variablen.$D$2];[$Abschnitte.$A11] * 10000)" office:value-type="string" office:string-value="TEST-100000" calcext:value-type="string">
            <text:p>TEST-100000</text:p>
          </table:table-cell>
          <table:table-cell table:number-columns-repeated="2"/>
          <table:table-cell table:formula="of:=[.$B11]" office:value-type="string" office:string-value="FiSi Fachaufgaben im Einsatzgebiet" calcext:value-type="string">
            <text:p>FiSi Fachaufgaben im Einsatzgebiet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2];[$Abschnitte.$E12]);IF([$Abschnitte.$D12];&quot;Anwend &quot;;&quot;FiSi &quot;);&quot;&quot;);[$Abschnitte.$C12])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formula="of:=CONCATENATE([$Variablen.$D$2];[$Abschnitte.$A12] * 10000)" office:value-type="string" office:string-value="TEST-110000" calcext:value-type="string">
            <text:p>TEST-110000</text:p>
          </table:table-cell>
          <table:table-cell table:number-columns-repeated="2"/>
          <table:table-cell table:formula="of:=[.$B12]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3];[$Abschnitte.$E13]);IF([$Abschnitte.$D13];&quot;Anwend &quot;;&quot;FiSi &quot;);&quot;&quot;);[$Abschnitte.$C13])" office:value-type="string" office:string-value="Anwend Kundenspezifische Anwendungslösungen" calcext:value-type="string">
            <text:p>Anwend Kundenspezifische Anwendungslösungen</text:p>
          </table:table-cell>
          <table:table-cell table:formula="of:=CONCATENATE([$Variablen.$D$2];[$Abschnitte.$A13] * 10000)" office:value-type="string" office:string-value="TEST-120000" calcext:value-type="string">
            <text:p>TEST-120000</text:p>
          </table:table-cell>
          <table:table-cell table:number-columns-repeated="2"/>
          <table:table-cell table:formula="of:=[.$B13]" office:value-type="string" office:string-value="Anwend Kundenspezifische Anwendungslösungen" calcext:value-type="string">
            <text:p>Anwend Kundenspezifische Anwendungslösung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4];[$Abschnitte.$E14]);IF([$Abschnitte.$D14];&quot;Anwend &quot;;&quot;FiSi &quot;);&quot;&quot;);[$Abschnitte.$C14])" office:value-type="string" office:string-value="Anwend Fachaufgaben im Einsatzgebiet" calcext:value-type="string">
            <text:p>Anwend Fachaufgaben im Einsatzgebiet</text:p>
          </table:table-cell>
          <table:table-cell table:formula="of:=CONCATENATE([$Variablen.$D$2];[$Abschnitte.$A14] * 10000)" office:value-type="string" office:string-value="TEST-130000" calcext:value-type="string">
            <text:p>TEST-130000</text:p>
          </table:table-cell>
          <table:table-cell table:number-columns-repeated="2"/>
          <table:table-cell table:formula="of:=[.$B14]" office:value-type="string" office:string-value="Anwend Fachaufgaben im Einsatzgebiet" calcext:value-type="string">
            <text:p>Anwend Fachaufgaben im Einsatzgebiet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5];[$Abschnitte.$E15]);IF([$Abschnitte.$D15];&quot;Anwend &quot;;&quot;FiSi &quot;);&quot;&quot;);[$Abschnitte.$C15])" office:value-type="string" office:string-value="Last Line" calcext:value-type="string">
            <text:p>Last Line</text:p>
          </table:table-cell>
          <table:table-cell table:formula="of:=CONCATENATE([$Variablen.$D$2];[$Abschnitte.$A15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15]" office:value-type="string" office:string-value="Last Line" calcext:value-type="string">
            <text:p>Last Line</text:p>
          </table:table-cell>
          <table:table-cell table:number-columns-repeated="58"/>
        </table:table-row>
        <table:table-row table:style-name="ro3" table:number-rows-repeated="1048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34" table:default-cell-style-name="ce77"/>
        <table:table-column table:style-name="co31" table:default-cell-style-name="ce77"/>
        <table:table-column table:style-name="co32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];[$Bereiche.$L2]);IF([$Bereiche.$K2];&quot;Fisi &quot;;&quot;Anw &quot;);&quot;&quot;);[$Bereiche.$G2])" office:value-type="string" office:string-value="Stellung, Rechtsform und Struktur" calcext:value-type="string">
            <text:p>Stellung, Rechtsform und Struktur</text:p>
          </table:table-cell>
          <table:table-cell table:formula="of:=CONCATENATE([$Variablen.$D$2];[$Bereiche.$B2]*10000+([$Bereiche.$F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];[$Bereiche.$L3]);IF([$Bereiche.$K3];&quot;Fisi &quot;;&quot;Anw &quot;);&quot;&quot;);[$Bereiche.$G3])" office:value-type="string" office:string-value="Berufsbildung, Arbeits- und Tarifrecht" calcext:value-type="string">
            <text:p>Berufsbildung, Arbeits- und Tarifrecht</text:p>
          </table:table-cell>
          <table:table-cell table:formula="of:=CONCATENATE([$Variablen.$D$2];[$Bereiche.$B3]*10000+([$Bereiche.$F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];[$Bereiche.$L4]);IF([$Bereiche.$K4];&quot;Fisi &quot;;&quot;Anw &quot;);&quot;&quot;);[$Bereiche.$G4]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[$Variablen.$D$2];[$Bereiche.$B4]*10000+([$Bereiche.$F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5];[$Bereiche.$L5]);IF([$Bereiche.$K5];&quot;Fisi &quot;;&quot;Anw &quot;);&quot;&quot;);[$Bereiche.$G5])" office:value-type="string" office:string-value="Umweltschutz" calcext:value-type="string">
            <text:p>Umweltschutz</text:p>
          </table:table-cell>
          <table:table-cell table:formula="of:=CONCATENATE([$Variablen.$D$2];[$Bereiche.$B5]*10000+([$Bereiche.$F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6];[$Bereiche.$L6]);IF([$Bereiche.$K6];&quot;Fisi &quot;;&quot;Anw &quot;);&quot;&quot;);[$Bereiche.$G6])" office:value-type="string" office:string-value="Leistungserstellung und -verwertung" calcext:value-type="string">
            <text:p>Leistungserstellung und -verwertung</text:p>
          </table:table-cell>
          <table:table-cell table:formula="of:=CONCATENATE([$Variablen.$D$2];[$Bereiche.$B6]*10000+([$Bereiche.$F6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6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7];[$Bereiche.$L7]);IF([$Bereiche.$K7];&quot;Fisi &quot;;&quot;Anw &quot;);&quot;&quot;);[$Bereiche.$G7])" office:value-type="string" office:string-value="Betriebliche Organisation" calcext:value-type="string">
            <text:p>Betriebliche Organisation</text:p>
          </table:table-cell>
          <table:table-cell table:formula="of:=CONCATENATE([$Variablen.$D$2];[$Bereiche.$B7]*10000+([$Bereiche.$F7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7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8];[$Bereiche.$L8]);IF([$Bereiche.$K8];&quot;Fisi &quot;;&quot;Anw &quot;);&quot;&quot;);[$Bereiche.$G8])" office:value-type="string" office:string-value="Beschaffung" calcext:value-type="string">
            <text:p>Beschaffung</text:p>
          </table:table-cell>
          <table:table-cell table:formula="of:=CONCATENATE([$Variablen.$D$2];[$Bereiche.$B8]*10000+([$Bereiche.$F8]*10))" office:value-type="string" office:string-value="TEST-20030" calcext:value-type="string">
            <text:p>TEST-20030</text:p>
          </table:table-cell>
          <table:table-cell table:style-name="ce79" table:formula="of:=CONCATENATE([$Variablen.$D$2];[$Bereiche.$B8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9];[$Bereiche.$L9]);IF([$Bereiche.$K9];&quot;Fisi &quot;;&quot;Anw &quot;);&quot;&quot;);[$Bereiche.$G9])" office:value-type="string" office:string-value="Markt- und Kundenbeziehungen" calcext:value-type="string">
            <text:p>Markt- und Kundenbeziehungen</text:p>
          </table:table-cell>
          <table:table-cell table:formula="of:=CONCATENATE([$Variablen.$D$2];[$Bereiche.$B9]*10000+([$Bereiche.$F9]*10))" office:value-type="string" office:string-value="TEST-20040" calcext:value-type="string">
            <text:p>TEST-20040</text:p>
          </table:table-cell>
          <table:table-cell table:style-name="ce79" table:formula="of:=CONCATENATE([$Variablen.$D$2];[$Bereiche.$B9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0];[$Bereiche.$L10]);IF([$Bereiche.$K10];&quot;Fisi &quot;;&quot;Anw &quot;);&quot;&quot;);[$Bereiche.$G10])" office:value-type="string" office:string-value="Kaufmännische Steuerung und Kontrolle" calcext:value-type="string">
            <text:p>Kaufmännische Steuerung und Kontrolle</text:p>
          </table:table-cell>
          <table:table-cell table:formula="of:=CONCATENATE([$Variablen.$D$2];[$Bereiche.$B10]*10000+([$Bereiche.$F10]*10))" office:value-type="string" office:string-value="TEST-20050" calcext:value-type="string">
            <text:p>TEST-20050</text:p>
          </table:table-cell>
          <table:table-cell table:style-name="ce79" table:formula="of:=CONCATENATE([$Variablen.$D$2];[$Bereiche.$B10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1];[$Bereiche.$L11]);IF([$Bereiche.$K11];&quot;Fisi &quot;;&quot;Anw &quot;);&quot;&quot;);[$Bereiche.$G11])" office:value-type="string" office:string-value="Informieren und Kommunizieren" calcext:value-type="string">
            <text:p>Informieren und Kommunizieren</text:p>
          </table:table-cell>
          <table:table-cell table:formula="of:=CONCATENATE([$Variablen.$D$2];[$Bereiche.$B11]*10000+([$Bereiche.$F11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1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2];[$Bereiche.$L12]);IF([$Bereiche.$K12];&quot;Fisi &quot;;&quot;Anw &quot;);&quot;&quot;);[$Bereiche.$G12])" office:value-type="string" office:string-value="Planen und Organisieren" calcext:value-type="string">
            <text:p>Planen und Organisieren</text:p>
          </table:table-cell>
          <table:table-cell table:formula="of:=CONCATENATE([$Variablen.$D$2];[$Bereiche.$B12]*10000+([$Bereiche.$F12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2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3];[$Bereiche.$L13]);IF([$Bereiche.$K13];&quot;Fisi &quot;;&quot;Anw &quot;);&quot;&quot;);[$Bereiche.$G13])" office:value-type="string" office:string-value="Teamarbeit" calcext:value-type="string">
            <text:p>Teamarbeit</text:p>
          </table:table-cell>
          <table:table-cell table:formula="of:=CONCATENATE([$Variablen.$D$2];[$Bereiche.$B13]*10000+([$Bereiche.$F13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3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4];[$Bereiche.$L14]);IF([$Bereiche.$K14];&quot;Fisi &quot;;&quot;Anw &quot;);&quot;&quot;);[$Bereiche.$G14])" office:value-type="string" office:string-value="Einsatzfelder und Enwicklungstrends" calcext:value-type="string">
            <text:p>Einsatzfelder und Enwicklungstrends</text:p>
          </table:table-cell>
          <table:table-cell table:formula="of:=CONCATENATE([$Variablen.$D$2];[$Bereiche.$B14]*10000+([$Bereiche.$F14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4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5];[$Bereiche.$L15]);IF([$Bereiche.$K15];&quot;Fisi &quot;;&quot;Anw &quot;);&quot;&quot;);[$Bereiche.$G15]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CONCATENATE([$Variablen.$D$2];[$Bereiche.$B15]*10000+([$Bereiche.$F15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5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6];[$Bereiche.$L16]);IF([$Bereiche.$K16];&quot;Fisi &quot;;&quot;Anw &quot;);&quot;&quot;);[$Bereiche.$G16])" office:value-type="string" office:string-value="Anwendungssoftware" calcext:value-type="string">
            <text:p>Anwendungssoftware</text:p>
          </table:table-cell>
          <table:table-cell table:formula="of:=CONCATENATE([$Variablen.$D$2];[$Bereiche.$B16]*10000+([$Bereiche.$F16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6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7];[$Bereiche.$L17]);IF([$Bereiche.$K17];&quot;Fisi &quot;;&quot;Anw &quot;);&quot;&quot;);[$Bereiche.$G17])" office:value-type="string" office:string-value="Netze, Dienste" calcext:value-type="string">
            <text:p>Netze, Dienste</text:p>
          </table:table-cell>
          <table:table-cell table:formula="of:=CONCATENATE([$Variablen.$D$2];[$Bereiche.$B17]*10000+([$Bereiche.$F17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8];[$Bereiche.$L18]);IF([$Bereiche.$K18];&quot;Fisi &quot;;&quot;Anw &quot;);&quot;&quot;);[$Bereiche.$G18])" office:value-type="string" office:string-value="Ist-Analyse und Konzeption" calcext:value-type="string">
            <text:p>Ist-Analyse und Konzeption</text:p>
          </table:table-cell>
          <table:table-cell table:formula="of:=CONCATENATE([$Variablen.$D$2];[$Bereiche.$B18]*10000+([$Bereiche.$F18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18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9];[$Bereiche.$L19]);IF([$Bereiche.$K19];&quot;Fisi &quot;;&quot;Anw &quot;);&quot;&quot;);[$Bereiche.$G19])" office:value-type="string" office:string-value="Programmiertechniken" calcext:value-type="string">
            <text:p>Programmiertechniken</text:p>
          </table:table-cell>
          <table:table-cell table:formula="of:=CONCATENATE([$Variablen.$D$2];[$Bereiche.$B19]*10000+([$Bereiche.$F19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19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0];[$Bereiche.$L20]);IF([$Bereiche.$K20];&quot;Fisi &quot;;&quot;Anw &quot;);&quot;&quot;);[$Bereiche.$G20])" office:value-type="string" office:string-value="Installieren und Konfigurieren" calcext:value-type="string">
            <text:p>Installieren und Konfigurieren</text:p>
          </table:table-cell>
          <table:table-cell table:formula="of:=CONCATENATE([$Variablen.$D$2];[$Bereiche.$B20]*10000+([$Bereiche.$F20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0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1];[$Bereiche.$L21]);IF([$Bereiche.$K21];&quot;Fisi &quot;;&quot;Anw &quot;);&quot;&quot;);[$Bereiche.$G21])" office:value-type="string" office:string-value="IT-Sicherheit, Datenschutz und Urheberrecht" calcext:value-type="string">
            <text:p>IT-Sicherheit, Datenschutz und Urheberrecht</text:p>
          </table:table-cell>
          <table:table-cell table:formula="of:=CONCATENATE([$Variablen.$D$2];[$Bereiche.$B21]*10000+([$Bereiche.$F21]*10))" office:value-type="string" office:string-value="TEST-50040" calcext:value-type="string">
            <text:p>TEST-5004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2];[$Bereiche.$L22]);IF([$Bereiche.$K22];&quot;Fisi &quot;;&quot;Anw &quot;);&quot;&quot;);[$Bereiche.$G22])" office:value-type="string" office:string-value="Systempflege" calcext:value-type="string">
            <text:p>Systempflege</text:p>
          </table:table-cell>
          <table:table-cell table:formula="of:=CONCATENATE([$Variablen.$D$2];[$Bereiche.$B22]*10000+([$Bereiche.$F22]*10))" office:value-type="string" office:string-value="TEST-50050" calcext:value-type="string">
            <text:p>TEST-5005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3];[$Bereiche.$L23]);IF([$Bereiche.$K23];&quot;Fisi &quot;;&quot;Anw &quot;);&quot;&quot;);[$Bereiche.$G23])" office:value-type="string" office:string-value="Analyse und Design" calcext:value-type="string">
            <text:p>Analyse und Design</text:p>
          </table:table-cell>
          <table:table-cell table:formula="of:=CONCATENATE([$Variablen.$D$2];[$Bereiche.$B23]*10000+([$Bereiche.$F23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3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4];[$Bereiche.$L24]);IF([$Bereiche.$K24];&quot;Fisi &quot;;&quot;Anw &quot;);&quot;&quot;);[$Bereiche.$G24])" office:value-type="string" office:string-value="Programmerstellung und -dokumentation" calcext:value-type="string">
            <text:p>Programmerstellung und -dokumentation</text:p>
          </table:table-cell>
          <table:table-cell table:formula="of:=CONCATENATE([$Variablen.$D$2];[$Bereiche.$B24]*10000+([$Bereiche.$F24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5];[$Bereiche.$L25]);IF([$Bereiche.$K25];&quot;Fisi &quot;;&quot;Anw &quot;);&quot;&quot;);[$Bereiche.$G25])" office:value-type="string" office:string-value="Schnittstellenkonzepte" calcext:value-type="string">
            <text:p>Schnittstellenkonzepte</text:p>
          </table:table-cell>
          <table:table-cell table:formula="of:=CONCATENATE([$Variablen.$D$2];[$Bereiche.$B25]*10000+([$Bereiche.$F25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6];[$Bereiche.$L26]);IF([$Bereiche.$K26];&quot;Fisi &quot;;&quot;Anw &quot;);&quot;&quot;);[$Bereiche.$G26])" office:value-type="string" office:string-value="Testverfahren" calcext:value-type="string">
            <text:p>Testverfahren</text:p>
          </table:table-cell>
          <table:table-cell table:formula="of:=CONCATENATE([$Variablen.$D$2];[$Bereiche.$B26]*10000+([$Bereiche.$F26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7];[$Bereiche.$L27]);IF([$Bereiche.$K27];&quot;Fisi &quot;;&quot;Anw &quot;);&quot;&quot;);[$Bereiche.$G27])" office:value-type="string" office:string-value="Schulung" calcext:value-type="string">
            <text:p>Schulung</text:p>
          </table:table-cell>
          <table:table-cell table:formula="of:=CONCATENATE([$Variablen.$D$2];[$Bereiche.$B27]*10000+([$Bereiche.$F27]*10))" office:value-type="string" office:string-value="TEST-70010" calcext:value-type="string">
            <text:p>TEST-70010</text:p>
          </table:table-cell>
          <table:table-cell table:style-name="ce79" table:formula="of:=CONCATENATE([$Variablen.$D$2];[$Bereiche.$B27]*10000)" office:value-type="string" office:string-value="TEST-70000" calcext:value-type="string">
            <text:p>TEST-7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8];[$Bereiche.$L28]);IF([$Bereiche.$K28];&quot;Fisi &quot;;&quot;Anw &quot;);&quot;&quot;);[$Bereiche.$G28])" office:value-type="string" office:string-value="Fisi Systemkonfiguration" calcext:value-type="string">
            <text:p>Fisi Systemkonfiguration</text:p>
          </table:table-cell>
          <table:table-cell table:formula="of:=CONCATENATE([$Variablen.$D$2];[$Bereiche.$B28]*10000+([$Bereiche.$F28]*10))" office:value-type="string" office:string-value="TEST-80010" calcext:value-type="string">
            <text:p>TEST-80010</text:p>
          </table:table-cell>
          <table:table-cell table:style-name="ce79" table:formula="of:=CONCATENATE([$Variablen.$D$2];[$Bereiche.$B28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9];[$Bereiche.$L29]);IF([$Bereiche.$K29];&quot;Fisi &quot;;&quot;Anw &quot;);&quot;&quot;);[$Bereiche.$G29])" office:value-type="string" office:string-value="Fisi Netzwerke" calcext:value-type="string">
            <text:p>Fisi Netzwerke</text:p>
          </table:table-cell>
          <table:table-cell table:formula="of:=CONCATENATE([$Variablen.$D$2];[$Bereiche.$B29]*10000+([$Bereiche.$F29]*10))" office:value-type="string" office:string-value="TEST-80020" calcext:value-type="string">
            <text:p>TEST-80020</text:p>
          </table:table-cell>
          <table:table-cell table:style-name="ce79" table:formula="of:=CONCATENATE([$Variablen.$D$2];[$Bereiche.$B29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0];[$Bereiche.$L30]);IF([$Bereiche.$K30];&quot;Fisi &quot;;&quot;Anw &quot;);&quot;&quot;);[$Bereiche.$G30])" office:value-type="string" office:string-value="Fisi Systemlösungen" calcext:value-type="string">
            <text:p>Fisi Systemlösungen</text:p>
          </table:table-cell>
          <table:table-cell table:formula="of:=CONCATENATE([$Variablen.$D$2];[$Bereiche.$B30]*10000+([$Bereiche.$F30]*10))" office:value-type="string" office:string-value="TEST-80030" calcext:value-type="string">
            <text:p>TEST-80030</text:p>
          </table:table-cell>
          <table:table-cell table:style-name="ce79" table:formula="of:=CONCATENATE([$Variablen.$D$2];[$Bereiche.$B30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1];[$Bereiche.$L31]);IF([$Bereiche.$K31];&quot;Fisi &quot;;&quot;Anw &quot;);&quot;&quot;);[$Bereiche.$G31])" office:value-type="string" office:string-value="Fisi Einführung von Systemen" calcext:value-type="string">
            <text:p>Fisi Einführung von Systemen</text:p>
          </table:table-cell>
          <table:table-cell table:formula="of:=CONCATENATE([$Variablen.$D$2];[$Bereiche.$B31]*10000+([$Bereiche.$F31]*10))" office:value-type="string" office:string-value="TEST-80040" calcext:value-type="string">
            <text:p>TEST-80040</text:p>
          </table:table-cell>
          <table:table-cell table:style-name="ce79" table:formula="of:=CONCATENATE([$Variablen.$D$2];[$Bereiche.$B31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2];[$Bereiche.$L32]);IF([$Bereiche.$K32];&quot;Fisi &quot;;&quot;Anw &quot;);&quot;&quot;);[$Bereiche.$G32])" office:value-type="string" office:string-value="Fisi Benutzerunterstützung" calcext:value-type="string">
            <text:p>Fisi Benutzerunterstützung</text:p>
          </table:table-cell>
          <table:table-cell table:formula="of:=CONCATENATE([$Variablen.$D$2];[$Bereiche.$B32]*10000+([$Bereiche.$F32]*10))" office:value-type="string" office:string-value="TEST-90010" calcext:value-type="string">
            <text:p>TEST-90010</text:p>
          </table:table-cell>
          <table:table-cell table:style-name="ce79" table:formula="of:=CONCATENATE([$Variablen.$D$2];[$Bereiche.$B32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3];[$Bereiche.$L33]);IF([$Bereiche.$K33];&quot;Fisi &quot;;&quot;Anw &quot;);&quot;&quot;);[$Bereiche.$G33])" office:value-type="string" office:string-value="Fisi Fehleranalyse, Störungsbeseitigung" calcext:value-type="string">
            <text:p>Fisi Fehleranalyse, Störungsbeseitigung</text:p>
          </table:table-cell>
          <table:table-cell table:formula="of:=CONCATENATE([$Variablen.$D$2];[$Bereiche.$B33]*10000+([$Bereiche.$F33]*10))" office:value-type="string" office:string-value="TEST-90020" calcext:value-type="string">
            <text:p>TEST-90020</text:p>
          </table:table-cell>
          <table:table-cell table:style-name="ce79" table:formula="of:=CONCATENATE([$Variablen.$D$2];[$Bereiche.$B33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4];[$Bereiche.$L34]);IF([$Bereiche.$K34];&quot;Fisi &quot;;&quot;Anw &quot;);&quot;&quot;);[$Bereiche.$G34])" office:value-type="string" office:string-value="Fisi Systemunterstützung" calcext:value-type="string">
            <text:p>Fisi Systemunterstützung</text:p>
          </table:table-cell>
          <table:table-cell table:formula="of:=CONCATENATE([$Variablen.$D$2];[$Bereiche.$B34]*10000+([$Bereiche.$F34]*10))" office:value-type="string" office:string-value="TEST-90030" calcext:value-type="string">
            <text:p>TEST-90030</text:p>
          </table:table-cell>
          <table:table-cell table:style-name="ce79" table:formula="of:=CONCATENATE([$Variablen.$D$2];[$Bereiche.$B34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5];[$Bereiche.$L35]);IF([$Bereiche.$K35];&quot;Fisi &quot;;&quot;Anw &quot;);&quot;&quot;);[$Bereiche.$G35])" office:value-type="string" office:string-value="Fisi Produkte, Prozesse und Verfahren" calcext:value-type="string">
            <text:p>Fisi Produkte, Prozesse und Verfahren</text:p>
          </table:table-cell>
          <table:table-cell table:formula="of:=CONCATENATE([$Variablen.$D$2];[$Bereiche.$B35]*10000+([$Bereiche.$F35]*10))" office:value-type="string" office:string-value="TEST-100010" calcext:value-type="string">
            <text:p>TEST-100010</text:p>
          </table:table-cell>
          <table:table-cell table:style-name="ce79" table:formula="of:=CONCATENATE([$Variablen.$D$2];[$Bereiche.$B35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6];[$Bereiche.$L36]);IF([$Bereiche.$K36];&quot;Fisi &quot;;&quot;Anw &quot;);&quot;&quot;);[$Bereiche.$G36])" office:value-type="string" office:string-value="Fisi Projektplanung" calcext:value-type="string">
            <text:p>Fisi Projektplanung</text:p>
          </table:table-cell>
          <table:table-cell table:formula="of:=CONCATENATE([$Variablen.$D$2];[$Bereiche.$B36]*10000+([$Bereiche.$F36]*10))" office:value-type="string" office:string-value="TEST-100020" calcext:value-type="string">
            <text:p>TEST-100020</text:p>
          </table:table-cell>
          <table:table-cell table:style-name="ce79" table:formula="of:=CONCATENATE([$Variablen.$D$2];[$Bereiche.$B36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7];[$Bereiche.$L37]);IF([$Bereiche.$K37];&quot;Fisi &quot;;&quot;Anw &quot;);&quot;&quot;);[$Bereiche.$G37])" office:value-type="string" office:string-value="Fisi Projektdurchführung" calcext:value-type="string">
            <text:p>Fisi Projektdurchführung</text:p>
          </table:table-cell>
          <table:table-cell table:formula="of:=CONCATENATE([$Variablen.$D$2];[$Bereiche.$B37]*10000+([$Bereiche.$F37]*10))" office:value-type="string" office:string-value="TEST-100030" calcext:value-type="string">
            <text:p>TEST-100030</text:p>
          </table:table-cell>
          <table:table-cell table:style-name="ce79" table:formula="of:=CONCATENATE([$Variablen.$D$2];[$Bereiche.$B37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8];[$Bereiche.$L38]);IF([$Bereiche.$K38];&quot;Fisi &quot;;&quot;Anw &quot;);&quot;&quot;);[$Bereiche.$G38])" office:value-type="string" office:string-value="Fisi Projektkontrolle, Qualitätssicherung" calcext:value-type="string">
            <text:p>Fisi Projektkontrolle, Qualitätssicherung</text:p>
          </table:table-cell>
          <table:table-cell table:formula="of:=CONCATENATE([$Variablen.$D$2];[$Bereiche.$B38]*10000+([$Bereiche.$F38]*10))" office:value-type="string" office:string-value="TEST-100040" calcext:value-type="string">
            <text:p>TEST-100040</text:p>
          </table:table-cell>
          <table:table-cell table:style-name="ce79" table:formula="of:=CONCATENATE([$Variablen.$D$2];[$Bereiche.$B38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9];[$Bereiche.$L39]);IF([$Bereiche.$K39];&quot;Fisi &quot;;&quot;Anw &quot;);&quot;&quot;);[$Bereiche.$G39])" office:value-type="string" office:string-value="Anw Architekturen" calcext:value-type="string">
            <text:p>Anw Architekturen</text:p>
          </table:table-cell>
          <table:table-cell table:formula="of:=CONCATENATE([$Variablen.$D$2];[$Bereiche.$B39]*10000+([$Bereiche.$F39]*10))" office:value-type="string" office:string-value="TEST-110010" calcext:value-type="string">
            <text:p>TEST-110010</text:p>
          </table:table-cell>
          <table:table-cell table:style-name="ce79" table:formula="of:=CONCATENATE([$Variablen.$D$2];[$Bereiche.$B39]*10000)" office:value-type="string" office:string-value="TEST-110000" calcext:value-type="string">
            <text:p>TEST-1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0];[$Bereiche.$L40]);IF([$Bereiche.$K40];&quot;Fisi &quot;;&quot;Anw &quot;);&quot;&quot;);[$Bereiche.$G40])" office:value-type="string" office:string-value="Anw Datenbanken und Schnittstellen" calcext:value-type="string">
            <text:p>Anw Datenbanken und Schnittstellen</text:p>
          </table:table-cell>
          <table:table-cell table:formula="of:=CONCATENATE([$Variablen.$D$2];[$Bereiche.$B40]*10000+([$Bereiche.$F40]*10))" office:value-type="string" office:string-value="TEST-110020" calcext:value-type="string">
            <text:p>TEST-110020</text:p>
          </table:table-cell>
          <table:table-cell table:style-name="ce79" table:formula="of:=CONCATENATE([$Variablen.$D$2];[$Bereiche.$B40]*10000)" office:value-type="string" office:string-value="TEST-110000" calcext:value-type="string">
            <text:p>TEST-1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1];[$Bereiche.$L41]);IF([$Bereiche.$K41];&quot;Fisi &quot;;&quot;Anw &quot;);&quot;&quot;);[$Bereiche.$G41])" office:value-type="string" office:string-value="Anw Kundenspezifische Anpassung und Softwarepflege" calcext:value-type="string">
            <text:p>Anw Kundenspezifische Anpassung und Softwarepflege</text:p>
          </table:table-cell>
          <table:table-cell table:formula="of:=CONCATENATE([$Variablen.$D$2];[$Bereiche.$B41]*10000+([$Bereiche.$F41]*10))" office:value-type="string" office:string-value="TEST-120010" calcext:value-type="string">
            <text:p>TEST-120010</text:p>
          </table:table-cell>
          <table:table-cell table:style-name="ce79" table:formula="of:=CONCATENATE([$Variablen.$D$2];[$Bereiche.$B41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2];[$Bereiche.$L42]);IF([$Bereiche.$K42];&quot;Fisi &quot;;&quot;Anw &quot;);&quot;&quot;);[$Bereiche.$G42])" office:value-type="string" office:string-value="Anw Bedienoberflächen" calcext:value-type="string">
            <text:p>Anw Bedienoberflächen</text:p>
          </table:table-cell>
          <table:table-cell table:formula="of:=CONCATENATE([$Variablen.$D$2];[$Bereiche.$B42]*10000+([$Bereiche.$F42]*10))" office:value-type="string" office:string-value="TEST-120020" calcext:value-type="string">
            <text:p>TEST-120020</text:p>
          </table:table-cell>
          <table:table-cell table:style-name="ce79" table:formula="of:=CONCATENATE([$Variablen.$D$2];[$Bereiche.$B42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3];[$Bereiche.$L43]);IF([$Bereiche.$K43];&quot;Fisi &quot;;&quot;Anw &quot;);&quot;&quot;);[$Bereiche.$G43])" office:value-type="string" office:string-value="Anw Softwarebasierte Präsentationen" calcext:value-type="string">
            <text:p>Anw Softwarebasierte Präsentationen</text:p>
          </table:table-cell>
          <table:table-cell table:formula="of:=CONCATENATE([$Variablen.$D$2];[$Bereiche.$B43]*10000+([$Bereiche.$F43]*10))" office:value-type="string" office:string-value="TEST-120030" calcext:value-type="string">
            <text:p>TEST-120030</text:p>
          </table:table-cell>
          <table:table-cell table:style-name="ce79" table:formula="of:=CONCATENATE([$Variablen.$D$2];[$Bereiche.$B43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4];[$Bereiche.$L44]);IF([$Bereiche.$K44];&quot;Fisi &quot;;&quot;Anw &quot;);&quot;&quot;);[$Bereiche.$G44])" office:value-type="string" office:string-value="Anw Technisches Marketing" calcext:value-type="string">
            <text:p>Anw Technisches Marketing</text:p>
          </table:table-cell>
          <table:table-cell table:formula="of:=CONCATENATE([$Variablen.$D$2];[$Bereiche.$B44]*10000+([$Bereiche.$F44]*10))" office:value-type="string" office:string-value="TEST-120040" calcext:value-type="string">
            <text:p>TEST-120040</text:p>
          </table:table-cell>
          <table:table-cell table:style-name="ce79" table:formula="of:=CONCATENATE([$Variablen.$D$2];[$Bereiche.$B44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5];[$Bereiche.$L45]);IF([$Bereiche.$K45];&quot;Fisi &quot;;&quot;Anw &quot;);&quot;&quot;);[$Bereiche.$G45])" office:value-type="string" office:string-value="Anw Produkte, Prozesse und Verfahren" calcext:value-type="string">
            <text:p>Anw Produkte, Prozesse und Verfahren</text:p>
          </table:table-cell>
          <table:table-cell table:formula="of:=CONCATENATE([$Variablen.$D$2];[$Bereiche.$B45]*10000+([$Bereiche.$F45]*10))" office:value-type="string" office:string-value="TEST-130010" calcext:value-type="string">
            <text:p>TEST-130010</text:p>
          </table:table-cell>
          <table:table-cell table:style-name="ce79" table:formula="of:=CONCATENATE([$Variablen.$D$2];[$Bereiche.$B45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6];[$Bereiche.$L46]);IF([$Bereiche.$K46];&quot;Fisi &quot;;&quot;Anw &quot;);&quot;&quot;);[$Bereiche.$G46])" office:value-type="string" office:string-value="Anw Projektplanung" calcext:value-type="string">
            <text:p>Anw Projektplanung</text:p>
          </table:table-cell>
          <table:table-cell table:formula="of:=CONCATENATE([$Variablen.$D$2];[$Bereiche.$B46]*10000+([$Bereiche.$F46]*10))" office:value-type="string" office:string-value="TEST-130020" calcext:value-type="string">
            <text:p>TEST-130020</text:p>
          </table:table-cell>
          <table:table-cell table:style-name="ce79" table:formula="of:=CONCATENATE([$Variablen.$D$2];[$Bereiche.$B46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7];[$Bereiche.$L47]);IF([$Bereiche.$K47];&quot;Fisi &quot;;&quot;Anw &quot;);&quot;&quot;);[$Bereiche.$G47])" office:value-type="string" office:string-value="Anw Projektdurchführung" calcext:value-type="string">
            <text:p>Anw Projektdurchführung</text:p>
          </table:table-cell>
          <table:table-cell table:formula="of:=CONCATENATE([$Variablen.$D$2];[$Bereiche.$B47]*10000+([$Bereiche.$F47]*10))" office:value-type="string" office:string-value="TEST-130030" calcext:value-type="string">
            <text:p>TEST-130030</text:p>
          </table:table-cell>
          <table:table-cell table:style-name="ce79" table:formula="of:=CONCATENATE([$Variablen.$D$2];[$Bereiche.$B47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8];[$Bereiche.$L48]);IF([$Bereiche.$K48];&quot;Fisi &quot;;&quot;Anw &quot;);&quot;&quot;);[$Bereiche.$G48])" office:value-type="string" office:string-value="Anw Projektkontrolle, Qualitätssicherung" calcext:value-type="string">
            <text:p>Anw Projektkontrolle, Qualitätssicherung</text:p>
          </table:table-cell>
          <table:table-cell table:formula="of:=CONCATENATE([$Variablen.$D$2];[$Bereiche.$B48]*10000+([$Bereiche.$F48]*10))" office:value-type="string" office:string-value="TEST-130040" calcext:value-type="string">
            <text:p>TEST-130040</text:p>
          </table:table-cell>
          <table:table-cell table:style-name="ce79" table:formula="of:=CONCATENATE([$Variablen.$D$2];[$Bereiche.$B48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9];[$Bereiche.$L49]);IF([$Bereiche.$K49];&quot;Fisi &quot;;&quot;Anw &quot;);&quot;&quot;);[$Bereiche.$G49])" office:value-type="string" office:string-value="Last Line" calcext:value-type="string">
            <text:p>Last Line</text:p>
          </table:table-cell>
          <table:table-cell table:formula="of:=CONCATENATE([$Variablen.$D$2];[$Bereiche.$B49]*10000+([$Bereiche.$F4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4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6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6" table:default-cell-style-name="ce49"/>
        <table:table-column table:style-name="co35" table:default-cell-style-name="ce130"/>
        <table:table-column table:style-name="co36" table:default-cell-style-name="ce130"/>
        <table:table-column table:style-name="co31" table:default-cell-style-name="ce49"/>
        <table:table-column table:style-name="co32" table:default-cell-style-name="ce49"/>
        <table:table-column table:style-name="co37" table:default-cell-style-name="ce49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[$Themenliste.$E2]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CONCATENATE([$Variablen.$D$2];IF([$Themenliste.$I2];[$Themenliste.$H2]*10+UNICODE([$Themenliste.$D2])-96;0))" office:value-type="string" office:string-value="TEST-10011" calcext:value-type="string">
            <text:p>TEST-10011</text:p>
          </table:table-cell>
          <table:table-cell table:formula="of:=CONCATENATE([$Variablen.$D$2];IF([$Themenliste.$I2];[$Themenliste.$H2]*10;0))" office:value-type="string" office:string-value="TEST-10010" calcext:value-type="string">
            <text:p>TEST-10010</text:p>
          </table:table-cell>
          <table:table-cell table:formula="of:=CONCATENATE([$Themenliste.$D2];&quot; &quot;;IF([$Themenliste.$K2];&quot;Jahr_1 &quot;;&quot;&quot;);IF([$Themenliste.$L2];&quot;Jahr_2 &quot;;&quot;&quot;);IF([$Themenliste.$M2];&quot;Jahr_3&quot;;&quot;&quot;);&quot; &quot;;CONCATENATE(IF(XOR([$Themenliste.$I2];[$Themenliste.$J2]);IF([$Themenliste.$J2];&quot;A.&quot;;&quot;S.&quot;);&quot;X.&quot;);[$Themenliste.$A2]))" office:value-type="string" office:string-value="a Jahr_1  X.1.1.a" calcext:value-type="string">
            <text:p>a Jahr_1 <text:s/>X.1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bau des ausbildenden Betriebes erläutern" calcext:value-type="string">
            <text:p>Aufbau des ausbildenden Betriebes erläutern</text:p>
          </table:table-cell>
          <table:table-cell table:formula="of:=[$Themenliste.$E3]" office:value-type="string" office:string-value="Aufbau des ausbildenden Betriebes erläutern" calcext:value-type="string">
            <text:p>Aufbau des ausbildenden Betriebes erläutern</text:p>
          </table:table-cell>
          <table:table-cell table:formula="of:=CONCATENATE([$Variablen.$D$2];IF([$Themenliste.$I3];[$Themenliste.$H3]*10+UNICODE([$Themenliste.$D3])-96;0))" office:value-type="string" office:string-value="TEST-10012" calcext:value-type="string">
            <text:p>TEST-10012</text:p>
          </table:table-cell>
          <table:table-cell table:formula="of:=CONCATENATE([$Variablen.$D$2];IF([$Themenliste.$I3];[$Themenliste.$H3]*10;0))" office:value-type="string" office:string-value="TEST-10010" calcext:value-type="string">
            <text:p>TEST-10010</text:p>
          </table:table-cell>
          <table:table-cell table:formula="of:=CONCATENATE([$Themenliste.$D3];&quot; &quot;;IF([$Themenliste.$K3];&quot;Jahr_1 &quot;;&quot;&quot;);IF([$Themenliste.$L3];&quot;Jahr_2 &quot;;&quot;&quot;);IF([$Themenliste.$M3];&quot;Jahr_3&quot;;&quot;&quot;);&quot; &quot;;CONCATENATE(IF(XOR([$Themenliste.$I3];[$Themenliste.$J3]);IF([$Themenliste.$J3];&quot;A.&quot;;&quot;S.&quot;);&quot;X.&quot;);[$Themenliste.$A3]))" office:value-type="string" office:string-value="b Jahr_1  X.1.1.b" calcext:value-type="string">
            <text:p>b Jahr_1 <text:s/>X.1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Art und Rechtsform des Betriebes erläutern" calcext:value-type="string">
            <text:p>Art und Rechtsform des Betriebes erläutern</text:p>
          </table:table-cell>
          <table:table-cell table:formula="of:=[$Themenliste.$E4]" office:value-type="string" office:string-value="Art und Rechtsform des Betriebes erläutern" calcext:value-type="string">
            <text:p>Art und Rechtsform des Betriebes erläutern</text:p>
          </table:table-cell>
          <table:table-cell table:formula="of:=CONCATENATE([$Variablen.$D$2];IF([$Themenliste.$I4];[$Themenliste.$H4]*10+UNICODE([$Themenliste.$D4])-96;0))" office:value-type="string" office:string-value="TEST-10013" calcext:value-type="string">
            <text:p>TEST-10013</text:p>
          </table:table-cell>
          <table:table-cell table:formula="of:=CONCATENATE([$Variablen.$D$2];IF([$Themenliste.$I4];[$Themenliste.$H4]*10;0))" office:value-type="string" office:string-value="TEST-10010" calcext:value-type="string">
            <text:p>TEST-10010</text:p>
          </table:table-cell>
          <table:table-cell table:formula="of:=CONCATENATE([$Themenliste.$D4];&quot; &quot;;IF([$Themenliste.$K4];&quot;Jahr_1 &quot;;&quot;&quot;);IF([$Themenliste.$L4];&quot;Jahr_2 &quot;;&quot;&quot;);IF([$Themenliste.$M4];&quot;Jahr_3&quot;;&quot;&quot;);&quot; &quot;;CONCATENATE(IF(XOR([$Themenliste.$I4];[$Themenliste.$J4]);IF([$Themenliste.$J4];&quot;A.&quot;;&quot;S.&quot;);&quot;X.&quot;);[$Themenliste.$A4]))" office:value-type="string" office:string-value="c Jahr_1  X.1.1.c" calcext:value-type="string">
            <text:p>c Jahr_1 <text:s/>X.1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[$Themenliste.$E5]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CONCATENATE([$Variablen.$D$2];IF([$Themenliste.$I5];[$Themenliste.$H5]*10+UNICODE([$Themenliste.$D5])-96;0))" office:value-type="string" office:string-value="TEST-10014" calcext:value-type="string">
            <text:p>TEST-10014</text:p>
          </table:table-cell>
          <table:table-cell table:formula="of:=CONCATENATE([$Variablen.$D$2];IF([$Themenliste.$I5];[$Themenliste.$H5]*10;0))" office:value-type="string" office:string-value="TEST-10010" calcext:value-type="string">
            <text:p>TEST-10010</text:p>
          </table:table-cell>
          <table:table-cell table:formula="of:=CONCATENATE([$Themenliste.$D5];&quot; &quot;;IF([$Themenliste.$K5];&quot;Jahr_1 &quot;;&quot;&quot;);IF([$Themenliste.$L5];&quot;Jahr_2 &quot;;&quot;&quot;);IF([$Themenliste.$M5];&quot;Jahr_3&quot;;&quot;&quot;);&quot; &quot;;CONCATENATE(IF(XOR([$Themenliste.$I5];[$Themenliste.$J5]);IF([$Themenliste.$J5];&quot;A.&quot;;&quot;S.&quot;);&quot;X.&quot;);[$Themenliste.$A5]))" office:value-type="string" office:string-value="d Jahr_1  X.1.1.d" calcext:value-type="string">
            <text:p>d Jahr_1 <text:s/>X.1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[$Themenliste.$E6]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CONCATENATE([$Variablen.$D$2];IF([$Themenliste.$I6];[$Themenliste.$H6]*10+UNICODE([$Themenliste.$D6])-96;0))" office:value-type="string" office:string-value="TEST-10021" calcext:value-type="string">
            <text:p>TEST-10021</text:p>
          </table:table-cell>
          <table:table-cell table:formula="of:=CONCATENATE([$Variablen.$D$2];IF([$Themenliste.$I6];[$Themenliste.$H6]*10;0))" office:value-type="string" office:string-value="TEST-10020" calcext:value-type="string">
            <text:p>TEST-10020</text:p>
          </table:table-cell>
          <table:table-cell table:formula="of:=CONCATENATE([$Themenliste.$D6];&quot; &quot;;IF([$Themenliste.$K6];&quot;Jahr_1 &quot;;&quot;&quot;);IF([$Themenliste.$L6];&quot;Jahr_2 &quot;;&quot;&quot;);IF([$Themenliste.$M6];&quot;Jahr_3&quot;;&quot;&quot;);&quot; &quot;;CONCATENATE(IF(XOR([$Themenliste.$I6];[$Themenliste.$J6]);IF([$Themenliste.$J6];&quot;A.&quot;;&quot;S.&quot;);&quot;X.&quot;);[$Themenliste.$A6]))" office:value-type="string" office:string-value="a Jahr_1  X.1.2.a" calcext:value-type="string">
            <text:p>a Jahr_1 <text:s/>X.1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[$Themenliste.$E7]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CONCATENATE([$Variablen.$D$2];IF([$Themenliste.$I7];[$Themenliste.$H7]*10+UNICODE([$Themenliste.$D7])-96;0))" office:value-type="string" office:string-value="TEST-10022" calcext:value-type="string">
            <text:p>TEST-10022</text:p>
          </table:table-cell>
          <table:table-cell table:formula="of:=CONCATENATE([$Variablen.$D$2];IF([$Themenliste.$I7];[$Themenliste.$H7]*10;0))" office:value-type="string" office:string-value="TEST-10020" calcext:value-type="string">
            <text:p>TEST-10020</text:p>
          </table:table-cell>
          <table:table-cell table:formula="of:=CONCATENATE([$Themenliste.$D7];&quot; &quot;;IF([$Themenliste.$K7];&quot;Jahr_1 &quot;;&quot;&quot;);IF([$Themenliste.$L7];&quot;Jahr_2 &quot;;&quot;&quot;);IF([$Themenliste.$M7];&quot;Jahr_3&quot;;&quot;&quot;);&quot; &quot;;CONCATENATE(IF(XOR([$Themenliste.$I7];[$Themenliste.$J7]);IF([$Themenliste.$J7];&quot;A.&quot;;&quot;S.&quot;);&quot;X.&quot;);[$Themenliste.$A7]))" office:value-type="string" office:string-value="b Jahr_1  X.1.2.b" calcext:value-type="string">
            <text:p>b Jahr_1 <text:s/>X.1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[$Themenliste.$E8]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CONCATENATE([$Variablen.$D$2];IF([$Themenliste.$I8];[$Themenliste.$H8]*10+UNICODE([$Themenliste.$D8])-96;0))" office:value-type="string" office:string-value="TEST-10023" calcext:value-type="string">
            <text:p>TEST-10023</text:p>
          </table:table-cell>
          <table:table-cell table:formula="of:=CONCATENATE([$Variablen.$D$2];IF([$Themenliste.$I8];[$Themenliste.$H8]*10;0))" office:value-type="string" office:string-value="TEST-10020" calcext:value-type="string">
            <text:p>TEST-10020</text:p>
          </table:table-cell>
          <table:table-cell table:formula="of:=CONCATENATE([$Themenliste.$D8];&quot; &quot;;IF([$Themenliste.$K8];&quot;Jahr_1 &quot;;&quot;&quot;);IF([$Themenliste.$L8];&quot;Jahr_2 &quot;;&quot;&quot;);IF([$Themenliste.$M8];&quot;Jahr_3&quot;;&quot;&quot;);&quot; &quot;;CONCATENATE(IF(XOR([$Themenliste.$I8];[$Themenliste.$J8]);IF([$Themenliste.$J8];&quot;A.&quot;;&quot;S.&quot;);&quot;X.&quot;);[$Themenliste.$A8]))" office:value-type="string" office:string-value="c Jahr_3 X.1.2.c" calcext:value-type="string">
            <text:p>c Jahr_3 X.1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[$Themenliste.$E9]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CONCATENATE([$Variablen.$D$2];IF([$Themenliste.$I9];[$Themenliste.$H9]*10+UNICODE([$Themenliste.$D9])-96;0))" office:value-type="string" office:string-value="TEST-10024" calcext:value-type="string">
            <text:p>TEST-10024</text:p>
          </table:table-cell>
          <table:table-cell table:formula="of:=CONCATENATE([$Variablen.$D$2];IF([$Themenliste.$I9];[$Themenliste.$H9]*10;0))" office:value-type="string" office:string-value="TEST-10020" calcext:value-type="string">
            <text:p>TEST-10020</text:p>
          </table:table-cell>
          <table:table-cell table:formula="of:=CONCATENATE([$Themenliste.$D9];&quot; &quot;;IF([$Themenliste.$K9];&quot;Jahr_1 &quot;;&quot;&quot;);IF([$Themenliste.$L9];&quot;Jahr_2 &quot;;&quot;&quot;);IF([$Themenliste.$M9];&quot;Jahr_3&quot;;&quot;&quot;);&quot; &quot;;CONCATENATE(IF(XOR([$Themenliste.$I9];[$Themenliste.$J9]);IF([$Themenliste.$J9];&quot;A.&quot;;&quot;S.&quot;);&quot;X.&quot;);[$Themenliste.$A9]))" office:value-type="string" office:string-value="d Jahr_3 X.1.2.d" calcext:value-type="string">
            <text:p>d Jahr_3 X.1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[$Themenliste.$E10]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CONCATENATE([$Variablen.$D$2];IF([$Themenliste.$I10];[$Themenliste.$H10]*10+UNICODE([$Themenliste.$D10])-96;0))" office:value-type="string" office:string-value="TEST-10025" calcext:value-type="string">
            <text:p>TEST-10025</text:p>
          </table:table-cell>
          <table:table-cell table:formula="of:=CONCATENATE([$Variablen.$D$2];IF([$Themenliste.$I10];[$Themenliste.$H10]*10;0))" office:value-type="string" office:string-value="TEST-10020" calcext:value-type="string">
            <text:p>TEST-10020</text:p>
          </table:table-cell>
          <table:table-cell table:formula="of:=CONCATENATE([$Themenliste.$D10];&quot; &quot;;IF([$Themenliste.$K10];&quot;Jahr_1 &quot;;&quot;&quot;);IF([$Themenliste.$L10];&quot;Jahr_2 &quot;;&quot;&quot;);IF([$Themenliste.$M10];&quot;Jahr_3&quot;;&quot;&quot;);&quot; &quot;;CONCATENATE(IF(XOR([$Themenliste.$I10];[$Themenliste.$J10]);IF([$Themenliste.$J10];&quot;A.&quot;;&quot;S.&quot;);&quot;X.&quot;);[$Themenliste.$A10]))" office:value-type="string" office:string-value="e Jahr_1  X.1.2.e" calcext:value-type="string">
            <text:p>e Jahr_1 <text:s/>X.1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eigene Entgeltabrechnung erläutern" calcext:value-type="string">
            <text:p>eigene Entgeltabrechnung erläutern</text:p>
          </table:table-cell>
          <table:table-cell table:formula="of:=[$Themenliste.$E11]" office:value-type="string" office:string-value="eigene Entgeltabrechnung erläutern" calcext:value-type="string">
            <text:p>eigene Entgeltabrechnung erläutern</text:p>
          </table:table-cell>
          <table:table-cell table:formula="of:=CONCATENATE([$Variablen.$D$2];IF([$Themenliste.$I11];[$Themenliste.$H11]*10+UNICODE([$Themenliste.$D11])-96;0))" office:value-type="string" office:string-value="TEST-10026" calcext:value-type="string">
            <text:p>TEST-10026</text:p>
          </table:table-cell>
          <table:table-cell table:formula="of:=CONCATENATE([$Variablen.$D$2];IF([$Themenliste.$I11];[$Themenliste.$H11]*10;0))" office:value-type="string" office:string-value="TEST-10020" calcext:value-type="string">
            <text:p>TEST-10020</text:p>
          </table:table-cell>
          <table:table-cell table:formula="of:=CONCATENATE([$Themenliste.$D11];&quot; &quot;;IF([$Themenliste.$K11];&quot;Jahr_1 &quot;;&quot;&quot;);IF([$Themenliste.$L11];&quot;Jahr_2 &quot;;&quot;&quot;);IF([$Themenliste.$M11];&quot;Jahr_3&quot;;&quot;&quot;);&quot; &quot;;CONCATENATE(IF(XOR([$Themenliste.$I11];[$Themenliste.$J11]);IF([$Themenliste.$J11];&quot;A.&quot;;&quot;S.&quot;);&quot;X.&quot;);[$Themenliste.$A11]))" office:value-type="string" office:string-value="f Jahr_1  X.1.2.f" calcext:value-type="string">
            <text:p>f Jahr_1 <text:s/>X.1.2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Grundlagen, Aufgaben und Arbeitsweise der betriebsverfassungsrechtlichen oder personalvertretungsrechtlichen Organe des ausbildenden Betrieb" calcext:value-type="string">
            <text:p>Grundlagen, Aufgaben und Arbeitsweise der betriebsverfassungsrechtlichen oder personalvertretungsrechtlichen Organe des ausbildenden Betrieb</text:p>
          </table:table-cell>
          <table:table-cell table:formula="of:=[$Themenliste.$E12]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$Variablen.$D$2];IF([$Themenliste.$I12];[$Themenliste.$H12]*10+UNICODE([$Themenliste.$D12])-96;0))" office:value-type="string" office:string-value="TEST-10027" calcext:value-type="string">
            <text:p>TEST-10027</text:p>
          </table:table-cell>
          <table:table-cell table:formula="of:=CONCATENATE([$Variablen.$D$2];IF([$Themenliste.$I12];[$Themenliste.$H12]*10;0))" office:value-type="string" office:string-value="TEST-10020" calcext:value-type="string">
            <text:p>TEST-10020</text:p>
          </table:table-cell>
          <table:table-cell table:formula="of:=CONCATENATE([$Themenliste.$D12];&quot; &quot;;IF([$Themenliste.$K12];&quot;Jahr_1 &quot;;&quot;&quot;);IF([$Themenliste.$L12];&quot;Jahr_2 &quot;;&quot;&quot;);IF([$Themenliste.$M12];&quot;Jahr_3&quot;;&quot;&quot;);&quot; &quot;;CONCATENATE(IF(XOR([$Themenliste.$I12];[$Themenliste.$J12]);IF([$Themenliste.$J12];&quot;A.&quot;;&quot;S.&quot;);&quot;X.&quot;);[$Themenliste.$A12]))" office:value-type="string" office:string-value="g Jahr_1  X.1.2.g" calcext:value-type="string">
            <text:p>g Jahr_1 <text:s/>X.1.2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[$Themenliste.$E13]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CONCATENATE([$Variablen.$D$2];IF([$Themenliste.$I13];[$Themenliste.$H13]*10+UNICODE([$Themenliste.$D13])-96;0))" office:value-type="string" office:string-value="TEST-10031" calcext:value-type="string">
            <text:p>TEST-10031</text:p>
          </table:table-cell>
          <table:table-cell table:formula="of:=CONCATENATE([$Variablen.$D$2];IF([$Themenliste.$I13];[$Themenliste.$H13]*10;0))" office:value-type="string" office:string-value="TEST-10030" calcext:value-type="string">
            <text:p>TEST-10030</text:p>
          </table:table-cell>
          <table:table-cell table:formula="of:=CONCATENATE([$Themenliste.$D13];&quot; &quot;;IF([$Themenliste.$K13];&quot;Jahr_1 &quot;;&quot;&quot;);IF([$Themenliste.$L13];&quot;Jahr_2 &quot;;&quot;&quot;);IF([$Themenliste.$M13];&quot;Jahr_3&quot;;&quot;&quot;);&quot; &quot;;CONCATENATE(IF(XOR([$Themenliste.$I13];[$Themenliste.$J13]);IF([$Themenliste.$J13];&quot;A.&quot;;&quot;S.&quot;);&quot;X.&quot;);[$Themenliste.$A13]))" office:value-type="string" office:string-value="a Jahr_1 Jahr_3 X.1.3.a" calcext:value-type="string">
            <text:p>a Jahr_1 Jahr_3 X.1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4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4];[$Themenliste.$H14]*10+UNICODE([$Themenliste.$D14])-96;0))" office:value-type="string" office:string-value="TEST-10032" calcext:value-type="string">
            <text:p>TEST-10032</text:p>
          </table:table-cell>
          <table:table-cell table:formula="of:=CONCATENATE([$Variablen.$D$2];IF([$Themenliste.$I14];[$Themenliste.$H14]*10;0))" office:value-type="string" office:string-value="TEST-10030" calcext:value-type="string">
            <text:p>TEST-10030</text:p>
          </table:table-cell>
          <table:table-cell table:formula="of:=CONCATENATE([$Themenliste.$D14];&quot; &quot;;IF([$Themenliste.$K14];&quot;Jahr_1 &quot;;&quot;&quot;);IF([$Themenliste.$L14];&quot;Jahr_2 &quot;;&quot;&quot;);IF([$Themenliste.$M14];&quot;Jahr_3&quot;;&quot;&quot;);&quot; &quot;;CONCATENATE(IF(XOR([$Themenliste.$I14];[$Themenliste.$J14]);IF([$Themenliste.$J14];&quot;A.&quot;;&quot;S.&quot;);&quot;X.&quot;);[$Themenliste.$A14]))" office:value-type="string" office:string-value="b Jahr_1 Jahr_3 X.1.3.b" calcext:value-type="string">
            <text:p>b Jahr_1 Jahr_3 X.1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5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5];[$Themenliste.$H15]*10+UNICODE([$Themenliste.$D15])-96;0))" office:value-type="string" office:string-value="TEST-10033" calcext:value-type="string">
            <text:p>TEST-10033</text:p>
          </table:table-cell>
          <table:table-cell table:formula="of:=CONCATENATE([$Variablen.$D$2];IF([$Themenliste.$I15];[$Themenliste.$H15]*10;0))" office:value-type="string" office:string-value="TEST-10030" calcext:value-type="string">
            <text:p>TEST-10030</text:p>
          </table:table-cell>
          <table:table-cell table:formula="of:=CONCATENATE([$Themenliste.$D15];&quot; &quot;;IF([$Themenliste.$K15];&quot;Jahr_1 &quot;;&quot;&quot;);IF([$Themenliste.$L15];&quot;Jahr_2 &quot;;&quot;&quot;);IF([$Themenliste.$M15];&quot;Jahr_3&quot;;&quot;&quot;);&quot; &quot;;CONCATENATE(IF(XOR([$Themenliste.$I15];[$Themenliste.$J15]);IF([$Themenliste.$J15];&quot;A.&quot;;&quot;S.&quot;);&quot;X.&quot;);[$Themenliste.$A15]))" office:value-type="string" office:string-value="c Jahr_1 Jahr_3 X.1.3.c" calcext:value-type="string">
            <text:p>c Jahr_1 Jahr_3 X.1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[$Themenliste.$E16]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$Variablen.$D$2];IF([$Themenliste.$I16];[$Themenliste.$H16]*10+UNICODE([$Themenliste.$D16])-96;0))" office:value-type="string" office:string-value="TEST-10034" calcext:value-type="string">
            <text:p>TEST-10034</text:p>
          </table:table-cell>
          <table:table-cell table:formula="of:=CONCATENATE([$Variablen.$D$2];IF([$Themenliste.$I16];[$Themenliste.$H16]*10;0))" office:value-type="string" office:string-value="TEST-10030" calcext:value-type="string">
            <text:p>TEST-10030</text:p>
          </table:table-cell>
          <table:table-cell table:formula="of:=CONCATENATE([$Themenliste.$D16];&quot; &quot;;IF([$Themenliste.$K16];&quot;Jahr_1 &quot;;&quot;&quot;);IF([$Themenliste.$L16];&quot;Jahr_2 &quot;;&quot;&quot;);IF([$Themenliste.$M16];&quot;Jahr_3&quot;;&quot;&quot;);&quot; &quot;;CONCATENATE(IF(XOR([$Themenliste.$I16];[$Themenliste.$J16]);IF([$Themenliste.$J16];&quot;A.&quot;;&quot;S.&quot;);&quot;X.&quot;);[$Themenliste.$A16]))" office:value-type="string" office:string-value="d Jahr_1 Jahr_3 X.1.3.d" calcext:value-type="string">
            <text:p>d Jahr_1 Jahr_3 X.1.3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Zur Vermeidung betriebsbedingter Umweltbelastungen im beruflichen Einwirkungsbereich beitragen, insbesondere mögliche Umweltbelastungen durc" calcext:value-type="string">
            <text:p>Zur Vermeidung betriebsbedingter Umweltbelastungen im beruflichen Einwirkungsbereich beitragen, insbesondere mögliche Umweltbelastungen durc</text:p>
          </table:table-cell>
          <table:table-cell table:formula="of:=[$Themenliste.$E17]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$Variablen.$D$2];IF([$Themenliste.$I17];[$Themenliste.$H17]*10+UNICODE([$Themenliste.$D17])-96;0))" office:value-type="string" office:string-value="TEST-10041" calcext:value-type="string">
            <text:p>TEST-10041</text:p>
          </table:table-cell>
          <table:table-cell table:formula="of:=CONCATENATE([$Variablen.$D$2];IF([$Themenliste.$I17];[$Themenliste.$H17]*10;0))" office:value-type="string" office:string-value="TEST-10040" calcext:value-type="string">
            <text:p>TEST-10040</text:p>
          </table:table-cell>
          <table:table-cell table:formula="of:=CONCATENATE([$Themenliste.$D17];&quot; &quot;;IF([$Themenliste.$K17];&quot;Jahr_1 &quot;;&quot;&quot;);IF([$Themenliste.$L17];&quot;Jahr_2 &quot;;&quot;&quot;);IF([$Themenliste.$M17];&quot;Jahr_3&quot;;&quot;&quot;);&quot; &quot;;CONCATENATE(IF(XOR([$Themenliste.$I17];[$Themenliste.$J17]);IF([$Themenliste.$J17];&quot;A.&quot;;&quot;S.&quot;);&quot;X.&quot;);[$Themenliste.$A17]))" office:value-type="string" office:string-value="a Jahr_1 Jahr_3 X.1.4.a" calcext:value-type="string">
            <text:p>a Jahr_1 Jahr_3 X.1.4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8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8];[$Themenliste.$H18]*10+UNICODE([$Themenliste.$D18])-96;0))" office:value-type="string" office:string-value="TEST-10042" calcext:value-type="string">
            <text:p>TEST-10042</text:p>
          </table:table-cell>
          <table:table-cell table:formula="of:=CONCATENATE([$Variablen.$D$2];IF([$Themenliste.$I18];[$Themenliste.$H18]*10;0))" office:value-type="string" office:string-value="TEST-10040" calcext:value-type="string">
            <text:p>TEST-10040</text:p>
          </table:table-cell>
          <table:table-cell table:formula="of:=CONCATENATE([$Themenliste.$D18];&quot; &quot;;IF([$Themenliste.$K18];&quot;Jahr_1 &quot;;&quot;&quot;);IF([$Themenliste.$L18];&quot;Jahr_2 &quot;;&quot;&quot;);IF([$Themenliste.$M18];&quot;Jahr_3&quot;;&quot;&quot;);&quot; &quot;;CONCATENATE(IF(XOR([$Themenliste.$I18];[$Themenliste.$J18]);IF([$Themenliste.$J18];&quot;A.&quot;;&quot;S.&quot;);&quot;X.&quot;);[$Themenliste.$A18]))" office:value-type="string" office:string-value="b Jahr_1 Jahr_2 Jahr_3 X.1.4.b" calcext:value-type="string">
            <text:p>b Jahr_1 Jahr_2 Jahr_3 X.1.4.b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9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9];[$Themenliste.$H19]*10+UNICODE([$Themenliste.$D19])-96;0))" office:value-type="string" office:string-value="TEST-10043" calcext:value-type="string">
            <text:p>TEST-10043</text:p>
          </table:table-cell>
          <table:table-cell table:formula="of:=CONCATENATE([$Variablen.$D$2];IF([$Themenliste.$I19];[$Themenliste.$H19]*10;0))" office:value-type="string" office:string-value="TEST-10040" calcext:value-type="string">
            <text:p>TEST-10040</text:p>
          </table:table-cell>
          <table:table-cell table:formula="of:=CONCATENATE([$Themenliste.$D19];&quot; &quot;;IF([$Themenliste.$K19];&quot;Jahr_1 &quot;;&quot;&quot;);IF([$Themenliste.$L19];&quot;Jahr_2 &quot;;&quot;&quot;);IF([$Themenliste.$M19];&quot;Jahr_3&quot;;&quot;&quot;);&quot; &quot;;CONCATENATE(IF(XOR([$Themenliste.$I19];[$Themenliste.$J19]);IF([$Themenliste.$J19];&quot;A.&quot;;&quot;S.&quot;);&quot;X.&quot;);[$Themenliste.$A19]))" office:value-type="string" office:string-value="c Jahr_1 Jahr_2 Jahr_3 X.1.4.c" calcext:value-type="string">
            <text:p>c Jahr_1 Jahr_2 Jahr_3 X.1.4.c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Zur Vermeidung betriebsbedingter Umweltbelastungen im beruflichen Einwirkungsbereich beitragen, insbesondere Abfälle vermeiden; Stoffe und M" calcext:value-type="string">
            <text:p>Zur Vermeidung betriebsbedingter Umweltbelastungen im beruflichen Einwirkungsbereich beitragen, insbesondere Abfälle vermeiden; Stoffe und M</text:p>
          </table:table-cell>
          <table:table-cell table:formula="of:=[$Themenliste.$E20]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$Variablen.$D$2];IF([$Themenliste.$I20];[$Themenliste.$H20]*10+UNICODE([$Themenliste.$D20])-96;0))" office:value-type="string" office:string-value="TEST-10044" calcext:value-type="string">
            <text:p>TEST-10044</text:p>
          </table:table-cell>
          <table:table-cell table:formula="of:=CONCATENATE([$Variablen.$D$2];IF([$Themenliste.$I20];[$Themenliste.$H20]*10;0))" office:value-type="string" office:string-value="TEST-10040" calcext:value-type="string">
            <text:p>TEST-10040</text:p>
          </table:table-cell>
          <table:table-cell table:formula="of:=CONCATENATE([$Themenliste.$D20];&quot; &quot;;IF([$Themenliste.$K20];&quot;Jahr_1 &quot;;&quot;&quot;);IF([$Themenliste.$L20];&quot;Jahr_2 &quot;;&quot;&quot;);IF([$Themenliste.$M20];&quot;Jahr_3&quot;;&quot;&quot;);&quot; &quot;;CONCATENATE(IF(XOR([$Themenliste.$I20];[$Themenliste.$J20]);IF([$Themenliste.$J20];&quot;A.&quot;;&quot;S.&quot;);&quot;X.&quot;);[$Themenliste.$A20]))" office:value-type="string" office:string-value="d Jahr_1 Jahr_2 Jahr_3 X.1.4.d" calcext:value-type="string">
            <text:p>d Jahr_1 Jahr_2 Jahr_3 X.1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[$Themenliste.$E21]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CONCATENATE([$Variablen.$D$2];IF([$Themenliste.$I21];[$Themenliste.$H21]*10+UNICODE([$Themenliste.$D21])-96;0))" office:value-type="string" office:string-value="TEST-20011" calcext:value-type="string">
            <text:p>TEST-20011</text:p>
          </table:table-cell>
          <table:table-cell table:formula="of:=CONCATENATE([$Variablen.$D$2];IF([$Themenliste.$I21];[$Themenliste.$H21]*10;0))" office:value-type="string" office:string-value="TEST-20010" calcext:value-type="string">
            <text:p>TEST-20010</text:p>
          </table:table-cell>
          <table:table-cell table:formula="of:=CONCATENATE([$Themenliste.$D21];&quot; &quot;;IF([$Themenliste.$K21];&quot;Jahr_1 &quot;;&quot;&quot;);IF([$Themenliste.$L21];&quot;Jahr_2 &quot;;&quot;&quot;);IF([$Themenliste.$M21];&quot;Jahr_3&quot;;&quot;&quot;);&quot; &quot;;CONCATENATE(IF(XOR([$Themenliste.$I21];[$Themenliste.$J21]);IF([$Themenliste.$J21];&quot;A.&quot;;&quot;S.&quot;);&quot;X.&quot;);[$Themenliste.$A21]))" office:value-type="string" office:string-value="a Jahr_1  X.2.1.a" calcext:value-type="string">
            <text:p>a Jahr_1 <text:s/>X.2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[$Themenliste.$E22]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CONCATENATE([$Variablen.$D$2];IF([$Themenliste.$I22];[$Themenliste.$H22]*10+UNICODE([$Themenliste.$D22])-96;0))" office:value-type="string" office:string-value="TEST-20012" calcext:value-type="string">
            <text:p>TEST-20012</text:p>
          </table:table-cell>
          <table:table-cell table:formula="of:=CONCATENATE([$Variablen.$D$2];IF([$Themenliste.$I22];[$Themenliste.$H22]*10;0))" office:value-type="string" office:string-value="TEST-20010" calcext:value-type="string">
            <text:p>TEST-20010</text:p>
          </table:table-cell>
          <table:table-cell table:formula="of:=CONCATENATE([$Themenliste.$D22];&quot; &quot;;IF([$Themenliste.$K22];&quot;Jahr_1 &quot;;&quot;&quot;);IF([$Themenliste.$L22];&quot;Jahr_2 &quot;;&quot;&quot;);IF([$Themenliste.$M22];&quot;Jahr_3&quot;;&quot;&quot;);&quot; &quot;;CONCATENATE(IF(XOR([$Themenliste.$I22];[$Themenliste.$J22]);IF([$Themenliste.$J22];&quot;A.&quot;;&quot;S.&quot;);&quot;X.&quot;);[$Themenliste.$A22]))" office:value-type="string" office:string-value="b Jahr_1  X.2.1.b" calcext:value-type="string">
            <text:p>b Jahr_1 <text:s/>X.2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[$Themenliste.$E23]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CONCATENATE([$Variablen.$D$2];IF([$Themenliste.$I23];[$Themenliste.$H23]*10+UNICODE([$Themenliste.$D23])-96;0))" office:value-type="string" office:string-value="TEST-20013" calcext:value-type="string">
            <text:p>TEST-20013</text:p>
          </table:table-cell>
          <table:table-cell table:formula="of:=CONCATENATE([$Variablen.$D$2];IF([$Themenliste.$I23];[$Themenliste.$H23]*10;0))" office:value-type="string" office:string-value="TEST-20010" calcext:value-type="string">
            <text:p>TEST-20010</text:p>
          </table:table-cell>
          <table:table-cell table:formula="of:=CONCATENATE([$Themenliste.$D23];&quot; &quot;;IF([$Themenliste.$K23];&quot;Jahr_1 &quot;;&quot;&quot;);IF([$Themenliste.$L23];&quot;Jahr_2 &quot;;&quot;&quot;);IF([$Themenliste.$M23];&quot;Jahr_3&quot;;&quot;&quot;);&quot; &quot;;CONCATENATE(IF(XOR([$Themenliste.$I23];[$Themenliste.$J23]);IF([$Themenliste.$J23];&quot;A.&quot;;&quot;S.&quot;);&quot;X.&quot;);[$Themenliste.$A23]))" office:value-type="string" office:string-value="c Jahr_1  X.2.1.c" calcext:value-type="string">
            <text:p>c Jahr_1 <text:s/>X.2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[$Themenliste.$E24]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CONCATENATE([$Variablen.$D$2];IF([$Themenliste.$I24];[$Themenliste.$H24]*10+UNICODE([$Themenliste.$D24])-96;0))" office:value-type="string" office:string-value="TEST-20014" calcext:value-type="string">
            <text:p>TEST-20014</text:p>
          </table:table-cell>
          <table:table-cell table:formula="of:=CONCATENATE([$Variablen.$D$2];IF([$Themenliste.$I24];[$Themenliste.$H24]*10;0))" office:value-type="string" office:string-value="TEST-20010" calcext:value-type="string">
            <text:p>TEST-20010</text:p>
          </table:table-cell>
          <table:table-cell table:formula="of:=CONCATENATE([$Themenliste.$D24];&quot; &quot;;IF([$Themenliste.$K24];&quot;Jahr_1 &quot;;&quot;&quot;);IF([$Themenliste.$L24];&quot;Jahr_2 &quot;;&quot;&quot;);IF([$Themenliste.$M24];&quot;Jahr_3&quot;;&quot;&quot;);&quot; &quot;;CONCATENATE(IF(XOR([$Themenliste.$I24];[$Themenliste.$J24]);IF([$Themenliste.$J24];&quot;A.&quot;;&quot;S.&quot;);&quot;X.&quot;);[$Themenliste.$A24]))" office:value-type="string" office:string-value="d Jahr_1  X.2.1.d" calcext:value-type="string">
            <text:p>d Jahr_1 <text:s/>X.2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[$Themenliste.$E25]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CONCATENATE([$Variablen.$D$2];IF([$Themenliste.$I25];[$Themenliste.$H25]*10+UNICODE([$Themenliste.$D25])-96;0))" office:value-type="string" office:string-value="TEST-20021" calcext:value-type="string">
            <text:p>TEST-20021</text:p>
          </table:table-cell>
          <table:table-cell table:formula="of:=CONCATENATE([$Variablen.$D$2];IF([$Themenliste.$I25];[$Themenliste.$H25]*10;0))" office:value-type="string" office:string-value="TEST-20020" calcext:value-type="string">
            <text:p>TEST-20020</text:p>
          </table:table-cell>
          <table:table-cell table:formula="of:=CONCATENATE([$Themenliste.$D25];&quot; &quot;;IF([$Themenliste.$K25];&quot;Jahr_1 &quot;;&quot;&quot;);IF([$Themenliste.$L25];&quot;Jahr_2 &quot;;&quot;&quot;);IF([$Themenliste.$M25];&quot;Jahr_3&quot;;&quot;&quot;);&quot; &quot;;CONCATENATE(IF(XOR([$Themenliste.$I25];[$Themenliste.$J25]);IF([$Themenliste.$J25];&quot;A.&quot;;&quot;S.&quot;);&quot;X.&quot;);[$Themenliste.$A25]))" office:value-type="string" office:string-value="a Jahr_1  X.2.2.a" calcext:value-type="string">
            <text:p>a Jahr_1 <text:s/>X.2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die Zusammenarbeit zwischen den einzelnen Organisationseinheiten beschreiben, insbesondere Informationsflüsse und Entscheidungsprozesse dars" calcext:value-type="string">
            <text:p>die Zusammenarbeit zwischen den einzelnen Organisationseinheiten beschreiben, insbesondere Informationsflüsse und Entscheidungsprozesse dars</text:p>
          </table:table-cell>
          <table:table-cell table:formula="of:=[$Themenliste.$E26]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$Variablen.$D$2];IF([$Themenliste.$I26];[$Themenliste.$H26]*10+UNICODE([$Themenliste.$D26])-96;0))" office:value-type="string" office:string-value="TEST-20022" calcext:value-type="string">
            <text:p>TEST-20022</text:p>
          </table:table-cell>
          <table:table-cell table:formula="of:=CONCATENATE([$Variablen.$D$2];IF([$Themenliste.$I26];[$Themenliste.$H26]*10;0))" office:value-type="string" office:string-value="TEST-20020" calcext:value-type="string">
            <text:p>TEST-20020</text:p>
          </table:table-cell>
          <table:table-cell table:formula="of:=CONCATENATE([$Themenliste.$D26];&quot; &quot;;IF([$Themenliste.$K26];&quot;Jahr_1 &quot;;&quot;&quot;);IF([$Themenliste.$L26];&quot;Jahr_2 &quot;;&quot;&quot;);IF([$Themenliste.$M26];&quot;Jahr_3&quot;;&quot;&quot;);&quot; &quot;;CONCATENATE(IF(XOR([$Themenliste.$I26];[$Themenliste.$J26]);IF([$Themenliste.$J26];&quot;A.&quot;;&quot;S.&quot;);&quot;X.&quot;);[$Themenliste.$A26]))" office:value-type="string" office:string-value="b Jahr_1  X.2.2.b" calcext:value-type="string">
            <text:p>b Jahr_1 <text:s/>X.2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[$Themenliste.$E27]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CONCATENATE([$Variablen.$D$2];IF([$Themenliste.$I27];[$Themenliste.$H27]*10+UNICODE([$Themenliste.$D27])-96;0))" office:value-type="string" office:string-value="TEST-20023" calcext:value-type="string">
            <text:p>TEST-20023</text:p>
          </table:table-cell>
          <table:table-cell table:formula="of:=CONCATENATE([$Variablen.$D$2];IF([$Themenliste.$I27];[$Themenliste.$H27]*10;0))" office:value-type="string" office:string-value="TEST-20020" calcext:value-type="string">
            <text:p>TEST-20020</text:p>
          </table:table-cell>
          <table:table-cell table:formula="of:=CONCATENATE([$Themenliste.$D27];&quot; &quot;;IF([$Themenliste.$K27];&quot;Jahr_1 &quot;;&quot;&quot;);IF([$Themenliste.$L27];&quot;Jahr_2 &quot;;&quot;&quot;);IF([$Themenliste.$M27];&quot;Jahr_3&quot;;&quot;&quot;);&quot; &quot;;CONCATENATE(IF(XOR([$Themenliste.$I27];[$Themenliste.$J27]);IF([$Themenliste.$J27];&quot;A.&quot;;&quot;S.&quot;);&quot;X.&quot;);[$Themenliste.$A27]))" office:value-type="string" office:string-value="c Jahr_1  X.2.2.c" calcext:value-type="string">
            <text:p>c Jahr_1 <text:s/>X.2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[$Themenliste.$E28]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CONCATENATE([$Variablen.$D$2];IF([$Themenliste.$I28];[$Themenliste.$H28]*10+UNICODE([$Themenliste.$D28])-96;0))" office:value-type="string" office:string-value="TEST-20024" calcext:value-type="string">
            <text:p>TEST-20024</text:p>
          </table:table-cell>
          <table:table-cell table:formula="of:=CONCATENATE([$Variablen.$D$2];IF([$Themenliste.$I28];[$Themenliste.$H28]*10;0))" office:value-type="string" office:string-value="TEST-20020" calcext:value-type="string">
            <text:p>TEST-20020</text:p>
          </table:table-cell>
          <table:table-cell table:formula="of:=CONCATENATE([$Themenliste.$D28];&quot; &quot;;IF([$Themenliste.$K28];&quot;Jahr_1 &quot;;&quot;&quot;);IF([$Themenliste.$L28];&quot;Jahr_2 &quot;;&quot;&quot;);IF([$Themenliste.$M28];&quot;Jahr_3&quot;;&quot;&quot;);&quot; &quot;;CONCATENATE(IF(XOR([$Themenliste.$I28];[$Themenliste.$J28]);IF([$Themenliste.$J28];&quot;A.&quot;;&quot;S.&quot;);&quot;X.&quot;);[$Themenliste.$A28]))" office:value-type="string" office:string-value="d Jahr_1  X.2.2.d" calcext:value-type="string">
            <text:p>d Jahr_1 <text:s/>X.2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[$Themenliste.$E29]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CONCATENATE([$Variablen.$D$2];IF([$Themenliste.$I29];[$Themenliste.$H29]*10+UNICODE([$Themenliste.$D29])-96;0))" office:value-type="string" office:string-value="TEST-20031" calcext:value-type="string">
            <text:p>TEST-20031</text:p>
          </table:table-cell>
          <table:table-cell table:formula="of:=CONCATENATE([$Variablen.$D$2];IF([$Themenliste.$I29];[$Themenliste.$H29]*10;0))" office:value-type="string" office:string-value="TEST-20030" calcext:value-type="string">
            <text:p>TEST-20030</text:p>
          </table:table-cell>
          <table:table-cell table:formula="of:=CONCATENATE([$Themenliste.$D29];&quot; &quot;;IF([$Themenliste.$K29];&quot;Jahr_1 &quot;;&quot;&quot;);IF([$Themenliste.$L29];&quot;Jahr_2 &quot;;&quot;&quot;);IF([$Themenliste.$M29];&quot;Jahr_3&quot;;&quot;&quot;);&quot; &quot;;CONCATENATE(IF(XOR([$Themenliste.$I29];[$Themenliste.$J29]);IF([$Themenliste.$J29];&quot;A.&quot;;&quot;S.&quot;);&quot;X.&quot;);[$Themenliste.$A29]))" office:value-type="string" office:string-value="a Jahr_1  X.2.3.a" calcext:value-type="string">
            <text:p>a Jahr_1 <text:s/>X.2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[$Themenliste.$E30]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CONCATENATE([$Variablen.$D$2];IF([$Themenliste.$I30];[$Themenliste.$H30]*10+UNICODE([$Themenliste.$D30])-96;0))" office:value-type="string" office:string-value="TEST-20032" calcext:value-type="string">
            <text:p>TEST-20032</text:p>
          </table:table-cell>
          <table:table-cell table:formula="of:=CONCATENATE([$Variablen.$D$2];IF([$Themenliste.$I30];[$Themenliste.$H30]*10;0))" office:value-type="string" office:string-value="TEST-20030" calcext:value-type="string">
            <text:p>TEST-20030</text:p>
          </table:table-cell>
          <table:table-cell table:formula="of:=CONCATENATE([$Themenliste.$D30];&quot; &quot;;IF([$Themenliste.$K30];&quot;Jahr_1 &quot;;&quot;&quot;);IF([$Themenliste.$L30];&quot;Jahr_2 &quot;;&quot;&quot;);IF([$Themenliste.$M30];&quot;Jahr_3&quot;;&quot;&quot;);&quot; &quot;;CONCATENATE(IF(XOR([$Themenliste.$I30];[$Themenliste.$J30]);IF([$Themenliste.$J30];&quot;A.&quot;;&quot;S.&quot;);&quot;X.&quot;);[$Themenliste.$A30]))" office:value-type="string" office:string-value="b Jahr_1  X.2.3.b" calcext:value-type="string">
            <text:p>b Jahr_1 <text:s/>X.2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Angebote einholen und vergleichen" calcext:value-type="string">
            <text:p>Angebote einholen und vergleichen</text:p>
          </table:table-cell>
          <table:table-cell table:formula="of:=[$Themenliste.$E31]" office:value-type="string" office:string-value="Angebote einholen und vergleichen" calcext:value-type="string">
            <text:p>Angebote einholen und vergleichen</text:p>
          </table:table-cell>
          <table:table-cell table:formula="of:=CONCATENATE([$Variablen.$D$2];IF([$Themenliste.$I31];[$Themenliste.$H31]*10+UNICODE([$Themenliste.$D31])-96;0))" office:value-type="string" office:string-value="TEST-20033" calcext:value-type="string">
            <text:p>TEST-20033</text:p>
          </table:table-cell>
          <table:table-cell table:formula="of:=CONCATENATE([$Variablen.$D$2];IF([$Themenliste.$I31];[$Themenliste.$H31]*10;0))" office:value-type="string" office:string-value="TEST-20030" calcext:value-type="string">
            <text:p>TEST-20030</text:p>
          </table:table-cell>
          <table:table-cell table:formula="of:=CONCATENATE([$Themenliste.$D31];&quot; &quot;;IF([$Themenliste.$K31];&quot;Jahr_1 &quot;;&quot;&quot;);IF([$Themenliste.$L31];&quot;Jahr_2 &quot;;&quot;&quot;);IF([$Themenliste.$M31];&quot;Jahr_3&quot;;&quot;&quot;);&quot; &quot;;CONCATENATE(IF(XOR([$Themenliste.$I31];[$Themenliste.$J31]);IF([$Themenliste.$J31];&quot;A.&quot;;&quot;S.&quot;);&quot;X.&quot;);[$Themenliste.$A31]))" office:value-type="string" office:string-value="c Jahr_1  X.2.3.c" calcext:value-type="string">
            <text:p>c Jahr_1 <text:s/>X.2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[$Themenliste.$E32]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CONCATENATE([$Variablen.$D$2];IF([$Themenliste.$I32];[$Themenliste.$H32]*10+UNICODE([$Themenliste.$D32])-96;0))" office:value-type="string" office:string-value="TEST-20034" calcext:value-type="string">
            <text:p>TEST-20034</text:p>
          </table:table-cell>
          <table:table-cell table:formula="of:=CONCATENATE([$Variablen.$D$2];IF([$Themenliste.$I32];[$Themenliste.$H32]*10;0))" office:value-type="string" office:string-value="TEST-20030" calcext:value-type="string">
            <text:p>TEST-20030</text:p>
          </table:table-cell>
          <table:table-cell table:formula="of:=CONCATENATE([$Themenliste.$D32];&quot; &quot;;IF([$Themenliste.$K32];&quot;Jahr_1 &quot;;&quot;&quot;);IF([$Themenliste.$L32];&quot;Jahr_2 &quot;;&quot;&quot;);IF([$Themenliste.$M32];&quot;Jahr_3&quot;;&quot;&quot;);&quot; &quot;;CONCATENATE(IF(XOR([$Themenliste.$I32];[$Themenliste.$J32]);IF([$Themenliste.$J32];&quot;A.&quot;;&quot;S.&quot;);&quot;X.&quot;);[$Themenliste.$A32]))" office:value-type="string" office:string-value="d Jahr_1  X.2.3.d" calcext:value-type="string">
            <text:p>d Jahr_1 <text:s/>X.2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[$Themenliste.$E33]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CONCATENATE([$Variablen.$D$2];IF([$Themenliste.$I33];[$Themenliste.$H33]*10+UNICODE([$Themenliste.$D33])-96;0))" office:value-type="string" office:string-value="TEST-20041" calcext:value-type="string">
            <text:p>TEST-20041</text:p>
          </table:table-cell>
          <table:table-cell table:formula="of:=CONCATENATE([$Variablen.$D$2];IF([$Themenliste.$I33];[$Themenliste.$H33]*10;0))" office:value-type="string" office:string-value="TEST-20040" calcext:value-type="string">
            <text:p>TEST-20040</text:p>
          </table:table-cell>
          <table:table-cell table:formula="of:=CONCATENATE([$Themenliste.$D33];&quot; &quot;;IF([$Themenliste.$K33];&quot;Jahr_1 &quot;;&quot;&quot;);IF([$Themenliste.$L33];&quot;Jahr_2 &quot;;&quot;&quot;);IF([$Themenliste.$M33];&quot;Jahr_3&quot;;&quot;&quot;);&quot; &quot;;CONCATENATE(IF(XOR([$Themenliste.$I33];[$Themenliste.$J33]);IF([$Themenliste.$J33];&quot;A.&quot;;&quot;S.&quot;);&quot;X.&quot;);[$Themenliste.$A33]))" office:value-type="string" office:string-value="a Jahr_1  X.2.4.a" calcext:value-type="string">
            <text:p>a Jahr_1 <text:s/>X.2.4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Bedürfnisse und Kaufverhalten von Benutzern informations- und telekommunikationstechnischer Systeme feststellen sowie Zielgruppen unterschei" calcext:value-type="string">
            <text:p>Bedürfnisse und Kaufverhalten von Benutzern informations- und telekommunikationstechnischer Systeme feststellen sowie Zielgruppen unterschei</text:p>
          </table:table-cell>
          <table:table-cell table:formula="of:=[$Themenliste.$E34]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$Variablen.$D$2];IF([$Themenliste.$I34];[$Themenliste.$H34]*10+UNICODE([$Themenliste.$D34])-96;0))" office:value-type="string" office:string-value="TEST-20042" calcext:value-type="string">
            <text:p>TEST-20042</text:p>
          </table:table-cell>
          <table:table-cell table:formula="of:=CONCATENATE([$Variablen.$D$2];IF([$Themenliste.$I34];[$Themenliste.$H34]*10;0))" office:value-type="string" office:string-value="TEST-20040" calcext:value-type="string">
            <text:p>TEST-20040</text:p>
          </table:table-cell>
          <table:table-cell table:formula="of:=CONCATENATE([$Themenliste.$D34];&quot; &quot;;IF([$Themenliste.$K34];&quot;Jahr_1 &quot;;&quot;&quot;);IF([$Themenliste.$L34];&quot;Jahr_2 &quot;;&quot;&quot;);IF([$Themenliste.$M34];&quot;Jahr_3&quot;;&quot;&quot;);&quot; &quot;;CONCATENATE(IF(XOR([$Themenliste.$I34];[$Themenliste.$J34]);IF([$Themenliste.$J34];&quot;A.&quot;;&quot;S.&quot;);&quot;X.&quot;);[$Themenliste.$A34]))" office:value-type="string" office:string-value="b Jahr_1 Jahr_3 X.2.4.b" calcext:value-type="string">
            <text:p>b Jahr_1 Jahr_3 X.2.4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[$Themenliste.$E35]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CONCATENATE([$Variablen.$D$2];IF([$Themenliste.$I35];[$Themenliste.$H35]*10+UNICODE([$Themenliste.$D35])-96;0))" office:value-type="string" office:string-value="TEST-20043" calcext:value-type="string">
            <text:p>TEST-20043</text:p>
          </table:table-cell>
          <table:table-cell table:formula="of:=CONCATENATE([$Variablen.$D$2];IF([$Themenliste.$I35];[$Themenliste.$H35]*10;0))" office:value-type="string" office:string-value="TEST-20040" calcext:value-type="string">
            <text:p>TEST-20040</text:p>
          </table:table-cell>
          <table:table-cell table:formula="of:=CONCATENATE([$Themenliste.$D35];&quot; &quot;;IF([$Themenliste.$K35];&quot;Jahr_1 &quot;;&quot;&quot;);IF([$Themenliste.$L35];&quot;Jahr_2 &quot;;&quot;&quot;);IF([$Themenliste.$M35];&quot;Jahr_3&quot;;&quot;&quot;);&quot; &quot;;CONCATENATE(IF(XOR([$Themenliste.$I35];[$Themenliste.$J35]);IF([$Themenliste.$J35];&quot;A.&quot;;&quot;S.&quot;);&quot;X.&quot;);[$Themenliste.$A35]))" office:value-type="string" office:string-value="c Jahr_1 Jahr_3 X.2.4.c" calcext:value-type="string">
            <text:p>c Jahr_1 Jahr_3 X.2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[$Themenliste.$E36]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CONCATENATE([$Variablen.$D$2];IF([$Themenliste.$I36];[$Themenliste.$H36]*10+UNICODE([$Themenliste.$D36])-96;0))" office:value-type="string" office:string-value="TEST-20044" calcext:value-type="string">
            <text:p>TEST-20044</text:p>
          </table:table-cell>
          <table:table-cell table:formula="of:=CONCATENATE([$Variablen.$D$2];IF([$Themenliste.$I36];[$Themenliste.$H36]*10;0))" office:value-type="string" office:string-value="TEST-20040" calcext:value-type="string">
            <text:p>TEST-20040</text:p>
          </table:table-cell>
          <table:table-cell table:formula="of:=CONCATENATE([$Themenliste.$D36];&quot; &quot;;IF([$Themenliste.$K36];&quot;Jahr_1 &quot;;&quot;&quot;);IF([$Themenliste.$L36];&quot;Jahr_2 &quot;;&quot;&quot;);IF([$Themenliste.$M36];&quot;Jahr_3&quot;;&quot;&quot;);&quot; &quot;;CONCATENATE(IF(XOR([$Themenliste.$I36];[$Themenliste.$J36]);IF([$Themenliste.$J36];&quot;A.&quot;;&quot;S.&quot;);&quot;X.&quot;);[$Themenliste.$A36]))" office:value-type="string" office:string-value="d Jahr_1  X.2.4.d" calcext:value-type="string">
            <text:p>d Jahr_1 <text:s/>X.2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[$Themenliste.$E37]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CONCATENATE([$Variablen.$D$2];IF([$Themenliste.$I37];[$Themenliste.$H37]*10+UNICODE([$Themenliste.$D37])-96;0))" office:value-type="string" office:string-value="TEST-20045" calcext:value-type="string">
            <text:p>TEST-20045</text:p>
          </table:table-cell>
          <table:table-cell table:formula="of:=CONCATENATE([$Variablen.$D$2];IF([$Themenliste.$I37];[$Themenliste.$H37]*10;0))" office:value-type="string" office:string-value="TEST-20040" calcext:value-type="string">
            <text:p>TEST-20040</text:p>
          </table:table-cell>
          <table:table-cell table:formula="of:=CONCATENATE([$Themenliste.$D37];&quot; &quot;;IF([$Themenliste.$K37];&quot;Jahr_1 &quot;;&quot;&quot;);IF([$Themenliste.$L37];&quot;Jahr_2 &quot;;&quot;&quot;);IF([$Themenliste.$M37];&quot;Jahr_3&quot;;&quot;&quot;);&quot; &quot;;CONCATENATE(IF(XOR([$Themenliste.$I37];[$Themenliste.$J37]);IF([$Themenliste.$J37];&quot;A.&quot;;&quot;S.&quot;);&quot;X.&quot;);[$Themenliste.$A37]))" office:value-type="string" office:string-value="e Jahr_1  X.2.4.e" calcext:value-type="string">
            <text:p>e Jahr_1 <text:s/>X.2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[$Themenliste.$E38]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CONCATENATE([$Variablen.$D$2];IF([$Themenliste.$I38];[$Themenliste.$H38]*10+UNICODE([$Themenliste.$D38])-96;0))" office:value-type="string" office:string-value="TEST-20046" calcext:value-type="string">
            <text:p>TEST-20046</text:p>
          </table:table-cell>
          <table:table-cell table:formula="of:=CONCATENATE([$Variablen.$D$2];IF([$Themenliste.$I38];[$Themenliste.$H38]*10;0))" office:value-type="string" office:string-value="TEST-20040" calcext:value-type="string">
            <text:p>TEST-20040</text:p>
          </table:table-cell>
          <table:table-cell table:formula="of:=CONCATENATE([$Themenliste.$D38];&quot; &quot;;IF([$Themenliste.$K38];&quot;Jahr_1 &quot;;&quot;&quot;);IF([$Themenliste.$L38];&quot;Jahr_2 &quot;;&quot;&quot;);IF([$Themenliste.$M38];&quot;Jahr_3&quot;;&quot;&quot;);&quot; &quot;;CONCATENATE(IF(XOR([$Themenliste.$I38];[$Themenliste.$J38]);IF([$Themenliste.$J38];&quot;A.&quot;;&quot;S.&quot;);&quot;X.&quot;);[$Themenliste.$A38]))" office:value-type="string" office:string-value="f Jahr_1  X.2.4.f" calcext:value-type="string">
            <text:p>f Jahr_1 <text:s/>X.2.4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[$Themenliste.$E39]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CONCATENATE([$Variablen.$D$2];IF([$Themenliste.$I39];[$Themenliste.$H39]*10+UNICODE([$Themenliste.$D39])-96;0))" office:value-type="string" office:string-value="TEST-20047" calcext:value-type="string">
            <text:p>TEST-20047</text:p>
          </table:table-cell>
          <table:table-cell table:formula="of:=CONCATENATE([$Variablen.$D$2];IF([$Themenliste.$I39];[$Themenliste.$H39]*10;0))" office:value-type="string" office:string-value="TEST-20040" calcext:value-type="string">
            <text:p>TEST-20040</text:p>
          </table:table-cell>
          <table:table-cell table:formula="of:=CONCATENATE([$Themenliste.$D39];&quot; &quot;;IF([$Themenliste.$K39];&quot;Jahr_1 &quot;;&quot;&quot;);IF([$Themenliste.$L39];&quot;Jahr_2 &quot;;&quot;&quot;);IF([$Themenliste.$M39];&quot;Jahr_3&quot;;&quot;&quot;);&quot; &quot;;CONCATENATE(IF(XOR([$Themenliste.$I39];[$Themenliste.$J39]);IF([$Themenliste.$J39];&quot;A.&quot;;&quot;S.&quot;);&quot;X.&quot;);[$Themenliste.$A39]))" office:value-type="string" office:string-value="g Jahr_1 Jahr_2  X.2.4.g" calcext:value-type="string">
            <text:p>g Jahr_1 Jahr_2 <text:s/>X.2.4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[$Themenliste.$E40]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CONCATENATE([$Variablen.$D$2];IF([$Themenliste.$I40];[$Themenliste.$H40]*10+UNICODE([$Themenliste.$D40])-96;0))" office:value-type="string" office:string-value="TEST-20051" calcext:value-type="string">
            <text:p>TEST-20051</text:p>
          </table:table-cell>
          <table:table-cell table:formula="of:=CONCATENATE([$Variablen.$D$2];IF([$Themenliste.$I40];[$Themenliste.$H40]*10;0))" office:value-type="string" office:string-value="TEST-20050" calcext:value-type="string">
            <text:p>TEST-20050</text:p>
          </table:table-cell>
          <table:table-cell table:formula="of:=CONCATENATE([$Themenliste.$D40];&quot; &quot;;IF([$Themenliste.$K40];&quot;Jahr_1 &quot;;&quot;&quot;);IF([$Themenliste.$L40];&quot;Jahr_2 &quot;;&quot;&quot;);IF([$Themenliste.$M40];&quot;Jahr_3&quot;;&quot;&quot;);&quot; &quot;;CONCATENATE(IF(XOR([$Themenliste.$I40];[$Themenliste.$J40]);IF([$Themenliste.$J40];&quot;A.&quot;;&quot;S.&quot;);&quot;X.&quot;);[$Themenliste.$A40]))" office:value-type="string" office:string-value="a Jahr_1 Jahr_2 Jahr_3 X.2.5.a" calcext:value-type="string">
            <text:p>a Jahr_1 Jahr_2 Jahr_3 X.2.5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[$Themenliste.$E41]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TEST-20052" calcext:value-type="string">
            <text:p>TEST-20052</text:p>
          </table:table-cell>
          <table:table-cell table:formula="of:=CONCATENATE([$Variablen.$D$2];IF([$Themenliste.$I41];[$Themenliste.$H41]*10;0))" office:value-type="string" office:string-value="TEST-20050" calcext:value-type="string">
            <text:p>TEST-20050</text:p>
          </table:table-cell>
          <table:table-cell table:formula="of:=CONCATENATE([$Themenliste.$D41];&quot; &quot;;IF([$Themenliste.$K41];&quot;Jahr_1 &quot;;&quot;&quot;);IF([$Themenliste.$L41];&quot;Jahr_2 &quot;;&quot;&quot;);IF([$Themenliste.$M41];&quot;Jahr_3&quot;;&quot;&quot;);&quot; &quot;;CONCATENATE(IF(XOR([$Themenliste.$I41];[$Themenliste.$J41]);IF([$Themenliste.$J41];&quot;A.&quot;;&quot;S.&quot;);&quot;X.&quot;);[$Themenliste.$A41]))" office:value-type="string" office:string-value="b Jahr_2 Jahr_3 X.2.5.b" calcext:value-type="string">
            <text:p>b Jahr_2 Jahr_3 X.2.5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[$Themenliste.$E42]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CONCATENATE([$Variablen.$D$2];IF([$Themenliste.$I42];[$Themenliste.$H42]*10+UNICODE([$Themenliste.$D42])-96;0))" office:value-type="string" office:string-value="TEST-20053" calcext:value-type="string">
            <text:p>TEST-20053</text:p>
          </table:table-cell>
          <table:table-cell table:formula="of:=CONCATENATE([$Variablen.$D$2];IF([$Themenliste.$I42];[$Themenliste.$H42]*10;0))" office:value-type="string" office:string-value="TEST-20050" calcext:value-type="string">
            <text:p>TEST-20050</text:p>
          </table:table-cell>
          <table:table-cell table:formula="of:=CONCATENATE([$Themenliste.$D42];&quot; &quot;;IF([$Themenliste.$K42];&quot;Jahr_1 &quot;;&quot;&quot;);IF([$Themenliste.$L42];&quot;Jahr_2 &quot;;&quot;&quot;);IF([$Themenliste.$M42];&quot;Jahr_3&quot;;&quot;&quot;);&quot; &quot;;CONCATENATE(IF(XOR([$Themenliste.$I42];[$Themenliste.$J42]);IF([$Themenliste.$J42];&quot;A.&quot;;&quot;S.&quot;);&quot;X.&quot;);[$Themenliste.$A42]))" office:value-type="string" office:string-value="c Jahr_2 Jahr_3 X.2.5.c" calcext:value-type="string">
            <text:p>c Jahr_2 Jahr_3 X.2.5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[$Themenliste.$E43]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CONCATENATE([$Variablen.$D$2];IF([$Themenliste.$I43];[$Themenliste.$H43]*10+UNICODE([$Themenliste.$D43])-96;0))" office:value-type="string" office:string-value="TEST-20054" calcext:value-type="string">
            <text:p>TEST-20054</text:p>
          </table:table-cell>
          <table:table-cell table:formula="of:=CONCATENATE([$Variablen.$D$2];IF([$Themenliste.$I43];[$Themenliste.$H43]*10;0))" office:value-type="string" office:string-value="TEST-20050" calcext:value-type="string">
            <text:p>TEST-20050</text:p>
          </table:table-cell>
          <table:table-cell table:formula="of:=CONCATENATE([$Themenliste.$D43];&quot; &quot;;IF([$Themenliste.$K43];&quot;Jahr_1 &quot;;&quot;&quot;);IF([$Themenliste.$L43];&quot;Jahr_2 &quot;;&quot;&quot;);IF([$Themenliste.$M43];&quot;Jahr_3&quot;;&quot;&quot;);&quot; &quot;;CONCATENATE(IF(XOR([$Themenliste.$I43];[$Themenliste.$J43]);IF([$Themenliste.$J43];&quot;A.&quot;;&quot;S.&quot;);&quot;X.&quot;);[$Themenliste.$A43]))" office:value-type="string" office:string-value="d Jahr_1 Jahr_2 Jahr_3 X.2.5.d" calcext:value-type="string">
            <text:p>d Jahr_1 Jahr_2 Jahr_3 X.2.5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Informationsquellen, insbesondere technische Unterlagen, Dokumentationen und Handbücher, in deutscher und englischer Sprache aufgabenbezogen" calcext:value-type="string">
            <text:p>Informationsquellen, insbesondere technische Unterlagen, Dokumentationen und Handbücher, in deutscher und englischer Sprache aufgabenbezogen</text:p>
          </table:table-cell>
          <table:table-cell table:formula="of:=[$Themenliste.$E44]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$Variablen.$D$2];IF([$Themenliste.$I44];[$Themenliste.$H44]*10+UNICODE([$Themenliste.$D44])-96;0))" office:value-type="string" office:string-value="TEST-30011" calcext:value-type="string">
            <text:p>TEST-30011</text:p>
          </table:table-cell>
          <table:table-cell table:formula="of:=CONCATENATE([$Variablen.$D$2];IF([$Themenliste.$I44];[$Themenliste.$H44]*10;0))" office:value-type="string" office:string-value="TEST-30010" calcext:value-type="string">
            <text:p>TEST-30010</text:p>
          </table:table-cell>
          <table:table-cell table:formula="of:=CONCATENATE([$Themenliste.$D44];&quot; &quot;;IF([$Themenliste.$K44];&quot;Jahr_1 &quot;;&quot;&quot;);IF([$Themenliste.$L44];&quot;Jahr_2 &quot;;&quot;&quot;);IF([$Themenliste.$M44];&quot;Jahr_3&quot;;&quot;&quot;);&quot; &quot;;CONCATENATE(IF(XOR([$Themenliste.$I44];[$Themenliste.$J44]);IF([$Themenliste.$J44];&quot;A.&quot;;&quot;S.&quot;);&quot;X.&quot;);[$Themenliste.$A44]))" office:value-type="string" office:string-value="a Jahr_1 Jahr_2 Jahr_3 X.3.1.a" calcext:value-type="string">
            <text:p>a Jahr_1 Jahr_2 Jahr_3 X.3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[$Themenliste.$E45]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CONCATENATE([$Variablen.$D$2];IF([$Themenliste.$I45];[$Themenliste.$H45]*10+UNICODE([$Themenliste.$D45])-96;0))" office:value-type="string" office:string-value="TEST-30012" calcext:value-type="string">
            <text:p>TEST-30012</text:p>
          </table:table-cell>
          <table:table-cell table:formula="of:=CONCATENATE([$Variablen.$D$2];IF([$Themenliste.$I45];[$Themenliste.$H45]*10;0))" office:value-type="string" office:string-value="TEST-30010" calcext:value-type="string">
            <text:p>TEST-30010</text:p>
          </table:table-cell>
          <table:table-cell table:formula="of:=CONCATENATE([$Themenliste.$D45];&quot; &quot;;IF([$Themenliste.$K45];&quot;Jahr_1 &quot;;&quot;&quot;);IF([$Themenliste.$L45];&quot;Jahr_2 &quot;;&quot;&quot;);IF([$Themenliste.$M45];&quot;Jahr_3&quot;;&quot;&quot;);&quot; &quot;;CONCATENATE(IF(XOR([$Themenliste.$I45];[$Themenliste.$J45]);IF([$Themenliste.$J45];&quot;A.&quot;;&quot;S.&quot;);&quot;X.&quot;);[$Themenliste.$A45]))" office:value-type="string" office:string-value="b Jahr_1 Jahr_2 Jahr_3 X.3.1.b" calcext:value-type="string">
            <text:p>b Jahr_1 Jahr_2 Jahr_3 X.3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[$Themenliste.$E46]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CONCATENATE([$Variablen.$D$2];IF([$Themenliste.$I46];[$Themenliste.$H46]*10+UNICODE([$Themenliste.$D46])-96;0))" office:value-type="string" office:string-value="TEST-30013" calcext:value-type="string">
            <text:p>TEST-30013</text:p>
          </table:table-cell>
          <table:table-cell table:formula="of:=CONCATENATE([$Variablen.$D$2];IF([$Themenliste.$I46];[$Themenliste.$H46]*10;0))" office:value-type="string" office:string-value="TEST-30010" calcext:value-type="string">
            <text:p>TEST-30010</text:p>
          </table:table-cell>
          <table:table-cell table:formula="of:=CONCATENATE([$Themenliste.$D46];&quot; &quot;;IF([$Themenliste.$K46];&quot;Jahr_1 &quot;;&quot;&quot;);IF([$Themenliste.$L46];&quot;Jahr_2 &quot;;&quot;&quot;);IF([$Themenliste.$M46];&quot;Jahr_3&quot;;&quot;&quot;);&quot; &quot;;CONCATENATE(IF(XOR([$Themenliste.$I46];[$Themenliste.$J46]);IF([$Themenliste.$J46];&quot;A.&quot;;&quot;S.&quot;);&quot;X.&quot;);[$Themenliste.$A46]))" office:value-type="string" office:string-value="c Jahr_1 Jahr_2 Jahr_3 X.3.1.c" calcext:value-type="string">
            <text:p>c Jahr_1 Jahr_2 Jahr_3 X.3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[$Themenliste.$E47]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CONCATENATE([$Variablen.$D$2];IF([$Themenliste.$I47];[$Themenliste.$H47]*10+UNICODE([$Themenliste.$D47])-96;0))" office:value-type="string" office:string-value="TEST-30014" calcext:value-type="string">
            <text:p>TEST-30014</text:p>
          </table:table-cell>
          <table:table-cell table:formula="of:=CONCATENATE([$Variablen.$D$2];IF([$Themenliste.$I47];[$Themenliste.$H47]*10;0))" office:value-type="string" office:string-value="TEST-30010" calcext:value-type="string">
            <text:p>TEST-30010</text:p>
          </table:table-cell>
          <table:table-cell table:formula="of:=CONCATENATE([$Themenliste.$D47];&quot; &quot;;IF([$Themenliste.$K47];&quot;Jahr_1 &quot;;&quot;&quot;);IF([$Themenliste.$L47];&quot;Jahr_2 &quot;;&quot;&quot;);IF([$Themenliste.$M47];&quot;Jahr_3&quot;;&quot;&quot;);&quot; &quot;;CONCATENATE(IF(XOR([$Themenliste.$I47];[$Themenliste.$J47]);IF([$Themenliste.$J47];&quot;A.&quot;;&quot;S.&quot;);&quot;X.&quot;);[$Themenliste.$A47]))" office:value-type="string" office:string-value="d Jahr_1 Jahr_2 Jahr_3 X.3.1.d" calcext:value-type="string">
            <text:p>d Jahr_1 Jahr_2 Jahr_3 X.3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[$Themenliste.$E48]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CONCATENATE([$Variablen.$D$2];IF([$Themenliste.$I49];[$Themenliste.$H49]*10+UNICODE([$Themenliste.$D49])-96;0))" office:value-type="string" office:string-value="TEST-30016" calcext:value-type="string">
            <text:p>TEST-30016</text:p>
          </table:table-cell>
          <table:table-cell table:formula="of:=CONCATENATE([$Variablen.$D$2];IF([$Themenliste.$I49];[$Themenliste.$H49]*10;0))" office:value-type="string" office:string-value="TEST-30010" calcext:value-type="string">
            <text:p>TEST-30010</text:p>
          </table:table-cell>
          <table:table-cell table:formula="of:=CONCATENATE([$Themenliste.$D49];&quot; &quot;;IF([$Themenliste.$K49];&quot;Jahr_1 &quot;;&quot;&quot;);IF([$Themenliste.$L49];&quot;Jahr_2 &quot;;&quot;&quot;);IF([$Themenliste.$M49];&quot;Jahr_3&quot;;&quot;&quot;);&quot; &quot;;CONCATENATE(IF(XOR([$Themenliste.$I49];[$Themenliste.$J49]);IF([$Themenliste.$J49];&quot;A.&quot;;&quot;S.&quot;);&quot;X.&quot;);[$Themenliste.$A49]))" office:value-type="string" office:string-value="f Jahr_1 Jahr_2 Jahr_3 X.3.1.f" calcext:value-type="string">
            <text:p>f Jahr_1 Jahr_2 Jahr_3 X.3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50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50];[$Themenliste.$H50]*10+UNICODE([$Themenliste.$D50])-96;0))" office:value-type="string" office:string-value="TEST-30021" calcext:value-type="string">
            <text:p>TEST-30021</text:p>
          </table:table-cell>
          <table:table-cell table:formula="of:=CONCATENATE([$Variablen.$D$2];IF([$Themenliste.$I50];[$Themenliste.$H50]*10;0))" office:value-type="string" office:string-value="TEST-30020" calcext:value-type="string">
            <text:p>TEST-30020</text:p>
          </table:table-cell>
          <table:table-cell table:formula="of:=CONCATENATE([$Themenliste.$D50];&quot; &quot;;IF([$Themenliste.$K50];&quot;Jahr_1 &quot;;&quot;&quot;);IF([$Themenliste.$L50];&quot;Jahr_2 &quot;;&quot;&quot;);IF([$Themenliste.$M50];&quot;Jahr_3&quot;;&quot;&quot;);&quot; &quot;;CONCATENATE(IF(XOR([$Themenliste.$I50];[$Themenliste.$J50]);IF([$Themenliste.$J50];&quot;A.&quot;;&quot;S.&quot;);&quot;X.&quot;);[$Themenliste.$A50]))" office:value-type="string" office:string-value="a Jahr_1 Jahr_3 X.3.2.a" calcext:value-type="string">
            <text:p>a Jahr_1 Jahr_3 X.3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[$Themenliste.$E51]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CONCATENATE([$Variablen.$D$2];IF([$Themenliste.$I51];[$Themenliste.$H51]*10+UNICODE([$Themenliste.$D51])-96;0))" office:value-type="string" office:string-value="TEST-30022" calcext:value-type="string">
            <text:p>TEST-30022</text:p>
          </table:table-cell>
          <table:table-cell table:formula="of:=CONCATENATE([$Variablen.$D$2];IF([$Themenliste.$I51];[$Themenliste.$H51]*10;0))" office:value-type="string" office:string-value="TEST-30020" calcext:value-type="string">
            <text:p>TEST-30020</text:p>
          </table:table-cell>
          <table:table-cell table:formula="of:=CONCATENATE([$Themenliste.$D51];&quot; &quot;;IF([$Themenliste.$K51];&quot;Jahr_1 &quot;;&quot;&quot;);IF([$Themenliste.$L51];&quot;Jahr_2 &quot;;&quot;&quot;);IF([$Themenliste.$M51];&quot;Jahr_3&quot;;&quot;&quot;);&quot; &quot;;CONCATENATE(IF(XOR([$Themenliste.$I51];[$Themenliste.$J51]);IF([$Themenliste.$J51];&quot;A.&quot;;&quot;S.&quot;);&quot;X.&quot;);[$Themenliste.$A51]))" office:value-type="string" office:string-value="b Jahr_1 Jahr_3 X.3.2.b" calcext:value-type="string">
            <text:p>b Jahr_1 Jahr_3 X.3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[$Themenliste.$E52]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CONCATENATE([$Variablen.$D$2];IF([$Themenliste.$I52];[$Themenliste.$H52]*10+UNICODE([$Themenliste.$D52])-96;0))" office:value-type="string" office:string-value="TEST-30023" calcext:value-type="string">
            <text:p>TEST-30023</text:p>
          </table:table-cell>
          <table:table-cell table:formula="of:=CONCATENATE([$Variablen.$D$2];IF([$Themenliste.$I52];[$Themenliste.$H52]*10;0))" office:value-type="string" office:string-value="TEST-30020" calcext:value-type="string">
            <text:p>TEST-30020</text:p>
          </table:table-cell>
          <table:table-cell table:formula="of:=CONCATENATE([$Themenliste.$D52];&quot; &quot;;IF([$Themenliste.$K52];&quot;Jahr_1 &quot;;&quot;&quot;);IF([$Themenliste.$L52];&quot;Jahr_2 &quot;;&quot;&quot;);IF([$Themenliste.$M52];&quot;Jahr_3&quot;;&quot;&quot;);&quot; &quot;;CONCATENATE(IF(XOR([$Themenliste.$I52];[$Themenliste.$J52]);IF([$Themenliste.$J52];&quot;A.&quot;;&quot;S.&quot;);&quot;X.&quot;);[$Themenliste.$A52]))" office:value-type="string" office:string-value="c Jahr_1 Jahr_3 X.3.2.c" calcext:value-type="string">
            <text:p>c Jahr_1 Jahr_3 X.3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[$Themenliste.$E53]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CONCATENATE([$Variablen.$D$2];IF([$Themenliste.$I53];[$Themenliste.$H53]*10+UNICODE([$Themenliste.$D53])-96;0))" office:value-type="string" office:string-value="TEST-30024" calcext:value-type="string">
            <text:p>TEST-30024</text:p>
          </table:table-cell>
          <table:table-cell table:formula="of:=CONCATENATE([$Variablen.$D$2];IF([$Themenliste.$I53];[$Themenliste.$H53]*10;0))" office:value-type="string" office:string-value="TEST-30020" calcext:value-type="string">
            <text:p>TEST-30020</text:p>
          </table:table-cell>
          <table:table-cell table:formula="of:=CONCATENATE([$Themenliste.$D53];&quot; &quot;;IF([$Themenliste.$K53];&quot;Jahr_1 &quot;;&quot;&quot;);IF([$Themenliste.$L53];&quot;Jahr_2 &quot;;&quot;&quot;);IF([$Themenliste.$M53];&quot;Jahr_3&quot;;&quot;&quot;);&quot; &quot;;CONCATENATE(IF(XOR([$Themenliste.$I53];[$Themenliste.$J53]);IF([$Themenliste.$J53];&quot;A.&quot;;&quot;S.&quot;);&quot;X.&quot;);[$Themenliste.$A53]))" office:value-type="string" office:string-value="d Jahr_2 Jahr_3 X.3.2.d" calcext:value-type="string">
            <text:p>d Jahr_2 Jahr_3 X.3.2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unterschiedliche Lerntechniken anwenden" calcext:value-type="string">
            <text:p>unterschiedliche Lerntechniken anwenden</text:p>
          </table:table-cell>
          <table:table-cell table:formula="of:=[$Themenliste.$E54]" office:value-type="string" office:string-value="unterschiedliche Lerntechniken anwenden" calcext:value-type="string">
            <text:p>unterschiedliche Lerntechniken anwenden</text:p>
          </table:table-cell>
          <table:table-cell table:formula="of:=CONCATENATE([$Variablen.$D$2];IF([$Themenliste.$I54];[$Themenliste.$H54]*10+UNICODE([$Themenliste.$D54])-96;0))" office:value-type="string" office:string-value="TEST-30025" calcext:value-type="string">
            <text:p>TEST-30025</text:p>
          </table:table-cell>
          <table:table-cell table:formula="of:=CONCATENATE([$Variablen.$D$2];IF([$Themenliste.$I54];[$Themenliste.$H54]*10;0))" office:value-type="string" office:string-value="TEST-30020" calcext:value-type="string">
            <text:p>TEST-30020</text:p>
          </table:table-cell>
          <table:table-cell table:formula="of:=CONCATENATE([$Themenliste.$D54];&quot; &quot;;IF([$Themenliste.$K54];&quot;Jahr_1 &quot;;&quot;&quot;);IF([$Themenliste.$L54];&quot;Jahr_2 &quot;;&quot;&quot;);IF([$Themenliste.$M54];&quot;Jahr_3&quot;;&quot;&quot;);&quot; &quot;;CONCATENATE(IF(XOR([$Themenliste.$I54];[$Themenliste.$J54]);IF([$Themenliste.$J54];&quot;A.&quot;;&quot;S.&quot;);&quot;X.&quot;);[$Themenliste.$A54]))" office:value-type="string" office:string-value="e Jahr_2 Jahr_3 X.3.2.e" calcext:value-type="string">
            <text:p>e Jahr_2 Jahr_3 X.3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[$Themenliste.$E55]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CONCATENATE([$Variablen.$D$2];IF([$Themenliste.$I55];[$Themenliste.$H55]*10+UNICODE([$Themenliste.$D55])-96;0))" office:value-type="string" office:string-value="TEST-30026" calcext:value-type="string">
            <text:p>TEST-30026</text:p>
          </table:table-cell>
          <table:table-cell table:formula="of:=CONCATENATE([$Variablen.$D$2];IF([$Themenliste.$I55];[$Themenliste.$H55]*10;0))" office:value-type="string" office:string-value="TEST-30020" calcext:value-type="string">
            <text:p>TEST-30020</text:p>
          </table:table-cell>
          <table:table-cell table:formula="of:=CONCATENATE([$Themenliste.$D55];&quot; &quot;;IF([$Themenliste.$K55];&quot;Jahr_1 &quot;;&quot;&quot;);IF([$Themenliste.$L55];&quot;Jahr_2 &quot;;&quot;&quot;);IF([$Themenliste.$M55];&quot;Jahr_3&quot;;&quot;&quot;);&quot; &quot;;CONCATENATE(IF(XOR([$Themenliste.$I55];[$Themenliste.$J55]);IF([$Themenliste.$J55];&quot;A.&quot;;&quot;S.&quot;);&quot;X.&quot;);[$Themenliste.$A55]))" office:value-type="string" office:string-value="f Jahr_2 Jahr_3 X.3.2.f" calcext:value-type="string">
            <text:p>f Jahr_2 Jahr_3 X.3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[$Themenliste.$E56]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CONCATENATE([$Variablen.$D$2];IF([$Themenliste.$I56];[$Themenliste.$H56]*10+UNICODE([$Themenliste.$D56])-96;0))" office:value-type="string" office:string-value="TEST-30027" calcext:value-type="string">
            <text:p>TEST-30027</text:p>
          </table:table-cell>
          <table:table-cell table:formula="of:=CONCATENATE([$Variablen.$D$2];IF([$Themenliste.$I56];[$Themenliste.$H56]*10;0))" office:value-type="string" office:string-value="TEST-30020" calcext:value-type="string">
            <text:p>TEST-30020</text:p>
          </table:table-cell>
          <table:table-cell table:formula="of:=CONCATENATE([$Themenliste.$D56];&quot; &quot;;IF([$Themenliste.$K56];&quot;Jahr_1 &quot;;&quot;&quot;);IF([$Themenliste.$L56];&quot;Jahr_2 &quot;;&quot;&quot;);IF([$Themenliste.$M56];&quot;Jahr_3&quot;;&quot;&quot;);&quot; &quot;;CONCATENATE(IF(XOR([$Themenliste.$I56];[$Themenliste.$J56]);IF([$Themenliste.$J56];&quot;A.&quot;;&quot;S.&quot;);&quot;X.&quot;);[$Themenliste.$A56]))" office:value-type="string" office:string-value="g Jahr_1 Jahr_3 X.3.2.g" calcext:value-type="string">
            <text:p>g Jahr_1 Jahr_3 X.3.2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[$Themenliste.$E57]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CONCATENATE([$Variablen.$D$2];IF([$Themenliste.$I57];[$Themenliste.$H57]*10+UNICODE([$Themenliste.$D57])-96;0))" office:value-type="string" office:string-value="TEST-30031" calcext:value-type="string">
            <text:p>TEST-30031</text:p>
          </table:table-cell>
          <table:table-cell table:formula="of:=CONCATENATE([$Variablen.$D$2];IF([$Themenliste.$I57];[$Themenliste.$H57]*10;0))" office:value-type="string" office:string-value="TEST-30030" calcext:value-type="string">
            <text:p>TEST-30030</text:p>
          </table:table-cell>
          <table:table-cell table:formula="of:=CONCATENATE([$Themenliste.$D57];&quot; &quot;;IF([$Themenliste.$K57];&quot;Jahr_1 &quot;;&quot;&quot;);IF([$Themenliste.$L57];&quot;Jahr_2 &quot;;&quot;&quot;);IF([$Themenliste.$M57];&quot;Jahr_3&quot;;&quot;&quot;);&quot; &quot;;CONCATENATE(IF(XOR([$Themenliste.$I57];[$Themenliste.$J57]);IF([$Themenliste.$J57];&quot;A.&quot;;&quot;S.&quot;);&quot;X.&quot;);[$Themenliste.$A57]))" office:value-type="string" office:string-value="a Jahr_1 Jahr_3 X.3.3.a" calcext:value-type="string">
            <text:p>a Jahr_1 Jahr_3 X.3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[$Themenliste.$E58]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CONCATENATE([$Variablen.$D$2];IF([$Themenliste.$I58];[$Themenliste.$H58]*10+UNICODE([$Themenliste.$D58])-96;0))" office:value-type="string" office:string-value="TEST-30032" calcext:value-type="string">
            <text:p>TEST-30032</text:p>
          </table:table-cell>
          <table:table-cell table:formula="of:=CONCATENATE([$Variablen.$D$2];IF([$Themenliste.$I58];[$Themenliste.$H58]*10;0))" office:value-type="string" office:string-value="TEST-30030" calcext:value-type="string">
            <text:p>TEST-30030</text:p>
          </table:table-cell>
          <table:table-cell table:formula="of:=CONCATENATE([$Themenliste.$D58];&quot; &quot;;IF([$Themenliste.$K58];&quot;Jahr_1 &quot;;&quot;&quot;);IF([$Themenliste.$L58];&quot;Jahr_2 &quot;;&quot;&quot;);IF([$Themenliste.$M58];&quot;Jahr_3&quot;;&quot;&quot;);&quot; &quot;;CONCATENATE(IF(XOR([$Themenliste.$I58];[$Themenliste.$J58]);IF([$Themenliste.$J58];&quot;A.&quot;;&quot;S.&quot;);&quot;X.&quot;);[$Themenliste.$A58]))" office:value-type="string" office:string-value="b Jahr_1 Jahr_3 X.3.3.b" calcext:value-type="string">
            <text:p>b Jahr_1 Jahr_3 X.3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[$Themenliste.$E59]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CONCATENATE([$Variablen.$D$2];IF([$Themenliste.$I59];[$Themenliste.$H59]*10+UNICODE([$Themenliste.$D59])-96;0))" office:value-type="string" office:string-value="TEST-30033" calcext:value-type="string">
            <text:p>TEST-30033</text:p>
          </table:table-cell>
          <table:table-cell table:formula="of:=CONCATENATE([$Variablen.$D$2];IF([$Themenliste.$I59];[$Themenliste.$H59]*10;0))" office:value-type="string" office:string-value="TEST-30030" calcext:value-type="string">
            <text:p>TEST-30030</text:p>
          </table:table-cell>
          <table:table-cell table:formula="of:=CONCATENATE([$Themenliste.$D59];&quot; &quot;;IF([$Themenliste.$K59];&quot;Jahr_1 &quot;;&quot;&quot;);IF([$Themenliste.$L59];&quot;Jahr_2 &quot;;&quot;&quot;);IF([$Themenliste.$M59];&quot;Jahr_3&quot;;&quot;&quot;);&quot; &quot;;CONCATENATE(IF(XOR([$Themenliste.$I59];[$Themenliste.$J59]);IF([$Themenliste.$J59];&quot;A.&quot;;&quot;S.&quot;);&quot;X.&quot;);[$Themenliste.$A59]))" office:value-type="string" office:string-value="c Jahr_1 Jahr_3 X.3.3.c" calcext:value-type="string">
            <text:p>c Jahr_1 Jahr_3 X.3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marktgängige Systeme der Informations- und Telekommunikationstechnik nach Einsatzbereichen, Leistungsfähigkeit und Wirtschaftlichkeit unters" calcext:value-type="string">
            <text:p>marktgängige Systeme der Informations- und Telekommunikationstechnik nach Einsatzbereichen, Leistungsfähigkeit und Wirtschaftlichkeit unters</text:p>
          </table:table-cell>
          <table:table-cell table:formula="of:=[$Themenliste.$E60]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$Variablen.$D$2];IF([$Themenliste.$I60];[$Themenliste.$H60]*10+UNICODE([$Themenliste.$D60])-96;0))" office:value-type="string" office:string-value="TEST-40011" calcext:value-type="string">
            <text:p>TEST-40011</text:p>
          </table:table-cell>
          <table:table-cell table:formula="of:=CONCATENATE([$Variablen.$D$2];IF([$Themenliste.$I60];[$Themenliste.$H60]*10;0))" office:value-type="string" office:string-value="TEST-40010" calcext:value-type="string">
            <text:p>TEST-40010</text:p>
          </table:table-cell>
          <table:table-cell table:formula="of:=CONCATENATE([$Themenliste.$D60];&quot; &quot;;IF([$Themenliste.$K60];&quot;Jahr_1 &quot;;&quot;&quot;);IF([$Themenliste.$L60];&quot;Jahr_2 &quot;;&quot;&quot;);IF([$Themenliste.$M60];&quot;Jahr_3&quot;;&quot;&quot;);&quot; &quot;;CONCATENATE(IF(XOR([$Themenliste.$I60];[$Themenliste.$J60]);IF([$Themenliste.$J60];&quot;A.&quot;;&quot;S.&quot;);&quot;X.&quot;);[$Themenliste.$A60]))" office:value-type="string" office:string-value="a Jahr_1 Jahr_3 X.4.1.a" calcext:value-type="string">
            <text:p>a Jahr_1 Jahr_3 X.4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Veränderungen von Einsatzfeldern für Systeme der Informations- und Telekommunikationstechnik aufgrund technischer, wirtschaftlicher und gese" calcext:value-type="string">
            <text:p>Veränderungen von Einsatzfeldern für Systeme der Informations- und Telekommunikationstechnik aufgrund technischer, wirtschaftlicher und gese</text:p>
          </table:table-cell>
          <table:table-cell table:formula="of:=[$Themenliste.$E61]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$Variablen.$D$2];IF([$Themenliste.$I61];[$Themenliste.$H61]*10+UNICODE([$Themenliste.$D61])-96;0))" office:value-type="string" office:string-value="TEST-40012" calcext:value-type="string">
            <text:p>TEST-40012</text:p>
          </table:table-cell>
          <table:table-cell table:formula="of:=CONCATENATE([$Variablen.$D$2];IF([$Themenliste.$I61];[$Themenliste.$H61]*10;0))" office:value-type="string" office:string-value="TEST-40010" calcext:value-type="string">
            <text:p>TEST-40010</text:p>
          </table:table-cell>
          <table:table-cell table:formula="of:=CONCATENATE([$Themenliste.$D61];&quot; &quot;;IF([$Themenliste.$K61];&quot;Jahr_1 &quot;;&quot;&quot;);IF([$Themenliste.$L61];&quot;Jahr_2 &quot;;&quot;&quot;);IF([$Themenliste.$M61];&quot;Jahr_3&quot;;&quot;&quot;);&quot; &quot;;CONCATENATE(IF(XOR([$Themenliste.$I61];[$Themenliste.$J61]);IF([$Themenliste.$J61];&quot;A.&quot;;&quot;S.&quot;);&quot;X.&quot;);[$Themenliste.$A61]))" office:value-type="string" office:string-value="b Jahr_2 Jahr_3 X.4.1.b" calcext:value-type="string">
            <text:p>b Jahr_2 Jahr_3 X.4.1.b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technologische Entwicklungstrends von Systemen der Informations- und Telekommunikationstechnik feststellen, sowie ihre wirtschaftlichen, soz" calcext:value-type="string">
            <text:p>technologische Entwicklungstrends von Systemen der Informations- und Telekommunikationstechnik feststellen, sowie ihre wirtschaftlichen, soz</text:p>
          </table:table-cell>
          <table:table-cell table:formula="of:=[$Themenliste.$E62]" office:value-type="string" office:string-value="technologische Entwicklungstrends von Systemen der Informations- und Telekommunikationstechnik feststellen, sowie ihre wirtschaftlichen, sozialen und beruflichen Auswirkungen bewerten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formula="of:=CONCATENATE([$Variablen.$D$2];IF([$Themenliste.$I62];[$Themenliste.$H62]*10+UNICODE([$Themenliste.$D62])-96;0))" office:value-type="string" office:string-value="TEST-40013" calcext:value-type="string">
            <text:p>TEST-40013</text:p>
          </table:table-cell>
          <table:table-cell table:formula="of:=CONCATENATE([$Variablen.$D$2];IF([$Themenliste.$I62];[$Themenliste.$H62]*10;0))" office:value-type="string" office:string-value="TEST-40010" calcext:value-type="string">
            <text:p>TEST-40010</text:p>
          </table:table-cell>
          <table:table-cell table:formula="of:=CONCATENATE([$Themenliste.$D62];&quot; &quot;;IF([$Themenliste.$K62];&quot;Jahr_1 &quot;;&quot;&quot;);IF([$Themenliste.$L62];&quot;Jahr_2 &quot;;&quot;&quot;);IF([$Themenliste.$M62];&quot;Jahr_3&quot;;&quot;&quot;);&quot; &quot;;CONCATENATE(IF(XOR([$Themenliste.$I62];[$Themenliste.$J62]);IF([$Themenliste.$J62];&quot;A.&quot;;&quot;S.&quot;);&quot;X.&quot;);[$Themenliste.$A62]))" office:value-type="string" office:string-value="c Jahr_2 Jahr_3 X.4.1.c" calcext:value-type="string">
            <text:p>c Jahr_2 Jahr_3 X.4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Auswirkungen der technologischen Entwicklung auf Lösungskonzepte aktueller informations- und telekommunikationstechnischer Systeme darstelle" calcext:value-type="string">
            <text:p>Auswirkungen der technologischen Entwicklung auf Lösungskonzepte aktueller informations- und telekommunikationstechnischer Systeme darstelle</text:p>
          </table:table-cell>
          <table:table-cell table:formula="of:=[$Themenliste.$E63]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$Variablen.$D$2];IF([$Themenliste.$I63];[$Themenliste.$H63]*10+UNICODE([$Themenliste.$D63])-96;0))" office:value-type="string" office:string-value="TEST-40014" calcext:value-type="string">
            <text:p>TEST-40014</text:p>
          </table:table-cell>
          <table:table-cell table:formula="of:=CONCATENATE([$Variablen.$D$2];IF([$Themenliste.$I63];[$Themenliste.$H63]*10;0))" office:value-type="string" office:string-value="TEST-40010" calcext:value-type="string">
            <text:p>TEST-40010</text:p>
          </table:table-cell>
          <table:table-cell table:formula="of:=CONCATENATE([$Themenliste.$D63];&quot; &quot;;IF([$Themenliste.$K63];&quot;Jahr_1 &quot;;&quot;&quot;);IF([$Themenliste.$L63];&quot;Jahr_2 &quot;;&quot;&quot;);IF([$Themenliste.$M63];&quot;Jahr_3&quot;;&quot;&quot;);&quot; &quot;;CONCATENATE(IF(XOR([$Themenliste.$I63];[$Themenliste.$J63]);IF([$Themenliste.$J63];&quot;A.&quot;;&quot;S.&quot;);&quot;X.&quot;);[$Themenliste.$A63]))" office:value-type="string" office:string-value="d Jahr_2 Jahr_3 X.4.1.d" calcext:value-type="string">
            <text:p>d Jahr_2 Jahr_3 X.4.1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Systemarchitekturen und Hardwareschnittstellen marktgängiger informations- und telekommunikationstechnischer Systeme unterscheiden sowie Kom" calcext:value-type="string">
            <text:p>Systemarchitekturen und Hardwareschnittstellen marktgängiger informations- und telekommunikationstechnischer Systeme unterscheiden sowie Kom</text:p>
          </table:table-cell>
          <table:table-cell table:formula="of:=[$Themenliste.$E64]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$Variablen.$D$2];IF([$Themenliste.$I64];[$Themenliste.$H64]*10+UNICODE([$Themenliste.$D64])-96;0))" office:value-type="string" office:string-value="TEST-40021" calcext:value-type="string">
            <text:p>TEST-40021</text:p>
          </table:table-cell>
          <table:table-cell table:formula="of:=CONCATENATE([$Variablen.$D$2];IF([$Themenliste.$I64];[$Themenliste.$H64]*10;0))" office:value-type="string" office:string-value="TEST-40020" calcext:value-type="string">
            <text:p>TEST-40020</text:p>
          </table:table-cell>
          <table:table-cell table:formula="of:=CONCATENATE([$Themenliste.$D64];&quot; &quot;;IF([$Themenliste.$K64];&quot;Jahr_1 &quot;;&quot;&quot;);IF([$Themenliste.$L64];&quot;Jahr_2 &quot;;&quot;&quot;);IF([$Themenliste.$M64];&quot;Jahr_3&quot;;&quot;&quot;);&quot; &quot;;CONCATENATE(IF(XOR([$Themenliste.$I64];[$Themenliste.$J64]);IF([$Themenliste.$J64];&quot;A.&quot;;&quot;S.&quot;);&quot;X.&quot;);[$Themenliste.$A64]))" office:value-type="string" office:string-value="a Jahr_1 Jahr_3 X.4.2.a" calcext:value-type="string">
            <text:p>a Jahr_1 Jahr_3 X.4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[$Themenliste.$E65]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CONCATENATE([$Variablen.$D$2];IF([$Themenliste.$I65];[$Themenliste.$H65]*10+UNICODE([$Themenliste.$D65])-96;0))" office:value-type="string" office:string-value="TEST-40022" calcext:value-type="string">
            <text:p>TEST-40022</text:p>
          </table:table-cell>
          <table:table-cell table:formula="of:=CONCATENATE([$Variablen.$D$2];IF([$Themenliste.$I65];[$Themenliste.$H65]*10;0))" office:value-type="string" office:string-value="TEST-40020" calcext:value-type="string">
            <text:p>TEST-40020</text:p>
          </table:table-cell>
          <table:table-cell table:formula="of:=CONCATENATE([$Themenliste.$D65];&quot; &quot;;IF([$Themenliste.$K65];&quot;Jahr_1 &quot;;&quot;&quot;);IF([$Themenliste.$L65];&quot;Jahr_2 &quot;;&quot;&quot;);IF([$Themenliste.$M65];&quot;Jahr_3&quot;;&quot;&quot;);&quot; &quot;;CONCATENATE(IF(XOR([$Themenliste.$I65];[$Themenliste.$J65]);IF([$Themenliste.$J65];&quot;A.&quot;;&quot;S.&quot;);&quot;X.&quot;);[$Themenliste.$A65]))" office:value-type="string" office:string-value="b Jahr_1 Jahr_3 X.4.2.b" calcext:value-type="string">
            <text:p>b Jahr_1 Jahr_3 X.4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[$Themenliste.$E66]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CONCATENATE([$Variablen.$D$2];IF([$Themenliste.$I66];[$Themenliste.$H66]*10+UNICODE([$Themenliste.$D66])-96;0))" office:value-type="string" office:string-value="TEST-40023" calcext:value-type="string">
            <text:p>TEST-40023</text:p>
          </table:table-cell>
          <table:table-cell table:formula="of:=CONCATENATE([$Variablen.$D$2];IF([$Themenliste.$I66];[$Themenliste.$H66]*10;0))" office:value-type="string" office:string-value="TEST-40020" calcext:value-type="string">
            <text:p>TEST-40020</text:p>
          </table:table-cell>
          <table:table-cell table:formula="of:=CONCATENATE([$Themenliste.$D66];&quot; &quot;;IF([$Themenliste.$K66];&quot;Jahr_1 &quot;;&quot;&quot;);IF([$Themenliste.$L66];&quot;Jahr_2 &quot;;&quot;&quot;);IF([$Themenliste.$M66];&quot;Jahr_3&quot;;&quot;&quot;);&quot; &quot;;CONCATENATE(IF(XOR([$Themenliste.$I66];[$Themenliste.$J66]);IF([$Themenliste.$J66];&quot;A.&quot;;&quot;S.&quot;);&quot;X.&quot;);[$Themenliste.$A66]))" office:value-type="string" office:string-value="c Jahr_1 Jahr_3 X.4.2.c" calcext:value-type="string">
            <text:p>c Jahr_1 Jahr_3 X.4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[$Themenliste.$E67]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CONCATENATE([$Variablen.$D$2];IF([$Themenliste.$I67];[$Themenliste.$H67]*10+UNICODE([$Themenliste.$D67])-96;0))" office:value-type="string" office:string-value="TEST-40031" calcext:value-type="string">
            <text:p>TEST-40031</text:p>
          </table:table-cell>
          <table:table-cell table:formula="of:=CONCATENATE([$Variablen.$D$2];IF([$Themenliste.$I67];[$Themenliste.$H67]*10;0))" office:value-type="string" office:string-value="TEST-40030" calcext:value-type="string">
            <text:p>TEST-40030</text:p>
          </table:table-cell>
          <table:table-cell table:formula="of:=CONCATENATE([$Themenliste.$D67];&quot; &quot;;IF([$Themenliste.$K67];&quot;Jahr_1 &quot;;&quot;&quot;);IF([$Themenliste.$L67];&quot;Jahr_2 &quot;;&quot;&quot;);IF([$Themenliste.$M67];&quot;Jahr_3&quot;;&quot;&quot;);&quot; &quot;;CONCATENATE(IF(XOR([$Themenliste.$I67];[$Themenliste.$J67]);IF([$Themenliste.$J67];&quot;A.&quot;;&quot;S.&quot;);&quot;X.&quot;);[$Themenliste.$A67]))" office:value-type="string" office:string-value="a Jahr_1 Jahr_3 X.4.3.a" calcext:value-type="string">
            <text:p>a Jahr_1 Jahr_3 X.4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[$Themenliste.$E68]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CONCATENATE([$Variablen.$D$2];IF([$Themenliste.$I68];[$Themenliste.$H68]*10+UNICODE([$Themenliste.$D68])-96;0))" office:value-type="string" office:string-value="TEST-40032" calcext:value-type="string">
            <text:p>TEST-40032</text:p>
          </table:table-cell>
          <table:table-cell table:formula="of:=CONCATENATE([$Variablen.$D$2];IF([$Themenliste.$I68];[$Themenliste.$H68]*10;0))" office:value-type="string" office:string-value="TEST-40030" calcext:value-type="string">
            <text:p>TEST-40030</text:p>
          </table:table-cell>
          <table:table-cell table:formula="of:=CONCATENATE([$Themenliste.$D68];&quot; &quot;;IF([$Themenliste.$K68];&quot;Jahr_1 &quot;;&quot;&quot;);IF([$Themenliste.$L68];&quot;Jahr_2 &quot;;&quot;&quot;);IF([$Themenliste.$M68];&quot;Jahr_3&quot;;&quot;&quot;);&quot; &quot;;CONCATENATE(IF(XOR([$Themenliste.$I68];[$Themenliste.$J68]);IF([$Themenliste.$J68];&quot;A.&quot;;&quot;S.&quot;);&quot;X.&quot;);[$Themenliste.$A68]))" office:value-type="string" office:string-value="b Jahr_1 Jahr_3 X.4.3.b" calcext:value-type="string">
            <text:p>b Jahr_1 Jahr_3 X.4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[$Themenliste.$E69]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CONCATENATE([$Variablen.$D$2];IF([$Themenliste.$I69];[$Themenliste.$H69]*10+UNICODE([$Themenliste.$D69])-96;0))" office:value-type="string" office:string-value="TEST-40033" calcext:value-type="string">
            <text:p>TEST-40033</text:p>
          </table:table-cell>
          <table:table-cell table:formula="of:=CONCATENATE([$Variablen.$D$2];IF([$Themenliste.$I69];[$Themenliste.$H69]*10;0))" office:value-type="string" office:string-value="TEST-40030" calcext:value-type="string">
            <text:p>TEST-40030</text:p>
          </table:table-cell>
          <table:table-cell table:formula="of:=CONCATENATE([$Themenliste.$D69];&quot; &quot;;IF([$Themenliste.$K69];&quot;Jahr_1 &quot;;&quot;&quot;);IF([$Themenliste.$L69];&quot;Jahr_2 &quot;;&quot;&quot;);IF([$Themenliste.$M69];&quot;Jahr_3&quot;;&quot;&quot;);&quot; &quot;;CONCATENATE(IF(XOR([$Themenliste.$I69];[$Themenliste.$J69]);IF([$Themenliste.$J69];&quot;A.&quot;;&quot;S.&quot;);&quot;X.&quot;);[$Themenliste.$A69]))" office:value-type="string" office:string-value="c Jahr_1 Jahr_3 X.4.3.c" calcext:value-type="string">
            <text:p>c Jahr_1 Jahr_3 X.4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[$Themenliste.$E70]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CONCATENATE([$Variablen.$D$2];IF([$Themenliste.$I70];[$Themenliste.$H70]*10+UNICODE([$Themenliste.$D70])-96;0))" office:value-type="string" office:string-value="TEST-40041" calcext:value-type="string">
            <text:p>TEST-40041</text:p>
          </table:table-cell>
          <table:table-cell table:formula="of:=CONCATENATE([$Variablen.$D$2];IF([$Themenliste.$I70];[$Themenliste.$H70]*10;0))" office:value-type="string" office:string-value="TEST-40040" calcext:value-type="string">
            <text:p>TEST-40040</text:p>
          </table:table-cell>
          <table:table-cell table:formula="of:=CONCATENATE([$Themenliste.$D70];&quot; &quot;;IF([$Themenliste.$K70];&quot;Jahr_1 &quot;;&quot;&quot;);IF([$Themenliste.$L70];&quot;Jahr_2 &quot;;&quot;&quot;);IF([$Themenliste.$M70];&quot;Jahr_3&quot;;&quot;&quot;);&quot; &quot;;CONCATENATE(IF(XOR([$Themenliste.$I70];[$Themenliste.$J70]);IF([$Themenliste.$J70];&quot;A.&quot;;&quot;S.&quot;);&quot;X.&quot;);[$Themenliste.$A70]))" office:value-type="string" office:string-value="a Jahr_2 Jahr_3 X.4.4.a" calcext:value-type="string">
            <text:p>a Jahr_2 Jahr_3 X.4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Netzwerkarchitekturen unterscheiden" calcext:value-type="string">
            <text:p>Netzwerkarchitekturen unterscheiden</text:p>
          </table:table-cell>
          <table:table-cell table:formula="of:=[$Themenliste.$E71]" office:value-type="string" office:string-value="Netzwerkarchitekturen unterscheiden" calcext:value-type="string">
            <text:p>Netzwerkarchitekturen unterscheiden</text:p>
          </table:table-cell>
          <table:table-cell table:formula="of:=CONCATENATE([$Variablen.$D$2];IF([$Themenliste.$I71];[$Themenliste.$H71]*10+UNICODE([$Themenliste.$D71])-96;0))" office:value-type="string" office:string-value="TEST-40042" calcext:value-type="string">
            <text:p>TEST-40042</text:p>
          </table:table-cell>
          <table:table-cell table:formula="of:=CONCATENATE([$Variablen.$D$2];IF([$Themenliste.$I71];[$Themenliste.$H71]*10;0))" office:value-type="string" office:string-value="TEST-40040" calcext:value-type="string">
            <text:p>TEST-40040</text:p>
          </table:table-cell>
          <table:table-cell table:formula="of:=CONCATENATE([$Themenliste.$D71];&quot; &quot;;IF([$Themenliste.$K71];&quot;Jahr_1 &quot;;&quot;&quot;);IF([$Themenliste.$L71];&quot;Jahr_2 &quot;;&quot;&quot;);IF([$Themenliste.$M71];&quot;Jahr_3&quot;;&quot;&quot;);&quot; &quot;;CONCATENATE(IF(XOR([$Themenliste.$I71];[$Themenliste.$J71]);IF([$Themenliste.$J71];&quot;A.&quot;;&quot;S.&quot;);&quot;X.&quot;);[$Themenliste.$A71]))" office:value-type="string" office:string-value="b Jahr_2 Jahr_3 X.4.4.b" calcext:value-type="string">
            <text:p>b Jahr_2 Jahr_3 X.4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[$Themenliste.$E72]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CONCATENATE([$Variablen.$D$2];IF([$Themenliste.$I72];[$Themenliste.$H72]*10+UNICODE([$Themenliste.$D72])-96;0))" office:value-type="string" office:string-value="TEST-40043" calcext:value-type="string">
            <text:p>TEST-40043</text:p>
          </table:table-cell>
          <table:table-cell table:formula="of:=CONCATENATE([$Variablen.$D$2];IF([$Themenliste.$I72];[$Themenliste.$H72]*10;0))" office:value-type="string" office:string-value="TEST-40040" calcext:value-type="string">
            <text:p>TEST-40040</text:p>
          </table:table-cell>
          <table:table-cell table:formula="of:=CONCATENATE([$Themenliste.$D72];&quot; &quot;;IF([$Themenliste.$K72];&quot;Jahr_1 &quot;;&quot;&quot;);IF([$Themenliste.$L72];&quot;Jahr_2 &quot;;&quot;&quot;);IF([$Themenliste.$M72];&quot;Jahr_3&quot;;&quot;&quot;);&quot; &quot;;CONCATENATE(IF(XOR([$Themenliste.$I72];[$Themenliste.$J72]);IF([$Themenliste.$J72];&quot;A.&quot;;&quot;S.&quot;);&quot;X.&quot;);[$Themenliste.$A72]))" office:value-type="string" office:string-value="c Jahr_2 Jahr_3 X.4.4.c" calcext:value-type="string">
            <text:p>c Jahr_2 Jahr_3 X.4.4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[$Themenliste.$E73]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CONCATENATE([$Variablen.$D$2];IF([$Themenliste.$I73];[$Themenliste.$H73]*10+UNICODE([$Themenliste.$D73])-96;0))" office:value-type="string" office:string-value="TEST-40044" calcext:value-type="string">
            <text:p>TEST-40044</text:p>
          </table:table-cell>
          <table:table-cell table:formula="of:=CONCATENATE([$Variablen.$D$2];IF([$Themenliste.$I73];[$Themenliste.$H73]*10;0))" office:value-type="string" office:string-value="TEST-40040" calcext:value-type="string">
            <text:p>TEST-40040</text:p>
          </table:table-cell>
          <table:table-cell table:formula="of:=CONCATENATE([$Themenliste.$D73];&quot; &quot;;IF([$Themenliste.$K73];&quot;Jahr_1 &quot;;&quot;&quot;);IF([$Themenliste.$L73];&quot;Jahr_2 &quot;;&quot;&quot;);IF([$Themenliste.$M73];&quot;Jahr_3&quot;;&quot;&quot;);&quot; &quot;;CONCATENATE(IF(XOR([$Themenliste.$I73];[$Themenliste.$J73]);IF([$Themenliste.$J73];&quot;A.&quot;;&quot;S.&quot;);&quot;X.&quot;);[$Themenliste.$A73]))" office:value-type="string" office:string-value="d Jahr_2 Jahr_3 X.4.4.d" calcext:value-type="string">
            <text:p>d Jahr_2 Jahr_3 X.4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[$Themenliste.$E74]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CONCATENATE([$Variablen.$D$2];IF([$Themenliste.$I74];[$Themenliste.$H74]*10+UNICODE([$Themenliste.$D74])-96;0))" office:value-type="string" office:string-value="TEST-40045" calcext:value-type="string">
            <text:p>TEST-40045</text:p>
          </table:table-cell>
          <table:table-cell table:formula="of:=CONCATENATE([$Variablen.$D$2];IF([$Themenliste.$I74];[$Themenliste.$H74]*10;0))" office:value-type="string" office:string-value="TEST-40040" calcext:value-type="string">
            <text:p>TEST-40040</text:p>
          </table:table-cell>
          <table:table-cell table:formula="of:=CONCATENATE([$Themenliste.$D74];&quot; &quot;;IF([$Themenliste.$K74];&quot;Jahr_1 &quot;;&quot;&quot;);IF([$Themenliste.$L74];&quot;Jahr_2 &quot;;&quot;&quot;);IF([$Themenliste.$M74];&quot;Jahr_3&quot;;&quot;&quot;);&quot; &quot;;CONCATENATE(IF(XOR([$Themenliste.$I74];[$Themenliste.$J74]);IF([$Themenliste.$J74];&quot;A.&quot;;&quot;S.&quot;);&quot;X.&quot;);[$Themenliste.$A74]))" office:value-type="string" office:string-value="e Jahr_2 Jahr_3 X.4.4.e" calcext:value-type="string">
            <text:p>e Jahr_2 Jahr_3 X.4.4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Hard- und Software-Ausstattung eines Arbeitsplatzsystems zur Bearbeitung betrieblicher Fachaufgaben ermitteln sowie Arbeitsablauf, Datenflüs" calcext:value-type="string">
            <text:p>Hard- und Software-Ausstattung eines Arbeitsplatzsystems zur Bearbeitung betrieblicher Fachaufgaben ermitteln sowie Arbeitsablauf, Datenflüs</text:p>
          </table:table-cell>
          <table:table-cell table:formula="of:=[$Themenliste.$E75]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$Variablen.$D$2];IF([$Themenliste.$I75];[$Themenliste.$H75]*10+UNICODE([$Themenliste.$D75])-96;0))" office:value-type="string" office:string-value="TEST-50011" calcext:value-type="string">
            <text:p>TEST-50011</text:p>
          </table:table-cell>
          <table:table-cell table:formula="of:=CONCATENATE([$Variablen.$D$2];IF([$Themenliste.$I75];[$Themenliste.$H75]*10;0))" office:value-type="string" office:string-value="TEST-50010" calcext:value-type="string">
            <text:p>TEST-50010</text:p>
          </table:table-cell>
          <table:table-cell table:formula="of:=CONCATENATE([$Themenliste.$D75];&quot; &quot;;IF([$Themenliste.$K75];&quot;Jahr_1 &quot;;&quot;&quot;);IF([$Themenliste.$L75];&quot;Jahr_2 &quot;;&quot;&quot;);IF([$Themenliste.$M75];&quot;Jahr_3&quot;;&quot;&quot;);&quot; &quot;;CONCATENATE(IF(XOR([$Themenliste.$I75];[$Themenliste.$J75]);IF([$Themenliste.$J75];&quot;A.&quot;;&quot;S.&quot;);&quot;X.&quot;);[$Themenliste.$A75]))" office:value-type="string" office:string-value="a Jahr_2  X.5.1.a" calcext:value-type="string">
            <text:p>a Jahr_2 <text:s/>X.5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[$Themenliste.$E76]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$Variablen.$D$2];IF([$Themenliste.$I76];[$Themenliste.$H76]*10+UNICODE([$Themenliste.$D76])-96;0))" office:value-type="string" office:string-value="TEST-50012" calcext:value-type="string">
            <text:p>TEST-50012</text:p>
          </table:table-cell>
          <table:table-cell table:formula="of:=CONCATENATE([$Variablen.$D$2];IF([$Themenliste.$I76];[$Themenliste.$H76]*10;0))" office:value-type="string" office:string-value="TEST-50010" calcext:value-type="string">
            <text:p>TEST-50010</text:p>
          </table:table-cell>
          <table:table-cell table:formula="of:=CONCATENATE([$Themenliste.$D76];&quot; &quot;;IF([$Themenliste.$K76];&quot;Jahr_1 &quot;;&quot;&quot;);IF([$Themenliste.$L76];&quot;Jahr_2 &quot;;&quot;&quot;);IF([$Themenliste.$M76];&quot;Jahr_3&quot;;&quot;&quot;);&quot; &quot;;CONCATENATE(IF(XOR([$Themenliste.$I76];[$Themenliste.$J76]);IF([$Themenliste.$J76];&quot;A.&quot;;&quot;S.&quot;);&quot;X.&quot;);[$Themenliste.$A76]))" office:value-type="string" office:string-value="b Jahr_2  X.5.1.b" calcext:value-type="string">
            <text:p>b Jahr_2 <text:s/>X.5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[$Themenliste.$E77]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CONCATENATE([$Variablen.$D$2];IF([$Themenliste.$I77];[$Themenliste.$H77]*10+UNICODE([$Themenliste.$D77])-96;0))" office:value-type="string" office:string-value="TEST-50013" calcext:value-type="string">
            <text:p>TEST-50013</text:p>
          </table:table-cell>
          <table:table-cell table:formula="of:=CONCATENATE([$Variablen.$D$2];IF([$Themenliste.$I77];[$Themenliste.$H77]*10;0))" office:value-type="string" office:string-value="TEST-50010" calcext:value-type="string">
            <text:p>TEST-50010</text:p>
          </table:table-cell>
          <table:table-cell table:formula="of:=CONCATENATE([$Themenliste.$D77];&quot; &quot;;IF([$Themenliste.$K77];&quot;Jahr_1 &quot;;&quot;&quot;);IF([$Themenliste.$L77];&quot;Jahr_2 &quot;;&quot;&quot;);IF([$Themenliste.$M77];&quot;Jahr_3&quot;;&quot;&quot;);&quot; &quot;;CONCATENATE(IF(XOR([$Themenliste.$I77];[$Themenliste.$J77]);IF([$Themenliste.$J77];&quot;A.&quot;;&quot;S.&quot;);&quot;X.&quot;);[$Themenliste.$A77]))" office:value-type="string" office:string-value="c Jahr_2  X.5.1.c" calcext:value-type="string">
            <text:p>c Jahr_2 <text:s/>X.5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Datenmodelle entwerfen" calcext:value-type="string">
            <text:p>Datenmodelle entwerfen</text:p>
          </table:table-cell>
          <table:table-cell table:formula="of:=[$Themenliste.$E78]" office:value-type="string" office:string-value="Datenmodelle entwerfen" calcext:value-type="string">
            <text:p>Datenmodelle entwerfen</text:p>
          </table:table-cell>
          <table:table-cell table:formula="of:=CONCATENATE([$Variablen.$D$2];IF([$Themenliste.$I78];[$Themenliste.$H78]*10+UNICODE([$Themenliste.$D78])-96;0))" office:value-type="string" office:string-value="TEST-50014" calcext:value-type="string">
            <text:p>TEST-50014</text:p>
          </table:table-cell>
          <table:table-cell table:formula="of:=CONCATENATE([$Variablen.$D$2];IF([$Themenliste.$I78];[$Themenliste.$H78]*10;0))" office:value-type="string" office:string-value="TEST-50010" calcext:value-type="string">
            <text:p>TEST-50010</text:p>
          </table:table-cell>
          <table:table-cell table:formula="of:=CONCATENATE([$Themenliste.$D78];&quot; &quot;;IF([$Themenliste.$K78];&quot;Jahr_1 &quot;;&quot;&quot;);IF([$Themenliste.$L78];&quot;Jahr_2 &quot;;&quot;&quot;);IF([$Themenliste.$M78];&quot;Jahr_3&quot;;&quot;&quot;);&quot; &quot;;CONCATENATE(IF(XOR([$Themenliste.$I78];[$Themenliste.$J78]);IF([$Themenliste.$J78];&quot;A.&quot;;&quot;S.&quot;);&quot;X.&quot;);[$Themenliste.$A78]))" office:value-type="string" office:string-value="d Jahr_2  X.5.1.d" calcext:value-type="string">
            <text:p>d Jahr_2 <text:s/>X.5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die zu erbringende Leistung dokumentieren" calcext:value-type="string">
            <text:p>die zu erbringende Leistung dokumentieren</text:p>
          </table:table-cell>
          <table:table-cell table:formula="of:=[$Themenliste.$E79]" office:value-type="string" office:string-value="die zu erbringende Leistung dokumentieren" calcext:value-type="string">
            <text:p>die zu erbringende Leistung dokumentieren</text:p>
          </table:table-cell>
          <table:table-cell table:formula="of:=CONCATENATE([$Variablen.$D$2];IF([$Themenliste.$I79];[$Themenliste.$H79]*10+UNICODE([$Themenliste.$D79])-96;0))" office:value-type="string" office:string-value="TEST-50015" calcext:value-type="string">
            <text:p>TEST-50015</text:p>
          </table:table-cell>
          <table:table-cell table:formula="of:=CONCATENATE([$Variablen.$D$2];IF([$Themenliste.$I79];[$Themenliste.$H79]*10;0))" office:value-type="string" office:string-value="TEST-50010" calcext:value-type="string">
            <text:p>TEST-50010</text:p>
          </table:table-cell>
          <table:table-cell table:formula="of:=CONCATENATE([$Themenliste.$D79];&quot; &quot;;IF([$Themenliste.$K79];&quot;Jahr_1 &quot;;&quot;&quot;);IF([$Themenliste.$L79];&quot;Jahr_2 &quot;;&quot;&quot;);IF([$Themenliste.$M79];&quot;Jahr_3&quot;;&quot;&quot;);&quot; &quot;;CONCATENATE(IF(XOR([$Themenliste.$I79];[$Themenliste.$J79]);IF([$Themenliste.$J79];&quot;A.&quot;;&quot;S.&quot;);&quot;X.&quot;);[$Themenliste.$A79]))" office:value-type="string" office:string-value="e Jahr_2  X.5.1.e" calcext:value-type="string">
            <text:p>e Jahr_2 <text:s/>X.5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[$Themenliste.$E80]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CONCATENATE([$Variablen.$D$2];IF([$Themenliste.$I80];[$Themenliste.$H80]*10+UNICODE([$Themenliste.$D80])-96;0))" office:value-type="string" office:string-value="TEST-50021" calcext:value-type="string">
            <text:p>TEST-50021</text:p>
          </table:table-cell>
          <table:table-cell table:formula="of:=CONCATENATE([$Variablen.$D$2];IF([$Themenliste.$I80];[$Themenliste.$H80]*10;0))" office:value-type="string" office:string-value="TEST-50020" calcext:value-type="string">
            <text:p>TEST-50020</text:p>
          </table:table-cell>
          <table:table-cell table:formula="of:=CONCATENATE([$Themenliste.$D80];&quot; &quot;;IF([$Themenliste.$K80];&quot;Jahr_1 &quot;;&quot;&quot;);IF([$Themenliste.$L80];&quot;Jahr_2 &quot;;&quot;&quot;);IF([$Themenliste.$M80];&quot;Jahr_3&quot;;&quot;&quot;);&quot; &quot;;CONCATENATE(IF(XOR([$Themenliste.$I80];[$Themenliste.$J80]);IF([$Themenliste.$J80];&quot;A.&quot;;&quot;S.&quot;);&quot;X.&quot;);[$Themenliste.$A80]))" office:value-type="string" office:string-value="a Jahr_1  X.5.2.a" calcext:value-type="string">
            <text:p>a Jahr_1 <text:s/>X.5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[$Themenliste.$E81]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CONCATENATE([$Variablen.$D$2];IF([$Themenliste.$I81];[$Themenliste.$H81]*10+UNICODE([$Themenliste.$D81])-96;0))" office:value-type="string" office:string-value="TEST-50022" calcext:value-type="string">
            <text:p>TEST-50022</text:p>
          </table:table-cell>
          <table:table-cell table:formula="of:=CONCATENATE([$Variablen.$D$2];IF([$Themenliste.$I81];[$Themenliste.$H81]*10;0))" office:value-type="string" office:string-value="TEST-50020" calcext:value-type="string">
            <text:p>TEST-50020</text:p>
          </table:table-cell>
          <table:table-cell table:formula="of:=CONCATENATE([$Themenliste.$D81];&quot; &quot;;IF([$Themenliste.$K81];&quot;Jahr_1 &quot;;&quot;&quot;);IF([$Themenliste.$L81];&quot;Jahr_2 &quot;;&quot;&quot;);IF([$Themenliste.$M81];&quot;Jahr_3&quot;;&quot;&quot;);&quot; &quot;;CONCATENATE(IF(XOR([$Themenliste.$I81];[$Themenliste.$J81]);IF([$Themenliste.$J81];&quot;A.&quot;;&quot;S.&quot;);&quot;X.&quot;);[$Themenliste.$A81]))" office:value-type="string" office:string-value="b Jahr_1  X.5.2.b" calcext:value-type="string">
            <text:p>b Jahr_1 <text:s/>X.5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[$Themenliste.$E82]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CONCATENATE([$Variablen.$D$2];IF([$Themenliste.$I82];[$Themenliste.$H82]*10+UNICODE([$Themenliste.$D82])-96;0))" office:value-type="string" office:string-value="TEST-50023" calcext:value-type="string">
            <text:p>TEST-50023</text:p>
          </table:table-cell>
          <table:table-cell table:formula="of:=CONCATENATE([$Variablen.$D$2];IF([$Themenliste.$I82];[$Themenliste.$H82]*10;0))" office:value-type="string" office:string-value="TEST-50020" calcext:value-type="string">
            <text:p>TEST-50020</text:p>
          </table:table-cell>
          <table:table-cell table:formula="of:=CONCATENATE([$Themenliste.$D82];&quot; &quot;;IF([$Themenliste.$K82];&quot;Jahr_1 &quot;;&quot;&quot;);IF([$Themenliste.$L82];&quot;Jahr_2 &quot;;&quot;&quot;);IF([$Themenliste.$M82];&quot;Jahr_3&quot;;&quot;&quot;);&quot; &quot;;CONCATENATE(IF(XOR([$Themenliste.$I82];[$Themenliste.$J82]);IF([$Themenliste.$J82];&quot;A.&quot;;&quot;S.&quot;);&quot;X.&quot;);[$Themenliste.$A82]))" office:value-type="string" office:string-value="c Jahr_1  X.5.2.c" calcext:value-type="string">
            <text:p>c Jahr_1 <text:s/>X.5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e zusammenstellen und verbinden" calcext:value-type="string">
            <text:p>Systeme zusammenstellen und verbinden</text:p>
          </table:table-cell>
          <table:table-cell table:formula="of:=[$Themenliste.$E83]" office:value-type="string" office:string-value="Systeme zusammenstellen und verbinden" calcext:value-type="string">
            <text:p>Systeme zusammenstellen und verbinden</text:p>
          </table:table-cell>
          <table:table-cell table:formula="of:=CONCATENATE([$Variablen.$D$2];IF([$Themenliste.$I83];[$Themenliste.$H83]*10+UNICODE([$Themenliste.$D83])-96;0))" office:value-type="string" office:string-value="TEST-50031" calcext:value-type="string">
            <text:p>TEST-50031</text:p>
          </table:table-cell>
          <table:table-cell table:formula="of:=CONCATENATE([$Variablen.$D$2];IF([$Themenliste.$I83];[$Themenliste.$H83]*10;0))" office:value-type="string" office:string-value="TEST-50030" calcext:value-type="string">
            <text:p>TEST-50030</text:p>
          </table:table-cell>
          <table:table-cell table:formula="of:=CONCATENATE([$Themenliste.$D83];&quot; &quot;;IF([$Themenliste.$K83];&quot;Jahr_1 &quot;;&quot;&quot;);IF([$Themenliste.$L83];&quot;Jahr_2 &quot;;&quot;&quot;);IF([$Themenliste.$M83];&quot;Jahr_3&quot;;&quot;&quot;);&quot; &quot;;CONCATENATE(IF(XOR([$Themenliste.$I83];[$Themenliste.$J83]);IF([$Themenliste.$J83];&quot;A.&quot;;&quot;S.&quot;);&quot;X.&quot;);[$Themenliste.$A83]))" office:value-type="string" office:string-value="a Jahr_1  X.5.3.a" calcext:value-type="string">
            <text:p>a Jahr_1 <text:s/>X.5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[$Themenliste.$E84]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CONCATENATE([$Variablen.$D$2];IF([$Themenliste.$I84];[$Themenliste.$H84]*10+UNICODE([$Themenliste.$D84])-96;0))" office:value-type="string" office:string-value="TEST-50032" calcext:value-type="string">
            <text:p>TEST-50032</text:p>
          </table:table-cell>
          <table:table-cell table:formula="of:=CONCATENATE([$Variablen.$D$2];IF([$Themenliste.$I84];[$Themenliste.$H84]*10;0))" office:value-type="string" office:string-value="TEST-50030" calcext:value-type="string">
            <text:p>TEST-50030</text:p>
          </table:table-cell>
          <table:table-cell table:formula="of:=CONCATENATE([$Themenliste.$D84];&quot; &quot;;IF([$Themenliste.$K84];&quot;Jahr_1 &quot;;&quot;&quot;);IF([$Themenliste.$L84];&quot;Jahr_2 &quot;;&quot;&quot;);IF([$Themenliste.$M84];&quot;Jahr_3&quot;;&quot;&quot;);&quot; &quot;;CONCATENATE(IF(XOR([$Themenliste.$I84];[$Themenliste.$J84]);IF([$Themenliste.$J84];&quot;A.&quot;;&quot;S.&quot;);&quot;X.&quot;);[$Themenliste.$A84]))" office:value-type="string" office:string-value="b Jahr_1  X.5.3.b" calcext:value-type="string">
            <text:p>b Jahr_1 <text:s/>X.5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[$Themenliste.$E85]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CONCATENATE([$Variablen.$D$2];IF([$Themenliste.$I85];[$Themenliste.$H85]*10+UNICODE([$Themenliste.$D85])-96;0))" office:value-type="string" office:string-value="TEST-50033" calcext:value-type="string">
            <text:p>TEST-50033</text:p>
          </table:table-cell>
          <table:table-cell table:formula="of:=CONCATENATE([$Variablen.$D$2];IF([$Themenliste.$I85];[$Themenliste.$H85]*10;0))" office:value-type="string" office:string-value="TEST-50030" calcext:value-type="string">
            <text:p>TEST-50030</text:p>
          </table:table-cell>
          <table:table-cell table:formula="of:=CONCATENATE([$Themenliste.$D85];&quot; &quot;;IF([$Themenliste.$K85];&quot;Jahr_1 &quot;;&quot;&quot;);IF([$Themenliste.$L85];&quot;Jahr_2 &quot;;&quot;&quot;);IF([$Themenliste.$M85];&quot;Jahr_3&quot;;&quot;&quot;);&quot; &quot;;CONCATENATE(IF(XOR([$Themenliste.$I85];[$Themenliste.$J85]);IF([$Themenliste.$J85];&quot;A.&quot;;&quot;S.&quot;);&quot;X.&quot;);[$Themenliste.$A85]))" office:value-type="string" office:string-value="c Jahr_1  X.5.3.c" calcext:value-type="string">
            <text:p>c Jahr_1 <text:s/>X.5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Systeme testen" calcext:value-type="string">
            <text:p>Systeme testen</text:p>
          </table:table-cell>
          <table:table-cell table:formula="of:=[$Themenliste.$E86]" office:value-type="string" office:string-value="Systeme testen" calcext:value-type="string">
            <text:p>Systeme testen</text:p>
          </table:table-cell>
          <table:table-cell table:formula="of:=CONCATENATE([$Variablen.$D$2];IF([$Themenliste.$I86];[$Themenliste.$H86]*10+UNICODE([$Themenliste.$D86])-96;0))" office:value-type="string" office:string-value="TEST-50034" calcext:value-type="string">
            <text:p>TEST-50034</text:p>
          </table:table-cell>
          <table:table-cell table:formula="of:=CONCATENATE([$Variablen.$D$2];IF([$Themenliste.$I86];[$Themenliste.$H86]*10;0))" office:value-type="string" office:string-value="TEST-50030" calcext:value-type="string">
            <text:p>TEST-50030</text:p>
          </table:table-cell>
          <table:table-cell table:formula="of:=CONCATENATE([$Themenliste.$D86];&quot; &quot;;IF([$Themenliste.$K86];&quot;Jahr_1 &quot;;&quot;&quot;);IF([$Themenliste.$L86];&quot;Jahr_2 &quot;;&quot;&quot;);IF([$Themenliste.$M86];&quot;Jahr_3&quot;;&quot;&quot;);&quot; &quot;;CONCATENATE(IF(XOR([$Themenliste.$I86];[$Themenliste.$J86]);IF([$Themenliste.$J86];&quot;A.&quot;;&quot;S.&quot;);&quot;X.&quot;);[$Themenliste.$A86]))" office:value-type="string" office:string-value="d Jahr_1  X.5.3.d" calcext:value-type="string">
            <text:p>d Jahr_1 <text:s/>X.5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[$Themenliste.$E87]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CONCATENATE([$Variablen.$D$2];IF([$Themenliste.$I87];[$Themenliste.$H87]*10+UNICODE([$Themenliste.$D87])-96;0))" office:value-type="string" office:string-value="TEST-50035" calcext:value-type="string">
            <text:p>TEST-50035</text:p>
          </table:table-cell>
          <table:table-cell table:formula="of:=CONCATENATE([$Variablen.$D$2];IF([$Themenliste.$I87];[$Themenliste.$H87]*10;0))" office:value-type="string" office:string-value="TEST-50030" calcext:value-type="string">
            <text:p>TEST-50030</text:p>
          </table:table-cell>
          <table:table-cell table:formula="of:=CONCATENATE([$Themenliste.$D87];&quot; &quot;;IF([$Themenliste.$K87];&quot;Jahr_1 &quot;;&quot;&quot;);IF([$Themenliste.$L87];&quot;Jahr_2 &quot;;&quot;&quot;);IF([$Themenliste.$M87];&quot;Jahr_3&quot;;&quot;&quot;);&quot; &quot;;CONCATENATE(IF(XOR([$Themenliste.$I87];[$Themenliste.$J87]);IF([$Themenliste.$J87];&quot;A.&quot;;&quot;S.&quot;);&quot;X.&quot;);[$Themenliste.$A87]))" office:value-type="string" office:string-value="e Jahr_1  X.5.3.e" calcext:value-type="string">
            <text:p>e Jahr_1 <text:s/>X.5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formula="of:=[$Themenliste.$E88]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formula="of:=CONCATENATE([$Variablen.$D$2];IF([$Themenliste.$I88];[$Themenliste.$H88]*10+UNICODE([$Themenliste.$D88])-96;0))" office:value-type="string" office:string-value="TEST-50041" calcext:value-type="string">
            <text:p>TEST-50041</text:p>
          </table:table-cell>
          <table:table-cell table:formula="of:=CONCATENATE([$Variablen.$D$2];IF([$Themenliste.$I88];[$Themenliste.$H88]*10;0))" office:value-type="string" office:string-value="TEST-50040" calcext:value-type="string">
            <text:p>TEST-50040</text:p>
          </table:table-cell>
          <table:table-cell table:formula="of:=CONCATENATE([$Themenliste.$D88];&quot; &quot;;IF([$Themenliste.$K88];&quot;Jahr_1 &quot;;&quot;&quot;);IF([$Themenliste.$L88];&quot;Jahr_2 &quot;;&quot;&quot;);IF([$Themenliste.$M88];&quot;Jahr_3&quot;;&quot;&quot;);&quot; &quot;;CONCATENATE(IF(XOR([$Themenliste.$I88];[$Themenliste.$J88]);IF([$Themenliste.$J88];&quot;A.&quot;;&quot;S.&quot;);&quot;X.&quot;);[$Themenliste.$A88]))" office:value-type="string" office:string-value="a Jahr_2  X.5.4.a" calcext:value-type="string">
            <text:p>a Jahr_2 <text:s/>X.5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formula="of:=[$Themenliste.$E89]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formula="of:=CONCATENATE([$Variablen.$D$2];IF([$Themenliste.$I89];[$Themenliste.$H89]*10+UNICODE([$Themenliste.$D89])-96;0))" office:value-type="string" office:string-value="TEST-50042" calcext:value-type="string">
            <text:p>TEST-50042</text:p>
          </table:table-cell>
          <table:table-cell table:formula="of:=CONCATENATE([$Variablen.$D$2];IF([$Themenliste.$I89];[$Themenliste.$H89]*10;0))" office:value-type="string" office:string-value="TEST-50040" calcext:value-type="string">
            <text:p>TEST-50040</text:p>
          </table:table-cell>
          <table:table-cell table:formula="of:=CONCATENATE([$Themenliste.$D89];&quot; &quot;;IF([$Themenliste.$K89];&quot;Jahr_1 &quot;;&quot;&quot;);IF([$Themenliste.$L89];&quot;Jahr_2 &quot;;&quot;&quot;);IF([$Themenliste.$M89];&quot;Jahr_3&quot;;&quot;&quot;);&quot; &quot;;CONCATENATE(IF(XOR([$Themenliste.$I89];[$Themenliste.$J89]);IF([$Themenliste.$J89];&quot;A.&quot;;&quot;S.&quot;);&quot;X.&quot;);[$Themenliste.$A89]))" office:value-type="string" office:string-value="b Jahr_2  X.5.4.b" calcext:value-type="string">
            <text:p>b Jahr_2 <text:s/>X.5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Schutzmechanismen für IT-Sicherheit anwenden" calcext:value-type="string">
            <text:p>Schutzmechanismen für IT-Sicherheit anwenden</text:p>
          </table:table-cell>
          <table:table-cell table:formula="of:=[$Themenliste.$E90]" office:value-type="string" office:string-value="Schutzmechanismen für IT-Sicherheit anwenden" calcext:value-type="string">
            <text:p>Schutzmechanismen für IT-Sicherheit anwenden</text:p>
          </table:table-cell>
          <table:table-cell table:formula="of:=CONCATENATE([$Variablen.$D$2];IF([$Themenliste.$I90];[$Themenliste.$H90]*10+UNICODE([$Themenliste.$D90])-96;0))" office:value-type="string" office:string-value="TEST-50043" calcext:value-type="string">
            <text:p>TEST-50043</text:p>
          </table:table-cell>
          <table:table-cell table:formula="of:=CONCATENATE([$Variablen.$D$2];IF([$Themenliste.$I90];[$Themenliste.$H90]*10;0))" office:value-type="string" office:string-value="TEST-50040" calcext:value-type="string">
            <text:p>TEST-50040</text:p>
          </table:table-cell>
          <table:table-cell table:formula="of:=CONCATENATE([$Themenliste.$D90];&quot; &quot;;IF([$Themenliste.$K90];&quot;Jahr_1 &quot;;&quot;&quot;);IF([$Themenliste.$L90];&quot;Jahr_2 &quot;;&quot;&quot;);IF([$Themenliste.$M90];&quot;Jahr_3&quot;;&quot;&quot;);&quot; &quot;;CONCATENATE(IF(XOR([$Themenliste.$I90];[$Themenliste.$J90]);IF([$Themenliste.$J90];&quot;A.&quot;;&quot;S.&quot;);&quot;X.&quot;);[$Themenliste.$A90]))" office:value-type="string" office:string-value="c Jahr_2  X.5.4.c" calcext:value-type="string">
            <text:p>c Jahr_2 <text:s/>X.5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Vorschriften zum Datenschutz eihalten" calcext:value-type="string">
            <text:p>Vorschriften zum Datenschutz eihalten</text:p>
          </table:table-cell>
          <table:table-cell table:formula="of:=[$Themenliste.$E91]" office:value-type="string" office:string-value="Vorschriften zum Datenschutz eihalten" calcext:value-type="string">
            <text:p>Vorschriften zum Datenschutz eihalten</text:p>
          </table:table-cell>
          <table:table-cell table:formula="of:=CONCATENATE([$Variablen.$D$2];IF([$Themenliste.$I91];[$Themenliste.$H91]*10+UNICODE([$Themenliste.$D91])-96;0))" office:value-type="string" office:string-value="TEST-50044" calcext:value-type="string">
            <text:p>TEST-50044</text:p>
          </table:table-cell>
          <table:table-cell table:formula="of:=CONCATENATE([$Variablen.$D$2];IF([$Themenliste.$I91];[$Themenliste.$H91]*10;0))" office:value-type="string" office:string-value="TEST-50040" calcext:value-type="string">
            <text:p>TEST-50040</text:p>
          </table:table-cell>
          <table:table-cell table:formula="of:=CONCATENATE([$Themenliste.$D91];&quot; &quot;;IF([$Themenliste.$K91];&quot;Jahr_1 &quot;;&quot;&quot;);IF([$Themenliste.$L91];&quot;Jahr_2 &quot;;&quot;&quot;);IF([$Themenliste.$M91];&quot;Jahr_3&quot;;&quot;&quot;);&quot; &quot;;CONCATENATE(IF(XOR([$Themenliste.$I91];[$Themenliste.$J91]);IF([$Themenliste.$J91];&quot;A.&quot;;&quot;S.&quot;);&quot;X.&quot;);[$Themenliste.$A91]))" office:value-type="string" office:string-value="d Jahr_2  X.5.4.d" calcext:value-type="string">
            <text:p>d Jahr_2 <text:s/>X.5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Vorschriften zum Urheberrecht einhalten" calcext:value-type="string">
            <text:p>Vorschriften zum Urheberrecht einhalten</text:p>
          </table:table-cell>
          <table:table-cell table:formula="of:=[$Themenliste.$E92]" office:value-type="string" office:string-value="Vorschriften zum Urheberrecht einhalten" calcext:value-type="string">
            <text:p>Vorschriften zum Urheberrecht einhalten</text:p>
          </table:table-cell>
          <table:table-cell table:formula="of:=CONCATENATE([$Variablen.$D$2];IF([$Themenliste.$I92];[$Themenliste.$H92]*10+UNICODE([$Themenliste.$D92])-96;0))" office:value-type="string" office:string-value="TEST-50045" calcext:value-type="string">
            <text:p>TEST-50045</text:p>
          </table:table-cell>
          <table:table-cell table:formula="of:=CONCATENATE([$Variablen.$D$2];IF([$Themenliste.$I92];[$Themenliste.$H92]*10;0))" office:value-type="string" office:string-value="TEST-50040" calcext:value-type="string">
            <text:p>TEST-50040</text:p>
          </table:table-cell>
          <table:table-cell table:formula="of:=CONCATENATE([$Themenliste.$D92];&quot; &quot;;IF([$Themenliste.$K92];&quot;Jahr_1 &quot;;&quot;&quot;);IF([$Themenliste.$L92];&quot;Jahr_2 &quot;;&quot;&quot;);IF([$Themenliste.$M92];&quot;Jahr_3&quot;;&quot;&quot;);&quot; &quot;;CONCATENATE(IF(XOR([$Themenliste.$I92];[$Themenliste.$J92]);IF([$Themenliste.$J92];&quot;A.&quot;;&quot;S.&quot;);&quot;X.&quot;);[$Themenliste.$A92]))" office:value-type="string" office:string-value="e Jahr_2  X.5.4.e" calcext:value-type="string">
            <text:p>e Jahr_2 <text:s/>X.5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Datenbankmodelle unterscheiden" calcext:value-type="string">
            <text:p>Datenbankmodelle unterscheiden</text:p>
          </table:table-cell>
          <table:table-cell table:formula="of:=[$Themenliste.$E93]" office:value-type="string" office:string-value="Datenbankmodelle unterscheiden" calcext:value-type="string">
            <text:p>Datenbankmodelle unterscheiden</text:p>
          </table:table-cell>
          <table:table-cell table:formula="of:=CONCATENATE([$Variablen.$D$2];IF([$Themenliste.$I93];[$Themenliste.$H93]*10+UNICODE([$Themenliste.$D93])-96;0))" office:value-type="string" office:string-value="TEST-50051" calcext:value-type="string">
            <text:p>TEST-50051</text:p>
          </table:table-cell>
          <table:table-cell table:formula="of:=CONCATENATE([$Variablen.$D$2];IF([$Themenliste.$I93];[$Themenliste.$H93]*10;0))" office:value-type="string" office:string-value="TEST-50050" calcext:value-type="string">
            <text:p>TEST-50050</text:p>
          </table:table-cell>
          <table:table-cell table:formula="of:=CONCATENATE([$Themenliste.$D93];&quot; &quot;;IF([$Themenliste.$K93];&quot;Jahr_1 &quot;;&quot;&quot;);IF([$Themenliste.$L93];&quot;Jahr_2 &quot;;&quot;&quot;);IF([$Themenliste.$M93];&quot;Jahr_3&quot;;&quot;&quot;);&quot; &quot;;CONCATENATE(IF(XOR([$Themenliste.$I93];[$Themenliste.$J93]);IF([$Themenliste.$J93];&quot;A.&quot;;&quot;S.&quot;);&quot;X.&quot;);[$Themenliste.$A93]))" office:value-type="string" office:string-value="a Jahr_2  X.5.5.a" calcext:value-type="string">
            <text:p>a Jahr_2 <text:s/>X.5.5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[$Themenliste.$E94]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CONCATENATE([$Variablen.$D$2];IF([$Themenliste.$I94];[$Themenliste.$H94]*10+UNICODE([$Themenliste.$D94])-96;0))" office:value-type="string" office:string-value="TEST-50052" calcext:value-type="string">
            <text:p>TEST-50052</text:p>
          </table:table-cell>
          <table:table-cell table:formula="of:=CONCATENATE([$Variablen.$D$2];IF([$Themenliste.$I94];[$Themenliste.$H94]*10;0))" office:value-type="string" office:string-value="TEST-50050" calcext:value-type="string">
            <text:p>TEST-50050</text:p>
          </table:table-cell>
          <table:table-cell table:formula="of:=CONCATENATE([$Themenliste.$D94];&quot; &quot;;IF([$Themenliste.$K94];&quot;Jahr_1 &quot;;&quot;&quot;);IF([$Themenliste.$L94];&quot;Jahr_2 &quot;;&quot;&quot;);IF([$Themenliste.$M94];&quot;Jahr_3&quot;;&quot;&quot;);&quot; &quot;;CONCATENATE(IF(XOR([$Themenliste.$I94];[$Themenliste.$J94]);IF([$Themenliste.$J94];&quot;A.&quot;;&quot;S.&quot;);&quot;X.&quot;);[$Themenliste.$A94]))" office:value-type="string" office:string-value="b Jahr_2  X.5.5.b" calcext:value-type="string">
            <text:p>b Jahr_2 <text:s/>X.5.5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Daten unterschiedlicher Formate übernehmen" calcext:value-type="string">
            <text:p>Daten unterschiedlicher Formate übernehmen</text:p>
          </table:table-cell>
          <table:table-cell table:formula="of:=[$Themenliste.$E95]" office:value-type="string" office:string-value="Daten unterschiedlicher Formate übernehmen" calcext:value-type="string">
            <text:p>Daten unterschiedlicher Formate übernehmen</text:p>
          </table:table-cell>
          <table:table-cell table:formula="of:=CONCATENATE([$Variablen.$D$2];IF([$Themenliste.$I95];[$Themenliste.$H95]*10+UNICODE([$Themenliste.$D95])-96;0))" office:value-type="string" office:string-value="TEST-50053" calcext:value-type="string">
            <text:p>TEST-50053</text:p>
          </table:table-cell>
          <table:table-cell table:formula="of:=CONCATENATE([$Variablen.$D$2];IF([$Themenliste.$I95];[$Themenliste.$H95]*10;0))" office:value-type="string" office:string-value="TEST-50050" calcext:value-type="string">
            <text:p>TEST-50050</text:p>
          </table:table-cell>
          <table:table-cell table:formula="of:=CONCATENATE([$Themenliste.$D95];&quot; &quot;;IF([$Themenliste.$K95];&quot;Jahr_1 &quot;;&quot;&quot;);IF([$Themenliste.$L95];&quot;Jahr_2 &quot;;&quot;&quot;);IF([$Themenliste.$M95];&quot;Jahr_3&quot;;&quot;&quot;);&quot; &quot;;CONCATENATE(IF(XOR([$Themenliste.$I95];[$Themenliste.$J95]);IF([$Themenliste.$J95];&quot;A.&quot;;&quot;S.&quot;);&quot;X.&quot;);[$Themenliste.$A95]))" office:value-type="string" office:string-value="c Jahr_2  X.5.5.c" calcext:value-type="string">
            <text:p>c Jahr_2 <text:s/>X.5.5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[$Themenliste.$E96]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CONCATENATE([$Variablen.$D$2];IF([$Themenliste.$I96];[$Themenliste.$H96]*10+UNICODE([$Themenliste.$D96])-96;0))" office:value-type="string" office:string-value="TEST-50054" calcext:value-type="string">
            <text:p>TEST-50054</text:p>
          </table:table-cell>
          <table:table-cell table:formula="of:=CONCATENATE([$Variablen.$D$2];IF([$Themenliste.$I96];[$Themenliste.$H96]*10;0))" office:value-type="string" office:string-value="TEST-50050" calcext:value-type="string">
            <text:p>TEST-50050</text:p>
          </table:table-cell>
          <table:table-cell table:formula="of:=CONCATENATE([$Themenliste.$D96];&quot; &quot;;IF([$Themenliste.$K96];&quot;Jahr_1 &quot;;&quot;&quot;);IF([$Themenliste.$L96];&quot;Jahr_2 &quot;;&quot;&quot;);IF([$Themenliste.$M96];&quot;Jahr_3&quot;;&quot;&quot;);&quot; &quot;;CONCATENATE(IF(XOR([$Themenliste.$I96];[$Themenliste.$J96]);IF([$Themenliste.$J96];&quot;A.&quot;;&quot;S.&quot;);&quot;X.&quot;);[$Themenliste.$A96]))" office:value-type="string" office:string-value="d Jahr_2  X.5.5.d" calcext:value-type="string">
            <text:p>d Jahr_2 <text:s/>X.5.5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Datensicherung durchführen" calcext:value-type="string">
            <text:p>Datensicherung durchführen</text:p>
          </table:table-cell>
          <table:table-cell table:formula="of:=[$Themenliste.$E97]" office:value-type="string" office:string-value="Datensicherung durchführen" calcext:value-type="string">
            <text:p>Datensicherung durchführen</text:p>
          </table:table-cell>
          <table:table-cell table:formula="of:=CONCATENATE([$Variablen.$D$2];IF([$Themenliste.$I97];[$Themenliste.$H97]*10+UNICODE([$Themenliste.$D97])-96;0))" office:value-type="string" office:string-value="TEST-50055" calcext:value-type="string">
            <text:p>TEST-50055</text:p>
          </table:table-cell>
          <table:table-cell table:formula="of:=CONCATENATE([$Variablen.$D$2];IF([$Themenliste.$I97];[$Themenliste.$H97]*10;0))" office:value-type="string" office:string-value="TEST-50050" calcext:value-type="string">
            <text:p>TEST-50050</text:p>
          </table:table-cell>
          <table:table-cell table:formula="of:=CONCATENATE([$Themenliste.$D97];&quot; &quot;;IF([$Themenliste.$K97];&quot;Jahr_1 &quot;;&quot;&quot;);IF([$Themenliste.$L97];&quot;Jahr_2 &quot;;&quot;&quot;);IF([$Themenliste.$M97];&quot;Jahr_3&quot;;&quot;&quot;);&quot; &quot;;CONCATENATE(IF(XOR([$Themenliste.$I97];[$Themenliste.$J97]);IF([$Themenliste.$J97];&quot;A.&quot;;&quot;S.&quot;);&quot;X.&quot;);[$Themenliste.$A97]))" office:value-type="string" office:string-value="e Jahr_2  X.5.5.e" calcext:value-type="string">
            <text:p>e Jahr_2 <text:s/>X.5.5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[$Themenliste.$E98]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CONCATENATE([$Variablen.$D$2];IF([$Themenliste.$I98];[$Themenliste.$H98]*10+UNICODE([$Themenliste.$D98])-96;0))" office:value-type="string" office:string-value="TEST-50056" calcext:value-type="string">
            <text:p>TEST-50056</text:p>
          </table:table-cell>
          <table:table-cell table:formula="of:=CONCATENATE([$Variablen.$D$2];IF([$Themenliste.$I98];[$Themenliste.$H98]*10;0))" office:value-type="string" office:string-value="TEST-50050" calcext:value-type="string">
            <text:p>TEST-50050</text:p>
          </table:table-cell>
          <table:table-cell table:formula="of:=CONCATENATE([$Themenliste.$D98];&quot; &quot;;IF([$Themenliste.$K98];&quot;Jahr_1 &quot;;&quot;&quot;);IF([$Themenliste.$L98];&quot;Jahr_2 &quot;;&quot;&quot;);IF([$Themenliste.$M98];&quot;Jahr_3&quot;;&quot;&quot;);&quot; &quot;;CONCATENATE(IF(XOR([$Themenliste.$I98];[$Themenliste.$J98]);IF([$Themenliste.$J98];&quot;A.&quot;;&quot;S.&quot;);&quot;X.&quot;);[$Themenliste.$A98]))" office:value-type="string" office:string-value="f Jahr_2  X.5.5.f" calcext:value-type="string">
            <text:p>f Jahr_2 <text:s/>X.5.5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[$Themenliste.$E99]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CONCATENATE([$Variablen.$D$2];IF([$Themenliste.$I99];[$Themenliste.$H99]*10+UNICODE([$Themenliste.$D99])-96;0))" office:value-type="string" office:string-value="TEST-50057" calcext:value-type="string">
            <text:p>TEST-50057</text:p>
          </table:table-cell>
          <table:table-cell table:formula="of:=CONCATENATE([$Variablen.$D$2];IF([$Themenliste.$I99];[$Themenliste.$H99]*10;0))" office:value-type="string" office:string-value="TEST-50050" calcext:value-type="string">
            <text:p>TEST-50050</text:p>
          </table:table-cell>
          <table:table-cell table:formula="of:=CONCATENATE([$Themenliste.$D99];&quot; &quot;;IF([$Themenliste.$K99];&quot;Jahr_1 &quot;;&quot;&quot;);IF([$Themenliste.$L99];&quot;Jahr_2 &quot;;&quot;&quot;);IF([$Themenliste.$M99];&quot;Jahr_3&quot;;&quot;&quot;);&quot; &quot;;CONCATENATE(IF(XOR([$Themenliste.$I99];[$Themenliste.$J99]);IF([$Themenliste.$J99];&quot;A.&quot;;&quot;S.&quot;);&quot;X.&quot;);[$Themenliste.$A99]))" office:value-type="string" office:string-value="g Jahr_2  X.5.5.g" calcext:value-type="string">
            <text:p>g Jahr_2 <text:s/>X.5.5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[$Themenliste.$E100]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CONCATENATE([$Variablen.$D$2];IF([$Themenliste.$I100];[$Themenliste.$H100]*10+UNICODE([$Themenliste.$D100])-96;0))" office:value-type="string" office:string-value="TEST-50058" calcext:value-type="string">
            <text:p>TEST-50058</text:p>
          </table:table-cell>
          <table:table-cell table:formula="of:=CONCATENATE([$Variablen.$D$2];IF([$Themenliste.$I100];[$Themenliste.$H100]*10;0))" office:value-type="string" office:string-value="TEST-50050" calcext:value-type="string">
            <text:p>TEST-50050</text:p>
          </table:table-cell>
          <table:table-cell table:formula="of:=CONCATENATE([$Themenliste.$D100];&quot; &quot;;IF([$Themenliste.$K100];&quot;Jahr_1 &quot;;&quot;&quot;);IF([$Themenliste.$L100];&quot;Jahr_2 &quot;;&quot;&quot;);IF([$Themenliste.$M100];&quot;Jahr_3&quot;;&quot;&quot;);&quot; &quot;;CONCATENATE(IF(XOR([$Themenliste.$I100];[$Themenliste.$J100]);IF([$Themenliste.$J100];&quot;A.&quot;;&quot;S.&quot;);&quot;X.&quot;);[$Themenliste.$A100]))" office:value-type="string" office:string-value="h Jahr_2  X.5.5.h" calcext:value-type="string">
            <text:p>h Jahr_2 <text:s/>X.5.5.h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Wartungsmaßnahmen durchführen" calcext:value-type="string">
            <text:p>Wartungsmaßnahmen durchführen</text:p>
          </table:table-cell>
          <table:table-cell table:formula="of:=[$Themenliste.$E101]" office:value-type="string" office:string-value="Wartungsmaßnahmen durchführen" calcext:value-type="string">
            <text:p>Wartungsmaßnahmen durchführen</text:p>
          </table:table-cell>
          <table:table-cell table:formula="of:=CONCATENATE([$Variablen.$D$2];IF([$Themenliste.$I101];[$Themenliste.$H101]*10+UNICODE([$Themenliste.$D101])-96;0))" office:value-type="string" office:string-value="TEST-50059" calcext:value-type="string">
            <text:p>TEST-50059</text:p>
          </table:table-cell>
          <table:table-cell table:formula="of:=CONCATENATE([$Variablen.$D$2];IF([$Themenliste.$I101];[$Themenliste.$H101]*10;0))" office:value-type="string" office:string-value="TEST-50050" calcext:value-type="string">
            <text:p>TEST-50050</text:p>
          </table:table-cell>
          <table:table-cell table:formula="of:=CONCATENATE([$Themenliste.$D101];&quot; &quot;;IF([$Themenliste.$K101];&quot;Jahr_1 &quot;;&quot;&quot;);IF([$Themenliste.$L101];&quot;Jahr_2 &quot;;&quot;&quot;);IF([$Themenliste.$M101];&quot;Jahr_3&quot;;&quot;&quot;);&quot; &quot;;CONCATENATE(IF(XOR([$Themenliste.$I101];[$Themenliste.$J101]);IF([$Themenliste.$J101];&quot;A.&quot;;&quot;S.&quot;);&quot;X.&quot;);[$Themenliste.$A101]))" office:value-type="string" office:string-value="i Jahr_2  X.5.5.i" calcext:value-type="string">
            <text:p>i Jahr_2 <text:s/>X.5.5.i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[$Themenliste.$E102]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CONCATENATE([$Variablen.$D$2];IF([$Themenliste.$I102];[$Themenliste.$H102]*10+UNICODE([$Themenliste.$D102])-96;0))" office:value-type="string" office:string-value="TEST-50061" calcext:value-type="string">
            <text:p>TEST-50061</text:p>
          </table:table-cell>
          <table:table-cell table:formula="of:=CONCATENATE([$Variablen.$D$2];IF([$Themenliste.$I102];[$Themenliste.$H102]*10;0))" office:value-type="string" office:string-value="TEST-50050" calcext:value-type="string">
            <text:p>TEST-50050</text:p>
          </table:table-cell>
          <table:table-cell table:formula="of:=CONCATENATE([$Themenliste.$D102];&quot; &quot;;IF([$Themenliste.$K102];&quot;Jahr_1 &quot;;&quot;&quot;);IF([$Themenliste.$L102];&quot;Jahr_2 &quot;;&quot;&quot;);IF([$Themenliste.$M102];&quot;Jahr_3&quot;;&quot;&quot;);&quot; &quot;;CONCATENATE(IF(XOR([$Themenliste.$I102];[$Themenliste.$J102]);IF([$Themenliste.$J102];&quot;A.&quot;;&quot;S.&quot;);&quot;X.&quot;);[$Themenliste.$A102]))" office:value-type="string" office:string-value="k Jahr_2  X.5.5.k" calcext:value-type="string">
            <text:p>k Jahr_2 <text:s/>X.5.5.k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[$Themenliste.$E103]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CONCATENATE([$Variablen.$D$2];IF([$Themenliste.$I103];[$Themenliste.$H103]*10+UNICODE([$Themenliste.$D103])-96;0))" office:value-type="string" office:string-value="TEST-60011" calcext:value-type="string">
            <text:p>TEST-60011</text:p>
          </table:table-cell>
          <table:table-cell table:formula="of:=CONCATENATE([$Variablen.$D$2];IF([$Themenliste.$I103];[$Themenliste.$H103]*10;0))" office:value-type="string" office:string-value="TEST-60010" calcext:value-type="string">
            <text:p>TEST-60010</text:p>
          </table:table-cell>
          <table:table-cell table:formula="of:=CONCATENATE([$Themenliste.$D103];&quot; &quot;;IF([$Themenliste.$K103];&quot;Jahr_1 &quot;;&quot;&quot;);IF([$Themenliste.$L103];&quot;Jahr_2 &quot;;&quot;&quot;);IF([$Themenliste.$M103];&quot;Jahr_3&quot;;&quot;&quot;);&quot; &quot;;CONCATENATE(IF(XOR([$Themenliste.$I103];[$Themenliste.$J103]);IF([$Themenliste.$J103];&quot;A.&quot;;&quot;S.&quot;);&quot;X.&quot;);[$Themenliste.$A103]))" office:value-type="string" office:string-value="a Jahr_2 Jahr_3 X.6.1.a" calcext:value-type="string">
            <text:p>a Jahr_2 Jahr_3 X.6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[$Themenliste.$E104]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CONCATENATE([$Variablen.$D$2];IF([$Themenliste.$I104];[$Themenliste.$H104]*10+UNICODE([$Themenliste.$D104])-96;0))" office:value-type="string" office:string-value="TEST-60012" calcext:value-type="string">
            <text:p>TEST-60012</text:p>
          </table:table-cell>
          <table:table-cell table:formula="of:=CONCATENATE([$Variablen.$D$2];IF([$Themenliste.$I104];[$Themenliste.$H104]*10;0))" office:value-type="string" office:string-value="TEST-60010" calcext:value-type="string">
            <text:p>TEST-60010</text:p>
          </table:table-cell>
          <table:table-cell table:formula="of:=CONCATENATE([$Themenliste.$D104];&quot; &quot;;IF([$Themenliste.$K104];&quot;Jahr_1 &quot;;&quot;&quot;);IF([$Themenliste.$L104];&quot;Jahr_2 &quot;;&quot;&quot;);IF([$Themenliste.$M104];&quot;Jahr_3&quot;;&quot;&quot;);&quot; &quot;;CONCATENATE(IF(XOR([$Themenliste.$I104];[$Themenliste.$J104]);IF([$Themenliste.$J104];&quot;A.&quot;;&quot;S.&quot;);&quot;X.&quot;);[$Themenliste.$A104]))" office:value-type="string" office:string-value="b Jahr_2 Jahr_3 X.6.1.b" calcext:value-type="string">
            <text:p>b Jahr_2 Jahr_3 X.6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[$Themenliste.$E105]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CONCATENATE([$Variablen.$D$2];IF([$Themenliste.$I105];[$Themenliste.$H105]*10+UNICODE([$Themenliste.$D105])-96;0))" office:value-type="string" office:string-value="TEST-60013" calcext:value-type="string">
            <text:p>TEST-60013</text:p>
          </table:table-cell>
          <table:table-cell table:formula="of:=CONCATENATE([$Variablen.$D$2];IF([$Themenliste.$I105];[$Themenliste.$H105]*10;0))" office:value-type="string" office:string-value="TEST-60010" calcext:value-type="string">
            <text:p>TEST-60010</text:p>
          </table:table-cell>
          <table:table-cell table:formula="of:=CONCATENATE([$Themenliste.$D105];&quot; &quot;;IF([$Themenliste.$K105];&quot;Jahr_1 &quot;;&quot;&quot;);IF([$Themenliste.$L105];&quot;Jahr_2 &quot;;&quot;&quot;);IF([$Themenliste.$M105];&quot;Jahr_3&quot;;&quot;&quot;);&quot; &quot;;CONCATENATE(IF(XOR([$Themenliste.$I105];[$Themenliste.$J105]);IF([$Themenliste.$J105];&quot;A.&quot;;&quot;S.&quot;);&quot;X.&quot;);[$Themenliste.$A105]))" office:value-type="string" office:string-value="c Jahr_2 Jahr_3 X.6.1.c" calcext:value-type="string">
            <text:p>c Jahr_2 Jahr_3 X.6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[$Themenliste.$E106]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CONCATENATE([$Variablen.$D$2];IF([$Themenliste.$I106];[$Themenliste.$H106]*10+UNICODE([$Themenliste.$D106])-96;0))" office:value-type="string" office:string-value="TEST-60014" calcext:value-type="string">
            <text:p>TEST-60014</text:p>
          </table:table-cell>
          <table:table-cell table:formula="of:=CONCATENATE([$Variablen.$D$2];IF([$Themenliste.$I106];[$Themenliste.$H106]*10;0))" office:value-type="string" office:string-value="TEST-60010" calcext:value-type="string">
            <text:p>TEST-60010</text:p>
          </table:table-cell>
          <table:table-cell table:formula="of:=CONCATENATE([$Themenliste.$D106];&quot; &quot;;IF([$Themenliste.$K106];&quot;Jahr_1 &quot;;&quot;&quot;);IF([$Themenliste.$L106];&quot;Jahr_2 &quot;;&quot;&quot;);IF([$Themenliste.$M106];&quot;Jahr_3&quot;;&quot;&quot;);&quot; &quot;;CONCATENATE(IF(XOR([$Themenliste.$I106];[$Themenliste.$J106]);IF([$Themenliste.$J106];&quot;A.&quot;;&quot;S.&quot;);&quot;X.&quot;);[$Themenliste.$A106]))" office:value-type="string" office:string-value="d Jahr_1 Jahr_2 Jahr_3 X.6.1.d" calcext:value-type="string">
            <text:p>d Jahr_1 Jahr_2 Jahr_3 X.6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[$Themenliste.$E107]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CONCATENATE([$Variablen.$D$2];IF([$Themenliste.$I107];[$Themenliste.$H107]*10+UNICODE([$Themenliste.$D107])-96;0))" office:value-type="string" office:string-value="TEST-60015" calcext:value-type="string">
            <text:p>TEST-60015</text:p>
          </table:table-cell>
          <table:table-cell table:formula="of:=CONCATENATE([$Variablen.$D$2];IF([$Themenliste.$I107];[$Themenliste.$H107]*10;0))" office:value-type="string" office:string-value="TEST-60010" calcext:value-type="string">
            <text:p>TEST-60010</text:p>
          </table:table-cell>
          <table:table-cell table:formula="of:=CONCATENATE([$Themenliste.$D107];&quot; &quot;;IF([$Themenliste.$K107];&quot;Jahr_1 &quot;;&quot;&quot;);IF([$Themenliste.$L107];&quot;Jahr_2 &quot;;&quot;&quot;);IF([$Themenliste.$M107];&quot;Jahr_3&quot;;&quot;&quot;);&quot; &quot;;CONCATENATE(IF(XOR([$Themenliste.$I107];[$Themenliste.$J107]);IF([$Themenliste.$J107];&quot;A.&quot;;&quot;S.&quot;);&quot;X.&quot;);[$Themenliste.$A107]))" office:value-type="string" office:string-value="e Jahr_1 Jahr_2 Jahr_3 X.6.1.e" calcext:value-type="string">
            <text:p>e Jahr_1 Jahr_2 Jahr_3 X.6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[$Themenliste.$E108]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CONCATENATE([$Variablen.$D$2];IF([$Themenliste.$I108];[$Themenliste.$H108]*10+UNICODE([$Themenliste.$D108])-96;0))" office:value-type="string" office:string-value="TEST-60021" calcext:value-type="string">
            <text:p>TEST-60021</text:p>
          </table:table-cell>
          <table:table-cell table:formula="of:=CONCATENATE([$Variablen.$D$2];IF([$Themenliste.$I108];[$Themenliste.$H108]*10;0))" office:value-type="string" office:string-value="TEST-60020" calcext:value-type="string">
            <text:p>TEST-60020</text:p>
          </table:table-cell>
          <table:table-cell table:formula="of:=CONCATENATE([$Themenliste.$D108];&quot; &quot;;IF([$Themenliste.$K108];&quot;Jahr_1 &quot;;&quot;&quot;);IF([$Themenliste.$L108];&quot;Jahr_2 &quot;;&quot;&quot;);IF([$Themenliste.$M108];&quot;Jahr_3&quot;;&quot;&quot;);&quot; &quot;;CONCATENATE(IF(XOR([$Themenliste.$I108];[$Themenliste.$J108]);IF([$Themenliste.$J108];&quot;A.&quot;;&quot;S.&quot;);&quot;X.&quot;);[$Themenliste.$A108]))" office:value-type="string" office:string-value="a Jahr_2 Jahr_3 X.6.2.a" calcext:value-type="string">
            <text:p>a Jahr_2 Jahr_3 X.6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[$Themenliste.$E109]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CONCATENATE([$Variablen.$D$2];IF([$Themenliste.$I109];[$Themenliste.$H109]*10+UNICODE([$Themenliste.$D109])-96;0))" office:value-type="string" office:string-value="TEST-60022" calcext:value-type="string">
            <text:p>TEST-60022</text:p>
          </table:table-cell>
          <table:table-cell table:formula="of:=CONCATENATE([$Variablen.$D$2];IF([$Themenliste.$I109];[$Themenliste.$H109]*10;0))" office:value-type="string" office:string-value="TEST-60020" calcext:value-type="string">
            <text:p>TEST-60020</text:p>
          </table:table-cell>
          <table:table-cell table:formula="of:=CONCATENATE([$Themenliste.$D109];&quot; &quot;;IF([$Themenliste.$K109];&quot;Jahr_1 &quot;;&quot;&quot;);IF([$Themenliste.$L109];&quot;Jahr_2 &quot;;&quot;&quot;);IF([$Themenliste.$M109];&quot;Jahr_3&quot;;&quot;&quot;);&quot; &quot;;CONCATENATE(IF(XOR([$Themenliste.$I109];[$Themenliste.$J109]);IF([$Themenliste.$J109];&quot;A.&quot;;&quot;S.&quot;);&quot;X.&quot;);[$Themenliste.$A109]))" office:value-type="string" office:string-value="b Jahr_2 Jahr_3 X.6.2.b" calcext:value-type="string">
            <text:p>b Jahr_2 Jahr_3 X.6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[$Themenliste.$E110]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CONCATENATE([$Variablen.$D$2];IF([$Themenliste.$I110];[$Themenliste.$H110]*10+UNICODE([$Themenliste.$D110])-96;0))" office:value-type="string" office:string-value="TEST-60023" calcext:value-type="string">
            <text:p>TEST-60023</text:p>
          </table:table-cell>
          <table:table-cell table:formula="of:=CONCATENATE([$Variablen.$D$2];IF([$Themenliste.$I110];[$Themenliste.$H110]*10;0))" office:value-type="string" office:string-value="TEST-60020" calcext:value-type="string">
            <text:p>TEST-60020</text:p>
          </table:table-cell>
          <table:table-cell table:formula="of:=CONCATENATE([$Themenliste.$D110];&quot; &quot;;IF([$Themenliste.$K110];&quot;Jahr_1 &quot;;&quot;&quot;);IF([$Themenliste.$L110];&quot;Jahr_2 &quot;;&quot;&quot;);IF([$Themenliste.$M110];&quot;Jahr_3&quot;;&quot;&quot;);&quot; &quot;;CONCATENATE(IF(XOR([$Themenliste.$I110];[$Themenliste.$J110]);IF([$Themenliste.$J110];&quot;A.&quot;;&quot;S.&quot;);&quot;X.&quot;);[$Themenliste.$A110]))" office:value-type="string" office:string-value="c Jahr_2 Jahr_3 X.6.2.c" calcext:value-type="string">
            <text:p>c Jahr_2 Jahr_3 X.6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[$Themenliste.$E111]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CONCATENATE([$Variablen.$D$2];IF([$Themenliste.$I111];[$Themenliste.$H111]*10+UNICODE([$Themenliste.$D111])-96;0))" office:value-type="string" office:string-value="TEST-60024" calcext:value-type="string">
            <text:p>TEST-60024</text:p>
          </table:table-cell>
          <table:table-cell table:formula="of:=CONCATENATE([$Variablen.$D$2];IF([$Themenliste.$I111];[$Themenliste.$H111]*10;0))" office:value-type="string" office:string-value="TEST-60020" calcext:value-type="string">
            <text:p>TEST-60020</text:p>
          </table:table-cell>
          <table:table-cell table:formula="of:=CONCATENATE([$Themenliste.$D111];&quot; &quot;;IF([$Themenliste.$K111];&quot;Jahr_1 &quot;;&quot;&quot;);IF([$Themenliste.$L111];&quot;Jahr_2 &quot;;&quot;&quot;);IF([$Themenliste.$M111];&quot;Jahr_3&quot;;&quot;&quot;);&quot; &quot;;CONCATENATE(IF(XOR([$Themenliste.$I111];[$Themenliste.$J111]);IF([$Themenliste.$J111];&quot;A.&quot;;&quot;S.&quot;);&quot;X.&quot;);[$Themenliste.$A111]))" office:value-type="string" office:string-value="d Jahr_1 Jahr_2 Jahr_3 X.6.2.d" calcext:value-type="string">
            <text:p>d Jahr_1 Jahr_2 Jahr_3 X.6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formula="of:=[$Themenliste.$E112]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formula="of:=CONCATENATE([$Variablen.$D$2];IF([$Themenliste.$I112];[$Themenliste.$H112]*10+UNICODE([$Themenliste.$D112])-96;0))" office:value-type="string" office:string-value="TEST-60025" calcext:value-type="string">
            <text:p>TEST-60025</text:p>
          </table:table-cell>
          <table:table-cell table:formula="of:=CONCATENATE([$Variablen.$D$2];IF([$Themenliste.$I112];[$Themenliste.$H112]*10;0))" office:value-type="string" office:string-value="TEST-60020" calcext:value-type="string">
            <text:p>TEST-60020</text:p>
          </table:table-cell>
          <table:table-cell table:formula="of:=CONCATENATE([$Themenliste.$D112];&quot; &quot;;IF([$Themenliste.$K112];&quot;Jahr_1 &quot;;&quot;&quot;);IF([$Themenliste.$L112];&quot;Jahr_2 &quot;;&quot;&quot;);IF([$Themenliste.$M112];&quot;Jahr_3&quot;;&quot;&quot;);&quot; &quot;;CONCATENATE(IF(XOR([$Themenliste.$I112];[$Themenliste.$J112]);IF([$Themenliste.$J112];&quot;A.&quot;;&quot;S.&quot;);&quot;X.&quot;);[$Themenliste.$A112]))" office:value-type="string" office:string-value="e Jahr_1 Jahr_2 Jahr_3 X.6.2.e" calcext:value-type="string">
            <text:p>e Jahr_1 Jahr_2 Jahr_3 X.6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[$Themenliste.$E113]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CONCATENATE([$Variablen.$D$2];IF([$Themenliste.$I113];[$Themenliste.$H113]*10+UNICODE([$Themenliste.$D113])-96;0))" office:value-type="string" office:string-value="TEST-60026" calcext:value-type="string">
            <text:p>TEST-60026</text:p>
          </table:table-cell>
          <table:table-cell table:formula="of:=CONCATENATE([$Variablen.$D$2];IF([$Themenliste.$I113];[$Themenliste.$H113]*10;0))" office:value-type="string" office:string-value="TEST-60020" calcext:value-type="string">
            <text:p>TEST-60020</text:p>
          </table:table-cell>
          <table:table-cell table:formula="of:=CONCATENATE([$Themenliste.$D113];&quot; &quot;;IF([$Themenliste.$K113];&quot;Jahr_1 &quot;;&quot;&quot;);IF([$Themenliste.$L113];&quot;Jahr_2 &quot;;&quot;&quot;);IF([$Themenliste.$M113];&quot;Jahr_3&quot;;&quot;&quot;);&quot; &quot;;CONCATENATE(IF(XOR([$Themenliste.$I113];[$Themenliste.$J113]);IF([$Themenliste.$J113];&quot;A.&quot;;&quot;S.&quot;);&quot;X.&quot;);[$Themenliste.$A113]))" office:value-type="string" office:string-value="f Jahr_1 Jahr_2 Jahr_3 X.6.2.f" calcext:value-type="string">
            <text:p>f Jahr_1 Jahr_2 Jahr_3 X.6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[$Themenliste.$E114]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CONCATENATE([$Variablen.$D$2];IF([$Themenliste.$I114];[$Themenliste.$H114]*10+UNICODE([$Themenliste.$D114])-96;0))" office:value-type="string" office:string-value="TEST-60027" calcext:value-type="string">
            <text:p>TEST-60027</text:p>
          </table:table-cell>
          <table:table-cell table:formula="of:=CONCATENATE([$Variablen.$D$2];IF([$Themenliste.$I114];[$Themenliste.$H114]*10;0))" office:value-type="string" office:string-value="TEST-60020" calcext:value-type="string">
            <text:p>TEST-60020</text:p>
          </table:table-cell>
          <table:table-cell table:formula="of:=CONCATENATE([$Themenliste.$D114];&quot; &quot;;IF([$Themenliste.$K114];&quot;Jahr_1 &quot;;&quot;&quot;);IF([$Themenliste.$L114];&quot;Jahr_2 &quot;;&quot;&quot;);IF([$Themenliste.$M114];&quot;Jahr_3&quot;;&quot;&quot;);&quot; &quot;;CONCATENATE(IF(XOR([$Themenliste.$I114];[$Themenliste.$J114]);IF([$Themenliste.$J114];&quot;A.&quot;;&quot;S.&quot;);&quot;X.&quot;);[$Themenliste.$A114]))" office:value-type="string" office:string-value="g Jahr_1 Jahr_2 Jahr_3 X.6.2.g" calcext:value-type="string">
            <text:p>g Jahr_1 Jahr_2 Jahr_3 X.6.2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[$Themenliste.$E115]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CONCATENATE([$Variablen.$D$2];IF([$Themenliste.$I115];[$Themenliste.$H115]*10+UNICODE([$Themenliste.$D115])-96;0))" office:value-type="string" office:string-value="TEST-60031" calcext:value-type="string">
            <text:p>TEST-60031</text:p>
          </table:table-cell>
          <table:table-cell table:formula="of:=CONCATENATE([$Variablen.$D$2];IF([$Themenliste.$I115];[$Themenliste.$H115]*10;0))" office:value-type="string" office:string-value="TEST-60030" calcext:value-type="string">
            <text:p>TEST-60030</text:p>
          </table:table-cell>
          <table:table-cell table:formula="of:=CONCATENATE([$Themenliste.$D115];&quot; &quot;;IF([$Themenliste.$K115];&quot;Jahr_1 &quot;;&quot;&quot;);IF([$Themenliste.$L115];&quot;Jahr_2 &quot;;&quot;&quot;);IF([$Themenliste.$M115];&quot;Jahr_3&quot;;&quot;&quot;);&quot; &quot;;CONCATENATE(IF(XOR([$Themenliste.$I115];[$Themenliste.$J115]);IF([$Themenliste.$J115];&quot;A.&quot;;&quot;S.&quot;);&quot;X.&quot;);[$Themenliste.$A115]))" office:value-type="string" office:string-value="a Jahr_2 Jahr_3 X.6.3.a" calcext:value-type="string">
            <text:p>a Jahr_2 Jahr_3 X.6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[$Themenliste.$E116]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CONCATENATE([$Variablen.$D$2];IF([$Themenliste.$I116];[$Themenliste.$H116]*10+UNICODE([$Themenliste.$D116])-96;0))" office:value-type="string" office:string-value="TEST-60032" calcext:value-type="string">
            <text:p>TEST-60032</text:p>
          </table:table-cell>
          <table:table-cell table:formula="of:=CONCATENATE([$Variablen.$D$2];IF([$Themenliste.$I116];[$Themenliste.$H116]*10;0))" office:value-type="string" office:string-value="TEST-60030" calcext:value-type="string">
            <text:p>TEST-60030</text:p>
          </table:table-cell>
          <table:table-cell table:formula="of:=CONCATENATE([$Themenliste.$D116];&quot; &quot;;IF([$Themenliste.$K116];&quot;Jahr_1 &quot;;&quot;&quot;);IF([$Themenliste.$L116];&quot;Jahr_2 &quot;;&quot;&quot;);IF([$Themenliste.$M116];&quot;Jahr_3&quot;;&quot;&quot;);&quot; &quot;;CONCATENATE(IF(XOR([$Themenliste.$I116];[$Themenliste.$J116]);IF([$Themenliste.$J116];&quot;A.&quot;;&quot;S.&quot;);&quot;X.&quot;);[$Themenliste.$A116]))" office:value-type="string" office:string-value="b Jahr_2 Jahr_3 X.6.3.b" calcext:value-type="string">
            <text:p>b Jahr_2 Jahr_3 X.6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Testkonzept und Testplan erstellen" calcext:value-type="string">
            <text:p>Testkonzept und Testplan erstellen</text:p>
          </table:table-cell>
          <table:table-cell table:formula="of:=[$Themenliste.$E117]" office:value-type="string" office:string-value="Testkonzept und Testplan erstellen" calcext:value-type="string">
            <text:p>Testkonzept und Testplan erstellen</text:p>
          </table:table-cell>
          <table:table-cell table:formula="of:=CONCATENATE([$Variablen.$D$2];IF([$Themenliste.$I117];[$Themenliste.$H117]*10+UNICODE([$Themenliste.$D117])-96;0))" office:value-type="string" office:string-value="TEST-60041" calcext:value-type="string">
            <text:p>TEST-60041</text:p>
          </table:table-cell>
          <table:table-cell table:formula="of:=CONCATENATE([$Variablen.$D$2];IF([$Themenliste.$I117];[$Themenliste.$H117]*10;0))" office:value-type="string" office:string-value="TEST-60040" calcext:value-type="string">
            <text:p>TEST-60040</text:p>
          </table:table-cell>
          <table:table-cell table:formula="of:=CONCATENATE([$Themenliste.$D117];&quot; &quot;;IF([$Themenliste.$K117];&quot;Jahr_1 &quot;;&quot;&quot;);IF([$Themenliste.$L117];&quot;Jahr_2 &quot;;&quot;&quot;);IF([$Themenliste.$M117];&quot;Jahr_3&quot;;&quot;&quot;);&quot; &quot;;CONCATENATE(IF(XOR([$Themenliste.$I117];[$Themenliste.$J117]);IF([$Themenliste.$J117];&quot;A.&quot;;&quot;S.&quot;);&quot;X.&quot;);[$Themenliste.$A117]))" office:value-type="string" office:string-value="a Jahr_1 Jahr_2 Jahr_3 X.6.4.a" calcext:value-type="string">
            <text:p>a Jahr_1 Jahr_2 Jahr_3 X.6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[$Themenliste.$E118]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CONCATENATE([$Variablen.$D$2];IF([$Themenliste.$I118];[$Themenliste.$H118]*10+UNICODE([$Themenliste.$D118])-96;0))" office:value-type="string" office:string-value="TEST-60042" calcext:value-type="string">
            <text:p>TEST-60042</text:p>
          </table:table-cell>
          <table:table-cell table:formula="of:=CONCATENATE([$Variablen.$D$2];IF([$Themenliste.$I118];[$Themenliste.$H118]*10;0))" office:value-type="string" office:string-value="TEST-60040" calcext:value-type="string">
            <text:p>TEST-60040</text:p>
          </table:table-cell>
          <table:table-cell table:formula="of:=CONCATENATE([$Themenliste.$D118];&quot; &quot;;IF([$Themenliste.$K118];&quot;Jahr_1 &quot;;&quot;&quot;);IF([$Themenliste.$L118];&quot;Jahr_2 &quot;;&quot;&quot;);IF([$Themenliste.$M118];&quot;Jahr_3&quot;;&quot;&quot;);&quot; &quot;;CONCATENATE(IF(XOR([$Themenliste.$I118];[$Themenliste.$J118]);IF([$Themenliste.$J118];&quot;A.&quot;;&quot;S.&quot;);&quot;X.&quot;);[$Themenliste.$A118]))" office:value-type="string" office:string-value="b Jahr_1 Jahr_2 Jahr_3 X.6.4.b" calcext:value-type="string">
            <text:p>b Jahr_1 Jahr_2 Jahr_3 X.6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[$Themenliste.$E119]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CONCATENATE([$Variablen.$D$2];IF([$Themenliste.$I119];[$Themenliste.$H119]*10+UNICODE([$Themenliste.$D119])-96;0))" office:value-type="string" office:string-value="TEST-60043" calcext:value-type="string">
            <text:p>TEST-60043</text:p>
          </table:table-cell>
          <table:table-cell table:formula="of:=CONCATENATE([$Variablen.$D$2];IF([$Themenliste.$I119];[$Themenliste.$H119]*10;0))" office:value-type="string" office:string-value="TEST-60040" calcext:value-type="string">
            <text:p>TEST-60040</text:p>
          </table:table-cell>
          <table:table-cell table:formula="of:=CONCATENATE([$Themenliste.$D119];&quot; &quot;;IF([$Themenliste.$K119];&quot;Jahr_1 &quot;;&quot;&quot;);IF([$Themenliste.$L119];&quot;Jahr_2 &quot;;&quot;&quot;);IF([$Themenliste.$M119];&quot;Jahr_3&quot;;&quot;&quot;);&quot; &quot;;CONCATENATE(IF(XOR([$Themenliste.$I119];[$Themenliste.$J119]);IF([$Themenliste.$J119];&quot;A.&quot;;&quot;S.&quot;);&quot;X.&quot;);[$Themenliste.$A119]))" office:value-type="string" office:string-value="c Jahr_2 Jahr_3 X.6.4.c" calcext:value-type="string">
            <text:p>c Jahr_2 Jahr_3 X.6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Testergebnisse auswerten und dokumentieren" calcext:value-type="string">
            <text:p>Testergebnisse auswerten und dokumentieren</text:p>
          </table:table-cell>
          <table:table-cell table:formula="of:=[$Themenliste.$E120]" office:value-type="string" office:string-value="Testergebnisse auswerten und dokumentieren" calcext:value-type="string">
            <text:p>Testergebnisse auswerten und dokumentieren</text:p>
          </table:table-cell>
          <table:table-cell table:formula="of:=CONCATENATE([$Variablen.$D$2];IF([$Themenliste.$I120];[$Themenliste.$H120]*10+UNICODE([$Themenliste.$D120])-96;0))" office:value-type="string" office:string-value="TEST-60044" calcext:value-type="string">
            <text:p>TEST-60044</text:p>
          </table:table-cell>
          <table:table-cell table:formula="of:=CONCATENATE([$Variablen.$D$2];IF([$Themenliste.$I120];[$Themenliste.$H120]*10;0))" office:value-type="string" office:string-value="TEST-60040" calcext:value-type="string">
            <text:p>TEST-60040</text:p>
          </table:table-cell>
          <table:table-cell table:formula="of:=CONCATENATE([$Themenliste.$D120];&quot; &quot;;IF([$Themenliste.$K120];&quot;Jahr_1 &quot;;&quot;&quot;);IF([$Themenliste.$L120];&quot;Jahr_2 &quot;;&quot;&quot;);IF([$Themenliste.$M120];&quot;Jahr_3&quot;;&quot;&quot;);&quot; &quot;;CONCATENATE(IF(XOR([$Themenliste.$I120];[$Themenliste.$J120]);IF([$Themenliste.$J120];&quot;A.&quot;;&quot;S.&quot;);&quot;X.&quot;);[$Themenliste.$A120]))" office:value-type="string" office:string-value="d Jahr_1 Jahr_2 Jahr_3 X.6.4.d" calcext:value-type="string">
            <text:p>d Jahr_1 Jahr_2 Jahr_3 X.6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Schulungsziele und -methoden festlegen" calcext:value-type="string">
            <text:p>Schulungsziele und -methoden festlegen</text:p>
          </table:table-cell>
          <table:table-cell table:formula="of:=[$Themenliste.$E121]" office:value-type="string" office:string-value="Schulungsziele und -methoden festlegen" calcext:value-type="string">
            <text:p>Schulungsziele und -methoden festlegen</text:p>
          </table:table-cell>
          <table:table-cell table:formula="of:=CONCATENATE([$Variablen.$D$2];IF([$Themenliste.$I121];[$Themenliste.$H121]*10+UNICODE([$Themenliste.$D121])-96;0))" office:value-type="string" office:string-value="TEST-70011" calcext:value-type="string">
            <text:p>TEST-70011</text:p>
          </table:table-cell>
          <table:table-cell table:formula="of:=CONCATENATE([$Variablen.$D$2];IF([$Themenliste.$I121];[$Themenliste.$H121]*10;0))" office:value-type="string" office:string-value="TEST-70010" calcext:value-type="string">
            <text:p>TEST-70010</text:p>
          </table:table-cell>
          <table:table-cell table:formula="of:=CONCATENATE([$Themenliste.$D121];&quot; &quot;;IF([$Themenliste.$K121];&quot;Jahr_1 &quot;;&quot;&quot;);IF([$Themenliste.$L121];&quot;Jahr_2 &quot;;&quot;&quot;);IF([$Themenliste.$M121];&quot;Jahr_3&quot;;&quot;&quot;);&quot; &quot;;CONCATENATE(IF(XOR([$Themenliste.$I121];[$Themenliste.$J121]);IF([$Themenliste.$J121];&quot;A.&quot;;&quot;S.&quot;);&quot;X.&quot;);[$Themenliste.$A121]))" office:value-type="string" office:string-value="a Jahr_3 X.7.1.a" calcext:value-type="string">
            <text:p>a Jahr_3 X.7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[$Themenliste.$E122]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CONCATENATE([$Variablen.$D$2];IF([$Themenliste.$I122];[$Themenliste.$H122]*10+UNICODE([$Themenliste.$D122])-96;0))" office:value-type="string" office:string-value="TEST-70012" calcext:value-type="string">
            <text:p>TEST-70012</text:p>
          </table:table-cell>
          <table:table-cell table:formula="of:=CONCATENATE([$Variablen.$D$2];IF([$Themenliste.$I122];[$Themenliste.$H122]*10;0))" office:value-type="string" office:string-value="TEST-70010" calcext:value-type="string">
            <text:p>TEST-70010</text:p>
          </table:table-cell>
          <table:table-cell table:formula="of:=CONCATENATE([$Themenliste.$D122];&quot; &quot;;IF([$Themenliste.$K122];&quot;Jahr_1 &quot;;&quot;&quot;);IF([$Themenliste.$L122];&quot;Jahr_2 &quot;;&quot;&quot;);IF([$Themenliste.$M122];&quot;Jahr_3&quot;;&quot;&quot;);&quot; &quot;;CONCATENATE(IF(XOR([$Themenliste.$I122];[$Themenliste.$J122]);IF([$Themenliste.$J122];&quot;A.&quot;;&quot;S.&quot;);&quot;X.&quot;);[$Themenliste.$A122]))" office:value-type="string" office:string-value="b Jahr_3 X.7.1.b" calcext:value-type="string">
            <text:p>b Jahr_3 X.7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[$Themenliste.$E123]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CONCATENATE([$Variablen.$D$2];IF([$Themenliste.$I123];[$Themenliste.$H123]*10+UNICODE([$Themenliste.$D123])-96;0))" office:value-type="string" office:string-value="TEST-70013" calcext:value-type="string">
            <text:p>TEST-70013</text:p>
          </table:table-cell>
          <table:table-cell table:formula="of:=CONCATENATE([$Variablen.$D$2];IF([$Themenliste.$I123];[$Themenliste.$H123]*10;0))" office:value-type="string" office:string-value="TEST-70010" calcext:value-type="string">
            <text:p>TEST-70010</text:p>
          </table:table-cell>
          <table:table-cell table:formula="of:=CONCATENATE([$Themenliste.$D123];&quot; &quot;;IF([$Themenliste.$K123];&quot;Jahr_1 &quot;;&quot;&quot;);IF([$Themenliste.$L123];&quot;Jahr_2 &quot;;&quot;&quot;);IF([$Themenliste.$M123];&quot;Jahr_3&quot;;&quot;&quot;);&quot; &quot;;CONCATENATE(IF(XOR([$Themenliste.$I123];[$Themenliste.$J123]);IF([$Themenliste.$J123];&quot;A.&quot;;&quot;S.&quot;);&quot;X.&quot;);[$Themenliste.$A123]))" office:value-type="string" office:string-value="c Jahr_3 X.7.1.c" calcext:value-type="string">
            <text:p>c Jahr_3 X.7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[$Themenliste.$E124]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CONCATENATE([$Variablen.$D$2];IF([$Themenliste.$I124];[$Themenliste.$H124]*10+UNICODE([$Themenliste.$D124])-96;0))" office:value-type="string" office:string-value="TEST-70014" calcext:value-type="string">
            <text:p>TEST-70014</text:p>
          </table:table-cell>
          <table:table-cell table:formula="of:=CONCATENATE([$Variablen.$D$2];IF([$Themenliste.$I124];[$Themenliste.$H124]*10;0))" office:value-type="string" office:string-value="TEST-70010" calcext:value-type="string">
            <text:p>TEST-70010</text:p>
          </table:table-cell>
          <table:table-cell table:formula="of:=CONCATENATE([$Themenliste.$D124];&quot; &quot;;IF([$Themenliste.$K124];&quot;Jahr_1 &quot;;&quot;&quot;);IF([$Themenliste.$L124];&quot;Jahr_2 &quot;;&quot;&quot;);IF([$Themenliste.$M124];&quot;Jahr_3&quot;;&quot;&quot;);&quot; &quot;;CONCATENATE(IF(XOR([$Themenliste.$I124];[$Themenliste.$J124]);IF([$Themenliste.$J124];&quot;A.&quot;;&quot;S.&quot;);&quot;X.&quot;);[$Themenliste.$A124]))" office:value-type="string" office:string-value="d Jahr_3 X.7.1.d" calcext:value-type="string">
            <text:p>d Jahr_3 X.7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Anwenderschulung durchführen" calcext:value-type="string">
            <text:p>Anwenderschulung durchführen</text:p>
          </table:table-cell>
          <table:table-cell table:formula="of:=[$Themenliste.$E125]" office:value-type="string" office:string-value="Anwenderschulung durchführen" calcext:value-type="string">
            <text:p>Anwenderschulung durchführen</text:p>
          </table:table-cell>
          <table:table-cell table:formula="of:=CONCATENATE([$Variablen.$D$2];IF([$Themenliste.$I125];[$Themenliste.$H125]*10+UNICODE([$Themenliste.$D125])-96;0))" office:value-type="string" office:string-value="TEST-70015" calcext:value-type="string">
            <text:p>TEST-70015</text:p>
          </table:table-cell>
          <table:table-cell table:formula="of:=CONCATENATE([$Variablen.$D$2];IF([$Themenliste.$I125];[$Themenliste.$H125]*10;0))" office:value-type="string" office:string-value="TEST-70010" calcext:value-type="string">
            <text:p>TEST-70010</text:p>
          </table:table-cell>
          <table:table-cell table:formula="of:=CONCATENATE([$Themenliste.$D125];&quot; &quot;;IF([$Themenliste.$K125];&quot;Jahr_1 &quot;;&quot;&quot;);IF([$Themenliste.$L125];&quot;Jahr_2 &quot;;&quot;&quot;);IF([$Themenliste.$M125];&quot;Jahr_3&quot;;&quot;&quot;);&quot; &quot;;CONCATENATE(IF(XOR([$Themenliste.$I125];[$Themenliste.$J125]);IF([$Themenliste.$J125];&quot;A.&quot;;&quot;S.&quot;);&quot;X.&quot;);[$Themenliste.$A125]))" office:value-type="string" office:string-value="e Jahr_3 X.7.1.e" calcext:value-type="string">
            <text:p>e Jahr_3 X.7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[$Themenliste.$E126]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CONCATENATE([$Variablen.$D$2];IF([$Themenliste.$I126];[$Themenliste.$H126]*10+UNICODE([$Themenliste.$D126])-96;0))" office:value-type="string" office:string-value="TEST-80011" calcext:value-type="string">
            <text:p>TEST-80011</text:p>
          </table:table-cell>
          <table:table-cell table:formula="of:=CONCATENATE([$Variablen.$D$2];IF([$Themenliste.$I126];[$Themenliste.$H126]*10;0))" office:value-type="string" office:string-value="TEST-80010" calcext:value-type="string">
            <text:p>TEST-80010</text:p>
          </table:table-cell>
          <table:table-cell table:formula="of:=CONCATENATE([$Themenliste.$D126];&quot; &quot;;IF([$Themenliste.$K126];&quot;Jahr_1 &quot;;&quot;&quot;);IF([$Themenliste.$L126];&quot;Jahr_2 &quot;;&quot;&quot;);IF([$Themenliste.$M126];&quot;Jahr_3&quot;;&quot;&quot;);&quot; &quot;;CONCATENATE(IF(XOR([$Themenliste.$I126];[$Themenliste.$J126]);IF([$Themenliste.$J126];&quot;A.&quot;;&quot;S.&quot;);&quot;X.&quot;);[$Themenliste.$A126]))" office:value-type="string" office:string-value="a Jahr_2 Jahr_3 S.8.1.a" calcext:value-type="string">
            <text:p>a Jahr_2 Jahr_3 S.8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[$Themenliste.$E127]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CONCATENATE([$Variablen.$D$2];IF([$Themenliste.$I127];[$Themenliste.$H127]*10+UNICODE([$Themenliste.$D127])-96;0))" office:value-type="string" office:string-value="TEST-80012" calcext:value-type="string">
            <text:p>TEST-80012</text:p>
          </table:table-cell>
          <table:table-cell table:formula="of:=CONCATENATE([$Variablen.$D$2];IF([$Themenliste.$I127];[$Themenliste.$H127]*10;0))" office:value-type="string" office:string-value="TEST-80010" calcext:value-type="string">
            <text:p>TEST-80010</text:p>
          </table:table-cell>
          <table:table-cell table:formula="of:=CONCATENATE([$Themenliste.$D127];&quot; &quot;;IF([$Themenliste.$K127];&quot;Jahr_1 &quot;;&quot;&quot;);IF([$Themenliste.$L127];&quot;Jahr_2 &quot;;&quot;&quot;);IF([$Themenliste.$M127];&quot;Jahr_3&quot;;&quot;&quot;);&quot; &quot;;CONCATENATE(IF(XOR([$Themenliste.$I127];[$Themenliste.$J127]);IF([$Themenliste.$J127];&quot;A.&quot;;&quot;S.&quot;);&quot;X.&quot;);[$Themenliste.$A127]))" office:value-type="string" office:string-value="b Jahr_2 Jahr_3 S.8.1.b" calcext:value-type="string">
            <text:p>b Jahr_2 Jahr_3 S.8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Betriebssystemsteuersprachen anwenden" calcext:value-type="string">
            <text:p>Betriebssystemsteuersprachen anwenden</text:p>
          </table:table-cell>
          <table:table-cell table:formula="of:=[$Themenliste.$E128]" office:value-type="string" office:string-value="Betriebssystemsteuersprachen anwenden" calcext:value-type="string">
            <text:p>Betriebssystemsteuersprachen anwenden</text:p>
          </table:table-cell>
          <table:table-cell table:formula="of:=CONCATENATE([$Variablen.$D$2];IF([$Themenliste.$I128];[$Themenliste.$H128]*10+UNICODE([$Themenliste.$D128])-96;0))" office:value-type="string" office:string-value="TEST-80013" calcext:value-type="string">
            <text:p>TEST-80013</text:p>
          </table:table-cell>
          <table:table-cell table:formula="of:=CONCATENATE([$Variablen.$D$2];IF([$Themenliste.$I128];[$Themenliste.$H128]*10;0))" office:value-type="string" office:string-value="TEST-80010" calcext:value-type="string">
            <text:p>TEST-80010</text:p>
          </table:table-cell>
          <table:table-cell table:formula="of:=CONCATENATE([$Themenliste.$D128];&quot; &quot;;IF([$Themenliste.$K128];&quot;Jahr_1 &quot;;&quot;&quot;);IF([$Themenliste.$L128];&quot;Jahr_2 &quot;;&quot;&quot;);IF([$Themenliste.$M128];&quot;Jahr_3&quot;;&quot;&quot;);&quot; &quot;;CONCATENATE(IF(XOR([$Themenliste.$I128];[$Themenliste.$J128]);IF([$Themenliste.$J128];&quot;A.&quot;;&quot;S.&quot;);&quot;X.&quot;);[$Themenliste.$A128]))" office:value-type="string" office:string-value="c Jahr_2 Jahr_3 S.8.1.c" calcext:value-type="string">
            <text:p>c Jahr_2 Jahr_3 S.8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[$Themenliste.$E129]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CONCATENATE([$Variablen.$D$2];IF([$Themenliste.$I129];[$Themenliste.$H129]*10+UNICODE([$Themenliste.$D129])-96;0))" office:value-type="string" office:string-value="TEST-80014" calcext:value-type="string">
            <text:p>TEST-80014</text:p>
          </table:table-cell>
          <table:table-cell table:formula="of:=CONCATENATE([$Variablen.$D$2];IF([$Themenliste.$I129];[$Themenliste.$H129]*10;0))" office:value-type="string" office:string-value="TEST-80010" calcext:value-type="string">
            <text:p>TEST-80010</text:p>
          </table:table-cell>
          <table:table-cell table:formula="of:=CONCATENATE([$Themenliste.$D129];&quot; &quot;;IF([$Themenliste.$K129];&quot;Jahr_1 &quot;;&quot;&quot;);IF([$Themenliste.$L129];&quot;Jahr_2 &quot;;&quot;&quot;);IF([$Themenliste.$M129];&quot;Jahr_3&quot;;&quot;&quot;);&quot; &quot;;CONCATENATE(IF(XOR([$Themenliste.$I129];[$Themenliste.$J129]);IF([$Themenliste.$J129];&quot;A.&quot;;&quot;S.&quot;);&quot;X.&quot;);[$Themenliste.$A129]))" office:value-type="string" office:string-value="d Jahr_2 Jahr_3 S.8.1.d" calcext:value-type="string">
            <text:p>d Jahr_2 Jahr_3 S.8.1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Hardwarekomponenten hard- und softwareseitig einstellen, insbesondere Peripheriegeräte, Schnittstellen, Übergangswege und Übergangsprotokoll" calcext:value-type="string">
            <text:p>Hardwarekomponenten hard- und softwareseitig einstellen, insbesondere Peripheriegeräte, Schnittstellen, Übergangswege und Übergangsprotokoll</text:p>
          </table:table-cell>
          <table:table-cell table:formula="of:=[$Themenliste.$E130]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$Variablen.$D$2];IF([$Themenliste.$I130];[$Themenliste.$H130]*10+UNICODE([$Themenliste.$D130])-96;0))" office:value-type="string" office:string-value="TEST-80015" calcext:value-type="string">
            <text:p>TEST-80015</text:p>
          </table:table-cell>
          <table:table-cell table:formula="of:=CONCATENATE([$Variablen.$D$2];IF([$Themenliste.$I130];[$Themenliste.$H130]*10;0))" office:value-type="string" office:string-value="TEST-80010" calcext:value-type="string">
            <text:p>TEST-80010</text:p>
          </table:table-cell>
          <table:table-cell table:formula="of:=CONCATENATE([$Themenliste.$D130];&quot; &quot;;IF([$Themenliste.$K130];&quot;Jahr_1 &quot;;&quot;&quot;);IF([$Themenliste.$L130];&quot;Jahr_2 &quot;;&quot;&quot;);IF([$Themenliste.$M130];&quot;Jahr_3&quot;;&quot;&quot;);&quot; &quot;;CONCATENATE(IF(XOR([$Themenliste.$I130];[$Themenliste.$J130]);IF([$Themenliste.$J130];&quot;A.&quot;;&quot;S.&quot;);&quot;X.&quot;);[$Themenliste.$A130]))" office:value-type="string" office:string-value="e Jahr_2 Jahr_3 S.8.1.e" calcext:value-type="string">
            <text:p>e Jahr_2 Jahr_3 S.8.1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[$Themenliste.$E131]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CONCATENATE([$Variablen.$D$2];IF([$Themenliste.$I131];[$Themenliste.$H131]*10+UNICODE([$Themenliste.$D131])-96;0))" office:value-type="string" office:string-value="TEST-80016" calcext:value-type="string">
            <text:p>TEST-80016</text:p>
          </table:table-cell>
          <table:table-cell table:formula="of:=CONCATENATE([$Variablen.$D$2];IF([$Themenliste.$I131];[$Themenliste.$H131]*10;0))" office:value-type="string" office:string-value="TEST-80010" calcext:value-type="string">
            <text:p>TEST-80010</text:p>
          </table:table-cell>
          <table:table-cell table:formula="of:=CONCATENATE([$Themenliste.$D131];&quot; &quot;;IF([$Themenliste.$K131];&quot;Jahr_1 &quot;;&quot;&quot;);IF([$Themenliste.$L131];&quot;Jahr_2 &quot;;&quot;&quot;);IF([$Themenliste.$M131];&quot;Jahr_3&quot;;&quot;&quot;);&quot; &quot;;CONCATENATE(IF(XOR([$Themenliste.$I131];[$Themenliste.$J131]);IF([$Themenliste.$J131];&quot;A.&quot;;&quot;S.&quot;);&quot;X.&quot;);[$Themenliste.$A131]))" office:value-type="string" office:string-value="f Jahr_2 Jahr_3 S.8.1.f" calcext:value-type="string">
            <text:p>f Jahr_2 Jahr_3 S.8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[$Themenliste.$E132]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CONCATENATE([$Variablen.$D$2];IF([$Themenliste.$I132];[$Themenliste.$H132]*10+UNICODE([$Themenliste.$D132])-96;0))" office:value-type="string" office:string-value="TEST-80017" calcext:value-type="string">
            <text:p>TEST-80017</text:p>
          </table:table-cell>
          <table:table-cell table:formula="of:=CONCATENATE([$Variablen.$D$2];IF([$Themenliste.$I132];[$Themenliste.$H132]*10;0))" office:value-type="string" office:string-value="TEST-80010" calcext:value-type="string">
            <text:p>TEST-80010</text:p>
          </table:table-cell>
          <table:table-cell table:formula="of:=CONCATENATE([$Themenliste.$D132];&quot; &quot;;IF([$Themenliste.$K132];&quot;Jahr_1 &quot;;&quot;&quot;);IF([$Themenliste.$L132];&quot;Jahr_2 &quot;;&quot;&quot;);IF([$Themenliste.$M132];&quot;Jahr_3&quot;;&quot;&quot;);&quot; &quot;;CONCATENATE(IF(XOR([$Themenliste.$I132];[$Themenliste.$J132]);IF([$Themenliste.$J132];&quot;A.&quot;;&quot;S.&quot;);&quot;X.&quot;);[$Themenliste.$A132]))" office:value-type="string" office:string-value="g Jahr_2 Jahr_3 S.8.1.g" calcext:value-type="string">
            <text:p>g Jahr_2 Jahr_3 S.8.1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[$Themenliste.$E133]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$Variablen.$D$2];IF([$Themenliste.$I133];[$Themenliste.$H133]*10+UNICODE([$Themenliste.$D133])-96;0))" office:value-type="string" office:string-value="TEST-80021" calcext:value-type="string">
            <text:p>TEST-80021</text:p>
          </table:table-cell>
          <table:table-cell table:formula="of:=CONCATENATE([$Variablen.$D$2];IF([$Themenliste.$I133];[$Themenliste.$H133]*10;0))" office:value-type="string" office:string-value="TEST-80020" calcext:value-type="string">
            <text:p>TEST-80020</text:p>
          </table:table-cell>
          <table:table-cell table:formula="of:=CONCATENATE([$Themenliste.$D133];&quot; &quot;;IF([$Themenliste.$K133];&quot;Jahr_1 &quot;;&quot;&quot;);IF([$Themenliste.$L133];&quot;Jahr_2 &quot;;&quot;&quot;);IF([$Themenliste.$M133];&quot;Jahr_3&quot;;&quot;&quot;);&quot; &quot;;CONCATENATE(IF(XOR([$Themenliste.$I133];[$Themenliste.$J133]);IF([$Themenliste.$J133];&quot;A.&quot;;&quot;S.&quot;);&quot;X.&quot;);[$Themenliste.$A133]))" office:value-type="string" office:string-value="a Jahr_2 Jahr_3 S.8.2.a" calcext:value-type="string">
            <text:p>a Jahr_2 Jahr_3 S.8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[$Themenliste.$E134]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$Variablen.$D$2];IF([$Themenliste.$I134];[$Themenliste.$H134]*10+UNICODE([$Themenliste.$D134])-96;0))" office:value-type="string" office:string-value="TEST-80022" calcext:value-type="string">
            <text:p>TEST-80022</text:p>
          </table:table-cell>
          <table:table-cell table:formula="of:=CONCATENATE([$Variablen.$D$2];IF([$Themenliste.$I134];[$Themenliste.$H134]*10;0))" office:value-type="string" office:string-value="TEST-80020" calcext:value-type="string">
            <text:p>TEST-80020</text:p>
          </table:table-cell>
          <table:table-cell table:formula="of:=CONCATENATE([$Themenliste.$D134];&quot; &quot;;IF([$Themenliste.$K134];&quot;Jahr_1 &quot;;&quot;&quot;);IF([$Themenliste.$L134];&quot;Jahr_2 &quot;;&quot;&quot;);IF([$Themenliste.$M134];&quot;Jahr_3&quot;;&quot;&quot;);&quot; &quot;;CONCATENATE(IF(XOR([$Themenliste.$I134];[$Themenliste.$J134]);IF([$Themenliste.$J134];&quot;A.&quot;;&quot;S.&quot;);&quot;X.&quot;);[$Themenliste.$A134]))" office:value-type="string" office:string-value="b Jahr_2 Jahr_3 S.8.2.b" calcext:value-type="string">
            <text:p>b Jahr_2 Jahr_3 S.8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[$Themenliste.$E135]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CONCATENATE([$Variablen.$D$2];IF([$Themenliste.$I135];[$Themenliste.$H135]*10+UNICODE([$Themenliste.$D135])-96;0))" office:value-type="string" office:string-value="TEST-80023" calcext:value-type="string">
            <text:p>TEST-80023</text:p>
          </table:table-cell>
          <table:table-cell table:formula="of:=CONCATENATE([$Variablen.$D$2];IF([$Themenliste.$I135];[$Themenliste.$H135]*10;0))" office:value-type="string" office:string-value="TEST-80020" calcext:value-type="string">
            <text:p>TEST-80020</text:p>
          </table:table-cell>
          <table:table-cell table:formula="of:=CONCATENATE([$Themenliste.$D135];&quot; &quot;;IF([$Themenliste.$K135];&quot;Jahr_1 &quot;;&quot;&quot;);IF([$Themenliste.$L135];&quot;Jahr_2 &quot;;&quot;&quot;);IF([$Themenliste.$M135];&quot;Jahr_3&quot;;&quot;&quot;);&quot; &quot;;CONCATENATE(IF(XOR([$Themenliste.$I135];[$Themenliste.$J135]);IF([$Themenliste.$J135];&quot;A.&quot;;&quot;S.&quot;);&quot;X.&quot;);[$Themenliste.$A135]))" office:value-type="string" office:string-value="c Jahr_2 Jahr_3 S.8.2.c" calcext:value-type="string">
            <text:p>c Jahr_2 Jahr_3 S.8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36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36];[$Themenliste.$H136]*10+UNICODE([$Themenliste.$D136])-96;0))" office:value-type="string" office:string-value="TEST-80024" calcext:value-type="string">
            <text:p>TEST-80024</text:p>
          </table:table-cell>
          <table:table-cell table:formula="of:=CONCATENATE([$Variablen.$D$2];IF([$Themenliste.$I136];[$Themenliste.$H136]*10;0))" office:value-type="string" office:string-value="TEST-80020" calcext:value-type="string">
            <text:p>TEST-80020</text:p>
          </table:table-cell>
          <table:table-cell table:formula="of:=CONCATENATE([$Themenliste.$D136];&quot; &quot;;IF([$Themenliste.$K136];&quot;Jahr_1 &quot;;&quot;&quot;);IF([$Themenliste.$L136];&quot;Jahr_2 &quot;;&quot;&quot;);IF([$Themenliste.$M136];&quot;Jahr_3&quot;;&quot;&quot;);&quot; &quot;;CONCATENATE(IF(XOR([$Themenliste.$I136];[$Themenliste.$J136]);IF([$Themenliste.$J136];&quot;A.&quot;;&quot;S.&quot;);&quot;X.&quot;);[$Themenliste.$A136]))" office:value-type="string" office:string-value="d Jahr_2 Jahr_3 S.8.2.d" calcext:value-type="string">
            <text:p>d Jahr_2 Jahr_3 S.8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Anwendungsprogramme und Softwarekomponenten hinsichtlich ihres Leistungsumfanges beurteilen und entsprechend den Kundenanforderungen auswähl" calcext:value-type="string">
            <text:p>Anwendungsprogramme und Softwarekomponenten hinsichtlich ihres Leistungsumfanges beurteilen und entsprechend den Kundenanforderungen auswähl</text:p>
          </table:table-cell>
          <table:table-cell table:formula="of:=[$Themenliste.$E139]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$Variablen.$D$2];IF([$Themenliste.$I139];[$Themenliste.$H139]*10+UNICODE([$Themenliste.$D139])-96;0))" office:value-type="string" office:string-value="TEST-80031" calcext:value-type="string">
            <text:p>TEST-80031</text:p>
          </table:table-cell>
          <table:table-cell table:formula="of:=CONCATENATE([$Variablen.$D$2];IF([$Themenliste.$I139];[$Themenliste.$H139]*10;0))" office:value-type="string" office:string-value="TEST-80030" calcext:value-type="string">
            <text:p>TEST-80030</text:p>
          </table:table-cell>
          <table:table-cell table:formula="of:=CONCATENATE([$Themenliste.$D139];&quot; &quot;;IF([$Themenliste.$K139];&quot;Jahr_1 &quot;;&quot;&quot;);IF([$Themenliste.$L139];&quot;Jahr_2 &quot;;&quot;&quot;);IF([$Themenliste.$M139];&quot;Jahr_3&quot;;&quot;&quot;);&quot; &quot;;CONCATENATE(IF(XOR([$Themenliste.$I139];[$Themenliste.$J139]);IF([$Themenliste.$J139];&quot;A.&quot;;&quot;S.&quot;);&quot;X.&quot;);[$Themenliste.$A139]))" office:value-type="string" office:string-value="a Jahr_2 Jahr_3 S.8.3.a" calcext:value-type="string">
            <text:p>a Jahr_2 Jahr_3 S.8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[$Themenliste.$E140]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CONCATENATE([$Variablen.$D$2];IF([$Themenliste.$I140];[$Themenliste.$H140]*10+UNICODE([$Themenliste.$D140])-96;0))" office:value-type="string" office:string-value="TEST-80032" calcext:value-type="string">
            <text:p>TEST-80032</text:p>
          </table:table-cell>
          <table:table-cell table:formula="of:=CONCATENATE([$Variablen.$D$2];IF([$Themenliste.$I140];[$Themenliste.$H140]*10;0))" office:value-type="string" office:string-value="TEST-80030" calcext:value-type="string">
            <text:p>TEST-80030</text:p>
          </table:table-cell>
          <table:table-cell table:formula="of:=CONCATENATE([$Themenliste.$D140];&quot; &quot;;IF([$Themenliste.$K140];&quot;Jahr_1 &quot;;&quot;&quot;);IF([$Themenliste.$L140];&quot;Jahr_2 &quot;;&quot;&quot;);IF([$Themenliste.$M140];&quot;Jahr_3&quot;;&quot;&quot;);&quot; &quot;;CONCATENATE(IF(XOR([$Themenliste.$I140];[$Themenliste.$J140]);IF([$Themenliste.$J140];&quot;A.&quot;;&quot;S.&quot;);&quot;X.&quot;);[$Themenliste.$A140]))" office:value-type="string" office:string-value="b Jahr_2 Jahr_3 S.8.3.b" calcext:value-type="string">
            <text:p>b Jahr_2 Jahr_3 S.8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[$Themenliste.$E141]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CONCATENATE([$Variablen.$D$2];IF([$Themenliste.$I141];[$Themenliste.$H141]*10+UNICODE([$Themenliste.$D141])-96;0))" office:value-type="string" office:string-value="TEST-80033" calcext:value-type="string">
            <text:p>TEST-80033</text:p>
          </table:table-cell>
          <table:table-cell table:formula="of:=CONCATENATE([$Variablen.$D$2];IF([$Themenliste.$I141];[$Themenliste.$H141]*10;0))" office:value-type="string" office:string-value="TEST-80030" calcext:value-type="string">
            <text:p>TEST-80030</text:p>
          </table:table-cell>
          <table:table-cell table:formula="of:=CONCATENATE([$Themenliste.$D141];&quot; &quot;;IF([$Themenliste.$K141];&quot;Jahr_1 &quot;;&quot;&quot;);IF([$Themenliste.$L141];&quot;Jahr_2 &quot;;&quot;&quot;);IF([$Themenliste.$M141];&quot;Jahr_3&quot;;&quot;&quot;);&quot; &quot;;CONCATENATE(IF(XOR([$Themenliste.$I141];[$Themenliste.$J141]);IF([$Themenliste.$J141];&quot;A.&quot;;&quot;S.&quot;);&quot;X.&quot;);[$Themenliste.$A141]))" office:value-type="string" office:string-value="c Jahr_2 Jahr_3 S.8.3.c" calcext:value-type="string">
            <text:p>c Jahr_2 Jahr_3 S.8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[$Themenliste.$E142]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CONCATENATE([$Variablen.$D$2];IF([$Themenliste.$I142];[$Themenliste.$H142]*10+UNICODE([$Themenliste.$D142])-96;0))" office:value-type="string" office:string-value="TEST-80034" calcext:value-type="string">
            <text:p>TEST-80034</text:p>
          </table:table-cell>
          <table:table-cell table:formula="of:=CONCATENATE([$Variablen.$D$2];IF([$Themenliste.$I142];[$Themenliste.$H142]*10;0))" office:value-type="string" office:string-value="TEST-80030" calcext:value-type="string">
            <text:p>TEST-80030</text:p>
          </table:table-cell>
          <table:table-cell table:formula="of:=CONCATENATE([$Themenliste.$D142];&quot; &quot;;IF([$Themenliste.$K142];&quot;Jahr_1 &quot;;&quot;&quot;);IF([$Themenliste.$L142];&quot;Jahr_2 &quot;;&quot;&quot;);IF([$Themenliste.$M142];&quot;Jahr_3&quot;;&quot;&quot;);&quot; &quot;;CONCATENATE(IF(XOR([$Themenliste.$I142];[$Themenliste.$J142]);IF([$Themenliste.$J142];&quot;A.&quot;;&quot;S.&quot;);&quot;X.&quot;);[$Themenliste.$A142]))" office:value-type="string" office:string-value="d Jahr_2 Jahr_3 S.8.3.d" calcext:value-type="string">
            <text:p>d Jahr_2 Jahr_3 S.8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[$Themenliste.$E143]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CONCATENATE([$Variablen.$D$2];IF([$Themenliste.$I143];[$Themenliste.$H143]*10+UNICODE([$Themenliste.$D143])-96;0))" office:value-type="string" office:string-value="TEST-80035" calcext:value-type="string">
            <text:p>TEST-80035</text:p>
          </table:table-cell>
          <table:table-cell table:formula="of:=CONCATENATE([$Variablen.$D$2];IF([$Themenliste.$I143];[$Themenliste.$H143]*10;0))" office:value-type="string" office:string-value="TEST-80030" calcext:value-type="string">
            <text:p>TEST-80030</text:p>
          </table:table-cell>
          <table:table-cell table:formula="of:=CONCATENATE([$Themenliste.$D143];&quot; &quot;;IF([$Themenliste.$K143];&quot;Jahr_1 &quot;;&quot;&quot;);IF([$Themenliste.$L143];&quot;Jahr_2 &quot;;&quot;&quot;);IF([$Themenliste.$M143];&quot;Jahr_3&quot;;&quot;&quot;);&quot; &quot;;CONCATENATE(IF(XOR([$Themenliste.$I143];[$Themenliste.$J143]);IF([$Themenliste.$J143];&quot;A.&quot;;&quot;S.&quot;);&quot;X.&quot;);[$Themenliste.$A143]))" office:value-type="string" office:string-value="e Jahr_2 Jahr_3 S.8.3.e" calcext:value-type="string">
            <text:p>e Jahr_2 Jahr_3 S.8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[$Themenliste.$E144]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CONCATENATE([$Variablen.$D$2];IF([$Themenliste.$I144];[$Themenliste.$H144]*10+UNICODE([$Themenliste.$D144])-96;0))" office:value-type="string" office:string-value="TEST-80036" calcext:value-type="string">
            <text:p>TEST-80036</text:p>
          </table:table-cell>
          <table:table-cell table:formula="of:=CONCATENATE([$Variablen.$D$2];IF([$Themenliste.$I144];[$Themenliste.$H144]*10;0))" office:value-type="string" office:string-value="TEST-80030" calcext:value-type="string">
            <text:p>TEST-80030</text:p>
          </table:table-cell>
          <table:table-cell table:formula="of:=CONCATENATE([$Themenliste.$D144];&quot; &quot;;IF([$Themenliste.$K144];&quot;Jahr_1 &quot;;&quot;&quot;);IF([$Themenliste.$L144];&quot;Jahr_2 &quot;;&quot;&quot;);IF([$Themenliste.$M144];&quot;Jahr_3&quot;;&quot;&quot;);&quot; &quot;;CONCATENATE(IF(XOR([$Themenliste.$I144];[$Themenliste.$J144]);IF([$Themenliste.$J144];&quot;A.&quot;;&quot;S.&quot;);&quot;X.&quot;);[$Themenliste.$A144]))" office:value-type="string" office:string-value="f Jahr_2 Jahr_3 S.8.3.f" calcext:value-type="string">
            <text:p>f Jahr_2 Jahr_3 S.8.3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[$Themenliste.$E145]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CONCATENATE([$Variablen.$D$2];IF([$Themenliste.$I145];[$Themenliste.$H145]*10+UNICODE([$Themenliste.$D145])-96;0))" office:value-type="string" office:string-value="TEST-80037" calcext:value-type="string">
            <text:p>TEST-80037</text:p>
          </table:table-cell>
          <table:table-cell table:formula="of:=CONCATENATE([$Variablen.$D$2];IF([$Themenliste.$I145];[$Themenliste.$H145]*10;0))" office:value-type="string" office:string-value="TEST-80030" calcext:value-type="string">
            <text:p>TEST-80030</text:p>
          </table:table-cell>
          <table:table-cell table:formula="of:=CONCATENATE([$Themenliste.$D145];&quot; &quot;;IF([$Themenliste.$K145];&quot;Jahr_1 &quot;;&quot;&quot;);IF([$Themenliste.$L145];&quot;Jahr_2 &quot;;&quot;&quot;);IF([$Themenliste.$M145];&quot;Jahr_3&quot;;&quot;&quot;);&quot; &quot;;CONCATENATE(IF(XOR([$Themenliste.$I145];[$Themenliste.$J145]);IF([$Themenliste.$J145];&quot;A.&quot;;&quot;S.&quot;);&quot;X.&quot;);[$Themenliste.$A145]))" office:value-type="string" office:string-value="g Jahr_2 Jahr_3 S.8.3.g" calcext:value-type="string">
            <text:p>g Jahr_2 Jahr_3 S.8.3.g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Dokumentationen zielgruppengerecht erstellen, archivieren und pflegen, insbesondere Programmierhandbücher, technische Dokumentationen, Herst" calcext:value-type="string">
            <text:p>Dokumentationen zielgruppengerecht erstellen, archivieren und pflegen, insbesondere Programmierhandbücher, technische Dokumentationen, Herst</text:p>
          </table:table-cell>
          <table:table-cell table:formula="of:=[$Themenliste.$E146]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$Variablen.$D$2];IF([$Themenliste.$I146];[$Themenliste.$H146]*10+UNICODE([$Themenliste.$D146])-96;0))" office:value-type="string" office:string-value="TEST-80041" calcext:value-type="string">
            <text:p>TEST-80041</text:p>
          </table:table-cell>
          <table:table-cell table:formula="of:=CONCATENATE([$Variablen.$D$2];IF([$Themenliste.$I146];[$Themenliste.$H146]*10;0))" office:value-type="string" office:string-value="TEST-80040" calcext:value-type="string">
            <text:p>TEST-80040</text:p>
          </table:table-cell>
          <table:table-cell table:formula="of:=CONCATENATE([$Themenliste.$D146];&quot; &quot;;IF([$Themenliste.$K146];&quot;Jahr_1 &quot;;&quot;&quot;);IF([$Themenliste.$L146];&quot;Jahr_2 &quot;;&quot;&quot;);IF([$Themenliste.$M146];&quot;Jahr_3&quot;;&quot;&quot;);&quot; &quot;;CONCATENATE(IF(XOR([$Themenliste.$I146];[$Themenliste.$J146]);IF([$Themenliste.$J146];&quot;A.&quot;;&quot;S.&quot;);&quot;X.&quot;);[$Themenliste.$A146]))" office:value-type="string" office:string-value="a Jahr_3 S.8.4.a" calcext:value-type="string">
            <text:p>a Jahr_3 S.8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4];1;140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[$Themenliste.$E147]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CONCATENATE([$Variablen.$D$2];IF([$Themenliste.$I147];[$Themenliste.$H147]*10+UNICODE([$Themenliste.$D147])-96;0))" office:value-type="string" office:string-value="TEST-80042" calcext:value-type="string">
            <text:p>TEST-80042</text:p>
          </table:table-cell>
          <table:table-cell table:formula="of:=CONCATENATE([$Variablen.$D$2];IF([$Themenliste.$I147];[$Themenliste.$H147]*10;0))" office:value-type="string" office:string-value="TEST-80040" calcext:value-type="string">
            <text:p>TEST-80040</text:p>
          </table:table-cell>
          <table:table-cell table:formula="of:=CONCATENATE([$Themenliste.$D147];&quot; &quot;;IF([$Themenliste.$K147];&quot;Jahr_1 &quot;;&quot;&quot;);IF([$Themenliste.$L147];&quot;Jahr_2 &quot;;&quot;&quot;);IF([$Themenliste.$M147];&quot;Jahr_3&quot;;&quot;&quot;);&quot; &quot;;CONCATENATE(IF(XOR([$Themenliste.$I147];[$Themenliste.$J147]);IF([$Themenliste.$J147];&quot;A.&quot;;&quot;S.&quot;);&quot;X.&quot;);[$Themenliste.$A147]))" office:value-type="string" office:string-value="b Jahr_3 S.8.4.b" calcext:value-type="string">
            <text:p>b Jahr_3 S.8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5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148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148];[$Themenliste.$H148]*10+UNICODE([$Themenliste.$D148])-96;0))" office:value-type="string" office:string-value="TEST-80043" calcext:value-type="string">
            <text:p>TEST-80043</text:p>
          </table:table-cell>
          <table:table-cell table:formula="of:=CONCATENATE([$Variablen.$D$2];IF([$Themenliste.$I148];[$Themenliste.$H148]*10;0))" office:value-type="string" office:string-value="TEST-80040" calcext:value-type="string">
            <text:p>TEST-80040</text:p>
          </table:table-cell>
          <table:table-cell table:formula="of:=CONCATENATE([$Themenliste.$D148];&quot; &quot;;IF([$Themenliste.$K148];&quot;Jahr_1 &quot;;&quot;&quot;);IF([$Themenliste.$L148];&quot;Jahr_2 &quot;;&quot;&quot;);IF([$Themenliste.$M148];&quot;Jahr_3&quot;;&quot;&quot;);&quot; &quot;;CONCATENATE(IF(XOR([$Themenliste.$I148];[$Themenliste.$J148]);IF([$Themenliste.$J148];&quot;A.&quot;;&quot;S.&quot;);&quot;X.&quot;);[$Themenliste.$A148]))" office:value-type="string" office:string-value="c Jahr_3 S.8.4.c" calcext:value-type="string">
            <text:p>c Jahr_3 S.8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6];1;140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[$Themenliste.$E149]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CONCATENATE([$Variablen.$D$2];IF([$Themenliste.$I149];[$Themenliste.$H149]*10+UNICODE([$Themenliste.$D149])-96;0))" office:value-type="string" office:string-value="TEST-80044" calcext:value-type="string">
            <text:p>TEST-80044</text:p>
          </table:table-cell>
          <table:table-cell table:formula="of:=CONCATENATE([$Variablen.$D$2];IF([$Themenliste.$I149];[$Themenliste.$H149]*10;0))" office:value-type="string" office:string-value="TEST-80040" calcext:value-type="string">
            <text:p>TEST-80040</text:p>
          </table:table-cell>
          <table:table-cell table:formula="of:=CONCATENATE([$Themenliste.$D149];&quot; &quot;;IF([$Themenliste.$K149];&quot;Jahr_1 &quot;;&quot;&quot;);IF([$Themenliste.$L149];&quot;Jahr_2 &quot;;&quot;&quot;);IF([$Themenliste.$M149];&quot;Jahr_3&quot;;&quot;&quot;);&quot; &quot;;CONCATENATE(IF(XOR([$Themenliste.$I149];[$Themenliste.$J149]);IF([$Themenliste.$J149];&quot;A.&quot;;&quot;S.&quot;);&quot;X.&quot;);[$Themenliste.$A149]))" office:value-type="string" office:string-value="d Jahr_3 S.8.4.d" calcext:value-type="string">
            <text:p>d Jahr_3 S.8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7];1;140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[$Themenliste.$E150]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CONCATENATE([$Variablen.$D$2];IF([$Themenliste.$I150];[$Themenliste.$H150]*10+UNICODE([$Themenliste.$D150])-96;0))" office:value-type="string" office:string-value="TEST-80045" calcext:value-type="string">
            <text:p>TEST-80045</text:p>
          </table:table-cell>
          <table:table-cell table:formula="of:=CONCATENATE([$Variablen.$D$2];IF([$Themenliste.$I150];[$Themenliste.$H150]*10;0))" office:value-type="string" office:string-value="TEST-80040" calcext:value-type="string">
            <text:p>TEST-80040</text:p>
          </table:table-cell>
          <table:table-cell table:formula="of:=CONCATENATE([$Themenliste.$D150];&quot; &quot;;IF([$Themenliste.$K150];&quot;Jahr_1 &quot;;&quot;&quot;);IF([$Themenliste.$L150];&quot;Jahr_2 &quot;;&quot;&quot;);IF([$Themenliste.$M150];&quot;Jahr_3&quot;;&quot;&quot;);&quot; &quot;;CONCATENATE(IF(XOR([$Themenliste.$I150];[$Themenliste.$J150]);IF([$Themenliste.$J150];&quot;A.&quot;;&quot;S.&quot;);&quot;X.&quot;);[$Themenliste.$A150]))" office:value-type="string" office:string-value="e Jahr_3 S.8.4.e" calcext:value-type="string">
            <text:p>e Jahr_3 S.8.4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8];1;140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[$Themenliste.$E151]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CONCATENATE([$Variablen.$D$2];IF([$Themenliste.$I151];[$Themenliste.$H151]*10+UNICODE([$Themenliste.$D151])-96;0))" office:value-type="string" office:string-value="TEST-90011" calcext:value-type="string">
            <text:p>TEST-90011</text:p>
          </table:table-cell>
          <table:table-cell table:formula="of:=CONCATENATE([$Variablen.$D$2];IF([$Themenliste.$I151];[$Themenliste.$H151]*10;0))" office:value-type="string" office:string-value="TEST-90010" calcext:value-type="string">
            <text:p>TEST-90010</text:p>
          </table:table-cell>
          <table:table-cell table:formula="of:=CONCATENATE([$Themenliste.$D151];&quot; &quot;;IF([$Themenliste.$K151];&quot;Jahr_1 &quot;;&quot;&quot;);IF([$Themenliste.$L151];&quot;Jahr_2 &quot;;&quot;&quot;);IF([$Themenliste.$M151];&quot;Jahr_3&quot;;&quot;&quot;);&quot; &quot;;CONCATENATE(IF(XOR([$Themenliste.$I151];[$Themenliste.$J151]);IF([$Themenliste.$J151];&quot;A.&quot;;&quot;S.&quot;);&quot;X.&quot;);[$Themenliste.$A151]))" office:value-type="string" office:string-value="a Jahr_3 S.9.1.a" calcext:value-type="string">
            <text:p>a Jahr_3 S.9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9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152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152];[$Themenliste.$H152]*10+UNICODE([$Themenliste.$D152])-96;0))" office:value-type="string" office:string-value="TEST-90012" calcext:value-type="string">
            <text:p>TEST-90012</text:p>
          </table:table-cell>
          <table:table-cell table:formula="of:=CONCATENATE([$Variablen.$D$2];IF([$Themenliste.$I152];[$Themenliste.$H152]*10;0))" office:value-type="string" office:string-value="TEST-90010" calcext:value-type="string">
            <text:p>TEST-90010</text:p>
          </table:table-cell>
          <table:table-cell table:formula="of:=CONCATENATE([$Themenliste.$D152];&quot; &quot;;IF([$Themenliste.$K152];&quot;Jahr_1 &quot;;&quot;&quot;);IF([$Themenliste.$L152];&quot;Jahr_2 &quot;;&quot;&quot;);IF([$Themenliste.$M152];&quot;Jahr_3&quot;;&quot;&quot;);&quot; &quot;;CONCATENATE(IF(XOR([$Themenliste.$I152];[$Themenliste.$J152]);IF([$Themenliste.$J152];&quot;A.&quot;;&quot;S.&quot;);&quot;X.&quot;);[$Themenliste.$A152]))" office:value-type="string" office:string-value="b Jahr_3 S.9.1.b" calcext:value-type="string">
            <text:p>b Jahr_3 S.9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0];1;140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[$Themenliste.$E153]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CONCATENATE([$Variablen.$D$2];IF([$Themenliste.$I153];[$Themenliste.$H153]*10+UNICODE([$Themenliste.$D153])-96;0))" office:value-type="string" office:string-value="TEST-90013" calcext:value-type="string">
            <text:p>TEST-90013</text:p>
          </table:table-cell>
          <table:table-cell table:formula="of:=CONCATENATE([$Variablen.$D$2];IF([$Themenliste.$I153];[$Themenliste.$H153]*10;0))" office:value-type="string" office:string-value="TEST-90010" calcext:value-type="string">
            <text:p>TEST-90010</text:p>
          </table:table-cell>
          <table:table-cell table:formula="of:=CONCATENATE([$Themenliste.$D153];&quot; &quot;;IF([$Themenliste.$K153];&quot;Jahr_1 &quot;;&quot;&quot;);IF([$Themenliste.$L153];&quot;Jahr_2 &quot;;&quot;&quot;);IF([$Themenliste.$M153];&quot;Jahr_3&quot;;&quot;&quot;);&quot; &quot;;CONCATENATE(IF(XOR([$Themenliste.$I153];[$Themenliste.$J153]);IF([$Themenliste.$J153];&quot;A.&quot;;&quot;S.&quot;);&quot;X.&quot;);[$Themenliste.$A153]))" office:value-type="string" office:string-value="c Jahr_3 S.9.1.c" calcext:value-type="string">
            <text:p>c Jahr_3 S.9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1];1;140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[$Themenliste.$E154]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CONCATENATE([$Variablen.$D$2];IF([$Themenliste.$I154];[$Themenliste.$H154]*10+UNICODE([$Themenliste.$D154])-96;0))" office:value-type="string" office:string-value="TEST-90021" calcext:value-type="string">
            <text:p>TEST-90021</text:p>
          </table:table-cell>
          <table:table-cell table:formula="of:=CONCATENATE([$Variablen.$D$2];IF([$Themenliste.$I154];[$Themenliste.$H154]*10;0))" office:value-type="string" office:string-value="TEST-90020" calcext:value-type="string">
            <text:p>TEST-90020</text:p>
          </table:table-cell>
          <table:table-cell table:formula="of:=CONCATENATE([$Themenliste.$D154];&quot; &quot;;IF([$Themenliste.$K154];&quot;Jahr_1 &quot;;&quot;&quot;);IF([$Themenliste.$L154];&quot;Jahr_2 &quot;;&quot;&quot;);IF([$Themenliste.$M154];&quot;Jahr_3&quot;;&quot;&quot;);&quot; &quot;;CONCATENATE(IF(XOR([$Themenliste.$I154];[$Themenliste.$J154]);IF([$Themenliste.$J154];&quot;A.&quot;;&quot;S.&quot;);&quot;X.&quot;);[$Themenliste.$A154]))" office:value-type="string" office:string-value="a Jahr_3 S.9.2.a" calcext:value-type="string">
            <text:p>a Jahr_3 S.9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2];1;140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[$Themenliste.$E155]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CONCATENATE([$Variablen.$D$2];IF([$Themenliste.$I155];[$Themenliste.$H155]*10+UNICODE([$Themenliste.$D155])-96;0))" office:value-type="string" office:string-value="TEST-90022" calcext:value-type="string">
            <text:p>TEST-90022</text:p>
          </table:table-cell>
          <table:table-cell table:formula="of:=CONCATENATE([$Variablen.$D$2];IF([$Themenliste.$I155];[$Themenliste.$H155]*10;0))" office:value-type="string" office:string-value="TEST-90020" calcext:value-type="string">
            <text:p>TEST-90020</text:p>
          </table:table-cell>
          <table:table-cell table:formula="of:=CONCATENATE([$Themenliste.$D155];&quot; &quot;;IF([$Themenliste.$K155];&quot;Jahr_1 &quot;;&quot;&quot;);IF([$Themenliste.$L155];&quot;Jahr_2 &quot;;&quot;&quot;);IF([$Themenliste.$M155];&quot;Jahr_3&quot;;&quot;&quot;);&quot; &quot;;CONCATENATE(IF(XOR([$Themenliste.$I155];[$Themenliste.$J155]);IF([$Themenliste.$J155];&quot;A.&quot;;&quot;S.&quot;);&quot;X.&quot;);[$Themenliste.$A155]))" office:value-type="string" office:string-value="b Jahr_3 S.9.2.b" calcext:value-type="string">
            <text:p>b Jahr_3 S.9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3];1;140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[$Themenliste.$E156]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CONCATENATE([$Variablen.$D$2];IF([$Themenliste.$I156];[$Themenliste.$H156]*10+UNICODE([$Themenliste.$D156])-96;0))" office:value-type="string" office:string-value="TEST-90023" calcext:value-type="string">
            <text:p>TEST-90023</text:p>
          </table:table-cell>
          <table:table-cell table:formula="of:=CONCATENATE([$Variablen.$D$2];IF([$Themenliste.$I156];[$Themenliste.$H156]*10;0))" office:value-type="string" office:string-value="TEST-90020" calcext:value-type="string">
            <text:p>TEST-90020</text:p>
          </table:table-cell>
          <table:table-cell table:formula="of:=CONCATENATE([$Themenliste.$D156];&quot; &quot;;IF([$Themenliste.$K156];&quot;Jahr_1 &quot;;&quot;&quot;);IF([$Themenliste.$L156];&quot;Jahr_2 &quot;;&quot;&quot;);IF([$Themenliste.$M156];&quot;Jahr_3&quot;;&quot;&quot;);&quot; &quot;;CONCATENATE(IF(XOR([$Themenliste.$I156];[$Themenliste.$J156]);IF([$Themenliste.$J156];&quot;A.&quot;;&quot;S.&quot;);&quot;X.&quot;);[$Themenliste.$A156]))" office:value-type="string" office:string-value="c Jahr_3 S.9.2.c" calcext:value-type="string">
            <text:p>c Jahr_3 S.9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4];1;140)" office:value-type="string" office:string-value="Richtlinien zur Nutzung informations- und telekommunikationstechnischer Systeme erstellen und einführen, insbesondere  zur Einhaltung von Li" calcext:value-type="string">
            <text:p>Richtlinien zur Nutzung informations- und telekommunikationstechnischer Systeme erstellen und einführen, insbesondere <text:s/>zur Einhaltung von Li</text:p>
          </table:table-cell>
          <table:table-cell table:formula="of:=[$Themenliste.$E157]" office:value-type="string" office:string-value="Richtlinien zur Nutzung informations- und telekommunikationstechnischer Systeme erstellen und einführen, insbesondere  zur Einhaltung von Lizenzbestimmungen" calcext:value-type="string">
            <text:p>Richtlinien zur Nutzung informations- und telekommunikationstechnischer Systeme erstellen und einführen, insbesondere <text:s/>zur Einhaltung von Lizenzbestimmungen</text:p>
          </table:table-cell>
          <table:table-cell table:formula="of:=CONCATENATE([$Variablen.$D$2];IF([$Themenliste.$I157];[$Themenliste.$H157]*10+UNICODE([$Themenliste.$D157])-96;0))" office:value-type="string" office:string-value="TEST-90031" calcext:value-type="string">
            <text:p>TEST-90031</text:p>
          </table:table-cell>
          <table:table-cell table:formula="of:=CONCATENATE([$Variablen.$D$2];IF([$Themenliste.$I157];[$Themenliste.$H157]*10;0))" office:value-type="string" office:string-value="TEST-90030" calcext:value-type="string">
            <text:p>TEST-90030</text:p>
          </table:table-cell>
          <table:table-cell table:formula="of:=CONCATENATE([$Themenliste.$D157];&quot; &quot;;IF([$Themenliste.$K157];&quot;Jahr_1 &quot;;&quot;&quot;);IF([$Themenliste.$L157];&quot;Jahr_2 &quot;;&quot;&quot;);IF([$Themenliste.$M157];&quot;Jahr_3&quot;;&quot;&quot;);&quot; &quot;;CONCATENATE(IF(XOR([$Themenliste.$I157];[$Themenliste.$J157]);IF([$Themenliste.$J157];&quot;A.&quot;;&quot;S.&quot;);&quot;X.&quot;);[$Themenliste.$A157]))" office:value-type="string" office:string-value="a_aa Jahr_3 S.9.3.a_aa" calcext:value-type="string">
            <text:p>a_aa Jahr_3 S.9.3.a_a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5];1;140)" office:value-type="string" office:string-value="Geräte, Software, Dokumentationen und Verbrauchsmaterialien für die Nutzung informations- und telekommunikationstechnischer Systeme beschaff" calcext:value-type="string">
            <text:p>Geräte, Software, Dokumentationen und Verbrauchsmaterialien für die Nutzung informations- und telekommunikationstechnischer Systeme beschaff</text:p>
          </table:table-cell>
          <table:table-cell table:formula="of:=[$Themenliste.$E161]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$Variablen.$D$2];IF([$Themenliste.$I161];[$Themenliste.$H161]*10+UNICODE([$Themenliste.$D161])-96;0))" office:value-type="string" office:string-value="TEST-90032" calcext:value-type="string">
            <text:p>TEST-90032</text:p>
          </table:table-cell>
          <table:table-cell table:formula="of:=CONCATENATE([$Variablen.$D$2];IF([$Themenliste.$I161];[$Themenliste.$H161]*10;0))" office:value-type="string" office:string-value="TEST-90030" calcext:value-type="string">
            <text:p>TEST-90030</text:p>
          </table:table-cell>
          <table:table-cell table:formula="of:=CONCATENATE([$Themenliste.$D161];&quot; &quot;;IF([$Themenliste.$K161];&quot;Jahr_1 &quot;;&quot;&quot;);IF([$Themenliste.$L161];&quot;Jahr_2 &quot;;&quot;&quot;);IF([$Themenliste.$M161];&quot;Jahr_3&quot;;&quot;&quot;);&quot; &quot;;CONCATENATE(IF(XOR([$Themenliste.$I161];[$Themenliste.$J161]);IF([$Themenliste.$J161];&quot;A.&quot;;&quot;S.&quot;);&quot;X.&quot;);[$Themenliste.$A161]))" office:value-type="string" office:string-value="b Jahr_3 S.9.3.b" calcext:value-type="string">
            <text:p>b Jahr_3 S.9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6];1;140)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[$Themenliste.$E162]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CONCATENATE([$Variablen.$D$2];IF([$Themenliste.$I162];[$Themenliste.$H162]*10+UNICODE([$Themenliste.$D162])-96;0))" office:value-type="string" office:string-value="TEST-90033" calcext:value-type="string">
            <text:p>TEST-90033</text:p>
          </table:table-cell>
          <table:table-cell table:formula="of:=CONCATENATE([$Variablen.$D$2];IF([$Themenliste.$I162];[$Themenliste.$H162]*10;0))" office:value-type="string" office:string-value="TEST-90030" calcext:value-type="string">
            <text:p>TEST-90030</text:p>
          </table:table-cell>
          <table:table-cell table:formula="of:=CONCATENATE([$Themenliste.$D162];&quot; &quot;;IF([$Themenliste.$K162];&quot;Jahr_1 &quot;;&quot;&quot;);IF([$Themenliste.$L162];&quot;Jahr_2 &quot;;&quot;&quot;);IF([$Themenliste.$M162];&quot;Jahr_3&quot;;&quot;&quot;);&quot; &quot;;CONCATENATE(IF(XOR([$Themenliste.$I162];[$Themenliste.$J162]);IF([$Themenliste.$J162];&quot;A.&quot;;&quot;S.&quot;);&quot;X.&quot;);[$Themenliste.$A162]))" office:value-type="string" office:string-value="c Jahr_3 S.9.3.c" calcext:value-type="string">
            <text:p>c Jahr_3 S.9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7];1;140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[$Themenliste.$E163]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CONCATENATE([$Variablen.$D$2];IF([$Themenliste.$I163];[$Themenliste.$H163]*10+UNICODE([$Themenliste.$D163])-96;0))" office:value-type="string" office:string-value="TEST-90034" calcext:value-type="string">
            <text:p>TEST-90034</text:p>
          </table:table-cell>
          <table:table-cell table:formula="of:=CONCATENATE([$Variablen.$D$2];IF([$Themenliste.$I163];[$Themenliste.$H163]*10;0))" office:value-type="string" office:string-value="TEST-90030" calcext:value-type="string">
            <text:p>TEST-90030</text:p>
          </table:table-cell>
          <table:table-cell table:formula="of:=CONCATENATE([$Themenliste.$D163];&quot; &quot;;IF([$Themenliste.$K163];&quot;Jahr_1 &quot;;&quot;&quot;);IF([$Themenliste.$L163];&quot;Jahr_2 &quot;;&quot;&quot;);IF([$Themenliste.$M163];&quot;Jahr_3&quot;;&quot;&quot;);&quot; &quot;;CONCATENATE(IF(XOR([$Themenliste.$I163];[$Themenliste.$J163]);IF([$Themenliste.$J163];&quot;A.&quot;;&quot;S.&quot;);&quot;X.&quot;);[$Themenliste.$A163]))" office:value-type="string" office:string-value="d Jahr_3 S.9.3.d" calcext:value-type="string">
            <text:p>d Jahr_3 S.9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8];1;140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[$Themenliste.$E164]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CONCATENATE([$Variablen.$D$2];IF([$Themenliste.$I164];[$Themenliste.$H164]*10+UNICODE([$Themenliste.$D164])-96;0))" office:value-type="string" office:string-value="TEST-90035" calcext:value-type="string">
            <text:p>TEST-90035</text:p>
          </table:table-cell>
          <table:table-cell table:formula="of:=CONCATENATE([$Variablen.$D$2];IF([$Themenliste.$I164];[$Themenliste.$H164]*10;0))" office:value-type="string" office:string-value="TEST-90030" calcext:value-type="string">
            <text:p>TEST-90030</text:p>
          </table:table-cell>
          <table:table-cell table:formula="of:=CONCATENATE([$Themenliste.$D164];&quot; &quot;;IF([$Themenliste.$K164];&quot;Jahr_1 &quot;;&quot;&quot;);IF([$Themenliste.$L164];&quot;Jahr_2 &quot;;&quot;&quot;);IF([$Themenliste.$M164];&quot;Jahr_3&quot;;&quot;&quot;);&quot; &quot;;CONCATENATE(IF(XOR([$Themenliste.$I164];[$Themenliste.$J164]);IF([$Themenliste.$J164];&quot;A.&quot;;&quot;S.&quot;);&quot;X.&quot;);[$Themenliste.$A164]))" office:value-type="string" office:string-value="e Jahr_3 S.9.3.e" calcext:value-type="string">
            <text:p>e Jahr_3 S.9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9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165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165];[$Themenliste.$H165]*10+UNICODE([$Themenliste.$D165])-96;0))" office:value-type="string" office:string-value="TEST-100011" calcext:value-type="string">
            <text:p>TEST-100011</text:p>
          </table:table-cell>
          <table:table-cell table:formula="of:=CONCATENATE([$Variablen.$D$2];IF([$Themenliste.$I165];[$Themenliste.$H165]*10;0))" office:value-type="string" office:string-value="TEST-100010" calcext:value-type="string">
            <text:p>TEST-100010</text:p>
          </table:table-cell>
          <table:table-cell table:formula="of:=CONCATENATE([$Themenliste.$D165];&quot; &quot;;IF([$Themenliste.$K165];&quot;Jahr_1 &quot;;&quot;&quot;);IF([$Themenliste.$L165];&quot;Jahr_2 &quot;;&quot;&quot;);IF([$Themenliste.$M165];&quot;Jahr_3&quot;;&quot;&quot;);&quot; &quot;;CONCATENATE(IF(XOR([$Themenliste.$I165];[$Themenliste.$J165]);IF([$Themenliste.$J165];&quot;A.&quot;;&quot;S.&quot;);&quot;X.&quot;);[$Themenliste.$A165]))" office:value-type="string" office:string-value="a Jahr_3 S.10.1.a" calcext:value-type="string">
            <text:p>a Jahr_3 S.10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0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166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166];[$Themenliste.$H166]*10+UNICODE([$Themenliste.$D166])-96;0))" office:value-type="string" office:string-value="TEST-100012" calcext:value-type="string">
            <text:p>TEST-100012</text:p>
          </table:table-cell>
          <table:table-cell table:formula="of:=CONCATENATE([$Variablen.$D$2];IF([$Themenliste.$I166];[$Themenliste.$H166]*10;0))" office:value-type="string" office:string-value="TEST-100010" calcext:value-type="string">
            <text:p>TEST-100010</text:p>
          </table:table-cell>
          <table:table-cell table:formula="of:=CONCATENATE([$Themenliste.$D166];&quot; &quot;;IF([$Themenliste.$K166];&quot;Jahr_1 &quot;;&quot;&quot;);IF([$Themenliste.$L166];&quot;Jahr_2 &quot;;&quot;&quot;);IF([$Themenliste.$M166];&quot;Jahr_3&quot;;&quot;&quot;);&quot; &quot;;CONCATENATE(IF(XOR([$Themenliste.$I166];[$Themenliste.$J166]);IF([$Themenliste.$J166];&quot;A.&quot;;&quot;S.&quot;);&quot;X.&quot;);[$Themenliste.$A166]))" office:value-type="string" office:string-value="b Jahr_3 S.10.1.b" calcext:value-type="string">
            <text:p>b Jahr_3 S.10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1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167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167];[$Themenliste.$H167]*10+UNICODE([$Themenliste.$D167])-96;0))" office:value-type="string" office:string-value="TEST-100013" calcext:value-type="string">
            <text:p>TEST-100013</text:p>
          </table:table-cell>
          <table:table-cell table:formula="of:=CONCATENATE([$Variablen.$D$2];IF([$Themenliste.$I167];[$Themenliste.$H167]*10;0))" office:value-type="string" office:string-value="TEST-100010" calcext:value-type="string">
            <text:p>TEST-100010</text:p>
          </table:table-cell>
          <table:table-cell table:formula="of:=CONCATENATE([$Themenliste.$D167];&quot; &quot;;IF([$Themenliste.$K167];&quot;Jahr_1 &quot;;&quot;&quot;);IF([$Themenliste.$L167];&quot;Jahr_2 &quot;;&quot;&quot;);IF([$Themenliste.$M167];&quot;Jahr_3&quot;;&quot;&quot;);&quot; &quot;;CONCATENATE(IF(XOR([$Themenliste.$I167];[$Themenliste.$J167]);IF([$Themenliste.$J167];&quot;A.&quot;;&quot;S.&quot;);&quot;X.&quot;);[$Themenliste.$A167]))" office:value-type="string" office:string-value="c Jahr_3 S.10.1.c" calcext:value-type="string">
            <text:p>c Jahr_3 S.10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2];1;140)" office:value-type="string" office:string-value="vorhandene Systemlösungen im Einsatzgebiet erfassen und nach Maßgabe ihrer Leistungsfähigkeit, Funktionalität, Wirtschaftlichkeit und Erweit" calcext:value-type="string">
            <text:p>vorhandene Systemlösungen im Einsatzgebiet erfassen und nach Maßgabe ihrer Leistungsfähigkeit, Funktionalität, Wirtschaftlichkeit und Erweit</text:p>
          </table:table-cell>
          <table:table-cell table:formula="of:=[$Themenliste.$E168]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168];[$Themenliste.$H168]*10+UNICODE([$Themenliste.$D168])-96;0))" office:value-type="string" office:string-value="TEST-100014" calcext:value-type="string">
            <text:p>TEST-100014</text:p>
          </table:table-cell>
          <table:table-cell table:formula="of:=CONCATENATE([$Variablen.$D$2];IF([$Themenliste.$I168];[$Themenliste.$H168]*10;0))" office:value-type="string" office:string-value="TEST-100010" calcext:value-type="string">
            <text:p>TEST-100010</text:p>
          </table:table-cell>
          <table:table-cell table:formula="of:=CONCATENATE([$Themenliste.$D168];&quot; &quot;;IF([$Themenliste.$K168];&quot;Jahr_1 &quot;;&quot;&quot;);IF([$Themenliste.$L168];&quot;Jahr_2 &quot;;&quot;&quot;);IF([$Themenliste.$M168];&quot;Jahr_3&quot;;&quot;&quot;);&quot; &quot;;CONCATENATE(IF(XOR([$Themenliste.$I168];[$Themenliste.$J168]);IF([$Themenliste.$J168];&quot;A.&quot;;&quot;S.&quot;);&quot;X.&quot;);[$Themenliste.$A168]))" office:value-type="string" office:string-value="d Jahr_3 S.10.1.d" calcext:value-type="string">
            <text:p>d Jahr_3 S.10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3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169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169];[$Themenliste.$H169]*10+UNICODE([$Themenliste.$D169])-96;0))" office:value-type="string" office:string-value="TEST-100021" calcext:value-type="string">
            <text:p>TEST-100021</text:p>
          </table:table-cell>
          <table:table-cell table:formula="of:=CONCATENATE([$Variablen.$D$2];IF([$Themenliste.$I169];[$Themenliste.$H169]*10;0))" office:value-type="string" office:string-value="TEST-100020" calcext:value-type="string">
            <text:p>TEST-100020</text:p>
          </table:table-cell>
          <table:table-cell table:formula="of:=CONCATENATE([$Themenliste.$D169];&quot; &quot;;IF([$Themenliste.$K169];&quot;Jahr_1 &quot;;&quot;&quot;);IF([$Themenliste.$L169];&quot;Jahr_2 &quot;;&quot;&quot;);IF([$Themenliste.$M169];&quot;Jahr_3&quot;;&quot;&quot;);&quot; &quot;;CONCATENATE(IF(XOR([$Themenliste.$I169];[$Themenliste.$J169]);IF([$Themenliste.$J169];&quot;A.&quot;;&quot;S.&quot;);&quot;X.&quot;);[$Themenliste.$A169]))" office:value-type="string" office:string-value="a Jahr_3 S.10.2.a" calcext:value-type="string">
            <text:p>a Jahr_3 S.10.2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4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170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170];[$Themenliste.$H170]*10+UNICODE([$Themenliste.$D170])-96;0))" office:value-type="string" office:string-value="TEST-100022" calcext:value-type="string">
            <text:p>TEST-100022</text:p>
          </table:table-cell>
          <table:table-cell table:formula="of:=CONCATENATE([$Variablen.$D$2];IF([$Themenliste.$I170];[$Themenliste.$H170]*10;0))" office:value-type="string" office:string-value="TEST-100020" calcext:value-type="string">
            <text:p>TEST-100020</text:p>
          </table:table-cell>
          <table:table-cell table:formula="of:=CONCATENATE([$Themenliste.$D170];&quot; &quot;;IF([$Themenliste.$K170];&quot;Jahr_1 &quot;;&quot;&quot;);IF([$Themenliste.$L170];&quot;Jahr_2 &quot;;&quot;&quot;);IF([$Themenliste.$M170];&quot;Jahr_3&quot;;&quot;&quot;);&quot; &quot;;CONCATENATE(IF(XOR([$Themenliste.$I170];[$Themenliste.$J170]);IF([$Themenliste.$J170];&quot;A.&quot;;&quot;S.&quot;);&quot;X.&quot;);[$Themenliste.$A170]))" office:value-type="string" office:string-value="b Jahr_3 S.10.2.b" calcext:value-type="string">
            <text:p>b Jahr_3 S.10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5];1;140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[$Themenliste.$E171]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CONCATENATE([$Variablen.$D$2];IF([$Themenliste.$I171];[$Themenliste.$H171]*10+UNICODE([$Themenliste.$D171])-96;0))" office:value-type="string" office:string-value="TEST-100023" calcext:value-type="string">
            <text:p>TEST-100023</text:p>
          </table:table-cell>
          <table:table-cell table:formula="of:=CONCATENATE([$Variablen.$D$2];IF([$Themenliste.$I171];[$Themenliste.$H171]*10;0))" office:value-type="string" office:string-value="TEST-100020" calcext:value-type="string">
            <text:p>TEST-100020</text:p>
          </table:table-cell>
          <table:table-cell table:formula="of:=CONCATENATE([$Themenliste.$D171];&quot; &quot;;IF([$Themenliste.$K171];&quot;Jahr_1 &quot;;&quot;&quot;);IF([$Themenliste.$L171];&quot;Jahr_2 &quot;;&quot;&quot;);IF([$Themenliste.$M171];&quot;Jahr_3&quot;;&quot;&quot;);&quot; &quot;;CONCATENATE(IF(XOR([$Themenliste.$I171];[$Themenliste.$J171]);IF([$Themenliste.$J171];&quot;A.&quot;;&quot;S.&quot;);&quot;X.&quot;);[$Themenliste.$A171]))" office:value-type="string" office:string-value="c Jahr_3 S.10.2.c" calcext:value-type="string">
            <text:p>c Jahr_3 S.10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6];1;140)" office:value-type="string" office:string-value="Projektplanungswerkzeuge anwenden" calcext:value-type="string">
            <text:p>Projektplanungswerkzeuge anwenden</text:p>
          </table:table-cell>
          <table:table-cell table:formula="of:=[$Themenliste.$E172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172];[$Themenliste.$H172]*10+UNICODE([$Themenliste.$D172])-96;0))" office:value-type="string" office:string-value="TEST-100024" calcext:value-type="string">
            <text:p>TEST-100024</text:p>
          </table:table-cell>
          <table:table-cell table:formula="of:=CONCATENATE([$Variablen.$D$2];IF([$Themenliste.$I172];[$Themenliste.$H172]*10;0))" office:value-type="string" office:string-value="TEST-100020" calcext:value-type="string">
            <text:p>TEST-100020</text:p>
          </table:table-cell>
          <table:table-cell table:formula="of:=CONCATENATE([$Themenliste.$D172];&quot; &quot;;IF([$Themenliste.$K172];&quot;Jahr_1 &quot;;&quot;&quot;);IF([$Themenliste.$L172];&quot;Jahr_2 &quot;;&quot;&quot;);IF([$Themenliste.$M172];&quot;Jahr_3&quot;;&quot;&quot;);&quot; &quot;;CONCATENATE(IF(XOR([$Themenliste.$I172];[$Themenliste.$J172]);IF([$Themenliste.$J172];&quot;A.&quot;;&quot;S.&quot;);&quot;X.&quot;);[$Themenliste.$A172]))" office:value-type="string" office:string-value="d Jahr_3 S.10.2.d" calcext:value-type="string">
            <text:p>d Jahr_3 S.10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7];1;140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[$Themenliste.$E173]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CONCATENATE([$Variablen.$D$2];IF([$Themenliste.$I173];[$Themenliste.$H173]*10+UNICODE([$Themenliste.$D173])-96;0))" office:value-type="string" office:string-value="TEST-100031" calcext:value-type="string">
            <text:p>TEST-100031</text:p>
          </table:table-cell>
          <table:table-cell table:formula="of:=CONCATENATE([$Variablen.$D$2];IF([$Themenliste.$I173];[$Themenliste.$H173]*10;0))" office:value-type="string" office:string-value="TEST-100030" calcext:value-type="string">
            <text:p>TEST-100030</text:p>
          </table:table-cell>
          <table:table-cell table:formula="of:=CONCATENATE([$Themenliste.$D173];&quot; &quot;;IF([$Themenliste.$K173];&quot;Jahr_1 &quot;;&quot;&quot;);IF([$Themenliste.$L173];&quot;Jahr_2 &quot;;&quot;&quot;);IF([$Themenliste.$M173];&quot;Jahr_3&quot;;&quot;&quot;);&quot; &quot;;CONCATENATE(IF(XOR([$Themenliste.$I173];[$Themenliste.$J173]);IF([$Themenliste.$J173];&quot;A.&quot;;&quot;S.&quot;);&quot;X.&quot;);[$Themenliste.$A173]))" office:value-type="string" office:string-value="a Jahr_3 S.10.3.a" calcext:value-type="string">
            <text:p>a Jahr_3 S.10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8];1;140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[$Themenliste.$E174]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CONCATENATE([$Variablen.$D$2];IF([$Themenliste.$I174];[$Themenliste.$H174]*10+UNICODE([$Themenliste.$D174])-96;0))" office:value-type="string" office:string-value="TEST-100032" calcext:value-type="string">
            <text:p>TEST-100032</text:p>
          </table:table-cell>
          <table:table-cell table:formula="of:=CONCATENATE([$Variablen.$D$2];IF([$Themenliste.$I174];[$Themenliste.$H174]*10;0))" office:value-type="string" office:string-value="TEST-100030" calcext:value-type="string">
            <text:p>TEST-100030</text:p>
          </table:table-cell>
          <table:table-cell table:formula="of:=CONCATENATE([$Themenliste.$D174];&quot; &quot;;IF([$Themenliste.$K174];&quot;Jahr_1 &quot;;&quot;&quot;);IF([$Themenliste.$L174];&quot;Jahr_2 &quot;;&quot;&quot;);IF([$Themenliste.$M174];&quot;Jahr_3&quot;;&quot;&quot;);&quot; &quot;;CONCATENATE(IF(XOR([$Themenliste.$I174];[$Themenliste.$J174]);IF([$Themenliste.$J174];&quot;A.&quot;;&quot;S.&quot;);&quot;X.&quot;);[$Themenliste.$A174]))" office:value-type="string" office:string-value="b Jahr_3 S.10.3.b" calcext:value-type="string">
            <text:p>b Jahr_3 S.10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9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175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175];[$Themenliste.$H175]*10+UNICODE([$Themenliste.$D175])-96;0))" office:value-type="string" office:string-value="TEST-100033" calcext:value-type="string">
            <text:p>TEST-100033</text:p>
          </table:table-cell>
          <table:table-cell table:formula="of:=CONCATENATE([$Variablen.$D$2];IF([$Themenliste.$I175];[$Themenliste.$H175]*10;0))" office:value-type="string" office:string-value="TEST-100030" calcext:value-type="string">
            <text:p>TEST-100030</text:p>
          </table:table-cell>
          <table:table-cell table:formula="of:=CONCATENATE([$Themenliste.$D175];&quot; &quot;;IF([$Themenliste.$K175];&quot;Jahr_1 &quot;;&quot;&quot;);IF([$Themenliste.$L175];&quot;Jahr_2 &quot;;&quot;&quot;);IF([$Themenliste.$M175];&quot;Jahr_3&quot;;&quot;&quot;);&quot; &quot;;CONCATENATE(IF(XOR([$Themenliste.$I175];[$Themenliste.$J175]);IF([$Themenliste.$J175];&quot;A.&quot;;&quot;S.&quot;);&quot;X.&quot;);[$Themenliste.$A175]))" office:value-type="string" office:string-value="c Jahr_3 S.10.3.c" calcext:value-type="string">
            <text:p>c Jahr_3 S.10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0];1;140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[$Themenliste.$E176]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CONCATENATE([$Variablen.$D$2];IF([$Themenliste.$I176];[$Themenliste.$H176]*10+UNICODE([$Themenliste.$D176])-96;0))" office:value-type="string" office:string-value="TEST-100034" calcext:value-type="string">
            <text:p>TEST-100034</text:p>
          </table:table-cell>
          <table:table-cell table:formula="of:=CONCATENATE([$Variablen.$D$2];IF([$Themenliste.$I176];[$Themenliste.$H176]*10;0))" office:value-type="string" office:string-value="TEST-100030" calcext:value-type="string">
            <text:p>TEST-100030</text:p>
          </table:table-cell>
          <table:table-cell table:formula="of:=CONCATENATE([$Themenliste.$D176];&quot; &quot;;IF([$Themenliste.$K176];&quot;Jahr_1 &quot;;&quot;&quot;);IF([$Themenliste.$L176];&quot;Jahr_2 &quot;;&quot;&quot;);IF([$Themenliste.$M176];&quot;Jahr_3&quot;;&quot;&quot;);&quot; &quot;;CONCATENATE(IF(XOR([$Themenliste.$I176];[$Themenliste.$J176]);IF([$Themenliste.$J176];&quot;A.&quot;;&quot;S.&quot;);&quot;X.&quot;);[$Themenliste.$A176]))" office:value-type="string" office:string-value="d Jahr_3 S.10.3.d" calcext:value-type="string">
            <text:p>d Jahr_3 S.10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1];1;140)" office:value-type="string" office:string-value="Einführung von Systemlösungen unter Brücksichtigung der organisatorischen und terminlichen Vorgaben mit Kunden abstimmen und kontrollieren" calcext:value-type="string">
            <text:p>Einführung von Systemlösungen unter Brücksichtigung der organisatorischen und terminlichen Vorgaben mit Kunden abstimmen und kontrollieren</text:p>
          </table:table-cell>
          <table:table-cell table:formula="of:=[$Themenliste.$E177]" office:value-type="string" office:string-value="Einführung von Systemlösungen unter Brücksichtigung der organisatorischen und terminlichen Vorgaben mit Kunden abstimmen und kontrollieren" calcext:value-type="string">
            <text:p>Einführung von Systemlösungen unter Brücksichtigung der organisatorischen und terminlichen Vorgaben mit Kunden abstimmen und kontrollieren</text:p>
          </table:table-cell>
          <table:table-cell table:formula="of:=CONCATENATE([$Variablen.$D$2];IF([$Themenliste.$I177];[$Themenliste.$H177]*10+UNICODE([$Themenliste.$D177])-96;0))" office:value-type="string" office:string-value="TEST-100035" calcext:value-type="string">
            <text:p>TEST-100035</text:p>
          </table:table-cell>
          <table:table-cell table:formula="of:=CONCATENATE([$Variablen.$D$2];IF([$Themenliste.$I177];[$Themenliste.$H177]*10;0))" office:value-type="string" office:string-value="TEST-100030" calcext:value-type="string">
            <text:p>TEST-100030</text:p>
          </table:table-cell>
          <table:table-cell table:formula="of:=CONCATENATE([$Themenliste.$D177];&quot; &quot;;IF([$Themenliste.$K177];&quot;Jahr_1 &quot;;&quot;&quot;);IF([$Themenliste.$L177];&quot;Jahr_2 &quot;;&quot;&quot;);IF([$Themenliste.$M177];&quot;Jahr_3&quot;;&quot;&quot;);&quot; &quot;;CONCATENATE(IF(XOR([$Themenliste.$I177];[$Themenliste.$J177]);IF([$Themenliste.$J177];&quot;A.&quot;;&quot;S.&quot;);&quot;X.&quot;);[$Themenliste.$A177]))" office:value-type="string" office:string-value="e Jahr_3 S.10.3.e" calcext:value-type="string">
            <text:p>e Jahr_3 S.10.3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2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178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178];[$Themenliste.$H178]*10+UNICODE([$Themenliste.$D178])-96;0))" office:value-type="string" office:string-value="TEST-100041" calcext:value-type="string">
            <text:p>TEST-100041</text:p>
          </table:table-cell>
          <table:table-cell table:formula="of:=CONCATENATE([$Variablen.$D$2];IF([$Themenliste.$I178];[$Themenliste.$H178]*10;0))" office:value-type="string" office:string-value="TEST-100040" calcext:value-type="string">
            <text:p>TEST-100040</text:p>
          </table:table-cell>
          <table:table-cell table:formula="of:=CONCATENATE([$Themenliste.$D178];&quot; &quot;;IF([$Themenliste.$K178];&quot;Jahr_1 &quot;;&quot;&quot;);IF([$Themenliste.$L178];&quot;Jahr_2 &quot;;&quot;&quot;);IF([$Themenliste.$M178];&quot;Jahr_3&quot;;&quot;&quot;);&quot; &quot;;CONCATENATE(IF(XOR([$Themenliste.$I178];[$Themenliste.$J178]);IF([$Themenliste.$J178];&quot;A.&quot;;&quot;S.&quot;);&quot;X.&quot;);[$Themenliste.$A178]))" office:value-type="string" office:string-value="a Jahr_3 S.10.4.a" calcext:value-type="string">
            <text:p>a Jahr_3 S.10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3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179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179];[$Themenliste.$H179]*10+UNICODE([$Themenliste.$D179])-96;0))" office:value-type="string" office:string-value="TEST-100042" calcext:value-type="string">
            <text:p>TEST-100042</text:p>
          </table:table-cell>
          <table:table-cell table:formula="of:=CONCATENATE([$Variablen.$D$2];IF([$Themenliste.$I179];[$Themenliste.$H179]*10;0))" office:value-type="string" office:string-value="TEST-100040" calcext:value-type="string">
            <text:p>TEST-100040</text:p>
          </table:table-cell>
          <table:table-cell table:formula="of:=CONCATENATE([$Themenliste.$D179];&quot; &quot;;IF([$Themenliste.$K179];&quot;Jahr_1 &quot;;&quot;&quot;);IF([$Themenliste.$L179];&quot;Jahr_2 &quot;;&quot;&quot;);IF([$Themenliste.$M179];&quot;Jahr_3&quot;;&quot;&quot;);&quot; &quot;;CONCATENATE(IF(XOR([$Themenliste.$I179];[$Themenliste.$J179]);IF([$Themenliste.$J179];&quot;A.&quot;;&quot;S.&quot;);&quot;X.&quot;);[$Themenliste.$A179]))" office:value-type="string" office:string-value="b Jahr_3 S.10.4.b" calcext:value-type="string">
            <text:p>b Jahr_3 S.10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4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180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180];[$Themenliste.$H180]*10+UNICODE([$Themenliste.$D180])-96;0))" office:value-type="string" office:string-value="TEST-100043" calcext:value-type="string">
            <text:p>TEST-100043</text:p>
          </table:table-cell>
          <table:table-cell table:formula="of:=CONCATENATE([$Variablen.$D$2];IF([$Themenliste.$I180];[$Themenliste.$H180]*10;0))" office:value-type="string" office:string-value="TEST-100040" calcext:value-type="string">
            <text:p>TEST-100040</text:p>
          </table:table-cell>
          <table:table-cell table:formula="of:=CONCATENATE([$Themenliste.$D180];&quot; &quot;;IF([$Themenliste.$K180];&quot;Jahr_1 &quot;;&quot;&quot;);IF([$Themenliste.$L180];&quot;Jahr_2 &quot;;&quot;&quot;);IF([$Themenliste.$M180];&quot;Jahr_3&quot;;&quot;&quot;);&quot; &quot;;CONCATENATE(IF(XOR([$Themenliste.$I180];[$Themenliste.$J180]);IF([$Themenliste.$J180];&quot;A.&quot;;&quot;S.&quot;);&quot;X.&quot;);[$Themenliste.$A180]))" office:value-type="string" office:string-value="c Jahr_3 S.10.4.c" calcext:value-type="string">
            <text:p>c Jahr_3 S.10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5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181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181];[$Themenliste.$H181]*10+UNICODE([$Themenliste.$D181])-96;0))" office:value-type="string" office:string-value="TEST-100044" calcext:value-type="string">
            <text:p>TEST-100044</text:p>
          </table:table-cell>
          <table:table-cell table:formula="of:=CONCATENATE([$Variablen.$D$2];IF([$Themenliste.$I181];[$Themenliste.$H181]*10;0))" office:value-type="string" office:string-value="TEST-100040" calcext:value-type="string">
            <text:p>TEST-100040</text:p>
          </table:table-cell>
          <table:table-cell table:formula="of:=CONCATENATE([$Themenliste.$D181];&quot; &quot;;IF([$Themenliste.$K181];&quot;Jahr_1 &quot;;&quot;&quot;);IF([$Themenliste.$L181];&quot;Jahr_2 &quot;;&quot;&quot;);IF([$Themenliste.$M181];&quot;Jahr_3&quot;;&quot;&quot;);&quot; &quot;;CONCATENATE(IF(XOR([$Themenliste.$I181];[$Themenliste.$J181]);IF([$Themenliste.$J181];&quot;A.&quot;;&quot;S.&quot;);&quot;X.&quot;);[$Themenliste.$A181]))" office:value-type="string" office:string-value="d Jahr_3 S.10.4.d" calcext:value-type="string">
            <text:p>d Jahr_3 S.10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6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182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182];[$Themenliste.$H182]*10+UNICODE([$Themenliste.$D182])-96;0))" office:value-type="string" office:string-value="TEST-100045" calcext:value-type="string">
            <text:p>TEST-100045</text:p>
          </table:table-cell>
          <table:table-cell table:formula="of:=CONCATENATE([$Variablen.$D$2];IF([$Themenliste.$I182];[$Themenliste.$H182]*10;0))" office:value-type="string" office:string-value="TEST-100040" calcext:value-type="string">
            <text:p>TEST-100040</text:p>
          </table:table-cell>
          <table:table-cell table:formula="of:=CONCATENATE([$Themenliste.$D182];&quot; &quot;;IF([$Themenliste.$K182];&quot;Jahr_1 &quot;;&quot;&quot;);IF([$Themenliste.$L182];&quot;Jahr_2 &quot;;&quot;&quot;);IF([$Themenliste.$M182];&quot;Jahr_3&quot;;&quot;&quot;);&quot; &quot;;CONCATENATE(IF(XOR([$Themenliste.$I182];[$Themenliste.$J182]);IF([$Themenliste.$J182];&quot;A.&quot;;&quot;S.&quot;);&quot;X.&quot;);[$Themenliste.$A182]))" office:value-type="string" office:string-value="e Jahr_3 S.10.4.e" calcext:value-type="string">
            <text:p>e Jahr_3 S.10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7];1;140)" office:value-type="string" office:string-value="Rechnerarchitekturen beurteilen und einordnen" calcext:value-type="string">
            <text:p>Rechnerarchitekturen beurteilen und einordnen</text:p>
          </table:table-cell>
          <table:table-cell table:formula="of:=[$Themenliste.$E183]" office:value-type="string" office:string-value="Rechnerarchitekturen beurteilen und einordnen" calcext:value-type="string">
            <text:p>Rechnerarchitekturen beurteilen und einordnen</text:p>
          </table:table-cell>
          <table:table-cell table:formula="of:=CONCATENATE([$Variablen.$D$2];IF([$Themenliste.$I183];[$Themenliste.$H183]*10+UNICODE([$Themenliste.$D183])-96;0))" office:value-type="string" office:string-value="TEST-0" calcext:value-type="string">
            <text:p>TEST-0</text:p>
          </table:table-cell>
          <table:table-cell table:formula="of:=CONCATENATE([$Variablen.$D$2];IF([$Themenliste.$I183];[$Themenliste.$H183]*10;0))" office:value-type="string" office:string-value="TEST-0" calcext:value-type="string">
            <text:p>TEST-0</text:p>
          </table:table-cell>
          <table:table-cell table:formula="of:=CONCATENATE([$Themenliste.$D183];&quot; &quot;;IF([$Themenliste.$K183];&quot;Jahr_1 &quot;;&quot;&quot;);IF([$Themenliste.$L183];&quot;Jahr_2 &quot;;&quot;&quot;);IF([$Themenliste.$M183];&quot;Jahr_3&quot;;&quot;&quot;);&quot; &quot;;CONCATENATE(IF(XOR([$Themenliste.$I183];[$Themenliste.$J183]);IF([$Themenliste.$J183];&quot;A.&quot;;&quot;S.&quot;);&quot;X.&quot;);[$Themenliste.$A183]))" office:value-type="string" office:string-value="a Jahr_2  A.8.1.a" calcext:value-type="string">
            <text:p>a Jahr_2 <text:s/>A.8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8];1;140)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[$Themenliste.$E184]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CONCATENATE([$Variablen.$D$2];IF([$Themenliste.$I184];[$Themenliste.$H184]*10+UNICODE([$Themenliste.$D184])-96;0))" office:value-type="string" office:string-value="TEST-0" calcext:value-type="string">
            <text:p>TEST-0</text:p>
          </table:table-cell>
          <table:table-cell table:formula="of:=CONCATENATE([$Variablen.$D$2];IF([$Themenliste.$I184];[$Themenliste.$H184]*10;0))" office:value-type="string" office:string-value="TEST-0" calcext:value-type="string">
            <text:p>TEST-0</text:p>
          </table:table-cell>
          <table:table-cell table:formula="of:=CONCATENATE([$Themenliste.$D184];&quot; &quot;;IF([$Themenliste.$K184];&quot;Jahr_1 &quot;;&quot;&quot;);IF([$Themenliste.$L184];&quot;Jahr_2 &quot;;&quot;&quot;);IF([$Themenliste.$M184];&quot;Jahr_3&quot;;&quot;&quot;);&quot; &quot;;CONCATENATE(IF(XOR([$Themenliste.$I184];[$Themenliste.$J184]);IF([$Themenliste.$J184];&quot;A.&quot;;&quot;S.&quot;);&quot;X.&quot;);[$Themenliste.$A184]))" office:value-type="string" office:string-value="b Jahr_2  A.8.1.b" calcext:value-type="string">
            <text:p>b Jahr_2 <text:s/>A.8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9];1;140)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[$Themenliste.$E185]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CONCATENATE([$Variablen.$D$2];IF([$Themenliste.$I185];[$Themenliste.$H185]*10+UNICODE([$Themenliste.$D185])-96;0))" office:value-type="string" office:string-value="TEST-0" calcext:value-type="string">
            <text:p>TEST-0</text:p>
          </table:table-cell>
          <table:table-cell table:formula="of:=CONCATENATE([$Variablen.$D$2];IF([$Themenliste.$I185];[$Themenliste.$H185]*10;0))" office:value-type="string" office:string-value="TEST-0" calcext:value-type="string">
            <text:p>TEST-0</text:p>
          </table:table-cell>
          <table:table-cell table:formula="of:=CONCATENATE([$Themenliste.$D185];&quot; &quot;;IF([$Themenliste.$K185];&quot;Jahr_1 &quot;;&quot;&quot;);IF([$Themenliste.$L185];&quot;Jahr_2 &quot;;&quot;&quot;);IF([$Themenliste.$M185];&quot;Jahr_3&quot;;&quot;&quot;);&quot; &quot;;CONCATENATE(IF(XOR([$Themenliste.$I185];[$Themenliste.$J185]);IF([$Themenliste.$J185];&quot;A.&quot;;&quot;S.&quot;);&quot;X.&quot;);[$Themenliste.$A185]))" office:value-type="string" office:string-value="c Jahr_2  A.8.1.c" calcext:value-type="string">
            <text:p>c Jahr_2 <text:s/>A.8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0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86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86];[$Themenliste.$H186]*10+UNICODE([$Themenliste.$D186])-96;0))" office:value-type="string" office:string-value="TEST-0" calcext:value-type="string">
            <text:p>TEST-0</text:p>
          </table:table-cell>
          <table:table-cell table:formula="of:=CONCATENATE([$Variablen.$D$2];IF([$Themenliste.$I186];[$Themenliste.$H186]*10;0))" office:value-type="string" office:string-value="TEST-0" calcext:value-type="string">
            <text:p>TEST-0</text:p>
          </table:table-cell>
          <table:table-cell table:formula="of:=CONCATENATE([$Themenliste.$D186];&quot; &quot;;IF([$Themenliste.$K186];&quot;Jahr_1 &quot;;&quot;&quot;);IF([$Themenliste.$L186];&quot;Jahr_2 &quot;;&quot;&quot;);IF([$Themenliste.$M186];&quot;Jahr_3&quot;;&quot;&quot;);&quot; &quot;;CONCATENATE(IF(XOR([$Themenliste.$I186];[$Themenliste.$J186]);IF([$Themenliste.$J186];&quot;A.&quot;;&quot;S.&quot;);&quot;X.&quot;);[$Themenliste.$A186]))" office:value-type="string" office:string-value="d Jahr_2  A.8.1.d" calcext:value-type="string">
            <text:p>d Jahr_2 <text:s/>A.8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1];1;140)" office:value-type="string" office:string-value="Betriebssysteme anpassen und konfigurieren" calcext:value-type="string">
            <text:p>Betriebssysteme anpassen und konfigurieren</text:p>
          </table:table-cell>
          <table:table-cell table:formula="of:=[$Themenliste.$E187]" office:value-type="string" office:string-value="Betriebssysteme anpassen und konfigurieren" calcext:value-type="string">
            <text:p>Betriebssysteme anpassen und konfigurieren</text:p>
          </table:table-cell>
          <table:table-cell table:formula="of:=CONCATENATE([$Variablen.$D$2];IF([$Themenliste.$I187];[$Themenliste.$H187]*10+UNICODE([$Themenliste.$D187])-96;0))" office:value-type="string" office:string-value="TEST-0" calcext:value-type="string">
            <text:p>TEST-0</text:p>
          </table:table-cell>
          <table:table-cell table:formula="of:=CONCATENATE([$Variablen.$D$2];IF([$Themenliste.$I187];[$Themenliste.$H187]*10;0))" office:value-type="string" office:string-value="TEST-0" calcext:value-type="string">
            <text:p>TEST-0</text:p>
          </table:table-cell>
          <table:table-cell table:formula="of:=CONCATENATE([$Themenliste.$D187];&quot; &quot;;IF([$Themenliste.$K187];&quot;Jahr_1 &quot;;&quot;&quot;);IF([$Themenliste.$L187];&quot;Jahr_2 &quot;;&quot;&quot;);IF([$Themenliste.$M187];&quot;Jahr_3&quot;;&quot;&quot;);&quot; &quot;;CONCATENATE(IF(XOR([$Themenliste.$I187];[$Themenliste.$J187]);IF([$Themenliste.$J187];&quot;A.&quot;;&quot;S.&quot;);&quot;X.&quot;);[$Themenliste.$A187]))" office:value-type="string" office:string-value="e Jahr_2  A.8.1.e" calcext:value-type="string">
            <text:p>e Jahr_2 <text:s/>A.8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2];1;140)" office:value-type="string" office:string-value="Datenbankprodukte aufgabengerecht auswählen" calcext:value-type="string">
            <text:p>Datenbankprodukte aufgabengerecht auswählen</text:p>
          </table:table-cell>
          <table:table-cell table:formula="of:=[$Themenliste.$E188]" office:value-type="string" office:string-value="Datenbankprodukte aufgabengerecht auswählen" calcext:value-type="string">
            <text:p>Datenbankprodukte aufgabengerecht auswählen</text:p>
          </table:table-cell>
          <table:table-cell table:formula="of:=CONCATENATE([$Variablen.$D$2];IF([$Themenliste.$I188];[$Themenliste.$H188]*10+UNICODE([$Themenliste.$D188])-96;0))" office:value-type="string" office:string-value="TEST-0" calcext:value-type="string">
            <text:p>TEST-0</text:p>
          </table:table-cell>
          <table:table-cell table:formula="of:=CONCATENATE([$Variablen.$D$2];IF([$Themenliste.$I188];[$Themenliste.$H188]*10;0))" office:value-type="string" office:string-value="TEST-0" calcext:value-type="string">
            <text:p>TEST-0</text:p>
          </table:table-cell>
          <table:table-cell table:formula="of:=CONCATENATE([$Themenliste.$D188];&quot; &quot;;IF([$Themenliste.$K188];&quot;Jahr_1 &quot;;&quot;&quot;);IF([$Themenliste.$L188];&quot;Jahr_2 &quot;;&quot;&quot;);IF([$Themenliste.$M188];&quot;Jahr_3&quot;;&quot;&quot;);&quot; &quot;;CONCATENATE(IF(XOR([$Themenliste.$I188];[$Themenliste.$J188]);IF([$Themenliste.$J188];&quot;A.&quot;;&quot;S.&quot;);&quot;X.&quot;);[$Themenliste.$A188]))" office:value-type="string" office:string-value="a Jahr_2  A.8.2.a" calcext:value-type="string">
            <text:p>a Jahr_2 <text:s/>A.8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3];1;140)" office:value-type="string" office:string-value="Datenbankstrukturen, insbesondere logische Struktur der Daten, Objekte, Attribute, Relationen und Zugriffsmethoden, festlegen sowie Schlüsse" calcext:value-type="string">
            <text:p>Datenbankstrukturen, insbesondere logische Struktur der Daten, Objekte, Attribute, Relationen und Zugriffsmethoden, festlegen sowie Schlüsse</text:p>
          </table:table-cell>
          <table:table-cell table:formula="of:=[$Themenliste.$E189]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$Variablen.$D$2];IF([$Themenliste.$I189];[$Themenliste.$H189]*10+UNICODE([$Themenliste.$D189])-96;0))" office:value-type="string" office:string-value="TEST-0" calcext:value-type="string">
            <text:p>TEST-0</text:p>
          </table:table-cell>
          <table:table-cell table:formula="of:=CONCATENATE([$Variablen.$D$2];IF([$Themenliste.$I189];[$Themenliste.$H189]*10;0))" office:value-type="string" office:string-value="TEST-0" calcext:value-type="string">
            <text:p>TEST-0</text:p>
          </table:table-cell>
          <table:table-cell table:formula="of:=CONCATENATE([$Themenliste.$D189];&quot; &quot;;IF([$Themenliste.$K189];&quot;Jahr_1 &quot;;&quot;&quot;);IF([$Themenliste.$L189];&quot;Jahr_2 &quot;;&quot;&quot;);IF([$Themenliste.$M189];&quot;Jahr_3&quot;;&quot;&quot;);&quot; &quot;;CONCATENATE(IF(XOR([$Themenliste.$I189];[$Themenliste.$J189]);IF([$Themenliste.$J189];&quot;A.&quot;;&quot;S.&quot;);&quot;X.&quot;);[$Themenliste.$A189]))" office:value-type="string" office:string-value="b Jahr_2  A.8.2.b" calcext:value-type="string">
            <text:p>b Jahr_2 <text:s/>A.8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4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190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190];[$Themenliste.$H190]*10+UNICODE([$Themenliste.$D190])-96;0))" office:value-type="string" office:string-value="TEST-0" calcext:value-type="string">
            <text:p>TEST-0</text:p>
          </table:table-cell>
          <table:table-cell table:formula="of:=CONCATENATE([$Variablen.$D$2];IF([$Themenliste.$I190];[$Themenliste.$H190]*10;0))" office:value-type="string" office:string-value="TEST-0" calcext:value-type="string">
            <text:p>TEST-0</text:p>
          </table:table-cell>
          <table:table-cell table:formula="of:=CONCATENATE([$Themenliste.$D190];&quot; &quot;;IF([$Themenliste.$K190];&quot;Jahr_1 &quot;;&quot;&quot;);IF([$Themenliste.$L190];&quot;Jahr_2 &quot;;&quot;&quot;);IF([$Themenliste.$M190];&quot;Jahr_3&quot;;&quot;&quot;);&quot; &quot;;CONCATENATE(IF(XOR([$Themenliste.$I190];[$Themenliste.$J190]);IF([$Themenliste.$J190];&quot;A.&quot;;&quot;S.&quot;);&quot;X.&quot;);[$Themenliste.$A190]))" office:value-type="string" office:string-value="c Jahr_2  A.8.2.c" calcext:value-type="string">
            <text:p>c Jahr_2 <text:s/>A.8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5];1;140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[$Themenliste.$E191]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CONCATENATE([$Variablen.$D$2];IF([$Themenliste.$I191];[$Themenliste.$H191]*10+UNICODE([$Themenliste.$D191])-96;0))" office:value-type="string" office:string-value="TEST-0" calcext:value-type="string">
            <text:p>TEST-0</text:p>
          </table:table-cell>
          <table:table-cell table:formula="of:=CONCATENATE([$Variablen.$D$2];IF([$Themenliste.$I191];[$Themenliste.$H191]*10;0))" office:value-type="string" office:string-value="TEST-0" calcext:value-type="string">
            <text:p>TEST-0</text:p>
          </table:table-cell>
          <table:table-cell table:formula="of:=CONCATENATE([$Themenliste.$D191];&quot; &quot;;IF([$Themenliste.$K191];&quot;Jahr_1 &quot;;&quot;&quot;);IF([$Themenliste.$L191];&quot;Jahr_2 &quot;;&quot;&quot;);IF([$Themenliste.$M191];&quot;Jahr_3&quot;;&quot;&quot;);&quot; &quot;;CONCATENATE(IF(XOR([$Themenliste.$I191];[$Themenliste.$J191]);IF([$Themenliste.$J191];&quot;A.&quot;;&quot;S.&quot;);&quot;X.&quot;);[$Themenliste.$A191]))" office:value-type="string" office:string-value="d Jahr_2  A.8.2.d" calcext:value-type="string">
            <text:p>d Jahr_2 <text:s/>A.8.2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6];1;140)" office:value-type="string" office:string-value="Datenbanksysteme testen und optimieren" calcext:value-type="string">
            <text:p>Datenbanksysteme testen und optimieren</text:p>
          </table:table-cell>
          <table:table-cell table:formula="of:=[$Themenliste.$E192]" office:value-type="string" office:string-value="Datenbanksysteme testen und optimieren" calcext:value-type="string">
            <text:p>Datenbanksysteme testen und optimieren</text:p>
          </table:table-cell>
          <table:table-cell table:formula="of:=CONCATENATE([$Variablen.$D$2];IF([$Themenliste.$I192];[$Themenliste.$H192]*10+UNICODE([$Themenliste.$D192])-96;0))" office:value-type="string" office:string-value="TEST-0" calcext:value-type="string">
            <text:p>TEST-0</text:p>
          </table:table-cell>
          <table:table-cell table:formula="of:=CONCATENATE([$Variablen.$D$2];IF([$Themenliste.$I192];[$Themenliste.$H192]*10;0))" office:value-type="string" office:string-value="TEST-0" calcext:value-type="string">
            <text:p>TEST-0</text:p>
          </table:table-cell>
          <table:table-cell table:formula="of:=CONCATENATE([$Themenliste.$D192];&quot; &quot;;IF([$Themenliste.$K192];&quot;Jahr_1 &quot;;&quot;&quot;);IF([$Themenliste.$L192];&quot;Jahr_2 &quot;;&quot;&quot;);IF([$Themenliste.$M192];&quot;Jahr_3&quot;;&quot;&quot;);&quot; &quot;;CONCATENATE(IF(XOR([$Themenliste.$I192];[$Themenliste.$J192]);IF([$Themenliste.$J192];&quot;A.&quot;;&quot;S.&quot;);&quot;X.&quot;);[$Themenliste.$A192]))" office:value-type="string" office:string-value="e Jahr_2  A.8.2.e" calcext:value-type="string">
            <text:p>e Jahr_2 <text:s/>A.8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7];1;140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[$Themenliste.$E193]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CONCATENATE([$Variablen.$D$2];IF([$Themenliste.$I193];[$Themenliste.$H193]*10+UNICODE([$Themenliste.$D193])-96;0))" office:value-type="string" office:string-value="TEST-0" calcext:value-type="string">
            <text:p>TEST-0</text:p>
          </table:table-cell>
          <table:table-cell table:formula="of:=CONCATENATE([$Variablen.$D$2];IF([$Themenliste.$I193];[$Themenliste.$H193]*10;0))" office:value-type="string" office:string-value="TEST-0" calcext:value-type="string">
            <text:p>TEST-0</text:p>
          </table:table-cell>
          <table:table-cell table:formula="of:=CONCATENATE([$Themenliste.$D193];&quot; &quot;;IF([$Themenliste.$K193];&quot;Jahr_1 &quot;;&quot;&quot;);IF([$Themenliste.$L193];&quot;Jahr_2 &quot;;&quot;&quot;);IF([$Themenliste.$M193];&quot;Jahr_3&quot;;&quot;&quot;);&quot; &quot;;CONCATENATE(IF(XOR([$Themenliste.$I193];[$Themenliste.$J193]);IF([$Themenliste.$J193];&quot;A.&quot;;&quot;S.&quot;);&quot;X.&quot;);[$Themenliste.$A193]))" office:value-type="string" office:string-value="f Jahr_2  A.8.2.f" calcext:value-type="string">
            <text:p>f Jahr_2 <text:s/>A.8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8];1;140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[$Themenliste.$E194]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CONCATENATE([$Variablen.$D$2];IF([$Themenliste.$I194];[$Themenliste.$H194]*10+UNICODE([$Themenliste.$D194])-96;0))" office:value-type="string" office:string-value="TEST-0" calcext:value-type="string">
            <text:p>TEST-0</text:p>
          </table:table-cell>
          <table:table-cell table:formula="of:=CONCATENATE([$Variablen.$D$2];IF([$Themenliste.$I194];[$Themenliste.$H194]*10;0))" office:value-type="string" office:string-value="TEST-0" calcext:value-type="string">
            <text:p>TEST-0</text:p>
          </table:table-cell>
          <table:table-cell table:formula="of:=CONCATENATE([$Themenliste.$D194];&quot; &quot;;IF([$Themenliste.$K194];&quot;Jahr_1 &quot;;&quot;&quot;);IF([$Themenliste.$L194];&quot;Jahr_2 &quot;;&quot;&quot;);IF([$Themenliste.$M194];&quot;Jahr_3&quot;;&quot;&quot;);&quot; &quot;;CONCATENATE(IF(XOR([$Themenliste.$I194];[$Themenliste.$J194]);IF([$Themenliste.$J194];&quot;A.&quot;;&quot;S.&quot;);&quot;X.&quot;);[$Themenliste.$A194]))" office:value-type="string" office:string-value="g Jahr_2  A.8.2.g" calcext:value-type="string">
            <text:p>g Jahr_2 <text:s/>A.8.2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9];1;140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[$Themenliste.$E195]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CONCATENATE([$Variablen.$D$2];IF([$Themenliste.$I195];[$Themenliste.$H195]*10+UNICODE([$Themenliste.$D195])-96;0))" office:value-type="string" office:string-value="TEST-0" calcext:value-type="string">
            <text:p>TEST-0</text:p>
          </table:table-cell>
          <table:table-cell table:formula="of:=CONCATENATE([$Variablen.$D$2];IF([$Themenliste.$I195];[$Themenliste.$H195]*10;0))" office:value-type="string" office:string-value="TEST-0" calcext:value-type="string">
            <text:p>TEST-0</text:p>
          </table:table-cell>
          <table:table-cell table:formula="of:=CONCATENATE([$Themenliste.$D195];&quot; &quot;;IF([$Themenliste.$K195];&quot;Jahr_1 &quot;;&quot;&quot;);IF([$Themenliste.$L195];&quot;Jahr_2 &quot;;&quot;&quot;);IF([$Themenliste.$M195];&quot;Jahr_3&quot;;&quot;&quot;);&quot; &quot;;CONCATENATE(IF(XOR([$Themenliste.$I195];[$Themenliste.$J195]);IF([$Themenliste.$J195];&quot;A.&quot;;&quot;S.&quot;);&quot;X.&quot;);[$Themenliste.$A195]))" office:value-type="string" office:string-value="h Jahr_2  A.8.2.h" calcext:value-type="string">
            <text:p>h Jahr_2 <text:s/>A.8.2.h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0];1;140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[$Themenliste.$E196]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CONCATENATE([$Variablen.$D$2];IF([$Themenliste.$I196];[$Themenliste.$H196]*10+UNICODE([$Themenliste.$D196])-96;0))" office:value-type="string" office:string-value="TEST-0" calcext:value-type="string">
            <text:p>TEST-0</text:p>
          </table:table-cell>
          <table:table-cell table:formula="of:=CONCATENATE([$Variablen.$D$2];IF([$Themenliste.$I196];[$Themenliste.$H196]*10;0))" office:value-type="string" office:string-value="TEST-0" calcext:value-type="string">
            <text:p>TEST-0</text:p>
          </table:table-cell>
          <table:table-cell table:formula="of:=CONCATENATE([$Themenliste.$D196];&quot; &quot;;IF([$Themenliste.$K196];&quot;Jahr_1 &quot;;&quot;&quot;);IF([$Themenliste.$L196];&quot;Jahr_2 &quot;;&quot;&quot;);IF([$Themenliste.$M196];&quot;Jahr_3&quot;;&quot;&quot;);&quot; &quot;;CONCATENATE(IF(XOR([$Themenliste.$I196];[$Themenliste.$J196]);IF([$Themenliste.$J196];&quot;A.&quot;;&quot;S.&quot;);&quot;X.&quot;);[$Themenliste.$A196]))" office:value-type="string" office:string-value="a Jahr_2 Jahr_3 A.9.1.a" calcext:value-type="string">
            <text:p>a Jahr_2 Jahr_3 A.9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1];1;140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[$Themenliste.$E197]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CONCATENATE([$Variablen.$D$2];IF([$Themenliste.$I197];[$Themenliste.$H197]*10+UNICODE([$Themenliste.$D197])-96;0))" office:value-type="string" office:string-value="TEST-0" calcext:value-type="string">
            <text:p>TEST-0</text:p>
          </table:table-cell>
          <table:table-cell table:formula="of:=CONCATENATE([$Variablen.$D$2];IF([$Themenliste.$I197];[$Themenliste.$H197]*10;0))" office:value-type="string" office:string-value="TEST-0" calcext:value-type="string">
            <text:p>TEST-0</text:p>
          </table:table-cell>
          <table:table-cell table:formula="of:=CONCATENATE([$Themenliste.$D197];&quot; &quot;;IF([$Themenliste.$K197];&quot;Jahr_1 &quot;;&quot;&quot;);IF([$Themenliste.$L197];&quot;Jahr_2 &quot;;&quot;&quot;);IF([$Themenliste.$M197];&quot;Jahr_3&quot;;&quot;&quot;);&quot; &quot;;CONCATENATE(IF(XOR([$Themenliste.$I197];[$Themenliste.$J197]);IF([$Themenliste.$J197];&quot;A.&quot;;&quot;S.&quot;);&quot;X.&quot;);[$Themenliste.$A197]))" office:value-type="string" office:string-value="b Jahr_2 Jahr_3 A.9.1.b" calcext:value-type="string">
            <text:p>b Jahr_2 Jahr_3 A.9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2];1;140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[$Themenliste.$E198]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CONCATENATE([$Variablen.$D$2];IF([$Themenliste.$I198];[$Themenliste.$H198]*10+UNICODE([$Themenliste.$D198])-96;0))" office:value-type="string" office:string-value="TEST-0" calcext:value-type="string">
            <text:p>TEST-0</text:p>
          </table:table-cell>
          <table:table-cell table:formula="of:=CONCATENATE([$Variablen.$D$2];IF([$Themenliste.$I198];[$Themenliste.$H198]*10;0))" office:value-type="string" office:string-value="TEST-0" calcext:value-type="string">
            <text:p>TEST-0</text:p>
          </table:table-cell>
          <table:table-cell table:formula="of:=CONCATENATE([$Themenliste.$D198];&quot; &quot;;IF([$Themenliste.$K198];&quot;Jahr_1 &quot;;&quot;&quot;);IF([$Themenliste.$L198];&quot;Jahr_2 &quot;;&quot;&quot;);IF([$Themenliste.$M198];&quot;Jahr_3&quot;;&quot;&quot;);&quot; &quot;;CONCATENATE(IF(XOR([$Themenliste.$I198];[$Themenliste.$J198]);IF([$Themenliste.$J198];&quot;A.&quot;;&quot;S.&quot;);&quot;X.&quot;);[$Themenliste.$A198]))" office:value-type="string" office:string-value="c Jahr_2 Jahr_3 A.9.1.c" calcext:value-type="string">
            <text:p>c Jahr_2 Jahr_3 A.9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3];1;140)" office:value-type="string" office:string-value="Fehler beseitigen" calcext:value-type="string">
            <text:p>Fehler beseitigen</text:p>
          </table:table-cell>
          <table:table-cell table:formula="of:=[$Themenliste.$E199]" office:value-type="string" office:string-value="Fehler beseitigen" calcext:value-type="string">
            <text:p>Fehler beseitigen</text:p>
          </table:table-cell>
          <table:table-cell table:formula="of:=CONCATENATE([$Variablen.$D$2];IF([$Themenliste.$I199];[$Themenliste.$H199]*10+UNICODE([$Themenliste.$D199])-96;0))" office:value-type="string" office:string-value="TEST-0" calcext:value-type="string">
            <text:p>TEST-0</text:p>
          </table:table-cell>
          <table:table-cell table:formula="of:=CONCATENATE([$Variablen.$D$2];IF([$Themenliste.$I199];[$Themenliste.$H199]*10;0))" office:value-type="string" office:string-value="TEST-0" calcext:value-type="string">
            <text:p>TEST-0</text:p>
          </table:table-cell>
          <table:table-cell table:formula="of:=CONCATENATE([$Themenliste.$D199];&quot; &quot;;IF([$Themenliste.$K199];&quot;Jahr_1 &quot;;&quot;&quot;);IF([$Themenliste.$L199];&quot;Jahr_2 &quot;;&quot;&quot;);IF([$Themenliste.$M199];&quot;Jahr_3&quot;;&quot;&quot;);&quot; &quot;;CONCATENATE(IF(XOR([$Themenliste.$I199];[$Themenliste.$J199]);IF([$Themenliste.$J199];&quot;A.&quot;;&quot;S.&quot;);&quot;X.&quot;);[$Themenliste.$A199]))" office:value-type="string" office:string-value="d Jahr_2 Jahr_3 A.9.1.d" calcext:value-type="string">
            <text:p>d Jahr_2 Jahr_3 A.9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4];1;140)" office:value-type="string" office:string-value="Konfigurationen verwalten" calcext:value-type="string">
            <text:p>Konfigurationen verwalten</text:p>
          </table:table-cell>
          <table:table-cell table:formula="of:=[$Themenliste.$E200]" office:value-type="string" office:string-value="Konfigurationen verwalten" calcext:value-type="string">
            <text:p>Konfigurationen verwalten</text:p>
          </table:table-cell>
          <table:table-cell table:formula="of:=CONCATENATE([$Variablen.$D$2];IF([$Themenliste.$I200];[$Themenliste.$H200]*10+UNICODE([$Themenliste.$D200])-96;0))" office:value-type="string" office:string-value="TEST-0" calcext:value-type="string">
            <text:p>TEST-0</text:p>
          </table:table-cell>
          <table:table-cell table:formula="of:=CONCATENATE([$Variablen.$D$2];IF([$Themenliste.$I200];[$Themenliste.$H200]*10;0))" office:value-type="string" office:string-value="TEST-0" calcext:value-type="string">
            <text:p>TEST-0</text:p>
          </table:table-cell>
          <table:table-cell table:formula="of:=CONCATENATE([$Themenliste.$D200];&quot; &quot;;IF([$Themenliste.$K200];&quot;Jahr_1 &quot;;&quot;&quot;);IF([$Themenliste.$L200];&quot;Jahr_2 &quot;;&quot;&quot;);IF([$Themenliste.$M200];&quot;Jahr_3&quot;;&quot;&quot;);&quot; &quot;;CONCATENATE(IF(XOR([$Themenliste.$I200];[$Themenliste.$J200]);IF([$Themenliste.$J200];&quot;A.&quot;;&quot;S.&quot;);&quot;X.&quot;);[$Themenliste.$A200]))" office:value-type="string" office:string-value="e Jahr_2 Jahr_3 A.9.1.e" calcext:value-type="string">
            <text:p>e Jahr_2 Jahr_3 A.9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5];1;140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[$Themenliste.$E201]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CONCATENATE([$Variablen.$D$2];IF([$Themenliste.$I201];[$Themenliste.$H201]*10+UNICODE([$Themenliste.$D201])-96;0))" office:value-type="string" office:string-value="TEST-0" calcext:value-type="string">
            <text:p>TEST-0</text:p>
          </table:table-cell>
          <table:table-cell table:formula="of:=CONCATENATE([$Variablen.$D$2];IF([$Themenliste.$I201];[$Themenliste.$H201]*10;0))" office:value-type="string" office:string-value="TEST-0" calcext:value-type="string">
            <text:p>TEST-0</text:p>
          </table:table-cell>
          <table:table-cell table:formula="of:=CONCATENATE([$Themenliste.$D201];&quot; &quot;;IF([$Themenliste.$K201];&quot;Jahr_1 &quot;;&quot;&quot;);IF([$Themenliste.$L201];&quot;Jahr_2 &quot;;&quot;&quot;);IF([$Themenliste.$M201];&quot;Jahr_3&quot;;&quot;&quot;);&quot; &quot;;CONCATENATE(IF(XOR([$Themenliste.$I201];[$Themenliste.$J201]);IF([$Themenliste.$J201];&quot;A.&quot;;&quot;S.&quot;);&quot;X.&quot;);[$Themenliste.$A201]))" office:value-type="string" office:string-value="a Jahr_2 Jahr_3 A.9.2.a" calcext:value-type="string">
            <text:p>a Jahr_2 Jahr_3 A.9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6];1;140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[$Themenliste.$E202]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CONCATENATE([$Variablen.$D$2];IF([$Themenliste.$I202];[$Themenliste.$H202]*10+UNICODE([$Themenliste.$D202])-96;0))" office:value-type="string" office:string-value="TEST-0" calcext:value-type="string">
            <text:p>TEST-0</text:p>
          </table:table-cell>
          <table:table-cell table:formula="of:=CONCATENATE([$Variablen.$D$2];IF([$Themenliste.$I202];[$Themenliste.$H202]*10;0))" office:value-type="string" office:string-value="TEST-0" calcext:value-type="string">
            <text:p>TEST-0</text:p>
          </table:table-cell>
          <table:table-cell table:formula="of:=CONCATENATE([$Themenliste.$D202];&quot; &quot;;IF([$Themenliste.$K202];&quot;Jahr_1 &quot;;&quot;&quot;);IF([$Themenliste.$L202];&quot;Jahr_2 &quot;;&quot;&quot;);IF([$Themenliste.$M202];&quot;Jahr_3&quot;;&quot;&quot;);&quot; &quot;;CONCATENATE(IF(XOR([$Themenliste.$I202];[$Themenliste.$J202]);IF([$Themenliste.$J202];&quot;A.&quot;;&quot;S.&quot;);&quot;X.&quot;);[$Themenliste.$A202]))" office:value-type="string" office:string-value="b Jahr_2 Jahr_3 A.9.2.b" calcext:value-type="string">
            <text:p>b Jahr_2 Jahr_3 A.9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7];1;140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[$Themenliste.$E203]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CONCATENATE([$Variablen.$D$2];IF([$Themenliste.$I203];[$Themenliste.$H203]*10+UNICODE([$Themenliste.$D203])-96;0))" office:value-type="string" office:string-value="TEST-0" calcext:value-type="string">
            <text:p>TEST-0</text:p>
          </table:table-cell>
          <table:table-cell table:formula="of:=CONCATENATE([$Variablen.$D$2];IF([$Themenliste.$I203];[$Themenliste.$H203]*10;0))" office:value-type="string" office:string-value="TEST-0" calcext:value-type="string">
            <text:p>TEST-0</text:p>
          </table:table-cell>
          <table:table-cell table:formula="of:=CONCATENATE([$Themenliste.$D203];&quot; &quot;;IF([$Themenliste.$K203];&quot;Jahr_1 &quot;;&quot;&quot;);IF([$Themenliste.$L203];&quot;Jahr_2 &quot;;&quot;&quot;);IF([$Themenliste.$M203];&quot;Jahr_3&quot;;&quot;&quot;);&quot; &quot;;CONCATENATE(IF(XOR([$Themenliste.$I203];[$Themenliste.$J203]);IF([$Themenliste.$J203];&quot;A.&quot;;&quot;S.&quot;);&quot;X.&quot;);[$Themenliste.$A203]))" office:value-type="string" office:string-value="c Jahr_2 Jahr_3 A.9.2.c" calcext:value-type="string">
            <text:p>c Jahr_2 Jahr_3 A.9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8];1;140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[$Themenliste.$E204]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CONCATENATE([$Variablen.$D$2];IF([$Themenliste.$I204];[$Themenliste.$H204]*10+UNICODE([$Themenliste.$D204])-96;0))" office:value-type="string" office:string-value="TEST-0" calcext:value-type="string">
            <text:p>TEST-0</text:p>
          </table:table-cell>
          <table:table-cell table:formula="of:=CONCATENATE([$Variablen.$D$2];IF([$Themenliste.$I204];[$Themenliste.$H204]*10;0))" office:value-type="string" office:string-value="TEST-0" calcext:value-type="string">
            <text:p>TEST-0</text:p>
          </table:table-cell>
          <table:table-cell table:formula="of:=CONCATENATE([$Themenliste.$D204];&quot; &quot;;IF([$Themenliste.$K204];&quot;Jahr_1 &quot;;&quot;&quot;);IF([$Themenliste.$L204];&quot;Jahr_2 &quot;;&quot;&quot;);IF([$Themenliste.$M204];&quot;Jahr_3&quot;;&quot;&quot;);&quot; &quot;;CONCATENATE(IF(XOR([$Themenliste.$I204];[$Themenliste.$J204]);IF([$Themenliste.$J204];&quot;A.&quot;;&quot;S.&quot;);&quot;X.&quot;);[$Themenliste.$A204]))" office:value-type="string" office:string-value="a Jahr_2 Jahr_3 A.9.3.a" calcext:value-type="string">
            <text:p>a Jahr_2 Jahr_3 A.9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9];1;140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[$Themenliste.$E205]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CONCATENATE([$Variablen.$D$2];IF([$Themenliste.$I205];[$Themenliste.$H205]*10+UNICODE([$Themenliste.$D205])-96;0))" office:value-type="string" office:string-value="TEST-0" calcext:value-type="string">
            <text:p>TEST-0</text:p>
          </table:table-cell>
          <table:table-cell table:formula="of:=CONCATENATE([$Variablen.$D$2];IF([$Themenliste.$I205];[$Themenliste.$H205]*10;0))" office:value-type="string" office:string-value="TEST-0" calcext:value-type="string">
            <text:p>TEST-0</text:p>
          </table:table-cell>
          <table:table-cell table:formula="of:=CONCATENATE([$Themenliste.$D205];&quot; &quot;;IF([$Themenliste.$K205];&quot;Jahr_1 &quot;;&quot;&quot;);IF([$Themenliste.$L205];&quot;Jahr_2 &quot;;&quot;&quot;);IF([$Themenliste.$M205];&quot;Jahr_3&quot;;&quot;&quot;);&quot; &quot;;CONCATENATE(IF(XOR([$Themenliste.$I205];[$Themenliste.$J205]);IF([$Themenliste.$J205];&quot;A.&quot;;&quot;S.&quot;);&quot;X.&quot;);[$Themenliste.$A205]))" office:value-type="string" office:string-value="b Jahr_2 Jahr_3 A.9.3.b" calcext:value-type="string">
            <text:p>b Jahr_2 Jahr_3 A.9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0];1;140)" office:value-type="string" office:string-value="Präsentationen durchführen" calcext:value-type="string">
            <text:p>Präsentationen durchführen</text:p>
          </table:table-cell>
          <table:table-cell table:formula="of:=[$Themenliste.$E206]" office:value-type="string" office:string-value="Präsentationen durchführen" calcext:value-type="string">
            <text:p>Präsentationen durchführen</text:p>
          </table:table-cell>
          <table:table-cell table:formula="of:=CONCATENATE([$Variablen.$D$2];IF([$Themenliste.$I206];[$Themenliste.$H206]*10+UNICODE([$Themenliste.$D206])-96;0))" office:value-type="string" office:string-value="TEST-0" calcext:value-type="string">
            <text:p>TEST-0</text:p>
          </table:table-cell>
          <table:table-cell table:formula="of:=CONCATENATE([$Variablen.$D$2];IF([$Themenliste.$I206];[$Themenliste.$H206]*10;0))" office:value-type="string" office:string-value="TEST-0" calcext:value-type="string">
            <text:p>TEST-0</text:p>
          </table:table-cell>
          <table:table-cell table:formula="of:=CONCATENATE([$Themenliste.$D206];&quot; &quot;;IF([$Themenliste.$K206];&quot;Jahr_1 &quot;;&quot;&quot;);IF([$Themenliste.$L206];&quot;Jahr_2 &quot;;&quot;&quot;);IF([$Themenliste.$M206];&quot;Jahr_3&quot;;&quot;&quot;);&quot; &quot;;CONCATENATE(IF(XOR([$Themenliste.$I206];[$Themenliste.$J206]);IF([$Themenliste.$J206];&quot;A.&quot;;&quot;S.&quot;);&quot;X.&quot;);[$Themenliste.$A206]))" office:value-type="string" office:string-value="c Jahr_2 Jahr_3 A.9.3.c" calcext:value-type="string">
            <text:p>c Jahr_2 Jahr_3 A.9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1];1;140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[$Themenliste.$E207]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CONCATENATE([$Variablen.$D$2];IF([$Themenliste.$I207];[$Themenliste.$H207]*10+UNICODE([$Themenliste.$D207])-96;0))" office:value-type="string" office:string-value="TEST-0" calcext:value-type="string">
            <text:p>TEST-0</text:p>
          </table:table-cell>
          <table:table-cell table:formula="of:=CONCATENATE([$Variablen.$D$2];IF([$Themenliste.$I207];[$Themenliste.$H207]*10;0))" office:value-type="string" office:string-value="TEST-0" calcext:value-type="string">
            <text:p>TEST-0</text:p>
          </table:table-cell>
          <table:table-cell table:formula="of:=CONCATENATE([$Themenliste.$D207];&quot; &quot;;IF([$Themenliste.$K207];&quot;Jahr_1 &quot;;&quot;&quot;);IF([$Themenliste.$L207];&quot;Jahr_2 &quot;;&quot;&quot;);IF([$Themenliste.$M207];&quot;Jahr_3&quot;;&quot;&quot;);&quot; &quot;;CONCATENATE(IF(XOR([$Themenliste.$I207];[$Themenliste.$J207]);IF([$Themenliste.$J207];&quot;A.&quot;;&quot;S.&quot;);&quot;X.&quot;);[$Themenliste.$A207]))" office:value-type="string" office:string-value="a Jahr_3 A.9.4.a" calcext:value-type="string">
            <text:p>a Jahr_3 A.9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2];1;140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[$Themenliste.$E208]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CONCATENATE([$Variablen.$D$2];IF([$Themenliste.$I208];[$Themenliste.$H208]*10+UNICODE([$Themenliste.$D208])-96;0))" office:value-type="string" office:string-value="TEST-0" calcext:value-type="string">
            <text:p>TEST-0</text:p>
          </table:table-cell>
          <table:table-cell table:formula="of:=CONCATENATE([$Variablen.$D$2];IF([$Themenliste.$I208];[$Themenliste.$H208]*10;0))" office:value-type="string" office:string-value="TEST-0" calcext:value-type="string">
            <text:p>TEST-0</text:p>
          </table:table-cell>
          <table:table-cell table:formula="of:=CONCATENATE([$Themenliste.$D208];&quot; &quot;;IF([$Themenliste.$K208];&quot;Jahr_1 &quot;;&quot;&quot;);IF([$Themenliste.$L208];&quot;Jahr_2 &quot;;&quot;&quot;);IF([$Themenliste.$M208];&quot;Jahr_3&quot;;&quot;&quot;);&quot; &quot;;CONCATENATE(IF(XOR([$Themenliste.$I208];[$Themenliste.$J208]);IF([$Themenliste.$J208];&quot;A.&quot;;&quot;S.&quot;);&quot;X.&quot;);[$Themenliste.$A208]))" office:value-type="string" office:string-value="b Jahr_3 A.9.4.b" calcext:value-type="string">
            <text:p>b Jahr_3 A.9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3];1;140)" office:value-type="string" office:string-value="Anwendungslösungen präsentieren" calcext:value-type="string">
            <text:p>Anwendungslösungen präsentieren</text:p>
          </table:table-cell>
          <table:table-cell table:formula="of:=[$Themenliste.$E209]" office:value-type="string" office:string-value="Anwendungslösungen präsentieren" calcext:value-type="string">
            <text:p>Anwendungslösungen präsentieren</text:p>
          </table:table-cell>
          <table:table-cell table:formula="of:=CONCATENATE([$Variablen.$D$2];IF([$Themenliste.$I209];[$Themenliste.$H209]*10+UNICODE([$Themenliste.$D209])-96;0))" office:value-type="string" office:string-value="TEST-0" calcext:value-type="string">
            <text:p>TEST-0</text:p>
          </table:table-cell>
          <table:table-cell table:formula="of:=CONCATENATE([$Variablen.$D$2];IF([$Themenliste.$I209];[$Themenliste.$H209]*10;0))" office:value-type="string" office:string-value="TEST-0" calcext:value-type="string">
            <text:p>TEST-0</text:p>
          </table:table-cell>
          <table:table-cell table:formula="of:=CONCATENATE([$Themenliste.$D209];&quot; &quot;;IF([$Themenliste.$K209];&quot;Jahr_1 &quot;;&quot;&quot;);IF([$Themenliste.$L209];&quot;Jahr_2 &quot;;&quot;&quot;);IF([$Themenliste.$M209];&quot;Jahr_3&quot;;&quot;&quot;);&quot; &quot;;CONCATENATE(IF(XOR([$Themenliste.$I209];[$Themenliste.$J209]);IF([$Themenliste.$J209];&quot;A.&quot;;&quot;S.&quot;);&quot;X.&quot;);[$Themenliste.$A209]))" office:value-type="string" office:string-value="c Jahr_3 A.9.4.c" calcext:value-type="string">
            <text:p>c Jahr_3 A.9.4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4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210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210];[$Themenliste.$H210]*10+UNICODE([$Themenliste.$D210])-96;0))" office:value-type="string" office:string-value="TEST-0" calcext:value-type="string">
            <text:p>TEST-0</text:p>
          </table:table-cell>
          <table:table-cell table:formula="of:=CONCATENATE([$Variablen.$D$2];IF([$Themenliste.$I210];[$Themenliste.$H210]*10;0))" office:value-type="string" office:string-value="TEST-0" calcext:value-type="string">
            <text:p>TEST-0</text:p>
          </table:table-cell>
          <table:table-cell table:formula="of:=CONCATENATE([$Themenliste.$D210];&quot; &quot;;IF([$Themenliste.$K210];&quot;Jahr_1 &quot;;&quot;&quot;);IF([$Themenliste.$L210];&quot;Jahr_2 &quot;;&quot;&quot;);IF([$Themenliste.$M210];&quot;Jahr_3&quot;;&quot;&quot;);&quot; &quot;;CONCATENATE(IF(XOR([$Themenliste.$I210];[$Themenliste.$J210]);IF([$Themenliste.$J210];&quot;A.&quot;;&quot;S.&quot;);&quot;X.&quot;);[$Themenliste.$A210]))" office:value-type="string" office:string-value="d Jahr_3 A.9.4.d" calcext:value-type="string">
            <text:p>d Jahr_3 A.9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5];1;140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[$Themenliste.$E211]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CONCATENATE([$Variablen.$D$2];IF([$Themenliste.$I211];[$Themenliste.$H211]*10+UNICODE([$Themenliste.$D211])-96;0))" office:value-type="string" office:string-value="TEST-0" calcext:value-type="string">
            <text:p>TEST-0</text:p>
          </table:table-cell>
          <table:table-cell table:formula="of:=CONCATENATE([$Variablen.$D$2];IF([$Themenliste.$I211];[$Themenliste.$H211]*10;0))" office:value-type="string" office:string-value="TEST-0" calcext:value-type="string">
            <text:p>TEST-0</text:p>
          </table:table-cell>
          <table:table-cell table:formula="of:=CONCATENATE([$Themenliste.$D211];&quot; &quot;;IF([$Themenliste.$K211];&quot;Jahr_1 &quot;;&quot;&quot;);IF([$Themenliste.$L211];&quot;Jahr_2 &quot;;&quot;&quot;);IF([$Themenliste.$M211];&quot;Jahr_3&quot;;&quot;&quot;);&quot; &quot;;CONCATENATE(IF(XOR([$Themenliste.$I211];[$Themenliste.$J211]);IF([$Themenliste.$J211];&quot;A.&quot;;&quot;S.&quot;);&quot;X.&quot;);[$Themenliste.$A211]))" office:value-type="string" office:string-value="e Jahr_3 A.9.4.e" calcext:value-type="string">
            <text:p>e Jahr_3 A.9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6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212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212];[$Themenliste.$H212]*10+UNICODE([$Themenliste.$D212])-96;0))" office:value-type="string" office:string-value="TEST-0" calcext:value-type="string">
            <text:p>TEST-0</text:p>
          </table:table-cell>
          <table:table-cell table:formula="of:=CONCATENATE([$Variablen.$D$2];IF([$Themenliste.$I212];[$Themenliste.$H212]*10;0))" office:value-type="string" office:string-value="TEST-0" calcext:value-type="string">
            <text:p>TEST-0</text:p>
          </table:table-cell>
          <table:table-cell table:formula="of:=CONCATENATE([$Themenliste.$D212];&quot; &quot;;IF([$Themenliste.$K212];&quot;Jahr_1 &quot;;&quot;&quot;);IF([$Themenliste.$L212];&quot;Jahr_2 &quot;;&quot;&quot;);IF([$Themenliste.$M212];&quot;Jahr_3&quot;;&quot;&quot;);&quot; &quot;;CONCATENATE(IF(XOR([$Themenliste.$I212];[$Themenliste.$J212]);IF([$Themenliste.$J212];&quot;A.&quot;;&quot;S.&quot;);&quot;X.&quot;);[$Themenliste.$A212]))" office:value-type="string" office:string-value="a Jahr_3 A.10.1.a" calcext:value-type="string">
            <text:p>a Jahr_3 A.10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7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213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213];[$Themenliste.$H213]*10+UNICODE([$Themenliste.$D213])-96;0))" office:value-type="string" office:string-value="TEST-0" calcext:value-type="string">
            <text:p>TEST-0</text:p>
          </table:table-cell>
          <table:table-cell table:formula="of:=CONCATENATE([$Variablen.$D$2];IF([$Themenliste.$I213];[$Themenliste.$H213]*10;0))" office:value-type="string" office:string-value="TEST-0" calcext:value-type="string">
            <text:p>TEST-0</text:p>
          </table:table-cell>
          <table:table-cell table:formula="of:=CONCATENATE([$Themenliste.$D213];&quot; &quot;;IF([$Themenliste.$K213];&quot;Jahr_1 &quot;;&quot;&quot;);IF([$Themenliste.$L213];&quot;Jahr_2 &quot;;&quot;&quot;);IF([$Themenliste.$M213];&quot;Jahr_3&quot;;&quot;&quot;);&quot; &quot;;CONCATENATE(IF(XOR([$Themenliste.$I213];[$Themenliste.$J213]);IF([$Themenliste.$J213];&quot;A.&quot;;&quot;S.&quot;);&quot;X.&quot;);[$Themenliste.$A213]))" office:value-type="string" office:string-value="b Jahr_3 A.10.1.b" calcext:value-type="string">
            <text:p>b Jahr_3 A.10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8];1;140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[$Themenliste.$E214]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CONCATENATE([$Variablen.$D$2];IF([$Themenliste.$I214];[$Themenliste.$H214]*10+UNICODE([$Themenliste.$D214])-96;0))" office:value-type="string" office:string-value="TEST-0" calcext:value-type="string">
            <text:p>TEST-0</text:p>
          </table:table-cell>
          <table:table-cell table:formula="of:=CONCATENATE([$Variablen.$D$2];IF([$Themenliste.$I214];[$Themenliste.$H214]*10;0))" office:value-type="string" office:string-value="TEST-0" calcext:value-type="string">
            <text:p>TEST-0</text:p>
          </table:table-cell>
          <table:table-cell table:formula="of:=CONCATENATE([$Themenliste.$D214];&quot; &quot;;IF([$Themenliste.$K214];&quot;Jahr_1 &quot;;&quot;&quot;);IF([$Themenliste.$L214];&quot;Jahr_2 &quot;;&quot;&quot;);IF([$Themenliste.$M214];&quot;Jahr_3&quot;;&quot;&quot;);&quot; &quot;;CONCATENATE(IF(XOR([$Themenliste.$I214];[$Themenliste.$J214]);IF([$Themenliste.$J214];&quot;A.&quot;;&quot;S.&quot;);&quot;X.&quot;);[$Themenliste.$A214]))" office:value-type="string" office:string-value="c Jahr_3 A.10.1.c" calcext:value-type="string">
            <text:p>c Jahr_3 A.10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9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215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215];[$Themenliste.$H215]*10+UNICODE([$Themenliste.$D215])-96;0))" office:value-type="string" office:string-value="TEST-0" calcext:value-type="string">
            <text:p>TEST-0</text:p>
          </table:table-cell>
          <table:table-cell table:formula="of:=CONCATENATE([$Variablen.$D$2];IF([$Themenliste.$I215];[$Themenliste.$H215]*10;0))" office:value-type="string" office:string-value="TEST-0" calcext:value-type="string">
            <text:p>TEST-0</text:p>
          </table:table-cell>
          <table:table-cell table:formula="of:=CONCATENATE([$Themenliste.$D215];&quot; &quot;;IF([$Themenliste.$K215];&quot;Jahr_1 &quot;;&quot;&quot;);IF([$Themenliste.$L215];&quot;Jahr_2 &quot;;&quot;&quot;);IF([$Themenliste.$M215];&quot;Jahr_3&quot;;&quot;&quot;);&quot; &quot;;CONCATENATE(IF(XOR([$Themenliste.$I215];[$Themenliste.$J215]);IF([$Themenliste.$J215];&quot;A.&quot;;&quot;S.&quot;);&quot;X.&quot;);[$Themenliste.$A215]))" office:value-type="string" office:string-value="d Jahr_3 A.10.1.d" calcext:value-type="string">
            <text:p>d Jahr_3 A.10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0];1;140)" office:value-type="string" office:string-value="vorhandene Anwendungslösungen im Einsatzgebiet erfassen und nach Maßgabe ihrer Leistungsfähigkeit, Funktionalität, Wirtschaftlichkeit und Er" calcext:value-type="string">
            <text:p>vorhandene Anwendungslösungen im Einsatzgebiet erfassen und nach Maßgabe ihrer Leistungsfähigkeit, Funktionalität, Wirtschaftlichkeit und Er</text:p>
          </table:table-cell>
          <table:table-cell table:formula="of:=[$Themenliste.$E216]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216];[$Themenliste.$H216]*10+UNICODE([$Themenliste.$D216])-96;0))" office:value-type="string" office:string-value="TEST-0" calcext:value-type="string">
            <text:p>TEST-0</text:p>
          </table:table-cell>
          <table:table-cell table:formula="of:=CONCATENATE([$Variablen.$D$2];IF([$Themenliste.$I216];[$Themenliste.$H216]*10;0))" office:value-type="string" office:string-value="TEST-0" calcext:value-type="string">
            <text:p>TEST-0</text:p>
          </table:table-cell>
          <table:table-cell table:formula="of:=CONCATENATE([$Themenliste.$D216];&quot; &quot;;IF([$Themenliste.$K216];&quot;Jahr_1 &quot;;&quot;&quot;);IF([$Themenliste.$L216];&quot;Jahr_2 &quot;;&quot;&quot;);IF([$Themenliste.$M216];&quot;Jahr_3&quot;;&quot;&quot;);&quot; &quot;;CONCATENATE(IF(XOR([$Themenliste.$I216];[$Themenliste.$J216]);IF([$Themenliste.$J216];&quot;A.&quot;;&quot;S.&quot;);&quot;X.&quot;);[$Themenliste.$A216]))" office:value-type="string" office:string-value="e Jahr_3 A.10.1.e" calcext:value-type="string">
            <text:p>e Jahr_3 A.10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1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217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217];[$Themenliste.$H217]*10+UNICODE([$Themenliste.$D217])-96;0))" office:value-type="string" office:string-value="TEST-0" calcext:value-type="string">
            <text:p>TEST-0</text:p>
          </table:table-cell>
          <table:table-cell table:formula="of:=CONCATENATE([$Variablen.$D$2];IF([$Themenliste.$I217];[$Themenliste.$H217]*10;0))" office:value-type="string" office:string-value="TEST-0" calcext:value-type="string">
            <text:p>TEST-0</text:p>
          </table:table-cell>
          <table:table-cell table:formula="of:=CONCATENATE([$Themenliste.$D217];&quot; &quot;;IF([$Themenliste.$K217];&quot;Jahr_1 &quot;;&quot;&quot;);IF([$Themenliste.$L217];&quot;Jahr_2 &quot;;&quot;&quot;);IF([$Themenliste.$M217];&quot;Jahr_3&quot;;&quot;&quot;);&quot; &quot;;CONCATENATE(IF(XOR([$Themenliste.$I217];[$Themenliste.$J217]);IF([$Themenliste.$J217];&quot;A.&quot;;&quot;S.&quot;);&quot;X.&quot;);[$Themenliste.$A217]))" office:value-type="string" office:string-value="a Jahr_3 A.10.2.a" calcext:value-type="string">
            <text:p>a Jahr_3 A.10.2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2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218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218];[$Themenliste.$H218]*10+UNICODE([$Themenliste.$D218])-96;0))" office:value-type="string" office:string-value="TEST-0" calcext:value-type="string">
            <text:p>TEST-0</text:p>
          </table:table-cell>
          <table:table-cell table:formula="of:=CONCATENATE([$Variablen.$D$2];IF([$Themenliste.$I218];[$Themenliste.$H218]*10;0))" office:value-type="string" office:string-value="TEST-0" calcext:value-type="string">
            <text:p>TEST-0</text:p>
          </table:table-cell>
          <table:table-cell table:formula="of:=CONCATENATE([$Themenliste.$D218];&quot; &quot;;IF([$Themenliste.$K218];&quot;Jahr_1 &quot;;&quot;&quot;);IF([$Themenliste.$L218];&quot;Jahr_2 &quot;;&quot;&quot;);IF([$Themenliste.$M218];&quot;Jahr_3&quot;;&quot;&quot;);&quot; &quot;;CONCATENATE(IF(XOR([$Themenliste.$I218];[$Themenliste.$J218]);IF([$Themenliste.$J218];&quot;A.&quot;;&quot;S.&quot;);&quot;X.&quot;);[$Themenliste.$A218]))" office:value-type="string" office:string-value="b Jahr_3 A.10.2.b" calcext:value-type="string">
            <text:p>b Jahr_3 A.10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3];1;140)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[$Themenliste.$E219]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CONCATENATE([$Variablen.$D$2];IF([$Themenliste.$I219];[$Themenliste.$H219]*10+UNICODE([$Themenliste.$D219])-96;0))" office:value-type="string" office:string-value="TEST-0" calcext:value-type="string">
            <text:p>TEST-0</text:p>
          </table:table-cell>
          <table:table-cell table:formula="of:=CONCATENATE([$Variablen.$D$2];IF([$Themenliste.$I219];[$Themenliste.$H219]*10;0))" office:value-type="string" office:string-value="TEST-0" calcext:value-type="string">
            <text:p>TEST-0</text:p>
          </table:table-cell>
          <table:table-cell table:formula="of:=CONCATENATE([$Themenliste.$D219];&quot; &quot;;IF([$Themenliste.$K219];&quot;Jahr_1 &quot;;&quot;&quot;);IF([$Themenliste.$L219];&quot;Jahr_2 &quot;;&quot;&quot;);IF([$Themenliste.$M219];&quot;Jahr_3&quot;;&quot;&quot;);&quot; &quot;;CONCATENATE(IF(XOR([$Themenliste.$I219];[$Themenliste.$J219]);IF([$Themenliste.$J219];&quot;A.&quot;;&quot;S.&quot;);&quot;X.&quot;);[$Themenliste.$A219]))" office:value-type="string" office:string-value="c Jahr_3 A.10.2.c" calcext:value-type="string">
            <text:p>c Jahr_3 A.10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4];1;140)" office:value-type="string" office:string-value="Projektplanungswerkzeuge anwenden" calcext:value-type="string">
            <text:p>Projektplanungswerkzeuge anwenden</text:p>
          </table:table-cell>
          <table:table-cell table:formula="of:=[$Themenliste.$E220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220];[$Themenliste.$H220]*10+UNICODE([$Themenliste.$D220])-96;0))" office:value-type="string" office:string-value="TEST-0" calcext:value-type="string">
            <text:p>TEST-0</text:p>
          </table:table-cell>
          <table:table-cell table:formula="of:=CONCATENATE([$Variablen.$D$2];IF([$Themenliste.$I220];[$Themenliste.$H220]*10;0))" office:value-type="string" office:string-value="TEST-0" calcext:value-type="string">
            <text:p>TEST-0</text:p>
          </table:table-cell>
          <table:table-cell table:formula="of:=CONCATENATE([$Themenliste.$D220];&quot; &quot;;IF([$Themenliste.$K220];&quot;Jahr_1 &quot;;&quot;&quot;);IF([$Themenliste.$L220];&quot;Jahr_2 &quot;;&quot;&quot;);IF([$Themenliste.$M220];&quot;Jahr_3&quot;;&quot;&quot;);&quot; &quot;;CONCATENATE(IF(XOR([$Themenliste.$I220];[$Themenliste.$J220]);IF([$Themenliste.$J220];&quot;A.&quot;;&quot;S.&quot;);&quot;X.&quot;);[$Themenliste.$A220]))" office:value-type="string" office:string-value="d Jahr_3 A.10.2.d" calcext:value-type="string">
            <text:p>d Jahr_3 A.10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5];1;140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[$Themenliste.$E221]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CONCATENATE([$Variablen.$D$2];IF([$Themenliste.$I221];[$Themenliste.$H221]*10+UNICODE([$Themenliste.$D221])-96;0))" office:value-type="string" office:string-value="TEST-0" calcext:value-type="string">
            <text:p>TEST-0</text:p>
          </table:table-cell>
          <table:table-cell table:formula="of:=CONCATENATE([$Variablen.$D$2];IF([$Themenliste.$I221];[$Themenliste.$H221]*10;0))" office:value-type="string" office:string-value="TEST-0" calcext:value-type="string">
            <text:p>TEST-0</text:p>
          </table:table-cell>
          <table:table-cell table:formula="of:=CONCATENATE([$Themenliste.$D221];&quot; &quot;;IF([$Themenliste.$K221];&quot;Jahr_1 &quot;;&quot;&quot;);IF([$Themenliste.$L221];&quot;Jahr_2 &quot;;&quot;&quot;);IF([$Themenliste.$M221];&quot;Jahr_3&quot;;&quot;&quot;);&quot; &quot;;CONCATENATE(IF(XOR([$Themenliste.$I221];[$Themenliste.$J221]);IF([$Themenliste.$J221];&quot;A.&quot;;&quot;S.&quot;);&quot;X.&quot;);[$Themenliste.$A221]))" office:value-type="string" office:string-value="a Jahr_3 A.10.3.a" calcext:value-type="string">
            <text:p>a Jahr_3 A.10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6];1;140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[$Themenliste.$E222]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CONCATENATE([$Variablen.$D$2];IF([$Themenliste.$I222];[$Themenliste.$H222]*10+UNICODE([$Themenliste.$D222])-96;0))" office:value-type="string" office:string-value="TEST-0" calcext:value-type="string">
            <text:p>TEST-0</text:p>
          </table:table-cell>
          <table:table-cell table:formula="of:=CONCATENATE([$Variablen.$D$2];IF([$Themenliste.$I222];[$Themenliste.$H222]*10;0))" office:value-type="string" office:string-value="TEST-0" calcext:value-type="string">
            <text:p>TEST-0</text:p>
          </table:table-cell>
          <table:table-cell table:formula="of:=CONCATENATE([$Themenliste.$D222];&quot; &quot;;IF([$Themenliste.$K222];&quot;Jahr_1 &quot;;&quot;&quot;);IF([$Themenliste.$L222];&quot;Jahr_2 &quot;;&quot;&quot;);IF([$Themenliste.$M222];&quot;Jahr_3&quot;;&quot;&quot;);&quot; &quot;;CONCATENATE(IF(XOR([$Themenliste.$I222];[$Themenliste.$J222]);IF([$Themenliste.$J222];&quot;A.&quot;;&quot;S.&quot;);&quot;X.&quot;);[$Themenliste.$A222]))" office:value-type="string" office:string-value="b Jahr_3 A.10.3.b" calcext:value-type="string">
            <text:p>b Jahr_3 A.10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7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223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223];[$Themenliste.$H223]*10+UNICODE([$Themenliste.$D223])-96;0))" office:value-type="string" office:string-value="TEST-0" calcext:value-type="string">
            <text:p>TEST-0</text:p>
          </table:table-cell>
          <table:table-cell table:formula="of:=CONCATENATE([$Variablen.$D$2];IF([$Themenliste.$I223];[$Themenliste.$H223]*10;0))" office:value-type="string" office:string-value="TEST-0" calcext:value-type="string">
            <text:p>TEST-0</text:p>
          </table:table-cell>
          <table:table-cell table:formula="of:=CONCATENATE([$Themenliste.$D223];&quot; &quot;;IF([$Themenliste.$K223];&quot;Jahr_1 &quot;;&quot;&quot;);IF([$Themenliste.$L223];&quot;Jahr_2 &quot;;&quot;&quot;);IF([$Themenliste.$M223];&quot;Jahr_3&quot;;&quot;&quot;);&quot; &quot;;CONCATENATE(IF(XOR([$Themenliste.$I223];[$Themenliste.$J223]);IF([$Themenliste.$J223];&quot;A.&quot;;&quot;S.&quot;);&quot;X.&quot;);[$Themenliste.$A223]))" office:value-type="string" office:string-value="c Jahr_3 A.10.3.c" calcext:value-type="string">
            <text:p>c Jahr_3 A.10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8];1;140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[$Themenliste.$E224]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CONCATENATE([$Variablen.$D$2];IF([$Themenliste.$I224];[$Themenliste.$H224]*10+UNICODE([$Themenliste.$D224])-96;0))" office:value-type="string" office:string-value="TEST-0" calcext:value-type="string">
            <text:p>TEST-0</text:p>
          </table:table-cell>
          <table:table-cell table:formula="of:=CONCATENATE([$Variablen.$D$2];IF([$Themenliste.$I224];[$Themenliste.$H224]*10;0))" office:value-type="string" office:string-value="TEST-0" calcext:value-type="string">
            <text:p>TEST-0</text:p>
          </table:table-cell>
          <table:table-cell table:formula="of:=CONCATENATE([$Themenliste.$D224];&quot; &quot;;IF([$Themenliste.$K224];&quot;Jahr_1 &quot;;&quot;&quot;);IF([$Themenliste.$L224];&quot;Jahr_2 &quot;;&quot;&quot;);IF([$Themenliste.$M224];&quot;Jahr_3&quot;;&quot;&quot;);&quot; &quot;;CONCATENATE(IF(XOR([$Themenliste.$I224];[$Themenliste.$J224]);IF([$Themenliste.$J224];&quot;A.&quot;;&quot;S.&quot;);&quot;X.&quot;);[$Themenliste.$A224]))" office:value-type="string" office:string-value="d Jahr_3 A.10.3.d" calcext:value-type="string">
            <text:p>d Jahr_3 A.10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9];1;140)" office:value-type="string" office:string-value="Einführung von Anwendungslösungen unter Berücksichtigung der organisatorischen und terminlichen Vorgaben mit den Kunden abstimmen und kontro" calcext:value-type="string">
            <text:p>Einführung von Anwendungslösungen unter Berücksichtigung der organisatorischen und terminlichen Vorgaben mit den Kunden abstimmen und kontro</text:p>
          </table:table-cell>
          <table:table-cell table:formula="of:=[$Themenliste.$E225]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$Variablen.$D$2];IF([$Themenliste.$I225];[$Themenliste.$H225]*10+UNICODE([$Themenliste.$D225])-96;0))" office:value-type="string" office:string-value="TEST-0" calcext:value-type="string">
            <text:p>TEST-0</text:p>
          </table:table-cell>
          <table:table-cell table:formula="of:=CONCATENATE([$Variablen.$D$2];IF([$Themenliste.$I225];[$Themenliste.$H225]*10;0))" office:value-type="string" office:string-value="TEST-0" calcext:value-type="string">
            <text:p>TEST-0</text:p>
          </table:table-cell>
          <table:table-cell table:formula="of:=CONCATENATE([$Themenliste.$D225];&quot; &quot;;IF([$Themenliste.$K225];&quot;Jahr_1 &quot;;&quot;&quot;);IF([$Themenliste.$L225];&quot;Jahr_2 &quot;;&quot;&quot;);IF([$Themenliste.$M225];&quot;Jahr_3&quot;;&quot;&quot;);&quot; &quot;;CONCATENATE(IF(XOR([$Themenliste.$I225];[$Themenliste.$J225]);IF([$Themenliste.$J225];&quot;A.&quot;;&quot;S.&quot;);&quot;X.&quot;);[$Themenliste.$A225]))" office:value-type="string" office:string-value="e Jahr_3 A.10.3.e" calcext:value-type="string">
            <text:p>e Jahr_3 A.10.3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0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226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226];[$Themenliste.$H226]*10+UNICODE([$Themenliste.$D226])-96;0))" office:value-type="string" office:string-value="TEST-0" calcext:value-type="string">
            <text:p>TEST-0</text:p>
          </table:table-cell>
          <table:table-cell table:formula="of:=CONCATENATE([$Variablen.$D$2];IF([$Themenliste.$I226];[$Themenliste.$H226]*10;0))" office:value-type="string" office:string-value="TEST-0" calcext:value-type="string">
            <text:p>TEST-0</text:p>
          </table:table-cell>
          <table:table-cell table:formula="of:=CONCATENATE([$Themenliste.$D226];&quot; &quot;;IF([$Themenliste.$K226];&quot;Jahr_1 &quot;;&quot;&quot;);IF([$Themenliste.$L226];&quot;Jahr_2 &quot;;&quot;&quot;);IF([$Themenliste.$M226];&quot;Jahr_3&quot;;&quot;&quot;);&quot; &quot;;CONCATENATE(IF(XOR([$Themenliste.$I226];[$Themenliste.$J226]);IF([$Themenliste.$J226];&quot;A.&quot;;&quot;S.&quot;);&quot;X.&quot;);[$Themenliste.$A226]))" office:value-type="string" office:string-value="a Jahr_3 A.10.4.a" calcext:value-type="string">
            <text:p>a Jahr_3 A.10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1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227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227];[$Themenliste.$H227]*10+UNICODE([$Themenliste.$D227])-96;0))" office:value-type="string" office:string-value="TEST-0" calcext:value-type="string">
            <text:p>TEST-0</text:p>
          </table:table-cell>
          <table:table-cell table:formula="of:=CONCATENATE([$Variablen.$D$2];IF([$Themenliste.$I227];[$Themenliste.$H227]*10;0))" office:value-type="string" office:string-value="TEST-0" calcext:value-type="string">
            <text:p>TEST-0</text:p>
          </table:table-cell>
          <table:table-cell table:formula="of:=CONCATENATE([$Themenliste.$D227];&quot; &quot;;IF([$Themenliste.$K227];&quot;Jahr_1 &quot;;&quot;&quot;);IF([$Themenliste.$L227];&quot;Jahr_2 &quot;;&quot;&quot;);IF([$Themenliste.$M227];&quot;Jahr_3&quot;;&quot;&quot;);&quot; &quot;;CONCATENATE(IF(XOR([$Themenliste.$I227];[$Themenliste.$J227]);IF([$Themenliste.$J227];&quot;A.&quot;;&quot;S.&quot;);&quot;X.&quot;);[$Themenliste.$A227]))" office:value-type="string" office:string-value="b Jahr_3 A.10.4.b" calcext:value-type="string">
            <text:p>b Jahr_3 A.10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2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228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228];[$Themenliste.$H228]*10+UNICODE([$Themenliste.$D228])-96;0))" office:value-type="string" office:string-value="TEST-0" calcext:value-type="string">
            <text:p>TEST-0</text:p>
          </table:table-cell>
          <table:table-cell table:formula="of:=CONCATENATE([$Variablen.$D$2];IF([$Themenliste.$I228];[$Themenliste.$H228]*10;0))" office:value-type="string" office:string-value="TEST-0" calcext:value-type="string">
            <text:p>TEST-0</text:p>
          </table:table-cell>
          <table:table-cell table:formula="of:=CONCATENATE([$Themenliste.$D228];&quot; &quot;;IF([$Themenliste.$K228];&quot;Jahr_1 &quot;;&quot;&quot;);IF([$Themenliste.$L228];&quot;Jahr_2 &quot;;&quot;&quot;);IF([$Themenliste.$M228];&quot;Jahr_3&quot;;&quot;&quot;);&quot; &quot;;CONCATENATE(IF(XOR([$Themenliste.$I228];[$Themenliste.$J228]);IF([$Themenliste.$J228];&quot;A.&quot;;&quot;S.&quot;);&quot;X.&quot;);[$Themenliste.$A228]))" office:value-type="string" office:string-value="c Jahr_3 A.10.4.c" calcext:value-type="string">
            <text:p>c Jahr_3 A.10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3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229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229];[$Themenliste.$H229]*10+UNICODE([$Themenliste.$D229])-96;0))" office:value-type="string" office:string-value="TEST-0" calcext:value-type="string">
            <text:p>TEST-0</text:p>
          </table:table-cell>
          <table:table-cell table:formula="of:=CONCATENATE([$Variablen.$D$2];IF([$Themenliste.$I229];[$Themenliste.$H229]*10;0))" office:value-type="string" office:string-value="TEST-0" calcext:value-type="string">
            <text:p>TEST-0</text:p>
          </table:table-cell>
          <table:table-cell table:formula="of:=CONCATENATE([$Themenliste.$D229];&quot; &quot;;IF([$Themenliste.$K229];&quot;Jahr_1 &quot;;&quot;&quot;);IF([$Themenliste.$L229];&quot;Jahr_2 &quot;;&quot;&quot;);IF([$Themenliste.$M229];&quot;Jahr_3&quot;;&quot;&quot;);&quot; &quot;;CONCATENATE(IF(XOR([$Themenliste.$I229];[$Themenliste.$J229]);IF([$Themenliste.$J229];&quot;A.&quot;;&quot;S.&quot;);&quot;X.&quot;);[$Themenliste.$A229]))" office:value-type="string" office:string-value="d Jahr_3 A.10.4.d" calcext:value-type="string">
            <text:p>d Jahr_3 A.10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4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230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230];[$Themenliste.$H230]*10+UNICODE([$Themenliste.$D230])-96;0))" office:value-type="string" office:string-value="TEST-0" calcext:value-type="string">
            <text:p>TEST-0</text:p>
          </table:table-cell>
          <table:table-cell table:formula="of:=CONCATENATE([$Variablen.$D$2];IF([$Themenliste.$I230];[$Themenliste.$H230]*10;0))" office:value-type="string" office:string-value="TEST-0" calcext:value-type="string">
            <text:p>TEST-0</text:p>
          </table:table-cell>
          <table:table-cell table:formula="of:=CONCATENATE([$Themenliste.$D230];&quot; &quot;;IF([$Themenliste.$K230];&quot;Jahr_1 &quot;;&quot;&quot;);IF([$Themenliste.$L230];&quot;Jahr_2 &quot;;&quot;&quot;);IF([$Themenliste.$M230];&quot;Jahr_3&quot;;&quot;&quot;);&quot; &quot;;CONCATENATE(IF(XOR([$Themenliste.$I230];[$Themenliste.$J230]);IF([$Themenliste.$J230];&quot;A.&quot;;&quot;S.&quot;);&quot;X.&quot;);[$Themenliste.$A230]))" office:value-type="string" office:string-value="e Jahr_3 A.10.4.e" calcext:value-type="string">
            <text:p>e Jahr_3 A.10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5];1;140)" office:value-type="string" office:string-value="Last Card" calcext:value-type="string">
            <text:p>Last Card</text:p>
          </table:table-cell>
          <table:table-cell table:formula="of:=[$Themenliste.$E231]" office:value-type="string" office:string-value="Last Card" calcext:value-type="string">
            <text:p>Last Card</text:p>
          </table:table-cell>
          <table:table-cell table:formula="of:=CONCATENATE([$Variablen.$D$2];IF([$Themenliste.$I231];[$Themenliste.$H231]*10+UNICODE([$Themenliste.$D231])-96;0))" office:value-type="string" office:string-value="TEST-991014" calcext:value-type="string">
            <text:p>TEST-991014</text:p>
          </table:table-cell>
          <table:table-cell table:formula="of:=CONCATENATE([$Variablen.$D$2];IF([$Themenliste.$I231];[$Themenliste.$H231]*10;0))" office:value-type="string" office:string-value="TEST-990990" calcext:value-type="string">
            <text:p>TEST-990990</text:p>
          </table:table-cell>
          <table:table-cell table:formula="of:=CONCATENATE([$Themenliste.$D231];&quot; &quot;;IF([$Themenliste.$K231];&quot;Jahr_1 &quot;;&quot;&quot;);IF([$Themenliste.$L231];&quot;Jahr_2 &quot;;&quot;&quot;);IF([$Themenliste.$M231];&quot;Jahr_3&quot;;&quot;&quot;);&quot; &quot;;CONCATENATE(IF(XOR([$Themenliste.$I231];[$Themenliste.$J231]);IF([$Themenliste.$J231];&quot;A.&quot;;&quot;S.&quot;);&quot;X.&quot;);[$Themenliste.$A231]))" office:value-type="string" office:string-value="x  X.99.99.x" calcext:value-type="string">
            <text:p>x <text:s/>X.99.99.x</text:p>
          </table:table-cell>
          <table:table-cell table:number-columns-repeated="58"/>
        </table:table-row>
        <table:table-row table:style-name="ro3" table:number-rows-repeated="10483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table:table-column table:style-name="co6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59" table:default-cell-style-name="Default"/>
        <table:table-row table:style-name="ro3">
          <table:table-cell table:style-name="ce83" office:value-type="string" calcext:value-type="string">
            <text:p>jahr1</text:p>
          </table:table-cell>
          <table:table-cell table:style-name="ce83" office:value-type="string" calcext:value-type="string">
            <text:p>jahr2</text:p>
          </table:table-cell>
          <table:table-cell table:style-name="ce83" office:value-type="string" calcext:value-type="string">
            <text:p>jahr3</text:p>
          </table:table-cell>
          <table:table-cell table:style-name="ce83" office:value-type="string" calcext:value-type="string">
            <text:p>Jira_Prefix</text:p>
          </table:table-cell>
          <table:table-cell table:style-name="ce83" office:value-type="string" calcext:value-type="string">
            <text:p>Jira-Epic</text:p>
          </table:table-cell>
          <table:table-cell table:style-name="ce83" office:value-type="string" calcext:value-type="string">
            <text:p>Jira-Story</text:p>
          </table:table-cell>
          <table:table-cell table:style-name="ce83" office:value-type="string" calcext:value-type="string">
            <text:p>Jira-Task</text:p>
          </table:table-cell>
          <table:table-cell table:style-name="ce83" table:number-columns-repeated="5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18" office:value-type="string" calcext:value-type="string">
            <text:p>Issue-ID</text:p>
          </table:table-cell>
          <table:table-cell table:style-name="ce118" office:value-type="string" calcext:value-type="string">
            <text:p>IssueType</text:p>
          </table:table-cell>
          <table:table-cell table:style-name="ce118" office:value-type="string" calcext:value-type="string">
            <text:p>Labels</text:p>
          </table:table-cell>
          <table:table-cell table:style-name="ce118" office:value-type="string" calcext:value-type="string">
            <text:p>ParentID</text:p>
          </table:table-cell>
          <table:table-cell table:style-name="ce118" office:value-type="string" calcext:value-type="string">
            <text:p>Summary</text:p>
          </table:table-cell>
          <table:table-cell table:style-name="ce118" office:value-type="string" calcext:value-type="string">
            <text:p>Coments</text:p>
          </table:table-cell>
          <table:table-cell table:style-name="ce118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</table:table>
      <table:table table:name="Abschnitte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59" table:default-cell-style-name="Default"/>
        <table:table-row table:style-name="ro3">
          <table:table-cell table:style-name="ce83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83" office:value-type="string" calcext:value-type="string">
            <office:annotation draw:style-name="gr2" draw:text-style-name="P2" svg:width="2.899cm" svg:height="1.386cm" svg:x="5.115cm" svg:y="0cm" draw:caption-point-x="-0.61cm" draw:caption-point-y="0.01cm">
              <dc:date>2017-12-19T00:00:00</dc:date>
              <text:p text:style-name="P1"><text:span text:style-name="T1">Ist synchrom mit IHK Ausbildungsplan</text:span></text:p>
            </office:annotation>
            <text:p>Kapitel</text:p>
          </table:table-cell>
          <table:table-cell table:style-name="ce83" office:value-type="string" calcext:value-type="string">
            <text:p>Abschnittname</text:p>
          </table:table-cell>
          <table:table-cell table:style-name="ce83" office:value-type="string" calcext:value-type="string">
            <text:p>Anwendungsentwicklung</text:p>
          </table:table-cell>
          <table:table-cell table:style-name="ce83" office:value-type="string" calcext:value-type="string">
            <text:p>Systemintegration</text:p>
          </table:table-cell>
          <table:table-cell table:style-name="ce83" table:number-columns-repeated="5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r Ausbildungsbetrie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schäfts- und Leistungsproze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beitsorganisation und Arbeitstechnik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style-name="ce119" office:value-type="string" calcext:value-type="string">
            <text:p>Informations- und telekommunikationstechnische Produkte und Märk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erstellen und Betreuen von Systemlösung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ystementwick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chu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ysteminteg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table:style-name="ce119"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119" office:value-type="string" calcext:value-type="string">
            <text:p>Fachaufgaben im Einsatzgeb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</table:table>
      <table:table table:name="Bereich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3" table:default-cell-style-name="ce135"/>
        <table:table-column table:style-name="co44" table:default-cell-style-name="ce137"/>
        <table:table-column table:style-name="co45" table:default-cell-style-name="ce110"/>
        <table:table-column table:style-name="co46" table:default-cell-style-name="ce110"/>
        <table:table-column table:style-name="co30" table:default-cell-style-name="ce142"/>
        <table:table-column table:style-name="co47" table:default-cell-style-name="ce144"/>
        <table:table-column table:style-name="co48" table:default-cell-style-name="ce144"/>
        <table:table-column table:style-name="co49" table:visibility="collapse" table:default-cell-style-name="ce148"/>
        <table:table-column table:style-name="co19" table:default-cell-style-name="ce151"/>
        <table:table-column table:style-name="co50" table:default-cell-style-name="ce153"/>
        <table:table-column table:style-name="co42" table:default-cell-style-name="ce155"/>
        <table:table-column table:style-name="co51" table:default-cell-style-name="ce155"/>
        <table:table-column table:style-name="co45" table:number-columns-repeated="3" table:default-cell-style-name="ce157"/>
        <table:table-column table:style-name="co6" table:default-cell-style-name="Default"/>
        <table:table-column table:style-name="co6" table:number-columns-repeated="48" table:default-cell-style-name="ce158"/>
        <table:table-row table:style-name="ro23">
          <table:table-cell table:style-name="ce134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</text:span><text:span text:style-name="T1">eindeutige </text:span><text:span text:style-name="T1">Kennzeichnung</text:span></text:p>
            </office:annotation>
            <text:p>Key</text:p>
          </table:table-cell>
          <table:table-cell table:style-name="ce136" office:value-type="string" calcext:value-type="string">
            <text:p>A#</text:p>
          </table:table-cell>
          <table:table-cell table:style-name="ce136" office:value-type="string" calcext:value-type="string">
            <text:p>Abschn.</text:p>
          </table:table-cell>
          <table:table-cell table:style-name="ce139" office:value-type="string" calcext:value-type="string">
            <text:p>ref1</text:p>
          </table:table-cell>
          <table:table-cell table:style-name="ce141" table:formula="of:=[Abschnitte.C1]" office:value-type="string" office:string-value="Abschnittname" calcext:value-type="string">
            <text:p>Abschnittname</text:p>
          </table:table-cell>
          <table:table-cell table:style-name="ce143" office:value-type="string" calcext:value-type="string">
            <text:p>B#</text:p>
          </table:table-cell>
          <table:table-cell table:style-name="ce143" office:value-type="string" calcext:value-type="string">
            <text:p>Bereich</text:p>
          </table:table-cell>
          <table:table-cell table:style-name="ce146" office:value-type="string" calcext:value-type="string">
            <text:p>ref2</text:p>
          </table:table-cell>
          <table:table-cell table:style-name="ce149" office:value-type="string" calcext:value-type="string">
            <office:annotation draw:style-name="gr2" draw:text-style-name="P2" svg:width="2.899cm" svg:height="1.386cm" svg:x="29.475cm" svg:y="0.01cm" draw:caption-point-x="0cm" draw:caption-point-y="0cm">
              <dc:date>2017-12-19T00:00:00</dc:date>
              <text:p text:style-name="P1"><text:span text:style-name="T1">Anzahl der </text:span><text:span text:style-name="T1">Unterpunkte </text:span><text:span text:style-name="T1">(a...d)</text:span></text:p>
            </office:annotation>
            <text:p>count</text:p>
          </table:table-cell>
          <table:table-cell table:style-name="ce152" office:value-type="string" calcext:value-type="string">
            <text:p>Themen</text:p>
          </table:table-cell>
          <table:table-cell table:style-name="ce139" table:formula="of:=[Themenliste.I1]" office:value-type="string" office:string-value="Systemintegration" calcext:value-type="string">
            <text:p>Systemintegration</text:p>
          </table:table-cell>
          <table:table-cell table:style-name="ce139" table:formula="of:=[Themenliste.J1]" office:value-type="string" office:string-value="Anwendungsentwicklung" calcext:value-type="string">
            <text:p>Anwendungsentwicklung</text:p>
          </table:table-cell>
          <table:table-cell table:style-name="ce139" table:formula="of:=[Themenliste.K1]" office:value-type="string" office:string-value="Jahr 1" calcext:value-type="string">
            <text:p>Jahr 1</text:p>
          </table:table-cell>
          <table:table-cell table:style-name="ce139" table:formula="of:=[Themenliste.L1]" office:value-type="string" office:string-value="Jahr 2" calcext:value-type="string">
            <text:p>Jahr 2</text:p>
          </table:table-cell>
          <table:table-cell table:style-name="ce139" table:formula="of:=[Themenliste.M1]" office:value-type="string" office:string-value="Jahr 3" calcext:value-type="string">
            <text:p>Jahr 3</text:p>
          </table:table-cell>
          <table:table-cell table:style-name="ce83"/>
          <table:table-cell table:style-name="ce136" table:number-columns-repeated="48"/>
        </table:table-row>
        <table:table-row table:style-name="ro8">
          <table:table-cell table:formula="of:=(1000*[.$B2])+[.$F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2]);0;1;1)" office:value-type="float" office:value="1" calcext:value-type="float">
            <text:p>1</text:p>
          </table:table-cell>
          <table:table-cell table:style-name="ce140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2]);0;2;1)" office:value-type="string" office:string-value="Der Ausbildungsbetrieb" calcext:value-type="string">
            <text:p>Der Ausbildungsbetri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ung, Rechtsform und Struktur</text:p>
          </table:table-cell>
          <table:table-cell table:style-name="ce147" table:formula="of:=CONCATENATE(&quot;$Themenliste.$F$&quot;;MATCH([.$A2];[$Themenliste.$H$1:$Themenliste.$H$10005];0))" office:value-type="string" office:string-value="$Themenliste.$F$2" calcext:value-type="string">
            <text:p>$Themenliste.$F$2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];OFFSET(INDIRECT([.$H2]);0;0;1);&quot;&quot;);IF(1 &lt; [.$I2];CHAR(10);&quot;&quot;);IF(1 &lt; [.$I2];OFFSET(INDIRECT([.$H2]);1;0;1);&quot;&quot;);IF(2 &lt; [.$I2];CHAR(10);&quot;&quot;);IF(2 &lt; [.$I2];OFFSET(INDIRECT([.$H2]);2;0;1);&quot;&quot;);IF(3 &lt; [.$I2];CHAR(10);&quot;&quot;);IF(3 &lt; [.$I2];OFFSET(INDIRECT([.$H2]);3;0;1);&quot;&quot;);IF(4 &lt; [.$I2];CHAR(10);&quot;&quot;);IF(4 &lt; [.$I2];OFFSET(INDIRECT([.$H2]);4;0;1);&quot;&quot;);IF(5 &lt; [.$I2];CHAR(10);&quot;&quot;);IF(5 &lt; [.$I2];OFFSET(INDIRECT([.$H2]);5;0;1);&quot;&quot;);IF(6 &lt; [.$I2];CHAR(10);&quot;&quot;);IF(6 &lt; [.$I2];OFFSET(INDIRECT([.$H2]);6;0;1);&quot;&quot;);IF(7 &lt; [.$I2];CHAR(10);&quot;&quot;);IF(7 &lt; [.$I2];OFFSET(INDIRECT([.$H2]);7;0;1);&quot;&quot;);IF(8 &lt; [.$I2];CHAR(10);&quot;&quot;);IF(8 &lt; [.$I2];OFFSET(INDIRECT([.$H2]);8;0;1);&quot;&quot;);IF(9 &lt; [.$I2];CHAR(10);&quot;&quot;);IF(9 &lt; [.$I2];OFFSET(INDIRECT([.$H2]);9;0;1);&quot;&quot;);IF(10 &lt; [.$I2];CHAR(10);&quot;&quot;);IF(10 &lt; [.$I2];OFFSET(INDIRECT([.$H2]);10;0;1);&quot;&quot;);IF(11 &lt; [.$I2];CHAR(10);&quot;&quot;);IF(11 &lt; [.$I2];OFFSET(INDIRECT([.$H2]);11;0;1);&quot;&quot;);IF(12 &lt; [.$I2];CHAR(10);&quot;&quot;);IF(12 &lt; [.$I2];OFFSET(INDIRECT([.$H2]);12;0;1);&quot;&quot;)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style-name="ce154" table:formula="of:=OFFSET(INDIRECT([.$D2]);0;4;1)" office:value-type="boolean" office:boolean-value="true" calcext:value-type="boolean">
            <text:p>WAHR</text:p>
          </table:table-cell>
          <table:table-cell table:style-name="ce154" table:formula="of:=OFFSET(INDIRECT([.$D2]);0;3;1)" office:value-type="boolean" office:boolean-value="true" calcext:value-type="boolean">
            <text:p>WAHR</text:p>
          </table:table-cell>
          <table:table-cell table:style-name="ce156" table:formula="of:=(IF(OR(0;IF(0 &lt; [.$I2];OFFSET(INDIRECT([.$H2]);0;5;1);0);IF(1 &lt; [.$I2];OFFSET(INDIRECT([.$H2]);1;5;1);0);IF(2 &lt; [.$I2];OFFSET(INDIRECT([.$H2]);2;5;1);0);IF(3 &lt; [.$I2];OFFSET(INDIRECT([.$H2]);3;5;1);0);IF(4 &lt; [.$I2];OFFSET(INDIRECT([.$H2]);4;5;1);0);IF(5 &lt; [.$I2];OFFSET(INDIRECT([.$H2]);5;5;1);0);IF(6 &lt; [.$I2];OFFSET(INDIRECT([.$H2]);6;5;1);0);IF(7 &lt; [.$I2];OFFSET(INDIRECT([.$H2]);7;5;1);0);IF(8 &lt; [.$I2];OFFSET(INDIRECT([.$H2]);8;5;1);0);IF(9 &lt; [.$I2];OFFSET(INDIRECT([.$H2]);9;5;1);0);IF(10 &lt; [.$I2];OFFSET(INDIRECT([.$H2]);10;5;1);0);IF(11 &lt; [.$I2];OFFSET(INDIRECT([.$H2]);11;5;1);0);IF(12 &lt; [.$I2];OFFSET(INDIRECT([.$H2]);12;5;1);0));1;0))" office:value-type="boolean" office:boolean-value="true" calcext:value-type="boolean">
            <text:p>WAHR</text:p>
          </table:table-cell>
          <table:table-cell table:style-name="ce156" table:formula="of:=(IF(OR(0;IF(0 &lt; [.$I2];OFFSET(INDIRECT([.$H2]);0;6;1);0);IF(1 &lt; [.$I2];OFFSET(INDIRECT([.$H2]);1;6;1);0);IF(2 &lt; [.$I2];OFFSET(INDIRECT([.$H2]);2;6;1);0);IF(3 &lt; [.$I2];OFFSET(INDIRECT([.$H2]);3;6;1);0);IF(4 &lt; [.$I2];OFFSET(INDIRECT([.$H2]);4;6;1);0);IF(5 &lt; [.$I2];OFFSET(INDIRECT([.$H2]);5;6;1);0);IF(6 &lt; [.$I2];OFFSET(INDIRECT([.$H2]);6;6;1);0);IF(7 &lt; [.$I2];OFFSET(INDIRECT([.$H2]);7;6;1);0);IF(8 &lt; [.$I2];OFFSET(INDIRECT([.$H2]);8;6;1);0);IF(9 &lt; [.$I2];OFFSET(INDIRECT([.$H2]);9;6;1);0);IF(10 &lt; [.$I2];OFFSET(INDIRECT([.$H2]);10;6;1);0);IF(11 &lt; [.$I2];OFFSET(INDIRECT([.$H2]);11;6;1);0);IF(12 &lt; [.$I2];OFFSET(INDIRECT([.$H2]);12;6;1);0));1;0))" office:value-type="boolean" office:boolean-value="false" calcext:value-type="boolean">
            <text:p>FALSCH</text:p>
          </table:table-cell>
          <table:table-cell table:style-name="ce156" table:formula="of:=(IF(OR(0;IF(0 &lt; [.$I2];OFFSET(INDIRECT([.$H2]);0;7;1);0);IF(1 &lt; [.$I2];OFFSET(INDIRECT([.$H2]);1;7;1);0);IF(2 &lt; [.$I2];OFFSET(INDIRECT([.$H2]);2;7;1);0);IF(3 &lt; [.$I2];OFFSET(INDIRECT([.$H2]);3;7;1);0);IF(4 &lt; [.$I2];OFFSET(INDIRECT([.$H2]);4;7;1);0);IF(5 &lt; [.$I2];OFFSET(INDIRECT([.$H2]);5;7;1);0);IF(6 &lt; [.$I2];OFFSET(INDIRECT([.$H2]);6;7;1);0);IF(7 &lt; [.$I2];OFFSET(INDIRECT([.$H2]);7;7;1);0);IF(8 &lt; [.$I2];OFFSET(INDIRECT([.$H2]);8;7;1);0);IF(9 &lt; [.$I2];OFFSET(INDIRECT([.$H2]);9;7;1);0);IF(10 &lt; [.$I2];OFFSET(INDIRECT([.$H2]);10;7;1);0);IF(11 &lt; [.$I2];OFFSET(INDIRECT([.$H2]);11;7;1);0);IF(12 &lt; [.$I2];OFFSET(INDIRECT([.$H2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4">
          <table:table-cell table:formula="of:=(1000*[.$B3])+[.$F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3]);0;1;1)" office:value-type="float" office:value="1" calcext:value-type="float">
            <text:p>1</text:p>
          </table:table-cell>
          <table:table-cell table:style-name="ce140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3]);0;2;1)" office:value-type="string" office:string-value="Der Ausbildungsbetrieb" calcext:value-type="string">
            <text:p>Der Ausbildungsbetri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ufsbildung, Arbeits- und Tarifrecht</text:p>
          </table:table-cell>
          <table:table-cell table:style-name="ce147" table:formula="of:=CONCATENATE(&quot;$Themenliste.$F$&quot;;MATCH([.$A3];[$Themenliste.$H$1:$Themenliste.$H$10005];0))" office:value-type="string" office:string-value="$Themenliste.$F$6" calcext:value-type="string">
            <text:p>$Themenliste.$F$6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3];OFFSET(INDIRECT([.$H3]);0;0;1);&quot;&quot;);IF(1 &lt; [.$I3];CHAR(10);&quot;&quot;);IF(1 &lt; [.$I3];OFFSET(INDIRECT([.$H3]);1;0;1);&quot;&quot;);IF(2 &lt; [.$I3];CHAR(10);&quot;&quot;);IF(2 &lt; [.$I3];OFFSET(INDIRECT([.$H3]);2;0;1);&quot;&quot;);IF(3 &lt; [.$I3];CHAR(10);&quot;&quot;);IF(3 &lt; [.$I3];OFFSET(INDIRECT([.$H3]);3;0;1);&quot;&quot;);IF(4 &lt; [.$I3];CHAR(10);&quot;&quot;);IF(4 &lt; [.$I3];OFFSET(INDIRECT([.$H3]);4;0;1);&quot;&quot;);IF(5 &lt; [.$I3];CHAR(10);&quot;&quot;);IF(5 &lt; [.$I3];OFFSET(INDIRECT([.$H3]);5;0;1);&quot;&quot;);IF(6 &lt; [.$I3];CHAR(10);&quot;&quot;);IF(6 &lt; [.$I3];OFFSET(INDIRECT([.$H3]);6;0;1);&quot;&quot;);IF(7 &lt; [.$I3];CHAR(10);&quot;&quot;);IF(7 &lt; [.$I3];OFFSET(INDIRECT([.$H3]);7;0;1);&quot;&quot;);IF(8 &lt; [.$I3];CHAR(10);&quot;&quot;);IF(8 &lt; [.$I3];OFFSET(INDIRECT([.$H3]);8;0;1);&quot;&quot;);IF(9 &lt; [.$I3];CHAR(10);&quot;&quot;);IF(9 &lt; [.$I3];OFFSET(INDIRECT([.$H3]);9;0;1);&quot;&quot;);IF(10 &lt; [.$I3];CHAR(10);&quot;&quot;);IF(10 &lt; [.$I3];OFFSET(INDIRECT([.$H3]);10;0;1);&quot;&quot;);IF(11 &lt; [.$I3];CHAR(10);&quot;&quot;);IF(11 &lt; [.$I3];OFFSET(INDIRECT([.$H3]);11;0;1);&quot;&quot;);IF(12 &lt; [.$I3];CHAR(10);&quot;&quot;);IF(12 &lt; [.$I3];OFFSET(INDIRECT([.$H3]);12;0;1);&quot;&quot;)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style-name="ce154" table:formula="of:=OFFSET(INDIRECT([.$D3]);0;4;1)" office:value-type="boolean" office:boolean-value="true" calcext:value-type="boolean">
            <text:p>WAHR</text:p>
          </table:table-cell>
          <table:table-cell table:style-name="ce154" table:formula="of:=OFFSET(INDIRECT([.$D3]);0;3;1)" office:value-type="boolean" office:boolean-value="true" calcext:value-type="boolean">
            <text:p>WAHR</text:p>
          </table:table-cell>
          <table:table-cell table:style-name="ce156" table:formula="of:=(IF(OR(0;IF(0 &lt; [.$I3];OFFSET(INDIRECT([.$H3]);0;5;1);0);IF(1 &lt; [.$I3];OFFSET(INDIRECT([.$H3]);1;5;1);0);IF(2 &lt; [.$I3];OFFSET(INDIRECT([.$H3]);2;5;1);0);IF(3 &lt; [.$I3];OFFSET(INDIRECT([.$H3]);3;5;1);0);IF(4 &lt; [.$I3];OFFSET(INDIRECT([.$H3]);4;5;1);0);IF(5 &lt; [.$I3];OFFSET(INDIRECT([.$H3]);5;5;1);0);IF(6 &lt; [.$I3];OFFSET(INDIRECT([.$H3]);6;5;1);0);IF(7 &lt; [.$I3];OFFSET(INDIRECT([.$H3]);7;5;1);0);IF(8 &lt; [.$I3];OFFSET(INDIRECT([.$H3]);8;5;1);0);IF(9 &lt; [.$I3];OFFSET(INDIRECT([.$H3]);9;5;1);0);IF(10 &lt; [.$I3];OFFSET(INDIRECT([.$H3]);10;5;1);0);IF(11 &lt; [.$I3];OFFSET(INDIRECT([.$H3]);11;5;1);0);IF(12 &lt; [.$I3];OFFSET(INDIRECT([.$H3]);12;5;1);0));1;0))" office:value-type="boolean" office:boolean-value="true" calcext:value-type="boolean">
            <text:p>WAHR</text:p>
          </table:table-cell>
          <table:table-cell table:style-name="ce156" table:formula="of:=(IF(OR(0;IF(0 &lt; [.$I3];OFFSET(INDIRECT([.$H3]);0;6;1);0);IF(1 &lt; [.$I3];OFFSET(INDIRECT([.$H3]);1;6;1);0);IF(2 &lt; [.$I3];OFFSET(INDIRECT([.$H3]);2;6;1);0);IF(3 &lt; [.$I3];OFFSET(INDIRECT([.$H3]);3;6;1);0);IF(4 &lt; [.$I3];OFFSET(INDIRECT([.$H3]);4;6;1);0);IF(5 &lt; [.$I3];OFFSET(INDIRECT([.$H3]);5;6;1);0);IF(6 &lt; [.$I3];OFFSET(INDIRECT([.$H3]);6;6;1);0);IF(7 &lt; [.$I3];OFFSET(INDIRECT([.$H3]);7;6;1);0);IF(8 &lt; [.$I3];OFFSET(INDIRECT([.$H3]);8;6;1);0);IF(9 &lt; [.$I3];OFFSET(INDIRECT([.$H3]);9;6;1);0);IF(10 &lt; [.$I3];OFFSET(INDIRECT([.$H3]);10;6;1);0);IF(11 &lt; [.$I3];OFFSET(INDIRECT([.$H3]);11;6;1);0);IF(12 &lt; [.$I3];OFFSET(INDIRECT([.$H3]);12;6;1);0));1;0))" office:value-type="boolean" office:boolean-value="false" calcext:value-type="boolean">
            <text:p>FALSCH</text:p>
          </table:table-cell>
          <table:table-cell table:style-name="ce156" table:formula="of:=(IF(OR(0;IF(0 &lt; [.$I3];OFFSET(INDIRECT([.$H3]);0;7;1);0);IF(1 &lt; [.$I3];OFFSET(INDIRECT([.$H3]);1;7;1);0);IF(2 &lt; [.$I3];OFFSET(INDIRECT([.$H3]);2;7;1);0);IF(3 &lt; [.$I3];OFFSET(INDIRECT([.$H3]);3;7;1);0);IF(4 &lt; [.$I3];OFFSET(INDIRECT([.$H3]);4;7;1);0);IF(5 &lt; [.$I3];OFFSET(INDIRECT([.$H3]);5;7;1);0);IF(6 &lt; [.$I3];OFFSET(INDIRECT([.$H3]);6;7;1);0);IF(7 &lt; [.$I3];OFFSET(INDIRECT([.$H3]);7;7;1);0);IF(8 &lt; [.$I3];OFFSET(INDIRECT([.$H3]);8;7;1);0);IF(9 &lt; [.$I3];OFFSET(INDIRECT([.$H3]);9;7;1);0);IF(10 &lt; [.$I3];OFFSET(INDIRECT([.$H3]);10;7;1);0);IF(11 &lt; [.$I3];OFFSET(INDIRECT([.$H3]);11;7;1);0);IF(12 &lt; [.$I3];OFFSET(INDIRECT([.$H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4])+[.$F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4]);0;1;1)" office:value-type="float" office:value="1" calcext:value-type="float">
            <text:p>1</text:p>
          </table:table-cell>
          <table:table-cell table:style-name="ce140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4]);0;2;1)" office:value-type="string" office:string-value="Der Ausbildungsbetrieb" calcext:value-type="string">
            <text:p>Der Ausbildungsbetri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47" table:formula="of:=CONCATENATE(&quot;$Themenliste.$F$&quot;;MATCH([.$A4];[$Themenliste.$H$1:$Themenliste.$H$10005];0))" office:value-type="string" office:string-value="$Themenliste.$F$13" calcext:value-type="string">
            <text:p>$Themenliste.$F$13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4];OFFSET(INDIRECT([.$H4]);0;0;1);&quot;&quot;);IF(1 &lt; [.$I4];CHAR(10);&quot;&quot;);IF(1 &lt; [.$I4];OFFSET(INDIRECT([.$H4]);1;0;1);&quot;&quot;);IF(2 &lt; [.$I4];CHAR(10);&quot;&quot;);IF(2 &lt; [.$I4];OFFSET(INDIRECT([.$H4]);2;0;1);&quot;&quot;);IF(3 &lt; [.$I4];CHAR(10);&quot;&quot;);IF(3 &lt; [.$I4];OFFSET(INDIRECT([.$H4]);3;0;1);&quot;&quot;);IF(4 &lt; [.$I4];CHAR(10);&quot;&quot;);IF(4 &lt; [.$I4];OFFSET(INDIRECT([.$H4]);4;0;1);&quot;&quot;);IF(5 &lt; [.$I4];CHAR(10);&quot;&quot;);IF(5 &lt; [.$I4];OFFSET(INDIRECT([.$H4]);5;0;1);&quot;&quot;);IF(6 &lt; [.$I4];CHAR(10);&quot;&quot;);IF(6 &lt; [.$I4];OFFSET(INDIRECT([.$H4]);6;0;1);&quot;&quot;);IF(7 &lt; [.$I4];CHAR(10);&quot;&quot;);IF(7 &lt; [.$I4];OFFSET(INDIRECT([.$H4]);7;0;1);&quot;&quot;);IF(8 &lt; [.$I4];CHAR(10);&quot;&quot;);IF(8 &lt; [.$I4];OFFSET(INDIRECT([.$H4]);8;0;1);&quot;&quot;);IF(9 &lt; [.$I4];CHAR(10);&quot;&quot;);IF(9 &lt; [.$I4];OFFSET(INDIRECT([.$H4]);9;0;1);&quot;&quot;);IF(10 &lt; [.$I4];CHAR(10);&quot;&quot;);IF(10 &lt; [.$I4];OFFSET(INDIRECT([.$H4]);10;0;1);&quot;&quot;);IF(11 &lt; [.$I4];CHAR(10);&quot;&quot;);IF(11 &lt; [.$I4];OFFSET(INDIRECT([.$H4]);11;0;1);&quot;&quot;);IF(12 &lt; [.$I4];CHAR(10);&quot;&quot;);IF(12 &lt; [.$I4];OFFSET(INDIRECT([.$H4]);12;0;1);&quot;&quot;)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style-name="ce154" table:formula="of:=OFFSET(INDIRECT([.$D4]);0;4;1)" office:value-type="boolean" office:boolean-value="true" calcext:value-type="boolean">
            <text:p>WAHR</text:p>
          </table:table-cell>
          <table:table-cell table:style-name="ce154" table:formula="of:=OFFSET(INDIRECT([.$D4]);0;3;1)" office:value-type="boolean" office:boolean-value="true" calcext:value-type="boolean">
            <text:p>WAHR</text:p>
          </table:table-cell>
          <table:table-cell table:style-name="ce156" table:formula="of:=(IF(OR(0;IF(0 &lt; [.$I4];OFFSET(INDIRECT([.$H4]);0;5;1);0);IF(1 &lt; [.$I4];OFFSET(INDIRECT([.$H4]);1;5;1);0);IF(2 &lt; [.$I4];OFFSET(INDIRECT([.$H4]);2;5;1);0);IF(3 &lt; [.$I4];OFFSET(INDIRECT([.$H4]);3;5;1);0);IF(4 &lt; [.$I4];OFFSET(INDIRECT([.$H4]);4;5;1);0);IF(5 &lt; [.$I4];OFFSET(INDIRECT([.$H4]);5;5;1);0);IF(6 &lt; [.$I4];OFFSET(INDIRECT([.$H4]);6;5;1);0);IF(7 &lt; [.$I4];OFFSET(INDIRECT([.$H4]);7;5;1);0);IF(8 &lt; [.$I4];OFFSET(INDIRECT([.$H4]);8;5;1);0);IF(9 &lt; [.$I4];OFFSET(INDIRECT([.$H4]);9;5;1);0);IF(10 &lt; [.$I4];OFFSET(INDIRECT([.$H4]);10;5;1);0);IF(11 &lt; [.$I4];OFFSET(INDIRECT([.$H4]);11;5;1);0);IF(12 &lt; [.$I4];OFFSET(INDIRECT([.$H4]);12;5;1);0));1;0))" office:value-type="boolean" office:boolean-value="true" calcext:value-type="boolean">
            <text:p>WAHR</text:p>
          </table:table-cell>
          <table:table-cell table:style-name="ce156" table:formula="of:=(IF(OR(0;IF(0 &lt; [.$I4];OFFSET(INDIRECT([.$H4]);0;6;1);0);IF(1 &lt; [.$I4];OFFSET(INDIRECT([.$H4]);1;6;1);0);IF(2 &lt; [.$I4];OFFSET(INDIRECT([.$H4]);2;6;1);0);IF(3 &lt; [.$I4];OFFSET(INDIRECT([.$H4]);3;6;1);0);IF(4 &lt; [.$I4];OFFSET(INDIRECT([.$H4]);4;6;1);0);IF(5 &lt; [.$I4];OFFSET(INDIRECT([.$H4]);5;6;1);0);IF(6 &lt; [.$I4];OFFSET(INDIRECT([.$H4]);6;6;1);0);IF(7 &lt; [.$I4];OFFSET(INDIRECT([.$H4]);7;6;1);0);IF(8 &lt; [.$I4];OFFSET(INDIRECT([.$H4]);8;6;1);0);IF(9 &lt; [.$I4];OFFSET(INDIRECT([.$H4]);9;6;1);0);IF(10 &lt; [.$I4];OFFSET(INDIRECT([.$H4]);10;6;1);0);IF(11 &lt; [.$I4];OFFSET(INDIRECT([.$H4]);11;6;1);0);IF(12 &lt; [.$I4];OFFSET(INDIRECT([.$H4]);12;6;1);0));1;0))" office:value-type="boolean" office:boolean-value="false" calcext:value-type="boolean">
            <text:p>FALSCH</text:p>
          </table:table-cell>
          <table:table-cell table:style-name="ce156" table:formula="of:=(IF(OR(0;IF(0 &lt; [.$I4];OFFSET(INDIRECT([.$H4]);0;7;1);0);IF(1 &lt; [.$I4];OFFSET(INDIRECT([.$H4]);1;7;1);0);IF(2 &lt; [.$I4];OFFSET(INDIRECT([.$H4]);2;7;1);0);IF(3 &lt; [.$I4];OFFSET(INDIRECT([.$H4]);3;7;1);0);IF(4 &lt; [.$I4];OFFSET(INDIRECT([.$H4]);4;7;1);0);IF(5 &lt; [.$I4];OFFSET(INDIRECT([.$H4]);5;7;1);0);IF(6 &lt; [.$I4];OFFSET(INDIRECT([.$H4]);6;7;1);0);IF(7 &lt; [.$I4];OFFSET(INDIRECT([.$H4]);7;7;1);0);IF(8 &lt; [.$I4];OFFSET(INDIRECT([.$H4]);8;7;1);0);IF(9 &lt; [.$I4];OFFSET(INDIRECT([.$H4]);9;7;1);0);IF(10 &lt; [.$I4];OFFSET(INDIRECT([.$H4]);10;7;1);0);IF(11 &lt; [.$I4];OFFSET(INDIRECT([.$H4]);11;7;1);0);IF(12 &lt; [.$I4];OFFSET(INDIRECT([.$H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5">
          <table:table-cell table:formula="of:=(1000*[.$B5])+[.$F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5]);0;1;1)" office:value-type="float" office:value="1" calcext:value-type="float">
            <text:p>1</text:p>
          </table:table-cell>
          <table:table-cell table:style-name="ce140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5]);0;2;1)" office:value-type="string" office:string-value="Der Ausbildungsbetrieb" calcext:value-type="string">
            <text:p>Der Ausbildungsbetri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47" table:formula="of:=CONCATENATE(&quot;$Themenliste.$F$&quot;;MATCH([.$A5];[$Themenliste.$H$1:$Themenliste.$H$10005];0))" office:value-type="string" office:string-value="$Themenliste.$F$17" calcext:value-type="string">
            <text:p>$Themenliste.$F$17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5];OFFSET(INDIRECT([.$H5]);0;0;1);&quot;&quot;);IF(1 &lt; [.$I5];CHAR(10);&quot;&quot;);IF(1 &lt; [.$I5];OFFSET(INDIRECT([.$H5]);1;0;1);&quot;&quot;);IF(2 &lt; [.$I5];CHAR(10);&quot;&quot;);IF(2 &lt; [.$I5];OFFSET(INDIRECT([.$H5]);2;0;1);&quot;&quot;);IF(3 &lt; [.$I5];CHAR(10);&quot;&quot;);IF(3 &lt; [.$I5];OFFSET(INDIRECT([.$H5]);3;0;1);&quot;&quot;);IF(4 &lt; [.$I5];CHAR(10);&quot;&quot;);IF(4 &lt; [.$I5];OFFSET(INDIRECT([.$H5]);4;0;1);&quot;&quot;);IF(5 &lt; [.$I5];CHAR(10);&quot;&quot;);IF(5 &lt; [.$I5];OFFSET(INDIRECT([.$H5]);5;0;1);&quot;&quot;);IF(6 &lt; [.$I5];CHAR(10);&quot;&quot;);IF(6 &lt; [.$I5];OFFSET(INDIRECT([.$H5]);6;0;1);&quot;&quot;);IF(7 &lt; [.$I5];CHAR(10);&quot;&quot;);IF(7 &lt; [.$I5];OFFSET(INDIRECT([.$H5]);7;0;1);&quot;&quot;);IF(8 &lt; [.$I5];CHAR(10);&quot;&quot;);IF(8 &lt; [.$I5];OFFSET(INDIRECT([.$H5]);8;0;1);&quot;&quot;);IF(9 &lt; [.$I5];CHAR(10);&quot;&quot;);IF(9 &lt; [.$I5];OFFSET(INDIRECT([.$H5]);9;0;1);&quot;&quot;);IF(10 &lt; [.$I5];CHAR(10);&quot;&quot;);IF(10 &lt; [.$I5];OFFSET(INDIRECT([.$H5]);10;0;1);&quot;&quot;);IF(11 &lt; [.$I5];CHAR(10);&quot;&quot;);IF(11 &lt; [.$I5];OFFSET(INDIRECT([.$H5]);11;0;1);&quot;&quot;);IF(12 &lt; [.$I5];CHAR(10);&quot;&quot;);IF(12 &lt; [.$I5];OFFSET(INDIRECT([.$H5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154" table:formula="of:=OFFSET(INDIRECT([.$D5]);0;4;1)" office:value-type="boolean" office:boolean-value="true" calcext:value-type="boolean">
            <text:p>WAHR</text:p>
          </table:table-cell>
          <table:table-cell table:style-name="ce154" table:formula="of:=OFFSET(INDIRECT([.$D5]);0;3;1)" office:value-type="boolean" office:boolean-value="true" calcext:value-type="boolean">
            <text:p>WAHR</text:p>
          </table:table-cell>
          <table:table-cell table:style-name="ce156" table:formula="of:=(IF(OR(0;IF(0 &lt; [.$I5];OFFSET(INDIRECT([.$H5]);0;5;1);0);IF(1 &lt; [.$I5];OFFSET(INDIRECT([.$H5]);1;5;1);0);IF(2 &lt; [.$I5];OFFSET(INDIRECT([.$H5]);2;5;1);0);IF(3 &lt; [.$I5];OFFSET(INDIRECT([.$H5]);3;5;1);0);IF(4 &lt; [.$I5];OFFSET(INDIRECT([.$H5]);4;5;1);0);IF(5 &lt; [.$I5];OFFSET(INDIRECT([.$H5]);5;5;1);0);IF(6 &lt; [.$I5];OFFSET(INDIRECT([.$H5]);6;5;1);0);IF(7 &lt; [.$I5];OFFSET(INDIRECT([.$H5]);7;5;1);0);IF(8 &lt; [.$I5];OFFSET(INDIRECT([.$H5]);8;5;1);0);IF(9 &lt; [.$I5];OFFSET(INDIRECT([.$H5]);9;5;1);0);IF(10 &lt; [.$I5];OFFSET(INDIRECT([.$H5]);10;5;1);0);IF(11 &lt; [.$I5];OFFSET(INDIRECT([.$H5]);11;5;1);0);IF(12 &lt; [.$I5];OFFSET(INDIRECT([.$H5]);12;5;1);0));1;0))" office:value-type="boolean" office:boolean-value="true" calcext:value-type="boolean">
            <text:p>WAHR</text:p>
          </table:table-cell>
          <table:table-cell table:style-name="ce156" table:formula="of:=(IF(OR(0;IF(0 &lt; [.$I5];OFFSET(INDIRECT([.$H5]);0;6;1);0);IF(1 &lt; [.$I5];OFFSET(INDIRECT([.$H5]);1;6;1);0);IF(2 &lt; [.$I5];OFFSET(INDIRECT([.$H5]);2;6;1);0);IF(3 &lt; [.$I5];OFFSET(INDIRECT([.$H5]);3;6;1);0);IF(4 &lt; [.$I5];OFFSET(INDIRECT([.$H5]);4;6;1);0);IF(5 &lt; [.$I5];OFFSET(INDIRECT([.$H5]);5;6;1);0);IF(6 &lt; [.$I5];OFFSET(INDIRECT([.$H5]);6;6;1);0);IF(7 &lt; [.$I5];OFFSET(INDIRECT([.$H5]);7;6;1);0);IF(8 &lt; [.$I5];OFFSET(INDIRECT([.$H5]);8;6;1);0);IF(9 &lt; [.$I5];OFFSET(INDIRECT([.$H5]);9;6;1);0);IF(10 &lt; [.$I5];OFFSET(INDIRECT([.$H5]);10;6;1);0);IF(11 &lt; [.$I5];OFFSET(INDIRECT([.$H5]);11;6;1);0);IF(12 &lt; [.$I5];OFFSET(INDIRECT([.$H5]);12;6;1);0));1;0))" office:value-type="boolean" office:boolean-value="true" calcext:value-type="boolean">
            <text:p>WAHR</text:p>
          </table:table-cell>
          <table:table-cell table:style-name="ce156" table:formula="of:=(IF(OR(0;IF(0 &lt; [.$I5];OFFSET(INDIRECT([.$H5]);0;7;1);0);IF(1 &lt; [.$I5];OFFSET(INDIRECT([.$H5]);1;7;1);0);IF(2 &lt; [.$I5];OFFSET(INDIRECT([.$H5]);2;7;1);0);IF(3 &lt; [.$I5];OFFSET(INDIRECT([.$H5]);3;7;1);0);IF(4 &lt; [.$I5];OFFSET(INDIRECT([.$H5]);4;7;1);0);IF(5 &lt; [.$I5];OFFSET(INDIRECT([.$H5]);5;7;1);0);IF(6 &lt; [.$I5];OFFSET(INDIRECT([.$H5]);6;7;1);0);IF(7 &lt; [.$I5];OFFSET(INDIRECT([.$H5]);7;7;1);0);IF(8 &lt; [.$I5];OFFSET(INDIRECT([.$H5]);8;7;1);0);IF(9 &lt; [.$I5];OFFSET(INDIRECT([.$H5]);9;7;1);0);IF(10 &lt; [.$I5];OFFSET(INDIRECT([.$H5]);10;7;1);0);IF(11 &lt; [.$I5];OFFSET(INDIRECT([.$H5]);11;7;1);0);IF(12 &lt; [.$I5];OFFSET(INDIRECT([.$H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6])+[.$F6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6]);0;1;1)" office:value-type="float" office:value="2" calcext:value-type="float">
            <text:p>2</text:p>
          </table:table-cell>
          <table:table-cell table:style-name="ce140" table:formula="of:=CONCATENATE(SUBSTITUTE(FORMULA([.$B6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6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ungserstellung und -verwertung</text:p>
          </table:table-cell>
          <table:table-cell table:style-name="ce147" table:formula="of:=CONCATENATE(&quot;$Themenliste.$F$&quot;;MATCH([.$A6];[$Themenliste.$H$1:$Themenliste.$H$10005];0))" office:value-type="string" office:string-value="$Themenliste.$F$21" calcext:value-type="string">
            <text:p>$Themenliste.$F$21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6];OFFSET(INDIRECT([.$H6]);0;0;1);&quot;&quot;);IF(1 &lt; [.$I6];CHAR(10);&quot;&quot;);IF(1 &lt; [.$I6];OFFSET(INDIRECT([.$H6]);1;0;1);&quot;&quot;);IF(2 &lt; [.$I6];CHAR(10);&quot;&quot;);IF(2 &lt; [.$I6];OFFSET(INDIRECT([.$H6]);2;0;1);&quot;&quot;);IF(3 &lt; [.$I6];CHAR(10);&quot;&quot;);IF(3 &lt; [.$I6];OFFSET(INDIRECT([.$H6]);3;0;1);&quot;&quot;);IF(4 &lt; [.$I6];CHAR(10);&quot;&quot;);IF(4 &lt; [.$I6];OFFSET(INDIRECT([.$H6]);4;0;1);&quot;&quot;);IF(5 &lt; [.$I6];CHAR(10);&quot;&quot;);IF(5 &lt; [.$I6];OFFSET(INDIRECT([.$H6]);5;0;1);&quot;&quot;);IF(6 &lt; [.$I6];CHAR(10);&quot;&quot;);IF(6 &lt; [.$I6];OFFSET(INDIRECT([.$H6]);6;0;1);&quot;&quot;);IF(7 &lt; [.$I6];CHAR(10);&quot;&quot;);IF(7 &lt; [.$I6];OFFSET(INDIRECT([.$H6]);7;0;1);&quot;&quot;);IF(8 &lt; [.$I6];CHAR(10);&quot;&quot;);IF(8 &lt; [.$I6];OFFSET(INDIRECT([.$H6]);8;0;1);&quot;&quot;);IF(9 &lt; [.$I6];CHAR(10);&quot;&quot;);IF(9 &lt; [.$I6];OFFSET(INDIRECT([.$H6]);9;0;1);&quot;&quot;);IF(10 &lt; [.$I6];CHAR(10);&quot;&quot;);IF(10 &lt; [.$I6];OFFSET(INDIRECT([.$H6]);10;0;1);&quot;&quot;);IF(11 &lt; [.$I6];CHAR(10);&quot;&quot;);IF(11 &lt; [.$I6];OFFSET(INDIRECT([.$H6]);11;0;1);&quot;&quot;);IF(12 &lt; [.$I6];CHAR(10);&quot;&quot;);IF(12 &lt; [.$I6];OFFSET(INDIRECT([.$H6]);12;0;1);&quot;&quot;)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style-name="ce154" table:formula="of:=OFFSET(INDIRECT([.$D6]);0;4;1)" office:value-type="boolean" office:boolean-value="true" calcext:value-type="boolean">
            <text:p>WAHR</text:p>
          </table:table-cell>
          <table:table-cell table:style-name="ce154" table:formula="of:=OFFSET(INDIRECT([.$D6]);0;3;1)" office:value-type="boolean" office:boolean-value="true" calcext:value-type="boolean">
            <text:p>WAHR</text:p>
          </table:table-cell>
          <table:table-cell table:style-name="ce156" table:formula="of:=(IF(OR(0;IF(0 &lt; [.$I6];OFFSET(INDIRECT([.$H6]);0;5;1);0);IF(1 &lt; [.$I6];OFFSET(INDIRECT([.$H6]);1;5;1);0);IF(2 &lt; [.$I6];OFFSET(INDIRECT([.$H6]);2;5;1);0);IF(3 &lt; [.$I6];OFFSET(INDIRECT([.$H6]);3;5;1);0);IF(4 &lt; [.$I6];OFFSET(INDIRECT([.$H6]);4;5;1);0);IF(5 &lt; [.$I6];OFFSET(INDIRECT([.$H6]);5;5;1);0);IF(6 &lt; [.$I6];OFFSET(INDIRECT([.$H6]);6;5;1);0);IF(7 &lt; [.$I6];OFFSET(INDIRECT([.$H6]);7;5;1);0);IF(8 &lt; [.$I6];OFFSET(INDIRECT([.$H6]);8;5;1);0);IF(9 &lt; [.$I6];OFFSET(INDIRECT([.$H6]);9;5;1);0);IF(10 &lt; [.$I6];OFFSET(INDIRECT([.$H6]);10;5;1);0);IF(11 &lt; [.$I6];OFFSET(INDIRECT([.$H6]);11;5;1);0);IF(12 &lt; [.$I6];OFFSET(INDIRECT([.$H6]);12;5;1);0));1;0))" office:value-type="boolean" office:boolean-value="true" calcext:value-type="boolean">
            <text:p>WAHR</text:p>
          </table:table-cell>
          <table:table-cell table:style-name="ce156" table:formula="of:=(IF(OR(0;IF(0 &lt; [.$I6];OFFSET(INDIRECT([.$H6]);0;6;1);0);IF(1 &lt; [.$I6];OFFSET(INDIRECT([.$H6]);1;6;1);0);IF(2 &lt; [.$I6];OFFSET(INDIRECT([.$H6]);2;6;1);0);IF(3 &lt; [.$I6];OFFSET(INDIRECT([.$H6]);3;6;1);0);IF(4 &lt; [.$I6];OFFSET(INDIRECT([.$H6]);4;6;1);0);IF(5 &lt; [.$I6];OFFSET(INDIRECT([.$H6]);5;6;1);0);IF(6 &lt; [.$I6];OFFSET(INDIRECT([.$H6]);6;6;1);0);IF(7 &lt; [.$I6];OFFSET(INDIRECT([.$H6]);7;6;1);0);IF(8 &lt; [.$I6];OFFSET(INDIRECT([.$H6]);8;6;1);0);IF(9 &lt; [.$I6];OFFSET(INDIRECT([.$H6]);9;6;1);0);IF(10 &lt; [.$I6];OFFSET(INDIRECT([.$H6]);10;6;1);0);IF(11 &lt; [.$I6];OFFSET(INDIRECT([.$H6]);11;6;1);0);IF(12 &lt; [.$I6];OFFSET(INDIRECT([.$H6]);12;6;1);0));1;0))" office:value-type="boolean" office:boolean-value="false" calcext:value-type="boolean">
            <text:p>FALSCH</text:p>
          </table:table-cell>
          <table:table-cell table:style-name="ce156" table:formula="of:=(IF(OR(0;IF(0 &lt; [.$I6];OFFSET(INDIRECT([.$H6]);0;7;1);0);IF(1 &lt; [.$I6];OFFSET(INDIRECT([.$H6]);1;7;1);0);IF(2 &lt; [.$I6];OFFSET(INDIRECT([.$H6]);2;7;1);0);IF(3 &lt; [.$I6];OFFSET(INDIRECT([.$H6]);3;7;1);0);IF(4 &lt; [.$I6];OFFSET(INDIRECT([.$H6]);4;7;1);0);IF(5 &lt; [.$I6];OFFSET(INDIRECT([.$H6]);5;7;1);0);IF(6 &lt; [.$I6];OFFSET(INDIRECT([.$H6]);6;7;1);0);IF(7 &lt; [.$I6];OFFSET(INDIRECT([.$H6]);7;7;1);0);IF(8 &lt; [.$I6];OFFSET(INDIRECT([.$H6]);8;7;1);0);IF(9 &lt; [.$I6];OFFSET(INDIRECT([.$H6]);9;7;1);0);IF(10 &lt; [.$I6];OFFSET(INDIRECT([.$H6]);10;7;1);0);IF(11 &lt; [.$I6];OFFSET(INDIRECT([.$H6]);11;7;1);0);IF(12 &lt; [.$I6];OFFSET(INDIRECT([.$H6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7">
          <table:table-cell table:formula="of:=(1000*[.$B7])+[.$F7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7]);0;1;1)" office:value-type="float" office:value="2" calcext:value-type="float">
            <text:p>2</text:p>
          </table:table-cell>
          <table:table-cell table:style-name="ce140" table:formula="of:=CONCATENATE(SUBSTITUTE(FORMULA([.$B7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7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riebliche Organisation</text:p>
          </table:table-cell>
          <table:table-cell table:style-name="ce147" table:formula="of:=CONCATENATE(&quot;$Themenliste.$F$&quot;;MATCH([.$A7];[$Themenliste.$H$1:$Themenliste.$H$10005];0))" office:value-type="string" office:string-value="$Themenliste.$F$25" calcext:value-type="string">
            <text:p>$Themenliste.$F$25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7];OFFSET(INDIRECT([.$H7]);0;0;1);&quot;&quot;);IF(1 &lt; [.$I7];CHAR(10);&quot;&quot;);IF(1 &lt; [.$I7];OFFSET(INDIRECT([.$H7]);1;0;1);&quot;&quot;);IF(2 &lt; [.$I7];CHAR(10);&quot;&quot;);IF(2 &lt; [.$I7];OFFSET(INDIRECT([.$H7]);2;0;1);&quot;&quot;);IF(3 &lt; [.$I7];CHAR(10);&quot;&quot;);IF(3 &lt; [.$I7];OFFSET(INDIRECT([.$H7]);3;0;1);&quot;&quot;);IF(4 &lt; [.$I7];CHAR(10);&quot;&quot;);IF(4 &lt; [.$I7];OFFSET(INDIRECT([.$H7]);4;0;1);&quot;&quot;);IF(5 &lt; [.$I7];CHAR(10);&quot;&quot;);IF(5 &lt; [.$I7];OFFSET(INDIRECT([.$H7]);5;0;1);&quot;&quot;);IF(6 &lt; [.$I7];CHAR(10);&quot;&quot;);IF(6 &lt; [.$I7];OFFSET(INDIRECT([.$H7]);6;0;1);&quot;&quot;);IF(7 &lt; [.$I7];CHAR(10);&quot;&quot;);IF(7 &lt; [.$I7];OFFSET(INDIRECT([.$H7]);7;0;1);&quot;&quot;);IF(8 &lt; [.$I7];CHAR(10);&quot;&quot;);IF(8 &lt; [.$I7];OFFSET(INDIRECT([.$H7]);8;0;1);&quot;&quot;);IF(9 &lt; [.$I7];CHAR(10);&quot;&quot;);IF(9 &lt; [.$I7];OFFSET(INDIRECT([.$H7]);9;0;1);&quot;&quot;);IF(10 &lt; [.$I7];CHAR(10);&quot;&quot;);IF(10 &lt; [.$I7];OFFSET(INDIRECT([.$H7]);10;0;1);&quot;&quot;);IF(11 &lt; [.$I7];CHAR(10);&quot;&quot;);IF(11 &lt; [.$I7];OFFSET(INDIRECT([.$H7]);11;0;1);&quot;&quot;);IF(12 &lt; [.$I7];CHAR(10);&quot;&quot;);IF(12 &lt; [.$I7];OFFSET(INDIRECT([.$H7]);12;0;1);&quot;&quot;)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style-name="ce154" table:formula="of:=OFFSET(INDIRECT([.$D7]);0;4;1)" office:value-type="boolean" office:boolean-value="true" calcext:value-type="boolean">
            <text:p>WAHR</text:p>
          </table:table-cell>
          <table:table-cell table:style-name="ce154" table:formula="of:=OFFSET(INDIRECT([.$D7]);0;3;1)" office:value-type="boolean" office:boolean-value="true" calcext:value-type="boolean">
            <text:p>WAHR</text:p>
          </table:table-cell>
          <table:table-cell table:style-name="ce156" table:formula="of:=(IF(OR(0;IF(0 &lt; [.$I7];OFFSET(INDIRECT([.$H7]);0;5;1);0);IF(1 &lt; [.$I7];OFFSET(INDIRECT([.$H7]);1;5;1);0);IF(2 &lt; [.$I7];OFFSET(INDIRECT([.$H7]);2;5;1);0);IF(3 &lt; [.$I7];OFFSET(INDIRECT([.$H7]);3;5;1);0);IF(4 &lt; [.$I7];OFFSET(INDIRECT([.$H7]);4;5;1);0);IF(5 &lt; [.$I7];OFFSET(INDIRECT([.$H7]);5;5;1);0);IF(6 &lt; [.$I7];OFFSET(INDIRECT([.$H7]);6;5;1);0);IF(7 &lt; [.$I7];OFFSET(INDIRECT([.$H7]);7;5;1);0);IF(8 &lt; [.$I7];OFFSET(INDIRECT([.$H7]);8;5;1);0);IF(9 &lt; [.$I7];OFFSET(INDIRECT([.$H7]);9;5;1);0);IF(10 &lt; [.$I7];OFFSET(INDIRECT([.$H7]);10;5;1);0);IF(11 &lt; [.$I7];OFFSET(INDIRECT([.$H7]);11;5;1);0);IF(12 &lt; [.$I7];OFFSET(INDIRECT([.$H7]);12;5;1);0));1;0))" office:value-type="boolean" office:boolean-value="true" calcext:value-type="boolean">
            <text:p>WAHR</text:p>
          </table:table-cell>
          <table:table-cell table:style-name="ce156" table:formula="of:=(IF(OR(0;IF(0 &lt; [.$I7];OFFSET(INDIRECT([.$H7]);0;6;1);0);IF(1 &lt; [.$I7];OFFSET(INDIRECT([.$H7]);1;6;1);0);IF(2 &lt; [.$I7];OFFSET(INDIRECT([.$H7]);2;6;1);0);IF(3 &lt; [.$I7];OFFSET(INDIRECT([.$H7]);3;6;1);0);IF(4 &lt; [.$I7];OFFSET(INDIRECT([.$H7]);4;6;1);0);IF(5 &lt; [.$I7];OFFSET(INDIRECT([.$H7]);5;6;1);0);IF(6 &lt; [.$I7];OFFSET(INDIRECT([.$H7]);6;6;1);0);IF(7 &lt; [.$I7];OFFSET(INDIRECT([.$H7]);7;6;1);0);IF(8 &lt; [.$I7];OFFSET(INDIRECT([.$H7]);8;6;1);0);IF(9 &lt; [.$I7];OFFSET(INDIRECT([.$H7]);9;6;1);0);IF(10 &lt; [.$I7];OFFSET(INDIRECT([.$H7]);10;6;1);0);IF(11 &lt; [.$I7];OFFSET(INDIRECT([.$H7]);11;6;1);0);IF(12 &lt; [.$I7];OFFSET(INDIRECT([.$H7]);12;6;1);0));1;0))" office:value-type="boolean" office:boolean-value="false" calcext:value-type="boolean">
            <text:p>FALSCH</text:p>
          </table:table-cell>
          <table:table-cell table:style-name="ce156" table:formula="of:=(IF(OR(0;IF(0 &lt; [.$I7];OFFSET(INDIRECT([.$H7]);0;7;1);0);IF(1 &lt; [.$I7];OFFSET(INDIRECT([.$H7]);1;7;1);0);IF(2 &lt; [.$I7];OFFSET(INDIRECT([.$H7]);2;7;1);0);IF(3 &lt; [.$I7];OFFSET(INDIRECT([.$H7]);3;7;1);0);IF(4 &lt; [.$I7];OFFSET(INDIRECT([.$H7]);4;7;1);0);IF(5 &lt; [.$I7];OFFSET(INDIRECT([.$H7]);5;7;1);0);IF(6 &lt; [.$I7];OFFSET(INDIRECT([.$H7]);6;7;1);0);IF(7 &lt; [.$I7];OFFSET(INDIRECT([.$H7]);7;7;1);0);IF(8 &lt; [.$I7];OFFSET(INDIRECT([.$H7]);8;7;1);0);IF(9 &lt; [.$I7];OFFSET(INDIRECT([.$H7]);9;7;1);0);IF(10 &lt; [.$I7];OFFSET(INDIRECT([.$H7]);10;7;1);0);IF(11 &lt; [.$I7];OFFSET(INDIRECT([.$H7]);11;7;1);0);IF(12 &lt; [.$I7];OFFSET(INDIRECT([.$H7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8">
          <table:table-cell table:formula="of:=(1000*[.$B8])+[.$F8]" office:value-type="float" office:value="2003" calcext:value-type="float">
            <text:p>2003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8]);0;1;1)" office:value-type="float" office:value="2" calcext:value-type="float">
            <text:p>2</text:p>
          </table:table-cell>
          <table:table-cell table:style-name="ce140" table:formula="of:=CONCATENATE(SUBSTITUTE(FORMULA([.$B8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8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chaffung</text:p>
          </table:table-cell>
          <table:table-cell table:style-name="ce147" table:formula="of:=CONCATENATE(&quot;$Themenliste.$F$&quot;;MATCH([.$A8];[$Themenliste.$H$1:$Themenliste.$H$10005];0))" office:value-type="string" office:string-value="$Themenliste.$F$29" calcext:value-type="string">
            <text:p>$Themenliste.$F$29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8];OFFSET(INDIRECT([.$H8]);0;0;1);&quot;&quot;);IF(1 &lt; [.$I8];CHAR(10);&quot;&quot;);IF(1 &lt; [.$I8];OFFSET(INDIRECT([.$H8]);1;0;1);&quot;&quot;);IF(2 &lt; [.$I8];CHAR(10);&quot;&quot;);IF(2 &lt; [.$I8];OFFSET(INDIRECT([.$H8]);2;0;1);&quot;&quot;);IF(3 &lt; [.$I8];CHAR(10);&quot;&quot;);IF(3 &lt; [.$I8];OFFSET(INDIRECT([.$H8]);3;0;1);&quot;&quot;);IF(4 &lt; [.$I8];CHAR(10);&quot;&quot;);IF(4 &lt; [.$I8];OFFSET(INDIRECT([.$H8]);4;0;1);&quot;&quot;);IF(5 &lt; [.$I8];CHAR(10);&quot;&quot;);IF(5 &lt; [.$I8];OFFSET(INDIRECT([.$H8]);5;0;1);&quot;&quot;);IF(6 &lt; [.$I8];CHAR(10);&quot;&quot;);IF(6 &lt; [.$I8];OFFSET(INDIRECT([.$H8]);6;0;1);&quot;&quot;);IF(7 &lt; [.$I8];CHAR(10);&quot;&quot;);IF(7 &lt; [.$I8];OFFSET(INDIRECT([.$H8]);7;0;1);&quot;&quot;);IF(8 &lt; [.$I8];CHAR(10);&quot;&quot;);IF(8 &lt; [.$I8];OFFSET(INDIRECT([.$H8]);8;0;1);&quot;&quot;);IF(9 &lt; [.$I8];CHAR(10);&quot;&quot;);IF(9 &lt; [.$I8];OFFSET(INDIRECT([.$H8]);9;0;1);&quot;&quot;);IF(10 &lt; [.$I8];CHAR(10);&quot;&quot;);IF(10 &lt; [.$I8];OFFSET(INDIRECT([.$H8]);10;0;1);&quot;&quot;);IF(11 &lt; [.$I8];CHAR(10);&quot;&quot;);IF(11 &lt; [.$I8];OFFSET(INDIRECT([.$H8]);11;0;1);&quot;&quot;);IF(12 &lt; [.$I8];CHAR(10);&quot;&quot;);IF(12 &lt; [.$I8];OFFSET(INDIRECT([.$H8]);12;0;1);&quot;&quot;)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style-name="ce154" table:formula="of:=OFFSET(INDIRECT([.$D8]);0;4;1)" office:value-type="boolean" office:boolean-value="true" calcext:value-type="boolean">
            <text:p>WAHR</text:p>
          </table:table-cell>
          <table:table-cell table:style-name="ce154" table:formula="of:=OFFSET(INDIRECT([.$D8]);0;3;1)" office:value-type="boolean" office:boolean-value="true" calcext:value-type="boolean">
            <text:p>WAHR</text:p>
          </table:table-cell>
          <table:table-cell table:style-name="ce156" table:formula="of:=(IF(OR(0;IF(0 &lt; [.$I8];OFFSET(INDIRECT([.$H8]);0;5;1);0);IF(1 &lt; [.$I8];OFFSET(INDIRECT([.$H8]);1;5;1);0);IF(2 &lt; [.$I8];OFFSET(INDIRECT([.$H8]);2;5;1);0);IF(3 &lt; [.$I8];OFFSET(INDIRECT([.$H8]);3;5;1);0);IF(4 &lt; [.$I8];OFFSET(INDIRECT([.$H8]);4;5;1);0);IF(5 &lt; [.$I8];OFFSET(INDIRECT([.$H8]);5;5;1);0);IF(6 &lt; [.$I8];OFFSET(INDIRECT([.$H8]);6;5;1);0);IF(7 &lt; [.$I8];OFFSET(INDIRECT([.$H8]);7;5;1);0);IF(8 &lt; [.$I8];OFFSET(INDIRECT([.$H8]);8;5;1);0);IF(9 &lt; [.$I8];OFFSET(INDIRECT([.$H8]);9;5;1);0);IF(10 &lt; [.$I8];OFFSET(INDIRECT([.$H8]);10;5;1);0);IF(11 &lt; [.$I8];OFFSET(INDIRECT([.$H8]);11;5;1);0);IF(12 &lt; [.$I8];OFFSET(INDIRECT([.$H8]);12;5;1);0));1;0))" office:value-type="boolean" office:boolean-value="true" calcext:value-type="boolean">
            <text:p>WAHR</text:p>
          </table:table-cell>
          <table:table-cell table:style-name="ce156" table:formula="of:=(IF(OR(0;IF(0 &lt; [.$I8];OFFSET(INDIRECT([.$H8]);0;6;1);0);IF(1 &lt; [.$I8];OFFSET(INDIRECT([.$H8]);1;6;1);0);IF(2 &lt; [.$I8];OFFSET(INDIRECT([.$H8]);2;6;1);0);IF(3 &lt; [.$I8];OFFSET(INDIRECT([.$H8]);3;6;1);0);IF(4 &lt; [.$I8];OFFSET(INDIRECT([.$H8]);4;6;1);0);IF(5 &lt; [.$I8];OFFSET(INDIRECT([.$H8]);5;6;1);0);IF(6 &lt; [.$I8];OFFSET(INDIRECT([.$H8]);6;6;1);0);IF(7 &lt; [.$I8];OFFSET(INDIRECT([.$H8]);7;6;1);0);IF(8 &lt; [.$I8];OFFSET(INDIRECT([.$H8]);8;6;1);0);IF(9 &lt; [.$I8];OFFSET(INDIRECT([.$H8]);9;6;1);0);IF(10 &lt; [.$I8];OFFSET(INDIRECT([.$H8]);10;6;1);0);IF(11 &lt; [.$I8];OFFSET(INDIRECT([.$H8]);11;6;1);0);IF(12 &lt; [.$I8];OFFSET(INDIRECT([.$H8]);12;6;1);0));1;0))" office:value-type="boolean" office:boolean-value="false" calcext:value-type="boolean">
            <text:p>FALSCH</text:p>
          </table:table-cell>
          <table:table-cell table:style-name="ce156" table:formula="of:=(IF(OR(0;IF(0 &lt; [.$I8];OFFSET(INDIRECT([.$H8]);0;7;1);0);IF(1 &lt; [.$I8];OFFSET(INDIRECT([.$H8]);1;7;1);0);IF(2 &lt; [.$I8];OFFSET(INDIRECT([.$H8]);2;7;1);0);IF(3 &lt; [.$I8];OFFSET(INDIRECT([.$H8]);3;7;1);0);IF(4 &lt; [.$I8];OFFSET(INDIRECT([.$H8]);4;7;1);0);IF(5 &lt; [.$I8];OFFSET(INDIRECT([.$H8]);5;7;1);0);IF(6 &lt; [.$I8];OFFSET(INDIRECT([.$H8]);6;7;1);0);IF(7 &lt; [.$I8];OFFSET(INDIRECT([.$H8]);7;7;1);0);IF(8 &lt; [.$I8];OFFSET(INDIRECT([.$H8]);8;7;1);0);IF(9 &lt; [.$I8];OFFSET(INDIRECT([.$H8]);9;7;1);0);IF(10 &lt; [.$I8];OFFSET(INDIRECT([.$H8]);10;7;1);0);IF(11 &lt; [.$I8];OFFSET(INDIRECT([.$H8]);11;7;1);0);IF(12 &lt; [.$I8];OFFSET(INDIRECT([.$H8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5">
          <table:table-cell table:formula="of:=(1000*[.$B9])+[.$F9]" office:value-type="float" office:value="2004" calcext:value-type="float">
            <text:p>2004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9]);0;1;1)" office:value-type="float" office:value="2" calcext:value-type="float">
            <text:p>2</text:p>
          </table:table-cell>
          <table:table-cell table:style-name="ce140" table:formula="of:=CONCATENATE(SUBSTITUTE(FORMULA([.$B9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9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t- und Kundenbeziehungen</text:p>
          </table:table-cell>
          <table:table-cell table:style-name="ce147" table:formula="of:=CONCATENATE(&quot;$Themenliste.$F$&quot;;MATCH([.$A9];[$Themenliste.$H$1:$Themenliste.$H$10005];0))" office:value-type="string" office:string-value="$Themenliste.$F$33" calcext:value-type="string">
            <text:p>$Themenliste.$F$33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9];OFFSET(INDIRECT([.$H9]);0;0;1);&quot;&quot;);IF(1 &lt; [.$I9];CHAR(10);&quot;&quot;);IF(1 &lt; [.$I9];OFFSET(INDIRECT([.$H9]);1;0;1);&quot;&quot;);IF(2 &lt; [.$I9];CHAR(10);&quot;&quot;);IF(2 &lt; [.$I9];OFFSET(INDIRECT([.$H9]);2;0;1);&quot;&quot;);IF(3 &lt; [.$I9];CHAR(10);&quot;&quot;);IF(3 &lt; [.$I9];OFFSET(INDIRECT([.$H9]);3;0;1);&quot;&quot;);IF(4 &lt; [.$I9];CHAR(10);&quot;&quot;);IF(4 &lt; [.$I9];OFFSET(INDIRECT([.$H9]);4;0;1);&quot;&quot;);IF(5 &lt; [.$I9];CHAR(10);&quot;&quot;);IF(5 &lt; [.$I9];OFFSET(INDIRECT([.$H9]);5;0;1);&quot;&quot;);IF(6 &lt; [.$I9];CHAR(10);&quot;&quot;);IF(6 &lt; [.$I9];OFFSET(INDIRECT([.$H9]);6;0;1);&quot;&quot;);IF(7 &lt; [.$I9];CHAR(10);&quot;&quot;);IF(7 &lt; [.$I9];OFFSET(INDIRECT([.$H9]);7;0;1);&quot;&quot;);IF(8 &lt; [.$I9];CHAR(10);&quot;&quot;);IF(8 &lt; [.$I9];OFFSET(INDIRECT([.$H9]);8;0;1);&quot;&quot;);IF(9 &lt; [.$I9];CHAR(10);&quot;&quot;);IF(9 &lt; [.$I9];OFFSET(INDIRECT([.$H9]);9;0;1);&quot;&quot;);IF(10 &lt; [.$I9];CHAR(10);&quot;&quot;);IF(10 &lt; [.$I9];OFFSET(INDIRECT([.$H9]);10;0;1);&quot;&quot;);IF(11 &lt; [.$I9];CHAR(10);&quot;&quot;);IF(11 &lt; [.$I9];OFFSET(INDIRECT([.$H9]);11;0;1);&quot;&quot;);IF(12 &lt; [.$I9];CHAR(10);&quot;&quot;);IF(12 &lt; [.$I9];OFFSET(INDIRECT([.$H9]);12;0;1);&quot;&quot;)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style-name="ce154" table:formula="of:=OFFSET(INDIRECT([.$D9]);0;4;1)" office:value-type="boolean" office:boolean-value="true" calcext:value-type="boolean">
            <text:p>WAHR</text:p>
          </table:table-cell>
          <table:table-cell table:style-name="ce154" table:formula="of:=OFFSET(INDIRECT([.$D9]);0;3;1)" office:value-type="boolean" office:boolean-value="true" calcext:value-type="boolean">
            <text:p>WAHR</text:p>
          </table:table-cell>
          <table:table-cell table:style-name="ce156" table:formula="of:=(IF(OR(0;IF(0 &lt; [.$I9];OFFSET(INDIRECT([.$H9]);0;5;1);0);IF(1 &lt; [.$I9];OFFSET(INDIRECT([.$H9]);1;5;1);0);IF(2 &lt; [.$I9];OFFSET(INDIRECT([.$H9]);2;5;1);0);IF(3 &lt; [.$I9];OFFSET(INDIRECT([.$H9]);3;5;1);0);IF(4 &lt; [.$I9];OFFSET(INDIRECT([.$H9]);4;5;1);0);IF(5 &lt; [.$I9];OFFSET(INDIRECT([.$H9]);5;5;1);0);IF(6 &lt; [.$I9];OFFSET(INDIRECT([.$H9]);6;5;1);0);IF(7 &lt; [.$I9];OFFSET(INDIRECT([.$H9]);7;5;1);0);IF(8 &lt; [.$I9];OFFSET(INDIRECT([.$H9]);8;5;1);0);IF(9 &lt; [.$I9];OFFSET(INDIRECT([.$H9]);9;5;1);0);IF(10 &lt; [.$I9];OFFSET(INDIRECT([.$H9]);10;5;1);0);IF(11 &lt; [.$I9];OFFSET(INDIRECT([.$H9]);11;5;1);0);IF(12 &lt; [.$I9];OFFSET(INDIRECT([.$H9]);12;5;1);0));1;0))" office:value-type="boolean" office:boolean-value="true" calcext:value-type="boolean">
            <text:p>WAHR</text:p>
          </table:table-cell>
          <table:table-cell table:style-name="ce156" table:formula="of:=(IF(OR(0;IF(0 &lt; [.$I9];OFFSET(INDIRECT([.$H9]);0;6;1);0);IF(1 &lt; [.$I9];OFFSET(INDIRECT([.$H9]);1;6;1);0);IF(2 &lt; [.$I9];OFFSET(INDIRECT([.$H9]);2;6;1);0);IF(3 &lt; [.$I9];OFFSET(INDIRECT([.$H9]);3;6;1);0);IF(4 &lt; [.$I9];OFFSET(INDIRECT([.$H9]);4;6;1);0);IF(5 &lt; [.$I9];OFFSET(INDIRECT([.$H9]);5;6;1);0);IF(6 &lt; [.$I9];OFFSET(INDIRECT([.$H9]);6;6;1);0);IF(7 &lt; [.$I9];OFFSET(INDIRECT([.$H9]);7;6;1);0);IF(8 &lt; [.$I9];OFFSET(INDIRECT([.$H9]);8;6;1);0);IF(9 &lt; [.$I9];OFFSET(INDIRECT([.$H9]);9;6;1);0);IF(10 &lt; [.$I9];OFFSET(INDIRECT([.$H9]);10;6;1);0);IF(11 &lt; [.$I9];OFFSET(INDIRECT([.$H9]);11;6;1);0);IF(12 &lt; [.$I9];OFFSET(INDIRECT([.$H9]);12;6;1);0));1;0))" office:value-type="boolean" office:boolean-value="true" calcext:value-type="boolean">
            <text:p>WAHR</text:p>
          </table:table-cell>
          <table:table-cell table:style-name="ce156" table:formula="of:=(IF(OR(0;IF(0 &lt; [.$I9];OFFSET(INDIRECT([.$H9]);0;7;1);0);IF(1 &lt; [.$I9];OFFSET(INDIRECT([.$H9]);1;7;1);0);IF(2 &lt; [.$I9];OFFSET(INDIRECT([.$H9]);2;7;1);0);IF(3 &lt; [.$I9];OFFSET(INDIRECT([.$H9]);3;7;1);0);IF(4 &lt; [.$I9];OFFSET(INDIRECT([.$H9]);4;7;1);0);IF(5 &lt; [.$I9];OFFSET(INDIRECT([.$H9]);5;7;1);0);IF(6 &lt; [.$I9];OFFSET(INDIRECT([.$H9]);6;7;1);0);IF(7 &lt; [.$I9];OFFSET(INDIRECT([.$H9]);7;7;1);0);IF(8 &lt; [.$I9];OFFSET(INDIRECT([.$H9]);8;7;1);0);IF(9 &lt; [.$I9];OFFSET(INDIRECT([.$H9]);9;7;1);0);IF(10 &lt; [.$I9];OFFSET(INDIRECT([.$H9]);10;7;1);0);IF(11 &lt; [.$I9];OFFSET(INDIRECT([.$H9]);11;7;1);0);IF(12 &lt; [.$I9];OFFSET(INDIRECT([.$H9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10])+[.$F10]" office:value-type="float" office:value="2005" calcext:value-type="float">
            <text:p>2005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10]);0;1;1)" office:value-type="float" office:value="2" calcext:value-type="float">
            <text:p>2</text:p>
          </table:table-cell>
          <table:table-cell table:style-name="ce140" table:formula="of:=CONCATENATE(SUBSTITUTE(FORMULA([.$B10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10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ufmännische Steuerung und Kontrolle</text:p>
          </table:table-cell>
          <table:table-cell table:style-name="ce147" table:formula="of:=CONCATENATE(&quot;$Themenliste.$F$&quot;;MATCH([.$A10];[$Themenliste.$H$1:$Themenliste.$H$10005];0))" office:value-type="string" office:string-value="$Themenliste.$F$40" calcext:value-type="string">
            <text:p>$Themenliste.$F$40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10];OFFSET(INDIRECT([.$H10]);0;0;1);&quot;&quot;);IF(1 &lt; [.$I10];CHAR(10);&quot;&quot;);IF(1 &lt; [.$I10];OFFSET(INDIRECT([.$H10]);1;0;1);&quot;&quot;);IF(2 &lt; [.$I10];CHAR(10);&quot;&quot;);IF(2 &lt; [.$I10];OFFSET(INDIRECT([.$H10]);2;0;1);&quot;&quot;);IF(3 &lt; [.$I10];CHAR(10);&quot;&quot;);IF(3 &lt; [.$I10];OFFSET(INDIRECT([.$H10]);3;0;1);&quot;&quot;);IF(4 &lt; [.$I10];CHAR(10);&quot;&quot;);IF(4 &lt; [.$I10];OFFSET(INDIRECT([.$H10]);4;0;1);&quot;&quot;);IF(5 &lt; [.$I10];CHAR(10);&quot;&quot;);IF(5 &lt; [.$I10];OFFSET(INDIRECT([.$H10]);5;0;1);&quot;&quot;);IF(6 &lt; [.$I10];CHAR(10);&quot;&quot;);IF(6 &lt; [.$I10];OFFSET(INDIRECT([.$H10]);6;0;1);&quot;&quot;);IF(7 &lt; [.$I10];CHAR(10);&quot;&quot;);IF(7 &lt; [.$I10];OFFSET(INDIRECT([.$H10]);7;0;1);&quot;&quot;);IF(8 &lt; [.$I10];CHAR(10);&quot;&quot;);IF(8 &lt; [.$I10];OFFSET(INDIRECT([.$H10]);8;0;1);&quot;&quot;);IF(9 &lt; [.$I10];CHAR(10);&quot;&quot;);IF(9 &lt; [.$I10];OFFSET(INDIRECT([.$H10]);9;0;1);&quot;&quot;);IF(10 &lt; [.$I10];CHAR(10);&quot;&quot;);IF(10 &lt; [.$I10];OFFSET(INDIRECT([.$H10]);10;0;1);&quot;&quot;);IF(11 &lt; [.$I10];CHAR(10);&quot;&quot;);IF(11 &lt; [.$I10];OFFSET(INDIRECT([.$H10]);11;0;1);&quot;&quot;);IF(12 &lt; [.$I10];CHAR(10);&quot;&quot;);IF(12 &lt; [.$I10];OFFSET(INDIRECT([.$H10]);12;0;1);&quot;&quot;)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style-name="ce154" table:formula="of:=OFFSET(INDIRECT([.$D10]);0;4;1)" office:value-type="boolean" office:boolean-value="true" calcext:value-type="boolean">
            <text:p>WAHR</text:p>
          </table:table-cell>
          <table:table-cell table:style-name="ce154" table:formula="of:=OFFSET(INDIRECT([.$D10]);0;3;1)" office:value-type="boolean" office:boolean-value="true" calcext:value-type="boolean">
            <text:p>WAHR</text:p>
          </table:table-cell>
          <table:table-cell table:style-name="ce156" table:formula="of:=(IF(OR(0;IF(0 &lt; [.$I10];OFFSET(INDIRECT([.$H10]);0;5;1);0);IF(1 &lt; [.$I10];OFFSET(INDIRECT([.$H10]);1;5;1);0);IF(2 &lt; [.$I10];OFFSET(INDIRECT([.$H10]);2;5;1);0);IF(3 &lt; [.$I10];OFFSET(INDIRECT([.$H10]);3;5;1);0);IF(4 &lt; [.$I10];OFFSET(INDIRECT([.$H10]);4;5;1);0);IF(5 &lt; [.$I10];OFFSET(INDIRECT([.$H10]);5;5;1);0);IF(6 &lt; [.$I10];OFFSET(INDIRECT([.$H10]);6;5;1);0);IF(7 &lt; [.$I10];OFFSET(INDIRECT([.$H10]);7;5;1);0);IF(8 &lt; [.$I10];OFFSET(INDIRECT([.$H10]);8;5;1);0);IF(9 &lt; [.$I10];OFFSET(INDIRECT([.$H10]);9;5;1);0);IF(10 &lt; [.$I10];OFFSET(INDIRECT([.$H10]);10;5;1);0);IF(11 &lt; [.$I10];OFFSET(INDIRECT([.$H10]);11;5;1);0);IF(12 &lt; [.$I10];OFFSET(INDIRECT([.$H10]);12;5;1);0));1;0))" office:value-type="boolean" office:boolean-value="true" calcext:value-type="boolean">
            <text:p>WAHR</text:p>
          </table:table-cell>
          <table:table-cell table:style-name="ce156" table:formula="of:=(IF(OR(0;IF(0 &lt; [.$I10];OFFSET(INDIRECT([.$H10]);0;6;1);0);IF(1 &lt; [.$I10];OFFSET(INDIRECT([.$H10]);1;6;1);0);IF(2 &lt; [.$I10];OFFSET(INDIRECT([.$H10]);2;6;1);0);IF(3 &lt; [.$I10];OFFSET(INDIRECT([.$H10]);3;6;1);0);IF(4 &lt; [.$I10];OFFSET(INDIRECT([.$H10]);4;6;1);0);IF(5 &lt; [.$I10];OFFSET(INDIRECT([.$H10]);5;6;1);0);IF(6 &lt; [.$I10];OFFSET(INDIRECT([.$H10]);6;6;1);0);IF(7 &lt; [.$I10];OFFSET(INDIRECT([.$H10]);7;6;1);0);IF(8 &lt; [.$I10];OFFSET(INDIRECT([.$H10]);8;6;1);0);IF(9 &lt; [.$I10];OFFSET(INDIRECT([.$H10]);9;6;1);0);IF(10 &lt; [.$I10];OFFSET(INDIRECT([.$H10]);10;6;1);0);IF(11 &lt; [.$I10];OFFSET(INDIRECT([.$H10]);11;6;1);0);IF(12 &lt; [.$I10];OFFSET(INDIRECT([.$H10]);12;6;1);0));1;0))" office:value-type="boolean" office:boolean-value="true" calcext:value-type="boolean">
            <text:p>WAHR</text:p>
          </table:table-cell>
          <table:table-cell table:style-name="ce156" table:formula="of:=(IF(OR(0;IF(0 &lt; [.$I10];OFFSET(INDIRECT([.$H10]);0;7;1);0);IF(1 &lt; [.$I10];OFFSET(INDIRECT([.$H10]);1;7;1);0);IF(2 &lt; [.$I10];OFFSET(INDIRECT([.$H10]);2;7;1);0);IF(3 &lt; [.$I10];OFFSET(INDIRECT([.$H10]);3;7;1);0);IF(4 &lt; [.$I10];OFFSET(INDIRECT([.$H10]);4;7;1);0);IF(5 &lt; [.$I10];OFFSET(INDIRECT([.$H10]);5;7;1);0);IF(6 &lt; [.$I10];OFFSET(INDIRECT([.$H10]);6;7;1);0);IF(7 &lt; [.$I10];OFFSET(INDIRECT([.$H10]);7;7;1);0);IF(8 &lt; [.$I10];OFFSET(INDIRECT([.$H10]);8;7;1);0);IF(9 &lt; [.$I10];OFFSET(INDIRECT([.$H10]);9;7;1);0);IF(10 &lt; [.$I10];OFFSET(INDIRECT([.$H10]);10;7;1);0);IF(11 &lt; [.$I10];OFFSET(INDIRECT([.$H10]);11;7;1);0);IF(12 &lt; [.$I10];OFFSET(INDIRECT([.$H10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11])+[.$F11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1]);0;1;1)" office:value-type="float" office:value="3" calcext:value-type="float">
            <text:p>3</text:p>
          </table:table-cell>
          <table:table-cell table:style-name="ce140" table:formula="of:=CONCATENATE(SUBSTITUTE(FORMULA([.$B11]);&quot;=&quot;;&quot;&quot;;1))" office:value-type="string" office:string-value="$Abschnitte.$A$4" calcext:value-type="string">
            <text:p>$Abschnitte.$A$4</text:p>
          </table:table-cell>
          <table:table-cell table:style-name="ce138" table:formula="of:=OFFSET(INDIRECT([.$D11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ieren und Kommunizieren</text:p>
          </table:table-cell>
          <table:table-cell table:style-name="ce147" table:formula="of:=CONCATENATE(&quot;$Themenliste.$F$&quot;;MATCH([.$A11];[$Themenliste.$H$1:$Themenliste.$H$10005];0))" office:value-type="string" office:string-value="$Themenliste.$F$44" calcext:value-type="string">
            <text:p>$Themenliste.$F$44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11];OFFSET(INDIRECT([.$H11]);0;0;1);&quot;&quot;);IF(1 &lt; [.$I11];CHAR(10);&quot;&quot;);IF(1 &lt; [.$I11];OFFSET(INDIRECT([.$H11]);1;0;1);&quot;&quot;);IF(2 &lt; [.$I11];CHAR(10);&quot;&quot;);IF(2 &lt; [.$I11];OFFSET(INDIRECT([.$H11]);2;0;1);&quot;&quot;);IF(3 &lt; [.$I11];CHAR(10);&quot;&quot;);IF(3 &lt; [.$I11];OFFSET(INDIRECT([.$H11]);3;0;1);&quot;&quot;);IF(4 &lt; [.$I11];CHAR(10);&quot;&quot;);IF(4 &lt; [.$I11];OFFSET(INDIRECT([.$H11]);4;0;1);&quot;&quot;);IF(5 &lt; [.$I11];CHAR(10);&quot;&quot;);IF(5 &lt; [.$I11];OFFSET(INDIRECT([.$H11]);5;0;1);&quot;&quot;);IF(6 &lt; [.$I11];CHAR(10);&quot;&quot;);IF(6 &lt; [.$I11];OFFSET(INDIRECT([.$H11]);6;0;1);&quot;&quot;);IF(7 &lt; [.$I11];CHAR(10);&quot;&quot;);IF(7 &lt; [.$I11];OFFSET(INDIRECT([.$H11]);7;0;1);&quot;&quot;);IF(8 &lt; [.$I11];CHAR(10);&quot;&quot;);IF(8 &lt; [.$I11];OFFSET(INDIRECT([.$H11]);8;0;1);&quot;&quot;);IF(9 &lt; [.$I11];CHAR(10);&quot;&quot;);IF(9 &lt; [.$I11];OFFSET(INDIRECT([.$H11]);9;0;1);&quot;&quot;);IF(10 &lt; [.$I11];CHAR(10);&quot;&quot;);IF(10 &lt; [.$I11];OFFSET(INDIRECT([.$H11]);10;0;1);&quot;&quot;);IF(11 &lt; [.$I11];CHAR(10);&quot;&quot;);IF(11 &lt; [.$I11];OFFSET(INDIRECT([.$H11]);11;0;1);&quot;&quot;);IF(12 &lt; [.$I11];CHAR(10);&quot;&quot;);IF(12 &lt; [.$I11];OFFSET(INDIRECT([.$H11]);12;0;1);&quot;&quot;)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style-name="ce154" table:formula="of:=OFFSET(INDIRECT([.$D11]);0;4;1)" office:value-type="boolean" office:boolean-value="true" calcext:value-type="boolean">
            <text:p>WAHR</text:p>
          </table:table-cell>
          <table:table-cell table:style-name="ce154" table:formula="of:=OFFSET(INDIRECT([.$D11]);0;3;1)" office:value-type="boolean" office:boolean-value="true" calcext:value-type="boolean">
            <text:p>WAHR</text:p>
          </table:table-cell>
          <table:table-cell table:style-name="ce156" table:formula="of:=(IF(OR(0;IF(0 &lt; [.$I11];OFFSET(INDIRECT([.$H11]);0;5;1);0);IF(1 &lt; [.$I11];OFFSET(INDIRECT([.$H11]);1;5;1);0);IF(2 &lt; [.$I11];OFFSET(INDIRECT([.$H11]);2;5;1);0);IF(3 &lt; [.$I11];OFFSET(INDIRECT([.$H11]);3;5;1);0);IF(4 &lt; [.$I11];OFFSET(INDIRECT([.$H11]);4;5;1);0);IF(5 &lt; [.$I11];OFFSET(INDIRECT([.$H11]);5;5;1);0);IF(6 &lt; [.$I11];OFFSET(INDIRECT([.$H11]);6;5;1);0);IF(7 &lt; [.$I11];OFFSET(INDIRECT([.$H11]);7;5;1);0);IF(8 &lt; [.$I11];OFFSET(INDIRECT([.$H11]);8;5;1);0);IF(9 &lt; [.$I11];OFFSET(INDIRECT([.$H11]);9;5;1);0);IF(10 &lt; [.$I11];OFFSET(INDIRECT([.$H11]);10;5;1);0);IF(11 &lt; [.$I11];OFFSET(INDIRECT([.$H11]);11;5;1);0);IF(12 &lt; [.$I11];OFFSET(INDIRECT([.$H11]);12;5;1);0));1;0))" office:value-type="boolean" office:boolean-value="true" calcext:value-type="boolean">
            <text:p>WAHR</text:p>
          </table:table-cell>
          <table:table-cell table:style-name="ce156" table:formula="of:=(IF(OR(0;IF(0 &lt; [.$I11];OFFSET(INDIRECT([.$H11]);0;6;1);0);IF(1 &lt; [.$I11];OFFSET(INDIRECT([.$H11]);1;6;1);0);IF(2 &lt; [.$I11];OFFSET(INDIRECT([.$H11]);2;6;1);0);IF(3 &lt; [.$I11];OFFSET(INDIRECT([.$H11]);3;6;1);0);IF(4 &lt; [.$I11];OFFSET(INDIRECT([.$H11]);4;6;1);0);IF(5 &lt; [.$I11];OFFSET(INDIRECT([.$H11]);5;6;1);0);IF(6 &lt; [.$I11];OFFSET(INDIRECT([.$H11]);6;6;1);0);IF(7 &lt; [.$I11];OFFSET(INDIRECT([.$H11]);7;6;1);0);IF(8 &lt; [.$I11];OFFSET(INDIRECT([.$H11]);8;6;1);0);IF(9 &lt; [.$I11];OFFSET(INDIRECT([.$H11]);9;6;1);0);IF(10 &lt; [.$I11];OFFSET(INDIRECT([.$H11]);10;6;1);0);IF(11 &lt; [.$I11];OFFSET(INDIRECT([.$H11]);11;6;1);0);IF(12 &lt; [.$I11];OFFSET(INDIRECT([.$H11]);12;6;1);0));1;0))" office:value-type="boolean" office:boolean-value="true" calcext:value-type="boolean">
            <text:p>WAHR</text:p>
          </table:table-cell>
          <table:table-cell table:style-name="ce156" table:formula="of:=(IF(OR(0;IF(0 &lt; [.$I11];OFFSET(INDIRECT([.$H11]);0;7;1);0);IF(1 &lt; [.$I11];OFFSET(INDIRECT([.$H11]);1;7;1);0);IF(2 &lt; [.$I11];OFFSET(INDIRECT([.$H11]);2;7;1);0);IF(3 &lt; [.$I11];OFFSET(INDIRECT([.$H11]);3;7;1);0);IF(4 &lt; [.$I11];OFFSET(INDIRECT([.$H11]);4;7;1);0);IF(5 &lt; [.$I11];OFFSET(INDIRECT([.$H11]);5;7;1);0);IF(6 &lt; [.$I11];OFFSET(INDIRECT([.$H11]);6;7;1);0);IF(7 &lt; [.$I11];OFFSET(INDIRECT([.$H11]);7;7;1);0);IF(8 &lt; [.$I11];OFFSET(INDIRECT([.$H11]);8;7;1);0);IF(9 &lt; [.$I11];OFFSET(INDIRECT([.$H11]);9;7;1);0);IF(10 &lt; [.$I11];OFFSET(INDIRECT([.$H11]);10;7;1);0);IF(11 &lt; [.$I11];OFFSET(INDIRECT([.$H11]);11;7;1);0);IF(12 &lt; [.$I11];OFFSET(INDIRECT([.$H1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12])+[.$F12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2]);0;1;1)" office:value-type="float" office:value="3" calcext:value-type="float">
            <text:p>3</text:p>
          </table:table-cell>
          <table:table-cell table:style-name="ce140" table:formula="of:=CONCATENATE(SUBSTITUTE(FORMULA([.$B12]);&quot;=&quot;;&quot;&quot;;1))" office:value-type="string" office:string-value="$Abschnitte.$A$4" calcext:value-type="string">
            <text:p>$Abschnitte.$A$4</text:p>
          </table:table-cell>
          <table:table-cell table:style-name="ce138" table:formula="of:=OFFSET(INDIRECT([.$D12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en und Organisieren</text:p>
          </table:table-cell>
          <table:table-cell table:style-name="ce147" table:formula="of:=CONCATENATE(&quot;$Themenliste.$F$&quot;;MATCH([.$A12];[$Themenliste.$H$1:$Themenliste.$H$10005];0))" office:value-type="string" office:string-value="$Themenliste.$F$50" calcext:value-type="string">
            <text:p>$Themenliste.$F$50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12];OFFSET(INDIRECT([.$H12]);0;0;1);&quot;&quot;);IF(1 &lt; [.$I12];CHAR(10);&quot;&quot;);IF(1 &lt; [.$I12];OFFSET(INDIRECT([.$H12]);1;0;1);&quot;&quot;);IF(2 &lt; [.$I12];CHAR(10);&quot;&quot;);IF(2 &lt; [.$I12];OFFSET(INDIRECT([.$H12]);2;0;1);&quot;&quot;);IF(3 &lt; [.$I12];CHAR(10);&quot;&quot;);IF(3 &lt; [.$I12];OFFSET(INDIRECT([.$H12]);3;0;1);&quot;&quot;);IF(4 &lt; [.$I12];CHAR(10);&quot;&quot;);IF(4 &lt; [.$I12];OFFSET(INDIRECT([.$H12]);4;0;1);&quot;&quot;);IF(5 &lt; [.$I12];CHAR(10);&quot;&quot;);IF(5 &lt; [.$I12];OFFSET(INDIRECT([.$H12]);5;0;1);&quot;&quot;);IF(6 &lt; [.$I12];CHAR(10);&quot;&quot;);IF(6 &lt; [.$I12];OFFSET(INDIRECT([.$H12]);6;0;1);&quot;&quot;);IF(7 &lt; [.$I12];CHAR(10);&quot;&quot;);IF(7 &lt; [.$I12];OFFSET(INDIRECT([.$H12]);7;0;1);&quot;&quot;);IF(8 &lt; [.$I12];CHAR(10);&quot;&quot;);IF(8 &lt; [.$I12];OFFSET(INDIRECT([.$H12]);8;0;1);&quot;&quot;);IF(9 &lt; [.$I12];CHAR(10);&quot;&quot;);IF(9 &lt; [.$I12];OFFSET(INDIRECT([.$H12]);9;0;1);&quot;&quot;);IF(10 &lt; [.$I12];CHAR(10);&quot;&quot;);IF(10 &lt; [.$I12];OFFSET(INDIRECT([.$H12]);10;0;1);&quot;&quot;);IF(11 &lt; [.$I12];CHAR(10);&quot;&quot;);IF(11 &lt; [.$I12];OFFSET(INDIRECT([.$H12]);11;0;1);&quot;&quot;);IF(12 &lt; [.$I12];CHAR(10);&quot;&quot;);IF(12 &lt; [.$I12];OFFSET(INDIRECT([.$H12]);12;0;1);&quot;&quot;)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style-name="ce154" table:formula="of:=OFFSET(INDIRECT([.$D12]);0;4;1)" office:value-type="boolean" office:boolean-value="true" calcext:value-type="boolean">
            <text:p>WAHR</text:p>
          </table:table-cell>
          <table:table-cell table:style-name="ce154" table:formula="of:=OFFSET(INDIRECT([.$D12]);0;3;1)" office:value-type="boolean" office:boolean-value="true" calcext:value-type="boolean">
            <text:p>WAHR</text:p>
          </table:table-cell>
          <table:table-cell table:style-name="ce156" table:formula="of:=(IF(OR(0;IF(0 &lt; [.$I12];OFFSET(INDIRECT([.$H12]);0;5;1);0);IF(1 &lt; [.$I12];OFFSET(INDIRECT([.$H12]);1;5;1);0);IF(2 &lt; [.$I12];OFFSET(INDIRECT([.$H12]);2;5;1);0);IF(3 &lt; [.$I12];OFFSET(INDIRECT([.$H12]);3;5;1);0);IF(4 &lt; [.$I12];OFFSET(INDIRECT([.$H12]);4;5;1);0);IF(5 &lt; [.$I12];OFFSET(INDIRECT([.$H12]);5;5;1);0);IF(6 &lt; [.$I12];OFFSET(INDIRECT([.$H12]);6;5;1);0);IF(7 &lt; [.$I12];OFFSET(INDIRECT([.$H12]);7;5;1);0);IF(8 &lt; [.$I12];OFFSET(INDIRECT([.$H12]);8;5;1);0);IF(9 &lt; [.$I12];OFFSET(INDIRECT([.$H12]);9;5;1);0);IF(10 &lt; [.$I12];OFFSET(INDIRECT([.$H12]);10;5;1);0);IF(11 &lt; [.$I12];OFFSET(INDIRECT([.$H12]);11;5;1);0);IF(12 &lt; [.$I12];OFFSET(INDIRECT([.$H12]);12;5;1);0));1;0))" office:value-type="boolean" office:boolean-value="true" calcext:value-type="boolean">
            <text:p>WAHR</text:p>
          </table:table-cell>
          <table:table-cell table:style-name="ce156" table:formula="of:=(IF(OR(0;IF(0 &lt; [.$I12];OFFSET(INDIRECT([.$H12]);0;6;1);0);IF(1 &lt; [.$I12];OFFSET(INDIRECT([.$H12]);1;6;1);0);IF(2 &lt; [.$I12];OFFSET(INDIRECT([.$H12]);2;6;1);0);IF(3 &lt; [.$I12];OFFSET(INDIRECT([.$H12]);3;6;1);0);IF(4 &lt; [.$I12];OFFSET(INDIRECT([.$H12]);4;6;1);0);IF(5 &lt; [.$I12];OFFSET(INDIRECT([.$H12]);5;6;1);0);IF(6 &lt; [.$I12];OFFSET(INDIRECT([.$H12]);6;6;1);0);IF(7 &lt; [.$I12];OFFSET(INDIRECT([.$H12]);7;6;1);0);IF(8 &lt; [.$I12];OFFSET(INDIRECT([.$H12]);8;6;1);0);IF(9 &lt; [.$I12];OFFSET(INDIRECT([.$H12]);9;6;1);0);IF(10 &lt; [.$I12];OFFSET(INDIRECT([.$H12]);10;6;1);0);IF(11 &lt; [.$I12];OFFSET(INDIRECT([.$H12]);11;6;1);0);IF(12 &lt; [.$I12];OFFSET(INDIRECT([.$H12]);12;6;1);0));1;0))" office:value-type="boolean" office:boolean-value="true" calcext:value-type="boolean">
            <text:p>WAHR</text:p>
          </table:table-cell>
          <table:table-cell table:style-name="ce156" table:formula="of:=(IF(OR(0;IF(0 &lt; [.$I12];OFFSET(INDIRECT([.$H12]);0;7;1);0);IF(1 &lt; [.$I12];OFFSET(INDIRECT([.$H12]);1;7;1);0);IF(2 &lt; [.$I12];OFFSET(INDIRECT([.$H12]);2;7;1);0);IF(3 &lt; [.$I12];OFFSET(INDIRECT([.$H12]);3;7;1);0);IF(4 &lt; [.$I12];OFFSET(INDIRECT([.$H12]);4;7;1);0);IF(5 &lt; [.$I12];OFFSET(INDIRECT([.$H12]);5;7;1);0);IF(6 &lt; [.$I12];OFFSET(INDIRECT([.$H12]);6;7;1);0);IF(7 &lt; [.$I12];OFFSET(INDIRECT([.$H12]);7;7;1);0);IF(8 &lt; [.$I12];OFFSET(INDIRECT([.$H12]);8;7;1);0);IF(9 &lt; [.$I12];OFFSET(INDIRECT([.$H12]);9;7;1);0);IF(10 &lt; [.$I12];OFFSET(INDIRECT([.$H12]);10;7;1);0);IF(11 &lt; [.$I12];OFFSET(INDIRECT([.$H12]);11;7;1);0);IF(12 &lt; [.$I12];OFFSET(INDIRECT([.$H1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13])+[.$F13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3]);0;1;1)" office:value-type="float" office:value="3" calcext:value-type="float">
            <text:p>3</text:p>
          </table:table-cell>
          <table:table-cell table:style-name="ce140" table:formula="of:=CONCATENATE(SUBSTITUTE(FORMULA([.$B13]);&quot;=&quot;;&quot;&quot;;1))" office:value-type="string" office:string-value="$Abschnitte.$A$4" calcext:value-type="string">
            <text:p>$Abschnitte.$A$4</text:p>
          </table:table-cell>
          <table:table-cell table:style-name="ce138" table:formula="of:=OFFSET(INDIRECT([.$D13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marbeit</text:p>
          </table:table-cell>
          <table:table-cell table:style-name="ce147" table:formula="of:=CONCATENATE(&quot;$Themenliste.$F$&quot;;MATCH([.$A13];[$Themenliste.$H$1:$Themenliste.$H$10005];0))" office:value-type="string" office:string-value="$Themenliste.$F$57" calcext:value-type="string">
            <text:p>$Themenliste.$F$57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3];OFFSET(INDIRECT([.$H13]);0;0;1);&quot;&quot;);IF(1 &lt; [.$I13];CHAR(10);&quot;&quot;);IF(1 &lt; [.$I13];OFFSET(INDIRECT([.$H13]);1;0;1);&quot;&quot;);IF(2 &lt; [.$I13];CHAR(10);&quot;&quot;);IF(2 &lt; [.$I13];OFFSET(INDIRECT([.$H13]);2;0;1);&quot;&quot;);IF(3 &lt; [.$I13];CHAR(10);&quot;&quot;);IF(3 &lt; [.$I13];OFFSET(INDIRECT([.$H13]);3;0;1);&quot;&quot;);IF(4 &lt; [.$I13];CHAR(10);&quot;&quot;);IF(4 &lt; [.$I13];OFFSET(INDIRECT([.$H13]);4;0;1);&quot;&quot;);IF(5 &lt; [.$I13];CHAR(10);&quot;&quot;);IF(5 &lt; [.$I13];OFFSET(INDIRECT([.$H13]);5;0;1);&quot;&quot;);IF(6 &lt; [.$I13];CHAR(10);&quot;&quot;);IF(6 &lt; [.$I13];OFFSET(INDIRECT([.$H13]);6;0;1);&quot;&quot;);IF(7 &lt; [.$I13];CHAR(10);&quot;&quot;);IF(7 &lt; [.$I13];OFFSET(INDIRECT([.$H13]);7;0;1);&quot;&quot;);IF(8 &lt; [.$I13];CHAR(10);&quot;&quot;);IF(8 &lt; [.$I13];OFFSET(INDIRECT([.$H13]);8;0;1);&quot;&quot;);IF(9 &lt; [.$I13];CHAR(10);&quot;&quot;);IF(9 &lt; [.$I13];OFFSET(INDIRECT([.$H13]);9;0;1);&quot;&quot;);IF(10 &lt; [.$I13];CHAR(10);&quot;&quot;);IF(10 &lt; [.$I13];OFFSET(INDIRECT([.$H13]);10;0;1);&quot;&quot;);IF(11 &lt; [.$I13];CHAR(10);&quot;&quot;);IF(11 &lt; [.$I13];OFFSET(INDIRECT([.$H13]);11;0;1);&quot;&quot;);IF(12 &lt; [.$I13];CHAR(10);&quot;&quot;);IF(12 &lt; [.$I13];OFFSET(INDIRECT([.$H13]);12;0;1);&quot;&quot;)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style-name="ce154" table:formula="of:=OFFSET(INDIRECT([.$D13]);0;4;1)" office:value-type="boolean" office:boolean-value="true" calcext:value-type="boolean">
            <text:p>WAHR</text:p>
          </table:table-cell>
          <table:table-cell table:style-name="ce154" table:formula="of:=OFFSET(INDIRECT([.$D13]);0;3;1)" office:value-type="boolean" office:boolean-value="true" calcext:value-type="boolean">
            <text:p>WAHR</text:p>
          </table:table-cell>
          <table:table-cell table:style-name="ce156" table:formula="of:=(IF(OR(0;IF(0 &lt; [.$I13];OFFSET(INDIRECT([.$H13]);0;5;1);0);IF(1 &lt; [.$I13];OFFSET(INDIRECT([.$H13]);1;5;1);0);IF(2 &lt; [.$I13];OFFSET(INDIRECT([.$H13]);2;5;1);0);IF(3 &lt; [.$I13];OFFSET(INDIRECT([.$H13]);3;5;1);0);IF(4 &lt; [.$I13];OFFSET(INDIRECT([.$H13]);4;5;1);0);IF(5 &lt; [.$I13];OFFSET(INDIRECT([.$H13]);5;5;1);0);IF(6 &lt; [.$I13];OFFSET(INDIRECT([.$H13]);6;5;1);0);IF(7 &lt; [.$I13];OFFSET(INDIRECT([.$H13]);7;5;1);0);IF(8 &lt; [.$I13];OFFSET(INDIRECT([.$H13]);8;5;1);0);IF(9 &lt; [.$I13];OFFSET(INDIRECT([.$H13]);9;5;1);0);IF(10 &lt; [.$I13];OFFSET(INDIRECT([.$H13]);10;5;1);0);IF(11 &lt; [.$I13];OFFSET(INDIRECT([.$H13]);11;5;1);0);IF(12 &lt; [.$I13];OFFSET(INDIRECT([.$H13]);12;5;1);0));1;0))" office:value-type="boolean" office:boolean-value="true" calcext:value-type="boolean">
            <text:p>WAHR</text:p>
          </table:table-cell>
          <table:table-cell table:style-name="ce156" table:formula="of:=(IF(OR(0;IF(0 &lt; [.$I13];OFFSET(INDIRECT([.$H13]);0;6;1);0);IF(1 &lt; [.$I13];OFFSET(INDIRECT([.$H13]);1;6;1);0);IF(2 &lt; [.$I13];OFFSET(INDIRECT([.$H13]);2;6;1);0);IF(3 &lt; [.$I13];OFFSET(INDIRECT([.$H13]);3;6;1);0);IF(4 &lt; [.$I13];OFFSET(INDIRECT([.$H13]);4;6;1);0);IF(5 &lt; [.$I13];OFFSET(INDIRECT([.$H13]);5;6;1);0);IF(6 &lt; [.$I13];OFFSET(INDIRECT([.$H13]);6;6;1);0);IF(7 &lt; [.$I13];OFFSET(INDIRECT([.$H13]);7;6;1);0);IF(8 &lt; [.$I13];OFFSET(INDIRECT([.$H13]);8;6;1);0);IF(9 &lt; [.$I13];OFFSET(INDIRECT([.$H13]);9;6;1);0);IF(10 &lt; [.$I13];OFFSET(INDIRECT([.$H13]);10;6;1);0);IF(11 &lt; [.$I13];OFFSET(INDIRECT([.$H13]);11;6;1);0);IF(12 &lt; [.$I13];OFFSET(INDIRECT([.$H13]);12;6;1);0));1;0))" office:value-type="boolean" office:boolean-value="false" calcext:value-type="boolean">
            <text:p>FALSCH</text:p>
          </table:table-cell>
          <table:table-cell table:style-name="ce156" table:formula="of:=(IF(OR(0;IF(0 &lt; [.$I13];OFFSET(INDIRECT([.$H13]);0;7;1);0);IF(1 &lt; [.$I13];OFFSET(INDIRECT([.$H13]);1;7;1);0);IF(2 &lt; [.$I13];OFFSET(INDIRECT([.$H13]);2;7;1);0);IF(3 &lt; [.$I13];OFFSET(INDIRECT([.$H13]);3;7;1);0);IF(4 &lt; [.$I13];OFFSET(INDIRECT([.$H13]);4;7;1);0);IF(5 &lt; [.$I13];OFFSET(INDIRECT([.$H13]);5;7;1);0);IF(6 &lt; [.$I13];OFFSET(INDIRECT([.$H13]);6;7;1);0);IF(7 &lt; [.$I13];OFFSET(INDIRECT([.$H13]);7;7;1);0);IF(8 &lt; [.$I13];OFFSET(INDIRECT([.$H13]);8;7;1);0);IF(9 &lt; [.$I13];OFFSET(INDIRECT([.$H13]);9;7;1);0);IF(10 &lt; [.$I13];OFFSET(INDIRECT([.$H13]);10;7;1);0);IF(11 &lt; [.$I13];OFFSET(INDIRECT([.$H13]);11;7;1);0);IF(12 &lt; [.$I13];OFFSET(INDIRECT([.$H1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14])+[.$F14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4]);0;1;1)" office:value-type="float" office:value="4" calcext:value-type="float">
            <text:p>4</text:p>
          </table:table-cell>
          <table:table-cell table:style-name="ce140" table:formula="of:=CONCATENATE(SUBSTITUTE(FORMULA([.$B14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4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satzfelder und Enwicklungstrends</text:p>
          </table:table-cell>
          <table:table-cell table:style-name="ce147" table:formula="of:=CONCATENATE(&quot;$Themenliste.$F$&quot;;MATCH([.$A14];[$Themenliste.$H$1:$Themenliste.$H$10005];0))" office:value-type="string" office:string-value="$Themenliste.$F$60" calcext:value-type="string">
            <text:p>$Themenliste.$F$60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14];OFFSET(INDIRECT([.$H14]);0;0;1);&quot;&quot;);IF(1 &lt; [.$I14];CHAR(10);&quot;&quot;);IF(1 &lt; [.$I14];OFFSET(INDIRECT([.$H14]);1;0;1);&quot;&quot;);IF(2 &lt; [.$I14];CHAR(10);&quot;&quot;);IF(2 &lt; [.$I14];OFFSET(INDIRECT([.$H14]);2;0;1);&quot;&quot;);IF(3 &lt; [.$I14];CHAR(10);&quot;&quot;);IF(3 &lt; [.$I14];OFFSET(INDIRECT([.$H14]);3;0;1);&quot;&quot;);IF(4 &lt; [.$I14];CHAR(10);&quot;&quot;);IF(4 &lt; [.$I14];OFFSET(INDIRECT([.$H14]);4;0;1);&quot;&quot;);IF(5 &lt; [.$I14];CHAR(10);&quot;&quot;);IF(5 &lt; [.$I14];OFFSET(INDIRECT([.$H14]);5;0;1);&quot;&quot;);IF(6 &lt; [.$I14];CHAR(10);&quot;&quot;);IF(6 &lt; [.$I14];OFFSET(INDIRECT([.$H14]);6;0;1);&quot;&quot;);IF(7 &lt; [.$I14];CHAR(10);&quot;&quot;);IF(7 &lt; [.$I14];OFFSET(INDIRECT([.$H14]);7;0;1);&quot;&quot;);IF(8 &lt; [.$I14];CHAR(10);&quot;&quot;);IF(8 &lt; [.$I14];OFFSET(INDIRECT([.$H14]);8;0;1);&quot;&quot;);IF(9 &lt; [.$I14];CHAR(10);&quot;&quot;);IF(9 &lt; [.$I14];OFFSET(INDIRECT([.$H14]);9;0;1);&quot;&quot;);IF(10 &lt; [.$I14];CHAR(10);&quot;&quot;);IF(10 &lt; [.$I14];OFFSET(INDIRECT([.$H14]);10;0;1);&quot;&quot;);IF(11 &lt; [.$I14];CHAR(10);&quot;&quot;);IF(11 &lt; [.$I14];OFFSET(INDIRECT([.$H14]);11;0;1);&quot;&quot;);IF(12 &lt; [.$I14];CHAR(10);&quot;&quot;);IF(12 &lt; [.$I14];OFFSET(INDIRECT([.$H14]);12;0;1);&quot;&quot;)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,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,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style-name="ce154" table:formula="of:=OFFSET(INDIRECT([.$D14]);0;4;1)" office:value-type="boolean" office:boolean-value="true" calcext:value-type="boolean">
            <text:p>WAHR</text:p>
          </table:table-cell>
          <table:table-cell table:style-name="ce154" table:formula="of:=OFFSET(INDIRECT([.$D14]);0;3;1)" office:value-type="boolean" office:boolean-value="true" calcext:value-type="boolean">
            <text:p>WAHR</text:p>
          </table:table-cell>
          <table:table-cell table:style-name="ce156" table:formula="of:=(IF(OR(0;IF(0 &lt; [.$I14];OFFSET(INDIRECT([.$H14]);0;5;1);0);IF(1 &lt; [.$I14];OFFSET(INDIRECT([.$H14]);1;5;1);0);IF(2 &lt; [.$I14];OFFSET(INDIRECT([.$H14]);2;5;1);0);IF(3 &lt; [.$I14];OFFSET(INDIRECT([.$H14]);3;5;1);0);IF(4 &lt; [.$I14];OFFSET(INDIRECT([.$H14]);4;5;1);0);IF(5 &lt; [.$I14];OFFSET(INDIRECT([.$H14]);5;5;1);0);IF(6 &lt; [.$I14];OFFSET(INDIRECT([.$H14]);6;5;1);0);IF(7 &lt; [.$I14];OFFSET(INDIRECT([.$H14]);7;5;1);0);IF(8 &lt; [.$I14];OFFSET(INDIRECT([.$H14]);8;5;1);0);IF(9 &lt; [.$I14];OFFSET(INDIRECT([.$H14]);9;5;1);0);IF(10 &lt; [.$I14];OFFSET(INDIRECT([.$H14]);10;5;1);0);IF(11 &lt; [.$I14];OFFSET(INDIRECT([.$H14]);11;5;1);0);IF(12 &lt; [.$I14];OFFSET(INDIRECT([.$H14]);12;5;1);0));1;0))" office:value-type="boolean" office:boolean-value="true" calcext:value-type="boolean">
            <text:p>WAHR</text:p>
          </table:table-cell>
          <table:table-cell table:style-name="ce156" table:formula="of:=(IF(OR(0;IF(0 &lt; [.$I14];OFFSET(INDIRECT([.$H14]);0;6;1);0);IF(1 &lt; [.$I14];OFFSET(INDIRECT([.$H14]);1;6;1);0);IF(2 &lt; [.$I14];OFFSET(INDIRECT([.$H14]);2;6;1);0);IF(3 &lt; [.$I14];OFFSET(INDIRECT([.$H14]);3;6;1);0);IF(4 &lt; [.$I14];OFFSET(INDIRECT([.$H14]);4;6;1);0);IF(5 &lt; [.$I14];OFFSET(INDIRECT([.$H14]);5;6;1);0);IF(6 &lt; [.$I14];OFFSET(INDIRECT([.$H14]);6;6;1);0);IF(7 &lt; [.$I14];OFFSET(INDIRECT([.$H14]);7;6;1);0);IF(8 &lt; [.$I14];OFFSET(INDIRECT([.$H14]);8;6;1);0);IF(9 &lt; [.$I14];OFFSET(INDIRECT([.$H14]);9;6;1);0);IF(10 &lt; [.$I14];OFFSET(INDIRECT([.$H14]);10;6;1);0);IF(11 &lt; [.$I14];OFFSET(INDIRECT([.$H14]);11;6;1);0);IF(12 &lt; [.$I14];OFFSET(INDIRECT([.$H14]);12;6;1);0));1;0))" office:value-type="boolean" office:boolean-value="true" calcext:value-type="boolean">
            <text:p>WAHR</text:p>
          </table:table-cell>
          <table:table-cell table:style-name="ce156" table:formula="of:=(IF(OR(0;IF(0 &lt; [.$I14];OFFSET(INDIRECT([.$H14]);0;7;1);0);IF(1 &lt; [.$I14];OFFSET(INDIRECT([.$H14]);1;7;1);0);IF(2 &lt; [.$I14];OFFSET(INDIRECT([.$H14]);2;7;1);0);IF(3 &lt; [.$I14];OFFSET(INDIRECT([.$H14]);3;7;1);0);IF(4 &lt; [.$I14];OFFSET(INDIRECT([.$H14]);4;7;1);0);IF(5 &lt; [.$I14];OFFSET(INDIRECT([.$H14]);5;7;1);0);IF(6 &lt; [.$I14];OFFSET(INDIRECT([.$H14]);6;7;1);0);IF(7 &lt; [.$I14];OFFSET(INDIRECT([.$H14]);7;7;1);0);IF(8 &lt; [.$I14];OFFSET(INDIRECT([.$H14]);8;7;1);0);IF(9 &lt; [.$I14];OFFSET(INDIRECT([.$H14]);9;7;1);0);IF(10 &lt; [.$I14];OFFSET(INDIRECT([.$H14]);10;7;1);0);IF(11 &lt; [.$I14];OFFSET(INDIRECT([.$H14]);11;7;1);0);IF(12 &lt; [.$I14];OFFSET(INDIRECT([.$H1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15])+[.$F15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5]);0;1;1)" office:value-type="float" office:value="4" calcext:value-type="float">
            <text:p>4</text:p>
          </table:table-cell>
          <table:table-cell table:style-name="ce140" table:formula="of:=CONCATENATE(SUBSTITUTE(FORMULA([.$B15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5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Systemarchitektur, Hardware und Betriebssysteme</text:p>
          </table:table-cell>
          <table:table-cell table:style-name="ce147" table:formula="of:=CONCATENATE(&quot;$Themenliste.$F$&quot;;MATCH([.$A15];[$Themenliste.$H$1:$Themenliste.$H$10005];0))" office:value-type="string" office:string-value="$Themenliste.$F$64" calcext:value-type="string">
            <text:p>$Themenliste.$F$64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5];OFFSET(INDIRECT([.$H15]);0;0;1);&quot;&quot;);IF(1 &lt; [.$I15];CHAR(10);&quot;&quot;);IF(1 &lt; [.$I15];OFFSET(INDIRECT([.$H15]);1;0;1);&quot;&quot;);IF(2 &lt; [.$I15];CHAR(10);&quot;&quot;);IF(2 &lt; [.$I15];OFFSET(INDIRECT([.$H15]);2;0;1);&quot;&quot;);IF(3 &lt; [.$I15];CHAR(10);&quot;&quot;);IF(3 &lt; [.$I15];OFFSET(INDIRECT([.$H15]);3;0;1);&quot;&quot;);IF(4 &lt; [.$I15];CHAR(10);&quot;&quot;);IF(4 &lt; [.$I15];OFFSET(INDIRECT([.$H15]);4;0;1);&quot;&quot;);IF(5 &lt; [.$I15];CHAR(10);&quot;&quot;);IF(5 &lt; [.$I15];OFFSET(INDIRECT([.$H15]);5;0;1);&quot;&quot;);IF(6 &lt; [.$I15];CHAR(10);&quot;&quot;);IF(6 &lt; [.$I15];OFFSET(INDIRECT([.$H15]);6;0;1);&quot;&quot;);IF(7 &lt; [.$I15];CHAR(10);&quot;&quot;);IF(7 &lt; [.$I15];OFFSET(INDIRECT([.$H15]);7;0;1);&quot;&quot;);IF(8 &lt; [.$I15];CHAR(10);&quot;&quot;);IF(8 &lt; [.$I15];OFFSET(INDIRECT([.$H15]);8;0;1);&quot;&quot;);IF(9 &lt; [.$I15];CHAR(10);&quot;&quot;);IF(9 &lt; [.$I15];OFFSET(INDIRECT([.$H15]);9;0;1);&quot;&quot;);IF(10 &lt; [.$I15];CHAR(10);&quot;&quot;);IF(10 &lt; [.$I15];OFFSET(INDIRECT([.$H15]);10;0;1);&quot;&quot;);IF(11 &lt; [.$I15];CHAR(10);&quot;&quot;);IF(11 &lt; [.$I15];OFFSET(INDIRECT([.$H15]);11;0;1);&quot;&quot;);IF(12 &lt; [.$I15];CHAR(10);&quot;&quot;);IF(12 &lt; [.$I15];OFFSET(INDIRECT([.$H15]);12;0;1);&quot;&quot;)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style-name="ce154" table:formula="of:=OFFSET(INDIRECT([.$D15]);0;4;1)" office:value-type="boolean" office:boolean-value="true" calcext:value-type="boolean">
            <text:p>WAHR</text:p>
          </table:table-cell>
          <table:table-cell table:style-name="ce154" table:formula="of:=OFFSET(INDIRECT([.$D15]);0;3;1)" office:value-type="boolean" office:boolean-value="true" calcext:value-type="boolean">
            <text:p>WAHR</text:p>
          </table:table-cell>
          <table:table-cell table:style-name="ce156" table:formula="of:=(IF(OR(0;IF(0 &lt; [.$I15];OFFSET(INDIRECT([.$H15]);0;5;1);0);IF(1 &lt; [.$I15];OFFSET(INDIRECT([.$H15]);1;5;1);0);IF(2 &lt; [.$I15];OFFSET(INDIRECT([.$H15]);2;5;1);0);IF(3 &lt; [.$I15];OFFSET(INDIRECT([.$H15]);3;5;1);0);IF(4 &lt; [.$I15];OFFSET(INDIRECT([.$H15]);4;5;1);0);IF(5 &lt; [.$I15];OFFSET(INDIRECT([.$H15]);5;5;1);0);IF(6 &lt; [.$I15];OFFSET(INDIRECT([.$H15]);6;5;1);0);IF(7 &lt; [.$I15];OFFSET(INDIRECT([.$H15]);7;5;1);0);IF(8 &lt; [.$I15];OFFSET(INDIRECT([.$H15]);8;5;1);0);IF(9 &lt; [.$I15];OFFSET(INDIRECT([.$H15]);9;5;1);0);IF(10 &lt; [.$I15];OFFSET(INDIRECT([.$H15]);10;5;1);0);IF(11 &lt; [.$I15];OFFSET(INDIRECT([.$H15]);11;5;1);0);IF(12 &lt; [.$I15];OFFSET(INDIRECT([.$H15]);12;5;1);0));1;0))" office:value-type="boolean" office:boolean-value="true" calcext:value-type="boolean">
            <text:p>WAHR</text:p>
          </table:table-cell>
          <table:table-cell table:style-name="ce156" table:formula="of:=(IF(OR(0;IF(0 &lt; [.$I15];OFFSET(INDIRECT([.$H15]);0;6;1);0);IF(1 &lt; [.$I15];OFFSET(INDIRECT([.$H15]);1;6;1);0);IF(2 &lt; [.$I15];OFFSET(INDIRECT([.$H15]);2;6;1);0);IF(3 &lt; [.$I15];OFFSET(INDIRECT([.$H15]);3;6;1);0);IF(4 &lt; [.$I15];OFFSET(INDIRECT([.$H15]);4;6;1);0);IF(5 &lt; [.$I15];OFFSET(INDIRECT([.$H15]);5;6;1);0);IF(6 &lt; [.$I15];OFFSET(INDIRECT([.$H15]);6;6;1);0);IF(7 &lt; [.$I15];OFFSET(INDIRECT([.$H15]);7;6;1);0);IF(8 &lt; [.$I15];OFFSET(INDIRECT([.$H15]);8;6;1);0);IF(9 &lt; [.$I15];OFFSET(INDIRECT([.$H15]);9;6;1);0);IF(10 &lt; [.$I15];OFFSET(INDIRECT([.$H15]);10;6;1);0);IF(11 &lt; [.$I15];OFFSET(INDIRECT([.$H15]);11;6;1);0);IF(12 &lt; [.$I15];OFFSET(INDIRECT([.$H15]);12;6;1);0));1;0))" office:value-type="boolean" office:boolean-value="false" calcext:value-type="boolean">
            <text:p>FALSCH</text:p>
          </table:table-cell>
          <table:table-cell table:style-name="ce156" table:formula="of:=(IF(OR(0;IF(0 &lt; [.$I15];OFFSET(INDIRECT([.$H15]);0;7;1);0);IF(1 &lt; [.$I15];OFFSET(INDIRECT([.$H15]);1;7;1);0);IF(2 &lt; [.$I15];OFFSET(INDIRECT([.$H15]);2;7;1);0);IF(3 &lt; [.$I15];OFFSET(INDIRECT([.$H15]);3;7;1);0);IF(4 &lt; [.$I15];OFFSET(INDIRECT([.$H15]);4;7;1);0);IF(5 &lt; [.$I15];OFFSET(INDIRECT([.$H15]);5;7;1);0);IF(6 &lt; [.$I15];OFFSET(INDIRECT([.$H15]);6;7;1);0);IF(7 &lt; [.$I15];OFFSET(INDIRECT([.$H15]);7;7;1);0);IF(8 &lt; [.$I15];OFFSET(INDIRECT([.$H15]);8;7;1);0);IF(9 &lt; [.$I15];OFFSET(INDIRECT([.$H15]);9;7;1);0);IF(10 &lt; [.$I15];OFFSET(INDIRECT([.$H15]);10;7;1);0);IF(11 &lt; [.$I15];OFFSET(INDIRECT([.$H15]);11;7;1);0);IF(12 &lt; [.$I15];OFFSET(INDIRECT([.$H1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3">
          <table:table-cell table:formula="of:=(1000*[.$B16])+[.$F16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6]);0;1;1)" office:value-type="float" office:value="4" calcext:value-type="float">
            <text:p>4</text:p>
          </table:table-cell>
          <table:table-cell table:style-name="ce140" table:formula="of:=CONCATENATE(SUBSTITUTE(FORMULA([.$B16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6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Anwendungssoftware</text:p>
          </table:table-cell>
          <table:table-cell table:style-name="ce147" table:formula="of:=CONCATENATE(&quot;$Themenliste.$F$&quot;;MATCH([.$A16];[$Themenliste.$H$1:$Themenliste.$H$10005];0))" office:value-type="string" office:string-value="$Themenliste.$F$67" calcext:value-type="string">
            <text:p>$Themenliste.$F$67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6];OFFSET(INDIRECT([.$H16]);0;0;1);&quot;&quot;);IF(1 &lt; [.$I16];CHAR(10);&quot;&quot;);IF(1 &lt; [.$I16];OFFSET(INDIRECT([.$H16]);1;0;1);&quot;&quot;);IF(2 &lt; [.$I16];CHAR(10);&quot;&quot;);IF(2 &lt; [.$I16];OFFSET(INDIRECT([.$H16]);2;0;1);&quot;&quot;);IF(3 &lt; [.$I16];CHAR(10);&quot;&quot;);IF(3 &lt; [.$I16];OFFSET(INDIRECT([.$H16]);3;0;1);&quot;&quot;);IF(4 &lt; [.$I16];CHAR(10);&quot;&quot;);IF(4 &lt; [.$I16];OFFSET(INDIRECT([.$H16]);4;0;1);&quot;&quot;);IF(5 &lt; [.$I16];CHAR(10);&quot;&quot;);IF(5 &lt; [.$I16];OFFSET(INDIRECT([.$H16]);5;0;1);&quot;&quot;);IF(6 &lt; [.$I16];CHAR(10);&quot;&quot;);IF(6 &lt; [.$I16];OFFSET(INDIRECT([.$H16]);6;0;1);&quot;&quot;);IF(7 &lt; [.$I16];CHAR(10);&quot;&quot;);IF(7 &lt; [.$I16];OFFSET(INDIRECT([.$H16]);7;0;1);&quot;&quot;);IF(8 &lt; [.$I16];CHAR(10);&quot;&quot;);IF(8 &lt; [.$I16];OFFSET(INDIRECT([.$H16]);8;0;1);&quot;&quot;);IF(9 &lt; [.$I16];CHAR(10);&quot;&quot;);IF(9 &lt; [.$I16];OFFSET(INDIRECT([.$H16]);9;0;1);&quot;&quot;);IF(10 &lt; [.$I16];CHAR(10);&quot;&quot;);IF(10 &lt; [.$I16];OFFSET(INDIRECT([.$H16]);10;0;1);&quot;&quot;);IF(11 &lt; [.$I16];CHAR(10);&quot;&quot;);IF(11 &lt; [.$I16];OFFSET(INDIRECT([.$H16]);11;0;1);&quot;&quot;);IF(12 &lt; [.$I16];CHAR(10);&quot;&quot;);IF(12 &lt; [.$I16];OFFSET(INDIRECT([.$H16]);12;0;1);&quot;&quot;)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style-name="ce154" table:formula="of:=OFFSET(INDIRECT([.$D16]);0;4;1)" office:value-type="boolean" office:boolean-value="true" calcext:value-type="boolean">
            <text:p>WAHR</text:p>
          </table:table-cell>
          <table:table-cell table:style-name="ce154" table:formula="of:=OFFSET(INDIRECT([.$D16]);0;3;1)" office:value-type="boolean" office:boolean-value="true" calcext:value-type="boolean">
            <text:p>WAHR</text:p>
          </table:table-cell>
          <table:table-cell table:style-name="ce156" table:formula="of:=(IF(OR(0;IF(0 &lt; [.$I16];OFFSET(INDIRECT([.$H16]);0;5;1);0);IF(1 &lt; [.$I16];OFFSET(INDIRECT([.$H16]);1;5;1);0);IF(2 &lt; [.$I16];OFFSET(INDIRECT([.$H16]);2;5;1);0);IF(3 &lt; [.$I16];OFFSET(INDIRECT([.$H16]);3;5;1);0);IF(4 &lt; [.$I16];OFFSET(INDIRECT([.$H16]);4;5;1);0);IF(5 &lt; [.$I16];OFFSET(INDIRECT([.$H16]);5;5;1);0);IF(6 &lt; [.$I16];OFFSET(INDIRECT([.$H16]);6;5;1);0);IF(7 &lt; [.$I16];OFFSET(INDIRECT([.$H16]);7;5;1);0);IF(8 &lt; [.$I16];OFFSET(INDIRECT([.$H16]);8;5;1);0);IF(9 &lt; [.$I16];OFFSET(INDIRECT([.$H16]);9;5;1);0);IF(10 &lt; [.$I16];OFFSET(INDIRECT([.$H16]);10;5;1);0);IF(11 &lt; [.$I16];OFFSET(INDIRECT([.$H16]);11;5;1);0);IF(12 &lt; [.$I16];OFFSET(INDIRECT([.$H16]);12;5;1);0));1;0))" office:value-type="boolean" office:boolean-value="true" calcext:value-type="boolean">
            <text:p>WAHR</text:p>
          </table:table-cell>
          <table:table-cell table:style-name="ce156" table:formula="of:=(IF(OR(0;IF(0 &lt; [.$I16];OFFSET(INDIRECT([.$H16]);0;6;1);0);IF(1 &lt; [.$I16];OFFSET(INDIRECT([.$H16]);1;6;1);0);IF(2 &lt; [.$I16];OFFSET(INDIRECT([.$H16]);2;6;1);0);IF(3 &lt; [.$I16];OFFSET(INDIRECT([.$H16]);3;6;1);0);IF(4 &lt; [.$I16];OFFSET(INDIRECT([.$H16]);4;6;1);0);IF(5 &lt; [.$I16];OFFSET(INDIRECT([.$H16]);5;6;1);0);IF(6 &lt; [.$I16];OFFSET(INDIRECT([.$H16]);6;6;1);0);IF(7 &lt; [.$I16];OFFSET(INDIRECT([.$H16]);7;6;1);0);IF(8 &lt; [.$I16];OFFSET(INDIRECT([.$H16]);8;6;1);0);IF(9 &lt; [.$I16];OFFSET(INDIRECT([.$H16]);9;6;1);0);IF(10 &lt; [.$I16];OFFSET(INDIRECT([.$H16]);10;6;1);0);IF(11 &lt; [.$I16];OFFSET(INDIRECT([.$H16]);11;6;1);0);IF(12 &lt; [.$I16];OFFSET(INDIRECT([.$H16]);12;6;1);0));1;0))" office:value-type="boolean" office:boolean-value="false" calcext:value-type="boolean">
            <text:p>FALSCH</text:p>
          </table:table-cell>
          <table:table-cell table:style-name="ce156" table:formula="of:=(IF(OR(0;IF(0 &lt; [.$I16];OFFSET(INDIRECT([.$H16]);0;7;1);0);IF(1 &lt; [.$I16];OFFSET(INDIRECT([.$H16]);1;7;1);0);IF(2 &lt; [.$I16];OFFSET(INDIRECT([.$H16]);2;7;1);0);IF(3 &lt; [.$I16];OFFSET(INDIRECT([.$H16]);3;7;1);0);IF(4 &lt; [.$I16];OFFSET(INDIRECT([.$H16]);4;7;1);0);IF(5 &lt; [.$I16];OFFSET(INDIRECT([.$H16]);5;7;1);0);IF(6 &lt; [.$I16];OFFSET(INDIRECT([.$H16]);6;7;1);0);IF(7 &lt; [.$I16];OFFSET(INDIRECT([.$H16]);7;7;1);0);IF(8 &lt; [.$I16];OFFSET(INDIRECT([.$H16]);8;7;1);0);IF(9 &lt; [.$I16];OFFSET(INDIRECT([.$H16]);9;7;1);0);IF(10 &lt; [.$I16];OFFSET(INDIRECT([.$H16]);10;7;1);0);IF(11 &lt; [.$I16];OFFSET(INDIRECT([.$H16]);11;7;1);0);IF(12 &lt; [.$I16];OFFSET(INDIRECT([.$H1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17])+[.$F17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7]);0;1;1)" office:value-type="float" office:value="4" calcext:value-type="float">
            <text:p>4</text:p>
          </table:table-cell>
          <table:table-cell table:style-name="ce140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7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Netze, Dienste</text:p>
          </table:table-cell>
          <table:table-cell table:style-name="ce147" table:formula="of:=CONCATENATE(&quot;$Themenliste.$F$&quot;;MATCH([.$A17];[$Themenliste.$H$1:$Themenliste.$H$10005];0))" office:value-type="string" office:string-value="$Themenliste.$F$70" calcext:value-type="string">
            <text:p>$Themenliste.$F$70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17];OFFSET(INDIRECT([.$H17]);0;0;1);&quot;&quot;);IF(1 &lt; [.$I17];CHAR(10);&quot;&quot;);IF(1 &lt; [.$I17];OFFSET(INDIRECT([.$H17]);1;0;1);&quot;&quot;);IF(2 &lt; [.$I17];CHAR(10);&quot;&quot;);IF(2 &lt; [.$I17];OFFSET(INDIRECT([.$H17]);2;0;1);&quot;&quot;);IF(3 &lt; [.$I17];CHAR(10);&quot;&quot;);IF(3 &lt; [.$I17];OFFSET(INDIRECT([.$H17]);3;0;1);&quot;&quot;);IF(4 &lt; [.$I17];CHAR(10);&quot;&quot;);IF(4 &lt; [.$I17];OFFSET(INDIRECT([.$H17]);4;0;1);&quot;&quot;);IF(5 &lt; [.$I17];CHAR(10);&quot;&quot;);IF(5 &lt; [.$I17];OFFSET(INDIRECT([.$H17]);5;0;1);&quot;&quot;);IF(6 &lt; [.$I17];CHAR(10);&quot;&quot;);IF(6 &lt; [.$I17];OFFSET(INDIRECT([.$H17]);6;0;1);&quot;&quot;);IF(7 &lt; [.$I17];CHAR(10);&quot;&quot;);IF(7 &lt; [.$I17];OFFSET(INDIRECT([.$H17]);7;0;1);&quot;&quot;);IF(8 &lt; [.$I17];CHAR(10);&quot;&quot;);IF(8 &lt; [.$I17];OFFSET(INDIRECT([.$H17]);8;0;1);&quot;&quot;);IF(9 &lt; [.$I17];CHAR(10);&quot;&quot;);IF(9 &lt; [.$I17];OFFSET(INDIRECT([.$H17]);9;0;1);&quot;&quot;);IF(10 &lt; [.$I17];CHAR(10);&quot;&quot;);IF(10 &lt; [.$I17];OFFSET(INDIRECT([.$H17]);10;0;1);&quot;&quot;);IF(11 &lt; [.$I17];CHAR(10);&quot;&quot;);IF(11 &lt; [.$I17];OFFSET(INDIRECT([.$H17]);11;0;1);&quot;&quot;);IF(12 &lt; [.$I17];CHAR(10);&quot;&quot;);IF(12 &lt; [.$I17];OFFSET(INDIRECT([.$H17]);12;0;1);&quot;&quot;)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style-name="ce154" table:formula="of:=OFFSET(INDIRECT([.$D17]);0;4;1)" office:value-type="boolean" office:boolean-value="true" calcext:value-type="boolean">
            <text:p>WAHR</text:p>
          </table:table-cell>
          <table:table-cell table:style-name="ce154" table:formula="of:=OFFSET(INDIRECT([.$D17]);0;3;1)" office:value-type="boolean" office:boolean-value="true" calcext:value-type="boolean">
            <text:p>WAHR</text:p>
          </table:table-cell>
          <table:table-cell table:style-name="ce156" table:formula="of:=(IF(OR(0;IF(0 &lt; [.$I17];OFFSET(INDIRECT([.$H17]);0;5;1);0);IF(1 &lt; [.$I17];OFFSET(INDIRECT([.$H17]);1;5;1);0);IF(2 &lt; [.$I17];OFFSET(INDIRECT([.$H17]);2;5;1);0);IF(3 &lt; [.$I17];OFFSET(INDIRECT([.$H17]);3;5;1);0);IF(4 &lt; [.$I17];OFFSET(INDIRECT([.$H17]);4;5;1);0);IF(5 &lt; [.$I17];OFFSET(INDIRECT([.$H17]);5;5;1);0);IF(6 &lt; [.$I17];OFFSET(INDIRECT([.$H17]);6;5;1);0);IF(7 &lt; [.$I17];OFFSET(INDIRECT([.$H17]);7;5;1);0);IF(8 &lt; [.$I17];OFFSET(INDIRECT([.$H17]);8;5;1);0);IF(9 &lt; [.$I17];OFFSET(INDIRECT([.$H17]);9;5;1);0);IF(10 &lt; [.$I17];OFFSET(INDIRECT([.$H17]);10;5;1);0);IF(11 &lt; [.$I17];OFFSET(INDIRECT([.$H17]);11;5;1);0);IF(12 &lt; [.$I17];OFFSET(INDIRECT([.$H17]);12;5;1);0));1;0))" office:value-type="boolean" office:boolean-value="false" calcext:value-type="boolean">
            <text:p>FALSCH</text:p>
          </table:table-cell>
          <table:table-cell table:style-name="ce156" table:formula="of:=(IF(OR(0;IF(0 &lt; [.$I17];OFFSET(INDIRECT([.$H17]);0;6;1);0);IF(1 &lt; [.$I17];OFFSET(INDIRECT([.$H17]);1;6;1);0);IF(2 &lt; [.$I17];OFFSET(INDIRECT([.$H17]);2;6;1);0);IF(3 &lt; [.$I17];OFFSET(INDIRECT([.$H17]);3;6;1);0);IF(4 &lt; [.$I17];OFFSET(INDIRECT([.$H17]);4;6;1);0);IF(5 &lt; [.$I17];OFFSET(INDIRECT([.$H17]);5;6;1);0);IF(6 &lt; [.$I17];OFFSET(INDIRECT([.$H17]);6;6;1);0);IF(7 &lt; [.$I17];OFFSET(INDIRECT([.$H17]);7;6;1);0);IF(8 &lt; [.$I17];OFFSET(INDIRECT([.$H17]);8;6;1);0);IF(9 &lt; [.$I17];OFFSET(INDIRECT([.$H17]);9;6;1);0);IF(10 &lt; [.$I17];OFFSET(INDIRECT([.$H17]);10;6;1);0);IF(11 &lt; [.$I17];OFFSET(INDIRECT([.$H17]);11;6;1);0);IF(12 &lt; [.$I17];OFFSET(INDIRECT([.$H17]);12;6;1);0));1;0))" office:value-type="boolean" office:boolean-value="true" calcext:value-type="boolean">
            <text:p>WAHR</text:p>
          </table:table-cell>
          <table:table-cell table:style-name="ce156" table:formula="of:=(IF(OR(0;IF(0 &lt; [.$I17];OFFSET(INDIRECT([.$H17]);0;7;1);0);IF(1 &lt; [.$I17];OFFSET(INDIRECT([.$H17]);1;7;1);0);IF(2 &lt; [.$I17];OFFSET(INDIRECT([.$H17]);2;7;1);0);IF(3 &lt; [.$I17];OFFSET(INDIRECT([.$H17]);3;7;1);0);IF(4 &lt; [.$I17];OFFSET(INDIRECT([.$H17]);4;7;1);0);IF(5 &lt; [.$I17];OFFSET(INDIRECT([.$H17]);5;7;1);0);IF(6 &lt; [.$I17];OFFSET(INDIRECT([.$H17]);6;7;1);0);IF(7 &lt; [.$I17];OFFSET(INDIRECT([.$H17]);7;7;1);0);IF(8 &lt; [.$I17];OFFSET(INDIRECT([.$H17]);8;7;1);0);IF(9 &lt; [.$I17];OFFSET(INDIRECT([.$H17]);9;7;1);0);IF(10 &lt; [.$I17];OFFSET(INDIRECT([.$H17]);10;7;1);0);IF(11 &lt; [.$I17];OFFSET(INDIRECT([.$H17]);11;7;1);0);IF(12 &lt; [.$I17];OFFSET(INDIRECT([.$H1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18])+[.$F18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18]);0;1;1)" office:value-type="float" office:value="5" calcext:value-type="float">
            <text:p>5</text:p>
          </table:table-cell>
          <table:table-cell table:style-name="ce140" table:formula="of:=CONCATENATE(SUBSTITUTE(FORMULA([.$B18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18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Ist-Analyse und Konzeption</text:p>
          </table:table-cell>
          <table:table-cell table:style-name="ce147" table:formula="of:=CONCATENATE(&quot;$Themenliste.$F$&quot;;MATCH([.$A18];[$Themenliste.$H$1:$Themenliste.$H$10005];0))" office:value-type="string" office:string-value="$Themenliste.$F$75" calcext:value-type="string">
            <text:p>$Themenliste.$F$75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18];OFFSET(INDIRECT([.$H18]);0;0;1);&quot;&quot;);IF(1 &lt; [.$I18];CHAR(10);&quot;&quot;);IF(1 &lt; [.$I18];OFFSET(INDIRECT([.$H18]);1;0;1);&quot;&quot;);IF(2 &lt; [.$I18];CHAR(10);&quot;&quot;);IF(2 &lt; [.$I18];OFFSET(INDIRECT([.$H18]);2;0;1);&quot;&quot;);IF(3 &lt; [.$I18];CHAR(10);&quot;&quot;);IF(3 &lt; [.$I18];OFFSET(INDIRECT([.$H18]);3;0;1);&quot;&quot;);IF(4 &lt; [.$I18];CHAR(10);&quot;&quot;);IF(4 &lt; [.$I18];OFFSET(INDIRECT([.$H18]);4;0;1);&quot;&quot;);IF(5 &lt; [.$I18];CHAR(10);&quot;&quot;);IF(5 &lt; [.$I18];OFFSET(INDIRECT([.$H18]);5;0;1);&quot;&quot;);IF(6 &lt; [.$I18];CHAR(10);&quot;&quot;);IF(6 &lt; [.$I18];OFFSET(INDIRECT([.$H18]);6;0;1);&quot;&quot;);IF(7 &lt; [.$I18];CHAR(10);&quot;&quot;);IF(7 &lt; [.$I18];OFFSET(INDIRECT([.$H18]);7;0;1);&quot;&quot;);IF(8 &lt; [.$I18];CHAR(10);&quot;&quot;);IF(8 &lt; [.$I18];OFFSET(INDIRECT([.$H18]);8;0;1);&quot;&quot;);IF(9 &lt; [.$I18];CHAR(10);&quot;&quot;);IF(9 &lt; [.$I18];OFFSET(INDIRECT([.$H18]);9;0;1);&quot;&quot;);IF(10 &lt; [.$I18];CHAR(10);&quot;&quot;);IF(10 &lt; [.$I18];OFFSET(INDIRECT([.$H18]);10;0;1);&quot;&quot;);IF(11 &lt; [.$I18];CHAR(10);&quot;&quot;);IF(11 &lt; [.$I18];OFFSET(INDIRECT([.$H18]);11;0;1);&quot;&quot;);IF(12 &lt; [.$I18];CHAR(10);&quot;&quot;);IF(12 &lt; [.$I18];OFFSET(INDIRECT([.$H18]);12;0;1);&quot;&quot;)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style-name="ce154" table:formula="of:=OFFSET(INDIRECT([.$D18]);0;4;1)" office:value-type="boolean" office:boolean-value="true" calcext:value-type="boolean">
            <text:p>WAHR</text:p>
          </table:table-cell>
          <table:table-cell table:style-name="ce154" table:formula="of:=OFFSET(INDIRECT([.$D18]);0;3;1)" office:value-type="boolean" office:boolean-value="true" calcext:value-type="boolean">
            <text:p>WAHR</text:p>
          </table:table-cell>
          <table:table-cell table:style-name="ce156" table:formula="of:=(IF(OR(0;IF(0 &lt; [.$I18];OFFSET(INDIRECT([.$H18]);0;5;1);0);IF(1 &lt; [.$I18];OFFSET(INDIRECT([.$H18]);1;5;1);0);IF(2 &lt; [.$I18];OFFSET(INDIRECT([.$H18]);2;5;1);0);IF(3 &lt; [.$I18];OFFSET(INDIRECT([.$H18]);3;5;1);0);IF(4 &lt; [.$I18];OFFSET(INDIRECT([.$H18]);4;5;1);0);IF(5 &lt; [.$I18];OFFSET(INDIRECT([.$H18]);5;5;1);0);IF(6 &lt; [.$I18];OFFSET(INDIRECT([.$H18]);6;5;1);0);IF(7 &lt; [.$I18];OFFSET(INDIRECT([.$H18]);7;5;1);0);IF(8 &lt; [.$I18];OFFSET(INDIRECT([.$H18]);8;5;1);0);IF(9 &lt; [.$I18];OFFSET(INDIRECT([.$H18]);9;5;1);0);IF(10 &lt; [.$I18];OFFSET(INDIRECT([.$H18]);10;5;1);0);IF(11 &lt; [.$I18];OFFSET(INDIRECT([.$H18]);11;5;1);0);IF(12 &lt; [.$I18];OFFSET(INDIRECT([.$H18]);12;5;1);0));1;0))" office:value-type="boolean" office:boolean-value="false" calcext:value-type="boolean">
            <text:p>FALSCH</text:p>
          </table:table-cell>
          <table:table-cell table:style-name="ce156" table:formula="of:=(IF(OR(0;IF(0 &lt; [.$I18];OFFSET(INDIRECT([.$H18]);0;6;1);0);IF(1 &lt; [.$I18];OFFSET(INDIRECT([.$H18]);1;6;1);0);IF(2 &lt; [.$I18];OFFSET(INDIRECT([.$H18]);2;6;1);0);IF(3 &lt; [.$I18];OFFSET(INDIRECT([.$H18]);3;6;1);0);IF(4 &lt; [.$I18];OFFSET(INDIRECT([.$H18]);4;6;1);0);IF(5 &lt; [.$I18];OFFSET(INDIRECT([.$H18]);5;6;1);0);IF(6 &lt; [.$I18];OFFSET(INDIRECT([.$H18]);6;6;1);0);IF(7 &lt; [.$I18];OFFSET(INDIRECT([.$H18]);7;6;1);0);IF(8 &lt; [.$I18];OFFSET(INDIRECT([.$H18]);8;6;1);0);IF(9 &lt; [.$I18];OFFSET(INDIRECT([.$H18]);9;6;1);0);IF(10 &lt; [.$I18];OFFSET(INDIRECT([.$H18]);10;6;1);0);IF(11 &lt; [.$I18];OFFSET(INDIRECT([.$H18]);11;6;1);0);IF(12 &lt; [.$I18];OFFSET(INDIRECT([.$H18]);12;6;1);0));1;0))" office:value-type="boolean" office:boolean-value="true" calcext:value-type="boolean">
            <text:p>WAHR</text:p>
          </table:table-cell>
          <table:table-cell table:style-name="ce156" table:formula="of:=(IF(OR(0;IF(0 &lt; [.$I18];OFFSET(INDIRECT([.$H18]);0;7;1);0);IF(1 &lt; [.$I18];OFFSET(INDIRECT([.$H18]);1;7;1);0);IF(2 &lt; [.$I18];OFFSET(INDIRECT([.$H18]);2;7;1);0);IF(3 &lt; [.$I18];OFFSET(INDIRECT([.$H18]);3;7;1);0);IF(4 &lt; [.$I18];OFFSET(INDIRECT([.$H18]);4;7;1);0);IF(5 &lt; [.$I18];OFFSET(INDIRECT([.$H18]);5;7;1);0);IF(6 &lt; [.$I18];OFFSET(INDIRECT([.$H18]);6;7;1);0);IF(7 &lt; [.$I18];OFFSET(INDIRECT([.$H18]);7;7;1);0);IF(8 &lt; [.$I18];OFFSET(INDIRECT([.$H18]);8;7;1);0);IF(9 &lt; [.$I18];OFFSET(INDIRECT([.$H18]);9;7;1);0);IF(10 &lt; [.$I18];OFFSET(INDIRECT([.$H18]);10;7;1);0);IF(11 &lt; [.$I18];OFFSET(INDIRECT([.$H18]);11;7;1);0);IF(12 &lt; [.$I18];OFFSET(INDIRECT([.$H18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7">
          <table:table-cell table:formula="of:=(1000*[.$B19])+[.$F19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19]);0;1;1)" office:value-type="float" office:value="5" calcext:value-type="float">
            <text:p>5</text:p>
          </table:table-cell>
          <table:table-cell table:style-name="ce140" table:formula="of:=CONCATENATE(SUBSTITUTE(FORMULA([.$B19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19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techniken</text:p>
          </table:table-cell>
          <table:table-cell table:style-name="ce147" table:formula="of:=CONCATENATE(&quot;$Themenliste.$F$&quot;;MATCH([.$A19];[$Themenliste.$H$1:$Themenliste.$H$10005];0))" office:value-type="string" office:string-value="$Themenliste.$F$80" calcext:value-type="string">
            <text:p>$Themenliste.$F$80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9];OFFSET(INDIRECT([.$H19]);0;0;1);&quot;&quot;);IF(1 &lt; [.$I19];CHAR(10);&quot;&quot;);IF(1 &lt; [.$I19];OFFSET(INDIRECT([.$H19]);1;0;1);&quot;&quot;);IF(2 &lt; [.$I19];CHAR(10);&quot;&quot;);IF(2 &lt; [.$I19];OFFSET(INDIRECT([.$H19]);2;0;1);&quot;&quot;);IF(3 &lt; [.$I19];CHAR(10);&quot;&quot;);IF(3 &lt; [.$I19];OFFSET(INDIRECT([.$H19]);3;0;1);&quot;&quot;);IF(4 &lt; [.$I19];CHAR(10);&quot;&quot;);IF(4 &lt; [.$I19];OFFSET(INDIRECT([.$H19]);4;0;1);&quot;&quot;);IF(5 &lt; [.$I19];CHAR(10);&quot;&quot;);IF(5 &lt; [.$I19];OFFSET(INDIRECT([.$H19]);5;0;1);&quot;&quot;);IF(6 &lt; [.$I19];CHAR(10);&quot;&quot;);IF(6 &lt; [.$I19];OFFSET(INDIRECT([.$H19]);6;0;1);&quot;&quot;);IF(7 &lt; [.$I19];CHAR(10);&quot;&quot;);IF(7 &lt; [.$I19];OFFSET(INDIRECT([.$H19]);7;0;1);&quot;&quot;);IF(8 &lt; [.$I19];CHAR(10);&quot;&quot;);IF(8 &lt; [.$I19];OFFSET(INDIRECT([.$H19]);8;0;1);&quot;&quot;);IF(9 &lt; [.$I19];CHAR(10);&quot;&quot;);IF(9 &lt; [.$I19];OFFSET(INDIRECT([.$H19]);9;0;1);&quot;&quot;);IF(10 &lt; [.$I19];CHAR(10);&quot;&quot;);IF(10 &lt; [.$I19];OFFSET(INDIRECT([.$H19]);10;0;1);&quot;&quot;);IF(11 &lt; [.$I19];CHAR(10);&quot;&quot;);IF(11 &lt; [.$I19];OFFSET(INDIRECT([.$H19]);11;0;1);&quot;&quot;);IF(12 &lt; [.$I19];CHAR(10);&quot;&quot;);IF(12 &lt; [.$I19];OFFSET(INDIRECT([.$H19]);12;0;1);&quot;&quot;)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style-name="ce154" table:formula="of:=OFFSET(INDIRECT([.$D19]);0;4;1)" office:value-type="boolean" office:boolean-value="true" calcext:value-type="boolean">
            <text:p>WAHR</text:p>
          </table:table-cell>
          <table:table-cell table:style-name="ce154" table:formula="of:=OFFSET(INDIRECT([.$D19]);0;3;1)" office:value-type="boolean" office:boolean-value="true" calcext:value-type="boolean">
            <text:p>WAHR</text:p>
          </table:table-cell>
          <table:table-cell table:style-name="ce156" table:formula="of:=(IF(OR(0;IF(0 &lt; [.$I19];OFFSET(INDIRECT([.$H19]);0;5;1);0);IF(1 &lt; [.$I19];OFFSET(INDIRECT([.$H19]);1;5;1);0);IF(2 &lt; [.$I19];OFFSET(INDIRECT([.$H19]);2;5;1);0);IF(3 &lt; [.$I19];OFFSET(INDIRECT([.$H19]);3;5;1);0);IF(4 &lt; [.$I19];OFFSET(INDIRECT([.$H19]);4;5;1);0);IF(5 &lt; [.$I19];OFFSET(INDIRECT([.$H19]);5;5;1);0);IF(6 &lt; [.$I19];OFFSET(INDIRECT([.$H19]);6;5;1);0);IF(7 &lt; [.$I19];OFFSET(INDIRECT([.$H19]);7;5;1);0);IF(8 &lt; [.$I19];OFFSET(INDIRECT([.$H19]);8;5;1);0);IF(9 &lt; [.$I19];OFFSET(INDIRECT([.$H19]);9;5;1);0);IF(10 &lt; [.$I19];OFFSET(INDIRECT([.$H19]);10;5;1);0);IF(11 &lt; [.$I19];OFFSET(INDIRECT([.$H19]);11;5;1);0);IF(12 &lt; [.$I19];OFFSET(INDIRECT([.$H19]);12;5;1);0));1;0))" office:value-type="boolean" office:boolean-value="true" calcext:value-type="boolean">
            <text:p>WAHR</text:p>
          </table:table-cell>
          <table:table-cell table:style-name="ce156" table:formula="of:=(IF(OR(0;IF(0 &lt; [.$I19];OFFSET(INDIRECT([.$H19]);0;6;1);0);IF(1 &lt; [.$I19];OFFSET(INDIRECT([.$H19]);1;6;1);0);IF(2 &lt; [.$I19];OFFSET(INDIRECT([.$H19]);2;6;1);0);IF(3 &lt; [.$I19];OFFSET(INDIRECT([.$H19]);3;6;1);0);IF(4 &lt; [.$I19];OFFSET(INDIRECT([.$H19]);4;6;1);0);IF(5 &lt; [.$I19];OFFSET(INDIRECT([.$H19]);5;6;1);0);IF(6 &lt; [.$I19];OFFSET(INDIRECT([.$H19]);6;6;1);0);IF(7 &lt; [.$I19];OFFSET(INDIRECT([.$H19]);7;6;1);0);IF(8 &lt; [.$I19];OFFSET(INDIRECT([.$H19]);8;6;1);0);IF(9 &lt; [.$I19];OFFSET(INDIRECT([.$H19]);9;6;1);0);IF(10 &lt; [.$I19];OFFSET(INDIRECT([.$H19]);10;6;1);0);IF(11 &lt; [.$I19];OFFSET(INDIRECT([.$H19]);11;6;1);0);IF(12 &lt; [.$I19];OFFSET(INDIRECT([.$H19]);12;6;1);0));1;0))" office:value-type="boolean" office:boolean-value="false" calcext:value-type="boolean">
            <text:p>FALSCH</text:p>
          </table:table-cell>
          <table:table-cell table:style-name="ce156" table:formula="of:=(IF(OR(0;IF(0 &lt; [.$I19];OFFSET(INDIRECT([.$H19]);0;7;1);0);IF(1 &lt; [.$I19];OFFSET(INDIRECT([.$H19]);1;7;1);0);IF(2 &lt; [.$I19];OFFSET(INDIRECT([.$H19]);2;7;1);0);IF(3 &lt; [.$I19];OFFSET(INDIRECT([.$H19]);3;7;1);0);IF(4 &lt; [.$I19];OFFSET(INDIRECT([.$H19]);4;7;1);0);IF(5 &lt; [.$I19];OFFSET(INDIRECT([.$H19]);5;7;1);0);IF(6 &lt; [.$I19];OFFSET(INDIRECT([.$H19]);6;7;1);0);IF(7 &lt; [.$I19];OFFSET(INDIRECT([.$H19]);7;7;1);0);IF(8 &lt; [.$I19];OFFSET(INDIRECT([.$H19]);8;7;1);0);IF(9 &lt; [.$I19];OFFSET(INDIRECT([.$H19]);9;7;1);0);IF(10 &lt; [.$I19];OFFSET(INDIRECT([.$H19]);10;7;1);0);IF(11 &lt; [.$I19];OFFSET(INDIRECT([.$H19]);11;7;1);0);IF(12 &lt; [.$I19];OFFSET(INDIRECT([.$H1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20])+[.$F20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0]);0;1;1)" office:value-type="float" office:value="5" calcext:value-type="float">
            <text:p>5</text:p>
          </table:table-cell>
          <table:table-cell table:style-name="ce140" table:formula="of:=CONCATENATE(SUBSTITUTE(FORMULA([.$B20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20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Installieren und Konfigurieren</text:p>
          </table:table-cell>
          <table:table-cell table:style-name="ce147" table:formula="of:=CONCATENATE(&quot;$Themenliste.$F$&quot;;MATCH([.$A20];[$Themenliste.$H$1:$Themenliste.$H$10005];0))" office:value-type="string" office:string-value="$Themenliste.$F$83" calcext:value-type="string">
            <text:p>$Themenliste.$F$8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0];OFFSET(INDIRECT([.$H20]);0;0;1);&quot;&quot;);IF(1 &lt; [.$I20];CHAR(10);&quot;&quot;);IF(1 &lt; [.$I20];OFFSET(INDIRECT([.$H20]);1;0;1);&quot;&quot;);IF(2 &lt; [.$I20];CHAR(10);&quot;&quot;);IF(2 &lt; [.$I20];OFFSET(INDIRECT([.$H20]);2;0;1);&quot;&quot;);IF(3 &lt; [.$I20];CHAR(10);&quot;&quot;);IF(3 &lt; [.$I20];OFFSET(INDIRECT([.$H20]);3;0;1);&quot;&quot;);IF(4 &lt; [.$I20];CHAR(10);&quot;&quot;);IF(4 &lt; [.$I20];OFFSET(INDIRECT([.$H20]);4;0;1);&quot;&quot;);IF(5 &lt; [.$I20];CHAR(10);&quot;&quot;);IF(5 &lt; [.$I20];OFFSET(INDIRECT([.$H20]);5;0;1);&quot;&quot;);IF(6 &lt; [.$I20];CHAR(10);&quot;&quot;);IF(6 &lt; [.$I20];OFFSET(INDIRECT([.$H20]);6;0;1);&quot;&quot;);IF(7 &lt; [.$I20];CHAR(10);&quot;&quot;);IF(7 &lt; [.$I20];OFFSET(INDIRECT([.$H20]);7;0;1);&quot;&quot;);IF(8 &lt; [.$I20];CHAR(10);&quot;&quot;);IF(8 &lt; [.$I20];OFFSET(INDIRECT([.$H20]);8;0;1);&quot;&quot;);IF(9 &lt; [.$I20];CHAR(10);&quot;&quot;);IF(9 &lt; [.$I20];OFFSET(INDIRECT([.$H20]);9;0;1);&quot;&quot;);IF(10 &lt; [.$I20];CHAR(10);&quot;&quot;);IF(10 &lt; [.$I20];OFFSET(INDIRECT([.$H20]);10;0;1);&quot;&quot;);IF(11 &lt; [.$I20];CHAR(10);&quot;&quot;);IF(11 &lt; [.$I20];OFFSET(INDIRECT([.$H20]);11;0;1);&quot;&quot;);IF(12 &lt; [.$I20];CHAR(10);&quot;&quot;);IF(12 &lt; [.$I20];OFFSET(INDIRECT([.$H20]);12;0;1);&quot;&quot;)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style-name="ce154" table:formula="of:=OFFSET(INDIRECT([.$D20]);0;4;1)" office:value-type="boolean" office:boolean-value="true" calcext:value-type="boolean">
            <text:p>WAHR</text:p>
          </table:table-cell>
          <table:table-cell table:style-name="ce154" table:formula="of:=OFFSET(INDIRECT([.$D20]);0;3;1)" office:value-type="boolean" office:boolean-value="true" calcext:value-type="boolean">
            <text:p>WAHR</text:p>
          </table:table-cell>
          <table:table-cell table:style-name="ce156" table:formula="of:=(IF(OR(0;IF(0 &lt; [.$I20];OFFSET(INDIRECT([.$H20]);0;5;1);0);IF(1 &lt; [.$I20];OFFSET(INDIRECT([.$H20]);1;5;1);0);IF(2 &lt; [.$I20];OFFSET(INDIRECT([.$H20]);2;5;1);0);IF(3 &lt; [.$I20];OFFSET(INDIRECT([.$H20]);3;5;1);0);IF(4 &lt; [.$I20];OFFSET(INDIRECT([.$H20]);4;5;1);0);IF(5 &lt; [.$I20];OFFSET(INDIRECT([.$H20]);5;5;1);0);IF(6 &lt; [.$I20];OFFSET(INDIRECT([.$H20]);6;5;1);0);IF(7 &lt; [.$I20];OFFSET(INDIRECT([.$H20]);7;5;1);0);IF(8 &lt; [.$I20];OFFSET(INDIRECT([.$H20]);8;5;1);0);IF(9 &lt; [.$I20];OFFSET(INDIRECT([.$H20]);9;5;1);0);IF(10 &lt; [.$I20];OFFSET(INDIRECT([.$H20]);10;5;1);0);IF(11 &lt; [.$I20];OFFSET(INDIRECT([.$H20]);11;5;1);0);IF(12 &lt; [.$I20];OFFSET(INDIRECT([.$H20]);12;5;1);0));1;0))" office:value-type="boolean" office:boolean-value="true" calcext:value-type="boolean">
            <text:p>WAHR</text:p>
          </table:table-cell>
          <table:table-cell table:style-name="ce156" table:formula="of:=(IF(OR(0;IF(0 &lt; [.$I20];OFFSET(INDIRECT([.$H20]);0;6;1);0);IF(1 &lt; [.$I20];OFFSET(INDIRECT([.$H20]);1;6;1);0);IF(2 &lt; [.$I20];OFFSET(INDIRECT([.$H20]);2;6;1);0);IF(3 &lt; [.$I20];OFFSET(INDIRECT([.$H20]);3;6;1);0);IF(4 &lt; [.$I20];OFFSET(INDIRECT([.$H20]);4;6;1);0);IF(5 &lt; [.$I20];OFFSET(INDIRECT([.$H20]);5;6;1);0);IF(6 &lt; [.$I20];OFFSET(INDIRECT([.$H20]);6;6;1);0);IF(7 &lt; [.$I20];OFFSET(INDIRECT([.$H20]);7;6;1);0);IF(8 &lt; [.$I20];OFFSET(INDIRECT([.$H20]);8;6;1);0);IF(9 &lt; [.$I20];OFFSET(INDIRECT([.$H20]);9;6;1);0);IF(10 &lt; [.$I20];OFFSET(INDIRECT([.$H20]);10;6;1);0);IF(11 &lt; [.$I20];OFFSET(INDIRECT([.$H20]);11;6;1);0);IF(12 &lt; [.$I20];OFFSET(INDIRECT([.$H20]);12;6;1);0));1;0))" office:value-type="boolean" office:boolean-value="false" calcext:value-type="boolean">
            <text:p>FALSCH</text:p>
          </table:table-cell>
          <table:table-cell table:style-name="ce156" table:formula="of:=(IF(OR(0;IF(0 &lt; [.$I20];OFFSET(INDIRECT([.$H20]);0;7;1);0);IF(1 &lt; [.$I20];OFFSET(INDIRECT([.$H20]);1;7;1);0);IF(2 &lt; [.$I20];OFFSET(INDIRECT([.$H20]);2;7;1);0);IF(3 &lt; [.$I20];OFFSET(INDIRECT([.$H20]);3;7;1);0);IF(4 &lt; [.$I20];OFFSET(INDIRECT([.$H20]);4;7;1);0);IF(5 &lt; [.$I20];OFFSET(INDIRECT([.$H20]);5;7;1);0);IF(6 &lt; [.$I20];OFFSET(INDIRECT([.$H20]);6;7;1);0);IF(7 &lt; [.$I20];OFFSET(INDIRECT([.$H20]);7;7;1);0);IF(8 &lt; [.$I20];OFFSET(INDIRECT([.$H20]);8;7;1);0);IF(9 &lt; [.$I20];OFFSET(INDIRECT([.$H20]);9;7;1);0);IF(10 &lt; [.$I20];OFFSET(INDIRECT([.$H20]);10;7;1);0);IF(11 &lt; [.$I20];OFFSET(INDIRECT([.$H20]);11;7;1);0);IF(12 &lt; [.$I20];OFFSET(INDIRECT([.$H20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21])+[.$F21]" office:value-type="float" office:value="5004" calcext:value-type="float">
            <text:p>5004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1]);0;1;1)" office:value-type="float" office:value="5" calcext:value-type="float">
            <text:p>5</text:p>
          </table:table-cell>
          <table:table-cell table:style-name="ce140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21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IT-Sicherheit, Datenschutz und Urheberrecht</text:p>
          </table:table-cell>
          <table:table-cell table:style-name="ce147" table:formula="of:=CONCATENATE(&quot;$Themenliste.$F$&quot;;MATCH([.$A21];[$Themenliste.$H$1:$Themenliste.$H$10005];0))" office:value-type="string" office:string-value="$Themenliste.$F$88" calcext:value-type="string">
            <text:p>$Themenliste.$F$88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1];OFFSET(INDIRECT([.$H21]);0;0;1);&quot;&quot;);IF(1 &lt; [.$I21];CHAR(10);&quot;&quot;);IF(1 &lt; [.$I21];OFFSET(INDIRECT([.$H21]);1;0;1);&quot;&quot;);IF(2 &lt; [.$I21];CHAR(10);&quot;&quot;);IF(2 &lt; [.$I21];OFFSET(INDIRECT([.$H21]);2;0;1);&quot;&quot;);IF(3 &lt; [.$I21];CHAR(10);&quot;&quot;);IF(3 &lt; [.$I21];OFFSET(INDIRECT([.$H21]);3;0;1);&quot;&quot;);IF(4 &lt; [.$I21];CHAR(10);&quot;&quot;);IF(4 &lt; [.$I21];OFFSET(INDIRECT([.$H21]);4;0;1);&quot;&quot;);IF(5 &lt; [.$I21];CHAR(10);&quot;&quot;);IF(5 &lt; [.$I21];OFFSET(INDIRECT([.$H21]);5;0;1);&quot;&quot;);IF(6 &lt; [.$I21];CHAR(10);&quot;&quot;);IF(6 &lt; [.$I21];OFFSET(INDIRECT([.$H21]);6;0;1);&quot;&quot;);IF(7 &lt; [.$I21];CHAR(10);&quot;&quot;);IF(7 &lt; [.$I21];OFFSET(INDIRECT([.$H21]);7;0;1);&quot;&quot;);IF(8 &lt; [.$I21];CHAR(10);&quot;&quot;);IF(8 &lt; [.$I21];OFFSET(INDIRECT([.$H21]);8;0;1);&quot;&quot;);IF(9 &lt; [.$I21];CHAR(10);&quot;&quot;);IF(9 &lt; [.$I21];OFFSET(INDIRECT([.$H21]);9;0;1);&quot;&quot;);IF(10 &lt; [.$I21];CHAR(10);&quot;&quot;);IF(10 &lt; [.$I21];OFFSET(INDIRECT([.$H21]);10;0;1);&quot;&quot;);IF(11 &lt; [.$I21];CHAR(10);&quot;&quot;);IF(11 &lt; [.$I21];OFFSET(INDIRECT([.$H21]);11;0;1);&quot;&quot;);IF(12 &lt; [.$I21];CHAR(10);&quot;&quot;);IF(12 &lt; [.$I21];OFFSET(INDIRECT([.$H21]);12;0;1);&quot;&quot;))" office:value-type="string" office:string-value="a) Rechtliche Regelungen und betriebliche Vorgaben zur IT-Sicherheit einhalten&#10;b) Bedrohungsszenarien und Schadenspotentiale erkennen und bewerten&#10;c) Schutzmechanismen für IT-Sicherheit anwenden&#10;d) Vorschriften zum Datenschutz eihalten&#10;e) Vorschriften zum Urheberrecht einhalten" calcext:value-type="string">
            <text:p>a) Rechtliche Regelungen und betriebliche Vorgaben zur IT-Sicherheit einhalten</text:p>
            <text:p>b) Bedrohungsszenarien und Schadenspotentiale erkennen und bewerten</text:p>
            <text:p>c) Schutzmechanismen für IT-Sicherheit anwenden</text:p>
            <text:p>d) Vorschriften zum Datenschutz eihalten</text:p>
            <text:p>e) Vorschriften zum Urheberrecht einhalten</text:p>
          </table:table-cell>
          <table:table-cell table:style-name="ce154" table:formula="of:=OFFSET(INDIRECT([.$D21]);0;4;1)" office:value-type="boolean" office:boolean-value="true" calcext:value-type="boolean">
            <text:p>WAHR</text:p>
          </table:table-cell>
          <table:table-cell table:style-name="ce154" table:formula="of:=OFFSET(INDIRECT([.$D21]);0;3;1)" office:value-type="boolean" office:boolean-value="true" calcext:value-type="boolean">
            <text:p>WAHR</text:p>
          </table:table-cell>
          <table:table-cell table:style-name="ce156" table:formula="of:=(IF(OR(0;IF(0 &lt; [.$I21];OFFSET(INDIRECT([.$H21]);0;5;1);0);IF(1 &lt; [.$I21];OFFSET(INDIRECT([.$H21]);1;5;1);0);IF(2 &lt; [.$I21];OFFSET(INDIRECT([.$H21]);2;5;1);0);IF(3 &lt; [.$I21];OFFSET(INDIRECT([.$H21]);3;5;1);0);IF(4 &lt; [.$I21];OFFSET(INDIRECT([.$H21]);4;5;1);0);IF(5 &lt; [.$I21];OFFSET(INDIRECT([.$H21]);5;5;1);0);IF(6 &lt; [.$I21];OFFSET(INDIRECT([.$H21]);6;5;1);0);IF(7 &lt; [.$I21];OFFSET(INDIRECT([.$H21]);7;5;1);0);IF(8 &lt; [.$I21];OFFSET(INDIRECT([.$H21]);8;5;1);0);IF(9 &lt; [.$I21];OFFSET(INDIRECT([.$H21]);9;5;1);0);IF(10 &lt; [.$I21];OFFSET(INDIRECT([.$H21]);10;5;1);0);IF(11 &lt; [.$I21];OFFSET(INDIRECT([.$H21]);11;5;1);0);IF(12 &lt; [.$I21];OFFSET(INDIRECT([.$H21]);12;5;1);0));1;0))" office:value-type="boolean" office:boolean-value="false" calcext:value-type="boolean">
            <text:p>FALSCH</text:p>
          </table:table-cell>
          <table:table-cell table:style-name="ce156" table:formula="of:=(IF(OR(0;IF(0 &lt; [.$I21];OFFSET(INDIRECT([.$H21]);0;6;1);0);IF(1 &lt; [.$I21];OFFSET(INDIRECT([.$H21]);1;6;1);0);IF(2 &lt; [.$I21];OFFSET(INDIRECT([.$H21]);2;6;1);0);IF(3 &lt; [.$I21];OFFSET(INDIRECT([.$H21]);3;6;1);0);IF(4 &lt; [.$I21];OFFSET(INDIRECT([.$H21]);4;6;1);0);IF(5 &lt; [.$I21];OFFSET(INDIRECT([.$H21]);5;6;1);0);IF(6 &lt; [.$I21];OFFSET(INDIRECT([.$H21]);6;6;1);0);IF(7 &lt; [.$I21];OFFSET(INDIRECT([.$H21]);7;6;1);0);IF(8 &lt; [.$I21];OFFSET(INDIRECT([.$H21]);8;6;1);0);IF(9 &lt; [.$I21];OFFSET(INDIRECT([.$H21]);9;6;1);0);IF(10 &lt; [.$I21];OFFSET(INDIRECT([.$H21]);10;6;1);0);IF(11 &lt; [.$I21];OFFSET(INDIRECT([.$H21]);11;6;1);0);IF(12 &lt; [.$I21];OFFSET(INDIRECT([.$H21]);12;6;1);0));1;0))" office:value-type="boolean" office:boolean-value="true" calcext:value-type="boolean">
            <text:p>WAHR</text:p>
          </table:table-cell>
          <table:table-cell table:style-name="ce156" table:formula="of:=(IF(OR(0;IF(0 &lt; [.$I21];OFFSET(INDIRECT([.$H21]);0;7;1);0);IF(1 &lt; [.$I21];OFFSET(INDIRECT([.$H21]);1;7;1);0);IF(2 &lt; [.$I21];OFFSET(INDIRECT([.$H21]);2;7;1);0);IF(3 &lt; [.$I21];OFFSET(INDIRECT([.$H21]);3;7;1);0);IF(4 &lt; [.$I21];OFFSET(INDIRECT([.$H21]);4;7;1);0);IF(5 &lt; [.$I21];OFFSET(INDIRECT([.$H21]);5;7;1);0);IF(6 &lt; [.$I21];OFFSET(INDIRECT([.$H21]);6;7;1);0);IF(7 &lt; [.$I21];OFFSET(INDIRECT([.$H21]);7;7;1);0);IF(8 &lt; [.$I21];OFFSET(INDIRECT([.$H21]);8;7;1);0);IF(9 &lt; [.$I21];OFFSET(INDIRECT([.$H21]);9;7;1);0);IF(10 &lt; [.$I21];OFFSET(INDIRECT([.$H21]);10;7;1);0);IF(11 &lt; [.$I21];OFFSET(INDIRECT([.$H21]);11;7;1);0);IF(12 &lt; [.$I21];OFFSET(INDIRECT([.$H21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5">
          <table:table-cell table:formula="of:=(1000*[.$B22])+[.$F22]" office:value-type="float" office:value="5005" calcext:value-type="float">
            <text:p>5005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2]);0;1;1)" office:value-type="float" office:value="5" calcext:value-type="float">
            <text:p>5</text:p>
          </table:table-cell>
          <table:table-cell table:style-name="ce140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22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stempflege</text:p>
          </table:table-cell>
          <table:table-cell table:style-name="ce147" table:formula="of:=CONCATENATE(&quot;$Themenliste.$F$&quot;;MATCH([.$A22];[$Themenliste.$H$1:$Themenliste.$H$10005];0))" office:value-type="string" office:string-value="$Themenliste.$F$93" calcext:value-type="string">
            <text:p>$Themenliste.$F$93</text:p>
          </table:table-cell>
          <table:table-cell table:style-name="ce150" office:value-type="float" office:value="10" calcext:value-type="float">
            <text:p>10</text:p>
          </table:table-cell>
          <table:table-cell table:style-name="ce147" table:formula="of:=CONCATENATE(IF(0 &lt; [.$I22];OFFSET(INDIRECT([.$H22]);0;0;1);&quot;&quot;);IF(1 &lt; [.$I22];CHAR(10);&quot;&quot;);IF(1 &lt; [.$I22];OFFSET(INDIRECT([.$H22]);1;0;1);&quot;&quot;);IF(2 &lt; [.$I22];CHAR(10);&quot;&quot;);IF(2 &lt; [.$I22];OFFSET(INDIRECT([.$H22]);2;0;1);&quot;&quot;);IF(3 &lt; [.$I22];CHAR(10);&quot;&quot;);IF(3 &lt; [.$I22];OFFSET(INDIRECT([.$H22]);3;0;1);&quot;&quot;);IF(4 &lt; [.$I22];CHAR(10);&quot;&quot;);IF(4 &lt; [.$I22];OFFSET(INDIRECT([.$H22]);4;0;1);&quot;&quot;);IF(5 &lt; [.$I22];CHAR(10);&quot;&quot;);IF(5 &lt; [.$I22];OFFSET(INDIRECT([.$H22]);5;0;1);&quot;&quot;);IF(6 &lt; [.$I22];CHAR(10);&quot;&quot;);IF(6 &lt; [.$I22];OFFSET(INDIRECT([.$H22]);6;0;1);&quot;&quot;);IF(7 &lt; [.$I22];CHAR(10);&quot;&quot;);IF(7 &lt; [.$I22];OFFSET(INDIRECT([.$H22]);7;0;1);&quot;&quot;);IF(8 &lt; [.$I22];CHAR(10);&quot;&quot;);IF(8 &lt; [.$I22];OFFSET(INDIRECT([.$H22]);8;0;1);&quot;&quot;);IF(9 &lt; [.$I22];CHAR(10);&quot;&quot;);IF(9 &lt; [.$I22];OFFSET(INDIRECT([.$H22]);9;0;1);&quot;&quot;);IF(10 &lt; [.$I22];CHAR(10);&quot;&quot;);IF(10 &lt; [.$I22];OFFSET(INDIRECT([.$H22]);10;0;1);&quot;&quot;);IF(11 &lt; [.$I22];CHAR(10);&quot;&quot;);IF(11 &lt; [.$I22];OFFSET(INDIRECT([.$H22]);11;0;1);&quot;&quot;);IF(12 &lt; [.$I22];CHAR(10);&quot;&quot;);IF(12 &lt; [.$I22];OFFSET(INDIRECT([.$H22]);12;0;1);&quot;&quot;)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style-name="ce154" table:formula="of:=OFFSET(INDIRECT([.$D22]);0;4;1)" office:value-type="boolean" office:boolean-value="true" calcext:value-type="boolean">
            <text:p>WAHR</text:p>
          </table:table-cell>
          <table:table-cell table:style-name="ce154" table:formula="of:=OFFSET(INDIRECT([.$D22]);0;3;1)" office:value-type="boolean" office:boolean-value="true" calcext:value-type="boolean">
            <text:p>WAHR</text:p>
          </table:table-cell>
          <table:table-cell table:style-name="ce156" table:formula="of:=(IF(OR(0;IF(0 &lt; [.$I22];OFFSET(INDIRECT([.$H22]);0;5;1);0);IF(1 &lt; [.$I22];OFFSET(INDIRECT([.$H22]);1;5;1);0);IF(2 &lt; [.$I22];OFFSET(INDIRECT([.$H22]);2;5;1);0);IF(3 &lt; [.$I22];OFFSET(INDIRECT([.$H22]);3;5;1);0);IF(4 &lt; [.$I22];OFFSET(INDIRECT([.$H22]);4;5;1);0);IF(5 &lt; [.$I22];OFFSET(INDIRECT([.$H22]);5;5;1);0);IF(6 &lt; [.$I22];OFFSET(INDIRECT([.$H22]);6;5;1);0);IF(7 &lt; [.$I22];OFFSET(INDIRECT([.$H22]);7;5;1);0);IF(8 &lt; [.$I22];OFFSET(INDIRECT([.$H22]);8;5;1);0);IF(9 &lt; [.$I22];OFFSET(INDIRECT([.$H22]);9;5;1);0);IF(10 &lt; [.$I22];OFFSET(INDIRECT([.$H22]);10;5;1);0);IF(11 &lt; [.$I22];OFFSET(INDIRECT([.$H22]);11;5;1);0);IF(12 &lt; [.$I22];OFFSET(INDIRECT([.$H22]);12;5;1);0));1;0))" office:value-type="boolean" office:boolean-value="false" calcext:value-type="boolean">
            <text:p>FALSCH</text:p>
          </table:table-cell>
          <table:table-cell table:style-name="ce156" table:formula="of:=(IF(OR(0;IF(0 &lt; [.$I22];OFFSET(INDIRECT([.$H22]);0;6;1);0);IF(1 &lt; [.$I22];OFFSET(INDIRECT([.$H22]);1;6;1);0);IF(2 &lt; [.$I22];OFFSET(INDIRECT([.$H22]);2;6;1);0);IF(3 &lt; [.$I22];OFFSET(INDIRECT([.$H22]);3;6;1);0);IF(4 &lt; [.$I22];OFFSET(INDIRECT([.$H22]);4;6;1);0);IF(5 &lt; [.$I22];OFFSET(INDIRECT([.$H22]);5;6;1);0);IF(6 &lt; [.$I22];OFFSET(INDIRECT([.$H22]);6;6;1);0);IF(7 &lt; [.$I22];OFFSET(INDIRECT([.$H22]);7;6;1);0);IF(8 &lt; [.$I22];OFFSET(INDIRECT([.$H22]);8;6;1);0);IF(9 &lt; [.$I22];OFFSET(INDIRECT([.$H22]);9;6;1);0);IF(10 &lt; [.$I22];OFFSET(INDIRECT([.$H22]);10;6;1);0);IF(11 &lt; [.$I22];OFFSET(INDIRECT([.$H22]);11;6;1);0);IF(12 &lt; [.$I22];OFFSET(INDIRECT([.$H22]);12;6;1);0));1;0))" office:value-type="boolean" office:boolean-value="true" calcext:value-type="boolean">
            <text:p>WAHR</text:p>
          </table:table-cell>
          <table:table-cell table:style-name="ce156" table:formula="of:=(IF(OR(0;IF(0 &lt; [.$I22];OFFSET(INDIRECT([.$H22]);0;7;1);0);IF(1 &lt; [.$I22];OFFSET(INDIRECT([.$H22]);1;7;1);0);IF(2 &lt; [.$I22];OFFSET(INDIRECT([.$H22]);2;7;1);0);IF(3 &lt; [.$I22];OFFSET(INDIRECT([.$H22]);3;7;1);0);IF(4 &lt; [.$I22];OFFSET(INDIRECT([.$H22]);4;7;1);0);IF(5 &lt; [.$I22];OFFSET(INDIRECT([.$H22]);5;7;1);0);IF(6 &lt; [.$I22];OFFSET(INDIRECT([.$H22]);6;7;1);0);IF(7 &lt; [.$I22];OFFSET(INDIRECT([.$H22]);7;7;1);0);IF(8 &lt; [.$I22];OFFSET(INDIRECT([.$H22]);8;7;1);0);IF(9 &lt; [.$I22];OFFSET(INDIRECT([.$H22]);9;7;1);0);IF(10 &lt; [.$I22];OFFSET(INDIRECT([.$H22]);10;7;1);0);IF(11 &lt; [.$I22];OFFSET(INDIRECT([.$H22]);11;7;1);0);IF(12 &lt; [.$I22];OFFSET(INDIRECT([.$H22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7">
          <table:table-cell table:formula="of:=(1000*[.$B23])+[.$F23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3]);0;1;1)" office:value-type="float" office:value="6" calcext:value-type="float">
            <text:p>6</text:p>
          </table:table-cell>
          <table:table-cell table:style-name="ce140" table:formula="of:=CONCATENATE(SUBSTITUTE(FORMULA([.$B23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3]);0;2;1)" office:value-type="string" office:string-value="Systementwicklung" calcext:value-type="string">
            <text:p>System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yse und Design</text:p>
          </table:table-cell>
          <table:table-cell table:style-name="ce147" table:formula="of:=CONCATENATE(&quot;$Themenliste.$F$&quot;;MATCH([.$A23];[$Themenliste.$H$1:$Themenliste.$H$10005];0))" office:value-type="string" office:string-value="$Themenliste.$F$103" calcext:value-type="string">
            <text:p>$Themenliste.$F$10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3];OFFSET(INDIRECT([.$H23]);0;0;1);&quot;&quot;);IF(1 &lt; [.$I23];CHAR(10);&quot;&quot;);IF(1 &lt; [.$I23];OFFSET(INDIRECT([.$H23]);1;0;1);&quot;&quot;);IF(2 &lt; [.$I23];CHAR(10);&quot;&quot;);IF(2 &lt; [.$I23];OFFSET(INDIRECT([.$H23]);2;0;1);&quot;&quot;);IF(3 &lt; [.$I23];CHAR(10);&quot;&quot;);IF(3 &lt; [.$I23];OFFSET(INDIRECT([.$H23]);3;0;1);&quot;&quot;);IF(4 &lt; [.$I23];CHAR(10);&quot;&quot;);IF(4 &lt; [.$I23];OFFSET(INDIRECT([.$H23]);4;0;1);&quot;&quot;);IF(5 &lt; [.$I23];CHAR(10);&quot;&quot;);IF(5 &lt; [.$I23];OFFSET(INDIRECT([.$H23]);5;0;1);&quot;&quot;);IF(6 &lt; [.$I23];CHAR(10);&quot;&quot;);IF(6 &lt; [.$I23];OFFSET(INDIRECT([.$H23]);6;0;1);&quot;&quot;);IF(7 &lt; [.$I23];CHAR(10);&quot;&quot;);IF(7 &lt; [.$I23];OFFSET(INDIRECT([.$H23]);7;0;1);&quot;&quot;);IF(8 &lt; [.$I23];CHAR(10);&quot;&quot;);IF(8 &lt; [.$I23];OFFSET(INDIRECT([.$H23]);8;0;1);&quot;&quot;);IF(9 &lt; [.$I23];CHAR(10);&quot;&quot;);IF(9 &lt; [.$I23];OFFSET(INDIRECT([.$H23]);9;0;1);&quot;&quot;);IF(10 &lt; [.$I23];CHAR(10);&quot;&quot;);IF(10 &lt; [.$I23];OFFSET(INDIRECT([.$H23]);10;0;1);&quot;&quot;);IF(11 &lt; [.$I23];CHAR(10);&quot;&quot;);IF(11 &lt; [.$I23];OFFSET(INDIRECT([.$H23]);11;0;1);&quot;&quot;);IF(12 &lt; [.$I23];CHAR(10);&quot;&quot;);IF(12 &lt; [.$I23];OFFSET(INDIRECT([.$H23]);12;0;1);&quot;&quot;)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style-name="ce154" table:formula="of:=OFFSET(INDIRECT([.$D23]);0;4;1)" office:value-type="boolean" office:boolean-value="true" calcext:value-type="boolean">
            <text:p>WAHR</text:p>
          </table:table-cell>
          <table:table-cell table:style-name="ce154" table:formula="of:=OFFSET(INDIRECT([.$D23]);0;3;1)" office:value-type="boolean" office:boolean-value="true" calcext:value-type="boolean">
            <text:p>WAHR</text:p>
          </table:table-cell>
          <table:table-cell table:style-name="ce156" table:formula="of:=(IF(OR(0;IF(0 &lt; [.$I23];OFFSET(INDIRECT([.$H23]);0;5;1);0);IF(1 &lt; [.$I23];OFFSET(INDIRECT([.$H23]);1;5;1);0);IF(2 &lt; [.$I23];OFFSET(INDIRECT([.$H23]);2;5;1);0);IF(3 &lt; [.$I23];OFFSET(INDIRECT([.$H23]);3;5;1);0);IF(4 &lt; [.$I23];OFFSET(INDIRECT([.$H23]);4;5;1);0);IF(5 &lt; [.$I23];OFFSET(INDIRECT([.$H23]);5;5;1);0);IF(6 &lt; [.$I23];OFFSET(INDIRECT([.$H23]);6;5;1);0);IF(7 &lt; [.$I23];OFFSET(INDIRECT([.$H23]);7;5;1);0);IF(8 &lt; [.$I23];OFFSET(INDIRECT([.$H23]);8;5;1);0);IF(9 &lt; [.$I23];OFFSET(INDIRECT([.$H23]);9;5;1);0);IF(10 &lt; [.$I23];OFFSET(INDIRECT([.$H23]);10;5;1);0);IF(11 &lt; [.$I23];OFFSET(INDIRECT([.$H23]);11;5;1);0);IF(12 &lt; [.$I23];OFFSET(INDIRECT([.$H23]);12;5;1);0));1;0))" office:value-type="boolean" office:boolean-value="true" calcext:value-type="boolean">
            <text:p>WAHR</text:p>
          </table:table-cell>
          <table:table-cell table:style-name="ce156" table:formula="of:=(IF(OR(0;IF(0 &lt; [.$I23];OFFSET(INDIRECT([.$H23]);0;6;1);0);IF(1 &lt; [.$I23];OFFSET(INDIRECT([.$H23]);1;6;1);0);IF(2 &lt; [.$I23];OFFSET(INDIRECT([.$H23]);2;6;1);0);IF(3 &lt; [.$I23];OFFSET(INDIRECT([.$H23]);3;6;1);0);IF(4 &lt; [.$I23];OFFSET(INDIRECT([.$H23]);4;6;1);0);IF(5 &lt; [.$I23];OFFSET(INDIRECT([.$H23]);5;6;1);0);IF(6 &lt; [.$I23];OFFSET(INDIRECT([.$H23]);6;6;1);0);IF(7 &lt; [.$I23];OFFSET(INDIRECT([.$H23]);7;6;1);0);IF(8 &lt; [.$I23];OFFSET(INDIRECT([.$H23]);8;6;1);0);IF(9 &lt; [.$I23];OFFSET(INDIRECT([.$H23]);9;6;1);0);IF(10 &lt; [.$I23];OFFSET(INDIRECT([.$H23]);10;6;1);0);IF(11 &lt; [.$I23];OFFSET(INDIRECT([.$H23]);11;6;1);0);IF(12 &lt; [.$I23];OFFSET(INDIRECT([.$H23]);12;6;1);0));1;0))" office:value-type="boolean" office:boolean-value="true" calcext:value-type="boolean">
            <text:p>WAHR</text:p>
          </table:table-cell>
          <table:table-cell table:style-name="ce156" table:formula="of:=(IF(OR(0;IF(0 &lt; [.$I23];OFFSET(INDIRECT([.$H23]);0;7;1);0);IF(1 &lt; [.$I23];OFFSET(INDIRECT([.$H23]);1;7;1);0);IF(2 &lt; [.$I23];OFFSET(INDIRECT([.$H23]);2;7;1);0);IF(3 &lt; [.$I23];OFFSET(INDIRECT([.$H23]);3;7;1);0);IF(4 &lt; [.$I23];OFFSET(INDIRECT([.$H23]);4;7;1);0);IF(5 &lt; [.$I23];OFFSET(INDIRECT([.$H23]);5;7;1);0);IF(6 &lt; [.$I23];OFFSET(INDIRECT([.$H23]);6;7;1);0);IF(7 &lt; [.$I23];OFFSET(INDIRECT([.$H23]);7;7;1);0);IF(8 &lt; [.$I23];OFFSET(INDIRECT([.$H23]);8;7;1);0);IF(9 &lt; [.$I23];OFFSET(INDIRECT([.$H23]);9;7;1);0);IF(10 &lt; [.$I23];OFFSET(INDIRECT([.$H23]);10;7;1);0);IF(11 &lt; [.$I23];OFFSET(INDIRECT([.$H23]);11;7;1);0);IF(12 &lt; [.$I23];OFFSET(INDIRECT([.$H2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24])+[.$F24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4]);0;1;1)" office:value-type="float" office:value="6" calcext:value-type="float">
            <text:p>6</text:p>
          </table:table-cell>
          <table:table-cell table:style-name="ce140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4]);0;2;1)" office:value-type="string" office:string-value="Systementwicklung" calcext:value-type="string">
            <text:p>Systementwicklung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Programmerstellung und -dokumentation</text:p>
          </table:table-cell>
          <table:table-cell table:style-name="ce147" table:formula="of:=CONCATENATE(&quot;$Themenliste.$F$&quot;;MATCH([.$A24];[$Themenliste.$H$1:$Themenliste.$H$10005];0))" office:value-type="string" office:string-value="$Themenliste.$F$108" calcext:value-type="string">
            <text:p>$Themenliste.$F$108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24];OFFSET(INDIRECT([.$H24]);0;0;1);&quot;&quot;);IF(1 &lt; [.$I24];CHAR(10);&quot;&quot;);IF(1 &lt; [.$I24];OFFSET(INDIRECT([.$H24]);1;0;1);&quot;&quot;);IF(2 &lt; [.$I24];CHAR(10);&quot;&quot;);IF(2 &lt; [.$I24];OFFSET(INDIRECT([.$H24]);2;0;1);&quot;&quot;);IF(3 &lt; [.$I24];CHAR(10);&quot;&quot;);IF(3 &lt; [.$I24];OFFSET(INDIRECT([.$H24]);3;0;1);&quot;&quot;);IF(4 &lt; [.$I24];CHAR(10);&quot;&quot;);IF(4 &lt; [.$I24];OFFSET(INDIRECT([.$H24]);4;0;1);&quot;&quot;);IF(5 &lt; [.$I24];CHAR(10);&quot;&quot;);IF(5 &lt; [.$I24];OFFSET(INDIRECT([.$H24]);5;0;1);&quot;&quot;);IF(6 &lt; [.$I24];CHAR(10);&quot;&quot;);IF(6 &lt; [.$I24];OFFSET(INDIRECT([.$H24]);6;0;1);&quot;&quot;);IF(7 &lt; [.$I24];CHAR(10);&quot;&quot;);IF(7 &lt; [.$I24];OFFSET(INDIRECT([.$H24]);7;0;1);&quot;&quot;);IF(8 &lt; [.$I24];CHAR(10);&quot;&quot;);IF(8 &lt; [.$I24];OFFSET(INDIRECT([.$H24]);8;0;1);&quot;&quot;);IF(9 &lt; [.$I24];CHAR(10);&quot;&quot;);IF(9 &lt; [.$I24];OFFSET(INDIRECT([.$H24]);9;0;1);&quot;&quot;);IF(10 &lt; [.$I24];CHAR(10);&quot;&quot;);IF(10 &lt; [.$I24];OFFSET(INDIRECT([.$H24]);10;0;1);&quot;&quot;);IF(11 &lt; [.$I24];CHAR(10);&quot;&quot;);IF(11 &lt; [.$I24];OFFSET(INDIRECT([.$H24]);11;0;1);&quot;&quot;);IF(12 &lt; [.$I24];CHAR(10);&quot;&quot;);IF(12 &lt; [.$I24];OFFSET(INDIRECT([.$H24]);12;0;1);&quot;&quot;)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und Sicherh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und Sicherh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style-name="ce154" table:formula="of:=OFFSET(INDIRECT([.$D24]);0;4;1)" office:value-type="boolean" office:boolean-value="true" calcext:value-type="boolean">
            <text:p>WAHR</text:p>
          </table:table-cell>
          <table:table-cell table:style-name="ce154" table:formula="of:=OFFSET(INDIRECT([.$D24]);0;3;1)" office:value-type="boolean" office:boolean-value="true" calcext:value-type="boolean">
            <text:p>WAHR</text:p>
          </table:table-cell>
          <table:table-cell table:style-name="ce156" table:formula="of:=(IF(OR(0;IF(0 &lt; [.$I24];OFFSET(INDIRECT([.$H24]);0;5;1);0);IF(1 &lt; [.$I24];OFFSET(INDIRECT([.$H24]);1;5;1);0);IF(2 &lt; [.$I24];OFFSET(INDIRECT([.$H24]);2;5;1);0);IF(3 &lt; [.$I24];OFFSET(INDIRECT([.$H24]);3;5;1);0);IF(4 &lt; [.$I24];OFFSET(INDIRECT([.$H24]);4;5;1);0);IF(5 &lt; [.$I24];OFFSET(INDIRECT([.$H24]);5;5;1);0);IF(6 &lt; [.$I24];OFFSET(INDIRECT([.$H24]);6;5;1);0);IF(7 &lt; [.$I24];OFFSET(INDIRECT([.$H24]);7;5;1);0);IF(8 &lt; [.$I24];OFFSET(INDIRECT([.$H24]);8;5;1);0);IF(9 &lt; [.$I24];OFFSET(INDIRECT([.$H24]);9;5;1);0);IF(10 &lt; [.$I24];OFFSET(INDIRECT([.$H24]);10;5;1);0);IF(11 &lt; [.$I24];OFFSET(INDIRECT([.$H24]);11;5;1);0);IF(12 &lt; [.$I24];OFFSET(INDIRECT([.$H24]);12;5;1);0));1;0))" office:value-type="boolean" office:boolean-value="true" calcext:value-type="boolean">
            <text:p>WAHR</text:p>
          </table:table-cell>
          <table:table-cell table:style-name="ce156" table:formula="of:=(IF(OR(0;IF(0 &lt; [.$I24];OFFSET(INDIRECT([.$H24]);0;6;1);0);IF(1 &lt; [.$I24];OFFSET(INDIRECT([.$H24]);1;6;1);0);IF(2 &lt; [.$I24];OFFSET(INDIRECT([.$H24]);2;6;1);0);IF(3 &lt; [.$I24];OFFSET(INDIRECT([.$H24]);3;6;1);0);IF(4 &lt; [.$I24];OFFSET(INDIRECT([.$H24]);4;6;1);0);IF(5 &lt; [.$I24];OFFSET(INDIRECT([.$H24]);5;6;1);0);IF(6 &lt; [.$I24];OFFSET(INDIRECT([.$H24]);6;6;1);0);IF(7 &lt; [.$I24];OFFSET(INDIRECT([.$H24]);7;6;1);0);IF(8 &lt; [.$I24];OFFSET(INDIRECT([.$H24]);8;6;1);0);IF(9 &lt; [.$I24];OFFSET(INDIRECT([.$H24]);9;6;1);0);IF(10 &lt; [.$I24];OFFSET(INDIRECT([.$H24]);10;6;1);0);IF(11 &lt; [.$I24];OFFSET(INDIRECT([.$H24]);11;6;1);0);IF(12 &lt; [.$I24];OFFSET(INDIRECT([.$H24]);12;6;1);0));1;0))" office:value-type="boolean" office:boolean-value="true" calcext:value-type="boolean">
            <text:p>WAHR</text:p>
          </table:table-cell>
          <table:table-cell table:style-name="ce156" table:formula="of:=(IF(OR(0;IF(0 &lt; [.$I24];OFFSET(INDIRECT([.$H24]);0;7;1);0);IF(1 &lt; [.$I24];OFFSET(INDIRECT([.$H24]);1;7;1);0);IF(2 &lt; [.$I24];OFFSET(INDIRECT([.$H24]);2;7;1);0);IF(3 &lt; [.$I24];OFFSET(INDIRECT([.$H24]);3;7;1);0);IF(4 &lt; [.$I24];OFFSET(INDIRECT([.$H24]);4;7;1);0);IF(5 &lt; [.$I24];OFFSET(INDIRECT([.$H24]);5;7;1);0);IF(6 &lt; [.$I24];OFFSET(INDIRECT([.$H24]);6;7;1);0);IF(7 &lt; [.$I24];OFFSET(INDIRECT([.$H24]);7;7;1);0);IF(8 &lt; [.$I24];OFFSET(INDIRECT([.$H24]);8;7;1);0);IF(9 &lt; [.$I24];OFFSET(INDIRECT([.$H24]);9;7;1);0);IF(10 &lt; [.$I24];OFFSET(INDIRECT([.$H24]);10;7;1);0);IF(11 &lt; [.$I24];OFFSET(INDIRECT([.$H24]);11;7;1);0);IF(12 &lt; [.$I24];OFFSET(INDIRECT([.$H2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25])+[.$F25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5]);0;1;1)" office:value-type="float" office:value="6" calcext:value-type="float">
            <text:p>6</text:p>
          </table:table-cell>
          <table:table-cell table:style-name="ce140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5]);0;2;1)" office:value-type="string" office:string-value="Systementwicklung" calcext:value-type="string">
            <text:p>Systementwicklung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Schnittstellenkonzepte</text:p>
          </table:table-cell>
          <table:table-cell table:style-name="ce147" table:formula="of:=CONCATENATE(&quot;$Themenliste.$F$&quot;;MATCH([.$A25];[$Themenliste.$H$1:$Themenliste.$H$10005];0))" office:value-type="string" office:string-value="$Themenliste.$F$115" calcext:value-type="string">
            <text:p>$Themenliste.$F$115</text:p>
          </table:table-cell>
          <table:table-cell table:style-name="ce150" office:value-type="float" office:value="2" calcext:value-type="float">
            <text:p>2</text:p>
          </table:table-cell>
          <table:table-cell table:style-name="ce147" table:formula="of:=CONCATENATE(IF(0 &lt; [.$I25];OFFSET(INDIRECT([.$H25]);0;0;1);&quot;&quot;);IF(1 &lt; [.$I25];CHAR(10);&quot;&quot;);IF(1 &lt; [.$I25];OFFSET(INDIRECT([.$H25]);1;0;1);&quot;&quot;);IF(2 &lt; [.$I25];CHAR(10);&quot;&quot;);IF(2 &lt; [.$I25];OFFSET(INDIRECT([.$H25]);2;0;1);&quot;&quot;);IF(3 &lt; [.$I25];CHAR(10);&quot;&quot;);IF(3 &lt; [.$I25];OFFSET(INDIRECT([.$H25]);3;0;1);&quot;&quot;);IF(4 &lt; [.$I25];CHAR(10);&quot;&quot;);IF(4 &lt; [.$I25];OFFSET(INDIRECT([.$H25]);4;0;1);&quot;&quot;);IF(5 &lt; [.$I25];CHAR(10);&quot;&quot;);IF(5 &lt; [.$I25];OFFSET(INDIRECT([.$H25]);5;0;1);&quot;&quot;);IF(6 &lt; [.$I25];CHAR(10);&quot;&quot;);IF(6 &lt; [.$I25];OFFSET(INDIRECT([.$H25]);6;0;1);&quot;&quot;);IF(7 &lt; [.$I25];CHAR(10);&quot;&quot;);IF(7 &lt; [.$I25];OFFSET(INDIRECT([.$H25]);7;0;1);&quot;&quot;);IF(8 &lt; [.$I25];CHAR(10);&quot;&quot;);IF(8 &lt; [.$I25];OFFSET(INDIRECT([.$H25]);8;0;1);&quot;&quot;);IF(9 &lt; [.$I25];CHAR(10);&quot;&quot;);IF(9 &lt; [.$I25];OFFSET(INDIRECT([.$H25]);9;0;1);&quot;&quot;);IF(10 &lt; [.$I25];CHAR(10);&quot;&quot;);IF(10 &lt; [.$I25];OFFSET(INDIRECT([.$H25]);10;0;1);&quot;&quot;);IF(11 &lt; [.$I25];CHAR(10);&quot;&quot;);IF(11 &lt; [.$I25];OFFSET(INDIRECT([.$H25]);11;0;1);&quot;&quot;);IF(12 &lt; [.$I25];CHAR(10);&quot;&quot;);IF(12 &lt; [.$I25];OFFSET(INDIRECT([.$H25]);12;0;1);&quot;&quot;)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style-name="ce154" table:formula="of:=OFFSET(INDIRECT([.$D25]);0;4;1)" office:value-type="boolean" office:boolean-value="true" calcext:value-type="boolean">
            <text:p>WAHR</text:p>
          </table:table-cell>
          <table:table-cell table:style-name="ce154" table:formula="of:=OFFSET(INDIRECT([.$D25]);0;3;1)" office:value-type="boolean" office:boolean-value="true" calcext:value-type="boolean">
            <text:p>WAHR</text:p>
          </table:table-cell>
          <table:table-cell table:style-name="ce156" table:formula="of:=(IF(OR(0;IF(0 &lt; [.$I25];OFFSET(INDIRECT([.$H25]);0;5;1);0);IF(1 &lt; [.$I25];OFFSET(INDIRECT([.$H25]);1;5;1);0);IF(2 &lt; [.$I25];OFFSET(INDIRECT([.$H25]);2;5;1);0);IF(3 &lt; [.$I25];OFFSET(INDIRECT([.$H25]);3;5;1);0);IF(4 &lt; [.$I25];OFFSET(INDIRECT([.$H25]);4;5;1);0);IF(5 &lt; [.$I25];OFFSET(INDIRECT([.$H25]);5;5;1);0);IF(6 &lt; [.$I25];OFFSET(INDIRECT([.$H25]);6;5;1);0);IF(7 &lt; [.$I25];OFFSET(INDIRECT([.$H25]);7;5;1);0);IF(8 &lt; [.$I25];OFFSET(INDIRECT([.$H25]);8;5;1);0);IF(9 &lt; [.$I25];OFFSET(INDIRECT([.$H25]);9;5;1);0);IF(10 &lt; [.$I25];OFFSET(INDIRECT([.$H25]);10;5;1);0);IF(11 &lt; [.$I25];OFFSET(INDIRECT([.$H25]);11;5;1);0);IF(12 &lt; [.$I25];OFFSET(INDIRECT([.$H25]);12;5;1);0));1;0))" office:value-type="boolean" office:boolean-value="false" calcext:value-type="boolean">
            <text:p>FALSCH</text:p>
          </table:table-cell>
          <table:table-cell table:style-name="ce156" table:formula="of:=(IF(OR(0;IF(0 &lt; [.$I25];OFFSET(INDIRECT([.$H25]);0;6;1);0);IF(1 &lt; [.$I25];OFFSET(INDIRECT([.$H25]);1;6;1);0);IF(2 &lt; [.$I25];OFFSET(INDIRECT([.$H25]);2;6;1);0);IF(3 &lt; [.$I25];OFFSET(INDIRECT([.$H25]);3;6;1);0);IF(4 &lt; [.$I25];OFFSET(INDIRECT([.$H25]);4;6;1);0);IF(5 &lt; [.$I25];OFFSET(INDIRECT([.$H25]);5;6;1);0);IF(6 &lt; [.$I25];OFFSET(INDIRECT([.$H25]);6;6;1);0);IF(7 &lt; [.$I25];OFFSET(INDIRECT([.$H25]);7;6;1);0);IF(8 &lt; [.$I25];OFFSET(INDIRECT([.$H25]);8;6;1);0);IF(9 &lt; [.$I25];OFFSET(INDIRECT([.$H25]);9;6;1);0);IF(10 &lt; [.$I25];OFFSET(INDIRECT([.$H25]);10;6;1);0);IF(11 &lt; [.$I25];OFFSET(INDIRECT([.$H25]);11;6;1);0);IF(12 &lt; [.$I25];OFFSET(INDIRECT([.$H25]);12;6;1);0));1;0))" office:value-type="boolean" office:boolean-value="true" calcext:value-type="boolean">
            <text:p>WAHR</text:p>
          </table:table-cell>
          <table:table-cell table:style-name="ce156" table:formula="of:=(IF(OR(0;IF(0 &lt; [.$I25];OFFSET(INDIRECT([.$H25]);0;7;1);0);IF(1 &lt; [.$I25];OFFSET(INDIRECT([.$H25]);1;7;1);0);IF(2 &lt; [.$I25];OFFSET(INDIRECT([.$H25]);2;7;1);0);IF(3 &lt; [.$I25];OFFSET(INDIRECT([.$H25]);3;7;1);0);IF(4 &lt; [.$I25];OFFSET(INDIRECT([.$H25]);4;7;1);0);IF(5 &lt; [.$I25];OFFSET(INDIRECT([.$H25]);5;7;1);0);IF(6 &lt; [.$I25];OFFSET(INDIRECT([.$H25]);6;7;1);0);IF(7 &lt; [.$I25];OFFSET(INDIRECT([.$H25]);7;7;1);0);IF(8 &lt; [.$I25];OFFSET(INDIRECT([.$H25]);8;7;1);0);IF(9 &lt; [.$I25];OFFSET(INDIRECT([.$H25]);9;7;1);0);IF(10 &lt; [.$I25];OFFSET(INDIRECT([.$H25]);10;7;1);0);IF(11 &lt; [.$I25];OFFSET(INDIRECT([.$H25]);11;7;1);0);IF(12 &lt; [.$I25];OFFSET(INDIRECT([.$H2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26])+[.$F26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6]);0;1;1)" office:value-type="float" office:value="6" calcext:value-type="float">
            <text:p>6</text:p>
          </table:table-cell>
          <table:table-cell table:style-name="ce140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6]);0;2;1)" office:value-type="string" office:string-value="Systementwicklung" calcext:value-type="string">
            <text:p>Systementwicklu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verfahren</text:p>
          </table:table-cell>
          <table:table-cell table:style-name="ce147" table:formula="of:=CONCATENATE(&quot;$Themenliste.$F$&quot;;MATCH([.$A26];[$Themenliste.$H$1:$Themenliste.$H$10005];0))" office:value-type="string" office:string-value="$Themenliste.$F$117" calcext:value-type="string">
            <text:p>$Themenliste.$F$117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6];OFFSET(INDIRECT([.$H26]);0;0;1);&quot;&quot;);IF(1 &lt; [.$I26];CHAR(10);&quot;&quot;);IF(1 &lt; [.$I26];OFFSET(INDIRECT([.$H26]);1;0;1);&quot;&quot;);IF(2 &lt; [.$I26];CHAR(10);&quot;&quot;);IF(2 &lt; [.$I26];OFFSET(INDIRECT([.$H26]);2;0;1);&quot;&quot;);IF(3 &lt; [.$I26];CHAR(10);&quot;&quot;);IF(3 &lt; [.$I26];OFFSET(INDIRECT([.$H26]);3;0;1);&quot;&quot;);IF(4 &lt; [.$I26];CHAR(10);&quot;&quot;);IF(4 &lt; [.$I26];OFFSET(INDIRECT([.$H26]);4;0;1);&quot;&quot;);IF(5 &lt; [.$I26];CHAR(10);&quot;&quot;);IF(5 &lt; [.$I26];OFFSET(INDIRECT([.$H26]);5;0;1);&quot;&quot;);IF(6 &lt; [.$I26];CHAR(10);&quot;&quot;);IF(6 &lt; [.$I26];OFFSET(INDIRECT([.$H26]);6;0;1);&quot;&quot;);IF(7 &lt; [.$I26];CHAR(10);&quot;&quot;);IF(7 &lt; [.$I26];OFFSET(INDIRECT([.$H26]);7;0;1);&quot;&quot;);IF(8 &lt; [.$I26];CHAR(10);&quot;&quot;);IF(8 &lt; [.$I26];OFFSET(INDIRECT([.$H26]);8;0;1);&quot;&quot;);IF(9 &lt; [.$I26];CHAR(10);&quot;&quot;);IF(9 &lt; [.$I26];OFFSET(INDIRECT([.$H26]);9;0;1);&quot;&quot;);IF(10 &lt; [.$I26];CHAR(10);&quot;&quot;);IF(10 &lt; [.$I26];OFFSET(INDIRECT([.$H26]);10;0;1);&quot;&quot;);IF(11 &lt; [.$I26];CHAR(10);&quot;&quot;);IF(11 &lt; [.$I26];OFFSET(INDIRECT([.$H26]);11;0;1);&quot;&quot;);IF(12 &lt; [.$I26];CHAR(10);&quot;&quot;);IF(12 &lt; [.$I26];OFFSET(INDIRECT([.$H26]);12;0;1);&quot;&quot;)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style-name="ce154" table:formula="of:=OFFSET(INDIRECT([.$D26]);0;4;1)" office:value-type="boolean" office:boolean-value="true" calcext:value-type="boolean">
            <text:p>WAHR</text:p>
          </table:table-cell>
          <table:table-cell table:style-name="ce154" table:formula="of:=OFFSET(INDIRECT([.$D26]);0;3;1)" office:value-type="boolean" office:boolean-value="true" calcext:value-type="boolean">
            <text:p>WAHR</text:p>
          </table:table-cell>
          <table:table-cell table:style-name="ce156" table:formula="of:=(IF(OR(0;IF(0 &lt; [.$I26];OFFSET(INDIRECT([.$H26]);0;5;1);0);IF(1 &lt; [.$I26];OFFSET(INDIRECT([.$H26]);1;5;1);0);IF(2 &lt; [.$I26];OFFSET(INDIRECT([.$H26]);2;5;1);0);IF(3 &lt; [.$I26];OFFSET(INDIRECT([.$H26]);3;5;1);0);IF(4 &lt; [.$I26];OFFSET(INDIRECT([.$H26]);4;5;1);0);IF(5 &lt; [.$I26];OFFSET(INDIRECT([.$H26]);5;5;1);0);IF(6 &lt; [.$I26];OFFSET(INDIRECT([.$H26]);6;5;1);0);IF(7 &lt; [.$I26];OFFSET(INDIRECT([.$H26]);7;5;1);0);IF(8 &lt; [.$I26];OFFSET(INDIRECT([.$H26]);8;5;1);0);IF(9 &lt; [.$I26];OFFSET(INDIRECT([.$H26]);9;5;1);0);IF(10 &lt; [.$I26];OFFSET(INDIRECT([.$H26]);10;5;1);0);IF(11 &lt; [.$I26];OFFSET(INDIRECT([.$H26]);11;5;1);0);IF(12 &lt; [.$I26];OFFSET(INDIRECT([.$H26]);12;5;1);0));1;0))" office:value-type="boolean" office:boolean-value="true" calcext:value-type="boolean">
            <text:p>WAHR</text:p>
          </table:table-cell>
          <table:table-cell table:style-name="ce156" table:formula="of:=(IF(OR(0;IF(0 &lt; [.$I26];OFFSET(INDIRECT([.$H26]);0;6;1);0);IF(1 &lt; [.$I26];OFFSET(INDIRECT([.$H26]);1;6;1);0);IF(2 &lt; [.$I26];OFFSET(INDIRECT([.$H26]);2;6;1);0);IF(3 &lt; [.$I26];OFFSET(INDIRECT([.$H26]);3;6;1);0);IF(4 &lt; [.$I26];OFFSET(INDIRECT([.$H26]);4;6;1);0);IF(5 &lt; [.$I26];OFFSET(INDIRECT([.$H26]);5;6;1);0);IF(6 &lt; [.$I26];OFFSET(INDIRECT([.$H26]);6;6;1);0);IF(7 &lt; [.$I26];OFFSET(INDIRECT([.$H26]);7;6;1);0);IF(8 &lt; [.$I26];OFFSET(INDIRECT([.$H26]);8;6;1);0);IF(9 &lt; [.$I26];OFFSET(INDIRECT([.$H26]);9;6;1);0);IF(10 &lt; [.$I26];OFFSET(INDIRECT([.$H26]);10;6;1);0);IF(11 &lt; [.$I26];OFFSET(INDIRECT([.$H26]);11;6;1);0);IF(12 &lt; [.$I26];OFFSET(INDIRECT([.$H26]);12;6;1);0));1;0))" office:value-type="boolean" office:boolean-value="true" calcext:value-type="boolean">
            <text:p>WAHR</text:p>
          </table:table-cell>
          <table:table-cell table:style-name="ce156" table:formula="of:=(IF(OR(0;IF(0 &lt; [.$I26];OFFSET(INDIRECT([.$H26]);0;7;1);0);IF(1 &lt; [.$I26];OFFSET(INDIRECT([.$H26]);1;7;1);0);IF(2 &lt; [.$I26];OFFSET(INDIRECT([.$H26]);2;7;1);0);IF(3 &lt; [.$I26];OFFSET(INDIRECT([.$H26]);3;7;1);0);IF(4 &lt; [.$I26];OFFSET(INDIRECT([.$H26]);4;7;1);0);IF(5 &lt; [.$I26];OFFSET(INDIRECT([.$H26]);5;7;1);0);IF(6 &lt; [.$I26];OFFSET(INDIRECT([.$H26]);6;7;1);0);IF(7 &lt; [.$I26];OFFSET(INDIRECT([.$H26]);7;7;1);0);IF(8 &lt; [.$I26];OFFSET(INDIRECT([.$H26]);8;7;1);0);IF(9 &lt; [.$I26];OFFSET(INDIRECT([.$H26]);9;7;1);0);IF(10 &lt; [.$I26];OFFSET(INDIRECT([.$H26]);10;7;1);0);IF(11 &lt; [.$I26];OFFSET(INDIRECT([.$H26]);11;7;1);0);IF(12 &lt; [.$I26];OFFSET(INDIRECT([.$H2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27])+[.$F27]" office:value-type="float" office:value="7001" calcext:value-type="float">
            <text:p>7001</text:p>
          </table:table-cell>
          <table:table-cell table:formula="of:=[$Abschnitte.$A$8]" office:value-type="float" office:value="7" calcext:value-type="float">
            <text:p>7</text:p>
          </table:table-cell>
          <table:table-cell table:style-name="ce138" table:formula="of:=OFFSET(INDIRECT([.$D27]);0;1;1)" office:value-type="float" office:value="7" calcext:value-type="float">
            <text:p>7</text:p>
          </table:table-cell>
          <table:table-cell table:style-name="ce140" table:formula="of:=CONCATENATE(SUBSTITUTE(FORMULA([.$B27]);&quot;=&quot;;&quot;&quot;;1))" office:value-type="string" office:string-value="$Abschnitte.$A$8" calcext:value-type="string">
            <text:p>$Abschnitte.$A$8</text:p>
          </table:table-cell>
          <table:table-cell table:style-name="ce138" table:formula="of:=OFFSET(INDIRECT([.$D27]);0;2;1)" office:value-type="string" office:string-value="Schulung" calcext:value-type="string">
            <text:p>Schu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ung</text:p>
          </table:table-cell>
          <table:table-cell table:style-name="ce147" table:formula="of:=CONCATENATE(&quot;$Themenliste.$F$&quot;;MATCH([.$A27];[$Themenliste.$H$1:$Themenliste.$H$10005];0))" office:value-type="string" office:string-value="$Themenliste.$F$121" calcext:value-type="string">
            <text:p>$Themenliste.$F$121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7];OFFSET(INDIRECT([.$H27]);0;0;1);&quot;&quot;);IF(1 &lt; [.$I27];CHAR(10);&quot;&quot;);IF(1 &lt; [.$I27];OFFSET(INDIRECT([.$H27]);1;0;1);&quot;&quot;);IF(2 &lt; [.$I27];CHAR(10);&quot;&quot;);IF(2 &lt; [.$I27];OFFSET(INDIRECT([.$H27]);2;0;1);&quot;&quot;);IF(3 &lt; [.$I27];CHAR(10);&quot;&quot;);IF(3 &lt; [.$I27];OFFSET(INDIRECT([.$H27]);3;0;1);&quot;&quot;);IF(4 &lt; [.$I27];CHAR(10);&quot;&quot;);IF(4 &lt; [.$I27];OFFSET(INDIRECT([.$H27]);4;0;1);&quot;&quot;);IF(5 &lt; [.$I27];CHAR(10);&quot;&quot;);IF(5 &lt; [.$I27];OFFSET(INDIRECT([.$H27]);5;0;1);&quot;&quot;);IF(6 &lt; [.$I27];CHAR(10);&quot;&quot;);IF(6 &lt; [.$I27];OFFSET(INDIRECT([.$H27]);6;0;1);&quot;&quot;);IF(7 &lt; [.$I27];CHAR(10);&quot;&quot;);IF(7 &lt; [.$I27];OFFSET(INDIRECT([.$H27]);7;0;1);&quot;&quot;);IF(8 &lt; [.$I27];CHAR(10);&quot;&quot;);IF(8 &lt; [.$I27];OFFSET(INDIRECT([.$H27]);8;0;1);&quot;&quot;);IF(9 &lt; [.$I27];CHAR(10);&quot;&quot;);IF(9 &lt; [.$I27];OFFSET(INDIRECT([.$H27]);9;0;1);&quot;&quot;);IF(10 &lt; [.$I27];CHAR(10);&quot;&quot;);IF(10 &lt; [.$I27];OFFSET(INDIRECT([.$H27]);10;0;1);&quot;&quot;);IF(11 &lt; [.$I27];CHAR(10);&quot;&quot;);IF(11 &lt; [.$I27];OFFSET(INDIRECT([.$H27]);11;0;1);&quot;&quot;);IF(12 &lt; [.$I27];CHAR(10);&quot;&quot;);IF(12 &lt; [.$I27];OFFSET(INDIRECT([.$H27]);12;0;1);&quot;&quot;)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style-name="ce154" table:formula="of:=OFFSET(INDIRECT([.$D27]);0;4;1)" office:value-type="boolean" office:boolean-value="true" calcext:value-type="boolean">
            <text:p>WAHR</text:p>
          </table:table-cell>
          <table:table-cell table:style-name="ce154" table:formula="of:=OFFSET(INDIRECT([.$D27]);0;3;1)" office:value-type="boolean" office:boolean-value="true" calcext:value-type="boolean">
            <text:p>WAHR</text:p>
          </table:table-cell>
          <table:table-cell table:style-name="ce156" table:formula="of:=(IF(OR(0;IF(0 &lt; [.$I27];OFFSET(INDIRECT([.$H27]);0;5;1);0);IF(1 &lt; [.$I27];OFFSET(INDIRECT([.$H27]);1;5;1);0);IF(2 &lt; [.$I27];OFFSET(INDIRECT([.$H27]);2;5;1);0);IF(3 &lt; [.$I27];OFFSET(INDIRECT([.$H27]);3;5;1);0);IF(4 &lt; [.$I27];OFFSET(INDIRECT([.$H27]);4;5;1);0);IF(5 &lt; [.$I27];OFFSET(INDIRECT([.$H27]);5;5;1);0);IF(6 &lt; [.$I27];OFFSET(INDIRECT([.$H27]);6;5;1);0);IF(7 &lt; [.$I27];OFFSET(INDIRECT([.$H27]);7;5;1);0);IF(8 &lt; [.$I27];OFFSET(INDIRECT([.$H27]);8;5;1);0);IF(9 &lt; [.$I27];OFFSET(INDIRECT([.$H27]);9;5;1);0);IF(10 &lt; [.$I27];OFFSET(INDIRECT([.$H27]);10;5;1);0);IF(11 &lt; [.$I27];OFFSET(INDIRECT([.$H27]);11;5;1);0);IF(12 &lt; [.$I27];OFFSET(INDIRECT([.$H27]);12;5;1);0));1;0))" office:value-type="boolean" office:boolean-value="false" calcext:value-type="boolean">
            <text:p>FALSCH</text:p>
          </table:table-cell>
          <table:table-cell table:style-name="ce156" table:formula="of:=(IF(OR(0;IF(0 &lt; [.$I27];OFFSET(INDIRECT([.$H27]);0;6;1);0);IF(1 &lt; [.$I27];OFFSET(INDIRECT([.$H27]);1;6;1);0);IF(2 &lt; [.$I27];OFFSET(INDIRECT([.$H27]);2;6;1);0);IF(3 &lt; [.$I27];OFFSET(INDIRECT([.$H27]);3;6;1);0);IF(4 &lt; [.$I27];OFFSET(INDIRECT([.$H27]);4;6;1);0);IF(5 &lt; [.$I27];OFFSET(INDIRECT([.$H27]);5;6;1);0);IF(6 &lt; [.$I27];OFFSET(INDIRECT([.$H27]);6;6;1);0);IF(7 &lt; [.$I27];OFFSET(INDIRECT([.$H27]);7;6;1);0);IF(8 &lt; [.$I27];OFFSET(INDIRECT([.$H27]);8;6;1);0);IF(9 &lt; [.$I27];OFFSET(INDIRECT([.$H27]);9;6;1);0);IF(10 &lt; [.$I27];OFFSET(INDIRECT([.$H27]);10;6;1);0);IF(11 &lt; [.$I27];OFFSET(INDIRECT([.$H27]);11;6;1);0);IF(12 &lt; [.$I27];OFFSET(INDIRECT([.$H27]);12;6;1);0));1;0))" office:value-type="boolean" office:boolean-value="false" calcext:value-type="boolean">
            <text:p>FALSCH</text:p>
          </table:table-cell>
          <table:table-cell table:style-name="ce156" table:formula="of:=(IF(OR(0;IF(0 &lt; [.$I27];OFFSET(INDIRECT([.$H27]);0;7;1);0);IF(1 &lt; [.$I27];OFFSET(INDIRECT([.$H27]);1;7;1);0);IF(2 &lt; [.$I27];OFFSET(INDIRECT([.$H27]);2;7;1);0);IF(3 &lt; [.$I27];OFFSET(INDIRECT([.$H27]);3;7;1);0);IF(4 &lt; [.$I27];OFFSET(INDIRECT([.$H27]);4;7;1);0);IF(5 &lt; [.$I27];OFFSET(INDIRECT([.$H27]);5;7;1);0);IF(6 &lt; [.$I27];OFFSET(INDIRECT([.$H27]);6;7;1);0);IF(7 &lt; [.$I27];OFFSET(INDIRECT([.$H27]);7;7;1);0);IF(8 &lt; [.$I27];OFFSET(INDIRECT([.$H27]);8;7;1);0);IF(9 &lt; [.$I27];OFFSET(INDIRECT([.$H27]);9;7;1);0);IF(10 &lt; [.$I27];OFFSET(INDIRECT([.$H27]);10;7;1);0);IF(11 &lt; [.$I27];OFFSET(INDIRECT([.$H27]);11;7;1);0);IF(12 &lt; [.$I27];OFFSET(INDIRECT([.$H2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6">
          <table:table-cell table:formula="of:=(1000*[.$B28])+[.$F28]" office:value-type="float" office:value="8001" calcext:value-type="float">
            <text:p>8001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28]);0;1;1)" office:value-type="float" office:value="8" calcext:value-type="float">
            <text:p>8</text:p>
          </table:table-cell>
          <table:table-cell table:style-name="ce140" table:formula="of:=CONCATENATE(SUBSTITUTE(FORMULA([.$B28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28]);0;2;1)" office:value-type="string" office:string-value="Systemintegration" calcext:value-type="string">
            <text:p>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konfiguration</text:p>
          </table:table-cell>
          <table:table-cell table:style-name="ce147" table:formula="of:=CONCATENATE(&quot;$Themenliste.$F$&quot;;MATCH([.$A28];[$Themenliste.$H$1:$Themenliste.$H$10005];0))" office:value-type="string" office:string-value="$Themenliste.$F$126" calcext:value-type="string">
            <text:p>$Themenliste.$F$126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28];OFFSET(INDIRECT([.$H28]);0;0;1);&quot;&quot;);IF(1 &lt; [.$I28];CHAR(10);&quot;&quot;);IF(1 &lt; [.$I28];OFFSET(INDIRECT([.$H28]);1;0;1);&quot;&quot;);IF(2 &lt; [.$I28];CHAR(10);&quot;&quot;);IF(2 &lt; [.$I28];OFFSET(INDIRECT([.$H28]);2;0;1);&quot;&quot;);IF(3 &lt; [.$I28];CHAR(10);&quot;&quot;);IF(3 &lt; [.$I28];OFFSET(INDIRECT([.$H28]);3;0;1);&quot;&quot;);IF(4 &lt; [.$I28];CHAR(10);&quot;&quot;);IF(4 &lt; [.$I28];OFFSET(INDIRECT([.$H28]);4;0;1);&quot;&quot;);IF(5 &lt; [.$I28];CHAR(10);&quot;&quot;);IF(5 &lt; [.$I28];OFFSET(INDIRECT([.$H28]);5;0;1);&quot;&quot;);IF(6 &lt; [.$I28];CHAR(10);&quot;&quot;);IF(6 &lt; [.$I28];OFFSET(INDIRECT([.$H28]);6;0;1);&quot;&quot;);IF(7 &lt; [.$I28];CHAR(10);&quot;&quot;);IF(7 &lt; [.$I28];OFFSET(INDIRECT([.$H28]);7;0;1);&quot;&quot;);IF(8 &lt; [.$I28];CHAR(10);&quot;&quot;);IF(8 &lt; [.$I28];OFFSET(INDIRECT([.$H28]);8;0;1);&quot;&quot;);IF(9 &lt; [.$I28];CHAR(10);&quot;&quot;);IF(9 &lt; [.$I28];OFFSET(INDIRECT([.$H28]);9;0;1);&quot;&quot;);IF(10 &lt; [.$I28];CHAR(10);&quot;&quot;);IF(10 &lt; [.$I28];OFFSET(INDIRECT([.$H28]);10;0;1);&quot;&quot;);IF(11 &lt; [.$I28];CHAR(10);&quot;&quot;);IF(11 &lt; [.$I28];OFFSET(INDIRECT([.$H28]);11;0;1);&quot;&quot;);IF(12 &lt; [.$I28];CHAR(10);&quot;&quot;);IF(12 &lt; [.$I28];OFFSET(INDIRECT([.$H28]);12;0;1);&quot;&quot;))" office:value-type="string" office:string-value="a) Rechner- und Systemarchitekturen sowie Betriebssysteme beurteilen und einordnen&#10;b) Betriebssysteme unter Berücksichtigung ihrer Vor- und Nachteile für bestimmte Anwendungsbereiche auswählen und konfigurieren&#10;c) Betriebssystemsteuersprachen anwenden&#10;d) Speichermedien, Systemkomponenten und Ein- und Ausgabegeräte auswählen&#10;e) Hardwarekomponenten hard- und softwareseitig einstellen, insbesondere Peripheriegeräte, Schnittstellen, Übergangswege und Übergangsprotokolle, sowie gerätespezifische Hilfs- und Steuerprogramme installieren und konfigurieren&#10;f) Kompatibilität von Systemkomponenten und Peripheriegeräten beurteilen und Kompatibilitätsprobleme lösen&#10;g) Hard- und Softwarekomponenten in bestehende Systeme einpassen und in Betrieb nehmen" calcext:value-type="string">
            <text:p>a) Rechner- und Systemarchitekturen sowie Betriebssysteme beurteilen und einordnen</text:p>
            <text:p>b) Betriebssysteme unter Berücksichtigung ihrer Vor- und Nachteile für bestimmte Anwendungsbereiche auswählen und konfigurieren</text:p>
            <text:p>c) Betriebssystemsteuersprachen anwenden</text:p>
            <text:p>d) Speichermedien, Systemkomponenten und Ein- und Ausgabegeräte auswählen</text:p>
            <text:p>e) Hardwarekomponenten hard- und softwareseitig einstellen, insbesondere Peripheriegeräte, Schnittstellen, Übergangswege und Übergangsprotokolle, sowie gerätespezifische Hilfs- und Steuerprogramme installieren und konfigurieren</text:p>
            <text:p>f) Kompatibilität von Systemkomponenten und Peripheriegeräten beurteilen und Kompatibilitätsprobleme lösen</text:p>
            <text:p>g) Hard- und Softwarekomponenten in bestehende Systeme einpassen und in Betrieb nehmen</text:p>
          </table:table-cell>
          <table:table-cell table:style-name="ce154" table:formula="of:=OFFSET(INDIRECT([.$D28]);0;4;1)" office:value-type="boolean" office:boolean-value="true" calcext:value-type="boolean">
            <text:p>WAHR</text:p>
          </table:table-cell>
          <table:table-cell table:style-name="ce154" table:formula="of:=OFFSET(INDIRECT([.$D28]);0;3;1)" office:value-type="boolean" office:boolean-value="false" calcext:value-type="boolean">
            <text:p>FALSCH</text:p>
          </table:table-cell>
          <table:table-cell table:style-name="ce156" table:formula="of:=(IF(OR(0;IF(0 &lt; [.$I28];OFFSET(INDIRECT([.$H28]);0;5;1);0);IF(1 &lt; [.$I28];OFFSET(INDIRECT([.$H28]);1;5;1);0);IF(2 &lt; [.$I28];OFFSET(INDIRECT([.$H28]);2;5;1);0);IF(3 &lt; [.$I28];OFFSET(INDIRECT([.$H28]);3;5;1);0);IF(4 &lt; [.$I28];OFFSET(INDIRECT([.$H28]);4;5;1);0);IF(5 &lt; [.$I28];OFFSET(INDIRECT([.$H28]);5;5;1);0);IF(6 &lt; [.$I28];OFFSET(INDIRECT([.$H28]);6;5;1);0);IF(7 &lt; [.$I28];OFFSET(INDIRECT([.$H28]);7;5;1);0);IF(8 &lt; [.$I28];OFFSET(INDIRECT([.$H28]);8;5;1);0);IF(9 &lt; [.$I28];OFFSET(INDIRECT([.$H28]);9;5;1);0);IF(10 &lt; [.$I28];OFFSET(INDIRECT([.$H28]);10;5;1);0);IF(11 &lt; [.$I28];OFFSET(INDIRECT([.$H28]);11;5;1);0);IF(12 &lt; [.$I28];OFFSET(INDIRECT([.$H28]);12;5;1);0));1;0))" office:value-type="boolean" office:boolean-value="false" calcext:value-type="boolean">
            <text:p>FALSCH</text:p>
          </table:table-cell>
          <table:table-cell table:style-name="ce156" table:formula="of:=(IF(OR(0;IF(0 &lt; [.$I28];OFFSET(INDIRECT([.$H28]);0;6;1);0);IF(1 &lt; [.$I28];OFFSET(INDIRECT([.$H28]);1;6;1);0);IF(2 &lt; [.$I28];OFFSET(INDIRECT([.$H28]);2;6;1);0);IF(3 &lt; [.$I28];OFFSET(INDIRECT([.$H28]);3;6;1);0);IF(4 &lt; [.$I28];OFFSET(INDIRECT([.$H28]);4;6;1);0);IF(5 &lt; [.$I28];OFFSET(INDIRECT([.$H28]);5;6;1);0);IF(6 &lt; [.$I28];OFFSET(INDIRECT([.$H28]);6;6;1);0);IF(7 &lt; [.$I28];OFFSET(INDIRECT([.$H28]);7;6;1);0);IF(8 &lt; [.$I28];OFFSET(INDIRECT([.$H28]);8;6;1);0);IF(9 &lt; [.$I28];OFFSET(INDIRECT([.$H28]);9;6;1);0);IF(10 &lt; [.$I28];OFFSET(INDIRECT([.$H28]);10;6;1);0);IF(11 &lt; [.$I28];OFFSET(INDIRECT([.$H28]);11;6;1);0);IF(12 &lt; [.$I28];OFFSET(INDIRECT([.$H28]);12;6;1);0));1;0))" office:value-type="boolean" office:boolean-value="true" calcext:value-type="boolean">
            <text:p>WAHR</text:p>
          </table:table-cell>
          <table:table-cell table:style-name="ce156" table:formula="of:=(IF(OR(0;IF(0 &lt; [.$I28];OFFSET(INDIRECT([.$H28]);0;7;1);0);IF(1 &lt; [.$I28];OFFSET(INDIRECT([.$H28]);1;7;1);0);IF(2 &lt; [.$I28];OFFSET(INDIRECT([.$H28]);2;7;1);0);IF(3 &lt; [.$I28];OFFSET(INDIRECT([.$H28]);3;7;1);0);IF(4 &lt; [.$I28];OFFSET(INDIRECT([.$H28]);4;7;1);0);IF(5 &lt; [.$I28];OFFSET(INDIRECT([.$H28]);5;7;1);0);IF(6 &lt; [.$I28];OFFSET(INDIRECT([.$H28]);6;7;1);0);IF(7 &lt; [.$I28];OFFSET(INDIRECT([.$H28]);7;7;1);0);IF(8 &lt; [.$I28];OFFSET(INDIRECT([.$H28]);8;7;1);0);IF(9 &lt; [.$I28];OFFSET(INDIRECT([.$H28]);9;7;1);0);IF(10 &lt; [.$I28];OFFSET(INDIRECT([.$H28]);10;7;1);0);IF(11 &lt; [.$I28];OFFSET(INDIRECT([.$H28]);11;7;1);0);IF(12 &lt; [.$I28];OFFSET(INDIRECT([.$H2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29])+[.$F29]" office:value-type="float" office:value="8002" calcext:value-type="float">
            <text:p>8002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29]);0;1;1)" office:value-type="float" office:value="8" calcext:value-type="float">
            <text:p>8</text:p>
          </table:table-cell>
          <table:table-cell table:style-name="ce140" table:formula="of:=CONCATENATE(SUBSTITUTE(FORMULA([.$B29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29]);0;2;1)" office:value-type="string" office:string-value="Systemintegration" calcext:value-type="string">
            <text:p>Systeminteg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zwerke</text:p>
          </table:table-cell>
          <table:table-cell table:style-name="ce147" table:formula="of:=CONCATENATE(&quot;$Themenliste.$F$&quot;;MATCH([.$A29];[$Themenliste.$H$1:$Themenliste.$H$10005];0))" office:value-type="string" office:string-value="$Themenliste.$F$133" calcext:value-type="string">
            <text:p>$Themenliste.$F$133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9];OFFSET(INDIRECT([.$H29]);0;0;1);&quot;&quot;);IF(1 &lt; [.$I29];CHAR(10);&quot;&quot;);IF(1 &lt; [.$I29];OFFSET(INDIRECT([.$H29]);1;0;1);&quot;&quot;);IF(2 &lt; [.$I29];CHAR(10);&quot;&quot;);IF(2 &lt; [.$I29];OFFSET(INDIRECT([.$H29]);2;0;1);&quot;&quot;);IF(3 &lt; [.$I29];CHAR(10);&quot;&quot;);IF(3 &lt; [.$I29];OFFSET(INDIRECT([.$H29]);3;0;1);&quot;&quot;);IF(4 &lt; [.$I29];CHAR(10);&quot;&quot;);IF(4 &lt; [.$I29];OFFSET(INDIRECT([.$H29]);4;0;1);&quot;&quot;);IF(5 &lt; [.$I29];CHAR(10);&quot;&quot;);IF(5 &lt; [.$I29];OFFSET(INDIRECT([.$H29]);5;0;1);&quot;&quot;);IF(6 &lt; [.$I29];CHAR(10);&quot;&quot;);IF(6 &lt; [.$I29];OFFSET(INDIRECT([.$H29]);6;0;1);&quot;&quot;);IF(7 &lt; [.$I29];CHAR(10);&quot;&quot;);IF(7 &lt; [.$I29];OFFSET(INDIRECT([.$H29]);7;0;1);&quot;&quot;);IF(8 &lt; [.$I29];CHAR(10);&quot;&quot;);IF(8 &lt; [.$I29];OFFSET(INDIRECT([.$H29]);8;0;1);&quot;&quot;);IF(9 &lt; [.$I29];CHAR(10);&quot;&quot;);IF(9 &lt; [.$I29];OFFSET(INDIRECT([.$H29]);9;0;1);&quot;&quot;);IF(10 &lt; [.$I29];CHAR(10);&quot;&quot;);IF(10 &lt; [.$I29];OFFSET(INDIRECT([.$H29]);10;0;1);&quot;&quot;);IF(11 &lt; [.$I29];CHAR(10);&quot;&quot;);IF(11 &lt; [.$I29];OFFSET(INDIRECT([.$H29]);11;0;1);&quot;&quot;);IF(12 &lt; [.$I29];CHAR(10);&quot;&quot;);IF(12 &lt; [.$I29];OFFSET(INDIRECT([.$H29]);12;0;1);&quot;&quot;))" office:value-type="string" office:string-value="a) Vor- und Nachteile verschiedener Netzwerktopologien, -protokolle und –schnittstellen für unterschiedliche Anwendungsbereiche bewerten&#10;b) Netzwerkprodukte und Netzwerkbetriebssysteme auswählen, Netzwerkkomponenten und Netzwerkbetriebssysteme installieren und konfigurieren&#10;c) Übergänge zwischen verschiedenen Netzwerken herstellen&#10;d) Softwarearchitekturen in Netze integrieren" calcext:value-type="string">
            <text:p>a) Vor- und Nachteile verschiedener Netzwerktopologien, -protokolle und –schnittstellen für unterschiedliche Anwendungsbereiche bewerten</text:p>
            <text:p>b) Netzwerkprodukte und Netzwerkbetriebssysteme auswählen, Netzwerkkomponenten und Netzwerkbetriebssysteme installieren und konfigurieren</text:p>
            <text:p>c) Übergänge zwischen verschiedenen Netzwerken herstellen</text:p>
            <text:p>d) Softwarearchitekturen in Netze integrieren</text:p>
          </table:table-cell>
          <table:table-cell table:style-name="ce154" table:formula="of:=OFFSET(INDIRECT([.$D29]);0;4;1)" office:value-type="boolean" office:boolean-value="true" calcext:value-type="boolean">
            <text:p>WAHR</text:p>
          </table:table-cell>
          <table:table-cell table:style-name="ce154" table:formula="of:=OFFSET(INDIRECT([.$D29]);0;3;1)" office:value-type="boolean" office:boolean-value="false" calcext:value-type="boolean">
            <text:p>FALSCH</text:p>
          </table:table-cell>
          <table:table-cell table:style-name="ce156" table:formula="of:=(IF(OR(0;IF(0 &lt; [.$I29];OFFSET(INDIRECT([.$H29]);0;5;1);0);IF(1 &lt; [.$I29];OFFSET(INDIRECT([.$H29]);1;5;1);0);IF(2 &lt; [.$I29];OFFSET(INDIRECT([.$H29]);2;5;1);0);IF(3 &lt; [.$I29];OFFSET(INDIRECT([.$H29]);3;5;1);0);IF(4 &lt; [.$I29];OFFSET(INDIRECT([.$H29]);4;5;1);0);IF(5 &lt; [.$I29];OFFSET(INDIRECT([.$H29]);5;5;1);0);IF(6 &lt; [.$I29];OFFSET(INDIRECT([.$H29]);6;5;1);0);IF(7 &lt; [.$I29];OFFSET(INDIRECT([.$H29]);7;5;1);0);IF(8 &lt; [.$I29];OFFSET(INDIRECT([.$H29]);8;5;1);0);IF(9 &lt; [.$I29];OFFSET(INDIRECT([.$H29]);9;5;1);0);IF(10 &lt; [.$I29];OFFSET(INDIRECT([.$H29]);10;5;1);0);IF(11 &lt; [.$I29];OFFSET(INDIRECT([.$H29]);11;5;1);0);IF(12 &lt; [.$I29];OFFSET(INDIRECT([.$H29]);12;5;1);0));1;0))" office:value-type="boolean" office:boolean-value="false" calcext:value-type="boolean">
            <text:p>FALSCH</text:p>
          </table:table-cell>
          <table:table-cell table:style-name="ce156" table:formula="of:=(IF(OR(0;IF(0 &lt; [.$I29];OFFSET(INDIRECT([.$H29]);0;6;1);0);IF(1 &lt; [.$I29];OFFSET(INDIRECT([.$H29]);1;6;1);0);IF(2 &lt; [.$I29];OFFSET(INDIRECT([.$H29]);2;6;1);0);IF(3 &lt; [.$I29];OFFSET(INDIRECT([.$H29]);3;6;1);0);IF(4 &lt; [.$I29];OFFSET(INDIRECT([.$H29]);4;6;1);0);IF(5 &lt; [.$I29];OFFSET(INDIRECT([.$H29]);5;6;1);0);IF(6 &lt; [.$I29];OFFSET(INDIRECT([.$H29]);6;6;1);0);IF(7 &lt; [.$I29];OFFSET(INDIRECT([.$H29]);7;6;1);0);IF(8 &lt; [.$I29];OFFSET(INDIRECT([.$H29]);8;6;1);0);IF(9 &lt; [.$I29];OFFSET(INDIRECT([.$H29]);9;6;1);0);IF(10 &lt; [.$I29];OFFSET(INDIRECT([.$H29]);10;6;1);0);IF(11 &lt; [.$I29];OFFSET(INDIRECT([.$H29]);11;6;1);0);IF(12 &lt; [.$I29];OFFSET(INDIRECT([.$H29]);12;6;1);0));1;0))" office:value-type="boolean" office:boolean-value="true" calcext:value-type="boolean">
            <text:p>WAHR</text:p>
          </table:table-cell>
          <table:table-cell table:style-name="ce156" table:formula="of:=(IF(OR(0;IF(0 &lt; [.$I29];OFFSET(INDIRECT([.$H29]);0;7;1);0);IF(1 &lt; [.$I29];OFFSET(INDIRECT([.$H29]);1;7;1);0);IF(2 &lt; [.$I29];OFFSET(INDIRECT([.$H29]);2;7;1);0);IF(3 &lt; [.$I29];OFFSET(INDIRECT([.$H29]);3;7;1);0);IF(4 &lt; [.$I29];OFFSET(INDIRECT([.$H29]);4;7;1);0);IF(5 &lt; [.$I29];OFFSET(INDIRECT([.$H29]);5;7;1);0);IF(6 &lt; [.$I29];OFFSET(INDIRECT([.$H29]);6;7;1);0);IF(7 &lt; [.$I29];OFFSET(INDIRECT([.$H29]);7;7;1);0);IF(8 &lt; [.$I29];OFFSET(INDIRECT([.$H29]);8;7;1);0);IF(9 &lt; [.$I29];OFFSET(INDIRECT([.$H29]);9;7;1);0);IF(10 &lt; [.$I29];OFFSET(INDIRECT([.$H29]);10;7;1);0);IF(11 &lt; [.$I29];OFFSET(INDIRECT([.$H29]);11;7;1);0);IF(12 &lt; [.$I29];OFFSET(INDIRECT([.$H29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5">
          <table:table-cell table:formula="of:=(1000*[.$B30])+[.$F30]" office:value-type="float" office:value="8003" calcext:value-type="float">
            <text:p>8003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30]);0;1;1)" office:value-type="float" office:value="8" calcext:value-type="float">
            <text:p>8</text:p>
          </table:table-cell>
          <table:table-cell table:style-name="ce140" table:formula="of:=CONCATENATE(SUBSTITUTE(FORMULA([.$B30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30]);0;2;1)" office:value-type="string" office:string-value="Systemintegration" calcext:value-type="string">
            <text:p>Systeminteg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lösungen</text:p>
          </table:table-cell>
          <table:table-cell table:style-name="ce147" table:formula="of:=CONCATENATE(&quot;$Themenliste.$F$&quot;;MATCH([.$A30];[$Themenliste.$H$1:$Themenliste.$H$10005];0))" office:value-type="string" office:string-value="$Themenliste.$F$139" calcext:value-type="string">
            <text:p>$Themenliste.$F$139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30];OFFSET(INDIRECT([.$H30]);0;0;1);&quot;&quot;);IF(1 &lt; [.$I30];CHAR(10);&quot;&quot;);IF(1 &lt; [.$I30];OFFSET(INDIRECT([.$H30]);1;0;1);&quot;&quot;);IF(2 &lt; [.$I30];CHAR(10);&quot;&quot;);IF(2 &lt; [.$I30];OFFSET(INDIRECT([.$H30]);2;0;1);&quot;&quot;);IF(3 &lt; [.$I30];CHAR(10);&quot;&quot;);IF(3 &lt; [.$I30];OFFSET(INDIRECT([.$H30]);3;0;1);&quot;&quot;);IF(4 &lt; [.$I30];CHAR(10);&quot;&quot;);IF(4 &lt; [.$I30];OFFSET(INDIRECT([.$H30]);4;0;1);&quot;&quot;);IF(5 &lt; [.$I30];CHAR(10);&quot;&quot;);IF(5 &lt; [.$I30];OFFSET(INDIRECT([.$H30]);5;0;1);&quot;&quot;);IF(6 &lt; [.$I30];CHAR(10);&quot;&quot;);IF(6 &lt; [.$I30];OFFSET(INDIRECT([.$H30]);6;0;1);&quot;&quot;);IF(7 &lt; [.$I30];CHAR(10);&quot;&quot;);IF(7 &lt; [.$I30];OFFSET(INDIRECT([.$H30]);7;0;1);&quot;&quot;);IF(8 &lt; [.$I30];CHAR(10);&quot;&quot;);IF(8 &lt; [.$I30];OFFSET(INDIRECT([.$H30]);8;0;1);&quot;&quot;);IF(9 &lt; [.$I30];CHAR(10);&quot;&quot;);IF(9 &lt; [.$I30];OFFSET(INDIRECT([.$H30]);9;0;1);&quot;&quot;);IF(10 &lt; [.$I30];CHAR(10);&quot;&quot;);IF(10 &lt; [.$I30];OFFSET(INDIRECT([.$H30]);10;0;1);&quot;&quot;);IF(11 &lt; [.$I30];CHAR(10);&quot;&quot;);IF(11 &lt; [.$I30];OFFSET(INDIRECT([.$H30]);11;0;1);&quot;&quot;);IF(12 &lt; [.$I30];CHAR(10);&quot;&quot;);IF(12 &lt; [.$I30];OFFSET(INDIRECT([.$H30]);12;0;1);&quot;&quot;))" office:value-type="string" office:string-value="a) Anwendungsprogramme und Softwarekomponenten hinsichtlich ihres Leistungsumfanges beurteilen und entsprechend den Kundenanforderungen auswählen&#10;b) Softwarekomponenten unter Beachtung von Arbeitsabläufen und Datenflüssen zu komplexen Systemlösungen integrieren&#10;c) Systemlösungen entsprechend den kundenspezifischen Anforderungen einrichten, konfigurieren und anpassen&#10;d) Prozeduren zur Automatisierung von Abläufen erstellen und in den Systemablauf einbinden&#10;e) Sicherheitsmechanismen, insbesondere Zugriffsmöglichkeiten, festlegen und implementieren&#10;f) Bedienoberflächen und Benutzerdialoge einrichten&#10;g) Leistungsfähigkeit von Systemen der Informations- und Telekommunikationstechnik ermitteln, beurteilen und optimieren" calcext:value-type="string">
            <text:p>a) Anwendungsprogramme und Softwarekomponenten hinsichtlich ihres Leistungsumfanges beurteilen und entsprechend den Kundenanforderungen auswählen</text:p>
            <text:p>b) Softwarekomponenten unter Beachtung von Arbeitsabläufen und Datenflüssen zu komplexen Systemlösungen integrieren</text:p>
            <text:p>c) Systemlösungen entsprechend den kundenspezifischen Anforderungen einrichten, konfigurieren und anpassen</text:p>
            <text:p>d) Prozeduren zur Automatisierung von Abläufen erstellen und in den Systemablauf einbinden</text:p>
            <text:p>e) Sicherheitsmechanismen, insbesondere Zugriffsmöglichkeiten, festlegen und implementieren</text:p>
            <text:p>f) Bedienoberflächen und Benutzerdialoge einrichten</text:p>
            <text:p>g) Leistungsfähigkeit von Systemen der Informations- und Telekommunikationstechnik ermitteln, beurteilen und optimieren</text:p>
          </table:table-cell>
          <table:table-cell table:style-name="ce154" table:formula="of:=OFFSET(INDIRECT([.$D30]);0;4;1)" office:value-type="boolean" office:boolean-value="true" calcext:value-type="boolean">
            <text:p>WAHR</text:p>
          </table:table-cell>
          <table:table-cell table:style-name="ce154" table:formula="of:=OFFSET(INDIRECT([.$D30]);0;3;1)" office:value-type="boolean" office:boolean-value="false" calcext:value-type="boolean">
            <text:p>FALSCH</text:p>
          </table:table-cell>
          <table:table-cell table:style-name="ce156" table:formula="of:=(IF(OR(0;IF(0 &lt; [.$I30];OFFSET(INDIRECT([.$H30]);0;5;1);0);IF(1 &lt; [.$I30];OFFSET(INDIRECT([.$H30]);1;5;1);0);IF(2 &lt; [.$I30];OFFSET(INDIRECT([.$H30]);2;5;1);0);IF(3 &lt; [.$I30];OFFSET(INDIRECT([.$H30]);3;5;1);0);IF(4 &lt; [.$I30];OFFSET(INDIRECT([.$H30]);4;5;1);0);IF(5 &lt; [.$I30];OFFSET(INDIRECT([.$H30]);5;5;1);0);IF(6 &lt; [.$I30];OFFSET(INDIRECT([.$H30]);6;5;1);0);IF(7 &lt; [.$I30];OFFSET(INDIRECT([.$H30]);7;5;1);0);IF(8 &lt; [.$I30];OFFSET(INDIRECT([.$H30]);8;5;1);0);IF(9 &lt; [.$I30];OFFSET(INDIRECT([.$H30]);9;5;1);0);IF(10 &lt; [.$I30];OFFSET(INDIRECT([.$H30]);10;5;1);0);IF(11 &lt; [.$I30];OFFSET(INDIRECT([.$H30]);11;5;1);0);IF(12 &lt; [.$I30];OFFSET(INDIRECT([.$H30]);12;5;1);0));1;0))" office:value-type="boolean" office:boolean-value="false" calcext:value-type="boolean">
            <text:p>FALSCH</text:p>
          </table:table-cell>
          <table:table-cell table:style-name="ce156" table:formula="of:=(IF(OR(0;IF(0 &lt; [.$I30];OFFSET(INDIRECT([.$H30]);0;6;1);0);IF(1 &lt; [.$I30];OFFSET(INDIRECT([.$H30]);1;6;1);0);IF(2 &lt; [.$I30];OFFSET(INDIRECT([.$H30]);2;6;1);0);IF(3 &lt; [.$I30];OFFSET(INDIRECT([.$H30]);3;6;1);0);IF(4 &lt; [.$I30];OFFSET(INDIRECT([.$H30]);4;6;1);0);IF(5 &lt; [.$I30];OFFSET(INDIRECT([.$H30]);5;6;1);0);IF(6 &lt; [.$I30];OFFSET(INDIRECT([.$H30]);6;6;1);0);IF(7 &lt; [.$I30];OFFSET(INDIRECT([.$H30]);7;6;1);0);IF(8 &lt; [.$I30];OFFSET(INDIRECT([.$H30]);8;6;1);0);IF(9 &lt; [.$I30];OFFSET(INDIRECT([.$H30]);9;6;1);0);IF(10 &lt; [.$I30];OFFSET(INDIRECT([.$H30]);10;6;1);0);IF(11 &lt; [.$I30];OFFSET(INDIRECT([.$H30]);11;6;1);0);IF(12 &lt; [.$I30];OFFSET(INDIRECT([.$H30]);12;6;1);0));1;0))" office:value-type="boolean" office:boolean-value="true" calcext:value-type="boolean">
            <text:p>WAHR</text:p>
          </table:table-cell>
          <table:table-cell table:style-name="ce156" table:formula="of:=(IF(OR(0;IF(0 &lt; [.$I30];OFFSET(INDIRECT([.$H30]);0;7;1);0);IF(1 &lt; [.$I30];OFFSET(INDIRECT([.$H30]);1;7;1);0);IF(2 &lt; [.$I30];OFFSET(INDIRECT([.$H30]);2;7;1);0);IF(3 &lt; [.$I30];OFFSET(INDIRECT([.$H30]);3;7;1);0);IF(4 &lt; [.$I30];OFFSET(INDIRECT([.$H30]);4;7;1);0);IF(5 &lt; [.$I30];OFFSET(INDIRECT([.$H30]);5;7;1);0);IF(6 &lt; [.$I30];OFFSET(INDIRECT([.$H30]);6;7;1);0);IF(7 &lt; [.$I30];OFFSET(INDIRECT([.$H30]);7;7;1);0);IF(8 &lt; [.$I30];OFFSET(INDIRECT([.$H30]);8;7;1);0);IF(9 &lt; [.$I30];OFFSET(INDIRECT([.$H30]);9;7;1);0);IF(10 &lt; [.$I30];OFFSET(INDIRECT([.$H30]);10;7;1);0);IF(11 &lt; [.$I30];OFFSET(INDIRECT([.$H30]);11;7;1);0);IF(12 &lt; [.$I30];OFFSET(INDIRECT([.$H30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31])+[.$F31]" office:value-type="float" office:value="8004" calcext:value-type="float">
            <text:p>8004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31]);0;1;1)" office:value-type="float" office:value="8" calcext:value-type="float">
            <text:p>8</text:p>
          </table:table-cell>
          <table:table-cell table:style-name="ce140" table:formula="of:=CONCATENATE(SUBSTITUTE(FORMULA([.$B31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31]);0;2;1)" office:value-type="string" office:string-value="Systemintegration" calcext:value-type="string">
            <text:p>Systeminteg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führung von Systemen</text:p>
          </table:table-cell>
          <table:table-cell table:style-name="ce147" table:formula="of:=CONCATENATE(&quot;$Themenliste.$F$&quot;;MATCH([.$A31];[$Themenliste.$H$1:$Themenliste.$H$10005];0))" office:value-type="string" office:string-value="$Themenliste.$F$146" calcext:value-type="string">
            <text:p>$Themenliste.$F$146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1];OFFSET(INDIRECT([.$H31]);0;0;1);&quot;&quot;);IF(1 &lt; [.$I31];CHAR(10);&quot;&quot;);IF(1 &lt; [.$I31];OFFSET(INDIRECT([.$H31]);1;0;1);&quot;&quot;);IF(2 &lt; [.$I31];CHAR(10);&quot;&quot;);IF(2 &lt; [.$I31];OFFSET(INDIRECT([.$H31]);2;0;1);&quot;&quot;);IF(3 &lt; [.$I31];CHAR(10);&quot;&quot;);IF(3 &lt; [.$I31];OFFSET(INDIRECT([.$H31]);3;0;1);&quot;&quot;);IF(4 &lt; [.$I31];CHAR(10);&quot;&quot;);IF(4 &lt; [.$I31];OFFSET(INDIRECT([.$H31]);4;0;1);&quot;&quot;);IF(5 &lt; [.$I31];CHAR(10);&quot;&quot;);IF(5 &lt; [.$I31];OFFSET(INDIRECT([.$H31]);5;0;1);&quot;&quot;);IF(6 &lt; [.$I31];CHAR(10);&quot;&quot;);IF(6 &lt; [.$I31];OFFSET(INDIRECT([.$H31]);6;0;1);&quot;&quot;);IF(7 &lt; [.$I31];CHAR(10);&quot;&quot;);IF(7 &lt; [.$I31];OFFSET(INDIRECT([.$H31]);7;0;1);&quot;&quot;);IF(8 &lt; [.$I31];CHAR(10);&quot;&quot;);IF(8 &lt; [.$I31];OFFSET(INDIRECT([.$H31]);8;0;1);&quot;&quot;);IF(9 &lt; [.$I31];CHAR(10);&quot;&quot;);IF(9 &lt; [.$I31];OFFSET(INDIRECT([.$H31]);9;0;1);&quot;&quot;);IF(10 &lt; [.$I31];CHAR(10);&quot;&quot;);IF(10 &lt; [.$I31];OFFSET(INDIRECT([.$H31]);10;0;1);&quot;&quot;);IF(11 &lt; [.$I31];CHAR(10);&quot;&quot;);IF(11 &lt; [.$I31];OFFSET(INDIRECT([.$H31]);11;0;1);&quot;&quot;);IF(12 &lt; [.$I31];CHAR(10);&quot;&quot;);IF(12 &lt; [.$I31];OFFSET(INDIRECT([.$H31]);12;0;1);&quot;&quot;))" office:value-type="string" office:string-value="a) Dokumentationen zielgruppengerecht erstellen, archivieren und pflegen, insbesondere Programmierhandbücher, technische Dokumentationen, Hersteller-, System- sowie Benutzerdokumentationen&#10;b) Systemeinführung planen und mit den beteiligten Organisationseinheiten abstimmen&#10;c) Datenübernahmen planen und durchführen&#10;d) Systeme unter Beachtung der Betriebsabläufe steuern&#10;e) Systemkomponenten aus integrierten Systemen entfernen" calcext:value-type="string">
            <text:p>a) Dokumentationen zielgruppengerecht erstellen, archivieren und pflegen, insbesondere Programmierhandbücher, technische Dokumentationen, Hersteller-, System- sowie Benutzerdokumentationen</text:p>
            <text:p>b) Systemeinführung planen und mit den beteiligten Organisationseinheiten abstimmen</text:p>
            <text:p>c) Datenübernahmen planen und durchführen</text:p>
            <text:p>d) Systeme unter Beachtung der Betriebsabläufe steuern</text:p>
            <text:p>e) Systemkomponenten aus integrierten Systemen entfernen</text:p>
          </table:table-cell>
          <table:table-cell table:style-name="ce154" table:formula="of:=OFFSET(INDIRECT([.$D31]);0;4;1)" office:value-type="boolean" office:boolean-value="true" calcext:value-type="boolean">
            <text:p>WAHR</text:p>
          </table:table-cell>
          <table:table-cell table:style-name="ce154" table:formula="of:=OFFSET(INDIRECT([.$D31]);0;3;1)" office:value-type="boolean" office:boolean-value="false" calcext:value-type="boolean">
            <text:p>FALSCH</text:p>
          </table:table-cell>
          <table:table-cell table:style-name="ce156" table:formula="of:=(IF(OR(0;IF(0 &lt; [.$I31];OFFSET(INDIRECT([.$H31]);0;5;1);0);IF(1 &lt; [.$I31];OFFSET(INDIRECT([.$H31]);1;5;1);0);IF(2 &lt; [.$I31];OFFSET(INDIRECT([.$H31]);2;5;1);0);IF(3 &lt; [.$I31];OFFSET(INDIRECT([.$H31]);3;5;1);0);IF(4 &lt; [.$I31];OFFSET(INDIRECT([.$H31]);4;5;1);0);IF(5 &lt; [.$I31];OFFSET(INDIRECT([.$H31]);5;5;1);0);IF(6 &lt; [.$I31];OFFSET(INDIRECT([.$H31]);6;5;1);0);IF(7 &lt; [.$I31];OFFSET(INDIRECT([.$H31]);7;5;1);0);IF(8 &lt; [.$I31];OFFSET(INDIRECT([.$H31]);8;5;1);0);IF(9 &lt; [.$I31];OFFSET(INDIRECT([.$H31]);9;5;1);0);IF(10 &lt; [.$I31];OFFSET(INDIRECT([.$H31]);10;5;1);0);IF(11 &lt; [.$I31];OFFSET(INDIRECT([.$H31]);11;5;1);0);IF(12 &lt; [.$I31];OFFSET(INDIRECT([.$H31]);12;5;1);0));1;0))" office:value-type="boolean" office:boolean-value="false" calcext:value-type="boolean">
            <text:p>FALSCH</text:p>
          </table:table-cell>
          <table:table-cell table:style-name="ce156" table:formula="of:=(IF(OR(0;IF(0 &lt; [.$I31];OFFSET(INDIRECT([.$H31]);0;6;1);0);IF(1 &lt; [.$I31];OFFSET(INDIRECT([.$H31]);1;6;1);0);IF(2 &lt; [.$I31];OFFSET(INDIRECT([.$H31]);2;6;1);0);IF(3 &lt; [.$I31];OFFSET(INDIRECT([.$H31]);3;6;1);0);IF(4 &lt; [.$I31];OFFSET(INDIRECT([.$H31]);4;6;1);0);IF(5 &lt; [.$I31];OFFSET(INDIRECT([.$H31]);5;6;1);0);IF(6 &lt; [.$I31];OFFSET(INDIRECT([.$H31]);6;6;1);0);IF(7 &lt; [.$I31];OFFSET(INDIRECT([.$H31]);7;6;1);0);IF(8 &lt; [.$I31];OFFSET(INDIRECT([.$H31]);8;6;1);0);IF(9 &lt; [.$I31];OFFSET(INDIRECT([.$H31]);9;6;1);0);IF(10 &lt; [.$I31];OFFSET(INDIRECT([.$H31]);10;6;1);0);IF(11 &lt; [.$I31];OFFSET(INDIRECT([.$H31]);11;6;1);0);IF(12 &lt; [.$I31];OFFSET(INDIRECT([.$H31]);12;6;1);0));1;0))" office:value-type="boolean" office:boolean-value="false" calcext:value-type="boolean">
            <text:p>FALSCH</text:p>
          </table:table-cell>
          <table:table-cell table:style-name="ce156" table:formula="of:=(IF(OR(0;IF(0 &lt; [.$I31];OFFSET(INDIRECT([.$H31]);0;7;1);0);IF(1 &lt; [.$I31];OFFSET(INDIRECT([.$H31]);1;7;1);0);IF(2 &lt; [.$I31];OFFSET(INDIRECT([.$H31]);2;7;1);0);IF(3 &lt; [.$I31];OFFSET(INDIRECT([.$H31]);3;7;1);0);IF(4 &lt; [.$I31];OFFSET(INDIRECT([.$H31]);4;7;1);0);IF(5 &lt; [.$I31];OFFSET(INDIRECT([.$H31]);5;7;1);0);IF(6 &lt; [.$I31];OFFSET(INDIRECT([.$H31]);6;7;1);0);IF(7 &lt; [.$I31];OFFSET(INDIRECT([.$H31]);7;7;1);0);IF(8 &lt; [.$I31];OFFSET(INDIRECT([.$H31]);8;7;1);0);IF(9 &lt; [.$I31];OFFSET(INDIRECT([.$H31]);9;7;1);0);IF(10 &lt; [.$I31];OFFSET(INDIRECT([.$H31]);10;7;1);0);IF(11 &lt; [.$I31];OFFSET(INDIRECT([.$H31]);11;7;1);0);IF(12 &lt; [.$I31];OFFSET(INDIRECT([.$H3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32])+[.$F32]" office:value-type="float" office:value="9001" calcext:value-type="float">
            <text:p>9001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138" table:formula="of:=OFFSET(INDIRECT([.$D32]);0;1;1)" office:value-type="float" office:value="9" calcext:value-type="float">
            <text:p>9</text:p>
          </table:table-cell>
          <table:table-cell table:style-name="ce140" table:formula="of:=CONCATENATE(SUBSTITUTE(FORMULA([.$B32]);&quot;=&quot;;&quot;&quot;;1))" office:value-type="string" office:string-value="$Abschnitte.$A$10" calcext:value-type="string">
            <text:p>$Abschnitte.$A$10</text:p>
          </table:table-cell>
          <table:table-cell table:style-name="ce138" table:formula="of:=OFFSET(INDIRECT([.$D32]);0;2;1)" office:value-type="string" office:string-value="Service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utzerunterstützung</text:p>
          </table:table-cell>
          <table:table-cell table:style-name="ce147" table:formula="of:=CONCATENATE(&quot;$Themenliste.$F$&quot;;MATCH([.$A32];[$Themenliste.$H$1:$Themenliste.$H$10005];0))" office:value-type="string" office:string-value="$Themenliste.$F$151" calcext:value-type="string">
            <text:p>$Themenliste.$F$151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32];OFFSET(INDIRECT([.$H32]);0;0;1);&quot;&quot;);IF(1 &lt; [.$I32];CHAR(10);&quot;&quot;);IF(1 &lt; [.$I32];OFFSET(INDIRECT([.$H32]);1;0;1);&quot;&quot;);IF(2 &lt; [.$I32];CHAR(10);&quot;&quot;);IF(2 &lt; [.$I32];OFFSET(INDIRECT([.$H32]);2;0;1);&quot;&quot;);IF(3 &lt; [.$I32];CHAR(10);&quot;&quot;);IF(3 &lt; [.$I32];OFFSET(INDIRECT([.$H32]);3;0;1);&quot;&quot;);IF(4 &lt; [.$I32];CHAR(10);&quot;&quot;);IF(4 &lt; [.$I32];OFFSET(INDIRECT([.$H32]);4;0;1);&quot;&quot;);IF(5 &lt; [.$I32];CHAR(10);&quot;&quot;);IF(5 &lt; [.$I32];OFFSET(INDIRECT([.$H32]);5;0;1);&quot;&quot;);IF(6 &lt; [.$I32];CHAR(10);&quot;&quot;);IF(6 &lt; [.$I32];OFFSET(INDIRECT([.$H32]);6;0;1);&quot;&quot;);IF(7 &lt; [.$I32];CHAR(10);&quot;&quot;);IF(7 &lt; [.$I32];OFFSET(INDIRECT([.$H32]);7;0;1);&quot;&quot;);IF(8 &lt; [.$I32];CHAR(10);&quot;&quot;);IF(8 &lt; [.$I32];OFFSET(INDIRECT([.$H32]);8;0;1);&quot;&quot;);IF(9 &lt; [.$I32];CHAR(10);&quot;&quot;);IF(9 &lt; [.$I32];OFFSET(INDIRECT([.$H32]);9;0;1);&quot;&quot;);IF(10 &lt; [.$I32];CHAR(10);&quot;&quot;);IF(10 &lt; [.$I32];OFFSET(INDIRECT([.$H32]);10;0;1);&quot;&quot;);IF(11 &lt; [.$I32];CHAR(10);&quot;&quot;);IF(11 &lt; [.$I32];OFFSET(INDIRECT([.$H32]);11;0;1);&quot;&quot;);IF(12 &lt; [.$I32];CHAR(10);&quot;&quot;);IF(12 &lt; [.$I32];OFFSET(INDIRECT([.$H32]);12;0;1);&quot;&quot;))" office:value-type="string" office:string-value="a) Anwendungsmöglichkeiten, Leistungsspektrum und Bedienung komplexer Systeme vor Benutzern präsentieren&#10;b) Bedienungsunterlagen und Hilfe-Programme zur Benutzerunterstützung bereitstellen sowie Systeme zur interaktiven Benutzerunterstützung einrichten&#10;c) Benutzerprobleme aufnehmen und analysieren sowie Vorschläge zur Problemlösung unterbreiten" calcext:value-type="string">
            <text:p>a) Anwendungsmöglichkeiten, Leistungsspektrum und Bedienung komplexer Systeme vor Benutzern präsentieren</text:p>
            <text:p>b) Bedienungsunterlagen und Hilfe-Programme zur Benutzerunterstützung bereitstellen sowie Systeme zur interaktiven Benutzerunterstützung einrichten</text:p>
            <text:p>c) Benutzerprobleme aufnehmen und analysieren sowie Vorschläge zur Problemlösung unterbreiten</text:p>
          </table:table-cell>
          <table:table-cell table:style-name="ce154" table:formula="of:=OFFSET(INDIRECT([.$D32]);0;4;1)" office:value-type="boolean" office:boolean-value="true" calcext:value-type="boolean">
            <text:p>WAHR</text:p>
          </table:table-cell>
          <table:table-cell table:style-name="ce154" table:formula="of:=OFFSET(INDIRECT([.$D32]);0;3;1)" office:value-type="boolean" office:boolean-value="false" calcext:value-type="boolean">
            <text:p>FALSCH</text:p>
          </table:table-cell>
          <table:table-cell table:style-name="ce156" table:formula="of:=(IF(OR(0;IF(0 &lt; [.$I32];OFFSET(INDIRECT([.$H32]);0;5;1);0);IF(1 &lt; [.$I32];OFFSET(INDIRECT([.$H32]);1;5;1);0);IF(2 &lt; [.$I32];OFFSET(INDIRECT([.$H32]);2;5;1);0);IF(3 &lt; [.$I32];OFFSET(INDIRECT([.$H32]);3;5;1);0);IF(4 &lt; [.$I32];OFFSET(INDIRECT([.$H32]);4;5;1);0);IF(5 &lt; [.$I32];OFFSET(INDIRECT([.$H32]);5;5;1);0);IF(6 &lt; [.$I32];OFFSET(INDIRECT([.$H32]);6;5;1);0);IF(7 &lt; [.$I32];OFFSET(INDIRECT([.$H32]);7;5;1);0);IF(8 &lt; [.$I32];OFFSET(INDIRECT([.$H32]);8;5;1);0);IF(9 &lt; [.$I32];OFFSET(INDIRECT([.$H32]);9;5;1);0);IF(10 &lt; [.$I32];OFFSET(INDIRECT([.$H32]);10;5;1);0);IF(11 &lt; [.$I32];OFFSET(INDIRECT([.$H32]);11;5;1);0);IF(12 &lt; [.$I32];OFFSET(INDIRECT([.$H32]);12;5;1);0));1;0))" office:value-type="boolean" office:boolean-value="false" calcext:value-type="boolean">
            <text:p>FALSCH</text:p>
          </table:table-cell>
          <table:table-cell table:style-name="ce156" table:formula="of:=(IF(OR(0;IF(0 &lt; [.$I32];OFFSET(INDIRECT([.$H32]);0;6;1);0);IF(1 &lt; [.$I32];OFFSET(INDIRECT([.$H32]);1;6;1);0);IF(2 &lt; [.$I32];OFFSET(INDIRECT([.$H32]);2;6;1);0);IF(3 &lt; [.$I32];OFFSET(INDIRECT([.$H32]);3;6;1);0);IF(4 &lt; [.$I32];OFFSET(INDIRECT([.$H32]);4;6;1);0);IF(5 &lt; [.$I32];OFFSET(INDIRECT([.$H32]);5;6;1);0);IF(6 &lt; [.$I32];OFFSET(INDIRECT([.$H32]);6;6;1);0);IF(7 &lt; [.$I32];OFFSET(INDIRECT([.$H32]);7;6;1);0);IF(8 &lt; [.$I32];OFFSET(INDIRECT([.$H32]);8;6;1);0);IF(9 &lt; [.$I32];OFFSET(INDIRECT([.$H32]);9;6;1);0);IF(10 &lt; [.$I32];OFFSET(INDIRECT([.$H32]);10;6;1);0);IF(11 &lt; [.$I32];OFFSET(INDIRECT([.$H32]);11;6;1);0);IF(12 &lt; [.$I32];OFFSET(INDIRECT([.$H32]);12;6;1);0));1;0))" office:value-type="boolean" office:boolean-value="false" calcext:value-type="boolean">
            <text:p>FALSCH</text:p>
          </table:table-cell>
          <table:table-cell table:style-name="ce156" table:formula="of:=(IF(OR(0;IF(0 &lt; [.$I32];OFFSET(INDIRECT([.$H32]);0;7;1);0);IF(1 &lt; [.$I32];OFFSET(INDIRECT([.$H32]);1;7;1);0);IF(2 &lt; [.$I32];OFFSET(INDIRECT([.$H32]);2;7;1);0);IF(3 &lt; [.$I32];OFFSET(INDIRECT([.$H32]);3;7;1);0);IF(4 &lt; [.$I32];OFFSET(INDIRECT([.$H32]);4;7;1);0);IF(5 &lt; [.$I32];OFFSET(INDIRECT([.$H32]);5;7;1);0);IF(6 &lt; [.$I32];OFFSET(INDIRECT([.$H32]);6;7;1);0);IF(7 &lt; [.$I32];OFFSET(INDIRECT([.$H32]);7;7;1);0);IF(8 &lt; [.$I32];OFFSET(INDIRECT([.$H32]);8;7;1);0);IF(9 &lt; [.$I32];OFFSET(INDIRECT([.$H32]);9;7;1);0);IF(10 &lt; [.$I32];OFFSET(INDIRECT([.$H32]);10;7;1);0);IF(11 &lt; [.$I32];OFFSET(INDIRECT([.$H32]);11;7;1);0);IF(12 &lt; [.$I32];OFFSET(INDIRECT([.$H3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33])+[.$F33]" office:value-type="float" office:value="9002" calcext:value-type="float">
            <text:p>9002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138" table:formula="of:=OFFSET(INDIRECT([.$D33]);0;1;1)" office:value-type="float" office:value="9" calcext:value-type="float">
            <text:p>9</text:p>
          </table:table-cell>
          <table:table-cell table:style-name="ce140" table:formula="of:=CONCATENATE(SUBSTITUTE(FORMULA([.$B33]);&quot;=&quot;;&quot;&quot;;1))" office:value-type="string" office:string-value="$Abschnitte.$A$10" calcext:value-type="string">
            <text:p>$Abschnitte.$A$10</text:p>
          </table:table-cell>
          <table:table-cell table:style-name="ce138" table:formula="of:=OFFSET(INDIRECT([.$D33]);0;2;1)" office:value-type="string" office:string-value="Service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analyse, Störungsbeseitigung</text:p>
          </table:table-cell>
          <table:table-cell table:style-name="ce147" table:formula="of:=CONCATENATE(&quot;$Themenliste.$F$&quot;;MATCH([.$A33];[$Themenliste.$H$1:$Themenliste.$H$10005];0))" office:value-type="string" office:string-value="$Themenliste.$F$154" calcext:value-type="string">
            <text:p>$Themenliste.$F$154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33];OFFSET(INDIRECT([.$H33]);0;0;1);&quot;&quot;);IF(1 &lt; [.$I33];CHAR(10);&quot;&quot;);IF(1 &lt; [.$I33];OFFSET(INDIRECT([.$H33]);1;0;1);&quot;&quot;);IF(2 &lt; [.$I33];CHAR(10);&quot;&quot;);IF(2 &lt; [.$I33];OFFSET(INDIRECT([.$H33]);2;0;1);&quot;&quot;);IF(3 &lt; [.$I33];CHAR(10);&quot;&quot;);IF(3 &lt; [.$I33];OFFSET(INDIRECT([.$H33]);3;0;1);&quot;&quot;);IF(4 &lt; [.$I33];CHAR(10);&quot;&quot;);IF(4 &lt; [.$I33];OFFSET(INDIRECT([.$H33]);4;0;1);&quot;&quot;);IF(5 &lt; [.$I33];CHAR(10);&quot;&quot;);IF(5 &lt; [.$I33];OFFSET(INDIRECT([.$H33]);5;0;1);&quot;&quot;);IF(6 &lt; [.$I33];CHAR(10);&quot;&quot;);IF(6 &lt; [.$I33];OFFSET(INDIRECT([.$H33]);6;0;1);&quot;&quot;);IF(7 &lt; [.$I33];CHAR(10);&quot;&quot;);IF(7 &lt; [.$I33];OFFSET(INDIRECT([.$H33]);7;0;1);&quot;&quot;);IF(8 &lt; [.$I33];CHAR(10);&quot;&quot;);IF(8 &lt; [.$I33];OFFSET(INDIRECT([.$H33]);8;0;1);&quot;&quot;);IF(9 &lt; [.$I33];CHAR(10);&quot;&quot;);IF(9 &lt; [.$I33];OFFSET(INDIRECT([.$H33]);9;0;1);&quot;&quot;);IF(10 &lt; [.$I33];CHAR(10);&quot;&quot;);IF(10 &lt; [.$I33];OFFSET(INDIRECT([.$H33]);10;0;1);&quot;&quot;);IF(11 &lt; [.$I33];CHAR(10);&quot;&quot;);IF(11 &lt; [.$I33];OFFSET(INDIRECT([.$H33]);11;0;1);&quot;&quot;);IF(12 &lt; [.$I33];CHAR(10);&quot;&quot;);IF(12 &lt; [.$I33];OFFSET(INDIRECT([.$H33]);12;0;1);&quot;&quot;))" office:value-type="string" office:string-value="a) Geräte prüfen, Fehler systematisch ermitteln und beseitigen, Instandhaltung veranlassen&#10;b) Daten von defekten Geräten retten und bereitstellen&#10;c) Präventivmaßnahmen zur Fehlervermeidung konzipieren und durchführen" calcext:value-type="string">
            <text:p>a) Geräte prüfen, Fehler systematisch ermitteln und beseitigen, Instandhaltung veranlassen</text:p>
            <text:p>b) Daten von defekten Geräten retten und bereitstellen</text:p>
            <text:p>c) Präventivmaßnahmen zur Fehlervermeidung konzipieren und durchführen</text:p>
          </table:table-cell>
          <table:table-cell table:style-name="ce154" table:formula="of:=OFFSET(INDIRECT([.$D33]);0;4;1)" office:value-type="boolean" office:boolean-value="true" calcext:value-type="boolean">
            <text:p>WAHR</text:p>
          </table:table-cell>
          <table:table-cell table:style-name="ce154" table:formula="of:=OFFSET(INDIRECT([.$D33]);0;3;1)" office:value-type="boolean" office:boolean-value="false" calcext:value-type="boolean">
            <text:p>FALSCH</text:p>
          </table:table-cell>
          <table:table-cell table:style-name="ce156" table:formula="of:=(IF(OR(0;IF(0 &lt; [.$I33];OFFSET(INDIRECT([.$H33]);0;5;1);0);IF(1 &lt; [.$I33];OFFSET(INDIRECT([.$H33]);1;5;1);0);IF(2 &lt; [.$I33];OFFSET(INDIRECT([.$H33]);2;5;1);0);IF(3 &lt; [.$I33];OFFSET(INDIRECT([.$H33]);3;5;1);0);IF(4 &lt; [.$I33];OFFSET(INDIRECT([.$H33]);4;5;1);0);IF(5 &lt; [.$I33];OFFSET(INDIRECT([.$H33]);5;5;1);0);IF(6 &lt; [.$I33];OFFSET(INDIRECT([.$H33]);6;5;1);0);IF(7 &lt; [.$I33];OFFSET(INDIRECT([.$H33]);7;5;1);0);IF(8 &lt; [.$I33];OFFSET(INDIRECT([.$H33]);8;5;1);0);IF(9 &lt; [.$I33];OFFSET(INDIRECT([.$H33]);9;5;1);0);IF(10 &lt; [.$I33];OFFSET(INDIRECT([.$H33]);10;5;1);0);IF(11 &lt; [.$I33];OFFSET(INDIRECT([.$H33]);11;5;1);0);IF(12 &lt; [.$I33];OFFSET(INDIRECT([.$H33]);12;5;1);0));1;0))" office:value-type="boolean" office:boolean-value="false" calcext:value-type="boolean">
            <text:p>FALSCH</text:p>
          </table:table-cell>
          <table:table-cell table:style-name="ce156" table:formula="of:=(IF(OR(0;IF(0 &lt; [.$I33];OFFSET(INDIRECT([.$H33]);0;6;1);0);IF(1 &lt; [.$I33];OFFSET(INDIRECT([.$H33]);1;6;1);0);IF(2 &lt; [.$I33];OFFSET(INDIRECT([.$H33]);2;6;1);0);IF(3 &lt; [.$I33];OFFSET(INDIRECT([.$H33]);3;6;1);0);IF(4 &lt; [.$I33];OFFSET(INDIRECT([.$H33]);4;6;1);0);IF(5 &lt; [.$I33];OFFSET(INDIRECT([.$H33]);5;6;1);0);IF(6 &lt; [.$I33];OFFSET(INDIRECT([.$H33]);6;6;1);0);IF(7 &lt; [.$I33];OFFSET(INDIRECT([.$H33]);7;6;1);0);IF(8 &lt; [.$I33];OFFSET(INDIRECT([.$H33]);8;6;1);0);IF(9 &lt; [.$I33];OFFSET(INDIRECT([.$H33]);9;6;1);0);IF(10 &lt; [.$I33];OFFSET(INDIRECT([.$H33]);10;6;1);0);IF(11 &lt; [.$I33];OFFSET(INDIRECT([.$H33]);11;6;1);0);IF(12 &lt; [.$I33];OFFSET(INDIRECT([.$H33]);12;6;1);0));1;0))" office:value-type="boolean" office:boolean-value="false" calcext:value-type="boolean">
            <text:p>FALSCH</text:p>
          </table:table-cell>
          <table:table-cell table:style-name="ce156" table:formula="of:=(IF(OR(0;IF(0 &lt; [.$I33];OFFSET(INDIRECT([.$H33]);0;7;1);0);IF(1 &lt; [.$I33];OFFSET(INDIRECT([.$H33]);1;7;1);0);IF(2 &lt; [.$I33];OFFSET(INDIRECT([.$H33]);2;7;1);0);IF(3 &lt; [.$I33];OFFSET(INDIRECT([.$H33]);3;7;1);0);IF(4 &lt; [.$I33];OFFSET(INDIRECT([.$H33]);4;7;1);0);IF(5 &lt; [.$I33];OFFSET(INDIRECT([.$H33]);5;7;1);0);IF(6 &lt; [.$I33];OFFSET(INDIRECT([.$H33]);6;7;1);0);IF(7 &lt; [.$I33];OFFSET(INDIRECT([.$H33]);7;7;1);0);IF(8 &lt; [.$I33];OFFSET(INDIRECT([.$H33]);8;7;1);0);IF(9 &lt; [.$I33];OFFSET(INDIRECT([.$H33]);9;7;1);0);IF(10 &lt; [.$I33];OFFSET(INDIRECT([.$H33]);10;7;1);0);IF(11 &lt; [.$I33];OFFSET(INDIRECT([.$H33]);11;7;1);0);IF(12 &lt; [.$I33];OFFSET(INDIRECT([.$H3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7">
          <table:table-cell table:formula="of:=(1000*[.$B34])+[.$F34]" office:value-type="float" office:value="9003" calcext:value-type="float">
            <text:p>9003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138" table:formula="of:=OFFSET(INDIRECT([.$D34]);0;1;1)" office:value-type="float" office:value="9" calcext:value-type="float">
            <text:p>9</text:p>
          </table:table-cell>
          <table:table-cell table:style-name="ce140" table:formula="of:=CONCATENATE(SUBSTITUTE(FORMULA([.$B34]);&quot;=&quot;;&quot;&quot;;1))" office:value-type="string" office:string-value="$Abschnitte.$A$10" calcext:value-type="string">
            <text:p>$Abschnitte.$A$10</text:p>
          </table:table-cell>
          <table:table-cell table:style-name="ce138" table:formula="of:=OFFSET(INDIRECT([.$D34]);0;2;1)" office:value-type="string" office:string-value="Service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unterstützung</text:p>
          </table:table-cell>
          <table:table-cell table:style-name="ce147" table:formula="of:=CONCATENATE(&quot;$Themenliste.$F$&quot;;MATCH([.$A34];[$Themenliste.$H$1:$Themenliste.$H$10005];0))" office:value-type="string" office:string-value="$Themenliste.$F$157" calcext:value-type="string">
            <text:p>$Themenliste.$F$157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4];OFFSET(INDIRECT([.$H34]);0;0;1);&quot;&quot;);IF(1 &lt; [.$I34];CHAR(10);&quot;&quot;);IF(1 &lt; [.$I34];OFFSET(INDIRECT([.$H34]);1;0;1);&quot;&quot;);IF(2 &lt; [.$I34];CHAR(10);&quot;&quot;);IF(2 &lt; [.$I34];OFFSET(INDIRECT([.$H34]);2;0;1);&quot;&quot;);IF(3 &lt; [.$I34];CHAR(10);&quot;&quot;);IF(3 &lt; [.$I34];OFFSET(INDIRECT([.$H34]);3;0;1);&quot;&quot;);IF(4 &lt; [.$I34];CHAR(10);&quot;&quot;);IF(4 &lt; [.$I34];OFFSET(INDIRECT([.$H34]);4;0;1);&quot;&quot;);IF(5 &lt; [.$I34];CHAR(10);&quot;&quot;);IF(5 &lt; [.$I34];OFFSET(INDIRECT([.$H34]);5;0;1);&quot;&quot;);IF(6 &lt; [.$I34];CHAR(10);&quot;&quot;);IF(6 &lt; [.$I34];OFFSET(INDIRECT([.$H34]);6;0;1);&quot;&quot;);IF(7 &lt; [.$I34];CHAR(10);&quot;&quot;);IF(7 &lt; [.$I34];OFFSET(INDIRECT([.$H34]);7;0;1);&quot;&quot;);IF(8 &lt; [.$I34];CHAR(10);&quot;&quot;);IF(8 &lt; [.$I34];OFFSET(INDIRECT([.$H34]);8;0;1);&quot;&quot;);IF(9 &lt; [.$I34];CHAR(10);&quot;&quot;);IF(9 &lt; [.$I34];OFFSET(INDIRECT([.$H34]);9;0;1);&quot;&quot;);IF(10 &lt; [.$I34];CHAR(10);&quot;&quot;);IF(10 &lt; [.$I34];OFFSET(INDIRECT([.$H34]);10;0;1);&quot;&quot;);IF(11 &lt; [.$I34];CHAR(10);&quot;&quot;);IF(11 &lt; [.$I34];OFFSET(INDIRECT([.$H34]);11;0;1);&quot;&quot;);IF(12 &lt; [.$I34];CHAR(10);&quot;&quot;);IF(12 &lt; [.$I34];OFFSET(INDIRECT([.$H34]);12;0;1);&quot;&quot;))" office:value-type="string" office:string-value="a_aa) Richtlinien zur Nutzung informations- und telekommunikationstechnischer Systeme erstellen und einführen, insbesondere  zur Einhaltung von Lizenzbestimmungen&#10;a_bb) Richtlinien zur Nutzung informations- und telekommunikationstechnischer Systeme erstellen und einführen, insbesondere für Zugriffsberechtigung auf Datenbestände, deren Weitergabe und Speicherung&#10;a_cc) Richtlinien zur Nutzung informations- und telekommunikationstechnischer Systeme erstellen und einführen, insbesondere zur Datensicherung und Archivierung&#10;a_dd) Richtlinien zur Nutzung informations- und telekommunikationstechnischer Systeme erstellen und einführen, insbesondere für Notfallmaßnahmen beim Ausfall von Systemen&#10;b) Geräte, Software, Dokumentationen und Verbrauchsmaterialien für die Nutzung informations- und telekommunikationstechnischer Systeme beschaffen, bereitstellen und verwalten" calcext:value-type="string">
            <text:p>a_aa) Richtlinien zur Nutzung informations- und telekommunikationstechnischer Systeme erstellen und einführen, insbesondere  zur Einhaltung von Lizenzbestimmungen</text:p>
            <text:p>a_bb) Richtlinien zur Nutzung informations- und telekommunikationstechnischer Systeme erstellen und einführen, insbesondere für Zugriffsberechtigung auf Datenbestände, deren Weitergabe und Speicherung</text:p>
            <text:p>a_cc) Richtlinien zur Nutzung informations- und telekommunikationstechnischer Systeme erstellen und einführen, insbesondere zur Datensicherung und Archivierung</text:p>
            <text:p>a_dd) Richtlinien zur Nutzung informations- und telekommunikationstechnischer Systeme erstellen und einführen, insbesondere für Notfallmaßnahmen beim Ausfall von Systemen</text:p>
            <text:p>b) Geräte, Software, Dokumentationen und Verbrauchsmaterialien für die Nutzung informations- und telekommunikationstechnischer Systeme beschaffen, bereitstellen und verwalten</text:p>
          </table:table-cell>
          <table:table-cell table:style-name="ce154" table:formula="of:=OFFSET(INDIRECT([.$D34]);0;4;1)" office:value-type="boolean" office:boolean-value="true" calcext:value-type="boolean">
            <text:p>WAHR</text:p>
          </table:table-cell>
          <table:table-cell table:style-name="ce154" table:formula="of:=OFFSET(INDIRECT([.$D34]);0;3;1)" office:value-type="boolean" office:boolean-value="false" calcext:value-type="boolean">
            <text:p>FALSCH</text:p>
          </table:table-cell>
          <table:table-cell table:style-name="ce156" table:formula="of:=(IF(OR(0;IF(0 &lt; [.$I34];OFFSET(INDIRECT([.$H34]);0;5;1);0);IF(1 &lt; [.$I34];OFFSET(INDIRECT([.$H34]);1;5;1);0);IF(2 &lt; [.$I34];OFFSET(INDIRECT([.$H34]);2;5;1);0);IF(3 &lt; [.$I34];OFFSET(INDIRECT([.$H34]);3;5;1);0);IF(4 &lt; [.$I34];OFFSET(INDIRECT([.$H34]);4;5;1);0);IF(5 &lt; [.$I34];OFFSET(INDIRECT([.$H34]);5;5;1);0);IF(6 &lt; [.$I34];OFFSET(INDIRECT([.$H34]);6;5;1);0);IF(7 &lt; [.$I34];OFFSET(INDIRECT([.$H34]);7;5;1);0);IF(8 &lt; [.$I34];OFFSET(INDIRECT([.$H34]);8;5;1);0);IF(9 &lt; [.$I34];OFFSET(INDIRECT([.$H34]);9;5;1);0);IF(10 &lt; [.$I34];OFFSET(INDIRECT([.$H34]);10;5;1);0);IF(11 &lt; [.$I34];OFFSET(INDIRECT([.$H34]);11;5;1);0);IF(12 &lt; [.$I34];OFFSET(INDIRECT([.$H34]);12;5;1);0));1;0))" office:value-type="boolean" office:boolean-value="false" calcext:value-type="boolean">
            <text:p>FALSCH</text:p>
          </table:table-cell>
          <table:table-cell table:style-name="ce156" table:formula="of:=(IF(OR(0;IF(0 &lt; [.$I34];OFFSET(INDIRECT([.$H34]);0;6;1);0);IF(1 &lt; [.$I34];OFFSET(INDIRECT([.$H34]);1;6;1);0);IF(2 &lt; [.$I34];OFFSET(INDIRECT([.$H34]);2;6;1);0);IF(3 &lt; [.$I34];OFFSET(INDIRECT([.$H34]);3;6;1);0);IF(4 &lt; [.$I34];OFFSET(INDIRECT([.$H34]);4;6;1);0);IF(5 &lt; [.$I34];OFFSET(INDIRECT([.$H34]);5;6;1);0);IF(6 &lt; [.$I34];OFFSET(INDIRECT([.$H34]);6;6;1);0);IF(7 &lt; [.$I34];OFFSET(INDIRECT([.$H34]);7;6;1);0);IF(8 &lt; [.$I34];OFFSET(INDIRECT([.$H34]);8;6;1);0);IF(9 &lt; [.$I34];OFFSET(INDIRECT([.$H34]);9;6;1);0);IF(10 &lt; [.$I34];OFFSET(INDIRECT([.$H34]);10;6;1);0);IF(11 &lt; [.$I34];OFFSET(INDIRECT([.$H34]);11;6;1);0);IF(12 &lt; [.$I34];OFFSET(INDIRECT([.$H34]);12;6;1);0));1;0))" office:value-type="boolean" office:boolean-value="false" calcext:value-type="boolean">
            <text:p>FALSCH</text:p>
          </table:table-cell>
          <table:table-cell table:style-name="ce156" table:formula="of:=(IF(OR(0;IF(0 &lt; [.$I34];OFFSET(INDIRECT([.$H34]);0;7;1);0);IF(1 &lt; [.$I34];OFFSET(INDIRECT([.$H34]);1;7;1);0);IF(2 &lt; [.$I34];OFFSET(INDIRECT([.$H34]);2;7;1);0);IF(3 &lt; [.$I34];OFFSET(INDIRECT([.$H34]);3;7;1);0);IF(4 &lt; [.$I34];OFFSET(INDIRECT([.$H34]);4;7;1);0);IF(5 &lt; [.$I34];OFFSET(INDIRECT([.$H34]);5;7;1);0);IF(6 &lt; [.$I34];OFFSET(INDIRECT([.$H34]);6;7;1);0);IF(7 &lt; [.$I34];OFFSET(INDIRECT([.$H34]);7;7;1);0);IF(8 &lt; [.$I34];OFFSET(INDIRECT([.$H34]);8;7;1);0);IF(9 &lt; [.$I34];OFFSET(INDIRECT([.$H34]);9;7;1);0);IF(10 &lt; [.$I34];OFFSET(INDIRECT([.$H34]);10;7;1);0);IF(11 &lt; [.$I34];OFFSET(INDIRECT([.$H34]);11;7;1);0);IF(12 &lt; [.$I34];OFFSET(INDIRECT([.$H3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35])+[.$F35]" office:value-type="float" office:value="10001" calcext:value-type="float">
            <text:p>10001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5]);0;1;1)" office:value-type="float" office:value="10" calcext:value-type="float">
            <text:p>10</text:p>
          </table:table-cell>
          <table:table-cell table:style-name="ce140" table:formula="of:=CONCATENATE(SUBSTITUTE(FORMULA([.$B35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147" table:formula="of:=CONCATENATE(&quot;$Themenliste.$F$&quot;;MATCH([.$A35];[$Themenliste.$H$1:$Themenliste.$H$10005];0))" office:value-type="string" office:string-value="$Themenliste.$F$165" calcext:value-type="string">
            <text:p>$Themenliste.$F$165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35];OFFSET(INDIRECT([.$H35]);0;0;1);&quot;&quot;);IF(1 &lt; [.$I35];CHAR(10);&quot;&quot;);IF(1 &lt; [.$I35];OFFSET(INDIRECT([.$H35]);1;0;1);&quot;&quot;);IF(2 &lt; [.$I35];CHAR(10);&quot;&quot;);IF(2 &lt; [.$I35];OFFSET(INDIRECT([.$H35]);2;0;1);&quot;&quot;);IF(3 &lt; [.$I35];CHAR(10);&quot;&quot;);IF(3 &lt; [.$I35];OFFSET(INDIRECT([.$H35]);3;0;1);&quot;&quot;);IF(4 &lt; [.$I35];CHAR(10);&quot;&quot;);IF(4 &lt; [.$I35];OFFSET(INDIRECT([.$H35]);4;0;1);&quot;&quot;);IF(5 &lt; [.$I35];CHAR(10);&quot;&quot;);IF(5 &lt; [.$I35];OFFSET(INDIRECT([.$H35]);5;0;1);&quot;&quot;);IF(6 &lt; [.$I35];CHAR(10);&quot;&quot;);IF(6 &lt; [.$I35];OFFSET(INDIRECT([.$H35]);6;0;1);&quot;&quot;);IF(7 &lt; [.$I35];CHAR(10);&quot;&quot;);IF(7 &lt; [.$I35];OFFSET(INDIRECT([.$H35]);7;0;1);&quot;&quot;);IF(8 &lt; [.$I35];CHAR(10);&quot;&quot;);IF(8 &lt; [.$I35];OFFSET(INDIRECT([.$H35]);8;0;1);&quot;&quot;);IF(9 &lt; [.$I35];CHAR(10);&quot;&quot;);IF(9 &lt; [.$I35];OFFSET(INDIRECT([.$H35]);9;0;1);&quot;&quot;);IF(10 &lt; [.$I35];CHAR(10);&quot;&quot;);IF(10 &lt; [.$I35];OFFSET(INDIRECT([.$H35]);10;0;1);&quot;&quot;);IF(11 &lt; [.$I35];CHAR(10);&quot;&quot;);IF(11 &lt; [.$I35];OFFSET(INDIRECT([.$H35]);11;0;1);&quot;&quot;);IF(12 &lt; [.$I35];CHAR(10);&quot;&quot;);IF(12 &lt; [.$I35];OFFSET(INDIRECT([.$H35]);12;0;1);&quot;&quot;)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Informationswege, -strukturen und -verarbeitung sowie Schnittstellen zwischen verschiedenen Funktionsbereichen des Einsatzgebietes analysieren&#10;d) vorhandene System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Informationswege, -strukturen und -verarbeitung sowie Schnittstellen zwischen verschiedenen Funktionsbereichen des Einsatzgebietes analysieren</text:p>
            <text:p>d) vorhandene Systemlösungen im Einsatzgebiet erfassen und nach Maßgabe ihrer Leistungsfähigkeit, Funktionalität, Wirtschaftlichkeit und Erweiterbarkeit bewerten</text:p>
          </table:table-cell>
          <table:table-cell table:style-name="ce154" table:formula="of:=OFFSET(INDIRECT([.$D35]);0;4;1)" office:value-type="boolean" office:boolean-value="true" calcext:value-type="boolean">
            <text:p>WAHR</text:p>
          </table:table-cell>
          <table:table-cell table:style-name="ce154" table:formula="of:=OFFSET(INDIRECT([.$D35]);0;3;1)" office:value-type="boolean" office:boolean-value="false" calcext:value-type="boolean">
            <text:p>FALSCH</text:p>
          </table:table-cell>
          <table:table-cell table:style-name="ce156" table:formula="of:=(IF(OR(0;IF(0 &lt; [.$I35];OFFSET(INDIRECT([.$H35]);0;5;1);0);IF(1 &lt; [.$I35];OFFSET(INDIRECT([.$H35]);1;5;1);0);IF(2 &lt; [.$I35];OFFSET(INDIRECT([.$H35]);2;5;1);0);IF(3 &lt; [.$I35];OFFSET(INDIRECT([.$H35]);3;5;1);0);IF(4 &lt; [.$I35];OFFSET(INDIRECT([.$H35]);4;5;1);0);IF(5 &lt; [.$I35];OFFSET(INDIRECT([.$H35]);5;5;1);0);IF(6 &lt; [.$I35];OFFSET(INDIRECT([.$H35]);6;5;1);0);IF(7 &lt; [.$I35];OFFSET(INDIRECT([.$H35]);7;5;1);0);IF(8 &lt; [.$I35];OFFSET(INDIRECT([.$H35]);8;5;1);0);IF(9 &lt; [.$I35];OFFSET(INDIRECT([.$H35]);9;5;1);0);IF(10 &lt; [.$I35];OFFSET(INDIRECT([.$H35]);10;5;1);0);IF(11 &lt; [.$I35];OFFSET(INDIRECT([.$H35]);11;5;1);0);IF(12 &lt; [.$I35];OFFSET(INDIRECT([.$H35]);12;5;1);0));1;0))" office:value-type="boolean" office:boolean-value="false" calcext:value-type="boolean">
            <text:p>FALSCH</text:p>
          </table:table-cell>
          <table:table-cell table:style-name="ce156" table:formula="of:=(IF(OR(0;IF(0 &lt; [.$I35];OFFSET(INDIRECT([.$H35]);0;6;1);0);IF(1 &lt; [.$I35];OFFSET(INDIRECT([.$H35]);1;6;1);0);IF(2 &lt; [.$I35];OFFSET(INDIRECT([.$H35]);2;6;1);0);IF(3 &lt; [.$I35];OFFSET(INDIRECT([.$H35]);3;6;1);0);IF(4 &lt; [.$I35];OFFSET(INDIRECT([.$H35]);4;6;1);0);IF(5 &lt; [.$I35];OFFSET(INDIRECT([.$H35]);5;6;1);0);IF(6 &lt; [.$I35];OFFSET(INDIRECT([.$H35]);6;6;1);0);IF(7 &lt; [.$I35];OFFSET(INDIRECT([.$H35]);7;6;1);0);IF(8 &lt; [.$I35];OFFSET(INDIRECT([.$H35]);8;6;1);0);IF(9 &lt; [.$I35];OFFSET(INDIRECT([.$H35]);9;6;1);0);IF(10 &lt; [.$I35];OFFSET(INDIRECT([.$H35]);10;6;1);0);IF(11 &lt; [.$I35];OFFSET(INDIRECT([.$H35]);11;6;1);0);IF(12 &lt; [.$I35];OFFSET(INDIRECT([.$H35]);12;6;1);0));1;0))" office:value-type="boolean" office:boolean-value="false" calcext:value-type="boolean">
            <text:p>FALSCH</text:p>
          </table:table-cell>
          <table:table-cell table:style-name="ce156" table:formula="of:=(IF(OR(0;IF(0 &lt; [.$I35];OFFSET(INDIRECT([.$H35]);0;7;1);0);IF(1 &lt; [.$I35];OFFSET(INDIRECT([.$H35]);1;7;1);0);IF(2 &lt; [.$I35];OFFSET(INDIRECT([.$H35]);2;7;1);0);IF(3 &lt; [.$I35];OFFSET(INDIRECT([.$H35]);3;7;1);0);IF(4 &lt; [.$I35];OFFSET(INDIRECT([.$H35]);4;7;1);0);IF(5 &lt; [.$I35];OFFSET(INDIRECT([.$H35]);5;7;1);0);IF(6 &lt; [.$I35];OFFSET(INDIRECT([.$H35]);6;7;1);0);IF(7 &lt; [.$I35];OFFSET(INDIRECT([.$H35]);7;7;1);0);IF(8 &lt; [.$I35];OFFSET(INDIRECT([.$H35]);8;7;1);0);IF(9 &lt; [.$I35];OFFSET(INDIRECT([.$H35]);9;7;1);0);IF(10 &lt; [.$I35];OFFSET(INDIRECT([.$H35]);10;7;1);0);IF(11 &lt; [.$I35];OFFSET(INDIRECT([.$H35]);11;7;1);0);IF(12 &lt; [.$I35];OFFSET(INDIRECT([.$H3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36])+[.$F36]" office:value-type="float" office:value="10002" calcext:value-type="float">
            <text:p>10002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6]);0;1;1)" office:value-type="float" office:value="10" calcext:value-type="float">
            <text:p>10</text:p>
          </table:table-cell>
          <table:table-cell table:style-name="ce140" table:formula="of:=CONCATENATE(SUBSTITUTE(FORMULA([.$B36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Projektplanung</text:p>
          </table:table-cell>
          <table:table-cell table:style-name="ce147" table:formula="of:=CONCATENATE(&quot;$Themenliste.$F$&quot;;MATCH([.$A36];[$Themenliste.$H$1:$Themenliste.$H$10005];0))" office:value-type="string" office:string-value="$Themenliste.$F$169" calcext:value-type="string">
            <text:p>$Themenliste.$F$169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36];OFFSET(INDIRECT([.$H36]);0;0;1);&quot;&quot;);IF(1 &lt; [.$I36];CHAR(10);&quot;&quot;);IF(1 &lt; [.$I36];OFFSET(INDIRECT([.$H36]);1;0;1);&quot;&quot;);IF(2 &lt; [.$I36];CHAR(10);&quot;&quot;);IF(2 &lt; [.$I36];OFFSET(INDIRECT([.$H36]);2;0;1);&quot;&quot;);IF(3 &lt; [.$I36];CHAR(10);&quot;&quot;);IF(3 &lt; [.$I36];OFFSET(INDIRECT([.$H36]);3;0;1);&quot;&quot;);IF(4 &lt; [.$I36];CHAR(10);&quot;&quot;);IF(4 &lt; [.$I36];OFFSET(INDIRECT([.$H36]);4;0;1);&quot;&quot;);IF(5 &lt; [.$I36];CHAR(10);&quot;&quot;);IF(5 &lt; [.$I36];OFFSET(INDIRECT([.$H36]);5;0;1);&quot;&quot;);IF(6 &lt; [.$I36];CHAR(10);&quot;&quot;);IF(6 &lt; [.$I36];OFFSET(INDIRECT([.$H36]);6;0;1);&quot;&quot;);IF(7 &lt; [.$I36];CHAR(10);&quot;&quot;);IF(7 &lt; [.$I36];OFFSET(INDIRECT([.$H36]);7;0;1);&quot;&quot;);IF(8 &lt; [.$I36];CHAR(10);&quot;&quot;);IF(8 &lt; [.$I36];OFFSET(INDIRECT([.$H36]);8;0;1);&quot;&quot;);IF(9 &lt; [.$I36];CHAR(10);&quot;&quot;);IF(9 &lt; [.$I36];OFFSET(INDIRECT([.$H36]);9;0;1);&quot;&quot;);IF(10 &lt; [.$I36];CHAR(10);&quot;&quot;);IF(10 &lt; [.$I36];OFFSET(INDIRECT([.$H36]);10;0;1);&quot;&quot;);IF(11 &lt; [.$I36];CHAR(10);&quot;&quot;);IF(11 &lt; [.$I36];OFFSET(INDIRECT([.$H36]);11;0;1);&quot;&quot;);IF(12 &lt; [.$I36];CHAR(10);&quot;&quot;);IF(12 &lt; [.$I36];OFFSET(INDIRECT([.$H36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style-name="ce154" table:formula="of:=OFFSET(INDIRECT([.$D36]);0;4;1)" office:value-type="boolean" office:boolean-value="true" calcext:value-type="boolean">
            <text:p>WAHR</text:p>
          </table:table-cell>
          <table:table-cell table:style-name="ce154" table:formula="of:=OFFSET(INDIRECT([.$D36]);0;3;1)" office:value-type="boolean" office:boolean-value="false" calcext:value-type="boolean">
            <text:p>FALSCH</text:p>
          </table:table-cell>
          <table:table-cell table:style-name="ce156" table:formula="of:=(IF(OR(0;IF(0 &lt; [.$I36];OFFSET(INDIRECT([.$H36]);0;5;1);0);IF(1 &lt; [.$I36];OFFSET(INDIRECT([.$H36]);1;5;1);0);IF(2 &lt; [.$I36];OFFSET(INDIRECT([.$H36]);2;5;1);0);IF(3 &lt; [.$I36];OFFSET(INDIRECT([.$H36]);3;5;1);0);IF(4 &lt; [.$I36];OFFSET(INDIRECT([.$H36]);4;5;1);0);IF(5 &lt; [.$I36];OFFSET(INDIRECT([.$H36]);5;5;1);0);IF(6 &lt; [.$I36];OFFSET(INDIRECT([.$H36]);6;5;1);0);IF(7 &lt; [.$I36];OFFSET(INDIRECT([.$H36]);7;5;1);0);IF(8 &lt; [.$I36];OFFSET(INDIRECT([.$H36]);8;5;1);0);IF(9 &lt; [.$I36];OFFSET(INDIRECT([.$H36]);9;5;1);0);IF(10 &lt; [.$I36];OFFSET(INDIRECT([.$H36]);10;5;1);0);IF(11 &lt; [.$I36];OFFSET(INDIRECT([.$H36]);11;5;1);0);IF(12 &lt; [.$I36];OFFSET(INDIRECT([.$H36]);12;5;1);0));1;0))" office:value-type="boolean" office:boolean-value="false" calcext:value-type="boolean">
            <text:p>FALSCH</text:p>
          </table:table-cell>
          <table:table-cell table:style-name="ce156" table:formula="of:=(IF(OR(0;IF(0 &lt; [.$I36];OFFSET(INDIRECT([.$H36]);0;6;1);0);IF(1 &lt; [.$I36];OFFSET(INDIRECT([.$H36]);1;6;1);0);IF(2 &lt; [.$I36];OFFSET(INDIRECT([.$H36]);2;6;1);0);IF(3 &lt; [.$I36];OFFSET(INDIRECT([.$H36]);3;6;1);0);IF(4 &lt; [.$I36];OFFSET(INDIRECT([.$H36]);4;6;1);0);IF(5 &lt; [.$I36];OFFSET(INDIRECT([.$H36]);5;6;1);0);IF(6 &lt; [.$I36];OFFSET(INDIRECT([.$H36]);6;6;1);0);IF(7 &lt; [.$I36];OFFSET(INDIRECT([.$H36]);7;6;1);0);IF(8 &lt; [.$I36];OFFSET(INDIRECT([.$H36]);8;6;1);0);IF(9 &lt; [.$I36];OFFSET(INDIRECT([.$H36]);9;6;1);0);IF(10 &lt; [.$I36];OFFSET(INDIRECT([.$H36]);10;6;1);0);IF(11 &lt; [.$I36];OFFSET(INDIRECT([.$H36]);11;6;1);0);IF(12 &lt; [.$I36];OFFSET(INDIRECT([.$H36]);12;6;1);0));1;0))" office:value-type="boolean" office:boolean-value="false" calcext:value-type="boolean">
            <text:p>FALSCH</text:p>
          </table:table-cell>
          <table:table-cell table:style-name="ce156" table:formula="of:=(IF(OR(0;IF(0 &lt; [.$I36];OFFSET(INDIRECT([.$H36]);0;7;1);0);IF(1 &lt; [.$I36];OFFSET(INDIRECT([.$H36]);1;7;1);0);IF(2 &lt; [.$I36];OFFSET(INDIRECT([.$H36]);2;7;1);0);IF(3 &lt; [.$I36];OFFSET(INDIRECT([.$H36]);3;7;1);0);IF(4 &lt; [.$I36];OFFSET(INDIRECT([.$H36]);4;7;1);0);IF(5 &lt; [.$I36];OFFSET(INDIRECT([.$H36]);5;7;1);0);IF(6 &lt; [.$I36];OFFSET(INDIRECT([.$H36]);6;7;1);0);IF(7 &lt; [.$I36];OFFSET(INDIRECT([.$H36]);7;7;1);0);IF(8 &lt; [.$I36];OFFSET(INDIRECT([.$H36]);8;7;1);0);IF(9 &lt; [.$I36];OFFSET(INDIRECT([.$H36]);9;7;1);0);IF(10 &lt; [.$I36];OFFSET(INDIRECT([.$H36]);10;7;1);0);IF(11 &lt; [.$I36];OFFSET(INDIRECT([.$H36]);11;7;1);0);IF(12 &lt; [.$I36];OFFSET(INDIRECT([.$H3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37])+[.$F37]" office:value-type="float" office:value="10003" calcext:value-type="float">
            <text:p>10003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7]);0;1;1)" office:value-type="float" office:value="10" calcext:value-type="float">
            <text:p>10</text:p>
          </table:table-cell>
          <table:table-cell table:style-name="ce140" table:formula="of:=CONCATENATE(SUBSTITUTE(FORMULA([.$B37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147" table:formula="of:=CONCATENATE(&quot;$Themenliste.$F$&quot;;MATCH([.$A37];[$Themenliste.$H$1:$Themenliste.$H$10005];0))" office:value-type="string" office:string-value="$Themenliste.$F$173" calcext:value-type="string">
            <text:p>$Themenliste.$F$17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7];OFFSET(INDIRECT([.$H37]);0;0;1);&quot;&quot;);IF(1 &lt; [.$I37];CHAR(10);&quot;&quot;);IF(1 &lt; [.$I37];OFFSET(INDIRECT([.$H37]);1;0;1);&quot;&quot;);IF(2 &lt; [.$I37];CHAR(10);&quot;&quot;);IF(2 &lt; [.$I37];OFFSET(INDIRECT([.$H37]);2;0;1);&quot;&quot;);IF(3 &lt; [.$I37];CHAR(10);&quot;&quot;);IF(3 &lt; [.$I37];OFFSET(INDIRECT([.$H37]);3;0;1);&quot;&quot;);IF(4 &lt; [.$I37];CHAR(10);&quot;&quot;);IF(4 &lt; [.$I37];OFFSET(INDIRECT([.$H37]);4;0;1);&quot;&quot;);IF(5 &lt; [.$I37];CHAR(10);&quot;&quot;);IF(5 &lt; [.$I37];OFFSET(INDIRECT([.$H37]);5;0;1);&quot;&quot;);IF(6 &lt; [.$I37];CHAR(10);&quot;&quot;);IF(6 &lt; [.$I37];OFFSET(INDIRECT([.$H37]);6;0;1);&quot;&quot;);IF(7 &lt; [.$I37];CHAR(10);&quot;&quot;);IF(7 &lt; [.$I37];OFFSET(INDIRECT([.$H37]);7;0;1);&quot;&quot;);IF(8 &lt; [.$I37];CHAR(10);&quot;&quot;);IF(8 &lt; [.$I37];OFFSET(INDIRECT([.$H37]);8;0;1);&quot;&quot;);IF(9 &lt; [.$I37];CHAR(10);&quot;&quot;);IF(9 &lt; [.$I37];OFFSET(INDIRECT([.$H37]);9;0;1);&quot;&quot;);IF(10 &lt; [.$I37];CHAR(10);&quot;&quot;);IF(10 &lt; [.$I37];OFFSET(INDIRECT([.$H37]);10;0;1);&quot;&quot;);IF(11 &lt; [.$I37];CHAR(10);&quot;&quot;);IF(11 &lt; [.$I37];OFFSET(INDIRECT([.$H37]);11;0;1);&quot;&quot;);IF(12 &lt; [.$I37];CHAR(10);&quot;&quot;);IF(12 &lt; [.$I37];OFFSET(INDIRECT([.$H37]);12;0;1);&quot;&quot;)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 unter Brücksichtigung der organisatorischen und terminlichen Vorgaben mit Kunden abstimmen und kontrollier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 unter Brücksichtigung der organisatorischen und terminlichen Vorgaben mit Kunden abstimmen und kontrollieren</text:p>
          </table:table-cell>
          <table:table-cell table:style-name="ce154" table:formula="of:=OFFSET(INDIRECT([.$D37]);0;4;1)" office:value-type="boolean" office:boolean-value="true" calcext:value-type="boolean">
            <text:p>WAHR</text:p>
          </table:table-cell>
          <table:table-cell table:style-name="ce154" table:formula="of:=OFFSET(INDIRECT([.$D37]);0;3;1)" office:value-type="boolean" office:boolean-value="false" calcext:value-type="boolean">
            <text:p>FALSCH</text:p>
          </table:table-cell>
          <table:table-cell table:style-name="ce156" table:formula="of:=(IF(OR(0;IF(0 &lt; [.$I37];OFFSET(INDIRECT([.$H37]);0;5;1);0);IF(1 &lt; [.$I37];OFFSET(INDIRECT([.$H37]);1;5;1);0);IF(2 &lt; [.$I37];OFFSET(INDIRECT([.$H37]);2;5;1);0);IF(3 &lt; [.$I37];OFFSET(INDIRECT([.$H37]);3;5;1);0);IF(4 &lt; [.$I37];OFFSET(INDIRECT([.$H37]);4;5;1);0);IF(5 &lt; [.$I37];OFFSET(INDIRECT([.$H37]);5;5;1);0);IF(6 &lt; [.$I37];OFFSET(INDIRECT([.$H37]);6;5;1);0);IF(7 &lt; [.$I37];OFFSET(INDIRECT([.$H37]);7;5;1);0);IF(8 &lt; [.$I37];OFFSET(INDIRECT([.$H37]);8;5;1);0);IF(9 &lt; [.$I37];OFFSET(INDIRECT([.$H37]);9;5;1);0);IF(10 &lt; [.$I37];OFFSET(INDIRECT([.$H37]);10;5;1);0);IF(11 &lt; [.$I37];OFFSET(INDIRECT([.$H37]);11;5;1);0);IF(12 &lt; [.$I37];OFFSET(INDIRECT([.$H37]);12;5;1);0));1;0))" office:value-type="boolean" office:boolean-value="false" calcext:value-type="boolean">
            <text:p>FALSCH</text:p>
          </table:table-cell>
          <table:table-cell table:style-name="ce156" table:formula="of:=(IF(OR(0;IF(0 &lt; [.$I37];OFFSET(INDIRECT([.$H37]);0;6;1);0);IF(1 &lt; [.$I37];OFFSET(INDIRECT([.$H37]);1;6;1);0);IF(2 &lt; [.$I37];OFFSET(INDIRECT([.$H37]);2;6;1);0);IF(3 &lt; [.$I37];OFFSET(INDIRECT([.$H37]);3;6;1);0);IF(4 &lt; [.$I37];OFFSET(INDIRECT([.$H37]);4;6;1);0);IF(5 &lt; [.$I37];OFFSET(INDIRECT([.$H37]);5;6;1);0);IF(6 &lt; [.$I37];OFFSET(INDIRECT([.$H37]);6;6;1);0);IF(7 &lt; [.$I37];OFFSET(INDIRECT([.$H37]);7;6;1);0);IF(8 &lt; [.$I37];OFFSET(INDIRECT([.$H37]);8;6;1);0);IF(9 &lt; [.$I37];OFFSET(INDIRECT([.$H37]);9;6;1);0);IF(10 &lt; [.$I37];OFFSET(INDIRECT([.$H37]);10;6;1);0);IF(11 &lt; [.$I37];OFFSET(INDIRECT([.$H37]);11;6;1);0);IF(12 &lt; [.$I37];OFFSET(INDIRECT([.$H37]);12;6;1);0));1;0))" office:value-type="boolean" office:boolean-value="false" calcext:value-type="boolean">
            <text:p>FALSCH</text:p>
          </table:table-cell>
          <table:table-cell table:style-name="ce156" table:formula="of:=(IF(OR(0;IF(0 &lt; [.$I37];OFFSET(INDIRECT([.$H37]);0;7;1);0);IF(1 &lt; [.$I37];OFFSET(INDIRECT([.$H37]);1;7;1);0);IF(2 &lt; [.$I37];OFFSET(INDIRECT([.$H37]);2;7;1);0);IF(3 &lt; [.$I37];OFFSET(INDIRECT([.$H37]);3;7;1);0);IF(4 &lt; [.$I37];OFFSET(INDIRECT([.$H37]);4;7;1);0);IF(5 &lt; [.$I37];OFFSET(INDIRECT([.$H37]);5;7;1);0);IF(6 &lt; [.$I37];OFFSET(INDIRECT([.$H37]);6;7;1);0);IF(7 &lt; [.$I37];OFFSET(INDIRECT([.$H37]);7;7;1);0);IF(8 &lt; [.$I37];OFFSET(INDIRECT([.$H37]);8;7;1);0);IF(9 &lt; [.$I37];OFFSET(INDIRECT([.$H37]);9;7;1);0);IF(10 &lt; [.$I37];OFFSET(INDIRECT([.$H37]);10;7;1);0);IF(11 &lt; [.$I37];OFFSET(INDIRECT([.$H37]);11;7;1);0);IF(12 &lt; [.$I37];OFFSET(INDIRECT([.$H3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38])+[.$F38]" office:value-type="float" office:value="10004" calcext:value-type="float">
            <text:p>10004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8]);0;1;1)" office:value-type="float" office:value="10" calcext:value-type="float">
            <text:p>10</text:p>
          </table:table-cell>
          <table:table-cell table:style-name="ce140" table:formula="of:=CONCATENATE(SUBSTITUTE(FORMULA([.$B38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147" table:formula="of:=CONCATENATE(&quot;$Themenliste.$F$&quot;;MATCH([.$A38];[$Themenliste.$H$1:$Themenliste.$H$10005];0))" office:value-type="string" office:string-value="$Themenliste.$F$178" calcext:value-type="string">
            <text:p>$Themenliste.$F$178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8];OFFSET(INDIRECT([.$H38]);0;0;1);&quot;&quot;);IF(1 &lt; [.$I38];CHAR(10);&quot;&quot;);IF(1 &lt; [.$I38];OFFSET(INDIRECT([.$H38]);1;0;1);&quot;&quot;);IF(2 &lt; [.$I38];CHAR(10);&quot;&quot;);IF(2 &lt; [.$I38];OFFSET(INDIRECT([.$H38]);2;0;1);&quot;&quot;);IF(3 &lt; [.$I38];CHAR(10);&quot;&quot;);IF(3 &lt; [.$I38];OFFSET(INDIRECT([.$H38]);3;0;1);&quot;&quot;);IF(4 &lt; [.$I38];CHAR(10);&quot;&quot;);IF(4 &lt; [.$I38];OFFSET(INDIRECT([.$H38]);4;0;1);&quot;&quot;);IF(5 &lt; [.$I38];CHAR(10);&quot;&quot;);IF(5 &lt; [.$I38];OFFSET(INDIRECT([.$H38]);5;0;1);&quot;&quot;);IF(6 &lt; [.$I38];CHAR(10);&quot;&quot;);IF(6 &lt; [.$I38];OFFSET(INDIRECT([.$H38]);6;0;1);&quot;&quot;);IF(7 &lt; [.$I38];CHAR(10);&quot;&quot;);IF(7 &lt; [.$I38];OFFSET(INDIRECT([.$H38]);7;0;1);&quot;&quot;);IF(8 &lt; [.$I38];CHAR(10);&quot;&quot;);IF(8 &lt; [.$I38];OFFSET(INDIRECT([.$H38]);8;0;1);&quot;&quot;);IF(9 &lt; [.$I38];CHAR(10);&quot;&quot;);IF(9 &lt; [.$I38];OFFSET(INDIRECT([.$H38]);9;0;1);&quot;&quot;);IF(10 &lt; [.$I38];CHAR(10);&quot;&quot;);IF(10 &lt; [.$I38];OFFSET(INDIRECT([.$H38]);10;0;1);&quot;&quot;);IF(11 &lt; [.$I38];CHAR(10);&quot;&quot;);IF(11 &lt; [.$I38];OFFSET(INDIRECT([.$H38]);11;0;1);&quot;&quot;);IF(12 &lt; [.$I38];CHAR(10);&quot;&quot;);IF(12 &lt; [.$I38];OFFSET(INDIRECT([.$H38]);12;0;1);&quot;&quot;)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style-name="ce154" table:formula="of:=OFFSET(INDIRECT([.$D38]);0;4;1)" office:value-type="boolean" office:boolean-value="true" calcext:value-type="boolean">
            <text:p>WAHR</text:p>
          </table:table-cell>
          <table:table-cell table:style-name="ce154" table:formula="of:=OFFSET(INDIRECT([.$D38]);0;3;1)" office:value-type="boolean" office:boolean-value="false" calcext:value-type="boolean">
            <text:p>FALSCH</text:p>
          </table:table-cell>
          <table:table-cell table:style-name="ce156" table:formula="of:=(IF(OR(0;IF(0 &lt; [.$I38];OFFSET(INDIRECT([.$H38]);0;5;1);0);IF(1 &lt; [.$I38];OFFSET(INDIRECT([.$H38]);1;5;1);0);IF(2 &lt; [.$I38];OFFSET(INDIRECT([.$H38]);2;5;1);0);IF(3 &lt; [.$I38];OFFSET(INDIRECT([.$H38]);3;5;1);0);IF(4 &lt; [.$I38];OFFSET(INDIRECT([.$H38]);4;5;1);0);IF(5 &lt; [.$I38];OFFSET(INDIRECT([.$H38]);5;5;1);0);IF(6 &lt; [.$I38];OFFSET(INDIRECT([.$H38]);6;5;1);0);IF(7 &lt; [.$I38];OFFSET(INDIRECT([.$H38]);7;5;1);0);IF(8 &lt; [.$I38];OFFSET(INDIRECT([.$H38]);8;5;1);0);IF(9 &lt; [.$I38];OFFSET(INDIRECT([.$H38]);9;5;1);0);IF(10 &lt; [.$I38];OFFSET(INDIRECT([.$H38]);10;5;1);0);IF(11 &lt; [.$I38];OFFSET(INDIRECT([.$H38]);11;5;1);0);IF(12 &lt; [.$I38];OFFSET(INDIRECT([.$H38]);12;5;1);0));1;0))" office:value-type="boolean" office:boolean-value="false" calcext:value-type="boolean">
            <text:p>FALSCH</text:p>
          </table:table-cell>
          <table:table-cell table:style-name="ce156" table:formula="of:=(IF(OR(0;IF(0 &lt; [.$I38];OFFSET(INDIRECT([.$H38]);0;6;1);0);IF(1 &lt; [.$I38];OFFSET(INDIRECT([.$H38]);1;6;1);0);IF(2 &lt; [.$I38];OFFSET(INDIRECT([.$H38]);2;6;1);0);IF(3 &lt; [.$I38];OFFSET(INDIRECT([.$H38]);3;6;1);0);IF(4 &lt; [.$I38];OFFSET(INDIRECT([.$H38]);4;6;1);0);IF(5 &lt; [.$I38];OFFSET(INDIRECT([.$H38]);5;6;1);0);IF(6 &lt; [.$I38];OFFSET(INDIRECT([.$H38]);6;6;1);0);IF(7 &lt; [.$I38];OFFSET(INDIRECT([.$H38]);7;6;1);0);IF(8 &lt; [.$I38];OFFSET(INDIRECT([.$H38]);8;6;1);0);IF(9 &lt; [.$I38];OFFSET(INDIRECT([.$H38]);9;6;1);0);IF(10 &lt; [.$I38];OFFSET(INDIRECT([.$H38]);10;6;1);0);IF(11 &lt; [.$I38];OFFSET(INDIRECT([.$H38]);11;6;1);0);IF(12 &lt; [.$I38];OFFSET(INDIRECT([.$H38]);12;6;1);0));1;0))" office:value-type="boolean" office:boolean-value="false" calcext:value-type="boolean">
            <text:p>FALSCH</text:p>
          </table:table-cell>
          <table:table-cell table:style-name="ce156" table:formula="of:=(IF(OR(0;IF(0 &lt; [.$I38];OFFSET(INDIRECT([.$H38]);0;7;1);0);IF(1 &lt; [.$I38];OFFSET(INDIRECT([.$H38]);1;7;1);0);IF(2 &lt; [.$I38];OFFSET(INDIRECT([.$H38]);2;7;1);0);IF(3 &lt; [.$I38];OFFSET(INDIRECT([.$H38]);3;7;1);0);IF(4 &lt; [.$I38];OFFSET(INDIRECT([.$H38]);4;7;1);0);IF(5 &lt; [.$I38];OFFSET(INDIRECT([.$H38]);5;7;1);0);IF(6 &lt; [.$I38];OFFSET(INDIRECT([.$H38]);6;7;1);0);IF(7 &lt; [.$I38];OFFSET(INDIRECT([.$H38]);7;7;1);0);IF(8 &lt; [.$I38];OFFSET(INDIRECT([.$H38]);8;7;1);0);IF(9 &lt; [.$I38];OFFSET(INDIRECT([.$H38]);9;7;1);0);IF(10 &lt; [.$I38];OFFSET(INDIRECT([.$H38]);10;7;1);0);IF(11 &lt; [.$I38];OFFSET(INDIRECT([.$H38]);11;7;1);0);IF(12 &lt; [.$I38];OFFSET(INDIRECT([.$H3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39])+[.$F39]" office:value-type="float" office:value="11001" calcext:value-type="float">
            <text:p>11001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138" table:formula="of:=OFFSET(INDIRECT([.$D39]);0;1;1)" office:value-type="float" office:value="8" calcext:value-type="float">
            <text:p>8</text:p>
          </table:table-cell>
          <table:table-cell table:style-name="ce140" table:formula="of:=CONCATENATE(SUBSTITUTE(FORMULA([.$B39]);&quot;=&quot;;&quot;&quot;;1))" office:value-type="string" office:string-value="$Abschnitte.$A$12" calcext:value-type="string">
            <text:p>$Abschnitte.$A$12</text:p>
          </table:table-cell>
          <table:table-cell table:style-name="ce138" table:formula="of:=OFFSET(INDIRECT([.$D39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tekturen</text:p>
          </table:table-cell>
          <table:table-cell table:style-name="ce147" table:formula="of:=CONCATENATE(&quot;$Themenliste.$F$&quot;;MATCH([.$A39];[$Themenliste.$H$1:$Themenliste.$H$10005];0))" office:value-type="string" office:string-value="$Themenliste.$F$183" calcext:value-type="string">
            <text:p>$Themenliste.$F$18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9];OFFSET(INDIRECT([.$H39]);0;0;1);&quot;&quot;);IF(1 &lt; [.$I39];CHAR(10);&quot;&quot;);IF(1 &lt; [.$I39];OFFSET(INDIRECT([.$H39]);1;0;1);&quot;&quot;);IF(2 &lt; [.$I39];CHAR(10);&quot;&quot;);IF(2 &lt; [.$I39];OFFSET(INDIRECT([.$H39]);2;0;1);&quot;&quot;);IF(3 &lt; [.$I39];CHAR(10);&quot;&quot;);IF(3 &lt; [.$I39];OFFSET(INDIRECT([.$H39]);3;0;1);&quot;&quot;);IF(4 &lt; [.$I39];CHAR(10);&quot;&quot;);IF(4 &lt; [.$I39];OFFSET(INDIRECT([.$H39]);4;0;1);&quot;&quot;);IF(5 &lt; [.$I39];CHAR(10);&quot;&quot;);IF(5 &lt; [.$I39];OFFSET(INDIRECT([.$H39]);5;0;1);&quot;&quot;);IF(6 &lt; [.$I39];CHAR(10);&quot;&quot;);IF(6 &lt; [.$I39];OFFSET(INDIRECT([.$H39]);6;0;1);&quot;&quot;);IF(7 &lt; [.$I39];CHAR(10);&quot;&quot;);IF(7 &lt; [.$I39];OFFSET(INDIRECT([.$H39]);7;0;1);&quot;&quot;);IF(8 &lt; [.$I39];CHAR(10);&quot;&quot;);IF(8 &lt; [.$I39];OFFSET(INDIRECT([.$H39]);8;0;1);&quot;&quot;);IF(9 &lt; [.$I39];CHAR(10);&quot;&quot;);IF(9 &lt; [.$I39];OFFSET(INDIRECT([.$H39]);9;0;1);&quot;&quot;);IF(10 &lt; [.$I39];CHAR(10);&quot;&quot;);IF(10 &lt; [.$I39];OFFSET(INDIRECT([.$H39]);10;0;1);&quot;&quot;);IF(11 &lt; [.$I39];CHAR(10);&quot;&quot;);IF(11 &lt; [.$I39];OFFSET(INDIRECT([.$H39]);11;0;1);&quot;&quot;);IF(12 &lt; [.$I39];CHAR(10);&quot;&quot;);IF(12 &lt; [.$I39];OFFSET(INDIRECT([.$H39]);12;0;1);&quot;&quot;)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</table:table-cell>
          <table:table-cell table:style-name="ce154" table:formula="of:=OFFSET(INDIRECT([.$D39]);0;4;1)" office:value-type="boolean" office:boolean-value="false" calcext:value-type="boolean">
            <text:p>FALSCH</text:p>
          </table:table-cell>
          <table:table-cell table:style-name="ce154" table:formula="of:=OFFSET(INDIRECT([.$D39]);0;3;1)" office:value-type="boolean" office:boolean-value="true" calcext:value-type="boolean">
            <text:p>WAHR</text:p>
          </table:table-cell>
          <table:table-cell table:style-name="ce156" table:formula="of:=(IF(OR(0;IF(0 &lt; [.$I39];OFFSET(INDIRECT([.$H39]);0;5;1);0);IF(1 &lt; [.$I39];OFFSET(INDIRECT([.$H39]);1;5;1);0);IF(2 &lt; [.$I39];OFFSET(INDIRECT([.$H39]);2;5;1);0);IF(3 &lt; [.$I39];OFFSET(INDIRECT([.$H39]);3;5;1);0);IF(4 &lt; [.$I39];OFFSET(INDIRECT([.$H39]);4;5;1);0);IF(5 &lt; [.$I39];OFFSET(INDIRECT([.$H39]);5;5;1);0);IF(6 &lt; [.$I39];OFFSET(INDIRECT([.$H39]);6;5;1);0);IF(7 &lt; [.$I39];OFFSET(INDIRECT([.$H39]);7;5;1);0);IF(8 &lt; [.$I39];OFFSET(INDIRECT([.$H39]);8;5;1);0);IF(9 &lt; [.$I39];OFFSET(INDIRECT([.$H39]);9;5;1);0);IF(10 &lt; [.$I39];OFFSET(INDIRECT([.$H39]);10;5;1);0);IF(11 &lt; [.$I39];OFFSET(INDIRECT([.$H39]);11;5;1);0);IF(12 &lt; [.$I39];OFFSET(INDIRECT([.$H39]);12;5;1);0));1;0))" office:value-type="boolean" office:boolean-value="false" calcext:value-type="boolean">
            <text:p>FALSCH</text:p>
          </table:table-cell>
          <table:table-cell table:style-name="ce156" table:formula="of:=(IF(OR(0;IF(0 &lt; [.$I39];OFFSET(INDIRECT([.$H39]);0;6;1);0);IF(1 &lt; [.$I39];OFFSET(INDIRECT([.$H39]);1;6;1);0);IF(2 &lt; [.$I39];OFFSET(INDIRECT([.$H39]);2;6;1);0);IF(3 &lt; [.$I39];OFFSET(INDIRECT([.$H39]);3;6;1);0);IF(4 &lt; [.$I39];OFFSET(INDIRECT([.$H39]);4;6;1);0);IF(5 &lt; [.$I39];OFFSET(INDIRECT([.$H39]);5;6;1);0);IF(6 &lt; [.$I39];OFFSET(INDIRECT([.$H39]);6;6;1);0);IF(7 &lt; [.$I39];OFFSET(INDIRECT([.$H39]);7;6;1);0);IF(8 &lt; [.$I39];OFFSET(INDIRECT([.$H39]);8;6;1);0);IF(9 &lt; [.$I39];OFFSET(INDIRECT([.$H39]);9;6;1);0);IF(10 &lt; [.$I39];OFFSET(INDIRECT([.$H39]);10;6;1);0);IF(11 &lt; [.$I39];OFFSET(INDIRECT([.$H39]);11;6;1);0);IF(12 &lt; [.$I39];OFFSET(INDIRECT([.$H39]);12;6;1);0));1;0))" office:value-type="boolean" office:boolean-value="true" calcext:value-type="boolean">
            <text:p>WAHR</text:p>
          </table:table-cell>
          <table:table-cell table:style-name="ce156" table:formula="of:=(IF(OR(0;IF(0 &lt; [.$I39];OFFSET(INDIRECT([.$H39]);0;7;1);0);IF(1 &lt; [.$I39];OFFSET(INDIRECT([.$H39]);1;7;1);0);IF(2 &lt; [.$I39];OFFSET(INDIRECT([.$H39]);2;7;1);0);IF(3 &lt; [.$I39];OFFSET(INDIRECT([.$H39]);3;7;1);0);IF(4 &lt; [.$I39];OFFSET(INDIRECT([.$H39]);4;7;1);0);IF(5 &lt; [.$I39];OFFSET(INDIRECT([.$H39]);5;7;1);0);IF(6 &lt; [.$I39];OFFSET(INDIRECT([.$H39]);6;7;1);0);IF(7 &lt; [.$I39];OFFSET(INDIRECT([.$H39]);7;7;1);0);IF(8 &lt; [.$I39];OFFSET(INDIRECT([.$H39]);8;7;1);0);IF(9 &lt; [.$I39];OFFSET(INDIRECT([.$H39]);9;7;1);0);IF(10 &lt; [.$I39];OFFSET(INDIRECT([.$H39]);10;7;1);0);IF(11 &lt; [.$I39];OFFSET(INDIRECT([.$H39]);11;7;1);0);IF(12 &lt; [.$I39];OFFSET(INDIRECT([.$H3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4">
          <table:table-cell table:formula="of:=(1000*[.$B40])+[.$F40]" office:value-type="float" office:value="11002" calcext:value-type="float">
            <text:p>11002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138" table:formula="of:=OFFSET(INDIRECT([.$D40]);0;1;1)" office:value-type="float" office:value="8" calcext:value-type="float">
            <text:p>8</text:p>
          </table:table-cell>
          <table:table-cell table:style-name="ce140" table:formula="of:=CONCATENATE(SUBSTITUTE(FORMULA([.$B40]);&quot;=&quot;;&quot;&quot;;1))" office:value-type="string" office:string-value="$Abschnitte.$A$12" calcext:value-type="string">
            <text:p>$Abschnitte.$A$12</text:p>
          </table:table-cell>
          <table:table-cell table:style-name="ce138" table:formula="of:=OFFSET(INDIRECT([.$D40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en und Schnittstellen</text:p>
          </table:table-cell>
          <table:table-cell table:style-name="ce147" table:formula="of:=CONCATENATE(&quot;$Themenliste.$F$&quot;;MATCH([.$A40];[$Themenliste.$H$1:$Themenliste.$H$10005];0))" office:value-type="string" office:string-value="$Themenliste.$F$188" calcext:value-type="string">
            <text:p>$Themenliste.$F$188</text:p>
          </table:table-cell>
          <table:table-cell table:style-name="ce150" office:value-type="float" office:value="8" calcext:value-type="float">
            <text:p>8</text:p>
          </table:table-cell>
          <table:table-cell table:style-name="ce147" table:formula="of:=CONCATENATE(IF(0 &lt; [.$I40];OFFSET(INDIRECT([.$H40]);0;0;1);&quot;&quot;);IF(1 &lt; [.$I40];CHAR(10);&quot;&quot;);IF(1 &lt; [.$I40];OFFSET(INDIRECT([.$H40]);1;0;1);&quot;&quot;);IF(2 &lt; [.$I40];CHAR(10);&quot;&quot;);IF(2 &lt; [.$I40];OFFSET(INDIRECT([.$H40]);2;0;1);&quot;&quot;);IF(3 &lt; [.$I40];CHAR(10);&quot;&quot;);IF(3 &lt; [.$I40];OFFSET(INDIRECT([.$H40]);3;0;1);&quot;&quot;);IF(4 &lt; [.$I40];CHAR(10);&quot;&quot;);IF(4 &lt; [.$I40];OFFSET(INDIRECT([.$H40]);4;0;1);&quot;&quot;);IF(5 &lt; [.$I40];CHAR(10);&quot;&quot;);IF(5 &lt; [.$I40];OFFSET(INDIRECT([.$H40]);5;0;1);&quot;&quot;);IF(6 &lt; [.$I40];CHAR(10);&quot;&quot;);IF(6 &lt; [.$I40];OFFSET(INDIRECT([.$H40]);6;0;1);&quot;&quot;);IF(7 &lt; [.$I40];CHAR(10);&quot;&quot;);IF(7 &lt; [.$I40];OFFSET(INDIRECT([.$H40]);7;0;1);&quot;&quot;);IF(8 &lt; [.$I40];CHAR(10);&quot;&quot;);IF(8 &lt; [.$I40];OFFSET(INDIRECT([.$H40]);8;0;1);&quot;&quot;);IF(9 &lt; [.$I40];CHAR(10);&quot;&quot;);IF(9 &lt; [.$I40];OFFSET(INDIRECT([.$H40]);9;0;1);&quot;&quot;);IF(10 &lt; [.$I40];CHAR(10);&quot;&quot;);IF(10 &lt; [.$I40];OFFSET(INDIRECT([.$H40]);10;0;1);&quot;&quot;);IF(11 &lt; [.$I40];CHAR(10);&quot;&quot;);IF(11 &lt; [.$I40];OFFSET(INDIRECT([.$H40]);11;0;1);&quot;&quot;);IF(12 &lt; [.$I40];CHAR(10);&quot;&quot;);IF(12 &lt; [.$I40];OFFSET(INDIRECT([.$H40]);12;0;1);&quot;&quot;))" office:value-type="string" office:string-value="a) Datenbankprodukte aufgabengerecht auswählen&#10;b) Datenbankstrukturen, insbesondere logische Struktur der Daten, Objekte, Attribute, Relationen und Zugriffsmethoden, festlegen sowie Schlüssel definieren&#10;c) Sicherheitsmechanismen, insbesondere Zugriffsmöglichkeiten und -rechte, festlegen und implementieren&#10;d) Werkzeuge zur Sicherstellung der Datenintegrität implementieren&#10;e) Datenbanksysteme testen und optimieren&#10;f) Datenbestände strukturieren und in eine Datenbank übernehmen&#10;g) Abfragen und Berichte von Datenbeständen unter Nutzung einer Abfragesprache erstellen&#10;h) Schnittstellenprogramme in einer Datenbankprogrammiersprache erstellen" calcext:value-type="string">
            <text:p>a) Datenbankprodukte aufgabengerecht auswählen</text:p>
            <text:p>b) Datenbankstrukturen, insbesondere logische Struktur der Daten, Objekte, Attribute, Relationen und Zugriffsmethoden, festlegen sowie Schlüssel definieren</text:p>
            <text:p>c) Sicherheitsmechanismen, insbesondere Zugriffsmöglichkeiten und -rechte, festlegen und implementieren</text:p>
            <text:p>d) Werkzeuge zur Sicherstellung der Datenintegrität implementieren</text:p>
            <text:p>e) Datenbanksysteme testen und optimieren</text:p>
            <text:p>f) Datenbestände strukturieren und in eine Datenbank übernehmen</text:p>
            <text:p>g) Abfragen und Berichte von Datenbeständen unter Nutzung einer Abfragesprache erstellen</text:p>
            <text:p>h) Schnittstellenprogramme in einer Datenbankprogrammiersprache erstellen</text:p>
          </table:table-cell>
          <table:table-cell table:style-name="ce154" table:formula="of:=OFFSET(INDIRECT([.$D40]);0;4;1)" office:value-type="boolean" office:boolean-value="false" calcext:value-type="boolean">
            <text:p>FALSCH</text:p>
          </table:table-cell>
          <table:table-cell table:style-name="ce154" table:formula="of:=OFFSET(INDIRECT([.$D40]);0;3;1)" office:value-type="boolean" office:boolean-value="true" calcext:value-type="boolean">
            <text:p>WAHR</text:p>
          </table:table-cell>
          <table:table-cell table:style-name="ce156" table:formula="of:=(IF(OR(0;IF(0 &lt; [.$I40];OFFSET(INDIRECT([.$H40]);0;5;1);0);IF(1 &lt; [.$I40];OFFSET(INDIRECT([.$H40]);1;5;1);0);IF(2 &lt; [.$I40];OFFSET(INDIRECT([.$H40]);2;5;1);0);IF(3 &lt; [.$I40];OFFSET(INDIRECT([.$H40]);3;5;1);0);IF(4 &lt; [.$I40];OFFSET(INDIRECT([.$H40]);4;5;1);0);IF(5 &lt; [.$I40];OFFSET(INDIRECT([.$H40]);5;5;1);0);IF(6 &lt; [.$I40];OFFSET(INDIRECT([.$H40]);6;5;1);0);IF(7 &lt; [.$I40];OFFSET(INDIRECT([.$H40]);7;5;1);0);IF(8 &lt; [.$I40];OFFSET(INDIRECT([.$H40]);8;5;1);0);IF(9 &lt; [.$I40];OFFSET(INDIRECT([.$H40]);9;5;1);0);IF(10 &lt; [.$I40];OFFSET(INDIRECT([.$H40]);10;5;1);0);IF(11 &lt; [.$I40];OFFSET(INDIRECT([.$H40]);11;5;1);0);IF(12 &lt; [.$I40];OFFSET(INDIRECT([.$H40]);12;5;1);0));1;0))" office:value-type="boolean" office:boolean-value="false" calcext:value-type="boolean">
            <text:p>FALSCH</text:p>
          </table:table-cell>
          <table:table-cell table:style-name="ce156" table:formula="of:=(IF(OR(0;IF(0 &lt; [.$I40];OFFSET(INDIRECT([.$H40]);0;6;1);0);IF(1 &lt; [.$I40];OFFSET(INDIRECT([.$H40]);1;6;1);0);IF(2 &lt; [.$I40];OFFSET(INDIRECT([.$H40]);2;6;1);0);IF(3 &lt; [.$I40];OFFSET(INDIRECT([.$H40]);3;6;1);0);IF(4 &lt; [.$I40];OFFSET(INDIRECT([.$H40]);4;6;1);0);IF(5 &lt; [.$I40];OFFSET(INDIRECT([.$H40]);5;6;1);0);IF(6 &lt; [.$I40];OFFSET(INDIRECT([.$H40]);6;6;1);0);IF(7 &lt; [.$I40];OFFSET(INDIRECT([.$H40]);7;6;1);0);IF(8 &lt; [.$I40];OFFSET(INDIRECT([.$H40]);8;6;1);0);IF(9 &lt; [.$I40];OFFSET(INDIRECT([.$H40]);9;6;1);0);IF(10 &lt; [.$I40];OFFSET(INDIRECT([.$H40]);10;6;1);0);IF(11 &lt; [.$I40];OFFSET(INDIRECT([.$H40]);11;6;1);0);IF(12 &lt; [.$I40];OFFSET(INDIRECT([.$H40]);12;6;1);0));1;0))" office:value-type="boolean" office:boolean-value="true" calcext:value-type="boolean">
            <text:p>WAHR</text:p>
          </table:table-cell>
          <table:table-cell table:style-name="ce156" table:formula="of:=(IF(OR(0;IF(0 &lt; [.$I40];OFFSET(INDIRECT([.$H40]);0;7;1);0);IF(1 &lt; [.$I40];OFFSET(INDIRECT([.$H40]);1;7;1);0);IF(2 &lt; [.$I40];OFFSET(INDIRECT([.$H40]);2;7;1);0);IF(3 &lt; [.$I40];OFFSET(INDIRECT([.$H40]);3;7;1);0);IF(4 &lt; [.$I40];OFFSET(INDIRECT([.$H40]);4;7;1);0);IF(5 &lt; [.$I40];OFFSET(INDIRECT([.$H40]);5;7;1);0);IF(6 &lt; [.$I40];OFFSET(INDIRECT([.$H40]);6;7;1);0);IF(7 &lt; [.$I40];OFFSET(INDIRECT([.$H40]);7;7;1);0);IF(8 &lt; [.$I40];OFFSET(INDIRECT([.$H40]);8;7;1);0);IF(9 &lt; [.$I40];OFFSET(INDIRECT([.$H40]);9;7;1);0);IF(10 &lt; [.$I40];OFFSET(INDIRECT([.$H40]);10;7;1);0);IF(11 &lt; [.$I40];OFFSET(INDIRECT([.$H40]);11;7;1);0);IF(12 &lt; [.$I40];OFFSET(INDIRECT([.$H40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41])+[.$F41]" office:value-type="float" office:value="12001" calcext:value-type="float">
            <text:p>12001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1]);0;1;1)" office:value-type="float" office:value="9" calcext:value-type="float">
            <text:p>9</text:p>
          </table:table-cell>
          <table:table-cell table:style-name="ce140" table:formula="of:=CONCATENATE(SUBSTITUTE(FORMULA([.$B41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1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nspezifische Anpassung und Softwarepflege</text:p>
          </table:table-cell>
          <table:table-cell table:style-name="ce147" table:formula="of:=CONCATENATE(&quot;$Themenliste.$F$&quot;;MATCH([.$A41];[$Themenliste.$H$1:$Themenliste.$H$10005];0))" office:value-type="string" office:string-value="$Themenliste.$F$196" calcext:value-type="string">
            <text:p>$Themenliste.$F$196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1];OFFSET(INDIRECT([.$H41]);0;0;1);&quot;&quot;);IF(1 &lt; [.$I41];CHAR(10);&quot;&quot;);IF(1 &lt; [.$I41];OFFSET(INDIRECT([.$H41]);1;0;1);&quot;&quot;);IF(2 &lt; [.$I41];CHAR(10);&quot;&quot;);IF(2 &lt; [.$I41];OFFSET(INDIRECT([.$H41]);2;0;1);&quot;&quot;);IF(3 &lt; [.$I41];CHAR(10);&quot;&quot;);IF(3 &lt; [.$I41];OFFSET(INDIRECT([.$H41]);3;0;1);&quot;&quot;);IF(4 &lt; [.$I41];CHAR(10);&quot;&quot;);IF(4 &lt; [.$I41];OFFSET(INDIRECT([.$H41]);4;0;1);&quot;&quot;);IF(5 &lt; [.$I41];CHAR(10);&quot;&quot;);IF(5 &lt; [.$I41];OFFSET(INDIRECT([.$H41]);5;0;1);&quot;&quot;);IF(6 &lt; [.$I41];CHAR(10);&quot;&quot;);IF(6 &lt; [.$I41];OFFSET(INDIRECT([.$H41]);6;0;1);&quot;&quot;);IF(7 &lt; [.$I41];CHAR(10);&quot;&quot;);IF(7 &lt; [.$I41];OFFSET(INDIRECT([.$H41]);7;0;1);&quot;&quot;);IF(8 &lt; [.$I41];CHAR(10);&quot;&quot;);IF(8 &lt; [.$I41];OFFSET(INDIRECT([.$H41]);8;0;1);&quot;&quot;);IF(9 &lt; [.$I41];CHAR(10);&quot;&quot;);IF(9 &lt; [.$I41];OFFSET(INDIRECT([.$H41]);9;0;1);&quot;&quot;);IF(10 &lt; [.$I41];CHAR(10);&quot;&quot;);IF(10 &lt; [.$I41];OFFSET(INDIRECT([.$H41]);10;0;1);&quot;&quot;);IF(11 &lt; [.$I41];CHAR(10);&quot;&quot;);IF(11 &lt; [.$I41];OFFSET(INDIRECT([.$H41]);11;0;1);&quot;&quot;);IF(12 &lt; [.$I41];CHAR(10);&quot;&quot;);IF(12 &lt; [.$I41];OFFSET(INDIRECT([.$H41]);12;0;1);&quot;&quot;))" office:value-type="string" office:string-value="a) Anwendungslösungen entsprechend den kundenspezifischen Anforderungen einrichten, konfigurieren und anpassen&#10;b) Software an eine veränderte Umgebung anpassen und weiterentwickeln&#10;c) Anwendungslösungen mit Hilfe von Applikationssprachen erweitern&#10;d) Fehler beseitigen&#10;e) Konfigurationen verwalten" calcext:value-type="string">
            <text:p>a) Anwendungslösungen entsprechend den kundenspezifischen Anforderungen einrichten, konfigurieren und anpassen</text:p>
            <text:p>b) Software an eine veränderte Umgebung anpassen und weiterentwickeln</text:p>
            <text:p>c) Anwendungslösungen mit Hilfe von Applikationssprachen erweitern</text:p>
            <text:p>d) Fehler beseitigen</text:p>
            <text:p>e) Konfigurationen verwalten</text:p>
          </table:table-cell>
          <table:table-cell table:style-name="ce154" table:formula="of:=OFFSET(INDIRECT([.$D41]);0;4;1)" office:value-type="boolean" office:boolean-value="false" calcext:value-type="boolean">
            <text:p>FALSCH</text:p>
          </table:table-cell>
          <table:table-cell table:style-name="ce154" table:formula="of:=OFFSET(INDIRECT([.$D41]);0;3;1)" office:value-type="boolean" office:boolean-value="true" calcext:value-type="boolean">
            <text:p>WAHR</text:p>
          </table:table-cell>
          <table:table-cell table:style-name="ce156" table:formula="of:=(IF(OR(0;IF(0 &lt; [.$I41];OFFSET(INDIRECT([.$H41]);0;5;1);0);IF(1 &lt; [.$I41];OFFSET(INDIRECT([.$H41]);1;5;1);0);IF(2 &lt; [.$I41];OFFSET(INDIRECT([.$H41]);2;5;1);0);IF(3 &lt; [.$I41];OFFSET(INDIRECT([.$H41]);3;5;1);0);IF(4 &lt; [.$I41];OFFSET(INDIRECT([.$H41]);4;5;1);0);IF(5 &lt; [.$I41];OFFSET(INDIRECT([.$H41]);5;5;1);0);IF(6 &lt; [.$I41];OFFSET(INDIRECT([.$H41]);6;5;1);0);IF(7 &lt; [.$I41];OFFSET(INDIRECT([.$H41]);7;5;1);0);IF(8 &lt; [.$I41];OFFSET(INDIRECT([.$H41]);8;5;1);0);IF(9 &lt; [.$I41];OFFSET(INDIRECT([.$H41]);9;5;1);0);IF(10 &lt; [.$I41];OFFSET(INDIRECT([.$H41]);10;5;1);0);IF(11 &lt; [.$I41];OFFSET(INDIRECT([.$H41]);11;5;1);0);IF(12 &lt; [.$I41];OFFSET(INDIRECT([.$H41]);12;5;1);0));1;0))" office:value-type="boolean" office:boolean-value="false" calcext:value-type="boolean">
            <text:p>FALSCH</text:p>
          </table:table-cell>
          <table:table-cell table:style-name="ce156" table:formula="of:=(IF(OR(0;IF(0 &lt; [.$I41];OFFSET(INDIRECT([.$H41]);0;6;1);0);IF(1 &lt; [.$I41];OFFSET(INDIRECT([.$H41]);1;6;1);0);IF(2 &lt; [.$I41];OFFSET(INDIRECT([.$H41]);2;6;1);0);IF(3 &lt; [.$I41];OFFSET(INDIRECT([.$H41]);3;6;1);0);IF(4 &lt; [.$I41];OFFSET(INDIRECT([.$H41]);4;6;1);0);IF(5 &lt; [.$I41];OFFSET(INDIRECT([.$H41]);5;6;1);0);IF(6 &lt; [.$I41];OFFSET(INDIRECT([.$H41]);6;6;1);0);IF(7 &lt; [.$I41];OFFSET(INDIRECT([.$H41]);7;6;1);0);IF(8 &lt; [.$I41];OFFSET(INDIRECT([.$H41]);8;6;1);0);IF(9 &lt; [.$I41];OFFSET(INDIRECT([.$H41]);9;6;1);0);IF(10 &lt; [.$I41];OFFSET(INDIRECT([.$H41]);10;6;1);0);IF(11 &lt; [.$I41];OFFSET(INDIRECT([.$H41]);11;6;1);0);IF(12 &lt; [.$I41];OFFSET(INDIRECT([.$H41]);12;6;1);0));1;0))" office:value-type="boolean" office:boolean-value="true" calcext:value-type="boolean">
            <text:p>WAHR</text:p>
          </table:table-cell>
          <table:table-cell table:style-name="ce156" table:formula="of:=(IF(OR(0;IF(0 &lt; [.$I41];OFFSET(INDIRECT([.$H41]);0;7;1);0);IF(1 &lt; [.$I41];OFFSET(INDIRECT([.$H41]);1;7;1);0);IF(2 &lt; [.$I41];OFFSET(INDIRECT([.$H41]);2;7;1);0);IF(3 &lt; [.$I41];OFFSET(INDIRECT([.$H41]);3;7;1);0);IF(4 &lt; [.$I41];OFFSET(INDIRECT([.$H41]);4;7;1);0);IF(5 &lt; [.$I41];OFFSET(INDIRECT([.$H41]);5;7;1);0);IF(6 &lt; [.$I41];OFFSET(INDIRECT([.$H41]);6;7;1);0);IF(7 &lt; [.$I41];OFFSET(INDIRECT([.$H41]);7;7;1);0);IF(8 &lt; [.$I41];OFFSET(INDIRECT([.$H41]);8;7;1);0);IF(9 &lt; [.$I41];OFFSET(INDIRECT([.$H41]);9;7;1);0);IF(10 &lt; [.$I41];OFFSET(INDIRECT([.$H41]);10;7;1);0);IF(11 &lt; [.$I41];OFFSET(INDIRECT([.$H41]);11;7;1);0);IF(12 &lt; [.$I41];OFFSET(INDIRECT([.$H4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42])+[.$F42]" office:value-type="float" office:value="12002" calcext:value-type="float">
            <text:p>12002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2]);0;1;1)" office:value-type="float" office:value="9" calcext:value-type="float">
            <text:p>9</text:p>
          </table:table-cell>
          <table:table-cell table:style-name="ce140" table:formula="of:=CONCATENATE(SUBSTITUTE(FORMULA([.$B42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2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ienoberflächen</text:p>
          </table:table-cell>
          <table:table-cell table:style-name="ce147" table:formula="of:=CONCATENATE(&quot;$Themenliste.$F$&quot;;MATCH([.$A42];[$Themenliste.$H$1:$Themenliste.$H$10005];0))" office:value-type="string" office:string-value="$Themenliste.$F$201" calcext:value-type="string">
            <text:p>$Themenliste.$F$201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42];OFFSET(INDIRECT([.$H42]);0;0;1);&quot;&quot;);IF(1 &lt; [.$I42];CHAR(10);&quot;&quot;);IF(1 &lt; [.$I42];OFFSET(INDIRECT([.$H42]);1;0;1);&quot;&quot;);IF(2 &lt; [.$I42];CHAR(10);&quot;&quot;);IF(2 &lt; [.$I42];OFFSET(INDIRECT([.$H42]);2;0;1);&quot;&quot;);IF(3 &lt; [.$I42];CHAR(10);&quot;&quot;);IF(3 &lt; [.$I42];OFFSET(INDIRECT([.$H42]);3;0;1);&quot;&quot;);IF(4 &lt; [.$I42];CHAR(10);&quot;&quot;);IF(4 &lt; [.$I42];OFFSET(INDIRECT([.$H42]);4;0;1);&quot;&quot;);IF(5 &lt; [.$I42];CHAR(10);&quot;&quot;);IF(5 &lt; [.$I42];OFFSET(INDIRECT([.$H42]);5;0;1);&quot;&quot;);IF(6 &lt; [.$I42];CHAR(10);&quot;&quot;);IF(6 &lt; [.$I42];OFFSET(INDIRECT([.$H42]);6;0;1);&quot;&quot;);IF(7 &lt; [.$I42];CHAR(10);&quot;&quot;);IF(7 &lt; [.$I42];OFFSET(INDIRECT([.$H42]);7;0;1);&quot;&quot;);IF(8 &lt; [.$I42];CHAR(10);&quot;&quot;);IF(8 &lt; [.$I42];OFFSET(INDIRECT([.$H42]);8;0;1);&quot;&quot;);IF(9 &lt; [.$I42];CHAR(10);&quot;&quot;);IF(9 &lt; [.$I42];OFFSET(INDIRECT([.$H42]);9;0;1);&quot;&quot;);IF(10 &lt; [.$I42];CHAR(10);&quot;&quot;);IF(10 &lt; [.$I42];OFFSET(INDIRECT([.$H42]);10;0;1);&quot;&quot;);IF(11 &lt; [.$I42];CHAR(10);&quot;&quot;);IF(11 &lt; [.$I42];OFFSET(INDIRECT([.$H42]);11;0;1);&quot;&quot;);IF(12 &lt; [.$I42];CHAR(10);&quot;&quot;);IF(12 &lt; [.$I42];OFFSET(INDIRECT([.$H42]);12;0;1);&quot;&quot;)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</table:table-cell>
          <table:table-cell table:style-name="ce154" table:formula="of:=OFFSET(INDIRECT([.$D42]);0;4;1)" office:value-type="boolean" office:boolean-value="false" calcext:value-type="boolean">
            <text:p>FALSCH</text:p>
          </table:table-cell>
          <table:table-cell table:style-name="ce154" table:formula="of:=OFFSET(INDIRECT([.$D42]);0;3;1)" office:value-type="boolean" office:boolean-value="true" calcext:value-type="boolean">
            <text:p>WAHR</text:p>
          </table:table-cell>
          <table:table-cell table:style-name="ce156" table:formula="of:=(IF(OR(0;IF(0 &lt; [.$I42];OFFSET(INDIRECT([.$H42]);0;5;1);0);IF(1 &lt; [.$I42];OFFSET(INDIRECT([.$H42]);1;5;1);0);IF(2 &lt; [.$I42];OFFSET(INDIRECT([.$H42]);2;5;1);0);IF(3 &lt; [.$I42];OFFSET(INDIRECT([.$H42]);3;5;1);0);IF(4 &lt; [.$I42];OFFSET(INDIRECT([.$H42]);4;5;1);0);IF(5 &lt; [.$I42];OFFSET(INDIRECT([.$H42]);5;5;1);0);IF(6 &lt; [.$I42];OFFSET(INDIRECT([.$H42]);6;5;1);0);IF(7 &lt; [.$I42];OFFSET(INDIRECT([.$H42]);7;5;1);0);IF(8 &lt; [.$I42];OFFSET(INDIRECT([.$H42]);8;5;1);0);IF(9 &lt; [.$I42];OFFSET(INDIRECT([.$H42]);9;5;1);0);IF(10 &lt; [.$I42];OFFSET(INDIRECT([.$H42]);10;5;1);0);IF(11 &lt; [.$I42];OFFSET(INDIRECT([.$H42]);11;5;1);0);IF(12 &lt; [.$I42];OFFSET(INDIRECT([.$H42]);12;5;1);0));1;0))" office:value-type="boolean" office:boolean-value="false" calcext:value-type="boolean">
            <text:p>FALSCH</text:p>
          </table:table-cell>
          <table:table-cell table:style-name="ce156" table:formula="of:=(IF(OR(0;IF(0 &lt; [.$I42];OFFSET(INDIRECT([.$H42]);0;6;1);0);IF(1 &lt; [.$I42];OFFSET(INDIRECT([.$H42]);1;6;1);0);IF(2 &lt; [.$I42];OFFSET(INDIRECT([.$H42]);2;6;1);0);IF(3 &lt; [.$I42];OFFSET(INDIRECT([.$H42]);3;6;1);0);IF(4 &lt; [.$I42];OFFSET(INDIRECT([.$H42]);4;6;1);0);IF(5 &lt; [.$I42];OFFSET(INDIRECT([.$H42]);5;6;1);0);IF(6 &lt; [.$I42];OFFSET(INDIRECT([.$H42]);6;6;1);0);IF(7 &lt; [.$I42];OFFSET(INDIRECT([.$H42]);7;6;1);0);IF(8 &lt; [.$I42];OFFSET(INDIRECT([.$H42]);8;6;1);0);IF(9 &lt; [.$I42];OFFSET(INDIRECT([.$H42]);9;6;1);0);IF(10 &lt; [.$I42];OFFSET(INDIRECT([.$H42]);10;6;1);0);IF(11 &lt; [.$I42];OFFSET(INDIRECT([.$H42]);11;6;1);0);IF(12 &lt; [.$I42];OFFSET(INDIRECT([.$H42]);12;6;1);0));1;0))" office:value-type="boolean" office:boolean-value="true" calcext:value-type="boolean">
            <text:p>WAHR</text:p>
          </table:table-cell>
          <table:table-cell table:style-name="ce156" table:formula="of:=(IF(OR(0;IF(0 &lt; [.$I42];OFFSET(INDIRECT([.$H42]);0;7;1);0);IF(1 &lt; [.$I42];OFFSET(INDIRECT([.$H42]);1;7;1);0);IF(2 &lt; [.$I42];OFFSET(INDIRECT([.$H42]);2;7;1);0);IF(3 &lt; [.$I42];OFFSET(INDIRECT([.$H42]);3;7;1);0);IF(4 &lt; [.$I42];OFFSET(INDIRECT([.$H42]);4;7;1);0);IF(5 &lt; [.$I42];OFFSET(INDIRECT([.$H42]);5;7;1);0);IF(6 &lt; [.$I42];OFFSET(INDIRECT([.$H42]);6;7;1);0);IF(7 &lt; [.$I42];OFFSET(INDIRECT([.$H42]);7;7;1);0);IF(8 &lt; [.$I42];OFFSET(INDIRECT([.$H42]);8;7;1);0);IF(9 &lt; [.$I42];OFFSET(INDIRECT([.$H42]);9;7;1);0);IF(10 &lt; [.$I42];OFFSET(INDIRECT([.$H42]);10;7;1);0);IF(11 &lt; [.$I42];OFFSET(INDIRECT([.$H42]);11;7;1);0);IF(12 &lt; [.$I42];OFFSET(INDIRECT([.$H4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43])+[.$F43]" office:value-type="float" office:value="12003" calcext:value-type="float">
            <text:p>12003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3]);0;1;1)" office:value-type="float" office:value="9" calcext:value-type="float">
            <text:p>9</text:p>
          </table:table-cell>
          <table:table-cell table:style-name="ce140" table:formula="of:=CONCATENATE(SUBSTITUTE(FORMULA([.$B43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3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warebasierte Präsentationen</text:p>
          </table:table-cell>
          <table:table-cell table:style-name="ce147" table:formula="of:=CONCATENATE(&quot;$Themenliste.$F$&quot;;MATCH([.$A43];[$Themenliste.$H$1:$Themenliste.$H$10005];0))" office:value-type="string" office:string-value="$Themenliste.$F$204" calcext:value-type="string">
            <text:p>$Themenliste.$F$204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43];OFFSET(INDIRECT([.$H43]);0;0;1);&quot;&quot;);IF(1 &lt; [.$I43];CHAR(10);&quot;&quot;);IF(1 &lt; [.$I43];OFFSET(INDIRECT([.$H43]);1;0;1);&quot;&quot;);IF(2 &lt; [.$I43];CHAR(10);&quot;&quot;);IF(2 &lt; [.$I43];OFFSET(INDIRECT([.$H43]);2;0;1);&quot;&quot;);IF(3 &lt; [.$I43];CHAR(10);&quot;&quot;);IF(3 &lt; [.$I43];OFFSET(INDIRECT([.$H43]);3;0;1);&quot;&quot;);IF(4 &lt; [.$I43];CHAR(10);&quot;&quot;);IF(4 &lt; [.$I43];OFFSET(INDIRECT([.$H43]);4;0;1);&quot;&quot;);IF(5 &lt; [.$I43];CHAR(10);&quot;&quot;);IF(5 &lt; [.$I43];OFFSET(INDIRECT([.$H43]);5;0;1);&quot;&quot;);IF(6 &lt; [.$I43];CHAR(10);&quot;&quot;);IF(6 &lt; [.$I43];OFFSET(INDIRECT([.$H43]);6;0;1);&quot;&quot;);IF(7 &lt; [.$I43];CHAR(10);&quot;&quot;);IF(7 &lt; [.$I43];OFFSET(INDIRECT([.$H43]);7;0;1);&quot;&quot;);IF(8 &lt; [.$I43];CHAR(10);&quot;&quot;);IF(8 &lt; [.$I43];OFFSET(INDIRECT([.$H43]);8;0;1);&quot;&quot;);IF(9 &lt; [.$I43];CHAR(10);&quot;&quot;);IF(9 &lt; [.$I43];OFFSET(INDIRECT([.$H43]);9;0;1);&quot;&quot;);IF(10 &lt; [.$I43];CHAR(10);&quot;&quot;);IF(10 &lt; [.$I43];OFFSET(INDIRECT([.$H43]);10;0;1);&quot;&quot;);IF(11 &lt; [.$I43];CHAR(10);&quot;&quot;);IF(11 &lt; [.$I43];OFFSET(INDIRECT([.$H43]);11;0;1);&quot;&quot;);IF(12 &lt; [.$I43];CHAR(10);&quot;&quot;);IF(12 &lt; [.$I43];OFFSET(INDIRECT([.$H43]);12;0;1);&quot;&quot;))" office:value-type="string" office:string-value="a) Konzepte für softwarebasierte Präsentationen erstellen, insbesondere Abläufe festlegen sowie Ton, Bild und Text auswählen&#10;b) Ton, Bild und Text in eine Präsentation integrieren&#10;c) Präsentationen durchführen" calcext:value-type="string">
            <text:p>a) Konzepte für softwarebasierte Präsentationen erstellen, insbesondere Abläufe festlegen sowie Ton, Bild und Text auswählen</text:p>
            <text:p>b) Ton, Bild und Text in eine Präsentation integrieren</text:p>
            <text:p>c) Präsentationen durchführen</text:p>
          </table:table-cell>
          <table:table-cell table:style-name="ce154" table:formula="of:=OFFSET(INDIRECT([.$D43]);0;4;1)" office:value-type="boolean" office:boolean-value="false" calcext:value-type="boolean">
            <text:p>FALSCH</text:p>
          </table:table-cell>
          <table:table-cell table:style-name="ce154" table:formula="of:=OFFSET(INDIRECT([.$D43]);0;3;1)" office:value-type="boolean" office:boolean-value="true" calcext:value-type="boolean">
            <text:p>WAHR</text:p>
          </table:table-cell>
          <table:table-cell table:style-name="ce156" table:formula="of:=(IF(OR(0;IF(0 &lt; [.$I43];OFFSET(INDIRECT([.$H43]);0;5;1);0);IF(1 &lt; [.$I43];OFFSET(INDIRECT([.$H43]);1;5;1);0);IF(2 &lt; [.$I43];OFFSET(INDIRECT([.$H43]);2;5;1);0);IF(3 &lt; [.$I43];OFFSET(INDIRECT([.$H43]);3;5;1);0);IF(4 &lt; [.$I43];OFFSET(INDIRECT([.$H43]);4;5;1);0);IF(5 &lt; [.$I43];OFFSET(INDIRECT([.$H43]);5;5;1);0);IF(6 &lt; [.$I43];OFFSET(INDIRECT([.$H43]);6;5;1);0);IF(7 &lt; [.$I43];OFFSET(INDIRECT([.$H43]);7;5;1);0);IF(8 &lt; [.$I43];OFFSET(INDIRECT([.$H43]);8;5;1);0);IF(9 &lt; [.$I43];OFFSET(INDIRECT([.$H43]);9;5;1);0);IF(10 &lt; [.$I43];OFFSET(INDIRECT([.$H43]);10;5;1);0);IF(11 &lt; [.$I43];OFFSET(INDIRECT([.$H43]);11;5;1);0);IF(12 &lt; [.$I43];OFFSET(INDIRECT([.$H43]);12;5;1);0));1;0))" office:value-type="boolean" office:boolean-value="false" calcext:value-type="boolean">
            <text:p>FALSCH</text:p>
          </table:table-cell>
          <table:table-cell table:style-name="ce156" table:formula="of:=(IF(OR(0;IF(0 &lt; [.$I43];OFFSET(INDIRECT([.$H43]);0;6;1);0);IF(1 &lt; [.$I43];OFFSET(INDIRECT([.$H43]);1;6;1);0);IF(2 &lt; [.$I43];OFFSET(INDIRECT([.$H43]);2;6;1);0);IF(3 &lt; [.$I43];OFFSET(INDIRECT([.$H43]);3;6;1);0);IF(4 &lt; [.$I43];OFFSET(INDIRECT([.$H43]);4;6;1);0);IF(5 &lt; [.$I43];OFFSET(INDIRECT([.$H43]);5;6;1);0);IF(6 &lt; [.$I43];OFFSET(INDIRECT([.$H43]);6;6;1);0);IF(7 &lt; [.$I43];OFFSET(INDIRECT([.$H43]);7;6;1);0);IF(8 &lt; [.$I43];OFFSET(INDIRECT([.$H43]);8;6;1);0);IF(9 &lt; [.$I43];OFFSET(INDIRECT([.$H43]);9;6;1);0);IF(10 &lt; [.$I43];OFFSET(INDIRECT([.$H43]);10;6;1);0);IF(11 &lt; [.$I43];OFFSET(INDIRECT([.$H43]);11;6;1);0);IF(12 &lt; [.$I43];OFFSET(INDIRECT([.$H43]);12;6;1);0));1;0))" office:value-type="boolean" office:boolean-value="true" calcext:value-type="boolean">
            <text:p>WAHR</text:p>
          </table:table-cell>
          <table:table-cell table:style-name="ce156" table:formula="of:=(IF(OR(0;IF(0 &lt; [.$I43];OFFSET(INDIRECT([.$H43]);0;7;1);0);IF(1 &lt; [.$I43];OFFSET(INDIRECT([.$H43]);1;7;1);0);IF(2 &lt; [.$I43];OFFSET(INDIRECT([.$H43]);2;7;1);0);IF(3 &lt; [.$I43];OFFSET(INDIRECT([.$H43]);3;7;1);0);IF(4 &lt; [.$I43];OFFSET(INDIRECT([.$H43]);4;7;1);0);IF(5 &lt; [.$I43];OFFSET(INDIRECT([.$H43]);5;7;1);0);IF(6 &lt; [.$I43];OFFSET(INDIRECT([.$H43]);6;7;1);0);IF(7 &lt; [.$I43];OFFSET(INDIRECT([.$H43]);7;7;1);0);IF(8 &lt; [.$I43];OFFSET(INDIRECT([.$H43]);8;7;1);0);IF(9 &lt; [.$I43];OFFSET(INDIRECT([.$H43]);9;7;1);0);IF(10 &lt; [.$I43];OFFSET(INDIRECT([.$H43]);10;7;1);0);IF(11 &lt; [.$I43];OFFSET(INDIRECT([.$H43]);11;7;1);0);IF(12 &lt; [.$I43];OFFSET(INDIRECT([.$H4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44])+[.$F44]" office:value-type="float" office:value="12004" calcext:value-type="float">
            <text:p>12004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4]);0;1;1)" office:value-type="float" office:value="9" calcext:value-type="float">
            <text:p>9</text:p>
          </table:table-cell>
          <table:table-cell table:style-name="ce140" table:formula="of:=CONCATENATE(SUBSTITUTE(FORMULA([.$B44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4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s Marketing</text:p>
          </table:table-cell>
          <table:table-cell table:style-name="ce147" table:formula="of:=CONCATENATE(&quot;$Themenliste.$F$&quot;;MATCH([.$A44];[$Themenliste.$H$1:$Themenliste.$H$10005];0))" office:value-type="string" office:string-value="$Themenliste.$F$207" calcext:value-type="string">
            <text:p>$Themenliste.$F$207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4];OFFSET(INDIRECT([.$H44]);0;0;1);&quot;&quot;);IF(1 &lt; [.$I44];CHAR(10);&quot;&quot;);IF(1 &lt; [.$I44];OFFSET(INDIRECT([.$H44]);1;0;1);&quot;&quot;);IF(2 &lt; [.$I44];CHAR(10);&quot;&quot;);IF(2 &lt; [.$I44];OFFSET(INDIRECT([.$H44]);2;0;1);&quot;&quot;);IF(3 &lt; [.$I44];CHAR(10);&quot;&quot;);IF(3 &lt; [.$I44];OFFSET(INDIRECT([.$H44]);3;0;1);&quot;&quot;);IF(4 &lt; [.$I44];CHAR(10);&quot;&quot;);IF(4 &lt; [.$I44];OFFSET(INDIRECT([.$H44]);4;0;1);&quot;&quot;);IF(5 &lt; [.$I44];CHAR(10);&quot;&quot;);IF(5 &lt; [.$I44];OFFSET(INDIRECT([.$H44]);5;0;1);&quot;&quot;);IF(6 &lt; [.$I44];CHAR(10);&quot;&quot;);IF(6 &lt; [.$I44];OFFSET(INDIRECT([.$H44]);6;0;1);&quot;&quot;);IF(7 &lt; [.$I44];CHAR(10);&quot;&quot;);IF(7 &lt; [.$I44];OFFSET(INDIRECT([.$H44]);7;0;1);&quot;&quot;);IF(8 &lt; [.$I44];CHAR(10);&quot;&quot;);IF(8 &lt; [.$I44];OFFSET(INDIRECT([.$H44]);8;0;1);&quot;&quot;);IF(9 &lt; [.$I44];CHAR(10);&quot;&quot;);IF(9 &lt; [.$I44];OFFSET(INDIRECT([.$H44]);9;0;1);&quot;&quot;);IF(10 &lt; [.$I44];CHAR(10);&quot;&quot;);IF(10 &lt; [.$I44];OFFSET(INDIRECT([.$H44]);10;0;1);&quot;&quot;);IF(11 &lt; [.$I44];CHAR(10);&quot;&quot;);IF(11 &lt; [.$I44];OFFSET(INDIRECT([.$H44]);11;0;1);&quot;&quot;);IF(12 &lt; [.$I44];CHAR(10);&quot;&quot;);IF(12 &lt; [.$I44];OFFSET(INDIRECT([.$H44]);12;0;1);&quot;&quot;))" office:value-type="string" office:string-value="a) Leistungsumfang und Spezifikationen erstellter Anwendungslösungen kundengerecht dokumentieren&#10;b) Anwendungslösungen und Dokumentationen für den Vertrieb bereitstellen&#10;c) Anwendungslösungen präsentieren&#10;d) Bedienungsunterlagen und Hilfe-Programme zur Benutzerunterstützung bereitstellen sowie Systeme zur interaktiven Benutzerunterstützung einrichten&#10;e) auf Benutzerprobleme eingehen, Vorschläge zur Problembeseitigung unterbreiten" calcext:value-type="string">
            <text:p>a) Leistungsumfang und Spezifikationen erstellter Anwendungslösungen kundengerecht dokumentieren</text:p>
            <text:p>b) Anwendungslösungen und Dokumentationen für den Vertrieb bereitstellen</text:p>
            <text:p>c) Anwendungslösungen präsentieren</text:p>
            <text:p>d) Bedienungsunterlagen und Hilfe-Programme zur Benutzerunterstützung bereitstellen sowie Systeme zur interaktiven Benutzerunterstützung einrichten</text:p>
            <text:p>e) auf Benutzerprobleme eingehen, Vorschläge zur Problembeseitigung unterbreiten</text:p>
          </table:table-cell>
          <table:table-cell table:style-name="ce154" table:formula="of:=OFFSET(INDIRECT([.$D44]);0;4;1)" office:value-type="boolean" office:boolean-value="false" calcext:value-type="boolean">
            <text:p>FALSCH</text:p>
          </table:table-cell>
          <table:table-cell table:style-name="ce154" table:formula="of:=OFFSET(INDIRECT([.$D44]);0;3;1)" office:value-type="boolean" office:boolean-value="true" calcext:value-type="boolean">
            <text:p>WAHR</text:p>
          </table:table-cell>
          <table:table-cell table:style-name="ce156" table:formula="of:=(IF(OR(0;IF(0 &lt; [.$I44];OFFSET(INDIRECT([.$H44]);0;5;1);0);IF(1 &lt; [.$I44];OFFSET(INDIRECT([.$H44]);1;5;1);0);IF(2 &lt; [.$I44];OFFSET(INDIRECT([.$H44]);2;5;1);0);IF(3 &lt; [.$I44];OFFSET(INDIRECT([.$H44]);3;5;1);0);IF(4 &lt; [.$I44];OFFSET(INDIRECT([.$H44]);4;5;1);0);IF(5 &lt; [.$I44];OFFSET(INDIRECT([.$H44]);5;5;1);0);IF(6 &lt; [.$I44];OFFSET(INDIRECT([.$H44]);6;5;1);0);IF(7 &lt; [.$I44];OFFSET(INDIRECT([.$H44]);7;5;1);0);IF(8 &lt; [.$I44];OFFSET(INDIRECT([.$H44]);8;5;1);0);IF(9 &lt; [.$I44];OFFSET(INDIRECT([.$H44]);9;5;1);0);IF(10 &lt; [.$I44];OFFSET(INDIRECT([.$H44]);10;5;1);0);IF(11 &lt; [.$I44];OFFSET(INDIRECT([.$H44]);11;5;1);0);IF(12 &lt; [.$I44];OFFSET(INDIRECT([.$H44]);12;5;1);0));1;0))" office:value-type="boolean" office:boolean-value="false" calcext:value-type="boolean">
            <text:p>FALSCH</text:p>
          </table:table-cell>
          <table:table-cell table:style-name="ce156" table:formula="of:=(IF(OR(0;IF(0 &lt; [.$I44];OFFSET(INDIRECT([.$H44]);0;6;1);0);IF(1 &lt; [.$I44];OFFSET(INDIRECT([.$H44]);1;6;1);0);IF(2 &lt; [.$I44];OFFSET(INDIRECT([.$H44]);2;6;1);0);IF(3 &lt; [.$I44];OFFSET(INDIRECT([.$H44]);3;6;1);0);IF(4 &lt; [.$I44];OFFSET(INDIRECT([.$H44]);4;6;1);0);IF(5 &lt; [.$I44];OFFSET(INDIRECT([.$H44]);5;6;1);0);IF(6 &lt; [.$I44];OFFSET(INDIRECT([.$H44]);6;6;1);0);IF(7 &lt; [.$I44];OFFSET(INDIRECT([.$H44]);7;6;1);0);IF(8 &lt; [.$I44];OFFSET(INDIRECT([.$H44]);8;6;1);0);IF(9 &lt; [.$I44];OFFSET(INDIRECT([.$H44]);9;6;1);0);IF(10 &lt; [.$I44];OFFSET(INDIRECT([.$H44]);10;6;1);0);IF(11 &lt; [.$I44];OFFSET(INDIRECT([.$H44]);11;6;1);0);IF(12 &lt; [.$I44];OFFSET(INDIRECT([.$H44]);12;6;1);0));1;0))" office:value-type="boolean" office:boolean-value="false" calcext:value-type="boolean">
            <text:p>FALSCH</text:p>
          </table:table-cell>
          <table:table-cell table:style-name="ce156" table:formula="of:=(IF(OR(0;IF(0 &lt; [.$I44];OFFSET(INDIRECT([.$H44]);0;7;1);0);IF(1 &lt; [.$I44];OFFSET(INDIRECT([.$H44]);1;7;1);0);IF(2 &lt; [.$I44];OFFSET(INDIRECT([.$H44]);2;7;1);0);IF(3 &lt; [.$I44];OFFSET(INDIRECT([.$H44]);3;7;1);0);IF(4 &lt; [.$I44];OFFSET(INDIRECT([.$H44]);4;7;1);0);IF(5 &lt; [.$I44];OFFSET(INDIRECT([.$H44]);5;7;1);0);IF(6 &lt; [.$I44];OFFSET(INDIRECT([.$H44]);6;7;1);0);IF(7 &lt; [.$I44];OFFSET(INDIRECT([.$H44]);7;7;1);0);IF(8 &lt; [.$I44];OFFSET(INDIRECT([.$H44]);8;7;1);0);IF(9 &lt; [.$I44];OFFSET(INDIRECT([.$H44]);9;7;1);0);IF(10 &lt; [.$I44];OFFSET(INDIRECT([.$H44]);10;7;1);0);IF(11 &lt; [.$I44];OFFSET(INDIRECT([.$H44]);11;7;1);0);IF(12 &lt; [.$I44];OFFSET(INDIRECT([.$H4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6">
          <table:table-cell table:formula="of:=(1000*[.$B45])+[.$F45]" office:value-type="float" office:value="13001" calcext:value-type="float">
            <text:p>13001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5]);0;1;1)" office:value-type="float" office:value="10" calcext:value-type="float">
            <text:p>10</text:p>
          </table:table-cell>
          <table:table-cell table:style-name="ce140" table:formula="of:=CONCATENATE(SUBSTITUTE(FORMULA([.$B45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147" table:formula="of:=CONCATENATE(&quot;$Themenliste.$F$&quot;;MATCH([.$A45];[$Themenliste.$H$1:$Themenliste.$H$10005];0))" office:value-type="string" office:string-value="$Themenliste.$F$212" calcext:value-type="string">
            <text:p>$Themenliste.$F$212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5];OFFSET(INDIRECT([.$H45]);0;0;1);&quot;&quot;);IF(1 &lt; [.$I45];CHAR(10);&quot;&quot;);IF(1 &lt; [.$I45];OFFSET(INDIRECT([.$H45]);1;0;1);&quot;&quot;);IF(2 &lt; [.$I45];CHAR(10);&quot;&quot;);IF(2 &lt; [.$I45];OFFSET(INDIRECT([.$H45]);2;0;1);&quot;&quot;);IF(3 &lt; [.$I45];CHAR(10);&quot;&quot;);IF(3 &lt; [.$I45];OFFSET(INDIRECT([.$H45]);3;0;1);&quot;&quot;);IF(4 &lt; [.$I45];CHAR(10);&quot;&quot;);IF(4 &lt; [.$I45];OFFSET(INDIRECT([.$H45]);4;0;1);&quot;&quot;);IF(5 &lt; [.$I45];CHAR(10);&quot;&quot;);IF(5 &lt; [.$I45];OFFSET(INDIRECT([.$H45]);5;0;1);&quot;&quot;);IF(6 &lt; [.$I45];CHAR(10);&quot;&quot;);IF(6 &lt; [.$I45];OFFSET(INDIRECT([.$H45]);6;0;1);&quot;&quot;);IF(7 &lt; [.$I45];CHAR(10);&quot;&quot;);IF(7 &lt; [.$I45];OFFSET(INDIRECT([.$H45]);7;0;1);&quot;&quot;);IF(8 &lt; [.$I45];CHAR(10);&quot;&quot;);IF(8 &lt; [.$I45];OFFSET(INDIRECT([.$H45]);8;0;1);&quot;&quot;);IF(9 &lt; [.$I45];CHAR(10);&quot;&quot;);IF(9 &lt; [.$I45];OFFSET(INDIRECT([.$H45]);9;0;1);&quot;&quot;);IF(10 &lt; [.$I45];CHAR(10);&quot;&quot;);IF(10 &lt; [.$I45];OFFSET(INDIRECT([.$H45]);10;0;1);&quot;&quot;);IF(11 &lt; [.$I45];CHAR(10);&quot;&quot;);IF(11 &lt; [.$I45];OFFSET(INDIRECT([.$H45]);11;0;1);&quot;&quot;);IF(12 &lt; [.$I45];CHAR(10);&quot;&quot;);IF(12 &lt; [.$I45];OFFSET(INDIRECT([.$H45]);12;0;1);&quot;&quot;)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style-name="ce154" table:formula="of:=OFFSET(INDIRECT([.$D45]);0;4;1)" office:value-type="boolean" office:boolean-value="false" calcext:value-type="boolean">
            <text:p>FALSCH</text:p>
          </table:table-cell>
          <table:table-cell table:style-name="ce154" table:formula="of:=OFFSET(INDIRECT([.$D45]);0;3;1)" office:value-type="boolean" office:boolean-value="true" calcext:value-type="boolean">
            <text:p>WAHR</text:p>
          </table:table-cell>
          <table:table-cell table:style-name="ce156" table:formula="of:=(IF(OR(0;IF(0 &lt; [.$I45];OFFSET(INDIRECT([.$H45]);0;5;1);0);IF(1 &lt; [.$I45];OFFSET(INDIRECT([.$H45]);1;5;1);0);IF(2 &lt; [.$I45];OFFSET(INDIRECT([.$H45]);2;5;1);0);IF(3 &lt; [.$I45];OFFSET(INDIRECT([.$H45]);3;5;1);0);IF(4 &lt; [.$I45];OFFSET(INDIRECT([.$H45]);4;5;1);0);IF(5 &lt; [.$I45];OFFSET(INDIRECT([.$H45]);5;5;1);0);IF(6 &lt; [.$I45];OFFSET(INDIRECT([.$H45]);6;5;1);0);IF(7 &lt; [.$I45];OFFSET(INDIRECT([.$H45]);7;5;1);0);IF(8 &lt; [.$I45];OFFSET(INDIRECT([.$H45]);8;5;1);0);IF(9 &lt; [.$I45];OFFSET(INDIRECT([.$H45]);9;5;1);0);IF(10 &lt; [.$I45];OFFSET(INDIRECT([.$H45]);10;5;1);0);IF(11 &lt; [.$I45];OFFSET(INDIRECT([.$H45]);11;5;1);0);IF(12 &lt; [.$I45];OFFSET(INDIRECT([.$H45]);12;5;1);0));1;0))" office:value-type="boolean" office:boolean-value="false" calcext:value-type="boolean">
            <text:p>FALSCH</text:p>
          </table:table-cell>
          <table:table-cell table:style-name="ce156" table:formula="of:=(IF(OR(0;IF(0 &lt; [.$I45];OFFSET(INDIRECT([.$H45]);0;6;1);0);IF(1 &lt; [.$I45];OFFSET(INDIRECT([.$H45]);1;6;1);0);IF(2 &lt; [.$I45];OFFSET(INDIRECT([.$H45]);2;6;1);0);IF(3 &lt; [.$I45];OFFSET(INDIRECT([.$H45]);3;6;1);0);IF(4 &lt; [.$I45];OFFSET(INDIRECT([.$H45]);4;6;1);0);IF(5 &lt; [.$I45];OFFSET(INDIRECT([.$H45]);5;6;1);0);IF(6 &lt; [.$I45];OFFSET(INDIRECT([.$H45]);6;6;1);0);IF(7 &lt; [.$I45];OFFSET(INDIRECT([.$H45]);7;6;1);0);IF(8 &lt; [.$I45];OFFSET(INDIRECT([.$H45]);8;6;1);0);IF(9 &lt; [.$I45];OFFSET(INDIRECT([.$H45]);9;6;1);0);IF(10 &lt; [.$I45];OFFSET(INDIRECT([.$H45]);10;6;1);0);IF(11 &lt; [.$I45];OFFSET(INDIRECT([.$H45]);11;6;1);0);IF(12 &lt; [.$I45];OFFSET(INDIRECT([.$H45]);12;6;1);0));1;0))" office:value-type="boolean" office:boolean-value="false" calcext:value-type="boolean">
            <text:p>FALSCH</text:p>
          </table:table-cell>
          <table:table-cell table:style-name="ce156" table:formula="of:=(IF(OR(0;IF(0 &lt; [.$I45];OFFSET(INDIRECT([.$H45]);0;7;1);0);IF(1 &lt; [.$I45];OFFSET(INDIRECT([.$H45]);1;7;1);0);IF(2 &lt; [.$I45];OFFSET(INDIRECT([.$H45]);2;7;1);0);IF(3 &lt; [.$I45];OFFSET(INDIRECT([.$H45]);3;7;1);0);IF(4 &lt; [.$I45];OFFSET(INDIRECT([.$H45]);4;7;1);0);IF(5 &lt; [.$I45];OFFSET(INDIRECT([.$H45]);5;7;1);0);IF(6 &lt; [.$I45];OFFSET(INDIRECT([.$H45]);6;7;1);0);IF(7 &lt; [.$I45];OFFSET(INDIRECT([.$H45]);7;7;1);0);IF(8 &lt; [.$I45];OFFSET(INDIRECT([.$H45]);8;7;1);0);IF(9 &lt; [.$I45];OFFSET(INDIRECT([.$H45]);9;7;1);0);IF(10 &lt; [.$I45];OFFSET(INDIRECT([.$H45]);10;7;1);0);IF(11 &lt; [.$I45];OFFSET(INDIRECT([.$H45]);11;7;1);0);IF(12 &lt; [.$I45];OFFSET(INDIRECT([.$H4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46])+[.$F46]" office:value-type="float" office:value="13002" calcext:value-type="float">
            <text:p>13002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6]);0;1;1)" office:value-type="float" office:value="10" calcext:value-type="float">
            <text:p>10</text:p>
          </table:table-cell>
          <table:table-cell table:style-name="ce140" table:formula="of:=CONCATENATE(SUBSTITUTE(FORMULA([.$B46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planung</text:p>
          </table:table-cell>
          <table:table-cell table:style-name="ce147" table:formula="of:=CONCATENATE(&quot;$Themenliste.$F$&quot;;MATCH([.$A46];[$Themenliste.$H$1:$Themenliste.$H$10005];0))" office:value-type="string" office:string-value="$Themenliste.$F$217" calcext:value-type="string">
            <text:p>$Themenliste.$F$217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46];OFFSET(INDIRECT([.$H46]);0;0;1);&quot;&quot;);IF(1 &lt; [.$I46];CHAR(10);&quot;&quot;);IF(1 &lt; [.$I46];OFFSET(INDIRECT([.$H46]);1;0;1);&quot;&quot;);IF(2 &lt; [.$I46];CHAR(10);&quot;&quot;);IF(2 &lt; [.$I46];OFFSET(INDIRECT([.$H46]);2;0;1);&quot;&quot;);IF(3 &lt; [.$I46];CHAR(10);&quot;&quot;);IF(3 &lt; [.$I46];OFFSET(INDIRECT([.$H46]);3;0;1);&quot;&quot;);IF(4 &lt; [.$I46];CHAR(10);&quot;&quot;);IF(4 &lt; [.$I46];OFFSET(INDIRECT([.$H46]);4;0;1);&quot;&quot;);IF(5 &lt; [.$I46];CHAR(10);&quot;&quot;);IF(5 &lt; [.$I46];OFFSET(INDIRECT([.$H46]);5;0;1);&quot;&quot;);IF(6 &lt; [.$I46];CHAR(10);&quot;&quot;);IF(6 &lt; [.$I46];OFFSET(INDIRECT([.$H46]);6;0;1);&quot;&quot;);IF(7 &lt; [.$I46];CHAR(10);&quot;&quot;);IF(7 &lt; [.$I46];OFFSET(INDIRECT([.$H46]);7;0;1);&quot;&quot;);IF(8 &lt; [.$I46];CHAR(10);&quot;&quot;);IF(8 &lt; [.$I46];OFFSET(INDIRECT([.$H46]);8;0;1);&quot;&quot;);IF(9 &lt; [.$I46];CHAR(10);&quot;&quot;);IF(9 &lt; [.$I46];OFFSET(INDIRECT([.$H46]);9;0;1);&quot;&quot;);IF(10 &lt; [.$I46];CHAR(10);&quot;&quot;);IF(10 &lt; [.$I46];OFFSET(INDIRECT([.$H46]);10;0;1);&quot;&quot;);IF(11 &lt; [.$I46];CHAR(10);&quot;&quot;);IF(11 &lt; [.$I46];OFFSET(INDIRECT([.$H46]);11;0;1);&quot;&quot;);IF(12 &lt; [.$I46];CHAR(10);&quot;&quot;);IF(12 &lt; [.$I46];OFFSET(INDIRECT([.$H46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style-name="ce154" table:formula="of:=OFFSET(INDIRECT([.$D46]);0;4;1)" office:value-type="boolean" office:boolean-value="false" calcext:value-type="boolean">
            <text:p>FALSCH</text:p>
          </table:table-cell>
          <table:table-cell table:style-name="ce154" table:formula="of:=OFFSET(INDIRECT([.$D46]);0;3;1)" office:value-type="boolean" office:boolean-value="true" calcext:value-type="boolean">
            <text:p>WAHR</text:p>
          </table:table-cell>
          <table:table-cell table:style-name="ce156" table:formula="of:=(IF(OR(0;IF(0 &lt; [.$I46];OFFSET(INDIRECT([.$H46]);0;5;1);0);IF(1 &lt; [.$I46];OFFSET(INDIRECT([.$H46]);1;5;1);0);IF(2 &lt; [.$I46];OFFSET(INDIRECT([.$H46]);2;5;1);0);IF(3 &lt; [.$I46];OFFSET(INDIRECT([.$H46]);3;5;1);0);IF(4 &lt; [.$I46];OFFSET(INDIRECT([.$H46]);4;5;1);0);IF(5 &lt; [.$I46];OFFSET(INDIRECT([.$H46]);5;5;1);0);IF(6 &lt; [.$I46];OFFSET(INDIRECT([.$H46]);6;5;1);0);IF(7 &lt; [.$I46];OFFSET(INDIRECT([.$H46]);7;5;1);0);IF(8 &lt; [.$I46];OFFSET(INDIRECT([.$H46]);8;5;1);0);IF(9 &lt; [.$I46];OFFSET(INDIRECT([.$H46]);9;5;1);0);IF(10 &lt; [.$I46];OFFSET(INDIRECT([.$H46]);10;5;1);0);IF(11 &lt; [.$I46];OFFSET(INDIRECT([.$H46]);11;5;1);0);IF(12 &lt; [.$I46];OFFSET(INDIRECT([.$H46]);12;5;1);0));1;0))" office:value-type="boolean" office:boolean-value="false" calcext:value-type="boolean">
            <text:p>FALSCH</text:p>
          </table:table-cell>
          <table:table-cell table:style-name="ce156" table:formula="of:=(IF(OR(0;IF(0 &lt; [.$I46];OFFSET(INDIRECT([.$H46]);0;6;1);0);IF(1 &lt; [.$I46];OFFSET(INDIRECT([.$H46]);1;6;1);0);IF(2 &lt; [.$I46];OFFSET(INDIRECT([.$H46]);2;6;1);0);IF(3 &lt; [.$I46];OFFSET(INDIRECT([.$H46]);3;6;1);0);IF(4 &lt; [.$I46];OFFSET(INDIRECT([.$H46]);4;6;1);0);IF(5 &lt; [.$I46];OFFSET(INDIRECT([.$H46]);5;6;1);0);IF(6 &lt; [.$I46];OFFSET(INDIRECT([.$H46]);6;6;1);0);IF(7 &lt; [.$I46];OFFSET(INDIRECT([.$H46]);7;6;1);0);IF(8 &lt; [.$I46];OFFSET(INDIRECT([.$H46]);8;6;1);0);IF(9 &lt; [.$I46];OFFSET(INDIRECT([.$H46]);9;6;1);0);IF(10 &lt; [.$I46];OFFSET(INDIRECT([.$H46]);10;6;1);0);IF(11 &lt; [.$I46];OFFSET(INDIRECT([.$H46]);11;6;1);0);IF(12 &lt; [.$I46];OFFSET(INDIRECT([.$H46]);12;6;1);0));1;0))" office:value-type="boolean" office:boolean-value="false" calcext:value-type="boolean">
            <text:p>FALSCH</text:p>
          </table:table-cell>
          <table:table-cell table:style-name="ce156" table:formula="of:=(IF(OR(0;IF(0 &lt; [.$I46];OFFSET(INDIRECT([.$H46]);0;7;1);0);IF(1 &lt; [.$I46];OFFSET(INDIRECT([.$H46]);1;7;1);0);IF(2 &lt; [.$I46];OFFSET(INDIRECT([.$H46]);2;7;1);0);IF(3 &lt; [.$I46];OFFSET(INDIRECT([.$H46]);3;7;1);0);IF(4 &lt; [.$I46];OFFSET(INDIRECT([.$H46]);4;7;1);0);IF(5 &lt; [.$I46];OFFSET(INDIRECT([.$H46]);5;7;1);0);IF(6 &lt; [.$I46];OFFSET(INDIRECT([.$H46]);6;7;1);0);IF(7 &lt; [.$I46];OFFSET(INDIRECT([.$H46]);7;7;1);0);IF(8 &lt; [.$I46];OFFSET(INDIRECT([.$H46]);8;7;1);0);IF(9 &lt; [.$I46];OFFSET(INDIRECT([.$H46]);9;7;1);0);IF(10 &lt; [.$I46];OFFSET(INDIRECT([.$H46]);10;7;1);0);IF(11 &lt; [.$I46];OFFSET(INDIRECT([.$H46]);11;7;1);0);IF(12 &lt; [.$I46];OFFSET(INDIRECT([.$H4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47])+[.$F47]" office:value-type="float" office:value="13003" calcext:value-type="float">
            <text:p>13003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7]);0;1;1)" office:value-type="float" office:value="10" calcext:value-type="float">
            <text:p>10</text:p>
          </table:table-cell>
          <table:table-cell table:style-name="ce140" table:formula="of:=CONCATENATE(SUBSTITUTE(FORMULA([.$B47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147" table:formula="of:=CONCATENATE(&quot;$Themenliste.$F$&quot;;MATCH([.$A47];[$Themenliste.$H$1:$Themenliste.$H$10005];0))" office:value-type="string" office:string-value="$Themenliste.$F$221" calcext:value-type="string">
            <text:p>$Themenliste.$F$221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7];OFFSET(INDIRECT([.$H47]);0;0;1);&quot;&quot;);IF(1 &lt; [.$I47];CHAR(10);&quot;&quot;);IF(1 &lt; [.$I47];OFFSET(INDIRECT([.$H47]);1;0;1);&quot;&quot;);IF(2 &lt; [.$I47];CHAR(10);&quot;&quot;);IF(2 &lt; [.$I47];OFFSET(INDIRECT([.$H47]);2;0;1);&quot;&quot;);IF(3 &lt; [.$I47];CHAR(10);&quot;&quot;);IF(3 &lt; [.$I47];OFFSET(INDIRECT([.$H47]);3;0;1);&quot;&quot;);IF(4 &lt; [.$I47];CHAR(10);&quot;&quot;);IF(4 &lt; [.$I47];OFFSET(INDIRECT([.$H47]);4;0;1);&quot;&quot;);IF(5 &lt; [.$I47];CHAR(10);&quot;&quot;);IF(5 &lt; [.$I47];OFFSET(INDIRECT([.$H47]);5;0;1);&quot;&quot;);IF(6 &lt; [.$I47];CHAR(10);&quot;&quot;);IF(6 &lt; [.$I47];OFFSET(INDIRECT([.$H47]);6;0;1);&quot;&quot;);IF(7 &lt; [.$I47];CHAR(10);&quot;&quot;);IF(7 &lt; [.$I47];OFFSET(INDIRECT([.$H47]);7;0;1);&quot;&quot;);IF(8 &lt; [.$I47];CHAR(10);&quot;&quot;);IF(8 &lt; [.$I47];OFFSET(INDIRECT([.$H47]);8;0;1);&quot;&quot;);IF(9 &lt; [.$I47];CHAR(10);&quot;&quot;);IF(9 &lt; [.$I47];OFFSET(INDIRECT([.$H47]);9;0;1);&quot;&quot;);IF(10 &lt; [.$I47];CHAR(10);&quot;&quot;);IF(10 &lt; [.$I47];OFFSET(INDIRECT([.$H47]);10;0;1);&quot;&quot;);IF(11 &lt; [.$I47];CHAR(10);&quot;&quot;);IF(11 &lt; [.$I47];OFFSET(INDIRECT([.$H47]);11;0;1);&quot;&quot;);IF(12 &lt; [.$I47];CHAR(10);&quot;&quot;);IF(12 &lt; [.$I47];OFFSET(INDIRECT([.$H47]);12;0;1);&quot;&quot;)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&#10;e) Einführung von Anwendungslösungen unter Berücksichtigung der organisatorischen und terminlichen Vorgaben mit den Kunden abstimmen und kontrollier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  <text:p>e) Einführung von Anwendungslösungen unter Berücksichtigung der organisatorischen und terminlichen Vorgaben mit den Kunden abstimmen und kontrollieren</text:p>
          </table:table-cell>
          <table:table-cell table:style-name="ce154" table:formula="of:=OFFSET(INDIRECT([.$D47]);0;4;1)" office:value-type="boolean" office:boolean-value="false" calcext:value-type="boolean">
            <text:p>FALSCH</text:p>
          </table:table-cell>
          <table:table-cell table:style-name="ce154" table:formula="of:=OFFSET(INDIRECT([.$D47]);0;3;1)" office:value-type="boolean" office:boolean-value="true" calcext:value-type="boolean">
            <text:p>WAHR</text:p>
          </table:table-cell>
          <table:table-cell table:style-name="ce156" table:formula="of:=(IF(OR(0;IF(0 &lt; [.$I47];OFFSET(INDIRECT([.$H47]);0;5;1);0);IF(1 &lt; [.$I47];OFFSET(INDIRECT([.$H47]);1;5;1);0);IF(2 &lt; [.$I47];OFFSET(INDIRECT([.$H47]);2;5;1);0);IF(3 &lt; [.$I47];OFFSET(INDIRECT([.$H47]);3;5;1);0);IF(4 &lt; [.$I47];OFFSET(INDIRECT([.$H47]);4;5;1);0);IF(5 &lt; [.$I47];OFFSET(INDIRECT([.$H47]);5;5;1);0);IF(6 &lt; [.$I47];OFFSET(INDIRECT([.$H47]);6;5;1);0);IF(7 &lt; [.$I47];OFFSET(INDIRECT([.$H47]);7;5;1);0);IF(8 &lt; [.$I47];OFFSET(INDIRECT([.$H47]);8;5;1);0);IF(9 &lt; [.$I47];OFFSET(INDIRECT([.$H47]);9;5;1);0);IF(10 &lt; [.$I47];OFFSET(INDIRECT([.$H47]);10;5;1);0);IF(11 &lt; [.$I47];OFFSET(INDIRECT([.$H47]);11;5;1);0);IF(12 &lt; [.$I47];OFFSET(INDIRECT([.$H47]);12;5;1);0));1;0))" office:value-type="boolean" office:boolean-value="false" calcext:value-type="boolean">
            <text:p>FALSCH</text:p>
          </table:table-cell>
          <table:table-cell table:style-name="ce156" table:formula="of:=(IF(OR(0;IF(0 &lt; [.$I47];OFFSET(INDIRECT([.$H47]);0;6;1);0);IF(1 &lt; [.$I47];OFFSET(INDIRECT([.$H47]);1;6;1);0);IF(2 &lt; [.$I47];OFFSET(INDIRECT([.$H47]);2;6;1);0);IF(3 &lt; [.$I47];OFFSET(INDIRECT([.$H47]);3;6;1);0);IF(4 &lt; [.$I47];OFFSET(INDIRECT([.$H47]);4;6;1);0);IF(5 &lt; [.$I47];OFFSET(INDIRECT([.$H47]);5;6;1);0);IF(6 &lt; [.$I47];OFFSET(INDIRECT([.$H47]);6;6;1);0);IF(7 &lt; [.$I47];OFFSET(INDIRECT([.$H47]);7;6;1);0);IF(8 &lt; [.$I47];OFFSET(INDIRECT([.$H47]);8;6;1);0);IF(9 &lt; [.$I47];OFFSET(INDIRECT([.$H47]);9;6;1);0);IF(10 &lt; [.$I47];OFFSET(INDIRECT([.$H47]);10;6;1);0);IF(11 &lt; [.$I47];OFFSET(INDIRECT([.$H47]);11;6;1);0);IF(12 &lt; [.$I47];OFFSET(INDIRECT([.$H47]);12;6;1);0));1;0))" office:value-type="boolean" office:boolean-value="false" calcext:value-type="boolean">
            <text:p>FALSCH</text:p>
          </table:table-cell>
          <table:table-cell table:style-name="ce156" table:formula="of:=(IF(OR(0;IF(0 &lt; [.$I47];OFFSET(INDIRECT([.$H47]);0;7;1);0);IF(1 &lt; [.$I47];OFFSET(INDIRECT([.$H47]);1;7;1);0);IF(2 &lt; [.$I47];OFFSET(INDIRECT([.$H47]);2;7;1);0);IF(3 &lt; [.$I47];OFFSET(INDIRECT([.$H47]);3;7;1);0);IF(4 &lt; [.$I47];OFFSET(INDIRECT([.$H47]);4;7;1);0);IF(5 &lt; [.$I47];OFFSET(INDIRECT([.$H47]);5;7;1);0);IF(6 &lt; [.$I47];OFFSET(INDIRECT([.$H47]);6;7;1);0);IF(7 &lt; [.$I47];OFFSET(INDIRECT([.$H47]);7;7;1);0);IF(8 &lt; [.$I47];OFFSET(INDIRECT([.$H47]);8;7;1);0);IF(9 &lt; [.$I47];OFFSET(INDIRECT([.$H47]);9;7;1);0);IF(10 &lt; [.$I47];OFFSET(INDIRECT([.$H47]);10;7;1);0);IF(11 &lt; [.$I47];OFFSET(INDIRECT([.$H47]);11;7;1);0);IF(12 &lt; [.$I47];OFFSET(INDIRECT([.$H4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48])+[.$F48]" office:value-type="float" office:value="13004" calcext:value-type="float">
            <text:p>13004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8]);0;1;1)" office:value-type="float" office:value="10" calcext:value-type="float">
            <text:p>10</text:p>
          </table:table-cell>
          <table:table-cell table:style-name="ce140" table:formula="of:=CONCATENATE(SUBSTITUTE(FORMULA([.$B48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147" table:formula="of:=CONCATENATE(&quot;$Themenliste.$F$&quot;;MATCH([.$A48];[$Themenliste.$H$1:$Themenliste.$H$10005];0))" office:value-type="string" office:string-value="$Themenliste.$F$226" calcext:value-type="string">
            <text:p>$Themenliste.$F$226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8];OFFSET(INDIRECT([.$H48]);0;0;1);&quot;&quot;);IF(1 &lt; [.$I48];CHAR(10);&quot;&quot;);IF(1 &lt; [.$I48];OFFSET(INDIRECT([.$H48]);1;0;1);&quot;&quot;);IF(2 &lt; [.$I48];CHAR(10);&quot;&quot;);IF(2 &lt; [.$I48];OFFSET(INDIRECT([.$H48]);2;0;1);&quot;&quot;);IF(3 &lt; [.$I48];CHAR(10);&quot;&quot;);IF(3 &lt; [.$I48];OFFSET(INDIRECT([.$H48]);3;0;1);&quot;&quot;);IF(4 &lt; [.$I48];CHAR(10);&quot;&quot;);IF(4 &lt; [.$I48];OFFSET(INDIRECT([.$H48]);4;0;1);&quot;&quot;);IF(5 &lt; [.$I48];CHAR(10);&quot;&quot;);IF(5 &lt; [.$I48];OFFSET(INDIRECT([.$H48]);5;0;1);&quot;&quot;);IF(6 &lt; [.$I48];CHAR(10);&quot;&quot;);IF(6 &lt; [.$I48];OFFSET(INDIRECT([.$H48]);6;0;1);&quot;&quot;);IF(7 &lt; [.$I48];CHAR(10);&quot;&quot;);IF(7 &lt; [.$I48];OFFSET(INDIRECT([.$H48]);7;0;1);&quot;&quot;);IF(8 &lt; [.$I48];CHAR(10);&quot;&quot;);IF(8 &lt; [.$I48];OFFSET(INDIRECT([.$H48]);8;0;1);&quot;&quot;);IF(9 &lt; [.$I48];CHAR(10);&quot;&quot;);IF(9 &lt; [.$I48];OFFSET(INDIRECT([.$H48]);9;0;1);&quot;&quot;);IF(10 &lt; [.$I48];CHAR(10);&quot;&quot;);IF(10 &lt; [.$I48];OFFSET(INDIRECT([.$H48]);10;0;1);&quot;&quot;);IF(11 &lt; [.$I48];CHAR(10);&quot;&quot;);IF(11 &lt; [.$I48];OFFSET(INDIRECT([.$H48]);11;0;1);&quot;&quot;);IF(12 &lt; [.$I48];CHAR(10);&quot;&quot;);IF(12 &lt; [.$I48];OFFSET(INDIRECT([.$H48]);12;0;1);&quot;&quot;)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style-name="ce154" table:formula="of:=OFFSET(INDIRECT([.$D48]);0;4;1)" office:value-type="boolean" office:boolean-value="false" calcext:value-type="boolean">
            <text:p>FALSCH</text:p>
          </table:table-cell>
          <table:table-cell table:style-name="ce154" table:formula="of:=OFFSET(INDIRECT([.$D48]);0;3;1)" office:value-type="boolean" office:boolean-value="true" calcext:value-type="boolean">
            <text:p>WAHR</text:p>
          </table:table-cell>
          <table:table-cell table:style-name="ce156" table:formula="of:=(IF(OR(0;IF(0 &lt; [.$I48];OFFSET(INDIRECT([.$H48]);0;5;1);0);IF(1 &lt; [.$I48];OFFSET(INDIRECT([.$H48]);1;5;1);0);IF(2 &lt; [.$I48];OFFSET(INDIRECT([.$H48]);2;5;1);0);IF(3 &lt; [.$I48];OFFSET(INDIRECT([.$H48]);3;5;1);0);IF(4 &lt; [.$I48];OFFSET(INDIRECT([.$H48]);4;5;1);0);IF(5 &lt; [.$I48];OFFSET(INDIRECT([.$H48]);5;5;1);0);IF(6 &lt; [.$I48];OFFSET(INDIRECT([.$H48]);6;5;1);0);IF(7 &lt; [.$I48];OFFSET(INDIRECT([.$H48]);7;5;1);0);IF(8 &lt; [.$I48];OFFSET(INDIRECT([.$H48]);8;5;1);0);IF(9 &lt; [.$I48];OFFSET(INDIRECT([.$H48]);9;5;1);0);IF(10 &lt; [.$I48];OFFSET(INDIRECT([.$H48]);10;5;1);0);IF(11 &lt; [.$I48];OFFSET(INDIRECT([.$H48]);11;5;1);0);IF(12 &lt; [.$I48];OFFSET(INDIRECT([.$H48]);12;5;1);0));1;0))" office:value-type="boolean" office:boolean-value="false" calcext:value-type="boolean">
            <text:p>FALSCH</text:p>
          </table:table-cell>
          <table:table-cell table:style-name="ce156" table:formula="of:=(IF(OR(0;IF(0 &lt; [.$I48];OFFSET(INDIRECT([.$H48]);0;6;1);0);IF(1 &lt; [.$I48];OFFSET(INDIRECT([.$H48]);1;6;1);0);IF(2 &lt; [.$I48];OFFSET(INDIRECT([.$H48]);2;6;1);0);IF(3 &lt; [.$I48];OFFSET(INDIRECT([.$H48]);3;6;1);0);IF(4 &lt; [.$I48];OFFSET(INDIRECT([.$H48]);4;6;1);0);IF(5 &lt; [.$I48];OFFSET(INDIRECT([.$H48]);5;6;1);0);IF(6 &lt; [.$I48];OFFSET(INDIRECT([.$H48]);6;6;1);0);IF(7 &lt; [.$I48];OFFSET(INDIRECT([.$H48]);7;6;1);0);IF(8 &lt; [.$I48];OFFSET(INDIRECT([.$H48]);8;6;1);0);IF(9 &lt; [.$I48];OFFSET(INDIRECT([.$H48]);9;6;1);0);IF(10 &lt; [.$I48];OFFSET(INDIRECT([.$H48]);10;6;1);0);IF(11 &lt; [.$I48];OFFSET(INDIRECT([.$H48]);11;6;1);0);IF(12 &lt; [.$I48];OFFSET(INDIRECT([.$H48]);12;6;1);0));1;0))" office:value-type="boolean" office:boolean-value="false" calcext:value-type="boolean">
            <text:p>FALSCH</text:p>
          </table:table-cell>
          <table:table-cell table:style-name="ce156" table:formula="of:=(IF(OR(0;IF(0 &lt; [.$I48];OFFSET(INDIRECT([.$H48]);0;7;1);0);IF(1 &lt; [.$I48];OFFSET(INDIRECT([.$H48]);1;7;1);0);IF(2 &lt; [.$I48];OFFSET(INDIRECT([.$H48]);2;7;1);0);IF(3 &lt; [.$I48];OFFSET(INDIRECT([.$H48]);3;7;1);0);IF(4 &lt; [.$I48];OFFSET(INDIRECT([.$H48]);4;7;1);0);IF(5 &lt; [.$I48];OFFSET(INDIRECT([.$H48]);5;7;1);0);IF(6 &lt; [.$I48];OFFSET(INDIRECT([.$H48]);6;7;1);0);IF(7 &lt; [.$I48];OFFSET(INDIRECT([.$H48]);7;7;1);0);IF(8 &lt; [.$I48];OFFSET(INDIRECT([.$H48]);8;7;1);0);IF(9 &lt; [.$I48];OFFSET(INDIRECT([.$H48]);9;7;1);0);IF(10 &lt; [.$I48];OFFSET(INDIRECT([.$H48]);10;7;1);0);IF(11 &lt; [.$I48];OFFSET(INDIRECT([.$H48]);11;7;1);0);IF(12 &lt; [.$I48];OFFSET(INDIRECT([.$H4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">
          <table:table-cell table:formula="of:=(1000*[.$B49])+[.$F49]" office:value-type="float" office:value="99099" calcext:value-type="float">
            <text:p>99099</text:p>
          </table:table-cell>
          <table:table-cell table:formula="of:=[$Abschnitte.$A$15]" office:value-type="float" office:value="99" calcext:value-type="float">
            <text:p>99</text:p>
          </table:table-cell>
          <table:table-cell table:style-name="ce138" table:formula="of:=OFFSET(INDIRECT([.$D49]);0;1;1)" office:value-type="float" office:value="99" calcext:value-type="float">
            <text:p>99</text:p>
          </table:table-cell>
          <table:table-cell table:style-name="ce140" table:formula="of:=CONCATENATE(SUBSTITUTE(FORMULA([.$B49]);&quot;=&quot;;&quot;&quot;;1))" office:value-type="string" office:string-value="$Abschnitte.$A$15" calcext:value-type="string">
            <text:p>$Abschnitte.$A$15</text:p>
          </table:table-cell>
          <table:table-cell table:style-name="ce138" table:formula="of:=OFFSET(INDIRECT([.$D4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47" table:formula="of:=CONCATENATE(&quot;$Themenliste.$F$&quot;;MATCH([.$A49];[$Themenliste.$H$1:$Themenliste.$H$10005];0))" office:value-type="string" office:string-value="$Themenliste.$F$231" calcext:value-type="string">
            <text:p>$Themenliste.$F$231</text:p>
          </table:table-cell>
          <table:table-cell table:style-name="ce150" office:value-type="float" office:value="1" calcext:value-type="float">
            <text:p>1</text:p>
          </table:table-cell>
          <table:table-cell table:style-name="ce147" table:formula="of:=CONCATENATE(IF(0 &lt; [.$I49];OFFSET(INDIRECT([.$H49]);0;0;1);&quot;&quot;);IF(1 &lt; [.$I49];CHAR(10);&quot;&quot;);IF(1 &lt; [.$I49];OFFSET(INDIRECT([.$H49]);1;0;1);&quot;&quot;);IF(2 &lt; [.$I49];CHAR(10);&quot;&quot;);IF(2 &lt; [.$I49];OFFSET(INDIRECT([.$H49]);2;0;1);&quot;&quot;);IF(3 &lt; [.$I49];CHAR(10);&quot;&quot;);IF(3 &lt; [.$I49];OFFSET(INDIRECT([.$H49]);3;0;1);&quot;&quot;);IF(4 &lt; [.$I49];CHAR(10);&quot;&quot;);IF(4 &lt; [.$I49];OFFSET(INDIRECT([.$H49]);4;0;1);&quot;&quot;);IF(5 &lt; [.$I49];CHAR(10);&quot;&quot;);IF(5 &lt; [.$I49];OFFSET(INDIRECT([.$H49]);5;0;1);&quot;&quot;);IF(6 &lt; [.$I49];CHAR(10);&quot;&quot;);IF(6 &lt; [.$I49];OFFSET(INDIRECT([.$H49]);6;0;1);&quot;&quot;);IF(7 &lt; [.$I49];CHAR(10);&quot;&quot;);IF(7 &lt; [.$I49];OFFSET(INDIRECT([.$H49]);7;0;1);&quot;&quot;);IF(8 &lt; [.$I49];CHAR(10);&quot;&quot;);IF(8 &lt; [.$I49];OFFSET(INDIRECT([.$H49]);8;0;1);&quot;&quot;);IF(9 &lt; [.$I49];CHAR(10);&quot;&quot;);IF(9 &lt; [.$I49];OFFSET(INDIRECT([.$H49]);9;0;1);&quot;&quot;);IF(10 &lt; [.$I49];CHAR(10);&quot;&quot;);IF(10 &lt; [.$I49];OFFSET(INDIRECT([.$H49]);10;0;1);&quot;&quot;);IF(11 &lt; [.$I49];CHAR(10);&quot;&quot;);IF(11 &lt; [.$I49];OFFSET(INDIRECT([.$H49]);11;0;1);&quot;&quot;);IF(12 &lt; [.$I49];CHAR(10);&quot;&quot;);IF(12 &lt; [.$I49];OFFSET(INDIRECT([.$H49]);12;0;1);&quot;&quot;))" office:value-type="string" office:string-value="x) Last Card" calcext:value-type="string">
            <text:p>x) Last Card</text:p>
          </table:table-cell>
          <table:table-cell table:style-name="ce154" table:formula="of:=OFFSET(INDIRECT([.$D49]);0;4;1)" office:value-type="boolean" office:boolean-value="true" calcext:value-type="boolean">
            <text:p>WAHR</text:p>
          </table:table-cell>
          <table:table-cell table:style-name="ce154" table:formula="of:=OFFSET(INDIRECT([.$D49]);0;3;1)" office:value-type="boolean" office:boolean-value="true" calcext:value-type="boolean">
            <text:p>WAHR</text:p>
          </table:table-cell>
          <table:table-cell table:style-name="ce156" table:formula="of:=(IF(OR(0;IF(0 &lt; [.$I49];OFFSET(INDIRECT([.$H49]);0;5;1);0);IF(1 &lt; [.$I49];OFFSET(INDIRECT([.$H49]);1;5;1);0);IF(2 &lt; [.$I49];OFFSET(INDIRECT([.$H49]);2;5;1);0);IF(3 &lt; [.$I49];OFFSET(INDIRECT([.$H49]);3;5;1);0);IF(4 &lt; [.$I49];OFFSET(INDIRECT([.$H49]);4;5;1);0);IF(5 &lt; [.$I49];OFFSET(INDIRECT([.$H49]);5;5;1);0);IF(6 &lt; [.$I49];OFFSET(INDIRECT([.$H49]);6;5;1);0);IF(7 &lt; [.$I49];OFFSET(INDIRECT([.$H49]);7;5;1);0);IF(8 &lt; [.$I49];OFFSET(INDIRECT([.$H49]);8;5;1);0);IF(9 &lt; [.$I49];OFFSET(INDIRECT([.$H49]);9;5;1);0);IF(10 &lt; [.$I49];OFFSET(INDIRECT([.$H49]);10;5;1);0);IF(11 &lt; [.$I49];OFFSET(INDIRECT([.$H49]);11;5;1);0);IF(12 &lt; [.$I49];OFFSET(INDIRECT([.$H49]);12;5;1);0));1;0))" office:value-type="boolean" office:boolean-value="false" calcext:value-type="boolean">
            <text:p>FALSCH</text:p>
          </table:table-cell>
          <table:table-cell table:style-name="ce156" table:formula="of:=(IF(OR(0;IF(0 &lt; [.$I49];OFFSET(INDIRECT([.$H49]);0;6;1);0);IF(1 &lt; [.$I49];OFFSET(INDIRECT([.$H49]);1;6;1);0);IF(2 &lt; [.$I49];OFFSET(INDIRECT([.$H49]);2;6;1);0);IF(3 &lt; [.$I49];OFFSET(INDIRECT([.$H49]);3;6;1);0);IF(4 &lt; [.$I49];OFFSET(INDIRECT([.$H49]);4;6;1);0);IF(5 &lt; [.$I49];OFFSET(INDIRECT([.$H49]);5;6;1);0);IF(6 &lt; [.$I49];OFFSET(INDIRECT([.$H49]);6;6;1);0);IF(7 &lt; [.$I49];OFFSET(INDIRECT([.$H49]);7;6;1);0);IF(8 &lt; [.$I49];OFFSET(INDIRECT([.$H49]);8;6;1);0);IF(9 &lt; [.$I49];OFFSET(INDIRECT([.$H49]);9;6;1);0);IF(10 &lt; [.$I49];OFFSET(INDIRECT([.$H49]);10;6;1);0);IF(11 &lt; [.$I49];OFFSET(INDIRECT([.$H49]);11;6;1);0);IF(12 &lt; [.$I49];OFFSET(INDIRECT([.$H49]);12;6;1);0));1;0))" office:value-type="boolean" office:boolean-value="false" calcext:value-type="boolean">
            <text:p>FALSCH</text:p>
          </table:table-cell>
          <table:table-cell table:style-name="ce156" table:formula="of:=(IF(OR(0;IF(0 &lt; [.$I49];OFFSET(INDIRECT([.$H49]);0;7;1);0);IF(1 &lt; [.$I49];OFFSET(INDIRECT([.$H49]);1;7;1);0);IF(2 &lt; [.$I49];OFFSET(INDIRECT([.$H49]);2;7;1);0);IF(3 &lt; [.$I49];OFFSET(INDIRECT([.$H49]);3;7;1);0);IF(4 &lt; [.$I49];OFFSET(INDIRECT([.$H49]);4;7;1);0);IF(5 &lt; [.$I49];OFFSET(INDIRECT([.$H49]);5;7;1);0);IF(6 &lt; [.$I49];OFFSET(INDIRECT([.$H49]);6;7;1);0);IF(7 &lt; [.$I49];OFFSET(INDIRECT([.$H49]);7;7;1);0);IF(8 &lt; [.$I49];OFFSET(INDIRECT([.$H49]);8;7;1);0);IF(9 &lt; [.$I49];OFFSET(INDIRECT([.$H49]);9;7;1);0);IF(10 &lt; [.$I49];OFFSET(INDIRECT([.$H49]);10;7;1);0);IF(11 &lt; [.$I49];OFFSET(INDIRECT([.$H49]);11;7;1);0);IF(12 &lt; [.$I49];OFFSET(INDIRECT([.$H4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hemenliste" table:style-name="ta1">
        <office:forms form:automatic-focus="false" form:apply-design-mode="false"/>
        <table:table-column table:style-name="co52" table:default-cell-style-name="ce127"/>
        <table:table-column table:style-name="co53" table:default-cell-style-name="ce85"/>
        <table:table-column table:style-name="co54" table:default-cell-style-name="ce87"/>
        <table:table-column table:style-name="co55" table:default-cell-style-name="ce89"/>
        <table:table-column table:style-name="co56" table:default-cell-style-name="ce92"/>
        <table:table-column table:style-name="co57" table:visibility="collapse" table:default-cell-style-name="ce113"/>
        <table:table-column table:style-name="co58" table:visibility="collapse" table:default-cell-style-name="ce114"/>
        <table:table-column table:style-name="co42" table:visibility="collapse" table:default-cell-style-name="ce114"/>
        <table:table-column table:style-name="co59" table:default-cell-style-name="ce114"/>
        <table:table-column table:style-name="co60" table:default-cell-style-name="ce114"/>
        <table:table-column table:style-name="co61" table:default-cell-style-name="ce117"/>
        <table:table-column table:style-name="co62" table:number-columns-repeated="2" table:default-cell-style-name="ce117"/>
        <table:table-column table:style-name="co6" table:number-columns-repeated="51" table:default-cell-style-name="Default"/>
        <table:table-row table:style-name="ro28">
          <table:table-cell table:style-name="ce125" office:value-type="string" calcext:value-type="string">
            <text:p>id</text:p>
          </table:table-cell>
          <table:table-cell table:style-name="ce84" office:value-type="string" calcext:value-type="string">
            <text:p>Abschnitt</text:p>
          </table:table-cell>
          <table:table-cell table:style-name="ce86" office:value-type="string" calcext:value-type="string">
            <text:p>Bereich</text:p>
          </table:table-cell>
          <table:table-cell table:style-name="ce88" office:value-type="string" calcext:value-type="string">
            <text:p>idx</text:p>
          </table:table-cell>
          <table:table-cell table:style-name="ce91" office:value-type="string" calcext:value-type="string">
            <text:p>Thema</text:p>
          </table:table-cell>
          <table:table-cell table:style-name="ce112" office:value-type="string" calcext:value-type="string">
            <office:annotation draw:style-name="gr3" draw:text-style-name="P2" svg:width="2.899cm" svg:height="2.176cm" svg:x="24.918cm" svg:y="0cm" draw:caption-point-x="-0.61cm" draw:caption-point-y="0.01cm">
              <dc:date>2017-12-19T00:00:00</dc:date>
              <text:p text:style-name="P1"><text:span text:style-name="T1">Zusammengesetzt</text:span><text:span text:style-name="T1"><text:line-break/></text:span><text:span text:style-name="T1">aus idx und Thema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office:annotation draw:style-name="gr4" draw:text-style-name="P2" svg:width="2.899cm" svg:height="1.781cm" svg:x="24.918cm" svg:y="0cm" draw:caption-point-x="-0.61cm" draw:caption-point-y="0.01cm">
              <dc:date>2017-12-19T00:00:00</dc:date>
              <text:p text:style-name="P1"><text:span text:style-name="T1">Findet aus Bereichnamen die Bereichsid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text:p>Bereichskey</text:p>
          </table:table-cell>
          <table:table-cell table:style-name="ce152" office:value-type="string" calcext:value-type="string">
            <text:p>Systemintegration</text:p>
          </table:table-cell>
          <table:table-cell table:style-name="ce152" office:value-type="string" calcext:value-type="string">
            <text:p>Anwendungsentwicklung</text:p>
          </table:table-cell>
          <table:table-cell table:style-name="ce116" office:value-type="string" calcext:value-type="string">
            <text:p>Jahr 1</text:p>
          </table:table-cell>
          <table:table-cell table:style-name="ce116" office:value-type="string" calcext:value-type="string">
            <text:p>Jahr 2</text:p>
          </table:table-cell>
          <table:table-cell table:style-name="ce116" office:value-type="string" calcext:value-type="string">
            <text:p>Jahr 3</text:p>
          </table:table-cell>
          <table:table-cell table:style-name="ce83" table:number-columns-repeated="51"/>
        </table:table-row>
        <table:table-row table:style-name="ro28">
          <table:table-cell table:style-name="ce126" table:formula="of:=CONCATENATE(OFFSET(INDIRECT([.$G2]);0;2;1);&quot;.&quot;;OFFSET(INDIRECT([.$G2]);0;5;1);&quot;.&quot;;[.D2])" office:value-type="string" office:string-value="1.1.a" calcext:value-type="string">
            <text:p>1.1.a</text:p>
          </table:table-cell>
          <table:table-cell table:formula="of:=OFFSET(INDIRECT([.$G2]);0;4;1)" office:value-type="string" office:string-value="Der Ausbildungsbetrieb" calcext:value-type="string">
            <text:p>Der Ausbildungsbetrieb</text:p>
          </table:table-cell>
          <table:table-cell table:formula="of:=OFFSET(INDIRECT([.$G2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fgaben und Stellung des Ausbildungsbetriebes im gesamtwirtschaftlichen Zusammenhang beschreiben</text:p>
          </table:table-cell>
          <table:table-cell table:formula="of:=CONCATENATE([.D2];&quot;) &quot;;[.E2])" office:value-type="string" office:string-value="a) Aufgaben und Stellung des Ausbildungsbetriebes im gesamtwirtschaftlichen Zusammenhang beschreiben" calcext:value-type="string">
            <text:p>a) Aufgaben und Stellung des Ausbildungsbetriebes im gesamtwirtschaftlichen Zusammenhang beschreib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2]);0;10;1)" office:value-type="boolean" office:boolean-value="true" calcext:value-type="boolean">
            <text:p>WAHR</text:p>
          </table:table-cell>
          <table:table-cell table:style-name="ce115" table:formula="of:=OFFSET(INDIRECT([.$G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3]);0;2;1);&quot;.&quot;;OFFSET(INDIRECT([.$G3]);0;5;1);&quot;.&quot;;[.D3])" office:value-type="string" office:string-value="1.1.b" calcext:value-type="string">
            <text:p>1.1.b</text:p>
          </table:table-cell>
          <table:table-cell table:formula="of:=OFFSET(INDIRECT([.$G3]);0;4;1)" office:value-type="string" office:string-value="Der Ausbildungsbetrieb" calcext:value-type="string">
            <text:p>Der Ausbildungsbetrieb</text:p>
          </table:table-cell>
          <table:table-cell table:formula="of:=OFFSET(INDIRECT([.$G3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fbau des ausbildenden Betriebes erläutern</text:p>
          </table:table-cell>
          <table:table-cell table:formula="of:=CONCATENATE([.D3];&quot;) &quot;;[.E3])" office:value-type="string" office:string-value="b) Aufbau des ausbildenden Betriebes erläutern" calcext:value-type="string">
            <text:p>b) Aufbau des ausbildenden Betriebes erläutern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3]);0;10;1)" office:value-type="boolean" office:boolean-value="true" calcext:value-type="boolean">
            <text:p>WAHR</text:p>
          </table:table-cell>
          <table:table-cell table:style-name="ce115" table:formula="of:=OFFSET(INDIRECT([.$G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4]);0;2;1);&quot;.&quot;;OFFSET(INDIRECT([.$G4]);0;5;1);&quot;.&quot;;[.D4])" office:value-type="string" office:string-value="1.1.c" calcext:value-type="string">
            <text:p>1.1.c</text:p>
          </table:table-cell>
          <table:table-cell table:formula="of:=OFFSET(INDIRECT([.$G4]);0;4;1)" office:value-type="string" office:string-value="Der Ausbildungsbetrieb" calcext:value-type="string">
            <text:p>Der Ausbildungsbetrieb</text:p>
          </table:table-cell>
          <table:table-cell table:formula="of:=OFFSET(INDIRECT([.$G4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 und Rechtsform des Betriebes erläutern</text:p>
          </table:table-cell>
          <table:table-cell table:formula="of:=CONCATENATE([.D4];&quot;) &quot;;[.E4])" office:value-type="string" office:string-value="c) Art und Rechtsform des Betriebes erläutern" calcext:value-type="string">
            <text:p>c) Art und Rechtsform des Betriebes erläuter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4]);0;10;1)" office:value-type="boolean" office:boolean-value="true" calcext:value-type="boolean">
            <text:p>WAHR</text:p>
          </table:table-cell>
          <table:table-cell table:style-name="ce115" table:formula="of:=OFFSET(INDIRECT([.$G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5]);0;2;1);&quot;.&quot;;OFFSET(INDIRECT([.$G5]);0;5;1);&quot;.&quot;;[.D5])" office:value-type="string" office:string-value="1.1.d" calcext:value-type="string">
            <text:p>1.1.d</text:p>
          </table:table-cell>
          <table:table-cell table:formula="of:=OFFSET(INDIRECT([.$G5]);0;4;1)" office:value-type="string" office:string-value="Der Ausbildungsbetrieb" calcext:value-type="string">
            <text:p>Der Ausbildungsbetrieb</text:p>
          </table:table-cell>
          <table:table-cell table:formula="of:=OFFSET(INDIRECT([.$G5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 Zusammenarbeit des Ausbildungsbetriebes mit Wirtschaftsorganisationen, Verbänden, Behörden und Gewerkschaften beschreiben</text:p>
          </table:table-cell>
          <table:table-cell table:formula="of:=CONCATENATE([.D5];&quot;) &quot;;[.E5])" office:value-type="string" office:string-value="d) die Zusammenarbeit des Ausbildungsbetriebes mit Wirtschaftsorganisationen, Verbänden, Behörden und Gewerkschaften beschreiben" calcext:value-type="string">
            <text:p>d) die Zusammenarbeit des Ausbildungsbetriebes mit Wirtschaftsorganisationen, Verbänden, Behörden und Gewerkschaften beschreib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5]);0;10;1)" office:value-type="boolean" office:boolean-value="true" calcext:value-type="boolean">
            <text:p>WAHR</text:p>
          </table:table-cell>
          <table:table-cell table:style-name="ce115" table:formula="of:=OFFSET(INDIRECT([.$G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6]);0;2;1);&quot;.&quot;;OFFSET(INDIRECT([.$G6]);0;5;1);&quot;.&quot;;[.D6])" office:value-type="string" office:string-value="1.2.a" calcext:value-type="string">
            <text:p>1.2.a</text:p>
          </table:table-cell>
          <table:table-cell table:formula="of:=OFFSET(INDIRECT([.$G6]);0;4;1)" office:value-type="string" office:string-value="Der Ausbildungsbetrieb" calcext:value-type="string">
            <text:p>Der Ausbildungsbetrieb</text:p>
          </table:table-cell>
          <table:table-cell table:formula="of:=OFFSET(INDIRECT([.$G6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htliche Vorschriften zur Berufsausbildung erläutern, Rechte und Pflichten aus dem Ausbildungsverhältnis erklären</text:p>
          </table:table-cell>
          <table:table-cell table:formula="of:=CONCATENATE([.D6];&quot;) &quot;;[.E6])" office:value-type="string" office:string-value="a) rechtliche Vorschriften zur Berufsausbildung erläutern, Rechte und Pflichten aus dem Ausbildungsverhältnis erklären" calcext:value-type="string">
            <text:p>a) rechtliche Vorschriften zur Berufsausbildung erläutern, Rechte und Pflichten aus dem Ausbildungsverhältnis erklären</text:p>
          </table:table-cell>
          <table:table-cell table:formula="of:=CONCATENATE(SUBSTITUTE(FORMULA([.H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6]);0;10;1)" office:value-type="boolean" office:boolean-value="true" calcext:value-type="boolean">
            <text:p>WAHR</text:p>
          </table:table-cell>
          <table:table-cell table:style-name="ce115" table:formula="of:=OFFSET(INDIRECT([.$G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7]);0;2;1);&quot;.&quot;;OFFSET(INDIRECT([.$G7]);0;5;1);&quot;.&quot;;[.D7])" office:value-type="string" office:string-value="1.2.b" calcext:value-type="string">
            <text:p>1.2.b</text:p>
          </table:table-cell>
          <table:table-cell table:formula="of:=OFFSET(INDIRECT([.$G7]);0;4;1)" office:value-type="string" office:string-value="Der Ausbildungsbetrieb" calcext:value-type="string">
            <text:p>Der Ausbildungsbetrieb</text:p>
          </table:table-cell>
          <table:table-cell table:formula="of:=OFFSET(INDIRECT([.$G7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Ausbildungsordnung mit dem betrieblichen Ausbildungsplan vergleichen</text:p>
          </table:table-cell>
          <table:table-cell table:formula="of:=CONCATENATE([.D7];&quot;) &quot;;[.E7])" office:value-type="string" office:string-value="b) die Ausbildungsordnung mit dem betrieblichen Ausbildungsplan vergleichen" calcext:value-type="string">
            <text:p>b) die Ausbildungsordnung mit dem betrieblichen Ausbildungsplan vergleichen</text:p>
          </table:table-cell>
          <table:table-cell table:formula="of:=CONCATENATE(SUBSTITUTE(FORMULA([.H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7]);0;10;1)" office:value-type="boolean" office:boolean-value="true" calcext:value-type="boolean">
            <text:p>WAHR</text:p>
          </table:table-cell>
          <table:table-cell table:style-name="ce115" table:formula="of:=OFFSET(INDIRECT([.$G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]);0;2;1);&quot;.&quot;;OFFSET(INDIRECT([.$G8]);0;5;1);&quot;.&quot;;[.D8])" office:value-type="string" office:string-value="1.2.c" calcext:value-type="string">
            <text:p>1.2.c</text:p>
          </table:table-cell>
          <table:table-cell table:formula="of:=OFFSET(INDIRECT([.$G8]);0;4;1)" office:value-type="string" office:string-value="Der Ausbildungsbetrieb" calcext:value-type="string">
            <text:p>Der Ausbildungsbetrieb</text:p>
          </table:table-cell>
          <table:table-cell table:formula="of:=OFFSET(INDIRECT([.$G8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ie Notwendigkeit weiterer beruflicher Qualifizierung begründen</text:p>
          </table:table-cell>
          <table:table-cell table:formula="of:=CONCATENATE([.D8];&quot;) &quot;;[.E8])" office:value-type="string" office:string-value="c) die Notwendigkeit weiterer beruflicher Qualifizierung begründen" calcext:value-type="string">
            <text:p>c) die Notwendigkeit weiterer beruflicher Qualifizierung begründen</text:p>
          </table:table-cell>
          <table:table-cell table:formula="of:=CONCATENATE(SUBSTITUTE(FORMULA([.H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8]);0;10;1)" office:value-type="boolean" office:boolean-value="true" calcext:value-type="boolean">
            <text:p>WAHR</text:p>
          </table:table-cell>
          <table:table-cell table:style-name="ce115" table:formula="of:=OFFSET(INDIRECT([.$G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]);0;2;1);&quot;.&quot;;OFFSET(INDIRECT([.$G9]);0;5;1);&quot;.&quot;;[.D9])" office:value-type="string" office:string-value="1.2.d" calcext:value-type="string">
            <text:p>1.2.d</text:p>
          </table:table-cell>
          <table:table-cell table:formula="of:=OFFSET(INDIRECT([.$G9]);0;4;1)" office:value-type="string" office:string-value="Der Ausbildungsbetrieb" calcext:value-type="string">
            <text:p>Der Ausbildungsbetrieb</text:p>
          </table:table-cell>
          <table:table-cell table:formula="of:=OFFSET(INDIRECT([.$G9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rufliche Fortbildungsmöglichkeiten beschreiben und Aufstiegsmöglichkeiten nennen</text:p>
          </table:table-cell>
          <table:table-cell table:formula="of:=CONCATENATE([.D9];&quot;) &quot;;[.E9])" office:value-type="string" office:string-value="d) berufliche Fortbildungsmöglichkeiten beschreiben und Aufstiegsmöglichkeiten nennen" calcext:value-type="string">
            <text:p>d) berufliche Fortbildungsmöglichkeiten beschreiben und Aufstiegsmöglichkeiten nennen</text:p>
          </table:table-cell>
          <table:table-cell table:formula="of:=CONCATENATE(SUBSTITUTE(FORMULA([.H9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9]);0;10;1)" office:value-type="boolean" office:boolean-value="true" calcext:value-type="boolean">
            <text:p>WAHR</text:p>
          </table:table-cell>
          <table:table-cell table:style-name="ce115" table:formula="of:=OFFSET(INDIRECT([.$G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0]);0;2;1);&quot;.&quot;;OFFSET(INDIRECT([.$G10]);0;5;1);&quot;.&quot;;[.D10])" office:value-type="string" office:string-value="1.2.e" calcext:value-type="string">
            <text:p>1.2.e</text:p>
          </table:table-cell>
          <table:table-cell table:formula="of:=OFFSET(INDIRECT([.$G10]);0;4;1)" office:value-type="string" office:string-value="Der Ausbildungsbetrieb" calcext:value-type="string">
            <text:p>Der Ausbildungsbetrieb</text:p>
          </table:table-cell>
          <table:table-cell table:formula="of:=OFFSET(INDIRECT([.$G10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wesentliche Bestimmungen des Arbeits- und Tarifrechtes beschreiben und ihre Bedeutung für das Arbeitsverhältnis erklären</text:p>
          </table:table-cell>
          <table:table-cell table:formula="of:=CONCATENATE([.D10];&quot;) &quot;;[.E10])" office:value-type="string" office:string-value="e) wesentliche Bestimmungen des Arbeits- und Tarifrechtes beschreiben und ihre Bedeutung für das Arbeitsverhältnis erklären" calcext:value-type="string">
            <text:p>e) wesentliche Bestimmungen des Arbeits- und Tarifrechtes beschreiben und ihre Bedeutung für das Arbeitsverhältnis erklären</text:p>
          </table:table-cell>
          <table:table-cell table:formula="of:=CONCATENATE(SUBSTITUTE(FORMULA([.H10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0]);0;10;1)" office:value-type="boolean" office:boolean-value="true" calcext:value-type="boolean">
            <text:p>WAHR</text:p>
          </table:table-cell>
          <table:table-cell table:style-name="ce115" table:formula="of:=OFFSET(INDIRECT([.$G1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1]);0;2;1);&quot;.&quot;;OFFSET(INDIRECT([.$G11]);0;5;1);&quot;.&quot;;[.D11])" office:value-type="string" office:string-value="1.2.f" calcext:value-type="string">
            <text:p>1.2.f</text:p>
          </table:table-cell>
          <table:table-cell table:formula="of:=OFFSET(INDIRECT([.$G11]);0;4;1)" office:value-type="string" office:string-value="Der Ausbildungsbetrieb" calcext:value-type="string">
            <text:p>Der Ausbildungsbetrieb</text:p>
          </table:table-cell>
          <table:table-cell table:formula="of:=OFFSET(INDIRECT([.$G11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eigene Entgeltabrechnung erläutern</text:p>
          </table:table-cell>
          <table:table-cell table:formula="of:=CONCATENATE([.D11];&quot;) &quot;;[.E11])" office:value-type="string" office:string-value="f) eigene Entgeltabrechnung erläutern" calcext:value-type="string">
            <text:p>f) eigene Entgeltabrechnung erläuter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1]);0;10;1)" office:value-type="boolean" office:boolean-value="true" calcext:value-type="boolean">
            <text:p>WAHR</text:p>
          </table:table-cell>
          <table:table-cell table:style-name="ce115" table:formula="of:=OFFSET(INDIRECT([.$G1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2]);0;2;1);&quot;.&quot;;OFFSET(INDIRECT([.$G12]);0;5;1);&quot;.&quot;;[.D12])" office:value-type="string" office:string-value="1.2.g" calcext:value-type="string">
            <text:p>1.2.g</text:p>
          </table:table-cell>
          <table:table-cell table:formula="of:=OFFSET(INDIRECT([.$G12]);0;4;1)" office:value-type="string" office:string-value="Der Ausbildungsbetrieb" calcext:value-type="string">
            <text:p>Der Ausbildungsbetrieb</text:p>
          </table:table-cell>
          <table:table-cell table:formula="of:=OFFSET(INDIRECT([.$G12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.D12];&quot;) &quot;;[.E12])" office:value-type="string" office:string-value="g) Grundlagen, Aufgaben und Arbeitsweise der betriebsverfassungsrechtlichen oder personalvertretungsrechtlichen Organe des ausbildenden Betriebes beschreiben" calcext:value-type="string">
            <text:p>g) Grundlagen, Aufgaben und Arbeitsweise der betriebsverfassungsrechtlichen oder personalvertretungsrechtlichen Organe des ausbildenden Betriebes beschreib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2]);0;10;1)" office:value-type="boolean" office:boolean-value="true" calcext:value-type="boolean">
            <text:p>WAHR</text:p>
          </table:table-cell>
          <table:table-cell table:style-name="ce115" table:formula="of:=OFFSET(INDIRECT([.$G1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3]);0;2;1);&quot;.&quot;;OFFSET(INDIRECT([.$G13]);0;5;1);&quot;.&quot;;[.D13])" office:value-type="string" office:string-value="1.3.a" calcext:value-type="string">
            <text:p>1.3.a</text:p>
          </table:table-cell>
          <table:table-cell table:formula="of:=OFFSET(INDIRECT([.$G13]);0;4;1)" office:value-type="string" office:string-value="Der Ausbildungsbetrieb" calcext:value-type="string">
            <text:p>Der Ausbildungsbetrieb</text:p>
          </table:table-cell>
          <table:table-cell table:formula="of:=OFFSET(INDIRECT([.$G13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Gefährdung von Sicherheit und Gesundheit am Arbeitsplatz feststellen und Maßnahmen zu ihrer Vermeidung ergreifen</text:p>
          </table:table-cell>
          <table:table-cell table:formula="of:=CONCATENATE([.D13];&quot;) &quot;;[.E13])" office:value-type="string" office:string-value="a) Gefährdung von Sicherheit und Gesundheit am Arbeitsplatz feststellen und Maßnahmen zu ihrer Vermeidung ergreifen" calcext:value-type="string">
            <text:p>a) Gefährdung von Sicherheit und Gesundheit am Arbeitsplatz feststellen und Maßnahmen zu ihrer Vermeidung ergreifen</text:p>
          </table:table-cell>
          <table:table-cell table:formula="of:=CONCATENATE(SUBSTITUTE(FORMULA([.H13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3]);0;10;1)" office:value-type="boolean" office:boolean-value="true" calcext:value-type="boolean">
            <text:p>WAHR</text:p>
          </table:table-cell>
          <table:table-cell table:style-name="ce115" table:formula="of:=OFFSET(INDIRECT([.$G1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4]);0;2;1);&quot;.&quot;;OFFSET(INDIRECT([.$G14]);0;5;1);&quot;.&quot;;[.D14])" office:value-type="string" office:string-value="1.3.b" calcext:value-type="string">
            <text:p>1.3.b</text:p>
          </table:table-cell>
          <table:table-cell table:formula="of:=OFFSET(INDIRECT([.$G14]);0;4;1)" office:value-type="string" office:string-value="Der Ausbildungsbetrieb" calcext:value-type="string">
            <text:p>Der Ausbildungsbetrieb</text:p>
          </table:table-cell>
          <table:table-cell table:formula="of:=OFFSET(INDIRECT([.$G14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rufsbezogene Arbeitsschutz- und Unfallverhütungsvorschriften anwenden</text:p>
          </table:table-cell>
          <table:table-cell table:formula="of:=CONCATENATE([.D14];&quot;) &quot;;[.E14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4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4]);0;10;1)" office:value-type="boolean" office:boolean-value="true" calcext:value-type="boolean">
            <text:p>WAHR</text:p>
          </table:table-cell>
          <table:table-cell table:style-name="ce115" table:formula="of:=OFFSET(INDIRECT([.$G1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5]);0;2;1);&quot;.&quot;;OFFSET(INDIRECT([.$G15]);0;5;1);&quot;.&quot;;[.D15])" office:value-type="string" office:string-value="1.3.c" calcext:value-type="string">
            <text:p>1.3.c</text:p>
          </table:table-cell>
          <table:table-cell table:formula="of:=OFFSET(INDIRECT([.$G15]);0;4;1)" office:value-type="string" office:string-value="Der Ausbildungsbetrieb" calcext:value-type="string">
            <text:p>Der Ausbildungsbetrieb</text:p>
          </table:table-cell>
          <table:table-cell table:formula="of:=OFFSET(INDIRECT([.$G15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Verhaltensweisen bei Unfällen beschreiben sowie erste Maßnahmen einleiten</text:p>
          </table:table-cell>
          <table:table-cell table:formula="of:=CONCATENATE([.D15];&quot;) &quot;;[.E15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5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5]);0;10;1)" office:value-type="boolean" office:boolean-value="true" calcext:value-type="boolean">
            <text:p>WAHR</text:p>
          </table:table-cell>
          <table:table-cell table:style-name="ce115" table:formula="of:=OFFSET(INDIRECT([.$G1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6]);0;2;1);&quot;.&quot;;OFFSET(INDIRECT([.$G16]);0;5;1);&quot;.&quot;;[.D16])" office:value-type="string" office:string-value="1.3.d" calcext:value-type="string">
            <text:p>1.3.d</text:p>
          </table:table-cell>
          <table:table-cell table:formula="of:=OFFSET(INDIRECT([.$G16]);0;4;1)" office:value-type="string" office:string-value="Der Ausbildungsbetrieb" calcext:value-type="string">
            <text:p>Der Ausbildungsbetrieb</text:p>
          </table:table-cell>
          <table:table-cell table:formula="of:=OFFSET(INDIRECT([.$G16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.D16];&quot;) &quot;;[.E16])" office:value-type="string" office:string-value="d) Vorschriften des vorbeugenden Brandschutzes anwenden; Verhaltensweisen bei Bränden beschreiben und Maßnahmen zur Brandbekämpfung ergreifen" calcext:value-type="string">
            <text:p>d) Vorschriften des vorbeugenden Brandschutzes anwenden; Verhaltensweisen bei Bränden beschreiben und Maßnahmen zur Brandbekämpfung ergreifen</text:p>
          </table:table-cell>
          <table:table-cell table:formula="of:=CONCATENATE(SUBSTITUTE(FORMULA([.H16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6]);0;10;1)" office:value-type="boolean" office:boolean-value="true" calcext:value-type="boolean">
            <text:p>WAHR</text:p>
          </table:table-cell>
          <table:table-cell table:style-name="ce115" table:formula="of:=OFFSET(INDIRECT([.$G1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1">
          <table:table-cell table:style-name="ce126" table:formula="of:=CONCATENATE(OFFSET(INDIRECT([.$G17]);0;2;1);&quot;.&quot;;OFFSET(INDIRECT([.$G17]);0;5;1);&quot;.&quot;;[.D17])" office:value-type="string" office:string-value="1.4.a" calcext:value-type="string">
            <text:p>1.4.a</text:p>
          </table:table-cell>
          <table:table-cell table:formula="of:=OFFSET(INDIRECT([.$G17]);0;4;1)" office:value-type="string" office:string-value="Der Ausbildungsbetrieb" calcext:value-type="string">
            <text:p>Der Ausbildungsbetrieb</text:p>
          </table:table-cell>
          <table:table-cell table:formula="of:=OFFSET(INDIRECT([.$G17]);0;6;1)" office:value-type="string" office:string-value="Umweltschutz" calcext:value-type="string">
            <text:p>Umweltschut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7];&quot;) &quot;;[.E17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17]);0;10;1)" office:value-type="boolean" office:boolean-value="true" calcext:value-type="boolean">
            <text:p>WAHR</text:p>
          </table:table-cell>
          <table:table-cell table:style-name="ce115" table:formula="of:=OFFSET(INDIRECT([.$G1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2">
          <table:table-cell table:style-name="ce126" table:formula="of:=CONCATENATE(OFFSET(INDIRECT([.$G18]);0;2;1);&quot;.&quot;;OFFSET(INDIRECT([.$G18]);0;5;1);&quot;.&quot;;[.D18])" office:value-type="string" office:string-value="1.4.b" calcext:value-type="string">
            <text:p>1.4.b</text:p>
          </table:table-cell>
          <table:table-cell table:formula="of:=OFFSET(INDIRECT([.$G18]);0;4;1)" office:value-type="string" office:string-value="Der Ausbildungsbetrieb" calcext:value-type="string">
            <text:p>Der Ausbildungsbetrieb</text:p>
          </table:table-cell>
          <table:table-cell table:formula="of:=OFFSET(INDIRECT([.$G18]);0;6;1)" office:value-type="string" office:string-value="Umweltschutz" calcext:value-type="string">
            <text:p>Umweltschut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8];&quot;) &quot;;[.E18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8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18]);0;10;1)" office:value-type="boolean" office:boolean-value="true" calcext:value-type="boolean">
            <text:p>WAHR</text:p>
          </table:table-cell>
          <table:table-cell table:style-name="ce115" table:formula="of:=OFFSET(INDIRECT([.$G18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1">
          <table:table-cell table:style-name="ce126" table:formula="of:=CONCATENATE(OFFSET(INDIRECT([.$G19]);0;2;1);&quot;.&quot;;OFFSET(INDIRECT([.$G19]);0;5;1);&quot;.&quot;;[.D19])" office:value-type="string" office:string-value="1.4.c" calcext:value-type="string">
            <text:p>1.4.c</text:p>
          </table:table-cell>
          <table:table-cell table:formula="of:=OFFSET(INDIRECT([.$G19]);0;4;1)" office:value-type="string" office:string-value="Der Ausbildungsbetrieb" calcext:value-type="string">
            <text:p>Der Ausbildungsbetrieb</text:p>
          </table:table-cell>
          <table:table-cell table:formula="of:=OFFSET(INDIRECT([.$G19]);0;6;1)" office:value-type="string" office:string-value="Umweltschutz" calcext:value-type="string">
            <text:p>Umweltschu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9];&quot;) &quot;;[.E19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9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19]);0;10;1)" office:value-type="boolean" office:boolean-value="true" calcext:value-type="boolean">
            <text:p>WAHR</text:p>
          </table:table-cell>
          <table:table-cell table:style-name="ce115" table:formula="of:=OFFSET(INDIRECT([.$G19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1">
          <table:table-cell table:style-name="ce126" table:formula="of:=CONCATENATE(OFFSET(INDIRECT([.$G20]);0;2;1);&quot;.&quot;;OFFSET(INDIRECT([.$G20]);0;5;1);&quot;.&quot;;[.D20])" office:value-type="string" office:string-value="1.4.d" calcext:value-type="string">
            <text:p>1.4.d</text:p>
          </table:table-cell>
          <table:table-cell table:formula="of:=OFFSET(INDIRECT([.$G20]);0;4;1)" office:value-type="string" office:string-value="Der Ausbildungsbetrieb" calcext:value-type="string">
            <text:p>Der Ausbildungsbetrieb</text:p>
          </table:table-cell>
          <table:table-cell table:formula="of:=OFFSET(INDIRECT([.$G20]);0;6;1)" office:value-type="string" office:string-value="Umweltschutz" calcext:value-type="string">
            <text:p>Umweltschut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.D20];&quot;) &quot;;[.E20])" office:value-type="string" office:string-value="d) Zur Vermeidung betriebsbedingter Umweltbelastungen im beruflichen Einwirkungsbereich beitragen, insbesondere Abfälle vermeiden; Stoffe und Materialien einer umweltschonenden Entsorgung zuführen" calcext:value-type="string"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SUBSTITUTE(FORMULA([.H20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20]);0;10;1)" office:value-type="boolean" office:boolean-value="true" calcext:value-type="boolean">
            <text:p>WAHR</text:p>
          </table:table-cell>
          <table:table-cell table:style-name="ce115" table:formula="of:=OFFSET(INDIRECT([.$G2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1]);0;2;1);&quot;.&quot;;OFFSET(INDIRECT([.$G21]);0;5;1);&quot;.&quot;;[.D21])" office:value-type="string" office:string-value="2.1.a" calcext:value-type="string">
            <text:p>2.1.a</text:p>
          </table:table-cell>
          <table:table-cell table:formula="of:=OFFSET(INDIRECT([.$G2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1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en Prozess der Leistungserstellung im Ausbildungsbetrieb beschreiben</text:p>
          </table:table-cell>
          <table:table-cell table:formula="of:=CONCATENATE([.D21];&quot;) &quot;;[.E21])" office:value-type="string" office:string-value="a) den Prozess der Leistungserstellung im Ausbildungsbetrieb beschreiben" calcext:value-type="string">
            <text:p>a) den Prozess der Leistungserstellung im Ausbildungsbetrieb beschreiben</text:p>
          </table:table-cell>
          <table:table-cell table:formula="of:=CONCATENATE(SUBSTITUTE(FORMULA([.H21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1]);0;10;1)" office:value-type="boolean" office:boolean-value="true" calcext:value-type="boolean">
            <text:p>WAHR</text:p>
          </table:table-cell>
          <table:table-cell table:style-name="ce115" table:formula="of:=OFFSET(INDIRECT([.$G2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2]);0;2;1);&quot;.&quot;;OFFSET(INDIRECT([.$G22]);0;5;1);&quot;.&quot;;[.D22])" office:value-type="string" office:string-value="2.1.b" calcext:value-type="string">
            <text:p>2.1.b</text:p>
          </table:table-cell>
          <table:table-cell table:formula="of:=OFFSET(INDIRECT([.$G2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2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Wirtschaftlichkeit und Produktivität betrieblicher Leistungen beurteilen</text:p>
          </table:table-cell>
          <table:table-cell table:formula="of:=CONCATENATE([.D22];&quot;) &quot;;[.E22])" office:value-type="string" office:string-value="b) Wirtschaftlichkeit und Produktivität betrieblicher Leistungen beurteilen" calcext:value-type="string">
            <text:p>b) Wirtschaftlichkeit und Produktivität betrieblicher Leistungen beurteilen</text:p>
          </table:table-cell>
          <table:table-cell table:formula="of:=CONCATENATE(SUBSTITUTE(FORMULA([.H22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2]);0;10;1)" office:value-type="boolean" office:boolean-value="true" calcext:value-type="boolean">
            <text:p>WAHR</text:p>
          </table:table-cell>
          <table:table-cell table:style-name="ce115" table:formula="of:=OFFSET(INDIRECT([.$G2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3]);0;2;1);&quot;.&quot;;OFFSET(INDIRECT([.$G23]);0;5;1);&quot;.&quot;;[.D23])" office:value-type="string" office:string-value="2.1.c" calcext:value-type="string">
            <text:p>2.1.c</text:p>
          </table:table-cell>
          <table:table-cell table:formula="of:=OFFSET(INDIRECT([.$G2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3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Einfluss der Wettbewerbssituation auf die Leistungserstellung und -verwertung darstellen</text:p>
          </table:table-cell>
          <table:table-cell table:formula="of:=CONCATENATE([.D23];&quot;) &quot;;[.E23])" office:value-type="string" office:string-value="c) Einfluss der Wettbewerbssituation auf die Leistungserstellung und -verwertung darstellen" calcext:value-type="string">
            <text:p>c) Einfluss der Wettbewerbssituation auf die Leistungserstellung und -verwertung darstellen</text:p>
          </table:table-cell>
          <table:table-cell table:formula="of:=CONCATENATE(SUBSTITUTE(FORMULA([.H23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3]);0;10;1)" office:value-type="boolean" office:boolean-value="true" calcext:value-type="boolean">
            <text:p>WAHR</text:p>
          </table:table-cell>
          <table:table-cell table:style-name="ce115" table:formula="of:=OFFSET(INDIRECT([.$G2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4]);0;2;1);&quot;.&quot;;OFFSET(INDIRECT([.$G24]);0;5;1);&quot;.&quot;;[.D24])" office:value-type="string" office:string-value="2.1.d" calcext:value-type="string">
            <text:p>2.1.d</text:p>
          </table:table-cell>
          <table:table-cell table:formula="of:=OFFSET(INDIRECT([.$G2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4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ie Rolle von Kunden und Lieferanten für die Leistungserstellung und -verwertung erläutern</text:p>
          </table:table-cell>
          <table:table-cell table:formula="of:=CONCATENATE([.D24];&quot;) &quot;;[.E24])" office:value-type="string" office:string-value="d) die Rolle von Kunden und Lieferanten für die Leistungserstellung und -verwertung erläutern" calcext:value-type="string">
            <text:p>d) die Rolle von Kunden und Lieferanten für die Leistungserstellung und -verwertung erläutern</text:p>
          </table:table-cell>
          <table:table-cell table:formula="of:=CONCATENATE(SUBSTITUTE(FORMULA([.H24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4]);0;10;1)" office:value-type="boolean" office:boolean-value="true" calcext:value-type="boolean">
            <text:p>WAHR</text:p>
          </table:table-cell>
          <table:table-cell table:style-name="ce115" table:formula="of:=OFFSET(INDIRECT([.$G2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5]);0;2;1);&quot;.&quot;;OFFSET(INDIRECT([.$G25]);0;5;1);&quot;.&quot;;[.D25])" office:value-type="string" office:string-value="2.2.a" calcext:value-type="string">
            <text:p>2.2.a</text:p>
          </table:table-cell>
          <table:table-cell table:formula="of:=OFFSET(INDIRECT([.$G2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5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uständigkeiten für die unterschiedlichen Aufgaben im Ausbildungsbetrieb unterscheiden</text:p>
          </table:table-cell>
          <table:table-cell table:formula="of:=CONCATENATE([.D25];&quot;) &quot;;[.E25])" office:value-type="string" office:string-value="a) Zuständigkeiten für die unterschiedlichen Aufgaben im Ausbildungsbetrieb unterscheiden" calcext:value-type="string">
            <text:p>a) Zuständigkeiten für die unterschiedlichen Aufgaben im Ausbildungsbetrieb unterscheiden</text:p>
          </table:table-cell>
          <table:table-cell table:formula="of:=CONCATENATE(SUBSTITUTE(FORMULA([.H2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5]);0;10;1)" office:value-type="boolean" office:boolean-value="true" calcext:value-type="boolean">
            <text:p>WAHR</text:p>
          </table:table-cell>
          <table:table-cell table:style-name="ce115" table:formula="of:=OFFSET(INDIRECT([.$G2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26]);0;2;1);&quot;.&quot;;OFFSET(INDIRECT([.$G26]);0;5;1);&quot;.&quot;;[.D26])" office:value-type="string" office:string-value="2.2.b" calcext:value-type="string">
            <text:p>2.2.b</text:p>
          </table:table-cell>
          <table:table-cell table:formula="of:=OFFSET(INDIRECT([.$G2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6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.D26];&quot;) &quot;;[.E26])" office:value-type="string" office:string-value="b) die Zusammenarbeit zwischen den einzelnen Organisationseinheiten beschreiben, insbesondere Informationsflüsse und Entscheidungsprozesse darstellen" calcext:value-type="string">
            <text:p>b) die Zusammenarbeit zwischen den einzelnen Organisationseinheiten beschreiben, insbesondere Informationsflüsse und Entscheidungsprozesse darstellen</text:p>
          </table:table-cell>
          <table:table-cell table:formula="of:=CONCATENATE(SUBSTITUTE(FORMULA([.H26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6]);0;10;1)" office:value-type="boolean" office:boolean-value="true" calcext:value-type="boolean">
            <text:p>WAHR</text:p>
          </table:table-cell>
          <table:table-cell table:style-name="ce115" table:formula="of:=OFFSET(INDIRECT([.$G2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7]);0;2;1);&quot;.&quot;;OFFSET(INDIRECT([.$G27]);0;5;1);&quot;.&quot;;[.D27])" office:value-type="string" office:string-value="2.2.c" calcext:value-type="string">
            <text:p>2.2.c</text:p>
          </table:table-cell>
          <table:table-cell table:formula="of:=OFFSET(INDIRECT([.$G2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7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Vor- und Nachteile von zentralen und dezentralen Organisationsformen erläutern</text:p>
          </table:table-cell>
          <table:table-cell table:formula="of:=CONCATENATE([.D27];&quot;) &quot;;[.E27])" office:value-type="string" office:string-value="c) Vor- und Nachteile von zentralen und dezentralen Organisationsformen erläutern" calcext:value-type="string">
            <text:p>c) Vor- und Nachteile von zentralen und dezentralen Organisationsformen erläutern</text:p>
          </table:table-cell>
          <table:table-cell table:formula="of:=CONCATENATE(SUBSTITUTE(FORMULA([.H27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7]);0;10;1)" office:value-type="boolean" office:boolean-value="true" calcext:value-type="boolean">
            <text:p>WAHR</text:p>
          </table:table-cell>
          <table:table-cell table:style-name="ce115" table:formula="of:=OFFSET(INDIRECT([.$G2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8]);0;2;1);&quot;.&quot;;OFFSET(INDIRECT([.$G28]);0;5;1);&quot;.&quot;;[.D28])" office:value-type="string" office:string-value="2.2.d" calcext:value-type="string">
            <text:p>2.2.d</text:p>
          </table:table-cell>
          <table:table-cell table:formula="of:=OFFSET(INDIRECT([.$G2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8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chwachstellen im Betriebsablauf aufzeigen, Verbesserungen vorschlagen</text:p>
          </table:table-cell>
          <table:table-cell table:formula="of:=CONCATENATE([.D28];&quot;) &quot;;[.E28])" office:value-type="string" office:string-value="d) Schwachstellen im Betriebsablauf aufzeigen, Verbesserungen vorschlagen" calcext:value-type="string">
            <text:p>d) Schwachstellen im Betriebsablauf aufzeigen, Verbesserungen vorschlagen</text:p>
          </table:table-cell>
          <table:table-cell table:formula="of:=CONCATENATE(SUBSTITUTE(FORMULA([.H28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8]);0;10;1)" office:value-type="boolean" office:boolean-value="true" calcext:value-type="boolean">
            <text:p>WAHR</text:p>
          </table:table-cell>
          <table:table-cell table:style-name="ce115" table:formula="of:=OFFSET(INDIRECT([.$G2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29]);0;2;1);&quot;.&quot;;OFFSET(INDIRECT([.$G29]);0;5;1);&quot;.&quot;;[.D29])" office:value-type="string" office:string-value="2.3.a" calcext:value-type="string">
            <text:p>2.3.a</text:p>
          </table:table-cell>
          <table:table-cell table:formula="of:=OFFSET(INDIRECT([.$G2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9]);0;6;1)" office:value-type="string" office:string-value="Beschaffung" calcext:value-type="string">
            <text:p>Beschaffu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darf an informations- und telekommunikationstechnischen Produkten und Dienstleistungen ermitteln</text:p>
          </table:table-cell>
          <table:table-cell table:formula="of:=CONCATENATE([.D29];&quot;) &quot;;[.E29])" office:value-type="string" office:string-value="a) Bedarf an informations- und telekommunikationstechnischen Produkten und Dienstleistungen ermitteln" calcext:value-type="string">
            <text:p>a) Bedarf an informations- und telekommunikationstechnischen Produkten und Dienstleistungen ermitteln</text:p>
          </table:table-cell>
          <table:table-cell table:formula="of:=CONCATENATE(SUBSTITUTE(FORMULA([.H2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29]);0;10;1)" office:value-type="boolean" office:boolean-value="true" calcext:value-type="boolean">
            <text:p>WAHR</text:p>
          </table:table-cell>
          <table:table-cell table:style-name="ce115" table:formula="of:=OFFSET(INDIRECT([.$G2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30]);0;2;1);&quot;.&quot;;OFFSET(INDIRECT([.$G30]);0;5;1);&quot;.&quot;;[.D30])" office:value-type="string" office:string-value="2.3.b" calcext:value-type="string">
            <text:p>2.3.b</text:p>
          </table:table-cell>
          <table:table-cell table:formula="of:=OFFSET(INDIRECT([.$G3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0]);0;6;1)" office:value-type="string" office:string-value="Beschaffung" calcext:value-type="string">
            <text:p>Beschaff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Produktionsinformationen von Anbietern unter wirtschaftlichen und fachlichen Gesichtspunkten auswerten</text:p>
          </table:table-cell>
          <table:table-cell table:formula="of:=CONCATENATE([.D30];&quot;) &quot;;[.E30])" office:value-type="string" office:string-value="b) Produktionsinformationen von Anbietern unter wirtschaftlichen und fachlichen Gesichtspunkten auswerten" calcext:value-type="string">
            <text:p>b) Produktionsinformationen von Anbietern unter wirtschaftlichen und fachlichen Gesichtspunkten auswerten</text:p>
          </table:table-cell>
          <table:table-cell table:formula="of:=CONCATENATE(SUBSTITUTE(FORMULA([.H3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30]);0;10;1)" office:value-type="boolean" office:boolean-value="true" calcext:value-type="boolean">
            <text:p>WAHR</text:p>
          </table:table-cell>
          <table:table-cell table:style-name="ce115" table:formula="of:=OFFSET(INDIRECT([.$G3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31]);0;2;1);&quot;.&quot;;OFFSET(INDIRECT([.$G31]);0;5;1);&quot;.&quot;;[.D31])" office:value-type="string" office:string-value="2.3.c" calcext:value-type="string">
            <text:p>2.3.c</text:p>
          </table:table-cell>
          <table:table-cell table:formula="of:=OFFSET(INDIRECT([.$G3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1]);0;6;1)" office:value-type="string" office:string-value="Beschaffung" calcext:value-type="string">
            <text:p>Beschaff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gebote einholen und vergleichen</text:p>
          </table:table-cell>
          <table:table-cell table:formula="of:=CONCATENATE([.D31];&quot;) &quot;;[.E31])" office:value-type="string" office:string-value="c) Angebote einholen und vergleichen" calcext:value-type="string">
            <text:p>c) Angebote einholen und vergleichen</text:p>
          </table:table-cell>
          <table:table-cell table:formula="of:=CONCATENATE(SUBSTITUTE(FORMULA([.H3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31]);0;10;1)" office:value-type="boolean" office:boolean-value="true" calcext:value-type="boolean">
            <text:p>WAHR</text:p>
          </table:table-cell>
          <table:table-cell table:style-name="ce115" table:formula="of:=OFFSET(INDIRECT([.$G3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32]);0;2;1);&quot;.&quot;;OFFSET(INDIRECT([.$G32]);0;5;1);&quot;.&quot;;[.D32])" office:value-type="string" office:string-value="2.3.d" calcext:value-type="string">
            <text:p>2.3.d</text:p>
          </table:table-cell>
          <table:table-cell table:formula="of:=OFFSET(INDIRECT([.$G3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2]);0;6;1)" office:value-type="string" office:string-value="Beschaffung" calcext:value-type="string">
            <text:p>Beschaff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stellvorgänge planen und durchführen, Wareneingang kontrollieren</text:p>
          </table:table-cell>
          <table:table-cell table:formula="of:=CONCATENATE([.D32];&quot;) &quot;;[.E32])" office:value-type="string" office:string-value="d) Bestellvorgänge planen und durchführen, Wareneingang kontrollieren" calcext:value-type="string">
            <text:p>d) Bestellvorgänge planen und durchführen, Wareneingang kontrollieren</text:p>
          </table:table-cell>
          <table:table-cell table:formula="of:=CONCATENATE(SUBSTITUTE(FORMULA([.H32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32]);0;10;1)" office:value-type="boolean" office:boolean-value="true" calcext:value-type="boolean">
            <text:p>WAHR</text:p>
          </table:table-cell>
          <table:table-cell table:style-name="ce115" table:formula="of:=OFFSET(INDIRECT([.$G3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33]);0;2;1);&quot;.&quot;;OFFSET(INDIRECT([.$G33]);0;5;1);&quot;.&quot;;[.D33])" office:value-type="string" office:string-value="2.4.a" calcext:value-type="string">
            <text:p>2.4.a</text:p>
          </table:table-cell>
          <table:table-cell table:formula="of:=OFFSET(INDIRECT([.$G3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3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i der Marktbeobachtung mitwirken, insbesondere Preise, Leistungen, Konditionen von Wettbewerbern vergleichen</text:p>
          </table:table-cell>
          <table:table-cell table:formula="of:=CONCATENATE([.D33];&quot;) &quot;;[.E33])" office:value-type="string" office:string-value="a) bei der Marktbeobachtung mitwirken, insbesondere Preise, Leistungen, Konditionen von Wettbewerbern vergleichen" calcext:value-type="string">
            <text:p>a) bei der Marktbeobachtung mitwirken, insbesondere Preise, Leistungen, Konditionen von Wettbewerbern vergleichen</text:p>
          </table:table-cell>
          <table:table-cell table:formula="of:=CONCATENATE(SUBSTITUTE(FORMULA([.H3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3]);0;10;1)" office:value-type="boolean" office:boolean-value="true" calcext:value-type="boolean">
            <text:p>WAHR</text:p>
          </table:table-cell>
          <table:table-cell table:style-name="ce115" table:formula="of:=OFFSET(INDIRECT([.$G3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34]);0;2;1);&quot;.&quot;;OFFSET(INDIRECT([.$G34]);0;5;1);&quot;.&quot;;[.D34])" office:value-type="string" office:string-value="2.4.b" calcext:value-type="string">
            <text:p>2.4.b</text:p>
          </table:table-cell>
          <table:table-cell table:formula="of:=OFFSET(INDIRECT([.$G3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4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.D34];&quot;) &quot;;[.E34])" office:value-type="string" office:string-value="b) Bedürfnisse und Kaufverhalten von Benutzern informations- und telekommunikationstechnischer Systeme feststellen sowie Zielgruppen unterscheiden" calcext:value-type="string">
            <text:p>b) Bedürfnisse und Kaufverhalten von Benutzern informations- und telekommunikationstechnischer Systeme feststellen sowie Zielgruppen unterscheiden</text:p>
          </table:table-cell>
          <table:table-cell table:formula="of:=CONCATENATE(SUBSTITUTE(FORMULA([.H3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4]);0;10;1)" office:value-type="boolean" office:boolean-value="true" calcext:value-type="boolean">
            <text:p>WAHR</text:p>
          </table:table-cell>
          <table:table-cell table:style-name="ce115" table:formula="of:=OFFSET(INDIRECT([.$G3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35]);0;2;1);&quot;.&quot;;OFFSET(INDIRECT([.$G35]);0;5;1);&quot;.&quot;;[.D35])" office:value-type="string" office:string-value="2.4.c" calcext:value-type="string">
            <text:p>2.4.c</text:p>
          </table:table-cell>
          <table:table-cell table:formula="of:=OFFSET(INDIRECT([.$G3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5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Kunden unter Beachtung von Kommunikationsregeln informieren und beraten sowie Kundeninteressen berücksichtigen</text:p>
          </table:table-cell>
          <table:table-cell table:formula="of:=CONCATENATE([.D35];&quot;) &quot;;[.E35])" office:value-type="string" office:string-value="c) Kunden unter Beachtung von Kommunikationsregeln informieren und beraten sowie Kundeninteressen berücksichtigen" calcext:value-type="string">
            <text:p>c) Kunden unter Beachtung von Kommunikationsregeln informieren und beraten sowie Kundeninteressen berücksichtigen</text:p>
          </table:table-cell>
          <table:table-cell table:formula="of:=CONCATENATE(SUBSTITUTE(FORMULA([.H3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5]);0;10;1)" office:value-type="boolean" office:boolean-value="true" calcext:value-type="boolean">
            <text:p>WAHR</text:p>
          </table:table-cell>
          <table:table-cell table:style-name="ce115" table:formula="of:=OFFSET(INDIRECT([.$G3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36]);0;2;1);&quot;.&quot;;OFFSET(INDIRECT([.$G36]);0;5;1);&quot;.&quot;;[.D36])" office:value-type="string" office:string-value="2.4.d" calcext:value-type="string">
            <text:p>2.4.d</text:p>
          </table:table-cell>
          <table:table-cell table:formula="of:=OFFSET(INDIRECT([.$G3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6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Kundenbeziehungen unter Berücksichtigung betrieblicher Grundsätze gestalten</text:p>
          </table:table-cell>
          <table:table-cell table:formula="of:=CONCATENATE([.D36];&quot;) &quot;;[.E36])" office:value-type="string" office:string-value="d) Kundenbeziehungen unter Berücksichtigung betrieblicher Grundsätze gestalten" calcext:value-type="string">
            <text:p>d) Kundenbeziehungen unter Berücksichtigung betrieblicher Grundsätze gestalten</text:p>
          </table:table-cell>
          <table:table-cell table:formula="of:=CONCATENATE(SUBSTITUTE(FORMULA([.H3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6]);0;10;1)" office:value-type="boolean" office:boolean-value="true" calcext:value-type="boolean">
            <text:p>WAHR</text:p>
          </table:table-cell>
          <table:table-cell table:style-name="ce115" table:formula="of:=OFFSET(INDIRECT([.$G3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37]);0;2;1);&quot;.&quot;;OFFSET(INDIRECT([.$G37]);0;5;1);&quot;.&quot;;[.D37])" office:value-type="string" office:string-value="2.4.e" calcext:value-type="string">
            <text:p>2.4.e</text:p>
          </table:table-cell>
          <table:table-cell table:formula="of:=OFFSET(INDIRECT([.$G3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7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n der Vorbereitung von Verträgen und Vertragsverhandlungen mitwirken, über Finanzierungsmöglichkeiten informieren</text:p>
          </table:table-cell>
          <table:table-cell table:formula="of:=CONCATENATE([.D37];&quot;) &quot;;[.E37])" office:value-type="string" office:string-value="e) an der Vorbereitung von Verträgen und Vertragsverhandlungen mitwirken, über Finanzierungsmöglichkeiten informieren" calcext:value-type="string">
            <text:p>e) an der Vorbereitung von Verträgen und Vertragsverhandlungen mitwirken, über Finanzierungsmöglichkeiten informieren</text:p>
          </table:table-cell>
          <table:table-cell table:formula="of:=CONCATENATE(SUBSTITUTE(FORMULA([.H3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7]);0;10;1)" office:value-type="boolean" office:boolean-value="true" calcext:value-type="boolean">
            <text:p>WAHR</text:p>
          </table:table-cell>
          <table:table-cell table:style-name="ce115" table:formula="of:=OFFSET(INDIRECT([.$G3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38]);0;2;1);&quot;.&quot;;OFFSET(INDIRECT([.$G38]);0;5;1);&quot;.&quot;;[.D38])" office:value-type="string" office:string-value="2.4.f" calcext:value-type="string">
            <text:p>2.4.f</text:p>
          </table:table-cell>
          <table:table-cell table:formula="of:=OFFSET(INDIRECT([.$G3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8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an Marketing- und Verkaufsförderungsmaßnahmen mitwirken</text:p>
          </table:table-cell>
          <table:table-cell table:formula="of:=CONCATENATE([.D38];&quot;) &quot;;[.E38])" office:value-type="string" office:string-value="f) an Marketing- und Verkaufsförderungsmaßnahmen mitwirken" calcext:value-type="string">
            <text:p>f) an Marketing- und Verkaufsförderungsmaßnahmen mitwirken</text:p>
          </table:table-cell>
          <table:table-cell table:formula="of:=CONCATENATE(SUBSTITUTE(FORMULA([.H38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8]);0;10;1)" office:value-type="boolean" office:boolean-value="true" calcext:value-type="boolean">
            <text:p>WAHR</text:p>
          </table:table-cell>
          <table:table-cell table:style-name="ce115" table:formula="of:=OFFSET(INDIRECT([.$G3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39]);0;2;1);&quot;.&quot;;OFFSET(INDIRECT([.$G39]);0;5;1);&quot;.&quot;;[.D39])" office:value-type="string" office:string-value="2.4.g" calcext:value-type="string">
            <text:p>2.4.g</text:p>
          </table:table-cell>
          <table:table-cell table:formula="of:=OFFSET(INDIRECT([.$G3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9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Auswirkungen der Kundenzufriedenheit auf das Betriebsergebnis darstellen</text:p>
          </table:table-cell>
          <table:table-cell table:formula="of:=CONCATENATE([.D39];&quot;) &quot;;[.E39])" office:value-type="string" office:string-value="g) Auswirkungen der Kundenzufriedenheit auf das Betriebsergebnis darstellen" calcext:value-type="string">
            <text:p>g) Auswirkungen der Kundenzufriedenheit auf das Betriebsergebnis darstellen</text:p>
          </table:table-cell>
          <table:table-cell table:formula="of:=CONCATENATE(SUBSTITUTE(FORMULA([.H39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9]);0;10;1)" office:value-type="boolean" office:boolean-value="true" calcext:value-type="boolean">
            <text:p>WAHR</text:p>
          </table:table-cell>
          <table:table-cell table:style-name="ce115" table:formula="of:=OFFSET(INDIRECT([.$G39]);0;11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40]);0;2;1);&quot;.&quot;;OFFSET(INDIRECT([.$G40]);0;5;1);&quot;.&quot;;[.D40])" office:value-type="string" office:string-value="2.5.a" calcext:value-type="string">
            <text:p>2.5.a</text:p>
          </table:table-cell>
          <table:table-cell table:formula="of:=OFFSET(INDIRECT([.$G4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0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ie Notwendigkeit der Steuerung und Kontrolle der Geschäftsprozesse begründen</text:p>
          </table:table-cell>
          <table:table-cell table:formula="of:=CONCATENATE([.D40];&quot;) &quot;;[.E40])" office:value-type="string" office:string-value="a) die Notwendigkeit der Steuerung und Kontrolle der Geschäftsprozesse begründen" calcext:value-type="string">
            <text:p>a) die Notwendigkeit der Steuerung und Kontrolle der Geschäftsprozesse begründen</text:p>
          </table:table-cell>
          <table:table-cell table:formula="of:=CONCATENATE(SUBSTITUTE(FORMULA([.H40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0]);0;10;1)" office:value-type="boolean" office:boolean-value="true" calcext:value-type="boolean">
            <text:p>WAHR</text:p>
          </table:table-cell>
          <table:table-cell table:style-name="ce115" table:formula="of:=OFFSET(INDIRECT([.$G4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41]);0;2;1);&quot;.&quot;;OFFSET(INDIRECT([.$G41]);0;5;1);&quot;.&quot;;[.D41])" office:value-type="string" office:string-value="2.5.b" calcext:value-type="string">
            <text:p>2.5.b</text:p>
          </table:table-cell>
          <table:table-cell table:formula="of:=OFFSET(INDIRECT([.$G4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1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Kosten und Erträge für erbrachte Leistungen errechnen sowie im Zeitvergleich und im Soll-Ist-Vergleich bewerten</text:p>
          </table:table-cell>
          <table:table-cell table:formula="of:=CONCATENATE([.D41];&quot;) &quot;;[.E41])" office:value-type="string" office:string-value="b) Kosten und Erträge für erbrachte Leistungen errechnen sowie im Zeitvergleich und im Soll-Ist-Vergleich bewerten" calcext:value-type="string">
            <text:p>b) Kosten und Erträge für erbrachte Leistungen errechnen sowie im Zeitvergleich und im Soll-Ist-Vergleich bewerten</text:p>
          </table:table-cell>
          <table:table-cell table:formula="of:=CONCATENATE(SUBSTITUTE(FORMULA([.H41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1]);0;10;1)" office:value-type="boolean" office:boolean-value="true" calcext:value-type="boolean">
            <text:p>WAHR</text:p>
          </table:table-cell>
          <table:table-cell table:style-name="ce115" table:formula="of:=OFFSET(INDIRECT([.$G4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42]);0;2;1);&quot;.&quot;;OFFSET(INDIRECT([.$G42]);0;5;1);&quot;.&quot;;[.D42])" office:value-type="string" office:string-value="2.5.c" calcext:value-type="string">
            <text:p>2.5.c</text:p>
          </table:table-cell>
          <table:table-cell table:formula="of:=OFFSET(INDIRECT([.$G4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2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Ergebnisse der Betriebsabrechnung für Controllingzwecke auswerten</text:p>
          </table:table-cell>
          <table:table-cell table:formula="of:=CONCATENATE([.D42];&quot;) &quot;;[.E42])" office:value-type="string" office:string-value="c) Ergebnisse der Betriebsabrechnung für Controllingzwecke auswerten" calcext:value-type="string">
            <text:p>c) Ergebnisse der Betriebsabrechnung für Controllingzwecke auswerten</text:p>
          </table:table-cell>
          <table:table-cell table:formula="of:=CONCATENATE(SUBSTITUTE(FORMULA([.H42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2]);0;10;1)" office:value-type="boolean" office:boolean-value="true" calcext:value-type="boolean">
            <text:p>WAHR</text:p>
          </table:table-cell>
          <table:table-cell table:style-name="ce115" table:formula="of:=OFFSET(INDIRECT([.$G4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43]);0;2;1);&quot;.&quot;;OFFSET(INDIRECT([.$G43]);0;5;1);&quot;.&quot;;[.D43])" office:value-type="string" office:string-value="2.5.d" calcext:value-type="string">
            <text:p>2.5.d</text:p>
          </table:table-cell>
          <table:table-cell table:formula="of:=OFFSET(INDIRECT([.$G4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3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aten für die Erstellung von Statistiken beschaffen und aufbereiten, in geeigneter Form darstellen und interpretieren</text:p>
          </table:table-cell>
          <table:table-cell table:formula="of:=CONCATENATE([.D43];&quot;) &quot;;[.E43])" office:value-type="string" office:string-value="d) Daten für die Erstellung von Statistiken beschaffen und aufbereiten, in geeigneter Form darstellen und interpretieren" calcext:value-type="string">
            <text:p>d) Daten für die Erstellung von Statistiken beschaffen und aufbereiten, in geeigneter Form darstellen und interpretieren</text:p>
          </table:table-cell>
          <table:table-cell table:formula="of:=CONCATENATE(SUBSTITUTE(FORMULA([.H43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3]);0;10;1)" office:value-type="boolean" office:boolean-value="true" calcext:value-type="boolean">
            <text:p>WAHR</text:p>
          </table:table-cell>
          <table:table-cell table:style-name="ce115" table:formula="of:=OFFSET(INDIRECT([.$G4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44]);0;2;1);&quot;.&quot;;OFFSET(INDIRECT([.$G44]);0;5;1);&quot;.&quot;;[.D44])" office:value-type="string" office:string-value="3.1.a" calcext:value-type="string">
            <text:p>3.1.a</text:p>
          </table:table-cell>
          <table:table-cell table:formula="of:=OFFSET(INDIRECT([.$G4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4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.D44];&quot;) &quot;;[.E44])" office:value-type="string" office:string-value="a) Informationsquellen, insbesondere technische Unterlagen, Dokumentationen und Handbücher, in deutscher und englischer Sprache aufgabenbezogen auswerten" calcext:value-type="string">
            <text:p>a) Informationsquellen, insbesondere technische Unterlagen, Dokumentationen und Handbücher, in deutscher und englischer Sprache aufgabenbezogen auswerten</text:p>
          </table:table-cell>
          <table:table-cell table:formula="of:=CONCATENATE(SUBSTITUTE(FORMULA([.H44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4]);0;10;1)" office:value-type="boolean" office:boolean-value="true" calcext:value-type="boolean">
            <text:p>WAHR</text:p>
          </table:table-cell>
          <table:table-cell table:style-name="ce115" table:formula="of:=OFFSET(INDIRECT([.$G44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45]);0;2;1);&quot;.&quot;;OFFSET(INDIRECT([.$G45]);0;5;1);&quot;.&quot;;[.D45])" office:value-type="string" office:string-value="3.1.b" calcext:value-type="string">
            <text:p>3.1.b</text:p>
          </table:table-cell>
          <table:table-cell table:formula="of:=OFFSET(INDIRECT([.$G4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5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Gespräche situationsgerecht führen und Sachverhalte präsentieren, deutsche und englische Fachbegriffe anwenden</text:p>
          </table:table-cell>
          <table:table-cell table:formula="of:=CONCATENATE([.D45];&quot;) &quot;;[.E45])" office:value-type="string" office:string-value="b) Gespräche situationsgerecht führen und Sachverhalte präsentieren, deutsche und englische Fachbegriffe anwenden" calcext:value-type="string">
            <text:p>b) Gespräche situationsgerecht führen und Sachverhalte präsentieren, deutsche und englische Fachbegriffe anwenden</text:p>
          </table:table-cell>
          <table:table-cell table:formula="of:=CONCATENATE(SUBSTITUTE(FORMULA([.H45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5]);0;10;1)" office:value-type="boolean" office:boolean-value="true" calcext:value-type="boolean">
            <text:p>WAHR</text:p>
          </table:table-cell>
          <table:table-cell table:style-name="ce115" table:formula="of:=OFFSET(INDIRECT([.$G45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46]);0;2;1);&quot;.&quot;;OFFSET(INDIRECT([.$G46]);0;5;1);&quot;.&quot;;[.D46])" office:value-type="string" office:string-value="3.1.c" calcext:value-type="string">
            <text:p>3.1.c</text:p>
          </table:table-cell>
          <table:table-cell table:formula="of:=OFFSET(INDIRECT([.$G4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6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formationen aufgabenbezogen bewerten und auswählen</text:p>
          </table:table-cell>
          <table:table-cell table:formula="of:=CONCATENATE([.D46];&quot;) &quot;;[.E46])" office:value-type="string" office:string-value="c) Informationen aufgabenbezogen bewerten und auswählen" calcext:value-type="string">
            <text:p>c) Informationen aufgabenbezogen bewerten und auswählen</text:p>
          </table:table-cell>
          <table:table-cell table:formula="of:=CONCATENATE(SUBSTITUTE(FORMULA([.H46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6]);0;10;1)" office:value-type="boolean" office:boolean-value="true" calcext:value-type="boolean">
            <text:p>WAHR</text:p>
          </table:table-cell>
          <table:table-cell table:style-name="ce115" table:formula="of:=OFFSET(INDIRECT([.$G4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47]);0;2;1);&quot;.&quot;;OFFSET(INDIRECT([.$G47]);0;5;1);&quot;.&quot;;[.D47])" office:value-type="string" office:string-value="3.1.d" calcext:value-type="string">
            <text:p>3.1.d</text:p>
          </table:table-cell>
          <table:table-cell table:formula="of:=OFFSET(INDIRECT([.$G4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7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chriftverkehr durchführen und Protokolle anfertigen</text:p>
          </table:table-cell>
          <table:table-cell table:formula="of:=CONCATENATE([.D47];&quot;) &quot;;[.E47])" office:value-type="string" office:string-value="d) Schriftverkehr durchführen und Protokolle anfertigen" calcext:value-type="string">
            <text:p>d) Schriftverkehr durchführen und Protokolle anfertigen</text:p>
          </table:table-cell>
          <table:table-cell table:formula="of:=CONCATENATE(SUBSTITUTE(FORMULA([.H47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7]);0;10;1)" office:value-type="boolean" office:boolean-value="true" calcext:value-type="boolean">
            <text:p>WAHR</text:p>
          </table:table-cell>
          <table:table-cell table:style-name="ce115" table:formula="of:=OFFSET(INDIRECT([.$G4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47]);0;2;1);&quot;.&quot;;OFFSET(INDIRECT([.$G47]);0;5;1);&quot;.&quot;;[.D48])" office:value-type="string" office:string-value="3.1.e" calcext:value-type="string">
            <text:p>3.1.e</text:p>
          </table:table-cell>
          <table:table-cell table:formula="of:=OFFSET(INDIRECT([.$G4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8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 und Sachverhalte visualisieren und Grafiken erstellen sowie Standardsoftware anwenden</text:p>
          </table:table-cell>
          <table:table-cell table:formula="of:=CONCATENATE([.D48];&quot;) &quot;;[.E48])" office:value-type="string" office:string-value="e) Daten und Sachverhalte visualisieren und Grafiken erstellen sowie Standardsoftware anwenden" calcext:value-type="string">
            <text:p>e) Daten und Sachverhalte visualisieren und Grafiken erstellen sowie Standardsoftware anwenden</text:p>
          </table:table-cell>
          <table:table-cell table:formula="of:=CONCATENATE(SUBSTITUTE(FORMULA([.H48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7]);0;10;1)" office:value-type="boolean" office:boolean-value="true" calcext:value-type="boolean">
            <text:p>WAHR</text:p>
          </table:table-cell>
          <table:table-cell table:style-name="ce115" table:formula="of:=OFFSET(INDIRECT([.$G4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49]);0;2;1);&quot;.&quot;;OFFSET(INDIRECT([.$G49]);0;5;1);&quot;.&quot;;[.D49])" office:value-type="string" office:string-value="3.1.f" calcext:value-type="string">
            <text:p>3.1.f</text:p>
          </table:table-cell>
          <table:table-cell table:formula="of:=OFFSET(INDIRECT([.$G49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9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f</text:p>
          </table:table-cell>
          <table:table-cell table:style-name="ce96" office:value-type="string" calcext:value-type="string">
            <text:p>Die Auswirkungen des eigenen Kommunikations- und Informationsverhaltens in beruflichen Kontexten erkennen und Strategien zum verantwortungsvollen Umgang mit digitalen Medien anwenden</text:p>
          </table:table-cell>
          <table:table-cell table:formula="of:=CONCATENATE([.D49];&quot;) &quot;;[.E49])" office:value-type="string" office:string-value="f) Die Auswirkungen des eigenen Kommunikations- und Informationsverhaltens in beruflichen Kontexten erkennen und Strategien zum verantwortungsvollen Umgang mit digitalen Medien anwenden" calcext:value-type="string">
            <text:p>f) Die Auswirkungen des eigenen Kommunikations- und Informationsverhaltens in beruflichen Kontexten erkennen und Strategien zum verantwortungsvollen Umgang mit digitalen Medien anwenden</text:p>
          </table:table-cell>
          <table:table-cell table:formula="of:=CONCATENATE(SUBSTITUTE(FORMULA([.H49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9]);0;10;1)" office:value-type="boolean" office:boolean-value="true" calcext:value-type="boolean">
            <text:p>WAHR</text:p>
          </table:table-cell>
          <table:table-cell table:style-name="ce115" table:formula="of:=OFFSET(INDIRECT([.$G49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50]);0;2;1);&quot;.&quot;;OFFSET(INDIRECT([.$G50]);0;5;1);&quot;.&quot;;[.D50])" office:value-type="string" office:string-value="3.2.a" calcext:value-type="string">
            <text:p>3.2.a</text:p>
          </table:table-cell>
          <table:table-cell table:formula="of:=OFFSET(INDIRECT([.$G50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0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eitplan und Reihenfolge der Arbeitsschritte für den eigenen Arbeitsbereich festlegen</text:p>
          </table:table-cell>
          <table:table-cell table:formula="of:=CONCATENATE([.D50];&quot;) &quot;;[.E50])" office:value-type="string" office:string-value="a) Zeitplan und Reihenfolge der Arbeitsschritte für den eigenen Arbeitsbereich festlegen" calcext:value-type="string">
            <text:p>a) Zeitplan und Reihenfolge der Arbeitsschritte für den eigenen Arbeitsbereich festlegen</text:p>
          </table:table-cell>
          <table:table-cell table:formula="of:=CONCATENATE(SUBSTITUTE(FORMULA([.H50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0]);0;10;1)" office:value-type="boolean" office:boolean-value="true" calcext:value-type="boolean">
            <text:p>WAHR</text:p>
          </table:table-cell>
          <table:table-cell table:style-name="ce115" table:formula="of:=OFFSET(INDIRECT([.$G5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51]);0;2;1);&quot;.&quot;;OFFSET(INDIRECT([.$G51]);0;5;1);&quot;.&quot;;[.D51])" office:value-type="string" office:string-value="3.2.b" calcext:value-type="string">
            <text:p>3.2.b</text:p>
          </table:table-cell>
          <table:table-cell table:formula="of:=OFFSET(INDIRECT([.$G51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1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n eigenen Arbeitsplatz unter Berücksichtigung betrieblicher Vorgaben und ergonomischer Aspekte gestalten</text:p>
          </table:table-cell>
          <table:table-cell table:formula="of:=CONCATENATE([.D51];&quot;) &quot;;[.E51])" office:value-type="string" office:string-value="b) den eigenen Arbeitsplatz unter Berücksichtigung betrieblicher Vorgaben und ergonomischer Aspekte gestalten" calcext:value-type="string">
            <text:p>b) den eigenen Arbeitsplatz unter Berücksichtigung betrieblicher Vorgaben und ergonomischer Aspekte gestalten</text:p>
          </table:table-cell>
          <table:table-cell table:formula="of:=CONCATENATE(SUBSTITUTE(FORMULA([.H51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1]);0;10;1)" office:value-type="boolean" office:boolean-value="true" calcext:value-type="boolean">
            <text:p>WAHR</text:p>
          </table:table-cell>
          <table:table-cell table:style-name="ce115" table:formula="of:=OFFSET(INDIRECT([.$G5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52]);0;2;1);&quot;.&quot;;OFFSET(INDIRECT([.$G52]);0;5;1);&quot;.&quot;;[.D52])" office:value-type="string" office:string-value="3.2.c" calcext:value-type="string">
            <text:p>3.2.c</text:p>
          </table:table-cell>
          <table:table-cell table:formula="of:=OFFSET(INDIRECT([.$G52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2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Termine planen und abstimmen, Terminüberwachung durchführen</text:p>
          </table:table-cell>
          <table:table-cell table:formula="of:=CONCATENATE([.D52];&quot;) &quot;;[.E52])" office:value-type="string" office:string-value="c) Termine planen und abstimmen, Terminüberwachung durchführen" calcext:value-type="string">
            <text:p>c) Termine planen und abstimmen, Terminüberwachung durchführen</text:p>
          </table:table-cell>
          <table:table-cell table:formula="of:=CONCATENATE(SUBSTITUTE(FORMULA([.H52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2]);0;10;1)" office:value-type="boolean" office:boolean-value="true" calcext:value-type="boolean">
            <text:p>WAHR</text:p>
          </table:table-cell>
          <table:table-cell table:style-name="ce115" table:formula="of:=OFFSET(INDIRECT([.$G5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53]);0;2;1);&quot;.&quot;;OFFSET(INDIRECT([.$G53]);0;5;1);&quot;.&quot;;[.D53])" office:value-type="string" office:string-value="3.2.d" calcext:value-type="string">
            <text:p>3.2.d</text:p>
          </table:table-cell>
          <table:table-cell table:formula="of:=OFFSET(INDIRECT([.$G53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3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bleme analysieren und als Aufgabe definieren, Lösungsalternativen entwickeln und beurteilen</text:p>
          </table:table-cell>
          <table:table-cell table:formula="of:=CONCATENATE([.D53];&quot;) &quot;;[.E53])" office:value-type="string" office:string-value="d) Probleme analysieren und als Aufgabe definieren, Lösungsalternativen entwickeln und beurteilen" calcext:value-type="string">
            <text:p>d) Probleme analysieren und als Aufgabe definieren, Lösungsalternativen entwickeln und beurteil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3]);0;10;1)" office:value-type="boolean" office:boolean-value="true" calcext:value-type="boolean">
            <text:p>WAHR</text:p>
          </table:table-cell>
          <table:table-cell table:style-name="ce115" table:formula="of:=OFFSET(INDIRECT([.$G5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54]);0;2;1);&quot;.&quot;;OFFSET(INDIRECT([.$G54]);0;5;1);&quot;.&quot;;[.D54])" office:value-type="string" office:string-value="3.2.e" calcext:value-type="string">
            <text:p>3.2.e</text:p>
          </table:table-cell>
          <table:table-cell table:formula="of:=OFFSET(INDIRECT([.$G5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4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unterschiedliche Lerntechniken anwenden</text:p>
          </table:table-cell>
          <table:table-cell table:formula="of:=CONCATENATE([.D54];&quot;) &quot;;[.E54])" office:value-type="string" office:string-value="e) unterschiedliche Lerntechniken anwenden" calcext:value-type="string">
            <text:p>e) unterschiedliche Lerntechnik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4]);0;10;1)" office:value-type="boolean" office:boolean-value="true" calcext:value-type="boolean">
            <text:p>WAHR</text:p>
          </table:table-cell>
          <table:table-cell table:style-name="ce115" table:formula="of:=OFFSET(INDIRECT([.$G5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3">
          <table:table-cell table:style-name="ce126" table:formula="of:=CONCATENATE(OFFSET(INDIRECT([.$G55]);0;2;1);&quot;.&quot;;OFFSET(INDIRECT([.$G55]);0;5;1);&quot;.&quot;;[.D55])" office:value-type="string" office:string-value="3.2.f" calcext:value-type="string">
            <text:p>3.2.f</text:p>
          </table:table-cell>
          <table:table-cell table:formula="of:=OFFSET(INDIRECT([.$G5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5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ßnahmen zur Verbesserung der Arbeitsorganisation und der Arbeitsgestaltung vorschlagen</text:p>
          </table:table-cell>
          <table:table-cell table:formula="of:=CONCATENATE([.D55];&quot;) &quot;;[.E55])" office:value-type="string" office:string-value="f) Maßnahmen zur Verbesserung der Arbeitsorganisation und der Arbeitsgestaltung vorschlagen" calcext:value-type="string">
            <text:p>f) Maßnahmen zur Verbesserung der Arbeitsorganisation und der Arbeitsgestaltung vorschlag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5]);0;10;1)" office:value-type="boolean" office:boolean-value="true" calcext:value-type="boolean">
            <text:p>WAHR</text:p>
          </table:table-cell>
          <table:table-cell table:style-name="ce115" table:formula="of:=OFFSET(INDIRECT([.$G5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56]);0;2;1);&quot;.&quot;;OFFSET(INDIRECT([.$G56]);0;5;1);&quot;.&quot;;[.D56])" office:value-type="string" office:string-value="3.2.g" calcext:value-type="string">
            <text:p>3.2.g</text:p>
          </table:table-cell>
          <table:table-cell table:formula="of:=OFFSET(INDIRECT([.$G5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6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Arbeits- und Organisationsmittel wirtschaftlich und ökologisch einsetzen</text:p>
          </table:table-cell>
          <table:table-cell table:formula="of:=CONCATENATE([.D56];&quot;) &quot;;[.E56])" office:value-type="string" office:string-value="g) Arbeits- und Organisationsmittel wirtschaftlich und ökologisch einsetzen" calcext:value-type="string">
            <text:p>g) Arbeits- und Organisationsmittel wirtschaftlich und ökologisch einsetz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6]);0;10;1)" office:value-type="boolean" office:boolean-value="true" calcext:value-type="boolean">
            <text:p>WAHR</text:p>
          </table:table-cell>
          <table:table-cell table:style-name="ce115" table:formula="of:=OFFSET(INDIRECT([.$G5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57]);0;2;1);&quot;.&quot;;OFFSET(INDIRECT([.$G57]);0;5;1);&quot;.&quot;;[.D57])" office:value-type="string" office:string-value="3.3.a" calcext:value-type="string">
            <text:p>3.3.a</text:p>
          </table:table-cell>
          <table:table-cell table:formula="of:=OFFSET(INDIRECT([.$G5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7]);0;6;1)" office:value-type="string" office:string-value="Teamarbeit" calcext:value-type="string">
            <text:p>Teamarbei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ufgaben im Team planen, entsprechend den individuellen Fähigkeiten aufteilen, Zusammenarbeit aktiv gestalten</text:p>
          </table:table-cell>
          <table:table-cell table:formula="of:=CONCATENATE([.D57];&quot;) &quot;;[.E57])" office:value-type="string" office:string-value="a) Aufgaben im Team planen, entsprechend den individuellen Fähigkeiten aufteilen, Zusammenarbeit aktiv gestalten" calcext:value-type="string">
            <text:p>a) Aufgaben im Team planen, entsprechend den individuellen Fähigkeiten aufteilen, Zusammenarbeit aktiv gestalten</text:p>
          </table:table-cell>
          <table:table-cell table:formula="of:=CONCATENATE(SUBSTITUTE(FORMULA([.H57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115" table:formula="of:=OFFSET(INDIRECT([.$G57]);0;10;1)" office:value-type="boolean" office:boolean-value="true" calcext:value-type="boolean">
            <text:p>WAHR</text:p>
          </table:table-cell>
          <table:table-cell table:style-name="ce115" table:formula="of:=OFFSET(INDIRECT([.$G5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58]);0;2;1);&quot;.&quot;;OFFSET(INDIRECT([.$G58]);0;5;1);&quot;.&quot;;[.D58])" office:value-type="string" office:string-value="3.3.b" calcext:value-type="string">
            <text:p>3.3.b</text:p>
          </table:table-cell>
          <table:table-cell table:formula="of:=OFFSET(INDIRECT([.$G5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8]);0;6;1)" office:value-type="string" office:string-value="Teamarbeit" calcext:value-type="string">
            <text:p>Teamarbei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ufgaben im Team bearbeiten, Ergebnisse abstimmen und auswerten</text:p>
          </table:table-cell>
          <table:table-cell table:formula="of:=CONCATENATE([.D58];&quot;) &quot;;[.E58])" office:value-type="string" office:string-value="b) Aufgaben im Team bearbeiten, Ergebnisse abstimmen und auswerten" calcext:value-type="string">
            <text:p>b) Aufgaben im Team bearbeiten, Ergebnisse abstimmen und auswerten</text:p>
          </table:table-cell>
          <table:table-cell table:formula="of:=CONCATENATE(SUBSTITUTE(FORMULA([.H58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115" table:formula="of:=OFFSET(INDIRECT([.$G58]);0;10;1)" office:value-type="boolean" office:boolean-value="true" calcext:value-type="boolean">
            <text:p>WAHR</text:p>
          </table:table-cell>
          <table:table-cell table:style-name="ce115" table:formula="of:=OFFSET(INDIRECT([.$G5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59]);0;2;1);&quot;.&quot;;OFFSET(INDIRECT([.$G59]);0;5;1);&quot;.&quot;;[.D59])" office:value-type="string" office:string-value="3.3.c" calcext:value-type="string">
            <text:p>3.3.c</text:p>
          </table:table-cell>
          <table:table-cell table:formula="of:=OFFSET(INDIRECT([.$G59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9]);0;6;1)" office:value-type="string" office:string-value="Teamarbeit" calcext:value-type="string">
            <text:p>Teamarbei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Möglichkeiten zur Konfliktregelung im Interesse eines sachbezogenen Ergebnisses anwenden</text:p>
          </table:table-cell>
          <table:table-cell table:formula="of:=CONCATENATE([.D59];&quot;) &quot;;[.E59])" office:value-type="string" office:string-value="c) Möglichkeiten zur Konfliktregelung im Interesse eines sachbezogenen Ergebnisses anwenden" calcext:value-type="string">
            <text:p>c) Möglichkeiten zur Konfliktregelung im Interesse eines sachbezogenen Ergebnisses anwenden</text:p>
          </table:table-cell>
          <table:table-cell table:formula="of:=CONCATENATE(SUBSTITUTE(FORMULA([.H59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115" table:formula="of:=OFFSET(INDIRECT([.$G59]);0;10;1)" office:value-type="boolean" office:boolean-value="true" calcext:value-type="boolean">
            <text:p>WAHR</text:p>
          </table:table-cell>
          <table:table-cell table:style-name="ce115" table:formula="of:=OFFSET(INDIRECT([.$G5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60]);0;2;1);&quot;.&quot;;OFFSET(INDIRECT([.$G60]);0;5;1);&quot;.&quot;;[.D60])" office:value-type="string" office:string-value="4.1.a" calcext:value-type="string">
            <text:p>4.1.a</text:p>
          </table:table-cell>
          <table:table-cell table:formula="of:=OFFSET(INDIRECT([.$G6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0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.D60];&quot;) &quot;;[.E60])" office:value-type="string" office:string-value="a) marktgängige Systeme der Informations- und Telekommunikationstechnik nach Einsatzbereichen, Leistungsfähigkeit und Wirtschaftlichkeit unterscheiden" calcext:value-type="string">
            <text:p>a) marktgängige Systeme der Informations- und Telekommunikationstechnik nach Einsatzbereichen, Leistungsfähigkeit und Wirtschaftlichkeit unterscheiden</text:p>
          </table:table-cell>
          <table:table-cell table:formula="of:=CONCATENATE(SUBSTITUTE(FORMULA([.H6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0]);0;10;1)" office:value-type="boolean" office:boolean-value="true" calcext:value-type="boolean">
            <text:p>WAHR</text:p>
          </table:table-cell>
          <table:table-cell table:style-name="ce115" table:formula="of:=OFFSET(INDIRECT([.$G6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61]);0;2;1);&quot;.&quot;;OFFSET(INDIRECT([.$G61]);0;5;1);&quot;.&quot;;[.D61])" office:value-type="string" office:string-value="4.1.b" calcext:value-type="string">
            <text:p>4.1.b</text:p>
          </table:table-cell>
          <table:table-cell table:formula="of:=OFFSET(INDIRECT([.$G6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1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.D61];&quot;) &quot;;[.E61])" office:value-type="string" office:string-value="b) Veränderungen von Einsatzfeldern für Systeme der Informations- und Telekommunikationstechnik aufgrund technischer, wirtschaftlicher und gesellschaftlicher Entwicklungen feststellen" calcext:value-type="string">
            <text:p>b) 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SUBSTITUTE(FORMULA([.H6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1]);0;10;1)" office:value-type="boolean" office:boolean-value="true" calcext:value-type="boolean">
            <text:p>WAHR</text:p>
          </table:table-cell>
          <table:table-cell table:style-name="ce115" table:formula="of:=OFFSET(INDIRECT([.$G6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62]);0;2;1);&quot;.&quot;;OFFSET(INDIRECT([.$G62]);0;5;1);&quot;.&quot;;[.D62])" office:value-type="string" office:string-value="4.1.c" calcext:value-type="string">
            <text:p>4.1.c</text:p>
          </table:table-cell>
          <table:table-cell table:formula="of:=OFFSET(INDIRECT([.$G6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2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formula="of:=CONCATENATE([.D62];&quot;) &quot;;[.E62])" office:value-type="string" office:string-value="c) technologische Entwicklungstrends von Systemen der Informations- und Telekommunikationstechnik feststellen, sowie ihre wirtschaftlichen, sozialen und beruflichen Auswirkungen bewerten" calcext:value-type="string">
            <text:p>c) technologische Entwicklungstrends von Systemen der Informations- und Telekommunikationstechnik feststellen, sowie ihre wirtschaftlichen, sozialen und beruflichen Auswirkungen bewerten</text:p>
          </table:table-cell>
          <table:table-cell table:formula="of:=CONCATENATE(SUBSTITUTE(FORMULA([.H6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2]);0;10;1)" office:value-type="boolean" office:boolean-value="true" calcext:value-type="boolean">
            <text:p>WAHR</text:p>
          </table:table-cell>
          <table:table-cell table:style-name="ce115" table:formula="of:=OFFSET(INDIRECT([.$G6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4">
          <table:table-cell table:style-name="ce126" table:formula="of:=CONCATENATE(OFFSET(INDIRECT([.$G63]);0;2;1);&quot;.&quot;;OFFSET(INDIRECT([.$G63]);0;5;1);&quot;.&quot;;[.D63])" office:value-type="string" office:string-value="4.1.d" calcext:value-type="string">
            <text:p>4.1.d</text:p>
          </table:table-cell>
          <table:table-cell table:formula="of:=OFFSET(INDIRECT([.$G6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3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.D63];&quot;) &quot;;[.E63])" office:value-type="string" office:string-value="d) Auswirkungen der technologischen Entwicklung auf Lösungskonzepte aktueller informations- und telekommunikationstechnischer Systeme darstellen" calcext:value-type="string">
            <text:p>d) Auswirkungen der technologischen Entwicklung auf Lösungskonzepte aktueller informations- und telekommunikationstechnischer Systeme darstellen</text:p>
          </table:table-cell>
          <table:table-cell table:formula="of:=CONCATENATE(SUBSTITUTE(FORMULA([.H63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3]);0;10;1)" office:value-type="boolean" office:boolean-value="true" calcext:value-type="boolean">
            <text:p>WAHR</text:p>
          </table:table-cell>
          <table:table-cell table:style-name="ce115" table:formula="of:=OFFSET(INDIRECT([.$G6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5">
          <table:table-cell table:style-name="ce126" table:formula="of:=CONCATENATE(OFFSET(INDIRECT([.$G64]);0;2;1);&quot;.&quot;;OFFSET(INDIRECT([.$G64]);0;5;1);&quot;.&quot;;[.D64])" office:value-type="string" office:string-value="4.2.a" calcext:value-type="string">
            <text:p>4.2.a</text:p>
          </table:table-cell>
          <table:table-cell table:formula="of:=OFFSET(INDIRECT([.$G64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4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.D64];&quot;) &quot;;[.E64]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SUBSTITUTE(FORMULA([.H6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115" table:formula="of:=OFFSET(INDIRECT([.$G64]);0;10;1)" office:value-type="boolean" office:boolean-value="true" calcext:value-type="boolean">
            <text:p>WAHR</text:p>
          </table:table-cell>
          <table:table-cell table:style-name="ce115" table:formula="of:=OFFSET(INDIRECT([.$G6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65]);0;2;1);&quot;.&quot;;OFFSET(INDIRECT([.$G65]);0;5;1);&quot;.&quot;;[.D65])" office:value-type="string" office:string-value="4.2.b" calcext:value-type="string">
            <text:p>4.2.b</text:p>
          </table:table-cell>
          <table:table-cell table:formula="of:=OFFSET(INDIRECT([.$G65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5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verschiedene Speichermedien sowie Ein- und Ausgabegeräte nach Einsatzbereichen unterscheiden</text:p>
          </table:table-cell>
          <table:table-cell table:formula="of:=CONCATENATE([.D65];&quot;) &quot;;[.E65])" office:value-type="string" office:string-value="b) verschiedene Speichermedien sowie Ein- und Ausgabegeräte nach Einsatzbereichen unterscheiden" calcext:value-type="string">
            <text:p>b) verschiedene Speichermedien sowie Ein- und Ausgabegeräte nach Einsatzbereichen unterscheiden</text:p>
          </table:table-cell>
          <table:table-cell table:formula="of:=CONCATENATE(SUBSTITUTE(FORMULA([.H6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115" table:formula="of:=OFFSET(INDIRECT([.$G65]);0;10;1)" office:value-type="boolean" office:boolean-value="true" calcext:value-type="boolean">
            <text:p>WAHR</text:p>
          </table:table-cell>
          <table:table-cell table:style-name="ce115" table:formula="of:=OFFSET(INDIRECT([.$G6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66]);0;2;1);&quot;.&quot;;OFFSET(INDIRECT([.$G66]);0;5;1);&quot;.&quot;;[.D66])" office:value-type="string" office:string-value="4.2.c" calcext:value-type="string">
            <text:p>4.2.c</text:p>
          </table:table-cell>
          <table:table-cell table:formula="of:=OFFSET(INDIRECT([.$G66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6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marktgängige Betriebssysteme, ihre Komponenten und ihre Anwendungsbereiche unterscheiden</text:p>
          </table:table-cell>
          <table:table-cell table:formula="of:=CONCATENATE([.D66];&quot;) &quot;;[.E66])" office:value-type="string" office:string-value="c) marktgängige Betriebssysteme, ihre Komponenten und ihre Anwendungsbereiche unterscheiden" calcext:value-type="string">
            <text:p>c) marktgängige Betriebssysteme, ihre Komponenten und ihre Anwendungsbereiche unterscheiden</text:p>
          </table:table-cell>
          <table:table-cell table:formula="of:=CONCATENATE(SUBSTITUTE(FORMULA([.H66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115" table:formula="of:=OFFSET(INDIRECT([.$G66]);0;10;1)" office:value-type="boolean" office:boolean-value="true" calcext:value-type="boolean">
            <text:p>WAHR</text:p>
          </table:table-cell>
          <table:table-cell table:style-name="ce115" table:formula="of:=OFFSET(INDIRECT([.$G6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67]);0;2;1);&quot;.&quot;;OFFSET(INDIRECT([.$G67]);0;5;1);&quot;.&quot;;[.D67])" office:value-type="string" office:string-value="4.3.a" calcext:value-type="string">
            <text:p>4.3.a</text:p>
          </table:table-cell>
          <table:table-cell table:formula="of:=OFFSET(INDIRECT([.$G67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7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software nach Einsatzbereichen unterscheiden</text:p>
          </table:table-cell>
          <table:table-cell table:formula="of:=CONCATENATE([.D67];&quot;) &quot;;[.E67])" office:value-type="string" office:string-value="a) Anwendungssoftware nach Einsatzbereichen unterscheiden" calcext:value-type="string">
            <text:p>a) Anwendungssoftware nach Einsatzbereichen unterscheiden</text:p>
          </table:table-cell>
          <table:table-cell table:formula="of:=CONCATENATE(SUBSTITUTE(FORMULA([.H6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115" table:formula="of:=OFFSET(INDIRECT([.$G67]);0;10;1)" office:value-type="boolean" office:boolean-value="true" calcext:value-type="boolean">
            <text:p>WAHR</text:p>
          </table:table-cell>
          <table:table-cell table:style-name="ce115" table:formula="of:=OFFSET(INDIRECT([.$G6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68]);0;2;1);&quot;.&quot;;OFFSET(INDIRECT([.$G68]);0;5;1);&quot;.&quot;;[.D68])" office:value-type="string" office:string-value="4.3.b" calcext:value-type="string">
            <text:p>4.3.b</text:p>
          </table:table-cell>
          <table:table-cell table:formula="of:=OFFSET(INDIRECT([.$G68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8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Hardware- und Systemvoraussetzungen beurteilen</text:p>
          </table:table-cell>
          <table:table-cell table:formula="of:=CONCATENATE([.D68];&quot;) &quot;;[.E68])" office:value-type="string" office:string-value="b) Hardware- und Systemvoraussetzungen beurteilen" calcext:value-type="string">
            <text:p>b) Hardware- und Systemvoraussetzungen beurteilen</text:p>
          </table:table-cell>
          <table:table-cell table:formula="of:=CONCATENATE(SUBSTITUTE(FORMULA([.H6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115" table:formula="of:=OFFSET(INDIRECT([.$G68]);0;10;1)" office:value-type="boolean" office:boolean-value="true" calcext:value-type="boolean">
            <text:p>WAHR</text:p>
          </table:table-cell>
          <table:table-cell table:style-name="ce115" table:formula="of:=OFFSET(INDIRECT([.$G6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69]);0;2;1);&quot;.&quot;;OFFSET(INDIRECT([.$G69]);0;5;1);&quot;.&quot;;[.D69])" office:value-type="string" office:string-value="4.3.c" calcext:value-type="string">
            <text:p>4.3.c</text:p>
          </table:table-cell>
          <table:table-cell table:formula="of:=OFFSET(INDIRECT([.$G69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9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Leistungsfähigkeit und Erweiterbarkeit beurteilen</text:p>
          </table:table-cell>
          <table:table-cell table:formula="of:=CONCATENATE([.D69];&quot;) &quot;;[.E69])" office:value-type="string" office:string-value="c) Leistungsfähigkeit und Erweiterbarkeit beurteilen" calcext:value-type="string">
            <text:p>c) Leistungsfähigkeit und Erweiterbarkeit beurteilen</text:p>
          </table:table-cell>
          <table:table-cell table:formula="of:=CONCATENATE(SUBSTITUTE(FORMULA([.H6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115" table:formula="of:=OFFSET(INDIRECT([.$G69]);0;10;1)" office:value-type="boolean" office:boolean-value="true" calcext:value-type="boolean">
            <text:p>WAHR</text:p>
          </table:table-cell>
          <table:table-cell table:style-name="ce115" table:formula="of:=OFFSET(INDIRECT([.$G6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70]);0;2;1);&quot;.&quot;;OFFSET(INDIRECT([.$G70]);0;5;1);&quot;.&quot;;[.D70])" office:value-type="string" office:string-value="4.4.a" calcext:value-type="string">
            <text:p>4.4.a</text:p>
          </table:table-cell>
          <table:table-cell table:formula="of:=OFFSET(INDIRECT([.$G7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0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Hard- und Softwaresysteme sowie gängige Datenformate zur Datenübertragung unterscheiden</text:p>
          </table:table-cell>
          <table:table-cell table:formula="of:=CONCATENATE([.D70];&quot;) &quot;;[.E70])" office:value-type="string" office:string-value="a) Hard- und Softwaresysteme sowie gängige Datenformate zur Datenübertragung unterscheiden" calcext:value-type="string">
            <text:p>a) Hard- und Softwaresysteme sowie gängige Datenformate zur Datenübertragung unterscheiden</text:p>
          </table:table-cell>
          <table:table-cell table:formula="of:=CONCATENATE(SUBSTITUTE(FORMULA([.H70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0]);0;10;1)" office:value-type="boolean" office:boolean-value="true" calcext:value-type="boolean">
            <text:p>WAHR</text:p>
          </table:table-cell>
          <table:table-cell table:style-name="ce115" table:formula="of:=OFFSET(INDIRECT([.$G7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71]);0;2;1);&quot;.&quot;;OFFSET(INDIRECT([.$G71]);0;5;1);&quot;.&quot;;[.D71])" office:value-type="string" office:string-value="4.4.b" calcext:value-type="string">
            <text:p>4.4.b</text:p>
          </table:table-cell>
          <table:table-cell table:formula="of:=OFFSET(INDIRECT([.$G7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1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Netzwerkarchitekturen unterscheiden</text:p>
          </table:table-cell>
          <table:table-cell table:formula="of:=CONCATENATE([.D71];&quot;) &quot;;[.E71])" office:value-type="string" office:string-value="b) Netzwerkarchitekturen unterscheiden" calcext:value-type="string">
            <text:p>b) Netzwerkarchitekturen unterscheiden</text:p>
          </table:table-cell>
          <table:table-cell table:formula="of:=CONCATENATE(SUBSTITUTE(FORMULA([.H71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1]);0;10;1)" office:value-type="boolean" office:boolean-value="true" calcext:value-type="boolean">
            <text:p>WAHR</text:p>
          </table:table-cell>
          <table:table-cell table:style-name="ce115" table:formula="of:=OFFSET(INDIRECT([.$G7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72]);0;2;1);&quot;.&quot;;OFFSET(INDIRECT([.$G72]);0;5;1);&quot;.&quot;;[.D72])" office:value-type="string" office:string-value="4.4.c" calcext:value-type="string">
            <text:p>4.4.c</text:p>
          </table:table-cell>
          <table:table-cell table:formula="of:=OFFSET(INDIRECT([.$G7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2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Netzwerkbetriebssysteme nach Leistungsfähigkeit und Einsatzbereichen beurteilen</text:p>
          </table:table-cell>
          <table:table-cell table:formula="of:=CONCATENATE([.D72];&quot;) &quot;;[.E72])" office:value-type="string" office:string-value="c) Netzwerkbetriebssysteme nach Leistungsfähigkeit und Einsatzbereichen beurteilen" calcext:value-type="string">
            <text:p>c) Netzwerkbetriebssysteme nach Leistungsfähigkeit und Einsatzbereichen beurteilen</text:p>
          </table:table-cell>
          <table:table-cell table:formula="of:=CONCATENATE(SUBSTITUTE(FORMULA([.H72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2]);0;10;1)" office:value-type="boolean" office:boolean-value="true" calcext:value-type="boolean">
            <text:p>WAHR</text:p>
          </table:table-cell>
          <table:table-cell table:style-name="ce115" table:formula="of:=OFFSET(INDIRECT([.$G7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73]);0;2;1);&quot;.&quot;;OFFSET(INDIRECT([.$G73]);0;5;1);&quot;.&quot;;[.D73])" office:value-type="string" office:string-value="4.4.d" calcext:value-type="string">
            <text:p>4.4.d</text:p>
          </table:table-cell>
          <table:table-cell table:formula="of:=OFFSET(INDIRECT([.$G7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3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ngebote von Informations- und Telekommunikationsdiensten und Konditionen zur Nutzung vergleichen</text:p>
          </table:table-cell>
          <table:table-cell table:formula="of:=CONCATENATE([.D73];&quot;) &quot;;[.E73])" office:value-type="string" office:string-value="d) Angebote von Informations- und Telekommunikationsdiensten und Konditionen zur Nutzung vergleichen" calcext:value-type="string">
            <text:p>d) Angebote von Informations- und Telekommunikationsdiensten und Konditionen zur Nutzung vergleichen</text:p>
          </table:table-cell>
          <table:table-cell table:formula="of:=CONCATENATE(SUBSTITUTE(FORMULA([.H73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3]);0;10;1)" office:value-type="boolean" office:boolean-value="true" calcext:value-type="boolean">
            <text:p>WAHR</text:p>
          </table:table-cell>
          <table:table-cell table:style-name="ce115" table:formula="of:=OFFSET(INDIRECT([.$G7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74]);0;2;1);&quot;.&quot;;OFFSET(INDIRECT([.$G74]);0;5;1);&quot;.&quot;;[.D74])" office:value-type="string" office:string-value="4.4.e" calcext:value-type="string">
            <text:p>4.4.e</text:p>
          </table:table-cell>
          <table:table-cell table:formula="of:=OFFSET(INDIRECT([.$G74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4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systemtechnische Voraussetzungen für die Nutzung von Informations- und Telekommunikationsdiensten schaffen</text:p>
          </table:table-cell>
          <table:table-cell table:formula="of:=CONCATENATE([.D74];&quot;) &quot;;[.E74])" office:value-type="string" office:string-value="e) systemtechnische Voraussetzungen für die Nutzung von Informations- und Telekommunikationsdiensten schaffen" calcext:value-type="string">
            <text:p>e) systemtechnische Voraussetzungen für die Nutzung von Informations- und Telekommunikationsdiensten schaffen</text:p>
          </table:table-cell>
          <table:table-cell table:formula="of:=CONCATENATE(SUBSTITUTE(FORMULA([.H74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4]);0;10;1)" office:value-type="boolean" office:boolean-value="true" calcext:value-type="boolean">
            <text:p>WAHR</text:p>
          </table:table-cell>
          <table:table-cell table:style-name="ce115" table:formula="of:=OFFSET(INDIRECT([.$G7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75]);0;2;1);&quot;.&quot;;OFFSET(INDIRECT([.$G75]);0;5;1);&quot;.&quot;;[.D75])" office:value-type="string" office:string-value="5.1.a" calcext:value-type="string">
            <text:p>5.1.a</text:p>
          </table:table-cell>
          <table:table-cell table:formula="of:=OFFSET(INDIRECT([.$G7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5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.D75];&quot;) &quot;;[.E75])" office:value-type="string" office:string-value="a) Hard- und Software-Ausstattung eines Arbeitsplatzsystems zur Bearbeitung betrieblicher Fachaufgaben ermitteln sowie Arbeitsablauf, Datenflüsse und Schnittstellen analysieren" calcext:value-type="string">
            <text:p>a) Hard- und Software-Ausstattung eines Arbeitsplatzsystems zur Bearbeitung betrieblicher Fachaufgaben ermitteln sowie Arbeitsablauf, Datenflüsse und Schnittstellen analysieren</text:p>
          </table:table-cell>
          <table:table-cell table:formula="of:=CONCATENATE(SUBSTITUTE(FORMULA([.H75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5]);0;10;1)" office:value-type="boolean" office:boolean-value="true" calcext:value-type="boolean">
            <text:p>WAHR</text:p>
          </table:table-cell>
          <table:table-cell table:style-name="ce115" table:formula="of:=OFFSET(INDIRECT([.$G7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76]);0;2;1);&quot;.&quot;;OFFSET(INDIRECT([.$G76]);0;5;1);&quot;.&quot;;[.D76])" office:value-type="string" office:string-value="5.1.b" calcext:value-type="string">
            <text:p>5.1.b</text:p>
          </table:table-cell>
          <table:table-cell table:formula="of:=OFFSET(INDIRECT([.$G7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6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.D76];&quot;) &quot;;[.E76])" office:value-type="string" office:string-value="b) Anforderungen an ein Arbeitsplatzsystem unter Berücksichtigung der organisatorischen Abläufe und der Anforderungen der Benutzer feststellen" calcext:value-type="string">
            <text:p>b) Anforderungen an ein Arbeitsplatzsystem unter Berücksichtigung der organisatorischen Abläufe und der Anforderungen der Benutzer feststellen</text:p>
          </table:table-cell>
          <table:table-cell table:formula="of:=CONCATENATE(SUBSTITUTE(FORMULA([.H76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6]);0;10;1)" office:value-type="boolean" office:boolean-value="true" calcext:value-type="boolean">
            <text:p>WAHR</text:p>
          </table:table-cell>
          <table:table-cell table:style-name="ce115" table:formula="of:=OFFSET(INDIRECT([.$G7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77]);0;2;1);&quot;.&quot;;OFFSET(INDIRECT([.$G77]);0;5;1);&quot;.&quot;;[.D77])" office:value-type="string" office:string-value="5.1.c" calcext:value-type="string">
            <text:p>5.1.c</text:p>
          </table:table-cell>
          <table:table-cell table:formula="of:=OFFSET(INDIRECT([.$G7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7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Hard- und Softwarekomponenten auswählen sowie Lösungsvarianten entwickeln und beurteilen</text:p>
          </table:table-cell>
          <table:table-cell table:formula="of:=CONCATENATE([.D77];&quot;) &quot;;[.E77])" office:value-type="string" office:string-value="c) Hard- und Softwarekomponenten auswählen sowie Lösungsvarianten entwickeln und beurteilen" calcext:value-type="string">
            <text:p>c) Hard- und Softwarekomponenten auswählen sowie Lösungsvarianten entwickeln und beurteilen</text:p>
          </table:table-cell>
          <table:table-cell table:formula="of:=CONCATENATE(SUBSTITUTE(FORMULA([.H77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7]);0;10;1)" office:value-type="boolean" office:boolean-value="true" calcext:value-type="boolean">
            <text:p>WAHR</text:p>
          </table:table-cell>
          <table:table-cell table:style-name="ce115" table:formula="of:=OFFSET(INDIRECT([.$G7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78]);0;2;1);&quot;.&quot;;OFFSET(INDIRECT([.$G78]);0;5;1);&quot;.&quot;;[.D78])" office:value-type="string" office:string-value="5.1.d" calcext:value-type="string">
            <text:p>5.1.d</text:p>
          </table:table-cell>
          <table:table-cell table:formula="of:=OFFSET(INDIRECT([.$G7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8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atenmodelle entwerfen</text:p>
          </table:table-cell>
          <table:table-cell table:formula="of:=CONCATENATE([.D78];&quot;) &quot;;[.E78])" office:value-type="string" office:string-value="d) Datenmodelle entwerfen" calcext:value-type="string">
            <text:p>d) Datenmodelle entwerfen</text:p>
          </table:table-cell>
          <table:table-cell table:formula="of:=CONCATENATE(SUBSTITUTE(FORMULA([.H7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8]);0;10;1)" office:value-type="boolean" office:boolean-value="true" calcext:value-type="boolean">
            <text:p>WAHR</text:p>
          </table:table-cell>
          <table:table-cell table:style-name="ce115" table:formula="of:=OFFSET(INDIRECT([.$G7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79]);0;2;1);&quot;.&quot;;OFFSET(INDIRECT([.$G79]);0;5;1);&quot;.&quot;;[.D79])" office:value-type="string" office:string-value="5.1.e" calcext:value-type="string">
            <text:p>5.1.e</text:p>
          </table:table-cell>
          <table:table-cell table:formula="of:=OFFSET(INDIRECT([.$G7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9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ie zu erbringende Leistung dokumentieren</text:p>
          </table:table-cell>
          <table:table-cell table:formula="of:=CONCATENATE([.D79];&quot;) &quot;;[.E79])" office:value-type="string" office:string-value="e) die zu erbringende Leistung dokumentieren" calcext:value-type="string">
            <text:p>e) die zu erbringende Leistung dokumentieren</text:p>
          </table:table-cell>
          <table:table-cell table:formula="of:=CONCATENATE(SUBSTITUTE(FORMULA([.H7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9]);0;10;1)" office:value-type="boolean" office:boolean-value="true" calcext:value-type="boolean">
            <text:p>WAHR</text:p>
          </table:table-cell>
          <table:table-cell table:style-name="ce115" table:formula="of:=OFFSET(INDIRECT([.$G7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0]);0;2;1);&quot;.&quot;;OFFSET(INDIRECT([.$G80]);0;5;1);&quot;.&quot;;[.D80])" office:value-type="string" office:string-value="5.2.a" calcext:value-type="string">
            <text:p>5.2.a</text:p>
          </table:table-cell>
          <table:table-cell table:formula="of:=OFFSET(INDIRECT([.$G8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0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zedurale und objektorientierte Programmiersprachen unterscheiden</text:p>
          </table:table-cell>
          <table:table-cell table:formula="of:=CONCATENATE([.D80];&quot;) &quot;;[.E80])" office:value-type="string" office:string-value="a) prozedurale und objektorientierte Programmiersprachen unterscheiden" calcext:value-type="string">
            <text:p>a) prozedurale und objektorientierte Programmiersprachen unterscheiden</text:p>
          </table:table-cell>
          <table:table-cell table:formula="of:=CONCATENATE(SUBSTITUTE(FORMULA([.H80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115" table:formula="of:=OFFSET(INDIRECT([.$G80]);0;10;1)" office:value-type="boolean" office:boolean-value="true" calcext:value-type="boolean">
            <text:p>WAHR</text:p>
          </table:table-cell>
          <table:table-cell table:style-name="ce115" table:formula="of:=OFFSET(INDIRECT([.$G8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1]);0;2;1);&quot;.&quot;;OFFSET(INDIRECT([.$G81]);0;5;1);&quot;.&quot;;[.D81])" office:value-type="string" office:string-value="5.2.b" calcext:value-type="string">
            <text:p>5.2.b</text:p>
          </table:table-cell>
          <table:table-cell table:formula="of:=OFFSET(INDIRECT([.$G8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1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Programmierlogik und Programmiermethoden anwenden</text:p>
          </table:table-cell>
          <table:table-cell table:formula="of:=CONCATENATE([.D81];&quot;) &quot;;[.E81])" office:value-type="string" office:string-value="b) Programmierlogik und Programmiermethoden anwenden" calcext:value-type="string">
            <text:p>b) Programmierlogik und Programmiermethoden anwenden</text:p>
          </table:table-cell>
          <table:table-cell table:formula="of:=CONCATENATE(SUBSTITUTE(FORMULA([.H8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115" table:formula="of:=OFFSET(INDIRECT([.$G81]);0;10;1)" office:value-type="boolean" office:boolean-value="true" calcext:value-type="boolean">
            <text:p>WAHR</text:p>
          </table:table-cell>
          <table:table-cell table:style-name="ce115" table:formula="of:=OFFSET(INDIRECT([.$G8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2]);0;2;1);&quot;.&quot;;OFFSET(INDIRECT([.$G82]);0;5;1);&quot;.&quot;;[.D82])" office:value-type="string" office:string-value="5.2.c" calcext:value-type="string">
            <text:p>5.2.c</text:p>
          </table:table-cell>
          <table:table-cell table:formula="of:=OFFSET(INDIRECT([.$G8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2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en in einer Makro- oder Programmiersprache erstellen</text:p>
          </table:table-cell>
          <table:table-cell table:formula="of:=CONCATENATE([.D82];&quot;) &quot;;[.E82])" office:value-type="string" office:string-value="c) Anwendungen in einer Makro- oder Programmiersprache erstellen" calcext:value-type="string">
            <text:p>c) Anwendungen in einer Makro- oder Programmiersprache erstellen</text:p>
          </table:table-cell>
          <table:table-cell table:formula="of:=CONCATENATE(SUBSTITUTE(FORMULA([.H8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115" table:formula="of:=OFFSET(INDIRECT([.$G82]);0;10;1)" office:value-type="boolean" office:boolean-value="true" calcext:value-type="boolean">
            <text:p>WAHR</text:p>
          </table:table-cell>
          <table:table-cell table:style-name="ce115" table:formula="of:=OFFSET(INDIRECT([.$G8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3]);0;2;1);&quot;.&quot;;OFFSET(INDIRECT([.$G83]);0;5;1);&quot;.&quot;;[.D83])" office:value-type="string" office:string-value="5.3.a" calcext:value-type="string">
            <text:p>5.3.a</text:p>
          </table:table-cell>
          <table:table-cell table:formula="of:=OFFSET(INDIRECT([.$G8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3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ysteme zusammenstellen und verbinden</text:p>
          </table:table-cell>
          <table:table-cell table:formula="of:=CONCATENATE([.D83];&quot;) &quot;;[.E83])" office:value-type="string" office:string-value="a) Systeme zusammenstellen und verbinden" calcext:value-type="string">
            <text:p>a) Systeme zusammenstellen und verbinden</text:p>
          </table:table-cell>
          <table:table-cell table:formula="of:=CONCATENATE(SUBSTITUTE(FORMULA([.H8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3]);0;10;1)" office:value-type="boolean" office:boolean-value="true" calcext:value-type="boolean">
            <text:p>WAHR</text:p>
          </table:table-cell>
          <table:table-cell table:style-name="ce115" table:formula="of:=OFFSET(INDIRECT([.$G8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4]);0;2;1);&quot;.&quot;;OFFSET(INDIRECT([.$G84]);0;5;1);&quot;.&quot;;[.D84])" office:value-type="string" office:string-value="5.3.b" calcext:value-type="string">
            <text:p>5.3.b</text:p>
          </table:table-cell>
          <table:table-cell table:formula="of:=OFFSET(INDIRECT([.$G8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4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Hardware und Betriebssystem installieren und konfigurieren</text:p>
          </table:table-cell>
          <table:table-cell table:formula="of:=CONCATENATE([.D84];&quot;) &quot;;[.E84])" office:value-type="string" office:string-value="b) Hardware und Betriebssystem installieren und konfigurieren" calcext:value-type="string">
            <text:p>b) Hardware und Betriebssystem installieren und konfigurieren</text:p>
          </table:table-cell>
          <table:table-cell table:formula="of:=CONCATENATE(SUBSTITUTE(FORMULA([.H84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4]);0;10;1)" office:value-type="boolean" office:boolean-value="true" calcext:value-type="boolean">
            <text:p>WAHR</text:p>
          </table:table-cell>
          <table:table-cell table:style-name="ce115" table:formula="of:=OFFSET(INDIRECT([.$G8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85]);0;2;1);&quot;.&quot;;OFFSET(INDIRECT([.$G85]);0;5;1);&quot;.&quot;;[.D85])" office:value-type="string" office:string-value="5.3.c" calcext:value-type="string">
            <text:p>5.3.c</text:p>
          </table:table-cell>
          <table:table-cell table:formula="of:=OFFSET(INDIRECT([.$G8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5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sprogramme, insbesondere marktübliche Büroanwendungen, installieren und konfigurieren</text:p>
          </table:table-cell>
          <table:table-cell table:formula="of:=CONCATENATE([.D85];&quot;) &quot;;[.E85])" office:value-type="string" office:string-value="c) Anwendungsprogramme, insbesondere marktübliche Büroanwendungen, installieren und konfigurieren" calcext:value-type="string">
            <text:p>c) Anwendungsprogramme, insbesondere marktübliche Büroanwendungen, installieren und konfigurieren</text:p>
          </table:table-cell>
          <table:table-cell table:formula="of:=CONCATENATE(SUBSTITUTE(FORMULA([.H85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5]);0;10;1)" office:value-type="boolean" office:boolean-value="true" calcext:value-type="boolean">
            <text:p>WAHR</text:p>
          </table:table-cell>
          <table:table-cell table:style-name="ce115" table:formula="of:=OFFSET(INDIRECT([.$G8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6]);0;2;1);&quot;.&quot;;OFFSET(INDIRECT([.$G86]);0;5;1);&quot;.&quot;;[.D86])" office:value-type="string" office:string-value="5.3.d" calcext:value-type="string">
            <text:p>5.3.d</text:p>
          </table:table-cell>
          <table:table-cell table:formula="of:=OFFSET(INDIRECT([.$G8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6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ysteme testen</text:p>
          </table:table-cell>
          <table:table-cell table:formula="of:=CONCATENATE([.D86];&quot;) &quot;;[.E86])" office:value-type="string" office:string-value="d) Systeme testen" calcext:value-type="string">
            <text:p>d) Systeme testen</text:p>
          </table:table-cell>
          <table:table-cell table:formula="of:=CONCATENATE(SUBSTITUTE(FORMULA([.H86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6]);0;10;1)" office:value-type="boolean" office:boolean-value="true" calcext:value-type="boolean">
            <text:p>WAHR</text:p>
          </table:table-cell>
          <table:table-cell table:style-name="ce115" table:formula="of:=OFFSET(INDIRECT([.$G8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7]);0;2;1);&quot;.&quot;;OFFSET(INDIRECT([.$G87]);0;5;1);&quot;.&quot;;[.D87])" office:value-type="string" office:string-value="5.3.e" calcext:value-type="string">
            <text:p>5.3.e</text:p>
          </table:table-cell>
          <table:table-cell table:formula="of:=OFFSET(INDIRECT([.$G8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7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Konfigurationsdaten festhalten sowie Systemdokumentation zusammenstellen</text:p>
          </table:table-cell>
          <table:table-cell table:formula="of:=CONCATENATE([.D87];&quot;) &quot;;[.E87])" office:value-type="string" office:string-value="e) Konfigurationsdaten festhalten sowie Systemdokumentation zusammenstellen" calcext:value-type="string">
            <text:p>e) Konfigurationsdaten festhalten sowie Systemdokumentation zusammenstellen</text:p>
          </table:table-cell>
          <table:table-cell table:formula="of:=CONCATENATE(SUBSTITUTE(FORMULA([.H87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7]);0;10;1)" office:value-type="boolean" office:boolean-value="true" calcext:value-type="boolean">
            <text:p>WAHR</text:p>
          </table:table-cell>
          <table:table-cell table:style-name="ce115" table:formula="of:=OFFSET(INDIRECT([.$G8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8]);0;2;1);&quot;.&quot;;OFFSET(INDIRECT([.$G88]);0;5;1);&quot;.&quot;;[.D88])" office:value-type="string" office:string-value="5.4.a" calcext:value-type="string">
            <text:p>5.4.a</text:p>
          </table:table-cell>
          <table:table-cell table:formula="of:=OFFSET(INDIRECT([.$G8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8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Rechtliche Regelungen und betriebliche Vorgaben zur IT-Sicherheit einhalten</text:p>
          </table:table-cell>
          <table:table-cell table:formula="of:=CONCATENATE([.D88];&quot;) &quot;;[.E88])" office:value-type="string" office:string-value="a) Rechtliche Regelungen und betriebliche Vorgaben zur IT-Sicherheit einhalten" calcext:value-type="string">
            <text:p>a) Rechtliche Regelungen und betriebliche Vorgaben zur IT-Sicherheit einhalten</text:p>
          </table:table-cell>
          <table:table-cell table:formula="of:=CONCATENATE(SUBSTITUTE(FORMULA([.H8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88]);0;10;1)" office:value-type="boolean" office:boolean-value="true" calcext:value-type="boolean">
            <text:p>WAHR</text:p>
          </table:table-cell>
          <table:table-cell table:style-name="ce115" table:formula="of:=OFFSET(INDIRECT([.$G8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89]);0;2;1);&quot;.&quot;;OFFSET(INDIRECT([.$G89]);0;5;1);&quot;.&quot;;[.D89])" office:value-type="string" office:string-value="5.4.b" calcext:value-type="string">
            <text:p>5.4.b</text:p>
          </table:table-cell>
          <table:table-cell table:formula="of:=OFFSET(INDIRECT([.$G8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9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rohungsszenarien und Schadenspotentiale erkennen und bewerten</text:p>
          </table:table-cell>
          <table:table-cell table:formula="of:=CONCATENATE([.D89];&quot;) &quot;;[.E89])" office:value-type="string" office:string-value="b) Bedrohungsszenarien und Schadenspotentiale erkennen und bewerten" calcext:value-type="string">
            <text:p>b) Bedrohungsszenarien und Schadenspotentiale erkennen und bewerten</text:p>
          </table:table-cell>
          <table:table-cell table:formula="of:=CONCATENATE(SUBSTITUTE(FORMULA([.H8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89]);0;10;1)" office:value-type="boolean" office:boolean-value="true" calcext:value-type="boolean">
            <text:p>WAHR</text:p>
          </table:table-cell>
          <table:table-cell table:style-name="ce115" table:formula="of:=OFFSET(INDIRECT([.$G8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0]);0;2;1);&quot;.&quot;;OFFSET(INDIRECT([.$G90]);0;5;1);&quot;.&quot;;[.D90])" office:value-type="string" office:string-value="5.4.c" calcext:value-type="string">
            <text:p>5.4.c</text:p>
          </table:table-cell>
          <table:table-cell table:formula="of:=OFFSET(INDIRECT([.$G9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0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chutzmechanismen für IT-Sicherheit anwenden</text:p>
          </table:table-cell>
          <table:table-cell table:formula="of:=CONCATENATE([.D90];&quot;) &quot;;[.E90])" office:value-type="string" office:string-value="c) Schutzmechanismen für IT-Sicherheit anwenden" calcext:value-type="string">
            <text:p>c) Schutzmechanismen für IT-Sicherheit anwenden</text:p>
          </table:table-cell>
          <table:table-cell table:formula="of:=CONCATENATE(SUBSTITUTE(FORMULA([.H90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90]);0;10;1)" office:value-type="boolean" office:boolean-value="true" calcext:value-type="boolean">
            <text:p>WAHR</text:p>
          </table:table-cell>
          <table:table-cell table:style-name="ce115" table:formula="of:=OFFSET(INDIRECT([.$G9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1]);0;2;1);&quot;.&quot;;OFFSET(INDIRECT([.$G91]);0;5;1);&quot;.&quot;;[.D91])" office:value-type="string" office:string-value="5.4.d" calcext:value-type="string">
            <text:p>5.4.d</text:p>
          </table:table-cell>
          <table:table-cell table:formula="of:=OFFSET(INDIRECT([.$G9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1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orschriften zum Datenschutz eihalten</text:p>
          </table:table-cell>
          <table:table-cell table:formula="of:=CONCATENATE([.D91];&quot;) &quot;;[.E91])" office:value-type="string" office:string-value="d) Vorschriften zum Datenschutz eihalten" calcext:value-type="string">
            <text:p>d) Vorschriften zum Datenschutz eihalten</text:p>
          </table:table-cell>
          <table:table-cell table:formula="of:=CONCATENATE(SUBSTITUTE(FORMULA([.H91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91]);0;10;1)" office:value-type="boolean" office:boolean-value="true" calcext:value-type="boolean">
            <text:p>WAHR</text:p>
          </table:table-cell>
          <table:table-cell table:style-name="ce115" table:formula="of:=OFFSET(INDIRECT([.$G9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2]);0;2;1);&quot;.&quot;;OFFSET(INDIRECT([.$G92]);0;5;1);&quot;.&quot;;[.D92])" office:value-type="string" office:string-value="5.4.e" calcext:value-type="string">
            <text:p>5.4.e</text:p>
          </table:table-cell>
          <table:table-cell table:formula="of:=OFFSET(INDIRECT([.$G9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2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Vorschriften zum Urheberrecht einhalten</text:p>
          </table:table-cell>
          <table:table-cell table:formula="of:=CONCATENATE([.D92];&quot;) &quot;;[.E92])" office:value-type="string" office:string-value="e) Vorschriften zum Urheberrecht einhalten" calcext:value-type="string">
            <text:p>e) Vorschriften zum Urheberrecht einhalten</text:p>
          </table:table-cell>
          <table:table-cell table:formula="of:=CONCATENATE(SUBSTITUTE(FORMULA([.H92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92]);0;10;1)" office:value-type="boolean" office:boolean-value="true" calcext:value-type="boolean">
            <text:p>WAHR</text:p>
          </table:table-cell>
          <table:table-cell table:style-name="ce115" table:formula="of:=OFFSET(INDIRECT([.$G9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3]);0;2;1);&quot;.&quot;;OFFSET(INDIRECT([.$G93]);0;5;1);&quot;.&quot;;[.D93])" office:value-type="string" office:string-value="5.5.a" calcext:value-type="string">
            <text:p>5.5.a</text:p>
          </table:table-cell>
          <table:table-cell table:formula="of:=OFFSET(INDIRECT([.$G9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3]);0;6;1)" office:value-type="string" office:string-value="Systempflege" calcext:value-type="string">
            <text:p>Systempflege</text:p>
          </table:table-cell>
          <table:table-cell office:value-type="string" calcext:value-type="string">
            <text:p>a</text:p>
          </table:table-cell>
          <table:table-cell table:style-name="ce109" office:value-type="string" calcext:value-type="string">
            <text:p>Datenbankmodelle unterscheiden</text:p>
          </table:table-cell>
          <table:table-cell table:formula="of:=CONCATENATE([.D93];&quot;) &quot;;[.E93])" office:value-type="string" office:string-value="a) Datenbankmodelle unterscheiden" calcext:value-type="string">
            <text:p>a) Datenbankmodelle unterscheiden</text:p>
          </table:table-cell>
          <table:table-cell table:formula="of:=CONCATENATE(SUBSTITUTE(FORMULA([.H9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3]);0;10;1)" office:value-type="boolean" office:boolean-value="true" calcext:value-type="boolean">
            <text:p>WAHR</text:p>
          </table:table-cell>
          <table:table-cell table:style-name="ce115" table:formula="of:=OFFSET(INDIRECT([.$G9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4]);0;2;1);&quot;.&quot;;OFFSET(INDIRECT([.$G94]);0;5;1);&quot;.&quot;;[.D94])" office:value-type="string" office:string-value="5.5.b" calcext:value-type="string">
            <text:p>5.5.b</text:p>
          </table:table-cell>
          <table:table-cell table:formula="of:=OFFSET(INDIRECT([.$G9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4]);0;6;1)" office:value-type="string" office:string-value="Systempflege" calcext:value-type="string">
            <text:p>Systempfleg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banken einrichten und verwalten, Datenbankabfragen durchführen</text:p>
          </table:table-cell>
          <table:table-cell table:formula="of:=CONCATENATE([.D94];&quot;) &quot;;[.E94])" office:value-type="string" office:string-value="b) Datenbanken einrichten und verwalten, Datenbankabfragen durchführen" calcext:value-type="string">
            <text:p>b) Datenbanken einrichten und verwalten, Datenbankabfragen durchführen</text:p>
          </table:table-cell>
          <table:table-cell table:formula="of:=CONCATENATE(SUBSTITUTE(FORMULA([.H9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4]);0;10;1)" office:value-type="boolean" office:boolean-value="true" calcext:value-type="boolean">
            <text:p>WAHR</text:p>
          </table:table-cell>
          <table:table-cell table:style-name="ce115" table:formula="of:=OFFSET(INDIRECT([.$G9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5]);0;2;1);&quot;.&quot;;OFFSET(INDIRECT([.$G95]);0;5;1);&quot;.&quot;;[.D95])" office:value-type="string" office:string-value="5.5.c" calcext:value-type="string">
            <text:p>5.5.c</text:p>
          </table:table-cell>
          <table:table-cell table:formula="of:=OFFSET(INDIRECT([.$G9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5]);0;6;1)" office:value-type="string" office:string-value="Systempflege" calcext:value-type="string">
            <text:p>Systempfleg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aten unterschiedlicher Formate übernehmen</text:p>
          </table:table-cell>
          <table:table-cell table:formula="of:=CONCATENATE([.D95];&quot;) &quot;;[.E95])" office:value-type="string" office:string-value="c) Daten unterschiedlicher Formate übernehmen" calcext:value-type="string">
            <text:p>c) Daten unterschiedlicher Formate übernehmen</text:p>
          </table:table-cell>
          <table:table-cell table:formula="of:=CONCATENATE(SUBSTITUTE(FORMULA([.H9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5]);0;10;1)" office:value-type="boolean" office:boolean-value="true" calcext:value-type="boolean">
            <text:p>WAHR</text:p>
          </table:table-cell>
          <table:table-cell table:style-name="ce115" table:formula="of:=OFFSET(INDIRECT([.$G9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6]);0;2;1);&quot;.&quot;;OFFSET(INDIRECT([.$G96]);0;5;1);&quot;.&quot;;[.D96])" office:value-type="string" office:string-value="5.5.d" calcext:value-type="string">
            <text:p>5.5.d</text:p>
          </table:table-cell>
          <table:table-cell table:formula="of:=OFFSET(INDIRECT([.$G9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6]);0;6;1)" office:value-type="string" office:string-value="Systempflege" calcext:value-type="string">
            <text:p>Systempfleg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aten für unterschiedliche Hard- und Softwaresysteme konvertieren</text:p>
          </table:table-cell>
          <table:table-cell table:formula="of:=CONCATENATE([.D96];&quot;) &quot;;[.E96])" office:value-type="string" office:string-value="d) Daten für unterschiedliche Hard- und Softwaresysteme konvertieren" calcext:value-type="string">
            <text:p>d) Daten für unterschiedliche Hard- und Softwaresysteme konvertieren</text:p>
          </table:table-cell>
          <table:table-cell table:formula="of:=CONCATENATE(SUBSTITUTE(FORMULA([.H96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6]);0;10;1)" office:value-type="boolean" office:boolean-value="true" calcext:value-type="boolean">
            <text:p>WAHR</text:p>
          </table:table-cell>
          <table:table-cell table:style-name="ce115" table:formula="of:=OFFSET(INDIRECT([.$G9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7]);0;2;1);&quot;.&quot;;OFFSET(INDIRECT([.$G97]);0;5;1);&quot;.&quot;;[.D97])" office:value-type="string" office:string-value="5.5.e" calcext:value-type="string">
            <text:p>5.5.e</text:p>
          </table:table-cell>
          <table:table-cell table:formula="of:=OFFSET(INDIRECT([.$G9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7]);0;6;1)" office:value-type="string" office:string-value="Systempflege" calcext:value-type="string">
            <text:p>Systempfleg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sicherung durchführen</text:p>
          </table:table-cell>
          <table:table-cell table:formula="of:=CONCATENATE([.D97];&quot;) &quot;;[.E97])" office:value-type="string" office:string-value="e) Datensicherung durchführen" calcext:value-type="string">
            <text:p>e) Datensicherung durchführen</text:p>
          </table:table-cell>
          <table:table-cell table:formula="of:=CONCATENATE(SUBSTITUTE(FORMULA([.H97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7]);0;10;1)" office:value-type="boolean" office:boolean-value="true" calcext:value-type="boolean">
            <text:p>WAHR</text:p>
          </table:table-cell>
          <table:table-cell table:style-name="ce115" table:formula="of:=OFFSET(INDIRECT([.$G9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8]);0;2;1);&quot;.&quot;;OFFSET(INDIRECT([.$G98]);0;5;1);&quot;.&quot;;[.D98])" office:value-type="string" office:string-value="5.5.f" calcext:value-type="string">
            <text:p>5.5.f</text:p>
          </table:table-cell>
          <table:table-cell table:formula="of:=OFFSET(INDIRECT([.$G9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8]);0;6;1)" office:value-type="string" office:string-value="Systempflege" calcext:value-type="string">
            <text:p>Systempflege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Methoden zur Wiederherstellung von Daten einschließlich Daten defekter Datenträger anwenden</text:p>
          </table:table-cell>
          <table:table-cell table:formula="of:=CONCATENATE([.D98];&quot;) &quot;;[.E98])" office:value-type="string" office:string-value="f) Methoden zur Wiederherstellung von Daten einschließlich Daten defekter Datenträger anwenden" calcext:value-type="string">
            <text:p>f) Methoden zur Wiederherstellung von Daten einschließlich Daten defekter Datenträger anwenden</text:p>
          </table:table-cell>
          <table:table-cell table:formula="of:=CONCATENATE(SUBSTITUTE(FORMULA([.H98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8]);0;10;1)" office:value-type="boolean" office:boolean-value="true" calcext:value-type="boolean">
            <text:p>WAHR</text:p>
          </table:table-cell>
          <table:table-cell table:style-name="ce115" table:formula="of:=OFFSET(INDIRECT([.$G9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99]);0;2;1);&quot;.&quot;;OFFSET(INDIRECT([.$G99]);0;5;1);&quot;.&quot;;[.D99])" office:value-type="string" office:string-value="5.5.g" calcext:value-type="string">
            <text:p>5.5.g</text:p>
          </table:table-cell>
          <table:table-cell table:formula="of:=OFFSET(INDIRECT([.$G9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9]);0;6;1)" office:value-type="string" office:string-value="Systempflege" calcext:value-type="string">
            <text:p>Systempflege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Versionswechsel von Betriebssystemen und Anwendungssoftware durchführen</text:p>
          </table:table-cell>
          <table:table-cell table:formula="of:=CONCATENATE([.D99];&quot;) &quot;;[.E99])" office:value-type="string" office:string-value="g) Versionswechsel von Betriebssystemen und Anwendungssoftware durchführen" calcext:value-type="string">
            <text:p>g) Versionswechsel von Betriebssystemen und Anwendungssoftware durchführen</text:p>
          </table:table-cell>
          <table:table-cell table:formula="of:=CONCATENATE(SUBSTITUTE(FORMULA([.H99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9]);0;10;1)" office:value-type="boolean" office:boolean-value="true" calcext:value-type="boolean">
            <text:p>WAHR</text:p>
          </table:table-cell>
          <table:table-cell table:style-name="ce115" table:formula="of:=OFFSET(INDIRECT([.$G9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00]);0;2;1);&quot;.&quot;;OFFSET(INDIRECT([.$G100]);0;5;1);&quot;.&quot;;[.D100])" office:value-type="string" office:string-value="5.5.h" calcext:value-type="string">
            <text:p>5.5.h</text:p>
          </table:table-cell>
          <table:table-cell table:formula="of:=OFFSET(INDIRECT([.$G10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0]);0;6;1)" office:value-type="string" office:string-value="Systempflege" calcext:value-type="string">
            <text:p>Systempflege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Störungen unter Einsatz von Diagnosewerkzeugen analysieren und beheben, Fehlertypologie und Fehlerhäufigkeiten ermitteln</text:p>
          </table:table-cell>
          <table:table-cell table:formula="of:=CONCATENATE([.D100];&quot;) &quot;;[.E100])" office:value-type="string" office:string-value="h) Störungen unter Einsatz von Diagnosewerkzeugen analysieren und beheben, Fehlertypologie und Fehlerhäufigkeiten ermitteln" calcext:value-type="string">
            <text:p>h) Störungen unter Einsatz von Diagnosewerkzeugen analysieren und beheben, Fehlertypologie und Fehlerhäufigkeiten ermitteln</text:p>
          </table:table-cell>
          <table:table-cell table:formula="of:=CONCATENATE(SUBSTITUTE(FORMULA([.H10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100]);0;10;1)" office:value-type="boolean" office:boolean-value="true" calcext:value-type="boolean">
            <text:p>WAHR</text:p>
          </table:table-cell>
          <table:table-cell table:style-name="ce115" table:formula="of:=OFFSET(INDIRECT([.$G10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01]);0;2;1);&quot;.&quot;;OFFSET(INDIRECT([.$G101]);0;5;1);&quot;.&quot;;[.D101])" office:value-type="string" office:string-value="5.5.i" calcext:value-type="string">
            <text:p>5.5.i</text:p>
          </table:table-cell>
          <table:table-cell table:formula="of:=OFFSET(INDIRECT([.$G10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1]);0;6;1)" office:value-type="string" office:string-value="Systempflege" calcext:value-type="string">
            <text:p>Systempflege</text:p>
          </table:table-cell>
          <table:table-cell office:value-type="string" calcext:value-type="string">
            <text:p>i</text:p>
          </table:table-cell>
          <table:table-cell table:style-name="ce95" office:value-type="string" calcext:value-type="string">
            <text:p>Wartungsmaßnahmen durchführen</text:p>
          </table:table-cell>
          <table:table-cell table:formula="of:=CONCATENATE([.D101];&quot;) &quot;;[.E101])" office:value-type="string" office:string-value="i) Wartungsmaßnahmen durchführen" calcext:value-type="string">
            <text:p>i) Wartungsmaßnahmen durchführen</text:p>
          </table:table-cell>
          <table:table-cell table:formula="of:=CONCATENATE(SUBSTITUTE(FORMULA([.H10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101]);0;10;1)" office:value-type="boolean" office:boolean-value="true" calcext:value-type="boolean">
            <text:p>WAHR</text:p>
          </table:table-cell>
          <table:table-cell table:style-name="ce115" table:formula="of:=OFFSET(INDIRECT([.$G10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02]);0;2;1);&quot;.&quot;;OFFSET(INDIRECT([.$G102]);0;5;1);&quot;.&quot;;[.D102])" office:value-type="string" office:string-value="5.5.k" calcext:value-type="string">
            <text:p>5.5.k</text:p>
          </table:table-cell>
          <table:table-cell table:formula="of:=OFFSET(INDIRECT([.$G10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2]);0;6;1)" office:value-type="string" office:string-value="Systempflege" calcext:value-type="string">
            <text:p>Systempflege</text:p>
          </table:table-cell>
          <table:table-cell office:value-type="string" calcext:value-type="string">
            <text:p>k</text:p>
          </table:table-cell>
          <table:table-cell table:style-name="ce95" office:value-type="string" calcext:value-type="string">
            <text:p>Serviceleistungen dokumentieren, kalkulieren und abrechnen</text:p>
          </table:table-cell>
          <table:table-cell table:formula="of:=CONCATENATE([.D102];&quot;) &quot;;[.E102])" office:value-type="string" office:string-value="k) Serviceleistungen dokumentieren, kalkulieren und abrechnen" calcext:value-type="string">
            <text:p>k) Serviceleistungen dokumentieren, kalkulieren und abrechnen</text:p>
          </table:table-cell>
          <table:table-cell table:formula="of:=CONCATENATE(SUBSTITUTE(FORMULA([.H10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102]);0;10;1)" office:value-type="boolean" office:boolean-value="true" calcext:value-type="boolean">
            <text:p>WAHR</text:p>
          </table:table-cell>
          <table:table-cell table:style-name="ce115" table:formula="of:=OFFSET(INDIRECT([.$G10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03]);0;2;1);&quot;.&quot;;OFFSET(INDIRECT([.$G103]);0;5;1);&quot;.&quot;;[.D103])" office:value-type="string" office:string-value="6.1.a" calcext:value-type="string">
            <text:p>6.1.a</text:p>
          </table:table-cell>
          <table:table-cell table:formula="of:=OFFSET(INDIRECT([.$G103]);0;4;1)" office:value-type="string" office:string-value="Systementwicklung" calcext:value-type="string">
            <text:p>Systementwicklung</text:p>
          </table:table-cell>
          <table:table-cell table:formula="of:=OFFSET(INDIRECT([.$G103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Vorgehensmodelle und -methoden sowie Entwicklungsumgebungen aufgabenbezogen auswählen und anwenden</text:p>
          </table:table-cell>
          <table:table-cell table:formula="of:=CONCATENATE([.D103];&quot;) &quot;;[.E103])" office:value-type="string" office:string-value="a) Vorgehensmodelle und -methoden sowie Entwicklungsumgebungen aufgabenbezogen auswählen und anwenden" calcext:value-type="string">
            <text:p>a) Vorgehensmodelle und -methoden sowie Entwicklungsumgebungen aufgabenbezogen auswählen und anwenden</text:p>
          </table:table-cell>
          <table:table-cell table:formula="of:=CONCATENATE(SUBSTITUTE(FORMULA([.H10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3]);0;10;1)" office:value-type="boolean" office:boolean-value="true" calcext:value-type="boolean">
            <text:p>WAHR</text:p>
          </table:table-cell>
          <table:table-cell table:style-name="ce115" table:formula="of:=OFFSET(INDIRECT([.$G10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04]);0;2;1);&quot;.&quot;;OFFSET(INDIRECT([.$G104]);0;5;1);&quot;.&quot;;[.D104])" office:value-type="string" office:string-value="6.1.b" calcext:value-type="string">
            <text:p>6.1.b</text:p>
          </table:table-cell>
          <table:table-cell table:formula="of:=OFFSET(INDIRECT([.$G104]);0;4;1)" office:value-type="string" office:string-value="Systementwicklung" calcext:value-type="string">
            <text:p>Systementwicklung</text:p>
          </table:table-cell>
          <table:table-cell table:formula="of:=OFFSET(INDIRECT([.$G104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trukturierte und objektorientierte Analyse- und Designverfahren anwenden</text:p>
          </table:table-cell>
          <table:table-cell table:formula="of:=CONCATENATE([.D104];&quot;) &quot;;[.E104])" office:value-type="string" office:string-value="b) strukturierte und objektorientierte Analyse- und Designverfahren anwenden" calcext:value-type="string">
            <text:p>b) strukturierte und objektorientierte Analyse- und Designverfahren anwenden</text:p>
          </table:table-cell>
          <table:table-cell table:formula="of:=CONCATENATE(SUBSTITUTE(FORMULA([.H104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4]);0;10;1)" office:value-type="boolean" office:boolean-value="true" calcext:value-type="boolean">
            <text:p>WAHR</text:p>
          </table:table-cell>
          <table:table-cell table:style-name="ce115" table:formula="of:=OFFSET(INDIRECT([.$G10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05]);0;2;1);&quot;.&quot;;OFFSET(INDIRECT([.$G105]);0;5;1);&quot;.&quot;;[.D105])" office:value-type="string" office:string-value="6.1.c" calcext:value-type="string">
            <text:p>6.1.c</text:p>
          </table:table-cell>
          <table:table-cell table:formula="of:=OFFSET(INDIRECT([.$G105]);0;4;1)" office:value-type="string" office:string-value="Systementwicklung" calcext:value-type="string">
            <text:p>Systementwicklung</text:p>
          </table:table-cell>
          <table:table-cell table:formula="of:=OFFSET(INDIRECT([.$G105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ogrammspezifikationen festlegen, Datenmodelle und Strukturen aus fachlichen Anforderungen ableiten, Schnittstellen festlegen</text:p>
          </table:table-cell>
          <table:table-cell table:formula="of:=CONCATENATE([.D105];&quot;) &quot;;[.E105])" office:value-type="string" office:string-value="c) Programmspezifikationen festlegen, Datenmodelle und Strukturen aus fachlichen Anforderungen ableiten, Schnittstellen festlegen" calcext:value-type="string">
            <text:p>c) Programmspezifikationen festlegen, Datenmodelle und Strukturen aus fachlichen Anforderungen ableiten, Schnittstellen festlegen</text:p>
          </table:table-cell>
          <table:table-cell table:formula="of:=CONCATENATE(SUBSTITUTE(FORMULA([.H105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5]);0;10;1)" office:value-type="boolean" office:boolean-value="true" calcext:value-type="boolean">
            <text:p>WAHR</text:p>
          </table:table-cell>
          <table:table-cell table:style-name="ce115" table:formula="of:=OFFSET(INDIRECT([.$G10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06]);0;2;1);&quot;.&quot;;OFFSET(INDIRECT([.$G106]);0;5;1);&quot;.&quot;;[.D106])" office:value-type="string" office:string-value="6.1.d" calcext:value-type="string">
            <text:p>6.1.d</text:p>
          </table:table-cell>
          <table:table-cell table:formula="of:=OFFSET(INDIRECT([.$G106]);0;4;1)" office:value-type="string" office:string-value="Systementwicklung" calcext:value-type="string">
            <text:p>Systementwicklung</text:p>
          </table:table-cell>
          <table:table-cell table:formula="of:=OFFSET(INDIRECT([.$G106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Methoden zur Strukturierung von Daten und Programmen anwenden</text:p>
          </table:table-cell>
          <table:table-cell table:formula="of:=CONCATENATE([.D106];&quot;) &quot;;[.E106])" office:value-type="string" office:string-value="d) Methoden zur Strukturierung von Daten und Programmen anwenden" calcext:value-type="string">
            <text:p>d) Methoden zur Strukturierung von Daten und Programmen anwenden</text:p>
          </table:table-cell>
          <table:table-cell table:formula="of:=CONCATENATE(SUBSTITUTE(FORMULA([.H10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6]);0;10;1)" office:value-type="boolean" office:boolean-value="true" calcext:value-type="boolean">
            <text:p>WAHR</text:p>
          </table:table-cell>
          <table:table-cell table:style-name="ce115" table:formula="of:=OFFSET(INDIRECT([.$G10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07]);0;2;1);&quot;.&quot;;OFFSET(INDIRECT([.$G107]);0;5;1);&quot;.&quot;;[.D107])" office:value-type="string" office:string-value="6.1.e" calcext:value-type="string">
            <text:p>6.1.e</text:p>
          </table:table-cell>
          <table:table-cell table:formula="of:=OFFSET(INDIRECT([.$G107]);0;4;1)" office:value-type="string" office:string-value="Systementwicklung" calcext:value-type="string">
            <text:p>Systementwicklung</text:p>
          </table:table-cell>
          <table:table-cell table:formula="of:=OFFSET(INDIRECT([.$G107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 und Funktionen zu Objekten zusammenfassen, Klassen definieren und Hierarchiediagramme erstellen</text:p>
          </table:table-cell>
          <table:table-cell table:formula="of:=CONCATENATE([.D107];&quot;) &quot;;[.E107])" office:value-type="string" office:string-value="e) Daten und Funktionen zu Objekten zusammenfassen, Klassen definieren und Hierarchiediagramme erstellen" calcext:value-type="string">
            <text:p>e) Daten und Funktionen zu Objekten zusammenfassen, Klassen definieren und Hierarchiediagramme erstellen</text:p>
          </table:table-cell>
          <table:table-cell table:formula="of:=CONCATENATE(SUBSTITUTE(FORMULA([.H10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7]);0;10;1)" office:value-type="boolean" office:boolean-value="true" calcext:value-type="boolean">
            <text:p>WAHR</text:p>
          </table:table-cell>
          <table:table-cell table:style-name="ce115" table:formula="of:=OFFSET(INDIRECT([.$G10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08]);0;2;1);&quot;.&quot;;OFFSET(INDIRECT([.$G108]);0;5;1);&quot;.&quot;;[.D108])" office:value-type="string" office:string-value="6.2.a" calcext:value-type="string">
            <text:p>6.2.a</text:p>
          </table:table-cell>
          <table:table-cell table:formula="of:=OFFSET(INDIRECT([.$G108]);0;4;1)" office:value-type="string" office:string-value="Systementwicklung" calcext:value-type="string">
            <text:p>Systementwicklung</text:p>
          </table:table-cell>
          <table:table-cell table:formula="of:=OFFSET(INDIRECT([.$G108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grammiersprachen auswählen, unterschiedliche Programmiersprachen anwenden</text:p>
          </table:table-cell>
          <table:table-cell table:formula="of:=CONCATENATE([.D108];&quot;) &quot;;[.E108])" office:value-type="string" office:string-value="a) Programmiersprachen auswählen, unterschiedliche Programmiersprachen anwenden" calcext:value-type="string">
            <text:p>a) Programmiersprachen auswählen, unterschiedliche Programmiersprachen anwenden</text:p>
          </table:table-cell>
          <table:table-cell table:formula="of:=CONCATENATE(SUBSTITUTE(FORMULA([.H10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08]);0;10;1)" office:value-type="boolean" office:boolean-value="true" calcext:value-type="boolean">
            <text:p>WAHR</text:p>
          </table:table-cell>
          <table:table-cell table:style-name="ce115" table:formula="of:=OFFSET(INDIRECT([.$G10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09]);0;2;1);&quot;.&quot;;OFFSET(INDIRECT([.$G109]);0;5;1);&quot;.&quot;;[.D109])" office:value-type="string" office:string-value="6.2.b" calcext:value-type="string">
            <text:p>6.2.b</text:p>
          </table:table-cell>
          <table:table-cell table:formula="of:=OFFSET(INDIRECT([.$G109]);0;4;1)" office:value-type="string" office:string-value="Systementwicklung" calcext:value-type="string">
            <text:p>Systementwicklung</text:p>
          </table:table-cell>
          <table:table-cell table:formula="of:=OFFSET(INDIRECT([.$G109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entwicklungsumgebungen an das Systemumfeld anpassen</text:p>
          </table:table-cell>
          <table:table-cell table:formula="of:=CONCATENATE([.D109];&quot;) &quot;;[.E109])" office:value-type="string" office:string-value="b) Softwareentwicklungsumgebungen an das Systemumfeld anpassen" calcext:value-type="string">
            <text:p>b) Softwareentwicklungsumgebungen an das Systemumfeld anpassen</text:p>
          </table:table-cell>
          <table:table-cell table:formula="of:=CONCATENATE(SUBSTITUTE(FORMULA([.H10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09]);0;10;1)" office:value-type="boolean" office:boolean-value="true" calcext:value-type="boolean">
            <text:p>WAHR</text:p>
          </table:table-cell>
          <table:table-cell table:style-name="ce115" table:formula="of:=OFFSET(INDIRECT([.$G10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10]);0;2;1);&quot;.&quot;;OFFSET(INDIRECT([.$G110]);0;5;1);&quot;.&quot;;[.D110])" office:value-type="string" office:string-value="6.2.c" calcext:value-type="string">
            <text:p>6.2.c</text:p>
          </table:table-cell>
          <table:table-cell table:formula="of:=OFFSET(INDIRECT([.$G110]);0;4;1)" office:value-type="string" office:string-value="Systementwicklung" calcext:value-type="string">
            <text:p>Systementwicklung</text:p>
          </table:table-cell>
          <table:table-cell table:formula="of:=OFFSET(INDIRECT([.$G110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chnittstellen, insbesondere zum Betriebssystem, zu graphischen Oberflächen und zu Datenbanken, aus Programmen ansprechen</text:p>
          </table:table-cell>
          <table:table-cell table:formula="of:=CONCATENATE([.D110];&quot;) &quot;;[.E110])" office:value-type="string" office:string-value="c) Schnittstellen, insbesondere zum Betriebssystem, zu graphischen Oberflächen und zu Datenbanken, aus Programmen ansprechen" calcext:value-type="string">
            <text:p>c) Schnittstellen, insbesondere zum Betriebssystem, zu graphischen Oberflächen und zu Datenbanken, aus Programmen ansprechen</text:p>
          </table:table-cell>
          <table:table-cell table:formula="of:=CONCATENATE(SUBSTITUTE(FORMULA([.H11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0]);0;10;1)" office:value-type="boolean" office:boolean-value="true" calcext:value-type="boolean">
            <text:p>WAHR</text:p>
          </table:table-cell>
          <table:table-cell table:style-name="ce115" table:formula="of:=OFFSET(INDIRECT([.$G11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11]);0;2;1);&quot;.&quot;;OFFSET(INDIRECT([.$G111]);0;5;1);&quot;.&quot;;[.D111])" office:value-type="string" office:string-value="6.2.d" calcext:value-type="string">
            <text:p>6.2.d</text:p>
          </table:table-cell>
          <table:table-cell table:formula="of:=OFFSET(INDIRECT([.$G111]);0;4;1)" office:value-type="string" office:string-value="Systementwicklung" calcext:value-type="string">
            <text:p>Systementwicklung</text:p>
          </table:table-cell>
          <table:table-cell table:formula="of:=OFFSET(INDIRECT([.$G111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gramme entsprechend der fachlichen Funktionen modular aufbauen</text:p>
          </table:table-cell>
          <table:table-cell table:formula="of:=CONCATENATE([.D111];&quot;) &quot;;[.E111])" office:value-type="string" office:string-value="d) Programme entsprechend der fachlichen Funktionen modular aufbauen" calcext:value-type="string">
            <text:p>d) Programme entsprechend der fachlichen Funktionen modular aufbauen</text:p>
          </table:table-cell>
          <table:table-cell table:formula="of:=CONCATENATE(SUBSTITUTE(FORMULA([.H111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1]);0;10;1)" office:value-type="boolean" office:boolean-value="true" calcext:value-type="boolean">
            <text:p>WAHR</text:p>
          </table:table-cell>
          <table:table-cell table:style-name="ce115" table:formula="of:=OFFSET(INDIRECT([.$G111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3">
          <table:table-cell table:style-name="ce126" table:formula="of:=CONCATENATE(OFFSET(INDIRECT([.$G112]);0;2;1);&quot;.&quot;;OFFSET(INDIRECT([.$G112]);0;5;1);&quot;.&quot;;[.D112])" office:value-type="string" office:string-value="6.2.e" calcext:value-type="string">
            <text:p>6.2.e</text:p>
          </table:table-cell>
          <table:table-cell table:formula="of:=OFFSET(INDIRECT([.$G112]);0;4;1)" office:value-type="string" office:string-value="Systementwicklung" calcext:value-type="string">
            <text:p>Systementwicklung</text:p>
          </table:table-cell>
          <table:table-cell table:formula="of:=OFFSET(INDIRECT([.$G112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Programme unter Berücksichtigung der Wartbarkeit und Wiederverwendbarkeit und Sicherheit erstellen</text:p>
          </table:table-cell>
          <table:table-cell table:formula="of:=CONCATENATE([.D112];&quot;) &quot;;[.E112])" office:value-type="string" office:string-value="e) Programme unter Berücksichtigung der Wartbarkeit und Wiederverwendbarkeit und Sicherheit erstellen" calcext:value-type="string">
            <text:p>e) Programme unter Berücksichtigung der Wartbarkeit und Wiederverwendbarkeit und Sicherheit erstellen</text:p>
          </table:table-cell>
          <table:table-cell table:formula="of:=CONCATENATE(SUBSTITUTE(FORMULA([.H112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2]);0;10;1)" office:value-type="boolean" office:boolean-value="true" calcext:value-type="boolean">
            <text:p>WAHR</text:p>
          </table:table-cell>
          <table:table-cell table:style-name="ce115" table:formula="of:=OFFSET(INDIRECT([.$G112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13]);0;2;1);&quot;.&quot;;OFFSET(INDIRECT([.$G113]);0;5;1);&quot;.&quot;;[.D113])" office:value-type="string" office:string-value="6.2.f" calcext:value-type="string">
            <text:p>6.2.f</text:p>
          </table:table-cell>
          <table:table-cell table:formula="of:=OFFSET(INDIRECT([.$G113]);0;4;1)" office:value-type="string" office:string-value="Systementwicklung" calcext:value-type="string">
            <text:p>Systementwicklung</text:p>
          </table:table-cell>
          <table:table-cell table:formula="of:=OFFSET(INDIRECT([.$G113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Software-Entwicklungswerkzeuge aufgabenbezogen anwenden</text:p>
          </table:table-cell>
          <table:table-cell table:formula="of:=CONCATENATE([.D113];&quot;) &quot;;[.E113])" office:value-type="string" office:string-value="f) Software-Entwicklungswerkzeuge aufgabenbezogen anwenden" calcext:value-type="string">
            <text:p>f) Software-Entwicklungswerkzeuge aufgabenbezogen anwenden</text:p>
          </table:table-cell>
          <table:table-cell table:formula="of:=CONCATENATE(SUBSTITUTE(FORMULA([.H113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3]);0;10;1)" office:value-type="boolean" office:boolean-value="true" calcext:value-type="boolean">
            <text:p>WAHR</text:p>
          </table:table-cell>
          <table:table-cell table:style-name="ce115" table:formula="of:=OFFSET(INDIRECT([.$G11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14]);0;2;1);&quot;.&quot;;OFFSET(INDIRECT([.$G114]);0;5;1);&quot;.&quot;;[.D114])" office:value-type="string" office:string-value="6.2.g" calcext:value-type="string">
            <text:p>6.2.g</text:p>
          </table:table-cell>
          <table:table-cell table:formula="of:=OFFSET(INDIRECT([.$G114]);0;4;1)" office:value-type="string" office:string-value="Systementwicklung" calcext:value-type="string">
            <text:p>Systementwicklung</text:p>
          </table:table-cell>
          <table:table-cell table:formula="of:=OFFSET(INDIRECT([.$G114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Softwarekonfiguration verwalten, insbesondere Konfigurationsmanagement durchführen</text:p>
          </table:table-cell>
          <table:table-cell table:formula="of:=CONCATENATE([.D114];&quot;) &quot;;[.E114])" office:value-type="string" office:string-value="g) Softwarekonfiguration verwalten, insbesondere Konfigurationsmanagement durchführen" calcext:value-type="string">
            <text:p>g) Softwarekonfiguration verwalten, insbesondere Konfigurationsmanagement durchführen</text:p>
          </table:table-cell>
          <table:table-cell table:formula="of:=CONCATENATE(SUBSTITUTE(FORMULA([.H11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4]);0;10;1)" office:value-type="boolean" office:boolean-value="true" calcext:value-type="boolean">
            <text:p>WAHR</text:p>
          </table:table-cell>
          <table:table-cell table:style-name="ce115" table:formula="of:=OFFSET(INDIRECT([.$G114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15]);0;2;1);&quot;.&quot;;OFFSET(INDIRECT([.$G115]);0;5;1);&quot;.&quot;;[.D115])" office:value-type="string" office:string-value="6.3.a" calcext:value-type="string">
            <text:p>6.3.a</text:p>
          </table:table-cell>
          <table:table-cell table:formula="of:=OFFSET(INDIRECT([.$G115]);0;4;1)" office:value-type="string" office:string-value="Systementwicklung" calcext:value-type="string">
            <text:p>Systementwicklung</text:p>
          </table:table-cell>
          <table:table-cell table:formula="of:=OFFSET(INDIRECT([.$G115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Verfahren des Datenaustausches anwenden, Produkte zum Datenaustausch einsetzen</text:p>
          </table:table-cell>
          <table:table-cell table:formula="of:=CONCATENATE([.D115];&quot;) &quot;;[.E115])" office:value-type="string" office:string-value="a) Verfahren des Datenaustausches anwenden, Produkte zum Datenaustausch einsetzen" calcext:value-type="string">
            <text:p>a) Verfahren des Datenaustausches anwenden, Produkte zum Datenaustausch einsetzen</text:p>
          </table:table-cell>
          <table:table-cell table:formula="of:=CONCATENATE(SUBSTITUTE(FORMULA([.H115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115" table:formula="of:=OFFSET(INDIRECT([.$G115]);0;10;1)" office:value-type="boolean" office:boolean-value="true" calcext:value-type="boolean">
            <text:p>WAHR</text:p>
          </table:table-cell>
          <table:table-cell table:style-name="ce115" table:formula="of:=OFFSET(INDIRECT([.$G11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16]);0;2;1);&quot;.&quot;;OFFSET(INDIRECT([.$G116]);0;5;1);&quot;.&quot;;[.D116])" office:value-type="string" office:string-value="6.3.b" calcext:value-type="string">
            <text:p>6.3.b</text:p>
          </table:table-cell>
          <table:table-cell table:formula="of:=OFFSET(INDIRECT([.$G116]);0;4;1)" office:value-type="string" office:string-value="Systementwicklung" calcext:value-type="string">
            <text:p>Systementwicklung</text:p>
          </table:table-cell>
          <table:table-cell table:formula="of:=OFFSET(INDIRECT([.$G116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felder mit Hilfe von Werkzeugen inhaltlich und strukturell abgleichen</text:p>
          </table:table-cell>
          <table:table-cell table:formula="of:=CONCATENATE([.D116];&quot;) &quot;;[.E116])" office:value-type="string" office:string-value="b) Datenfelder mit Hilfe von Werkzeugen inhaltlich und strukturell abgleichen" calcext:value-type="string">
            <text:p>b) Datenfelder mit Hilfe von Werkzeugen inhaltlich und strukturell abgleichen</text:p>
          </table:table-cell>
          <table:table-cell table:formula="of:=CONCATENATE(SUBSTITUTE(FORMULA([.H116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115" table:formula="of:=OFFSET(INDIRECT([.$G116]);0;10;1)" office:value-type="boolean" office:boolean-value="true" calcext:value-type="boolean">
            <text:p>WAHR</text:p>
          </table:table-cell>
          <table:table-cell table:style-name="ce115" table:formula="of:=OFFSET(INDIRECT([.$G11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17]);0;2;1);&quot;.&quot;;OFFSET(INDIRECT([.$G117]);0;5;1);&quot;.&quot;;[.D117])" office:value-type="string" office:string-value="6.4.a" calcext:value-type="string">
            <text:p>6.4.a</text:p>
          </table:table-cell>
          <table:table-cell table:formula="of:=OFFSET(INDIRECT([.$G117]);0;4;1)" office:value-type="string" office:string-value="Systementwicklung" calcext:value-type="string">
            <text:p>Systementwicklung</text:p>
          </table:table-cell>
          <table:table-cell table:formula="of:=OFFSET(INDIRECT([.$G117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Testkonzept und Testplan erstellen</text:p>
          </table:table-cell>
          <table:table-cell table:formula="of:=CONCATENATE([.D117];&quot;) &quot;;[.E117])" office:value-type="string" office:string-value="a) Testkonzept und Testplan erstellen" calcext:value-type="string">
            <text:p>a) Testkonzept und Testplan erstellen</text:p>
          </table:table-cell>
          <table:table-cell table:formula="of:=CONCATENATE(SUBSTITUTE(FORMULA([.H11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17]);0;10;1)" office:value-type="boolean" office:boolean-value="true" calcext:value-type="boolean">
            <text:p>WAHR</text:p>
          </table:table-cell>
          <table:table-cell table:style-name="ce115" table:formula="of:=OFFSET(INDIRECT([.$G11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18]);0;2;1);&quot;.&quot;;OFFSET(INDIRECT([.$G118]);0;5;1);&quot;.&quot;;[.D118])" office:value-type="string" office:string-value="6.4.b" calcext:value-type="string">
            <text:p>6.4.b</text:p>
          </table:table-cell>
          <table:table-cell table:formula="of:=OFFSET(INDIRECT([.$G118]);0;4;1)" office:value-type="string" office:string-value="Systementwicklung" calcext:value-type="string">
            <text:p>Systementwicklung</text:p>
          </table:table-cell>
          <table:table-cell table:formula="of:=OFFSET(INDIRECT([.$G118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estumfang festlegen, Testdaten generieren und auswählen</text:p>
          </table:table-cell>
          <table:table-cell table:formula="of:=CONCATENATE([.D118];&quot;) &quot;;[.E118])" office:value-type="string" office:string-value="b) Testumfang festlegen, Testdaten generieren und auswählen" calcext:value-type="string">
            <text:p>b) Testumfang festlegen, Testdaten generieren und auswählen</text:p>
          </table:table-cell>
          <table:table-cell table:formula="of:=CONCATENATE(SUBSTITUTE(FORMULA([.H118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18]);0;10;1)" office:value-type="boolean" office:boolean-value="true" calcext:value-type="boolean">
            <text:p>WAHR</text:p>
          </table:table-cell>
          <table:table-cell table:style-name="ce115" table:formula="of:=OFFSET(INDIRECT([.$G118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19]);0;2;1);&quot;.&quot;;OFFSET(INDIRECT([.$G119]);0;5;1);&quot;.&quot;;[.D119])" office:value-type="string" office:string-value="6.4.c" calcext:value-type="string">
            <text:p>6.4.c</text:p>
          </table:table-cell>
          <table:table-cell table:formula="of:=OFFSET(INDIRECT([.$G119]);0;4;1)" office:value-type="string" office:string-value="Systementwicklung" calcext:value-type="string">
            <text:p>Systementwicklung</text:p>
          </table:table-cell>
          <table:table-cell table:formula="of:=OFFSET(INDIRECT([.$G119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formations- und telekommunikationstechnische Systeme testen</text:p>
          </table:table-cell>
          <table:table-cell table:formula="of:=CONCATENATE([.D119];&quot;) &quot;;[.E119])" office:value-type="string" office:string-value="c) informations- und telekommunikationstechnische Systeme testen" calcext:value-type="string">
            <text:p>c) informations- und telekommunikationstechnische Systeme testen</text:p>
          </table:table-cell>
          <table:table-cell table:formula="of:=CONCATENATE(SUBSTITUTE(FORMULA([.H119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19]);0;10;1)" office:value-type="boolean" office:boolean-value="true" calcext:value-type="boolean">
            <text:p>WAHR</text:p>
          </table:table-cell>
          <table:table-cell table:style-name="ce115" table:formula="of:=OFFSET(INDIRECT([.$G11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20]);0;2;1);&quot;.&quot;;OFFSET(INDIRECT([.$G120]);0;5;1);&quot;.&quot;;[.D120])" office:value-type="string" office:string-value="6.4.d" calcext:value-type="string">
            <text:p>6.4.d</text:p>
          </table:table-cell>
          <table:table-cell table:formula="of:=OFFSET(INDIRECT([.$G120]);0;4;1)" office:value-type="string" office:string-value="Systementwicklung" calcext:value-type="string">
            <text:p>Systementwicklung</text:p>
          </table:table-cell>
          <table:table-cell table:formula="of:=OFFSET(INDIRECT([.$G120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Testergebnisse auswerten und dokumentieren</text:p>
          </table:table-cell>
          <table:table-cell table:formula="of:=CONCATENATE([.D120];&quot;) &quot;;[.E120])" office:value-type="string" office:string-value="d) Testergebnisse auswerten und dokumentieren" calcext:value-type="string">
            <text:p>d) Testergebnisse auswerten und dokumentieren</text:p>
          </table:table-cell>
          <table:table-cell table:formula="of:=CONCATENATE(SUBSTITUTE(FORMULA([.H120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20]);0;10;1)" office:value-type="boolean" office:boolean-value="true" calcext:value-type="boolean">
            <text:p>WAHR</text:p>
          </table:table-cell>
          <table:table-cell table:style-name="ce115" table:formula="of:=OFFSET(INDIRECT([.$G12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21]);0;2;1);&quot;.&quot;;OFFSET(INDIRECT([.$G121]);0;5;1);&quot;.&quot;;[.D121])" office:value-type="string" office:string-value="7.1.a" calcext:value-type="string">
            <text:p>7.1.a</text:p>
          </table:table-cell>
          <table:table-cell table:formula="of:=OFFSET(INDIRECT([.$G121]);0;4;1)" office:value-type="string" office:string-value="Schulung" calcext:value-type="string">
            <text:p>Schulung</text:p>
          </table:table-cell>
          <table:table-cell table:formula="of:=OFFSET(INDIRECT([.$G121]);0;6;1)" office:value-type="string" office:string-value="Schulung" calcext:value-type="string">
            <text:p>Schul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chulungsziele und -methoden festlegen</text:p>
          </table:table-cell>
          <table:table-cell table:formula="of:=CONCATENATE([.D121];&quot;) &quot;;[.E121])" office:value-type="string" office:string-value="a) Schulungsziele und -methoden festlegen" calcext:value-type="string">
            <text:p>a) Schulungsziele und -methoden festlegen</text:p>
          </table:table-cell>
          <table:table-cell table:formula="of:=CONCATENATE(SUBSTITUTE(FORMULA([.H12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1]);0;10;1)" office:value-type="boolean" office:boolean-value="true" calcext:value-type="boolean">
            <text:p>WAHR</text:p>
          </table:table-cell>
          <table:table-cell table:style-name="ce115" table:formula="of:=OFFSET(INDIRECT([.$G121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22]);0;2;1);&quot;.&quot;;OFFSET(INDIRECT([.$G122]);0;5;1);&quot;.&quot;;[.D122])" office:value-type="string" office:string-value="7.1.b" calcext:value-type="string">
            <text:p>7.1.b</text:p>
          </table:table-cell>
          <table:table-cell table:formula="of:=OFFSET(INDIRECT([.$G122]);0;4;1)" office:value-type="string" office:string-value="Schulung" calcext:value-type="string">
            <text:p>Schulung</text:p>
          </table:table-cell>
          <table:table-cell table:formula="of:=OFFSET(INDIRECT([.$G122]);0;6;1)" office:value-type="string" office:string-value="Schulung" calcext:value-type="string">
            <text:p>Schul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chulungsmaßnahmen, insbesondere Termine, Sachmittel und Personaleinsatz, planen und mit Kunden abstimmen</text:p>
          </table:table-cell>
          <table:table-cell table:formula="of:=CONCATENATE([.D122];&quot;) &quot;;[.E122])" office:value-type="string" office:string-value="b) Schulungsmaßnahmen, insbesondere Termine, Sachmittel und Personaleinsatz, planen und mit Kunden abstimmen" calcext:value-type="string">
            <text:p>b) Schulungsmaßnahmen, insbesondere Termine, Sachmittel und Personaleinsatz, planen und mit Kunden abstimmen</text:p>
          </table:table-cell>
          <table:table-cell table:formula="of:=CONCATENATE(SUBSTITUTE(FORMULA([.H122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2]);0;10;1)" office:value-type="boolean" office:boolean-value="true" calcext:value-type="boolean">
            <text:p>WAHR</text:p>
          </table:table-cell>
          <table:table-cell table:style-name="ce115" table:formula="of:=OFFSET(INDIRECT([.$G122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23]);0;2;1);&quot;.&quot;;OFFSET(INDIRECT([.$G123]);0;5;1);&quot;.&quot;;[.D123])" office:value-type="string" office:string-value="7.1.c" calcext:value-type="string">
            <text:p>7.1.c</text:p>
          </table:table-cell>
          <table:table-cell table:formula="of:=OFFSET(INDIRECT([.$G123]);0;4;1)" office:value-type="string" office:string-value="Schulung" calcext:value-type="string">
            <text:p>Schulung</text:p>
          </table:table-cell>
          <table:table-cell table:formula="of:=OFFSET(INDIRECT([.$G123]);0;6;1)" office:value-type="string" office:string-value="Schulung" calcext:value-type="string">
            <text:p>Schul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chulungsveranstaltungen organisatorisch vorbereiten</text:p>
          </table:table-cell>
          <table:table-cell table:formula="of:=CONCATENATE([.D123];&quot;) &quot;;[.E123])" office:value-type="string" office:string-value="c) Schulungsveranstaltungen organisatorisch vorbereiten" calcext:value-type="string">
            <text:p>c) Schulungsveranstaltungen organisatorisch vorbereiten</text:p>
          </table:table-cell>
          <table:table-cell table:formula="of:=CONCATENATE(SUBSTITUTE(FORMULA([.H123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3]);0;10;1)" office:value-type="boolean" office:boolean-value="true" calcext:value-type="boolean">
            <text:p>WAHR</text:p>
          </table:table-cell>
          <table:table-cell table:style-name="ce115" table:formula="of:=OFFSET(INDIRECT([.$G123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24]);0;2;1);&quot;.&quot;;OFFSET(INDIRECT([.$G124]);0;5;1);&quot;.&quot;;[.D124])" office:value-type="string" office:string-value="7.1.d" calcext:value-type="string">
            <text:p>7.1.d</text:p>
          </table:table-cell>
          <table:table-cell table:formula="of:=OFFSET(INDIRECT([.$G124]);0;4;1)" office:value-type="string" office:string-value="Schulung" calcext:value-type="string">
            <text:p>Schulung</text:p>
          </table:table-cell>
          <table:table-cell table:formula="of:=OFFSET(INDIRECT([.$G124]);0;6;1)" office:value-type="string" office:string-value="Schulung" calcext:value-type="string">
            <text:p>Schul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chulungsinhalte strukturieren und aufbereiten</text:p>
          </table:table-cell>
          <table:table-cell table:formula="of:=CONCATENATE([.D124];&quot;) &quot;;[.E124])" office:value-type="string" office:string-value="d) Schulungsinhalte strukturieren und aufbereiten" calcext:value-type="string">
            <text:p>d) Schulungsinhalte strukturieren und aufbereiten</text:p>
          </table:table-cell>
          <table:table-cell table:formula="of:=CONCATENATE(SUBSTITUTE(FORMULA([.H124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4]);0;10;1)" office:value-type="boolean" office:boolean-value="true" calcext:value-type="boolean">
            <text:p>WAHR</text:p>
          </table:table-cell>
          <table:table-cell table:style-name="ce115" table:formula="of:=OFFSET(INDIRECT([.$G124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25]);0;2;1);&quot;.&quot;;OFFSET(INDIRECT([.$G125]);0;5;1);&quot;.&quot;;[.D125])" office:value-type="string" office:string-value="7.1.e" calcext:value-type="string">
            <text:p>7.1.e</text:p>
          </table:table-cell>
          <table:table-cell table:formula="of:=OFFSET(INDIRECT([.$G125]);0;4;1)" office:value-type="string" office:string-value="Schulung" calcext:value-type="string">
            <text:p>Schulung</text:p>
          </table:table-cell>
          <table:table-cell table:formula="of:=OFFSET(INDIRECT([.$G125]);0;6;1)" office:value-type="string" office:string-value="Schulung" calcext:value-type="string">
            <text:p>Schul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nwenderschulung durchführen</text:p>
          </table:table-cell>
          <table:table-cell table:formula="of:=CONCATENATE([.D125];&quot;) &quot;;[.E125])" office:value-type="string" office:string-value="e) Anwenderschulung durchführen" calcext:value-type="string">
            <text:p>e) Anwenderschulung durchführen</text:p>
          </table:table-cell>
          <table:table-cell table:formula="of:=CONCATENATE(SUBSTITUTE(FORMULA([.H125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5]);0;10;1)" office:value-type="boolean" office:boolean-value="true" calcext:value-type="boolean">
            <text:p>WAHR</text:p>
          </table:table-cell>
          <table:table-cell table:style-name="ce115" table:formula="of:=OFFSET(INDIRECT([.$G125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26]);0;2;1);&quot;.&quot;;OFFSET(INDIRECT([.$G126]);0;5;1);&quot;.&quot;;[.D126])" office:value-type="string" office:string-value="8.1.a" calcext:value-type="string">
            <text:p>8.1.a</text:p>
          </table:table-cell>
          <table:table-cell table:formula="of:=OFFSET(INDIRECT([.$G126]);0;4;1)" office:value-type="string" office:string-value="Systemintegration" calcext:value-type="string">
            <text:p>Systemintegration</text:p>
          </table:table-cell>
          <table:table-cell table:formula="of:=OFFSET(INDIRECT([.$G126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Rechner- und Systemarchitekturen sowie Betriebssysteme beurteilen und einordnen</text:p>
          </table:table-cell>
          <table:table-cell table:formula="of:=CONCATENATE([.D126];&quot;) &quot;;[.E126])" office:value-type="string" office:string-value="a) Rechner- und Systemarchitekturen sowie Betriebssysteme beurteilen und einordnen" calcext:value-type="string">
            <text:p>a) Rechner- und Systemarchitekturen sowie Betriebssysteme beurteilen und einordnen</text:p>
          </table:table-cell>
          <table:table-cell table:formula="of:=CONCATENATE(SUBSTITUTE(FORMULA([.H126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6]);0;10;1)" office:value-type="boolean" office:boolean-value="true" calcext:value-type="boolean">
            <text:p>WAHR</text:p>
          </table:table-cell>
          <table:table-cell table:style-name="ce115" table:formula="of:=OFFSET(INDIRECT([.$G126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27]);0;2;1);&quot;.&quot;;OFFSET(INDIRECT([.$G127]);0;5;1);&quot;.&quot;;[.D127])" office:value-type="string" office:string-value="8.1.b" calcext:value-type="string">
            <text:p>8.1.b</text:p>
          </table:table-cell>
          <table:table-cell table:formula="of:=OFFSET(INDIRECT([.$G127]);0;4;1)" office:value-type="string" office:string-value="Systemintegration" calcext:value-type="string">
            <text:p>Systemintegration</text:p>
          </table:table-cell>
          <table:table-cell table:formula="of:=OFFSET(INDIRECT([.$G127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triebssysteme unter Berücksichtigung ihrer Vor- und Nachteile für bestimmte Anwendungsbereiche auswählen und konfigurieren</text:p>
          </table:table-cell>
          <table:table-cell table:formula="of:=CONCATENATE([.D127];&quot;) &quot;;[.E127])" office:value-type="string" office:string-value="b) Betriebssysteme unter Berücksichtigung ihrer Vor- und Nachteile für bestimmte Anwendungsbereiche auswählen und konfigurieren" calcext:value-type="string">
            <text:p>b) Betriebssysteme unter Berücksichtigung ihrer Vor- und Nachteile für bestimmte Anwendungsbereiche auswählen und konfigurieren</text:p>
          </table:table-cell>
          <table:table-cell table:formula="of:=CONCATENATE(SUBSTITUTE(FORMULA([.H127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7]);0;10;1)" office:value-type="boolean" office:boolean-value="true" calcext:value-type="boolean">
            <text:p>WAHR</text:p>
          </table:table-cell>
          <table:table-cell table:style-name="ce115" table:formula="of:=OFFSET(INDIRECT([.$G127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28]);0;2;1);&quot;.&quot;;OFFSET(INDIRECT([.$G128]);0;5;1);&quot;.&quot;;[.D128])" office:value-type="string" office:string-value="8.1.c" calcext:value-type="string">
            <text:p>8.1.c</text:p>
          </table:table-cell>
          <table:table-cell table:formula="of:=OFFSET(INDIRECT([.$G128]);0;4;1)" office:value-type="string" office:string-value="Systemintegration" calcext:value-type="string">
            <text:p>Systemintegration</text:p>
          </table:table-cell>
          <table:table-cell table:formula="of:=OFFSET(INDIRECT([.$G128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triebssystemsteuersprachen anwenden</text:p>
          </table:table-cell>
          <table:table-cell table:formula="of:=CONCATENATE([.D128];&quot;) &quot;;[.E128])" office:value-type="string" office:string-value="c) Betriebssystemsteuersprachen anwenden" calcext:value-type="string">
            <text:p>c) Betriebssystemsteuersprachen anwenden</text:p>
          </table:table-cell>
          <table:table-cell table:formula="of:=CONCATENATE(SUBSTITUTE(FORMULA([.H128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8]);0;10;1)" office:value-type="boolean" office:boolean-value="true" calcext:value-type="boolean">
            <text:p>WAHR</text:p>
          </table:table-cell>
          <table:table-cell table:style-name="ce115" table:formula="of:=OFFSET(INDIRECT([.$G128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29]);0;2;1);&quot;.&quot;;OFFSET(INDIRECT([.$G129]);0;5;1);&quot;.&quot;;[.D129])" office:value-type="string" office:string-value="8.1.d" calcext:value-type="string">
            <text:p>8.1.d</text:p>
          </table:table-cell>
          <table:table-cell table:formula="of:=OFFSET(INDIRECT([.$G129]);0;4;1)" office:value-type="string" office:string-value="Systemintegration" calcext:value-type="string">
            <text:p>Systemintegration</text:p>
          </table:table-cell>
          <table:table-cell table:formula="of:=OFFSET(INDIRECT([.$G129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peichermedien, Systemkomponenten und Ein- und Ausgabegeräte auswählen</text:p>
          </table:table-cell>
          <table:table-cell table:formula="of:=CONCATENATE([.D129];&quot;) &quot;;[.E129])" office:value-type="string" office:string-value="d) Speichermedien, Systemkomponenten und Ein- und Ausgabegeräte auswählen" calcext:value-type="string">
            <text:p>d) Speichermedien, Systemkomponenten und Ein- und Ausgabegeräte auswählen</text:p>
          </table:table-cell>
          <table:table-cell table:formula="of:=CONCATENATE(SUBSTITUTE(FORMULA([.H129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9]);0;10;1)" office:value-type="boolean" office:boolean-value="true" calcext:value-type="boolean">
            <text:p>WAHR</text:p>
          </table:table-cell>
          <table:table-cell table:style-name="ce115" table:formula="of:=OFFSET(INDIRECT([.$G129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1">
          <table:table-cell table:style-name="ce126" table:formula="of:=CONCATENATE(OFFSET(INDIRECT([.$G130]);0;2;1);&quot;.&quot;;OFFSET(INDIRECT([.$G130]);0;5;1);&quot;.&quot;;[.D130])" office:value-type="string" office:string-value="8.1.e" calcext:value-type="string">
            <text:p>8.1.e</text:p>
          </table:table-cell>
          <table:table-cell table:formula="of:=OFFSET(INDIRECT([.$G130]);0;4;1)" office:value-type="string" office:string-value="Systemintegration" calcext:value-type="string">
            <text:p>Systemintegration</text:p>
          </table:table-cell>
          <table:table-cell table:formula="of:=OFFSET(INDIRECT([.$G130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.D130];&quot;) &quot;;[.E130])" office:value-type="string" office:string-value="e) Hardwarekomponenten hard- und softwareseitig einstellen, insbesondere Peripheriegeräte, Schnittstellen, Übergangswege und Übergangsprotokolle, sowie gerätespezifische Hilfs- und Steuerprogramme installieren und konfigurieren" calcext:value-type="string">
            <text:p>e) 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SUBSTITUTE(FORMULA([.H130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30]);0;10;1)" office:value-type="boolean" office:boolean-value="true" calcext:value-type="boolean">
            <text:p>WAHR</text:p>
          </table:table-cell>
          <table:table-cell table:style-name="ce115" table:formula="of:=OFFSET(INDIRECT([.$G130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6">
          <table:table-cell table:style-name="ce126" table:formula="of:=CONCATENATE(OFFSET(INDIRECT([.$G131]);0;2;1);&quot;.&quot;;OFFSET(INDIRECT([.$G131]);0;5;1);&quot;.&quot;;[.D131])" office:value-type="string" office:string-value="8.1.f" calcext:value-type="string">
            <text:p>8.1.f</text:p>
          </table:table-cell>
          <table:table-cell table:formula="of:=OFFSET(INDIRECT([.$G131]);0;4;1)" office:value-type="string" office:string-value="Systemintegration" calcext:value-type="string">
            <text:p>Systemintegration</text:p>
          </table:table-cell>
          <table:table-cell table:formula="of:=OFFSET(INDIRECT([.$G131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Kompatibilität von Systemkomponenten und Peripheriegeräten beurteilen und Kompatibilitätsprobleme lösen</text:p>
          </table:table-cell>
          <table:table-cell table:formula="of:=CONCATENATE([.D131];&quot;) &quot;;[.E131])" office:value-type="string" office:string-value="f) Kompatibilität von Systemkomponenten und Peripheriegeräten beurteilen und Kompatibilitätsprobleme lösen" calcext:value-type="string">
            <text:p>f) Kompatibilität von Systemkomponenten und Peripheriegeräten beurteilen und Kompatibilitätsprobleme lösen</text:p>
          </table:table-cell>
          <table:table-cell table:formula="of:=CONCATENATE(SUBSTITUTE(FORMULA([.H131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31]);0;10;1)" office:value-type="boolean" office:boolean-value="true" calcext:value-type="boolean">
            <text:p>WAHR</text:p>
          </table:table-cell>
          <table:table-cell table:style-name="ce115" table:formula="of:=OFFSET(INDIRECT([.$G131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7">
          <table:table-cell table:style-name="ce126" table:formula="of:=CONCATENATE(OFFSET(INDIRECT([.$G132]);0;2;1);&quot;.&quot;;OFFSET(INDIRECT([.$G132]);0;5;1);&quot;.&quot;;[.D132])" office:value-type="string" office:string-value="8.1.g" calcext:value-type="string">
            <text:p>8.1.g</text:p>
          </table:table-cell>
          <table:table-cell table:formula="of:=OFFSET(INDIRECT([.$G132]);0;4;1)" office:value-type="string" office:string-value="Systemintegration" calcext:value-type="string">
            <text:p>Systemintegration</text:p>
          </table:table-cell>
          <table:table-cell table:formula="of:=OFFSET(INDIRECT([.$G132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Hard- und Softwarekomponenten in bestehende Systeme einpassen und in Betrieb nehmen</text:p>
          </table:table-cell>
          <table:table-cell table:formula="of:=CONCATENATE([.D132];&quot;) &quot;;[.E132])" office:value-type="string" office:string-value="g) Hard- und Softwarekomponenten in bestehende Systeme einpassen und in Betrieb nehmen" calcext:value-type="string">
            <text:p>g) Hard- und Softwarekomponenten in bestehende Systeme einpassen und in Betrieb nehmen</text:p>
          </table:table-cell>
          <table:table-cell table:formula="of:=CONCATENATE(SUBSTITUTE(FORMULA([.H13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32]);0;10;1)" office:value-type="boolean" office:boolean-value="true" calcext:value-type="boolean">
            <text:p>WAHR</text:p>
          </table:table-cell>
          <table:table-cell table:style-name="ce115" table:formula="of:=OFFSET(INDIRECT([.$G132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33]);0;2;1);&quot;.&quot;;OFFSET(INDIRECT([.$G133]);0;5;1);&quot;.&quot;;[.D133])" office:value-type="string" office:string-value="8.2.a" calcext:value-type="string">
            <text:p>8.2.a</text:p>
          </table:table-cell>
          <table:table-cell table:formula="of:=OFFSET(INDIRECT([.$G133]);0;4;1)" office:value-type="string" office:string-value="Systemintegration" calcext:value-type="string">
            <text:p>Systemintegration</text:p>
          </table:table-cell>
          <table:table-cell table:formula="of:=OFFSET(INDIRECT([.$G133]);0;6;1)" office:value-type="string" office:string-value="Netzwerke" calcext:value-type="string">
            <text:p>Netzwerk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.D133];&quot;) &quot;;[.E133])" office:value-type="string" office:string-value="a) Vor- und Nachteile verschiedener Netzwerktopologien, -protokolle und –schnittstellen für unterschiedliche Anwendungsbereiche bewerten" calcext:value-type="string">
            <text:p>a) Vor- und Nachteile verschiedener Netzwerktopologien, -protokolle und –schnittstellen für unterschiedliche Anwendungsbereiche bewerten</text:p>
          </table:table-cell>
          <table:table-cell table:formula="of:=CONCATENATE(SUBSTITUTE(FORMULA([.H133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3]);0;10;1)" office:value-type="boolean" office:boolean-value="true" calcext:value-type="boolean">
            <text:p>WAHR</text:p>
          </table:table-cell>
          <table:table-cell table:style-name="ce115" table:formula="of:=OFFSET(INDIRECT([.$G133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34]);0;2;1);&quot;.&quot;;OFFSET(INDIRECT([.$G134]);0;5;1);&quot;.&quot;;[.D134])" office:value-type="string" office:string-value="8.2.b" calcext:value-type="string">
            <text:p>8.2.b</text:p>
          </table:table-cell>
          <table:table-cell table:formula="of:=OFFSET(INDIRECT([.$G134]);0;4;1)" office:value-type="string" office:string-value="Systemintegration" calcext:value-type="string">
            <text:p>Systemintegration</text:p>
          </table:table-cell>
          <table:table-cell table:formula="of:=OFFSET(INDIRECT([.$G134]);0;6;1)" office:value-type="string" office:string-value="Netzwerke" calcext:value-type="string">
            <text:p>Netzwerk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.D134];&quot;) &quot;;[.E134])" office:value-type="string" office:string-value="b) Netzwerkprodukte und Netzwerkbetriebssysteme auswählen, Netzwerkkomponenten und Netzwerkbetriebssysteme installieren und konfigurieren" calcext:value-type="string">
            <text:p>b) Netzwerkprodukte und Netzwerkbetriebssysteme auswählen, Netzwerkkomponenten und Netzwerkbetriebssysteme installieren und konfigurieren</text:p>
          </table:table-cell>
          <table:table-cell table:formula="of:=CONCATENATE(SUBSTITUTE(FORMULA([.H134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4]);0;10;1)" office:value-type="boolean" office:boolean-value="true" calcext:value-type="boolean">
            <text:p>WAHR</text:p>
          </table:table-cell>
          <table:table-cell table:style-name="ce115" table:formula="of:=OFFSET(INDIRECT([.$G134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35]);0;2;1);&quot;.&quot;;OFFSET(INDIRECT([.$G135]);0;5;1);&quot;.&quot;;[.D135])" office:value-type="string" office:string-value="8.2.c" calcext:value-type="string">
            <text:p>8.2.c</text:p>
          </table:table-cell>
          <table:table-cell table:formula="of:=OFFSET(INDIRECT([.$G135]);0;4;1)" office:value-type="string" office:string-value="Systemintegration" calcext:value-type="string">
            <text:p>Systemintegration</text:p>
          </table:table-cell>
          <table:table-cell table:formula="of:=OFFSET(INDIRECT([.$G135]);0;6;1)" office:value-type="string" office:string-value="Netzwerke" calcext:value-type="string">
            <text:p>Netzwerk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Übergänge zwischen verschiedenen Netzwerken herstellen</text:p>
          </table:table-cell>
          <table:table-cell table:formula="of:=CONCATENATE([.D135];&quot;) &quot;;[.E135])" office:value-type="string" office:string-value="c) Übergänge zwischen verschiedenen Netzwerken herstellen" calcext:value-type="string">
            <text:p>c) Übergänge zwischen verschiedenen Netzwerken herstellen</text:p>
          </table:table-cell>
          <table:table-cell table:formula="of:=CONCATENATE(SUBSTITUTE(FORMULA([.H135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5]);0;10;1)" office:value-type="boolean" office:boolean-value="true" calcext:value-type="boolean">
            <text:p>WAHR</text:p>
          </table:table-cell>
          <table:table-cell table:style-name="ce115" table:formula="of:=OFFSET(INDIRECT([.$G135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36]);0;2;1);&quot;.&quot;;OFFSET(INDIRECT([.$G136]);0;5;1);&quot;.&quot;;[.D136])" office:value-type="string" office:string-value="8.2.d" calcext:value-type="string">
            <text:p>8.2.d</text:p>
          </table:table-cell>
          <table:table-cell table:formula="of:=OFFSET(INDIRECT([.$G136]);0;4;1)" office:value-type="string" office:string-value="Systemintegration" calcext:value-type="string">
            <text:p>Systemintegration</text:p>
          </table:table-cell>
          <table:table-cell table:formula="of:=OFFSET(INDIRECT([.$G136]);0;6;1)" office:value-type="string" office:string-value="Netzwerke" calcext:value-type="string">
            <text:p>Netzwerk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oftwarearchitekturen in Netze integrieren</text:p>
          </table:table-cell>
          <table:table-cell table:formula="of:=CONCATENATE([.D136];&quot;) &quot;;[.E136])" office:value-type="string" office:string-value="d) Softwarearchitekturen in Netze integrieren" calcext:value-type="string">
            <text:p>d) Softwarearchitekturen in Netze integrieren</text:p>
          </table:table-cell>
          <table:table-cell table:formula="of:=CONCATENATE(SUBSTITUTE(FORMULA([.H13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6]);0;10;1)" office:value-type="boolean" office:boolean-value="true" calcext:value-type="boolean">
            <text:p>WAHR</text:p>
          </table:table-cell>
          <table:table-cell table:style-name="ce115" table:formula="of:=OFFSET(INDIRECT([.$G136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37]);0;2;1);&quot;.&quot;;OFFSET(INDIRECT([.$G137]);0;5;1);&quot;.&quot;;[.D137])" office:value-type="string" office:string-value="8.2.e" calcext:value-type="string">
            <text:p>8.2.e</text:p>
          </table:table-cell>
          <table:table-cell table:formula="of:=OFFSET(INDIRECT([.$G137]);0;4;1)" office:value-type="string" office:string-value="Systemintegration" calcext:value-type="string">
            <text:p>Systemintegration</text:p>
          </table:table-cell>
          <table:table-cell table:formula="of:=OFFSET(INDIRECT([.$G137]);0;6;1)" office:value-type="string" office:string-value="Netzwerke" calcext:value-type="string">
            <text:p>Netzwerk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ngriffszenarien auf Netzwerke erkennen und bewerten</text:p>
          </table:table-cell>
          <table:table-cell table:formula="of:=CONCATENATE([.D137];&quot;) &quot;;[.E137])" office:value-type="string" office:string-value="e) Angriffszenarien auf Netzwerke erkennen und bewerten" calcext:value-type="string">
            <text:p>e) Angriffszenarien auf Netzwerke erkennen und bewerten</text:p>
          </table:table-cell>
          <table:table-cell table:formula="of:=CONCATENATE(SUBSTITUTE(FORMULA([.H137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7]);0;10;1)" office:value-type="boolean" office:boolean-value="true" calcext:value-type="boolean">
            <text:p>WAHR</text:p>
          </table:table-cell>
          <table:table-cell table:style-name="ce115" table:formula="of:=OFFSET(INDIRECT([.$G137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38]);0;2;1);&quot;.&quot;;OFFSET(INDIRECT([.$G138]);0;5;1);&quot;.&quot;;[.D138])" office:value-type="string" office:string-value="8.2.f" calcext:value-type="string">
            <text:p>8.2.f</text:p>
          </table:table-cell>
          <table:table-cell table:formula="of:=OFFSET(INDIRECT([.$G138]);0;4;1)" office:value-type="string" office:string-value="Systemintegration" calcext:value-type="string">
            <text:p>Systemintegration</text:p>
          </table:table-cell>
          <table:table-cell table:formula="of:=OFFSET(INDIRECT([.$G138]);0;6;1)" office:value-type="string" office:string-value="Netzwerke" calcext:value-type="string">
            <text:p>Netzwerke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Systeme zur IT-Sicherheit in Netzwerken implementieren</text:p>
          </table:table-cell>
          <table:table-cell table:formula="of:=CONCATENATE([.D138];&quot;) &quot;;[.E138])" office:value-type="string" office:string-value="f) Systeme zur IT-Sicherheit in Netzwerken implementieren" calcext:value-type="string">
            <text:p>f) Systeme zur IT-Sicherheit in Netzwerken implementieren</text:p>
          </table:table-cell>
          <table:table-cell table:formula="of:=CONCATENATE(SUBSTITUTE(FORMULA([.H138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8]);0;10;1)" office:value-type="boolean" office:boolean-value="true" calcext:value-type="boolean">
            <text:p>WAHR</text:p>
          </table:table-cell>
          <table:table-cell table:style-name="ce115" table:formula="of:=OFFSET(INDIRECT([.$G138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4">
          <table:table-cell table:style-name="ce126" table:formula="of:=CONCATENATE(OFFSET(INDIRECT([.$G139]);0;2;1);&quot;.&quot;;OFFSET(INDIRECT([.$G139]);0;5;1);&quot;.&quot;;[.D139])" office:value-type="string" office:string-value="8.3.a" calcext:value-type="string">
            <text:p>8.3.a</text:p>
          </table:table-cell>
          <table:table-cell table:formula="of:=OFFSET(INDIRECT([.$G139]);0;4;1)" office:value-type="string" office:string-value="Systemintegration" calcext:value-type="string">
            <text:p>Systemintegration</text:p>
          </table:table-cell>
          <table:table-cell table:formula="of:=OFFSET(INDIRECT([.$G139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.D139];&quot;) &quot;;[.E139])" office:value-type="string" office:string-value="a) Anwendungsprogramme und Softwarekomponenten hinsichtlich ihres Leistungsumfanges beurteilen und entsprechend den Kundenanforderungen auswählen" calcext:value-type="string">
            <text:p>a) Anwendungsprogramme und Softwarekomponenten hinsichtlich ihres Leistungsumfanges beurteilen und entsprechend den Kundenanforderungen auswählen</text:p>
          </table:table-cell>
          <table:table-cell table:formula="of:=CONCATENATE(SUBSTITUTE(FORMULA([.H139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39]);0;10;1)" office:value-type="boolean" office:boolean-value="true" calcext:value-type="boolean">
            <text:p>WAHR</text:p>
          </table:table-cell>
          <table:table-cell table:style-name="ce115" table:formula="of:=OFFSET(INDIRECT([.$G139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40]);0;2;1);&quot;.&quot;;OFFSET(INDIRECT([.$G140]);0;5;1);&quot;.&quot;;[.D140])" office:value-type="string" office:string-value="8.3.b" calcext:value-type="string">
            <text:p>8.3.b</text:p>
          </table:table-cell>
          <table:table-cell table:formula="of:=OFFSET(INDIRECT([.$G140]);0;4;1)" office:value-type="string" office:string-value="Systemintegration" calcext:value-type="string">
            <text:p>Systemintegration</text:p>
          </table:table-cell>
          <table:table-cell table:formula="of:=OFFSET(INDIRECT([.$G140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komponenten unter Beachtung von Arbeitsabläufen und Datenflüssen zu komplexen Systemlösungen integrieren</text:p>
          </table:table-cell>
          <table:table-cell table:formula="of:=CONCATENATE([.D140];&quot;) &quot;;[.E140])" office:value-type="string" office:string-value="b) Softwarekomponenten unter Beachtung von Arbeitsabläufen und Datenflüssen zu komplexen Systemlösungen integrieren" calcext:value-type="string">
            <text:p>b) Softwarekomponenten unter Beachtung von Arbeitsabläufen und Datenflüssen zu komplexen Systemlösungen integrieren</text:p>
          </table:table-cell>
          <table:table-cell table:formula="of:=CONCATENATE(SUBSTITUTE(FORMULA([.H140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0]);0;10;1)" office:value-type="boolean" office:boolean-value="true" calcext:value-type="boolean">
            <text:p>WAHR</text:p>
          </table:table-cell>
          <table:table-cell table:style-name="ce115" table:formula="of:=OFFSET(INDIRECT([.$G140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41]);0;2;1);&quot;.&quot;;OFFSET(INDIRECT([.$G141]);0;5;1);&quot;.&quot;;[.D141])" office:value-type="string" office:string-value="8.3.c" calcext:value-type="string">
            <text:p>8.3.c</text:p>
          </table:table-cell>
          <table:table-cell table:formula="of:=OFFSET(INDIRECT([.$G141]);0;4;1)" office:value-type="string" office:string-value="Systemintegration" calcext:value-type="string">
            <text:p>Systemintegration</text:p>
          </table:table-cell>
          <table:table-cell table:formula="of:=OFFSET(INDIRECT([.$G141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lösungen entsprechend den kundenspezifischen Anforderungen einrichten, konfigurieren und anpassen</text:p>
          </table:table-cell>
          <table:table-cell table:formula="of:=CONCATENATE([.D141];&quot;) &quot;;[.E141])" office:value-type="string" office:string-value="c) Systemlösungen entsprechend den kundenspezifischen Anforderungen einrichten, konfigurieren und anpassen" calcext:value-type="string">
            <text:p>c) Systemlösungen entsprechend den kundenspezifischen Anforderungen einrichten, konfigurieren und anpassen</text:p>
          </table:table-cell>
          <table:table-cell table:formula="of:=CONCATENATE(SUBSTITUTE(FORMULA([.H141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1]);0;10;1)" office:value-type="boolean" office:boolean-value="true" calcext:value-type="boolean">
            <text:p>WAHR</text:p>
          </table:table-cell>
          <table:table-cell table:style-name="ce115" table:formula="of:=OFFSET(INDIRECT([.$G141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42]);0;2;1);&quot;.&quot;;OFFSET(INDIRECT([.$G142]);0;5;1);&quot;.&quot;;[.D142])" office:value-type="string" office:string-value="8.3.d" calcext:value-type="string">
            <text:p>8.3.d</text:p>
          </table:table-cell>
          <table:table-cell table:formula="of:=OFFSET(INDIRECT([.$G142]);0;4;1)" office:value-type="string" office:string-value="Systemintegration" calcext:value-type="string">
            <text:p>Systemintegration</text:p>
          </table:table-cell>
          <table:table-cell table:formula="of:=OFFSET(INDIRECT([.$G142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zeduren zur Automatisierung von Abläufen erstellen und in den Systemablauf einbinden</text:p>
          </table:table-cell>
          <table:table-cell table:formula="of:=CONCATENATE([.D142];&quot;) &quot;;[.E142])" office:value-type="string" office:string-value="d) Prozeduren zur Automatisierung von Abläufen erstellen und in den Systemablauf einbinden" calcext:value-type="string">
            <text:p>d) Prozeduren zur Automatisierung von Abläufen erstellen und in den Systemablauf einbinden</text:p>
          </table:table-cell>
          <table:table-cell table:formula="of:=CONCATENATE(SUBSTITUTE(FORMULA([.H142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2]);0;10;1)" office:value-type="boolean" office:boolean-value="true" calcext:value-type="boolean">
            <text:p>WAHR</text:p>
          </table:table-cell>
          <table:table-cell table:style-name="ce115" table:formula="of:=OFFSET(INDIRECT([.$G142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43]);0;2;1);&quot;.&quot;;OFFSET(INDIRECT([.$G143]);0;5;1);&quot;.&quot;;[.D143])" office:value-type="string" office:string-value="8.3.e" calcext:value-type="string">
            <text:p>8.3.e</text:p>
          </table:table-cell>
          <table:table-cell table:formula="of:=OFFSET(INDIRECT([.$G143]);0;4;1)" office:value-type="string" office:string-value="Systemintegration" calcext:value-type="string">
            <text:p>Systemintegration</text:p>
          </table:table-cell>
          <table:table-cell table:formula="of:=OFFSET(INDIRECT([.$G143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Sicherheitsmechanismen, insbesondere Zugriffsmöglichkeiten, festlegen und implementieren</text:p>
          </table:table-cell>
          <table:table-cell table:formula="of:=CONCATENATE([.D143];&quot;) &quot;;[.E143])" office:value-type="string" office:string-value="e) Sicherheitsmechanismen, insbesondere Zugriffsmöglichkeiten, festlegen und implementieren" calcext:value-type="string">
            <text:p>e) Sicherheitsmechanismen, insbesondere Zugriffsmöglichkeiten, festlegen und implementieren</text:p>
          </table:table-cell>
          <table:table-cell table:formula="of:=CONCATENATE(SUBSTITUTE(FORMULA([.H143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3]);0;10;1)" office:value-type="boolean" office:boolean-value="true" calcext:value-type="boolean">
            <text:p>WAHR</text:p>
          </table:table-cell>
          <table:table-cell table:style-name="ce115" table:formula="of:=OFFSET(INDIRECT([.$G143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44]);0;2;1);&quot;.&quot;;OFFSET(INDIRECT([.$G144]);0;5;1);&quot;.&quot;;[.D144])" office:value-type="string" office:string-value="8.3.f" calcext:value-type="string">
            <text:p>8.3.f</text:p>
          </table:table-cell>
          <table:table-cell table:formula="of:=OFFSET(INDIRECT([.$G144]);0;4;1)" office:value-type="string" office:string-value="Systemintegration" calcext:value-type="string">
            <text:p>Systemintegration</text:p>
          </table:table-cell>
          <table:table-cell table:formula="of:=OFFSET(INDIRECT([.$G144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Bedienoberflächen und Benutzerdialoge einrichten</text:p>
          </table:table-cell>
          <table:table-cell table:formula="of:=CONCATENATE([.D144];&quot;) &quot;;[.E144])" office:value-type="string" office:string-value="f) Bedienoberflächen und Benutzerdialoge einrichten" calcext:value-type="string">
            <text:p>f) Bedienoberflächen und Benutzerdialoge einrichten</text:p>
          </table:table-cell>
          <table:table-cell table:formula="of:=CONCATENATE(SUBSTITUTE(FORMULA([.H144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4]);0;10;1)" office:value-type="boolean" office:boolean-value="true" calcext:value-type="boolean">
            <text:p>WAHR</text:p>
          </table:table-cell>
          <table:table-cell table:style-name="ce115" table:formula="of:=OFFSET(INDIRECT([.$G144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45]);0;2;1);&quot;.&quot;;OFFSET(INDIRECT([.$G145]);0;5;1);&quot;.&quot;;[.D145])" office:value-type="string" office:string-value="8.3.g" calcext:value-type="string">
            <text:p>8.3.g</text:p>
          </table:table-cell>
          <table:table-cell table:formula="of:=OFFSET(INDIRECT([.$G145]);0;4;1)" office:value-type="string" office:string-value="Systemintegration" calcext:value-type="string">
            <text:p>Systemintegration</text:p>
          </table:table-cell>
          <table:table-cell table:formula="of:=OFFSET(INDIRECT([.$G145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Leistungsfähigkeit von Systemen der Informations- und Telekommunikationstechnik ermitteln, beurteilen und optimieren</text:p>
          </table:table-cell>
          <table:table-cell table:formula="of:=CONCATENATE([.D145];&quot;) &quot;;[.E145])" office:value-type="string" office:string-value="g) Leistungsfähigkeit von Systemen der Informations- und Telekommunikationstechnik ermitteln, beurteilen und optimieren" calcext:value-type="string">
            <text:p>g) Leistungsfähigkeit von Systemen der Informations- und Telekommunikationstechnik ermitteln, beurteilen und optimieren</text:p>
          </table:table-cell>
          <table:table-cell table:formula="of:=CONCATENATE(SUBSTITUTE(FORMULA([.H145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5]);0;10;1)" office:value-type="boolean" office:boolean-value="true" calcext:value-type="boolean">
            <text:p>WAHR</text:p>
          </table:table-cell>
          <table:table-cell table:style-name="ce115" table:formula="of:=OFFSET(INDIRECT([.$G145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2">
          <table:table-cell table:style-name="ce126" table:formula="of:=CONCATENATE(OFFSET(INDIRECT([.$G146]);0;2;1);&quot;.&quot;;OFFSET(INDIRECT([.$G146]);0;5;1);&quot;.&quot;;[.D146])" office:value-type="string" office:string-value="8.4.a" calcext:value-type="string">
            <text:p>8.4.a</text:p>
          </table:table-cell>
          <table:table-cell table:formula="of:=OFFSET(INDIRECT([.$G146]);0;4;1)" office:value-type="string" office:string-value="Systemintegration" calcext:value-type="string">
            <text:p>Systemintegration</text:p>
          </table:table-cell>
          <table:table-cell table:formula="of:=OFFSET(INDIRECT([.$G146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.D146];&quot;) &quot;;[.E146])" office:value-type="string" office:string-value="a) Dokumentationen zielgruppengerecht erstellen, archivieren und pflegen, insbesondere Programmierhandbücher, technische Dokumentationen, Hersteller-, System- sowie Benutzerdokumentationen" calcext:value-type="string">
            <text:p>a) 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SUBSTITUTE(FORMULA([.H146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6]);0;10;1)" office:value-type="boolean" office:boolean-value="true" calcext:value-type="boolean">
            <text:p>WAHR</text:p>
          </table:table-cell>
          <table:table-cell table:style-name="ce115" table:formula="of:=OFFSET(INDIRECT([.$G14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47]);0;2;1);&quot;.&quot;;OFFSET(INDIRECT([.$G147]);0;5;1);&quot;.&quot;;[.D147])" office:value-type="string" office:string-value="8.4.b" calcext:value-type="string">
            <text:p>8.4.b</text:p>
          </table:table-cell>
          <table:table-cell table:formula="of:=OFFSET(INDIRECT([.$G147]);0;4;1)" office:value-type="string" office:string-value="Systemintegration" calcext:value-type="string">
            <text:p>Systemintegration</text:p>
          </table:table-cell>
          <table:table-cell table:formula="of:=OFFSET(INDIRECT([.$G147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ystemeinführung planen und mit den beteiligten Organisationseinheiten abstimmen</text:p>
          </table:table-cell>
          <table:table-cell table:formula="of:=CONCATENATE([.D147];&quot;) &quot;;[.E147])" office:value-type="string" office:string-value="b) Systemeinführung planen und mit den beteiligten Organisationseinheiten abstimmen" calcext:value-type="string">
            <text:p>b) Systemeinführung planen und mit den beteiligten Organisationseinheiten abstimmen</text:p>
          </table:table-cell>
          <table:table-cell table:formula="of:=CONCATENATE(SUBSTITUTE(FORMULA([.H147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7]);0;10;1)" office:value-type="boolean" office:boolean-value="true" calcext:value-type="boolean">
            <text:p>WAHR</text:p>
          </table:table-cell>
          <table:table-cell table:style-name="ce115" table:formula="of:=OFFSET(INDIRECT([.$G14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48]);0;2;1);&quot;.&quot;;OFFSET(INDIRECT([.$G148]);0;5;1);&quot;.&quot;;[.D148])" office:value-type="string" office:string-value="8.4.c" calcext:value-type="string">
            <text:p>8.4.c</text:p>
          </table:table-cell>
          <table:table-cell table:formula="of:=OFFSET(INDIRECT([.$G148]);0;4;1)" office:value-type="string" office:string-value="Systemintegration" calcext:value-type="string">
            <text:p>Systemintegration</text:p>
          </table:table-cell>
          <table:table-cell table:formula="of:=OFFSET(INDIRECT([.$G148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atenübernahmen planen und durchführen</text:p>
          </table:table-cell>
          <table:table-cell table:formula="of:=CONCATENATE([.D148];&quot;) &quot;;[.E148])" office:value-type="string" office:string-value="c) Datenübernahmen planen und durchführen" calcext:value-type="string">
            <text:p>c) Datenübernahmen planen und durchführen</text:p>
          </table:table-cell>
          <table:table-cell table:formula="of:=CONCATENATE(SUBSTITUTE(FORMULA([.H148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8]);0;10;1)" office:value-type="boolean" office:boolean-value="true" calcext:value-type="boolean">
            <text:p>WAHR</text:p>
          </table:table-cell>
          <table:table-cell table:style-name="ce115" table:formula="of:=OFFSET(INDIRECT([.$G14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49]);0;2;1);&quot;.&quot;;OFFSET(INDIRECT([.$G149]);0;5;1);&quot;.&quot;;[.D149])" office:value-type="string" office:string-value="8.4.d" calcext:value-type="string">
            <text:p>8.4.d</text:p>
          </table:table-cell>
          <table:table-cell table:formula="of:=OFFSET(INDIRECT([.$G149]);0;4;1)" office:value-type="string" office:string-value="Systemintegration" calcext:value-type="string">
            <text:p>Systemintegration</text:p>
          </table:table-cell>
          <table:table-cell table:formula="of:=OFFSET(INDIRECT([.$G149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ysteme unter Beachtung der Betriebsabläufe steuern</text:p>
          </table:table-cell>
          <table:table-cell table:formula="of:=CONCATENATE([.D149];&quot;) &quot;;[.E149])" office:value-type="string" office:string-value="d) Systeme unter Beachtung der Betriebsabläufe steuern" calcext:value-type="string">
            <text:p>d) Systeme unter Beachtung der Betriebsabläufe steuern</text:p>
          </table:table-cell>
          <table:table-cell table:formula="of:=CONCATENATE(SUBSTITUTE(FORMULA([.H149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9]);0;10;1)" office:value-type="boolean" office:boolean-value="true" calcext:value-type="boolean">
            <text:p>WAHR</text:p>
          </table:table-cell>
          <table:table-cell table:style-name="ce115" table:formula="of:=OFFSET(INDIRECT([.$G14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50]);0;2;1);&quot;.&quot;;OFFSET(INDIRECT([.$G150]);0;5;1);&quot;.&quot;;[.D150])" office:value-type="string" office:string-value="8.4.e" calcext:value-type="string">
            <text:p>8.4.e</text:p>
          </table:table-cell>
          <table:table-cell table:formula="of:=OFFSET(INDIRECT([.$G150]);0;4;1)" office:value-type="string" office:string-value="Systemintegration" calcext:value-type="string">
            <text:p>Systemintegration</text:p>
          </table:table-cell>
          <table:table-cell table:formula="of:=OFFSET(INDIRECT([.$G150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Systemkomponenten aus integrierten Systemen entfernen</text:p>
          </table:table-cell>
          <table:table-cell table:formula="of:=CONCATENATE([.D150];&quot;) &quot;;[.E150])" office:value-type="string" office:string-value="e) Systemkomponenten aus integrierten Systemen entfernen" calcext:value-type="string">
            <text:p>e) Systemkomponenten aus integrierten Systemen entfernen</text:p>
          </table:table-cell>
          <table:table-cell table:formula="of:=CONCATENATE(SUBSTITUTE(FORMULA([.H150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50]);0;10;1)" office:value-type="boolean" office:boolean-value="true" calcext:value-type="boolean">
            <text:p>WAHR</text:p>
          </table:table-cell>
          <table:table-cell table:style-name="ce115" table:formula="of:=OFFSET(INDIRECT([.$G15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51]);0;2;1);&quot;.&quot;;OFFSET(INDIRECT([.$G151]);0;5;1);&quot;.&quot;;[.D151])" office:value-type="string" office:string-value="9.1.a" calcext:value-type="string">
            <text:p>9.1.a</text:p>
          </table:table-cell>
          <table:table-cell table:formula="of:=OFFSET(INDIRECT([.$G151]);0;4;1)" office:value-type="string" office:string-value="Service" calcext:value-type="string">
            <text:p>Service</text:p>
          </table:table-cell>
          <table:table-cell table:formula="of:=OFFSET(INDIRECT([.$G151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möglichkeiten, Leistungsspektrum und Bedienung komplexer Systeme vor Benutzern präsentieren</text:p>
          </table:table-cell>
          <table:table-cell table:formula="of:=CONCATENATE([.D151];&quot;) &quot;;[.E151])" office:value-type="string" office:string-value="a) Anwendungsmöglichkeiten, Leistungsspektrum und Bedienung komplexer Systeme vor Benutzern präsentieren" calcext:value-type="string">
            <text:p>a) Anwendungsmöglichkeiten, Leistungsspektrum und Bedienung komplexer Systeme vor Benutzern präsentieren</text:p>
          </table:table-cell>
          <table:table-cell table:formula="of:=CONCATENATE(SUBSTITUTE(FORMULA([.H151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115" table:formula="of:=OFFSET(INDIRECT([.$G151]);0;10;1)" office:value-type="boolean" office:boolean-value="true" calcext:value-type="boolean">
            <text:p>WAHR</text:p>
          </table:table-cell>
          <table:table-cell table:style-name="ce115" table:formula="of:=OFFSET(INDIRECT([.$G15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4">
          <table:table-cell table:style-name="ce126" table:formula="of:=CONCATENATE(OFFSET(INDIRECT([.$G152]);0;2;1);&quot;.&quot;;OFFSET(INDIRECT([.$G152]);0;5;1);&quot;.&quot;;[.D152])" office:value-type="string" office:string-value="9.1.b" calcext:value-type="string">
            <text:p>9.1.b</text:p>
          </table:table-cell>
          <table:table-cell table:formula="of:=OFFSET(INDIRECT([.$G152]);0;4;1)" office:value-type="string" office:string-value="Service" calcext:value-type="string">
            <text:p>Service</text:p>
          </table:table-cell>
          <table:table-cell table:formula="of:=OFFSET(INDIRECT([.$G152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152];&quot;) &quot;;[.E152])" office:value-type="string" office:string-value="b) Bedienungsunterlagen und Hilfe-Programme zur Benutzerunterstützung bereitstellen sowie Systeme zur interaktiven Benutzerunterstützung einrichten" calcext:value-type="string">
            <text:p>b) Bedienungsunterlagen und Hilfe-Programme zur Benutzerunterstützung bereitstellen sowie Systeme zur interaktiven Benutzerunterstützung einrichten</text:p>
          </table:table-cell>
          <table:table-cell table:formula="of:=CONCATENATE(SUBSTITUTE(FORMULA([.H152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115" table:formula="of:=OFFSET(INDIRECT([.$G152]);0;10;1)" office:value-type="boolean" office:boolean-value="true" calcext:value-type="boolean">
            <text:p>WAHR</text:p>
          </table:table-cell>
          <table:table-cell table:style-name="ce115" table:formula="of:=OFFSET(INDIRECT([.$G15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53]);0;2;1);&quot;.&quot;;OFFSET(INDIRECT([.$G153]);0;5;1);&quot;.&quot;;[.D153])" office:value-type="string" office:string-value="9.1.c" calcext:value-type="string">
            <text:p>9.1.c</text:p>
          </table:table-cell>
          <table:table-cell table:formula="of:=OFFSET(INDIRECT([.$G153]);0;4;1)" office:value-type="string" office:string-value="Service" calcext:value-type="string">
            <text:p>Service</text:p>
          </table:table-cell>
          <table:table-cell table:formula="of:=OFFSET(INDIRECT([.$G153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nutzerprobleme aufnehmen und analysieren sowie Vorschläge zur Problemlösung unterbreiten</text:p>
          </table:table-cell>
          <table:table-cell table:formula="of:=CONCATENATE([.D153];&quot;) &quot;;[.E153])" office:value-type="string" office:string-value="c) Benutzerprobleme aufnehmen und analysieren sowie Vorschläge zur Problemlösung unterbreiten" calcext:value-type="string">
            <text:p>c) Benutzerprobleme aufnehmen und analysieren sowie Vorschläge zur Problemlösung unterbreiten</text:p>
          </table:table-cell>
          <table:table-cell table:formula="of:=CONCATENATE(SUBSTITUTE(FORMULA([.H153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115" table:formula="of:=OFFSET(INDIRECT([.$G153]);0;10;1)" office:value-type="boolean" office:boolean-value="true" calcext:value-type="boolean">
            <text:p>WAHR</text:p>
          </table:table-cell>
          <table:table-cell table:style-name="ce115" table:formula="of:=OFFSET(INDIRECT([.$G153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54]);0;2;1);&quot;.&quot;;OFFSET(INDIRECT([.$G154]);0;5;1);&quot;.&quot;;[.D154])" office:value-type="string" office:string-value="9.2.a" calcext:value-type="string">
            <text:p>9.2.a</text:p>
          </table:table-cell>
          <table:table-cell table:formula="of:=OFFSET(INDIRECT([.$G154]);0;4;1)" office:value-type="string" office:string-value="Service" calcext:value-type="string">
            <text:p>Service</text:p>
          </table:table-cell>
          <table:table-cell table:formula="of:=OFFSET(INDIRECT([.$G154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Geräte prüfen, Fehler systematisch ermitteln und beseitigen, Instandhaltung veranlassen</text:p>
          </table:table-cell>
          <table:table-cell table:formula="of:=CONCATENATE([.D154];&quot;) &quot;;[.E154])" office:value-type="string" office:string-value="a) Geräte prüfen, Fehler systematisch ermitteln und beseitigen, Instandhaltung veranlassen" calcext:value-type="string">
            <text:p>a) Geräte prüfen, Fehler systematisch ermitteln und beseitigen, Instandhaltung veranlassen</text:p>
          </table:table-cell>
          <table:table-cell table:formula="of:=CONCATENATE(SUBSTITUTE(FORMULA([.H154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115" table:formula="of:=OFFSET(INDIRECT([.$G154]);0;10;1)" office:value-type="boolean" office:boolean-value="true" calcext:value-type="boolean">
            <text:p>WAHR</text:p>
          </table:table-cell>
          <table:table-cell table:style-name="ce115" table:formula="of:=OFFSET(INDIRECT([.$G154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8">
          <table:table-cell table:style-name="ce126" table:formula="of:=CONCATENATE(OFFSET(INDIRECT([.$G155]);0;2;1);&quot;.&quot;;OFFSET(INDIRECT([.$G155]);0;5;1);&quot;.&quot;;[.D155])" office:value-type="string" office:string-value="9.2.b" calcext:value-type="string">
            <text:p>9.2.b</text:p>
          </table:table-cell>
          <table:table-cell table:formula="of:=OFFSET(INDIRECT([.$G155]);0;4;1)" office:value-type="string" office:string-value="Service" calcext:value-type="string">
            <text:p>Service</text:p>
          </table:table-cell>
          <table:table-cell table:formula="of:=OFFSET(INDIRECT([.$G155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 von defekten Geräten retten und bereitstellen</text:p>
          </table:table-cell>
          <table:table-cell table:formula="of:=CONCATENATE([.D155];&quot;) &quot;;[.E155])" office:value-type="string" office:string-value="b) Daten von defekten Geräten retten und bereitstellen" calcext:value-type="string">
            <text:p>b) Daten von defekten Geräten retten und bereitstellen</text:p>
          </table:table-cell>
          <table:table-cell table:formula="of:=CONCATENATE(SUBSTITUTE(FORMULA([.H155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115" table:formula="of:=OFFSET(INDIRECT([.$G155]);0;10;1)" office:value-type="boolean" office:boolean-value="true" calcext:value-type="boolean">
            <text:p>WAHR</text:p>
          </table:table-cell>
          <table:table-cell table:style-name="ce115" table:formula="of:=OFFSET(INDIRECT([.$G155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56]);0;2;1);&quot;.&quot;;OFFSET(INDIRECT([.$G156]);0;5;1);&quot;.&quot;;[.D156])" office:value-type="string" office:string-value="9.2.c" calcext:value-type="string">
            <text:p>9.2.c</text:p>
          </table:table-cell>
          <table:table-cell table:formula="of:=OFFSET(INDIRECT([.$G156]);0;4;1)" office:value-type="string" office:string-value="Service" calcext:value-type="string">
            <text:p>Service</text:p>
          </table:table-cell>
          <table:table-cell table:formula="of:=OFFSET(INDIRECT([.$G156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äventivmaßnahmen zur Fehlervermeidung konzipieren und durchführen</text:p>
          </table:table-cell>
          <table:table-cell table:formula="of:=CONCATENATE([.D156];&quot;) &quot;;[.E156])" office:value-type="string" office:string-value="c) Präventivmaßnahmen zur Fehlervermeidung konzipieren und durchführen" calcext:value-type="string">
            <text:p>c) Präventivmaßnahmen zur Fehlervermeidung konzipieren und durchführen</text:p>
          </table:table-cell>
          <table:table-cell table:formula="of:=CONCATENATE(SUBSTITUTE(FORMULA([.H156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115" table:formula="of:=OFFSET(INDIRECT([.$G156]);0;10;1)" office:value-type="boolean" office:boolean-value="true" calcext:value-type="boolean">
            <text:p>WAHR</text:p>
          </table:table-cell>
          <table:table-cell table:style-name="ce115" table:formula="of:=OFFSET(INDIRECT([.$G15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57]);0;2;1);&quot;.&quot;;OFFSET(INDIRECT([.$G157]);0;5;1);&quot;.&quot;;[.D157])" office:value-type="string" office:string-value="9.3.a_aa" calcext:value-type="string">
            <text:p>9.3.a_aa</text:p>
          </table:table-cell>
          <table:table-cell table:formula="of:=OFFSET(INDIRECT([.$G157]);0;4;1)" office:value-type="string" office:string-value="Service" calcext:value-type="string">
            <text:p>Service</text:p>
          </table:table-cell>
          <table:table-cell table:formula="of:=OFFSET(INDIRECT([.$G157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aa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<text:s/>zur Einhaltung von Lizenzbestimmungen</text:p>
          </table:table-cell>
          <table:table-cell table:formula="of:=CONCATENATE([.D157];&quot;) &quot;;[.E157])" office:value-type="string" office:string-value="a_aa) Richtlinien zur Nutzung informations- und telekommunikationstechnischer Systeme erstellen und einführen, insbesondere  zur Einhaltung von Lizenzbestimmungen" calcext:value-type="string">
            <text:p>a_aa) Richtlinien zur Nutzung informations- und telekommunikationstechnischer Systeme erstellen und einführen, insbesondere <text:s/>zur Einhaltung von Lizenzbestimmungen</text:p>
          </table:table-cell>
          <table:table-cell table:formula="of:=CONCATENATE(SUBSTITUTE(FORMULA([.H157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57]);0;10;1)" office:value-type="boolean" office:boolean-value="true" calcext:value-type="boolean">
            <text:p>WAHR</text:p>
          </table:table-cell>
          <table:table-cell table:style-name="ce115" table:formula="of:=OFFSET(INDIRECT([.$G15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2">
          <table:table-cell table:style-name="ce126" table:formula="of:=CONCATENATE(OFFSET(INDIRECT([.$G158]);0;2;1);&quot;.&quot;;OFFSET(INDIRECT([.$G158]);0;5;1);&quot;.&quot;;[.D158])" office:value-type="string" office:string-value="9.3.a_bb" calcext:value-type="string">
            <text:p>9.3.a_bb</text:p>
          </table:table-cell>
          <table:table-cell table:formula="of:=OFFSET(INDIRECT([.$G158]);0;4;1)" office:value-type="string" office:string-value="Service" calcext:value-type="string">
            <text:p>Service</text:p>
          </table:table-cell>
          <table:table-cell table:formula="of:=OFFSET(INDIRECT([.$G158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bb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für Zugriffsberechtigung auf Datenbestände, deren Weitergabe und Speicherung</text:p>
          </table:table-cell>
          <table:table-cell table:formula="of:=CONCATENATE([.D158];&quot;) &quot;;[.E158])" office:value-type="string" office:string-value="a_bb) Richtlinien zur Nutzung informations- und telekommunikationstechnischer Systeme erstellen und einführen, insbesondere für Zugriffsberechtigung auf Datenbestände, deren Weitergabe und Speicherung" calcext:value-type="string">
            <text:p>a_bb) Richtlinien zur Nutzung informations- und telekommunikationstechnischer Systeme erstellen und einführen, insbesondere für Zugriffsberechtigung auf Datenbestände, deren Weitergabe und Speicherung</text:p>
          </table:table-cell>
          <table:table-cell table:formula="of:=CONCATENATE(SUBSTITUTE(FORMULA([.H158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58]);0;10;1)" office:value-type="boolean" office:boolean-value="true" calcext:value-type="boolean">
            <text:p>WAHR</text:p>
          </table:table-cell>
          <table:table-cell table:style-name="ce115" table:formula="of:=OFFSET(INDIRECT([.$G15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59]);0;2;1);&quot;.&quot;;OFFSET(INDIRECT([.$G159]);0;5;1);&quot;.&quot;;[.D159])" office:value-type="string" office:string-value="9.3.a_cc" calcext:value-type="string">
            <text:p>9.3.a_cc</text:p>
          </table:table-cell>
          <table:table-cell table:formula="of:=OFFSET(INDIRECT([.$G159]);0;4;1)" office:value-type="string" office:string-value="Service" calcext:value-type="string">
            <text:p>Service</text:p>
          </table:table-cell>
          <table:table-cell table:formula="of:=OFFSET(INDIRECT([.$G159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cc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zur Datensicherung und Archivierung</text:p>
          </table:table-cell>
          <table:table-cell table:formula="of:=CONCATENATE([.D159];&quot;) &quot;;[.E159])" office:value-type="string" office:string-value="a_cc) Richtlinien zur Nutzung informations- und telekommunikationstechnischer Systeme erstellen und einführen, insbesondere zur Datensicherung und Archivierung" calcext:value-type="string">
            <text:p>a_cc) Richtlinien zur Nutzung informations- und telekommunikationstechnischer Systeme erstellen und einführen, insbesondere zur Datensicherung und Archivierung</text:p>
          </table:table-cell>
          <table:table-cell table:formula="of:=CONCATENATE(SUBSTITUTE(FORMULA([.H159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59]);0;10;1)" office:value-type="boolean" office:boolean-value="true" calcext:value-type="boolean">
            <text:p>WAHR</text:p>
          </table:table-cell>
          <table:table-cell table:style-name="ce115" table:formula="of:=OFFSET(INDIRECT([.$G15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60]);0;2;1);&quot;.&quot;;OFFSET(INDIRECT([.$G160]);0;5;1);&quot;.&quot;;[.D160])" office:value-type="string" office:string-value="9.3.a_dd" calcext:value-type="string">
            <text:p>9.3.a_dd</text:p>
          </table:table-cell>
          <table:table-cell table:formula="of:=OFFSET(INDIRECT([.$G160]);0;4;1)" office:value-type="string" office:string-value="Service" calcext:value-type="string">
            <text:p>Service</text:p>
          </table:table-cell>
          <table:table-cell table:formula="of:=OFFSET(INDIRECT([.$G160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dd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für Notfallmaßnahmen beim Ausfall von Systemen</text:p>
          </table:table-cell>
          <table:table-cell table:formula="of:=CONCATENATE([.D160];&quot;) &quot;;[.E160])" office:value-type="string" office:string-value="a_dd) Richtlinien zur Nutzung informations- und telekommunikationstechnischer Systeme erstellen und einführen, insbesondere für Notfallmaßnahmen beim Ausfall von Systemen" calcext:value-type="string">
            <text:p>a_dd) Richtlinien zur Nutzung informations- und telekommunikationstechnischer Systeme erstellen und einführen, insbesondere für Notfallmaßnahmen beim Ausfall von Systemen</text:p>
          </table:table-cell>
          <table:table-cell table:formula="of:=CONCATENATE(SUBSTITUTE(FORMULA([.H160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0]);0;10;1)" office:value-type="boolean" office:boolean-value="true" calcext:value-type="boolean">
            <text:p>WAHR</text:p>
          </table:table-cell>
          <table:table-cell table:style-name="ce115" table:formula="of:=OFFSET(INDIRECT([.$G16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61]);0;2;1);&quot;.&quot;;OFFSET(INDIRECT([.$G161]);0;5;1);&quot;.&quot;;[.D161])" office:value-type="string" office:string-value="9.3.b" calcext:value-type="string">
            <text:p>9.3.b</text:p>
          </table:table-cell>
          <table:table-cell table:formula="of:=OFFSET(INDIRECT([.$G161]);0;4;1)" office:value-type="string" office:string-value="Service" calcext:value-type="string">
            <text:p>Service</text:p>
          </table:table-cell>
          <table:table-cell table:formula="of:=OFFSET(INDIRECT([.$G161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.D161];&quot;) &quot;;[.E161])" office:value-type="string" office:string-value="b) Geräte, Software, Dokumentationen und Verbrauchsmaterialien für die Nutzung informations- und telekommunikationstechnischer Systeme beschaffen, bereitstellen und verwalten" calcext:value-type="string">
            <text:p>b) Geräte, Software, Dokumentationen und Verbrauchsmaterialien für die Nutzung informations- und telekommunikationstechnischer Systeme beschaffen, bereitstellen und verwalten</text:p>
          </table:table-cell>
          <table:table-cell table:formula="of:=CONCATENATE(SUBSTITUTE(FORMULA([.H161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1]);0;10;1)" office:value-type="boolean" office:boolean-value="true" calcext:value-type="boolean">
            <text:p>WAHR</text:p>
          </table:table-cell>
          <table:table-cell table:style-name="ce115" table:formula="of:=OFFSET(INDIRECT([.$G16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62]);0;2;1);&quot;.&quot;;OFFSET(INDIRECT([.$G162]);0;5;1);&quot;.&quot;;[.D162])" office:value-type="string" office:string-value="9.3.c" calcext:value-type="string">
            <text:p>9.3.c</text:p>
          </table:table-cell>
          <table:table-cell table:formula="of:=OFFSET(INDIRECT([.$G162]);0;4;1)" office:value-type="string" office:string-value="Service" calcext:value-type="string">
            <text:p>Service</text:p>
          </table:table-cell>
          <table:table-cell table:formula="of:=OFFSET(INDIRECT([.$G162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kapazitäten planen und Benutzern zuteilen</text:p>
          </table:table-cell>
          <table:table-cell table:formula="of:=CONCATENATE([.D162];&quot;) &quot;;[.E162])" office:value-type="string" office:string-value="c) Systemkapazitäten planen und Benutzern zuteilen" calcext:value-type="string">
            <text:p>c) Systemkapazitäten planen und Benutzern zuteilen</text:p>
          </table:table-cell>
          <table:table-cell table:formula="of:=CONCATENATE(SUBSTITUTE(FORMULA([.H162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2]);0;10;1)" office:value-type="boolean" office:boolean-value="true" calcext:value-type="boolean">
            <text:p>WAHR</text:p>
          </table:table-cell>
          <table:table-cell table:style-name="ce115" table:formula="of:=OFFSET(INDIRECT([.$G16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63]);0;2;1);&quot;.&quot;;OFFSET(INDIRECT([.$G163]);0;5;1);&quot;.&quot;;[.D163])" office:value-type="string" office:string-value="9.3.d" calcext:value-type="string">
            <text:p>9.3.d</text:p>
          </table:table-cell>
          <table:table-cell table:formula="of:=OFFSET(INDIRECT([.$G163]);0;4;1)" office:value-type="string" office:string-value="Service" calcext:value-type="string">
            <text:p>Service</text:p>
          </table:table-cell>
          <table:table-cell table:formula="of:=OFFSET(INDIRECT([.$G163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erfahren zur Pflege und Verwaltung von Datenbeständen einrichten</text:p>
          </table:table-cell>
          <table:table-cell table:formula="of:=CONCATENATE([.D163];&quot;) &quot;;[.E163])" office:value-type="string" office:string-value="d) Verfahren zur Pflege und Verwaltung von Datenbeständen einrichten" calcext:value-type="string">
            <text:p>d) Verfahren zur Pflege und Verwaltung von Datenbeständen einrichten</text:p>
          </table:table-cell>
          <table:table-cell table:formula="of:=CONCATENATE(SUBSTITUTE(FORMULA([.H163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3]);0;10;1)" office:value-type="boolean" office:boolean-value="true" calcext:value-type="boolean">
            <text:p>WAHR</text:p>
          </table:table-cell>
          <table:table-cell table:style-name="ce115" table:formula="of:=OFFSET(INDIRECT([.$G163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64]);0;2;1);&quot;.&quot;;OFFSET(INDIRECT([.$G164]);0;5;1);&quot;.&quot;;[.D164])" office:value-type="string" office:string-value="9.3.e" calcext:value-type="string">
            <text:p>9.3.e</text:p>
          </table:table-cell>
          <table:table-cell table:formula="of:=OFFSET(INDIRECT([.$G164]);0;4;1)" office:value-type="string" office:string-value="Service" calcext:value-type="string">
            <text:p>Service</text:p>
          </table:table-cell>
          <table:table-cell table:formula="of:=OFFSET(INDIRECT([.$G164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Zugangsvoraussetzungen für die Nutzung externer Datenbanken und Informations- und Telekommunikationssysteme herstellen </text:p>
          </table:table-cell>
          <table:table-cell table:formula="of:=CONCATENATE([.D164];&quot;) &quot;;[.E164])" office:value-type="string" office:string-value="e) Zugangsvoraussetzungen für die Nutzung externer Datenbanken und Informations- und Telekommunikationssysteme herstellen " calcext:value-type="string">
            <text:p>e) Zugangsvoraussetzungen für die Nutzung externer Datenbanken und Informations- und Telekommunikationssysteme herstellen </text:p>
          </table:table-cell>
          <table:table-cell table:formula="of:=CONCATENATE(SUBSTITUTE(FORMULA([.H164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4]);0;10;1)" office:value-type="boolean" office:boolean-value="true" calcext:value-type="boolean">
            <text:p>WAHR</text:p>
          </table:table-cell>
          <table:table-cell table:style-name="ce115" table:formula="of:=OFFSET(INDIRECT([.$G164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65]);0;2;1);&quot;.&quot;;OFFSET(INDIRECT([.$G165]);0;5;1);&quot;.&quot;;[.D165])" office:value-type="string" office:string-value="10.1.a" calcext:value-type="string">
            <text:p>10.1.a</text:p>
          </table:table-cell>
          <table:table-cell table:formula="of:=OFFSET(INDIRECT([.$G165]);0;4;1)" office:value-type="string" office:string-value="Fachaufgaben im Einsatzgebiet" calcext:value-type="string">
            <text:p>Fachaufgaben im Einsatzgebiet</text:p>
          </table:table-cell>
          <table:table-cell table:formula="of:=OFFSET(INDIRECT([.$G165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reichs- und produktspezifische Informationen nutzen</text:p>
          </table:table-cell>
          <table:table-cell table:formula="of:=CONCATENATE([.D165];&quot;) &quot;;[.E165])" office:value-type="string" office:string-value="a) bereichs- und produktspezifische Informationen nutzen" calcext:value-type="string">
            <text:p>a) bereichs- und produktspezifische Informationen nutzen</text:p>
          </table:table-cell>
          <table:table-cell table:formula="of:=CONCATENATE(SUBSTITUTE(FORMULA([.H165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5]);0;10;1)" office:value-type="boolean" office:boolean-value="true" calcext:value-type="boolean">
            <text:p>WAHR</text:p>
          </table:table-cell>
          <table:table-cell table:style-name="ce115" table:formula="of:=OFFSET(INDIRECT([.$G165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66]);0;2;1);&quot;.&quot;;OFFSET(INDIRECT([.$G166]);0;5;1);&quot;.&quot;;[.D166])" office:value-type="string" office:string-value="10.1.b" calcext:value-type="string">
            <text:p>10.1.b</text:p>
          </table:table-cell>
          <table:table-cell table:formula="of:=OFFSET(INDIRECT([.$G166]);0;4;1)" office:value-type="string" office:string-value="Fachaufgaben im Einsatzgebiet" calcext:value-type="string">
            <text:p>Fachaufgaben im Einsatzgebiet</text:p>
          </table:table-cell>
          <table:table-cell table:formula="of:=OFFSET(INDIRECT([.$G166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166];&quot;) &quot;;[.E166])" office:value-type="string" office:string-value="b) die für das Einsatzgebiet typischen Produkte, Prozesse und Verfahren im Hinblick auf die Anforderungen an komplexe Systemlösungen analysieren und in ein Lösungskonzept umsetzen" calcext:value-type="string">
            <text:p>b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166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6]);0;10;1)" office:value-type="boolean" office:boolean-value="true" calcext:value-type="boolean">
            <text:p>WAHR</text:p>
          </table:table-cell>
          <table:table-cell table:style-name="ce115" table:formula="of:=OFFSET(INDIRECT([.$G16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4">
          <table:table-cell table:style-name="ce126" table:formula="of:=CONCATENATE(OFFSET(INDIRECT([.$G167]);0;2;1);&quot;.&quot;;OFFSET(INDIRECT([.$G167]);0;5;1);&quot;.&quot;;[.D167])" office:value-type="string" office:string-value="10.1.c" calcext:value-type="string">
            <text:p>10.1.c</text:p>
          </table:table-cell>
          <table:table-cell table:formula="of:=OFFSET(INDIRECT([.$G167]);0;4;1)" office:value-type="string" office:string-value="Fachaufgaben im Einsatzgebiet" calcext:value-type="string">
            <text:p>Fachaufgaben im Einsatzgebiet</text:p>
          </table:table-cell>
          <table:table-cell table:formula="of:=OFFSET(INDIRECT([.$G167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167];&quot;) &quot;;[.E167])" office:value-type="string" office:string-value="c) Informationswege, -strukturen und -verarbeitung sowie Schnittstellen zwischen verschiedenen Funktionsbereichen des Einsatzgebietes analysieren" calcext:value-type="string">
            <text:p>c) Informationswege, -strukturen und -verarbeitung sowie Schnittstellen zwischen verschiedenen Funktionsbereichen des Einsatzgebietes analysieren</text:p>
          </table:table-cell>
          <table:table-cell table:formula="of:=CONCATENATE(SUBSTITUTE(FORMULA([.H167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7]);0;10;1)" office:value-type="boolean" office:boolean-value="true" calcext:value-type="boolean">
            <text:p>WAHR</text:p>
          </table:table-cell>
          <table:table-cell table:style-name="ce115" table:formula="of:=OFFSET(INDIRECT([.$G16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68]);0;2;1);&quot;.&quot;;OFFSET(INDIRECT([.$G168]);0;5;1);&quot;.&quot;;[.D168])" office:value-type="string" office:string-value="10.1.d" calcext:value-type="string">
            <text:p>10.1.d</text:p>
          </table:table-cell>
          <table:table-cell table:formula="of:=OFFSET(INDIRECT([.$G168]);0;4;1)" office:value-type="string" office:string-value="Fachaufgaben im Einsatzgebiet" calcext:value-type="string">
            <text:p>Fachaufgaben im Einsatzgebiet</text:p>
          </table:table-cell>
          <table:table-cell table:formula="of:=OFFSET(INDIRECT([.$G168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.D168];&quot;) &quot;;[.E168])" office:value-type="string" office:string-value="d) vorhandene Systemlösungen im Einsatzgebiet erfassen und nach Maßgabe ihrer Leistungsfähigkeit, Funktionalität, Wirtschaftlichkeit und Erweiterbarkeit bewerten" calcext:value-type="string">
            <text:p>d) vorhandene Systemlösungen im Einsatzgebiet erfassen und nach Maßgabe ihrer Leistungsfähigkeit, Funktionalität, Wirtschaftlichkeit und Erweiterbarkeit bewerten</text:p>
          </table:table-cell>
          <table:table-cell table:formula="of:=CONCATENATE(SUBSTITUTE(FORMULA([.H168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8]);0;10;1)" office:value-type="boolean" office:boolean-value="true" calcext:value-type="boolean">
            <text:p>WAHR</text:p>
          </table:table-cell>
          <table:table-cell table:style-name="ce115" table:formula="of:=OFFSET(INDIRECT([.$G16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69]);0;2;1);&quot;.&quot;;OFFSET(INDIRECT([.$G169]);0;5;1);&quot;.&quot;;[.D169])" office:value-type="string" office:string-value="10.2.a" calcext:value-type="string">
            <text:p>10.2.a</text:p>
          </table:table-cell>
          <table:table-cell table:formula="of:=OFFSET(INDIRECT([.$G169]);0;4;1)" office:value-type="string" office:string-value="Fachaufgaben im Einsatzgebiet" calcext:value-type="string">
            <text:p>Fachaufgaben im Einsatzgebiet</text:p>
          </table:table-cell>
          <table:table-cell table:formula="of:=OFFSET(INDIRECT([.$G169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jektziele festlegen und Teilaufgaben definieren</text:p>
          </table:table-cell>
          <table:table-cell table:formula="of:=CONCATENATE([.D169];&quot;) &quot;;[.E169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169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69]);0;10;1)" office:value-type="boolean" office:boolean-value="true" calcext:value-type="boolean">
            <text:p>WAHR</text:p>
          </table:table-cell>
          <table:table-cell table:style-name="ce115" table:formula="of:=OFFSET(INDIRECT([.$G16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1">
          <table:table-cell table:style-name="ce126" table:formula="of:=CONCATENATE(OFFSET(INDIRECT([.$G170]);0;2;1);&quot;.&quot;;OFFSET(INDIRECT([.$G170]);0;5;1);&quot;.&quot;;[.D170])" office:value-type="string" office:string-value="10.2.b" calcext:value-type="string">
            <text:p>10.2.b</text:p>
          </table:table-cell>
          <table:table-cell table:formula="of:=OFFSET(INDIRECT([.$G170]);0;4;1)" office:value-type="string" office:string-value="Fachaufgaben im Einsatzgebiet" calcext:value-type="string">
            <text:p>Fachaufgaben im Einsatzgebiet</text:p>
          </table:table-cell>
          <table:table-cell table:formula="of:=OFFSET(INDIRECT([.$G170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170];&quot;) &quot;;[.E170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170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70]);0;10;1)" office:value-type="boolean" office:boolean-value="true" calcext:value-type="boolean">
            <text:p>WAHR</text:p>
          </table:table-cell>
          <table:table-cell table:style-name="ce115" table:formula="of:=OFFSET(INDIRECT([.$G17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71]);0;2;1);&quot;.&quot;;OFFSET(INDIRECT([.$G171]);0;5;1);&quot;.&quot;;[.D171])" office:value-type="string" office:string-value="10.2.c" calcext:value-type="string">
            <text:p>10.2.c</text:p>
          </table:table-cell>
          <table:table-cell table:formula="of:=OFFSET(INDIRECT([.$G171]);0;4;1)" office:value-type="string" office:string-value="Fachaufgaben im Einsatzgebiet" calcext:value-type="string">
            <text:p>Fachaufgaben im Einsatzgebiet</text:p>
          </table:table-cell>
          <table:table-cell table:formula="of:=OFFSET(INDIRECT([.$G171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konzeptionen unter Anwendung einsatzgebietstypischer Verfahren erstellen</text:p>
          </table:table-cell>
          <table:table-cell table:formula="of:=CONCATENATE([.D171];&quot;) &quot;;[.E171])" office:value-type="string" office:string-value="c) Systemkonzeptionen unter Anwendung einsatzgebietstypischer Verfahren erstellen" calcext:value-type="string">
            <text:p>c) Systemkonzeptionen unter Anwendung einsatzgebietstypischer Verfahren erstellen</text:p>
          </table:table-cell>
          <table:table-cell table:formula="of:=CONCATENATE(SUBSTITUTE(FORMULA([.H171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71]);0;10;1)" office:value-type="boolean" office:boolean-value="true" calcext:value-type="boolean">
            <text:p>WAHR</text:p>
          </table:table-cell>
          <table:table-cell table:style-name="ce115" table:formula="of:=OFFSET(INDIRECT([.$G17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172]);0;2;1);&quot;.&quot;;OFFSET(INDIRECT([.$G172]);0;5;1);&quot;.&quot;;[.D172])" office:value-type="string" office:string-value="10.2.d" calcext:value-type="string">
            <text:p>10.2.d</text:p>
          </table:table-cell>
          <table:table-cell table:formula="of:=OFFSET(INDIRECT([.$G172]);0;4;1)" office:value-type="string" office:string-value="Fachaufgaben im Einsatzgebiet" calcext:value-type="string">
            <text:p>Fachaufgaben im Einsatzgebiet</text:p>
          </table:table-cell>
          <table:table-cell table:formula="of:=OFFSET(INDIRECT([.$G172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jektplanungswerkzeuge anwenden</text:p>
          </table:table-cell>
          <table:table-cell table:formula="of:=CONCATENATE([.D172];&quot;) &quot;;[.E172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172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72]);0;10;1)" office:value-type="boolean" office:boolean-value="true" calcext:value-type="boolean">
            <text:p>WAHR</text:p>
          </table:table-cell>
          <table:table-cell table:style-name="ce115" table:formula="of:=OFFSET(INDIRECT([.$G17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73]);0;2;1);&quot;.&quot;;OFFSET(INDIRECT([.$G173]);0;5;1);&quot;.&quot;;[.D173])" office:value-type="string" office:string-value="10.3.a" calcext:value-type="string">
            <text:p>10.3.a</text:p>
          </table:table-cell>
          <table:table-cell table:formula="of:=OFFSET(INDIRECT([.$G173]);0;4;1)" office:value-type="string" office:string-value="Fachaufgaben im Einsatzgebiet" calcext:value-type="string">
            <text:p>Fachaufgaben im Einsatzgebiet</text:p>
          </table:table-cell>
          <table:table-cell table:formula="of:=OFFSET(INDIRECT([.$G173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einsatzgebietsspezifische Systemlösungen unter Beachtung wirtschaftlicher und terminlicher Vorgaben erstellen</text:p>
          </table:table-cell>
          <table:table-cell table:formula="of:=CONCATENATE([.D173];&quot;) &quot;;[.E173])" office:value-type="string" office:string-value="a) einsatzgebietsspezifische Systemlösungen unter Beachtung wirtschaftlicher und terminlicher Vorgaben erstellen" calcext:value-type="string">
            <text:p>a) einsatzgebietsspezifische Systemlösungen unter Beachtung wirtschaftlicher und terminlicher Vorgaben erstellen</text:p>
          </table:table-cell>
          <table:table-cell table:formula="of:=CONCATENATE(SUBSTITUTE(FORMULA([.H173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3]);0;10;1)" office:value-type="boolean" office:boolean-value="true" calcext:value-type="boolean">
            <text:p>WAHR</text:p>
          </table:table-cell>
          <table:table-cell table:style-name="ce115" table:formula="of:=OFFSET(INDIRECT([.$G173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74]);0;2;1);&quot;.&quot;;OFFSET(INDIRECT([.$G174]);0;5;1);&quot;.&quot;;[.D174])" office:value-type="string" office:string-value="10.3.b" calcext:value-type="string">
            <text:p>10.3.b</text:p>
          </table:table-cell>
          <table:table-cell table:formula="of:=OFFSET(INDIRECT([.$G174]);0;4;1)" office:value-type="string" office:string-value="Fachaufgaben im Einsatzgebiet" calcext:value-type="string">
            <text:p>Fachaufgaben im Einsatzgebiet</text:p>
          </table:table-cell>
          <table:table-cell table:formula="of:=OFFSET(INDIRECT([.$G174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im Einsatzgebiet typischen Werkzeuge und Verfahren anwenden sowie Systemkomponenten einsetzen</text:p>
          </table:table-cell>
          <table:table-cell table:formula="of:=CONCATENATE([.D174];&quot;) &quot;;[.E174])" office:value-type="string" office:string-value="b) die im Einsatzgebiet typischen Werkzeuge und Verfahren anwenden sowie Systemkomponenten einsetzen" calcext:value-type="string">
            <text:p>b) die im Einsatzgebiet typischen Werkzeuge und Verfahren anwenden sowie Systemkomponenten einsetzen</text:p>
          </table:table-cell>
          <table:table-cell table:formula="of:=CONCATENATE(SUBSTITUTE(FORMULA([.H174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4]);0;10;1)" office:value-type="boolean" office:boolean-value="true" calcext:value-type="boolean">
            <text:p>WAHR</text:p>
          </table:table-cell>
          <table:table-cell table:style-name="ce115" table:formula="of:=OFFSET(INDIRECT([.$G174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75]);0;2;1);&quot;.&quot;;OFFSET(INDIRECT([.$G175]);0;5;1);&quot;.&quot;;[.D175])" office:value-type="string" office:string-value="10.3.c" calcext:value-type="string">
            <text:p>10.3.c</text:p>
          </table:table-cell>
          <table:table-cell table:formula="of:=OFFSET(INDIRECT([.$G175]);0;4;1)" office:value-type="string" office:string-value="Fachaufgaben im Einsatzgebiet" calcext:value-type="string">
            <text:p>Fachaufgaben im Einsatzgebiet</text:p>
          </table:table-cell>
          <table:table-cell table:formula="of:=OFFSET(INDIRECT([.$G175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175];&quot;) &quot;;[.E175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175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5]);0;10;1)" office:value-type="boolean" office:boolean-value="true" calcext:value-type="boolean">
            <text:p>WAHR</text:p>
          </table:table-cell>
          <table:table-cell table:style-name="ce115" table:formula="of:=OFFSET(INDIRECT([.$G175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76]);0;2;1);&quot;.&quot;;OFFSET(INDIRECT([.$G176]);0;5;1);&quot;.&quot;;[.D176])" office:value-type="string" office:string-value="10.3.d" calcext:value-type="string">
            <text:p>10.3.d</text:p>
          </table:table-cell>
          <table:table-cell table:formula="of:=OFFSET(INDIRECT([.$G176]);0;4;1)" office:value-type="string" office:string-value="Fachaufgaben im Einsatzgebiet" calcext:value-type="string">
            <text:p>Fachaufgaben im Einsatzgebiet</text:p>
          </table:table-cell>
          <table:table-cell table:formula="of:=OFFSET(INDIRECT([.$G176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Gesamtsystem an Kunden übergeben, Abnahmeprotokolle anfertigen</text:p>
          </table:table-cell>
          <table:table-cell table:formula="of:=CONCATENATE([.D176];&quot;) &quot;;[.E176])" office:value-type="string" office:string-value="d) Gesamtsystem an Kunden übergeben, Abnahmeprotokolle anfertigen" calcext:value-type="string">
            <text:p>d) Gesamtsystem an Kunden übergeben, Abnahmeprotokolle anfertigen</text:p>
          </table:table-cell>
          <table:table-cell table:formula="of:=CONCATENATE(SUBSTITUTE(FORMULA([.H176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6]);0;10;1)" office:value-type="boolean" office:boolean-value="true" calcext:value-type="boolean">
            <text:p>WAHR</text:p>
          </table:table-cell>
          <table:table-cell table:style-name="ce115" table:formula="of:=OFFSET(INDIRECT([.$G17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77]);0;2;1);&quot;.&quot;;OFFSET(INDIRECT([.$G177]);0;5;1);&quot;.&quot;;[.D177])" office:value-type="string" office:string-value="10.3.e" calcext:value-type="string">
            <text:p>10.3.e</text:p>
          </table:table-cell>
          <table:table-cell table:formula="of:=OFFSET(INDIRECT([.$G177]);0;4;1)" office:value-type="string" office:string-value="Fachaufgaben im Einsatzgebiet" calcext:value-type="string">
            <text:p>Fachaufgaben im Einsatzgebiet</text:p>
          </table:table-cell>
          <table:table-cell table:formula="of:=OFFSET(INDIRECT([.$G177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Einführung von Systemlösungen unter Brücksichtigung der organisatorischen und terminlichen Vorgaben mit Kunden abstimmen und kontrollieren</text:p>
          </table:table-cell>
          <table:table-cell table:formula="of:=CONCATENATE([.D177];&quot;) &quot;;[.E177])" office:value-type="string" office:string-value="e) Einführung von Systemlösungen unter Brücksichtigung der organisatorischen und terminlichen Vorgaben mit Kunden abstimmen und kontrollieren" calcext:value-type="string">
            <text:p>e) Einführung von Systemlösungen unter Brücksichtigung der organisatorischen und terminlichen Vorgaben mit Kunden abstimmen und kontrollieren</text:p>
          </table:table-cell>
          <table:table-cell table:formula="of:=CONCATENATE(SUBSTITUTE(FORMULA([.H177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7]);0;10;1)" office:value-type="boolean" office:boolean-value="true" calcext:value-type="boolean">
            <text:p>WAHR</text:p>
          </table:table-cell>
          <table:table-cell table:style-name="ce115" table:formula="of:=OFFSET(INDIRECT([.$G17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3">
          <table:table-cell table:style-name="ce126" table:formula="of:=CONCATENATE(OFFSET(INDIRECT([.$G178]);0;2;1);&quot;.&quot;;OFFSET(INDIRECT([.$G178]);0;5;1);&quot;.&quot;;[.D178])" office:value-type="string" office:string-value="10.4.a" calcext:value-type="string">
            <text:p>10.4.a</text:p>
          </table:table-cell>
          <table:table-cell table:formula="of:=OFFSET(INDIRECT([.$G178]);0;4;1)" office:value-type="string" office:string-value="Fachaufgaben im Einsatzgebiet" calcext:value-type="string">
            <text:p>Fachaufgaben im Einsatzgebiet</text:p>
          </table:table-cell>
          <table:table-cell table:formula="of:=OFFSET(INDIRECT([.$G178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178];&quot;) &quot;;[.E178])" office:value-type="string" office:string-value="a) Zielerreichung kontrollieren, insbesondere Soll-Ist-Vergleich aufgrund der Planungsdaten durchführen" calcext:value-type="string">
            <text:p>a) Zielerreichung kontrollieren, insbesondere Soll-Ist-Vergleich aufgrund der Planungsdaten durchführen</text:p>
          </table:table-cell>
          <table:table-cell table:formula="of:=CONCATENATE(SUBSTITUTE(FORMULA([.H178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78]);0;10;1)" office:value-type="boolean" office:boolean-value="true" calcext:value-type="boolean">
            <text:p>WAHR</text:p>
          </table:table-cell>
          <table:table-cell table:style-name="ce115" table:formula="of:=OFFSET(INDIRECT([.$G17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79]);0;2;1);&quot;.&quot;;OFFSET(INDIRECT([.$G179]);0;5;1);&quot;.&quot;;[.D179])" office:value-type="string" office:string-value="10.4.b" calcext:value-type="string">
            <text:p>10.4.b</text:p>
          </table:table-cell>
          <table:table-cell table:formula="of:=OFFSET(INDIRECT([.$G179]);0;4;1)" office:value-type="string" office:string-value="Fachaufgaben im Einsatzgebiet" calcext:value-type="string">
            <text:p>Fachaufgaben im Einsatzgebiet</text:p>
          </table:table-cell>
          <table:table-cell table:formula="of:=OFFSET(INDIRECT([.$G179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Qualitätssicherungsmaßnahmen projektbegleitend durchführen</text:p>
          </table:table-cell>
          <table:table-cell table:formula="of:=CONCATENATE([.D179];&quot;) &quot;;[.E179])" office:value-type="string" office:string-value="b) Qualitätssicherungsmaßnahmen projektbegleitend durchführen" calcext:value-type="string">
            <text:p>b) Qualitätssicherungsmaßnahmen projektbegleitend durchführen</text:p>
          </table:table-cell>
          <table:table-cell table:formula="of:=CONCATENATE(SUBSTITUTE(FORMULA([.H179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79]);0;10;1)" office:value-type="boolean" office:boolean-value="true" calcext:value-type="boolean">
            <text:p>WAHR</text:p>
          </table:table-cell>
          <table:table-cell table:style-name="ce115" table:formula="of:=OFFSET(INDIRECT([.$G17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80]);0;2;1);&quot;.&quot;;OFFSET(INDIRECT([.$G180]);0;5;1);&quot;.&quot;;[.D180])" office:value-type="string" office:string-value="10.4.c" calcext:value-type="string">
            <text:p>10.4.c</text:p>
          </table:table-cell>
          <table:table-cell table:formula="of:=OFFSET(INDIRECT([.$G180]);0;4;1)" office:value-type="string" office:string-value="Fachaufgaben im Einsatzgebiet" calcext:value-type="string">
            <text:p>Fachaufgaben im Einsatzgebiet</text:p>
          </table:table-cell>
          <table:table-cell table:formula="of:=OFFSET(INDIRECT([.$G180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ojektablauf sowie Qualitätskontrollen und durchgeführte Testläufe dokumentieren</text:p>
          </table:table-cell>
          <table:table-cell table:formula="of:=CONCATENATE([.D180];&quot;) &quot;;[.E180])" office:value-type="string" office:string-value="c) Projektablauf sowie Qualitätskontrollen und durchgeführte Testläufe dokumentieren" calcext:value-type="string">
            <text:p>c) Projektablauf sowie Qualitätskontrollen und durchgeführte Testläufe dokumentieren</text:p>
          </table:table-cell>
          <table:table-cell table:formula="of:=CONCATENATE(SUBSTITUTE(FORMULA([.H180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80]);0;10;1)" office:value-type="boolean" office:boolean-value="true" calcext:value-type="boolean">
            <text:p>WAHR</text:p>
          </table:table-cell>
          <table:table-cell table:style-name="ce115" table:formula="of:=OFFSET(INDIRECT([.$G18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81]);0;2;1);&quot;.&quot;;OFFSET(INDIRECT([.$G181]);0;5;1);&quot;.&quot;;[.D181])" office:value-type="string" office:string-value="10.4.d" calcext:value-type="string">
            <text:p>10.4.d</text:p>
          </table:table-cell>
          <table:table-cell table:formula="of:=OFFSET(INDIRECT([.$G181]);0;4;1)" office:value-type="string" office:string-value="Fachaufgaben im Einsatzgebiet" calcext:value-type="string">
            <text:p>Fachaufgaben im Einsatzgebiet</text:p>
          </table:table-cell>
          <table:table-cell table:formula="of:=OFFSET(INDIRECT([.$G181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i Störungen im Projektablauf Kunden informieren und Lösungsalternativen aufzeigen</text:p>
          </table:table-cell>
          <table:table-cell table:formula="of:=CONCATENATE([.D181];&quot;) &quot;;[.E181])" office:value-type="string" office:string-value="d) bei Störungen im Projektablauf Kunden informieren und Lösungsalternativen aufzeigen" calcext:value-type="string">
            <text:p>d) bei Störungen im Projektablauf Kunden informieren und Lösungsalternativen aufzeigen</text:p>
          </table:table-cell>
          <table:table-cell table:formula="of:=CONCATENATE(SUBSTITUTE(FORMULA([.H181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81]);0;10;1)" office:value-type="boolean" office:boolean-value="true" calcext:value-type="boolean">
            <text:p>WAHR</text:p>
          </table:table-cell>
          <table:table-cell table:style-name="ce115" table:formula="of:=OFFSET(INDIRECT([.$G18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82]);0;2;1);&quot;.&quot;;OFFSET(INDIRECT([.$G182]);0;5;1);&quot;.&quot;;[.D182])" office:value-type="string" office:string-value="10.4.e" calcext:value-type="string">
            <text:p>10.4.e</text:p>
          </table:table-cell>
          <table:table-cell table:formula="of:=OFFSET(INDIRECT([.$G182]);0;4;1)" office:value-type="string" office:string-value="Fachaufgaben im Einsatzgebiet" calcext:value-type="string">
            <text:p>Fachaufgaben im Einsatzgebiet</text:p>
          </table:table-cell>
          <table:table-cell table:formula="of:=OFFSET(INDIRECT([.$G182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Leistungen abrechnen, Nachkalkulation durchführen, abrechnungsrelevante Daten dokumentieren</text:p>
          </table:table-cell>
          <table:table-cell table:formula="of:=CONCATENATE([.D182];&quot;) &quot;;[.E182])" office:value-type="string" office:string-value="e) Leistungen abrechnen, Nachkalkulation durchführen, abrechnungsrelevante Daten dokumentieren" calcext:value-type="string">
            <text:p>e) Leistungen abrechnen, Nachkalkulation durchführen, abrechnungsrelevante Daten dokumentieren</text:p>
          </table:table-cell>
          <table:table-cell table:formula="of:=CONCATENATE(SUBSTITUTE(FORMULA([.H182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82]);0;10;1)" office:value-type="boolean" office:boolean-value="true" calcext:value-type="boolean">
            <text:p>WAHR</text:p>
          </table:table-cell>
          <table:table-cell table:style-name="ce115" table:formula="of:=OFFSET(INDIRECT([.$G18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83]);0;2;1);&quot;.&quot;;OFFSET(INDIRECT([.$G183]);0;5;1);&quot;.&quot;;[.D183])" office:value-type="string" office:string-value="8.1.a" calcext:value-type="string">
            <text:p>8.1.a</text:p>
          </table:table-cell>
          <table:table-cell table:formula="of:=OFFSET(INDIRECT([.$G183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3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Rechnerarchitekturen beurteilen und einordnen</text:p>
          </table:table-cell>
          <table:table-cell table:formula="of:=CONCATENATE([.D183];&quot;) &quot;;[.E183])" office:value-type="string" office:string-value="a) Rechnerarchitekturen beurteilen und einordnen" calcext:value-type="string">
            <text:p>a) Rechnerarchitekturen beurteilen und einordnen</text:p>
          </table:table-cell>
          <table:table-cell table:formula="of:=CONCATENATE(SUBSTITUTE(FORMULA([.H183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3]);0;10;1)" office:value-type="boolean" office:boolean-value="false" calcext:value-type="boolean">
            <text:p>FALSCH</text:p>
          </table:table-cell>
          <table:table-cell table:style-name="ce115" table:formula="of:=OFFSET(INDIRECT([.$G18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84]);0;2;1);&quot;.&quot;;OFFSET(INDIRECT([.$G184]);0;5;1);&quot;.&quot;;[.D184])" office:value-type="string" office:string-value="8.1.b" calcext:value-type="string">
            <text:p>8.1.b</text:p>
          </table:table-cell>
          <table:table-cell table:formula="of:=OFFSET(INDIRECT([.$G184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4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architekturen aufgabenbezogen entwickeln</text:p>
          </table:table-cell>
          <table:table-cell table:formula="of:=CONCATENATE([.D184];&quot;) &quot;;[.E184])" office:value-type="string" office:string-value="b) Softwarearchitekturen aufgabenbezogen entwickeln" calcext:value-type="string">
            <text:p>b) Softwarearchitekturen aufgabenbezogen entwickeln</text:p>
          </table:table-cell>
          <table:table-cell table:formula="of:=CONCATENATE(SUBSTITUTE(FORMULA([.H184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4]);0;10;1)" office:value-type="boolean" office:boolean-value="false" calcext:value-type="boolean">
            <text:p>FALSCH</text:p>
          </table:table-cell>
          <table:table-cell table:style-name="ce115" table:formula="of:=OFFSET(INDIRECT([.$G18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85]);0;2;1);&quot;.&quot;;OFFSET(INDIRECT([.$G185]);0;5;1);&quot;.&quot;;[.D185])" office:value-type="string" office:string-value="8.1.c" calcext:value-type="string">
            <text:p>8.1.c</text:p>
          </table:table-cell>
          <table:table-cell table:formula="of:=OFFSET(INDIRECT([.$G185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5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oftwarearchitekturen an Betriebssystemen anpassen</text:p>
          </table:table-cell>
          <table:table-cell table:formula="of:=CONCATENATE([.D185];&quot;) &quot;;[.E185])" office:value-type="string" office:string-value="c) Softwarearchitekturen an Betriebssystemen anpassen" calcext:value-type="string">
            <text:p>c) Softwarearchitekturen an Betriebssystemen anpassen</text:p>
          </table:table-cell>
          <table:table-cell table:formula="of:=CONCATENATE(SUBSTITUTE(FORMULA([.H185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5]);0;10;1)" office:value-type="boolean" office:boolean-value="false" calcext:value-type="boolean">
            <text:p>FALSCH</text:p>
          </table:table-cell>
          <table:table-cell table:style-name="ce115" table:formula="of:=OFFSET(INDIRECT([.$G18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86]);0;2;1);&quot;.&quot;;OFFSET(INDIRECT([.$G186]);0;5;1);&quot;.&quot;;[.D186])" office:value-type="string" office:string-value="8.1.d" calcext:value-type="string">
            <text:p>8.1.d</text:p>
          </table:table-cell>
          <table:table-cell table:formula="of:=OFFSET(INDIRECT([.$G186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6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oftwarearchitekturen in Netze integrieren</text:p>
          </table:table-cell>
          <table:table-cell table:formula="of:=CONCATENATE([.D186];&quot;) &quot;;[.E186])" office:value-type="string" office:string-value="d) Softwarearchitekturen in Netze integrieren" calcext:value-type="string">
            <text:p>d) Softwarearchitekturen in Netze integrieren</text:p>
          </table:table-cell>
          <table:table-cell table:formula="of:=CONCATENATE(SUBSTITUTE(FORMULA([.H186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6]);0;10;1)" office:value-type="boolean" office:boolean-value="false" calcext:value-type="boolean">
            <text:p>FALSCH</text:p>
          </table:table-cell>
          <table:table-cell table:style-name="ce115" table:formula="of:=OFFSET(INDIRECT([.$G18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87]);0;2;1);&quot;.&quot;;OFFSET(INDIRECT([.$G187]);0;5;1);&quot;.&quot;;[.D187])" office:value-type="string" office:string-value="8.1.e" calcext:value-type="string">
            <text:p>8.1.e</text:p>
          </table:table-cell>
          <table:table-cell table:formula="of:=OFFSET(INDIRECT([.$G187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7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Betriebssysteme anpassen und konfigurieren</text:p>
          </table:table-cell>
          <table:table-cell table:formula="of:=CONCATENATE([.D187];&quot;) &quot;;[.E187])" office:value-type="string" office:string-value="e) Betriebssysteme anpassen und konfigurieren" calcext:value-type="string">
            <text:p>e) Betriebssysteme anpassen und konfigurieren</text:p>
          </table:table-cell>
          <table:table-cell table:formula="of:=CONCATENATE(SUBSTITUTE(FORMULA([.H187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7]);0;10;1)" office:value-type="boolean" office:boolean-value="false" calcext:value-type="boolean">
            <text:p>FALSCH</text:p>
          </table:table-cell>
          <table:table-cell table:style-name="ce115" table:formula="of:=OFFSET(INDIRECT([.$G18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88]);0;2;1);&quot;.&quot;;OFFSET(INDIRECT([.$G188]);0;5;1);&quot;.&quot;;[.D188])" office:value-type="string" office:string-value="8.2.a" calcext:value-type="string">
            <text:p>8.2.a</text:p>
          </table:table-cell>
          <table:table-cell table:formula="of:=OFFSET(INDIRECT([.$G188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8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atenbankprodukte aufgabengerecht auswählen</text:p>
          </table:table-cell>
          <table:table-cell table:formula="of:=CONCATENATE([.D188];&quot;) &quot;;[.E188])" office:value-type="string" office:string-value="a) Datenbankprodukte aufgabengerecht auswählen" calcext:value-type="string">
            <text:p>a) Datenbankprodukte aufgabengerecht auswählen</text:p>
          </table:table-cell>
          <table:table-cell table:formula="of:=CONCATENATE(SUBSTITUTE(FORMULA([.H188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88]);0;10;1)" office:value-type="boolean" office:boolean-value="false" calcext:value-type="boolean">
            <text:p>FALSCH</text:p>
          </table:table-cell>
          <table:table-cell table:style-name="ce115" table:formula="of:=OFFSET(INDIRECT([.$G18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189]);0;2;1);&quot;.&quot;;OFFSET(INDIRECT([.$G189]);0;5;1);&quot;.&quot;;[.D189])" office:value-type="string" office:string-value="8.2.b" calcext:value-type="string">
            <text:p>8.2.b</text:p>
          </table:table-cell>
          <table:table-cell table:formula="of:=OFFSET(INDIRECT([.$G189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9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.D189];&quot;) &quot;;[.E189])" office:value-type="string" office:string-value="b) Datenbankstrukturen, insbesondere logische Struktur der Daten, Objekte, Attribute, Relationen und Zugriffsmethoden, festlegen sowie Schlüssel definieren" calcext:value-type="string">
            <text:p>b) Datenbankstrukturen, insbesondere logische Struktur der Daten, Objekte, Attribute, Relationen und Zugriffsmethoden, festlegen sowie Schlüssel definieren</text:p>
          </table:table-cell>
          <table:table-cell table:formula="of:=CONCATENATE(SUBSTITUTE(FORMULA([.H189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89]);0;10;1)" office:value-type="boolean" office:boolean-value="false" calcext:value-type="boolean">
            <text:p>FALSCH</text:p>
          </table:table-cell>
          <table:table-cell table:style-name="ce115" table:formula="of:=OFFSET(INDIRECT([.$G18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90]);0;2;1);&quot;.&quot;;OFFSET(INDIRECT([.$G190]);0;5;1);&quot;.&quot;;[.D190])" office:value-type="string" office:string-value="8.2.c" calcext:value-type="string">
            <text:p>8.2.c</text:p>
          </table:table-cell>
          <table:table-cell table:formula="of:=OFFSET(INDIRECT([.$G190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0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190];&quot;) &quot;;[.E190])" office:value-type="string" office:string-value="c) Sicherheitsmechanismen, insbesondere Zugriffsmöglichkeiten und -rechte, festlegen und implementieren" calcext:value-type="string">
            <text:p>c) Sicherheitsmechanismen, insbesondere Zugriffsmöglichkeiten und -rechte, festlegen und implementieren</text:p>
          </table:table-cell>
          <table:table-cell table:formula="of:=CONCATENATE(SUBSTITUTE(FORMULA([.H190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0]);0;10;1)" office:value-type="boolean" office:boolean-value="false" calcext:value-type="boolean">
            <text:p>FALSCH</text:p>
          </table:table-cell>
          <table:table-cell table:style-name="ce115" table:formula="of:=OFFSET(INDIRECT([.$G19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91]);0;2;1);&quot;.&quot;;OFFSET(INDIRECT([.$G191]);0;5;1);&quot;.&quot;;[.D191])" office:value-type="string" office:string-value="8.2.d" calcext:value-type="string">
            <text:p>8.2.d</text:p>
          </table:table-cell>
          <table:table-cell table:formula="of:=OFFSET(INDIRECT([.$G191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1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Werkzeuge zur Sicherstellung der Datenintegrität implementieren</text:p>
          </table:table-cell>
          <table:table-cell table:formula="of:=CONCATENATE([.D191];&quot;) &quot;;[.E191])" office:value-type="string" office:string-value="d) Werkzeuge zur Sicherstellung der Datenintegrität implementieren" calcext:value-type="string">
            <text:p>d) Werkzeuge zur Sicherstellung der Datenintegrität implementieren</text:p>
          </table:table-cell>
          <table:table-cell table:formula="of:=CONCATENATE(SUBSTITUTE(FORMULA([.H191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1]);0;10;1)" office:value-type="boolean" office:boolean-value="false" calcext:value-type="boolean">
            <text:p>FALSCH</text:p>
          </table:table-cell>
          <table:table-cell table:style-name="ce115" table:formula="of:=OFFSET(INDIRECT([.$G19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92]);0;2;1);&quot;.&quot;;OFFSET(INDIRECT([.$G192]);0;5;1);&quot;.&quot;;[.D192])" office:value-type="string" office:string-value="8.2.e" calcext:value-type="string">
            <text:p>8.2.e</text:p>
          </table:table-cell>
          <table:table-cell table:formula="of:=OFFSET(INDIRECT([.$G192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2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banksysteme testen und optimieren</text:p>
          </table:table-cell>
          <table:table-cell table:formula="of:=CONCATENATE([.D192];&quot;) &quot;;[.E192])" office:value-type="string" office:string-value="e) Datenbanksysteme testen und optimieren" calcext:value-type="string">
            <text:p>e) Datenbanksysteme testen und optimieren</text:p>
          </table:table-cell>
          <table:table-cell table:formula="of:=CONCATENATE(SUBSTITUTE(FORMULA([.H192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2]);0;10;1)" office:value-type="boolean" office:boolean-value="false" calcext:value-type="boolean">
            <text:p>FALSCH</text:p>
          </table:table-cell>
          <table:table-cell table:style-name="ce115" table:formula="of:=OFFSET(INDIRECT([.$G19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93]);0;2;1);&quot;.&quot;;OFFSET(INDIRECT([.$G193]);0;5;1);&quot;.&quot;;[.D193])" office:value-type="string" office:string-value="8.2.f" calcext:value-type="string">
            <text:p>8.2.f</text:p>
          </table:table-cell>
          <table:table-cell table:formula="of:=OFFSET(INDIRECT([.$G193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3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Datenbestände strukturieren und in eine Datenbank übernehmen</text:p>
          </table:table-cell>
          <table:table-cell table:formula="of:=CONCATENATE([.D193];&quot;) &quot;;[.E193])" office:value-type="string" office:string-value="f) Datenbestände strukturieren und in eine Datenbank übernehmen" calcext:value-type="string">
            <text:p>f) Datenbestände strukturieren und in eine Datenbank übernehmen</text:p>
          </table:table-cell>
          <table:table-cell table:formula="of:=CONCATENATE(SUBSTITUTE(FORMULA([.H193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3]);0;10;1)" office:value-type="boolean" office:boolean-value="false" calcext:value-type="boolean">
            <text:p>FALSCH</text:p>
          </table:table-cell>
          <table:table-cell table:style-name="ce115" table:formula="of:=OFFSET(INDIRECT([.$G19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94]);0;2;1);&quot;.&quot;;OFFSET(INDIRECT([.$G194]);0;5;1);&quot;.&quot;;[.D194])" office:value-type="string" office:string-value="8.2.g" calcext:value-type="string">
            <text:p>8.2.g</text:p>
          </table:table-cell>
          <table:table-cell table:formula="of:=OFFSET(INDIRECT([.$G194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4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Abfragen und Berichte von Datenbeständen unter Nutzung einer Abfragesprache erstellen</text:p>
          </table:table-cell>
          <table:table-cell table:formula="of:=CONCATENATE([.D194];&quot;) &quot;;[.E194])" office:value-type="string" office:string-value="g) Abfragen und Berichte von Datenbeständen unter Nutzung einer Abfragesprache erstellen" calcext:value-type="string">
            <text:p>g) Abfragen und Berichte von Datenbeständen unter Nutzung einer Abfragesprache erstellen</text:p>
          </table:table-cell>
          <table:table-cell table:formula="of:=CONCATENATE(SUBSTITUTE(FORMULA([.H194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4]);0;10;1)" office:value-type="boolean" office:boolean-value="false" calcext:value-type="boolean">
            <text:p>FALSCH</text:p>
          </table:table-cell>
          <table:table-cell table:style-name="ce115" table:formula="of:=OFFSET(INDIRECT([.$G19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95]);0;2;1);&quot;.&quot;;OFFSET(INDIRECT([.$G195]);0;5;1);&quot;.&quot;;[.D195])" office:value-type="string" office:string-value="8.2.h" calcext:value-type="string">
            <text:p>8.2.h</text:p>
          </table:table-cell>
          <table:table-cell table:formula="of:=OFFSET(INDIRECT([.$G195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5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Schnittstellenprogramme in einer Datenbankprogrammiersprache erstellen</text:p>
          </table:table-cell>
          <table:table-cell table:formula="of:=CONCATENATE([.D195];&quot;) &quot;;[.E195])" office:value-type="string" office:string-value="h) Schnittstellenprogramme in einer Datenbankprogrammiersprache erstellen" calcext:value-type="string">
            <text:p>h) Schnittstellenprogramme in einer Datenbankprogrammiersprache erstellen</text:p>
          </table:table-cell>
          <table:table-cell table:formula="of:=CONCATENATE(SUBSTITUTE(FORMULA([.H195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5]);0;10;1)" office:value-type="boolean" office:boolean-value="false" calcext:value-type="boolean">
            <text:p>FALSCH</text:p>
          </table:table-cell>
          <table:table-cell table:style-name="ce115" table:formula="of:=OFFSET(INDIRECT([.$G19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196]);0;2;1);&quot;.&quot;;OFFSET(INDIRECT([.$G196]);0;5;1);&quot;.&quot;;[.D196])" office:value-type="string" office:string-value="9.1.a" calcext:value-type="string">
            <text:p>9.1.a</text:p>
          </table:table-cell>
          <table:table-cell table:formula="of:=OFFSET(INDIRECT([.$G196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6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lösungen entsprechend den kundenspezifischen Anforderungen einrichten, konfigurieren und anpassen</text:p>
          </table:table-cell>
          <table:table-cell table:formula="of:=CONCATENATE([.D196];&quot;) &quot;;[.E196])" office:value-type="string" office:string-value="a) Anwendungslösungen entsprechend den kundenspezifischen Anforderungen einrichten, konfigurieren und anpassen" calcext:value-type="string">
            <text:p>a) Anwendungslösungen entsprechend den kundenspezifischen Anforderungen einrichten, konfigurieren und anpassen</text:p>
          </table:table-cell>
          <table:table-cell table:formula="of:=CONCATENATE(SUBSTITUTE(FORMULA([.H196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6]);0;10;1)" office:value-type="boolean" office:boolean-value="false" calcext:value-type="boolean">
            <text:p>FALSCH</text:p>
          </table:table-cell>
          <table:table-cell table:style-name="ce115" table:formula="of:=OFFSET(INDIRECT([.$G19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9">
          <table:table-cell table:style-name="ce126" table:formula="of:=CONCATENATE(OFFSET(INDIRECT([.$G197]);0;2;1);&quot;.&quot;;OFFSET(INDIRECT([.$G197]);0;5;1);&quot;.&quot;;[.D197])" office:value-type="string" office:string-value="9.1.b" calcext:value-type="string">
            <text:p>9.1.b</text:p>
          </table:table-cell>
          <table:table-cell table:formula="of:=OFFSET(INDIRECT([.$G197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7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 an eine veränderte Umgebung anpassen und weiterentwickeln</text:p>
          </table:table-cell>
          <table:table-cell table:formula="of:=CONCATENATE([.D197];&quot;) &quot;;[.E197])" office:value-type="string" office:string-value="b) Software an eine veränderte Umgebung anpassen und weiterentwickeln" calcext:value-type="string">
            <text:p>b) Software an eine veränderte Umgebung anpassen und weiterentwickeln</text:p>
          </table:table-cell>
          <table:table-cell table:formula="of:=CONCATENATE(SUBSTITUTE(FORMULA([.H197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7]);0;10;1)" office:value-type="boolean" office:boolean-value="false" calcext:value-type="boolean">
            <text:p>FALSCH</text:p>
          </table:table-cell>
          <table:table-cell table:style-name="ce115" table:formula="of:=OFFSET(INDIRECT([.$G19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98]);0;2;1);&quot;.&quot;;OFFSET(INDIRECT([.$G198]);0;5;1);&quot;.&quot;;[.D198])" office:value-type="string" office:string-value="9.1.c" calcext:value-type="string">
            <text:p>9.1.c</text:p>
          </table:table-cell>
          <table:table-cell table:formula="of:=OFFSET(INDIRECT([.$G198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8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slösungen mit Hilfe von Applikationssprachen erweitern</text:p>
          </table:table-cell>
          <table:table-cell table:formula="of:=CONCATENATE([.D198];&quot;) &quot;;[.E198])" office:value-type="string" office:string-value="c) Anwendungslösungen mit Hilfe von Applikationssprachen erweitern" calcext:value-type="string">
            <text:p>c) Anwendungslösungen mit Hilfe von Applikationssprachen erweitern</text:p>
          </table:table-cell>
          <table:table-cell table:formula="of:=CONCATENATE(SUBSTITUTE(FORMULA([.H198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8]);0;10;1)" office:value-type="boolean" office:boolean-value="false" calcext:value-type="boolean">
            <text:p>FALSCH</text:p>
          </table:table-cell>
          <table:table-cell table:style-name="ce115" table:formula="of:=OFFSET(INDIRECT([.$G19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199]);0;2;1);&quot;.&quot;;OFFSET(INDIRECT([.$G199]);0;5;1);&quot;.&quot;;[.D199])" office:value-type="string" office:string-value="9.1.d" calcext:value-type="string">
            <text:p>9.1.d</text:p>
          </table:table-cell>
          <table:table-cell table:formula="of:=OFFSET(INDIRECT([.$G199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9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Fehler beseitigen</text:p>
          </table:table-cell>
          <table:table-cell table:formula="of:=CONCATENATE([.D199];&quot;) &quot;;[.E199])" office:value-type="string" office:string-value="d) Fehler beseitigen" calcext:value-type="string">
            <text:p>d) Fehler beseitigen</text:p>
          </table:table-cell>
          <table:table-cell table:formula="of:=CONCATENATE(SUBSTITUTE(FORMULA([.H199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9]);0;10;1)" office:value-type="boolean" office:boolean-value="false" calcext:value-type="boolean">
            <text:p>FALSCH</text:p>
          </table:table-cell>
          <table:table-cell table:style-name="ce115" table:formula="of:=OFFSET(INDIRECT([.$G19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00]);0;2;1);&quot;.&quot;;OFFSET(INDIRECT([.$G200]);0;5;1);&quot;.&quot;;[.D200])" office:value-type="string" office:string-value="9.1.e" calcext:value-type="string">
            <text:p>9.1.e</text:p>
          </table:table-cell>
          <table:table-cell table:formula="of:=OFFSET(INDIRECT([.$G20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0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Konfigurationen verwalten</text:p>
          </table:table-cell>
          <table:table-cell table:formula="of:=CONCATENATE([.D200];&quot;) &quot;;[.E200])" office:value-type="string" office:string-value="e) Konfigurationen verwalten" calcext:value-type="string">
            <text:p>e) Konfigurationen verwalten</text:p>
          </table:table-cell>
          <table:table-cell table:formula="of:=CONCATENATE(SUBSTITUTE(FORMULA([.H200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200]);0;10;1)" office:value-type="boolean" office:boolean-value="false" calcext:value-type="boolean">
            <text:p>FALSCH</text:p>
          </table:table-cell>
          <table:table-cell table:style-name="ce115" table:formula="of:=OFFSET(INDIRECT([.$G20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01]);0;2;1);&quot;.&quot;;OFFSET(INDIRECT([.$G201]);0;5;1);&quot;.&quot;;[.D201])" office:value-type="string" office:string-value="9.2.a" calcext:value-type="string">
            <text:p>9.2.a</text:p>
          </table:table-cell>
          <table:table-cell table:formula="of:=OFFSET(INDIRECT([.$G20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1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menügesteuerte und grafische Bedienoberflächen ergonomisch gestalten</text:p>
          </table:table-cell>
          <table:table-cell table:formula="of:=CONCATENATE([.D201];&quot;) &quot;;[.E201])" office:value-type="string" office:string-value="a) menügesteuerte und grafische Bedienoberflächen ergonomisch gestalten" calcext:value-type="string">
            <text:p>a) menügesteuerte und grafische Bedienoberflächen ergonomisch gestalten</text:p>
          </table:table-cell>
          <table:table-cell table:formula="of:=CONCATENATE(SUBSTITUTE(FORMULA([.H201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115" table:formula="of:=OFFSET(INDIRECT([.$G201]);0;10;1)" office:value-type="boolean" office:boolean-value="false" calcext:value-type="boolean">
            <text:p>FALSCH</text:p>
          </table:table-cell>
          <table:table-cell table:style-name="ce115" table:formula="of:=OFFSET(INDIRECT([.$G20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02]);0;2;1);&quot;.&quot;;OFFSET(INDIRECT([.$G202]);0;5;1);&quot;.&quot;;[.D202])" office:value-type="string" office:string-value="9.2.b" calcext:value-type="string">
            <text:p>9.2.b</text:p>
          </table:table-cell>
          <table:table-cell table:formula="of:=OFFSET(INDIRECT([.$G202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2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ienoberflächen an die betrieblichen Erfordernisse anpassen</text:p>
          </table:table-cell>
          <table:table-cell table:formula="of:=CONCATENATE([.D202];&quot;) &quot;;[.E202])" office:value-type="string" office:string-value="b) Bedienoberflächen an die betrieblichen Erfordernisse anpassen" calcext:value-type="string">
            <text:p>b) Bedienoberflächen an die betrieblichen Erfordernisse anpassen</text:p>
          </table:table-cell>
          <table:table-cell table:formula="of:=CONCATENATE(SUBSTITUTE(FORMULA([.H202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115" table:formula="of:=OFFSET(INDIRECT([.$G202]);0;10;1)" office:value-type="boolean" office:boolean-value="false" calcext:value-type="boolean">
            <text:p>FALSCH</text:p>
          </table:table-cell>
          <table:table-cell table:style-name="ce115" table:formula="of:=OFFSET(INDIRECT([.$G20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203]);0;2;1);&quot;.&quot;;OFFSET(INDIRECT([.$G203]);0;5;1);&quot;.&quot;;[.D203])" office:value-type="string" office:string-value="9.2.c" calcext:value-type="string">
            <text:p>9.2.c</text:p>
          </table:table-cell>
          <table:table-cell table:formula="of:=OFFSET(INDIRECT([.$G203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3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teraktive Applikationen unter Berücksichtigung fach- und benutzergerechter Dialoggestaltung erstellen</text:p>
          </table:table-cell>
          <table:table-cell table:formula="of:=CONCATENATE([.D203];&quot;) &quot;;[.E203])" office:value-type="string" office:string-value="c) interaktive Applikationen unter Berücksichtigung fach- und benutzergerechter Dialoggestaltung erstellen" calcext:value-type="string">
            <text:p>c) interaktive Applikationen unter Berücksichtigung fach- und benutzergerechter Dialoggestaltung erstellen</text:p>
          </table:table-cell>
          <table:table-cell table:formula="of:=CONCATENATE(SUBSTITUTE(FORMULA([.H203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115" table:formula="of:=OFFSET(INDIRECT([.$G203]);0;10;1)" office:value-type="boolean" office:boolean-value="false" calcext:value-type="boolean">
            <text:p>FALSCH</text:p>
          </table:table-cell>
          <table:table-cell table:style-name="ce115" table:formula="of:=OFFSET(INDIRECT([.$G20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204]);0;2;1);&quot;.&quot;;OFFSET(INDIRECT([.$G204]);0;5;1);&quot;.&quot;;[.D204])" office:value-type="string" office:string-value="9.3.a" calcext:value-type="string">
            <text:p>9.3.a</text:p>
          </table:table-cell>
          <table:table-cell table:formula="of:=OFFSET(INDIRECT([.$G204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4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Konzepte für softwarebasierte Präsentationen erstellen, insbesondere Abläufe festlegen sowie Ton, Bild und Text auswählen</text:p>
          </table:table-cell>
          <table:table-cell table:formula="of:=CONCATENATE([.D204];&quot;) &quot;;[.E204])" office:value-type="string" office:string-value="a) Konzepte für softwarebasierte Präsentationen erstellen, insbesondere Abläufe festlegen sowie Ton, Bild und Text auswählen" calcext:value-type="string">
            <text:p>a) Konzepte für softwarebasierte Präsentationen erstellen, insbesondere Abläufe festlegen sowie Ton, Bild und Text auswählen</text:p>
          </table:table-cell>
          <table:table-cell table:formula="of:=CONCATENATE(SUBSTITUTE(FORMULA([.H204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115" table:formula="of:=OFFSET(INDIRECT([.$G204]);0;10;1)" office:value-type="boolean" office:boolean-value="false" calcext:value-type="boolean">
            <text:p>FALSCH</text:p>
          </table:table-cell>
          <table:table-cell table:style-name="ce115" table:formula="of:=OFFSET(INDIRECT([.$G20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05]);0;2;1);&quot;.&quot;;OFFSET(INDIRECT([.$G205]);0;5;1);&quot;.&quot;;[.D205])" office:value-type="string" office:string-value="9.3.b" calcext:value-type="string">
            <text:p>9.3.b</text:p>
          </table:table-cell>
          <table:table-cell table:formula="of:=OFFSET(INDIRECT([.$G205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5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on, Bild und Text in eine Präsentation integrieren</text:p>
          </table:table-cell>
          <table:table-cell table:formula="of:=CONCATENATE([.D205];&quot;) &quot;;[.E205])" office:value-type="string" office:string-value="b) Ton, Bild und Text in eine Präsentation integrieren" calcext:value-type="string">
            <text:p>b) Ton, Bild und Text in eine Präsentation integrieren</text:p>
          </table:table-cell>
          <table:table-cell table:formula="of:=CONCATENATE(SUBSTITUTE(FORMULA([.H205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115" table:formula="of:=OFFSET(INDIRECT([.$G205]);0;10;1)" office:value-type="boolean" office:boolean-value="false" calcext:value-type="boolean">
            <text:p>FALSCH</text:p>
          </table:table-cell>
          <table:table-cell table:style-name="ce115" table:formula="of:=OFFSET(INDIRECT([.$G20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06]);0;2;1);&quot;.&quot;;OFFSET(INDIRECT([.$G206]);0;5;1);&quot;.&quot;;[.D206])" office:value-type="string" office:string-value="9.3.c" calcext:value-type="string">
            <text:p>9.3.c</text:p>
          </table:table-cell>
          <table:table-cell table:formula="of:=OFFSET(INDIRECT([.$G206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6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äsentationen durchführen</text:p>
          </table:table-cell>
          <table:table-cell table:formula="of:=CONCATENATE([.D206];&quot;) &quot;;[.E206])" office:value-type="string" office:string-value="c) Präsentationen durchführen" calcext:value-type="string">
            <text:p>c) Präsentationen durchführen</text:p>
          </table:table-cell>
          <table:table-cell table:formula="of:=CONCATENATE(SUBSTITUTE(FORMULA([.H206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115" table:formula="of:=OFFSET(INDIRECT([.$G206]);0;10;1)" office:value-type="boolean" office:boolean-value="false" calcext:value-type="boolean">
            <text:p>FALSCH</text:p>
          </table:table-cell>
          <table:table-cell table:style-name="ce115" table:formula="of:=OFFSET(INDIRECT([.$G20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3">
          <table:table-cell table:style-name="ce126" table:formula="of:=CONCATENATE(OFFSET(INDIRECT([.$G207]);0;2;1);&quot;.&quot;;OFFSET(INDIRECT([.$G207]);0;5;1);&quot;.&quot;;[.D207])" office:value-type="string" office:string-value="9.4.a" calcext:value-type="string">
            <text:p>9.4.a</text:p>
          </table:table-cell>
          <table:table-cell table:formula="of:=OFFSET(INDIRECT([.$G207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7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Leistungsumfang und Spezifikationen erstellter Anwendungslösungen kundengerecht dokumentieren</text:p>
          </table:table-cell>
          <table:table-cell table:formula="of:=CONCATENATE([.D207];&quot;) &quot;;[.E207])" office:value-type="string" office:string-value="a) Leistungsumfang und Spezifikationen erstellter Anwendungslösungen kundengerecht dokumentieren" calcext:value-type="string">
            <text:p>a) Leistungsumfang und Spezifikationen erstellter Anwendungslösungen kundengerecht dokumentieren</text:p>
          </table:table-cell>
          <table:table-cell table:formula="of:=CONCATENATE(SUBSTITUTE(FORMULA([.H207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07]);0;10;1)" office:value-type="boolean" office:boolean-value="false" calcext:value-type="boolean">
            <text:p>FALSCH</text:p>
          </table:table-cell>
          <table:table-cell table:style-name="ce115" table:formula="of:=OFFSET(INDIRECT([.$G20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40">
          <table:table-cell table:style-name="ce126" table:formula="of:=CONCATENATE(OFFSET(INDIRECT([.$G208]);0;2;1);&quot;.&quot;;OFFSET(INDIRECT([.$G208]);0;5;1);&quot;.&quot;;[.D208])" office:value-type="string" office:string-value="9.4.b" calcext:value-type="string">
            <text:p>9.4.b</text:p>
          </table:table-cell>
          <table:table-cell table:formula="of:=OFFSET(INDIRECT([.$G208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8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nwendungslösungen und Dokumentationen für den Vertrieb bereitstellen</text:p>
          </table:table-cell>
          <table:table-cell table:formula="of:=CONCATENATE([.D208];&quot;) &quot;;[.E208])" office:value-type="string" office:string-value="b) Anwendungslösungen und Dokumentationen für den Vertrieb bereitstellen" calcext:value-type="string">
            <text:p>b) Anwendungslösungen und Dokumentationen für den Vertrieb bereitstellen</text:p>
          </table:table-cell>
          <table:table-cell table:formula="of:=CONCATENATE(SUBSTITUTE(FORMULA([.H208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08]);0;10;1)" office:value-type="boolean" office:boolean-value="false" calcext:value-type="boolean">
            <text:p>FALSCH</text:p>
          </table:table-cell>
          <table:table-cell table:style-name="ce115" table:formula="of:=OFFSET(INDIRECT([.$G20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41">
          <table:table-cell table:style-name="ce126" table:formula="of:=CONCATENATE(OFFSET(INDIRECT([.$G209]);0;2;1);&quot;.&quot;;OFFSET(INDIRECT([.$G209]);0;5;1);&quot;.&quot;;[.D209])" office:value-type="string" office:string-value="9.4.c" calcext:value-type="string">
            <text:p>9.4.c</text:p>
          </table:table-cell>
          <table:table-cell table:formula="of:=OFFSET(INDIRECT([.$G209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9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slösungen präsentieren</text:p>
          </table:table-cell>
          <table:table-cell table:formula="of:=CONCATENATE([.D209];&quot;) &quot;;[.E209])" office:value-type="string" office:string-value="c) Anwendungslösungen präsentieren" calcext:value-type="string">
            <text:p>c) Anwendungslösungen präsentieren</text:p>
          </table:table-cell>
          <table:table-cell table:formula="of:=CONCATENATE(SUBSTITUTE(FORMULA([.H209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09]);0;10;1)" office:value-type="boolean" office:boolean-value="false" calcext:value-type="boolean">
            <text:p>FALSCH</text:p>
          </table:table-cell>
          <table:table-cell table:style-name="ce115" table:formula="of:=OFFSET(INDIRECT([.$G20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4">
          <table:table-cell table:style-name="ce126" table:formula="of:=CONCATENATE(OFFSET(INDIRECT([.$G210]);0;2;1);&quot;.&quot;;OFFSET(INDIRECT([.$G210]);0;5;1);&quot;.&quot;;[.D210])" office:value-type="string" office:string-value="9.4.d" calcext:value-type="string">
            <text:p>9.4.d</text:p>
          </table:table-cell>
          <table:table-cell table:formula="of:=OFFSET(INDIRECT([.$G21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10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210];&quot;) &quot;;[.E210])" office:value-type="string" office:string-value="d) Bedienungsunterlagen und Hilfe-Programme zur Benutzerunterstützung bereitstellen sowie Systeme zur interaktiven Benutzerunterstützung einrichten" calcext:value-type="string">
            <text:p>d) Bedienungsunterlagen und Hilfe-Programme zur Benutzerunterstützung bereitstellen sowie Systeme zur interaktiven Benutzerunterstützung einrichten</text:p>
          </table:table-cell>
          <table:table-cell table:formula="of:=CONCATENATE(SUBSTITUTE(FORMULA([.H210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10]);0;10;1)" office:value-type="boolean" office:boolean-value="false" calcext:value-type="boolean">
            <text:p>FALSCH</text:p>
          </table:table-cell>
          <table:table-cell table:style-name="ce115" table:formula="of:=OFFSET(INDIRECT([.$G21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11]);0;2;1);&quot;.&quot;;OFFSET(INDIRECT([.$G211]);0;5;1);&quot;.&quot;;[.D211])" office:value-type="string" office:string-value="9.4.e" calcext:value-type="string">
            <text:p>9.4.e</text:p>
          </table:table-cell>
          <table:table-cell table:formula="of:=OFFSET(INDIRECT([.$G21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11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uf Benutzerprobleme eingehen, Vorschläge zur Problembeseitigung unterbreiten</text:p>
          </table:table-cell>
          <table:table-cell table:formula="of:=CONCATENATE([.D211];&quot;) &quot;;[.E211])" office:value-type="string" office:string-value="e) auf Benutzerprobleme eingehen, Vorschläge zur Problembeseitigung unterbreiten" calcext:value-type="string">
            <text:p>e) auf Benutzerprobleme eingehen, Vorschläge zur Problembeseitigung unterbreiten</text:p>
          </table:table-cell>
          <table:table-cell table:formula="of:=CONCATENATE(SUBSTITUTE(FORMULA([.H211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11]);0;10;1)" office:value-type="boolean" office:boolean-value="false" calcext:value-type="boolean">
            <text:p>FALSCH</text:p>
          </table:table-cell>
          <table:table-cell table:style-name="ce115" table:formula="of:=OFFSET(INDIRECT([.$G211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42">
          <table:table-cell table:style-name="ce126" table:formula="of:=CONCATENATE(OFFSET(INDIRECT([.$G212]);0;2;1);&quot;.&quot;;OFFSET(INDIRECT([.$G212]);0;5;1);&quot;.&quot;;[.D212])" office:value-type="string" office:string-value="10.1.a" calcext:value-type="string">
            <text:p>10.1.a</text:p>
          </table:table-cell>
          <table:table-cell table:formula="of:=OFFSET(INDIRECT([.$G212]);0;4;1)" office:value-type="string" office:string-value="Fachaufgaben im Einsatzgebiet" calcext:value-type="string">
            <text:p>Fachaufgaben im Einsatzgebiet</text:p>
          </table:table-cell>
          <table:table-cell table:formula="of:=OFFSET(INDIRECT([.$G212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reichs- und produktspezifische Informationen nutzen</text:p>
          </table:table-cell>
          <table:table-cell table:formula="of:=CONCATENATE([.D212];&quot;) &quot;;[.E212])" office:value-type="string" office:string-value="a) bereichs- und produktspezifische Informationen nutzen" calcext:value-type="string">
            <text:p>a) bereichs- und produktspezifische Informationen nutzen</text:p>
          </table:table-cell>
          <table:table-cell table:formula="of:=CONCATENATE(SUBSTITUTE(FORMULA([.H212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2]);0;10;1)" office:value-type="boolean" office:boolean-value="false" calcext:value-type="boolean">
            <text:p>FALSCH</text:p>
          </table:table-cell>
          <table:table-cell table:style-name="ce115" table:formula="of:=OFFSET(INDIRECT([.$G212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213]);0;2;1);&quot;.&quot;;OFFSET(INDIRECT([.$G213]);0;5;1);&quot;.&quot;;[.D213])" office:value-type="string" office:string-value="10.1.b" calcext:value-type="string">
            <text:p>10.1.b</text:p>
          </table:table-cell>
          <table:table-cell table:formula="of:=OFFSET(INDIRECT([.$G213]);0;4;1)" office:value-type="string" office:string-value="Fachaufgaben im Einsatzgebiet" calcext:value-type="string">
            <text:p>Fachaufgaben im Einsatzgebiet</text:p>
          </table:table-cell>
          <table:table-cell table:formula="of:=OFFSET(INDIRECT([.$G213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213];&quot;) &quot;;[.E213])" office:value-type="string" office:string-value="b) die für das Einsatzgebiet typischen Produkte, Prozesse und Verfahren im Hinblick auf die Anforderungen an komplexe Systemlösungen analysieren und in ein Lösungskonzept umsetzen" calcext:value-type="string">
            <text:p>b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213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3]);0;10;1)" office:value-type="boolean" office:boolean-value="false" calcext:value-type="boolean">
            <text:p>FALSCH</text:p>
          </table:table-cell>
          <table:table-cell table:style-name="ce115" table:formula="of:=OFFSET(INDIRECT([.$G213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43">
          <table:table-cell table:style-name="ce126" table:formula="of:=CONCATENATE(OFFSET(INDIRECT([.$G214]);0;2;1);&quot;.&quot;;OFFSET(INDIRECT([.$G214]);0;5;1);&quot;.&quot;;[.D214])" office:value-type="string" office:string-value="10.1.c" calcext:value-type="string">
            <text:p>10.1.c</text:p>
          </table:table-cell>
          <table:table-cell table:formula="of:=OFFSET(INDIRECT([.$G214]);0;4;1)" office:value-type="string" office:string-value="Fachaufgaben im Einsatzgebiet" calcext:value-type="string">
            <text:p>Fachaufgaben im Einsatzgebiet</text:p>
          </table:table-cell>
          <table:table-cell table:formula="of:=OFFSET(INDIRECT([.$G214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ie für das Einsatzgebiet spezifischen Plattformen anwenden</text:p>
          </table:table-cell>
          <table:table-cell table:formula="of:=CONCATENATE([.D214];&quot;) &quot;;[.E214])" office:value-type="string" office:string-value="c) die für das Einsatzgebiet spezifischen Plattformen anwenden" calcext:value-type="string">
            <text:p>c) die für das Einsatzgebiet spezifischen Plattformen anwenden</text:p>
          </table:table-cell>
          <table:table-cell table:formula="of:=CONCATENATE(SUBSTITUTE(FORMULA([.H214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4]);0;10;1)" office:value-type="boolean" office:boolean-value="false" calcext:value-type="boolean">
            <text:p>FALSCH</text:p>
          </table:table-cell>
          <table:table-cell table:style-name="ce115" table:formula="of:=OFFSET(INDIRECT([.$G214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4">
          <table:table-cell table:style-name="ce126" table:formula="of:=CONCATENATE(OFFSET(INDIRECT([.$G215]);0;2;1);&quot;.&quot;;OFFSET(INDIRECT([.$G215]);0;5;1);&quot;.&quot;;[.D215])" office:value-type="string" office:string-value="10.1.d" calcext:value-type="string">
            <text:p>10.1.d</text:p>
          </table:table-cell>
          <table:table-cell table:formula="of:=OFFSET(INDIRECT([.$G215]);0;4;1)" office:value-type="string" office:string-value="Fachaufgaben im Einsatzgebiet" calcext:value-type="string">
            <text:p>Fachaufgaben im Einsatzgebiet</text:p>
          </table:table-cell>
          <table:table-cell table:formula="of:=OFFSET(INDIRECT([.$G215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215];&quot;) &quot;;[.E215])" office:value-type="string" office:string-value="d) Informationswege, -strukturen und -verarbeitung sowie Schnittstellen zwischen verschiedenen Funktionsbereichen des Einsatzgebietes analysieren" calcext:value-type="string">
            <text:p>d) Informationswege, -strukturen und -verarbeitung sowie Schnittstellen zwischen verschiedenen Funktionsbereichen des Einsatzgebietes analysieren</text:p>
          </table:table-cell>
          <table:table-cell table:formula="of:=CONCATENATE(SUBSTITUTE(FORMULA([.H215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5]);0;10;1)" office:value-type="boolean" office:boolean-value="false" calcext:value-type="boolean">
            <text:p>FALSCH</text:p>
          </table:table-cell>
          <table:table-cell table:style-name="ce115" table:formula="of:=OFFSET(INDIRECT([.$G215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216]);0;2;1);&quot;.&quot;;OFFSET(INDIRECT([.$G216]);0;5;1);&quot;.&quot;;[.D216])" office:value-type="string" office:string-value="10.1.e" calcext:value-type="string">
            <text:p>10.1.e</text:p>
          </table:table-cell>
          <table:table-cell table:formula="of:=OFFSET(INDIRECT([.$G216]);0;4;1)" office:value-type="string" office:string-value="Fachaufgaben im Einsatzgebiet" calcext:value-type="string">
            <text:p>Fachaufgaben im Einsatzgebiet</text:p>
          </table:table-cell>
          <table:table-cell table:formula="of:=OFFSET(INDIRECT([.$G216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.D216];&quot;) &quot;;[.E216])" office:value-type="string" office:string-value="e) vorhandene Anwendungslösungen im Einsatzgebiet erfassen und nach Maßgabe ihrer Leistungsfähigkeit, Funktionalität, Wirtschaftlichkeit und Erweiterbarkeit bewerten" calcext:value-type="string">
            <text:p>e) vorhandene Anwendungslösungen im Einsatzgebiet erfassen und nach Maßgabe ihrer Leistungsfähigkeit, Funktionalität, Wirtschaftlichkeit und Erweiterbarkeit bewerten</text:p>
          </table:table-cell>
          <table:table-cell table:formula="of:=CONCATENATE(SUBSTITUTE(FORMULA([.H216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6]);0;10;1)" office:value-type="boolean" office:boolean-value="false" calcext:value-type="boolean">
            <text:p>FALSCH</text:p>
          </table:table-cell>
          <table:table-cell table:style-name="ce115" table:formula="of:=OFFSET(INDIRECT([.$G216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217]);0;2;1);&quot;.&quot;;OFFSET(INDIRECT([.$G217]);0;5;1);&quot;.&quot;;[.D217])" office:value-type="string" office:string-value="10.2.a" calcext:value-type="string">
            <text:p>10.2.a</text:p>
          </table:table-cell>
          <table:table-cell table:formula="of:=OFFSET(INDIRECT([.$G217]);0;4;1)" office:value-type="string" office:string-value="Fachaufgaben im Einsatzgebiet" calcext:value-type="string">
            <text:p>Fachaufgaben im Einsatzgebiet</text:p>
          </table:table-cell>
          <table:table-cell table:formula="of:=OFFSET(INDIRECT([.$G217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jektziele festlegen und Teilaufgaben definieren</text:p>
          </table:table-cell>
          <table:table-cell table:formula="of:=CONCATENATE([.D217];&quot;) &quot;;[.E217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217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17]);0;10;1)" office:value-type="boolean" office:boolean-value="false" calcext:value-type="boolean">
            <text:p>FALSCH</text:p>
          </table:table-cell>
          <table:table-cell table:style-name="ce115" table:formula="of:=OFFSET(INDIRECT([.$G21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1">
          <table:table-cell table:style-name="ce126" table:formula="of:=CONCATENATE(OFFSET(INDIRECT([.$G218]);0;2;1);&quot;.&quot;;OFFSET(INDIRECT([.$G218]);0;5;1);&quot;.&quot;;[.D218])" office:value-type="string" office:string-value="10.2.b" calcext:value-type="string">
            <text:p>10.2.b</text:p>
          </table:table-cell>
          <table:table-cell table:formula="of:=OFFSET(INDIRECT([.$G218]);0;4;1)" office:value-type="string" office:string-value="Fachaufgaben im Einsatzgebiet" calcext:value-type="string">
            <text:p>Fachaufgaben im Einsatzgebiet</text:p>
          </table:table-cell>
          <table:table-cell table:formula="of:=OFFSET(INDIRECT([.$G218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218];&quot;) &quot;;[.E218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218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18]);0;10;1)" office:value-type="boolean" office:boolean-value="false" calcext:value-type="boolean">
            <text:p>FALSCH</text:p>
          </table:table-cell>
          <table:table-cell table:style-name="ce115" table:formula="of:=OFFSET(INDIRECT([.$G21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8">
          <table:table-cell table:style-name="ce126" table:formula="of:=CONCATENATE(OFFSET(INDIRECT([.$G219]);0;2;1);&quot;.&quot;;OFFSET(INDIRECT([.$G219]);0;5;1);&quot;.&quot;;[.D219])" office:value-type="string" office:string-value="10.2.c" calcext:value-type="string">
            <text:p>10.2.c</text:p>
          </table:table-cell>
          <table:table-cell table:formula="of:=OFFSET(INDIRECT([.$G219]);0;4;1)" office:value-type="string" office:string-value="Fachaufgaben im Einsatzgebiet" calcext:value-type="string">
            <text:p>Fachaufgaben im Einsatzgebiet</text:p>
          </table:table-cell>
          <table:table-cell table:formula="of:=OFFSET(INDIRECT([.$G219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einsatzgebietstypische Designverfahren anwenden</text:p>
          </table:table-cell>
          <table:table-cell table:formula="of:=CONCATENATE([.D219];&quot;) &quot;;[.E219])" office:value-type="string" office:string-value="c) einsatzgebietstypische Designverfahren anwenden" calcext:value-type="string">
            <text:p>c) einsatzgebietstypische Designverfahren anwenden</text:p>
          </table:table-cell>
          <table:table-cell table:formula="of:=CONCATENATE(SUBSTITUTE(FORMULA([.H219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19]);0;10;1)" office:value-type="boolean" office:boolean-value="false" calcext:value-type="boolean">
            <text:p>FALSCH</text:p>
          </table:table-cell>
          <table:table-cell table:style-name="ce115" table:formula="of:=OFFSET(INDIRECT([.$G21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220]);0;2;1);&quot;.&quot;;OFFSET(INDIRECT([.$G220]);0;5;1);&quot;.&quot;;[.D220])" office:value-type="string" office:string-value="10.2.d" calcext:value-type="string">
            <text:p>10.2.d</text:p>
          </table:table-cell>
          <table:table-cell table:formula="of:=OFFSET(INDIRECT([.$G220]);0;4;1)" office:value-type="string" office:string-value="Fachaufgaben im Einsatzgebiet" calcext:value-type="string">
            <text:p>Fachaufgaben im Einsatzgebiet</text:p>
          </table:table-cell>
          <table:table-cell table:formula="of:=OFFSET(INDIRECT([.$G220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jektplanungswerkzeuge anwenden</text:p>
          </table:table-cell>
          <table:table-cell table:formula="of:=CONCATENATE([.D220];&quot;) &quot;;[.E220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220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20]);0;10;1)" office:value-type="boolean" office:boolean-value="false" calcext:value-type="boolean">
            <text:p>FALSCH</text:p>
          </table:table-cell>
          <table:table-cell table:style-name="ce115" table:formula="of:=OFFSET(INDIRECT([.$G22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221]);0;2;1);&quot;.&quot;;OFFSET(INDIRECT([.$G221]);0;5;1);&quot;.&quot;;[.D221])" office:value-type="string" office:string-value="10.3.a" calcext:value-type="string">
            <text:p>10.3.a</text:p>
          </table:table-cell>
          <table:table-cell table:formula="of:=OFFSET(INDIRECT([.$G221]);0;4;1)" office:value-type="string" office:string-value="Fachaufgaben im Einsatzgebiet" calcext:value-type="string">
            <text:p>Fachaufgaben im Einsatzgebiet</text:p>
          </table:table-cell>
          <table:table-cell table:formula="of:=OFFSET(INDIRECT([.$G221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einsatzgebietsspezifische Anwendungslösungen unter Beachtung wirtschaftlicher und terminlicher Vorgaben erstellen</text:p>
          </table:table-cell>
          <table:table-cell table:formula="of:=CONCATENATE([.D221];&quot;) &quot;;[.E221])" office:value-type="string" office:string-value="a) einsatzgebietsspezifische Anwendungslösungen unter Beachtung wirtschaftlicher und terminlicher Vorgaben erstellen" calcext:value-type="string">
            <text:p>a) einsatzgebietsspezifische Anwendungslösungen unter Beachtung wirtschaftlicher und terminlicher Vorgaben erstellen</text:p>
          </table:table-cell>
          <table:table-cell table:formula="of:=CONCATENATE(SUBSTITUTE(FORMULA([.H221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1]);0;10;1)" office:value-type="boolean" office:boolean-value="false" calcext:value-type="boolean">
            <text:p>FALSCH</text:p>
          </table:table-cell>
          <table:table-cell table:style-name="ce115" table:formula="of:=OFFSET(INDIRECT([.$G221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222]);0;2;1);&quot;.&quot;;OFFSET(INDIRECT([.$G222]);0;5;1);&quot;.&quot;;[.D222])" office:value-type="string" office:string-value="10.3.b" calcext:value-type="string">
            <text:p>10.3.b</text:p>
          </table:table-cell>
          <table:table-cell table:formula="of:=OFFSET(INDIRECT([.$G222]);0;4;1)" office:value-type="string" office:string-value="Fachaufgaben im Einsatzgebiet" calcext:value-type="string">
            <text:p>Fachaufgaben im Einsatzgebiet</text:p>
          </table:table-cell>
          <table:table-cell table:formula="of:=OFFSET(INDIRECT([.$G222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im Einsatzgebiet typischen Programmbibliotheken, Programmmodule, Prozeduren, Algorithmen und Optimierungsverfahren anwenden</text:p>
          </table:table-cell>
          <table:table-cell table:formula="of:=CONCATENATE([.D222];&quot;) &quot;;[.E222])" office:value-type="string" office:string-value="b) die im Einsatzgebiet typischen Programmbibliotheken, Programmmodule, Prozeduren, Algorithmen und Optimierungsverfahren anwenden" calcext:value-type="string">
            <text:p>b) die im Einsatzgebiet typischen Programmbibliotheken, Programmmodule, Prozeduren, Algorithmen und Optimierungsverfahren anwenden</text:p>
          </table:table-cell>
          <table:table-cell table:formula="of:=CONCATENATE(SUBSTITUTE(FORMULA([.H222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2]);0;10;1)" office:value-type="boolean" office:boolean-value="false" calcext:value-type="boolean">
            <text:p>FALSCH</text:p>
          </table:table-cell>
          <table:table-cell table:style-name="ce115" table:formula="of:=OFFSET(INDIRECT([.$G222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26" table:formula="of:=CONCATENATE(OFFSET(INDIRECT([.$G223]);0;2;1);&quot;.&quot;;OFFSET(INDIRECT([.$G223]);0;5;1);&quot;.&quot;;[.D223])" office:value-type="string" office:string-value="10.3.c" calcext:value-type="string">
            <text:p>10.3.c</text:p>
          </table:table-cell>
          <table:table-cell table:formula="of:=OFFSET(INDIRECT([.$G223]);0;4;1)" office:value-type="string" office:string-value="Fachaufgaben im Einsatzgebiet" calcext:value-type="string">
            <text:p>Fachaufgaben im Einsatzgebiet</text:p>
          </table:table-cell>
          <table:table-cell table:formula="of:=OFFSET(INDIRECT([.$G223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223];&quot;) &quot;;[.E223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223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3]);0;10;1)" office:value-type="boolean" office:boolean-value="false" calcext:value-type="boolean">
            <text:p>FALSCH</text:p>
          </table:table-cell>
          <table:table-cell table:style-name="ce115" table:formula="of:=OFFSET(INDIRECT([.$G223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24]);0;2;1);&quot;.&quot;;OFFSET(INDIRECT([.$G224]);0;5;1);&quot;.&quot;;[.D224])" office:value-type="string" office:string-value="10.3.d" calcext:value-type="string">
            <text:p>10.3.d</text:p>
          </table:table-cell>
          <table:table-cell table:formula="of:=OFFSET(INDIRECT([.$G224]);0;4;1)" office:value-type="string" office:string-value="Fachaufgaben im Einsatzgebiet" calcext:value-type="string">
            <text:p>Fachaufgaben im Einsatzgebiet</text:p>
          </table:table-cell>
          <table:table-cell table:formula="of:=OFFSET(INDIRECT([.$G224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nwendungslösungen an Kunden übergeben, Abnahmeprotokolle anfertigen</text:p>
          </table:table-cell>
          <table:table-cell table:formula="of:=CONCATENATE([.D224];&quot;) &quot;;[.E224])" office:value-type="string" office:string-value="d) Anwendungslösungen an Kunden übergeben, Abnahmeprotokolle anfertigen" calcext:value-type="string">
            <text:p>d) Anwendungslösungen an Kunden übergeben, Abnahmeprotokolle anfertigen</text:p>
          </table:table-cell>
          <table:table-cell table:formula="of:=CONCATENATE(SUBSTITUTE(FORMULA([.H224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4]);0;10;1)" office:value-type="boolean" office:boolean-value="false" calcext:value-type="boolean">
            <text:p>FALSCH</text:p>
          </table:table-cell>
          <table:table-cell table:style-name="ce115" table:formula="of:=OFFSET(INDIRECT([.$G224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26" table:formula="of:=CONCATENATE(OFFSET(INDIRECT([.$G225]);0;2;1);&quot;.&quot;;OFFSET(INDIRECT([.$G225]);0;5;1);&quot;.&quot;;[.D225])" office:value-type="string" office:string-value="10.3.e" calcext:value-type="string">
            <text:p>10.3.e</text:p>
          </table:table-cell>
          <table:table-cell table:formula="of:=OFFSET(INDIRECT([.$G225]);0;4;1)" office:value-type="string" office:string-value="Fachaufgaben im Einsatzgebiet" calcext:value-type="string">
            <text:p>Fachaufgaben im Einsatzgebiet</text:p>
          </table:table-cell>
          <table:table-cell table:formula="of:=OFFSET(INDIRECT([.$G225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.D225];&quot;) &quot;;[.E225])" office:value-type="string" office:string-value="e) Einführung von Anwendungslösungen unter Berücksichtigung der organisatorischen und terminlichen Vorgaben mit den Kunden abstimmen und kontrollieren" calcext:value-type="string">
            <text:p>e) Einführung von Anwendungslösungen unter Berücksichtigung der organisatorischen und terminlichen Vorgaben mit den Kunden abstimmen und kontrollieren</text:p>
          </table:table-cell>
          <table:table-cell table:formula="of:=CONCATENATE(SUBSTITUTE(FORMULA([.H225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5]);0;10;1)" office:value-type="boolean" office:boolean-value="false" calcext:value-type="boolean">
            <text:p>FALSCH</text:p>
          </table:table-cell>
          <table:table-cell table:style-name="ce115" table:formula="of:=OFFSET(INDIRECT([.$G225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3">
          <table:table-cell table:style-name="ce126" table:formula="of:=CONCATENATE(OFFSET(INDIRECT([.$G226]);0;2;1);&quot;.&quot;;OFFSET(INDIRECT([.$G226]);0;5;1);&quot;.&quot;;[.D226])" office:value-type="string" office:string-value="10.4.a" calcext:value-type="string">
            <text:p>10.4.a</text:p>
          </table:table-cell>
          <table:table-cell table:formula="of:=OFFSET(INDIRECT([.$G226]);0;4;1)" office:value-type="string" office:string-value="Fachaufgaben im Einsatzgebiet" calcext:value-type="string">
            <text:p>Fachaufgaben im Einsatzgebiet</text:p>
          </table:table-cell>
          <table:table-cell table:formula="of:=OFFSET(INDIRECT([.$G226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226];&quot;) &quot;;[.E226])" office:value-type="string" office:string-value="a) Zielerreichung kontrollieren, insbesondere Soll-Ist-Vergleich aufgrund der Planungsdaten durchführen" calcext:value-type="string">
            <text:p>a) Zielerreichung kontrollieren, insbesondere Soll-Ist-Vergleich aufgrund der Planungsdaten durchführen</text:p>
          </table:table-cell>
          <table:table-cell table:formula="of:=CONCATENATE(SUBSTITUTE(FORMULA([.H226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6]);0;10;1)" office:value-type="boolean" office:boolean-value="false" calcext:value-type="boolean">
            <text:p>FALSCH</text:p>
          </table:table-cell>
          <table:table-cell table:style-name="ce115" table:formula="of:=OFFSET(INDIRECT([.$G226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27]);0;2;1);&quot;.&quot;;OFFSET(INDIRECT([.$G227]);0;5;1);&quot;.&quot;;[.D227])" office:value-type="string" office:string-value="10.4.b" calcext:value-type="string">
            <text:p>10.4.b</text:p>
          </table:table-cell>
          <table:table-cell table:formula="of:=OFFSET(INDIRECT([.$G227]);0;4;1)" office:value-type="string" office:string-value="Fachaufgaben im Einsatzgebiet" calcext:value-type="string">
            <text:p>Fachaufgaben im Einsatzgebiet</text:p>
          </table:table-cell>
          <table:table-cell table:formula="of:=OFFSET(INDIRECT([.$G227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Qualitätssicherungsmaßnahmen projektbegleitend durchführen</text:p>
          </table:table-cell>
          <table:table-cell table:formula="of:=CONCATENATE([.D227];&quot;) &quot;;[.E227])" office:value-type="string" office:string-value="b) Qualitätssicherungsmaßnahmen projektbegleitend durchführen" calcext:value-type="string">
            <text:p>b) Qualitätssicherungsmaßnahmen projektbegleitend durchführen</text:p>
          </table:table-cell>
          <table:table-cell table:formula="of:=CONCATENATE(SUBSTITUTE(FORMULA([.H227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7]);0;10;1)" office:value-type="boolean" office:boolean-value="false" calcext:value-type="boolean">
            <text:p>FALSCH</text:p>
          </table:table-cell>
          <table:table-cell table:style-name="ce115" table:formula="of:=OFFSET(INDIRECT([.$G22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28]);0;2;1);&quot;.&quot;;OFFSET(INDIRECT([.$G228]);0;5;1);&quot;.&quot;;[.D228])" office:value-type="string" office:string-value="10.4.c" calcext:value-type="string">
            <text:p>10.4.c</text:p>
          </table:table-cell>
          <table:table-cell table:formula="of:=OFFSET(INDIRECT([.$G228]);0;4;1)" office:value-type="string" office:string-value="Fachaufgaben im Einsatzgebiet" calcext:value-type="string">
            <text:p>Fachaufgaben im Einsatzgebiet</text:p>
          </table:table-cell>
          <table:table-cell table:formula="of:=OFFSET(INDIRECT([.$G228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ojektablauf sowie Qualitätskontrollen und durchgeführte Testläufe dokumentieren</text:p>
          </table:table-cell>
          <table:table-cell table:formula="of:=CONCATENATE([.D228];&quot;) &quot;;[.E228])" office:value-type="string" office:string-value="c) Projektablauf sowie Qualitätskontrollen und durchgeführte Testläufe dokumentieren" calcext:value-type="string">
            <text:p>c) Projektablauf sowie Qualitätskontrollen und durchgeführte Testläufe dokumentieren</text:p>
          </table:table-cell>
          <table:table-cell table:formula="of:=CONCATENATE(SUBSTITUTE(FORMULA([.H228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8]);0;10;1)" office:value-type="boolean" office:boolean-value="false" calcext:value-type="boolean">
            <text:p>FALSCH</text:p>
          </table:table-cell>
          <table:table-cell table:style-name="ce115" table:formula="of:=OFFSET(INDIRECT([.$G22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26" table:formula="of:=CONCATENATE(OFFSET(INDIRECT([.$G229]);0;2;1);&quot;.&quot;;OFFSET(INDIRECT([.$G229]);0;5;1);&quot;.&quot;;[.D229])" office:value-type="string" office:string-value="10.4.d" calcext:value-type="string">
            <text:p>10.4.d</text:p>
          </table:table-cell>
          <table:table-cell table:formula="of:=OFFSET(INDIRECT([.$G229]);0;4;1)" office:value-type="string" office:string-value="Fachaufgaben im Einsatzgebiet" calcext:value-type="string">
            <text:p>Fachaufgaben im Einsatzgebiet</text:p>
          </table:table-cell>
          <table:table-cell table:formula="of:=OFFSET(INDIRECT([.$G229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i Störungen im Projektablauf Kunden informieren und Lösungsalternativen aufzeigen</text:p>
          </table:table-cell>
          <table:table-cell table:formula="of:=CONCATENATE([.D229];&quot;) &quot;;[.E229])" office:value-type="string" office:string-value="d) bei Störungen im Projektablauf Kunden informieren und Lösungsalternativen aufzeigen" calcext:value-type="string">
            <text:p>d) bei Störungen im Projektablauf Kunden informieren und Lösungsalternativen aufzeigen</text:p>
          </table:table-cell>
          <table:table-cell table:formula="of:=CONCATENATE(SUBSTITUTE(FORMULA([.H229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9]);0;10;1)" office:value-type="boolean" office:boolean-value="false" calcext:value-type="boolean">
            <text:p>FALSCH</text:p>
          </table:table-cell>
          <table:table-cell table:style-name="ce115" table:formula="of:=OFFSET(INDIRECT([.$G22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44">
          <table:table-cell table:style-name="ce126" table:formula="of:=CONCATENATE(OFFSET(INDIRECT([.$G230]);0;2;1);&quot;.&quot;;OFFSET(INDIRECT([.$G230]);0;5;1);&quot;.&quot;;[.D230])" office:value-type="string" office:string-value="10.4.e" calcext:value-type="string">
            <text:p>10.4.e</text:p>
          </table:table-cell>
          <table:table-cell table:formula="of:=OFFSET(INDIRECT([.$G230]);0;4;1)" office:value-type="string" office:string-value="Fachaufgaben im Einsatzgebiet" calcext:value-type="string">
            <text:p>Fachaufgaben im Einsatzgebiet</text:p>
          </table:table-cell>
          <table:table-cell table:formula="of:=OFFSET(INDIRECT([.$G230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Leistungen abrechnen, Nachkalkulation durchführen, abrechnungsrelevante Daten dokumentieren</text:p>
          </table:table-cell>
          <table:table-cell table:formula="of:=CONCATENATE([.D230];&quot;) &quot;;[.E230])" office:value-type="string" office:string-value="e) Leistungen abrechnen, Nachkalkulation durchführen, abrechnungsrelevante Daten dokumentieren" calcext:value-type="string">
            <text:p>e) Leistungen abrechnen, Nachkalkulation durchführen, abrechnungsrelevante Daten dokumentieren</text:p>
          </table:table-cell>
          <table:table-cell table:formula="of:=CONCATENATE(SUBSTITUTE(FORMULA([.H230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30]);0;10;1)" office:value-type="boolean" office:boolean-value="false" calcext:value-type="boolean">
            <text:p>FALSCH</text:p>
          </table:table-cell>
          <table:table-cell table:style-name="ce115" table:formula="of:=OFFSET(INDIRECT([.$G23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26" table:formula="of:=CONCATENATE(OFFSET(INDIRECT([.$G231]);0;2;1);&quot;.&quot;;OFFSET(INDIRECT([.$G231]);0;5;1);&quot;.&quot;;[.D231])" office:value-type="string" office:string-value="99.99.x" calcext:value-type="string">
            <text:p>99.99.x</text:p>
          </table:table-cell>
          <table:table-cell table:formula="of:=OFFSET(INDIRECT([.$G231]);0;4;1)" office:value-type="string" office:string-value="Last Line" calcext:value-type="string">
            <text:p>Last Line</text:p>
          </table:table-cell>
          <table:table-cell table:formula="of:=OFFSET(INDIRECT([.$G231]);0;6;1)" office:value-type="string" office:string-value="Last Line" calcext:value-type="string">
            <text:p>Last 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st Card</text:p>
          </table:table-cell>
          <table:table-cell table:formula="of:=CONCATENATE([.D231];&quot;) &quot;;[.E231])" office:value-type="string" office:string-value="x) Last Card" calcext:value-type="string">
            <text:p>x) Last Card</text:p>
          </table:table-cell>
          <table:table-cell table:formula="of:=CONCATENATE(SUBSTITUTE(FORMULA([.H231]);&quot;=&quot;;&quot;&quot;;1))" office:value-type="string" office:string-value="$Bereiche.$A$49" calcext:value-type="string">
            <text:p>$Bereiche.$A$49</text:p>
          </table:table-cell>
          <table:table-cell table:formula="of:=[$Bereiche.$A$49]" office:value-type="float" office:value="99099" calcext:value-type="float">
            <text:p>99099</text:p>
          </table:table-cell>
          <table:table-cell table:style-name="ce115" table:formula="of:=OFFSET(INDIRECT([.$G231]);0;10;1)" office:value-type="boolean" office:boolean-value="true" calcext:value-type="boolean">
            <text:p>WAHR</text:p>
          </table:table-cell>
          <table:table-cell table:style-name="ce115" table:formula="of:=OFFSET(INDIRECT([.$G231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3" table:number-rows-repeated="7">
          <table:table-cell table:number-columns-repeated="64"/>
        </table:table-row>
        <table:table-row table:style-name="ro3" table:number-rows-repeated="48">
          <table:table-cell table:number-columns-repeated="4"/>
          <table:table-cell table:style-name="ce96"/>
          <table:table-cell table:number-columns-repeated="59"/>
        </table:table-row>
        <table:table-row table:style-name="ro3" table:number-rows-repeated="1048289">
          <table:table-cell table:number-columns-repeated="64"/>
        </table:table-row>
        <table:table-row table:style-name="ro3">
          <table:table-cell table:style-name="ce131"/>
          <table:table-cell table:number-columns-repeated="63"/>
        </table:table-row>
      </table:table>
      <table:table table:name="ATTIC" table:style-name="ta1">
        <table:table-column table:style-name="co6" table:default-cell-style-name="ce208"/>
        <table:table-column table:style-name="co6" table:number-columns-repeated="12" table:default-cell-style-name="Default"/>
        <table:table-row table:style-name="ro45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.00.0000</text:date>, <text:time style:data-style-name="N2" text:time-value="10:50:41.4552223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11:29:40.220875359</dc:date>
    <meta:editing-duration>PT20H21M4S</meta:editing-duration>
    <meta:editing-cycles>199</meta:editing-cycles>
    <meta:generator>LibreOffice/6.3.4.2.0$Linux_X86_64 LibreOffice_project/30$Build-2</meta:generator>
    <dc:creator>Jürgen Geinitz</dc:creator>
    <meta:document-statistic meta:table-count="14" meta:cell-count="11886" meta:object-count="0"/>
  </office:meta>
</office:document-meta>
</file>